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531in" svg:height="6.3268in" svg:x="19.4362in" svg:y="0.5752in">
            <draw:object draw:notify-on-update-of-ranges="Sheet1.AD4:Sheet1.AD237 Sheet1.AE4:Sheet1.AE237 Sheet1.AD4:Sheet1.AD237 Sheet1.AF4:Sheet1.AF237 Sheet1.AD4:Sheet1.AD237 Sheet1.AG4:Sheet1.AG237 Sheet1.AD4:Sheet1.AD237 Sheet1.AH4:Sheet1.AH2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6.9287in" svg:y="71.8602in">
            <draw:object draw:notify-on-update-of-ranges="Sheet1.BJ3:Sheet1.BJ427 Sheet1.BK3:Sheet1.BK427 Sheet1.BJ3:Sheet1.BJ427 Sheet1.BL3:Sheet1.BL4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3" table:default-cell-style-name="Default"/>
        <table:table-row table:style-name="ro1">
          <table:table-cell table:number-columns-repeated="83"/>
        </table:table-row>
        <table:table-row table:style-name="ro1">
          <table:table-cell/>
          <table:table-cell office:value-type="float" office:value="15.609" calcext:value-type="float">
            <text:p>15.609</text:p>
          </table:table-cell>
          <table:table-cell office:value-type="float" office:value="-129.3401" calcext:value-type="float">
            <text:p>-129.3401</text:p>
          </table:table-cell>
          <table:table-cell office:value-type="float" office:value="127.7229" calcext:value-type="float">
            <text:p>127.72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TDEV([.C2:.C334])" office:value-type="float" office:value="0.387140233391871" calcext:value-type="float">
            <text:p>0.387140233391871</text:p>
          </table:table-cell>
          <table:table-cell table:formula="of:=STDEV([.D2:.D334])" office:value-type="float" office:value="0.44033888652452" calcext:value-type="float">
            <text:p>0.44033888652452</text:p>
          </table:table-cell>
          <table:table-cell table:number-columns-repeated="74"/>
        </table:table-row>
        <table:table-row table:style-name="ro1">
          <table:table-cell/>
          <table:table-cell office:value-type="float" office:value="15.631" calcext:value-type="float">
            <text:p>15.631</text:p>
          </table:table-cell>
          <table:table-cell office:value-type="float" office:value="-129.3529" calcext:value-type="float">
            <text:p>-129.3529</text:p>
          </table:table-cell>
          <table:table-cell office:value-type="float" office:value="127.6517" calcext:value-type="float">
            <text:p>127.6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519" calcext:value-type="float">
            <text:p>8.519</text:p>
          </table:table-cell>
          <table:table-cell office:value-type="float" office:value="6.82558" calcext:value-type="float">
            <text:p>6.82558</text:p>
          </table:table-cell>
          <table:table-cell office:value-type="float" office:value="95.43167" calcext:value-type="float">
            <text:p>95.43167</text:p>
          </table:table-cell>
          <table:table-cell office:value-type="float" office:value="16.96033" calcext:value-type="float">
            <text:p>16.96033</text:p>
          </table:table-cell>
          <table:table-cell office:value-type="float" office:value="63.01151" calcext:value-type="float">
            <text:p>63.01151</text:p>
          </table:table-cell>
          <table:table-cell/>
          <table:table-cell table:formula="of:=([.M3]-[.M4])" office:value-type="float" office:value="0.250522" calcext:value-type="float">
            <text:p>0.250522</text:p>
          </table:table-cell>
          <table:table-cell table:formula="of:=[.N3]-[.N4]" office:value-type="float" office:value="-0.339460000000003" calcext:value-type="float">
            <text:p>-0.339460000000003</text:p>
          </table:table-cell>
          <table:table-cell table:formula="of:=[.O3]-[.O4]" office:value-type="float" office:value="0.13974" calcext:value-type="float">
            <text:p>0.13974</text:p>
          </table:table-cell>
          <table:table-cell table:formula="of:=[.P3]-[.P4]" office:value-type="float" office:value="-0.755429999999997" calcext:value-type="float">
            <text:p>-0.755429999999997</text:p>
          </table:table-cell>
          <table:table-cell/>
          <table:table-cell table:formula="of:=SIGN([.R3])" office:value-type="float" office:value="1" calcext:value-type="float">
            <text:p>1</text:p>
          </table:table-cell>
          <table:table-cell table:formula="of:=SIGN([.S3])" office:value-type="float" office:value="-1" calcext:value-type="float">
            <text:p>-1</text:p>
          </table:table-cell>
          <table:table-cell table:formula="of:=SIGN([.T3])" office:value-type="float" office:value="1" calcext:value-type="float">
            <text:p>1</text:p>
          </table:table-cell>
          <table:table-cell table:formula="of:=SIGN([.U3])" office:value-type="float" office:value="-1" calcext:value-type="float">
            <text:p>-1</text:p>
          </table:table-cell>
          <table:table-cell table:number-columns-repeated="10"/>
          <table:table-cell office:value-type="float" office:value="3.256" calcext:value-type="float">
            <text:p>3.256</text:p>
          </table:table-cell>
          <table:table-cell office:value-type="float" office:value="101.2461" calcext:value-type="float">
            <text:p>101.2461</text:p>
          </table:table-cell>
          <table:table-cell office:value-type="float" office:value="-431.724" calcext:value-type="float">
            <text:p>-431.724</text:p>
          </table:table-cell>
          <table:table-cell office:value-type="float" office:value="0.04339308" calcext:value-type="float">
            <text:p>0.04339308</text:p>
          </table:table-cell>
          <table:table-cell office:value-type="float" office:value="-0.2340988" calcext:value-type="float">
            <text:p>-0.2340988</text:p>
          </table:table-cell>
          <table:table-cell/>
          <table:table-cell table:formula="of:=SIGN([.AL3])" office:value-type="float" office:value="1" calcext:value-type="float">
            <text:p>1</text:p>
          </table:table-cell>
          <table:table-cell table:formula="of:=SIGN([.AM3])" office:value-type="float" office:value="-1" calcext:value-type="float">
            <text:p>-1</text:p>
          </table:table-cell>
          <table:table-cell table:formula="of:=SIGN([.AN3])" office:value-type="float" office:value="1" calcext:value-type="float">
            <text:p>1</text:p>
          </table:table-cell>
          <table:table-cell table:formula="of:=SIGN([.AO3])" office:value-type="float" office:value="-1" calcext:value-type="float">
            <text:p>-1</text:p>
          </table:table-cell>
          <table:table-cell table:number-columns-repeated="2"/>
          <table:table-cell office:value-type="float" office:value="4.001" calcext:value-type="float">
            <text:p>4.001</text:p>
          </table:table-cell>
          <table:table-cell office:value-type="float" office:value="1.368112" calcext:value-type="float">
            <text:p>1.368112</text:p>
          </table:table-cell>
          <table:table-cell office:value-type="float" office:value="0.04608136" calcext:value-type="float">
            <text:p>0.04608136</text:p>
          </table:table-cell>
          <table:table-cell office:value-type="float" office:value="0.01758881" calcext:value-type="float">
            <text:p>0.01758881</text:p>
          </table:table-cell>
          <table:table-cell office:value-type="float" office:value="-0.06940365" calcext:value-type="float">
            <text:p>-0.06940365</text:p>
          </table:table-cell>
          <table:table-cell/>
          <table:table-cell table:formula="of:=SIGN([.AX3])" office:value-type="float" office:value="1" calcext:value-type="float">
            <text:p>1</text:p>
          </table:table-cell>
          <table:table-cell table:formula="of:=SIGN([.AY3])" office:value-type="float" office:value="1" calcext:value-type="float">
            <text:p>1</text:p>
          </table:table-cell>
          <table:table-cell table:formula="of:=SIGN([.AZ3])" office:value-type="float" office:value="1" calcext:value-type="float">
            <text:p>1</text:p>
          </table:table-cell>
          <table:table-cell table:formula="of:=SIGN([.BA3])" office:value-type="float" office:value="-1" calcext:value-type="float">
            <text:p>-1</text:p>
          </table:table-cell>
          <table:table-cell table:number-columns-repeated="3"/>
          <table:table-cell office:value-type="float" office:value="3.882" calcext:value-type="float">
            <text:p>3.882</text:p>
          </table:table-cell>
          <table:table-cell table:number-columns-repeated="2" office:value-type="float" office:value="-0.00867045" calcext:value-type="float">
            <text:p>-0.008670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.653" calcext:value-type="float">
            <text:p>15.653</text:p>
          </table:table-cell>
          <table:table-cell office:value-type="float" office:value="-129.3309" calcext:value-type="float">
            <text:p>-129.3309</text:p>
          </table:table-cell>
          <table:table-cell office:value-type="float" office:value="127.758" calcext:value-type="float">
            <text:p>127.7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531" calcext:value-type="float">
            <text:p>8.531</text:p>
          </table:table-cell>
          <table:table-cell office:value-type="float" office:value="6.575058" calcext:value-type="float">
            <text:p>6.575058</text:p>
          </table:table-cell>
          <table:table-cell office:value-type="float" office:value="95.77113" calcext:value-type="float">
            <text:p>95.77113</text:p>
          </table:table-cell>
          <table:table-cell office:value-type="float" office:value="16.82059" calcext:value-type="float">
            <text:p>16.82059</text:p>
          </table:table-cell>
          <table:table-cell office:value-type="float" office:value="63.76694" calcext:value-type="float">
            <text:p>63.76694</text:p>
          </table:table-cell>
          <table:table-cell/>
          <table:table-cell table:formula="of:=([.M4]-[.M5])" office:value-type="float" office:value="0.401433" calcext:value-type="float">
            <text:p>0.401433</text:p>
          </table:table-cell>
          <table:table-cell table:formula="of:=[.N4]-[.N5]" office:value-type="float" office:value="-0.538979999999995" calcext:value-type="float">
            <text:p>-0.538979999999995</text:p>
          </table:table-cell>
          <table:table-cell table:formula="of:=[.O4]-[.O5]" office:value-type="float" office:value="-0.267320000000002" calcext:value-type="float">
            <text:p>-0.267320000000002</text:p>
          </table:table-cell>
          <table:table-cell table:formula="of:=[.P4]-[.P5]" office:value-type="float" office:value="-0.987839999999999" calcext:value-type="float">
            <text:p>-0.987839999999999</text:p>
          </table:table-cell>
          <table:table-cell/>
          <table:table-cell table:formula="of:=SIGN([.R4])" office:value-type="float" office:value="1" calcext:value-type="float">
            <text:p>1</text:p>
          </table:table-cell>
          <table:table-cell table:formula="of:=SIGN([.S4])" office:value-type="float" office:value="-1" calcext:value-type="float">
            <text:p>-1</text:p>
          </table:table-cell>
          <table:table-cell table:formula="of:=SIGN([.T4])" office:value-type="float" office:value="-1" calcext:value-type="float">
            <text:p>-1</text:p>
          </table:table-cell>
          <table:table-cell table:formula="of:=SIGN([.U4])" office:value-type="float" office:value="-1" calcext:value-type="float">
            <text:p>-1</text:p>
          </table:table-cell>
          <table:table-cell table:number-columns-repeated="3"/>
          <table:table-cell office:value-type="float" office:value="10.325" calcext:value-type="float">
            <text:p>10.325</text:p>
          </table:table-cell>
          <table:table-cell office:value-type="float" office:value="-5.651771" calcext:value-type="float">
            <text:p>-5.651771</text:p>
          </table:table-cell>
          <table:table-cell office:value-type="float" office:value="5.6784" calcext:value-type="float">
            <text:p>5.6784</text:p>
          </table:table-cell>
          <table:table-cell office:value-type="float" office:value="-0.02601135" calcext:value-type="float">
            <text:p>-0.02601135</text:p>
          </table:table-cell>
          <table:table-cell office:value-type="float" office:value="0.02601135" calcext:value-type="float">
            <text:p>0.02601135</text:p>
          </table:table-cell>
          <table:table-cell table:number-columns-repeated="2"/>
          <table:table-cell office:value-type="float" office:value="3.267" calcext:value-type="float">
            <text:p>3.267</text:p>
          </table:table-cell>
          <table:table-cell office:value-type="float" office:value="99.15603" calcext:value-type="float">
            <text:p>99.15603</text:p>
          </table:table-cell>
          <table:table-cell office:value-type="float" office:value="-422.789" calcext:value-type="float">
            <text:p>-422.789</text:p>
          </table:table-cell>
          <table:table-cell office:value-type="float" office:value="0.03477427" calcext:value-type="float">
            <text:p>0.03477427</text:p>
          </table:table-cell>
          <table:table-cell office:value-type="float" office:value="-0.346818" calcext:value-type="float">
            <text:p>-0.346818</text:p>
          </table:table-cell>
          <table:table-cell/>
          <table:table-cell table:formula="of:=SIGN([.AL4])" office:value-type="float" office:value="1" calcext:value-type="float">
            <text:p>1</text:p>
          </table:table-cell>
          <table:table-cell table:formula="of:=SIGN([.AM4])" office:value-type="float" office:value="-1" calcext:value-type="float">
            <text:p>-1</text:p>
          </table:table-cell>
          <table:table-cell table:formula="of:=SIGN([.AN4])" office:value-type="float" office:value="1" calcext:value-type="float">
            <text:p>1</text:p>
          </table:table-cell>
          <table:table-cell table:formula="of:=SIGN([.AO4])" office:value-type="float" office:value="-1" calcext:value-type="float">
            <text:p>-1</text:p>
          </table:table-cell>
          <table:table-cell table:number-columns-repeated="2"/>
          <table:table-cell office:value-type="float" office:value="4.012" calcext:value-type="float">
            <text:p>4.012</text:p>
          </table:table-cell>
          <table:table-cell office:value-type="float" office:value="0.1166057" calcext:value-type="float">
            <text:p>0.1166057</text:p>
          </table:table-cell>
          <table:table-cell office:value-type="float" office:value="-1.793508" calcext:value-type="float">
            <text:p>-1.793508</text:p>
          </table:table-cell>
          <table:table-cell office:value-type="float" office:value="0.02621045" calcext:value-type="float">
            <text:p>0.02621045</text:p>
          </table:table-cell>
          <table:table-cell office:value-type="float" office:value="-0.06068467" calcext:value-type="float">
            <text:p>-0.06068467</text:p>
          </table:table-cell>
          <table:table-cell/>
          <table:table-cell table:formula="of:=SIGN([.AX4])" office:value-type="float" office:value="1" calcext:value-type="float">
            <text:p>1</text:p>
          </table:table-cell>
          <table:table-cell table:formula="of:=SIGN([.AY4])" office:value-type="float" office:value="-1" calcext:value-type="float">
            <text:p>-1</text:p>
          </table:table-cell>
          <table:table-cell table:formula="of:=SIGN([.AZ4])" office:value-type="float" office:value="1" calcext:value-type="float">
            <text:p>1</text:p>
          </table:table-cell>
          <table:table-cell table:formula="of:=SIGN([.BA4])" office:value-type="float" office:value="-1" calcext:value-type="float">
            <text:p>-1</text:p>
          </table:table-cell>
          <table:table-cell table:number-columns-repeated="3"/>
          <table:table-cell office:value-type="float" office:value="3.89" calcext:value-type="float">
            <text:p>3.89</text:p>
          </table:table-cell>
          <table:table-cell office:value-type="float" office:value="-0.04335225" calcext:value-type="float">
            <text:p>-0.04335225</text:p>
          </table:table-cell>
          <table:table-cell office:value-type="float" office:value="0.00867045" calcext:value-type="float">
            <text:p>0.008670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.676" calcext:value-type="float">
            <text:p>15.676</text:p>
          </table:table-cell>
          <table:table-cell office:value-type="float" office:value="-129.2511" calcext:value-type="float">
            <text:p>-129.2511</text:p>
          </table:table-cell>
          <table:table-cell office:value-type="float" office:value="127.7973" calcext:value-type="float">
            <text:p>127.7973</text:p>
          </table:table-cell>
          <table:table-cell table:style-name="ce1" office:value-type="float" office:value="0.0000001645237" calcext:value-type="float">
            <text:p>1.65E-07</text:p>
          </table:table-cell>
          <table:table-cell table:style-name="ce1" office:value-type="float" office:value="0.00000001027217" calcext:value-type="float">
            <text:p>1.03E-08</text:p>
          </table:table-cell>
          <table:table-cell table:number-columns-repeated="5"/>
          <table:table-cell office:value-type="float" office:value="8.542" calcext:value-type="float">
            <text:p>8.542</text:p>
          </table:table-cell>
          <table:table-cell office:value-type="float" office:value="6.173625" calcext:value-type="float">
            <text:p>6.173625</text:p>
          </table:table-cell>
          <table:table-cell office:value-type="float" office:value="96.31011" calcext:value-type="float">
            <text:p>96.31011</text:p>
          </table:table-cell>
          <table:table-cell office:value-type="float" office:value="17.08791" calcext:value-type="float">
            <text:p>17.08791</text:p>
          </table:table-cell>
          <table:table-cell office:value-type="float" office:value="64.75478" calcext:value-type="float">
            <text:p>64.75478</text:p>
          </table:table-cell>
          <table:table-cell/>
          <table:table-cell table:formula="of:=([.M5]-[.M6])" office:value-type="float" office:value="0.299278" calcext:value-type="float">
            <text:p>0.299278</text:p>
          </table:table-cell>
          <table:table-cell table:formula="of:=[.N5]-[.N6]" office:value-type="float" office:value="-0.390430000000009" calcext:value-type="float">
            <text:p>-0.390430000000009</text:p>
          </table:table-cell>
          <table:table-cell table:formula="of:=[.O5]-[.O6]" office:value-type="float" office:value="-0.42999" calcext:value-type="float">
            <text:p>-0.42999</text:p>
          </table:table-cell>
          <table:table-cell table:formula="of:=[.P5]-[.P6]" office:value-type="float" office:value="-0.566490000000002" calcext:value-type="float">
            <text:p>-0.566490000000002</text:p>
          </table:table-cell>
          <table:table-cell/>
          <table:table-cell table:formula="of:=SIGN([.R5])" office:value-type="float" office:value="1" calcext:value-type="float">
            <text:p>1</text:p>
          </table:table-cell>
          <table:table-cell table:formula="of:=SIGN([.S5])" office:value-type="float" office:value="-1" calcext:value-type="float">
            <text:p>-1</text:p>
          </table:table-cell>
          <table:table-cell table:formula="of:=SIGN([.T5])" office:value-type="float" office:value="-1" calcext:value-type="float">
            <text:p>-1</text:p>
          </table:table-cell>
          <table:table-cell table:formula="of:=SIGN([.U5])" office:value-type="float" office:value="-1" calcext:value-type="float">
            <text:p>-1</text:p>
          </table:table-cell>
          <table:table-cell table:number-columns-repeated="3"/>
          <table:table-cell office:value-type="float" office:value="10.346" calcext:value-type="float">
            <text:p>10.346</text:p>
          </table:table-cell>
          <table:table-cell office:value-type="float" office:value="-5.429463" calcext:value-type="float">
            <text:p>-5.429463</text:p>
          </table:table-cell>
          <table:table-cell office:value-type="float" office:value="5.455045" calcext:value-type="float">
            <text:p>5.455045</text:p>
          </table:table-cell>
          <table:table-cell office:value-type="float" office:value="-0.02598737" calcext:value-type="float">
            <text:p>-0.02598737</text:p>
          </table:table-cell>
          <table:table-cell office:value-type="float" office:value="0.407514" calcext:value-type="float">
            <text:p>0.407514</text:p>
          </table:table-cell>
          <table:table-cell table:number-columns-repeated="2"/>
          <table:table-cell office:value-type="float" office:value="3.279" calcext:value-type="float">
            <text:p>3.279</text:p>
          </table:table-cell>
          <table:table-cell office:value-type="float" office:value="95.20385" calcext:value-type="float">
            <text:p>95.20385</text:p>
          </table:table-cell>
          <table:table-cell office:value-type="float" office:value="-405.8662" calcext:value-type="float">
            <text:p>-405.8662</text:p>
          </table:table-cell>
          <table:table-cell office:value-type="float" office:value="0.02628826" calcext:value-type="float">
            <text:p>0.02628826</text:p>
          </table:table-cell>
          <table:table-cell office:value-type="float" office:value="-0.5289113" calcext:value-type="float">
            <text:p>-0.5289113</text:p>
          </table:table-cell>
          <table:table-cell/>
          <table:table-cell table:formula="of:=SIGN([.AL5])" office:value-type="float" office:value="1" calcext:value-type="float">
            <text:p>1</text:p>
          </table:table-cell>
          <table:table-cell table:formula="of:=SIGN([.AM5])" office:value-type="float" office:value="-1" calcext:value-type="float">
            <text:p>-1</text:p>
          </table:table-cell>
          <table:table-cell table:formula="of:=SIGN([.AN5])" office:value-type="float" office:value="1" calcext:value-type="float">
            <text:p>1</text:p>
          </table:table-cell>
          <table:table-cell table:formula="of:=SIGN([.AO5])" office:value-type="float" office:value="-1" calcext:value-type="float">
            <text:p>-1</text:p>
          </table:table-cell>
          <table:table-cell table:number-columns-repeated="2"/>
          <table:table-cell office:value-type="float" office:value="4.023" calcext:value-type="float">
            <text:p>4.023</text:p>
          </table:table-cell>
          <table:table-cell office:value-type="float" office:value="-1.281016" calcext:value-type="float">
            <text:p>-1.281016</text:p>
          </table:table-cell>
          <table:table-cell office:value-type="float" office:value="-3.848306" calcext:value-type="float">
            <text:p>-3.848306</text:p>
          </table:table-cell>
          <table:table-cell office:value-type="float" office:value="0.03482804" calcext:value-type="float">
            <text:p>0.03482804</text:p>
          </table:table-cell>
          <table:table-cell office:value-type="float" office:value="-0.05196166" calcext:value-type="float">
            <text:p>-0.05196166</text:p>
          </table:table-cell>
          <table:table-cell/>
          <table:table-cell table:formula="of:=SIGN([.AX5])" office:value-type="float" office:value="-1" calcext:value-type="float">
            <text:p>-1</text:p>
          </table:table-cell>
          <table:table-cell table:formula="of:=SIGN([.AY5])" office:value-type="float" office:value="-1" calcext:value-type="float">
            <text:p>-1</text:p>
          </table:table-cell>
          <table:table-cell table:formula="of:=SIGN([.AZ5])" office:value-type="float" office:value="1" calcext:value-type="float">
            <text:p>1</text:p>
          </table:table-cell>
          <table:table-cell table:formula="of:=SIGN([.BA5])" office:value-type="float" office:value="-1" calcext:value-type="float">
            <text:p>-1</text:p>
          </table:table-cell>
          <table:table-cell table:number-columns-repeated="3"/>
          <table:table-cell office:value-type="float" office:value="3.898" calcext:value-type="float">
            <text:p>3.898</text:p>
          </table:table-cell>
          <table:table-cell office:value-type="float" office:value="-0.0693636" calcext:value-type="float">
            <text:p>-0.0693636</text:p>
          </table:table-cell>
          <table:table-cell office:value-type="float" office:value="0.0173409" calcext:value-type="float">
            <text:p>0.01734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.698" calcext:value-type="float">
            <text:p>15.698</text:p>
          </table:table-cell>
          <table:table-cell office:value-type="float" office:value="-129.2375" calcext:value-type="float">
            <text:p>-129.2375</text:p>
          </table:table-cell>
          <table:table-cell office:value-type="float" office:value="127.8367" calcext:value-type="float">
            <text:p>127.8367</text:p>
          </table:table-cell>
          <table:table-cell office:value-type="float" office:value="0.00805925" calcext:value-type="float">
            <text:p>0.00805925</text:p>
          </table:table-cell>
          <table:table-cell office:value-type="float" office:value="0.009241387" calcext:value-type="float">
            <text:p>0.009241387</text:p>
          </table:table-cell>
          <table:table-cell table:number-columns-repeated="5"/>
          <table:table-cell office:value-type="float" office:value="8.553" calcext:value-type="float">
            <text:p>8.553</text:p>
          </table:table-cell>
          <table:table-cell office:value-type="float" office:value="5.874347" calcext:value-type="float">
            <text:p>5.874347</text:p>
          </table:table-cell>
          <table:table-cell office:value-type="float" office:value="96.70054" calcext:value-type="float">
            <text:p>96.70054</text:p>
          </table:table-cell>
          <table:table-cell office:value-type="float" office:value="17.5179" calcext:value-type="float">
            <text:p>17.5179</text:p>
          </table:table-cell>
          <table:table-cell office:value-type="float" office:value="65.32127" calcext:value-type="float">
            <text:p>65.32127</text:p>
          </table:table-cell>
          <table:table-cell/>
          <table:table-cell table:formula="of:=([.M6]-[.M7])" office:value-type="float" office:value="0.315737" calcext:value-type="float">
            <text:p>0.315737</text:p>
          </table:table-cell>
          <table:table-cell table:formula="of:=[.N6]-[.N7]" office:value-type="float" office:value="-0.405580000000001" calcext:value-type="float">
            <text:p>-0.405580000000001</text:p>
          </table:table-cell>
          <table:table-cell table:formula="of:=[.O6]-[.O7]" office:value-type="float" office:value="-0.801929999999999" calcext:value-type="float">
            <text:p>-0.801929999999999</text:p>
          </table:table-cell>
          <table:table-cell table:formula="of:=[.P6]-[.P7]" office:value-type="float" office:value="-0.551960000000008" calcext:value-type="float">
            <text:p>-0.551960000000008</text:p>
          </table:table-cell>
          <table:table-cell/>
          <table:table-cell table:formula="of:=SIGN([.R6])" office:value-type="float" office:value="1" calcext:value-type="float">
            <text:p>1</text:p>
          </table:table-cell>
          <table:table-cell table:formula="of:=SIGN([.S6])" office:value-type="float" office:value="-1" calcext:value-type="float">
            <text:p>-1</text:p>
          </table:table-cell>
          <table:table-cell table:formula="of:=SIGN([.T6])" office:value-type="float" office:value="-1" calcext:value-type="float">
            <text:p>-1</text:p>
          </table:table-cell>
          <table:table-cell table:formula="of:=SIGN([.U6])" office:value-type="float" office:value="-1" calcext:value-type="float">
            <text:p>-1</text:p>
          </table:table-cell>
          <table:table-cell table:number-columns-repeated="3"/>
          <table:table-cell office:value-type="float" office:value="10.357" calcext:value-type="float">
            <text:p>10.357</text:p>
          </table:table-cell>
          <table:table-cell office:value-type="float" office:value="-5.305755" calcext:value-type="float">
            <text:p>-5.305755</text:p>
          </table:table-cell>
          <table:table-cell office:value-type="float" office:value="5.330754" calcext:value-type="float">
            <text:p>5.330754</text:p>
          </table:table-cell>
          <table:table-cell office:value-type="float" office:value="0.03477056" calcext:value-type="float">
            <text:p>0.03477056</text:p>
          </table:table-cell>
          <table:table-cell office:value-type="float" office:value="0.6069147" calcext:value-type="float">
            <text:p>0.6069147</text:p>
          </table:table-cell>
          <table:table-cell table:number-columns-repeated="2"/>
          <table:table-cell office:value-type="float" office:value="3.29" calcext:value-type="float">
            <text:p>3.29</text:p>
          </table:table-cell>
          <table:table-cell office:value-type="float" office:value="92.35557" calcext:value-type="float">
            <text:p>92.35557</text:p>
          </table:table-cell>
          <table:table-cell office:value-type="float" office:value="-393.6668" calcext:value-type="float">
            <text:p>-393.6668</text:p>
          </table:table-cell>
          <table:table-cell office:value-type="float" office:value="0.02642562" calcext:value-type="float">
            <text:p>0.02642562</text:p>
          </table:table-cell>
          <table:table-cell office:value-type="float" office:value="-0.5982747" calcext:value-type="float">
            <text:p>-0.5982747</text:p>
          </table:table-cell>
          <table:table-cell/>
          <table:table-cell table:formula="of:=SIGN([.AL6])" office:value-type="float" office:value="1" calcext:value-type="float">
            <text:p>1</text:p>
          </table:table-cell>
          <table:table-cell table:formula="of:=SIGN([.AM6])" office:value-type="float" office:value="-1" calcext:value-type="float">
            <text:p>-1</text:p>
          </table:table-cell>
          <table:table-cell table:formula="of:=SIGN([.AN6])" office:value-type="float" office:value="1" calcext:value-type="float">
            <text:p>1</text:p>
          </table:table-cell>
          <table:table-cell table:formula="of:=SIGN([.AO6])" office:value-type="float" office:value="-1" calcext:value-type="float">
            <text:p>-1</text:p>
          </table:table-cell>
          <table:table-cell table:number-columns-repeated="2"/>
          <table:table-cell office:value-type="float" office:value="4.035" calcext:value-type="float">
            <text:p>4.035</text:p>
          </table:table-cell>
          <table:table-cell office:value-type="float" office:value="-2.536481" calcext:value-type="float">
            <text:p>-2.536481</text:p>
          </table:table-cell>
          <table:table-cell office:value-type="float" office:value="-5.689874" calcext:value-type="float">
            <text:p>-5.689874</text:p>
          </table:table-cell>
          <table:table-cell office:value-type="float" office:value="0.04344091" calcext:value-type="float">
            <text:p>0.04344091</text:p>
          </table:table-cell>
          <table:table-cell office:value-type="float" office:value="-0.04323404" calcext:value-type="float">
            <text:p>-0.04323404</text:p>
          </table:table-cell>
          <table:table-cell/>
          <table:table-cell table:formula="of:=SIGN([.AX6])" office:value-type="float" office:value="-1" calcext:value-type="float">
            <text:p>-1</text:p>
          </table:table-cell>
          <table:table-cell table:formula="of:=SIGN([.AY6])" office:value-type="float" office:value="-1" calcext:value-type="float">
            <text:p>-1</text:p>
          </table:table-cell>
          <table:table-cell table:formula="of:=SIGN([.AZ6])" office:value-type="float" office:value="1" calcext:value-type="float">
            <text:p>1</text:p>
          </table:table-cell>
          <table:table-cell table:formula="of:=SIGN([.BA6])" office:value-type="float" office:value="-1" calcext:value-type="float">
            <text:p>-1</text:p>
          </table:table-cell>
          <table:table-cell table:number-columns-repeated="3"/>
          <table:table-cell office:value-type="float" office:value="3.906" calcext:value-type="float">
            <text:p>3.906</text:p>
          </table:table-cell>
          <table:table-cell office:value-type="float" office:value="-0.1040454" calcext:value-type="float">
            <text:p>-0.1040454</text:p>
          </table:table-cell>
          <table:table-cell office:value-type="float" office:value="0.0173409" calcext:value-type="float">
            <text:p>0.01734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.719" calcext:value-type="float">
            <text:p>15.719</text:p>
          </table:table-cell>
          <table:table-cell office:value-type="float" office:value="-129.2234" calcext:value-type="float">
            <text:p>-129.2234</text:p>
          </table:table-cell>
          <table:table-cell office:value-type="float" office:value="127.8792" calcext:value-type="float">
            <text:p>127.8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564" calcext:value-type="float">
            <text:p>8.564</text:p>
          </table:table-cell>
          <table:table-cell office:value-type="float" office:value="5.55861" calcext:value-type="float">
            <text:p>5.55861</text:p>
          </table:table-cell>
          <table:table-cell office:value-type="float" office:value="97.10612" calcext:value-type="float">
            <text:p>97.10612</text:p>
          </table:table-cell>
          <table:table-cell office:value-type="float" office:value="18.31983" calcext:value-type="float">
            <text:p>18.31983</text:p>
          </table:table-cell>
          <table:table-cell office:value-type="float" office:value="65.87323" calcext:value-type="float">
            <text:p>65.87323</text:p>
          </table:table-cell>
          <table:table-cell/>
          <table:table-cell table:formula="of:=([.M7]-[.M8])" office:value-type="float" office:value="0.351910999999999" calcext:value-type="float">
            <text:p>0.351910999999999</text:p>
          </table:table-cell>
          <table:table-cell table:formula="of:=[.N7]-[.N8]" office:value-type="float" office:value="-0.440979999999996" calcext:value-type="float">
            <text:p>-0.440979999999996</text:p>
          </table:table-cell>
          <table:table-cell table:formula="of:=[.O7]-[.O8]" office:value-type="float" office:value="-0.635580000000001" calcext:value-type="float">
            <text:p>-0.635580000000001</text:p>
          </table:table-cell>
          <table:table-cell table:formula="of:=[.P7]-[.P8]" office:value-type="float" office:value="-0.33766" calcext:value-type="float">
            <text:p>-0.33766</text:p>
          </table:table-cell>
          <table:table-cell/>
          <table:table-cell table:formula="of:=SIGN([.R7])" office:value-type="float" office:value="1" calcext:value-type="float">
            <text:p>1</text:p>
          </table:table-cell>
          <table:table-cell table:formula="of:=SIGN([.S7])" office:value-type="float" office:value="-1" calcext:value-type="float">
            <text:p>-1</text:p>
          </table:table-cell>
          <table:table-cell table:formula="of:=SIGN([.T7])" office:value-type="float" office:value="-1" calcext:value-type="float">
            <text:p>-1</text:p>
          </table:table-cell>
          <table:table-cell table:formula="of:=SIGN([.U7])" office:value-type="float" office:value="-1" calcext:value-type="float">
            <text:p>-1</text:p>
          </table:table-cell>
          <table:table-cell table:number-columns-repeated="3"/>
          <table:table-cell office:value-type="float" office:value="10.368" calcext:value-type="float">
            <text:p>10.368</text:p>
          </table:table-cell>
          <table:table-cell office:value-type="float" office:value="-5.190093" calcext:value-type="float">
            <text:p>-5.190093</text:p>
          </table:table-cell>
          <table:table-cell office:value-type="float" office:value="5.214547" calcext:value-type="float">
            <text:p>5.214547</text:p>
          </table:table-cell>
          <table:table-cell office:value-type="float" office:value="0.0003598723" calcext:value-type="float">
            <text:p>0.0003598723</text:p>
          </table:table-cell>
          <table:table-cell office:value-type="float" office:value="0.8670587" calcext:value-type="float">
            <text:p>0.8670587</text:p>
          </table:table-cell>
          <table:table-cell table:number-columns-repeated="2"/>
          <table:table-cell office:value-type="float" office:value="3.301" calcext:value-type="float">
            <text:p>3.301</text:p>
          </table:table-cell>
          <table:table-cell office:value-type="float" office:value="89.44987" calcext:value-type="float">
            <text:p>89.44987</text:p>
          </table:table-cell>
          <table:table-cell office:value-type="float" office:value="-381.2378" calcext:value-type="float">
            <text:p>-381.2378</text:p>
          </table:table-cell>
          <table:table-cell office:value-type="float" office:value="0.01799571" calcext:value-type="float">
            <text:p>0.01799571</text:p>
          </table:table-cell>
          <table:table-cell office:value-type="float" office:value="-0.6763332" calcext:value-type="float">
            <text:p>-0.6763332</text:p>
          </table:table-cell>
          <table:table-cell/>
          <table:table-cell table:formula="of:=SIGN([.AL7])" office:value-type="float" office:value="1" calcext:value-type="float">
            <text:p>1</text:p>
          </table:table-cell>
          <table:table-cell table:formula="of:=SIGN([.AM7])" office:value-type="float" office:value="-1" calcext:value-type="float">
            <text:p>-1</text:p>
          </table:table-cell>
          <table:table-cell table:formula="of:=SIGN([.AN7])" office:value-type="float" office:value="1" calcext:value-type="float">
            <text:p>1</text:p>
          </table:table-cell>
          <table:table-cell table:formula="of:=SIGN([.AO7])" office:value-type="float" office:value="-1" calcext:value-type="float">
            <text:p>-1</text:p>
          </table:table-cell>
          <table:table-cell table:number-columns-repeated="2"/>
          <table:table-cell office:value-type="float" office:value="4.196" calcext:value-type="float">
            <text:p>4.196</text:p>
          </table:table-cell>
          <table:table-cell office:value-type="float" office:value="-17.91717" calcext:value-type="float">
            <text:p>-17.91717</text:p>
          </table:table-cell>
          <table:table-cell office:value-type="float" office:value="-28.45167" calcext:value-type="float">
            <text:p>-28.45167</text:p>
          </table:table-cell>
          <table:table-cell office:value-type="float" office:value="0.009182801" calcext:value-type="float">
            <text:p>0.009182801</text:p>
          </table:table-cell>
          <table:table-cell office:value-type="float" office:value="-0.07855339" calcext:value-type="float">
            <text:p>-0.07855339</text:p>
          </table:table-cell>
          <table:table-cell/>
          <table:table-cell table:formula="of:=SIGN([.AX7])" office:value-type="float" office:value="-1" calcext:value-type="float">
            <text:p>-1</text:p>
          </table:table-cell>
          <table:table-cell table:formula="of:=SIGN([.AY7])" office:value-type="float" office:value="-1" calcext:value-type="float">
            <text:p>-1</text:p>
          </table:table-cell>
          <table:table-cell table:formula="of:=SIGN([.AZ7])" office:value-type="float" office:value="1" calcext:value-type="float">
            <text:p>1</text:p>
          </table:table-cell>
          <table:table-cell table:formula="of:=SIGN([.BA7])" office:value-type="float" office:value="-1" calcext:value-type="float">
            <text:p>-1</text:p>
          </table:table-cell>
          <table:table-cell table:number-columns-repeated="3"/>
          <table:table-cell office:value-type="float" office:value="3.914" calcext:value-type="float">
            <text:p>3.914</text:p>
          </table:table-cell>
          <table:table-cell office:value-type="float" office:value="-0.1820769" calcext:value-type="float">
            <text:p>-0.1820769</text:p>
          </table:table-cell>
          <table:table-cell office:value-type="float" office:value="-0.0260292" calcext:value-type="float">
            <text:p>-0.02602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.892" calcext:value-type="float">
            <text:p>15.892</text:p>
          </table:table-cell>
          <table:table-cell office:value-type="float" office:value="-129.2603" calcext:value-type="float">
            <text:p>-129.2603</text:p>
          </table:table-cell>
          <table:table-cell office:value-type="float" office:value="128.0308" calcext:value-type="float">
            <text:p>128.0308</text:p>
          </table:table-cell>
          <table:table-cell office:value-type="float" office:value="-0.007475185" calcext:value-type="float">
            <text:p>-0.007475185</text:p>
          </table:table-cell>
          <table:table-cell office:value-type="float" office:value="-0.009719602" calcext:value-type="float">
            <text:p>-0.009719602</text:p>
          </table:table-cell>
          <table:table-cell table:number-columns-repeated="5"/>
          <table:table-cell office:value-type="float" office:value="8.575" calcext:value-type="float">
            <text:p>8.575</text:p>
          </table:table-cell>
          <table:table-cell office:value-type="float" office:value="5.206699" calcext:value-type="float">
            <text:p>5.206699</text:p>
          </table:table-cell>
          <table:table-cell office:value-type="float" office:value="97.5471" calcext:value-type="float">
            <text:p>97.5471</text:p>
          </table:table-cell>
          <table:table-cell office:value-type="float" office:value="18.95541" calcext:value-type="float">
            <text:p>18.95541</text:p>
          </table:table-cell>
          <table:table-cell office:value-type="float" office:value="66.21089" calcext:value-type="float">
            <text:p>66.21089</text:p>
          </table:table-cell>
          <table:table-cell/>
          <table:table-cell table:formula="of:=([.M8]-[.M9])" office:value-type="float" office:value="0.297434" calcext:value-type="float">
            <text:p>0.297434</text:p>
          </table:table-cell>
          <table:table-cell table:formula="of:=[.N8]-[.N9]" office:value-type="float" office:value="-0.371899999999997" calcext:value-type="float">
            <text:p>-0.371899999999997</text:p>
          </table:table-cell>
          <table:table-cell table:formula="of:=[.O8]-[.O9]" office:value-type="float" office:value="-0.623359999999998" calcext:value-type="float">
            <text:p>-0.623359999999998</text:p>
          </table:table-cell>
          <table:table-cell table:formula="of:=[.P8]-[.P9]" office:value-type="float" office:value="-0.524589999999989" calcext:value-type="float">
            <text:p>-0.524589999999989</text:p>
          </table:table-cell>
          <table:table-cell/>
          <table:table-cell table:formula="of:=SIGN([.R8])" office:value-type="float" office:value="1" calcext:value-type="float">
            <text:p>1</text:p>
          </table:table-cell>
          <table:table-cell table:formula="of:=SIGN([.S8])" office:value-type="float" office:value="-1" calcext:value-type="float">
            <text:p>-1</text:p>
          </table:table-cell>
          <table:table-cell table:formula="of:=SIGN([.T8])" office:value-type="float" office:value="-1" calcext:value-type="float">
            <text:p>-1</text:p>
          </table:table-cell>
          <table:table-cell table:formula="of:=SIGN([.U8])" office:value-type="float" office:value="-1" calcext:value-type="float">
            <text:p>-1</text:p>
          </table:table-cell>
          <table:table-cell table:number-columns-repeated="3"/>
          <table:table-cell office:value-type="float" office:value="10.379" calcext:value-type="float">
            <text:p>10.379</text:p>
          </table:table-cell>
          <table:table-cell office:value-type="float" office:value="-5.082037" calcext:value-type="float">
            <text:p>-5.082037</text:p>
          </table:table-cell>
          <table:table-cell office:value-type="float" office:value="5.105982" calcext:value-type="float">
            <text:p>5.105982</text:p>
          </table:table-cell>
          <table:table-cell office:value-type="float" office:value="-0.1635078" calcext:value-type="float">
            <text:p>-0.1635078</text:p>
          </table:table-cell>
          <table:table-cell office:value-type="float" office:value="1.205598" calcext:value-type="float">
            <text:p>1.205598</text:p>
          </table:table-cell>
          <table:table-cell table:number-columns-repeated="2"/>
          <table:table-cell office:value-type="float" office:value="3.312" calcext:value-type="float">
            <text:p>3.312</text:p>
          </table:table-cell>
          <table:table-cell office:value-type="float" office:value="87.30179" calcext:value-type="float">
            <text:p>87.30179</text:p>
          </table:table-cell>
          <table:table-cell office:value-type="float" office:value="-372.133" calcext:value-type="float">
            <text:p>-372.133</text:p>
          </table:table-cell>
          <table:table-cell office:value-type="float" office:value="0.02682925" calcext:value-type="float">
            <text:p>0.02682925</text:p>
          </table:table-cell>
          <table:table-cell office:value-type="float" office:value="-0.7196526" calcext:value-type="float">
            <text:p>-0.7196526</text:p>
          </table:table-cell>
          <table:table-cell/>
          <table:table-cell table:formula="of:=SIGN([.AL8])" office:value-type="float" office:value="1" calcext:value-type="float">
            <text:p>1</text:p>
          </table:table-cell>
          <table:table-cell table:formula="of:=SIGN([.AM8])" office:value-type="float" office:value="-1" calcext:value-type="float">
            <text:p>-1</text:p>
          </table:table-cell>
          <table:table-cell table:formula="of:=SIGN([.AN8])" office:value-type="float" office:value="1" calcext:value-type="float">
            <text:p>1</text:p>
          </table:table-cell>
          <table:table-cell table:formula="of:=SIGN([.AO8])" office:value-type="float" office:value="-1" calcext:value-type="float">
            <text:p>-1</text:p>
          </table:table-cell>
          <table:table-cell table:number-columns-repeated="2"/>
          <table:table-cell office:value-type="float" office:value="4.207" calcext:value-type="float">
            <text:p>4.207</text:p>
          </table:table-cell>
          <table:table-cell office:value-type="float" office:value="-18.88226" calcext:value-type="float">
            <text:p>-18.88226</text:p>
          </table:table-cell>
          <table:table-cell office:value-type="float" office:value="-29.87629" calcext:value-type="float">
            <text:p>-29.87629</text:p>
          </table:table-cell>
          <table:table-cell office:value-type="float" office:value="0.009197309" calcext:value-type="float">
            <text:p>0.009197309</text:p>
          </table:table-cell>
          <table:table-cell office:value-type="float" office:value="-0.07853776" calcext:value-type="float">
            <text:p>-0.07853776</text:p>
          </table:table-cell>
          <table:table-cell/>
          <table:table-cell table:formula="of:=SIGN([.AX8])" office:value-type="float" office:value="-1" calcext:value-type="float">
            <text:p>-1</text:p>
          </table:table-cell>
          <table:table-cell table:formula="of:=SIGN([.AY8])" office:value-type="float" office:value="-1" calcext:value-type="float">
            <text:p>-1</text:p>
          </table:table-cell>
          <table:table-cell table:formula="of:=SIGN([.AZ8])" office:value-type="float" office:value="1" calcext:value-type="float">
            <text:p>1</text:p>
          </table:table-cell>
          <table:table-cell table:formula="of:=SIGN([.BA8])" office:value-type="float" office:value="-1" calcext:value-type="float">
            <text:p>-1</text:p>
          </table:table-cell>
          <table:table-cell table:number-columns-repeated="3"/>
          <table:table-cell office:value-type="float" office:value="3.922" calcext:value-type="float">
            <text:p>3.922</text:p>
          </table:table-cell>
          <table:table-cell office:value-type="float" office:value="-0.2774329" calcext:value-type="float">
            <text:p>-0.2774329</text:p>
          </table:table-cell>
          <table:table-cell office:value-type="float" office:value="-0.03485334" calcext:value-type="float">
            <text:p>-0.034853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.914" calcext:value-type="float">
            <text:p>15.914</text:p>
          </table:table-cell>
          <table:table-cell office:value-type="float" office:value="-129.2717" calcext:value-type="float">
            <text:p>-129.2717</text:p>
          </table:table-cell>
          <table:table-cell office:value-type="float" office:value="128.0453" calcext:value-type="float">
            <text:p>128.0453</text:p>
          </table:table-cell>
          <table:table-cell office:value-type="float" office:value="-0.01480537" calcext:value-type="float">
            <text:p>-0.01480537</text:p>
          </table:table-cell>
          <table:table-cell office:value-type="float" office:value="-0.01955001" calcext:value-type="float">
            <text:p>-0.01955001</text:p>
          </table:table-cell>
          <table:table-cell table:number-columns-repeated="5"/>
          <table:table-cell office:value-type="float" office:value="8.586" calcext:value-type="float">
            <text:p>8.586</text:p>
          </table:table-cell>
          <table:table-cell office:value-type="float" office:value="4.909265" calcext:value-type="float">
            <text:p>4.909265</text:p>
          </table:table-cell>
          <table:table-cell office:value-type="float" office:value="97.919" calcext:value-type="float">
            <text:p>97.919</text:p>
          </table:table-cell>
          <table:table-cell office:value-type="float" office:value="19.57877" calcext:value-type="float">
            <text:p>19.57877</text:p>
          </table:table-cell>
          <table:table-cell office:value-type="float" office:value="66.73548" calcext:value-type="float">
            <text:p>66.73548</text:p>
          </table:table-cell>
          <table:table-cell/>
          <table:table-cell table:formula="of:=([.M9]-[.M10])" office:value-type="float" office:value="0.145205000000001" calcext:value-type="float">
            <text:p>0.145205000000001</text:p>
          </table:table-cell>
          <table:table-cell table:formula="of:=[.N9]-[.N10]" office:value-type="float" office:value="-0.19238" calcext:value-type="float">
            <text:p>-0.19238</text:p>
          </table:table-cell>
          <table:table-cell table:formula="of:=[.O9]-[.O10]" office:value-type="float" office:value="-0.225660000000001" calcext:value-type="float">
            <text:p>-0.225660000000001</text:p>
          </table:table-cell>
          <table:table-cell table:formula="of:=[.P9]-[.P10]" office:value-type="float" office:value="-0.285820000000001" calcext:value-type="float">
            <text:p>-0.285820000000001</text:p>
          </table:table-cell>
          <table:table-cell/>
          <table:table-cell table:formula="of:=SIGN([.R9])" office:value-type="float" office:value="1" calcext:value-type="float">
            <text:p>1</text:p>
          </table:table-cell>
          <table:table-cell table:formula="of:=SIGN([.S9])" office:value-type="float" office:value="-1" calcext:value-type="float">
            <text:p>-1</text:p>
          </table:table-cell>
          <table:table-cell table:formula="of:=SIGN([.T9])" office:value-type="float" office:value="-1" calcext:value-type="float">
            <text:p>-1</text:p>
          </table:table-cell>
          <table:table-cell table:formula="of:=SIGN([.U9])" office:value-type="float" office:value="-1" calcext:value-type="float">
            <text:p>-1</text:p>
          </table:table-cell>
          <table:table-cell table:number-columns-repeated="3"/>
          <table:table-cell office:value-type="float" office:value="10.39" calcext:value-type="float">
            <text:p>10.39</text:p>
          </table:table-cell>
          <table:table-cell office:value-type="float" office:value="-4.971247" calcext:value-type="float">
            <text:p>-4.971247</text:p>
          </table:table-cell>
          <table:table-cell office:value-type="float" office:value="4.99467" calcext:value-type="float">
            <text:p>4.99467</text:p>
          </table:table-cell>
          <table:table-cell office:value-type="float" office:value="-0.2225003" calcext:value-type="float">
            <text:p>-0.2225003</text:p>
          </table:table-cell>
          <table:table-cell office:value-type="float" office:value="1.578728" calcext:value-type="float">
            <text:p>1.578728</text:p>
          </table:table-cell>
          <table:table-cell table:number-columns-repeated="2"/>
          <table:table-cell office:value-type="float" office:value="3.334" calcext:value-type="float">
            <text:p>3.334</text:p>
          </table:table-cell>
          <table:table-cell office:value-type="float" office:value="82.77739" calcext:value-type="float">
            <text:p>82.77739</text:p>
          </table:table-cell>
          <table:table-cell office:value-type="float" office:value="-352.9551" calcext:value-type="float">
            <text:p>-352.9551</text:p>
          </table:table-cell>
          <table:table-cell office:value-type="float" office:value="0.01034701" calcext:value-type="float">
            <text:p>0.01034701</text:p>
          </table:table-cell>
          <table:table-cell office:value-type="float" office:value="-0.9104695" calcext:value-type="float">
            <text:p>-0.9104695</text:p>
          </table:table-cell>
          <table:table-cell/>
          <table:table-cell table:formula="of:=SIGN([.AL9])" office:value-type="float" office:value="1" calcext:value-type="float">
            <text:p>1</text:p>
          </table:table-cell>
          <table:table-cell table:formula="of:=SIGN([.AM9])" office:value-type="float" office:value="-1" calcext:value-type="float">
            <text:p>-1</text:p>
          </table:table-cell>
          <table:table-cell table:formula="of:=SIGN([.AN9])" office:value-type="float" office:value="1" calcext:value-type="float">
            <text:p>1</text:p>
          </table:table-cell>
          <table:table-cell table:formula="of:=SIGN([.AO9])" office:value-type="float" office:value="-1" calcext:value-type="float">
            <text:p>-1</text:p>
          </table:table-cell>
          <table:table-cell table:number-columns-repeated="2"/>
          <table:table-cell office:value-type="float" office:value="4.218" calcext:value-type="float">
            <text:p>4.218</text:p>
          </table:table-cell>
          <table:table-cell office:value-type="float" office:value="-19.70649" calcext:value-type="float">
            <text:p>-19.70649</text:p>
          </table:table-cell>
          <table:table-cell office:value-type="float" office:value="-31.09404" calcext:value-type="float">
            <text:p>-31.09404</text:p>
          </table:table-cell>
          <table:table-cell office:value-type="float" office:value="0.009208047" calcext:value-type="float">
            <text:p>0.009208047</text:p>
          </table:table-cell>
          <table:table-cell office:value-type="float" office:value="-0.07852617" calcext:value-type="float">
            <text:p>-0.07852617</text:p>
          </table:table-cell>
          <table:table-cell/>
          <table:table-cell table:formula="of:=SIGN([.AX9])" office:value-type="float" office:value="-1" calcext:value-type="float">
            <text:p>-1</text:p>
          </table:table-cell>
          <table:table-cell table:formula="of:=SIGN([.AY9])" office:value-type="float" office:value="-1" calcext:value-type="float">
            <text:p>-1</text:p>
          </table:table-cell>
          <table:table-cell table:formula="of:=SIGN([.AZ9])" office:value-type="float" office:value="1" calcext:value-type="float">
            <text:p>1</text:p>
          </table:table-cell>
          <table:table-cell table:formula="of:=SIGN([.BA9])" office:value-type="float" office:value="-1" calcext:value-type="float">
            <text:p>-1</text:p>
          </table:table-cell>
          <table:table-cell table:number-columns-repeated="3"/>
          <table:table-cell office:value-type="float" office:value="3.931" calcext:value-type="float">
            <text:p>3.931</text:p>
          </table:table-cell>
          <table:table-cell office:value-type="float" office:value="-0.1387272" calcext:value-type="float">
            <text:p>-0.1387272</text:p>
          </table:table-cell>
          <table:table-cell office:value-type="float" office:value="-0.0001253967" calcext:value-type="float">
            <text:p>-0.00012539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.941" calcext:value-type="float">
            <text:p>15.941</text:p>
          </table:table-cell>
          <table:table-cell office:value-type="float" office:value="-129.2554" calcext:value-type="float">
            <text:p>-129.2554</text:p>
          </table:table-cell>
          <table:table-cell office:value-type="float" office:value="128.0945" calcext:value-type="float">
            <text:p>128.0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598" calcext:value-type="float">
            <text:p>8.598</text:p>
          </table:table-cell>
          <table:table-cell office:value-type="float" office:value="4.76406" calcext:value-type="float">
            <text:p>4.76406</text:p>
          </table:table-cell>
          <table:table-cell office:value-type="float" office:value="98.11138" calcext:value-type="float">
            <text:p>98.11138</text:p>
          </table:table-cell>
          <table:table-cell office:value-type="float" office:value="19.80443" calcext:value-type="float">
            <text:p>19.80443</text:p>
          </table:table-cell>
          <table:table-cell office:value-type="float" office:value="67.0213" calcext:value-type="float">
            <text:p>67.0213</text:p>
          </table:table-cell>
          <table:table-cell/>
          <table:table-cell table:formula="of:=([.M10]-[.M11])" office:value-type="float" office:value="0.452102" calcext:value-type="float">
            <text:p>0.452102</text:p>
          </table:table-cell>
          <table:table-cell table:formula="of:=[.N10]-[.N11]" office:value-type="float" office:value="-0.577030000000008" calcext:value-type="float">
            <text:p>-0.577030000000008</text:p>
          </table:table-cell>
          <table:table-cell table:formula="of:=[.O10]-[.O11]" office:value-type="float" office:value="-0.918700000000001" calcext:value-type="float">
            <text:p>-0.918700000000001</text:p>
          </table:table-cell>
          <table:table-cell table:formula="of:=[.P10]-[.P11]" office:value-type="float" office:value="-0.654690000000002" calcext:value-type="float">
            <text:p>-0.654690000000002</text:p>
          </table:table-cell>
          <table:table-cell/>
          <table:table-cell table:formula="of:=SIGN([.R10])" office:value-type="float" office:value="1" calcext:value-type="float">
            <text:p>1</text:p>
          </table:table-cell>
          <table:table-cell table:formula="of:=SIGN([.S10])" office:value-type="float" office:value="-1" calcext:value-type="float">
            <text:p>-1</text:p>
          </table:table-cell>
          <table:table-cell table:formula="of:=SIGN([.T10])" office:value-type="float" office:value="-1" calcext:value-type="float">
            <text:p>-1</text:p>
          </table:table-cell>
          <table:table-cell table:formula="of:=SIGN([.U10])" office:value-type="float" office:value="-1" calcext:value-type="float">
            <text:p>-1</text:p>
          </table:table-cell>
          <table:table-cell table:number-columns-repeated="3"/>
          <table:table-cell office:value-type="float" office:value="10.402" calcext:value-type="float">
            <text:p>10.402</text:p>
          </table:table-cell>
          <table:table-cell office:value-type="float" office:value="-4.916764" calcext:value-type="float">
            <text:p>-4.916764</text:p>
          </table:table-cell>
          <table:table-cell office:value-type="float" office:value="4.93993" calcext:value-type="float">
            <text:p>4.93993</text:p>
          </table:table-cell>
          <table:table-cell office:value-type="float" office:value="-0.2993719" calcext:value-type="float">
            <text:p>-0.2993719</text:p>
          </table:table-cell>
          <table:table-cell office:value-type="float" office:value="1.744013" calcext:value-type="float">
            <text:p>1.744013</text:p>
          </table:table-cell>
          <table:table-cell table:number-columns-repeated="2"/>
          <table:table-cell office:value-type="float" office:value="3.345" calcext:value-type="float">
            <text:p>3.345</text:p>
          </table:table-cell>
          <table:table-cell office:value-type="float" office:value="79.85515" calcext:value-type="float">
            <text:p>79.85515</text:p>
          </table:table-cell>
          <table:table-cell office:value-type="float" office:value="-340.5686" calcext:value-type="float">
            <text:p>-340.5686</text:p>
          </table:table-cell>
          <table:table-cell office:value-type="float" office:value="0.02000726" calcext:value-type="float">
            <text:p>0.02000726</text:p>
          </table:table-cell>
          <table:table-cell office:value-type="float" office:value="-1.109845" calcext:value-type="float">
            <text:p>-1.109845</text:p>
          </table:table-cell>
          <table:table-cell/>
          <table:table-cell table:formula="of:=SIGN([.AL10])" office:value-type="float" office:value="1" calcext:value-type="float">
            <text:p>1</text:p>
          </table:table-cell>
          <table:table-cell table:formula="of:=SIGN([.AM10])" office:value-type="float" office:value="-1" calcext:value-type="float">
            <text:p>-1</text:p>
          </table:table-cell>
          <table:table-cell table:formula="of:=SIGN([.AN10])" office:value-type="float" office:value="1" calcext:value-type="float">
            <text:p>1</text:p>
          </table:table-cell>
          <table:table-cell table:formula="of:=SIGN([.AO10])" office:value-type="float" office:value="-1" calcext:value-type="float">
            <text:p>-1</text:p>
          </table:table-cell>
          <table:table-cell table:number-columns-repeated="2"/>
          <table:table-cell office:value-type="float" office:value="4.229" calcext:value-type="float">
            <text:p>4.229</text:p>
          </table:table-cell>
          <table:table-cell office:value-type="float" office:value="-20.43667" calcext:value-type="float">
            <text:p>-20.43667</text:p>
          </table:table-cell>
          <table:table-cell office:value-type="float" office:value="-32.17398" calcext:value-type="float">
            <text:p>-32.17398</text:p>
          </table:table-cell>
          <table:table-cell office:value-type="float" office:value="0.000196216" calcext:value-type="float">
            <text:p>0.000196216</text:p>
          </table:table-cell>
          <table:table-cell office:value-type="float" office:value="-0.07021107" calcext:value-type="float">
            <text:p>-0.07021107</text:p>
          </table:table-cell>
          <table:table-cell/>
          <table:table-cell table:formula="of:=SIGN([.AX10])" office:value-type="float" office:value="-1" calcext:value-type="float">
            <text:p>-1</text:p>
          </table:table-cell>
          <table:table-cell table:formula="of:=SIGN([.AY10])" office:value-type="float" office:value="-1" calcext:value-type="float">
            <text:p>-1</text:p>
          </table:table-cell>
          <table:table-cell table:formula="of:=SIGN([.AZ10])" office:value-type="float" office:value="1" calcext:value-type="float">
            <text:p>1</text:p>
          </table:table-cell>
          <table:table-cell table:formula="of:=SIGN([.BA10])" office:value-type="float" office:value="-1" calcext:value-type="float">
            <text:p>-1</text:p>
          </table:table-cell>
          <table:table-cell table:number-columns-repeated="3"/>
          <table:table-cell office:value-type="float" office:value="3.939" calcext:value-type="float">
            <text:p>3.939</text:p>
          </table:table-cell>
          <table:table-cell office:value-type="float" office:value="-0.2774752" calcext:value-type="float">
            <text:p>-0.2774752</text:p>
          </table:table-cell>
          <table:table-cell office:value-type="float" office:value="0.01700582" calcext:value-type="float">
            <text:p>0.017005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.964" calcext:value-type="float">
            <text:p>15.964</text:p>
          </table:table-cell>
          <table:table-cell office:value-type="float" office:value="-129.2784" calcext:value-type="float">
            <text:p>-129.2784</text:p>
          </table:table-cell>
          <table:table-cell office:value-type="float" office:value="128.0911" calcext:value-type="float">
            <text:p>128.0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61" calcext:value-type="float">
            <text:p>8.61</text:p>
          </table:table-cell>
          <table:table-cell office:value-type="float" office:value="4.311958" calcext:value-type="float">
            <text:p>4.311958</text:p>
          </table:table-cell>
          <table:table-cell office:value-type="float" office:value="98.68841" calcext:value-type="float">
            <text:p>98.68841</text:p>
          </table:table-cell>
          <table:table-cell office:value-type="float" office:value="20.72313" calcext:value-type="float">
            <text:p>20.72313</text:p>
          </table:table-cell>
          <table:table-cell office:value-type="float" office:value="67.67599" calcext:value-type="float">
            <text:p>67.67599</text:p>
          </table:table-cell>
          <table:table-cell/>
          <table:table-cell table:formula="of:=([.M11]-[.M12])" office:value-type="float" office:value="0.254848" calcext:value-type="float">
            <text:p>0.254848</text:p>
          </table:table-cell>
          <table:table-cell table:formula="of:=[.N11]-[.N12]" office:value-type="float" office:value="-0.31644" calcext:value-type="float">
            <text:p>-0.31644</text:p>
          </table:table-cell>
          <table:table-cell table:formula="of:=[.O11]-[.O12]" office:value-type="float" office:value="-0.986649999999997" calcext:value-type="float">
            <text:p>-0.986649999999997</text:p>
          </table:table-cell>
          <table:table-cell table:formula="of:=[.P11]-[.P12]" office:value-type="float" office:value="-0.429420000000007" calcext:value-type="float">
            <text:p>-0.429420000000007</text:p>
          </table:table-cell>
          <table:table-cell/>
          <table:table-cell table:formula="of:=SIGN([.R11])" office:value-type="float" office:value="1" calcext:value-type="float">
            <text:p>1</text:p>
          </table:table-cell>
          <table:table-cell table:formula="of:=SIGN([.S11])" office:value-type="float" office:value="-1" calcext:value-type="float">
            <text:p>-1</text:p>
          </table:table-cell>
          <table:table-cell table:formula="of:=SIGN([.T11])" office:value-type="float" office:value="-1" calcext:value-type="float">
            <text:p>-1</text:p>
          </table:table-cell>
          <table:table-cell table:formula="of:=SIGN([.U11])" office:value-type="float" office:value="-1" calcext:value-type="float">
            <text:p>-1</text:p>
          </table:table-cell>
          <table:table-cell table:number-columns-repeated="3"/>
          <table:table-cell office:value-type="float" office:value="10.413" calcext:value-type="float">
            <text:p>10.413</text:p>
          </table:table-cell>
          <table:table-cell office:value-type="float" office:value="-4.756563" calcext:value-type="float">
            <text:p>-4.756563</text:p>
          </table:table-cell>
          <table:table-cell office:value-type="float" office:value="4.778974" calcext:value-type="float">
            <text:p>4.778974</text:p>
          </table:table-cell>
          <table:table-cell office:value-type="float" office:value="-0.634234" calcext:value-type="float">
            <text:p>-0.634234</text:p>
          </table:table-cell>
          <table:table-cell office:value-type="float" office:value="2.598467" calcext:value-type="float">
            <text:p>2.598467</text:p>
          </table:table-cell>
          <table:table-cell table:number-columns-repeated="2"/>
          <table:table-cell office:value-type="float" office:value="3.506" calcext:value-type="float">
            <text:p>3.506</text:p>
          </table:table-cell>
          <table:table-cell office:value-type="float" office:value="49.19353" calcext:value-type="float">
            <text:p>49.19353</text:p>
          </table:table-cell>
          <table:table-cell office:value-type="float" office:value="-213.1536" calcext:value-type="float">
            <text:p>-213.1536</text:p>
          </table:table-cell>
          <table:table-cell office:value-type="float" office:value="-0.1299898" calcext:value-type="float">
            <text:p>-0.1299898</text:p>
          </table:table-cell>
          <table:table-cell office:value-type="float" office:value="-4.281181" calcext:value-type="float">
            <text:p>-4.281181</text:p>
          </table:table-cell>
          <table:table-cell/>
          <table:table-cell table:formula="of:=SIGN([.AL11])" office:value-type="float" office:value="1" calcext:value-type="float">
            <text:p>1</text:p>
          </table:table-cell>
          <table:table-cell table:formula="of:=SIGN([.AM11])" office:value-type="float" office:value="-1" calcext:value-type="float">
            <text:p>-1</text:p>
          </table:table-cell>
          <table:table-cell table:formula="of:=SIGN([.AN11])" office:value-type="float" office:value="-1" calcext:value-type="float">
            <text:p>-1</text:p>
          </table:table-cell>
          <table:table-cell table:formula="of:=SIGN([.AO11])" office:value-type="float" office:value="-1" calcext:value-type="float">
            <text:p>-1</text:p>
          </table:table-cell>
          <table:table-cell table:number-columns-repeated="2"/>
          <table:table-cell office:value-type="float" office:value="4.25" calcext:value-type="float">
            <text:p>4.25</text:p>
          </table:table-cell>
          <table:table-cell office:value-type="float" office:value="-22.0365" calcext:value-type="float">
            <text:p>-22.0365</text:p>
          </table:table-cell>
          <table:table-cell office:value-type="float" office:value="-34.54287" calcext:value-type="float">
            <text:p>-34.54287</text:p>
          </table:table-cell>
          <table:table-cell office:value-type="float" office:value="-0.008862488" calcext:value-type="float">
            <text:p>-0.008862488</text:p>
          </table:table-cell>
          <table:table-cell office:value-type="float" office:value="-0.06194711" calcext:value-type="float">
            <text:p>-0.06194711</text:p>
          </table:table-cell>
          <table:table-cell/>
          <table:table-cell table:formula="of:=SIGN([.AX11])" office:value-type="float" office:value="-1" calcext:value-type="float">
            <text:p>-1</text:p>
          </table:table-cell>
          <table:table-cell table:formula="of:=SIGN([.AY11])" office:value-type="float" office:value="-1" calcext:value-type="float">
            <text:p>-1</text:p>
          </table:table-cell>
          <table:table-cell table:formula="of:=SIGN([.AZ11])" office:value-type="float" office:value="-1" calcext:value-type="float">
            <text:p>-1</text:p>
          </table:table-cell>
          <table:table-cell table:formula="of:=SIGN([.BA11])" office:value-type="float" office:value="-1" calcext:value-type="float">
            <text:p>-1</text:p>
          </table:table-cell>
          <table:table-cell table:number-columns-repeated="3"/>
          <table:table-cell office:value-type="float" office:value="3.949" calcext:value-type="float">
            <text:p>3.949</text:p>
          </table:table-cell>
          <table:table-cell office:value-type="float" office:value="-0.3295671" calcext:value-type="float">
            <text:p>-0.3295671</text:p>
          </table:table-cell>
          <table:table-cell office:value-type="float" office:value="0.05144953" calcext:value-type="float">
            <text:p>0.05144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.985" calcext:value-type="float">
            <text:p>15.985</text:p>
          </table:table-cell>
          <table:table-cell office:value-type="float" office:value="-129.2632" calcext:value-type="float">
            <text:p>-129.2632</text:p>
          </table:table-cell>
          <table:table-cell office:value-type="float" office:value="128.1253" calcext:value-type="float">
            <text:p>128.1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621" calcext:value-type="float">
            <text:p>8.621</text:p>
          </table:table-cell>
          <table:table-cell office:value-type="float" office:value="4.05711" calcext:value-type="float">
            <text:p>4.05711</text:p>
          </table:table-cell>
          <table:table-cell office:value-type="float" office:value="99.00485" calcext:value-type="float">
            <text:p>99.00485</text:p>
          </table:table-cell>
          <table:table-cell office:value-type="float" office:value="21.70978" calcext:value-type="float">
            <text:p>21.70978</text:p>
          </table:table-cell>
          <table:table-cell office:value-type="float" office:value="68.10541" calcext:value-type="float">
            <text:p>68.10541</text:p>
          </table:table-cell>
          <table:table-cell/>
          <table:table-cell table:formula="of:=([.M12]-[.M13])" office:value-type="float" office:value="5.152833" calcext:value-type="float">
            <text:p>5.152833</text:p>
          </table:table-cell>
          <table:table-cell table:formula="of:=[.N12]-[.N13]" office:value-type="float" office:value="-5.00024999999999" calcext:value-type="float">
            <text:p>-5.00024999999999</text:p>
          </table:table-cell>
          <table:table-cell table:formula="of:=[.O12]-[.O13]" office:value-type="float" office:value="-12.8272" calcext:value-type="float">
            <text:p>-12.8272</text:p>
          </table:table-cell>
          <table:table-cell table:formula="of:=[.P12]-[.P13]" office:value-type="float" office:value="-3.63337" calcext:value-type="float">
            <text:p>-3.63337</text:p>
          </table:table-cell>
          <table:table-cell/>
          <table:table-cell table:formula="of:=SIGN([.R12])" office:value-type="float" office:value="1" calcext:value-type="float">
            <text:p>1</text:p>
          </table:table-cell>
          <table:table-cell table:formula="of:=SIGN([.S12])" office:value-type="float" office:value="-1" calcext:value-type="float">
            <text:p>-1</text:p>
          </table:table-cell>
          <table:table-cell table:formula="of:=SIGN([.T12])" office:value-type="float" office:value="-1" calcext:value-type="float">
            <text:p>-1</text:p>
          </table:table-cell>
          <table:table-cell table:formula="of:=SIGN([.U12])" office:value-type="float" office:value="-1" calcext:value-type="float">
            <text:p>-1</text:p>
          </table:table-cell>
          <table:table-cell table:number-columns-repeated="3"/>
          <table:table-cell office:value-type="float" office:value="10.424" calcext:value-type="float">
            <text:p>10.424</text:p>
          </table:table-cell>
          <table:table-cell office:value-type="float" office:value="-4.64353" calcext:value-type="float">
            <text:p>-4.64353</text:p>
          </table:table-cell>
          <table:table-cell office:value-type="float" office:value="4.665409" calcext:value-type="float">
            <text:p>4.665409</text:p>
          </table:table-cell>
          <table:table-cell office:value-type="float" office:value="-0.8220762" calcext:value-type="float">
            <text:p>-0.8220762</text:p>
          </table:table-cell>
          <table:table-cell office:value-type="float" office:value="3.114373" calcext:value-type="float">
            <text:p>3.114373</text:p>
          </table:table-cell>
          <table:table-cell table:number-columns-repeated="2"/>
          <table:table-cell office:value-type="float" office:value="3.518" calcext:value-type="float">
            <text:p>3.518</text:p>
          </table:table-cell>
          <table:table-cell office:value-type="float" office:value="47.39242" calcext:value-type="float">
            <text:p>47.39242</text:p>
          </table:table-cell>
          <table:table-cell office:value-type="float" office:value="-205.8387" calcext:value-type="float">
            <text:p>-205.8387</text:p>
          </table:table-cell>
          <table:table-cell office:value-type="float" office:value="-0.1662963" calcext:value-type="float">
            <text:p>-0.1662963</text:p>
          </table:table-cell>
          <table:table-cell office:value-type="float" office:value="-4.523727" calcext:value-type="float">
            <text:p>-4.523727</text:p>
          </table:table-cell>
          <table:table-cell/>
          <table:table-cell table:formula="of:=SIGN([.AL12])" office:value-type="float" office:value="1" calcext:value-type="float">
            <text:p>1</text:p>
          </table:table-cell>
          <table:table-cell table:formula="of:=SIGN([.AM12])" office:value-type="float" office:value="-1" calcext:value-type="float">
            <text:p>-1</text:p>
          </table:table-cell>
          <table:table-cell table:formula="of:=SIGN([.AN12])" office:value-type="float" office:value="-1" calcext:value-type="float">
            <text:p>-1</text:p>
          </table:table-cell>
          <table:table-cell table:formula="of:=SIGN([.AO12])" office:value-type="float" office:value="-1" calcext:value-type="float">
            <text:p>-1</text:p>
          </table:table-cell>
          <table:table-cell table:number-columns-repeated="2"/>
          <table:table-cell office:value-type="float" office:value="4.262" calcext:value-type="float">
            <text:p>4.262</text:p>
          </table:table-cell>
          <table:table-cell office:value-type="float" office:value="-22.93609" calcext:value-type="float">
            <text:p>-22.93609</text:p>
          </table:table-cell>
          <table:table-cell office:value-type="float" office:value="-35.87672" calcext:value-type="float">
            <text:p>-35.87672</text:p>
          </table:table-cell>
          <table:table-cell office:value-type="float" office:value="-0.00886249" calcext:value-type="float">
            <text:p>-0.00886249</text:p>
          </table:table-cell>
          <table:table-cell office:value-type="float" office:value="-0.06194707" calcext:value-type="float">
            <text:p>-0.06194707</text:p>
          </table:table-cell>
          <table:table-cell/>
          <table:table-cell table:formula="of:=SIGN([.AX12])" office:value-type="float" office:value="-1" calcext:value-type="float">
            <text:p>-1</text:p>
          </table:table-cell>
          <table:table-cell table:formula="of:=SIGN([.AY12])" office:value-type="float" office:value="-1" calcext:value-type="float">
            <text:p>-1</text:p>
          </table:table-cell>
          <table:table-cell table:formula="of:=SIGN([.AZ12])" office:value-type="float" office:value="-1" calcext:value-type="float">
            <text:p>-1</text:p>
          </table:table-cell>
          <table:table-cell table:formula="of:=SIGN([.BA12])" office:value-type="float" office:value="-1" calcext:value-type="float">
            <text:p>-1</text:p>
          </table:table-cell>
          <table:table-cell table:number-columns-repeated="3"/>
          <table:table-cell office:value-type="float" office:value="3.957" calcext:value-type="float">
            <text:p>3.957</text:p>
          </table:table-cell>
          <table:table-cell office:value-type="float" office:value="-0.3732407" calcext:value-type="float">
            <text:p>-0.3732407</text:p>
          </table:table-cell>
          <table:table-cell office:value-type="float" office:value="0.1288711" calcext:value-type="float">
            <text:p>0.12887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009" calcext:value-type="float">
            <text:p>16.009</text:p>
          </table:table-cell>
          <table:table-cell office:value-type="float" office:value="-129.2583" calcext:value-type="float">
            <text:p>-129.2583</text:p>
          </table:table-cell>
          <table:table-cell office:value-type="float" office:value="128.1222" calcext:value-type="float">
            <text:p>128.12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782" calcext:value-type="float">
            <text:p>8.782</text:p>
          </table:table-cell>
          <table:table-cell office:value-type="float" office:value="-1.095723" calcext:value-type="float">
            <text:p>-1.095723</text:p>
          </table:table-cell>
          <table:table-cell office:value-type="float" office:value="104.0051" calcext:value-type="float">
            <text:p>104.0051</text:p>
          </table:table-cell>
          <table:table-cell office:value-type="float" office:value="34.53698" calcext:value-type="float">
            <text:p>34.53698</text:p>
          </table:table-cell>
          <table:table-cell office:value-type="float" office:value="71.73878" calcext:value-type="float">
            <text:p>71.73878</text:p>
          </table:table-cell>
          <table:table-cell/>
          <table:table-cell table:formula="of:=([.M13]-[.M14])" office:value-type="float" office:value="0.379581" calcext:value-type="float">
            <text:p>0.379581</text:p>
          </table:table-cell>
          <table:table-cell table:formula="of:=[.N13]-[.N14]" office:value-type="float" office:value="-0.299999999999997" calcext:value-type="float">
            <text:p>-0.299999999999997</text:p>
          </table:table-cell>
          <table:table-cell table:formula="of:=[.O13]-[.O14]" office:value-type="float" office:value="-0.63814" calcext:value-type="float">
            <text:p>-0.63814</text:p>
          </table:table-cell>
          <table:table-cell table:formula="of:=[.P13]-[.P14]" office:value-type="float" office:value="-0.223929999999996" calcext:value-type="float">
            <text:p>-0.223929999999996</text:p>
          </table:table-cell>
          <table:table-cell/>
          <table:table-cell table:formula="of:=SIGN([.R13])" office:value-type="float" office:value="1" calcext:value-type="float">
            <text:p>1</text:p>
          </table:table-cell>
          <table:table-cell table:formula="of:=SIGN([.S13])" office:value-type="float" office:value="-1" calcext:value-type="float">
            <text:p>-1</text:p>
          </table:table-cell>
          <table:table-cell table:formula="of:=SIGN([.T13])" office:value-type="float" office:value="-1" calcext:value-type="float">
            <text:p>-1</text:p>
          </table:table-cell>
          <table:table-cell table:formula="of:=SIGN([.U13])" office:value-type="float" office:value="-1" calcext:value-type="float">
            <text:p>-1</text:p>
          </table:table-cell>
          <table:table-cell table:number-columns-repeated="3"/>
          <table:table-cell office:value-type="float" office:value="10.435" calcext:value-type="float">
            <text:p>10.435</text:p>
          </table:table-cell>
          <table:table-cell office:value-type="float" office:value="-4.5423" calcext:value-type="float">
            <text:p>-4.5423</text:p>
          </table:table-cell>
          <table:table-cell office:value-type="float" office:value="4.563703" calcext:value-type="float">
            <text:p>4.563703</text:p>
          </table:table-cell>
          <table:table-cell office:value-type="float" office:value="-1.190762" calcext:value-type="float">
            <text:p>-1.190762</text:p>
          </table:table-cell>
          <table:table-cell office:value-type="float" office:value="3.828031" calcext:value-type="float">
            <text:p>3.828031</text:p>
          </table:table-cell>
          <table:table-cell table:number-columns-repeated="2"/>
          <table:table-cell office:value-type="float" office:value="3.532" calcext:value-type="float">
            <text:p>3.532</text:p>
          </table:table-cell>
          <table:table-cell office:value-type="float" office:value="45.86723" calcext:value-type="float">
            <text:p>45.86723</text:p>
          </table:table-cell>
          <table:table-cell office:value-type="float" office:value="-199.6536" calcext:value-type="float">
            <text:p>-199.6536</text:p>
          </table:table-cell>
          <table:table-cell office:value-type="float" office:value="-0.1847825" calcext:value-type="float">
            <text:p>-0.1847825</text:p>
          </table:table-cell>
          <table:table-cell office:value-type="float" office:value="-4.714367" calcext:value-type="float">
            <text:p>-4.714367</text:p>
          </table:table-cell>
          <table:table-cell/>
          <table:table-cell table:formula="of:=SIGN([.AL13])" office:value-type="float" office:value="1" calcext:value-type="float">
            <text:p>1</text:p>
          </table:table-cell>
          <table:table-cell table:formula="of:=SIGN([.AM13])" office:value-type="float" office:value="-1" calcext:value-type="float">
            <text:p>-1</text:p>
          </table:table-cell>
          <table:table-cell table:formula="of:=SIGN([.AN13])" office:value-type="float" office:value="-1" calcext:value-type="float">
            <text:p>-1</text:p>
          </table:table-cell>
          <table:table-cell table:formula="of:=SIGN([.AO13])" office:value-type="float" office:value="-1" calcext:value-type="float">
            <text:p>-1</text:p>
          </table:table-cell>
          <table:table-cell table:number-columns-repeated="2"/>
          <table:table-cell office:value-type="float" office:value="4.273" calcext:value-type="float">
            <text:p>4.273</text:p>
          </table:table-cell>
          <table:table-cell office:value-type="float" office:value="-23.70682" calcext:value-type="float">
            <text:p>-23.70682</text:p>
          </table:table-cell>
          <table:table-cell office:value-type="float" office:value="-37.02042" calcext:value-type="float">
            <text:p>-37.02042</text:p>
          </table:table-cell>
          <table:table-cell office:value-type="float" office:value="-0.008862405" calcext:value-type="float">
            <text:p>-0.008862405</text:p>
          </table:table-cell>
          <table:table-cell office:value-type="float" office:value="-0.06194711" calcext:value-type="float">
            <text:p>-0.06194711</text:p>
          </table:table-cell>
          <table:table-cell/>
          <table:table-cell table:formula="of:=SIGN([.AX13])" office:value-type="float" office:value="-1" calcext:value-type="float">
            <text:p>-1</text:p>
          </table:table-cell>
          <table:table-cell table:formula="of:=SIGN([.AY13])" office:value-type="float" office:value="-1" calcext:value-type="float">
            <text:p>-1</text:p>
          </table:table-cell>
          <table:table-cell table:formula="of:=SIGN([.AZ13])" office:value-type="float" office:value="-1" calcext:value-type="float">
            <text:p>-1</text:p>
          </table:table-cell>
          <table:table-cell table:formula="of:=SIGN([.BA13])" office:value-type="float" office:value="-1" calcext:value-type="float">
            <text:p>-1</text:p>
          </table:table-cell>
          <table:table-cell table:number-columns-repeated="3"/>
          <table:table-cell office:value-type="float" office:value="3.965" calcext:value-type="float">
            <text:p>3.965</text:p>
          </table:table-cell>
          <table:table-cell office:value-type="float" office:value="-0.1911474" calcext:value-type="float">
            <text:p>-0.1911474</text:p>
          </table:table-cell>
          <table:table-cell office:value-type="float" office:value="0.06826095" calcext:value-type="float">
            <text:p>0.068260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032" calcext:value-type="float">
            <text:p>16.032</text:p>
          </table:table-cell>
          <table:table-cell office:value-type="float" office:value="-129.2271" calcext:value-type="float">
            <text:p>-129.2271</text:p>
          </table:table-cell>
          <table:table-cell office:value-type="float" office:value="128.1592" calcext:value-type="float">
            <text:p>128.1592</text:p>
          </table:table-cell>
          <table:table-cell office:value-type="float" office:value="0.002962946" calcext:value-type="float">
            <text:p>0.002962946</text:p>
          </table:table-cell>
          <table:table-cell office:value-type="float" office:value="-0.01708613" calcext:value-type="float">
            <text:p>-0.01708613</text:p>
          </table:table-cell>
          <table:table-cell table:number-columns-repeated="5"/>
          <table:table-cell office:value-type="float" office:value="8.796" calcext:value-type="float">
            <text:p>8.796</text:p>
          </table:table-cell>
          <table:table-cell office:value-type="float" office:value="-1.475304" calcext:value-type="float">
            <text:p>-1.475304</text:p>
          </table:table-cell>
          <table:table-cell office:value-type="float" office:value="104.3051" calcext:value-type="float">
            <text:p>104.3051</text:p>
          </table:table-cell>
          <table:table-cell office:value-type="float" office:value="35.17512" calcext:value-type="float">
            <text:p>35.17512</text:p>
          </table:table-cell>
          <table:table-cell office:value-type="float" office:value="71.96271" calcext:value-type="float">
            <text:p>71.96271</text:p>
          </table:table-cell>
          <table:table-cell/>
          <table:table-cell table:formula="of:=([.M14]-[.M15])" office:value-type="float" office:value="0.626597" calcext:value-type="float">
            <text:p>0.626597</text:p>
          </table:table-cell>
          <table:table-cell table:formula="of:=[.N14]-[.N15]" office:value-type="float" office:value="-0.480699999999999" calcext:value-type="float">
            <text:p>-0.480699999999999</text:p>
          </table:table-cell>
          <table:table-cell table:formula="of:=[.O14]-[.O15]" office:value-type="float" office:value="-1.47408" calcext:value-type="float">
            <text:p>-1.47408</text:p>
          </table:table-cell>
          <table:table-cell table:formula="of:=[.P14]-[.P15]" office:value-type="float" office:value="-0.537170000000003" calcext:value-type="float">
            <text:p>-0.537170000000003</text:p>
          </table:table-cell>
          <table:table-cell/>
          <table:table-cell table:formula="of:=SIGN([.R14])" office:value-type="float" office:value="1" calcext:value-type="float">
            <text:p>1</text:p>
          </table:table-cell>
          <table:table-cell table:formula="of:=SIGN([.S14])" office:value-type="float" office:value="-1" calcext:value-type="float">
            <text:p>-1</text:p>
          </table:table-cell>
          <table:table-cell table:formula="of:=SIGN([.T14])" office:value-type="float" office:value="-1" calcext:value-type="float">
            <text:p>-1</text:p>
          </table:table-cell>
          <table:table-cell table:formula="of:=SIGN([.U14])" office:value-type="float" office:value="-1" calcext:value-type="float">
            <text:p>-1</text:p>
          </table:table-cell>
          <table:table-cell table:number-columns-repeated="3"/>
          <table:table-cell office:value-type="float" office:value="10.446" calcext:value-type="float">
            <text:p>10.446</text:p>
          </table:table-cell>
          <table:table-cell office:value-type="float" office:value="-4.443277" calcext:value-type="float">
            <text:p>-4.443277</text:p>
          </table:table-cell>
          <table:table-cell office:value-type="float" office:value="4.464213" calcext:value-type="float">
            <text:p>4.464213</text:p>
          </table:table-cell>
          <table:table-cell office:value-type="float" office:value="-1.262123" calcext:value-type="float">
            <text:p>-1.262123</text:p>
          </table:table-cell>
          <table:table-cell office:value-type="float" office:value="4.447058" calcext:value-type="float">
            <text:p>4.447058</text:p>
          </table:table-cell>
          <table:table-cell table:number-columns-repeated="2"/>
          <table:table-cell office:value-type="float" office:value="3.545" calcext:value-type="float">
            <text:p>3.545</text:p>
          </table:table-cell>
          <table:table-cell office:value-type="float" office:value="43.27794" calcext:value-type="float">
            <text:p>43.27794</text:p>
          </table:table-cell>
          <table:table-cell office:value-type="float" office:value="-189.1823" calcext:value-type="float">
            <text:p>-189.1823</text:p>
          </table:table-cell>
          <table:table-cell office:value-type="float" office:value="-0.2213075" calcext:value-type="float">
            <text:p>-0.2213075</text:p>
          </table:table-cell>
          <table:table-cell office:value-type="float" office:value="-5.095678" calcext:value-type="float">
            <text:p>-5.095678</text:p>
          </table:table-cell>
          <table:table-cell/>
          <table:table-cell table:formula="of:=SIGN([.AL14])" office:value-type="float" office:value="1" calcext:value-type="float">
            <text:p>1</text:p>
          </table:table-cell>
          <table:table-cell table:formula="of:=SIGN([.AM14])" office:value-type="float" office:value="-1" calcext:value-type="float">
            <text:p>-1</text:p>
          </table:table-cell>
          <table:table-cell table:formula="of:=SIGN([.AN14])" office:value-type="float" office:value="-1" calcext:value-type="float">
            <text:p>-1</text:p>
          </table:table-cell>
          <table:table-cell table:formula="of:=SIGN([.AO14])" office:value-type="float" office:value="-1" calcext:value-type="float">
            <text:p>-1</text:p>
          </table:table-cell>
          <table:table-cell table:number-columns-repeated="2"/>
          <table:table-cell office:value-type="float" office:value="4.284" calcext:value-type="float">
            <text:p>4.284</text:p>
          </table:table-cell>
          <table:table-cell office:value-type="float" office:value="-24.40527" calcext:value-type="float">
            <text:p>-24.40527</text:p>
          </table:table-cell>
          <table:table-cell office:value-type="float" office:value="-38.03735" calcext:value-type="float">
            <text:p>-38.03735</text:p>
          </table:table-cell>
          <table:table-cell office:value-type="float" office:value="-0.00886249" calcext:value-type="float">
            <text:p>-0.00886249</text:p>
          </table:table-cell>
          <table:table-cell office:value-type="float" office:value="-0.06194707" calcext:value-type="float">
            <text:p>-0.06194707</text:p>
          </table:table-cell>
          <table:table-cell/>
          <table:table-cell table:formula="of:=SIGN([.AX14])" office:value-type="float" office:value="-1" calcext:value-type="float">
            <text:p>-1</text:p>
          </table:table-cell>
          <table:table-cell table:formula="of:=SIGN([.AY14])" office:value-type="float" office:value="-1" calcext:value-type="float">
            <text:p>-1</text:p>
          </table:table-cell>
          <table:table-cell table:formula="of:=SIGN([.AZ14])" office:value-type="float" office:value="-1" calcext:value-type="float">
            <text:p>-1</text:p>
          </table:table-cell>
          <table:table-cell table:formula="of:=SIGN([.BA14])" office:value-type="float" office:value="-1" calcext:value-type="float">
            <text:p>-1</text:p>
          </table:table-cell>
          <table:table-cell table:number-columns-repeated="3"/>
          <table:table-cell office:value-type="float" office:value="3.973" calcext:value-type="float">
            <text:p>3.973</text:p>
          </table:table-cell>
          <table:table-cell office:value-type="float" office:value="-0.4179897" calcext:value-type="float">
            <text:p>-0.4179897</text:p>
          </table:table-cell>
          <table:table-cell office:value-type="float" office:value="0.1867549" calcext:value-type="float">
            <text:p>0.18675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055" calcext:value-type="float">
            <text:p>16.055</text:p>
          </table:table-cell>
          <table:table-cell office:value-type="float" office:value="-129.2013" calcext:value-type="float">
            <text:p>-129.2013</text:p>
          </table:table-cell>
          <table:table-cell office:value-type="float" office:value="128.1835" calcext:value-type="float">
            <text:p>128.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809" calcext:value-type="float">
            <text:p>8.809</text:p>
          </table:table-cell>
          <table:table-cell office:value-type="float" office:value="-2.101901" calcext:value-type="float">
            <text:p>-2.101901</text:p>
          </table:table-cell>
          <table:table-cell office:value-type="float" office:value="104.7858" calcext:value-type="float">
            <text:p>104.7858</text:p>
          </table:table-cell>
          <table:table-cell office:value-type="float" office:value="36.6492" calcext:value-type="float">
            <text:p>36.6492</text:p>
          </table:table-cell>
          <table:table-cell office:value-type="float" office:value="72.49988" calcext:value-type="float">
            <text:p>72.49988</text:p>
          </table:table-cell>
          <table:table-cell/>
          <table:table-cell table:formula="of:=([.M15]-[.M16])" office:value-type="float" office:value="0.549988" calcext:value-type="float">
            <text:p>0.549988</text:p>
          </table:table-cell>
          <table:table-cell table:formula="of:=[.N15]-[.N16]" office:value-type="float" office:value="-0.4148" calcext:value-type="float">
            <text:p>-0.4148</text:p>
          </table:table-cell>
          <table:table-cell table:formula="of:=[.O15]-[.O16]" office:value-type="float" office:value="-1.06403" calcext:value-type="float">
            <text:p>-1.06403</text:p>
          </table:table-cell>
          <table:table-cell table:formula="of:=[.P15]-[.P16]" office:value-type="float" office:value="-0.444659999999999" calcext:value-type="float">
            <text:p>-0.444659999999999</text:p>
          </table:table-cell>
          <table:table-cell/>
          <table:table-cell table:formula="of:=SIGN([.R15])" office:value-type="float" office:value="1" calcext:value-type="float">
            <text:p>1</text:p>
          </table:table-cell>
          <table:table-cell table:formula="of:=SIGN([.S15])" office:value-type="float" office:value="-1" calcext:value-type="float">
            <text:p>-1</text:p>
          </table:table-cell>
          <table:table-cell table:formula="of:=SIGN([.T15])" office:value-type="float" office:value="-1" calcext:value-type="float">
            <text:p>-1</text:p>
          </table:table-cell>
          <table:table-cell table:formula="of:=SIGN([.U15])" office:value-type="float" office:value="-1" calcext:value-type="float">
            <text:p>-1</text:p>
          </table:table-cell>
          <table:table-cell table:number-columns-repeated="3"/>
          <table:table-cell office:value-type="float" office:value="10.617" calcext:value-type="float">
            <text:p>10.617</text:p>
          </table:table-cell>
          <table:table-cell office:value-type="float" office:value="-7.671074" calcext:value-type="float">
            <text:p>-7.671074</text:p>
          </table:table-cell>
          <table:table-cell office:value-type="float" office:value="14.41533" calcext:value-type="float">
            <text:p>14.41533</text:p>
          </table:table-cell>
          <table:table-cell office:value-type="float" office:value="-1.448627" calcext:value-type="float">
            <text:p>-1.448627</text:p>
          </table:table-cell>
          <table:table-cell office:value-type="float" office:value="16.067" calcext:value-type="float">
            <text:p>16.067</text:p>
          </table:table-cell>
          <table:table-cell table:number-columns-repeated="2"/>
          <table:table-cell office:value-type="float" office:value="3.556" calcext:value-type="float">
            <text:p>3.556</text:p>
          </table:table-cell>
          <table:table-cell office:value-type="float" office:value="41.5241" calcext:value-type="float">
            <text:p>41.5241</text:p>
          </table:table-cell>
          <table:table-cell office:value-type="float" office:value="-182.1001" calcext:value-type="float">
            <text:p>-182.1001</text:p>
          </table:table-cell>
          <table:table-cell office:value-type="float" office:value="-0.2564228" calcext:value-type="float">
            <text:p>-0.2564228</text:p>
          </table:table-cell>
          <table:table-cell office:value-type="float" office:value="-5.216939" calcext:value-type="float">
            <text:p>-5.216939</text:p>
          </table:table-cell>
          <table:table-cell/>
          <table:table-cell table:formula="of:=SIGN([.AL15])" office:value-type="float" office:value="1" calcext:value-type="float">
            <text:p>1</text:p>
          </table:table-cell>
          <table:table-cell table:formula="of:=SIGN([.AM15])" office:value-type="float" office:value="-1" calcext:value-type="float">
            <text:p>-1</text:p>
          </table:table-cell>
          <table:table-cell table:formula="of:=SIGN([.AN15])" office:value-type="float" office:value="-1" calcext:value-type="float">
            <text:p>-1</text:p>
          </table:table-cell>
          <table:table-cell table:formula="of:=SIGN([.AO15])" office:value-type="float" office:value="-1" calcext:value-type="float">
            <text:p>-1</text:p>
          </table:table-cell>
          <table:table-cell table:number-columns-repeated="2"/>
          <table:table-cell office:value-type="float" office:value="4.295" calcext:value-type="float">
            <text:p>4.295</text:p>
          </table:table-cell>
          <table:table-cell office:value-type="float" office:value="-25.22469" calcext:value-type="float">
            <text:p>-25.22469</text:p>
          </table:table-cell>
          <table:table-cell office:value-type="float" office:value="-39.23071" calcext:value-type="float">
            <text:p>-39.23071</text:p>
          </table:table-cell>
          <table:table-cell office:value-type="float" office:value="-0.01701764" calcext:value-type="float">
            <text:p>-0.01701764</text:p>
          </table:table-cell>
          <table:table-cell office:value-type="float" office:value="-0.07110386" calcext:value-type="float">
            <text:p>-0.07110386</text:p>
          </table:table-cell>
          <table:table-cell/>
          <table:table-cell table:formula="of:=SIGN([.AX15])" office:value-type="float" office:value="-1" calcext:value-type="float">
            <text:p>-1</text:p>
          </table:table-cell>
          <table:table-cell table:formula="of:=SIGN([.AY15])" office:value-type="float" office:value="-1" calcext:value-type="float">
            <text:p>-1</text:p>
          </table:table-cell>
          <table:table-cell table:formula="of:=SIGN([.AZ15])" office:value-type="float" office:value="-1" calcext:value-type="float">
            <text:p>-1</text:p>
          </table:table-cell>
          <table:table-cell table:formula="of:=SIGN([.BA15])" office:value-type="float" office:value="-1" calcext:value-type="float">
            <text:p>-1</text:p>
          </table:table-cell>
          <table:table-cell table:number-columns-repeated="3"/>
          <table:table-cell office:value-type="float" office:value="3.981" calcext:value-type="float">
            <text:p>3.981</text:p>
          </table:table-cell>
          <table:table-cell office:value-type="float" office:value="-0.4098104" calcext:value-type="float">
            <text:p>-0.4098104</text:p>
          </table:table-cell>
          <table:table-cell office:value-type="float" office:value="0.1589322" calcext:value-type="float">
            <text:p>0.15893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077" calcext:value-type="float">
            <text:p>16.077</text:p>
          </table:table-cell>
          <table:table-cell office:value-type="float" office:value="-129.2365" calcext:value-type="float">
            <text:p>-129.2365</text:p>
          </table:table-cell>
          <table:table-cell office:value-type="float" office:value="128.0489" calcext:value-type="float">
            <text:p>128.0489</text:p>
          </table:table-cell>
          <table:table-cell office:value-type="float" office:value="-0.003153172" calcext:value-type="float">
            <text:p>-0.003153172</text:p>
          </table:table-cell>
          <table:table-cell office:value-type="float" office:value="0.01705108" calcext:value-type="float">
            <text:p>0.01705108</text:p>
          </table:table-cell>
          <table:table-cell table:number-columns-repeated="5"/>
          <table:table-cell office:value-type="float" office:value="8.821" calcext:value-type="float">
            <text:p>8.821</text:p>
          </table:table-cell>
          <table:table-cell office:value-type="float" office:value="-2.651889" calcext:value-type="float">
            <text:p>-2.651889</text:p>
          </table:table-cell>
          <table:table-cell office:value-type="float" office:value="105.2006" calcext:value-type="float">
            <text:p>105.2006</text:p>
          </table:table-cell>
          <table:table-cell office:value-type="float" office:value="37.71323" calcext:value-type="float">
            <text:p>37.71323</text:p>
          </table:table-cell>
          <table:table-cell office:value-type="float" office:value="72.94454" calcext:value-type="float">
            <text:p>72.94454</text:p>
          </table:table-cell>
          <table:table-cell/>
          <table:table-cell table:formula="of:=([.M16]-[.M17])" office:value-type="float" office:value="0.470678" calcext:value-type="float">
            <text:p>0.470678</text:p>
          </table:table-cell>
          <table:table-cell table:formula="of:=[.N16]-[.N17]" office:value-type="float" office:value="-0.334400000000002" calcext:value-type="float">
            <text:p>-0.334400000000002</text:p>
          </table:table-cell>
          <table:table-cell table:formula="of:=[.O16]-[.O17]" office:value-type="float" office:value="-0.863" calcext:value-type="float">
            <text:p>-0.863</text:p>
          </table:table-cell>
          <table:table-cell table:formula="of:=[.P16]-[.P17]" office:value-type="float" office:value="-0.287399999999991" calcext:value-type="float">
            <text:p>-0.287399999999991</text:p>
          </table:table-cell>
          <table:table-cell/>
          <table:table-cell table:formula="of:=SIGN([.R16])" office:value-type="float" office:value="1" calcext:value-type="float">
            <text:p>1</text:p>
          </table:table-cell>
          <table:table-cell table:formula="of:=SIGN([.S16])" office:value-type="float" office:value="-1" calcext:value-type="float">
            <text:p>-1</text:p>
          </table:table-cell>
          <table:table-cell table:formula="of:=SIGN([.T16])" office:value-type="float" office:value="-1" calcext:value-type="float">
            <text:p>-1</text:p>
          </table:table-cell>
          <table:table-cell table:formula="of:=SIGN([.U16])" office:value-type="float" office:value="-1" calcext:value-type="float">
            <text:p>-1</text:p>
          </table:table-cell>
          <table:table-cell table:number-columns-repeated="3"/>
          <table:table-cell office:value-type="float" office:value="10.628" calcext:value-type="float">
            <text:p>10.628</text:p>
          </table:table-cell>
          <table:table-cell office:value-type="float" office:value="-7.503842" calcext:value-type="float">
            <text:p>-7.503842</text:p>
          </table:table-cell>
          <table:table-cell office:value-type="float" office:value="14.10107" calcext:value-type="float">
            <text:p>14.10107</text:p>
          </table:table-cell>
          <table:table-cell office:value-type="float" office:value="-1.34356" calcext:value-type="float">
            <text:p>-1.34356</text:p>
          </table:table-cell>
          <table:table-cell office:value-type="float" office:value="17.05334" calcext:value-type="float">
            <text:p>17.05334</text:p>
          </table:table-cell>
          <table:table-cell table:number-columns-repeated="2"/>
          <table:table-cell office:value-type="float" office:value="3.567" calcext:value-type="float">
            <text:p>3.567</text:p>
          </table:table-cell>
          <table:table-cell office:value-type="float" office:value="39.80884" calcext:value-type="float">
            <text:p>39.80884</text:p>
          </table:table-cell>
          <table:table-cell office:value-type="float" office:value="-175.1867" calcext:value-type="float">
            <text:p>-175.1867</text:p>
          </table:table-cell>
          <table:table-cell office:value-type="float" office:value="-0.239681" calcext:value-type="float">
            <text:p>-0.239681</text:p>
          </table:table-cell>
          <table:table-cell office:value-type="float" office:value="-5.425072" calcext:value-type="float">
            <text:p>-5.425072</text:p>
          </table:table-cell>
          <table:table-cell/>
          <table:table-cell table:formula="of:=SIGN([.AL16])" office:value-type="float" office:value="1" calcext:value-type="float">
            <text:p>1</text:p>
          </table:table-cell>
          <table:table-cell table:formula="of:=SIGN([.AM16])" office:value-type="float" office:value="-1" calcext:value-type="float">
            <text:p>-1</text:p>
          </table:table-cell>
          <table:table-cell table:formula="of:=SIGN([.AN16])" office:value-type="float" office:value="-1" calcext:value-type="float">
            <text:p>-1</text:p>
          </table:table-cell>
          <table:table-cell table:formula="of:=SIGN([.AO16])" office:value-type="float" office:value="-1" calcext:value-type="float">
            <text:p>-1</text:p>
          </table:table-cell>
          <table:table-cell table:number-columns-repeated="2"/>
          <table:table-cell office:value-type="float" office:value="4.307" calcext:value-type="float">
            <text:p>4.307</text:p>
          </table:table-cell>
          <table:table-cell office:value-type="float" office:value="-25.95819" calcext:value-type="float">
            <text:p>-25.95819</text:p>
          </table:table-cell>
          <table:table-cell office:value-type="float" office:value="-40.29926" calcext:value-type="float">
            <text:p>-40.29926</text:p>
          </table:table-cell>
          <table:table-cell office:value-type="float" office:value="-0.0007362099" calcext:value-type="float">
            <text:p>-0.0007362099</text:p>
          </table:table-cell>
          <table:table-cell office:value-type="float" office:value="-0.05276458" calcext:value-type="float">
            <text:p>-0.05276458</text:p>
          </table:table-cell>
          <table:table-cell/>
          <table:table-cell table:formula="of:=SIGN([.AX16])" office:value-type="float" office:value="-1" calcext:value-type="float">
            <text:p>-1</text:p>
          </table:table-cell>
          <table:table-cell table:formula="of:=SIGN([.AY16])" office:value-type="float" office:value="-1" calcext:value-type="float">
            <text:p>-1</text:p>
          </table:table-cell>
          <table:table-cell table:formula="of:=SIGN([.AZ16])" office:value-type="float" office:value="-1" calcext:value-type="float">
            <text:p>-1</text:p>
          </table:table-cell>
          <table:table-cell table:formula="of:=SIGN([.BA16])" office:value-type="float" office:value="-1" calcext:value-type="float">
            <text:p>-1</text:p>
          </table:table-cell>
          <table:table-cell table:number-columns-repeated="3"/>
          <table:table-cell office:value-type="float" office:value="3.989" calcext:value-type="float">
            <text:p>3.989</text:p>
          </table:table-cell>
          <table:table-cell office:value-type="float" office:value="-0.3228731" calcext:value-type="float">
            <text:p>-0.3228731</text:p>
          </table:table-cell>
          <table:table-cell office:value-type="float" office:value="0.1066527" calcext:value-type="float">
            <text:p>0.10665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249" calcext:value-type="float">
            <text:p>16.249</text:p>
          </table:table-cell>
          <table:table-cell office:value-type="float" office:value="-129.2885" calcext:value-type="float">
            <text:p>-129.2885</text:p>
          </table:table-cell>
          <table:table-cell office:value-type="float" office:value="128.1162" calcext:value-type="float">
            <text:p>128.1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832" calcext:value-type="float">
            <text:p>8.832</text:p>
          </table:table-cell>
          <table:table-cell office:value-type="float" office:value="-3.122567" calcext:value-type="float">
            <text:p>-3.122567</text:p>
          </table:table-cell>
          <table:table-cell office:value-type="float" office:value="105.535" calcext:value-type="float">
            <text:p>105.535</text:p>
          </table:table-cell>
          <table:table-cell office:value-type="float" office:value="38.57623" calcext:value-type="float">
            <text:p>38.57623</text:p>
          </table:table-cell>
          <table:table-cell office:value-type="float" office:value="73.23194" calcext:value-type="float">
            <text:p>73.23194</text:p>
          </table:table-cell>
          <table:table-cell/>
          <table:table-cell table:formula="of:=([.M17]-[.M18])" office:value-type="float" office:value="0.554397" calcext:value-type="float">
            <text:p>0.554397</text:p>
          </table:table-cell>
          <table:table-cell table:formula="of:=[.N17]-[.N18]" office:value-type="float" office:value="-0.3673" calcext:value-type="float">
            <text:p>-0.3673</text:p>
          </table:table-cell>
          <table:table-cell table:formula="of:=[.O17]-[.O18]" office:value-type="float" office:value="-0.881839999999997" calcext:value-type="float">
            <text:p>-0.881839999999997</text:p>
          </table:table-cell>
          <table:table-cell table:formula="of:=[.P17]-[.P18]" office:value-type="float" office:value="-0.225950000000012" calcext:value-type="float">
            <text:p>-0.225950000000012</text:p>
          </table:table-cell>
          <table:table-cell/>
          <table:table-cell table:formula="of:=SIGN([.R17])" office:value-type="float" office:value="1" calcext:value-type="float">
            <text:p>1</text:p>
          </table:table-cell>
          <table:table-cell table:formula="of:=SIGN([.S17])" office:value-type="float" office:value="-1" calcext:value-type="float">
            <text:p>-1</text:p>
          </table:table-cell>
          <table:table-cell table:formula="of:=SIGN([.T17])" office:value-type="float" office:value="-1" calcext:value-type="float">
            <text:p>-1</text:p>
          </table:table-cell>
          <table:table-cell table:formula="of:=SIGN([.U17])" office:value-type="float" office:value="-1" calcext:value-type="float">
            <text:p>-1</text:p>
          </table:table-cell>
          <table:table-cell table:number-columns-repeated="3"/>
          <table:table-cell office:value-type="float" office:value="10.639" calcext:value-type="float">
            <text:p>10.639</text:p>
          </table:table-cell>
          <table:table-cell office:value-type="float" office:value="-7.34763" calcext:value-type="float">
            <text:p>-7.34763</text:p>
          </table:table-cell>
          <table:table-cell office:value-type="float" office:value="13.80752" calcext:value-type="float">
            <text:p>13.80752</text:p>
          </table:table-cell>
          <table:table-cell office:value-type="float" office:value="-1.208512" calcext:value-type="float">
            <text:p>-1.208512</text:p>
          </table:table-cell>
          <table:table-cell office:value-type="float" office:value="17.84871" calcext:value-type="float">
            <text:p>17.84871</text:p>
          </table:table-cell>
          <table:table-cell table:number-columns-repeated="2"/>
          <table:table-cell office:value-type="float" office:value="3.578" calcext:value-type="float">
            <text:p>3.578</text:p>
          </table:table-cell>
          <table:table-cell office:value-type="float" office:value="38.13097" calcext:value-type="float">
            <text:p>38.13097</text:p>
          </table:table-cell>
          <table:table-cell office:value-type="float" office:value="-168.4295" calcext:value-type="float">
            <text:p>-168.4295</text:p>
          </table:table-cell>
          <table:table-cell office:value-type="float" office:value="-0.2660702" calcext:value-type="float">
            <text:p>-0.2660702</text:p>
          </table:table-cell>
          <table:table-cell office:value-type="float" office:value="-5.607095" calcext:value-type="float">
            <text:p>-5.607095</text:p>
          </table:table-cell>
          <table:table-cell/>
          <table:table-cell table:formula="of:=SIGN([.AL17])" office:value-type="float" office:value="1" calcext:value-type="float">
            <text:p>1</text:p>
          </table:table-cell>
          <table:table-cell table:formula="of:=SIGN([.AM17])" office:value-type="float" office:value="-1" calcext:value-type="float">
            <text:p>-1</text:p>
          </table:table-cell>
          <table:table-cell table:formula="of:=SIGN([.AN17])" office:value-type="float" office:value="-1" calcext:value-type="float">
            <text:p>-1</text:p>
          </table:table-cell>
          <table:table-cell table:formula="of:=SIGN([.AO17])" office:value-type="float" office:value="-1" calcext:value-type="float">
            <text:p>-1</text:p>
          </table:table-cell>
          <table:table-cell table:number-columns-repeated="2"/>
          <table:table-cell office:value-type="float" office:value="4.321" calcext:value-type="float">
            <text:p>4.321</text:p>
          </table:table-cell>
          <table:table-cell office:value-type="float" office:value="-26.57851" calcext:value-type="float">
            <text:p>-26.57851</text:p>
          </table:table-cell>
          <table:table-cell office:value-type="float" office:value="-41.20319" calcext:value-type="float">
            <text:p>-41.20319</text:p>
          </table:table-cell>
          <table:table-cell office:value-type="float" office:value="-0.008853046" calcext:value-type="float">
            <text:p>-0.008853046</text:p>
          </table:table-cell>
          <table:table-cell office:value-type="float" office:value="-0.06195539" calcext:value-type="float">
            <text:p>-0.06195539</text:p>
          </table:table-cell>
          <table:table-cell/>
          <table:table-cell table:formula="of:=SIGN([.AX17])" office:value-type="float" office:value="-1" calcext:value-type="float">
            <text:p>-1</text:p>
          </table:table-cell>
          <table:table-cell table:formula="of:=SIGN([.AY17])" office:value-type="float" office:value="-1" calcext:value-type="float">
            <text:p>-1</text:p>
          </table:table-cell>
          <table:table-cell table:formula="of:=SIGN([.AZ17])" office:value-type="float" office:value="-1" calcext:value-type="float">
            <text:p>-1</text:p>
          </table:table-cell>
          <table:table-cell table:formula="of:=SIGN([.BA17])" office:value-type="float" office:value="-1" calcext:value-type="float">
            <text:p>-1</text:p>
          </table:table-cell>
          <table:table-cell table:number-columns-repeated="3"/>
          <table:table-cell office:value-type="float" office:value="3.997" calcext:value-type="float">
            <text:p>3.997</text:p>
          </table:table-cell>
          <table:table-cell office:value-type="float" office:value="-0.5425088" calcext:value-type="float">
            <text:p>-0.5425088</text:p>
          </table:table-cell>
          <table:table-cell office:value-type="float" office:value="0.1948472" calcext:value-type="float">
            <text:p>0.19484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275" calcext:value-type="float">
            <text:p>16.275</text:p>
          </table:table-cell>
          <table:table-cell office:value-type="float" office:value="-129.3622" calcext:value-type="float">
            <text:p>-129.3622</text:p>
          </table:table-cell>
          <table:table-cell office:value-type="float" office:value="128.1619" calcext:value-type="float">
            <text:p>128.1619</text:p>
          </table:table-cell>
          <table:table-cell office:value-type="float" office:value="-0.006266921" calcext:value-type="float">
            <text:p>-0.006266921</text:p>
          </table:table-cell>
          <table:table-cell office:value-type="float" office:value="-0.01053987" calcext:value-type="float">
            <text:p>-0.01053987</text:p>
          </table:table-cell>
          <table:table-cell table:number-columns-repeated="5"/>
          <table:table-cell office:value-type="float" office:value="8.843" calcext:value-type="float">
            <text:p>8.843</text:p>
          </table:table-cell>
          <table:table-cell office:value-type="float" office:value="-3.676964" calcext:value-type="float">
            <text:p>-3.676964</text:p>
          </table:table-cell>
          <table:table-cell office:value-type="float" office:value="105.9023" calcext:value-type="float">
            <text:p>105.9023</text:p>
          </table:table-cell>
          <table:table-cell office:value-type="float" office:value="39.45807" calcext:value-type="float">
            <text:p>39.45807</text:p>
          </table:table-cell>
          <table:table-cell office:value-type="float" office:value="73.45789" calcext:value-type="float">
            <text:p>73.45789</text:p>
          </table:table-cell>
          <table:table-cell/>
          <table:table-cell table:formula="of:=([.M18]-[.M19])" office:value-type="float" office:value="0.553201000000001" calcext:value-type="float">
            <text:p>0.553201000000001</text:p>
          </table:table-cell>
          <table:table-cell table:formula="of:=[.N18]-[.N19]" office:value-type="float" office:value="-0.358400000000003" calcext:value-type="float">
            <text:p>-0.358400000000003</text:p>
          </table:table-cell>
          <table:table-cell table:formula="of:=[.O18]-[.O19]" office:value-type="float" office:value="-1.05585" calcext:value-type="float">
            <text:p>-1.05585</text:p>
          </table:table-cell>
          <table:table-cell table:formula="of:=[.P18]-[.P19]" office:value-type="float" office:value="-0.341879999999989" calcext:value-type="float">
            <text:p>-0.341879999999989</text:p>
          </table:table-cell>
          <table:table-cell/>
          <table:table-cell table:formula="of:=SIGN([.R18])" office:value-type="float" office:value="1" calcext:value-type="float">
            <text:p>1</text:p>
          </table:table-cell>
          <table:table-cell table:formula="of:=SIGN([.S18])" office:value-type="float" office:value="-1" calcext:value-type="float">
            <text:p>-1</text:p>
          </table:table-cell>
          <table:table-cell table:formula="of:=SIGN([.T18])" office:value-type="float" office:value="-1" calcext:value-type="float">
            <text:p>-1</text:p>
          </table:table-cell>
          <table:table-cell table:formula="of:=SIGN([.U18])" office:value-type="float" office:value="-1" calcext:value-type="float">
            <text:p>-1</text:p>
          </table:table-cell>
          <table:table-cell table:number-columns-repeated="3"/>
          <table:table-cell office:value-type="float" office:value="10.65" calcext:value-type="float">
            <text:p>10.65</text:p>
          </table:table-cell>
          <table:table-cell office:value-type="float" office:value="-7.194669" calcext:value-type="float">
            <text:p>-7.194669</text:p>
          </table:table-cell>
          <table:table-cell office:value-type="float" office:value="13.52008" calcext:value-type="float">
            <text:p>13.52008</text:p>
          </table:table-cell>
          <table:table-cell office:value-type="float" office:value="-0.9281094" calcext:value-type="float">
            <text:p>-0.9281094</text:p>
          </table:table-cell>
          <table:table-cell office:value-type="float" office:value="18.7199" calcext:value-type="float">
            <text:p>18.7199</text:p>
          </table:table-cell>
          <table:table-cell table:number-columns-repeated="2"/>
          <table:table-cell office:value-type="float" office:value="3.589" calcext:value-type="float">
            <text:p>3.589</text:p>
          </table:table-cell>
          <table:table-cell office:value-type="float" office:value="36.55555" calcext:value-type="float">
            <text:p>36.55555</text:p>
          </table:table-cell>
          <table:table-cell office:value-type="float" office:value="-162.1288" calcext:value-type="float">
            <text:p>-162.1288</text:p>
          </table:table-cell>
          <table:table-cell office:value-type="float" office:value="-0.2749591" calcext:value-type="float">
            <text:p>-0.2749591</text:p>
          </table:table-cell>
          <table:table-cell office:value-type="float" office:value="-5.771826" calcext:value-type="float">
            <text:p>-5.771826</text:p>
          </table:table-cell>
          <table:table-cell/>
          <table:table-cell table:formula="of:=SIGN([.AL18])" office:value-type="float" office:value="1" calcext:value-type="float">
            <text:p>1</text:p>
          </table:table-cell>
          <table:table-cell table:formula="of:=SIGN([.AM18])" office:value-type="float" office:value="-1" calcext:value-type="float">
            <text:p>-1</text:p>
          </table:table-cell>
          <table:table-cell table:formula="of:=SIGN([.AN18])" office:value-type="float" office:value="-1" calcext:value-type="float">
            <text:p>-1</text:p>
          </table:table-cell>
          <table:table-cell table:formula="of:=SIGN([.AO18])" office:value-type="float" office:value="-1" calcext:value-type="float">
            <text:p>-1</text:p>
          </table:table-cell>
          <table:table-cell table:number-columns-repeated="2"/>
          <table:table-cell office:value-type="float" office:value="4.333" calcext:value-type="float">
            <text:p>4.333</text:p>
          </table:table-cell>
          <table:table-cell office:value-type="float" office:value="-27.59713" calcext:value-type="float">
            <text:p>-27.59713</text:p>
          </table:table-cell>
          <table:table-cell office:value-type="float" office:value="-42.68847" calcext:value-type="float">
            <text:p>-42.68847</text:p>
          </table:table-cell>
          <table:table-cell office:value-type="float" office:value="-0.0007673669" calcext:value-type="float">
            <text:p>-0.0007673669</text:p>
          </table:table-cell>
          <table:table-cell office:value-type="float" office:value="-0.05270955" calcext:value-type="float">
            <text:p>-0.05270955</text:p>
          </table:table-cell>
          <table:table-cell/>
          <table:table-cell table:formula="of:=SIGN([.AX18])" office:value-type="float" office:value="-1" calcext:value-type="float">
            <text:p>-1</text:p>
          </table:table-cell>
          <table:table-cell table:formula="of:=SIGN([.AY18])" office:value-type="float" office:value="-1" calcext:value-type="float">
            <text:p>-1</text:p>
          </table:table-cell>
          <table:table-cell table:formula="of:=SIGN([.AZ18])" office:value-type="float" office:value="-1" calcext:value-type="float">
            <text:p>-1</text:p>
          </table:table-cell>
          <table:table-cell table:formula="of:=SIGN([.BA18])" office:value-type="float" office:value="-1" calcext:value-type="float">
            <text:p>-1</text:p>
          </table:table-cell>
          <table:table-cell table:number-columns-repeated="3"/>
          <table:table-cell office:value-type="float" office:value="4.006" calcext:value-type="float">
            <text:p>4.006</text:p>
          </table:table-cell>
          <table:table-cell office:value-type="float" office:value="-0.5075167" calcext:value-type="float">
            <text:p>-0.5075167</text:p>
          </table:table-cell>
          <table:table-cell office:value-type="float" office:value="0.1402799" calcext:value-type="float">
            <text:p>0.14027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298" calcext:value-type="float">
            <text:p>16.298</text:p>
          </table:table-cell>
          <table:table-cell office:value-type="float" office:value="-129.352" calcext:value-type="float">
            <text:p>-129.352</text:p>
          </table:table-cell>
          <table:table-cell office:value-type="float" office:value="128.2012" calcext:value-type="float">
            <text:p>128.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854" calcext:value-type="float">
            <text:p>8.854</text:p>
          </table:table-cell>
          <table:table-cell office:value-type="float" office:value="-4.230165" calcext:value-type="float">
            <text:p>-4.230165</text:p>
          </table:table-cell>
          <table:table-cell office:value-type="float" office:value="106.2607" calcext:value-type="float">
            <text:p>106.2607</text:p>
          </table:table-cell>
          <table:table-cell office:value-type="float" office:value="40.51392" calcext:value-type="float">
            <text:p>40.51392</text:p>
          </table:table-cell>
          <table:table-cell office:value-type="float" office:value="73.79977" calcext:value-type="float">
            <text:p>73.79977</text:p>
          </table:table-cell>
          <table:table-cell/>
          <table:table-cell table:formula="of:=([.M19]-[.M20])" office:value-type="float" office:value="0.488772" calcext:value-type="float">
            <text:p>0.488772</text:p>
          </table:table-cell>
          <table:table-cell table:formula="of:=[.N19]-[.N20]" office:value-type="float" office:value="-0.312200000000004" calcext:value-type="float">
            <text:p>-0.312200000000004</text:p>
          </table:table-cell>
          <table:table-cell table:formula="of:=[.O19]-[.O20]" office:value-type="float" office:value="-0.426470000000002" calcext:value-type="float">
            <text:p>-0.426470000000002</text:p>
          </table:table-cell>
          <table:table-cell table:formula="of:=[.P19]-[.P20]" office:value-type="float" office:value="-0.147310000000005" calcext:value-type="float">
            <text:p>-0.147310000000005</text:p>
          </table:table-cell>
          <table:table-cell/>
          <table:table-cell table:formula="of:=SIGN([.R19])" office:value-type="float" office:value="1" calcext:value-type="float">
            <text:p>1</text:p>
          </table:table-cell>
          <table:table-cell table:formula="of:=SIGN([.S19])" office:value-type="float" office:value="-1" calcext:value-type="float">
            <text:p>-1</text:p>
          </table:table-cell>
          <table:table-cell table:formula="of:=SIGN([.T19])" office:value-type="float" office:value="-1" calcext:value-type="float">
            <text:p>-1</text:p>
          </table:table-cell>
          <table:table-cell table:formula="of:=SIGN([.U19])" office:value-type="float" office:value="-1" calcext:value-type="float">
            <text:p>-1</text:p>
          </table:table-cell>
          <table:table-cell table:number-columns-repeated="3"/>
          <table:table-cell office:value-type="float" office:value="10.661" calcext:value-type="float">
            <text:p>10.661</text:p>
          </table:table-cell>
          <table:table-cell office:value-type="float" office:value="-7.051968" calcext:value-type="float">
            <text:p>-7.051968</text:p>
          </table:table-cell>
          <table:table-cell office:value-type="float" office:value="13.25191" calcext:value-type="float">
            <text:p>13.25191</text:p>
          </table:table-cell>
          <table:table-cell office:value-type="float" office:value="-0.8194165" calcext:value-type="float">
            <text:p>-0.8194165</text:p>
          </table:table-cell>
          <table:table-cell office:value-type="float" office:value="19.59244" calcext:value-type="float">
            <text:p>19.59244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35.49534" calcext:value-type="float">
            <text:p>35.49534</text:p>
          </table:table-cell>
          <table:table-cell office:value-type="float" office:value="-157.9284" calcext:value-type="float">
            <text:p>-157.9284</text:p>
          </table:table-cell>
          <table:table-cell office:value-type="float" office:value="-0.2404118" calcext:value-type="float">
            <text:p>-0.2404118</text:p>
          </table:table-cell>
          <table:table-cell office:value-type="float" office:value="-5.910585" calcext:value-type="float">
            <text:p>-5.910585</text:p>
          </table:table-cell>
          <table:table-cell/>
          <table:table-cell table:formula="of:=SIGN([.AL19])" office:value-type="float" office:value="1" calcext:value-type="float">
            <text:p>1</text:p>
          </table:table-cell>
          <table:table-cell table:formula="of:=SIGN([.AM19])" office:value-type="float" office:value="-1" calcext:value-type="float">
            <text:p>-1</text:p>
          </table:table-cell>
          <table:table-cell table:formula="of:=SIGN([.AN19])" office:value-type="float" office:value="-1" calcext:value-type="float">
            <text:p>-1</text:p>
          </table:table-cell>
          <table:table-cell table:formula="of:=SIGN([.AO19])" office:value-type="float" office:value="-1" calcext:value-type="float">
            <text:p>-1</text:p>
          </table:table-cell>
          <table:table-cell table:number-columns-repeated="2"/>
          <table:table-cell office:value-type="float" office:value="4.344" calcext:value-type="float">
            <text:p>4.344</text:p>
          </table:table-cell>
          <table:table-cell office:value-type="float" office:value="-28.27741" calcext:value-type="float">
            <text:p>-28.27741</text:p>
          </table:table-cell>
          <table:table-cell office:value-type="float" office:value="-43.68083" calcext:value-type="float">
            <text:p>-43.68083</text:p>
          </table:table-cell>
          <table:table-cell office:value-type="float" office:value="-0.0007498442" calcext:value-type="float">
            <text:p>-0.0007498442</text:p>
          </table:table-cell>
          <table:table-cell office:value-type="float" office:value="-0.05268948" calcext:value-type="float">
            <text:p>-0.05268948</text:p>
          </table:table-cell>
          <table:table-cell/>
          <table:table-cell table:formula="of:=SIGN([.AX19])" office:value-type="float" office:value="-1" calcext:value-type="float">
            <text:p>-1</text:p>
          </table:table-cell>
          <table:table-cell table:formula="of:=SIGN([.AY19])" office:value-type="float" office:value="-1" calcext:value-type="float">
            <text:p>-1</text:p>
          </table:table-cell>
          <table:table-cell table:formula="of:=SIGN([.AZ19])" office:value-type="float" office:value="-1" calcext:value-type="float">
            <text:p>-1</text:p>
          </table:table-cell>
          <table:table-cell table:formula="of:=SIGN([.BA19])" office:value-type="float" office:value="-1" calcext:value-type="float">
            <text:p>-1</text:p>
          </table:table-cell>
          <table:table-cell table:number-columns-repeated="3"/>
          <table:table-cell office:value-type="float" office:value="4.016" calcext:value-type="float">
            <text:p>4.016</text:p>
          </table:table-cell>
          <table:table-cell office:value-type="float" office:value="-0.5888858" calcext:value-type="float">
            <text:p>-0.5888858</text:p>
          </table:table-cell>
          <table:table-cell office:value-type="float" office:value="0.1940803" calcext:value-type="float">
            <text:p>0.19408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321" calcext:value-type="float">
            <text:p>16.321</text:p>
          </table:table-cell>
          <table:table-cell office:value-type="float" office:value="-129.4172" calcext:value-type="float">
            <text:p>-129.4172</text:p>
          </table:table-cell>
          <table:table-cell office:value-type="float" office:value="128.2248" calcext:value-type="float">
            <text:p>128.2248</text:p>
          </table:table-cell>
          <table:table-cell table:style-name="ce1" office:value-type="float" office:value="-0.0000004473143" calcext:value-type="float">
            <text:p>-4.47E-07</text:p>
          </table:table-cell>
          <table:table-cell table:style-name="ce1" office:value-type="float" office:value="0.0000003737562" calcext:value-type="float">
            <text:p>3.74E-07</text:p>
          </table:table-cell>
          <table:table-cell table:number-columns-repeated="5"/>
          <table:table-cell office:value-type="float" office:value="8.866" calcext:value-type="float">
            <text:p>8.866</text:p>
          </table:table-cell>
          <table:table-cell office:value-type="float" office:value="-4.718937" calcext:value-type="float">
            <text:p>-4.718937</text:p>
          </table:table-cell>
          <table:table-cell office:value-type="float" office:value="106.5729" calcext:value-type="float">
            <text:p>106.5729</text:p>
          </table:table-cell>
          <table:table-cell office:value-type="float" office:value="40.94039" calcext:value-type="float">
            <text:p>40.94039</text:p>
          </table:table-cell>
          <table:table-cell office:value-type="float" office:value="73.94708" calcext:value-type="float">
            <text:p>73.94708</text:p>
          </table:table-cell>
          <table:table-cell/>
          <table:table-cell table:formula="of:=([.M20]-[.M21])" office:value-type="float" office:value="1.293733" calcext:value-type="float">
            <text:p>1.293733</text:p>
          </table:table-cell>
          <table:table-cell table:formula="of:=[.N20]-[.N21]" office:value-type="float" office:value="-0.793999999999997" calcext:value-type="float">
            <text:p>-0.793999999999997</text:p>
          </table:table-cell>
          <table:table-cell table:formula="of:=[.O20]-[.O21]" office:value-type="float" office:value="-2.39195" calcext:value-type="float">
            <text:p>-2.39195</text:p>
          </table:table-cell>
          <table:table-cell table:formula="of:=[.P20]-[.P21]" office:value-type="float" office:value="-0.598129999999998" calcext:value-type="float">
            <text:p>-0.598129999999998</text:p>
          </table:table-cell>
          <table:table-cell/>
          <table:table-cell table:formula="of:=SIGN([.R20])" office:value-type="float" office:value="1" calcext:value-type="float">
            <text:p>1</text:p>
          </table:table-cell>
          <table:table-cell table:formula="of:=SIGN([.S20])" office:value-type="float" office:value="-1" calcext:value-type="float">
            <text:p>-1</text:p>
          </table:table-cell>
          <table:table-cell table:formula="of:=SIGN([.T20])" office:value-type="float" office:value="-1" calcext:value-type="float">
            <text:p>-1</text:p>
          </table:table-cell>
          <table:table-cell table:formula="of:=SIGN([.U20])" office:value-type="float" office:value="-1" calcext:value-type="float">
            <text:p>-1</text:p>
          </table:table-cell>
          <table:table-cell table:number-columns-repeated="3"/>
          <table:table-cell office:value-type="float" office:value="10.673" calcext:value-type="float">
            <text:p>10.673</text:p>
          </table:table-cell>
          <table:table-cell office:value-type="float" office:value="-6.897857" calcext:value-type="float">
            <text:p>-6.897857</text:p>
          </table:table-cell>
          <table:table-cell office:value-type="float" office:value="12.96231" calcext:value-type="float">
            <text:p>12.96231</text:p>
          </table:table-cell>
          <table:table-cell office:value-type="float" office:value="-0.4864296" calcext:value-type="float">
            <text:p>-0.4864296</text:p>
          </table:table-cell>
          <table:table-cell office:value-type="float" office:value="19.9819" calcext:value-type="float">
            <text:p>19.9819</text:p>
          </table:table-cell>
          <table:table-cell table:number-columns-repeated="2"/>
          <table:table-cell office:value-type="float" office:value="3.611" calcext:value-type="float">
            <text:p>3.611</text:p>
          </table:table-cell>
          <table:table-cell office:value-type="float" office:value="33.48801" calcext:value-type="float">
            <text:p>33.48801</text:p>
          </table:table-cell>
          <table:table-cell office:value-type="float" office:value="-149.9884" calcext:value-type="float">
            <text:p>-149.9884</text:p>
          </table:table-cell>
          <table:table-cell office:value-type="float" office:value="-0.2319017" calcext:value-type="float">
            <text:p>-0.2319017</text:p>
          </table:table-cell>
          <table:table-cell office:value-type="float" office:value="-6.075333" calcext:value-type="float">
            <text:p>-6.075333</text:p>
          </table:table-cell>
          <table:table-cell/>
          <table:table-cell table:formula="of:=SIGN([.AL20])" office:value-type="float" office:value="1" calcext:value-type="float">
            <text:p>1</text:p>
          </table:table-cell>
          <table:table-cell table:formula="of:=SIGN([.AM20])" office:value-type="float" office:value="-1" calcext:value-type="float">
            <text:p>-1</text:p>
          </table:table-cell>
          <table:table-cell table:formula="of:=SIGN([.AN20])" office:value-type="float" office:value="-1" calcext:value-type="float">
            <text:p>-1</text:p>
          </table:table-cell>
          <table:table-cell table:formula="of:=SIGN([.AO20])" office:value-type="float" office:value="-1" calcext:value-type="float">
            <text:p>-1</text:p>
          </table:table-cell>
          <table:table-cell table:number-columns-repeated="2"/>
          <table:table-cell office:value-type="float" office:value="4.355" calcext:value-type="float">
            <text:p>4.355</text:p>
          </table:table-cell>
          <table:table-cell office:value-type="float" office:value="-28.97386" calcext:value-type="float">
            <text:p>-28.97386</text:p>
          </table:table-cell>
          <table:table-cell office:value-type="float" office:value="-44.69476" calcext:value-type="float">
            <text:p>-44.69476</text:p>
          </table:table-cell>
          <table:table-cell office:value-type="float" office:value="-0.0100662" calcext:value-type="float">
            <text:p>-0.0100662</text:p>
          </table:table-cell>
          <table:table-cell office:value-type="float" office:value="-0.0447172" calcext:value-type="float">
            <text:p>-0.0447172</text:p>
          </table:table-cell>
          <table:table-cell/>
          <table:table-cell table:formula="of:=SIGN([.AX20])" office:value-type="float" office:value="-1" calcext:value-type="float">
            <text:p>-1</text:p>
          </table:table-cell>
          <table:table-cell table:formula="of:=SIGN([.AY20])" office:value-type="float" office:value="-1" calcext:value-type="float">
            <text:p>-1</text:p>
          </table:table-cell>
          <table:table-cell table:formula="of:=SIGN([.AZ20])" office:value-type="float" office:value="-1" calcext:value-type="float">
            <text:p>-1</text:p>
          </table:table-cell>
          <table:table-cell table:formula="of:=SIGN([.BA20])" office:value-type="float" office:value="-1" calcext:value-type="float">
            <text:p>-1</text:p>
          </table:table-cell>
          <table:table-cell table:number-columns-repeated="3"/>
          <table:table-cell office:value-type="float" office:value="4.024" calcext:value-type="float">
            <text:p>4.024</text:p>
          </table:table-cell>
          <table:table-cell office:value-type="float" office:value="-0.3709139" calcext:value-type="float">
            <text:p>-0.3709139</text:p>
          </table:table-cell>
          <table:table-cell office:value-type="float" office:value="0.1392551" calcext:value-type="float">
            <text:p>0.13925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345" calcext:value-type="float">
            <text:p>16.345</text:p>
          </table:table-cell>
          <table:table-cell office:value-type="float" office:value="-129.4668" calcext:value-type="float">
            <text:p>-129.4668</text:p>
          </table:table-cell>
          <table:table-cell office:value-type="float" office:value="128.1665" calcext:value-type="float">
            <text:p>128.1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887" calcext:value-type="float">
            <text:p>8.887</text:p>
          </table:table-cell>
          <table:table-cell office:value-type="float" office:value="-6.01267" calcext:value-type="float">
            <text:p>-6.01267</text:p>
          </table:table-cell>
          <table:table-cell office:value-type="float" office:value="107.3669" calcext:value-type="float">
            <text:p>107.3669</text:p>
          </table:table-cell>
          <table:table-cell office:value-type="float" office:value="43.33234" calcext:value-type="float">
            <text:p>43.33234</text:p>
          </table:table-cell>
          <table:table-cell office:value-type="float" office:value="74.54521" calcext:value-type="float">
            <text:p>74.54521</text:p>
          </table:table-cell>
          <table:table-cell/>
          <table:table-cell table:formula="of:=([.M21]-[.M22])" office:value-type="float" office:value="0.695019" calcext:value-type="float">
            <text:p>0.695019</text:p>
          </table:table-cell>
          <table:table-cell table:formula="of:=[.N21]-[.N22]" office:value-type="float" office:value="-0.415999999999997" calcext:value-type="float">
            <text:p>-0.415999999999997</text:p>
          </table:table-cell>
          <table:table-cell table:formula="of:=[.O21]-[.O22]" office:value-type="float" office:value="-0.910209999999999" calcext:value-type="float">
            <text:p>-0.910209999999999</text:p>
          </table:table-cell>
          <table:table-cell table:formula="of:=[.P21]-[.P22]" office:value-type="float" office:value="-0.220680000000002" calcext:value-type="float">
            <text:p>-0.220680000000002</text:p>
          </table:table-cell>
          <table:table-cell/>
          <table:table-cell table:formula="of:=SIGN([.R21])" office:value-type="float" office:value="1" calcext:value-type="float">
            <text:p>1</text:p>
          </table:table-cell>
          <table:table-cell table:formula="of:=SIGN([.S21])" office:value-type="float" office:value="-1" calcext:value-type="float">
            <text:p>-1</text:p>
          </table:table-cell>
          <table:table-cell table:formula="of:=SIGN([.T21])" office:value-type="float" office:value="-1" calcext:value-type="float">
            <text:p>-1</text:p>
          </table:table-cell>
          <table:table-cell table:formula="of:=SIGN([.U21])" office:value-type="float" office:value="-1" calcext:value-type="float">
            <text:p>-1</text:p>
          </table:table-cell>
          <table:table-cell table:number-columns-repeated="3"/>
          <table:table-cell office:value-type="float" office:value="10.691" calcext:value-type="float">
            <text:p>10.691</text:p>
          </table:table-cell>
          <table:table-cell office:value-type="float" office:value="-6.740657" calcext:value-type="float">
            <text:p>-6.740657</text:p>
          </table:table-cell>
          <table:table-cell office:value-type="float" office:value="12.66691" calcext:value-type="float">
            <text:p>12.66691</text:p>
          </table:table-cell>
          <table:table-cell office:value-type="float" office:value="-0.4559237" calcext:value-type="float">
            <text:p>-0.4559237</text:p>
          </table:table-cell>
          <table:table-cell office:value-type="float" office:value="21.17274" calcext:value-type="float">
            <text:p>21.17274</text:p>
          </table:table-cell>
          <table:table-cell table:number-columns-repeated="2"/>
          <table:table-cell office:value-type="float" office:value="3.622" calcext:value-type="float">
            <text:p>3.622</text:p>
          </table:table-cell>
          <table:table-cell office:value-type="float" office:value="32.1188" calcext:value-type="float">
            <text:p>32.1188</text:p>
          </table:table-cell>
          <table:table-cell office:value-type="float" office:value="-144.7176" calcext:value-type="float">
            <text:p>-144.7176</text:p>
          </table:table-cell>
          <table:table-cell office:value-type="float" office:value="-0.2234096" calcext:value-type="float">
            <text:p>-0.2234096</text:p>
          </table:table-cell>
          <table:table-cell office:value-type="float" office:value="-6.205404" calcext:value-type="float">
            <text:p>-6.205404</text:p>
          </table:table-cell>
          <table:table-cell/>
          <table:table-cell table:formula="of:=SIGN([.AL21])" office:value-type="float" office:value="1" calcext:value-type="float">
            <text:p>1</text:p>
          </table:table-cell>
          <table:table-cell table:formula="of:=SIGN([.AM21])" office:value-type="float" office:value="-1" calcext:value-type="float">
            <text:p>-1</text:p>
          </table:table-cell>
          <table:table-cell table:formula="of:=SIGN([.AN21])" office:value-type="float" office:value="-1" calcext:value-type="float">
            <text:p>-1</text:p>
          </table:table-cell>
          <table:table-cell table:formula="of:=SIGN([.AO21])" office:value-type="float" office:value="-1" calcext:value-type="float">
            <text:p>-1</text:p>
          </table:table-cell>
          <table:table-cell table:number-columns-repeated="2"/>
          <table:table-cell office:value-type="float" office:value="4.376" calcext:value-type="float">
            <text:p>4.376</text:p>
          </table:table-cell>
          <table:table-cell office:value-type="float" office:value="-30.22542" calcext:value-type="float">
            <text:p>-30.22542</text:p>
          </table:table-cell>
          <table:table-cell office:value-type="float" office:value="-46.48826" calcext:value-type="float">
            <text:p>-46.48826</text:p>
          </table:table-cell>
          <table:table-cell office:value-type="float" office:value="-0.01797767" calcext:value-type="float">
            <text:p>-0.01797767</text:p>
          </table:table-cell>
          <table:table-cell office:value-type="float" office:value="-0.0541256" calcext:value-type="float">
            <text:p>-0.0541256</text:p>
          </table:table-cell>
          <table:table-cell/>
          <table:table-cell table:formula="of:=SIGN([.AX21])" office:value-type="float" office:value="-1" calcext:value-type="float">
            <text:p>-1</text:p>
          </table:table-cell>
          <table:table-cell table:formula="of:=SIGN([.AY21])" office:value-type="float" office:value="-1" calcext:value-type="float">
            <text:p>-1</text:p>
          </table:table-cell>
          <table:table-cell table:formula="of:=SIGN([.AZ21])" office:value-type="float" office:value="-1" calcext:value-type="float">
            <text:p>-1</text:p>
          </table:table-cell>
          <table:table-cell table:formula="of:=SIGN([.BA21])" office:value-type="float" office:value="-1" calcext:value-type="float">
            <text:p>-1</text:p>
          </table:table-cell>
          <table:table-cell table:number-columns-repeated="3"/>
          <table:table-cell office:value-type="float" office:value="4.032" calcext:value-type="float">
            <text:p>4.032</text:p>
          </table:table-cell>
          <table:table-cell office:value-type="float" office:value="-0.5713835" calcext:value-type="float">
            <text:p>-0.5713835</text:p>
          </table:table-cell>
          <table:table-cell office:value-type="float" office:value="0.1352056" calcext:value-type="float">
            <text:p>0.13520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367" calcext:value-type="float">
            <text:p>16.367</text:p>
          </table:table-cell>
          <table:table-cell office:value-type="float" office:value="-129.4127" calcext:value-type="float">
            <text:p>-129.4127</text:p>
          </table:table-cell>
          <table:table-cell office:value-type="float" office:value="128.2824" calcext:value-type="float">
            <text:p>128.2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898" calcext:value-type="float">
            <text:p>8.898</text:p>
          </table:table-cell>
          <table:table-cell office:value-type="float" office:value="-6.707689" calcext:value-type="float">
            <text:p>-6.707689</text:p>
          </table:table-cell>
          <table:table-cell office:value-type="float" office:value="107.7829" calcext:value-type="float">
            <text:p>107.7829</text:p>
          </table:table-cell>
          <table:table-cell office:value-type="float" office:value="44.24255" calcext:value-type="float">
            <text:p>44.24255</text:p>
          </table:table-cell>
          <table:table-cell office:value-type="float" office:value="74.76589" calcext:value-type="float">
            <text:p>74.76589</text:p>
          </table:table-cell>
          <table:table-cell/>
          <table:table-cell table:formula="of:=([.M22]-[.M23])" office:value-type="float" office:value="0.597322" calcext:value-type="float">
            <text:p>0.597322</text:p>
          </table:table-cell>
          <table:table-cell table:formula="of:=[.N22]-[.N23]" office:value-type="float" office:value="-0.350899999999996" calcext:value-type="float">
            <text:p>-0.350899999999996</text:p>
          </table:table-cell>
          <table:table-cell table:formula="of:=[.O22]-[.O23]" office:value-type="float" office:value="-0.883279999999999" calcext:value-type="float">
            <text:p>-0.883279999999999</text:p>
          </table:table-cell>
          <table:table-cell table:formula="of:=[.P22]-[.P23]" office:value-type="float" office:value="-0.253969999999995" calcext:value-type="float">
            <text:p>-0.253969999999995</text:p>
          </table:table-cell>
          <table:table-cell/>
          <table:table-cell table:formula="of:=SIGN([.R22])" office:value-type="float" office:value="1" calcext:value-type="float">
            <text:p>1</text:p>
          </table:table-cell>
          <table:table-cell table:formula="of:=SIGN([.S22])" office:value-type="float" office:value="-1" calcext:value-type="float">
            <text:p>-1</text:p>
          </table:table-cell>
          <table:table-cell table:formula="of:=SIGN([.T22])" office:value-type="float" office:value="-1" calcext:value-type="float">
            <text:p>-1</text:p>
          </table:table-cell>
          <table:table-cell table:formula="of:=SIGN([.U22])" office:value-type="float" office:value="-1" calcext:value-type="float">
            <text:p>-1</text:p>
          </table:table-cell>
          <table:table-cell table:number-columns-repeated="3"/>
          <table:table-cell office:value-type="float" office:value="10.702" calcext:value-type="float">
            <text:p>10.702</text:p>
          </table:table-cell>
          <table:table-cell office:value-type="float" office:value="-6.501358" calcext:value-type="float">
            <text:p>-6.501358</text:p>
          </table:table-cell>
          <table:table-cell office:value-type="float" office:value="12.21722" calcext:value-type="float">
            <text:p>12.21722</text:p>
          </table:table-cell>
          <table:table-cell office:value-type="float" office:value="-0.1419818" calcext:value-type="float">
            <text:p>-0.1419818</text:p>
          </table:table-cell>
          <table:table-cell office:value-type="float" office:value="22.59478" calcext:value-type="float">
            <text:p>22.59478</text:p>
          </table:table-cell>
          <table:table-cell table:number-columns-repeated="2"/>
          <table:table-cell office:value-type="float" office:value="3.633" calcext:value-type="float">
            <text:p>3.633</text:p>
          </table:table-cell>
          <table:table-cell office:value-type="float" office:value="30.55482" calcext:value-type="float">
            <text:p>30.55482</text:p>
          </table:table-cell>
          <table:table-cell office:value-type="float" office:value="-138.8792" calcext:value-type="float">
            <text:p>-138.8792</text:p>
          </table:table-cell>
          <table:table-cell office:value-type="float" office:value="-0.2062596" calcext:value-type="float">
            <text:p>-0.2062596</text:p>
          </table:table-cell>
          <table:table-cell office:value-type="float" office:value="-6.292146" calcext:value-type="float">
            <text:p>-6.292146</text:p>
          </table:table-cell>
          <table:table-cell/>
          <table:table-cell table:formula="of:=SIGN([.AL22])" office:value-type="float" office:value="1" calcext:value-type="float">
            <text:p>1</text:p>
          </table:table-cell>
          <table:table-cell table:formula="of:=SIGN([.AM22])" office:value-type="float" office:value="-1" calcext:value-type="float">
            <text:p>-1</text:p>
          </table:table-cell>
          <table:table-cell table:formula="of:=SIGN([.AN22])" office:value-type="float" office:value="-1" calcext:value-type="float">
            <text:p>-1</text:p>
          </table:table-cell>
          <table:table-cell table:formula="of:=SIGN([.AO22])" office:value-type="float" office:value="-1" calcext:value-type="float">
            <text:p>-1</text:p>
          </table:table-cell>
          <table:table-cell table:number-columns-repeated="2"/>
          <table:table-cell office:value-type="float" office:value="4.39" calcext:value-type="float">
            <text:p>4.39</text:p>
          </table:table-cell>
          <table:table-cell office:value-type="float" office:value="-30.68821" calcext:value-type="float">
            <text:p>-30.68821</text:p>
          </table:table-cell>
          <table:table-cell office:value-type="float" office:value="-47.15165" calcext:value-type="float">
            <text:p>-47.15165</text:p>
          </table:table-cell>
          <table:table-cell office:value-type="float" office:value="-0.01797776" calcext:value-type="float">
            <text:p>-0.01797776</text:p>
          </table:table-cell>
          <table:table-cell office:value-type="float" office:value="-0.05412561" calcext:value-type="float">
            <text:p>-0.05412561</text:p>
          </table:table-cell>
          <table:table-cell/>
          <table:table-cell table:formula="of:=SIGN([.AX22])" office:value-type="float" office:value="-1" calcext:value-type="float">
            <text:p>-1</text:p>
          </table:table-cell>
          <table:table-cell table:formula="of:=SIGN([.AY22])" office:value-type="float" office:value="-1" calcext:value-type="float">
            <text:p>-1</text:p>
          </table:table-cell>
          <table:table-cell table:formula="of:=SIGN([.AZ22])" office:value-type="float" office:value="-1" calcext:value-type="float">
            <text:p>-1</text:p>
          </table:table-cell>
          <table:table-cell table:formula="of:=SIGN([.BA22])" office:value-type="float" office:value="-1" calcext:value-type="float">
            <text:p>-1</text:p>
          </table:table-cell>
          <table:table-cell table:number-columns-repeated="3"/>
          <table:table-cell office:value-type="float" office:value="4.04" calcext:value-type="float">
            <text:p>4.04</text:p>
          </table:table-cell>
          <table:table-cell office:value-type="float" office:value="-0.3736475" calcext:value-type="float">
            <text:p>-0.3736475</text:p>
          </table:table-cell>
          <table:table-cell office:value-type="float" office:value="0.1518872" calcext:value-type="float">
            <text:p>0.1518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388" calcext:value-type="float">
            <text:p>16.388</text:p>
          </table:table-cell>
          <table:table-cell office:value-type="float" office:value="-129.5229" calcext:value-type="float">
            <text:p>-129.5229</text:p>
          </table:table-cell>
          <table:table-cell office:value-type="float" office:value="128.1974" calcext:value-type="float">
            <text:p>128.19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909" calcext:value-type="float">
            <text:p>8.909</text:p>
          </table:table-cell>
          <table:table-cell office:value-type="float" office:value="-7.305011" calcext:value-type="float">
            <text:p>-7.305011</text:p>
          </table:table-cell>
          <table:table-cell office:value-type="float" office:value="108.1338" calcext:value-type="float">
            <text:p>108.1338</text:p>
          </table:table-cell>
          <table:table-cell office:value-type="float" office:value="45.12583" calcext:value-type="float">
            <text:p>45.12583</text:p>
          </table:table-cell>
          <table:table-cell office:value-type="float" office:value="75.01986" calcext:value-type="float">
            <text:p>75.01986</text:p>
          </table:table-cell>
          <table:table-cell/>
          <table:table-cell table:formula="of:=([.M23]-[.M24])" office:value-type="float" office:value="0.773878" calcext:value-type="float">
            <text:p>0.773878</text:p>
          </table:table-cell>
          <table:table-cell table:formula="of:=[.N23]-[.N24]" office:value-type="float" office:value="-0.443400000000011" calcext:value-type="float">
            <text:p>-0.443400000000011</text:p>
          </table:table-cell>
          <table:table-cell table:formula="of:=[.O23]-[.O24]" office:value-type="float" office:value="-1.40867" calcext:value-type="float">
            <text:p>-1.40867</text:p>
          </table:table-cell>
          <table:table-cell table:formula="of:=[.P23]-[.P24]" office:value-type="float" office:value="-0.11742000000001" calcext:value-type="float">
            <text:p>-0.11742000000001</text:p>
          </table:table-cell>
          <table:table-cell/>
          <table:table-cell table:formula="of:=SIGN([.R23])" office:value-type="float" office:value="1" calcext:value-type="float">
            <text:p>1</text:p>
          </table:table-cell>
          <table:table-cell table:formula="of:=SIGN([.S23])" office:value-type="float" office:value="-1" calcext:value-type="float">
            <text:p>-1</text:p>
          </table:table-cell>
          <table:table-cell table:formula="of:=SIGN([.T23])" office:value-type="float" office:value="-1" calcext:value-type="float">
            <text:p>-1</text:p>
          </table:table-cell>
          <table:table-cell table:formula="of:=SIGN([.U23])" office:value-type="float" office:value="-1" calcext:value-type="float">
            <text:p>-1</text:p>
          </table:table-cell>
          <table:table-cell table:number-columns-repeated="3"/>
          <table:table-cell office:value-type="float" office:value="10.713" calcext:value-type="float">
            <text:p>10.713</text:p>
          </table:table-cell>
          <table:table-cell office:value-type="float" office:value="-6.359627" calcext:value-type="float">
            <text:p>-6.359627</text:p>
          </table:table-cell>
          <table:table-cell office:value-type="float" office:value="11.95088" calcext:value-type="float">
            <text:p>11.95088</text:p>
          </table:table-cell>
          <table:table-cell office:value-type="float" office:value="0.05250879" calcext:value-type="float">
            <text:p>0.05250879</text:p>
          </table:table-cell>
          <table:table-cell office:value-type="float" office:value="23.40408" calcext:value-type="float">
            <text:p>23.40408</text:p>
          </table:table-cell>
          <table:table-cell table:number-columns-repeated="2"/>
          <table:table-cell office:value-type="float" office:value="3.645" calcext:value-type="float">
            <text:p>3.645</text:p>
          </table:table-cell>
          <table:table-cell office:value-type="float" office:value="28.76096" calcext:value-type="float">
            <text:p>28.76096</text:p>
          </table:table-cell>
          <table:table-cell office:value-type="float" office:value="-132.2104" calcext:value-type="float">
            <text:p>-132.2104</text:p>
          </table:table-cell>
          <table:table-cell office:value-type="float" office:value="-0.1978223" calcext:value-type="float">
            <text:p>-0.1978223</text:p>
          </table:table-cell>
          <table:table-cell office:value-type="float" office:value="-6.370199" calcext:value-type="float">
            <text:p>-6.370199</text:p>
          </table:table-cell>
          <table:table-cell/>
          <table:table-cell table:formula="of:=SIGN([.AL23])" office:value-type="float" office:value="1" calcext:value-type="float">
            <text:p>1</text:p>
          </table:table-cell>
          <table:table-cell table:formula="of:=SIGN([.AM23])" office:value-type="float" office:value="-1" calcext:value-type="float">
            <text:p>-1</text:p>
          </table:table-cell>
          <table:table-cell table:formula="of:=SIGN([.AN23])" office:value-type="float" office:value="-1" calcext:value-type="float">
            <text:p>-1</text:p>
          </table:table-cell>
          <table:table-cell table:formula="of:=SIGN([.AO23])" office:value-type="float" office:value="-1" calcext:value-type="float">
            <text:p>-1</text:p>
          </table:table-cell>
          <table:table-cell table:number-columns-repeated="2"/>
          <table:table-cell office:value-type="float" office:value="4.551" calcext:value-type="float">
            <text:p>4.551</text:p>
          </table:table-cell>
          <table:table-cell office:value-type="float" office:value="-38.45245" calcext:value-type="float">
            <text:p>-38.45245</text:p>
          </table:table-cell>
          <table:table-cell office:value-type="float" office:value="-58.57517" calcext:value-type="float">
            <text:p>-58.57517</text:p>
          </table:table-cell>
          <table:table-cell office:value-type="float" office:value="-0.02804946" calcext:value-type="float">
            <text:p>-0.02804946</text:p>
          </table:table-cell>
          <table:table-cell office:value-type="float" office:value="-0.04696631" calcext:value-type="float">
            <text:p>-0.04696631</text:p>
          </table:table-cell>
          <table:table-cell/>
          <table:table-cell table:formula="of:=SIGN([.AX23])" office:value-type="float" office:value="-1" calcext:value-type="float">
            <text:p>-1</text:p>
          </table:table-cell>
          <table:table-cell table:formula="of:=SIGN([.AY23])" office:value-type="float" office:value="-1" calcext:value-type="float">
            <text:p>-1</text:p>
          </table:table-cell>
          <table:table-cell table:formula="of:=SIGN([.AZ23])" office:value-type="float" office:value="-1" calcext:value-type="float">
            <text:p>-1</text:p>
          </table:table-cell>
          <table:table-cell table:formula="of:=SIGN([.BA23])" office:value-type="float" office:value="-1" calcext:value-type="float">
            <text:p>-1</text:p>
          </table:table-cell>
          <table:table-cell table:number-columns-repeated="3"/>
          <table:table-cell office:value-type="float" office:value="4.048" calcext:value-type="float">
            <text:p>4.048</text:p>
          </table:table-cell>
          <table:table-cell office:value-type="float" office:value="-0.4856518" calcext:value-type="float">
            <text:p>-0.4856518</text:p>
          </table:table-cell>
          <table:table-cell office:value-type="float" office:value="-0.01407461" calcext:value-type="float">
            <text:p>-0.014074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411" calcext:value-type="float">
            <text:p>16.411</text:p>
          </table:table-cell>
          <table:table-cell office:value-type="float" office:value="-129.4573" calcext:value-type="float">
            <text:p>-129.4573</text:p>
          </table:table-cell>
          <table:table-cell office:value-type="float" office:value="128.3071" calcext:value-type="float">
            <text:p>128.30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921" calcext:value-type="float">
            <text:p>8.921</text:p>
          </table:table-cell>
          <table:table-cell office:value-type="float" office:value="-8.078889" calcext:value-type="float">
            <text:p>-8.078889</text:p>
          </table:table-cell>
          <table:table-cell office:value-type="float" office:value="108.5772" calcext:value-type="float">
            <text:p>108.5772</text:p>
          </table:table-cell>
          <table:table-cell office:value-type="float" office:value="46.5345" calcext:value-type="float">
            <text:p>46.5345</text:p>
          </table:table-cell>
          <table:table-cell office:value-type="float" office:value="75.13728" calcext:value-type="float">
            <text:p>75.13728</text:p>
          </table:table-cell>
          <table:table-cell/>
          <table:table-cell table:formula="of:=([.M24]-[.M25])" office:value-type="float" office:value="0.757007" calcext:value-type="float">
            <text:p>0.757007</text:p>
          </table:table-cell>
          <table:table-cell table:formula="of:=[.N24]-[.N25]" office:value-type="float" office:value="-0.428599999999989" calcext:value-type="float">
            <text:p>-0.428599999999989</text:p>
          </table:table-cell>
          <table:table-cell table:formula="of:=[.O24]-[.O25]" office:value-type="float" office:value="-0.922660000000001" calcext:value-type="float">
            <text:p>-0.922660000000001</text:p>
          </table:table-cell>
          <table:table-cell table:formula="of:=[.P24]-[.P25]" office:value-type="float" office:value="-0.0975299999999919" calcext:value-type="float">
            <text:p>-0.0975299999999919</text:p>
          </table:table-cell>
          <table:table-cell/>
          <table:table-cell table:formula="of:=SIGN([.R24])" office:value-type="float" office:value="1" calcext:value-type="float">
            <text:p>1</text:p>
          </table:table-cell>
          <table:table-cell table:formula="of:=SIGN([.S24])" office:value-type="float" office:value="-1" calcext:value-type="float">
            <text:p>-1</text:p>
          </table:table-cell>
          <table:table-cell table:formula="of:=SIGN([.T24])" office:value-type="float" office:value="-1" calcext:value-type="float">
            <text:p>-1</text:p>
          </table:table-cell>
          <table:table-cell table:formula="of:=SIGN([.U24])" office:value-type="float" office:value="-1" calcext:value-type="float">
            <text:p>-1</text:p>
          </table:table-cell>
          <table:table-cell table:number-columns-repeated="3"/>
          <table:table-cell office:value-type="float" office:value="10.724" calcext:value-type="float">
            <text:p>10.724</text:p>
          </table:table-cell>
          <table:table-cell office:value-type="float" office:value="-6.220991" calcext:value-type="float">
            <text:p>-6.220991</text:p>
          </table:table-cell>
          <table:table-cell office:value-type="float" office:value="11.69036" calcext:value-type="float">
            <text:p>11.69036</text:p>
          </table:table-cell>
          <table:table-cell office:value-type="float" office:value="0.3911637" calcext:value-type="float">
            <text:p>0.3911637</text:p>
          </table:table-cell>
          <table:table-cell office:value-type="float" office:value="24.31211" calcext:value-type="float">
            <text:p>24.31211</text:p>
          </table:table-cell>
          <table:table-cell table:number-columns-repeated="2"/>
          <table:table-cell office:value-type="float" office:value="3.657" calcext:value-type="float">
            <text:p>3.657</text:p>
          </table:table-cell>
          <table:table-cell office:value-type="float" office:value="27.39714" calcext:value-type="float">
            <text:p>27.39714</text:p>
          </table:table-cell>
          <table:table-cell office:value-type="float" office:value="-127.1569" calcext:value-type="float">
            <text:p>-127.1569</text:p>
          </table:table-cell>
          <table:table-cell office:value-type="float" office:value="-0.1634965" calcext:value-type="float">
            <text:p>-0.1634965</text:p>
          </table:table-cell>
          <table:table-cell office:value-type="float" office:value="-6.457038" calcext:value-type="float">
            <text:p>-6.457038</text:p>
          </table:table-cell>
          <table:table-cell/>
          <table:table-cell table:formula="of:=SIGN([.AL24])" office:value-type="float" office:value="1" calcext:value-type="float">
            <text:p>1</text:p>
          </table:table-cell>
          <table:table-cell table:formula="of:=SIGN([.AM24])" office:value-type="float" office:value="-1" calcext:value-type="float">
            <text:p>-1</text:p>
          </table:table-cell>
          <table:table-cell table:formula="of:=SIGN([.AN24])" office:value-type="float" office:value="-1" calcext:value-type="float">
            <text:p>-1</text:p>
          </table:table-cell>
          <table:table-cell table:formula="of:=SIGN([.AO24])" office:value-type="float" office:value="-1" calcext:value-type="float">
            <text:p>-1</text:p>
          </table:table-cell>
          <table:table-cell table:number-columns-repeated="2"/>
          <table:table-cell office:value-type="float" office:value="4.563" calcext:value-type="float">
            <text:p>4.563</text:p>
          </table:table-cell>
          <table:table-cell office:value-type="float" office:value="-38.63334" calcext:value-type="float">
            <text:p>-38.63334</text:p>
          </table:table-cell>
          <table:table-cell office:value-type="float" office:value="-58.8342" calcext:value-type="float">
            <text:p>-58.8342</text:p>
          </table:table-cell>
          <table:table-cell office:value-type="float" office:value="-0.001011891" calcext:value-type="float">
            <text:p>-0.001011891</text:p>
          </table:table-cell>
          <table:table-cell office:value-type="float" office:value="-0.05152058" calcext:value-type="float">
            <text:p>-0.05152058</text:p>
          </table:table-cell>
          <table:table-cell/>
          <table:table-cell table:formula="of:=SIGN([.AX24])" office:value-type="float" office:value="-1" calcext:value-type="float">
            <text:p>-1</text:p>
          </table:table-cell>
          <table:table-cell table:formula="of:=SIGN([.AY24])" office:value-type="float" office:value="-1" calcext:value-type="float">
            <text:p>-1</text:p>
          </table:table-cell>
          <table:table-cell table:formula="of:=SIGN([.AZ24])" office:value-type="float" office:value="-1" calcext:value-type="float">
            <text:p>-1</text:p>
          </table:table-cell>
          <table:table-cell table:formula="of:=SIGN([.BA24])" office:value-type="float" office:value="-1" calcext:value-type="float">
            <text:p>-1</text:p>
          </table:table-cell>
          <table:table-cell table:number-columns-repeated="3"/>
          <table:table-cell office:value-type="float" office:value="4.056" calcext:value-type="float">
            <text:p>4.056</text:p>
          </table:table-cell>
          <table:table-cell office:value-type="float" office:value="-0.5133438" calcext:value-type="float">
            <text:p>-0.5133438</text:p>
          </table:table-cell>
          <table:table-cell office:value-type="float" office:value="0.006907039" calcext:value-type="float">
            <text:p>0.0069070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433" calcext:value-type="float">
            <text:p>16.433</text:p>
          </table:table-cell>
          <table:table-cell office:value-type="float" office:value="-129.5228" calcext:value-type="float">
            <text:p>-129.5228</text:p>
          </table:table-cell>
          <table:table-cell office:value-type="float" office:value="128.3212" calcext:value-type="float">
            <text:p>128.3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933" calcext:value-type="float">
            <text:p>8.933</text:p>
          </table:table-cell>
          <table:table-cell office:value-type="float" office:value="-8.835896" calcext:value-type="float">
            <text:p>-8.835896</text:p>
          </table:table-cell>
          <table:table-cell office:value-type="float" office:value="109.0058" calcext:value-type="float">
            <text:p>109.0058</text:p>
          </table:table-cell>
          <table:table-cell office:value-type="float" office:value="47.45716" calcext:value-type="float">
            <text:p>47.45716</text:p>
          </table:table-cell>
          <table:table-cell office:value-type="float" office:value="75.23481" calcext:value-type="float">
            <text:p>75.23481</text:p>
          </table:table-cell>
          <table:table-cell/>
          <table:table-cell table:formula="of:=([.M25]-[.M26])" office:value-type="float" office:value="0.898012" calcext:value-type="float">
            <text:p>0.898012</text:p>
          </table:table-cell>
          <table:table-cell table:formula="of:=[.N25]-[.N26]" office:value-type="float" office:value="-0.5047" calcext:value-type="float">
            <text:p>-0.5047</text:p>
          </table:table-cell>
          <table:table-cell table:formula="of:=[.O25]-[.O26]" office:value-type="float" office:value="-1.14806" calcext:value-type="float">
            <text:p>-1.14806</text:p>
          </table:table-cell>
          <table:table-cell table:formula="of:=[.P25]-[.P26]" office:value-type="float" office:value="-0.10896000000001" calcext:value-type="float">
            <text:p>-0.10896000000001</text:p>
          </table:table-cell>
          <table:table-cell/>
          <table:table-cell table:formula="of:=SIGN([.R25])" office:value-type="float" office:value="1" calcext:value-type="float">
            <text:p>1</text:p>
          </table:table-cell>
          <table:table-cell table:formula="of:=SIGN([.S25])" office:value-type="float" office:value="-1" calcext:value-type="float">
            <text:p>-1</text:p>
          </table:table-cell>
          <table:table-cell table:formula="of:=SIGN([.T25])" office:value-type="float" office:value="-1" calcext:value-type="float">
            <text:p>-1</text:p>
          </table:table-cell>
          <table:table-cell table:formula="of:=SIGN([.U25])" office:value-type="float" office:value="-1" calcext:value-type="float">
            <text:p>-1</text:p>
          </table:table-cell>
          <table:table-cell table:number-columns-repeated="3"/>
          <table:table-cell office:value-type="float" office:value="10.735" calcext:value-type="float">
            <text:p>10.735</text:p>
          </table:table-cell>
          <table:table-cell office:value-type="float" office:value="-6.152811" calcext:value-type="float">
            <text:p>-6.152811</text:p>
          </table:table-cell>
          <table:table-cell office:value-type="float" office:value="11.56224" calcext:value-type="float">
            <text:p>11.56224</text:p>
          </table:table-cell>
          <table:table-cell office:value-type="float" office:value="0.4327014" calcext:value-type="float">
            <text:p>0.4327014</text:p>
          </table:table-cell>
          <table:table-cell office:value-type="float" office:value="24.83788" calcext:value-type="float">
            <text:p>24.83788</text:p>
          </table:table-cell>
          <table:table-cell table:number-columns-repeated="2"/>
          <table:table-cell office:value-type="float" office:value="3.669" calcext:value-type="float">
            <text:p>3.669</text:p>
          </table:table-cell>
          <table:table-cell office:value-type="float" office:value="26.07425" calcext:value-type="float">
            <text:p>26.07425</text:p>
          </table:table-cell>
          <table:table-cell office:value-type="float" office:value="-122.1578" calcext:value-type="float">
            <text:p>-122.1578</text:p>
          </table:table-cell>
          <table:table-cell office:value-type="float" office:value="-0.1552253" calcext:value-type="float">
            <text:p>-0.1552253</text:p>
          </table:table-cell>
          <table:table-cell office:value-type="float" office:value="-6.535114" calcext:value-type="float">
            <text:p>-6.535114</text:p>
          </table:table-cell>
          <table:table-cell/>
          <table:table-cell table:formula="of:=SIGN([.AL25])" office:value-type="float" office:value="1" calcext:value-type="float">
            <text:p>1</text:p>
          </table:table-cell>
          <table:table-cell table:formula="of:=SIGN([.AM25])" office:value-type="float" office:value="-1" calcext:value-type="float">
            <text:p>-1</text:p>
          </table:table-cell>
          <table:table-cell table:formula="of:=SIGN([.AN25])" office:value-type="float" office:value="-1" calcext:value-type="float">
            <text:p>-1</text:p>
          </table:table-cell>
          <table:table-cell table:formula="of:=SIGN([.AO25])" office:value-type="float" office:value="-1" calcext:value-type="float">
            <text:p>-1</text:p>
          </table:table-cell>
          <table:table-cell table:number-columns-repeated="2"/>
          <table:table-cell office:value-type="float" office:value="4.575" calcext:value-type="float">
            <text:p>4.575</text:p>
          </table:table-cell>
          <table:table-cell office:value-type="float" office:value="-39.41807" calcext:value-type="float">
            <text:p>-39.41807</text:p>
          </table:table-cell>
          <table:table-cell office:value-type="float" office:value="-59.9579" calcext:value-type="float">
            <text:p>-59.9579</text:p>
          </table:table-cell>
          <table:table-cell office:value-type="float" office:value="-0.02804427" calcext:value-type="float">
            <text:p>-0.02804427</text:p>
          </table:table-cell>
          <table:table-cell office:value-type="float" office:value="-0.04705927" calcext:value-type="float">
            <text:p>-0.04705927</text:p>
          </table:table-cell>
          <table:table-cell/>
          <table:table-cell table:formula="of:=SIGN([.AX25])" office:value-type="float" office:value="-1" calcext:value-type="float">
            <text:p>-1</text:p>
          </table:table-cell>
          <table:table-cell table:formula="of:=SIGN([.AY25])" office:value-type="float" office:value="-1" calcext:value-type="float">
            <text:p>-1</text:p>
          </table:table-cell>
          <table:table-cell table:formula="of:=SIGN([.AZ25])" office:value-type="float" office:value="-1" calcext:value-type="float">
            <text:p>-1</text:p>
          </table:table-cell>
          <table:table-cell table:formula="of:=SIGN([.BA25])" office:value-type="float" office:value="-1" calcext:value-type="float">
            <text:p>-1</text:p>
          </table:table-cell>
          <table:table-cell table:number-columns-repeated="3"/>
          <table:table-cell office:value-type="float" office:value="4.064" calcext:value-type="float">
            <text:p>4.064</text:p>
          </table:table-cell>
          <table:table-cell office:value-type="float" office:value="-0.4921278" calcext:value-type="float">
            <text:p>-0.4921278</text:p>
          </table:table-cell>
          <table:table-cell office:value-type="float" office:value="0.06625578" calcext:value-type="float">
            <text:p>0.066255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61" calcext:value-type="float">
            <text:p>16.61</text:p>
          </table:table-cell>
          <table:table-cell office:value-type="float" office:value="-129.6309" calcext:value-type="float">
            <text:p>-129.6309</text:p>
          </table:table-cell>
          <table:table-cell office:value-type="float" office:value="128.3545" calcext:value-type="float">
            <text:p>128.3545</text:p>
          </table:table-cell>
          <table:table-cell office:value-type="float" office:value="-0.02149909" calcext:value-type="float">
            <text:p>-0.02149909</text:p>
          </table:table-cell>
          <table:table-cell office:value-type="float" office:value="-0.01701694" calcext:value-type="float">
            <text:p>-0.01701694</text:p>
          </table:table-cell>
          <table:table-cell table:number-columns-repeated="5"/>
          <table:table-cell office:value-type="float" office:value="8.945" calcext:value-type="float">
            <text:p>8.945</text:p>
          </table:table-cell>
          <table:table-cell office:value-type="float" office:value="-9.733908" calcext:value-type="float">
            <text:p>-9.733908</text:p>
          </table:table-cell>
          <table:table-cell office:value-type="float" office:value="109.5105" calcext:value-type="float">
            <text:p>109.5105</text:p>
          </table:table-cell>
          <table:table-cell office:value-type="float" office:value="48.60522" calcext:value-type="float">
            <text:p>48.60522</text:p>
          </table:table-cell>
          <table:table-cell office:value-type="float" office:value="75.34377" calcext:value-type="float">
            <text:p>75.34377</text:p>
          </table:table-cell>
          <table:table-cell/>
          <table:table-cell table:formula="of:=([.M26]-[.M27])" office:value-type="float" office:value="0.822602" calcext:value-type="float">
            <text:p>0.822602</text:p>
          </table:table-cell>
          <table:table-cell table:formula="of:=[.N26]-[.N27]" office:value-type="float" office:value="-0.455300000000008" calcext:value-type="float">
            <text:p>-0.455300000000008</text:p>
          </table:table-cell>
          <table:table-cell table:formula="of:=[.O26]-[.O27]" office:value-type="float" office:value="-1.19103999999999" calcext:value-type="float">
            <text:p>-1.19103999999999</text:p>
          </table:table-cell>
          <table:table-cell table:formula="of:=[.P26]-[.P27]" office:value-type="float" office:value="-0.114369999999994" calcext:value-type="float">
            <text:p>-0.114369999999994</text:p>
          </table:table-cell>
          <table:table-cell/>
          <table:table-cell table:formula="of:=SIGN([.R26])" office:value-type="float" office:value="1" calcext:value-type="float">
            <text:p>1</text:p>
          </table:table-cell>
          <table:table-cell table:formula="of:=SIGN([.S26])" office:value-type="float" office:value="-1" calcext:value-type="float">
            <text:p>-1</text:p>
          </table:table-cell>
          <table:table-cell table:formula="of:=SIGN([.T26])" office:value-type="float" office:value="-1" calcext:value-type="float">
            <text:p>-1</text:p>
          </table:table-cell>
          <table:table-cell table:formula="of:=SIGN([.U26])" office:value-type="float" office:value="-1" calcext:value-type="float">
            <text:p>-1</text:p>
          </table:table-cell>
          <table:table-cell table:number-columns-repeated="3"/>
          <table:table-cell office:value-type="float" office:value="10.746" calcext:value-type="float">
            <text:p>10.746</text:p>
          </table:table-cell>
          <table:table-cell office:value-type="float" office:value="-5.97636" calcext:value-type="float">
            <text:p>-5.97636</text:p>
          </table:table-cell>
          <table:table-cell office:value-type="float" office:value="11.23065" calcext:value-type="float">
            <text:p>11.23065</text:p>
          </table:table-cell>
          <table:table-cell office:value-type="float" office:value="0.6845392" calcext:value-type="float">
            <text:p>0.6845392</text:p>
          </table:table-cell>
          <table:table-cell office:value-type="float" office:value="26.21399" calcext:value-type="float">
            <text:p>26.21399</text:p>
          </table:table-cell>
          <table:table-cell table:number-columns-repeated="2"/>
          <table:table-cell office:value-type="float" office:value="3.681" calcext:value-type="float">
            <text:p>3.681</text:p>
          </table:table-cell>
          <table:table-cell office:value-type="float" office:value="24.48023" calcext:value-type="float">
            <text:p>24.48023</text:p>
          </table:table-cell>
          <table:table-cell office:value-type="float" office:value="-116.117" calcext:value-type="float">
            <text:p>-116.117</text:p>
          </table:table-cell>
          <table:table-cell office:value-type="float" office:value="-0.1556451" calcext:value-type="float">
            <text:p>-0.1556451</text:p>
          </table:table-cell>
          <table:table-cell office:value-type="float" office:value="-6.604477" calcext:value-type="float">
            <text:p>-6.604477</text:p>
          </table:table-cell>
          <table:table-cell/>
          <table:table-cell table:formula="of:=SIGN([.AL26])" office:value-type="float" office:value="1" calcext:value-type="float">
            <text:p>1</text:p>
          </table:table-cell>
          <table:table-cell table:formula="of:=SIGN([.AM26])" office:value-type="float" office:value="-1" calcext:value-type="float">
            <text:p>-1</text:p>
          </table:table-cell>
          <table:table-cell table:formula="of:=SIGN([.AN26])" office:value-type="float" office:value="-1" calcext:value-type="float">
            <text:p>-1</text:p>
          </table:table-cell>
          <table:table-cell table:formula="of:=SIGN([.AO26])" office:value-type="float" office:value="-1" calcext:value-type="float">
            <text:p>-1</text:p>
          </table:table-cell>
          <table:table-cell table:number-columns-repeated="2"/>
          <table:table-cell office:value-type="float" office:value="4.589" calcext:value-type="float">
            <text:p>4.589</text:p>
          </table:table-cell>
          <table:table-cell office:value-type="float" office:value="-39.72236" calcext:value-type="float">
            <text:p>-39.72236</text:p>
          </table:table-cell>
          <table:table-cell office:value-type="float" office:value="-60.39363" calcext:value-type="float">
            <text:p>-60.39363</text:p>
          </table:table-cell>
          <table:table-cell office:value-type="float" office:value="-0.02091643" calcext:value-type="float">
            <text:p>-0.02091643</text:p>
          </table:table-cell>
          <table:table-cell office:value-type="float" office:value="-0.03708173" calcext:value-type="float">
            <text:p>-0.03708173</text:p>
          </table:table-cell>
          <table:table-cell/>
          <table:table-cell table:formula="of:=SIGN([.AX26])" office:value-type="float" office:value="-1" calcext:value-type="float">
            <text:p>-1</text:p>
          </table:table-cell>
          <table:table-cell table:formula="of:=SIGN([.AY26])" office:value-type="float" office:value="-1" calcext:value-type="float">
            <text:p>-1</text:p>
          </table:table-cell>
          <table:table-cell table:formula="of:=SIGN([.AZ26])" office:value-type="float" office:value="-1" calcext:value-type="float">
            <text:p>-1</text:p>
          </table:table-cell>
          <table:table-cell table:formula="of:=SIGN([.BA26])" office:value-type="float" office:value="-1" calcext:value-type="float">
            <text:p>-1</text:p>
          </table:table-cell>
          <table:table-cell table:number-columns-repeated="3"/>
          <table:table-cell office:value-type="float" office:value="4.072" calcext:value-type="float">
            <text:p>4.072</text:p>
          </table:table-cell>
          <table:table-cell office:value-type="float" office:value="-0.7078109" calcext:value-type="float">
            <text:p>-0.7078109</text:p>
          </table:table-cell>
          <table:table-cell office:value-type="float" office:value="0.03652846" calcext:value-type="float">
            <text:p>0.03652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632" calcext:value-type="float">
            <text:p>16.632</text:p>
          </table:table-cell>
          <table:table-cell office:value-type="float" office:value="-129.5967" calcext:value-type="float">
            <text:p>-129.5967</text:p>
          </table:table-cell>
          <table:table-cell office:value-type="float" office:value="128.4066" calcext:value-type="float">
            <text:p>128.4066</text:p>
          </table:table-cell>
          <table:table-cell office:value-type="float" office:value="-0.00599864" calcext:value-type="float">
            <text:p>-0.00599864</text:p>
          </table:table-cell>
          <table:table-cell office:value-type="float" office:value="0.01627006" calcext:value-type="float">
            <text:p>0.01627006</text:p>
          </table:table-cell>
          <table:table-cell table:number-columns-repeated="5"/>
          <table:table-cell office:value-type="float" office:value="8.956" calcext:value-type="float">
            <text:p>8.956</text:p>
          </table:table-cell>
          <table:table-cell office:value-type="float" office:value="-10.55651" calcext:value-type="float">
            <text:p>-10.55651</text:p>
          </table:table-cell>
          <table:table-cell office:value-type="float" office:value="109.9658" calcext:value-type="float">
            <text:p>109.9658</text:p>
          </table:table-cell>
          <table:table-cell office:value-type="float" office:value="49.79626" calcext:value-type="float">
            <text:p>49.79626</text:p>
          </table:table-cell>
          <table:table-cell office:value-type="float" office:value="75.45814" calcext:value-type="float">
            <text:p>75.45814</text:p>
          </table:table-cell>
          <table:table-cell/>
          <table:table-cell table:formula="of:=([.M27]-[.M28])" office:value-type="float" office:value="0.839550000000001" calcext:value-type="float">
            <text:p>0.839550000000001</text:p>
          </table:table-cell>
          <table:table-cell table:formula="of:=[.N27]-[.N28]" office:value-type="float" office:value="-0.459400000000002" calcext:value-type="float">
            <text:p>-0.459400000000002</text:p>
          </table:table-cell>
          <table:table-cell table:formula="of:=[.O27]-[.O28]" office:value-type="float" office:value="-1.13784" calcext:value-type="float">
            <text:p>-1.13784</text:p>
          </table:table-cell>
          <table:table-cell table:formula="of:=[.P27]-[.P28]" office:value-type="float" office:value="-0.123239999999996" calcext:value-type="float">
            <text:p>-0.123239999999996</text:p>
          </table:table-cell>
          <table:table-cell/>
          <table:table-cell table:formula="of:=SIGN([.R27])" office:value-type="float" office:value="1" calcext:value-type="float">
            <text:p>1</text:p>
          </table:table-cell>
          <table:table-cell table:formula="of:=SIGN([.S27])" office:value-type="float" office:value="-1" calcext:value-type="float">
            <text:p>-1</text:p>
          </table:table-cell>
          <table:table-cell table:formula="of:=SIGN([.T27])" office:value-type="float" office:value="-1" calcext:value-type="float">
            <text:p>-1</text:p>
          </table:table-cell>
          <table:table-cell table:formula="of:=SIGN([.U27])" office:value-type="float" office:value="-1" calcext:value-type="float">
            <text:p>-1</text:p>
          </table:table-cell>
          <table:table-cell table:number-columns-repeated="3"/>
          <table:table-cell office:value-type="float" office:value="10.758" calcext:value-type="float">
            <text:p>10.758</text:p>
          </table:table-cell>
          <table:table-cell office:value-type="float" office:value="-5.816761" calcext:value-type="float">
            <text:p>-5.816761</text:p>
          </table:table-cell>
          <table:table-cell office:value-type="float" office:value="10.93074" calcext:value-type="float">
            <text:p>10.93074</text:p>
          </table:table-cell>
          <table:table-cell office:value-type="float" office:value="1.041574" calcext:value-type="float">
            <text:p>1.041574</text:p>
          </table:table-cell>
          <table:table-cell office:value-type="float" office:value="27.1068" calcext:value-type="float">
            <text:p>27.1068</text:p>
          </table:table-cell>
          <table:table-cell table:number-columns-repeated="2"/>
          <table:table-cell office:value-type="float" office:value="3.692" calcext:value-type="float">
            <text:p>3.692</text:p>
          </table:table-cell>
          <table:table-cell office:value-type="float" office:value="23.40012" calcext:value-type="float">
            <text:p>23.40012</text:p>
          </table:table-cell>
          <table:table-cell office:value-type="float" office:value="-112.033" calcext:value-type="float">
            <text:p>-112.033</text:p>
          </table:table-cell>
          <table:table-cell office:value-type="float" office:value="-0.1649512" calcext:value-type="float">
            <text:p>-0.1649512</text:p>
          </table:table-cell>
          <table:table-cell office:value-type="float" office:value="-6.699792" calcext:value-type="float">
            <text:p>-6.699792</text:p>
          </table:table-cell>
          <table:table-cell/>
          <table:table-cell table:formula="of:=SIGN([.AL27])" office:value-type="float" office:value="1" calcext:value-type="float">
            <text:p>1</text:p>
          </table:table-cell>
          <table:table-cell table:formula="of:=SIGN([.AM27])" office:value-type="float" office:value="-1" calcext:value-type="float">
            <text:p>-1</text:p>
          </table:table-cell>
          <table:table-cell table:formula="of:=SIGN([.AN27])" office:value-type="float" office:value="-1" calcext:value-type="float">
            <text:p>-1</text:p>
          </table:table-cell>
          <table:table-cell table:formula="of:=SIGN([.AO27])" office:value-type="float" office:value="-1" calcext:value-type="float">
            <text:p>-1</text:p>
          </table:table-cell>
          <table:table-cell table:number-columns-repeated="2"/>
          <table:table-cell office:value-type="float" office:value="4.602" calcext:value-type="float">
            <text:p>4.602</text:p>
          </table:table-cell>
          <table:table-cell office:value-type="float" office:value="-40.37823" calcext:value-type="float">
            <text:p>-40.37823</text:p>
          </table:table-cell>
          <table:table-cell office:value-type="float" office:value="-61.3422" calcext:value-type="float">
            <text:p>-61.3422</text:p>
          </table:table-cell>
          <table:table-cell office:value-type="float" office:value="-0.02796314" calcext:value-type="float">
            <text:p>-0.02796314</text:p>
          </table:table-cell>
          <table:table-cell office:value-type="float" office:value="-0.04711652" calcext:value-type="float">
            <text:p>-0.04711652</text:p>
          </table:table-cell>
          <table:table-cell/>
          <table:table-cell table:formula="of:=SIGN([.AX27])" office:value-type="float" office:value="-1" calcext:value-type="float">
            <text:p>-1</text:p>
          </table:table-cell>
          <table:table-cell table:formula="of:=SIGN([.AY27])" office:value-type="float" office:value="-1" calcext:value-type="float">
            <text:p>-1</text:p>
          </table:table-cell>
          <table:table-cell table:formula="of:=SIGN([.AZ27])" office:value-type="float" office:value="-1" calcext:value-type="float">
            <text:p>-1</text:p>
          </table:table-cell>
          <table:table-cell table:formula="of:=SIGN([.BA27])" office:value-type="float" office:value="-1" calcext:value-type="float">
            <text:p>-1</text:p>
          </table:table-cell>
          <table:table-cell table:number-columns-repeated="3"/>
          <table:table-cell office:value-type="float" office:value="4.081" calcext:value-type="float">
            <text:p>4.081</text:p>
          </table:table-cell>
          <table:table-cell office:value-type="float" office:value="-0.5840237" calcext:value-type="float">
            <text:p>-0.5840237</text:p>
          </table:table-cell>
          <table:table-cell office:value-type="float" office:value="0.008265488" calcext:value-type="float">
            <text:p>0.0082654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653" calcext:value-type="float">
            <text:p>16.653</text:p>
          </table:table-cell>
          <table:table-cell office:value-type="float" office:value="-129.5839" calcext:value-type="float">
            <text:p>-129.5839</text:p>
          </table:table-cell>
          <table:table-cell office:value-type="float" office:value="128.4227" calcext:value-type="float">
            <text:p>128.4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967" calcext:value-type="float">
            <text:p>8.967</text:p>
          </table:table-cell>
          <table:table-cell office:value-type="float" office:value="-11.39606" calcext:value-type="float">
            <text:p>-11.39606</text:p>
          </table:table-cell>
          <table:table-cell office:value-type="float" office:value="110.4252" calcext:value-type="float">
            <text:p>110.4252</text:p>
          </table:table-cell>
          <table:table-cell office:value-type="float" office:value="50.9341" calcext:value-type="float">
            <text:p>50.9341</text:p>
          </table:table-cell>
          <table:table-cell office:value-type="float" office:value="75.58138" calcext:value-type="float">
            <text:p>75.58138</text:p>
          </table:table-cell>
          <table:table-cell/>
          <table:table-cell table:formula="of:=([.M28]-[.M29])" office:value-type="float" office:value="0.705219999999999" calcext:value-type="float">
            <text:p>0.705219999999999</text:p>
          </table:table-cell>
          <table:table-cell table:formula="of:=[.N28]-[.N29]" office:value-type="float" office:value="-0.382199999999997" calcext:value-type="float">
            <text:p>-0.382199999999997</text:p>
          </table:table-cell>
          <table:table-cell table:formula="of:=[.O28]-[.O29]" office:value-type="float" office:value="-0.45778" calcext:value-type="float">
            <text:p>-0.45778</text:p>
          </table:table-cell>
          <table:table-cell table:formula="of:=[.P28]-[.P29]" office:value-type="float" office:value="-0.041080000000008" calcext:value-type="float">
            <text:p>-0.041080000000008</text:p>
          </table:table-cell>
          <table:table-cell/>
          <table:table-cell table:formula="of:=SIGN([.R28])" office:value-type="float" office:value="1" calcext:value-type="float">
            <text:p>1</text:p>
          </table:table-cell>
          <table:table-cell table:formula="of:=SIGN([.S28])" office:value-type="float" office:value="-1" calcext:value-type="float">
            <text:p>-1</text:p>
          </table:table-cell>
          <table:table-cell table:formula="of:=SIGN([.T28])" office:value-type="float" office:value="-1" calcext:value-type="float">
            <text:p>-1</text:p>
          </table:table-cell>
          <table:table-cell table:formula="of:=SIGN([.U28])" office:value-type="float" office:value="-1" calcext:value-type="float">
            <text:p>-1</text:p>
          </table:table-cell>
          <table:table-cell table:number-columns-repeated="3"/>
          <table:table-cell office:value-type="float" office:value="10.769" calcext:value-type="float">
            <text:p>10.769</text:p>
          </table:table-cell>
          <table:table-cell office:value-type="float" office:value="-5.68996" calcext:value-type="float">
            <text:p>-5.68996</text:p>
          </table:table-cell>
          <table:table-cell office:value-type="float" office:value="10.69245" calcext:value-type="float">
            <text:p>10.69245</text:p>
          </table:table-cell>
          <table:table-cell office:value-type="float" office:value="1.423356" calcext:value-type="float">
            <text:p>1.423356</text:p>
          </table:table-cell>
          <table:table-cell office:value-type="float" office:value="28.01048" calcext:value-type="float">
            <text:p>28.01048</text:p>
          </table:table-cell>
          <table:table-cell table:number-columns-repeated="2"/>
          <table:table-cell office:value-type="float" office:value="3.703" calcext:value-type="float">
            <text:p>3.703</text:p>
          </table:table-cell>
          <table:table-cell office:value-type="float" office:value="22.04601" calcext:value-type="float">
            <text:p>22.04601</text:p>
          </table:table-cell>
          <table:table-cell office:value-type="float" office:value="-106.928" calcext:value-type="float">
            <text:p>-106.928</text:p>
          </table:table-cell>
          <table:table-cell office:value-type="float" office:value="-0.17402" calcext:value-type="float">
            <text:p>-0.17402</text:p>
          </table:table-cell>
          <table:table-cell office:value-type="float" office:value="-6.760427" calcext:value-type="float">
            <text:p>-6.760427</text:p>
          </table:table-cell>
          <table:table-cell/>
          <table:table-cell table:formula="of:=SIGN([.AL28])" office:value-type="float" office:value="1" calcext:value-type="float">
            <text:p>1</text:p>
          </table:table-cell>
          <table:table-cell table:formula="of:=SIGN([.AM28])" office:value-type="float" office:value="-1" calcext:value-type="float">
            <text:p>-1</text:p>
          </table:table-cell>
          <table:table-cell table:formula="of:=SIGN([.AN28])" office:value-type="float" office:value="-1" calcext:value-type="float">
            <text:p>-1</text:p>
          </table:table-cell>
          <table:table-cell table:formula="of:=SIGN([.AO28])" office:value-type="float" office:value="-1" calcext:value-type="float">
            <text:p>-1</text:p>
          </table:table-cell>
          <table:table-cell table:number-columns-repeated="2"/>
          <table:table-cell office:value-type="float" office:value="4.613" calcext:value-type="float">
            <text:p>4.613</text:p>
          </table:table-cell>
          <table:table-cell office:value-type="float" office:value="-40.74227" calcext:value-type="float">
            <text:p>-40.74227</text:p>
          </table:table-cell>
          <table:table-cell office:value-type="float" office:value="-61.87455" calcext:value-type="float">
            <text:p>-61.87455</text:p>
          </table:table-cell>
          <table:table-cell office:value-type="float" office:value="-0.02093992" calcext:value-type="float">
            <text:p>-0.02093992</text:p>
          </table:table-cell>
          <table:table-cell office:value-type="float" office:value="-0.03706521" calcext:value-type="float">
            <text:p>-0.03706521</text:p>
          </table:table-cell>
          <table:table-cell/>
          <table:table-cell table:formula="of:=SIGN([.AX28])" office:value-type="float" office:value="-1" calcext:value-type="float">
            <text:p>-1</text:p>
          </table:table-cell>
          <table:table-cell table:formula="of:=SIGN([.AY28])" office:value-type="float" office:value="-1" calcext:value-type="float">
            <text:p>-1</text:p>
          </table:table-cell>
          <table:table-cell table:formula="of:=SIGN([.AZ28])" office:value-type="float" office:value="-1" calcext:value-type="float">
            <text:p>-1</text:p>
          </table:table-cell>
          <table:table-cell table:formula="of:=SIGN([.BA28])" office:value-type="float" office:value="-1" calcext:value-type="float">
            <text:p>-1</text:p>
          </table:table-cell>
          <table:table-cell table:number-columns-repeated="3"/>
          <table:table-cell office:value-type="float" office:value="4.089" calcext:value-type="float">
            <text:p>4.089</text:p>
          </table:table-cell>
          <table:table-cell office:value-type="float" office:value="-0.4994476" calcext:value-type="float">
            <text:p>-0.4994476</text:p>
          </table:table-cell>
          <table:table-cell office:value-type="float" office:value="0.02984571" calcext:value-type="float">
            <text:p>0.029845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676" calcext:value-type="float">
            <text:p>16.676</text:p>
          </table:table-cell>
          <table:table-cell office:value-type="float" office:value="-129.5206" calcext:value-type="float">
            <text:p>-129.5206</text:p>
          </table:table-cell>
          <table:table-cell office:value-type="float" office:value="128.2275" calcext:value-type="float">
            <text:p>128.2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8.978" calcext:value-type="float">
            <text:p>8.978</text:p>
          </table:table-cell>
          <table:table-cell office:value-type="float" office:value="-12.10128" calcext:value-type="float">
            <text:p>-12.10128</text:p>
          </table:table-cell>
          <table:table-cell office:value-type="float" office:value="110.8074" calcext:value-type="float">
            <text:p>110.8074</text:p>
          </table:table-cell>
          <table:table-cell office:value-type="float" office:value="51.39188" calcext:value-type="float">
            <text:p>51.39188</text:p>
          </table:table-cell>
          <table:table-cell office:value-type="float" office:value="75.62246" calcext:value-type="float">
            <text:p>75.62246</text:p>
          </table:table-cell>
          <table:table-cell/>
          <table:table-cell table:formula="of:=([.M29]-[.M30])" office:value-type="float" office:value="12.68211" calcext:value-type="float">
            <text:p>12.68211</text:p>
          </table:table-cell>
          <table:table-cell table:formula="of:=[.N29]-[.N30]" office:value-type="float" office:value="-6.2457" calcext:value-type="float">
            <text:p>-6.2457</text:p>
          </table:table-cell>
          <table:table-cell table:formula="of:=[.O29]-[.O30]" office:value-type="float" office:value="-15.56681" calcext:value-type="float">
            <text:p>-15.56681</text:p>
          </table:table-cell>
          <table:table-cell table:formula="of:=[.P29]-[.P30]" office:value-type="float" office:value="1.30245000000001" calcext:value-type="float">
            <text:p>1.30245000000001</text:p>
          </table:table-cell>
          <table:table-cell/>
          <table:table-cell table:formula="of:=SIGN([.R29])" office:value-type="float" office:value="1" calcext:value-type="float">
            <text:p>1</text:p>
          </table:table-cell>
          <table:table-cell table:formula="of:=SIGN([.S29])" office:value-type="float" office:value="-1" calcext:value-type="float">
            <text:p>-1</text:p>
          </table:table-cell>
          <table:table-cell table:formula="of:=SIGN([.T29])" office:value-type="float" office:value="-1" calcext:value-type="float">
            <text:p>-1</text:p>
          </table:table-cell>
          <table:table-cell table:formula="of:=SIGN([.U29])" office:value-type="float" office:value="1" calcext:value-type="float">
            <text:p>1</text:p>
          </table:table-cell>
          <table:table-cell table:number-columns-repeated="3"/>
          <table:table-cell office:value-type="float" office:value="10.781" calcext:value-type="float">
            <text:p>10.781</text:p>
          </table:table-cell>
          <table:table-cell office:value-type="float" office:value="-5.554797" calcext:value-type="float">
            <text:p>-5.554797</text:p>
          </table:table-cell>
          <table:table-cell office:value-type="float" office:value="10.43846" calcext:value-type="float">
            <text:p>10.43846</text:p>
          </table:table-cell>
          <table:table-cell office:value-type="float" office:value="1.647465" calcext:value-type="float">
            <text:p>1.647465</text:p>
          </table:table-cell>
          <table:table-cell office:value-type="float" office:value="29.48508" calcext:value-type="float">
            <text:p>29.48508</text:p>
          </table:table-cell>
          <table:table-cell table:number-columns-repeated="2"/>
          <table:table-cell office:value-type="float" office:value="3.864" calcext:value-type="float">
            <text:p>3.864</text:p>
          </table:table-cell>
          <table:table-cell office:value-type="float" office:value="6.001512" calcext:value-type="float">
            <text:p>6.001512</text:p>
          </table:table-cell>
          <table:table-cell office:value-type="float" office:value="-47.25965" calcext:value-type="float">
            <text:p>-47.25965</text:p>
          </table:table-cell>
          <table:table-cell office:value-type="float" office:value="-0.2897406" calcext:value-type="float">
            <text:p>-0.2897406</text:p>
          </table:table-cell>
          <table:table-cell office:value-type="float" office:value="-7.497044" calcext:value-type="float">
            <text:p>-7.497044</text:p>
          </table:table-cell>
          <table:table-cell/>
          <table:table-cell table:formula="of:=SIGN([.AL29])" office:value-type="float" office:value="1" calcext:value-type="float">
            <text:p>1</text:p>
          </table:table-cell>
          <table:table-cell table:formula="of:=SIGN([.AM29])" office:value-type="float" office:value="-1" calcext:value-type="float">
            <text:p>-1</text:p>
          </table:table-cell>
          <table:table-cell table:formula="of:=SIGN([.AN29])" office:value-type="float" office:value="-1" calcext:value-type="float">
            <text:p>-1</text:p>
          </table:table-cell>
          <table:table-cell table:formula="of:=SIGN([.AO29])" office:value-type="float" office:value="-1" calcext:value-type="float">
            <text:p>-1</text:p>
          </table:table-cell>
          <table:table-cell table:number-columns-repeated="2"/>
          <table:table-cell office:value-type="float" office:value="4.624" calcext:value-type="float">
            <text:p>4.624</text:p>
          </table:table-cell>
          <table:table-cell office:value-type="float" office:value="-41.11439" calcext:value-type="float">
            <text:p>-41.11439</text:p>
          </table:table-cell>
          <table:table-cell office:value-type="float" office:value="-62.41922" calcext:value-type="float">
            <text:p>-62.41922</text:p>
          </table:table-cell>
          <table:table-cell office:value-type="float" office:value="-0.0007863343" calcext:value-type="float">
            <text:p>-0.0007863343</text:p>
          </table:table-cell>
          <table:table-cell office:value-type="float" office:value="-0.05103799" calcext:value-type="float">
            <text:p>-0.05103799</text:p>
          </table:table-cell>
          <table:table-cell/>
          <table:table-cell table:formula="of:=SIGN([.AX29])" office:value-type="float" office:value="-1" calcext:value-type="float">
            <text:p>-1</text:p>
          </table:table-cell>
          <table:table-cell table:formula="of:=SIGN([.AY29])" office:value-type="float" office:value="-1" calcext:value-type="float">
            <text:p>-1</text:p>
          </table:table-cell>
          <table:table-cell table:formula="of:=SIGN([.AZ29])" office:value-type="float" office:value="-1" calcext:value-type="float">
            <text:p>-1</text:p>
          </table:table-cell>
          <table:table-cell table:formula="of:=SIGN([.BA29])" office:value-type="float" office:value="-1" calcext:value-type="float">
            <text:p>-1</text:p>
          </table:table-cell>
          <table:table-cell table:number-columns-repeated="3"/>
          <table:table-cell office:value-type="float" office:value="4.097" calcext:value-type="float">
            <text:p>4.097</text:p>
          </table:table-cell>
          <table:table-cell office:value-type="float" office:value="-0.7256535" calcext:value-type="float">
            <text:p>-0.7256535</text:p>
          </table:table-cell>
          <table:table-cell office:value-type="float" office:value="0.02035798" calcext:value-type="float">
            <text:p>0.020357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698" calcext:value-type="float">
            <text:p>16.698</text:p>
          </table:table-cell>
          <table:table-cell office:value-type="float" office:value="-129.4758" calcext:value-type="float">
            <text:p>-129.4758</text:p>
          </table:table-cell>
          <table:table-cell office:value-type="float" office:value="128.2399" calcext:value-type="float">
            <text:p>128.2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142" calcext:value-type="float">
            <text:p>9.142</text:p>
          </table:table-cell>
          <table:table-cell office:value-type="float" office:value="-24.78339" calcext:value-type="float">
            <text:p>-24.78339</text:p>
          </table:table-cell>
          <table:table-cell office:value-type="float" office:value="117.0531" calcext:value-type="float">
            <text:p>117.0531</text:p>
          </table:table-cell>
          <table:table-cell office:value-type="float" office:value="66.95869" calcext:value-type="float">
            <text:p>66.95869</text:p>
          </table:table-cell>
          <table:table-cell office:value-type="float" office:value="74.32001" calcext:value-type="float">
            <text:p>74.32001</text:p>
          </table:table-cell>
          <table:table-cell/>
          <table:table-cell table:formula="of:=([.M30]-[.M31])" office:value-type="float" office:value="1.2956" calcext:value-type="float">
            <text:p>1.2956</text:p>
          </table:table-cell>
          <table:table-cell table:formula="of:=[.N30]-[.N31]" office:value-type="float" office:value="-0.380799999999994" calcext:value-type="float">
            <text:p>-0.380799999999994</text:p>
          </table:table-cell>
          <table:table-cell table:formula="of:=[.O30]-[.O31]" office:value-type="float" office:value="-1.19794999999999" calcext:value-type="float">
            <text:p>-1.19794999999999</text:p>
          </table:table-cell>
          <table:table-cell table:formula="of:=[.P30]-[.P31]" office:value-type="float" office:value="-0.172170000000008" calcext:value-type="float">
            <text:p>-0.172170000000008</text:p>
          </table:table-cell>
          <table:table-cell/>
          <table:table-cell table:formula="of:=SIGN([.R30])" office:value-type="float" office:value="1" calcext:value-type="float">
            <text:p>1</text:p>
          </table:table-cell>
          <table:table-cell table:formula="of:=SIGN([.S30])" office:value-type="float" office:value="-1" calcext:value-type="float">
            <text:p>-1</text:p>
          </table:table-cell>
          <table:table-cell table:formula="of:=SIGN([.T30])" office:value-type="float" office:value="-1" calcext:value-type="float">
            <text:p>-1</text:p>
          </table:table-cell>
          <table:table-cell table:formula="of:=SIGN([.U30])" office:value-type="float" office:value="-1" calcext:value-type="float">
            <text:p>-1</text:p>
          </table:table-cell>
          <table:table-cell table:number-columns-repeated="3"/>
          <table:table-cell office:value-type="float" office:value="10.792" calcext:value-type="float">
            <text:p>10.792</text:p>
          </table:table-cell>
          <table:table-cell office:value-type="float" office:value="-5.439154" calcext:value-type="float">
            <text:p>-5.439154</text:p>
          </table:table-cell>
          <table:table-cell office:value-type="float" office:value="10.22115" calcext:value-type="float">
            <text:p>10.22115</text:p>
          </table:table-cell>
          <table:table-cell office:value-type="float" office:value="2.046693" calcext:value-type="float">
            <text:p>2.046693</text:p>
          </table:table-cell>
          <table:table-cell office:value-type="float" office:value="30.3918" calcext:value-type="float">
            <text:p>30.3918</text:p>
          </table:table-cell>
          <table:table-cell table:number-columns-repeated="2"/>
          <table:table-cell office:value-type="float" office:value="3.885" calcext:value-type="float">
            <text:p>3.885</text:p>
          </table:table-cell>
          <table:table-cell office:value-type="float" office:value="4.197886" calcext:value-type="float">
            <text:p>4.197886</text:p>
          </table:table-cell>
          <table:table-cell office:value-type="float" office:value="-40.68078" calcext:value-type="float">
            <text:p>-40.68078</text:p>
          </table:table-cell>
          <table:table-cell office:value-type="float" office:value="-0.2645308" calcext:value-type="float">
            <text:p>-0.2645308</text:p>
          </table:table-cell>
          <table:table-cell office:value-type="float" office:value="-7.592635" calcext:value-type="float">
            <text:p>-7.592635</text:p>
          </table:table-cell>
          <table:table-cell/>
          <table:table-cell table:formula="of:=SIGN([.AL30])" office:value-type="float" office:value="1" calcext:value-type="float">
            <text:p>1</text:p>
          </table:table-cell>
          <table:table-cell table:formula="of:=SIGN([.AM30])" office:value-type="float" office:value="-1" calcext:value-type="float">
            <text:p>-1</text:p>
          </table:table-cell>
          <table:table-cell table:formula="of:=SIGN([.AN30])" office:value-type="float" office:value="-1" calcext:value-type="float">
            <text:p>-1</text:p>
          </table:table-cell>
          <table:table-cell table:formula="of:=SIGN([.AO30])" office:value-type="float" office:value="-1" calcext:value-type="float">
            <text:p>-1</text:p>
          </table:table-cell>
          <table:table-cell table:number-columns-repeated="2"/>
          <table:table-cell office:value-type="float" office:value="4.645" calcext:value-type="float">
            <text:p>4.645</text:p>
          </table:table-cell>
          <table:table-cell office:value-type="float" office:value="-41.78341" calcext:value-type="float">
            <text:p>-41.78341</text:p>
          </table:table-cell>
          <table:table-cell office:value-type="float" office:value="-63.41764" calcext:value-type="float">
            <text:p>-63.41764</text:p>
          </table:table-cell>
          <table:table-cell office:value-type="float" office:value="-0.01785514" calcext:value-type="float">
            <text:p>-0.01785514</text:p>
          </table:table-cell>
          <table:table-cell office:value-type="float" office:value="-0.05420479" calcext:value-type="float">
            <text:p>-0.05420479</text:p>
          </table:table-cell>
          <table:table-cell/>
          <table:table-cell table:formula="of:=SIGN([.AX30])" office:value-type="float" office:value="-1" calcext:value-type="float">
            <text:p>-1</text:p>
          </table:table-cell>
          <table:table-cell table:formula="of:=SIGN([.AY30])" office:value-type="float" office:value="-1" calcext:value-type="float">
            <text:p>-1</text:p>
          </table:table-cell>
          <table:table-cell table:formula="of:=SIGN([.AZ30])" office:value-type="float" office:value="-1" calcext:value-type="float">
            <text:p>-1</text:p>
          </table:table-cell>
          <table:table-cell table:formula="of:=SIGN([.BA30])" office:value-type="float" office:value="-1" calcext:value-type="float">
            <text:p>-1</text:p>
          </table:table-cell>
          <table:table-cell table:number-columns-repeated="3"/>
          <table:table-cell office:value-type="float" office:value="4.105" calcext:value-type="float">
            <text:p>4.105</text:p>
          </table:table-cell>
          <table:table-cell office:value-type="float" office:value="-0.5036034" calcext:value-type="float">
            <text:p>-0.5036034</text:p>
          </table:table-cell>
          <table:table-cell office:value-type="float" office:value="0.1361037" calcext:value-type="float">
            <text:p>0.13610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721" calcext:value-type="float">
            <text:p>16.721</text:p>
          </table:table-cell>
          <table:table-cell office:value-type="float" office:value="-129.5205" calcext:value-type="float">
            <text:p>-129.5205</text:p>
          </table:table-cell>
          <table:table-cell office:value-type="float" office:value="128.1366" calcext:value-type="float">
            <text:p>128.1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153" calcext:value-type="float">
            <text:p>9.153</text:p>
          </table:table-cell>
          <table:table-cell office:value-type="float" office:value="-26.07899" calcext:value-type="float">
            <text:p>-26.07899</text:p>
          </table:table-cell>
          <table:table-cell office:value-type="float" office:value="117.4339" calcext:value-type="float">
            <text:p>117.4339</text:p>
          </table:table-cell>
          <table:table-cell office:value-type="float" office:value="68.15664" calcext:value-type="float">
            <text:p>68.15664</text:p>
          </table:table-cell>
          <table:table-cell office:value-type="float" office:value="74.49218" calcext:value-type="float">
            <text:p>74.49218</text:p>
          </table:table-cell>
          <table:table-cell/>
          <table:table-cell table:formula="of:=([.M31]-[.M32])" office:value-type="float" office:value="0.972390000000001" calcext:value-type="float">
            <text:p>0.972390000000001</text:p>
          </table:table-cell>
          <table:table-cell table:formula="of:=[.N31]-[.N32]" office:value-type="float" office:value="-0.26230000000001" calcext:value-type="float">
            <text:p>-0.26230000000001</text:p>
          </table:table-cell>
          <table:table-cell table:formula="of:=[.O31]-[.O32]" office:value-type="float" office:value="-1.09499000000001" calcext:value-type="float">
            <text:p>-1.09499000000001</text:p>
          </table:table-cell>
          <table:table-cell table:formula="of:=[.P31]-[.P32]" office:value-type="float" office:value="-0.13427999999999" calcext:value-type="float">
            <text:p>-0.13427999999999</text:p>
          </table:table-cell>
          <table:table-cell/>
          <table:table-cell table:formula="of:=SIGN([.R31])" office:value-type="float" office:value="1" calcext:value-type="float">
            <text:p>1</text:p>
          </table:table-cell>
          <table:table-cell table:formula="of:=SIGN([.S31])" office:value-type="float" office:value="-1" calcext:value-type="float">
            <text:p>-1</text:p>
          </table:table-cell>
          <table:table-cell table:formula="of:=SIGN([.T31])" office:value-type="float" office:value="-1" calcext:value-type="float">
            <text:p>-1</text:p>
          </table:table-cell>
          <table:table-cell table:formula="of:=SIGN([.U31])" office:value-type="float" office:value="-1" calcext:value-type="float">
            <text:p>-1</text:p>
          </table:table-cell>
          <table:table-cell table:number-columns-repeated="3"/>
          <table:table-cell office:value-type="float" office:value="10.803" calcext:value-type="float">
            <text:p>10.803</text:p>
          </table:table-cell>
          <table:table-cell office:value-type="float" office:value="-5.352562" calcext:value-type="float">
            <text:p>-5.352562</text:p>
          </table:table-cell>
          <table:table-cell office:value-type="float" office:value="10.05843" calcext:value-type="float">
            <text:p>10.05843</text:p>
          </table:table-cell>
          <table:table-cell office:value-type="float" office:value="2.178144" calcext:value-type="float">
            <text:p>2.178144</text:p>
          </table:table-cell>
          <table:table-cell office:value-type="float" office:value="30.80527" calcext:value-type="float">
            <text:p>30.80527</text:p>
          </table:table-cell>
          <table:table-cell table:number-columns-repeated="2"/>
          <table:table-cell office:value-type="float" office:value="3.896" calcext:value-type="float">
            <text:p>3.896</text:p>
          </table:table-cell>
          <table:table-cell office:value-type="float" office:value="3.667554" calcext:value-type="float">
            <text:p>3.667554</text:p>
          </table:table-cell>
          <table:table-cell office:value-type="float" office:value="-38.474" calcext:value-type="float">
            <text:p>-38.474</text:p>
          </table:table-cell>
          <table:table-cell office:value-type="float" office:value="-0.2649777" calcext:value-type="float">
            <text:p>-0.2649777</text:p>
          </table:table-cell>
          <table:table-cell office:value-type="float" office:value="-7.644655" calcext:value-type="float">
            <text:p>-7.644655</text:p>
          </table:table-cell>
          <table:table-cell/>
          <table:table-cell table:formula="of:=SIGN([.AL31])" office:value-type="float" office:value="1" calcext:value-type="float">
            <text:p>1</text:p>
          </table:table-cell>
          <table:table-cell table:formula="of:=SIGN([.AM31])" office:value-type="float" office:value="-1" calcext:value-type="float">
            <text:p>-1</text:p>
          </table:table-cell>
          <table:table-cell table:formula="of:=SIGN([.AN31])" office:value-type="float" office:value="-1" calcext:value-type="float">
            <text:p>-1</text:p>
          </table:table-cell>
          <table:table-cell table:formula="of:=SIGN([.AO31])" office:value-type="float" office:value="-1" calcext:value-type="float">
            <text:p>-1</text:p>
          </table:table-cell>
          <table:table-cell table:number-columns-repeated="2"/>
          <table:table-cell office:value-type="float" office:value="4.657" calcext:value-type="float">
            <text:p>4.657</text:p>
          </table:table-cell>
          <table:table-cell office:value-type="float" office:value="-41.96667" calcext:value-type="float">
            <text:p>-41.96667</text:p>
          </table:table-cell>
          <table:table-cell office:value-type="float" office:value="-63.69379" calcext:value-type="float">
            <text:p>-63.69379</text:p>
          </table:table-cell>
          <table:table-cell office:value-type="float" office:value="-0.01785514" calcext:value-type="float">
            <text:p>-0.01785514</text:p>
          </table:table-cell>
          <table:table-cell office:value-type="float" office:value="-0.05420479" calcext:value-type="float">
            <text:p>-0.05420479</text:p>
          </table:table-cell>
          <table:table-cell/>
          <table:table-cell table:formula="of:=SIGN([.AX31])" office:value-type="float" office:value="-1" calcext:value-type="float">
            <text:p>-1</text:p>
          </table:table-cell>
          <table:table-cell table:formula="of:=SIGN([.AY31])" office:value-type="float" office:value="-1" calcext:value-type="float">
            <text:p>-1</text:p>
          </table:table-cell>
          <table:table-cell table:formula="of:=SIGN([.AZ31])" office:value-type="float" office:value="-1" calcext:value-type="float">
            <text:p>-1</text:p>
          </table:table-cell>
          <table:table-cell table:formula="of:=SIGN([.BA31])" office:value-type="float" office:value="-1" calcext:value-type="float">
            <text:p>-1</text:p>
          </table:table-cell>
          <table:table-cell table:number-columns-repeated="3"/>
          <table:table-cell office:value-type="float" office:value="4.113" calcext:value-type="float">
            <text:p>4.113</text:p>
          </table:table-cell>
          <table:table-cell office:value-type="float" office:value="-0.5835432" calcext:value-type="float">
            <text:p>-0.5835432</text:p>
          </table:table-cell>
          <table:table-cell office:value-type="float" office:value="-0.08599792" calcext:value-type="float">
            <text:p>-0.08599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743" calcext:value-type="float">
            <text:p>16.743</text:p>
          </table:table-cell>
          <table:table-cell office:value-type="float" office:value="-129.4779" calcext:value-type="float">
            <text:p>-129.4779</text:p>
          </table:table-cell>
          <table:table-cell office:value-type="float" office:value="128.1368" calcext:value-type="float">
            <text:p>128.1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164" calcext:value-type="float">
            <text:p>9.164</text:p>
          </table:table-cell>
          <table:table-cell office:value-type="float" office:value="-27.05138" calcext:value-type="float">
            <text:p>-27.05138</text:p>
          </table:table-cell>
          <table:table-cell office:value-type="float" office:value="117.6962" calcext:value-type="float">
            <text:p>117.6962</text:p>
          </table:table-cell>
          <table:table-cell office:value-type="float" office:value="69.25163" calcext:value-type="float">
            <text:p>69.25163</text:p>
          </table:table-cell>
          <table:table-cell office:value-type="float" office:value="74.62646" calcext:value-type="float">
            <text:p>74.62646</text:p>
          </table:table-cell>
          <table:table-cell/>
          <table:table-cell table:formula="of:=([.M32]-[.M33])" office:value-type="float" office:value="1.20678" calcext:value-type="float">
            <text:p>1.20678</text:p>
          </table:table-cell>
          <table:table-cell table:formula="of:=[.N32]-[.N33]" office:value-type="float" office:value="-0.324100000000001" calcext:value-type="float">
            <text:p>-0.324100000000001</text:p>
          </table:table-cell>
          <table:table-cell table:formula="of:=[.O32]-[.O33]" office:value-type="float" office:value="-0.92062" calcext:value-type="float">
            <text:p>-0.92062</text:p>
          </table:table-cell>
          <table:table-cell table:formula="of:=[.P32]-[.P33]" office:value-type="float" office:value="-0.27891000000001" calcext:value-type="float">
            <text:p>-0.27891000000001</text:p>
          </table:table-cell>
          <table:table-cell/>
          <table:table-cell table:formula="of:=SIGN([.R32])" office:value-type="float" office:value="1" calcext:value-type="float">
            <text:p>1</text:p>
          </table:table-cell>
          <table:table-cell table:formula="of:=SIGN([.S32])" office:value-type="float" office:value="-1" calcext:value-type="float">
            <text:p>-1</text:p>
          </table:table-cell>
          <table:table-cell table:formula="of:=SIGN([.T32])" office:value-type="float" office:value="-1" calcext:value-type="float">
            <text:p>-1</text:p>
          </table:table-cell>
          <table:table-cell table:formula="of:=SIGN([.U32])" office:value-type="float" office:value="-1" calcext:value-type="float">
            <text:p>-1</text:p>
          </table:table-cell>
          <table:table-cell table:number-columns-repeated="3"/>
          <table:table-cell office:value-type="float" office:value="10.814" calcext:value-type="float">
            <text:p>10.814</text:p>
          </table:table-cell>
          <table:table-cell office:value-type="float" office:value="-5.240992" calcext:value-type="float">
            <text:p>-5.240992</text:p>
          </table:table-cell>
          <table:table-cell office:value-type="float" office:value="9.848763" calcext:value-type="float">
            <text:p>9.848763</text:p>
          </table:table-cell>
          <table:table-cell office:value-type="float" office:value="2.580422" calcext:value-type="float">
            <text:p>2.580422</text:p>
          </table:table-cell>
          <table:table-cell office:value-type="float" office:value="32.03445" calcext:value-type="float">
            <text:p>32.03445</text:p>
          </table:table-cell>
          <table:table-cell table:number-columns-repeated="2"/>
          <table:table-cell office:value-type="float" office:value="3.907" calcext:value-type="float">
            <text:p>3.907</text:p>
          </table:table-cell>
          <table:table-cell office:value-type="float" office:value="3.587601" calcext:value-type="float">
            <text:p>3.587601</text:p>
          </table:table-cell>
          <table:table-cell office:value-type="float" office:value="-37.63526" calcext:value-type="float">
            <text:p>-37.63526</text:p>
          </table:table-cell>
          <table:table-cell office:value-type="float" office:value="-0.2655488" calcext:value-type="float">
            <text:p>-0.2655488</text:p>
          </table:table-cell>
          <table:table-cell office:value-type="float" office:value="-7.714017" calcext:value-type="float">
            <text:p>-7.714017</text:p>
          </table:table-cell>
          <table:table-cell/>
          <table:table-cell table:formula="of:=SIGN([.AL32])" office:value-type="float" office:value="1" calcext:value-type="float">
            <text:p>1</text:p>
          </table:table-cell>
          <table:table-cell table:formula="of:=SIGN([.AM32])" office:value-type="float" office:value="-1" calcext:value-type="float">
            <text:p>-1</text:p>
          </table:table-cell>
          <table:table-cell table:formula="of:=SIGN([.AN32])" office:value-type="float" office:value="-1" calcext:value-type="float">
            <text:p>-1</text:p>
          </table:table-cell>
          <table:table-cell table:formula="of:=SIGN([.AO32])" office:value-type="float" office:value="-1" calcext:value-type="float">
            <text:p>-1</text:p>
          </table:table-cell>
          <table:table-cell table:number-columns-repeated="2"/>
          <table:table-cell office:value-type="float" office:value="4.668" calcext:value-type="float">
            <text:p>4.668</text:p>
          </table:table-cell>
          <table:table-cell office:value-type="float" office:value="-42.44308" calcext:value-type="float">
            <text:p>-42.44308</text:p>
          </table:table-cell>
          <table:table-cell office:value-type="float" office:value="-64.41308" calcext:value-type="float">
            <text:p>-64.41308</text:p>
          </table:table-cell>
          <table:table-cell office:value-type="float" office:value="-0.01785514" calcext:value-type="float">
            <text:p>-0.01785514</text:p>
          </table:table-cell>
          <table:table-cell office:value-type="float" office:value="-0.05420479" calcext:value-type="float">
            <text:p>-0.05420479</text:p>
          </table:table-cell>
          <table:table-cell/>
          <table:table-cell table:formula="of:=SIGN([.AX32])" office:value-type="float" office:value="-1" calcext:value-type="float">
            <text:p>-1</text:p>
          </table:table-cell>
          <table:table-cell table:formula="of:=SIGN([.AY32])" office:value-type="float" office:value="-1" calcext:value-type="float">
            <text:p>-1</text:p>
          </table:table-cell>
          <table:table-cell table:formula="of:=SIGN([.AZ32])" office:value-type="float" office:value="-1" calcext:value-type="float">
            <text:p>-1</text:p>
          </table:table-cell>
          <table:table-cell table:formula="of:=SIGN([.BA32])" office:value-type="float" office:value="-1" calcext:value-type="float">
            <text:p>-1</text:p>
          </table:table-cell>
          <table:table-cell table:number-columns-repeated="3"/>
          <table:table-cell office:value-type="float" office:value="4.121" calcext:value-type="float">
            <text:p>4.121</text:p>
          </table:table-cell>
          <table:table-cell office:value-type="float" office:value="-0.610853" calcext:value-type="float">
            <text:p>-0.610853</text:p>
          </table:table-cell>
          <table:table-cell office:value-type="float" office:value="-0.005900711" calcext:value-type="float">
            <text:p>-0.0059007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765" calcext:value-type="float">
            <text:p>16.765</text:p>
          </table:table-cell>
          <table:table-cell office:value-type="float" office:value="-129.408" calcext:value-type="float">
            <text:p>-129.408</text:p>
          </table:table-cell>
          <table:table-cell office:value-type="float" office:value="128.1358" calcext:value-type="float">
            <text:p>128.1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175" calcext:value-type="float">
            <text:p>9.175</text:p>
          </table:table-cell>
          <table:table-cell office:value-type="float" office:value="-28.25816" calcext:value-type="float">
            <text:p>-28.25816</text:p>
          </table:table-cell>
          <table:table-cell office:value-type="float" office:value="118.0203" calcext:value-type="float">
            <text:p>118.0203</text:p>
          </table:table-cell>
          <table:table-cell office:value-type="float" office:value="70.17225" calcext:value-type="float">
            <text:p>70.17225</text:p>
          </table:table-cell>
          <table:table-cell office:value-type="float" office:value="74.90537" calcext:value-type="float">
            <text:p>74.90537</text:p>
          </table:table-cell>
          <table:table-cell/>
          <table:table-cell table:formula="of:=([.M33]-[.M34])" office:value-type="float" office:value="1.35029" calcext:value-type="float">
            <text:p>1.35029</text:p>
          </table:table-cell>
          <table:table-cell table:formula="of:=[.N33]-[.N34]" office:value-type="float" office:value="-0.360599999999991" calcext:value-type="float">
            <text:p>-0.360599999999991</text:p>
          </table:table-cell>
          <table:table-cell table:formula="of:=[.O33]-[.O34]" office:value-type="float" office:value="-0.97533" calcext:value-type="float">
            <text:p>-0.97533</text:p>
          </table:table-cell>
          <table:table-cell table:formula="of:=[.P33]-[.P34]" office:value-type="float" office:value="-0.490249999999989" calcext:value-type="float">
            <text:p>-0.490249999999989</text:p>
          </table:table-cell>
          <table:table-cell/>
          <table:table-cell table:formula="of:=SIGN([.R33])" office:value-type="float" office:value="1" calcext:value-type="float">
            <text:p>1</text:p>
          </table:table-cell>
          <table:table-cell table:formula="of:=SIGN([.S33])" office:value-type="float" office:value="-1" calcext:value-type="float">
            <text:p>-1</text:p>
          </table:table-cell>
          <table:table-cell table:formula="of:=SIGN([.T33])" office:value-type="float" office:value="-1" calcext:value-type="float">
            <text:p>-1</text:p>
          </table:table-cell>
          <table:table-cell table:formula="of:=SIGN([.U33])" office:value-type="float" office:value="-1" calcext:value-type="float">
            <text:p>-1</text:p>
          </table:table-cell>
          <table:table-cell table:number-columns-repeated="3"/>
          <table:table-cell office:value-type="float" office:value="10.975" calcext:value-type="float">
            <text:p>10.975</text:p>
          </table:table-cell>
          <table:table-cell office:value-type="float" office:value="-3.803178" calcext:value-type="float">
            <text:p>-3.803178</text:p>
          </table:table-cell>
          <table:table-cell office:value-type="float" office:value="7.146852" calcext:value-type="float">
            <text:p>7.146852</text:p>
          </table:table-cell>
          <table:table-cell office:value-type="float" office:value="6.985568" calcext:value-type="float">
            <text:p>6.985568</text:p>
          </table:table-cell>
          <table:table-cell office:value-type="float" office:value="45.87911" calcext:value-type="float">
            <text:p>45.87911</text:p>
          </table:table-cell>
          <table:table-cell table:number-columns-repeated="2"/>
          <table:table-cell office:value-type="float" office:value="3.918" calcext:value-type="float">
            <text:p>3.918</text:p>
          </table:table-cell>
          <table:table-cell office:value-type="float" office:value="3.523486" calcext:value-type="float">
            <text:p>3.523486</text:p>
          </table:table-cell>
          <table:table-cell office:value-type="float" office:value="-36.96268" calcext:value-type="float">
            <text:p>-36.96268</text:p>
          </table:table-cell>
          <table:table-cell office:value-type="float" office:value="-0.2662088" calcext:value-type="float">
            <text:p>-0.2662088</text:p>
          </table:table-cell>
          <table:table-cell office:value-type="float" office:value="-7.800722" calcext:value-type="float">
            <text:p>-7.800722</text:p>
          </table:table-cell>
          <table:table-cell/>
          <table:table-cell table:formula="of:=SIGN([.AL33])" office:value-type="float" office:value="1" calcext:value-type="float">
            <text:p>1</text:p>
          </table:table-cell>
          <table:table-cell table:formula="of:=SIGN([.AM33])" office:value-type="float" office:value="-1" calcext:value-type="float">
            <text:p>-1</text:p>
          </table:table-cell>
          <table:table-cell table:formula="of:=SIGN([.AN33])" office:value-type="float" office:value="-1" calcext:value-type="float">
            <text:p>-1</text:p>
          </table:table-cell>
          <table:table-cell table:formula="of:=SIGN([.AO33])" office:value-type="float" office:value="-1" calcext:value-type="float">
            <text:p>-1</text:p>
          </table:table-cell>
          <table:table-cell table:number-columns-repeated="2"/>
          <table:table-cell office:value-type="float" office:value="4.679" calcext:value-type="float">
            <text:p>4.679</text:p>
          </table:table-cell>
          <table:table-cell office:value-type="float" office:value="-42.74528" calcext:value-type="float">
            <text:p>-42.74528</text:p>
          </table:table-cell>
          <table:table-cell office:value-type="float" office:value="-64.87035" calcext:value-type="float">
            <text:p>-64.87035</text:p>
          </table:table-cell>
          <table:table-cell office:value-type="float" office:value="-0.01785514" calcext:value-type="float">
            <text:p>-0.01785514</text:p>
          </table:table-cell>
          <table:table-cell office:value-type="float" office:value="-0.05420479" calcext:value-type="float">
            <text:p>-0.05420479</text:p>
          </table:table-cell>
          <table:table-cell/>
          <table:table-cell table:formula="of:=SIGN([.AX33])" office:value-type="float" office:value="-1" calcext:value-type="float">
            <text:p>-1</text:p>
          </table:table-cell>
          <table:table-cell table:formula="of:=SIGN([.AY33])" office:value-type="float" office:value="-1" calcext:value-type="float">
            <text:p>-1</text:p>
          </table:table-cell>
          <table:table-cell table:formula="of:=SIGN([.AZ33])" office:value-type="float" office:value="-1" calcext:value-type="float">
            <text:p>-1</text:p>
          </table:table-cell>
          <table:table-cell table:formula="of:=SIGN([.BA33])" office:value-type="float" office:value="-1" calcext:value-type="float">
            <text:p>-1</text:p>
          </table:table-cell>
          <table:table-cell table:number-columns-repeated="3"/>
          <table:table-cell office:value-type="float" office:value="4.13" calcext:value-type="float">
            <text:p>4.13</text:p>
          </table:table-cell>
          <table:table-cell office:value-type="float" office:value="-0.509886" calcext:value-type="float">
            <text:p>-0.509886</text:p>
          </table:table-cell>
          <table:table-cell office:value-type="float" office:value="0.02069007" calcext:value-type="float">
            <text:p>0.020690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786" calcext:value-type="float">
            <text:p>16.786</text:p>
          </table:table-cell>
          <table:table-cell office:value-type="float" office:value="-129.3532" calcext:value-type="float">
            <text:p>-129.3532</text:p>
          </table:table-cell>
          <table:table-cell office:value-type="float" office:value="128.136" calcext:value-type="float">
            <text:p>128.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186" calcext:value-type="float">
            <text:p>9.186</text:p>
          </table:table-cell>
          <table:table-cell office:value-type="float" office:value="-29.60845" calcext:value-type="float">
            <text:p>-29.60845</text:p>
          </table:table-cell>
          <table:table-cell office:value-type="float" office:value="118.3809" calcext:value-type="float">
            <text:p>118.3809</text:p>
          </table:table-cell>
          <table:table-cell office:value-type="float" office:value="71.14758" calcext:value-type="float">
            <text:p>71.14758</text:p>
          </table:table-cell>
          <table:table-cell office:value-type="float" office:value="75.39562" calcext:value-type="float">
            <text:p>75.39562</text:p>
          </table:table-cell>
          <table:table-cell/>
          <table:table-cell table:formula="of:=([.M34]-[.M35])" office:value-type="float" office:value="1.14935" calcext:value-type="float">
            <text:p>1.14935</text:p>
          </table:table-cell>
          <table:table-cell table:formula="of:=[.N34]-[.N35]" office:value-type="float" office:value="-0.305400000000006" calcext:value-type="float">
            <text:p>-0.305400000000006</text:p>
          </table:table-cell>
          <table:table-cell table:formula="of:=[.O34]-[.O35]" office:value-type="float" office:value="-1.10567999999999" calcext:value-type="float">
            <text:p>-1.10567999999999</text:p>
          </table:table-cell>
          <table:table-cell table:formula="of:=[.P34]-[.P35]" office:value-type="float" office:value="-0.45732000000001" calcext:value-type="float">
            <text:p>-0.45732000000001</text:p>
          </table:table-cell>
          <table:table-cell/>
          <table:table-cell table:formula="of:=SIGN([.R34])" office:value-type="float" office:value="1" calcext:value-type="float">
            <text:p>1</text:p>
          </table:table-cell>
          <table:table-cell table:formula="of:=SIGN([.S34])" office:value-type="float" office:value="-1" calcext:value-type="float">
            <text:p>-1</text:p>
          </table:table-cell>
          <table:table-cell table:formula="of:=SIGN([.T34])" office:value-type="float" office:value="-1" calcext:value-type="float">
            <text:p>-1</text:p>
          </table:table-cell>
          <table:table-cell table:formula="of:=SIGN([.U34])" office:value-type="float" office:value="-1" calcext:value-type="float">
            <text:p>-1</text:p>
          </table:table-cell>
          <table:table-cell table:number-columns-repeated="3"/>
          <table:table-cell office:value-type="float" office:value="10.986" calcext:value-type="float">
            <text:p>10.986</text:p>
          </table:table-cell>
          <table:table-cell office:value-type="float" office:value="-3.720268" calcext:value-type="float">
            <text:p>-3.720268</text:p>
          </table:table-cell>
          <table:table-cell office:value-type="float" office:value="6.991049" calcext:value-type="float">
            <text:p>6.991049</text:p>
          </table:table-cell>
          <table:table-cell office:value-type="float" office:value="7.411359" calcext:value-type="float">
            <text:p>7.411359</text:p>
          </table:table-cell>
          <table:table-cell office:value-type="float" office:value="46.8738" calcext:value-type="float">
            <text:p>46.8738</text:p>
          </table:table-cell>
          <table:table-cell table:number-columns-repeated="2"/>
          <table:table-cell office:value-type="float" office:value="3.932" calcext:value-type="float">
            <text:p>3.932</text:p>
          </table:table-cell>
          <table:table-cell office:value-type="float" office:value="3.460514" calcext:value-type="float">
            <text:p>3.460514</text:p>
          </table:table-cell>
          <table:table-cell office:value-type="float" office:value="-36.30208" calcext:value-type="float">
            <text:p>-36.30208</text:p>
          </table:table-cell>
          <table:table-cell office:value-type="float" office:value="-0.2580583" calcext:value-type="float">
            <text:p>-0.2580583</text:p>
          </table:table-cell>
          <table:table-cell office:value-type="float" office:value="-7.878807" calcext:value-type="float">
            <text:p>-7.878807</text:p>
          </table:table-cell>
          <table:table-cell/>
          <table:table-cell table:formula="of:=SIGN([.AL34])" office:value-type="float" office:value="1" calcext:value-type="float">
            <text:p>1</text:p>
          </table:table-cell>
          <table:table-cell table:formula="of:=SIGN([.AM34])" office:value-type="float" office:value="-1" calcext:value-type="float">
            <text:p>-1</text:p>
          </table:table-cell>
          <table:table-cell table:formula="of:=SIGN([.AN34])" office:value-type="float" office:value="-1" calcext:value-type="float">
            <text:p>-1</text:p>
          </table:table-cell>
          <table:table-cell table:formula="of:=SIGN([.AO34])" office:value-type="float" office:value="-1" calcext:value-type="float">
            <text:p>-1</text:p>
          </table:table-cell>
          <table:table-cell table:number-columns-repeated="2"/>
          <table:table-cell office:value-type="float" office:value="4.69" calcext:value-type="float">
            <text:p>4.69</text:p>
          </table:table-cell>
          <table:table-cell office:value-type="float" office:value="-43.06766" calcext:value-type="float">
            <text:p>-43.06766</text:p>
          </table:table-cell>
          <table:table-cell office:value-type="float" office:value="-65.35881" calcext:value-type="float">
            <text:p>-65.35881</text:p>
          </table:table-cell>
          <table:table-cell office:value-type="float" office:value="-0.01785514" calcext:value-type="float">
            <text:p>-0.01785514</text:p>
          </table:table-cell>
          <table:table-cell office:value-type="float" office:value="-0.05420479" calcext:value-type="float">
            <text:p>-0.05420479</text:p>
          </table:table-cell>
          <table:table-cell/>
          <table:table-cell table:formula="of:=SIGN([.AX34])" office:value-type="float" office:value="-1" calcext:value-type="float">
            <text:p>-1</text:p>
          </table:table-cell>
          <table:table-cell table:formula="of:=SIGN([.AY34])" office:value-type="float" office:value="-1" calcext:value-type="float">
            <text:p>-1</text:p>
          </table:table-cell>
          <table:table-cell table:formula="of:=SIGN([.AZ34])" office:value-type="float" office:value="-1" calcext:value-type="float">
            <text:p>-1</text:p>
          </table:table-cell>
          <table:table-cell table:formula="of:=SIGN([.BA34])" office:value-type="float" office:value="-1" calcext:value-type="float">
            <text:p>-1</text:p>
          </table:table-cell>
          <table:table-cell table:number-columns-repeated="3"/>
          <table:table-cell office:value-type="float" office:value="4.139" calcext:value-type="float">
            <text:p>4.139</text:p>
          </table:table-cell>
          <table:table-cell office:value-type="float" office:value="-0.7505033" calcext:value-type="float">
            <text:p>-0.7505033</text:p>
          </table:table-cell>
          <table:table-cell office:value-type="float" office:value="-0.01641636" calcext:value-type="float">
            <text:p>-0.016416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81" calcext:value-type="float">
            <text:p>16.81</text:p>
          </table:table-cell>
          <table:table-cell office:value-type="float" office:value="-129.3838" calcext:value-type="float">
            <text:p>-129.3838</text:p>
          </table:table-cell>
          <table:table-cell office:value-type="float" office:value="127.9603" calcext:value-type="float">
            <text:p>127.96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198" calcext:value-type="float">
            <text:p>9.198</text:p>
          </table:table-cell>
          <table:table-cell office:value-type="float" office:value="-30.7578" calcext:value-type="float">
            <text:p>-30.7578</text:p>
          </table:table-cell>
          <table:table-cell office:value-type="float" office:value="118.6863" calcext:value-type="float">
            <text:p>118.6863</text:p>
          </table:table-cell>
          <table:table-cell office:value-type="float" office:value="72.25326" calcext:value-type="float">
            <text:p>72.25326</text:p>
          </table:table-cell>
          <table:table-cell office:value-type="float" office:value="75.85294" calcext:value-type="float">
            <text:p>75.85294</text:p>
          </table:table-cell>
          <table:table-cell/>
          <table:table-cell table:formula="of:=([.M35]-[.M36])" office:value-type="float" office:value="1.55695" calcext:value-type="float">
            <text:p>1.55695</text:p>
          </table:table-cell>
          <table:table-cell table:formula="of:=[.N35]-[.N36]" office:value-type="float" office:value="-0.412399999999991" calcext:value-type="float">
            <text:p>-0.412399999999991</text:p>
          </table:table-cell>
          <table:table-cell table:formula="of:=[.O35]-[.O36]" office:value-type="float" office:value="-1" calcext:value-type="float">
            <text:p>-1</text:p>
          </table:table-cell>
          <table:table-cell table:formula="of:=[.P35]-[.P36]" office:value-type="float" office:value="-0.360259999999997" calcext:value-type="float">
            <text:p>-0.360259999999997</text:p>
          </table:table-cell>
          <table:table-cell/>
          <table:table-cell table:formula="of:=SIGN([.R35])" office:value-type="float" office:value="1" calcext:value-type="float">
            <text:p>1</text:p>
          </table:table-cell>
          <table:table-cell table:formula="of:=SIGN([.S35])" office:value-type="float" office:value="-1" calcext:value-type="float">
            <text:p>-1</text:p>
          </table:table-cell>
          <table:table-cell table:formula="of:=SIGN([.T35])" office:value-type="float" office:value="-1" calcext:value-type="float">
            <text:p>-1</text:p>
          </table:table-cell>
          <table:table-cell table:formula="of:=SIGN([.U35])" office:value-type="float" office:value="-1" calcext:value-type="float">
            <text:p>-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3.64282" calcext:value-type="float">
            <text:p>-3.64282</text:p>
          </table:table-cell>
          <table:table-cell office:value-type="float" office:value="6.84551" calcext:value-type="float">
            <text:p>6.84551</text:p>
          </table:table-cell>
          <table:table-cell office:value-type="float" office:value="7.623396" calcext:value-type="float">
            <text:p>7.623396</text:p>
          </table:table-cell>
          <table:table-cell office:value-type="float" office:value="47.90566" calcext:value-type="float">
            <text:p>47.90566</text:p>
          </table:table-cell>
          <table:table-cell table:number-columns-repeated="2"/>
          <table:table-cell office:value-type="float" office:value="3.944" calcext:value-type="float">
            <text:p>3.944</text:p>
          </table:table-cell>
          <table:table-cell office:value-type="float" office:value="3.344479" calcext:value-type="float">
            <text:p>3.344479</text:p>
          </table:table-cell>
          <table:table-cell office:value-type="float" office:value="-35.08482" calcext:value-type="float">
            <text:p>-35.08482</text:p>
          </table:table-cell>
          <table:table-cell office:value-type="float" office:value="-0.2414742" calcext:value-type="float">
            <text:p>-0.2414742</text:p>
          </table:table-cell>
          <table:table-cell office:value-type="float" office:value="-8.017619" calcext:value-type="float">
            <text:p>-8.017619</text:p>
          </table:table-cell>
          <table:table-cell/>
          <table:table-cell table:formula="of:=SIGN([.AL35])" office:value-type="float" office:value="1" calcext:value-type="float">
            <text:p>1</text:p>
          </table:table-cell>
          <table:table-cell table:formula="of:=SIGN([.AM35])" office:value-type="float" office:value="-1" calcext:value-type="float">
            <text:p>-1</text:p>
          </table:table-cell>
          <table:table-cell table:formula="of:=SIGN([.AN35])" office:value-type="float" office:value="-1" calcext:value-type="float">
            <text:p>-1</text:p>
          </table:table-cell>
          <table:table-cell table:formula="of:=SIGN([.AO35])" office:value-type="float" office:value="-1" calcext:value-type="float">
            <text:p>-1</text:p>
          </table:table-cell>
          <table:table-cell table:number-columns-repeated="2"/>
          <table:table-cell office:value-type="float" office:value="4.702" calcext:value-type="float">
            <text:p>4.702</text:p>
          </table:table-cell>
          <table:table-cell office:value-type="float" office:value="-43.38074" calcext:value-type="float">
            <text:p>-43.38074</text:p>
          </table:table-cell>
          <table:table-cell office:value-type="float" office:value="-65.83402" calcext:value-type="float">
            <text:p>-65.83402</text:p>
          </table:table-cell>
          <table:table-cell office:value-type="float" office:value="-0.01785514" calcext:value-type="float">
            <text:p>-0.01785514</text:p>
          </table:table-cell>
          <table:table-cell office:value-type="float" office:value="-0.05420479" calcext:value-type="float">
            <text:p>-0.05420479</text:p>
          </table:table-cell>
          <table:table-cell/>
          <table:table-cell table:formula="of:=SIGN([.AX35])" office:value-type="float" office:value="-1" calcext:value-type="float">
            <text:p>-1</text:p>
          </table:table-cell>
          <table:table-cell table:formula="of:=SIGN([.AY35])" office:value-type="float" office:value="-1" calcext:value-type="float">
            <text:p>-1</text:p>
          </table:table-cell>
          <table:table-cell table:formula="of:=SIGN([.AZ35])" office:value-type="float" office:value="-1" calcext:value-type="float">
            <text:p>-1</text:p>
          </table:table-cell>
          <table:table-cell table:formula="of:=SIGN([.BA35])" office:value-type="float" office:value="-1" calcext:value-type="float">
            <text:p>-1</text:p>
          </table:table-cell>
          <table:table-cell table:number-columns-repeated="3"/>
          <table:table-cell office:value-type="float" office:value="4.148" calcext:value-type="float">
            <text:p>4.148</text:p>
          </table:table-cell>
          <table:table-cell office:value-type="float" office:value="-0.7748385" calcext:value-type="float">
            <text:p>-0.7748385</text:p>
          </table:table-cell>
          <table:table-cell office:value-type="float" office:value="-0.03447008" calcext:value-type="float">
            <text:p>-0.034470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-129.3148" calcext:value-type="float">
            <text:p>-129.3148</text:p>
          </table:table-cell>
          <table:table-cell office:value-type="float" office:value="128.0509" calcext:value-type="float">
            <text:p>128.05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21" calcext:value-type="float">
            <text:p>9.21</text:p>
          </table:table-cell>
          <table:table-cell office:value-type="float" office:value="-32.31475" calcext:value-type="float">
            <text:p>-32.31475</text:p>
          </table:table-cell>
          <table:table-cell office:value-type="float" office:value="119.0987" calcext:value-type="float">
            <text:p>119.0987</text:p>
          </table:table-cell>
          <table:table-cell office:value-type="float" office:value="73.25326" calcext:value-type="float">
            <text:p>73.25326</text:p>
          </table:table-cell>
          <table:table-cell office:value-type="float" office:value="76.2132" calcext:value-type="float">
            <text:p>76.2132</text:p>
          </table:table-cell>
          <table:table-cell/>
          <table:table-cell table:formula="of:=([.M36]-[.M37])" office:value-type="float" office:value="1.42332" calcext:value-type="float">
            <text:p>1.42332</text:p>
          </table:table-cell>
          <table:table-cell table:formula="of:=[.N36]-[.N37]" office:value-type="float" office:value="-0.374700000000004" calcext:value-type="float">
            <text:p>-0.374700000000004</text:p>
          </table:table-cell>
          <table:table-cell table:formula="of:=[.O36]-[.O37]" office:value-type="float" office:value="-0.859549999999999" calcext:value-type="float">
            <text:p>-0.859549999999999</text:p>
          </table:table-cell>
          <table:table-cell table:formula="of:=[.P36]-[.P37]" office:value-type="float" office:value="-0.646349999999998" calcext:value-type="float">
            <text:p>-0.646349999999998</text:p>
          </table:table-cell>
          <table:table-cell/>
          <table:table-cell table:formula="of:=SIGN([.R36])" office:value-type="float" office:value="1" calcext:value-type="float">
            <text:p>1</text:p>
          </table:table-cell>
          <table:table-cell table:formula="of:=SIGN([.S36])" office:value-type="float" office:value="-1" calcext:value-type="float">
            <text:p>-1</text:p>
          </table:table-cell>
          <table:table-cell table:formula="of:=SIGN([.T36])" office:value-type="float" office:value="-1" calcext:value-type="float">
            <text:p>-1</text:p>
          </table:table-cell>
          <table:table-cell table:formula="of:=SIGN([.U36])" office:value-type="float" office:value="-1" calcext:value-type="float">
            <text:p>-1</text:p>
          </table:table-cell>
          <table:table-cell table:number-columns-repeated="3"/>
          <table:table-cell office:value-type="float" office:value="11.012" calcext:value-type="float">
            <text:p>11.012</text:p>
          </table:table-cell>
          <table:table-cell office:value-type="float" office:value="-3.548941" calcext:value-type="float">
            <text:p>-3.548941</text:p>
          </table:table-cell>
          <table:table-cell office:value-type="float" office:value="6.669096" calcext:value-type="float">
            <text:p>6.669096</text:p>
          </table:table-cell>
          <table:table-cell office:value-type="float" office:value="8.05392" calcext:value-type="float">
            <text:p>8.05392</text:p>
          </table:table-cell>
          <table:table-cell office:value-type="float" office:value="49.2338" calcext:value-type="float">
            <text:p>49.2338</text:p>
          </table:table-cell>
          <table:table-cell table:number-columns-repeated="2"/>
          <table:table-cell office:value-type="float" office:value="3.955" calcext:value-type="float">
            <text:p>3.955</text:p>
          </table:table-cell>
          <table:table-cell office:value-type="float" office:value="3.274824" calcext:value-type="float">
            <text:p>3.274824</text:p>
          </table:table-cell>
          <table:table-cell office:value-type="float" office:value="-34.35411" calcext:value-type="float">
            <text:p>-34.35411</text:p>
          </table:table-cell>
          <table:table-cell office:value-type="float" office:value="-0.2504454" calcext:value-type="float">
            <text:p>-0.2504454</text:p>
          </table:table-cell>
          <table:table-cell office:value-type="float" office:value="-8.095619" calcext:value-type="float">
            <text:p>-8.095619</text:p>
          </table:table-cell>
          <table:table-cell/>
          <table:table-cell table:formula="of:=SIGN([.AL36])" office:value-type="float" office:value="1" calcext:value-type="float">
            <text:p>1</text:p>
          </table:table-cell>
          <table:table-cell table:formula="of:=SIGN([.AM36])" office:value-type="float" office:value="-1" calcext:value-type="float">
            <text:p>-1</text:p>
          </table:table-cell>
          <table:table-cell table:formula="of:=SIGN([.AN36])" office:value-type="float" office:value="-1" calcext:value-type="float">
            <text:p>-1</text:p>
          </table:table-cell>
          <table:table-cell table:formula="of:=SIGN([.AO36])" office:value-type="float" office:value="-1" calcext:value-type="float">
            <text:p>-1</text:p>
          </table:table-cell>
          <table:table-cell table:number-columns-repeated="2"/>
          <table:table-cell office:value-type="float" office:value="4.714" calcext:value-type="float">
            <text:p>4.714</text:p>
          </table:table-cell>
          <table:table-cell office:value-type="float" office:value="-43.68537" calcext:value-type="float">
            <text:p>-43.68537</text:p>
          </table:table-cell>
          <table:table-cell office:value-type="float" office:value="-66.29693" calcext:value-type="float">
            <text:p>-66.29693</text:p>
          </table:table-cell>
          <table:table-cell office:value-type="float" office:value="-0.01785514" calcext:value-type="float">
            <text:p>-0.01785514</text:p>
          </table:table-cell>
          <table:table-cell office:value-type="float" office:value="-0.05420479" calcext:value-type="float">
            <text:p>-0.05420479</text:p>
          </table:table-cell>
          <table:table-cell/>
          <table:table-cell table:formula="of:=SIGN([.AX36])" office:value-type="float" office:value="-1" calcext:value-type="float">
            <text:p>-1</text:p>
          </table:table-cell>
          <table:table-cell table:formula="of:=SIGN([.AY36])" office:value-type="float" office:value="-1" calcext:value-type="float">
            <text:p>-1</text:p>
          </table:table-cell>
          <table:table-cell table:formula="of:=SIGN([.AZ36])" office:value-type="float" office:value="-1" calcext:value-type="float">
            <text:p>-1</text:p>
          </table:table-cell>
          <table:table-cell table:formula="of:=SIGN([.BA36])" office:value-type="float" office:value="-1" calcext:value-type="float">
            <text:p>-1</text:p>
          </table:table-cell>
          <table:table-cell table:number-columns-repeated="3"/>
          <table:table-cell office:value-type="float" office:value="4.156" calcext:value-type="float">
            <text:p>4.156</text:p>
          </table:table-cell>
          <table:table-cell office:value-type="float" office:value="-0.5854531" calcext:value-type="float">
            <text:p>-0.5854531</text:p>
          </table:table-cell>
          <table:table-cell office:value-type="float" office:value="-0.07186849" calcext:value-type="float">
            <text:p>-0.07186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.996" calcext:value-type="float">
            <text:p>16.996</text:p>
          </table:table-cell>
          <table:table-cell office:value-type="float" office:value="-129.4407" calcext:value-type="float">
            <text:p>-129.4407</text:p>
          </table:table-cell>
          <table:table-cell office:value-type="float" office:value="128.0947" calcext:value-type="float">
            <text:p>128.09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221" calcext:value-type="float">
            <text:p>9.221</text:p>
          </table:table-cell>
          <table:table-cell office:value-type="float" office:value="-33.73807" calcext:value-type="float">
            <text:p>-33.73807</text:p>
          </table:table-cell>
          <table:table-cell office:value-type="float" office:value="119.4734" calcext:value-type="float">
            <text:p>119.4734</text:p>
          </table:table-cell>
          <table:table-cell office:value-type="float" office:value="74.11281" calcext:value-type="float">
            <text:p>74.11281</text:p>
          </table:table-cell>
          <table:table-cell office:value-type="float" office:value="76.85955" calcext:value-type="float">
            <text:p>76.85955</text:p>
          </table:table-cell>
          <table:table-cell/>
          <table:table-cell table:formula="of:=([.M37]-[.M38])" office:value-type="float" office:value="0.940240000000003" calcext:value-type="float">
            <text:p>0.940240000000003</text:p>
          </table:table-cell>
          <table:table-cell table:formula="of:=[.N37]-[.N38]" office:value-type="float" office:value="-0.233800000000002" calcext:value-type="float">
            <text:p>-0.233800000000002</text:p>
          </table:table-cell>
          <table:table-cell table:formula="of:=[.O37]-[.O38]" office:value-type="float" office:value="-1.05684000000001" calcext:value-type="float">
            <text:p>-1.05684000000001</text:p>
          </table:table-cell>
          <table:table-cell table:formula="of:=[.P37]-[.P38]" office:value-type="float" office:value="-0.582189999999997" calcext:value-type="float">
            <text:p>-0.582189999999997</text:p>
          </table:table-cell>
          <table:table-cell/>
          <table:table-cell table:formula="of:=SIGN([.R37])" office:value-type="float" office:value="1" calcext:value-type="float">
            <text:p>1</text:p>
          </table:table-cell>
          <table:table-cell table:formula="of:=SIGN([.S37])" office:value-type="float" office:value="-1" calcext:value-type="float">
            <text:p>-1</text:p>
          </table:table-cell>
          <table:table-cell table:formula="of:=SIGN([.T37])" office:value-type="float" office:value="-1" calcext:value-type="float">
            <text:p>-1</text:p>
          </table:table-cell>
          <table:table-cell table:formula="of:=SIGN([.U37])" office:value-type="float" office:value="-1" calcext:value-type="float">
            <text:p>-1</text:p>
          </table:table-cell>
          <table:table-cell table:number-columns-repeated="3"/>
          <table:table-cell office:value-type="float" office:value="11.023" calcext:value-type="float">
            <text:p>11.023</text:p>
          </table:table-cell>
          <table:table-cell office:value-type="float" office:value="-3.457643" calcext:value-type="float">
            <text:p>-3.457643</text:p>
          </table:table-cell>
          <table:table-cell office:value-type="float" office:value="6.49753" calcext:value-type="float">
            <text:p>6.49753</text:p>
          </table:table-cell>
          <table:table-cell office:value-type="float" office:value="8.268722" calcext:value-type="float">
            <text:p>8.268722</text:p>
          </table:table-cell>
          <table:table-cell office:value-type="float" office:value="50.26513" calcext:value-type="float">
            <text:p>50.26513</text:p>
          </table:table-cell>
          <table:table-cell table:number-columns-repeated="2"/>
          <table:table-cell office:value-type="float" office:value="3.966" calcext:value-type="float">
            <text:p>3.966</text:p>
          </table:table-cell>
          <table:table-cell office:value-type="float" office:value="3.203434" calcext:value-type="float">
            <text:p>3.203434</text:p>
          </table:table-cell>
          <table:table-cell office:value-type="float" office:value="-33.6052" calcext:value-type="float">
            <text:p>-33.6052</text:p>
          </table:table-cell>
          <table:table-cell office:value-type="float" office:value="-0.2334934" calcext:value-type="float">
            <text:p>-0.2334934</text:p>
          </table:table-cell>
          <table:table-cell office:value-type="float" office:value="-8.23438" calcext:value-type="float">
            <text:p>-8.23438</text:p>
          </table:table-cell>
          <table:table-cell/>
          <table:table-cell table:formula="of:=SIGN([.AL37])" office:value-type="float" office:value="1" calcext:value-type="float">
            <text:p>1</text:p>
          </table:table-cell>
          <table:table-cell table:formula="of:=SIGN([.AM37])" office:value-type="float" office:value="-1" calcext:value-type="float">
            <text:p>-1</text:p>
          </table:table-cell>
          <table:table-cell table:formula="of:=SIGN([.AN37])" office:value-type="float" office:value="-1" calcext:value-type="float">
            <text:p>-1</text:p>
          </table:table-cell>
          <table:table-cell table:formula="of:=SIGN([.AO37])" office:value-type="float" office:value="-1" calcext:value-type="float">
            <text:p>-1</text:p>
          </table:table-cell>
          <table:table-cell table:number-columns-repeated="2"/>
          <table:table-cell office:value-type="float" office:value="4.725" calcext:value-type="float">
            <text:p>4.725</text:p>
          </table:table-cell>
          <table:table-cell office:value-type="float" office:value="-43.89945" calcext:value-type="float">
            <text:p>-43.89945</text:p>
          </table:table-cell>
          <table:table-cell office:value-type="float" office:value="-66.61383" calcext:value-type="float">
            <text:p>-66.61383</text:p>
          </table:table-cell>
          <table:table-cell office:value-type="float" office:value="-0.01785514" calcext:value-type="float">
            <text:p>-0.01785514</text:p>
          </table:table-cell>
          <table:table-cell office:value-type="float" office:value="-0.05420479" calcext:value-type="float">
            <text:p>-0.05420479</text:p>
          </table:table-cell>
          <table:table-cell/>
          <table:table-cell table:formula="of:=SIGN([.AX37])" office:value-type="float" office:value="-1" calcext:value-type="float">
            <text:p>-1</text:p>
          </table:table-cell>
          <table:table-cell table:formula="of:=SIGN([.AY37])" office:value-type="float" office:value="-1" calcext:value-type="float">
            <text:p>-1</text:p>
          </table:table-cell>
          <table:table-cell table:formula="of:=SIGN([.AZ37])" office:value-type="float" office:value="-1" calcext:value-type="float">
            <text:p>-1</text:p>
          </table:table-cell>
          <table:table-cell table:formula="of:=SIGN([.BA37])" office:value-type="float" office:value="-1" calcext:value-type="float">
            <text:p>-1</text:p>
          </table:table-cell>
          <table:table-cell table:number-columns-repeated="3"/>
          <table:table-cell office:value-type="float" office:value="4.164" calcext:value-type="float">
            <text:p>4.164</text:p>
          </table:table-cell>
          <table:table-cell office:value-type="float" office:value="-0.5390913" calcext:value-type="float">
            <text:p>-0.5390913</text:p>
          </table:table-cell>
          <table:table-cell office:value-type="float" office:value="-0.03262395" calcext:value-type="float">
            <text:p>-0.032623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019" calcext:value-type="float">
            <text:p>17.019</text:p>
          </table:table-cell>
          <table:table-cell office:value-type="float" office:value="-129.1871" calcext:value-type="float">
            <text:p>-129.1871</text:p>
          </table:table-cell>
          <table:table-cell office:value-type="float" office:value="128.1434" calcext:value-type="float">
            <text:p>128.14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232" calcext:value-type="float">
            <text:p>9.232</text:p>
          </table:table-cell>
          <table:table-cell office:value-type="float" office:value="-34.67831" calcext:value-type="float">
            <text:p>-34.67831</text:p>
          </table:table-cell>
          <table:table-cell office:value-type="float" office:value="119.7072" calcext:value-type="float">
            <text:p>119.7072</text:p>
          </table:table-cell>
          <table:table-cell office:value-type="float" office:value="75.16965" calcext:value-type="float">
            <text:p>75.16965</text:p>
          </table:table-cell>
          <table:table-cell office:value-type="float" office:value="77.44174" calcext:value-type="float">
            <text:p>77.44174</text:p>
          </table:table-cell>
          <table:table-cell/>
          <table:table-cell table:formula="of:=([.M38]-[.M39])" office:value-type="float" office:value="1.19208" calcext:value-type="float">
            <text:p>1.19208</text:p>
          </table:table-cell>
          <table:table-cell table:formula="of:=[.N38]-[.N39]" office:value-type="float" office:value="-0.290199999999999" calcext:value-type="float">
            <text:p>-0.290199999999999</text:p>
          </table:table-cell>
          <table:table-cell table:formula="of:=[.O38]-[.O39]" office:value-type="float" office:value="-1.04607" calcext:value-type="float">
            <text:p>-1.04607</text:p>
          </table:table-cell>
          <table:table-cell table:formula="of:=[.P38]-[.P39]" office:value-type="float" office:value="-0.339880000000008" calcext:value-type="float">
            <text:p>-0.339880000000008</text:p>
          </table:table-cell>
          <table:table-cell/>
          <table:table-cell table:formula="of:=SIGN([.R38])" office:value-type="float" office:value="1" calcext:value-type="float">
            <text:p>1</text:p>
          </table:table-cell>
          <table:table-cell table:formula="of:=SIGN([.S38])" office:value-type="float" office:value="-1" calcext:value-type="float">
            <text:p>-1</text:p>
          </table:table-cell>
          <table:table-cell table:formula="of:=SIGN([.T38])" office:value-type="float" office:value="-1" calcext:value-type="float">
            <text:p>-1</text:p>
          </table:table-cell>
          <table:table-cell table:formula="of:=SIGN([.U38])" office:value-type="float" office:value="-1" calcext:value-type="float">
            <text:p>-1</text:p>
          </table:table-cell>
          <table:table-cell table:number-columns-repeated="3"/>
          <table:table-cell office:value-type="float" office:value="11.034" calcext:value-type="float">
            <text:p>11.034</text:p>
          </table:table-cell>
          <table:table-cell office:value-type="float" office:value="-3.382269" calcext:value-type="float">
            <text:p>-3.382269</text:p>
          </table:table-cell>
          <table:table-cell office:value-type="float" office:value="6.355888" calcext:value-type="float">
            <text:p>6.355888</text:p>
          </table:table-cell>
          <table:table-cell office:value-type="float" office:value="8.722482" calcext:value-type="float">
            <text:p>8.722482</text:p>
          </table:table-cell>
          <table:table-cell office:value-type="float" office:value="51.21431" calcext:value-type="float">
            <text:p>51.21431</text:p>
          </table:table-cell>
          <table:table-cell table:number-columns-repeated="2"/>
          <table:table-cell office:value-type="float" office:value="3.977" calcext:value-type="float">
            <text:p>3.977</text:p>
          </table:table-cell>
          <table:table-cell office:value-type="float" office:value="2.7828" calcext:value-type="float">
            <text:p>2.7828</text:p>
          </table:table-cell>
          <table:table-cell office:value-type="float" office:value="-31.76878" calcext:value-type="float">
            <text:p>-31.76878</text:p>
          </table:table-cell>
          <table:table-cell office:value-type="float" office:value="-0.2163239" calcext:value-type="float">
            <text:p>-0.2163239</text:p>
          </table:table-cell>
          <table:table-cell office:value-type="float" office:value="-8.373136" calcext:value-type="float">
            <text:p>-8.373136</text:p>
          </table:table-cell>
          <table:table-cell/>
          <table:table-cell table:formula="of:=SIGN([.AL38])" office:value-type="float" office:value="1" calcext:value-type="float">
            <text:p>1</text:p>
          </table:table-cell>
          <table:table-cell table:formula="of:=SIGN([.AM38])" office:value-type="float" office:value="-1" calcext:value-type="float">
            <text:p>-1</text:p>
          </table:table-cell>
          <table:table-cell table:formula="of:=SIGN([.AN38])" office:value-type="float" office:value="-1" calcext:value-type="float">
            <text:p>-1</text:p>
          </table:table-cell>
          <table:table-cell table:formula="of:=SIGN([.AO38])" office:value-type="float" office:value="-1" calcext:value-type="float">
            <text:p>-1</text:p>
          </table:table-cell>
          <table:table-cell table:number-columns-repeated="2"/>
          <table:table-cell office:value-type="float" office:value="4.736" calcext:value-type="float">
            <text:p>4.736</text:p>
          </table:table-cell>
          <table:table-cell office:value-type="float" office:value="-44.27826" calcext:value-type="float">
            <text:p>-44.27826</text:p>
          </table:table-cell>
          <table:table-cell office:value-type="float" office:value="-67.17377" calcext:value-type="float">
            <text:p>-67.17377</text:p>
          </table:table-cell>
          <table:table-cell office:value-type="float" office:value="-0.01785514" calcext:value-type="float">
            <text:p>-0.01785514</text:p>
          </table:table-cell>
          <table:table-cell office:value-type="float" office:value="-0.05420479" calcext:value-type="float">
            <text:p>-0.05420479</text:p>
          </table:table-cell>
          <table:table-cell/>
          <table:table-cell table:formula="of:=SIGN([.AX38])" office:value-type="float" office:value="-1" calcext:value-type="float">
            <text:p>-1</text:p>
          </table:table-cell>
          <table:table-cell table:formula="of:=SIGN([.AY38])" office:value-type="float" office:value="-1" calcext:value-type="float">
            <text:p>-1</text:p>
          </table:table-cell>
          <table:table-cell table:formula="of:=SIGN([.AZ38])" office:value-type="float" office:value="-1" calcext:value-type="float">
            <text:p>-1</text:p>
          </table:table-cell>
          <table:table-cell table:formula="of:=SIGN([.BA38])" office:value-type="float" office:value="-1" calcext:value-type="float">
            <text:p>-1</text:p>
          </table:table-cell>
          <table:table-cell table:number-columns-repeated="3"/>
          <table:table-cell office:value-type="float" office:value="4.172" calcext:value-type="float">
            <text:p>4.172</text:p>
          </table:table-cell>
          <table:table-cell office:value-type="float" office:value="-0.7729261" calcext:value-type="float">
            <text:p>-0.7729261</text:p>
          </table:table-cell>
          <table:table-cell office:value-type="float" office:value="-0.1087119" calcext:value-type="float">
            <text:p>-0.10871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041" calcext:value-type="float">
            <text:p>17.041</text:p>
          </table:table-cell>
          <table:table-cell office:value-type="float" office:value="-129.1645" calcext:value-type="float">
            <text:p>-129.1645</text:p>
          </table:table-cell>
          <table:table-cell office:value-type="float" office:value="128.2104" calcext:value-type="float">
            <text:p>128.2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243" calcext:value-type="float">
            <text:p>9.243</text:p>
          </table:table-cell>
          <table:table-cell office:value-type="float" office:value="-35.87039" calcext:value-type="float">
            <text:p>-35.87039</text:p>
          </table:table-cell>
          <table:table-cell office:value-type="float" office:value="119.9974" calcext:value-type="float">
            <text:p>119.9974</text:p>
          </table:table-cell>
          <table:table-cell office:value-type="float" office:value="76.21572" calcext:value-type="float">
            <text:p>76.21572</text:p>
          </table:table-cell>
          <table:table-cell office:value-type="float" office:value="77.78162" calcext:value-type="float">
            <text:p>77.78162</text:p>
          </table:table-cell>
          <table:table-cell/>
          <table:table-cell table:formula="of:=([.M39]-[.M40])" office:value-type="float" office:value="1.33722" calcext:value-type="float">
            <text:p>1.33722</text:p>
          </table:table-cell>
          <table:table-cell table:formula="of:=[.N39]-[.N40]" office:value-type="float" office:value="-0.323999999999998" calcext:value-type="float">
            <text:p>-0.323999999999998</text:p>
          </table:table-cell>
          <table:table-cell table:formula="of:=[.O39]-[.O40]" office:value-type="float" office:value="-0.919429999999991" calcext:value-type="float">
            <text:p>-0.919429999999991</text:p>
          </table:table-cell>
          <table:table-cell table:formula="of:=[.P39]-[.P40]" office:value-type="float" office:value="-0.561340000000001" calcext:value-type="float">
            <text:p>-0.561340000000001</text:p>
          </table:table-cell>
          <table:table-cell/>
          <table:table-cell table:formula="of:=SIGN([.R39])" office:value-type="float" office:value="1" calcext:value-type="float">
            <text:p>1</text:p>
          </table:table-cell>
          <table:table-cell table:formula="of:=SIGN([.S39])" office:value-type="float" office:value="-1" calcext:value-type="float">
            <text:p>-1</text:p>
          </table:table-cell>
          <table:table-cell table:formula="of:=SIGN([.T39])" office:value-type="float" office:value="-1" calcext:value-type="float">
            <text:p>-1</text:p>
          </table:table-cell>
          <table:table-cell table:formula="of:=SIGN([.U39])" office:value-type="float" office:value="-1" calcext:value-type="float">
            <text:p>-1</text:p>
          </table:table-cell>
          <table:table-cell table:number-columns-repeated="3"/>
          <table:table-cell office:value-type="float" office:value="11.045" calcext:value-type="float">
            <text:p>11.045</text:p>
          </table:table-cell>
          <table:table-cell office:value-type="float" office:value="-3.308538" calcext:value-type="float">
            <text:p>-3.308538</text:p>
          </table:table-cell>
          <table:table-cell office:value-type="float" office:value="6.217335" calcext:value-type="float">
            <text:p>6.217335</text:p>
          </table:table-cell>
          <table:table-cell office:value-type="float" office:value="9.18718" calcext:value-type="float">
            <text:p>9.18718</text:p>
          </table:table-cell>
          <table:table-cell office:value-type="float" office:value="52.19631" calcext:value-type="float">
            <text:p>52.196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273938" calcext:value-type="float">
            <text:p>1.273938</text:p>
          </table:table-cell>
          <table:table-cell office:value-type="float" office:value="-25.96501" calcext:value-type="float">
            <text:p>-25.96501</text:p>
          </table:table-cell>
          <table:table-cell office:value-type="float" office:value="-0.1639261" calcext:value-type="float">
            <text:p>-0.1639261</text:p>
          </table:table-cell>
          <table:table-cell office:value-type="float" office:value="-8.685241" calcext:value-type="float">
            <text:p>-8.685241</text:p>
          </table:table-cell>
          <table:table-cell/>
          <table:table-cell table:formula="of:=SIGN([.AL39])" office:value-type="float" office:value="1" calcext:value-type="float">
            <text:p>1</text:p>
          </table:table-cell>
          <table:table-cell table:formula="of:=SIGN([.AM39])" office:value-type="float" office:value="-1" calcext:value-type="float">
            <text:p>-1</text:p>
          </table:table-cell>
          <table:table-cell table:formula="of:=SIGN([.AN39])" office:value-type="float" office:value="-1" calcext:value-type="float">
            <text:p>-1</text:p>
          </table:table-cell>
          <table:table-cell table:formula="of:=SIGN([.AO39])" office:value-type="float" office:value="-1" calcext:value-type="float">
            <text:p>-1</text:p>
          </table:table-cell>
          <table:table-cell table:number-columns-repeated="2"/>
          <table:table-cell office:value-type="float" office:value="4.747" calcext:value-type="float">
            <text:p>4.747</text:p>
          </table:table-cell>
          <table:table-cell office:value-type="float" office:value="-44.53228" calcext:value-type="float">
            <text:p>-44.53228</text:p>
          </table:table-cell>
          <table:table-cell office:value-type="float" office:value="-67.54842" calcext:value-type="float">
            <text:p>-67.54842</text:p>
          </table:table-cell>
          <table:table-cell office:value-type="float" office:value="-0.01785514" calcext:value-type="float">
            <text:p>-0.01785514</text:p>
          </table:table-cell>
          <table:table-cell office:value-type="float" office:value="-0.05420479" calcext:value-type="float">
            <text:p>-0.05420479</text:p>
          </table:table-cell>
          <table:table-cell/>
          <table:table-cell table:formula="of:=SIGN([.AX39])" office:value-type="float" office:value="-1" calcext:value-type="float">
            <text:p>-1</text:p>
          </table:table-cell>
          <table:table-cell table:formula="of:=SIGN([.AY39])" office:value-type="float" office:value="-1" calcext:value-type="float">
            <text:p>-1</text:p>
          </table:table-cell>
          <table:table-cell table:formula="of:=SIGN([.AZ39])" office:value-type="float" office:value="-1" calcext:value-type="float">
            <text:p>-1</text:p>
          </table:table-cell>
          <table:table-cell table:formula="of:=SIGN([.BA39])" office:value-type="float" office:value="-1" calcext:value-type="float">
            <text:p>-1</text:p>
          </table:table-cell>
          <table:table-cell table:number-columns-repeated="3"/>
          <table:table-cell office:value-type="float" office:value="4.18" calcext:value-type="float">
            <text:p>4.18</text:p>
          </table:table-cell>
          <table:table-cell office:value-type="float" office:value="-0.588496" calcext:value-type="float">
            <text:p>-0.588496</text:p>
          </table:table-cell>
          <table:table-cell office:value-type="float" office:value="-0.1079885" calcext:value-type="float">
            <text:p>-0.10798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064" calcext:value-type="float">
            <text:p>17.064</text:p>
          </table:table-cell>
          <table:table-cell office:value-type="float" office:value="-129.0932" calcext:value-type="float">
            <text:p>-129.0932</text:p>
          </table:table-cell>
          <table:table-cell office:value-type="float" office:value="128.2304" calcext:value-type="float">
            <text:p>128.2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254" calcext:value-type="float">
            <text:p>9.254</text:p>
          </table:table-cell>
          <table:table-cell office:value-type="float" office:value="-37.20761" calcext:value-type="float">
            <text:p>-37.20761</text:p>
          </table:table-cell>
          <table:table-cell office:value-type="float" office:value="120.3214" calcext:value-type="float">
            <text:p>120.3214</text:p>
          </table:table-cell>
          <table:table-cell office:value-type="float" office:value="77.13515" calcext:value-type="float">
            <text:p>77.13515</text:p>
          </table:table-cell>
          <table:table-cell office:value-type="float" office:value="78.34296" calcext:value-type="float">
            <text:p>78.34296</text:p>
          </table:table-cell>
          <table:table-cell/>
          <table:table-cell table:formula="of:=([.M40]-[.M41])" office:value-type="float" office:value="0.798459999999999" calcext:value-type="float">
            <text:p>0.798459999999999</text:p>
          </table:table-cell>
          <table:table-cell table:formula="of:=[.N40]-[.N41]" office:value-type="float" office:value="-0.192800000000005" calcext:value-type="float">
            <text:p>-0.192800000000005</text:p>
          </table:table-cell>
          <table:table-cell table:formula="of:=[.O40]-[.O41]" office:value-type="float" office:value="-0.414400000000001" calcext:value-type="float">
            <text:p>-0.414400000000001</text:p>
          </table:table-cell>
          <table:table-cell table:formula="of:=[.P40]-[.P41]" office:value-type="float" office:value="-0.236139999999992" calcext:value-type="float">
            <text:p>-0.236139999999992</text:p>
          </table:table-cell>
          <table:table-cell/>
          <table:table-cell table:formula="of:=SIGN([.R40])" office:value-type="float" office:value="1" calcext:value-type="float">
            <text:p>1</text:p>
          </table:table-cell>
          <table:table-cell table:formula="of:=SIGN([.S40])" office:value-type="float" office:value="-1" calcext:value-type="float">
            <text:p>-1</text:p>
          </table:table-cell>
          <table:table-cell table:formula="of:=SIGN([.T40])" office:value-type="float" office:value="-1" calcext:value-type="float">
            <text:p>-1</text:p>
          </table:table-cell>
          <table:table-cell table:formula="of:=SIGN([.U40])" office:value-type="float" office:value="-1" calcext:value-type="float">
            <text:p>-1</text:p>
          </table:table-cell>
          <table:table-cell table:number-columns-repeated="3"/>
          <table:table-cell office:value-type="float" office:value="11.057" calcext:value-type="float">
            <text:p>11.057</text:p>
          </table:table-cell>
          <table:table-cell office:value-type="float" office:value="-3.226701" calcext:value-type="float">
            <text:p>-3.226701</text:p>
          </table:table-cell>
          <table:table-cell office:value-type="float" office:value="6.063548" calcext:value-type="float">
            <text:p>6.063548</text:p>
          </table:table-cell>
          <table:table-cell office:value-type="float" office:value="9.426293" calcext:value-type="float">
            <text:p>9.426293</text:p>
          </table:table-cell>
          <table:table-cell office:value-type="float" office:value="53.23856" calcext:value-type="float">
            <text:p>53.23856</text:p>
          </table:table-cell>
          <table:table-cell table:number-columns-repeated="2"/>
          <table:table-cell office:value-type="float" office:value="4.011" calcext:value-type="float">
            <text:p>4.011</text:p>
          </table:table-cell>
          <table:table-cell office:value-type="float" office:value="0.4247193" calcext:value-type="float">
            <text:p>0.4247193</text:p>
          </table:table-cell>
          <table:table-cell office:value-type="float" office:value="-22.66268" calcext:value-type="float">
            <text:p>-22.66268</text:p>
          </table:table-cell>
          <table:table-cell office:value-type="float" office:value="-0.1114635" calcext:value-type="float">
            <text:p>-0.1114635</text:p>
          </table:table-cell>
          <table:table-cell office:value-type="float" office:value="-8.823803" calcext:value-type="float">
            <text:p>-8.823803</text:p>
          </table:table-cell>
          <table:table-cell/>
          <table:table-cell table:formula="of:=SIGN([.AL40])" office:value-type="float" office:value="1" calcext:value-type="float">
            <text:p>1</text:p>
          </table:table-cell>
          <table:table-cell table:formula="of:=SIGN([.AM40])" office:value-type="float" office:value="-1" calcext:value-type="float">
            <text:p>-1</text:p>
          </table:table-cell>
          <table:table-cell table:formula="of:=SIGN([.AN40])" office:value-type="float" office:value="-1" calcext:value-type="float">
            <text:p>-1</text:p>
          </table:table-cell>
          <table:table-cell table:formula="of:=SIGN([.AO40])" office:value-type="float" office:value="-1" calcext:value-type="float">
            <text:p>-1</text:p>
          </table:table-cell>
          <table:table-cell table:number-columns-repeated="2"/>
          <table:table-cell office:value-type="float" office:value="4.907" calcext:value-type="float">
            <text:p>4.907</text:p>
          </table:table-cell>
          <table:table-cell office:value-type="float" office:value="-47.90488" calcext:value-type="float">
            <text:p>-47.90488</text:p>
          </table:table-cell>
          <table:table-cell office:value-type="float" office:value="-72.44016" calcext:value-type="float">
            <text:p>-72.44016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40])" office:value-type="float" office:value="-1" calcext:value-type="float">
            <text:p>-1</text:p>
          </table:table-cell>
          <table:table-cell table:formula="of:=SIGN([.AY40])" office:value-type="float" office:value="-1" calcext:value-type="float">
            <text:p>-1</text:p>
          </table:table-cell>
          <table:table-cell table:formula="of:=SIGN([.AZ40])" office:value-type="float" office:value="-1" calcext:value-type="float">
            <text:p>-1</text:p>
          </table:table-cell>
          <table:table-cell table:formula="of:=SIGN([.BA40])" office:value-type="float" office:value="-1" calcext:value-type="float">
            <text:p>-1</text:p>
          </table:table-cell>
          <table:table-cell table:number-columns-repeated="3"/>
          <table:table-cell office:value-type="float" office:value="4.188" calcext:value-type="float">
            <text:p>4.188</text:p>
          </table:table-cell>
          <table:table-cell office:value-type="float" office:value="-0.5667891" calcext:value-type="float">
            <text:p>-0.5667891</text:p>
          </table:table-cell>
          <table:table-cell office:value-type="float" office:value="-0.08076882" calcext:value-type="float">
            <text:p>-0.080768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087" calcext:value-type="float">
            <text:p>17.087</text:p>
          </table:table-cell>
          <table:table-cell office:value-type="float" office:value="-129.2005" calcext:value-type="float">
            <text:p>-129.2005</text:p>
          </table:table-cell>
          <table:table-cell office:value-type="float" office:value="128.203" calcext:value-type="float">
            <text:p>128.2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265" calcext:value-type="float">
            <text:p>9.265</text:p>
          </table:table-cell>
          <table:table-cell office:value-type="float" office:value="-38.00607" calcext:value-type="float">
            <text:p>-38.00607</text:p>
          </table:table-cell>
          <table:table-cell office:value-type="float" office:value="120.5142" calcext:value-type="float">
            <text:p>120.5142</text:p>
          </table:table-cell>
          <table:table-cell office:value-type="float" office:value="77.54955" calcext:value-type="float">
            <text:p>77.54955</text:p>
          </table:table-cell>
          <table:table-cell office:value-type="float" office:value="78.5791" calcext:value-type="float">
            <text:p>78.5791</text:p>
          </table:table-cell>
          <table:table-cell/>
          <table:table-cell table:formula="of:=([.M41]-[.M42])" office:value-type="float" office:value="1.7112" calcext:value-type="float">
            <text:p>1.7112</text:p>
          </table:table-cell>
          <table:table-cell table:formula="of:=[.N41]-[.N42]" office:value-type="float" office:value="-0.358999999999995" calcext:value-type="float">
            <text:p>-0.358999999999995</text:p>
          </table:table-cell>
          <table:table-cell table:formula="of:=[.O41]-[.O42]" office:value-type="float" office:value="-1.59846" calcext:value-type="float">
            <text:p>-1.59846</text:p>
          </table:table-cell>
          <table:table-cell table:formula="of:=[.P41]-[.P42]" office:value-type="float" office:value="-0.788600000000002" calcext:value-type="float">
            <text:p>-0.788600000000002</text:p>
          </table:table-cell>
          <table:table-cell/>
          <table:table-cell table:formula="of:=SIGN([.R41])" office:value-type="float" office:value="1" calcext:value-type="float">
            <text:p>1</text:p>
          </table:table-cell>
          <table:table-cell table:formula="of:=SIGN([.S41])" office:value-type="float" office:value="-1" calcext:value-type="float">
            <text:p>-1</text:p>
          </table:table-cell>
          <table:table-cell table:formula="of:=SIGN([.T41])" office:value-type="float" office:value="-1" calcext:value-type="float">
            <text:p>-1</text:p>
          </table:table-cell>
          <table:table-cell table:formula="of:=SIGN([.U41])" office:value-type="float" office:value="-1" calcext:value-type="float">
            <text:p>-1</text:p>
          </table:table-cell>
          <table:table-cell table:number-columns-repeated="3"/>
          <table:table-cell office:value-type="float" office:value="11.076" calcext:value-type="float">
            <text:p>11.076</text:p>
          </table:table-cell>
          <table:table-cell office:value-type="float" office:value="-3.175332" calcext:value-type="float">
            <text:p>-3.175332</text:p>
          </table:table-cell>
          <table:table-cell office:value-type="float" office:value="5.967017" calcext:value-type="float">
            <text:p>5.967017</text:p>
          </table:table-cell>
          <table:table-cell office:value-type="float" office:value="9.671649" calcext:value-type="float">
            <text:p>9.671649</text:p>
          </table:table-cell>
          <table:table-cell office:value-type="float" office:value="54.29716" calcext:value-type="float">
            <text:p>54.29716</text:p>
          </table:table-cell>
          <table:table-cell table:number-columns-repeated="2"/>
          <table:table-cell office:value-type="float" office:value="4.022" calcext:value-type="float">
            <text:p>4.022</text:p>
          </table:table-cell>
          <table:table-cell office:value-type="float" office:value="-0.4698904" calcext:value-type="float">
            <text:p>-0.4698904</text:p>
          </table:table-cell>
          <table:table-cell office:value-type="float" office:value="-19.18286" calcext:value-type="float">
            <text:p>-19.18286</text:p>
          </table:table-cell>
          <table:table-cell office:value-type="float" office:value="-0.06739013" calcext:value-type="float">
            <text:p>-0.06739013</text:p>
          </table:table-cell>
          <table:table-cell office:value-type="float" office:value="-9.005703" calcext:value-type="float">
            <text:p>-9.005703</text:p>
          </table:table-cell>
          <table:table-cell/>
          <table:table-cell table:formula="of:=SIGN([.AL41])" office:value-type="float" office:value="-1" calcext:value-type="float">
            <text:p>-1</text:p>
          </table:table-cell>
          <table:table-cell table:formula="of:=SIGN([.AM41])" office:value-type="float" office:value="-1" calcext:value-type="float">
            <text:p>-1</text:p>
          </table:table-cell>
          <table:table-cell table:formula="of:=SIGN([.AN41])" office:value-type="float" office:value="-1" calcext:value-type="float">
            <text:p>-1</text:p>
          </table:table-cell>
          <table:table-cell table:formula="of:=SIGN([.AO41])" office:value-type="float" office:value="-1" calcext:value-type="float">
            <text:p>-1</text:p>
          </table:table-cell>
          <table:table-cell table:number-columns-repeated="2"/>
          <table:table-cell office:value-type="float" office:value="4.921" calcext:value-type="float">
            <text:p>4.921</text:p>
          </table:table-cell>
          <table:table-cell office:value-type="float" office:value="-48.09845" calcext:value-type="float">
            <text:p>-48.09845</text:p>
          </table:table-cell>
          <table:table-cell office:value-type="float" office:value="-72.69699" calcext:value-type="float">
            <text:p>-72.69699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41])" office:value-type="float" office:value="-1" calcext:value-type="float">
            <text:p>-1</text:p>
          </table:table-cell>
          <table:table-cell table:formula="of:=SIGN([.AY41])" office:value-type="float" office:value="-1" calcext:value-type="float">
            <text:p>-1</text:p>
          </table:table-cell>
          <table:table-cell table:formula="of:=SIGN([.AZ41])" office:value-type="float" office:value="-1" calcext:value-type="float">
            <text:p>-1</text:p>
          </table:table-cell>
          <table:table-cell table:formula="of:=SIGN([.BA41])" office:value-type="float" office:value="-1" calcext:value-type="float">
            <text:p>-1</text:p>
          </table:table-cell>
          <table:table-cell table:number-columns-repeated="3"/>
          <table:table-cell office:value-type="float" office:value="4.197" calcext:value-type="float">
            <text:p>4.197</text:p>
          </table:table-cell>
          <table:table-cell office:value-type="float" office:value="-0.6215687" calcext:value-type="float">
            <text:p>-0.6215687</text:p>
          </table:table-cell>
          <table:table-cell office:value-type="float" office:value="-0.1197638" calcext:value-type="float">
            <text:p>-0.11976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-129.1361" calcext:value-type="float">
            <text:p>-129.1361</text:p>
          </table:table-cell>
          <table:table-cell office:value-type="float" office:value="128.2227" calcext:value-type="float">
            <text:p>128.2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276" calcext:value-type="float">
            <text:p>9.276</text:p>
          </table:table-cell>
          <table:table-cell office:value-type="float" office:value="-39.71727" calcext:value-type="float">
            <text:p>-39.71727</text:p>
          </table:table-cell>
          <table:table-cell office:value-type="float" office:value="120.8732" calcext:value-type="float">
            <text:p>120.8732</text:p>
          </table:table-cell>
          <table:table-cell office:value-type="float" office:value="79.14801" calcext:value-type="float">
            <text:p>79.14801</text:p>
          </table:table-cell>
          <table:table-cell office:value-type="float" office:value="79.3677" calcext:value-type="float">
            <text:p>79.3677</text:p>
          </table:table-cell>
          <table:table-cell/>
          <table:table-cell table:formula="of:=([.M42]-[.M43])" office:value-type="float" office:value="1.42718" calcext:value-type="float">
            <text:p>1.42718</text:p>
          </table:table-cell>
          <table:table-cell table:formula="of:=[.N42]-[.N43]" office:value-type="float" office:value="-0.298299999999998" calcext:value-type="float">
            <text:p>-0.298299999999998</text:p>
          </table:table-cell>
          <table:table-cell table:formula="of:=[.O42]-[.O43]" office:value-type="float" office:value="-0.852699999999999" calcext:value-type="float">
            <text:p>-0.852699999999999</text:p>
          </table:table-cell>
          <table:table-cell table:formula="of:=[.P42]-[.P43]" office:value-type="float" office:value="-0.634550000000004" calcext:value-type="float">
            <text:p>-0.634550000000004</text:p>
          </table:table-cell>
          <table:table-cell/>
          <table:table-cell table:formula="of:=SIGN([.R42])" office:value-type="float" office:value="1" calcext:value-type="float">
            <text:p>1</text:p>
          </table:table-cell>
          <table:table-cell table:formula="of:=SIGN([.S42])" office:value-type="float" office:value="-1" calcext:value-type="float">
            <text:p>-1</text:p>
          </table:table-cell>
          <table:table-cell table:formula="of:=SIGN([.T42])" office:value-type="float" office:value="-1" calcext:value-type="float">
            <text:p>-1</text:p>
          </table:table-cell>
          <table:table-cell table:formula="of:=SIGN([.U42])" office:value-type="float" office:value="-1" calcext:value-type="float">
            <text:p>-1</text:p>
          </table:table-cell>
          <table:table-cell table:number-columns-repeated="3"/>
          <table:table-cell office:value-type="float" office:value="11.088" calcext:value-type="float">
            <text:p>11.088</text:p>
          </table:table-cell>
          <table:table-cell office:value-type="float" office:value="-3.037868" calcext:value-type="float">
            <text:p>-3.037868</text:p>
          </table:table-cell>
          <table:table-cell office:value-type="float" office:value="5.708698" calcext:value-type="float">
            <text:p>5.708698</text:p>
          </table:table-cell>
          <table:table-cell office:value-type="float" office:value="10.60208" calcext:value-type="float">
            <text:p>10.60208</text:p>
          </table:table-cell>
          <table:table-cell office:value-type="float" office:value="56.24178" calcext:value-type="float">
            <text:p>56.24178</text:p>
          </table:table-cell>
          <table:table-cell table:number-columns-repeated="2"/>
          <table:table-cell office:value-type="float" office:value="4.033" calcext:value-type="float">
            <text:p>4.033</text:p>
          </table:table-cell>
          <table:table-cell office:value-type="float" office:value="-1.239588" calcext:value-type="float">
            <text:p>-1.239588</text:p>
          </table:table-cell>
          <table:table-cell office:value-type="float" office:value="-16.18794" calcext:value-type="float">
            <text:p>-16.18794</text:p>
          </table:table-cell>
          <table:table-cell office:value-type="float" office:value="-0.03169259" calcext:value-type="float">
            <text:p>-0.03169259</text:p>
          </table:table-cell>
          <table:table-cell office:value-type="float" office:value="-9.213623" calcext:value-type="float">
            <text:p>-9.213623</text:p>
          </table:table-cell>
          <table:table-cell/>
          <table:table-cell table:formula="of:=SIGN([.AL42])" office:value-type="float" office:value="-1" calcext:value-type="float">
            <text:p>-1</text:p>
          </table:table-cell>
          <table:table-cell table:formula="of:=SIGN([.AM42])" office:value-type="float" office:value="-1" calcext:value-type="float">
            <text:p>-1</text:p>
          </table:table-cell>
          <table:table-cell table:formula="of:=SIGN([.AN42])" office:value-type="float" office:value="-1" calcext:value-type="float">
            <text:p>-1</text:p>
          </table:table-cell>
          <table:table-cell table:formula="of:=SIGN([.AO42])" office:value-type="float" office:value="-1" calcext:value-type="float">
            <text:p>-1</text:p>
          </table:table-cell>
          <table:table-cell table:number-columns-repeated="2"/>
          <table:table-cell office:value-type="float" office:value="4.94" calcext:value-type="float">
            <text:p>4.94</text:p>
          </table:table-cell>
          <table:table-cell office:value-type="float" office:value="-48.46541" calcext:value-type="float">
            <text:p>-48.46541</text:p>
          </table:table-cell>
          <table:table-cell office:value-type="float" office:value="-73.18129" calcext:value-type="float">
            <text:p>-73.18129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42])" office:value-type="float" office:value="-1" calcext:value-type="float">
            <text:p>-1</text:p>
          </table:table-cell>
          <table:table-cell table:formula="of:=SIGN([.AY42])" office:value-type="float" office:value="-1" calcext:value-type="float">
            <text:p>-1</text:p>
          </table:table-cell>
          <table:table-cell table:formula="of:=SIGN([.AZ42])" office:value-type="float" office:value="-1" calcext:value-type="float">
            <text:p>-1</text:p>
          </table:table-cell>
          <table:table-cell table:formula="of:=SIGN([.BA42])" office:value-type="float" office:value="-1" calcext:value-type="float">
            <text:p>-1</text:p>
          </table:table-cell>
          <table:table-cell table:number-columns-repeated="3"/>
          <table:table-cell office:value-type="float" office:value="4.205" calcext:value-type="float">
            <text:p>4.205</text:p>
          </table:table-cell>
          <table:table-cell office:value-type="float" office:value="-0.8047818" calcext:value-type="float">
            <text:p>-0.8047818</text:p>
          </table:table-cell>
          <table:table-cell office:value-type="float" office:value="-0.1299618" calcext:value-type="float">
            <text:p>-0.12996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132" calcext:value-type="float">
            <text:p>17.132</text:p>
          </table:table-cell>
          <table:table-cell office:value-type="float" office:value="-129.0682" calcext:value-type="float">
            <text:p>-129.0682</text:p>
          </table:table-cell>
          <table:table-cell office:value-type="float" office:value="128.2445" calcext:value-type="float">
            <text:p>128.2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287" calcext:value-type="float">
            <text:p>9.287</text:p>
          </table:table-cell>
          <table:table-cell office:value-type="float" office:value="-41.14445" calcext:value-type="float">
            <text:p>-41.14445</text:p>
          </table:table-cell>
          <table:table-cell office:value-type="float" office:value="121.1715" calcext:value-type="float">
            <text:p>121.1715</text:p>
          </table:table-cell>
          <table:table-cell office:value-type="float" office:value="80.00071" calcext:value-type="float">
            <text:p>80.00071</text:p>
          </table:table-cell>
          <table:table-cell office:value-type="float" office:value="80.00225" calcext:value-type="float">
            <text:p>80.00225</text:p>
          </table:table-cell>
          <table:table-cell/>
          <table:table-cell table:formula="of:=([.M43]-[.M44])" office:value-type="float" office:value="1.10008" calcext:value-type="float">
            <text:p>1.10008</text:p>
          </table:table-cell>
          <table:table-cell table:formula="of:=[.N43]-[.N44]" office:value-type="float" office:value="-0.228999999999999" calcext:value-type="float">
            <text:p>-0.228999999999999</text:p>
          </table:table-cell>
          <table:table-cell table:formula="of:=[.O43]-[.O44]" office:value-type="float" office:value="-0.779420000000002" calcext:value-type="float">
            <text:p>-0.779420000000002</text:p>
          </table:table-cell>
          <table:table-cell table:formula="of:=[.P43]-[.P44]" office:value-type="float" office:value="-0.549469999999999" calcext:value-type="float">
            <text:p>-0.549469999999999</text:p>
          </table:table-cell>
          <table:table-cell/>
          <table:table-cell table:formula="of:=SIGN([.R43])" office:value-type="float" office:value="1" calcext:value-type="float">
            <text:p>1</text:p>
          </table:table-cell>
          <table:table-cell table:formula="of:=SIGN([.S43])" office:value-type="float" office:value="-1" calcext:value-type="float">
            <text:p>-1</text:p>
          </table:table-cell>
          <table:table-cell table:formula="of:=SIGN([.T43])" office:value-type="float" office:value="-1" calcext:value-type="float">
            <text:p>-1</text:p>
          </table:table-cell>
          <table:table-cell table:formula="of:=SIGN([.U43])" office:value-type="float" office:value="-1" calcext:value-type="float">
            <text:p>-1</text:p>
          </table:table-cell>
          <table:table-cell table:number-columns-repeated="3"/>
          <table:table-cell office:value-type="float" office:value="11.099" calcext:value-type="float">
            <text:p>11.099</text:p>
          </table:table-cell>
          <table:table-cell office:value-type="float" office:value="-2.971644" calcext:value-type="float">
            <text:p>-2.971644</text:p>
          </table:table-cell>
          <table:table-cell office:value-type="float" office:value="5.584251" calcext:value-type="float">
            <text:p>5.584251</text:p>
          </table:table-cell>
          <table:table-cell office:value-type="float" office:value="10.85114" calcext:value-type="float">
            <text:p>10.85114</text:p>
          </table:table-cell>
          <table:table-cell office:value-type="float" office:value="57.2722" calcext:value-type="float">
            <text:p>57.2722</text:p>
          </table:table-cell>
          <table:table-cell table:number-columns-repeated="2"/>
          <table:table-cell office:value-type="float" office:value="4.045" calcext:value-type="float">
            <text:p>4.045</text:p>
          </table:table-cell>
          <table:table-cell office:value-type="float" office:value="-1.989547" calcext:value-type="float">
            <text:p>-1.989547</text:p>
          </table:table-cell>
          <table:table-cell office:value-type="float" office:value="-13.26994" calcext:value-type="float">
            <text:p>-13.26994</text:p>
          </table:table-cell>
          <table:table-cell office:value-type="float" office:value="0.004208837" calcext:value-type="float">
            <text:p>0.004208837</text:p>
          </table:table-cell>
          <table:table-cell office:value-type="float" office:value="-9.43886" calcext:value-type="float">
            <text:p>-9.43886</text:p>
          </table:table-cell>
          <table:table-cell/>
          <table:table-cell table:formula="of:=SIGN([.AL43])" office:value-type="float" office:value="-1" calcext:value-type="float">
            <text:p>-1</text:p>
          </table:table-cell>
          <table:table-cell table:formula="of:=SIGN([.AM43])" office:value-type="float" office:value="-1" calcext:value-type="float">
            <text:p>-1</text:p>
          </table:table-cell>
          <table:table-cell table:formula="of:=SIGN([.AN43])" office:value-type="float" office:value="1" calcext:value-type="float">
            <text:p>1</text:p>
          </table:table-cell>
          <table:table-cell table:formula="of:=SIGN([.AO43])" office:value-type="float" office:value="-1" calcext:value-type="float">
            <text:p>-1</text:p>
          </table:table-cell>
          <table:table-cell table:number-columns-repeated="2"/>
          <table:table-cell office:value-type="float" office:value="4.951" calcext:value-type="float">
            <text:p>4.951</text:p>
          </table:table-cell>
          <table:table-cell office:value-type="float" office:value="-48.71957" calcext:value-type="float">
            <text:p>-48.71957</text:p>
          </table:table-cell>
          <table:table-cell office:value-type="float" office:value="-73.51444" calcext:value-type="float">
            <text:p>-73.51444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43])" office:value-type="float" office:value="-1" calcext:value-type="float">
            <text:p>-1</text:p>
          </table:table-cell>
          <table:table-cell table:formula="of:=SIGN([.AY43])" office:value-type="float" office:value="-1" calcext:value-type="float">
            <text:p>-1</text:p>
          </table:table-cell>
          <table:table-cell table:formula="of:=SIGN([.AZ43])" office:value-type="float" office:value="-1" calcext:value-type="float">
            <text:p>-1</text:p>
          </table:table-cell>
          <table:table-cell table:formula="of:=SIGN([.BA43])" office:value-type="float" office:value="-1" calcext:value-type="float">
            <text:p>-1</text:p>
          </table:table-cell>
          <table:table-cell table:number-columns-repeated="3"/>
          <table:table-cell office:value-type="float" office:value="4.215" calcext:value-type="float">
            <text:p>4.215</text:p>
          </table:table-cell>
          <table:table-cell office:value-type="float" office:value="-0.7971454" calcext:value-type="float">
            <text:p>-0.7971454</text:p>
          </table:table-cell>
          <table:table-cell office:value-type="float" office:value="-0.1242466" calcext:value-type="float">
            <text:p>-0.12424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154" calcext:value-type="float">
            <text:p>17.154</text:p>
          </table:table-cell>
          <table:table-cell office:value-type="float" office:value="-129.1886" calcext:value-type="float">
            <text:p>-129.1886</text:p>
          </table:table-cell>
          <table:table-cell office:value-type="float" office:value="128.2547" calcext:value-type="float">
            <text:p>128.25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298" calcext:value-type="float">
            <text:p>9.298</text:p>
          </table:table-cell>
          <table:table-cell office:value-type="float" office:value="-42.24453" calcext:value-type="float">
            <text:p>-42.24453</text:p>
          </table:table-cell>
          <table:table-cell office:value-type="float" office:value="121.4005" calcext:value-type="float">
            <text:p>121.4005</text:p>
          </table:table-cell>
          <table:table-cell office:value-type="float" office:value="80.78013" calcext:value-type="float">
            <text:p>80.78013</text:p>
          </table:table-cell>
          <table:table-cell office:value-type="float" office:value="80.55172" calcext:value-type="float">
            <text:p>80.55172</text:p>
          </table:table-cell>
          <table:table-cell/>
          <table:table-cell table:formula="of:=([.M44]-[.M45])" office:value-type="float" office:value="1.35841" calcext:value-type="float">
            <text:p>1.35841</text:p>
          </table:table-cell>
          <table:table-cell table:formula="of:=[.N44]-[.N45]" office:value-type="float" office:value="-0.281900000000007" calcext:value-type="float">
            <text:p>-0.281900000000007</text:p>
          </table:table-cell>
          <table:table-cell table:formula="of:=[.O44]-[.O45]" office:value-type="float" office:value="-0.977429999999998" calcext:value-type="float">
            <text:p>-0.977429999999998</text:p>
          </table:table-cell>
          <table:table-cell table:formula="of:=[.P44]-[.P45]" office:value-type="float" office:value="-0.705169999999995" calcext:value-type="float">
            <text:p>-0.705169999999995</text:p>
          </table:table-cell>
          <table:table-cell/>
          <table:table-cell table:formula="of:=SIGN([.R44])" office:value-type="float" office:value="1" calcext:value-type="float">
            <text:p>1</text:p>
          </table:table-cell>
          <table:table-cell table:formula="of:=SIGN([.S44])" office:value-type="float" office:value="-1" calcext:value-type="float">
            <text:p>-1</text:p>
          </table:table-cell>
          <table:table-cell table:formula="of:=SIGN([.T44])" office:value-type="float" office:value="-1" calcext:value-type="float">
            <text:p>-1</text:p>
          </table:table-cell>
          <table:table-cell table:formula="of:=SIGN([.U44])" office:value-type="float" office:value="-1" calcext:value-type="float">
            <text:p>-1</text:p>
          </table:table-cell>
          <table:table-cell table:number-columns-repeated="3"/>
          <table:table-cell office:value-type="float" office:value="11.11" calcext:value-type="float">
            <text:p>11.11</text:p>
          </table:table-cell>
          <table:table-cell office:value-type="float" office:value="-2.906859" calcext:value-type="float">
            <text:p>-2.906859</text:p>
          </table:table-cell>
          <table:table-cell office:value-type="float" office:value="5.462507" calcext:value-type="float">
            <text:p>5.462507</text:p>
          </table:table-cell>
          <table:table-cell office:value-type="float" office:value="11.17487" calcext:value-type="float">
            <text:p>11.17487</text:p>
          </table:table-cell>
          <table:table-cell office:value-type="float" office:value="58.16116" calcext:value-type="float">
            <text:p>58.16116</text:p>
          </table:table-cell>
          <table:table-cell table:number-columns-repeated="2"/>
          <table:table-cell office:value-type="float" office:value="4.057" calcext:value-type="float">
            <text:p>4.057</text:p>
          </table:table-cell>
          <table:table-cell office:value-type="float" office:value="-2.692277" calcext:value-type="float">
            <text:p>-2.692277</text:p>
          </table:table-cell>
          <table:table-cell office:value-type="float" office:value="-10.51693" calcext:value-type="float">
            <text:p>-10.51693</text:p>
          </table:table-cell>
          <table:table-cell office:value-type="float" office:value="0.02265401" calcext:value-type="float">
            <text:p>0.02265401</text:p>
          </table:table-cell>
          <table:table-cell office:value-type="float" office:value="-9.629506" calcext:value-type="float">
            <text:p>-9.629506</text:p>
          </table:table-cell>
          <table:table-cell/>
          <table:table-cell table:formula="of:=SIGN([.AL44])" office:value-type="float" office:value="-1" calcext:value-type="float">
            <text:p>-1</text:p>
          </table:table-cell>
          <table:table-cell table:formula="of:=SIGN([.AM44])" office:value-type="float" office:value="-1" calcext:value-type="float">
            <text:p>-1</text:p>
          </table:table-cell>
          <table:table-cell table:formula="of:=SIGN([.AN44])" office:value-type="float" office:value="1" calcext:value-type="float">
            <text:p>1</text:p>
          </table:table-cell>
          <table:table-cell table:formula="of:=SIGN([.AO44])" office:value-type="float" office:value="-1" calcext:value-type="float">
            <text:p>-1</text:p>
          </table:table-cell>
          <table:table-cell table:number-columns-repeated="2"/>
          <table:table-cell office:value-type="float" office:value="4.963" calcext:value-type="float">
            <text:p>4.963</text:p>
          </table:table-cell>
          <table:table-cell office:value-type="float" office:value="-48.94987" calcext:value-type="float">
            <text:p>-48.94987</text:p>
          </table:table-cell>
          <table:table-cell office:value-type="float" office:value="-73.7982" calcext:value-type="float">
            <text:p>-73.7982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44])" office:value-type="float" office:value="-1" calcext:value-type="float">
            <text:p>-1</text:p>
          </table:table-cell>
          <table:table-cell table:formula="of:=SIGN([.AY44])" office:value-type="float" office:value="-1" calcext:value-type="float">
            <text:p>-1</text:p>
          </table:table-cell>
          <table:table-cell table:formula="of:=SIGN([.AZ44])" office:value-type="float" office:value="-1" calcext:value-type="float">
            <text:p>-1</text:p>
          </table:table-cell>
          <table:table-cell table:formula="of:=SIGN([.BA44])" office:value-type="float" office:value="-1" calcext:value-type="float">
            <text:p>-1</text:p>
          </table:table-cell>
          <table:table-cell table:number-columns-repeated="3"/>
          <table:table-cell office:value-type="float" office:value="4.223" calcext:value-type="float">
            <text:p>4.223</text:p>
          </table:table-cell>
          <table:table-cell office:value-type="float" office:value="-0.5820758" calcext:value-type="float">
            <text:p>-0.5820758</text:p>
          </table:table-cell>
          <table:table-cell office:value-type="float" office:value="-0.09541999" calcext:value-type="float">
            <text:p>-0.09541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328" calcext:value-type="float">
            <text:p>17.328</text:p>
          </table:table-cell>
          <table:table-cell office:value-type="float" office:value="-130.1722" calcext:value-type="float">
            <text:p>-130.1722</text:p>
          </table:table-cell>
          <table:table-cell office:value-type="float" office:value="127.8144" calcext:value-type="float">
            <text:p>127.8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309" calcext:value-type="float">
            <text:p>9.309</text:p>
          </table:table-cell>
          <table:table-cell office:value-type="float" office:value="-43.60294" calcext:value-type="float">
            <text:p>-43.60294</text:p>
          </table:table-cell>
          <table:table-cell office:value-type="float" office:value="121.6824" calcext:value-type="float">
            <text:p>121.6824</text:p>
          </table:table-cell>
          <table:table-cell office:value-type="float" office:value="81.75756" calcext:value-type="float">
            <text:p>81.75756</text:p>
          </table:table-cell>
          <table:table-cell office:value-type="float" office:value="81.25689" calcext:value-type="float">
            <text:p>81.25689</text:p>
          </table:table-cell>
          <table:table-cell/>
          <table:table-cell table:formula="of:=([.M45]-[.M46])" office:value-type="float" office:value="1.44812" calcext:value-type="float">
            <text:p>1.44812</text:p>
          </table:table-cell>
          <table:table-cell table:formula="of:=[.N45]-[.N46]" office:value-type="float" office:value="-0.299300000000002" calcext:value-type="float">
            <text:p>-0.299300000000002</text:p>
          </table:table-cell>
          <table:table-cell table:formula="of:=[.O45]-[.O46]" office:value-type="float" office:value="-0.950559999999996" calcext:value-type="float">
            <text:p>-0.950559999999996</text:p>
          </table:table-cell>
          <table:table-cell table:formula="of:=[.P45]-[.P46]" office:value-type="float" office:value="-0.566890000000001" calcext:value-type="float">
            <text:p>-0.566890000000001</text:p>
          </table:table-cell>
          <table:table-cell/>
          <table:table-cell table:formula="of:=SIGN([.R45])" office:value-type="float" office:value="1" calcext:value-type="float">
            <text:p>1</text:p>
          </table:table-cell>
          <table:table-cell table:formula="of:=SIGN([.S45])" office:value-type="float" office:value="-1" calcext:value-type="float">
            <text:p>-1</text:p>
          </table:table-cell>
          <table:table-cell table:formula="of:=SIGN([.T45])" office:value-type="float" office:value="-1" calcext:value-type="float">
            <text:p>-1</text:p>
          </table:table-cell>
          <table:table-cell table:formula="of:=SIGN([.U45])" office:value-type="float" office:value="-1" calcext:value-type="float">
            <text:p>-1</text:p>
          </table:table-cell>
          <table:table-cell table:number-columns-repeated="3"/>
          <table:table-cell office:value-type="float" office:value="11.121" calcext:value-type="float">
            <text:p>11.121</text:p>
          </table:table-cell>
          <table:table-cell office:value-type="float" office:value="-2.843492" calcext:value-type="float">
            <text:p>-2.843492</text:p>
          </table:table-cell>
          <table:table-cell office:value-type="float" office:value="5.343428" calcext:value-type="float">
            <text:p>5.343428</text:p>
          </table:table-cell>
          <table:table-cell office:value-type="float" office:value="11.40394" calcext:value-type="float">
            <text:p>11.40394</text:p>
          </table:table-cell>
          <table:table-cell office:value-type="float" office:value="59.1798" calcext:value-type="float">
            <text:p>59.1798</text:p>
          </table:table-cell>
          <table:table-cell table:number-columns-repeated="2"/>
          <table:table-cell office:value-type="float" office:value="4.218" calcext:value-type="float">
            <text:p>4.218</text:p>
          </table:table-cell>
          <table:table-cell office:value-type="float" office:value="-11.21538" calcext:value-type="float">
            <text:p>-11.21538</text:p>
          </table:table-cell>
          <table:table-cell office:value-type="float" office:value="22.96345" calcext:value-type="float">
            <text:p>22.96345</text:p>
          </table:table-cell>
          <table:table-cell office:value-type="float" office:value="-0.03743927" calcext:value-type="float">
            <text:p>-0.03743927</text:p>
          </table:table-cell>
          <table:table-cell office:value-type="float" office:value="-13.34941" calcext:value-type="float">
            <text:p>-13.34941</text:p>
          </table:table-cell>
          <table:table-cell/>
          <table:table-cell table:formula="of:=SIGN([.AL45])" office:value-type="float" office:value="-1" calcext:value-type="float">
            <text:p>-1</text:p>
          </table:table-cell>
          <table:table-cell table:formula="of:=SIGN([.AM45])" office:value-type="float" office:value="1" calcext:value-type="float">
            <text:p>1</text:p>
          </table:table-cell>
          <table:table-cell table:formula="of:=SIGN([.AN45])" office:value-type="float" office:value="-1" calcext:value-type="float">
            <text:p>-1</text:p>
          </table:table-cell>
          <table:table-cell table:formula="of:=SIGN([.AO45])" office:value-type="float" office:value="-1" calcext:value-type="float">
            <text:p>-1</text:p>
          </table:table-cell>
          <table:table-cell table:number-columns-repeated="2"/>
          <table:table-cell office:value-type="float" office:value="4.975" calcext:value-type="float">
            <text:p>4.975</text:p>
          </table:table-cell>
          <table:table-cell office:value-type="float" office:value="-49.1657" calcext:value-type="float">
            <text:p>-49.1657</text:p>
          </table:table-cell>
          <table:table-cell office:value-type="float" office:value="-74.06264" calcext:value-type="float">
            <text:p>-74.06264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45])" office:value-type="float" office:value="-1" calcext:value-type="float">
            <text:p>-1</text:p>
          </table:table-cell>
          <table:table-cell table:formula="of:=SIGN([.AY45])" office:value-type="float" office:value="-1" calcext:value-type="float">
            <text:p>-1</text:p>
          </table:table-cell>
          <table:table-cell table:formula="of:=SIGN([.AZ45])" office:value-type="float" office:value="-1" calcext:value-type="float">
            <text:p>-1</text:p>
          </table:table-cell>
          <table:table-cell table:formula="of:=SIGN([.BA45])" office:value-type="float" office:value="-1" calcext:value-type="float">
            <text:p>-1</text:p>
          </table:table-cell>
          <table:table-cell table:number-columns-repeated="3"/>
          <table:table-cell office:value-type="float" office:value="4.231" calcext:value-type="float">
            <text:p>4.231</text:p>
          </table:table-cell>
          <table:table-cell office:value-type="float" office:value="-0.6259012" calcext:value-type="float">
            <text:p>-0.6259012</text:p>
          </table:table-cell>
          <table:table-cell office:value-type="float" office:value="-0.142182" calcext:value-type="float">
            <text:p>-0.1421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353" calcext:value-type="float">
            <text:p>17.353</text:p>
          </table:table-cell>
          <table:table-cell office:value-type="float" office:value="-130.0994" calcext:value-type="float">
            <text:p>-130.0994</text:p>
          </table:table-cell>
          <table:table-cell office:value-type="float" office:value="127.8833" calcext:value-type="float">
            <text:p>127.88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321" calcext:value-type="float">
            <text:p>9.321</text:p>
          </table:table-cell>
          <table:table-cell office:value-type="float" office:value="-45.05106" calcext:value-type="float">
            <text:p>-45.05106</text:p>
          </table:table-cell>
          <table:table-cell office:value-type="float" office:value="121.9817" calcext:value-type="float">
            <text:p>121.9817</text:p>
          </table:table-cell>
          <table:table-cell office:value-type="float" office:value="82.70812" calcext:value-type="float">
            <text:p>82.70812</text:p>
          </table:table-cell>
          <table:table-cell office:value-type="float" office:value="81.82378" calcext:value-type="float">
            <text:p>81.82378</text:p>
          </table:table-cell>
          <table:table-cell/>
          <table:table-cell table:formula="of:=([.M46]-[.M47])" office:value-type="float" office:value="1.59917" calcext:value-type="float">
            <text:p>1.59917</text:p>
          </table:table-cell>
          <table:table-cell table:formula="of:=[.N46]-[.N47]" office:value-type="float" office:value="-0.329499999999996" calcext:value-type="float">
            <text:p>-0.329499999999996</text:p>
          </table:table-cell>
          <table:table-cell table:formula="of:=[.O46]-[.O47]" office:value-type="float" office:value="-0.799120000000002" calcext:value-type="float">
            <text:p>-0.799120000000002</text:p>
          </table:table-cell>
          <table:table-cell table:formula="of:=[.P46]-[.P47]" office:value-type="float" office:value="-0.740279999999999" calcext:value-type="float">
            <text:p>-0.740279999999999</text:p>
          </table:table-cell>
          <table:table-cell/>
          <table:table-cell table:formula="of:=SIGN([.R46])" office:value-type="float" office:value="1" calcext:value-type="float">
            <text:p>1</text:p>
          </table:table-cell>
          <table:table-cell table:formula="of:=SIGN([.S46])" office:value-type="float" office:value="-1" calcext:value-type="float">
            <text:p>-1</text:p>
          </table:table-cell>
          <table:table-cell table:formula="of:=SIGN([.T46])" office:value-type="float" office:value="-1" calcext:value-type="float">
            <text:p>-1</text:p>
          </table:table-cell>
          <table:table-cell table:formula="of:=SIGN([.U46])" office:value-type="float" office:value="-1" calcext:value-type="float">
            <text:p>-1</text:p>
          </table:table-cell>
          <table:table-cell table:number-columns-repeated="3"/>
          <table:table-cell office:value-type="float" office:value="11.134" calcext:value-type="float">
            <text:p>11.134</text:p>
          </table:table-cell>
          <table:table-cell office:value-type="float" office:value="-2.801077" calcext:value-type="float">
            <text:p>-2.801077</text:p>
          </table:table-cell>
          <table:table-cell office:value-type="float" office:value="5.263722" calcext:value-type="float">
            <text:p>5.263722</text:p>
          </table:table-cell>
          <table:table-cell office:value-type="float" office:value="11.57754" calcext:value-type="float">
            <text:p>11.57754</text:p>
          </table:table-cell>
          <table:table-cell office:value-type="float" office:value="59.61601" calcext:value-type="float">
            <text:p>59.61601</text:p>
          </table:table-cell>
          <table:table-cell table:number-columns-repeated="2"/>
          <table:table-cell office:value-type="float" office:value="4.229" calcext:value-type="float">
            <text:p>4.229</text:p>
          </table:table-cell>
          <table:table-cell office:value-type="float" office:value="-11.75403" calcext:value-type="float">
            <text:p>-11.75403</text:p>
          </table:table-cell>
          <table:table-cell office:value-type="float" office:value="25.00259" calcext:value-type="float">
            <text:p>25.00259</text:p>
          </table:table-cell>
          <table:table-cell office:value-type="float" office:value="-0.05392522" calcext:value-type="float">
            <text:p>-0.05392522</text:p>
          </table:table-cell>
          <table:table-cell office:value-type="float" office:value="-13.60958" calcext:value-type="float">
            <text:p>-13.60958</text:p>
          </table:table-cell>
          <table:table-cell/>
          <table:table-cell table:formula="of:=SIGN([.AL46])" office:value-type="float" office:value="-1" calcext:value-type="float">
            <text:p>-1</text:p>
          </table:table-cell>
          <table:table-cell table:formula="of:=SIGN([.AM46])" office:value-type="float" office:value="1" calcext:value-type="float">
            <text:p>1</text:p>
          </table:table-cell>
          <table:table-cell table:formula="of:=SIGN([.AN46])" office:value-type="float" office:value="-1" calcext:value-type="float">
            <text:p>-1</text:p>
          </table:table-cell>
          <table:table-cell table:formula="of:=SIGN([.AO46])" office:value-type="float" office:value="-1" calcext:value-type="float">
            <text:p>-1</text:p>
          </table:table-cell>
          <table:table-cell table:number-columns-repeated="2"/>
          <table:table-cell office:value-type="float" office:value="4.987" calcext:value-type="float">
            <text:p>4.987</text:p>
          </table:table-cell>
          <table:table-cell office:value-type="float" office:value="-49.38606" calcext:value-type="float">
            <text:p>-49.38606</text:p>
          </table:table-cell>
          <table:table-cell office:value-type="float" office:value="-74.33067" calcext:value-type="float">
            <text:p>-74.33067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46])" office:value-type="float" office:value="-1" calcext:value-type="float">
            <text:p>-1</text:p>
          </table:table-cell>
          <table:table-cell table:formula="of:=SIGN([.AY46])" office:value-type="float" office:value="-1" calcext:value-type="float">
            <text:p>-1</text:p>
          </table:table-cell>
          <table:table-cell table:formula="of:=SIGN([.AZ46])" office:value-type="float" office:value="-1" calcext:value-type="float">
            <text:p>-1</text:p>
          </table:table-cell>
          <table:table-cell table:formula="of:=SIGN([.BA46])" office:value-type="float" office:value="-1" calcext:value-type="float">
            <text:p>-1</text:p>
          </table:table-cell>
          <table:table-cell table:number-columns-repeated="3"/>
          <table:table-cell office:value-type="float" office:value="4.239" calcext:value-type="float">
            <text:p>4.239</text:p>
          </table:table-cell>
          <table:table-cell office:value-type="float" office:value="-0.5847091" calcext:value-type="float">
            <text:p>-0.5847091</text:p>
          </table:table-cell>
          <table:table-cell office:value-type="float" office:value="-0.08327439" calcext:value-type="float">
            <text:p>-0.083274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375" calcext:value-type="float">
            <text:p>17.375</text:p>
          </table:table-cell>
          <table:table-cell office:value-type="float" office:value="-130.06" calcext:value-type="float">
            <text:p>-130.06</text:p>
          </table:table-cell>
          <table:table-cell office:value-type="float" office:value="127.8924" calcext:value-type="float">
            <text:p>127.8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333" calcext:value-type="float">
            <text:p>9.333</text:p>
          </table:table-cell>
          <table:table-cell office:value-type="float" office:value="-46.65023" calcext:value-type="float">
            <text:p>-46.65023</text:p>
          </table:table-cell>
          <table:table-cell office:value-type="float" office:value="122.3112" calcext:value-type="float">
            <text:p>122.3112</text:p>
          </table:table-cell>
          <table:table-cell office:value-type="float" office:value="83.50724" calcext:value-type="float">
            <text:p>83.50724</text:p>
          </table:table-cell>
          <table:table-cell office:value-type="float" office:value="82.56406" calcext:value-type="float">
            <text:p>82.56406</text:p>
          </table:table-cell>
          <table:table-cell/>
          <table:table-cell table:formula="of:=([.M47]-[.M48])" office:value-type="float" office:value="19.51566" calcext:value-type="float">
            <text:p>19.51566</text:p>
          </table:table-cell>
          <table:table-cell table:formula="of:=[.N47]-[.N48]" office:value-type="float" office:value="-3.3807" calcext:value-type="float">
            <text:p>-3.3807</text:p>
          </table:table-cell>
          <table:table-cell table:formula="of:=[.O47]-[.O48]" office:value-type="float" office:value="-10.88676" calcext:value-type="float">
            <text:p>-10.88676</text:p>
          </table:table-cell>
          <table:table-cell table:formula="of:=[.P47]-[.P48]" office:value-type="float" office:value="-10.77709" calcext:value-type="float">
            <text:p>-10.77709</text:p>
          </table:table-cell>
          <table:table-cell/>
          <table:table-cell table:formula="of:=SIGN([.R47])" office:value-type="float" office:value="1" calcext:value-type="float">
            <text:p>1</text:p>
          </table:table-cell>
          <table:table-cell table:formula="of:=SIGN([.S47])" office:value-type="float" office:value="-1" calcext:value-type="float">
            <text:p>-1</text:p>
          </table:table-cell>
          <table:table-cell table:formula="of:=SIGN([.T47])" office:value-type="float" office:value="-1" calcext:value-type="float">
            <text:p>-1</text:p>
          </table:table-cell>
          <table:table-cell table:formula="of:=SIGN([.U47])" office:value-type="float" office:value="-1" calcext:value-type="float">
            <text:p>-1</text:p>
          </table:table-cell>
          <table:table-cell table:number-columns-repeated="3"/>
          <table:table-cell office:value-type="float" office:value="11.146" calcext:value-type="float">
            <text:p>11.146</text:p>
          </table:table-cell>
          <table:table-cell office:value-type="float" office:value="-2.715279" calcext:value-type="float">
            <text:p>-2.715279</text:p>
          </table:table-cell>
          <table:table-cell office:value-type="float" office:value="5.102493" calcext:value-type="float">
            <text:p>5.102493</text:p>
          </table:table-cell>
          <table:table-cell office:value-type="float" office:value="12.03152" calcext:value-type="float">
            <text:p>12.03152</text:p>
          </table:table-cell>
          <table:table-cell office:value-type="float" office:value="61.00024" calcext:value-type="float">
            <text:p>61.00024</text:p>
          </table:table-cell>
          <table:table-cell table:number-columns-repeated="2"/>
          <table:table-cell office:value-type="float" office:value="4.24" calcext:value-type="float">
            <text:p>4.24</text:p>
          </table:table-cell>
          <table:table-cell office:value-type="float" office:value="-12.1923" calcext:value-type="float">
            <text:p>-12.1923</text:p>
          </table:table-cell>
          <table:table-cell office:value-type="float" office:value="26.6534" calcext:value-type="float">
            <text:p>26.6534</text:p>
          </table:table-cell>
          <table:table-cell office:value-type="float" office:value="-0.06181619" calcext:value-type="float">
            <text:p>-0.06181619</text:p>
          </table:table-cell>
          <table:table-cell office:value-type="float" office:value="-13.86105" calcext:value-type="float">
            <text:p>-13.86105</text:p>
          </table:table-cell>
          <table:table-cell/>
          <table:table-cell table:formula="of:=SIGN([.AL47])" office:value-type="float" office:value="-1" calcext:value-type="float">
            <text:p>-1</text:p>
          </table:table-cell>
          <table:table-cell table:formula="of:=SIGN([.AM47])" office:value-type="float" office:value="1" calcext:value-type="float">
            <text:p>1</text:p>
          </table:table-cell>
          <table:table-cell table:formula="of:=SIGN([.AN47])" office:value-type="float" office:value="-1" calcext:value-type="float">
            <text:p>-1</text:p>
          </table:table-cell>
          <table:table-cell table:formula="of:=SIGN([.AO47])" office:value-type="float" office:value="-1" calcext:value-type="float">
            <text:p>-1</text:p>
          </table:table-cell>
          <table:table-cell table:number-columns-repeated="2"/>
          <table:table-cell office:value-type="float" office:value="4.999" calcext:value-type="float">
            <text:p>4.999</text:p>
          </table:table-cell>
          <table:table-cell office:value-type="float" office:value="-49.53952" calcext:value-type="float">
            <text:p>-49.53952</text:p>
          </table:table-cell>
          <table:table-cell office:value-type="float" office:value="-74.51531" calcext:value-type="float">
            <text:p>-74.51531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47])" office:value-type="float" office:value="-1" calcext:value-type="float">
            <text:p>-1</text:p>
          </table:table-cell>
          <table:table-cell table:formula="of:=SIGN([.AY47])" office:value-type="float" office:value="-1" calcext:value-type="float">
            <text:p>-1</text:p>
          </table:table-cell>
          <table:table-cell table:formula="of:=SIGN([.AZ47])" office:value-type="float" office:value="-1" calcext:value-type="float">
            <text:p>-1</text:p>
          </table:table-cell>
          <table:table-cell table:formula="of:=SIGN([.BA47])" office:value-type="float" office:value="-1" calcext:value-type="float">
            <text:p>-1</text:p>
          </table:table-cell>
          <table:table-cell table:number-columns-repeated="3"/>
          <table:table-cell office:value-type="float" office:value="4.247" calcext:value-type="float">
            <text:p>4.247</text:p>
          </table:table-cell>
          <table:table-cell office:value-type="float" office:value="-0.804941" calcext:value-type="float">
            <text:p>-0.804941</text:p>
          </table:table-cell>
          <table:table-cell office:value-type="float" office:value="-0.1749782" calcext:value-type="float">
            <text:p>-0.17497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398" calcext:value-type="float">
            <text:p>17.398</text:p>
          </table:table-cell>
          <table:table-cell office:value-type="float" office:value="-129.9519" calcext:value-type="float">
            <text:p>-129.9519</text:p>
          </table:table-cell>
          <table:table-cell office:value-type="float" office:value="127.9905" calcext:value-type="float">
            <text:p>127.99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494" calcext:value-type="float">
            <text:p>9.494</text:p>
          </table:table-cell>
          <table:table-cell office:value-type="float" office:value="-66.16589" calcext:value-type="float">
            <text:p>-66.16589</text:p>
          </table:table-cell>
          <table:table-cell office:value-type="float" office:value="125.6919" calcext:value-type="float">
            <text:p>125.6919</text:p>
          </table:table-cell>
          <table:table-cell office:value-type="float" office:value="94.394" calcext:value-type="float">
            <text:p>94.394</text:p>
          </table:table-cell>
          <table:table-cell office:value-type="float" office:value="93.34115" calcext:value-type="float">
            <text:p>93.34115</text:p>
          </table:table-cell>
          <table:table-cell/>
          <table:table-cell table:formula="of:=([.M48]-[.M49])" office:value-type="float" office:value="1.46661999999999" calcext:value-type="float">
            <text:p>1.46661999999999</text:p>
          </table:table-cell>
          <table:table-cell table:formula="of:=[.N48]-[.N49]" office:value-type="float" office:value="-0.20859999999999" calcext:value-type="float">
            <text:p>-0.20859999999999</text:p>
          </table:table-cell>
          <table:table-cell table:formula="of:=[.O48]-[.O49]" office:value-type="float" office:value="-0.490979999999993" calcext:value-type="float">
            <text:p>-0.490979999999993</text:p>
          </table:table-cell>
          <table:table-cell table:formula="of:=[.P48]-[.P49]" office:value-type="float" office:value="-0.787220000000005" calcext:value-type="float">
            <text:p>-0.787220000000005</text:p>
          </table:table-cell>
          <table:table-cell/>
          <table:table-cell table:formula="of:=SIGN([.R48])" office:value-type="float" office:value="1" calcext:value-type="float">
            <text:p>1</text:p>
          </table:table-cell>
          <table:table-cell table:formula="of:=SIGN([.S48])" office:value-type="float" office:value="-1" calcext:value-type="float">
            <text:p>-1</text:p>
          </table:table-cell>
          <table:table-cell table:formula="of:=SIGN([.T48])" office:value-type="float" office:value="-1" calcext:value-type="float">
            <text:p>-1</text:p>
          </table:table-cell>
          <table:table-cell table:formula="of:=SIGN([.U48])" office:value-type="float" office:value="-1" calcext:value-type="float">
            <text:p>-1</text:p>
          </table:table-cell>
          <table:table-cell table:number-columns-repeated="3"/>
          <table:table-cell office:value-type="float" office:value="11.157" calcext:value-type="float">
            <text:p>11.157</text:p>
          </table:table-cell>
          <table:table-cell office:value-type="float" office:value="-2.650752" calcext:value-type="float">
            <text:p>-2.650752</text:p>
          </table:table-cell>
          <table:table-cell office:value-type="float" office:value="4.981236" calcext:value-type="float">
            <text:p>4.981236</text:p>
          </table:table-cell>
          <table:table-cell office:value-type="float" office:value="12.65057" calcext:value-type="float">
            <text:p>12.65057</text:p>
          </table:table-cell>
          <table:table-cell office:value-type="float" office:value="62.06872" calcext:value-type="float">
            <text:p>62.06872</text:p>
          </table:table-cell>
          <table:table-cell table:number-columns-repeated="2"/>
          <table:table-cell office:value-type="float" office:value="4.251" calcext:value-type="float">
            <text:p>4.251</text:p>
          </table:table-cell>
          <table:table-cell office:value-type="float" office:value="-12.64271" calcext:value-type="float">
            <text:p>-12.64271</text:p>
          </table:table-cell>
          <table:table-cell office:value-type="float" office:value="28.34683" calcext:value-type="float">
            <text:p>28.34683</text:p>
          </table:table-cell>
          <table:table-cell office:value-type="float" office:value="-0.07015019" calcext:value-type="float">
            <text:p>-0.07015019</text:p>
          </table:table-cell>
          <table:table-cell office:value-type="float" office:value="-13.97379" calcext:value-type="float">
            <text:p>-13.97379</text:p>
          </table:table-cell>
          <table:table-cell/>
          <table:table-cell table:formula="of:=SIGN([.AL48])" office:value-type="float" office:value="-1" calcext:value-type="float">
            <text:p>-1</text:p>
          </table:table-cell>
          <table:table-cell table:formula="of:=SIGN([.AM48])" office:value-type="float" office:value="1" calcext:value-type="float">
            <text:p>1</text:p>
          </table:table-cell>
          <table:table-cell table:formula="of:=SIGN([.AN48])" office:value-type="float" office:value="-1" calcext:value-type="float">
            <text:p>-1</text:p>
          </table:table-cell>
          <table:table-cell table:formula="of:=SIGN([.AO48])" office:value-type="float" office:value="-1" calcext:value-type="float">
            <text:p>-1</text:p>
          </table:table-cell>
          <table:table-cell table:number-columns-repeated="2"/>
          <table:table-cell office:value-type="float" office:value="5.009" calcext:value-type="float">
            <text:p>5.009</text:p>
          </table:table-cell>
          <table:table-cell office:value-type="float" office:value="-49.76953" calcext:value-type="float">
            <text:p>-49.76953</text:p>
          </table:table-cell>
          <table:table-cell office:value-type="float" office:value="-74.7898" calcext:value-type="float">
            <text:p>-74.7898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48])" office:value-type="float" office:value="-1" calcext:value-type="float">
            <text:p>-1</text:p>
          </table:table-cell>
          <table:table-cell table:formula="of:=SIGN([.AY48])" office:value-type="float" office:value="-1" calcext:value-type="float">
            <text:p>-1</text:p>
          </table:table-cell>
          <table:table-cell table:formula="of:=SIGN([.AZ48])" office:value-type="float" office:value="-1" calcext:value-type="float">
            <text:p>-1</text:p>
          </table:table-cell>
          <table:table-cell table:formula="of:=SIGN([.BA48])" office:value-type="float" office:value="-1" calcext:value-type="float">
            <text:p>-1</text:p>
          </table:table-cell>
          <table:table-cell table:number-columns-repeated="3"/>
          <table:table-cell office:value-type="float" office:value="4.255" calcext:value-type="float">
            <text:p>4.255</text:p>
          </table:table-cell>
          <table:table-cell office:value-type="float" office:value="-0.5936556" calcext:value-type="float">
            <text:p>-0.5936556</text:p>
          </table:table-cell>
          <table:table-cell office:value-type="float" office:value="-0.1685791" calcext:value-type="float">
            <text:p>-0.16857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42" calcext:value-type="float">
            <text:p>17.42</text:p>
          </table:table-cell>
          <table:table-cell office:value-type="float" office:value="-129.8403" calcext:value-type="float">
            <text:p>-129.8403</text:p>
          </table:table-cell>
          <table:table-cell office:value-type="float" office:value="128.0529" calcext:value-type="float">
            <text:p>128.0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505" calcext:value-type="float">
            <text:p>9.505</text:p>
          </table:table-cell>
          <table:table-cell office:value-type="float" office:value="-67.63251" calcext:value-type="float">
            <text:p>-67.63251</text:p>
          </table:table-cell>
          <table:table-cell office:value-type="float" office:value="125.9005" calcext:value-type="float">
            <text:p>125.9005</text:p>
          </table:table-cell>
          <table:table-cell office:value-type="float" office:value="94.88498" calcext:value-type="float">
            <text:p>94.88498</text:p>
          </table:table-cell>
          <table:table-cell office:value-type="float" office:value="94.12837" calcext:value-type="float">
            <text:p>94.12837</text:p>
          </table:table-cell>
          <table:table-cell/>
          <table:table-cell table:formula="of:=([.M49]-[.M50])" office:value-type="float" office:value="1.15521" calcext:value-type="float">
            <text:p>1.15521</text:p>
          </table:table-cell>
          <table:table-cell table:formula="of:=[.N49]-[.N50]" office:value-type="float" office:value="-0.164500000000004" calcext:value-type="float">
            <text:p>-0.164500000000004</text:p>
          </table:table-cell>
          <table:table-cell table:formula="of:=[.O49]-[.O50]" office:value-type="float" office:value="-0.166709999999995" calcext:value-type="float">
            <text:p>-0.166709999999995</text:p>
          </table:table-cell>
          <table:table-cell table:formula="of:=[.P49]-[.P50]" office:value-type="float" office:value="-0.571479999999994" calcext:value-type="float">
            <text:p>-0.571479999999994</text:p>
          </table:table-cell>
          <table:table-cell/>
          <table:table-cell table:formula="of:=SIGN([.R49])" office:value-type="float" office:value="1" calcext:value-type="float">
            <text:p>1</text:p>
          </table:table-cell>
          <table:table-cell table:formula="of:=SIGN([.S49])" office:value-type="float" office:value="-1" calcext:value-type="float">
            <text:p>-1</text:p>
          </table:table-cell>
          <table:table-cell table:formula="of:=SIGN([.T49])" office:value-type="float" office:value="-1" calcext:value-type="float">
            <text:p>-1</text:p>
          </table:table-cell>
          <table:table-cell table:formula="of:=SIGN([.U49])" office:value-type="float" office:value="-1" calcext:value-type="float">
            <text:p>-1</text:p>
          </table:table-cell>
          <table:table-cell table:number-columns-repeated="3"/>
          <table:table-cell office:value-type="float" office:value="11.168" calcext:value-type="float">
            <text:p>11.168</text:p>
          </table:table-cell>
          <table:table-cell office:value-type="float" office:value="-2.592967" calcext:value-type="float">
            <text:p>-2.592967</text:p>
          </table:table-cell>
          <table:table-cell office:value-type="float" office:value="4.872648" calcext:value-type="float">
            <text:p>4.872648</text:p>
          </table:table-cell>
          <table:table-cell office:value-type="float" office:value="12.87072" calcext:value-type="float">
            <text:p>12.87072</text:p>
          </table:table-cell>
          <table:table-cell office:value-type="float" office:value="63.13592" calcext:value-type="float">
            <text:p>63.13592</text:p>
          </table:table-cell>
          <table:table-cell table:number-columns-repeated="2"/>
          <table:table-cell office:value-type="float" office:value="4.264" calcext:value-type="float">
            <text:p>4.264</text:p>
          </table:table-cell>
          <table:table-cell office:value-type="float" office:value="-13.06236" calcext:value-type="float">
            <text:p>-13.06236</text:p>
          </table:table-cell>
          <table:table-cell office:value-type="float" office:value="29.91808" calcext:value-type="float">
            <text:p>29.91808</text:p>
          </table:table-cell>
          <table:table-cell office:value-type="float" office:value="-0.0956201" calcext:value-type="float">
            <text:p>-0.0956201</text:p>
          </table:table-cell>
          <table:table-cell office:value-type="float" office:value="-14.17328" calcext:value-type="float">
            <text:p>-14.17328</text:p>
          </table:table-cell>
          <table:table-cell/>
          <table:table-cell table:formula="of:=SIGN([.AL49])" office:value-type="float" office:value="-1" calcext:value-type="float">
            <text:p>-1</text:p>
          </table:table-cell>
          <table:table-cell table:formula="of:=SIGN([.AM49])" office:value-type="float" office:value="1" calcext:value-type="float">
            <text:p>1</text:p>
          </table:table-cell>
          <table:table-cell table:formula="of:=SIGN([.AN49])" office:value-type="float" office:value="-1" calcext:value-type="float">
            <text:p>-1</text:p>
          </table:table-cell>
          <table:table-cell table:formula="of:=SIGN([.AO49])" office:value-type="float" office:value="-1" calcext:value-type="float">
            <text:p>-1</text:p>
          </table:table-cell>
          <table:table-cell table:number-columns-repeated="2"/>
          <table:table-cell office:value-type="float" office:value="5.02" calcext:value-type="float">
            <text:p>5.02</text:p>
          </table:table-cell>
          <table:table-cell office:value-type="float" office:value="-49.97674" calcext:value-type="float">
            <text:p>-49.97674</text:p>
          </table:table-cell>
          <table:table-cell office:value-type="float" office:value="-75.03494" calcext:value-type="float">
            <text:p>-75.03494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49])" office:value-type="float" office:value="-1" calcext:value-type="float">
            <text:p>-1</text:p>
          </table:table-cell>
          <table:table-cell table:formula="of:=SIGN([.AY49])" office:value-type="float" office:value="-1" calcext:value-type="float">
            <text:p>-1</text:p>
          </table:table-cell>
          <table:table-cell table:formula="of:=SIGN([.AZ49])" office:value-type="float" office:value="-1" calcext:value-type="float">
            <text:p>-1</text:p>
          </table:table-cell>
          <table:table-cell table:formula="of:=SIGN([.BA49])" office:value-type="float" office:value="-1" calcext:value-type="float">
            <text:p>-1</text:p>
          </table:table-cell>
          <table:table-cell table:number-columns-repeated="3"/>
          <table:table-cell office:value-type="float" office:value="4.264" calcext:value-type="float">
            <text:p>4.264</text:p>
          </table:table-cell>
          <table:table-cell office:value-type="float" office:value="-0.5834629" calcext:value-type="float">
            <text:p>-0.5834629</text:p>
          </table:table-cell>
          <table:table-cell office:value-type="float" office:value="-0.132514" calcext:value-type="float">
            <text:p>-0.1325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441" calcext:value-type="float">
            <text:p>17.441</text:p>
          </table:table-cell>
          <table:table-cell office:value-type="float" office:value="-129.7906" calcext:value-type="float">
            <text:p>-129.7906</text:p>
          </table:table-cell>
          <table:table-cell office:value-type="float" office:value="128.0933" calcext:value-type="float">
            <text:p>128.09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516" calcext:value-type="float">
            <text:p>9.516</text:p>
          </table:table-cell>
          <table:table-cell office:value-type="float" office:value="-68.78772" calcext:value-type="float">
            <text:p>-68.78772</text:p>
          </table:table-cell>
          <table:table-cell office:value-type="float" office:value="126.065" calcext:value-type="float">
            <text:p>126.065</text:p>
          </table:table-cell>
          <table:table-cell office:value-type="float" office:value="95.05169" calcext:value-type="float">
            <text:p>95.05169</text:p>
          </table:table-cell>
          <table:table-cell office:value-type="float" office:value="94.69985" calcext:value-type="float">
            <text:p>94.69985</text:p>
          </table:table-cell>
          <table:table-cell/>
          <table:table-cell table:formula="of:=([.M50]-[.M51])" office:value-type="float" office:value="1.30466000000001" calcext:value-type="float">
            <text:p>1.30466000000001</text:p>
          </table:table-cell>
          <table:table-cell table:formula="of:=[.N50]-[.N51]" office:value-type="float" office:value="-0.185900000000004" calcext:value-type="float">
            <text:p>-0.185900000000004</text:p>
          </table:table-cell>
          <table:table-cell table:formula="of:=[.O50]-[.O51]" office:value-type="float" office:value="-0.39819" calcext:value-type="float">
            <text:p>-0.39819</text:p>
          </table:table-cell>
          <table:table-cell table:formula="of:=[.P50]-[.P51]" office:value-type="float" office:value="-0.993960000000001" calcext:value-type="float">
            <text:p>-0.993960000000001</text:p>
          </table:table-cell>
          <table:table-cell/>
          <table:table-cell table:formula="of:=SIGN([.R50])" office:value-type="float" office:value="1" calcext:value-type="float">
            <text:p>1</text:p>
          </table:table-cell>
          <table:table-cell table:formula="of:=SIGN([.S50])" office:value-type="float" office:value="-1" calcext:value-type="float">
            <text:p>-1</text:p>
          </table:table-cell>
          <table:table-cell table:formula="of:=SIGN([.T50])" office:value-type="float" office:value="-1" calcext:value-type="float">
            <text:p>-1</text:p>
          </table:table-cell>
          <table:table-cell table:formula="of:=SIGN([.U50])" office:value-type="float" office:value="-1" calcext:value-type="float">
            <text:p>-1</text:p>
          </table:table-cell>
          <table:table-cell table:number-columns-repeated="3"/>
          <table:table-cell office:value-type="float" office:value="11.332" calcext:value-type="float">
            <text:p>11.332</text:p>
          </table:table-cell>
          <table:table-cell office:value-type="float" office:value="-1.892965" calcext:value-type="float">
            <text:p>-1.892965</text:p>
          </table:table-cell>
          <table:table-cell office:value-type="float" office:value="3.557221" calcext:value-type="float">
            <text:p>3.557221</text:p>
          </table:table-cell>
          <table:table-cell office:value-type="float" office:value="18.00781" calcext:value-type="float">
            <text:p>18.00781</text:p>
          </table:table-cell>
          <table:table-cell office:value-type="float" office:value="77.82075" calcext:value-type="float">
            <text:p>77.82075</text:p>
          </table:table-cell>
          <table:table-cell table:number-columns-repeated="2"/>
          <table:table-cell office:value-type="float" office:value="4.276" calcext:value-type="float">
            <text:p>4.276</text:p>
          </table:table-cell>
          <table:table-cell office:value-type="float" office:value="-13.66535" calcext:value-type="float">
            <text:p>-13.66535</text:p>
          </table:table-cell>
          <table:table-cell office:value-type="float" office:value="32.25202" calcext:value-type="float">
            <text:p>32.25202</text:p>
          </table:table-cell>
          <table:table-cell office:value-type="float" office:value="-0.1123459" calcext:value-type="float">
            <text:p>-0.1123459</text:p>
          </table:table-cell>
          <table:table-cell office:value-type="float" office:value="-14.45078" calcext:value-type="float">
            <text:p>-14.45078</text:p>
          </table:table-cell>
          <table:table-cell/>
          <table:table-cell table:formula="of:=SIGN([.AL50])" office:value-type="float" office:value="-1" calcext:value-type="float">
            <text:p>-1</text:p>
          </table:table-cell>
          <table:table-cell table:formula="of:=SIGN([.AM50])" office:value-type="float" office:value="1" calcext:value-type="float">
            <text:p>1</text:p>
          </table:table-cell>
          <table:table-cell table:formula="of:=SIGN([.AN50])" office:value-type="float" office:value="-1" calcext:value-type="float">
            <text:p>-1</text:p>
          </table:table-cell>
          <table:table-cell table:formula="of:=SIGN([.AO50])" office:value-type="float" office:value="-1" calcext:value-type="float">
            <text:p>-1</text:p>
          </table:table-cell>
          <table:table-cell table:number-columns-repeated="2"/>
          <table:table-cell office:value-type="float" office:value="5.031" calcext:value-type="float">
            <text:p>5.031</text:p>
          </table:table-cell>
          <table:table-cell office:value-type="float" office:value="-50.17926" calcext:value-type="float">
            <text:p>-50.17926</text:p>
          </table:table-cell>
          <table:table-cell office:value-type="float" office:value="-75.27301" calcext:value-type="float">
            <text:p>-75.27301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50])" office:value-type="float" office:value="-1" calcext:value-type="float">
            <text:p>-1</text:p>
          </table:table-cell>
          <table:table-cell table:formula="of:=SIGN([.AY50])" office:value-type="float" office:value="-1" calcext:value-type="float">
            <text:p>-1</text:p>
          </table:table-cell>
          <table:table-cell table:formula="of:=SIGN([.AZ50])" office:value-type="float" office:value="-1" calcext:value-type="float">
            <text:p>-1</text:p>
          </table:table-cell>
          <table:table-cell table:formula="of:=SIGN([.BA50])" office:value-type="float" office:value="-1" calcext:value-type="float">
            <text:p>-1</text:p>
          </table:table-cell>
          <table:table-cell table:number-columns-repeated="3"/>
          <table:table-cell office:value-type="float" office:value="4.274" calcext:value-type="float">
            <text:p>4.274</text:p>
          </table:table-cell>
          <table:table-cell office:value-type="float" office:value="-0.7962164" calcext:value-type="float">
            <text:p>-0.7962164</text:p>
          </table:table-cell>
          <table:table-cell office:value-type="float" office:value="-0.215386" calcext:value-type="float">
            <text:p>-0.2153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465" calcext:value-type="float">
            <text:p>17.465</text:p>
          </table:table-cell>
          <table:table-cell office:value-type="float" office:value="-129.7539" calcext:value-type="float">
            <text:p>-129.7539</text:p>
          </table:table-cell>
          <table:table-cell office:value-type="float" office:value="128.1144" calcext:value-type="float">
            <text:p>128.1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53" calcext:value-type="float">
            <text:p>9.53</text:p>
          </table:table-cell>
          <table:table-cell office:value-type="float" office:value="-70.09238" calcext:value-type="float">
            <text:p>-70.09238</text:p>
          </table:table-cell>
          <table:table-cell office:value-type="float" office:value="126.2509" calcext:value-type="float">
            <text:p>126.2509</text:p>
          </table:table-cell>
          <table:table-cell office:value-type="float" office:value="95.44988" calcext:value-type="float">
            <text:p>95.44988</text:p>
          </table:table-cell>
          <table:table-cell office:value-type="float" office:value="95.69381" calcext:value-type="float">
            <text:p>95.69381</text:p>
          </table:table-cell>
          <table:table-cell/>
          <table:table-cell table:formula="of:=([.M51]-[.M52])" office:value-type="float" office:value="1.76778999999999" calcext:value-type="float">
            <text:p>1.76778999999999</text:p>
          </table:table-cell>
          <table:table-cell table:formula="of:=[.N51]-[.N52]" office:value-type="float" office:value="-0.252099999999999" calcext:value-type="float">
            <text:p>-0.252099999999999</text:p>
          </table:table-cell>
          <table:table-cell table:formula="of:=[.O51]-[.O52]" office:value-type="float" office:value="-0.910330000000002" calcext:value-type="float">
            <text:p>-0.910330000000002</text:p>
          </table:table-cell>
          <table:table-cell table:formula="of:=[.P51]-[.P52]" office:value-type="float" office:value="-1.23619000000001" calcext:value-type="float">
            <text:p>-1.23619000000001</text:p>
          </table:table-cell>
          <table:table-cell/>
          <table:table-cell table:formula="of:=SIGN([.R51])" office:value-type="float" office:value="1" calcext:value-type="float">
            <text:p>1</text:p>
          </table:table-cell>
          <table:table-cell table:formula="of:=SIGN([.S51])" office:value-type="float" office:value="-1" calcext:value-type="float">
            <text:p>-1</text:p>
          </table:table-cell>
          <table:table-cell table:formula="of:=SIGN([.T51])" office:value-type="float" office:value="-1" calcext:value-type="float">
            <text:p>-1</text:p>
          </table:table-cell>
          <table:table-cell table:formula="of:=SIGN([.U51])" office:value-type="float" office:value="-1" calcext:value-type="float">
            <text:p>-1</text:p>
          </table:table-cell>
          <table:table-cell table:number-columns-repeated="3"/>
          <table:table-cell office:value-type="float" office:value="11.346" calcext:value-type="float">
            <text:p>11.346</text:p>
          </table:table-cell>
          <table:table-cell office:value-type="float" office:value="-1.827647" calcext:value-type="float">
            <text:p>-1.827647</text:p>
          </table:table-cell>
          <table:table-cell office:value-type="float" office:value="3.434477" calcext:value-type="float">
            <text:p>3.434477</text:p>
          </table:table-cell>
          <table:table-cell office:value-type="float" office:value="18.40252" calcext:value-type="float">
            <text:p>18.40252</text:p>
          </table:table-cell>
          <table:table-cell office:value-type="float" office:value="79.34396" calcext:value-type="float">
            <text:p>79.34396</text:p>
          </table:table-cell>
          <table:table-cell table:number-columns-repeated="2"/>
          <table:table-cell office:value-type="float" office:value="4.288" calcext:value-type="float">
            <text:p>4.288</text:p>
          </table:table-cell>
          <table:table-cell office:value-type="float" office:value="-14.15242" calcext:value-type="float">
            <text:p>-14.15242</text:p>
          </table:table-cell>
          <table:table-cell office:value-type="float" office:value="34.13471" calcext:value-type="float">
            <text:p>34.13471</text:p>
          </table:table-cell>
          <table:table-cell office:value-type="float" office:value="-0.137897" calcext:value-type="float">
            <text:p>-0.137897</text:p>
          </table:table-cell>
          <table:table-cell office:value-type="float" office:value="-14.7196" calcext:value-type="float">
            <text:p>-14.7196</text:p>
          </table:table-cell>
          <table:table-cell/>
          <table:table-cell table:formula="of:=SIGN([.AL51])" office:value-type="float" office:value="-1" calcext:value-type="float">
            <text:p>-1</text:p>
          </table:table-cell>
          <table:table-cell table:formula="of:=SIGN([.AM51])" office:value-type="float" office:value="1" calcext:value-type="float">
            <text:p>1</text:p>
          </table:table-cell>
          <table:table-cell table:formula="of:=SIGN([.AN51])" office:value-type="float" office:value="-1" calcext:value-type="float">
            <text:p>-1</text:p>
          </table:table-cell>
          <table:table-cell table:formula="of:=SIGN([.AO51])" office:value-type="float" office:value="-1" calcext:value-type="float">
            <text:p>-1</text:p>
          </table:table-cell>
          <table:table-cell table:number-columns-repeated="2"/>
          <table:table-cell office:value-type="float" office:value="5.055" calcext:value-type="float">
            <text:p>5.055</text:p>
          </table:table-cell>
          <table:table-cell office:value-type="float" office:value="-50.48905" calcext:value-type="float">
            <text:p>-50.48905</text:p>
          </table:table-cell>
          <table:table-cell office:value-type="float" office:value="-75.6451" calcext:value-type="float">
            <text:p>-75.6451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51])" office:value-type="float" office:value="-1" calcext:value-type="float">
            <text:p>-1</text:p>
          </table:table-cell>
          <table:table-cell table:formula="of:=SIGN([.AY51])" office:value-type="float" office:value="-1" calcext:value-type="float">
            <text:p>-1</text:p>
          </table:table-cell>
          <table:table-cell table:formula="of:=SIGN([.AZ51])" office:value-type="float" office:value="-1" calcext:value-type="float">
            <text:p>-1</text:p>
          </table:table-cell>
          <table:table-cell table:formula="of:=SIGN([.BA51])" office:value-type="float" office:value="-1" calcext:value-type="float">
            <text:p>-1</text:p>
          </table:table-cell>
          <table:table-cell table:number-columns-repeated="3"/>
          <table:table-cell office:value-type="float" office:value="4.283" calcext:value-type="float">
            <text:p>4.283</text:p>
          </table:table-cell>
          <table:table-cell office:value-type="float" office:value="-0.8162683" calcext:value-type="float">
            <text:p>-0.8162683</text:p>
          </table:table-cell>
          <table:table-cell office:value-type="float" office:value="-0.2042566" calcext:value-type="float">
            <text:p>-0.20425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487" calcext:value-type="float">
            <text:p>17.487</text:p>
          </table:table-cell>
          <table:table-cell office:value-type="float" office:value="-129.5985" calcext:value-type="float">
            <text:p>-129.5985</text:p>
          </table:table-cell>
          <table:table-cell office:value-type="float" office:value="128.2399" calcext:value-type="float">
            <text:p>128.2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542" calcext:value-type="float">
            <text:p>9.542</text:p>
          </table:table-cell>
          <table:table-cell office:value-type="float" office:value="-71.86017" calcext:value-type="float">
            <text:p>-71.86017</text:p>
          </table:table-cell>
          <table:table-cell office:value-type="float" office:value="126.503" calcext:value-type="float">
            <text:p>126.503</text:p>
          </table:table-cell>
          <table:table-cell office:value-type="float" office:value="96.36021" calcext:value-type="float">
            <text:p>96.36021</text:p>
          </table:table-cell>
          <table:table-cell office:value-type="float" office:value="96.93" calcext:value-type="float">
            <text:p>96.93</text:p>
          </table:table-cell>
          <table:table-cell/>
          <table:table-cell table:formula="of:=([.M52]-[.M53])" office:value-type="float" office:value="1.32528000000001" calcext:value-type="float">
            <text:p>1.32528000000001</text:p>
          </table:table-cell>
          <table:table-cell table:formula="of:=[.N52]-[.N53]" office:value-type="float" office:value="-0.192300000000003" calcext:value-type="float">
            <text:p>-0.192300000000003</text:p>
          </table:table-cell>
          <table:table-cell table:formula="of:=[.O52]-[.O53]" office:value-type="float" office:value="-0.42016000000001" calcext:value-type="float">
            <text:p>-0.42016000000001</text:p>
          </table:table-cell>
          <table:table-cell table:formula="of:=[.P52]-[.P53]" office:value-type="float" office:value="-0.640909999999991" calcext:value-type="float">
            <text:p>-0.640909999999991</text:p>
          </table:table-cell>
          <table:table-cell/>
          <table:table-cell table:formula="of:=SIGN([.R52])" office:value-type="float" office:value="1" calcext:value-type="float">
            <text:p>1</text:p>
          </table:table-cell>
          <table:table-cell table:formula="of:=SIGN([.S52])" office:value-type="float" office:value="-1" calcext:value-type="float">
            <text:p>-1</text:p>
          </table:table-cell>
          <table:table-cell table:formula="of:=SIGN([.T52])" office:value-type="float" office:value="-1" calcext:value-type="float">
            <text:p>-1</text:p>
          </table:table-cell>
          <table:table-cell table:formula="of:=SIGN([.U52])" office:value-type="float" office:value="-1" calcext:value-type="float">
            <text:p>-1</text:p>
          </table:table-cell>
          <table:table-cell table:number-columns-repeated="3"/>
          <table:table-cell office:value-type="float" office:value="11.357" calcext:value-type="float">
            <text:p>11.357</text:p>
          </table:table-cell>
          <table:table-cell office:value-type="float" office:value="-1.786005" calcext:value-type="float">
            <text:p>-1.786005</text:p>
          </table:table-cell>
          <table:table-cell office:value-type="float" office:value="3.356223" calcext:value-type="float">
            <text:p>3.356223</text:p>
          </table:table-cell>
          <table:table-cell office:value-type="float" office:value="18.81974" calcext:value-type="float">
            <text:p>18.81974</text:p>
          </table:table-cell>
          <table:table-cell office:value-type="float" office:value="80.46592" calcext:value-type="float">
            <text:p>80.46592</text:p>
          </table:table-cell>
          <table:table-cell table:number-columns-repeated="2"/>
          <table:table-cell office:value-type="float" office:value="4.299" calcext:value-type="float">
            <text:p>4.299</text:p>
          </table:table-cell>
          <table:table-cell office:value-type="float" office:value="-14.5324" calcext:value-type="float">
            <text:p>-14.5324</text:p>
          </table:table-cell>
          <table:table-cell office:value-type="float" office:value="35.60164" calcext:value-type="float">
            <text:p>35.60164</text:p>
          </table:table-cell>
          <table:table-cell office:value-type="float" office:value="-0.1289749" calcext:value-type="float">
            <text:p>-0.1289749</text:p>
          </table:table-cell>
          <table:table-cell office:value-type="float" office:value="-14.93635" calcext:value-type="float">
            <text:p>-14.93635</text:p>
          </table:table-cell>
          <table:table-cell/>
          <table:table-cell table:formula="of:=SIGN([.AL52])" office:value-type="float" office:value="-1" calcext:value-type="float">
            <text:p>-1</text:p>
          </table:table-cell>
          <table:table-cell table:formula="of:=SIGN([.AM52])" office:value-type="float" office:value="1" calcext:value-type="float">
            <text:p>1</text:p>
          </table:table-cell>
          <table:table-cell table:formula="of:=SIGN([.AN52])" office:value-type="float" office:value="-1" calcext:value-type="float">
            <text:p>-1</text:p>
          </table:table-cell>
          <table:table-cell table:formula="of:=SIGN([.AO52])" office:value-type="float" office:value="-1" calcext:value-type="float">
            <text:p>-1</text:p>
          </table:table-cell>
          <table:table-cell table:number-columns-repeated="2"/>
          <table:table-cell office:value-type="float" office:value="5.067" calcext:value-type="float">
            <text:p>5.067</text:p>
          </table:table-cell>
          <table:table-cell office:value-type="float" office:value="-50.69513" calcext:value-type="float">
            <text:p>-50.69513</text:p>
          </table:table-cell>
          <table:table-cell office:value-type="float" office:value="-75.89112" calcext:value-type="float">
            <text:p>-75.89112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52])" office:value-type="float" office:value="-1" calcext:value-type="float">
            <text:p>-1</text:p>
          </table:table-cell>
          <table:table-cell table:formula="of:=SIGN([.AY52])" office:value-type="float" office:value="-1" calcext:value-type="float">
            <text:p>-1</text:p>
          </table:table-cell>
          <table:table-cell table:formula="of:=SIGN([.AZ52])" office:value-type="float" office:value="-1" calcext:value-type="float">
            <text:p>-1</text:p>
          </table:table-cell>
          <table:table-cell table:formula="of:=SIGN([.BA52])" office:value-type="float" office:value="-1" calcext:value-type="float">
            <text:p>-1</text:p>
          </table:table-cell>
          <table:table-cell table:number-columns-repeated="3"/>
          <table:table-cell office:value-type="float" office:value="4.291" calcext:value-type="float">
            <text:p>4.291</text:p>
          </table:table-cell>
          <table:table-cell office:value-type="float" office:value="-0.6361296" calcext:value-type="float">
            <text:p>-0.6361296</text:p>
          </table:table-cell>
          <table:table-cell office:value-type="float" office:value="-0.1753945" calcext:value-type="float">
            <text:p>-0.17539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509" calcext:value-type="float">
            <text:p>17.509</text:p>
          </table:table-cell>
          <table:table-cell office:value-type="float" office:value="-129.7531" calcext:value-type="float">
            <text:p>-129.7531</text:p>
          </table:table-cell>
          <table:table-cell office:value-type="float" office:value="128.1471" calcext:value-type="float">
            <text:p>128.1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553" calcext:value-type="float">
            <text:p>9.553</text:p>
          </table:table-cell>
          <table:table-cell office:value-type="float" office:value="-73.18545" calcext:value-type="float">
            <text:p>-73.18545</text:p>
          </table:table-cell>
          <table:table-cell office:value-type="float" office:value="126.6953" calcext:value-type="float">
            <text:p>126.6953</text:p>
          </table:table-cell>
          <table:table-cell office:value-type="float" office:value="96.78037" calcext:value-type="float">
            <text:p>96.78037</text:p>
          </table:table-cell>
          <table:table-cell office:value-type="float" office:value="97.57091" calcext:value-type="float">
            <text:p>97.57091</text:p>
          </table:table-cell>
          <table:table-cell/>
          <table:table-cell table:formula="of:=([.M53]-[.M54])" office:value-type="float" office:value="1.2756" calcext:value-type="float">
            <text:p>1.2756</text:p>
          </table:table-cell>
          <table:table-cell table:formula="of:=[.N53]-[.N54]" office:value-type="float" office:value="-0.186999999999998" calcext:value-type="float">
            <text:p>-0.186999999999998</text:p>
          </table:table-cell>
          <table:table-cell table:formula="of:=[.O53]-[.O54]" office:value-type="float" office:value="-0.0447799999999887" calcext:value-type="float">
            <text:p>-0.0447799999999887</text:p>
          </table:table-cell>
          <table:table-cell table:formula="of:=[.P53]-[.P54]" office:value-type="float" office:value="-0.398139999999998" calcext:value-type="float">
            <text:p>-0.398139999999998</text:p>
          </table:table-cell>
          <table:table-cell/>
          <table:table-cell table:formula="of:=SIGN([.R53])" office:value-type="float" office:value="1" calcext:value-type="float">
            <text:p>1</text:p>
          </table:table-cell>
          <table:table-cell table:formula="of:=SIGN([.S53])" office:value-type="float" office:value="-1" calcext:value-type="float">
            <text:p>-1</text:p>
          </table:table-cell>
          <table:table-cell table:formula="of:=SIGN([.T53])" office:value-type="float" office:value="-1" calcext:value-type="float">
            <text:p>-1</text:p>
          </table:table-cell>
          <table:table-cell table:formula="of:=SIGN([.U53])" office:value-type="float" office:value="-1" calcext:value-type="float">
            <text:p>-1</text:p>
          </table:table-cell>
          <table:table-cell table:number-columns-repeated="3"/>
          <table:table-cell office:value-type="float" office:value="11.368" calcext:value-type="float">
            <text:p>11.368</text:p>
          </table:table-cell>
          <table:table-cell office:value-type="float" office:value="-1.747071" calcext:value-type="float">
            <text:p>-1.747071</text:p>
          </table:table-cell>
          <table:table-cell office:value-type="float" office:value="3.28306" calcext:value-type="float">
            <text:p>3.28306</text:p>
          </table:table-cell>
          <table:table-cell office:value-type="float" office:value="19.29278" calcext:value-type="float">
            <text:p>19.29278</text:p>
          </table:table-cell>
          <table:table-cell office:value-type="float" office:value="81.44961" calcext:value-type="float">
            <text:p>81.44961</text:p>
          </table:table-cell>
          <table:table-cell table:number-columns-repeated="2"/>
          <table:table-cell office:value-type="float" office:value="4.31" calcext:value-type="float">
            <text:p>4.31</text:p>
          </table:table-cell>
          <table:table-cell office:value-type="float" office:value="-14.96069" calcext:value-type="float">
            <text:p>-14.96069</text:p>
          </table:table-cell>
          <table:table-cell office:value-type="float" office:value="37.23547" calcext:value-type="float">
            <text:p>37.23547</text:p>
          </table:table-cell>
          <table:table-cell office:value-type="float" office:value="-0.1201963" calcext:value-type="float">
            <text:p>-0.1201963</text:p>
          </table:table-cell>
          <table:table-cell office:value-type="float" office:value="-15.11842" calcext:value-type="float">
            <text:p>-15.11842</text:p>
          </table:table-cell>
          <table:table-cell/>
          <table:table-cell table:formula="of:=SIGN([.AL53])" office:value-type="float" office:value="-1" calcext:value-type="float">
            <text:p>-1</text:p>
          </table:table-cell>
          <table:table-cell table:formula="of:=SIGN([.AM53])" office:value-type="float" office:value="1" calcext:value-type="float">
            <text:p>1</text:p>
          </table:table-cell>
          <table:table-cell table:formula="of:=SIGN([.AN53])" office:value-type="float" office:value="-1" calcext:value-type="float">
            <text:p>-1</text:p>
          </table:table-cell>
          <table:table-cell table:formula="of:=SIGN([.AO53])" office:value-type="float" office:value="-1" calcext:value-type="float">
            <text:p>-1</text:p>
          </table:table-cell>
          <table:table-cell table:number-columns-repeated="2"/>
          <table:table-cell office:value-type="float" office:value="5.078" calcext:value-type="float">
            <text:p>5.078</text:p>
          </table:table-cell>
          <table:table-cell office:value-type="float" office:value="-50.91125" calcext:value-type="float">
            <text:p>-50.91125</text:p>
          </table:table-cell>
          <table:table-cell office:value-type="float" office:value="-76.14704" calcext:value-type="float">
            <text:p>-76.14704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53])" office:value-type="float" office:value="-1" calcext:value-type="float">
            <text:p>-1</text:p>
          </table:table-cell>
          <table:table-cell table:formula="of:=SIGN([.AY53])" office:value-type="float" office:value="-1" calcext:value-type="float">
            <text:p>-1</text:p>
          </table:table-cell>
          <table:table-cell table:formula="of:=SIGN([.AZ53])" office:value-type="float" office:value="-1" calcext:value-type="float">
            <text:p>-1</text:p>
          </table:table-cell>
          <table:table-cell table:formula="of:=SIGN([.BA53])" office:value-type="float" office:value="-1" calcext:value-type="float">
            <text:p>-1</text:p>
          </table:table-cell>
          <table:table-cell table:number-columns-repeated="3"/>
          <table:table-cell office:value-type="float" office:value="4.299" calcext:value-type="float">
            <text:p>4.299</text:p>
          </table:table-cell>
          <table:table-cell office:value-type="float" office:value="-0.6263815" calcext:value-type="float">
            <text:p>-0.6263815</text:p>
          </table:table-cell>
          <table:table-cell office:value-type="float" office:value="-0.1389641" calcext:value-type="float">
            <text:p>-0.13896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688" calcext:value-type="float">
            <text:p>17.688</text:p>
          </table:table-cell>
          <table:table-cell office:value-type="float" office:value="-129.6367" calcext:value-type="float">
            <text:p>-129.6367</text:p>
          </table:table-cell>
          <table:table-cell office:value-type="float" office:value="128.2597" calcext:value-type="float">
            <text:p>128.2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565" calcext:value-type="float">
            <text:p>9.565</text:p>
          </table:table-cell>
          <table:table-cell office:value-type="float" office:value="-74.46105" calcext:value-type="float">
            <text:p>-74.46105</text:p>
          </table:table-cell>
          <table:table-cell office:value-type="float" office:value="126.8823" calcext:value-type="float">
            <text:p>126.8823</text:p>
          </table:table-cell>
          <table:table-cell office:value-type="float" office:value="96.82515" calcext:value-type="float">
            <text:p>96.82515</text:p>
          </table:table-cell>
          <table:table-cell office:value-type="float" office:value="97.96905" calcext:value-type="float">
            <text:p>97.96905</text:p>
          </table:table-cell>
          <table:table-cell/>
          <table:table-cell table:formula="of:=([.M54]-[.M55])" office:value-type="float" office:value="1.3198" calcext:value-type="float">
            <text:p>1.3198</text:p>
          </table:table-cell>
          <table:table-cell table:formula="of:=[.N54]-[.N55]" office:value-type="float" office:value="-0.194100000000006" calcext:value-type="float">
            <text:p>-0.194100000000006</text:p>
          </table:table-cell>
          <table:table-cell table:formula="of:=[.O54]-[.O55]" office:value-type="float" office:value="-0.0615500000000111" calcext:value-type="float">
            <text:p>-0.0615500000000111</text:p>
          </table:table-cell>
          <table:table-cell table:formula="of:=[.P54]-[.P55]" office:value-type="float" office:value="-0.134200000000007" calcext:value-type="float">
            <text:p>-0.134200000000007</text:p>
          </table:table-cell>
          <table:table-cell/>
          <table:table-cell table:formula="of:=SIGN([.R54])" office:value-type="float" office:value="1" calcext:value-type="float">
            <text:p>1</text:p>
          </table:table-cell>
          <table:table-cell table:formula="of:=SIGN([.S54])" office:value-type="float" office:value="-1" calcext:value-type="float">
            <text:p>-1</text:p>
          </table:table-cell>
          <table:table-cell table:formula="of:=SIGN([.T54])" office:value-type="float" office:value="-1" calcext:value-type="float">
            <text:p>-1</text:p>
          </table:table-cell>
          <table:table-cell table:formula="of:=SIGN([.U54])" office:value-type="float" office:value="-1" calcext:value-type="float">
            <text:p>-1</text:p>
          </table:table-cell>
          <table:table-cell table:number-columns-repeated="3"/>
          <table:table-cell office:value-type="float" office:value="11.379" calcext:value-type="float">
            <text:p>11.379</text:p>
          </table:table-cell>
          <table:table-cell office:value-type="float" office:value="-1.710701" calcext:value-type="float">
            <text:p>-1.710701</text:p>
          </table:table-cell>
          <table:table-cell office:value-type="float" office:value="3.214714" calcext:value-type="float">
            <text:p>3.214714</text:p>
          </table:table-cell>
          <table:table-cell office:value-type="float" office:value="19.55973" calcext:value-type="float">
            <text:p>19.55973</text:p>
          </table:table-cell>
          <table:table-cell office:value-type="float" office:value="82.49462" calcext:value-type="float">
            <text:p>82.49462</text:p>
          </table:table-cell>
          <table:table-cell table:number-columns-repeated="2"/>
          <table:table-cell office:value-type="float" office:value="4.322" calcext:value-type="float">
            <text:p>4.322</text:p>
          </table:table-cell>
          <table:table-cell office:value-type="float" office:value="-15.45017" calcext:value-type="float">
            <text:p>-15.45017</text:p>
          </table:table-cell>
          <table:table-cell office:value-type="float" office:value="39.10088" calcext:value-type="float">
            <text:p>39.10088</text:p>
          </table:table-cell>
          <table:table-cell office:value-type="float" office:value="-0.1375183" calcext:value-type="float">
            <text:p>-0.1375183</text:p>
          </table:table-cell>
          <table:table-cell office:value-type="float" office:value="-15.37854" calcext:value-type="float">
            <text:p>-15.37854</text:p>
          </table:table-cell>
          <table:table-cell/>
          <table:table-cell table:formula="of:=SIGN([.AL54])" office:value-type="float" office:value="-1" calcext:value-type="float">
            <text:p>-1</text:p>
          </table:table-cell>
          <table:table-cell table:formula="of:=SIGN([.AM54])" office:value-type="float" office:value="1" calcext:value-type="float">
            <text:p>1</text:p>
          </table:table-cell>
          <table:table-cell table:formula="of:=SIGN([.AN54])" office:value-type="float" office:value="-1" calcext:value-type="float">
            <text:p>-1</text:p>
          </table:table-cell>
          <table:table-cell table:formula="of:=SIGN([.AO54])" office:value-type="float" office:value="-1" calcext:value-type="float">
            <text:p>-1</text:p>
          </table:table-cell>
          <table:table-cell table:number-columns-repeated="2"/>
          <table:table-cell office:value-type="float" office:value="5.09" calcext:value-type="float">
            <text:p>5.09</text:p>
          </table:table-cell>
          <table:table-cell office:value-type="float" office:value="-51.06963" calcext:value-type="float">
            <text:p>-51.06963</text:p>
          </table:table-cell>
          <table:table-cell office:value-type="float" office:value="-76.33293" calcext:value-type="float">
            <text:p>-76.33293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54])" office:value-type="float" office:value="-1" calcext:value-type="float">
            <text:p>-1</text:p>
          </table:table-cell>
          <table:table-cell table:formula="of:=SIGN([.AY54])" office:value-type="float" office:value="-1" calcext:value-type="float">
            <text:p>-1</text:p>
          </table:table-cell>
          <table:table-cell table:formula="of:=SIGN([.AZ54])" office:value-type="float" office:value="-1" calcext:value-type="float">
            <text:p>-1</text:p>
          </table:table-cell>
          <table:table-cell table:formula="of:=SIGN([.BA54])" office:value-type="float" office:value="-1" calcext:value-type="float">
            <text:p>-1</text:p>
          </table:table-cell>
          <table:table-cell table:number-columns-repeated="3"/>
          <table:table-cell office:value-type="float" office:value="4.307" calcext:value-type="float">
            <text:p>4.307</text:p>
          </table:table-cell>
          <table:table-cell office:value-type="float" office:value="-0.8357978" calcext:value-type="float">
            <text:p>-0.8357978</text:p>
          </table:table-cell>
          <table:table-cell office:value-type="float" office:value="-0.1957698" calcext:value-type="float">
            <text:p>-0.19576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71" calcext:value-type="float">
            <text:p>17.71</text:p>
          </table:table-cell>
          <table:table-cell office:value-type="float" office:value="-129.7536" calcext:value-type="float">
            <text:p>-129.7536</text:p>
          </table:table-cell>
          <table:table-cell office:value-type="float" office:value="128.1801" calcext:value-type="float">
            <text:p>128.1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576" calcext:value-type="float">
            <text:p>9.576</text:p>
          </table:table-cell>
          <table:table-cell office:value-type="float" office:value="-75.78085" calcext:value-type="float">
            <text:p>-75.78085</text:p>
          </table:table-cell>
          <table:table-cell office:value-type="float" office:value="127.0764" calcext:value-type="float">
            <text:p>127.0764</text:p>
          </table:table-cell>
          <table:table-cell office:value-type="float" office:value="96.8867" calcext:value-type="float">
            <text:p>96.8867</text:p>
          </table:table-cell>
          <table:table-cell office:value-type="float" office:value="98.10325" calcext:value-type="float">
            <text:p>98.10325</text:p>
          </table:table-cell>
          <table:table-cell/>
          <table:table-cell table:formula="of:=([.M55]-[.M56])" office:value-type="float" office:value="1.07623" calcext:value-type="float">
            <text:p>1.07623</text:p>
          </table:table-cell>
          <table:table-cell table:formula="of:=[.N55]-[.N56]" office:value-type="float" office:value="-0.166799999999995" calcext:value-type="float">
            <text:p>-0.166799999999995</text:p>
          </table:table-cell>
          <table:table-cell table:formula="of:=[.O55]-[.O56]" office:value-type="float" office:value="-0.121589999999998" calcext:value-type="float">
            <text:p>-0.121589999999998</text:p>
          </table:table-cell>
          <table:table-cell table:formula="of:=[.P55]-[.P56]" office:value-type="float" office:value="-0.110810000000001" calcext:value-type="float">
            <text:p>-0.110810000000001</text:p>
          </table:table-cell>
          <table:table-cell/>
          <table:table-cell table:formula="of:=SIGN([.R55])" office:value-type="float" office:value="1" calcext:value-type="float">
            <text:p>1</text:p>
          </table:table-cell>
          <table:table-cell table:formula="of:=SIGN([.S55])" office:value-type="float" office:value="-1" calcext:value-type="float">
            <text:p>-1</text:p>
          </table:table-cell>
          <table:table-cell table:formula="of:=SIGN([.T55])" office:value-type="float" office:value="-1" calcext:value-type="float">
            <text:p>-1</text:p>
          </table:table-cell>
          <table:table-cell table:formula="of:=SIGN([.U55])" office:value-type="float" office:value="-1" calcext:value-type="float">
            <text:p>-1</text:p>
          </table:table-cell>
          <table:table-cell table:number-columns-repeated="3"/>
          <table:table-cell office:value-type="float" office:value="11.39" calcext:value-type="float">
            <text:p>11.39</text:p>
          </table:table-cell>
          <table:table-cell office:value-type="float" office:value="-1.673406" calcext:value-type="float">
            <text:p>-1.673406</text:p>
          </table:table-cell>
          <table:table-cell office:value-type="float" office:value="3.144629" calcext:value-type="float">
            <text:p>3.144629</text:p>
          </table:table-cell>
          <table:table-cell office:value-type="float" office:value="19.88188" calcext:value-type="float">
            <text:p>19.88188</text:p>
          </table:table-cell>
          <table:table-cell office:value-type="float" office:value="83.37403" calcext:value-type="float">
            <text:p>83.37403</text:p>
          </table:table-cell>
          <table:table-cell table:number-columns-repeated="2"/>
          <table:table-cell office:value-type="float" office:value="4.334" calcext:value-type="float">
            <text:p>4.334</text:p>
          </table:table-cell>
          <table:table-cell office:value-type="float" office:value="-15.73358" calcext:value-type="float">
            <text:p>-15.73358</text:p>
          </table:table-cell>
          <table:table-cell office:value-type="float" office:value="40.1797" calcext:value-type="float">
            <text:p>40.1797</text:p>
          </table:table-cell>
          <table:table-cell office:value-type="float" office:value="-0.1203192" calcext:value-type="float">
            <text:p>-0.1203192</text:p>
          </table:table-cell>
          <table:table-cell office:value-type="float" office:value="-15.60399" calcext:value-type="float">
            <text:p>-15.60399</text:p>
          </table:table-cell>
          <table:table-cell/>
          <table:table-cell table:formula="of:=SIGN([.AL55])" office:value-type="float" office:value="-1" calcext:value-type="float">
            <text:p>-1</text:p>
          </table:table-cell>
          <table:table-cell table:formula="of:=SIGN([.AM55])" office:value-type="float" office:value="1" calcext:value-type="float">
            <text:p>1</text:p>
          </table:table-cell>
          <table:table-cell table:formula="of:=SIGN([.AN55])" office:value-type="float" office:value="-1" calcext:value-type="float">
            <text:p>-1</text:p>
          </table:table-cell>
          <table:table-cell table:formula="of:=SIGN([.AO55])" office:value-type="float" office:value="-1" calcext:value-type="float">
            <text:p>-1</text:p>
          </table:table-cell>
          <table:table-cell table:number-columns-repeated="2"/>
          <table:table-cell office:value-type="float" office:value="5.102" calcext:value-type="float">
            <text:p>5.102</text:p>
          </table:table-cell>
          <table:table-cell office:value-type="float" office:value="-51.24728" calcext:value-type="float">
            <text:p>-51.24728</text:p>
          </table:table-cell>
          <table:table-cell office:value-type="float" office:value="-76.53825" calcext:value-type="float">
            <text:p>-76.53825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55])" office:value-type="float" office:value="-1" calcext:value-type="float">
            <text:p>-1</text:p>
          </table:table-cell>
          <table:table-cell table:formula="of:=SIGN([.AY55])" office:value-type="float" office:value="-1" calcext:value-type="float">
            <text:p>-1</text:p>
          </table:table-cell>
          <table:table-cell table:formula="of:=SIGN([.AZ55])" office:value-type="float" office:value="-1" calcext:value-type="float">
            <text:p>-1</text:p>
          </table:table-cell>
          <table:table-cell table:formula="of:=SIGN([.BA55])" office:value-type="float" office:value="-1" calcext:value-type="float">
            <text:p>-1</text:p>
          </table:table-cell>
          <table:table-cell table:number-columns-repeated="3"/>
          <table:table-cell office:value-type="float" office:value="4.316" calcext:value-type="float">
            <text:p>4.316</text:p>
          </table:table-cell>
          <table:table-cell office:value-type="float" office:value="-0.6389928" calcext:value-type="float">
            <text:p>-0.6389928</text:p>
          </table:table-cell>
          <table:table-cell office:value-type="float" office:value="-0.1618878" calcext:value-type="float">
            <text:p>-0.16188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733" calcext:value-type="float">
            <text:p>17.733</text:p>
          </table:table-cell>
          <table:table-cell office:value-type="float" office:value="-129.6013" calcext:value-type="float">
            <text:p>-129.6013</text:p>
          </table:table-cell>
          <table:table-cell office:value-type="float" office:value="128.274" calcext:value-type="float">
            <text:p>128.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587" calcext:value-type="float">
            <text:p>9.587</text:p>
          </table:table-cell>
          <table:table-cell office:value-type="float" office:value="-76.85708" calcext:value-type="float">
            <text:p>-76.85708</text:p>
          </table:table-cell>
          <table:table-cell office:value-type="float" office:value="127.2432" calcext:value-type="float">
            <text:p>127.2432</text:p>
          </table:table-cell>
          <table:table-cell office:value-type="float" office:value="97.00829" calcext:value-type="float">
            <text:p>97.00829</text:p>
          </table:table-cell>
          <table:table-cell office:value-type="float" office:value="98.21406" calcext:value-type="float">
            <text:p>98.21406</text:p>
          </table:table-cell>
          <table:table-cell/>
          <table:table-cell table:formula="of:=([.M56]-[.M57])" office:value-type="float" office:value="1.14022" calcext:value-type="float">
            <text:p>1.14022</text:p>
          </table:table-cell>
          <table:table-cell table:formula="of:=[.N56]-[.N57]" office:value-type="float" office:value="-0.176299999999998" calcext:value-type="float">
            <text:p>-0.176299999999998</text:p>
          </table:table-cell>
          <table:table-cell table:formula="of:=[.O56]-[.O57]" office:value-type="float" office:value="-0.0446799999999996" calcext:value-type="float">
            <text:p>-0.0446799999999996</text:p>
          </table:table-cell>
          <table:table-cell table:formula="of:=[.P56]-[.P57]" office:value-type="float" office:value="-0.0763000000000034" calcext:value-type="float">
            <text:p>-0.0763000000000034</text:p>
          </table:table-cell>
          <table:table-cell/>
          <table:table-cell table:formula="of:=SIGN([.R56])" office:value-type="float" office:value="1" calcext:value-type="float">
            <text:p>1</text:p>
          </table:table-cell>
          <table:table-cell table:formula="of:=SIGN([.S56])" office:value-type="float" office:value="-1" calcext:value-type="float">
            <text:p>-1</text:p>
          </table:table-cell>
          <table:table-cell table:formula="of:=SIGN([.T56])" office:value-type="float" office:value="-1" calcext:value-type="float">
            <text:p>-1</text:p>
          </table:table-cell>
          <table:table-cell table:formula="of:=SIGN([.U56])" office:value-type="float" office:value="-1" calcext:value-type="float">
            <text:p>-1</text:p>
          </table:table-cell>
          <table:table-cell table:number-columns-repeated="3"/>
          <table:table-cell office:value-type="float" office:value="11.402" calcext:value-type="float">
            <text:p>11.402</text:p>
          </table:table-cell>
          <table:table-cell office:value-type="float" office:value="-1.655068" calcext:value-type="float">
            <text:p>-1.655068</text:p>
          </table:table-cell>
          <table:table-cell office:value-type="float" office:value="3.110168" calcext:value-type="float">
            <text:p>3.110168</text:p>
          </table:table-cell>
          <table:table-cell office:value-type="float" office:value="20.13139" calcext:value-type="float">
            <text:p>20.13139</text:p>
          </table:table-cell>
          <table:table-cell office:value-type="float" office:value="84.04002" calcext:value-type="float">
            <text:p>84.04002</text:p>
          </table:table-cell>
          <table:table-cell table:number-columns-repeated="2"/>
          <table:table-cell office:value-type="float" office:value="4.346" calcext:value-type="float">
            <text:p>4.346</text:p>
          </table:table-cell>
          <table:table-cell office:value-type="float" office:value="-16.20053" calcext:value-type="float">
            <text:p>-16.20053</text:p>
          </table:table-cell>
          <table:table-cell office:value-type="float" office:value="41.95627" calcext:value-type="float">
            <text:p>41.95627</text:p>
          </table:table-cell>
          <table:table-cell office:value-type="float" office:value="-0.1553072" calcext:value-type="float">
            <text:p>-0.1553072</text:p>
          </table:table-cell>
          <table:table-cell office:value-type="float" office:value="-15.84672" calcext:value-type="float">
            <text:p>-15.84672</text:p>
          </table:table-cell>
          <table:table-cell/>
          <table:table-cell table:formula="of:=SIGN([.AL56])" office:value-type="float" office:value="-1" calcext:value-type="float">
            <text:p>-1</text:p>
          </table:table-cell>
          <table:table-cell table:formula="of:=SIGN([.AM56])" office:value-type="float" office:value="1" calcext:value-type="float">
            <text:p>1</text:p>
          </table:table-cell>
          <table:table-cell table:formula="of:=SIGN([.AN56])" office:value-type="float" office:value="-1" calcext:value-type="float">
            <text:p>-1</text:p>
          </table:table-cell>
          <table:table-cell table:formula="of:=SIGN([.AO56])" office:value-type="float" office:value="-1" calcext:value-type="float">
            <text:p>-1</text:p>
          </table:table-cell>
          <table:table-cell table:number-columns-repeated="2"/>
          <table:table-cell office:value-type="float" office:value="5.263" calcext:value-type="float">
            <text:p>5.263</text:p>
          </table:table-cell>
          <table:table-cell office:value-type="float" office:value="-53.54414" calcext:value-type="float">
            <text:p>-53.54414</text:p>
          </table:table-cell>
          <table:table-cell office:value-type="float" office:value="-79.03121" calcext:value-type="float">
            <text:p>-79.03121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56])" office:value-type="float" office:value="-1" calcext:value-type="float">
            <text:p>-1</text:p>
          </table:table-cell>
          <table:table-cell table:formula="of:=SIGN([.AY56])" office:value-type="float" office:value="-1" calcext:value-type="float">
            <text:p>-1</text:p>
          </table:table-cell>
          <table:table-cell table:formula="of:=SIGN([.AZ56])" office:value-type="float" office:value="-1" calcext:value-type="float">
            <text:p>-1</text:p>
          </table:table-cell>
          <table:table-cell table:formula="of:=SIGN([.BA56])" office:value-type="float" office:value="-1" calcext:value-type="float">
            <text:p>-1</text:p>
          </table:table-cell>
          <table:table-cell table:number-columns-repeated="3"/>
          <table:table-cell office:value-type="float" office:value="4.324" calcext:value-type="float">
            <text:p>4.324</text:p>
          </table:table-cell>
          <table:table-cell office:value-type="float" office:value="-0.6256471" calcext:value-type="float">
            <text:p>-0.6256471</text:p>
          </table:table-cell>
          <table:table-cell office:value-type="float" office:value="-0.1422513" calcext:value-type="float">
            <text:p>-0.14225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756" calcext:value-type="float">
            <text:p>17.756</text:p>
          </table:table-cell>
          <table:table-cell office:value-type="float" office:value="-129.4893" calcext:value-type="float">
            <text:p>-129.4893</text:p>
          </table:table-cell>
          <table:table-cell office:value-type="float" office:value="128.3576" calcext:value-type="float">
            <text:p>128.3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599" calcext:value-type="float">
            <text:p>9.599</text:p>
          </table:table-cell>
          <table:table-cell office:value-type="float" office:value="-77.9973" calcext:value-type="float">
            <text:p>-77.9973</text:p>
          </table:table-cell>
          <table:table-cell office:value-type="float" office:value="127.4195" calcext:value-type="float">
            <text:p>127.4195</text:p>
          </table:table-cell>
          <table:table-cell office:value-type="float" office:value="97.05297" calcext:value-type="float">
            <text:p>97.05297</text:p>
          </table:table-cell>
          <table:table-cell office:value-type="float" office:value="98.29036" calcext:value-type="float">
            <text:p>98.29036</text:p>
          </table:table-cell>
          <table:table-cell/>
          <table:table-cell table:formula="of:=([.M57]-[.M58])" office:value-type="float" office:value="1.75662" calcext:value-type="float">
            <text:p>1.75662</text:p>
          </table:table-cell>
          <table:table-cell table:formula="of:=[.N57]-[.N58]" office:value-type="float" office:value="-0.270799999999994" calcext:value-type="float">
            <text:p>-0.270799999999994</text:p>
          </table:table-cell>
          <table:table-cell table:formula="of:=[.O57]-[.O58]" office:value-type="float" office:value="-0.16216" calcext:value-type="float">
            <text:p>-0.16216</text:p>
          </table:table-cell>
          <table:table-cell table:formula="of:=[.P57]-[.P58]" office:value-type="float" office:value="-0.393379999999993" calcext:value-type="float">
            <text:p>-0.393379999999993</text:p>
          </table:table-cell>
          <table:table-cell/>
          <table:table-cell table:formula="of:=SIGN([.R57])" office:value-type="float" office:value="1" calcext:value-type="float">
            <text:p>1</text:p>
          </table:table-cell>
          <table:table-cell table:formula="of:=SIGN([.S57])" office:value-type="float" office:value="-1" calcext:value-type="float">
            <text:p>-1</text:p>
          </table:table-cell>
          <table:table-cell table:formula="of:=SIGN([.T57])" office:value-type="float" office:value="-1" calcext:value-type="float">
            <text:p>-1</text:p>
          </table:table-cell>
          <table:table-cell table:formula="of:=SIGN([.U57])" office:value-type="float" office:value="-1" calcext:value-type="float">
            <text:p>-1</text:p>
          </table:table-cell>
          <table:table-cell table:number-columns-repeated="3"/>
          <table:table-cell office:value-type="float" office:value="11.423" calcext:value-type="float">
            <text:p>11.423</text:p>
          </table:table-cell>
          <table:table-cell office:value-type="float" office:value="-1.572527" calcext:value-type="float">
            <text:p>-1.572527</text:p>
          </table:table-cell>
          <table:table-cell office:value-type="float" office:value="2.955059" calcext:value-type="float">
            <text:p>2.955059</text:p>
          </table:table-cell>
          <table:table-cell office:value-type="float" office:value="20.84575" calcext:value-type="float">
            <text:p>20.84575</text:p>
          </table:table-cell>
          <table:table-cell office:value-type="float" office:value="86.05897" calcext:value-type="float">
            <text:p>86.05897</text:p>
          </table:table-cell>
          <table:table-cell table:number-columns-repeated="2"/>
          <table:table-cell office:value-type="float" office:value="4.357" calcext:value-type="float">
            <text:p>4.357</text:p>
          </table:table-cell>
          <table:table-cell office:value-type="float" office:value="-16.6032" calcext:value-type="float">
            <text:p>-16.6032</text:p>
          </table:table-cell>
          <table:table-cell office:value-type="float" office:value="43.48738" calcext:value-type="float">
            <text:p>43.48738</text:p>
          </table:table-cell>
          <table:table-cell office:value-type="float" office:value="-0.1209593" calcext:value-type="float">
            <text:p>-0.1209593</text:p>
          </table:table-cell>
          <table:table-cell office:value-type="float" office:value="-16.03753" calcext:value-type="float">
            <text:p>-16.03753</text:p>
          </table:table-cell>
          <table:table-cell/>
          <table:table-cell table:formula="of:=SIGN([.AL57])" office:value-type="float" office:value="-1" calcext:value-type="float">
            <text:p>-1</text:p>
          </table:table-cell>
          <table:table-cell table:formula="of:=SIGN([.AM57])" office:value-type="float" office:value="1" calcext:value-type="float">
            <text:p>1</text:p>
          </table:table-cell>
          <table:table-cell table:formula="of:=SIGN([.AN57])" office:value-type="float" office:value="-1" calcext:value-type="float">
            <text:p>-1</text:p>
          </table:table-cell>
          <table:table-cell table:formula="of:=SIGN([.AO57])" office:value-type="float" office:value="-1" calcext:value-type="float">
            <text:p>-1</text:p>
          </table:table-cell>
          <table:table-cell table:number-columns-repeated="2"/>
          <table:table-cell office:value-type="float" office:value="5.274" calcext:value-type="float">
            <text:p>5.274</text:p>
          </table:table-cell>
          <table:table-cell office:value-type="float" office:value="-53.64988" calcext:value-type="float">
            <text:p>-53.64988</text:p>
          </table:table-cell>
          <table:table-cell office:value-type="float" office:value="-79.17993" calcext:value-type="float">
            <text:p>-79.17993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57])" office:value-type="float" office:value="-1" calcext:value-type="float">
            <text:p>-1</text:p>
          </table:table-cell>
          <table:table-cell table:formula="of:=SIGN([.AY57])" office:value-type="float" office:value="-1" calcext:value-type="float">
            <text:p>-1</text:p>
          </table:table-cell>
          <table:table-cell table:formula="of:=SIGN([.AZ57])" office:value-type="float" office:value="-1" calcext:value-type="float">
            <text:p>-1</text:p>
          </table:table-cell>
          <table:table-cell table:formula="of:=SIGN([.BA57])" office:value-type="float" office:value="-1" calcext:value-type="float">
            <text:p>-1</text:p>
          </table:table-cell>
          <table:table-cell table:number-columns-repeated="3"/>
          <table:table-cell office:value-type="float" office:value="4.336" calcext:value-type="float">
            <text:p>4.336</text:p>
          </table:table-cell>
          <table:table-cell office:value-type="float" office:value="-0.8620909" calcext:value-type="float">
            <text:p>-0.8620909</text:p>
          </table:table-cell>
          <table:table-cell office:value-type="float" office:value="-0.1973356" calcext:value-type="float">
            <text:p>-0.19733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778" calcext:value-type="float">
            <text:p>17.778</text:p>
          </table:table-cell>
          <table:table-cell office:value-type="float" office:value="-129.4373" calcext:value-type="float">
            <text:p>-129.4373</text:p>
          </table:table-cell>
          <table:table-cell office:value-type="float" office:value="128.3901" calcext:value-type="float">
            <text:p>128.3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611" calcext:value-type="float">
            <text:p>9.611</text:p>
          </table:table-cell>
          <table:table-cell office:value-type="float" office:value="-79.75392" calcext:value-type="float">
            <text:p>-79.75392</text:p>
          </table:table-cell>
          <table:table-cell office:value-type="float" office:value="127.6903" calcext:value-type="float">
            <text:p>127.6903</text:p>
          </table:table-cell>
          <table:table-cell office:value-type="float" office:value="97.21513" calcext:value-type="float">
            <text:p>97.21513</text:p>
          </table:table-cell>
          <table:table-cell office:value-type="float" office:value="98.68374" calcext:value-type="float">
            <text:p>98.68374</text:p>
          </table:table-cell>
          <table:table-cell/>
          <table:table-cell table:formula="of:=([.M58]-[.M59])" office:value-type="float" office:value="1.25907000000001" calcext:value-type="float">
            <text:p>1.25907000000001</text:p>
          </table:table-cell>
          <table:table-cell table:formula="of:=[.N58]-[.N59]" office:value-type="float" office:value="-0.18910000000001" calcext:value-type="float">
            <text:p>-0.18910000000001</text:p>
          </table:table-cell>
          <table:table-cell table:formula="of:=[.O58]-[.O59]" office:value-type="float" office:value="-0.0738899999999916" calcext:value-type="float">
            <text:p>-0.0738899999999916</text:p>
          </table:table-cell>
          <table:table-cell table:formula="of:=[.P58]-[.P59]" office:value-type="float" office:value="-0.270250000000004" calcext:value-type="float">
            <text:p>-0.270250000000004</text:p>
          </table:table-cell>
          <table:table-cell/>
          <table:table-cell table:formula="of:=SIGN([.R58])" office:value-type="float" office:value="1" calcext:value-type="float">
            <text:p>1</text:p>
          </table:table-cell>
          <table:table-cell table:formula="of:=SIGN([.S58])" office:value-type="float" office:value="-1" calcext:value-type="float">
            <text:p>-1</text:p>
          </table:table-cell>
          <table:table-cell table:formula="of:=SIGN([.T58])" office:value-type="float" office:value="-1" calcext:value-type="float">
            <text:p>-1</text:p>
          </table:table-cell>
          <table:table-cell table:formula="of:=SIGN([.U58])" office:value-type="float" office:value="-1" calcext:value-type="float">
            <text:p>-1</text:p>
          </table:table-cell>
          <table:table-cell table:number-columns-repeated="3"/>
          <table:table-cell office:value-type="float" office:value="11.434" calcext:value-type="float">
            <text:p>11.434</text:p>
          </table:table-cell>
          <table:table-cell office:value-type="float" office:value="-1.539789" calcext:value-type="float">
            <text:p>-1.539789</text:p>
          </table:table-cell>
          <table:table-cell office:value-type="float" office:value="2.893538" calcext:value-type="float">
            <text:p>2.893538</text:p>
          </table:table-cell>
          <table:table-cell office:value-type="float" office:value="21.27061" calcext:value-type="float">
            <text:p>21.27061</text:p>
          </table:table-cell>
          <table:table-cell office:value-type="float" office:value="87.18709" calcext:value-type="float">
            <text:p>87.18709</text:p>
          </table:table-cell>
          <table:table-cell table:number-columns-repeated="2"/>
          <table:table-cell office:value-type="float" office:value="4.368" calcext:value-type="float">
            <text:p>4.368</text:p>
          </table:table-cell>
          <table:table-cell office:value-type="float" office:value="-16.97797" calcext:value-type="float">
            <text:p>-16.97797</text:p>
          </table:table-cell>
          <table:table-cell office:value-type="float" office:value="44.91201" calcext:value-type="float">
            <text:p>44.91201</text:p>
          </table:table-cell>
          <table:table-cell office:value-type="float" office:value="-0.1386792" calcext:value-type="float">
            <text:p>-0.1386792</text:p>
          </table:table-cell>
          <table:table-cell office:value-type="float" office:value="-16.22825" calcext:value-type="float">
            <text:p>-16.22825</text:p>
          </table:table-cell>
          <table:table-cell/>
          <table:table-cell table:formula="of:=SIGN([.AL58])" office:value-type="float" office:value="-1" calcext:value-type="float">
            <text:p>-1</text:p>
          </table:table-cell>
          <table:table-cell table:formula="of:=SIGN([.AM58])" office:value-type="float" office:value="1" calcext:value-type="float">
            <text:p>1</text:p>
          </table:table-cell>
          <table:table-cell table:formula="of:=SIGN([.AN58])" office:value-type="float" office:value="-1" calcext:value-type="float">
            <text:p>-1</text:p>
          </table:table-cell>
          <table:table-cell table:formula="of:=SIGN([.AO58])" office:value-type="float" office:value="-1" calcext:value-type="float">
            <text:p>-1</text:p>
          </table:table-cell>
          <table:table-cell table:number-columns-repeated="2"/>
          <table:table-cell office:value-type="float" office:value="5.285" calcext:value-type="float">
            <text:p>5.285</text:p>
          </table:table-cell>
          <table:table-cell office:value-type="float" office:value="-53.71871" calcext:value-type="float">
            <text:p>-53.71871</text:p>
          </table:table-cell>
          <table:table-cell office:value-type="float" office:value="-79.29044" calcext:value-type="float">
            <text:p>-79.29044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58])" office:value-type="float" office:value="-1" calcext:value-type="float">
            <text:p>-1</text:p>
          </table:table-cell>
          <table:table-cell table:formula="of:=SIGN([.AY58])" office:value-type="float" office:value="-1" calcext:value-type="float">
            <text:p>-1</text:p>
          </table:table-cell>
          <table:table-cell table:formula="of:=SIGN([.AZ58])" office:value-type="float" office:value="-1" calcext:value-type="float">
            <text:p>-1</text:p>
          </table:table-cell>
          <table:table-cell table:formula="of:=SIGN([.BA58])" office:value-type="float" office:value="-1" calcext:value-type="float">
            <text:p>-1</text:p>
          </table:table-cell>
          <table:table-cell table:number-columns-repeated="3"/>
          <table:table-cell office:value-type="float" office:value="4.344" calcext:value-type="float">
            <text:p>4.344</text:p>
          </table:table-cell>
          <table:table-cell office:value-type="float" office:value="-0.8618077" calcext:value-type="float">
            <text:p>-0.8618077</text:p>
          </table:table-cell>
          <table:table-cell office:value-type="float" office:value="-0.1985519" calcext:value-type="float">
            <text:p>-0.19855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office:value-type="float" office:value="-129.3911" calcext:value-type="float">
            <text:p>-129.3911</text:p>
          </table:table-cell>
          <table:table-cell office:value-type="float" office:value="128.422" calcext:value-type="float">
            <text:p>128.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622" calcext:value-type="float">
            <text:p>9.622</text:p>
          </table:table-cell>
          <table:table-cell office:value-type="float" office:value="-81.01299" calcext:value-type="float">
            <text:p>-81.01299</text:p>
          </table:table-cell>
          <table:table-cell office:value-type="float" office:value="127.8794" calcext:value-type="float">
            <text:p>127.8794</text:p>
          </table:table-cell>
          <table:table-cell office:value-type="float" office:value="97.28902" calcext:value-type="float">
            <text:p>97.28902</text:p>
          </table:table-cell>
          <table:table-cell office:value-type="float" office:value="98.95399" calcext:value-type="float">
            <text:p>98.95399</text:p>
          </table:table-cell>
          <table:table-cell/>
          <table:table-cell table:formula="of:=([.M59]-[.M60])" office:value-type="float" office:value="1.3361" calcext:value-type="float">
            <text:p>1.3361</text:p>
          </table:table-cell>
          <table:table-cell table:formula="of:=[.N59]-[.N60]" office:value-type="float" office:value="-0.184200000000004" calcext:value-type="float">
            <text:p>-0.184200000000004</text:p>
          </table:table-cell>
          <table:table-cell table:formula="of:=[.O59]-[.O60]" office:value-type="float" office:value="-0.138020000000012" calcext:value-type="float">
            <text:p>-0.138020000000012</text:p>
          </table:table-cell>
          <table:table-cell table:formula="of:=[.P59]-[.P60]" office:value-type="float" office:value="-0.132799999999989" calcext:value-type="float">
            <text:p>-0.132799999999989</text:p>
          </table:table-cell>
          <table:table-cell/>
          <table:table-cell table:formula="of:=SIGN([.R59])" office:value-type="float" office:value="1" calcext:value-type="float">
            <text:p>1</text:p>
          </table:table-cell>
          <table:table-cell table:formula="of:=SIGN([.S59])" office:value-type="float" office:value="-1" calcext:value-type="float">
            <text:p>-1</text:p>
          </table:table-cell>
          <table:table-cell table:formula="of:=SIGN([.T59])" office:value-type="float" office:value="-1" calcext:value-type="float">
            <text:p>-1</text:p>
          </table:table-cell>
          <table:table-cell table:formula="of:=SIGN([.U59])" office:value-type="float" office:value="-1" calcext:value-type="float">
            <text:p>-1</text:p>
          </table:table-cell>
          <table:table-cell table:number-columns-repeated="3"/>
          <table:table-cell office:value-type="float" office:value="11.445" calcext:value-type="float">
            <text:p>11.445</text:p>
          </table:table-cell>
          <table:table-cell office:value-type="float" office:value="-1.506223" calcext:value-type="float">
            <text:p>-1.506223</text:p>
          </table:table-cell>
          <table:table-cell office:value-type="float" office:value="2.830461" calcext:value-type="float">
            <text:p>2.830461</text:p>
          </table:table-cell>
          <table:table-cell office:value-type="float" office:value="21.57222" calcext:value-type="float">
            <text:p>21.57222</text:p>
          </table:table-cell>
          <table:table-cell office:value-type="float" office:value="88.09205" calcext:value-type="float">
            <text:p>88.09205</text:p>
          </table:table-cell>
          <table:table-cell table:number-columns-repeated="2"/>
          <table:table-cell office:value-type="float" office:value="4.379" calcext:value-type="float">
            <text:p>4.379</text:p>
          </table:table-cell>
          <table:table-cell office:value-type="float" office:value="-17.34262" calcext:value-type="float">
            <text:p>-17.34262</text:p>
          </table:table-cell>
          <table:table-cell office:value-type="float" office:value="46.29824" calcext:value-type="float">
            <text:p>46.29824</text:p>
          </table:table-cell>
          <table:table-cell office:value-type="float" office:value="-0.1303388" calcext:value-type="float">
            <text:p>-0.1303388</text:p>
          </table:table-cell>
          <table:table-cell office:value-type="float" office:value="-16.393" calcext:value-type="float">
            <text:p>-16.393</text:p>
          </table:table-cell>
          <table:table-cell/>
          <table:table-cell table:formula="of:=SIGN([.AL59])" office:value-type="float" office:value="-1" calcext:value-type="float">
            <text:p>-1</text:p>
          </table:table-cell>
          <table:table-cell table:formula="of:=SIGN([.AM59])" office:value-type="float" office:value="1" calcext:value-type="float">
            <text:p>1</text:p>
          </table:table-cell>
          <table:table-cell table:formula="of:=SIGN([.AN59])" office:value-type="float" office:value="-1" calcext:value-type="float">
            <text:p>-1</text:p>
          </table:table-cell>
          <table:table-cell table:formula="of:=SIGN([.AO59])" office:value-type="float" office:value="-1" calcext:value-type="float">
            <text:p>-1</text:p>
          </table:table-cell>
          <table:table-cell table:number-columns-repeated="2"/>
          <table:table-cell office:value-type="float" office:value="5.296" calcext:value-type="float">
            <text:p>5.296</text:p>
          </table:table-cell>
          <table:table-cell office:value-type="float" office:value="-53.80947" calcext:value-type="float">
            <text:p>-53.80947</text:p>
          </table:table-cell>
          <table:table-cell office:value-type="float" office:value="-79.43624" calcext:value-type="float">
            <text:p>-79.43624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59])" office:value-type="float" office:value="-1" calcext:value-type="float">
            <text:p>-1</text:p>
          </table:table-cell>
          <table:table-cell table:formula="of:=SIGN([.AY59])" office:value-type="float" office:value="-1" calcext:value-type="float">
            <text:p>-1</text:p>
          </table:table-cell>
          <table:table-cell table:formula="of:=SIGN([.AZ59])" office:value-type="float" office:value="-1" calcext:value-type="float">
            <text:p>-1</text:p>
          </table:table-cell>
          <table:table-cell table:formula="of:=SIGN([.BA59])" office:value-type="float" office:value="-1" calcext:value-type="float">
            <text:p>-1</text:p>
          </table:table-cell>
          <table:table-cell table:number-columns-repeated="3"/>
          <table:table-cell office:value-type="float" office:value="4.352" calcext:value-type="float">
            <text:p>4.352</text:p>
          </table:table-cell>
          <table:table-cell office:value-type="float" office:value="-0.8680738" calcext:value-type="float">
            <text:p>-0.8680738</text:p>
          </table:table-cell>
          <table:table-cell office:value-type="float" office:value="-0.209929" calcext:value-type="float">
            <text:p>-0.2099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822" calcext:value-type="float">
            <text:p>17.822</text:p>
          </table:table-cell>
          <table:table-cell office:value-type="float" office:value="-129.3343" calcext:value-type="float">
            <text:p>-129.3343</text:p>
          </table:table-cell>
          <table:table-cell office:value-type="float" office:value="128.456" calcext:value-type="float">
            <text:p>128.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633" calcext:value-type="float">
            <text:p>9.633</text:p>
          </table:table-cell>
          <table:table-cell office:value-type="float" office:value="-82.34909" calcext:value-type="float">
            <text:p>-82.34909</text:p>
          </table:table-cell>
          <table:table-cell office:value-type="float" office:value="128.0636" calcext:value-type="float">
            <text:p>128.0636</text:p>
          </table:table-cell>
          <table:table-cell office:value-type="float" office:value="97.42704" calcext:value-type="float">
            <text:p>97.42704</text:p>
          </table:table-cell>
          <table:table-cell office:value-type="float" office:value="99.08679" calcext:value-type="float">
            <text:p>99.08679</text:p>
          </table:table-cell>
          <table:table-cell/>
          <table:table-cell table:formula="of:=([.M60]-[.M61])" office:value-type="float" office:value="1.40103999999999" calcext:value-type="float">
            <text:p>1.40103999999999</text:p>
          </table:table-cell>
          <table:table-cell table:formula="of:=[.N60]-[.N61]" office:value-type="float" office:value="-0.191399999999987" calcext:value-type="float">
            <text:p>-0.191399999999987</text:p>
          </table:table-cell>
          <table:table-cell table:formula="of:=[.O60]-[.O61]" office:value-type="float" office:value="-0.124739999999989" calcext:value-type="float">
            <text:p>-0.124739999999989</text:p>
          </table:table-cell>
          <table:table-cell table:formula="of:=[.P60]-[.P61]" office:value-type="float" office:value="-0.107960000000006" calcext:value-type="float">
            <text:p>-0.107960000000006</text:p>
          </table:table-cell>
          <table:table-cell/>
          <table:table-cell table:formula="of:=SIGN([.R60])" office:value-type="float" office:value="1" calcext:value-type="float">
            <text:p>1</text:p>
          </table:table-cell>
          <table:table-cell table:formula="of:=SIGN([.S60])" office:value-type="float" office:value="-1" calcext:value-type="float">
            <text:p>-1</text:p>
          </table:table-cell>
          <table:table-cell table:formula="of:=SIGN([.T60])" office:value-type="float" office:value="-1" calcext:value-type="float">
            <text:p>-1</text:p>
          </table:table-cell>
          <table:table-cell table:formula="of:=SIGN([.U60])" office:value-type="float" office:value="-1" calcext:value-type="float">
            <text:p>-1</text:p>
          </table:table-cell>
          <table:table-cell table:number-columns-repeated="3"/>
          <table:table-cell office:value-type="float" office:value="11.46" calcext:value-type="float">
            <text:p>11.46</text:p>
          </table:table-cell>
          <table:table-cell office:value-type="float" office:value="-1.479305" calcext:value-type="float">
            <text:p>-1.479305</text:p>
          </table:table-cell>
          <table:table-cell office:value-type="float" office:value="2.779878" calcext:value-type="float">
            <text:p>2.779878</text:p>
          </table:table-cell>
          <table:table-cell office:value-type="float" office:value="22.21714" calcext:value-type="float">
            <text:p>22.21714</text:p>
          </table:table-cell>
          <table:table-cell office:value-type="float" office:value="89.87803" calcext:value-type="float">
            <text:p>89.87803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-17.84119" calcext:value-type="float">
            <text:p>-17.84119</text:p>
          </table:table-cell>
          <table:table-cell office:value-type="float" office:value="48.03064" calcext:value-type="float">
            <text:p>48.03064</text:p>
          </table:table-cell>
          <table:table-cell office:value-type="float" office:value="-0.1307748" calcext:value-type="float">
            <text:p>-0.1307748</text:p>
          </table:table-cell>
          <table:table-cell office:value-type="float" office:value="-16.67045" calcext:value-type="float">
            <text:p>-16.67045</text:p>
          </table:table-cell>
          <table:table-cell/>
          <table:table-cell table:formula="of:=SIGN([.AL60])" office:value-type="float" office:value="-1" calcext:value-type="float">
            <text:p>-1</text:p>
          </table:table-cell>
          <table:table-cell table:formula="of:=SIGN([.AM60])" office:value-type="float" office:value="1" calcext:value-type="float">
            <text:p>1</text:p>
          </table:table-cell>
          <table:table-cell table:formula="of:=SIGN([.AN60])" office:value-type="float" office:value="-1" calcext:value-type="float">
            <text:p>-1</text:p>
          </table:table-cell>
          <table:table-cell table:formula="of:=SIGN([.AO60])" office:value-type="float" office:value="-1" calcext:value-type="float">
            <text:p>-1</text:p>
          </table:table-cell>
          <table:table-cell table:number-columns-repeated="2"/>
          <table:table-cell office:value-type="float" office:value="5.31" calcext:value-type="float">
            <text:p>5.31</text:p>
          </table:table-cell>
          <table:table-cell office:value-type="float" office:value="-53.88642" calcext:value-type="float">
            <text:p>-53.88642</text:p>
          </table:table-cell>
          <table:table-cell office:value-type="float" office:value="-79.55991" calcext:value-type="float">
            <text:p>-79.55991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60])" office:value-type="float" office:value="-1" calcext:value-type="float">
            <text:p>-1</text:p>
          </table:table-cell>
          <table:table-cell table:formula="of:=SIGN([.AY60])" office:value-type="float" office:value="-1" calcext:value-type="float">
            <text:p>-1</text:p>
          </table:table-cell>
          <table:table-cell table:formula="of:=SIGN([.AZ60])" office:value-type="float" office:value="-1" calcext:value-type="float">
            <text:p>-1</text:p>
          </table:table-cell>
          <table:table-cell table:formula="of:=SIGN([.BA60])" office:value-type="float" office:value="-1" calcext:value-type="float">
            <text:p>-1</text:p>
          </table:table-cell>
          <table:table-cell table:number-columns-repeated="3"/>
          <table:table-cell office:value-type="float" office:value="4.361" calcext:value-type="float">
            <text:p>4.361</text:p>
          </table:table-cell>
          <table:table-cell office:value-type="float" office:value="-0.6548168" calcext:value-type="float">
            <text:p>-0.6548168</text:p>
          </table:table-cell>
          <table:table-cell office:value-type="float" office:value="-0.1699774" calcext:value-type="float">
            <text:p>-0.16997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843" calcext:value-type="float">
            <text:p>17.843</text:p>
          </table:table-cell>
          <table:table-cell office:value-type="float" office:value="-129.4242" calcext:value-type="float">
            <text:p>-129.4242</text:p>
          </table:table-cell>
          <table:table-cell office:value-type="float" office:value="128.3912" calcext:value-type="float">
            <text:p>128.3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644" calcext:value-type="float">
            <text:p>9.644</text:p>
          </table:table-cell>
          <table:table-cell office:value-type="float" office:value="-83.75013" calcext:value-type="float">
            <text:p>-83.75013</text:p>
          </table:table-cell>
          <table:table-cell office:value-type="float" office:value="128.255" calcext:value-type="float">
            <text:p>128.255</text:p>
          </table:table-cell>
          <table:table-cell office:value-type="float" office:value="97.55178" calcext:value-type="float">
            <text:p>97.55178</text:p>
          </table:table-cell>
          <table:table-cell office:value-type="float" office:value="99.19475" calcext:value-type="float">
            <text:p>99.19475</text:p>
          </table:table-cell>
          <table:table-cell/>
          <table:table-cell table:formula="of:=([.M61]-[.M62])" office:value-type="float" office:value="2.20885" calcext:value-type="float">
            <text:p>2.20885</text:p>
          </table:table-cell>
          <table:table-cell table:formula="of:=[.N61]-[.N62]" office:value-type="float" office:value="-0.297899999999998" calcext:value-type="float">
            <text:p>-0.297899999999998</text:p>
          </table:table-cell>
          <table:table-cell table:formula="of:=[.O61]-[.O62]" office:value-type="float" office:value="-0.230760000000004" calcext:value-type="float">
            <text:p>-0.230760000000004</text:p>
          </table:table-cell>
          <table:table-cell table:formula="of:=[.P61]-[.P62]" office:value-type="float" office:value="-0.132559999999998" calcext:value-type="float">
            <text:p>-0.132559999999998</text:p>
          </table:table-cell>
          <table:table-cell/>
          <table:table-cell table:formula="of:=SIGN([.R61])" office:value-type="float" office:value="1" calcext:value-type="float">
            <text:p>1</text:p>
          </table:table-cell>
          <table:table-cell table:formula="of:=SIGN([.S61])" office:value-type="float" office:value="-1" calcext:value-type="float">
            <text:p>-1</text:p>
          </table:table-cell>
          <table:table-cell table:formula="of:=SIGN([.T61])" office:value-type="float" office:value="-1" calcext:value-type="float">
            <text:p>-1</text:p>
          </table:table-cell>
          <table:table-cell table:formula="of:=SIGN([.U61])" office:value-type="float" office:value="-1" calcext:value-type="float">
            <text:p>-1</text:p>
          </table:table-cell>
          <table:table-cell table:number-columns-repeated="3"/>
          <table:table-cell office:value-type="float" office:value="11.472" calcext:value-type="float">
            <text:p>11.472</text:p>
          </table:table-cell>
          <table:table-cell office:value-type="float" office:value="-1.439716" calcext:value-type="float">
            <text:p>-1.439716</text:p>
          </table:table-cell>
          <table:table-cell office:value-type="float" office:value="2.705482" calcext:value-type="float">
            <text:p>2.705482</text:p>
          </table:table-cell>
          <table:table-cell office:value-type="float" office:value="22.46791" calcext:value-type="float">
            <text:p>22.46791</text:p>
          </table:table-cell>
          <table:table-cell office:value-type="float" office:value="90.55263" calcext:value-type="float">
            <text:p>90.55263</text:p>
          </table:table-cell>
          <table:table-cell table:number-columns-repeated="2"/>
          <table:table-cell office:value-type="float" office:value="4.412" calcext:value-type="float">
            <text:p>4.412</text:p>
          </table:table-cell>
          <table:table-cell office:value-type="float" office:value="-18.32388" calcext:value-type="float">
            <text:p>-18.32388</text:p>
          </table:table-cell>
          <table:table-cell office:value-type="float" office:value="49.70202" calcext:value-type="float">
            <text:p>49.70202</text:p>
          </table:table-cell>
          <table:table-cell office:value-type="float" office:value="-0.1396614" calcext:value-type="float">
            <text:p>-0.1396614</text:p>
          </table:table-cell>
          <table:table-cell office:value-type="float" office:value="-16.95656" calcext:value-type="float">
            <text:p>-16.95656</text:p>
          </table:table-cell>
          <table:table-cell/>
          <table:table-cell table:formula="of:=SIGN([.AL61])" office:value-type="float" office:value="-1" calcext:value-type="float">
            <text:p>-1</text:p>
          </table:table-cell>
          <table:table-cell table:formula="of:=SIGN([.AM61])" office:value-type="float" office:value="1" calcext:value-type="float">
            <text:p>1</text:p>
          </table:table-cell>
          <table:table-cell table:formula="of:=SIGN([.AN61])" office:value-type="float" office:value="-1" calcext:value-type="float">
            <text:p>-1</text:p>
          </table:table-cell>
          <table:table-cell table:formula="of:=SIGN([.AO61])" office:value-type="float" office:value="-1" calcext:value-type="float">
            <text:p>-1</text:p>
          </table:table-cell>
          <table:table-cell table:number-columns-repeated="2"/>
          <table:table-cell office:value-type="float" office:value="5.323" calcext:value-type="float">
            <text:p>5.323</text:p>
          </table:table-cell>
          <table:table-cell office:value-type="float" office:value="-53.98107" calcext:value-type="float">
            <text:p>-53.98107</text:p>
          </table:table-cell>
          <table:table-cell office:value-type="float" office:value="-79.71394" calcext:value-type="float">
            <text:p>-79.71394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61])" office:value-type="float" office:value="-1" calcext:value-type="float">
            <text:p>-1</text:p>
          </table:table-cell>
          <table:table-cell table:formula="of:=SIGN([.AY61])" office:value-type="float" office:value="-1" calcext:value-type="float">
            <text:p>-1</text:p>
          </table:table-cell>
          <table:table-cell table:formula="of:=SIGN([.AZ61])" office:value-type="float" office:value="-1" calcext:value-type="float">
            <text:p>-1</text:p>
          </table:table-cell>
          <table:table-cell table:formula="of:=SIGN([.BA61])" office:value-type="float" office:value="-1" calcext:value-type="float">
            <text:p>-1</text:p>
          </table:table-cell>
          <table:table-cell table:number-columns-repeated="3"/>
          <table:table-cell office:value-type="float" office:value="4.369" calcext:value-type="float">
            <text:p>4.369</text:p>
          </table:table-cell>
          <table:table-cell office:value-type="float" office:value="-0.6690868" calcext:value-type="float">
            <text:p>-0.6690868</text:p>
          </table:table-cell>
          <table:table-cell office:value-type="float" office:value="-0.1468851" calcext:value-type="float">
            <text:p>-0.1468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865" calcext:value-type="float">
            <text:p>17.865</text:p>
          </table:table-cell>
          <table:table-cell office:value-type="float" office:value="-129.3737" calcext:value-type="float">
            <text:p>-129.3737</text:p>
          </table:table-cell>
          <table:table-cell office:value-type="float" office:value="128.4228" calcext:value-type="float">
            <text:p>128.4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665" calcext:value-type="float">
            <text:p>9.665</text:p>
          </table:table-cell>
          <table:table-cell office:value-type="float" office:value="-85.95898" calcext:value-type="float">
            <text:p>-85.95898</text:p>
          </table:table-cell>
          <table:table-cell office:value-type="float" office:value="128.5529" calcext:value-type="float">
            <text:p>128.5529</text:p>
          </table:table-cell>
          <table:table-cell office:value-type="float" office:value="97.78254" calcext:value-type="float">
            <text:p>97.78254</text:p>
          </table:table-cell>
          <table:table-cell office:value-type="float" office:value="99.32731" calcext:value-type="float">
            <text:p>99.32731</text:p>
          </table:table-cell>
          <table:table-cell/>
          <table:table-cell table:formula="of:=([.M62]-[.M63])" office:value-type="float" office:value="1.2792" calcext:value-type="float">
            <text:p>1.2792</text:p>
          </table:table-cell>
          <table:table-cell table:formula="of:=[.N62]-[.N63]" office:value-type="float" office:value="-0.18180000000001" calcext:value-type="float">
            <text:p>-0.18180000000001</text:p>
          </table:table-cell>
          <table:table-cell table:formula="of:=[.O62]-[.O63]" office:value-type="float" office:value="-0.126080000000002" calcext:value-type="float">
            <text:p>-0.126080000000002</text:p>
          </table:table-cell>
          <table:table-cell table:formula="of:=[.P62]-[.P63]" office:value-type="float" office:value="-0.125920000000008" calcext:value-type="float">
            <text:p>-0.125920000000008</text:p>
          </table:table-cell>
          <table:table-cell/>
          <table:table-cell table:formula="of:=SIGN([.R62])" office:value-type="float" office:value="1" calcext:value-type="float">
            <text:p>1</text:p>
          </table:table-cell>
          <table:table-cell table:formula="of:=SIGN([.S62])" office:value-type="float" office:value="-1" calcext:value-type="float">
            <text:p>-1</text:p>
          </table:table-cell>
          <table:table-cell table:formula="of:=SIGN([.T62])" office:value-type="float" office:value="-1" calcext:value-type="float">
            <text:p>-1</text:p>
          </table:table-cell>
          <table:table-cell table:formula="of:=SIGN([.U62])" office:value-type="float" office:value="-1" calcext:value-type="float">
            <text:p>-1</text:p>
          </table:table-cell>
          <table:table-cell table:number-columns-repeated="3"/>
          <table:table-cell office:value-type="float" office:value="11.484" calcext:value-type="float">
            <text:p>11.484</text:p>
          </table:table-cell>
          <table:table-cell office:value-type="float" office:value="-1.405487" calcext:value-type="float">
            <text:p>-1.405487</text:p>
          </table:table-cell>
          <table:table-cell office:value-type="float" office:value="2.641161" calcext:value-type="float">
            <text:p>2.641161</text:p>
          </table:table-cell>
          <table:table-cell office:value-type="float" office:value="22.77982" calcext:value-type="float">
            <text:p>22.77982</text:p>
          </table:table-cell>
          <table:table-cell office:value-type="float" office:value="91.44481" calcext:value-type="float">
            <text:p>91.44481</text:p>
          </table:table-cell>
          <table:table-cell table:number-columns-repeated="2"/>
          <table:table-cell office:value-type="float" office:value="4.581" calcext:value-type="float">
            <text:p>4.581</text:p>
          </table:table-cell>
          <table:table-cell office:value-type="float" office:value="-22.51058" calcext:value-type="float">
            <text:p>-22.51058</text:p>
          </table:table-cell>
          <table:table-cell office:value-type="float" office:value="64.70248" calcext:value-type="float">
            <text:p>64.70248</text:p>
          </table:table-cell>
          <table:table-cell office:value-type="float" office:value="0.009707802" calcext:value-type="float">
            <text:p>0.009707802</text:p>
          </table:table-cell>
          <table:table-cell office:value-type="float" office:value="-20.17236" calcext:value-type="float">
            <text:p>-20.17236</text:p>
          </table:table-cell>
          <table:table-cell/>
          <table:table-cell table:formula="of:=SIGN([.AL62])" office:value-type="float" office:value="-1" calcext:value-type="float">
            <text:p>-1</text:p>
          </table:table-cell>
          <table:table-cell table:formula="of:=SIGN([.AM62])" office:value-type="float" office:value="1" calcext:value-type="float">
            <text:p>1</text:p>
          </table:table-cell>
          <table:table-cell table:formula="of:=SIGN([.AN62])" office:value-type="float" office:value="1" calcext:value-type="float">
            <text:p>1</text:p>
          </table:table-cell>
          <table:table-cell table:formula="of:=SIGN([.AO62])" office:value-type="float" office:value="-1" calcext:value-type="float">
            <text:p>-1</text:p>
          </table:table-cell>
          <table:table-cell table:number-columns-repeated="2"/>
          <table:table-cell office:value-type="float" office:value="5.334" calcext:value-type="float">
            <text:p>5.334</text:p>
          </table:table-cell>
          <table:table-cell office:value-type="float" office:value="-54.09208" calcext:value-type="float">
            <text:p>-54.09208</text:p>
          </table:table-cell>
          <table:table-cell office:value-type="float" office:value="-79.89677" calcext:value-type="float">
            <text:p>-79.89677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62])" office:value-type="float" office:value="-1" calcext:value-type="float">
            <text:p>-1</text:p>
          </table:table-cell>
          <table:table-cell table:formula="of:=SIGN([.AY62])" office:value-type="float" office:value="-1" calcext:value-type="float">
            <text:p>-1</text:p>
          </table:table-cell>
          <table:table-cell table:formula="of:=SIGN([.AZ62])" office:value-type="float" office:value="-1" calcext:value-type="float">
            <text:p>-1</text:p>
          </table:table-cell>
          <table:table-cell table:formula="of:=SIGN([.BA62])" office:value-type="float" office:value="-1" calcext:value-type="float">
            <text:p>-1</text:p>
          </table:table-cell>
          <table:table-cell table:number-columns-repeated="3"/>
          <table:table-cell office:value-type="float" office:value="4.377" calcext:value-type="float">
            <text:p>4.377</text:p>
          </table:table-cell>
          <table:table-cell office:value-type="float" office:value="-0.8806591" calcext:value-type="float">
            <text:p>-0.8806591</text:p>
          </table:table-cell>
          <table:table-cell office:value-type="float" office:value="-0.2322457" calcext:value-type="float">
            <text:p>-0.23224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.888" calcext:value-type="float">
            <text:p>17.888</text:p>
          </table:table-cell>
          <table:table-cell office:value-type="float" office:value="-129.4292" calcext:value-type="float">
            <text:p>-129.4292</text:p>
          </table:table-cell>
          <table:table-cell office:value-type="float" office:value="128.3808" calcext:value-type="float">
            <text:p>128.38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676" calcext:value-type="float">
            <text:p>9.676</text:p>
          </table:table-cell>
          <table:table-cell office:value-type="float" office:value="-87.23818" calcext:value-type="float">
            <text:p>-87.23818</text:p>
          </table:table-cell>
          <table:table-cell office:value-type="float" office:value="128.7347" calcext:value-type="float">
            <text:p>128.7347</text:p>
          </table:table-cell>
          <table:table-cell office:value-type="float" office:value="97.90862" calcext:value-type="float">
            <text:p>97.90862</text:p>
          </table:table-cell>
          <table:table-cell office:value-type="float" office:value="99.45323" calcext:value-type="float">
            <text:p>99.45323</text:p>
          </table:table-cell>
          <table:table-cell/>
          <table:table-cell table:formula="of:=([.M63]-[.M64])" office:value-type="float" office:value="1.35393999999999" calcext:value-type="float">
            <text:p>1.35393999999999</text:p>
          </table:table-cell>
          <table:table-cell table:formula="of:=[.N63]-[.N64]" office:value-type="float" office:value="-0.198299999999989" calcext:value-type="float">
            <text:p>-0.198299999999989</text:p>
          </table:table-cell>
          <table:table-cell table:formula="of:=[.O63]-[.O64]" office:value-type="float" office:value="-0.155609999999996" calcext:value-type="float">
            <text:p>-0.155609999999996</text:p>
          </table:table-cell>
          <table:table-cell table:formula="of:=[.P63]-[.P64]" office:value-type="float" office:value="-0.0366799999999898" calcext:value-type="float">
            <text:p>-0.0366799999999898</text:p>
          </table:table-cell>
          <table:table-cell/>
          <table:table-cell table:formula="of:=SIGN([.R63])" office:value-type="float" office:value="1" calcext:value-type="float">
            <text:p>1</text:p>
          </table:table-cell>
          <table:table-cell table:formula="of:=SIGN([.S63])" office:value-type="float" office:value="-1" calcext:value-type="float">
            <text:p>-1</text:p>
          </table:table-cell>
          <table:table-cell table:formula="of:=SIGN([.T63])" office:value-type="float" office:value="-1" calcext:value-type="float">
            <text:p>-1</text:p>
          </table:table-cell>
          <table:table-cell table:formula="of:=SIGN([.U63])" office:value-type="float" office:value="-1" calcext:value-type="float">
            <text:p>-1</text:p>
          </table:table-cell>
          <table:table-cell table:number-columns-repeated="3"/>
          <table:table-cell office:value-type="float" office:value="11.495" calcext:value-type="float">
            <text:p>11.495</text:p>
          </table:table-cell>
          <table:table-cell office:value-type="float" office:value="-1.374849" calcext:value-type="float">
            <text:p>-1.374849</text:p>
          </table:table-cell>
          <table:table-cell office:value-type="float" office:value="2.583586" calcext:value-type="float">
            <text:p>2.583586</text:p>
          </table:table-cell>
          <table:table-cell office:value-type="float" office:value="23.23791" calcext:value-type="float">
            <text:p>23.23791</text:p>
          </table:table-cell>
          <table:table-cell office:value-type="float" office:value="92.40398" calcext:value-type="float">
            <text:p>92.40398</text:p>
          </table:table-cell>
          <table:table-cell table:number-columns-repeated="2"/>
          <table:table-cell office:value-type="float" office:value="4.593" calcext:value-type="float">
            <text:p>4.593</text:p>
          </table:table-cell>
          <table:table-cell office:value-type="float" office:value="-22.76489" calcext:value-type="float">
            <text:p>-22.76489</text:p>
          </table:table-cell>
          <table:table-cell office:value-type="float" office:value="65.69636" calcext:value-type="float">
            <text:p>65.69636</text:p>
          </table:table-cell>
          <table:table-cell office:value-type="float" office:value="0.01444405" calcext:value-type="float">
            <text:p>0.01444405</text:p>
          </table:table-cell>
          <table:table-cell office:value-type="float" office:value="-20.53649" calcext:value-type="float">
            <text:p>-20.53649</text:p>
          </table:table-cell>
          <table:table-cell/>
          <table:table-cell table:formula="of:=SIGN([.AL63])" office:value-type="float" office:value="-1" calcext:value-type="float">
            <text:p>-1</text:p>
          </table:table-cell>
          <table:table-cell table:formula="of:=SIGN([.AM63])" office:value-type="float" office:value="1" calcext:value-type="float">
            <text:p>1</text:p>
          </table:table-cell>
          <table:table-cell table:formula="of:=SIGN([.AN63])" office:value-type="float" office:value="1" calcext:value-type="float">
            <text:p>1</text:p>
          </table:table-cell>
          <table:table-cell table:formula="of:=SIGN([.AO63])" office:value-type="float" office:value="-1" calcext:value-type="float">
            <text:p>-1</text:p>
          </table:table-cell>
          <table:table-cell table:number-columns-repeated="2"/>
          <table:table-cell office:value-type="float" office:value="5.346" calcext:value-type="float">
            <text:p>5.346</text:p>
          </table:table-cell>
          <table:table-cell office:value-type="float" office:value="-54.18116" calcext:value-type="float">
            <text:p>-54.18116</text:p>
          </table:table-cell>
          <table:table-cell office:value-type="float" office:value="-80.04386" calcext:value-type="float">
            <text:p>-80.04386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63])" office:value-type="float" office:value="-1" calcext:value-type="float">
            <text:p>-1</text:p>
          </table:table-cell>
          <table:table-cell table:formula="of:=SIGN([.AY63])" office:value-type="float" office:value="-1" calcext:value-type="float">
            <text:p>-1</text:p>
          </table:table-cell>
          <table:table-cell table:formula="of:=SIGN([.AZ63])" office:value-type="float" office:value="-1" calcext:value-type="float">
            <text:p>-1</text:p>
          </table:table-cell>
          <table:table-cell table:formula="of:=SIGN([.BA63])" office:value-type="float" office:value="-1" calcext:value-type="float">
            <text:p>-1</text:p>
          </table:table-cell>
          <table:table-cell table:number-columns-repeated="3"/>
          <table:table-cell office:value-type="float" office:value="4.386" calcext:value-type="float">
            <text:p>4.386</text:p>
          </table:table-cell>
          <table:table-cell office:value-type="float" office:value="-0.6506825" calcext:value-type="float">
            <text:p>-0.6506825</text:p>
          </table:table-cell>
          <table:table-cell office:value-type="float" office:value="-0.1875944" calcext:value-type="float">
            <text:p>-0.18759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05" calcext:value-type="float">
            <text:p>18.05</text:p>
          </table:table-cell>
          <table:table-cell office:value-type="float" office:value="-129.3853" calcext:value-type="float">
            <text:p>-129.3853</text:p>
          </table:table-cell>
          <table:table-cell office:value-type="float" office:value="128.4142" calcext:value-type="float">
            <text:p>128.4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687" calcext:value-type="float">
            <text:p>9.687</text:p>
          </table:table-cell>
          <table:table-cell office:value-type="float" office:value="-88.59212" calcext:value-type="float">
            <text:p>-88.59212</text:p>
          </table:table-cell>
          <table:table-cell office:value-type="float" office:value="128.933" calcext:value-type="float">
            <text:p>128.933</text:p>
          </table:table-cell>
          <table:table-cell office:value-type="float" office:value="98.06423" calcext:value-type="float">
            <text:p>98.06423</text:p>
          </table:table-cell>
          <table:table-cell office:value-type="float" office:value="99.48991" calcext:value-type="float">
            <text:p>99.48991</text:p>
          </table:table-cell>
          <table:table-cell/>
          <table:table-cell table:formula="of:=([.M64]-[.M65])" office:value-type="float" office:value="13.44348" calcext:value-type="float">
            <text:p>13.44348</text:p>
          </table:table-cell>
          <table:table-cell table:formula="of:=[.N64]-[.N65]" office:value-type="float" office:value="-2.66730000000001" calcext:value-type="float">
            <text:p>-2.66730000000001</text:p>
          </table:table-cell>
          <table:table-cell table:formula="of:=[.O64]-[.O65]" office:value-type="float" office:value="-0.527070000000009" calcext:value-type="float">
            <text:p>-0.527070000000009</text:p>
          </table:table-cell>
          <table:table-cell table:formula="of:=[.P64]-[.P65]" office:value-type="float" office:value="-0.134420000000006" calcext:value-type="float">
            <text:p>-0.134420000000006</text:p>
          </table:table-cell>
          <table:table-cell/>
          <table:table-cell table:formula="of:=SIGN([.R64])" office:value-type="float" office:value="1" calcext:value-type="float">
            <text:p>1</text:p>
          </table:table-cell>
          <table:table-cell table:formula="of:=SIGN([.S64])" office:value-type="float" office:value="-1" calcext:value-type="float">
            <text:p>-1</text:p>
          </table:table-cell>
          <table:table-cell table:formula="of:=SIGN([.T64])" office:value-type="float" office:value="-1" calcext:value-type="float">
            <text:p>-1</text:p>
          </table:table-cell>
          <table:table-cell table:formula="of:=SIGN([.U64])" office:value-type="float" office:value="-1" calcext:value-type="float">
            <text:p>-1</text:p>
          </table:table-cell>
          <table:table-cell table:number-columns-repeated="3"/>
          <table:table-cell office:value-type="float" office:value="11.506" calcext:value-type="float">
            <text:p>11.506</text:p>
          </table:table-cell>
          <table:table-cell office:value-type="float" office:value="-1.346229" calcext:value-type="float">
            <text:p>-1.346229</text:p>
          </table:table-cell>
          <table:table-cell office:value-type="float" office:value="2.529804" calcext:value-type="float">
            <text:p>2.529804</text:p>
          </table:table-cell>
          <table:table-cell office:value-type="float" office:value="23.50718" calcext:value-type="float">
            <text:p>23.50718</text:p>
          </table:table-cell>
          <table:table-cell office:value-type="float" office:value="93.42239" calcext:value-type="float">
            <text:p>93.42239</text:p>
          </table:table-cell>
          <table:table-cell table:number-columns-repeated="2"/>
          <table:table-cell office:value-type="float" office:value="4.605" calcext:value-type="float">
            <text:p>4.605</text:p>
          </table:table-cell>
          <table:table-cell office:value-type="float" office:value="-22.96603" calcext:value-type="float">
            <text:p>-22.96603</text:p>
          </table:table-cell>
          <table:table-cell office:value-type="float" office:value="66.48277" calcext:value-type="float">
            <text:p>66.48277</text:p>
          </table:table-cell>
          <table:table-cell office:value-type="float" office:value="0.02464134" calcext:value-type="float">
            <text:p>0.02464134</text:p>
          </table:table-cell>
          <table:table-cell office:value-type="float" office:value="-20.64908" calcext:value-type="float">
            <text:p>-20.64908</text:p>
          </table:table-cell>
          <table:table-cell/>
          <table:table-cell table:formula="of:=SIGN([.AL64])" office:value-type="float" office:value="-1" calcext:value-type="float">
            <text:p>-1</text:p>
          </table:table-cell>
          <table:table-cell table:formula="of:=SIGN([.AM64])" office:value-type="float" office:value="1" calcext:value-type="float">
            <text:p>1</text:p>
          </table:table-cell>
          <table:table-cell table:formula="of:=SIGN([.AN64])" office:value-type="float" office:value="1" calcext:value-type="float">
            <text:p>1</text:p>
          </table:table-cell>
          <table:table-cell table:formula="of:=SIGN([.AO64])" office:value-type="float" office:value="-1" calcext:value-type="float">
            <text:p>-1</text:p>
          </table:table-cell>
          <table:table-cell table:number-columns-repeated="2"/>
          <table:table-cell office:value-type="float" office:value="5.357" calcext:value-type="float">
            <text:p>5.357</text:p>
          </table:table-cell>
          <table:table-cell office:value-type="float" office:value="-54.24196" calcext:value-type="float">
            <text:p>-54.24196</text:p>
          </table:table-cell>
          <table:table-cell office:value-type="float" office:value="-80.15777" calcext:value-type="float">
            <text:p>-80.15777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64])" office:value-type="float" office:value="-1" calcext:value-type="float">
            <text:p>-1</text:p>
          </table:table-cell>
          <table:table-cell table:formula="of:=SIGN([.AY64])" office:value-type="float" office:value="-1" calcext:value-type="float">
            <text:p>-1</text:p>
          </table:table-cell>
          <table:table-cell table:formula="of:=SIGN([.AZ64])" office:value-type="float" office:value="-1" calcext:value-type="float">
            <text:p>-1</text:p>
          </table:table-cell>
          <table:table-cell table:formula="of:=SIGN([.BA64])" office:value-type="float" office:value="-1" calcext:value-type="float">
            <text:p>-1</text:p>
          </table:table-cell>
          <table:table-cell table:number-columns-repeated="3"/>
          <table:table-cell office:value-type="float" office:value="4.397" calcext:value-type="float">
            <text:p>4.397</text:p>
          </table:table-cell>
          <table:table-cell office:value-type="float" office:value="-0.7555679" calcext:value-type="float">
            <text:p>-0.7555679</text:p>
          </table:table-cell>
          <table:table-cell office:value-type="float" office:value="-0.3102153" calcext:value-type="float">
            <text:p>-0.31021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076" calcext:value-type="float">
            <text:p>18.076</text:p>
          </table:table-cell>
          <table:table-cell office:value-type="float" office:value="-129.5546" calcext:value-type="float">
            <text:p>-129.5546</text:p>
          </table:table-cell>
          <table:table-cell office:value-type="float" office:value="128.3242" calcext:value-type="float">
            <text:p>128.32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848" calcext:value-type="float">
            <text:p>9.848</text:p>
          </table:table-cell>
          <table:table-cell office:value-type="float" office:value="-102.0356" calcext:value-type="float">
            <text:p>-102.0356</text:p>
          </table:table-cell>
          <table:table-cell office:value-type="float" office:value="131.6003" calcext:value-type="float">
            <text:p>131.6003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65]-[.M66])" office:value-type="float" office:value="0.752499999999998" calcext:value-type="float">
            <text:p>0.752499999999998</text:p>
          </table:table-cell>
          <table:table-cell table:formula="of:=[.N65]-[.N66]" office:value-type="float" office:value="-0.18549999999999" calcext:value-type="float">
            <text:p>-0.18549999999999</text:p>
          </table:table-cell>
          <table:table-cell table:formula="of:=[.O65]-[.O66]" office:value-type="float" office:value="0" calcext:value-type="float">
            <text:p>0</text:p>
          </table:table-cell>
          <table:table-cell table:formula="of:=[.P65]-[.P66]" office:value-type="float" office:value="0" calcext:value-type="float">
            <text:p>0</text:p>
          </table:table-cell>
          <table:table-cell/>
          <table:table-cell table:formula="of:=SIGN([.R65])" office:value-type="float" office:value="1" calcext:value-type="float">
            <text:p>1</text:p>
          </table:table-cell>
          <table:table-cell table:formula="of:=SIGN([.S65])" office:value-type="float" office:value="-1" calcext:value-type="float">
            <text:p>-1</text:p>
          </table:table-cell>
          <table:table-cell table:formula="of:=SIGN([.T65])" office:value-type="float" office:value="0" calcext:value-type="float">
            <text:p>0</text:p>
          </table:table-cell>
          <table:table-cell table:formula="of:=SIGN([.U65])" office:value-type="float" office:value="0" calcext:value-type="float">
            <text:p>0</text:p>
          </table:table-cell>
          <table:table-cell table:number-columns-repeated="3"/>
          <table:table-cell office:value-type="float" office:value="11.517" calcext:value-type="float">
            <text:p>11.517</text:p>
          </table:table-cell>
          <table:table-cell office:value-type="float" office:value="-1.318201" calcext:value-type="float">
            <text:p>-1.318201</text:p>
          </table:table-cell>
          <table:table-cell office:value-type="float" office:value="2.477134" calcext:value-type="float">
            <text:p>2.477134</text:p>
          </table:table-cell>
          <table:table-cell office:value-type="float" office:value="23.82902" calcext:value-type="float">
            <text:p>23.82902</text:p>
          </table:table-cell>
          <table:table-cell office:value-type="float" office:value="94.30177" calcext:value-type="float">
            <text:p>94.30177</text:p>
          </table:table-cell>
          <table:table-cell table:number-columns-repeated="2"/>
          <table:table-cell office:value-type="float" office:value="4.617" calcext:value-type="float">
            <text:p>4.617</text:p>
          </table:table-cell>
          <table:table-cell office:value-type="float" office:value="-22.81118" calcext:value-type="float">
            <text:p>-22.81118</text:p>
          </table:table-cell>
          <table:table-cell office:value-type="float" office:value="66.13286" calcext:value-type="float">
            <text:p>66.13286</text:p>
          </table:table-cell>
          <table:table-cell office:value-type="float" office:value="0.0277977" calcext:value-type="float">
            <text:p>0.0277977</text:p>
          </table:table-cell>
          <table:table-cell office:value-type="float" office:value="-20.87449" calcext:value-type="float">
            <text:p>-20.87449</text:p>
          </table:table-cell>
          <table:table-cell/>
          <table:table-cell table:formula="of:=SIGN([.AL65])" office:value-type="float" office:value="-1" calcext:value-type="float">
            <text:p>-1</text:p>
          </table:table-cell>
          <table:table-cell table:formula="of:=SIGN([.AM65])" office:value-type="float" office:value="1" calcext:value-type="float">
            <text:p>1</text:p>
          </table:table-cell>
          <table:table-cell table:formula="of:=SIGN([.AN65])" office:value-type="float" office:value="1" calcext:value-type="float">
            <text:p>1</text:p>
          </table:table-cell>
          <table:table-cell table:formula="of:=SIGN([.AO65])" office:value-type="float" office:value="-1" calcext:value-type="float">
            <text:p>-1</text:p>
          </table:table-cell>
          <table:table-cell table:number-columns-repeated="2"/>
          <table:table-cell office:value-type="float" office:value="5.368" calcext:value-type="float">
            <text:p>5.368</text:p>
          </table:table-cell>
          <table:table-cell office:value-type="float" office:value="-54.29771" calcext:value-type="float">
            <text:p>-54.29771</text:p>
          </table:table-cell>
          <table:table-cell office:value-type="float" office:value="-80.28994" calcext:value-type="float">
            <text:p>-80.28994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65])" office:value-type="float" office:value="-1" calcext:value-type="float">
            <text:p>-1</text:p>
          </table:table-cell>
          <table:table-cell table:formula="of:=SIGN([.AY65])" office:value-type="float" office:value="-1" calcext:value-type="float">
            <text:p>-1</text:p>
          </table:table-cell>
          <table:table-cell table:formula="of:=SIGN([.AZ65])" office:value-type="float" office:value="-1" calcext:value-type="float">
            <text:p>-1</text:p>
          </table:table-cell>
          <table:table-cell table:formula="of:=SIGN([.BA65])" office:value-type="float" office:value="-1" calcext:value-type="float">
            <text:p>-1</text:p>
          </table:table-cell>
          <table:table-cell table:number-columns-repeated="3"/>
          <table:table-cell office:value-type="float" office:value="4.405" calcext:value-type="float">
            <text:p>4.405</text:p>
          </table:table-cell>
          <table:table-cell office:value-type="float" office:value="-0.8700445" calcext:value-type="float">
            <text:p>-0.8700445</text:p>
          </table:table-cell>
          <table:table-cell office:value-type="float" office:value="-0.239461" calcext:value-type="float">
            <text:p>-0.2394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098" calcext:value-type="float">
            <text:p>18.098</text:p>
          </table:table-cell>
          <table:table-cell office:value-type="float" office:value="-129.3733" calcext:value-type="float">
            <text:p>-129.3733</text:p>
          </table:table-cell>
          <table:table-cell office:value-type="float" office:value="128.4343" calcext:value-type="float">
            <text:p>128.4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863" calcext:value-type="float">
            <text:p>9.863</text:p>
          </table:table-cell>
          <table:table-cell office:value-type="float" office:value="-102.7881" calcext:value-type="float">
            <text:p>-102.7881</text:p>
          </table:table-cell>
          <table:table-cell office:value-type="float" office:value="131.7858" calcext:value-type="float">
            <text:p>131.7858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66]-[.M67])" office:value-type="float" office:value="0.838399999999993" calcext:value-type="float">
            <text:p>0.838399999999993</text:p>
          </table:table-cell>
          <table:table-cell table:formula="of:=[.N66]-[.N67]" office:value-type="float" office:value="-0.203900000000004" calcext:value-type="float">
            <text:p>-0.203900000000004</text:p>
          </table:table-cell>
          <table:table-cell table:formula="of:=[.O66]-[.O67]" office:value-type="float" office:value="0" calcext:value-type="float">
            <text:p>0</text:p>
          </table:table-cell>
          <table:table-cell table:formula="of:=[.P66]-[.P67]" office:value-type="float" office:value="0" calcext:value-type="float">
            <text:p>0</text:p>
          </table:table-cell>
          <table:table-cell/>
          <table:table-cell table:formula="of:=SIGN([.R66])" office:value-type="float" office:value="1" calcext:value-type="float">
            <text:p>1</text:p>
          </table:table-cell>
          <table:table-cell table:formula="of:=SIGN([.S66])" office:value-type="float" office:value="-1" calcext:value-type="float">
            <text:p>-1</text:p>
          </table:table-cell>
          <table:table-cell table:formula="of:=SIGN([.T66])" office:value-type="float" office:value="0" calcext:value-type="float">
            <text:p>0</text:p>
          </table:table-cell>
          <table:table-cell table:formula="of:=SIGN([.U66])" office:value-type="float" office:value="0" calcext:value-type="float">
            <text:p>0</text:p>
          </table:table-cell>
          <table:table-cell table:number-columns-repeated="3"/>
          <table:table-cell office:value-type="float" office:value="11.688" calcext:value-type="float">
            <text:p>11.688</text:p>
          </table:table-cell>
          <table:table-cell office:value-type="float" office:value="-0.9403662" calcext:value-type="float">
            <text:p>-0.9403662</text:p>
          </table:table-cell>
          <table:table-cell office:value-type="float" office:value="1.767115" calcext:value-type="float">
            <text:p>1.767115</text:p>
          </table:table-cell>
          <table:table-cell office:value-type="float" office:value="27.80299" calcext:value-type="float">
            <text:p>27.80299</text:p>
          </table:table-cell>
          <table:table-cell office:value-type="float" office:value="105.274" calcext:value-type="float">
            <text:p>105.274</text:p>
          </table:table-cell>
          <table:table-cell table:number-columns-repeated="2"/>
          <table:table-cell office:value-type="float" office:value="4.628" calcext:value-type="float">
            <text:p>4.628</text:p>
          </table:table-cell>
          <table:table-cell office:value-type="float" office:value="-22.3139" calcext:value-type="float">
            <text:p>-22.3139</text:p>
          </table:table-cell>
          <table:table-cell office:value-type="float" office:value="64.69119" calcext:value-type="float">
            <text:p>64.69119</text:p>
          </table:table-cell>
          <table:table-cell office:value-type="float" office:value="0.03152685" calcext:value-type="float">
            <text:p>0.03152685</text:p>
          </table:table-cell>
          <table:table-cell office:value-type="float" office:value="-21.13458" calcext:value-type="float">
            <text:p>-21.13458</text:p>
          </table:table-cell>
          <table:table-cell/>
          <table:table-cell table:formula="of:=SIGN([.AL66])" office:value-type="float" office:value="-1" calcext:value-type="float">
            <text:p>-1</text:p>
          </table:table-cell>
          <table:table-cell table:formula="of:=SIGN([.AM66])" office:value-type="float" office:value="1" calcext:value-type="float">
            <text:p>1</text:p>
          </table:table-cell>
          <table:table-cell table:formula="of:=SIGN([.AN66])" office:value-type="float" office:value="1" calcext:value-type="float">
            <text:p>1</text:p>
          </table:table-cell>
          <table:table-cell table:formula="of:=SIGN([.AO66])" office:value-type="float" office:value="-1" calcext:value-type="float">
            <text:p>-1</text:p>
          </table:table-cell>
          <table:table-cell table:number-columns-repeated="2"/>
          <table:table-cell office:value-type="float" office:value="5.38" calcext:value-type="float">
            <text:p>5.38</text:p>
          </table:table-cell>
          <table:table-cell office:value-type="float" office:value="-54.34875" calcext:value-type="float">
            <text:p>-54.34875</text:p>
          </table:table-cell>
          <table:table-cell office:value-type="float" office:value="-80.41306" calcext:value-type="float">
            <text:p>-80.41306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66])" office:value-type="float" office:value="-1" calcext:value-type="float">
            <text:p>-1</text:p>
          </table:table-cell>
          <table:table-cell table:formula="of:=SIGN([.AY66])" office:value-type="float" office:value="-1" calcext:value-type="float">
            <text:p>-1</text:p>
          </table:table-cell>
          <table:table-cell table:formula="of:=SIGN([.AZ66])" office:value-type="float" office:value="-1" calcext:value-type="float">
            <text:p>-1</text:p>
          </table:table-cell>
          <table:table-cell table:formula="of:=SIGN([.BA66])" office:value-type="float" office:value="-1" calcext:value-type="float">
            <text:p>-1</text:p>
          </table:table-cell>
          <table:table-cell table:number-columns-repeated="3"/>
          <table:table-cell office:value-type="float" office:value="4.414" calcext:value-type="float">
            <text:p>4.414</text:p>
          </table:table-cell>
          <table:table-cell office:value-type="float" office:value="-0.7899226" calcext:value-type="float">
            <text:p>-0.7899226</text:p>
          </table:table-cell>
          <table:table-cell office:value-type="float" office:value="-0.08748719" calcext:value-type="float">
            <text:p>-0.087487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119" calcext:value-type="float">
            <text:p>18.119</text:p>
          </table:table-cell>
          <table:table-cell office:value-type="float" office:value="-129.4626" calcext:value-type="float">
            <text:p>-129.4626</text:p>
          </table:table-cell>
          <table:table-cell office:value-type="float" office:value="128.3702" calcext:value-type="float">
            <text:p>128.37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875" calcext:value-type="float">
            <text:p>9.875</text:p>
          </table:table-cell>
          <table:table-cell office:value-type="float" office:value="-103.6265" calcext:value-type="float">
            <text:p>-103.6265</text:p>
          </table:table-cell>
          <table:table-cell office:value-type="float" office:value="131.9897" calcext:value-type="float">
            <text:p>131.9897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67]-[.M68])" office:value-type="float" office:value="0.751600000000011" calcext:value-type="float">
            <text:p>0.751600000000011</text:p>
          </table:table-cell>
          <table:table-cell table:formula="of:=[.N67]-[.N68]" office:value-type="float" office:value="-0.188700000000011" calcext:value-type="float">
            <text:p>-0.188700000000011</text:p>
          </table:table-cell>
          <table:table-cell table:formula="of:=[.O67]-[.O68]" office:value-type="float" office:value="0" calcext:value-type="float">
            <text:p>0</text:p>
          </table:table-cell>
          <table:table-cell table:formula="of:=[.P67]-[.P68]" office:value-type="float" office:value="0" calcext:value-type="float">
            <text:p>0</text:p>
          </table:table-cell>
          <table:table-cell/>
          <table:table-cell table:formula="of:=SIGN([.R67])" office:value-type="float" office:value="1" calcext:value-type="float">
            <text:p>1</text:p>
          </table:table-cell>
          <table:table-cell table:formula="of:=SIGN([.S67])" office:value-type="float" office:value="-1" calcext:value-type="float">
            <text:p>-1</text:p>
          </table:table-cell>
          <table:table-cell table:formula="of:=SIGN([.T67])" office:value-type="float" office:value="0" calcext:value-type="float">
            <text:p>0</text:p>
          </table:table-cell>
          <table:table-cell table:formula="of:=SIGN([.U67])" office:value-type="float" office:value="0" calcext:value-type="float">
            <text:p>0</text:p>
          </table:table-cell>
          <table:table-cell table:number-columns-repeated="3"/>
          <table:table-cell office:value-type="float" office:value="11.699" calcext:value-type="float">
            <text:p>11.699</text:p>
          </table:table-cell>
          <table:table-cell office:value-type="float" office:value="-0.919866" calcext:value-type="float">
            <text:p>-0.919866</text:p>
          </table:table-cell>
          <table:table-cell office:value-type="float" office:value="1.728592" calcext:value-type="float">
            <text:p>1.728592</text:p>
          </table:table-cell>
          <table:table-cell office:value-type="float" office:value="27.81341" calcext:value-type="float">
            <text:p>27.81341</text:p>
          </table:table-cell>
          <table:table-cell office:value-type="float" office:value="105.4656" calcext:value-type="float">
            <text:p>105.4656</text:p>
          </table:table-cell>
          <table:table-cell table:number-columns-repeated="2"/>
          <table:table-cell office:value-type="float" office:value="4.639" calcext:value-type="float">
            <text:p>4.639</text:p>
          </table:table-cell>
          <table:table-cell office:value-type="float" office:value="-21.80553" calcext:value-type="float">
            <text:p>-21.80553</text:p>
          </table:table-cell>
          <table:table-cell office:value-type="float" office:value="63.21737" calcext:value-type="float">
            <text:p>63.21737</text:p>
          </table:table-cell>
          <table:table-cell office:value-type="float" office:value="0.03430784" calcext:value-type="float">
            <text:p>0.03430784</text:p>
          </table:table-cell>
          <table:table-cell office:value-type="float" office:value="-21.32531" calcext:value-type="float">
            <text:p>-21.32531</text:p>
          </table:table-cell>
          <table:table-cell/>
          <table:table-cell table:formula="of:=SIGN([.AL67])" office:value-type="float" office:value="-1" calcext:value-type="float">
            <text:p>-1</text:p>
          </table:table-cell>
          <table:table-cell table:formula="of:=SIGN([.AM67])" office:value-type="float" office:value="1" calcext:value-type="float">
            <text:p>1</text:p>
          </table:table-cell>
          <table:table-cell table:formula="of:=SIGN([.AN67])" office:value-type="float" office:value="1" calcext:value-type="float">
            <text:p>1</text:p>
          </table:table-cell>
          <table:table-cell table:formula="of:=SIGN([.AO67])" office:value-type="float" office:value="-1" calcext:value-type="float">
            <text:p>-1</text:p>
          </table:table-cell>
          <table:table-cell table:number-columns-repeated="2"/>
          <table:table-cell office:value-type="float" office:value="5.391" calcext:value-type="float">
            <text:p>5.391</text:p>
          </table:table-cell>
          <table:table-cell office:value-type="float" office:value="-54.38262" calcext:value-type="float">
            <text:p>-54.38262</text:p>
          </table:table-cell>
          <table:table-cell office:value-type="float" office:value="-80.49663" calcext:value-type="float">
            <text:p>-80.49663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67])" office:value-type="float" office:value="-1" calcext:value-type="float">
            <text:p>-1</text:p>
          </table:table-cell>
          <table:table-cell table:formula="of:=SIGN([.AY67])" office:value-type="float" office:value="-1" calcext:value-type="float">
            <text:p>-1</text:p>
          </table:table-cell>
          <table:table-cell table:formula="of:=SIGN([.AZ67])" office:value-type="float" office:value="-1" calcext:value-type="float">
            <text:p>-1</text:p>
          </table:table-cell>
          <table:table-cell table:formula="of:=SIGN([.BA67])" office:value-type="float" office:value="-1" calcext:value-type="float">
            <text:p>-1</text:p>
          </table:table-cell>
          <table:table-cell table:number-columns-repeated="3"/>
          <table:table-cell office:value-type="float" office:value="4.43" calcext:value-type="float">
            <text:p>4.43</text:p>
          </table:table-cell>
          <table:table-cell office:value-type="float" office:value="-1.575005" calcext:value-type="float">
            <text:p>-1.575005</text:p>
          </table:table-cell>
          <table:table-cell office:value-type="float" office:value="-0.4232111" calcext:value-type="float">
            <text:p>-0.42321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142" calcext:value-type="float">
            <text:p>18.142</text:p>
          </table:table-cell>
          <table:table-cell office:value-type="float" office:value="-129.4224" calcext:value-type="float">
            <text:p>-129.4224</text:p>
          </table:table-cell>
          <table:table-cell office:value-type="float" office:value="128.3935" calcext:value-type="float">
            <text:p>128.3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886" calcext:value-type="float">
            <text:p>9.886</text:p>
          </table:table-cell>
          <table:table-cell office:value-type="float" office:value="-104.3781" calcext:value-type="float">
            <text:p>-104.3781</text:p>
          </table:table-cell>
          <table:table-cell office:value-type="float" office:value="132.1784" calcext:value-type="float">
            <text:p>132.1784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68]-[.M69])" office:value-type="float" office:value="0.6524" calcext:value-type="float">
            <text:p>0.6524</text:p>
          </table:table-cell>
          <table:table-cell table:formula="of:=[.N68]-[.N69]" office:value-type="float" office:value="-0.165399999999977" calcext:value-type="float">
            <text:p>-0.165399999999977</text:p>
          </table:table-cell>
          <table:table-cell table:formula="of:=[.O68]-[.O69]" office:value-type="float" office:value="0" calcext:value-type="float">
            <text:p>0</text:p>
          </table:table-cell>
          <table:table-cell table:formula="of:=[.P68]-[.P69]" office:value-type="float" office:value="0" calcext:value-type="float">
            <text:p>0</text:p>
          </table:table-cell>
          <table:table-cell/>
          <table:table-cell table:formula="of:=SIGN([.R68])" office:value-type="float" office:value="1" calcext:value-type="float">
            <text:p>1</text:p>
          </table:table-cell>
          <table:table-cell table:formula="of:=SIGN([.S68])" office:value-type="float" office:value="-1" calcext:value-type="float">
            <text:p>-1</text:p>
          </table:table-cell>
          <table:table-cell table:formula="of:=SIGN([.T68])" office:value-type="float" office:value="0" calcext:value-type="float">
            <text:p>0</text:p>
          </table:table-cell>
          <table:table-cell table:formula="of:=SIGN([.U68])" office:value-type="float" office:value="0" calcext:value-type="float">
            <text:p>0</text:p>
          </table:table-cell>
          <table:table-cell table:number-columns-repeated="3"/>
          <table:table-cell office:value-type="float" office:value="11.71" calcext:value-type="float">
            <text:p>11.71</text:p>
          </table:table-cell>
          <table:table-cell office:value-type="float" office:value="-0.8998126" calcext:value-type="float">
            <text:p>-0.8998126</text:p>
          </table:table-cell>
          <table:table-cell office:value-type="float" office:value="1.690908" calcext:value-type="float">
            <text:p>1.690908</text:p>
          </table:table-cell>
          <table:table-cell office:value-type="float" office:value="27.85992" calcext:value-type="float">
            <text:p>27.85992</text:p>
          </table:table-cell>
          <table:table-cell office:value-type="float" office:value="105.6057" calcext:value-type="float">
            <text:p>105.6057</text:p>
          </table:table-cell>
          <table:table-cell table:number-columns-repeated="2"/>
          <table:table-cell office:value-type="float" office:value="4.65" calcext:value-type="float">
            <text:p>4.65</text:p>
          </table:table-cell>
          <table:table-cell office:value-type="float" office:value="-21.33017" calcext:value-type="float">
            <text:p>-21.33017</text:p>
          </table:table-cell>
          <table:table-cell office:value-type="float" office:value="61.83921" calcext:value-type="float">
            <text:p>61.83921</text:p>
          </table:table-cell>
          <table:table-cell office:value-type="float" office:value="0.0637594" calcext:value-type="float">
            <text:p>0.0637594</text:p>
          </table:table-cell>
          <table:table-cell office:value-type="float" office:value="-21.559" calcext:value-type="float">
            <text:p>-21.559</text:p>
          </table:table-cell>
          <table:table-cell/>
          <table:table-cell table:formula="of:=SIGN([.AL68])" office:value-type="float" office:value="-1" calcext:value-type="float">
            <text:p>-1</text:p>
          </table:table-cell>
          <table:table-cell table:formula="of:=SIGN([.AM68])" office:value-type="float" office:value="1" calcext:value-type="float">
            <text:p>1</text:p>
          </table:table-cell>
          <table:table-cell table:formula="of:=SIGN([.AN68])" office:value-type="float" office:value="1" calcext:value-type="float">
            <text:p>1</text:p>
          </table:table-cell>
          <table:table-cell table:formula="of:=SIGN([.AO68])" office:value-type="float" office:value="-1" calcext:value-type="float">
            <text:p>-1</text:p>
          </table:table-cell>
          <table:table-cell table:number-columns-repeated="2"/>
          <table:table-cell office:value-type="float" office:value="5.402" calcext:value-type="float">
            <text:p>5.402</text:p>
          </table:table-cell>
          <table:table-cell office:value-type="float" office:value="-54.42905" calcext:value-type="float">
            <text:p>-54.42905</text:p>
          </table:table-cell>
          <table:table-cell office:value-type="float" office:value="-80.61378" calcext:value-type="float">
            <text:p>-80.61378</text:p>
          </table:table-cell>
          <table:table-cell office:value-type="float" office:value="-0.01097939" calcext:value-type="float">
            <text:p>-0.01097939</text:p>
          </table:table-cell>
          <table:table-cell office:value-type="float" office:value="-0.04405217" calcext:value-type="float">
            <text:p>-0.04405217</text:p>
          </table:table-cell>
          <table:table-cell/>
          <table:table-cell table:formula="of:=SIGN([.AX68])" office:value-type="float" office:value="-1" calcext:value-type="float">
            <text:p>-1</text:p>
          </table:table-cell>
          <table:table-cell table:formula="of:=SIGN([.AY68])" office:value-type="float" office:value="-1" calcext:value-type="float">
            <text:p>-1</text:p>
          </table:table-cell>
          <table:table-cell table:formula="of:=SIGN([.AZ68])" office:value-type="float" office:value="-1" calcext:value-type="float">
            <text:p>-1</text:p>
          </table:table-cell>
          <table:table-cell table:formula="of:=SIGN([.BA68])" office:value-type="float" office:value="-1" calcext:value-type="float">
            <text:p>-1</text:p>
          </table:table-cell>
          <table:table-cell table:number-columns-repeated="3"/>
          <table:table-cell office:value-type="float" office:value="4.438" calcext:value-type="float">
            <text:p>4.438</text:p>
          </table:table-cell>
          <table:table-cell office:value-type="float" office:value="-0.6544147" calcext:value-type="float">
            <text:p>-0.6544147</text:p>
          </table:table-cell>
          <table:table-cell office:value-type="float" office:value="-0.1715339" calcext:value-type="float">
            <text:p>-0.17153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165" calcext:value-type="float">
            <text:p>18.165</text:p>
          </table:table-cell>
          <table:table-cell office:value-type="float" office:value="-129.3735" calcext:value-type="float">
            <text:p>-129.3735</text:p>
          </table:table-cell>
          <table:table-cell office:value-type="float" office:value="128.4322" calcext:value-type="float">
            <text:p>128.4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897" calcext:value-type="float">
            <text:p>9.897</text:p>
          </table:table-cell>
          <table:table-cell office:value-type="float" office:value="-105.0305" calcext:value-type="float">
            <text:p>-105.0305</text:p>
          </table:table-cell>
          <table:table-cell office:value-type="float" office:value="132.3438" calcext:value-type="float">
            <text:p>132.3438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69]-[.M70])" office:value-type="float" office:value="0.54679999999999" calcext:value-type="float">
            <text:p>0.54679999999999</text:p>
          </table:table-cell>
          <table:table-cell table:formula="of:=[.N69]-[.N70]" office:value-type="float" office:value="-0.125400000000013" calcext:value-type="float">
            <text:p>-0.125400000000013</text:p>
          </table:table-cell>
          <table:table-cell table:formula="of:=[.O69]-[.O70]" office:value-type="float" office:value="0" calcext:value-type="float">
            <text:p>0</text:p>
          </table:table-cell>
          <table:table-cell table:formula="of:=[.P69]-[.P70]" office:value-type="float" office:value="0" calcext:value-type="float">
            <text:p>0</text:p>
          </table:table-cell>
          <table:table-cell/>
          <table:table-cell table:formula="of:=SIGN([.R69])" office:value-type="float" office:value="1" calcext:value-type="float">
            <text:p>1</text:p>
          </table:table-cell>
          <table:table-cell table:formula="of:=SIGN([.S69])" office:value-type="float" office:value="-1" calcext:value-type="float">
            <text:p>-1</text:p>
          </table:table-cell>
          <table:table-cell table:formula="of:=SIGN([.T69])" office:value-type="float" office:value="0" calcext:value-type="float">
            <text:p>0</text:p>
          </table:table-cell>
          <table:table-cell table:formula="of:=SIGN([.U69])" office:value-type="float" office:value="0" calcext:value-type="float">
            <text:p>0</text:p>
          </table:table-cell>
          <table:table-cell table:number-columns-repeated="3"/>
          <table:table-cell office:value-type="float" office:value="11.721" calcext:value-type="float">
            <text:p>11.721</text:p>
          </table:table-cell>
          <table:table-cell office:value-type="float" office:value="-0.8810805" calcext:value-type="float">
            <text:p>-0.8810805</text:p>
          </table:table-cell>
          <table:table-cell office:value-type="float" office:value="1.655707" calcext:value-type="float">
            <text:p>1.655707</text:p>
          </table:table-cell>
          <table:table-cell office:value-type="float" office:value="27.9071" calcext:value-type="float">
            <text:p>27.9071</text:p>
          </table:table-cell>
          <table:table-cell office:value-type="float" office:value="105.7456" calcext:value-type="float">
            <text:p>105.7456</text:p>
          </table:table-cell>
          <table:table-cell table:number-columns-repeated="2"/>
          <table:table-cell office:value-type="float" office:value="4.664" calcext:value-type="float">
            <text:p>4.664</text:p>
          </table:table-cell>
          <table:table-cell office:value-type="float" office:value="-20.94897" calcext:value-type="float">
            <text:p>-20.94897</text:p>
          </table:table-cell>
          <table:table-cell office:value-type="float" office:value="60.73408" calcext:value-type="float">
            <text:p>60.73408</text:p>
          </table:table-cell>
          <table:table-cell office:value-type="float" office:value="0.04950956" calcext:value-type="float">
            <text:p>0.04950956</text:p>
          </table:table-cell>
          <table:table-cell office:value-type="float" office:value="-21.76733" calcext:value-type="float">
            <text:p>-21.76733</text:p>
          </table:table-cell>
          <table:table-cell/>
          <table:table-cell table:formula="of:=SIGN([.AL69])" office:value-type="float" office:value="-1" calcext:value-type="float">
            <text:p>-1</text:p>
          </table:table-cell>
          <table:table-cell table:formula="of:=SIGN([.AM69])" office:value-type="float" office:value="1" calcext:value-type="float">
            <text:p>1</text:p>
          </table:table-cell>
          <table:table-cell table:formula="of:=SIGN([.AN69])" office:value-type="float" office:value="1" calcext:value-type="float">
            <text:p>1</text:p>
          </table:table-cell>
          <table:table-cell table:formula="of:=SIGN([.AO69])" office:value-type="float" office:value="-1" calcext:value-type="float">
            <text:p>-1</text:p>
          </table:table-cell>
          <table:table-cell table:number-columns-repeated="2"/>
          <table:table-cell office:value-type="float" office:value="5.413" calcext:value-type="float">
            <text:p>5.413</text:p>
          </table:table-cell>
          <table:table-cell office:value-type="float" office:value="-54.47694" calcext:value-type="float">
            <text:p>-54.47694</text:p>
          </table:table-cell>
          <table:table-cell office:value-type="float" office:value="-80.73728" calcext:value-type="float">
            <text:p>-80.73728</text:p>
          </table:table-cell>
          <table:table-cell office:value-type="float" office:value="-0.01785922" calcext:value-type="float">
            <text:p>-0.01785922</text:p>
          </table:table-cell>
          <table:table-cell office:value-type="float" office:value="-0.05420203" calcext:value-type="float">
            <text:p>-0.05420203</text:p>
          </table:table-cell>
          <table:table-cell/>
          <table:table-cell table:formula="of:=SIGN([.AX69])" office:value-type="float" office:value="-1" calcext:value-type="float">
            <text:p>-1</text:p>
          </table:table-cell>
          <table:table-cell table:formula="of:=SIGN([.AY69])" office:value-type="float" office:value="-1" calcext:value-type="float">
            <text:p>-1</text:p>
          </table:table-cell>
          <table:table-cell table:formula="of:=SIGN([.AZ69])" office:value-type="float" office:value="-1" calcext:value-type="float">
            <text:p>-1</text:p>
          </table:table-cell>
          <table:table-cell table:formula="of:=SIGN([.BA69])" office:value-type="float" office:value="-1" calcext:value-type="float">
            <text:p>-1</text:p>
          </table:table-cell>
          <table:table-cell table:number-columns-repeated="3"/>
          <table:table-cell office:value-type="float" office:value="4.446" calcext:value-type="float">
            <text:p>4.446</text:p>
          </table:table-cell>
          <table:table-cell office:value-type="float" office:value="-0.7050617" calcext:value-type="float">
            <text:p>-0.7050617</text:p>
          </table:table-cell>
          <table:table-cell office:value-type="float" office:value="-0.183398" calcext:value-type="float">
            <text:p>-0.1833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187" calcext:value-type="float">
            <text:p>18.187</text:p>
          </table:table-cell>
          <table:table-cell office:value-type="float" office:value="-129.5746" calcext:value-type="float">
            <text:p>-129.5746</text:p>
          </table:table-cell>
          <table:table-cell office:value-type="float" office:value="128.3041" calcext:value-type="float">
            <text:p>128.30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908" calcext:value-type="float">
            <text:p>9.908</text:p>
          </table:table-cell>
          <table:table-cell office:value-type="float" office:value="-105.5773" calcext:value-type="float">
            <text:p>-105.5773</text:p>
          </table:table-cell>
          <table:table-cell office:value-type="float" office:value="132.4692" calcext:value-type="float">
            <text:p>132.4692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70]-[.M71])" office:value-type="float" office:value="0.592600000000004" calcext:value-type="float">
            <text:p>0.592600000000004</text:p>
          </table:table-cell>
          <table:table-cell table:formula="of:=[.N70]-[.N71]" office:value-type="float" office:value="-0.1464" calcext:value-type="float">
            <text:p>-0.1464</text:p>
          </table:table-cell>
          <table:table-cell table:formula="of:=[.O70]-[.O71]" office:value-type="float" office:value="0" calcext:value-type="float">
            <text:p>0</text:p>
          </table:table-cell>
          <table:table-cell table:formula="of:=[.P70]-[.P71]" office:value-type="float" office:value="0" calcext:value-type="float">
            <text:p>0</text:p>
          </table:table-cell>
          <table:table-cell/>
          <table:table-cell table:formula="of:=SIGN([.R70])" office:value-type="float" office:value="1" calcext:value-type="float">
            <text:p>1</text:p>
          </table:table-cell>
          <table:table-cell table:formula="of:=SIGN([.S70])" office:value-type="float" office:value="-1" calcext:value-type="float">
            <text:p>-1</text:p>
          </table:table-cell>
          <table:table-cell table:formula="of:=SIGN([.T70])" office:value-type="float" office:value="0" calcext:value-type="float">
            <text:p>0</text:p>
          </table:table-cell>
          <table:table-cell table:formula="of:=SIGN([.U70])" office:value-type="float" office:value="0" calcext:value-type="float">
            <text:p>0</text:p>
          </table:table-cell>
          <table:table-cell table:number-columns-repeated="3"/>
          <table:table-cell office:value-type="float" office:value="11.734" calcext:value-type="float">
            <text:p>11.734</text:p>
          </table:table-cell>
          <table:table-cell office:value-type="float" office:value="-0.8644663" calcext:value-type="float">
            <text:p>-0.8644663</text:p>
          </table:table-cell>
          <table:table-cell office:value-type="float" office:value="1.624486" calcext:value-type="float">
            <text:p>1.624486</text:p>
          </table:table-cell>
          <table:table-cell office:value-type="float" office:value="27.99847" calcext:value-type="float">
            <text:p>27.99847</text:p>
          </table:table-cell>
          <table:table-cell office:value-type="float" office:value="105.8768" calcext:value-type="float">
            <text:p>105.8768</text:p>
          </table:table-cell>
          <table:table-cell table:number-columns-repeated="2"/>
          <table:table-cell office:value-type="float" office:value="4.685" calcext:value-type="float">
            <text:p>4.685</text:p>
          </table:table-cell>
          <table:table-cell office:value-type="float" office:value="-19.90431" calcext:value-type="float">
            <text:p>-19.90431</text:p>
          </table:table-cell>
          <table:table-cell office:value-type="float" office:value="57.70545" calcext:value-type="float">
            <text:p>57.70545</text:p>
          </table:table-cell>
          <table:table-cell office:value-type="float" office:value="0.0233374" calcext:value-type="float">
            <text:p>0.0233374</text:p>
          </table:table-cell>
          <table:table-cell office:value-type="float" office:value="-22.32271" calcext:value-type="float">
            <text:p>-22.32271</text:p>
          </table:table-cell>
          <table:table-cell/>
          <table:table-cell table:formula="of:=SIGN([.AL70])" office:value-type="float" office:value="-1" calcext:value-type="float">
            <text:p>-1</text:p>
          </table:table-cell>
          <table:table-cell table:formula="of:=SIGN([.AM70])" office:value-type="float" office:value="1" calcext:value-type="float">
            <text:p>1</text:p>
          </table:table-cell>
          <table:table-cell table:formula="of:=SIGN([.AN70])" office:value-type="float" office:value="1" calcext:value-type="float">
            <text:p>1</text:p>
          </table:table-cell>
          <table:table-cell table:formula="of:=SIGN([.AO70])" office:value-type="float" office:value="-1" calcext:value-type="float">
            <text:p>-1</text:p>
          </table:table-cell>
          <table:table-cell table:number-columns-repeated="2"/>
          <table:table-cell office:value-type="float" office:value="5.424" calcext:value-type="float">
            <text:p>5.424</text:p>
          </table:table-cell>
          <table:table-cell office:value-type="float" office:value="-54.51665" calcext:value-type="float">
            <text:p>-54.51665</text:p>
          </table:table-cell>
          <table:table-cell office:value-type="float" office:value="-80.84264" calcext:value-type="float">
            <text:p>-80.84264</text:p>
          </table:table-cell>
          <table:table-cell office:value-type="float" office:value="-0.01785922" calcext:value-type="float">
            <text:p>-0.01785922</text:p>
          </table:table-cell>
          <table:table-cell office:value-type="float" office:value="-0.05420203" calcext:value-type="float">
            <text:p>-0.05420203</text:p>
          </table:table-cell>
          <table:table-cell/>
          <table:table-cell table:formula="of:=SIGN([.AX70])" office:value-type="float" office:value="-1" calcext:value-type="float">
            <text:p>-1</text:p>
          </table:table-cell>
          <table:table-cell table:formula="of:=SIGN([.AY70])" office:value-type="float" office:value="-1" calcext:value-type="float">
            <text:p>-1</text:p>
          </table:table-cell>
          <table:table-cell table:formula="of:=SIGN([.AZ70])" office:value-type="float" office:value="-1" calcext:value-type="float">
            <text:p>-1</text:p>
          </table:table-cell>
          <table:table-cell table:formula="of:=SIGN([.BA70])" office:value-type="float" office:value="-1" calcext:value-type="float">
            <text:p>-1</text:p>
          </table:table-cell>
          <table:table-cell table:number-columns-repeated="3"/>
          <table:table-cell office:value-type="float" office:value="4.454" calcext:value-type="float">
            <text:p>4.454</text:p>
          </table:table-cell>
          <table:table-cell office:value-type="float" office:value="-0.7721534" calcext:value-type="float">
            <text:p>-0.7721534</text:p>
          </table:table-cell>
          <table:table-cell office:value-type="float" office:value="-0.3149014" calcext:value-type="float">
            <text:p>-0.31490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209" calcext:value-type="float">
            <text:p>18.209</text:p>
          </table:table-cell>
          <table:table-cell office:value-type="float" office:value="-129.4399" calcext:value-type="float">
            <text:p>-129.4399</text:p>
          </table:table-cell>
          <table:table-cell office:value-type="float" office:value="128.3818" calcext:value-type="float">
            <text:p>128.38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919" calcext:value-type="float">
            <text:p>9.919</text:p>
          </table:table-cell>
          <table:table-cell office:value-type="float" office:value="-106.1699" calcext:value-type="float">
            <text:p>-106.1699</text:p>
          </table:table-cell>
          <table:table-cell office:value-type="float" office:value="132.6156" calcext:value-type="float">
            <text:p>132.6156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71]-[.M72])" office:value-type="float" office:value="0.321700000000007" calcext:value-type="float">
            <text:p>0.321700000000007</text:p>
          </table:table-cell>
          <table:table-cell table:formula="of:=[.N71]-[.N72]" office:value-type="float" office:value="-0.080299999999994" calcext:value-type="float">
            <text:p>-0.080299999999994</text:p>
          </table:table-cell>
          <table:table-cell table:formula="of:=[.O71]-[.O72]" office:value-type="float" office:value="0" calcext:value-type="float">
            <text:p>0</text:p>
          </table:table-cell>
          <table:table-cell table:formula="of:=[.P71]-[.P72]" office:value-type="float" office:value="0" calcext:value-type="float">
            <text:p>0</text:p>
          </table:table-cell>
          <table:table-cell/>
          <table:table-cell table:formula="of:=SIGN([.R71])" office:value-type="float" office:value="1" calcext:value-type="float">
            <text:p>1</text:p>
          </table:table-cell>
          <table:table-cell table:formula="of:=SIGN([.S71])" office:value-type="float" office:value="-1" calcext:value-type="float">
            <text:p>-1</text:p>
          </table:table-cell>
          <table:table-cell table:formula="of:=SIGN([.T71])" office:value-type="float" office:value="0" calcext:value-type="float">
            <text:p>0</text:p>
          </table:table-cell>
          <table:table-cell table:formula="of:=SIGN([.U71])" office:value-type="float" office:value="0" calcext:value-type="float">
            <text:p>0</text:p>
          </table:table-cell>
          <table:table-cell table:number-columns-repeated="3"/>
          <table:table-cell office:value-type="float" office:value="11.746" calcext:value-type="float">
            <text:p>11.746</text:p>
          </table:table-cell>
          <table:table-cell office:value-type="float" office:value="-0.8405135" calcext:value-type="float">
            <text:p>-0.8405135</text:p>
          </table:table-cell>
          <table:table-cell office:value-type="float" office:value="1.579475" calcext:value-type="float">
            <text:p>1.579475</text:p>
          </table:table-cell>
          <table:table-cell office:value-type="float" office:value="28.05188" calcext:value-type="float">
            <text:p>28.05188</text:p>
          </table:table-cell>
          <table:table-cell office:value-type="float" office:value="106.0049" calcext:value-type="float">
            <text:p>106.0049</text:p>
          </table:table-cell>
          <table:table-cell table:number-columns-repeated="2"/>
          <table:table-cell office:value-type="float" office:value="4.696" calcext:value-type="float">
            <text:p>4.696</text:p>
          </table:table-cell>
          <table:table-cell office:value-type="float" office:value="-19.66264" calcext:value-type="float">
            <text:p>-19.66264</text:p>
          </table:table-cell>
          <table:table-cell office:value-type="float" office:value="57.04836" calcext:value-type="float">
            <text:p>57.04836</text:p>
          </table:table-cell>
          <table:table-cell office:value-type="float" office:value="0.02636969" calcext:value-type="float">
            <text:p>0.02636969</text:p>
          </table:table-cell>
          <table:table-cell office:value-type="float" office:value="-22.51344" calcext:value-type="float">
            <text:p>-22.51344</text:p>
          </table:table-cell>
          <table:table-cell/>
          <table:table-cell table:formula="of:=SIGN([.AL71])" office:value-type="float" office:value="-1" calcext:value-type="float">
            <text:p>-1</text:p>
          </table:table-cell>
          <table:table-cell table:formula="of:=SIGN([.AM71])" office:value-type="float" office:value="1" calcext:value-type="float">
            <text:p>1</text:p>
          </table:table-cell>
          <table:table-cell table:formula="of:=SIGN([.AN71])" office:value-type="float" office:value="1" calcext:value-type="float">
            <text:p>1</text:p>
          </table:table-cell>
          <table:table-cell table:formula="of:=SIGN([.AO71])" office:value-type="float" office:value="-1" calcext:value-type="float">
            <text:p>-1</text:p>
          </table:table-cell>
          <table:table-cell table:number-columns-repeated="2"/>
          <table:table-cell office:value-type="float" office:value="5.445" calcext:value-type="float">
            <text:p>5.445</text:p>
          </table:table-cell>
          <table:table-cell office:value-type="float" office:value="-54.59905" calcext:value-type="float">
            <text:p>-54.59905</text:p>
          </table:table-cell>
          <table:table-cell office:value-type="float" office:value="-81.0472" calcext:value-type="float">
            <text:p>-81.0472</text:p>
          </table:table-cell>
          <table:table-cell office:value-type="float" office:value="-0.01785922" calcext:value-type="float">
            <text:p>-0.01785922</text:p>
          </table:table-cell>
          <table:table-cell office:value-type="float" office:value="-0.05420203" calcext:value-type="float">
            <text:p>-0.05420203</text:p>
          </table:table-cell>
          <table:table-cell/>
          <table:table-cell table:formula="of:=SIGN([.AX71])" office:value-type="float" office:value="-1" calcext:value-type="float">
            <text:p>-1</text:p>
          </table:table-cell>
          <table:table-cell table:formula="of:=SIGN([.AY71])" office:value-type="float" office:value="-1" calcext:value-type="float">
            <text:p>-1</text:p>
          </table:table-cell>
          <table:table-cell table:formula="of:=SIGN([.AZ71])" office:value-type="float" office:value="-1" calcext:value-type="float">
            <text:p>-1</text:p>
          </table:table-cell>
          <table:table-cell table:formula="of:=SIGN([.BA71])" office:value-type="float" office:value="-1" calcext:value-type="float">
            <text:p>-1</text:p>
          </table:table-cell>
          <table:table-cell table:number-columns-repeated="3"/>
          <table:table-cell office:value-type="float" office:value="4.463" calcext:value-type="float">
            <text:p>4.463</text:p>
          </table:table-cell>
          <table:table-cell office:value-type="float" office:value="-0.8237142" calcext:value-type="float">
            <text:p>-0.8237142</text:p>
          </table:table-cell>
          <table:table-cell office:value-type="float" office:value="-0.09518624" calcext:value-type="float">
            <text:p>-0.095186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23" calcext:value-type="float">
            <text:p>18.23</text:p>
          </table:table-cell>
          <table:table-cell office:value-type="float" office:value="-129.4011" calcext:value-type="float">
            <text:p>-129.4011</text:p>
          </table:table-cell>
          <table:table-cell office:value-type="float" office:value="128.4043" calcext:value-type="float">
            <text:p>128.40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931" calcext:value-type="float">
            <text:p>9.931</text:p>
          </table:table-cell>
          <table:table-cell office:value-type="float" office:value="-106.4916" calcext:value-type="float">
            <text:p>-106.4916</text:p>
          </table:table-cell>
          <table:table-cell office:value-type="float" office:value="132.6959" calcext:value-type="float">
            <text:p>132.6959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72]-[.M73])" office:value-type="float" office:value="0.811499999999995" calcext:value-type="float">
            <text:p>0.811499999999995</text:p>
          </table:table-cell>
          <table:table-cell table:formula="of:=[.N72]-[.N73]" office:value-type="float" office:value="-0.197699999999998" calcext:value-type="float">
            <text:p>-0.197699999999998</text:p>
          </table:table-cell>
          <table:table-cell table:formula="of:=[.O72]-[.O73]" office:value-type="float" office:value="0" calcext:value-type="float">
            <text:p>0</text:p>
          </table:table-cell>
          <table:table-cell table:formula="of:=[.P72]-[.P73]" office:value-type="float" office:value="0" calcext:value-type="float">
            <text:p>0</text:p>
          </table:table-cell>
          <table:table-cell/>
          <table:table-cell table:formula="of:=SIGN([.R72])" office:value-type="float" office:value="1" calcext:value-type="float">
            <text:p>1</text:p>
          </table:table-cell>
          <table:table-cell table:formula="of:=SIGN([.S72])" office:value-type="float" office:value="-1" calcext:value-type="float">
            <text:p>-1</text:p>
          </table:table-cell>
          <table:table-cell table:formula="of:=SIGN([.T72])" office:value-type="float" office:value="0" calcext:value-type="float">
            <text:p>0</text:p>
          </table:table-cell>
          <table:table-cell table:formula="of:=SIGN([.U72])" office:value-type="float" office:value="0" calcext:value-type="float">
            <text:p>0</text:p>
          </table:table-cell>
          <table:table-cell table:number-columns-repeated="3"/>
          <table:table-cell office:value-type="float" office:value="11.758" calcext:value-type="float">
            <text:p>11.758</text:p>
          </table:table-cell>
          <table:table-cell office:value-type="float" office:value="-0.8164348" calcext:value-type="float">
            <text:p>-0.8164348</text:p>
          </table:table-cell>
          <table:table-cell office:value-type="float" office:value="1.534226" calcext:value-type="float">
            <text:p>1.534226</text:p>
          </table:table-cell>
          <table:table-cell office:value-type="float" office:value="28.15185" calcext:value-type="float">
            <text:p>28.15185</text:p>
          </table:table-cell>
          <table:table-cell office:value-type="float" office:value="106.1508" calcext:value-type="float">
            <text:p>106.1508</text:p>
          </table:table-cell>
          <table:table-cell table:number-columns-repeated="2"/>
          <table:table-cell office:value-type="float" office:value="4.707" calcext:value-type="float">
            <text:p>4.707</text:p>
          </table:table-cell>
          <table:table-cell office:value-type="float" office:value="-19.90684" calcext:value-type="float">
            <text:p>-19.90684</text:p>
          </table:table-cell>
          <table:table-cell office:value-type="float" office:value="57.89114" calcext:value-type="float">
            <text:p>57.89114</text:p>
          </table:table-cell>
          <table:table-cell office:value-type="float" office:value="0.05620452" calcext:value-type="float">
            <text:p>0.05620452</text:p>
          </table:table-cell>
          <table:table-cell office:value-type="float" office:value="-22.74708" calcext:value-type="float">
            <text:p>-22.74708</text:p>
          </table:table-cell>
          <table:table-cell/>
          <table:table-cell table:formula="of:=SIGN([.AL72])" office:value-type="float" office:value="-1" calcext:value-type="float">
            <text:p>-1</text:p>
          </table:table-cell>
          <table:table-cell table:formula="of:=SIGN([.AM72])" office:value-type="float" office:value="1" calcext:value-type="float">
            <text:p>1</text:p>
          </table:table-cell>
          <table:table-cell table:formula="of:=SIGN([.AN72])" office:value-type="float" office:value="1" calcext:value-type="float">
            <text:p>1</text:p>
          </table:table-cell>
          <table:table-cell table:formula="of:=SIGN([.AO72])" office:value-type="float" office:value="-1" calcext:value-type="float">
            <text:p>-1</text:p>
          </table:table-cell>
          <table:table-cell table:number-columns-repeated="2"/>
          <table:table-cell office:value-type="float" office:value="5.457" calcext:value-type="float">
            <text:p>5.457</text:p>
          </table:table-cell>
          <table:table-cell office:value-type="float" office:value="-54.61725" calcext:value-type="float">
            <text:p>-54.61725</text:p>
          </table:table-cell>
          <table:table-cell office:value-type="float" office:value="-81.08988" calcext:value-type="float">
            <text:p>-81.08988</text:p>
          </table:table-cell>
          <table:table-cell office:value-type="float" office:value="-0.01785922" calcext:value-type="float">
            <text:p>-0.01785922</text:p>
          </table:table-cell>
          <table:table-cell office:value-type="float" office:value="-0.05420203" calcext:value-type="float">
            <text:p>-0.05420203</text:p>
          </table:table-cell>
          <table:table-cell/>
          <table:table-cell table:formula="of:=SIGN([.AX72])" office:value-type="float" office:value="-1" calcext:value-type="float">
            <text:p>-1</text:p>
          </table:table-cell>
          <table:table-cell table:formula="of:=SIGN([.AY72])" office:value-type="float" office:value="-1" calcext:value-type="float">
            <text:p>-1</text:p>
          </table:table-cell>
          <table:table-cell table:formula="of:=SIGN([.AZ72])" office:value-type="float" office:value="-1" calcext:value-type="float">
            <text:p>-1</text:p>
          </table:table-cell>
          <table:table-cell table:formula="of:=SIGN([.BA72])" office:value-type="float" office:value="-1" calcext:value-type="float">
            <text:p>-1</text:p>
          </table:table-cell>
          <table:table-cell table:number-columns-repeated="3"/>
          <table:table-cell office:value-type="float" office:value="4.471" calcext:value-type="float">
            <text:p>4.471</text:p>
          </table:table-cell>
          <table:table-cell office:value-type="float" office:value="-0.6779053" calcext:value-type="float">
            <text:p>-0.6779053</text:p>
          </table:table-cell>
          <table:table-cell office:value-type="float" office:value="-0.1853459" calcext:value-type="float">
            <text:p>-0.18534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402" calcext:value-type="float">
            <text:p>18.402</text:p>
          </table:table-cell>
          <table:table-cell office:value-type="float" office:value="-129.6047" calcext:value-type="float">
            <text:p>-129.6047</text:p>
          </table:table-cell>
          <table:table-cell office:value-type="float" office:value="128.3095" calcext:value-type="float">
            <text:p>128.3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942" calcext:value-type="float">
            <text:p>9.942</text:p>
          </table:table-cell>
          <table:table-cell office:value-type="float" office:value="-107.3031" calcext:value-type="float">
            <text:p>-107.3031</text:p>
          </table:table-cell>
          <table:table-cell office:value-type="float" office:value="132.8936" calcext:value-type="float">
            <text:p>132.8936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73]-[.M74])" office:value-type="float" office:value="0.577600000000004" calcext:value-type="float">
            <text:p>0.577600000000004</text:p>
          </table:table-cell>
          <table:table-cell table:formula="of:=[.N73]-[.N74]" office:value-type="float" office:value="-0.14070000000001" calcext:value-type="float">
            <text:p>-0.14070000000001</text:p>
          </table:table-cell>
          <table:table-cell table:formula="of:=[.O73]-[.O74]" office:value-type="float" office:value="0" calcext:value-type="float">
            <text:p>0</text:p>
          </table:table-cell>
          <table:table-cell table:formula="of:=[.P73]-[.P74]" office:value-type="float" office:value="0" calcext:value-type="float">
            <text:p>0</text:p>
          </table:table-cell>
          <table:table-cell/>
          <table:table-cell table:formula="of:=SIGN([.R73])" office:value-type="float" office:value="1" calcext:value-type="float">
            <text:p>1</text:p>
          </table:table-cell>
          <table:table-cell table:formula="of:=SIGN([.S73])" office:value-type="float" office:value="-1" calcext:value-type="float">
            <text:p>-1</text:p>
          </table:table-cell>
          <table:table-cell table:formula="of:=SIGN([.T73])" office:value-type="float" office:value="0" calcext:value-type="float">
            <text:p>0</text:p>
          </table:table-cell>
          <table:table-cell table:formula="of:=SIGN([.U73])" office:value-type="float" office:value="0" calcext:value-type="float">
            <text:p>0</text:p>
          </table:table-cell>
          <table:table-cell table:number-columns-repeated="3"/>
          <table:table-cell office:value-type="float" office:value="11.769" calcext:value-type="float">
            <text:p>11.769</text:p>
          </table:table-cell>
          <table:table-cell office:value-type="float" office:value="-0.7994391" calcext:value-type="float">
            <text:p>-0.7994391</text:p>
          </table:table-cell>
          <table:table-cell office:value-type="float" office:value="1.502289" calcext:value-type="float">
            <text:p>1.502289</text:p>
          </table:table-cell>
          <table:table-cell office:value-type="float" office:value="28.27072" calcext:value-type="float">
            <text:p>28.27072</text:p>
          </table:table-cell>
          <table:table-cell office:value-type="float" office:value="106.2504" calcext:value-type="float">
            <text:p>106.2504</text:p>
          </table:table-cell>
          <table:table-cell table:number-columns-repeated="2"/>
          <table:table-cell office:value-type="float" office:value="4.718" calcext:value-type="float">
            <text:p>4.718</text:p>
          </table:table-cell>
          <table:table-cell office:value-type="float" office:value="-20.17664" calcext:value-type="float">
            <text:p>-20.17664</text:p>
          </table:table-cell>
          <table:table-cell office:value-type="float" office:value="58.80647" calcext:value-type="float">
            <text:p>58.80647</text:p>
          </table:table-cell>
          <table:table-cell office:value-type="float" office:value="0.0164934" calcext:value-type="float">
            <text:p>0.0164934</text:p>
          </table:table-cell>
          <table:table-cell office:value-type="float" office:value="-22.96454" calcext:value-type="float">
            <text:p>-22.96454</text:p>
          </table:table-cell>
          <table:table-cell/>
          <table:table-cell table:formula="of:=SIGN([.AL73])" office:value-type="float" office:value="-1" calcext:value-type="float">
            <text:p>-1</text:p>
          </table:table-cell>
          <table:table-cell table:formula="of:=SIGN([.AM73])" office:value-type="float" office:value="1" calcext:value-type="float">
            <text:p>1</text:p>
          </table:table-cell>
          <table:table-cell table:formula="of:=SIGN([.AN73])" office:value-type="float" office:value="1" calcext:value-type="float">
            <text:p>1</text:p>
          </table:table-cell>
          <table:table-cell table:formula="of:=SIGN([.AO73])" office:value-type="float" office:value="-1" calcext:value-type="float">
            <text:p>-1</text:p>
          </table:table-cell>
          <table:table-cell table:number-columns-repeated="2"/>
          <table:table-cell office:value-type="float" office:value="5.618" calcext:value-type="float">
            <text:p>5.618</text:p>
          </table:table-cell>
          <table:table-cell office:value-type="float" office:value="-54.91264" calcext:value-type="float">
            <text:p>-54.91264</text:p>
          </table:table-cell>
          <table:table-cell office:value-type="float" office:value="-82.407" calcext:value-type="float">
            <text:p>-82.407</text:p>
          </table:table-cell>
          <table:table-cell office:value-type="float" office:value="2.532272" calcext:value-type="float">
            <text:p>2.532272</text:p>
          </table:table-cell>
          <table:table-cell office:value-type="float" office:value="-5.637136" calcext:value-type="float">
            <text:p>-5.637136</text:p>
          </table:table-cell>
          <table:table-cell/>
          <table:table-cell table:formula="of:=SIGN([.AX73])" office:value-type="float" office:value="-1" calcext:value-type="float">
            <text:p>-1</text:p>
          </table:table-cell>
          <table:table-cell table:formula="of:=SIGN([.AY73])" office:value-type="float" office:value="-1" calcext:value-type="float">
            <text:p>-1</text:p>
          </table:table-cell>
          <table:table-cell table:formula="of:=SIGN([.AZ73])" office:value-type="float" office:value="1" calcext:value-type="float">
            <text:p>1</text:p>
          </table:table-cell>
          <table:table-cell table:formula="of:=SIGN([.BA73])" office:value-type="float" office:value="-1" calcext:value-type="float">
            <text:p>-1</text:p>
          </table:table-cell>
          <table:table-cell table:number-columns-repeated="3"/>
          <table:table-cell office:value-type="float" office:value="4.479" calcext:value-type="float">
            <text:p>4.479</text:p>
          </table:table-cell>
          <table:table-cell office:value-type="float" office:value="-0.7685854" calcext:value-type="float">
            <text:p>-0.7685854</text:p>
          </table:table-cell>
          <table:table-cell office:value-type="float" office:value="-0.3308644" calcext:value-type="float">
            <text:p>-0.33086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425" calcext:value-type="float">
            <text:p>18.425</text:p>
          </table:table-cell>
          <table:table-cell office:value-type="float" office:value="-129.7221" calcext:value-type="float">
            <text:p>-129.7221</text:p>
          </table:table-cell>
          <table:table-cell office:value-type="float" office:value="128.2332" calcext:value-type="float">
            <text:p>128.2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953" calcext:value-type="float">
            <text:p>9.953</text:p>
          </table:table-cell>
          <table:table-cell office:value-type="float" office:value="-107.8807" calcext:value-type="float">
            <text:p>-107.8807</text:p>
          </table:table-cell>
          <table:table-cell office:value-type="float" office:value="133.0343" calcext:value-type="float">
            <text:p>133.0343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74]-[.M75])" office:value-type="float" office:value="0.431699999999992" calcext:value-type="float">
            <text:p>0.431699999999992</text:p>
          </table:table-cell>
          <table:table-cell table:formula="of:=[.N74]-[.N75]" office:value-type="float" office:value="-0.107200000000006" calcext:value-type="float">
            <text:p>-0.107200000000006</text:p>
          </table:table-cell>
          <table:table-cell table:formula="of:=[.O74]-[.O75]" office:value-type="float" office:value="0" calcext:value-type="float">
            <text:p>0</text:p>
          </table:table-cell>
          <table:table-cell table:formula="of:=[.P74]-[.P75]" office:value-type="float" office:value="0" calcext:value-type="float">
            <text:p>0</text:p>
          </table:table-cell>
          <table:table-cell/>
          <table:table-cell table:formula="of:=SIGN([.R74])" office:value-type="float" office:value="1" calcext:value-type="float">
            <text:p>1</text:p>
          </table:table-cell>
          <table:table-cell table:formula="of:=SIGN([.S74])" office:value-type="float" office:value="-1" calcext:value-type="float">
            <text:p>-1</text:p>
          </table:table-cell>
          <table:table-cell table:formula="of:=SIGN([.T74])" office:value-type="float" office:value="0" calcext:value-type="float">
            <text:p>0</text:p>
          </table:table-cell>
          <table:table-cell table:formula="of:=SIGN([.U74])" office:value-type="float" office:value="0" calcext:value-type="float">
            <text:p>0</text:p>
          </table:table-cell>
          <table:table-cell table:number-columns-repeated="3"/>
          <table:table-cell office:value-type="float" office:value="11.78" calcext:value-type="float">
            <text:p>11.78</text:p>
          </table:table-cell>
          <table:table-cell office:value-type="float" office:value="-0.7827966" calcext:value-type="float">
            <text:p>-0.7827966</text:p>
          </table:table-cell>
          <table:table-cell office:value-type="float" office:value="1.471014" calcext:value-type="float">
            <text:p>1.471014</text:p>
          </table:table-cell>
          <table:table-cell office:value-type="float" office:value="28.33544" calcext:value-type="float">
            <text:p>28.33544</text:p>
          </table:table-cell>
          <table:table-cell office:value-type="float" office:value="106.3546" calcext:value-type="float">
            <text:p>106.3546</text:p>
          </table:table-cell>
          <table:table-cell table:number-columns-repeated="2"/>
          <table:table-cell office:value-type="float" office:value="4.732" calcext:value-type="float">
            <text:p>4.732</text:p>
          </table:table-cell>
          <table:table-cell office:value-type="float" office:value="-20.3934" calcext:value-type="float">
            <text:p>-20.3934</text:p>
          </table:table-cell>
          <table:table-cell office:value-type="float" office:value="59.53694" calcext:value-type="float">
            <text:p>59.53694</text:p>
          </table:table-cell>
          <table:table-cell office:value-type="float" office:value="0.02827382" calcext:value-type="float">
            <text:p>0.02827382</text:p>
          </table:table-cell>
          <table:table-cell office:value-type="float" office:value="-23.14644" calcext:value-type="float">
            <text:p>-23.14644</text:p>
          </table:table-cell>
          <table:table-cell/>
          <table:table-cell table:formula="of:=SIGN([.AL74])" office:value-type="float" office:value="-1" calcext:value-type="float">
            <text:p>-1</text:p>
          </table:table-cell>
          <table:table-cell table:formula="of:=SIGN([.AM74])" office:value-type="float" office:value="1" calcext:value-type="float">
            <text:p>1</text:p>
          </table:table-cell>
          <table:table-cell table:formula="of:=SIGN([.AN74])" office:value-type="float" office:value="1" calcext:value-type="float">
            <text:p>1</text:p>
          </table:table-cell>
          <table:table-cell table:formula="of:=SIGN([.AO74])" office:value-type="float" office:value="-1" calcext:value-type="float">
            <text:p>-1</text:p>
          </table:table-cell>
          <table:table-cell table:number-columns-repeated="2"/>
          <table:table-cell office:value-type="float" office:value="5.63" calcext:value-type="float">
            <text:p>5.63</text:p>
          </table:table-cell>
          <table:table-cell office:value-type="float" office:value="-54.9089" calcext:value-type="float">
            <text:p>-54.9089</text:p>
          </table:table-cell>
          <table:table-cell office:value-type="float" office:value="-82.49039" calcext:value-type="float">
            <text:p>-82.49039</text:p>
          </table:table-cell>
          <table:table-cell office:value-type="float" office:value="2.759991" calcext:value-type="float">
            <text:p>2.759991</text:p>
          </table:table-cell>
          <table:table-cell office:value-type="float" office:value="-6.180119" calcext:value-type="float">
            <text:p>-6.180119</text:p>
          </table:table-cell>
          <table:table-cell/>
          <table:table-cell table:formula="of:=SIGN([.AX74])" office:value-type="float" office:value="-1" calcext:value-type="float">
            <text:p>-1</text:p>
          </table:table-cell>
          <table:table-cell table:formula="of:=SIGN([.AY74])" office:value-type="float" office:value="-1" calcext:value-type="float">
            <text:p>-1</text:p>
          </table:table-cell>
          <table:table-cell table:formula="of:=SIGN([.AZ74])" office:value-type="float" office:value="1" calcext:value-type="float">
            <text:p>1</text:p>
          </table:table-cell>
          <table:table-cell table:formula="of:=SIGN([.BA74])" office:value-type="float" office:value="-1" calcext:value-type="float">
            <text:p>-1</text:p>
          </table:table-cell>
          <table:table-cell table:number-columns-repeated="3"/>
          <table:table-cell office:value-type="float" office:value="4.487" calcext:value-type="float">
            <text:p>4.487</text:p>
          </table:table-cell>
          <table:table-cell office:value-type="float" office:value="-0.8173391" calcext:value-type="float">
            <text:p>-0.8173391</text:p>
          </table:table-cell>
          <table:table-cell office:value-type="float" office:value="-0.08395568" calcext:value-type="float">
            <text:p>-0.083955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449" calcext:value-type="float">
            <text:p>18.449</text:p>
          </table:table-cell>
          <table:table-cell office:value-type="float" office:value="-129.6263" calcext:value-type="float">
            <text:p>-129.6263</text:p>
          </table:table-cell>
          <table:table-cell office:value-type="float" office:value="128.2905" calcext:value-type="float">
            <text:p>128.29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964" calcext:value-type="float">
            <text:p>9.964</text:p>
          </table:table-cell>
          <table:table-cell office:value-type="float" office:value="-108.3124" calcext:value-type="float">
            <text:p>-108.3124</text:p>
          </table:table-cell>
          <table:table-cell office:value-type="float" office:value="133.1415" calcext:value-type="float">
            <text:p>133.1415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75]-[.M76])" office:value-type="float" office:value="0.520099999999999" calcext:value-type="float">
            <text:p>0.520099999999999</text:p>
          </table:table-cell>
          <table:table-cell table:formula="of:=[.N75]-[.N76]" office:value-type="float" office:value="-0.129999999999995" calcext:value-type="float">
            <text:p>-0.129999999999995</text:p>
          </table:table-cell>
          <table:table-cell table:formula="of:=[.O75]-[.O76]" office:value-type="float" office:value="0" calcext:value-type="float">
            <text:p>0</text:p>
          </table:table-cell>
          <table:table-cell table:formula="of:=[.P75]-[.P76]" office:value-type="float" office:value="0" calcext:value-type="float">
            <text:p>0</text:p>
          </table:table-cell>
          <table:table-cell/>
          <table:table-cell table:formula="of:=SIGN([.R75])" office:value-type="float" office:value="1" calcext:value-type="float">
            <text:p>1</text:p>
          </table:table-cell>
          <table:table-cell table:formula="of:=SIGN([.S75])" office:value-type="float" office:value="-1" calcext:value-type="float">
            <text:p>-1</text:p>
          </table:table-cell>
          <table:table-cell table:formula="of:=SIGN([.T75])" office:value-type="float" office:value="0" calcext:value-type="float">
            <text:p>0</text:p>
          </table:table-cell>
          <table:table-cell table:formula="of:=SIGN([.U75])" office:value-type="float" office:value="0" calcext:value-type="float">
            <text:p>0</text:p>
          </table:table-cell>
          <table:table-cell table:number-columns-repeated="3"/>
          <table:table-cell office:value-type="float" office:value="11.791" calcext:value-type="float">
            <text:p>11.791</text:p>
          </table:table-cell>
          <table:table-cell office:value-type="float" office:value="-0.7664998" calcext:value-type="float">
            <text:p>-0.7664998</text:p>
          </table:table-cell>
          <table:table-cell office:value-type="float" office:value="1.44039" calcext:value-type="float">
            <text:p>1.44039</text:p>
          </table:table-cell>
          <table:table-cell office:value-type="float" office:value="28.4165" calcext:value-type="float">
            <text:p>28.4165</text:p>
          </table:table-cell>
          <table:table-cell office:value-type="float" office:value="106.4514" calcext:value-type="float">
            <text:p>106.4514</text:p>
          </table:table-cell>
          <table:table-cell table:number-columns-repeated="2"/>
          <table:table-cell office:value-type="float" office:value="4.745" calcext:value-type="float">
            <text:p>4.745</text:p>
          </table:table-cell>
          <table:table-cell office:value-type="float" office:value="-20.77807" calcext:value-type="float">
            <text:p>-20.77807</text:p>
          </table:table-cell>
          <table:table-cell office:value-type="float" office:value="60.8466" calcext:value-type="float">
            <text:p>60.8466</text:p>
          </table:table-cell>
          <table:table-cell office:value-type="float" office:value="0.06961665" calcext:value-type="float">
            <text:p>0.06961665</text:p>
          </table:table-cell>
          <table:table-cell office:value-type="float" office:value="-23.52728" calcext:value-type="float">
            <text:p>-23.52728</text:p>
          </table:table-cell>
          <table:table-cell/>
          <table:table-cell table:formula="of:=SIGN([.AL75])" office:value-type="float" office:value="-1" calcext:value-type="float">
            <text:p>-1</text:p>
          </table:table-cell>
          <table:table-cell table:formula="of:=SIGN([.AM75])" office:value-type="float" office:value="1" calcext:value-type="float">
            <text:p>1</text:p>
          </table:table-cell>
          <table:table-cell table:formula="of:=SIGN([.AN75])" office:value-type="float" office:value="1" calcext:value-type="float">
            <text:p>1</text:p>
          </table:table-cell>
          <table:table-cell table:formula="of:=SIGN([.AO75])" office:value-type="float" office:value="-1" calcext:value-type="float">
            <text:p>-1</text:p>
          </table:table-cell>
          <table:table-cell table:number-columns-repeated="2"/>
          <table:table-cell office:value-type="float" office:value="5.641" calcext:value-type="float">
            <text:p>5.641</text:p>
          </table:table-cell>
          <table:table-cell office:value-type="float" office:value="-54.89491" calcext:value-type="float">
            <text:p>-54.89491</text:p>
          </table:table-cell>
          <table:table-cell office:value-type="float" office:value="-82.57567" calcext:value-type="float">
            <text:p>-82.57567</text:p>
          </table:table-cell>
          <table:table-cell office:value-type="float" office:value="2.959788" calcext:value-type="float">
            <text:p>2.959788</text:p>
          </table:table-cell>
          <table:table-cell office:value-type="float" office:value="-6.73714" calcext:value-type="float">
            <text:p>-6.73714</text:p>
          </table:table-cell>
          <table:table-cell/>
          <table:table-cell table:formula="of:=SIGN([.AX75])" office:value-type="float" office:value="-1" calcext:value-type="float">
            <text:p>-1</text:p>
          </table:table-cell>
          <table:table-cell table:formula="of:=SIGN([.AY75])" office:value-type="float" office:value="-1" calcext:value-type="float">
            <text:p>-1</text:p>
          </table:table-cell>
          <table:table-cell table:formula="of:=SIGN([.AZ75])" office:value-type="float" office:value="1" calcext:value-type="float">
            <text:p>1</text:p>
          </table:table-cell>
          <table:table-cell table:formula="of:=SIGN([.BA75])" office:value-type="float" office:value="-1" calcext:value-type="float">
            <text:p>-1</text:p>
          </table:table-cell>
          <table:table-cell table:number-columns-repeated="3"/>
          <table:table-cell office:value-type="float" office:value="4.495" calcext:value-type="float">
            <text:p>4.495</text:p>
          </table:table-cell>
          <table:table-cell office:value-type="float" office:value="-0.7014043" calcext:value-type="float">
            <text:p>-0.7014043</text:p>
          </table:table-cell>
          <table:table-cell office:value-type="float" office:value="-0.1992008" calcext:value-type="float">
            <text:p>-0.19920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475" calcext:value-type="float">
            <text:p>18.475</text:p>
          </table:table-cell>
          <table:table-cell office:value-type="float" office:value="-129.598" calcext:value-type="float">
            <text:p>-129.598</text:p>
          </table:table-cell>
          <table:table-cell office:value-type="float" office:value="128.3077" calcext:value-type="float">
            <text:p>128.30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975" calcext:value-type="float">
            <text:p>9.975</text:p>
          </table:table-cell>
          <table:table-cell office:value-type="float" office:value="-108.8325" calcext:value-type="float">
            <text:p>-108.8325</text:p>
          </table:table-cell>
          <table:table-cell office:value-type="float" office:value="133.2715" calcext:value-type="float">
            <text:p>133.2715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76]-[.M77])" office:value-type="float" office:value="0.573999999999998" calcext:value-type="float">
            <text:p>0.573999999999998</text:p>
          </table:table-cell>
          <table:table-cell table:formula="of:=[.N76]-[.N77]" office:value-type="float" office:value="-0.139299999999992" calcext:value-type="float">
            <text:p>-0.139299999999992</text:p>
          </table:table-cell>
          <table:table-cell table:formula="of:=[.O76]-[.O77]" office:value-type="float" office:value="0" calcext:value-type="float">
            <text:p>0</text:p>
          </table:table-cell>
          <table:table-cell table:formula="of:=[.P76]-[.P77]" office:value-type="float" office:value="0" calcext:value-type="float">
            <text:p>0</text:p>
          </table:table-cell>
          <table:table-cell/>
          <table:table-cell table:formula="of:=SIGN([.R76])" office:value-type="float" office:value="1" calcext:value-type="float">
            <text:p>1</text:p>
          </table:table-cell>
          <table:table-cell table:formula="of:=SIGN([.S76])" office:value-type="float" office:value="-1" calcext:value-type="float">
            <text:p>-1</text:p>
          </table:table-cell>
          <table:table-cell table:formula="of:=SIGN([.T76])" office:value-type="float" office:value="0" calcext:value-type="float">
            <text:p>0</text:p>
          </table:table-cell>
          <table:table-cell table:formula="of:=SIGN([.U76])" office:value-type="float" office:value="0" calcext:value-type="float">
            <text:p>0</text:p>
          </table:table-cell>
          <table:table-cell table:number-columns-repeated="3"/>
          <table:table-cell office:value-type="float" office:value="11.802" calcext:value-type="float">
            <text:p>11.802</text:p>
          </table:table-cell>
          <table:table-cell office:value-type="float" office:value="-0.7596174" calcext:value-type="float">
            <text:p>-0.7596174</text:p>
          </table:table-cell>
          <table:table-cell office:value-type="float" office:value="1.427457" calcext:value-type="float">
            <text:p>1.427457</text:p>
          </table:table-cell>
          <table:table-cell office:value-type="float" office:value="28.45362" calcext:value-type="float">
            <text:p>28.45362</text:p>
          </table:table-cell>
          <table:table-cell office:value-type="float" office:value="106.4917" calcext:value-type="float">
            <text:p>106.4917</text:p>
          </table:table-cell>
          <table:table-cell table:number-columns-repeated="2"/>
          <table:table-cell office:value-type="float" office:value="4.756" calcext:value-type="float">
            <text:p>4.756</text:p>
          </table:table-cell>
          <table:table-cell office:value-type="float" office:value="-20.98303" calcext:value-type="float">
            <text:p>-20.98303</text:p>
          </table:table-cell>
          <table:table-cell office:value-type="float" office:value="61.61185" calcext:value-type="float">
            <text:p>61.61185</text:p>
          </table:table-cell>
          <table:table-cell office:value-type="float" office:value="0.05565038" calcext:value-type="float">
            <text:p>0.05565038</text:p>
          </table:table-cell>
          <table:table-cell office:value-type="float" office:value="-23.7183" calcext:value-type="float">
            <text:p>-23.7183</text:p>
          </table:table-cell>
          <table:table-cell/>
          <table:table-cell table:formula="of:=SIGN([.AL76])" office:value-type="float" office:value="-1" calcext:value-type="float">
            <text:p>-1</text:p>
          </table:table-cell>
          <table:table-cell table:formula="of:=SIGN([.AM76])" office:value-type="float" office:value="1" calcext:value-type="float">
            <text:p>1</text:p>
          </table:table-cell>
          <table:table-cell table:formula="of:=SIGN([.AN76])" office:value-type="float" office:value="1" calcext:value-type="float">
            <text:p>1</text:p>
          </table:table-cell>
          <table:table-cell table:formula="of:=SIGN([.AO76])" office:value-type="float" office:value="-1" calcext:value-type="float">
            <text:p>-1</text:p>
          </table:table-cell>
          <table:table-cell table:number-columns-repeated="2"/>
          <table:table-cell office:value-type="float" office:value="5.655" calcext:value-type="float">
            <text:p>5.655</text:p>
          </table:table-cell>
          <table:table-cell office:value-type="float" office:value="-54.87468" calcext:value-type="float">
            <text:p>-54.87468</text:p>
          </table:table-cell>
          <table:table-cell office:value-type="float" office:value="-82.64771" calcext:value-type="float">
            <text:p>-82.64771</text:p>
          </table:table-cell>
          <table:table-cell office:value-type="float" office:value="3.124921" calcext:value-type="float">
            <text:p>3.124921</text:p>
          </table:table-cell>
          <table:table-cell office:value-type="float" office:value="-7.317442" calcext:value-type="float">
            <text:p>-7.317442</text:p>
          </table:table-cell>
          <table:table-cell/>
          <table:table-cell table:formula="of:=SIGN([.AX76])" office:value-type="float" office:value="-1" calcext:value-type="float">
            <text:p>-1</text:p>
          </table:table-cell>
          <table:table-cell table:formula="of:=SIGN([.AY76])" office:value-type="float" office:value="-1" calcext:value-type="float">
            <text:p>-1</text:p>
          </table:table-cell>
          <table:table-cell table:formula="of:=SIGN([.AZ76])" office:value-type="float" office:value="1" calcext:value-type="float">
            <text:p>1</text:p>
          </table:table-cell>
          <table:table-cell table:formula="of:=SIGN([.BA76])" office:value-type="float" office:value="-1" calcext:value-type="float">
            <text:p>-1</text:p>
          </table:table-cell>
          <table:table-cell table:number-columns-repeated="3"/>
          <table:table-cell office:value-type="float" office:value="4.503" calcext:value-type="float">
            <text:p>4.503</text:p>
          </table:table-cell>
          <table:table-cell office:value-type="float" office:value="-0.6780783" calcext:value-type="float">
            <text:p>-0.6780783</text:p>
          </table:table-cell>
          <table:table-cell office:value-type="float" office:value="-0.1847122" calcext:value-type="float">
            <text:p>-0.18471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496" calcext:value-type="float">
            <text:p>18.496</text:p>
          </table:table-cell>
          <table:table-cell office:value-type="float" office:value="-129.6007" calcext:value-type="float">
            <text:p>-129.6007</text:p>
          </table:table-cell>
          <table:table-cell office:value-type="float" office:value="128.2954" calcext:value-type="float">
            <text:p>128.2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987" calcext:value-type="float">
            <text:p>9.987</text:p>
          </table:table-cell>
          <table:table-cell office:value-type="float" office:value="-109.4065" calcext:value-type="float">
            <text:p>-109.4065</text:p>
          </table:table-cell>
          <table:table-cell office:value-type="float" office:value="133.4108" calcext:value-type="float">
            <text:p>133.4108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77]-[.M78])" office:value-type="float" office:value="0.344000000000008" calcext:value-type="float">
            <text:p>0.344000000000008</text:p>
          </table:table-cell>
          <table:table-cell table:formula="of:=[.N77]-[.N78]" office:value-type="float" office:value="-0.0849000000000046" calcext:value-type="float">
            <text:p>-0.0849000000000046</text:p>
          </table:table-cell>
          <table:table-cell table:formula="of:=[.O77]-[.O78]" office:value-type="float" office:value="0" calcext:value-type="float">
            <text:p>0</text:p>
          </table:table-cell>
          <table:table-cell table:formula="of:=[.P77]-[.P78]" office:value-type="float" office:value="0" calcext:value-type="float">
            <text:p>0</text:p>
          </table:table-cell>
          <table:table-cell/>
          <table:table-cell table:formula="of:=SIGN([.R77])" office:value-type="float" office:value="1" calcext:value-type="float">
            <text:p>1</text:p>
          </table:table-cell>
          <table:table-cell table:formula="of:=SIGN([.S77])" office:value-type="float" office:value="-1" calcext:value-type="float">
            <text:p>-1</text:p>
          </table:table-cell>
          <table:table-cell table:formula="of:=SIGN([.T77])" office:value-type="float" office:value="0" calcext:value-type="float">
            <text:p>0</text:p>
          </table:table-cell>
          <table:table-cell table:formula="of:=SIGN([.U77])" office:value-type="float" office:value="0" calcext:value-type="float">
            <text:p>0</text:p>
          </table:table-cell>
          <table:table-cell table:number-columns-repeated="3"/>
          <table:table-cell office:value-type="float" office:value="11.813" calcext:value-type="float">
            <text:p>11.813</text:p>
          </table:table-cell>
          <table:table-cell office:value-type="float" office:value="-0.7378331" calcext:value-type="float">
            <text:p>-0.7378331</text:p>
          </table:table-cell>
          <table:table-cell office:value-type="float" office:value="1.38652" calcext:value-type="float">
            <text:p>1.38652</text:p>
          </table:table-cell>
          <table:table-cell office:value-type="float" office:value="28.50078" calcext:value-type="float">
            <text:p>28.50078</text:p>
          </table:table-cell>
          <table:table-cell office:value-type="float" office:value="106.5751" calcext:value-type="float">
            <text:p>106.5751</text:p>
          </table:table-cell>
          <table:table-cell table:number-columns-repeated="2"/>
          <table:table-cell office:value-type="float" office:value="4.767" calcext:value-type="float">
            <text:p>4.767</text:p>
          </table:table-cell>
          <table:table-cell office:value-type="float" office:value="-21.20235" calcext:value-type="float">
            <text:p>-21.20235</text:p>
          </table:table-cell>
          <table:table-cell office:value-type="float" office:value="62.43085" calcext:value-type="float">
            <text:p>62.43085</text:p>
          </table:table-cell>
          <table:table-cell office:value-type="float" office:value="0.04229733" calcext:value-type="float">
            <text:p>0.04229733</text:p>
          </table:table-cell>
          <table:table-cell office:value-type="float" office:value="-23.944" calcext:value-type="float">
            <text:p>-23.944</text:p>
          </table:table-cell>
          <table:table-cell/>
          <table:table-cell table:formula="of:=SIGN([.AL77])" office:value-type="float" office:value="-1" calcext:value-type="float">
            <text:p>-1</text:p>
          </table:table-cell>
          <table:table-cell table:formula="of:=SIGN([.AM77])" office:value-type="float" office:value="1" calcext:value-type="float">
            <text:p>1</text:p>
          </table:table-cell>
          <table:table-cell table:formula="of:=SIGN([.AN77])" office:value-type="float" office:value="1" calcext:value-type="float">
            <text:p>1</text:p>
          </table:table-cell>
          <table:table-cell table:formula="of:=SIGN([.AO77])" office:value-type="float" office:value="-1" calcext:value-type="float">
            <text:p>-1</text:p>
          </table:table-cell>
          <table:table-cell table:number-columns-repeated="2"/>
          <table:table-cell office:value-type="float" office:value="5.667" calcext:value-type="float">
            <text:p>5.667</text:p>
          </table:table-cell>
          <table:table-cell office:value-type="float" office:value="-54.8337" calcext:value-type="float">
            <text:p>-54.8337</text:p>
          </table:table-cell>
          <table:table-cell office:value-type="float" office:value="-82.74132" calcext:value-type="float">
            <text:p>-82.74132</text:p>
          </table:table-cell>
          <table:table-cell office:value-type="float" office:value="3.340871" calcext:value-type="float">
            <text:p>3.340871</text:p>
          </table:table-cell>
          <table:table-cell office:value-type="float" office:value="-8.232369" calcext:value-type="float">
            <text:p>-8.232369</text:p>
          </table:table-cell>
          <table:table-cell/>
          <table:table-cell table:formula="of:=SIGN([.AX77])" office:value-type="float" office:value="-1" calcext:value-type="float">
            <text:p>-1</text:p>
          </table:table-cell>
          <table:table-cell table:formula="of:=SIGN([.AY77])" office:value-type="float" office:value="-1" calcext:value-type="float">
            <text:p>-1</text:p>
          </table:table-cell>
          <table:table-cell table:formula="of:=SIGN([.AZ77])" office:value-type="float" office:value="1" calcext:value-type="float">
            <text:p>1</text:p>
          </table:table-cell>
          <table:table-cell table:formula="of:=SIGN([.BA77])" office:value-type="float" office:value="-1" calcext:value-type="float">
            <text:p>-1</text:p>
          </table:table-cell>
          <table:table-cell table:number-columns-repeated="3"/>
          <table:table-cell office:value-type="float" office:value="4.511" calcext:value-type="float">
            <text:p>4.511</text:p>
          </table:table-cell>
          <table:table-cell office:value-type="float" office:value="-0.6950271" calcext:value-type="float">
            <text:p>-0.6950271</text:p>
          </table:table-cell>
          <table:table-cell office:value-type="float" office:value="-0.1884272" calcext:value-type="float">
            <text:p>-0.18842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518" calcext:value-type="float">
            <text:p>18.518</text:p>
          </table:table-cell>
          <table:table-cell office:value-type="float" office:value="-129.5306" calcext:value-type="float">
            <text:p>-129.5306</text:p>
          </table:table-cell>
          <table:table-cell office:value-type="float" office:value="128.3508" calcext:value-type="float">
            <text:p>128.35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9.998" calcext:value-type="float">
            <text:p>9.998</text:p>
          </table:table-cell>
          <table:table-cell office:value-type="float" office:value="-109.7505" calcext:value-type="float">
            <text:p>-109.7505</text:p>
          </table:table-cell>
          <table:table-cell office:value-type="float" office:value="133.4957" calcext:value-type="float">
            <text:p>133.4957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78]-[.M79])" office:value-type="float" office:value="0.573700000000002" calcext:value-type="float">
            <text:p>0.573700000000002</text:p>
          </table:table-cell>
          <table:table-cell table:formula="of:=[.N78]-[.N79]" office:value-type="float" office:value="-0.143499999999989" calcext:value-type="float">
            <text:p>-0.143499999999989</text:p>
          </table:table-cell>
          <table:table-cell table:formula="of:=[.O78]-[.O79]" office:value-type="float" office:value="0" calcext:value-type="float">
            <text:p>0</text:p>
          </table:table-cell>
          <table:table-cell table:formula="of:=[.P78]-[.P79]" office:value-type="float" office:value="0" calcext:value-type="float">
            <text:p>0</text:p>
          </table:table-cell>
          <table:table-cell/>
          <table:table-cell table:formula="of:=SIGN([.R78])" office:value-type="float" office:value="1" calcext:value-type="float">
            <text:p>1</text:p>
          </table:table-cell>
          <table:table-cell table:formula="of:=SIGN([.S78])" office:value-type="float" office:value="-1" calcext:value-type="float">
            <text:p>-1</text:p>
          </table:table-cell>
          <table:table-cell table:formula="of:=SIGN([.T78])" office:value-type="float" office:value="0" calcext:value-type="float">
            <text:p>0</text:p>
          </table:table-cell>
          <table:table-cell table:formula="of:=SIGN([.U78])" office:value-type="float" office:value="0" calcext:value-type="float">
            <text:p>0</text:p>
          </table:table-cell>
          <table:table-cell table:number-columns-repeated="3"/>
          <table:table-cell office:value-type="float" office:value="11.825" calcext:value-type="float">
            <text:p>11.825</text:p>
          </table:table-cell>
          <table:table-cell office:value-type="float" office:value="-0.7174165" calcext:value-type="float">
            <text:p>-0.7174165</text:p>
          </table:table-cell>
          <table:table-cell office:value-type="float" office:value="1.348154" calcext:value-type="float">
            <text:p>1.348154</text:p>
          </table:table-cell>
          <table:table-cell office:value-type="float" office:value="28.51662" calcext:value-type="float">
            <text:p>28.51662</text:p>
          </table:table-cell>
          <table:table-cell office:value-type="float" office:value="106.6727" calcext:value-type="float">
            <text:p>106.6727</text:p>
          </table:table-cell>
          <table:table-cell table:number-columns-repeated="2"/>
          <table:table-cell office:value-type="float" office:value="4.931" calcext:value-type="float">
            <text:p>4.931</text:p>
          </table:table-cell>
          <table:table-cell office:value-type="float" office:value="-19.6491" calcext:value-type="float">
            <text:p>-19.6491</text:p>
          </table:table-cell>
          <table:table-cell office:value-type="float" office:value="59.13279" calcext:value-type="float">
            <text:p>59.13279</text:p>
          </table:table-cell>
          <table:table-cell office:value-type="float" office:value="0.08188934" calcext:value-type="float">
            <text:p>0.08188934</text:p>
          </table:table-cell>
          <table:table-cell office:value-type="float" office:value="-27.04778" calcext:value-type="float">
            <text:p>-27.04778</text:p>
          </table:table-cell>
          <table:table-cell/>
          <table:table-cell table:formula="of:=SIGN([.AL78])" office:value-type="float" office:value="-1" calcext:value-type="float">
            <text:p>-1</text:p>
          </table:table-cell>
          <table:table-cell table:formula="of:=SIGN([.AM78])" office:value-type="float" office:value="1" calcext:value-type="float">
            <text:p>1</text:p>
          </table:table-cell>
          <table:table-cell table:formula="of:=SIGN([.AN78])" office:value-type="float" office:value="1" calcext:value-type="float">
            <text:p>1</text:p>
          </table:table-cell>
          <table:table-cell table:formula="of:=SIGN([.AO78])" office:value-type="float" office:value="-1" calcext:value-type="float">
            <text:p>-1</text:p>
          </table:table-cell>
          <table:table-cell table:number-columns-repeated="2"/>
          <table:table-cell office:value-type="float" office:value="5.684" calcext:value-type="float">
            <text:p>5.684</text:p>
          </table:table-cell>
          <table:table-cell office:value-type="float" office:value="-54.7964" calcext:value-type="float">
            <text:p>-54.7964</text:p>
          </table:table-cell>
          <table:table-cell office:value-type="float" office:value="-82.81332" calcext:value-type="float">
            <text:p>-82.81332</text:p>
          </table:table-cell>
          <table:table-cell office:value-type="float" office:value="3.520515" calcext:value-type="float">
            <text:p>3.520515</text:p>
          </table:table-cell>
          <table:table-cell office:value-type="float" office:value="-8.98695" calcext:value-type="float">
            <text:p>-8.98695</text:p>
          </table:table-cell>
          <table:table-cell/>
          <table:table-cell table:formula="of:=SIGN([.AX78])" office:value-type="float" office:value="-1" calcext:value-type="float">
            <text:p>-1</text:p>
          </table:table-cell>
          <table:table-cell table:formula="of:=SIGN([.AY78])" office:value-type="float" office:value="-1" calcext:value-type="float">
            <text:p>-1</text:p>
          </table:table-cell>
          <table:table-cell table:formula="of:=SIGN([.AZ78])" office:value-type="float" office:value="1" calcext:value-type="float">
            <text:p>1</text:p>
          </table:table-cell>
          <table:table-cell table:formula="of:=SIGN([.BA78])" office:value-type="float" office:value="-1" calcext:value-type="float">
            <text:p>-1</text:p>
          </table:table-cell>
          <table:table-cell table:number-columns-repeated="3"/>
          <table:table-cell office:value-type="float" office:value="4.519" calcext:value-type="float">
            <text:p>4.519</text:p>
          </table:table-cell>
          <table:table-cell office:value-type="float" office:value="-0.7858059" calcext:value-type="float">
            <text:p>-0.7858059</text:p>
          </table:table-cell>
          <table:table-cell office:value-type="float" office:value="-0.3340264" calcext:value-type="float">
            <text:p>-0.33402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544" calcext:value-type="float">
            <text:p>18.544</text:p>
          </table:table-cell>
          <table:table-cell office:value-type="float" office:value="-129.4788" calcext:value-type="float">
            <text:p>-129.4788</text:p>
          </table:table-cell>
          <table:table-cell office:value-type="float" office:value="128.3831" calcext:value-type="float">
            <text:p>128.3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01" calcext:value-type="float">
            <text:p>10.01</text:p>
          </table:table-cell>
          <table:table-cell office:value-type="float" office:value="-110.3242" calcext:value-type="float">
            <text:p>-110.3242</text:p>
          </table:table-cell>
          <table:table-cell office:value-type="float" office:value="133.6392" calcext:value-type="float">
            <text:p>133.6392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79]-[.M80])" office:value-type="float" office:value="0.514199999999988" calcext:value-type="float">
            <text:p>0.514199999999988</text:p>
          </table:table-cell>
          <table:table-cell table:formula="of:=[.N79]-[.N80]" office:value-type="float" office:value="-0.127600000000001" calcext:value-type="float">
            <text:p>-0.127600000000001</text:p>
          </table:table-cell>
          <table:table-cell table:formula="of:=[.O79]-[.O80]" office:value-type="float" office:value="0" calcext:value-type="float">
            <text:p>0</text:p>
          </table:table-cell>
          <table:table-cell table:formula="of:=[.P79]-[.P80]" office:value-type="float" office:value="0" calcext:value-type="float">
            <text:p>0</text:p>
          </table:table-cell>
          <table:table-cell/>
          <table:table-cell table:formula="of:=SIGN([.R79])" office:value-type="float" office:value="1" calcext:value-type="float">
            <text:p>1</text:p>
          </table:table-cell>
          <table:table-cell table:formula="of:=SIGN([.S79])" office:value-type="float" office:value="-1" calcext:value-type="float">
            <text:p>-1</text:p>
          </table:table-cell>
          <table:table-cell table:formula="of:=SIGN([.T79])" office:value-type="float" office:value="0" calcext:value-type="float">
            <text:p>0</text:p>
          </table:table-cell>
          <table:table-cell table:formula="of:=SIGN([.U79])" office:value-type="float" office:value="0" calcext:value-type="float">
            <text:p>0</text:p>
          </table:table-cell>
          <table:table-cell table:number-columns-repeated="3"/>
          <table:table-cell office:value-type="float" office:value="11.836" calcext:value-type="float">
            <text:p>11.836</text:p>
          </table:table-cell>
          <table:table-cell office:value-type="float" office:value="-0.7017773" calcext:value-type="float">
            <text:p>-0.7017773</text:p>
          </table:table-cell>
          <table:table-cell office:value-type="float" office:value="1.318765" calcext:value-type="float">
            <text:p>1.318765</text:p>
          </table:table-cell>
          <table:table-cell office:value-type="float" office:value="28.50677" calcext:value-type="float">
            <text:p>28.50677</text:p>
          </table:table-cell>
          <table:table-cell office:value-type="float" office:value="106.7345" calcext:value-type="float">
            <text:p>106.7345</text:p>
          </table:table-cell>
          <table:table-cell table:number-columns-repeated="2"/>
          <table:table-cell office:value-type="float" office:value="4.943" calcext:value-type="float">
            <text:p>4.943</text:p>
          </table:table-cell>
          <table:table-cell office:value-type="float" office:value="-19.06637" calcext:value-type="float">
            <text:p>-19.06637</text:p>
          </table:table-cell>
          <table:table-cell office:value-type="float" office:value="57.37911" calcext:value-type="float">
            <text:p>57.37911</text:p>
          </table:table-cell>
          <table:table-cell office:value-type="float" office:value="0.08723959" calcext:value-type="float">
            <text:p>0.08723959</text:p>
          </table:table-cell>
          <table:table-cell office:value-type="float" office:value="-27.29049" calcext:value-type="float">
            <text:p>-27.29049</text:p>
          </table:table-cell>
          <table:table-cell/>
          <table:table-cell table:formula="of:=SIGN([.AL79])" office:value-type="float" office:value="-1" calcext:value-type="float">
            <text:p>-1</text:p>
          </table:table-cell>
          <table:table-cell table:formula="of:=SIGN([.AM79])" office:value-type="float" office:value="1" calcext:value-type="float">
            <text:p>1</text:p>
          </table:table-cell>
          <table:table-cell table:formula="of:=SIGN([.AN79])" office:value-type="float" office:value="1" calcext:value-type="float">
            <text:p>1</text:p>
          </table:table-cell>
          <table:table-cell table:formula="of:=SIGN([.AO79])" office:value-type="float" office:value="-1" calcext:value-type="float">
            <text:p>-1</text:p>
          </table:table-cell>
          <table:table-cell table:number-columns-repeated="2"/>
          <table:table-cell office:value-type="float" office:value="5.695" calcext:value-type="float">
            <text:p>5.695</text:p>
          </table:table-cell>
          <table:table-cell office:value-type="float" office:value="-54.74973" calcext:value-type="float">
            <text:p>-54.74973</text:p>
          </table:table-cell>
          <table:table-cell office:value-type="float" office:value="-82.921" calcext:value-type="float">
            <text:p>-82.921</text:p>
          </table:table-cell>
          <table:table-cell office:value-type="float" office:value="3.758843" calcext:value-type="float">
            <text:p>3.758843</text:p>
          </table:table-cell>
          <table:table-cell office:value-type="float" office:value="-9.979074" calcext:value-type="float">
            <text:p>-9.979074</text:p>
          </table:table-cell>
          <table:table-cell/>
          <table:table-cell table:formula="of:=SIGN([.AX79])" office:value-type="float" office:value="-1" calcext:value-type="float">
            <text:p>-1</text:p>
          </table:table-cell>
          <table:table-cell table:formula="of:=SIGN([.AY79])" office:value-type="float" office:value="-1" calcext:value-type="float">
            <text:p>-1</text:p>
          </table:table-cell>
          <table:table-cell table:formula="of:=SIGN([.AZ79])" office:value-type="float" office:value="1" calcext:value-type="float">
            <text:p>1</text:p>
          </table:table-cell>
          <table:table-cell table:formula="of:=SIGN([.BA79])" office:value-type="float" office:value="-1" calcext:value-type="float">
            <text:p>-1</text:p>
          </table:table-cell>
          <table:table-cell table:number-columns-repeated="3"/>
          <table:table-cell office:value-type="float" office:value="4.53" calcext:value-type="float">
            <text:p>4.53</text:p>
          </table:table-cell>
          <table:table-cell office:value-type="float" office:value="-0.8278472" calcext:value-type="float">
            <text:p>-0.8278472</text:p>
          </table:table-cell>
          <table:table-cell office:value-type="float" office:value="-0.07643891" calcext:value-type="float">
            <text:p>-0.076438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567" calcext:value-type="float">
            <text:p>18.567</text:p>
          </table:table-cell>
          <table:table-cell office:value-type="float" office:value="-129.5729" calcext:value-type="float">
            <text:p>-129.5729</text:p>
          </table:table-cell>
          <table:table-cell office:value-type="float" office:value="128.3184" calcext:value-type="float">
            <text:p>128.3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021" calcext:value-type="float">
            <text:p>10.021</text:p>
          </table:table-cell>
          <table:table-cell office:value-type="float" office:value="-110.8384" calcext:value-type="float">
            <text:p>-110.8384</text:p>
          </table:table-cell>
          <table:table-cell office:value-type="float" office:value="133.7668" calcext:value-type="float">
            <text:p>133.7668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80]-[.M81])" office:value-type="float" office:value="0.428600000000003" calcext:value-type="float">
            <text:p>0.428600000000003</text:p>
          </table:table-cell>
          <table:table-cell table:formula="of:=[.N80]-[.N81]" office:value-type="float" office:value="-0.102200000000011" calcext:value-type="float">
            <text:p>-0.102200000000011</text:p>
          </table:table-cell>
          <table:table-cell table:formula="of:=[.O80]-[.O81]" office:value-type="float" office:value="0" calcext:value-type="float">
            <text:p>0</text:p>
          </table:table-cell>
          <table:table-cell table:formula="of:=[.P80]-[.P81]" office:value-type="float" office:value="0" calcext:value-type="float">
            <text:p>0</text:p>
          </table:table-cell>
          <table:table-cell/>
          <table:table-cell table:formula="of:=SIGN([.R80])" office:value-type="float" office:value="1" calcext:value-type="float">
            <text:p>1</text:p>
          </table:table-cell>
          <table:table-cell table:formula="of:=SIGN([.S80])" office:value-type="float" office:value="-1" calcext:value-type="float">
            <text:p>-1</text:p>
          </table:table-cell>
          <table:table-cell table:formula="of:=SIGN([.T80])" office:value-type="float" office:value="0" calcext:value-type="float">
            <text:p>0</text:p>
          </table:table-cell>
          <table:table-cell table:formula="of:=SIGN([.U80])" office:value-type="float" office:value="0" calcext:value-type="float">
            <text:p>0</text:p>
          </table:table-cell>
          <table:table-cell table:number-columns-repeated="3"/>
          <table:table-cell office:value-type="float" office:value="11.849" calcext:value-type="float">
            <text:p>11.849</text:p>
          </table:table-cell>
          <table:table-cell office:value-type="float" office:value="-0.694086" calcext:value-type="float">
            <text:p>-0.694086</text:p>
          </table:table-cell>
          <table:table-cell office:value-type="float" office:value="1.304312" calcext:value-type="float">
            <text:p>1.304312</text:p>
          </table:table-cell>
          <table:table-cell office:value-type="float" office:value="28.48973" calcext:value-type="float">
            <text:p>28.48973</text:p>
          </table:table-cell>
          <table:table-cell office:value-type="float" office:value="106.7805" calcext:value-type="float">
            <text:p>106.7805</text:p>
          </table:table-cell>
          <table:table-cell table:number-columns-repeated="2"/>
          <table:table-cell office:value-type="float" office:value="4.955" calcext:value-type="float">
            <text:p>4.955</text:p>
          </table:table-cell>
          <table:table-cell office:value-type="float" office:value="-18.85721" calcext:value-type="float">
            <text:p>-18.85721</text:p>
          </table:table-cell>
          <table:table-cell office:value-type="float" office:value="56.74965" calcext:value-type="float">
            <text:p>56.74965</text:p>
          </table:table-cell>
          <table:table-cell office:value-type="float" office:value="0.06415207" calcext:value-type="float">
            <text:p>0.06415207</text:p>
          </table:table-cell>
          <table:table-cell office:value-type="float" office:value="-27.4211" calcext:value-type="float">
            <text:p>-27.4211</text:p>
          </table:table-cell>
          <table:table-cell/>
          <table:table-cell table:formula="of:=SIGN([.AL80])" office:value-type="float" office:value="-1" calcext:value-type="float">
            <text:p>-1</text:p>
          </table:table-cell>
          <table:table-cell table:formula="of:=SIGN([.AM80])" office:value-type="float" office:value="1" calcext:value-type="float">
            <text:p>1</text:p>
          </table:table-cell>
          <table:table-cell table:formula="of:=SIGN([.AN80])" office:value-type="float" office:value="1" calcext:value-type="float">
            <text:p>1</text:p>
          </table:table-cell>
          <table:table-cell table:formula="of:=SIGN([.AO80])" office:value-type="float" office:value="-1" calcext:value-type="float">
            <text:p>-1</text:p>
          </table:table-cell>
          <table:table-cell table:number-columns-repeated="2"/>
          <table:table-cell office:value-type="float" office:value="5.706" calcext:value-type="float">
            <text:p>5.706</text:p>
          </table:table-cell>
          <table:table-cell office:value-type="float" office:value="-54.71283" calcext:value-type="float">
            <text:p>-54.71283</text:p>
          </table:table-cell>
          <table:table-cell office:value-type="float" office:value="-82.97918" calcext:value-type="float">
            <text:p>-82.97918</text:p>
          </table:table-cell>
          <table:table-cell office:value-type="float" office:value="3.974849" calcext:value-type="float">
            <text:p>3.974849</text:p>
          </table:table-cell>
          <table:table-cell office:value-type="float" office:value="-11.16692" calcext:value-type="float">
            <text:p>-11.16692</text:p>
          </table:table-cell>
          <table:table-cell/>
          <table:table-cell table:formula="of:=SIGN([.AX80])" office:value-type="float" office:value="-1" calcext:value-type="float">
            <text:p>-1</text:p>
          </table:table-cell>
          <table:table-cell table:formula="of:=SIGN([.AY80])" office:value-type="float" office:value="-1" calcext:value-type="float">
            <text:p>-1</text:p>
          </table:table-cell>
          <table:table-cell table:formula="of:=SIGN([.AZ80])" office:value-type="float" office:value="1" calcext:value-type="float">
            <text:p>1</text:p>
          </table:table-cell>
          <table:table-cell table:formula="of:=SIGN([.BA80])" office:value-type="float" office:value="-1" calcext:value-type="float">
            <text:p>-1</text:p>
          </table:table-cell>
          <table:table-cell table:number-columns-repeated="3"/>
          <table:table-cell office:value-type="float" office:value="4.538" calcext:value-type="float">
            <text:p>4.538</text:p>
          </table:table-cell>
          <table:table-cell office:value-type="float" office:value="-0.9317197" calcext:value-type="float">
            <text:p>-0.9317197</text:p>
          </table:table-cell>
          <table:table-cell office:value-type="float" office:value="-0.2425487" calcext:value-type="float">
            <text:p>-0.24254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589" calcext:value-type="float">
            <text:p>18.589</text:p>
          </table:table-cell>
          <table:table-cell office:value-type="float" office:value="-129.5423" calcext:value-type="float">
            <text:p>-129.5423</text:p>
          </table:table-cell>
          <table:table-cell office:value-type="float" office:value="128.3373" calcext:value-type="float">
            <text:p>128.33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032" calcext:value-type="float">
            <text:p>10.032</text:p>
          </table:table-cell>
          <table:table-cell office:value-type="float" office:value="-111.267" calcext:value-type="float">
            <text:p>-111.267</text:p>
          </table:table-cell>
          <table:table-cell office:value-type="float" office:value="133.869" calcext:value-type="float">
            <text:p>133.869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81]-[.M82])" office:value-type="float" office:value="5.18740000000001" calcext:value-type="float">
            <text:p>5.18740000000001</text:p>
          </table:table-cell>
          <table:table-cell table:formula="of:=[.N81]-[.N82]" office:value-type="float" office:value="-1.09989999999999" calcext:value-type="float">
            <text:p>-1.09989999999999</text:p>
          </table:table-cell>
          <table:table-cell table:formula="of:=[.O81]-[.O82]" office:value-type="float" office:value="0" calcext:value-type="float">
            <text:p>0</text:p>
          </table:table-cell>
          <table:table-cell table:formula="of:=[.P81]-[.P82]" office:value-type="float" office:value="0" calcext:value-type="float">
            <text:p>0</text:p>
          </table:table-cell>
          <table:table-cell/>
          <table:table-cell table:formula="of:=SIGN([.R81])" office:value-type="float" office:value="1" calcext:value-type="float">
            <text:p>1</text:p>
          </table:table-cell>
          <table:table-cell table:formula="of:=SIGN([.S81])" office:value-type="float" office:value="-1" calcext:value-type="float">
            <text:p>-1</text:p>
          </table:table-cell>
          <table:table-cell table:formula="of:=SIGN([.T81])" office:value-type="float" office:value="0" calcext:value-type="float">
            <text:p>0</text:p>
          </table:table-cell>
          <table:table-cell table:formula="of:=SIGN([.U81])" office:value-type="float" office:value="0" calcext:value-type="float">
            <text:p>0</text:p>
          </table:table-cell>
          <table:table-cell table:number-columns-repeated="3"/>
          <table:table-cell office:value-type="float" office:value="11.861" calcext:value-type="float">
            <text:p>11.861</text:p>
          </table:table-cell>
          <table:table-cell office:value-type="float" office:value="-0.6748588" calcext:value-type="float">
            <text:p>-0.6748588</text:p>
          </table:table-cell>
          <table:table-cell office:value-type="float" office:value="1.26818" calcext:value-type="float">
            <text:p>1.26818</text:p>
          </table:table-cell>
          <table:table-cell office:value-type="float" office:value="28.48123" calcext:value-type="float">
            <text:p>28.48123</text:p>
          </table:table-cell>
          <table:table-cell office:value-type="float" office:value="106.8035" calcext:value-type="float">
            <text:p>106.8035</text:p>
          </table:table-cell>
          <table:table-cell table:number-columns-repeated="2"/>
          <table:table-cell office:value-type="float" office:value="4.966" calcext:value-type="float">
            <text:p>4.966</text:p>
          </table:table-cell>
          <table:table-cell office:value-type="float" office:value="-18.20601" calcext:value-type="float">
            <text:p>-18.20601</text:p>
          </table:table-cell>
          <table:table-cell office:value-type="float" office:value="54.7899" calcext:value-type="float">
            <text:p>54.7899</text:p>
          </table:table-cell>
          <table:table-cell office:value-type="float" office:value="0.04434485" calcext:value-type="float">
            <text:p>0.04434485</text:p>
          </table:table-cell>
          <table:table-cell office:value-type="float" office:value="-27.69041" calcext:value-type="float">
            <text:p>-27.69041</text:p>
          </table:table-cell>
          <table:table-cell/>
          <table:table-cell table:formula="of:=SIGN([.AL81])" office:value-type="float" office:value="-1" calcext:value-type="float">
            <text:p>-1</text:p>
          </table:table-cell>
          <table:table-cell table:formula="of:=SIGN([.AM81])" office:value-type="float" office:value="1" calcext:value-type="float">
            <text:p>1</text:p>
          </table:table-cell>
          <table:table-cell table:formula="of:=SIGN([.AN81])" office:value-type="float" office:value="1" calcext:value-type="float">
            <text:p>1</text:p>
          </table:table-cell>
          <table:table-cell table:formula="of:=SIGN([.AO81])" office:value-type="float" office:value="-1" calcext:value-type="float">
            <text:p>-1</text:p>
          </table:table-cell>
          <table:table-cell table:number-columns-repeated="2"/>
          <table:table-cell office:value-type="float" office:value="5.727" calcext:value-type="float">
            <text:p>5.727</text:p>
          </table:table-cell>
          <table:table-cell office:value-type="float" office:value="-54.61177" calcext:value-type="float">
            <text:p>-54.61177</text:p>
          </table:table-cell>
          <table:table-cell office:value-type="float" office:value="-83.08043" calcext:value-type="float">
            <text:p>-83.08043</text:p>
          </table:table-cell>
          <table:table-cell office:value-type="float" office:value="4.259161" calcext:value-type="float">
            <text:p>4.259161</text:p>
          </table:table-cell>
          <table:table-cell office:value-type="float" office:value="-12.45335" calcext:value-type="float">
            <text:p>-12.45335</text:p>
          </table:table-cell>
          <table:table-cell/>
          <table:table-cell table:formula="of:=SIGN([.AX81])" office:value-type="float" office:value="-1" calcext:value-type="float">
            <text:p>-1</text:p>
          </table:table-cell>
          <table:table-cell table:formula="of:=SIGN([.AY81])" office:value-type="float" office:value="-1" calcext:value-type="float">
            <text:p>-1</text:p>
          </table:table-cell>
          <table:table-cell table:formula="of:=SIGN([.AZ81])" office:value-type="float" office:value="1" calcext:value-type="float">
            <text:p>1</text:p>
          </table:table-cell>
          <table:table-cell table:formula="of:=SIGN([.BA81])" office:value-type="float" office:value="-1" calcext:value-type="float">
            <text:p>-1</text:p>
          </table:table-cell>
          <table:table-cell table:number-columns-repeated="3"/>
          <table:table-cell office:value-type="float" office:value="4.547" calcext:value-type="float">
            <text:p>4.547</text:p>
          </table:table-cell>
          <table:table-cell office:value-type="float" office:value="-0.7160513" calcext:value-type="float">
            <text:p>-0.7160513</text:p>
          </table:table-cell>
          <table:table-cell office:value-type="float" office:value="-0.1746342" calcext:value-type="float">
            <text:p>-0.17463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761" calcext:value-type="float">
            <text:p>18.761</text:p>
          </table:table-cell>
          <table:table-cell office:value-type="float" office:value="-129.5479" calcext:value-type="float">
            <text:p>-129.5479</text:p>
          </table:table-cell>
          <table:table-cell office:value-type="float" office:value="128.3451" calcext:value-type="float">
            <text:p>128.3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203" calcext:value-type="float">
            <text:p>10.203</text:p>
          </table:table-cell>
          <table:table-cell office:value-type="float" office:value="-116.4544" calcext:value-type="float">
            <text:p>-116.4544</text:p>
          </table:table-cell>
          <table:table-cell office:value-type="float" office:value="134.9689" calcext:value-type="float">
            <text:p>134.9689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82]-[.M83])" office:value-type="float" office:value="0.278699999999986" calcext:value-type="float">
            <text:p>0.278699999999986</text:p>
          </table:table-cell>
          <table:table-cell table:formula="of:=[.N82]-[.N83]" office:value-type="float" office:value="-0.0578000000000145" calcext:value-type="float">
            <text:p>-0.0578000000000145</text:p>
          </table:table-cell>
          <table:table-cell table:formula="of:=[.O82]-[.O83]" office:value-type="float" office:value="0" calcext:value-type="float">
            <text:p>0</text:p>
          </table:table-cell>
          <table:table-cell table:formula="of:=[.P82]-[.P83]" office:value-type="float" office:value="0" calcext:value-type="float">
            <text:p>0</text:p>
          </table:table-cell>
          <table:table-cell/>
          <table:table-cell table:formula="of:=SIGN([.R82])" office:value-type="float" office:value="1" calcext:value-type="float">
            <text:p>1</text:p>
          </table:table-cell>
          <table:table-cell table:formula="of:=SIGN([.S82])" office:value-type="float" office:value="-1" calcext:value-type="float">
            <text:p>-1</text:p>
          </table:table-cell>
          <table:table-cell table:formula="of:=SIGN([.T82])" office:value-type="float" office:value="0" calcext:value-type="float">
            <text:p>0</text:p>
          </table:table-cell>
          <table:table-cell table:formula="of:=SIGN([.U82])" office:value-type="float" office:value="0" calcext:value-type="float">
            <text:p>0</text:p>
          </table:table-cell>
          <table:table-cell table:number-columns-repeated="3"/>
          <table:table-cell office:value-type="float" office:value="11.873" calcext:value-type="float">
            <text:p>11.873</text:p>
          </table:table-cell>
          <table:table-cell office:value-type="float" office:value="-0.6568147" calcext:value-type="float">
            <text:p>-0.6568147</text:p>
          </table:table-cell>
          <table:table-cell office:value-type="float" office:value="1.234272" calcext:value-type="float">
            <text:p>1.234272</text:p>
          </table:table-cell>
          <table:table-cell office:value-type="float" office:value="28.47273" calcext:value-type="float">
            <text:p>28.47273</text:p>
          </table:table-cell>
          <table:table-cell office:value-type="float" office:value="106.8265" calcext:value-type="float">
            <text:p>106.8265</text:p>
          </table:table-cell>
          <table:table-cell table:number-columns-repeated="2"/>
          <table:table-cell office:value-type="float" office:value="4.978" calcext:value-type="float">
            <text:p>4.978</text:p>
          </table:table-cell>
          <table:table-cell office:value-type="float" office:value="-18.12619" calcext:value-type="float">
            <text:p>-18.12619</text:p>
          </table:table-cell>
          <table:table-cell office:value-type="float" office:value="54.69725" calcext:value-type="float">
            <text:p>54.69725</text:p>
          </table:table-cell>
          <table:table-cell office:value-type="float" office:value="0.04086895" calcext:value-type="float">
            <text:p>0.04086895</text:p>
          </table:table-cell>
          <table:table-cell office:value-type="float" office:value="-27.90732" calcext:value-type="float">
            <text:p>-27.90732</text:p>
          </table:table-cell>
          <table:table-cell/>
          <table:table-cell table:formula="of:=SIGN([.AL82])" office:value-type="float" office:value="-1" calcext:value-type="float">
            <text:p>-1</text:p>
          </table:table-cell>
          <table:table-cell table:formula="of:=SIGN([.AM82])" office:value-type="float" office:value="1" calcext:value-type="float">
            <text:p>1</text:p>
          </table:table-cell>
          <table:table-cell table:formula="of:=SIGN([.AN82])" office:value-type="float" office:value="1" calcext:value-type="float">
            <text:p>1</text:p>
          </table:table-cell>
          <table:table-cell table:formula="of:=SIGN([.AO82])" office:value-type="float" office:value="-1" calcext:value-type="float">
            <text:p>-1</text:p>
          </table:table-cell>
          <table:table-cell table:number-columns-repeated="2"/>
          <table:table-cell office:value-type="float" office:value="5.738" calcext:value-type="float">
            <text:p>5.738</text:p>
          </table:table-cell>
          <table:table-cell office:value-type="float" office:value="-54.55173" calcext:value-type="float">
            <text:p>-54.55173</text:p>
          </table:table-cell>
          <table:table-cell office:value-type="float" office:value="-83.12715" calcext:value-type="float">
            <text:p>-83.12715</text:p>
          </table:table-cell>
          <table:table-cell office:value-type="float" office:value="4.220096" calcext:value-type="float">
            <text:p>4.220096</text:p>
          </table:table-cell>
          <table:table-cell office:value-type="float" office:value="-12.92791" calcext:value-type="float">
            <text:p>-12.92791</text:p>
          </table:table-cell>
          <table:table-cell/>
          <table:table-cell table:formula="of:=SIGN([.AX82])" office:value-type="float" office:value="-1" calcext:value-type="float">
            <text:p>-1</text:p>
          </table:table-cell>
          <table:table-cell table:formula="of:=SIGN([.AY82])" office:value-type="float" office:value="-1" calcext:value-type="float">
            <text:p>-1</text:p>
          </table:table-cell>
          <table:table-cell table:formula="of:=SIGN([.AZ82])" office:value-type="float" office:value="1" calcext:value-type="float">
            <text:p>1</text:p>
          </table:table-cell>
          <table:table-cell table:formula="of:=SIGN([.BA82])" office:value-type="float" office:value="-1" calcext:value-type="float">
            <text:p>-1</text:p>
          </table:table-cell>
          <table:table-cell table:number-columns-repeated="3"/>
          <table:table-cell office:value-type="float" office:value="4.555" calcext:value-type="float">
            <text:p>4.555</text:p>
          </table:table-cell>
          <table:table-cell office:value-type="float" office:value="-0.942208" calcext:value-type="float">
            <text:p>-0.942208</text:p>
          </table:table-cell>
          <table:table-cell office:value-type="float" office:value="-0.2357066" calcext:value-type="float">
            <text:p>-0.2357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782" calcext:value-type="float">
            <text:p>18.782</text:p>
          </table:table-cell>
          <table:table-cell office:value-type="float" office:value="-129.5173" calcext:value-type="float">
            <text:p>-129.5173</text:p>
          </table:table-cell>
          <table:table-cell office:value-type="float" office:value="128.3645" calcext:value-type="float">
            <text:p>128.3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214" calcext:value-type="float">
            <text:p>10.214</text:p>
          </table:table-cell>
          <table:table-cell office:value-type="float" office:value="-116.7331" calcext:value-type="float">
            <text:p>-116.7331</text:p>
          </table:table-cell>
          <table:table-cell office:value-type="float" office:value="135.0267" calcext:value-type="float">
            <text:p>135.0267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83]-[.M84])" office:value-type="float" office:value="0.262700000000009" calcext:value-type="float">
            <text:p>0.262700000000009</text:p>
          </table:table-cell>
          <table:table-cell table:formula="of:=[.N83]-[.N84]" office:value-type="float" office:value="-0.055199999999985" calcext:value-type="float">
            <text:p>-0.055199999999985</text:p>
          </table:table-cell>
          <table:table-cell table:formula="of:=[.O83]-[.O84]" office:value-type="float" office:value="0" calcext:value-type="float">
            <text:p>0</text:p>
          </table:table-cell>
          <table:table-cell table:formula="of:=[.P83]-[.P84]" office:value-type="float" office:value="0" calcext:value-type="float">
            <text:p>0</text:p>
          </table:table-cell>
          <table:table-cell/>
          <table:table-cell table:formula="of:=SIGN([.R83])" office:value-type="float" office:value="1" calcext:value-type="float">
            <text:p>1</text:p>
          </table:table-cell>
          <table:table-cell table:formula="of:=SIGN([.S83])" office:value-type="float" office:value="-1" calcext:value-type="float">
            <text:p>-1</text:p>
          </table:table-cell>
          <table:table-cell table:formula="of:=SIGN([.T83])" office:value-type="float" office:value="0" calcext:value-type="float">
            <text:p>0</text:p>
          </table:table-cell>
          <table:table-cell table:formula="of:=SIGN([.U83])" office:value-type="float" office:value="0" calcext:value-type="float">
            <text:p>0</text:p>
          </table:table-cell>
          <table:table-cell table:number-columns-repeated="3"/>
          <table:table-cell office:value-type="float" office:value="11.885" calcext:value-type="float">
            <text:p>11.885</text:p>
          </table:table-cell>
          <table:table-cell office:value-type="float" office:value="-0.6424901" calcext:value-type="float">
            <text:p>-0.6424901</text:p>
          </table:table-cell>
          <table:table-cell office:value-type="float" office:value="1.207354" calcext:value-type="float">
            <text:p>1.207354</text:p>
          </table:table-cell>
          <table:table-cell office:value-type="float" office:value="28.47273" calcext:value-type="float">
            <text:p>28.47273</text:p>
          </table:table-cell>
          <table:table-cell office:value-type="float" office:value="106.8265" calcext:value-type="float">
            <text:p>106.8265</text:p>
          </table:table-cell>
          <table:table-cell table:number-columns-repeated="2"/>
          <table:table-cell office:value-type="float" office:value="4.989" calcext:value-type="float">
            <text:p>4.989</text:p>
          </table:table-cell>
          <table:table-cell office:value-type="float" office:value="-18.37888" calcext:value-type="float">
            <text:p>-18.37888</text:p>
          </table:table-cell>
          <table:table-cell office:value-type="float" office:value="55.73908" calcext:value-type="float">
            <text:p>55.73908</text:p>
          </table:table-cell>
          <table:table-cell office:value-type="float" office:value="0.08956767" calcext:value-type="float">
            <text:p>0.08956767</text:p>
          </table:table-cell>
          <table:table-cell office:value-type="float" office:value="-28.12294" calcext:value-type="float">
            <text:p>-28.12294</text:p>
          </table:table-cell>
          <table:table-cell/>
          <table:table-cell table:formula="of:=SIGN([.AL83])" office:value-type="float" office:value="-1" calcext:value-type="float">
            <text:p>-1</text:p>
          </table:table-cell>
          <table:table-cell table:formula="of:=SIGN([.AM83])" office:value-type="float" office:value="1" calcext:value-type="float">
            <text:p>1</text:p>
          </table:table-cell>
          <table:table-cell table:formula="of:=SIGN([.AN83])" office:value-type="float" office:value="1" calcext:value-type="float">
            <text:p>1</text:p>
          </table:table-cell>
          <table:table-cell table:formula="of:=SIGN([.AO83])" office:value-type="float" office:value="-1" calcext:value-type="float">
            <text:p>-1</text:p>
          </table:table-cell>
          <table:table-cell table:number-columns-repeated="2"/>
          <table:table-cell office:value-type="float" office:value="5.749" calcext:value-type="float">
            <text:p>5.749</text:p>
          </table:table-cell>
          <table:table-cell office:value-type="float" office:value="-54.48568" calcext:value-type="float">
            <text:p>-54.48568</text:p>
          </table:table-cell>
          <table:table-cell office:value-type="float" office:value="-83.16557" calcext:value-type="float">
            <text:p>-83.16557</text:p>
          </table:table-cell>
          <table:table-cell office:value-type="float" office:value="4.422595" calcext:value-type="float">
            <text:p>4.422595</text:p>
          </table:table-cell>
          <table:table-cell office:value-type="float" office:value="-13.93628" calcext:value-type="float">
            <text:p>-13.93628</text:p>
          </table:table-cell>
          <table:table-cell/>
          <table:table-cell table:formula="of:=SIGN([.AX83])" office:value-type="float" office:value="-1" calcext:value-type="float">
            <text:p>-1</text:p>
          </table:table-cell>
          <table:table-cell table:formula="of:=SIGN([.AY83])" office:value-type="float" office:value="-1" calcext:value-type="float">
            <text:p>-1</text:p>
          </table:table-cell>
          <table:table-cell table:formula="of:=SIGN([.AZ83])" office:value-type="float" office:value="1" calcext:value-type="float">
            <text:p>1</text:p>
          </table:table-cell>
          <table:table-cell table:formula="of:=SIGN([.BA83])" office:value-type="float" office:value="-1" calcext:value-type="float">
            <text:p>-1</text:p>
          </table:table-cell>
          <table:table-cell table:number-columns-repeated="3"/>
          <table:table-cell office:value-type="float" office:value="4.563" calcext:value-type="float">
            <text:p>4.563</text:p>
          </table:table-cell>
          <table:table-cell office:value-type="float" office:value="-0.7057264" calcext:value-type="float">
            <text:p>-0.7057264</text:p>
          </table:table-cell>
          <table:table-cell office:value-type="float" office:value="-0.1808231" calcext:value-type="float">
            <text:p>-0.18082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813" calcext:value-type="float">
            <text:p>18.813</text:p>
          </table:table-cell>
          <table:table-cell office:value-type="float" office:value="-129.9123" calcext:value-type="float">
            <text:p>-129.9123</text:p>
          </table:table-cell>
          <table:table-cell office:value-type="float" office:value="128.1374" calcext:value-type="float">
            <text:p>128.13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225" calcext:value-type="float">
            <text:p>10.225</text:p>
          </table:table-cell>
          <table:table-cell office:value-type="float" office:value="-116.9958" calcext:value-type="float">
            <text:p>-116.9958</text:p>
          </table:table-cell>
          <table:table-cell office:value-type="float" office:value="135.0819" calcext:value-type="float">
            <text:p>135.0819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84]-[.M85])" office:value-type="float" office:value="0.260499999999993" calcext:value-type="float">
            <text:p>0.260499999999993</text:p>
          </table:table-cell>
          <table:table-cell table:formula="of:=[.N84]-[.N85]" office:value-type="float" office:value="-0.0481000000000051" calcext:value-type="float">
            <text:p>-0.0481000000000051</text:p>
          </table:table-cell>
          <table:table-cell table:formula="of:=[.O84]-[.O85]" office:value-type="float" office:value="0" calcext:value-type="float">
            <text:p>0</text:p>
          </table:table-cell>
          <table:table-cell table:formula="of:=[.P84]-[.P85]" office:value-type="float" office:value="0" calcext:value-type="float">
            <text:p>0</text:p>
          </table:table-cell>
          <table:table-cell/>
          <table:table-cell table:formula="of:=SIGN([.R84])" office:value-type="float" office:value="1" calcext:value-type="float">
            <text:p>1</text:p>
          </table:table-cell>
          <table:table-cell table:formula="of:=SIGN([.S84])" office:value-type="float" office:value="-1" calcext:value-type="float">
            <text:p>-1</text:p>
          </table:table-cell>
          <table:table-cell table:formula="of:=SIGN([.T84])" office:value-type="float" office:value="0" calcext:value-type="float">
            <text:p>0</text:p>
          </table:table-cell>
          <table:table-cell table:formula="of:=SIGN([.U84])" office:value-type="float" office:value="0" calcext:value-type="float">
            <text:p>0</text:p>
          </table:table-cell>
          <table:table-cell table:number-columns-repeated="3"/>
          <table:table-cell office:value-type="float" office:value="12.046" calcext:value-type="float">
            <text:p>12.046</text:p>
          </table:table-cell>
          <table:table-cell office:value-type="float" office:value="0.5523176" calcext:value-type="float">
            <text:p>0.5523176</text:p>
          </table:table-cell>
          <table:table-cell office:value-type="float" office:value="21.65573" calcext:value-type="float">
            <text:p>21.65573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001" calcext:value-type="float">
            <text:p>5.001</text:p>
          </table:table-cell>
          <table:table-cell office:value-type="float" office:value="-18.59928" calcext:value-type="float">
            <text:p>-18.59928</text:p>
          </table:table-cell>
          <table:table-cell office:value-type="float" office:value="56.62319" calcext:value-type="float">
            <text:p>56.62319</text:p>
          </table:table-cell>
          <table:table-cell office:value-type="float" office:value="0.06865009" calcext:value-type="float">
            <text:p>0.06865009</text:p>
          </table:table-cell>
          <table:table-cell office:value-type="float" office:value="-28.32295" calcext:value-type="float">
            <text:p>-28.32295</text:p>
          </table:table-cell>
          <table:table-cell/>
          <table:table-cell table:formula="of:=SIGN([.AL84])" office:value-type="float" office:value="-1" calcext:value-type="float">
            <text:p>-1</text:p>
          </table:table-cell>
          <table:table-cell table:formula="of:=SIGN([.AM84])" office:value-type="float" office:value="1" calcext:value-type="float">
            <text:p>1</text:p>
          </table:table-cell>
          <table:table-cell table:formula="of:=SIGN([.AN84])" office:value-type="float" office:value="1" calcext:value-type="float">
            <text:p>1</text:p>
          </table:table-cell>
          <table:table-cell table:formula="of:=SIGN([.AO84])" office:value-type="float" office:value="-1" calcext:value-type="float">
            <text:p>-1</text:p>
          </table:table-cell>
          <table:table-cell table:number-columns-repeated="2"/>
          <table:table-cell office:value-type="float" office:value="5.76" calcext:value-type="float">
            <text:p>5.76</text:p>
          </table:table-cell>
          <table:table-cell office:value-type="float" office:value="-54.40493" calcext:value-type="float">
            <text:p>-54.40493</text:p>
          </table:table-cell>
          <table:table-cell office:value-type="float" office:value="-83.21252" calcext:value-type="float">
            <text:p>-83.21252</text:p>
          </table:table-cell>
          <table:table-cell office:value-type="float" office:value="4.387725" calcext:value-type="float">
            <text:p>4.387725</text:p>
          </table:table-cell>
          <table:table-cell office:value-type="float" office:value="-14.78398" calcext:value-type="float">
            <text:p>-14.78398</text:p>
          </table:table-cell>
          <table:table-cell/>
          <table:table-cell table:formula="of:=SIGN([.AX84])" office:value-type="float" office:value="-1" calcext:value-type="float">
            <text:p>-1</text:p>
          </table:table-cell>
          <table:table-cell table:formula="of:=SIGN([.AY84])" office:value-type="float" office:value="-1" calcext:value-type="float">
            <text:p>-1</text:p>
          </table:table-cell>
          <table:table-cell table:formula="of:=SIGN([.AZ84])" office:value-type="float" office:value="1" calcext:value-type="float">
            <text:p>1</text:p>
          </table:table-cell>
          <table:table-cell table:formula="of:=SIGN([.BA84])" office:value-type="float" office:value="-1" calcext:value-type="float">
            <text:p>-1</text:p>
          </table:table-cell>
          <table:table-cell table:number-columns-repeated="3"/>
          <table:table-cell office:value-type="float" office:value="4.571" calcext:value-type="float">
            <text:p>4.571</text:p>
          </table:table-cell>
          <table:table-cell office:value-type="float" office:value="-0.7084046" calcext:value-type="float">
            <text:p>-0.7084046</text:p>
          </table:table-cell>
          <table:table-cell office:value-type="float" office:value="-0.2078445" calcext:value-type="float">
            <text:p>-0.2078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837" calcext:value-type="float">
            <text:p>18.837</text:p>
          </table:table-cell>
          <table:table-cell office:value-type="float" office:value="-129.9017" calcext:value-type="float">
            <text:p>-129.9017</text:p>
          </table:table-cell>
          <table:table-cell office:value-type="float" office:value="128.1368" calcext:value-type="float">
            <text:p>128.1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236" calcext:value-type="float">
            <text:p>10.236</text:p>
          </table:table-cell>
          <table:table-cell office:value-type="float" office:value="-117.2563" calcext:value-type="float">
            <text:p>-117.2563</text:p>
          </table:table-cell>
          <table:table-cell office:value-type="float" office:value="135.13" calcext:value-type="float">
            <text:p>135.13</text:p>
          </table:table-cell>
          <table:table-cell office:value-type="float" office:value="98.5913" calcext:value-type="float">
            <text:p>98.5913</text:p>
          </table:table-cell>
          <table:table-cell office:value-type="float" office:value="99.62433" calcext:value-type="float">
            <text:p>99.62433</text:p>
          </table:table-cell>
          <table:table-cell/>
          <table:table-cell table:formula="of:=([.M85]-[.M86])" office:value-type="float" office:value="0.245699999999999" calcext:value-type="float">
            <text:p>0.245699999999999</text:p>
          </table:table-cell>
          <table:table-cell table:formula="of:=[.N85]-[.N86]" office:value-type="float" office:value="-0.0459000000000174" calcext:value-type="float">
            <text:p>-0.0459000000000174</text:p>
          </table:table-cell>
          <table:table-cell table:formula="of:=[.O85]-[.O86]" office:value-type="float" office:value="0.0075300000000027" calcext:value-type="float">
            <text:p>0.0075300000000027</text:p>
          </table:table-cell>
          <table:table-cell table:formula="of:=[.P85]-[.P86]" office:value-type="float" office:value="-0.00968000000000302" calcext:value-type="float">
            <text:p>-0.00968000000000302</text:p>
          </table:table-cell>
          <table:table-cell/>
          <table:table-cell table:formula="of:=SIGN([.R85])" office:value-type="float" office:value="1" calcext:value-type="float">
            <text:p>1</text:p>
          </table:table-cell>
          <table:table-cell table:formula="of:=SIGN([.S85])" office:value-type="float" office:value="-1" calcext:value-type="float">
            <text:p>-1</text:p>
          </table:table-cell>
          <table:table-cell table:formula="of:=SIGN([.T85])" office:value-type="float" office:value="1" calcext:value-type="float">
            <text:p>1</text:p>
          </table:table-cell>
          <table:table-cell table:formula="of:=SIGN([.U85])" office:value-type="float" office:value="-1" calcext:value-type="float">
            <text:p>-1</text:p>
          </table:table-cell>
          <table:table-cell table:number-columns-repeated="3"/>
          <table:table-cell office:value-type="float" office:value="12.057" calcext:value-type="float">
            <text:p>12.057</text:p>
          </table:table-cell>
          <table:table-cell office:value-type="float" office:value="0.7499957" calcext:value-type="float">
            <text:p>0.7499957</text:p>
          </table:table-cell>
          <table:table-cell office:value-type="float" office:value="23.03149" calcext:value-type="float">
            <text:p>23.03149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013" calcext:value-type="float">
            <text:p>5.013</text:p>
          </table:table-cell>
          <table:table-cell office:value-type="float" office:value="-18.90824" calcext:value-type="float">
            <text:p>-18.90824</text:p>
          </table:table-cell>
          <table:table-cell office:value-type="float" office:value="57.87107" calcext:value-type="float">
            <text:p>57.87107</text:p>
          </table:table-cell>
          <table:table-cell office:value-type="float" office:value="0.06704357" calcext:value-type="float">
            <text:p>0.06704357</text:p>
          </table:table-cell>
          <table:table-cell office:value-type="float" office:value="-28.59187" calcext:value-type="float">
            <text:p>-28.59187</text:p>
          </table:table-cell>
          <table:table-cell/>
          <table:table-cell table:formula="of:=SIGN([.AL85])" office:value-type="float" office:value="-1" calcext:value-type="float">
            <text:p>-1</text:p>
          </table:table-cell>
          <table:table-cell table:formula="of:=SIGN([.AM85])" office:value-type="float" office:value="1" calcext:value-type="float">
            <text:p>1</text:p>
          </table:table-cell>
          <table:table-cell table:formula="of:=SIGN([.AN85])" office:value-type="float" office:value="1" calcext:value-type="float">
            <text:p>1</text:p>
          </table:table-cell>
          <table:table-cell table:formula="of:=SIGN([.AO85])" office:value-type="float" office:value="-1" calcext:value-type="float">
            <text:p>-1</text:p>
          </table:table-cell>
          <table:table-cell table:number-columns-repeated="2"/>
          <table:table-cell office:value-type="float" office:value="5.772" calcext:value-type="float">
            <text:p>5.772</text:p>
          </table:table-cell>
          <table:table-cell office:value-type="float" office:value="-54.33201" calcext:value-type="float">
            <text:p>-54.33201</text:p>
          </table:table-cell>
          <table:table-cell office:value-type="float" office:value="-83.26428" calcext:value-type="float">
            <text:p>-83.26428</text:p>
          </table:table-cell>
          <table:table-cell office:value-type="float" office:value="4.587458" calcext:value-type="float">
            <text:p>4.587458</text:p>
          </table:table-cell>
          <table:table-cell office:value-type="float" office:value="-15.51883" calcext:value-type="float">
            <text:p>-15.51883</text:p>
          </table:table-cell>
          <table:table-cell/>
          <table:table-cell table:formula="of:=SIGN([.AX85])" office:value-type="float" office:value="-1" calcext:value-type="float">
            <text:p>-1</text:p>
          </table:table-cell>
          <table:table-cell table:formula="of:=SIGN([.AY85])" office:value-type="float" office:value="-1" calcext:value-type="float">
            <text:p>-1</text:p>
          </table:table-cell>
          <table:table-cell table:formula="of:=SIGN([.AZ85])" office:value-type="float" office:value="1" calcext:value-type="float">
            <text:p>1</text:p>
          </table:table-cell>
          <table:table-cell table:formula="of:=SIGN([.BA85])" office:value-type="float" office:value="-1" calcext:value-type="float">
            <text:p>-1</text:p>
          </table:table-cell>
          <table:table-cell table:number-columns-repeated="3"/>
          <table:table-cell office:value-type="float" office:value="4.579" calcext:value-type="float">
            <text:p>4.579</text:p>
          </table:table-cell>
          <table:table-cell office:value-type="float" office:value="-0.9386066" calcext:value-type="float">
            <text:p>-0.9386066</text:p>
          </table:table-cell>
          <table:table-cell office:value-type="float" office:value="-0.251477" calcext:value-type="float">
            <text:p>-0.2514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863" calcext:value-type="float">
            <text:p>18.863</text:p>
          </table:table-cell>
          <table:table-cell office:value-type="float" office:value="-129.8916" calcext:value-type="float">
            <text:p>-129.8916</text:p>
          </table:table-cell>
          <table:table-cell office:value-type="float" office:value="128.1443" calcext:value-type="float">
            <text:p>128.14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248" calcext:value-type="float">
            <text:p>10.248</text:p>
          </table:table-cell>
          <table:table-cell office:value-type="float" office:value="-117.502" calcext:value-type="float">
            <text:p>-117.502</text:p>
          </table:table-cell>
          <table:table-cell office:value-type="float" office:value="135.1759" calcext:value-type="float">
            <text:p>135.1759</text:p>
          </table:table-cell>
          <table:table-cell office:value-type="float" office:value="98.58377" calcext:value-type="float">
            <text:p>98.58377</text:p>
          </table:table-cell>
          <table:table-cell office:value-type="float" office:value="99.63401" calcext:value-type="float">
            <text:p>99.63401</text:p>
          </table:table-cell>
          <table:table-cell/>
          <table:table-cell table:formula="of:=([.M86]-[.M87])" office:value-type="float" office:value="0.231400000000008" calcext:value-type="float">
            <text:p>0.231400000000008</text:p>
          </table:table-cell>
          <table:table-cell table:formula="of:=[.N86]-[.N87]" office:value-type="float" office:value="-0.0437000000000012" calcext:value-type="float">
            <text:p>-0.0437000000000012</text:p>
          </table:table-cell>
          <table:table-cell table:formula="of:=[.O86]-[.O87]" office:value-type="float" office:value="0" calcext:value-type="float">
            <text:p>0</text:p>
          </table:table-cell>
          <table:table-cell table:formula="of:=[.P86]-[.P87]" office:value-type="float" office:value="0" calcext:value-type="float">
            <text:p>0</text:p>
          </table:table-cell>
          <table:table-cell/>
          <table:table-cell table:formula="of:=SIGN([.R86])" office:value-type="float" office:value="1" calcext:value-type="float">
            <text:p>1</text:p>
          </table:table-cell>
          <table:table-cell table:formula="of:=SIGN([.S86])" office:value-type="float" office:value="-1" calcext:value-type="float">
            <text:p>-1</text:p>
          </table:table-cell>
          <table:table-cell table:formula="of:=SIGN([.T86])" office:value-type="float" office:value="0" calcext:value-type="float">
            <text:p>0</text:p>
          </table:table-cell>
          <table:table-cell table:formula="of:=SIGN([.U86])" office:value-type="float" office:value="0" calcext:value-type="float">
            <text:p>0</text:p>
          </table:table-cell>
          <table:table-cell table:number-columns-repeated="3"/>
          <table:table-cell office:value-type="float" office:value="12.069" calcext:value-type="float">
            <text:p>12.069</text:p>
          </table:table-cell>
          <table:table-cell office:value-type="float" office:value="0.9598406" calcext:value-type="float">
            <text:p>0.9598406</text:p>
          </table:table-cell>
          <table:table-cell office:value-type="float" office:value="24.23274" calcext:value-type="float">
            <text:p>24.23274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024" calcext:value-type="float">
            <text:p>5.024</text:p>
          </table:table-cell>
          <table:table-cell office:value-type="float" office:value="-19.14814" calcext:value-type="float">
            <text:p>-19.14814</text:p>
          </table:table-cell>
          <table:table-cell office:value-type="float" office:value="58.81217" calcext:value-type="float">
            <text:p>58.81217</text:p>
          </table:table-cell>
          <table:table-cell office:value-type="float" office:value="0.06375372" calcext:value-type="float">
            <text:p>0.06375372</text:p>
          </table:table-cell>
          <table:table-cell office:value-type="float" office:value="-28.79145" calcext:value-type="float">
            <text:p>-28.79145</text:p>
          </table:table-cell>
          <table:table-cell/>
          <table:table-cell table:formula="of:=SIGN([.AL86])" office:value-type="float" office:value="-1" calcext:value-type="float">
            <text:p>-1</text:p>
          </table:table-cell>
          <table:table-cell table:formula="of:=SIGN([.AM86])" office:value-type="float" office:value="1" calcext:value-type="float">
            <text:p>1</text:p>
          </table:table-cell>
          <table:table-cell table:formula="of:=SIGN([.AN86])" office:value-type="float" office:value="1" calcext:value-type="float">
            <text:p>1</text:p>
          </table:table-cell>
          <table:table-cell table:formula="of:=SIGN([.AO86])" office:value-type="float" office:value="-1" calcext:value-type="float">
            <text:p>-1</text:p>
          </table:table-cell>
          <table:table-cell table:number-columns-repeated="2"/>
          <table:table-cell office:value-type="float" office:value="5.787" calcext:value-type="float">
            <text:p>5.787</text:p>
          </table:table-cell>
          <table:table-cell office:value-type="float" office:value="-54.2362" calcext:value-type="float">
            <text:p>-54.2362</text:p>
          </table:table-cell>
          <table:table-cell office:value-type="float" office:value="-83.31702" calcext:value-type="float">
            <text:p>-83.31702</text:p>
          </table:table-cell>
          <table:table-cell office:value-type="float" office:value="4.553279" calcext:value-type="float">
            <text:p>4.553279</text:p>
          </table:table-cell>
          <table:table-cell office:value-type="float" office:value="-16.62311" calcext:value-type="float">
            <text:p>-16.62311</text:p>
          </table:table-cell>
          <table:table-cell/>
          <table:table-cell table:formula="of:=SIGN([.AX86])" office:value-type="float" office:value="-1" calcext:value-type="float">
            <text:p>-1</text:p>
          </table:table-cell>
          <table:table-cell table:formula="of:=SIGN([.AY86])" office:value-type="float" office:value="-1" calcext:value-type="float">
            <text:p>-1</text:p>
          </table:table-cell>
          <table:table-cell table:formula="of:=SIGN([.AZ86])" office:value-type="float" office:value="1" calcext:value-type="float">
            <text:p>1</text:p>
          </table:table-cell>
          <table:table-cell table:formula="of:=SIGN([.BA86])" office:value-type="float" office:value="-1" calcext:value-type="float">
            <text:p>-1</text:p>
          </table:table-cell>
          <table:table-cell table:number-columns-repeated="3"/>
          <table:table-cell office:value-type="float" office:value="4.588" calcext:value-type="float">
            <text:p>4.588</text:p>
          </table:table-cell>
          <table:table-cell office:value-type="float" office:value="-0.7060271" calcext:value-type="float">
            <text:p>-0.7060271</text:p>
          </table:table-cell>
          <table:table-cell office:value-type="float" office:value="-0.1796297" calcext:value-type="float">
            <text:p>-0.17962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886" calcext:value-type="float">
            <text:p>18.886</text:p>
          </table:table-cell>
          <table:table-cell office:value-type="float" office:value="-129.8854" calcext:value-type="float">
            <text:p>-129.8854</text:p>
          </table:table-cell>
          <table:table-cell office:value-type="float" office:value="128.142" calcext:value-type="float">
            <text:p>128.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263" calcext:value-type="float">
            <text:p>10.263</text:p>
          </table:table-cell>
          <table:table-cell office:value-type="float" office:value="-117.7334" calcext:value-type="float">
            <text:p>-117.7334</text:p>
          </table:table-cell>
          <table:table-cell office:value-type="float" office:value="135.2196" calcext:value-type="float">
            <text:p>135.2196</text:p>
          </table:table-cell>
          <table:table-cell office:value-type="float" office:value="98.58377" calcext:value-type="float">
            <text:p>98.58377</text:p>
          </table:table-cell>
          <table:table-cell office:value-type="float" office:value="99.63401" calcext:value-type="float">
            <text:p>99.63401</text:p>
          </table:table-cell>
          <table:table-cell/>
          <table:table-cell table:formula="of:=([.M87]-[.M88])" office:value-type="float" office:value="0.323099999999997" calcext:value-type="float">
            <text:p>0.323099999999997</text:p>
          </table:table-cell>
          <table:table-cell table:formula="of:=[.N87]-[.N88]" office:value-type="float" office:value="-0.070999999999998" calcext:value-type="float">
            <text:p>-0.070999999999998</text:p>
          </table:table-cell>
          <table:table-cell table:formula="of:=[.O87]-[.O88]" office:value-type="float" office:value="0.0636400000000066" calcext:value-type="float">
            <text:p>0.0636400000000066</text:p>
          </table:table-cell>
          <table:table-cell table:formula="of:=[.P87]-[.P88]" office:value-type="float" office:value="0.0178900000000084" calcext:value-type="float">
            <text:p>0.0178900000000084</text:p>
          </table:table-cell>
          <table:table-cell/>
          <table:table-cell table:formula="of:=SIGN([.R87])" office:value-type="float" office:value="1" calcext:value-type="float">
            <text:p>1</text:p>
          </table:table-cell>
          <table:table-cell table:formula="of:=SIGN([.S87])" office:value-type="float" office:value="-1" calcext:value-type="float">
            <text:p>-1</text:p>
          </table:table-cell>
          <table:table-cell table:formula="of:=SIGN([.T87])" office:value-type="float" office:value="1" calcext:value-type="float">
            <text:p>1</text:p>
          </table:table-cell>
          <table:table-cell table:formula="of:=SIGN([.U87])" office:value-type="float" office:value="1" calcext:value-type="float">
            <text:p>1</text:p>
          </table:table-cell>
          <table:table-cell table:number-columns-repeated="3"/>
          <table:table-cell office:value-type="float" office:value="12.09" calcext:value-type="float">
            <text:p>12.09</text:p>
          </table:table-cell>
          <table:table-cell office:value-type="float" office:value="1.103609" calcext:value-type="float">
            <text:p>1.103609</text:p>
          </table:table-cell>
          <table:table-cell office:value-type="float" office:value="26.98859" calcext:value-type="float">
            <text:p>26.98859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035" calcext:value-type="float">
            <text:p>5.035</text:p>
          </table:table-cell>
          <table:table-cell office:value-type="float" office:value="-19.3396" calcext:value-type="float">
            <text:p>-19.3396</text:p>
          </table:table-cell>
          <table:table-cell office:value-type="float" office:value="59.4998" calcext:value-type="float">
            <text:p>59.4998</text:p>
          </table:table-cell>
          <table:table-cell office:value-type="float" office:value="0.06850475" calcext:value-type="float">
            <text:p>0.06850475</text:p>
          </table:table-cell>
          <table:table-cell office:value-type="float" office:value="-28.96479" calcext:value-type="float">
            <text:p>-28.96479</text:p>
          </table:table-cell>
          <table:table-cell/>
          <table:table-cell table:formula="of:=SIGN([.AL87])" office:value-type="float" office:value="-1" calcext:value-type="float">
            <text:p>-1</text:p>
          </table:table-cell>
          <table:table-cell table:formula="of:=SIGN([.AM87])" office:value-type="float" office:value="1" calcext:value-type="float">
            <text:p>1</text:p>
          </table:table-cell>
          <table:table-cell table:formula="of:=SIGN([.AN87])" office:value-type="float" office:value="1" calcext:value-type="float">
            <text:p>1</text:p>
          </table:table-cell>
          <table:table-cell table:formula="of:=SIGN([.AO87])" office:value-type="float" office:value="-1" calcext:value-type="float">
            <text:p>-1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-54.12138" calcext:value-type="float">
            <text:p>-54.12138</text:p>
          </table:table-cell>
          <table:table-cell office:value-type="float" office:value="-83.36759" calcext:value-type="float">
            <text:p>-83.36759</text:p>
          </table:table-cell>
          <table:table-cell office:value-type="float" office:value="4.735976" calcext:value-type="float">
            <text:p>4.735976</text:p>
          </table:table-cell>
          <table:table-cell office:value-type="float" office:value="-17.63499" calcext:value-type="float">
            <text:p>-17.63499</text:p>
          </table:table-cell>
          <table:table-cell/>
          <table:table-cell table:formula="of:=SIGN([.AX87])" office:value-type="float" office:value="-1" calcext:value-type="float">
            <text:p>-1</text:p>
          </table:table-cell>
          <table:table-cell table:formula="of:=SIGN([.AY87])" office:value-type="float" office:value="-1" calcext:value-type="float">
            <text:p>-1</text:p>
          </table:table-cell>
          <table:table-cell table:formula="of:=SIGN([.AZ87])" office:value-type="float" office:value="1" calcext:value-type="float">
            <text:p>1</text:p>
          </table:table-cell>
          <table:table-cell table:formula="of:=SIGN([.BA87])" office:value-type="float" office:value="-1" calcext:value-type="float">
            <text:p>-1</text:p>
          </table:table-cell>
          <table:table-cell table:number-columns-repeated="3"/>
          <table:table-cell office:value-type="float" office:value="4.597" calcext:value-type="float">
            <text:p>4.597</text:p>
          </table:table-cell>
          <table:table-cell office:value-type="float" office:value="-0.7087982" calcext:value-type="float">
            <text:p>-0.7087982</text:p>
          </table:table-cell>
          <table:table-cell office:value-type="float" office:value="-0.2064844" calcext:value-type="float">
            <text:p>-0.2064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907" calcext:value-type="float">
            <text:p>18.907</text:p>
          </table:table-cell>
          <table:table-cell office:value-type="float" office:value="-129.8717" calcext:value-type="float">
            <text:p>-129.8717</text:p>
          </table:table-cell>
          <table:table-cell office:value-type="float" office:value="128.1507" calcext:value-type="float">
            <text:p>128.15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276" calcext:value-type="float">
            <text:p>10.276</text:p>
          </table:table-cell>
          <table:table-cell office:value-type="float" office:value="-118.0565" calcext:value-type="float">
            <text:p>-118.0565</text:p>
          </table:table-cell>
          <table:table-cell office:value-type="float" office:value="135.2906" calcext:value-type="float">
            <text:p>135.2906</text:p>
          </table:table-cell>
          <table:table-cell office:value-type="float" office:value="98.52013" calcext:value-type="float">
            <text:p>98.52013</text:p>
          </table:table-cell>
          <table:table-cell office:value-type="float" office:value="99.61612" calcext:value-type="float">
            <text:p>99.61612</text:p>
          </table:table-cell>
          <table:table-cell/>
          <table:table-cell table:formula="of:=([.M88]-[.M89])" office:value-type="float" office:value="0.225099999999998" calcext:value-type="float">
            <text:p>0.225099999999998</text:p>
          </table:table-cell>
          <table:table-cell table:formula="of:=[.N88]-[.N89]" office:value-type="float" office:value="-0.0531000000000006" calcext:value-type="float">
            <text:p>-0.0531000000000006</text:p>
          </table:table-cell>
          <table:table-cell table:formula="of:=[.O88]-[.O89]" office:value-type="float" office:value="0.105419999999995" calcext:value-type="float">
            <text:p>0.105419999999995</text:p>
          </table:table-cell>
          <table:table-cell table:formula="of:=[.P88]-[.P89]" office:value-type="float" office:value="0.00355999999999312" calcext:value-type="float">
            <text:p>0.00355999999999312</text:p>
          </table:table-cell>
          <table:table-cell/>
          <table:table-cell table:formula="of:=SIGN([.R88])" office:value-type="float" office:value="1" calcext:value-type="float">
            <text:p>1</text:p>
          </table:table-cell>
          <table:table-cell table:formula="of:=SIGN([.S88])" office:value-type="float" office:value="-1" calcext:value-type="float">
            <text:p>-1</text:p>
          </table:table-cell>
          <table:table-cell table:formula="of:=SIGN([.T88])" office:value-type="float" office:value="1" calcext:value-type="float">
            <text:p>1</text:p>
          </table:table-cell>
          <table:table-cell table:formula="of:=SIGN([.U88])" office:value-type="float" office:value="1" calcext:value-type="float">
            <text:p>1</text:p>
          </table:table-cell>
          <table:table-cell table:number-columns-repeated="3"/>
          <table:table-cell office:value-type="float" office:value="12.101" calcext:value-type="float">
            <text:p>12.101</text:p>
          </table:table-cell>
          <table:table-cell office:value-type="float" office:value="1.17144" calcext:value-type="float">
            <text:p>1.17144</text:p>
          </table:table-cell>
          <table:table-cell office:value-type="float" office:value="28.06247" calcext:value-type="float">
            <text:p>28.06247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046" calcext:value-type="float">
            <text:p>5.046</text:p>
          </table:table-cell>
          <table:table-cell office:value-type="float" office:value="-19.58741" calcext:value-type="float">
            <text:p>-19.58741</text:p>
          </table:table-cell>
          <table:table-cell office:value-type="float" office:value="60.39284" calcext:value-type="float">
            <text:p>60.39284</text:p>
          </table:table-cell>
          <table:table-cell office:value-type="float" office:value="0.08415192" calcext:value-type="float">
            <text:p>0.08415192</text:p>
          </table:table-cell>
          <table:table-cell office:value-type="float" office:value="-29.2159" calcext:value-type="float">
            <text:p>-29.2159</text:p>
          </table:table-cell>
          <table:table-cell/>
          <table:table-cell table:formula="of:=SIGN([.AL88])" office:value-type="float" office:value="-1" calcext:value-type="float">
            <text:p>-1</text:p>
          </table:table-cell>
          <table:table-cell table:formula="of:=SIGN([.AM88])" office:value-type="float" office:value="1" calcext:value-type="float">
            <text:p>1</text:p>
          </table:table-cell>
          <table:table-cell table:formula="of:=SIGN([.AN88])" office:value-type="float" office:value="1" calcext:value-type="float">
            <text:p>1</text:p>
          </table:table-cell>
          <table:table-cell table:formula="of:=SIGN([.AO88])" office:value-type="float" office:value="-1" calcext:value-type="float">
            <text:p>-1</text:p>
          </table:table-cell>
          <table:table-cell table:number-columns-repeated="2"/>
          <table:table-cell office:value-type="float" office:value="5.811" calcext:value-type="float">
            <text:p>5.811</text:p>
          </table:table-cell>
          <table:table-cell office:value-type="float" office:value="-53.99143" calcext:value-type="float">
            <text:p>-53.99143</text:p>
          </table:table-cell>
          <table:table-cell office:value-type="float" office:value="-83.42632" calcext:value-type="float">
            <text:p>-83.42632</text:p>
          </table:table-cell>
          <table:table-cell office:value-type="float" office:value="4.680032" calcext:value-type="float">
            <text:p>4.680032</text:p>
          </table:table-cell>
          <table:table-cell office:value-type="float" office:value="-18.52604" calcext:value-type="float">
            <text:p>-18.52604</text:p>
          </table:table-cell>
          <table:table-cell/>
          <table:table-cell table:formula="of:=SIGN([.AX88])" office:value-type="float" office:value="-1" calcext:value-type="float">
            <text:p>-1</text:p>
          </table:table-cell>
          <table:table-cell table:formula="of:=SIGN([.AY88])" office:value-type="float" office:value="-1" calcext:value-type="float">
            <text:p>-1</text:p>
          </table:table-cell>
          <table:table-cell table:formula="of:=SIGN([.AZ88])" office:value-type="float" office:value="1" calcext:value-type="float">
            <text:p>1</text:p>
          </table:table-cell>
          <table:table-cell table:formula="of:=SIGN([.BA88])" office:value-type="float" office:value="-1" calcext:value-type="float">
            <text:p>-1</text:p>
          </table:table-cell>
          <table:table-cell table:number-columns-repeated="3"/>
          <table:table-cell office:value-type="float" office:value="4.605" calcext:value-type="float">
            <text:p>4.605</text:p>
          </table:table-cell>
          <table:table-cell office:value-type="float" office:value="-0.9494863" calcext:value-type="float">
            <text:p>-0.9494863</text:p>
          </table:table-cell>
          <table:table-cell office:value-type="float" office:value="-0.2430959" calcext:value-type="float">
            <text:p>-0.24309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931" calcext:value-type="float">
            <text:p>18.931</text:p>
          </table:table-cell>
          <table:table-cell office:value-type="float" office:value="-129.757" calcext:value-type="float">
            <text:p>-129.757</text:p>
          </table:table-cell>
          <table:table-cell office:value-type="float" office:value="128.2342" calcext:value-type="float">
            <text:p>128.23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287" calcext:value-type="float">
            <text:p>10.287</text:p>
          </table:table-cell>
          <table:table-cell office:value-type="float" office:value="-118.2816" calcext:value-type="float">
            <text:p>-118.2816</text:p>
          </table:table-cell>
          <table:table-cell office:value-type="float" office:value="135.3437" calcext:value-type="float">
            <text:p>135.3437</text:p>
          </table:table-cell>
          <table:table-cell office:value-type="float" office:value="98.41471" calcext:value-type="float">
            <text:p>98.41471</text:p>
          </table:table-cell>
          <table:table-cell office:value-type="float" office:value="99.61256" calcext:value-type="float">
            <text:p>99.61256</text:p>
          </table:table-cell>
          <table:table-cell/>
          <table:table-cell table:formula="of:=([.M89]-[.M90])" office:value-type="float" office:value="0.2119" calcext:value-type="float">
            <text:p>0.2119</text:p>
          </table:table-cell>
          <table:table-cell table:formula="of:=[.N89]-[.N90]" office:value-type="float" office:value="-0.0506999999999778" calcext:value-type="float">
            <text:p>-0.0506999999999778</text:p>
          </table:table-cell>
          <table:table-cell table:formula="of:=[.O89]-[.O90]" office:value-type="float" office:value="0.23115" calcext:value-type="float">
            <text:p>0.23115</text:p>
          </table:table-cell>
          <table:table-cell table:formula="of:=[.P89]-[.P90]" office:value-type="float" office:value="-0.0380600000000015" calcext:value-type="float">
            <text:p>-0.0380600000000015</text:p>
          </table:table-cell>
          <table:table-cell/>
          <table:table-cell table:formula="of:=SIGN([.R89])" office:value-type="float" office:value="1" calcext:value-type="float">
            <text:p>1</text:p>
          </table:table-cell>
          <table:table-cell table:formula="of:=SIGN([.S89])" office:value-type="float" office:value="-1" calcext:value-type="float">
            <text:p>-1</text:p>
          </table:table-cell>
          <table:table-cell table:formula="of:=SIGN([.T89])" office:value-type="float" office:value="1" calcext:value-type="float">
            <text:p>1</text:p>
          </table:table-cell>
          <table:table-cell table:formula="of:=SIGN([.U89])" office:value-type="float" office:value="-1" calcext:value-type="float">
            <text:p>-1</text:p>
          </table:table-cell>
          <table:table-cell table:number-columns-repeated="3"/>
          <table:table-cell office:value-type="float" office:value="12.112" calcext:value-type="float">
            <text:p>12.112</text:p>
          </table:table-cell>
          <table:table-cell office:value-type="float" office:value="1.266719" calcext:value-type="float">
            <text:p>1.266719</text:p>
          </table:table-cell>
          <table:table-cell office:value-type="float" office:value="29.26292" calcext:value-type="float">
            <text:p>29.26292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057" calcext:value-type="float">
            <text:p>5.057</text:p>
          </table:table-cell>
          <table:table-cell office:value-type="float" office:value="-19.82768" calcext:value-type="float">
            <text:p>-19.82768</text:p>
          </table:table-cell>
          <table:table-cell office:value-type="float" office:value="61.26092" calcext:value-type="float">
            <text:p>61.26092</text:p>
          </table:table-cell>
          <table:table-cell office:value-type="float" office:value="0.09045105" calcext:value-type="float">
            <text:p>0.09045105</text:p>
          </table:table-cell>
          <table:table-cell office:value-type="float" office:value="-29.44124" calcext:value-type="float">
            <text:p>-29.44124</text:p>
          </table:table-cell>
          <table:table-cell/>
          <table:table-cell table:formula="of:=SIGN([.AL89])" office:value-type="float" office:value="-1" calcext:value-type="float">
            <text:p>-1</text:p>
          </table:table-cell>
          <table:table-cell table:formula="of:=SIGN([.AM89])" office:value-type="float" office:value="1" calcext:value-type="float">
            <text:p>1</text:p>
          </table:table-cell>
          <table:table-cell table:formula="of:=SIGN([.AN89])" office:value-type="float" office:value="1" calcext:value-type="float">
            <text:p>1</text:p>
          </table:table-cell>
          <table:table-cell table:formula="of:=SIGN([.AO89])" office:value-type="float" office:value="-1" calcext:value-type="float">
            <text:p>-1</text:p>
          </table:table-cell>
          <table:table-cell table:number-columns-repeated="2"/>
          <table:table-cell office:value-type="float" office:value="5.972" calcext:value-type="float">
            <text:p>5.972</text:p>
          </table:table-cell>
          <table:table-cell office:value-type="float" office:value="-51.21251" calcext:value-type="float">
            <text:p>-51.21251</text:p>
          </table:table-cell>
          <table:table-cell office:value-type="float" office:value="-83.7637" calcext:value-type="float">
            <text:p>-83.7637</text:p>
          </table:table-cell>
          <table:table-cell office:value-type="float" office:value="5.151403" calcext:value-type="float">
            <text:p>5.151403</text:p>
          </table:table-cell>
          <table:table-cell office:value-type="float" office:value="-32.24688" calcext:value-type="float">
            <text:p>-32.24688</text:p>
          </table:table-cell>
          <table:table-cell/>
          <table:table-cell table:formula="of:=SIGN([.AX89])" office:value-type="float" office:value="-1" calcext:value-type="float">
            <text:p>-1</text:p>
          </table:table-cell>
          <table:table-cell table:formula="of:=SIGN([.AY89])" office:value-type="float" office:value="-1" calcext:value-type="float">
            <text:p>-1</text:p>
          </table:table-cell>
          <table:table-cell table:formula="of:=SIGN([.AZ89])" office:value-type="float" office:value="1" calcext:value-type="float">
            <text:p>1</text:p>
          </table:table-cell>
          <table:table-cell table:formula="of:=SIGN([.BA89])" office:value-type="float" office:value="-1" calcext:value-type="float">
            <text:p>-1</text:p>
          </table:table-cell>
          <table:table-cell table:number-columns-repeated="3"/>
          <table:table-cell office:value-type="float" office:value="4.613" calcext:value-type="float">
            <text:p>4.613</text:p>
          </table:table-cell>
          <table:table-cell office:value-type="float" office:value="-0.8044346" calcext:value-type="float">
            <text:p>-0.8044346</text:p>
          </table:table-cell>
          <table:table-cell office:value-type="float" office:value="-0.3337857" calcext:value-type="float">
            <text:p>-0.3337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.953" calcext:value-type="float">
            <text:p>18.953</text:p>
          </table:table-cell>
          <table:table-cell office:value-type="float" office:value="-129.8397" calcext:value-type="float">
            <text:p>-129.8397</text:p>
          </table:table-cell>
          <table:table-cell office:value-type="float" office:value="128.1711" calcext:value-type="float">
            <text:p>128.17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298" calcext:value-type="float">
            <text:p>10.298</text:p>
          </table:table-cell>
          <table:table-cell office:value-type="float" office:value="-118.4935" calcext:value-type="float">
            <text:p>-118.4935</text:p>
          </table:table-cell>
          <table:table-cell office:value-type="float" office:value="135.3944" calcext:value-type="float">
            <text:p>135.3944</text:p>
          </table:table-cell>
          <table:table-cell office:value-type="float" office:value="98.18356" calcext:value-type="float">
            <text:p>98.18356</text:p>
          </table:table-cell>
          <table:table-cell office:value-type="float" office:value="99.65062" calcext:value-type="float">
            <text:p>99.65062</text:p>
          </table:table-cell>
          <table:table-cell/>
          <table:table-cell table:formula="of:=([.M90]-[.M91])" office:value-type="float" office:value="0.225999999999999" calcext:value-type="float">
            <text:p>0.225999999999999</text:p>
          </table:table-cell>
          <table:table-cell table:formula="of:=[.N90]-[.N91]" office:value-type="float" office:value="-0.0541000000000054" calcext:value-type="float">
            <text:p>-0.0541000000000054</text:p>
          </table:table-cell>
          <table:table-cell table:formula="of:=[.O90]-[.O91]" office:value-type="float" office:value="0.329989999999995" calcext:value-type="float">
            <text:p>0.329989999999995</text:p>
          </table:table-cell>
          <table:table-cell table:formula="of:=[.P90]-[.P91]" office:value-type="float" office:value="-0.0856599999999901" calcext:value-type="float">
            <text:p>-0.0856599999999901</text:p>
          </table:table-cell>
          <table:table-cell/>
          <table:table-cell table:formula="of:=SIGN([.R90])" office:value-type="float" office:value="1" calcext:value-type="float">
            <text:p>1</text:p>
          </table:table-cell>
          <table:table-cell table:formula="of:=SIGN([.S90])" office:value-type="float" office:value="-1" calcext:value-type="float">
            <text:p>-1</text:p>
          </table:table-cell>
          <table:table-cell table:formula="of:=SIGN([.T90])" office:value-type="float" office:value="1" calcext:value-type="float">
            <text:p>1</text:p>
          </table:table-cell>
          <table:table-cell table:formula="of:=SIGN([.U90])" office:value-type="float" office:value="-1" calcext:value-type="float">
            <text:p>-1</text:p>
          </table:table-cell>
          <table:table-cell table:number-columns-repeated="3"/>
          <table:table-cell office:value-type="float" office:value="12.123" calcext:value-type="float">
            <text:p>12.123</text:p>
          </table:table-cell>
          <table:table-cell office:value-type="float" office:value="1.386037" calcext:value-type="float">
            <text:p>1.386037</text:p>
          </table:table-cell>
          <table:table-cell office:value-type="float" office:value="30.46909" calcext:value-type="float">
            <text:p>30.46909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078" calcext:value-type="float">
            <text:p>5.078</text:p>
          </table:table-cell>
          <table:table-cell office:value-type="float" office:value="-20.20325" calcext:value-type="float">
            <text:p>-20.20325</text:p>
          </table:table-cell>
          <table:table-cell office:value-type="float" office:value="62.63296" calcext:value-type="float">
            <text:p>62.63296</text:p>
          </table:table-cell>
          <table:table-cell office:value-type="float" office:value="0.1095917" calcext:value-type="float">
            <text:p>0.1095917</text:p>
          </table:table-cell>
          <table:table-cell office:value-type="float" office:value="-29.81368" calcext:value-type="float">
            <text:p>-29.81368</text:p>
          </table:table-cell>
          <table:table-cell/>
          <table:table-cell table:formula="of:=SIGN([.AL90])" office:value-type="float" office:value="-1" calcext:value-type="float">
            <text:p>-1</text:p>
          </table:table-cell>
          <table:table-cell table:formula="of:=SIGN([.AM90])" office:value-type="float" office:value="1" calcext:value-type="float">
            <text:p>1</text:p>
          </table:table-cell>
          <table:table-cell table:formula="of:=SIGN([.AN90])" office:value-type="float" office:value="1" calcext:value-type="float">
            <text:p>1</text:p>
          </table:table-cell>
          <table:table-cell table:formula="of:=SIGN([.AO90])" office:value-type="float" office:value="-1" calcext:value-type="float">
            <text:p>-1</text:p>
          </table:table-cell>
          <table:table-cell table:number-columns-repeated="2"/>
          <table:table-cell office:value-type="float" office:value="5.993" calcext:value-type="float">
            <text:p>5.993</text:p>
          </table:table-cell>
          <table:table-cell office:value-type="float" office:value="-50.6254" calcext:value-type="float">
            <text:p>-50.6254</text:p>
          </table:table-cell>
          <table:table-cell office:value-type="float" office:value="-83.75535" calcext:value-type="float">
            <text:p>-83.75535</text:p>
          </table:table-cell>
          <table:table-cell office:value-type="float" office:value="4.945724" calcext:value-type="float">
            <text:p>4.945724</text:p>
          </table:table-cell>
          <table:table-cell office:value-type="float" office:value="-33.80142" calcext:value-type="float">
            <text:p>-33.80142</text:p>
          </table:table-cell>
          <table:table-cell/>
          <table:table-cell table:formula="of:=SIGN([.AX90])" office:value-type="float" office:value="-1" calcext:value-type="float">
            <text:p>-1</text:p>
          </table:table-cell>
          <table:table-cell table:formula="of:=SIGN([.AY90])" office:value-type="float" office:value="-1" calcext:value-type="float">
            <text:p>-1</text:p>
          </table:table-cell>
          <table:table-cell table:formula="of:=SIGN([.AZ90])" office:value-type="float" office:value="1" calcext:value-type="float">
            <text:p>1</text:p>
          </table:table-cell>
          <table:table-cell table:formula="of:=SIGN([.BA90])" office:value-type="float" office:value="-1" calcext:value-type="float">
            <text:p>-1</text:p>
          </table:table-cell>
          <table:table-cell table:number-columns-repeated="3"/>
          <table:table-cell office:value-type="float" office:value="4.621" calcext:value-type="float">
            <text:p>4.621</text:p>
          </table:table-cell>
          <table:table-cell office:value-type="float" office:value="-0.6110925" calcext:value-type="float">
            <text:p>-0.6110925</text:p>
          </table:table-cell>
          <table:table-cell office:value-type="float" office:value="-0.0494243" calcext:value-type="float">
            <text:p>-0.04942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114" calcext:value-type="float">
            <text:p>19.114</text:p>
          </table:table-cell>
          <table:table-cell office:value-type="float" office:value="-129.7688" calcext:value-type="float">
            <text:p>-129.7688</text:p>
          </table:table-cell>
          <table:table-cell office:value-type="float" office:value="128.2126" calcext:value-type="float">
            <text:p>128.2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309" calcext:value-type="float">
            <text:p>10.309</text:p>
          </table:table-cell>
          <table:table-cell office:value-type="float" office:value="-118.7195" calcext:value-type="float">
            <text:p>-118.7195</text:p>
          </table:table-cell>
          <table:table-cell office:value-type="float" office:value="135.4485" calcext:value-type="float">
            <text:p>135.4485</text:p>
          </table:table-cell>
          <table:table-cell office:value-type="float" office:value="97.85357" calcext:value-type="float">
            <text:p>97.85357</text:p>
          </table:table-cell>
          <table:table-cell office:value-type="float" office:value="99.73628" calcext:value-type="float">
            <text:p>99.73628</text:p>
          </table:table-cell>
          <table:table-cell/>
          <table:table-cell table:formula="of:=([.M91]-[.M92])" office:value-type="float" office:value="0.328600000000009" calcext:value-type="float">
            <text:p>0.328600000000009</text:p>
          </table:table-cell>
          <table:table-cell table:formula="of:=[.N91]-[.N92]" office:value-type="float" office:value="-0.0737000000000023" calcext:value-type="float">
            <text:p>-0.0737000000000023</text:p>
          </table:table-cell>
          <table:table-cell table:formula="of:=[.O91]-[.O92]" office:value-type="float" office:value="0.557479999999998" calcext:value-type="float">
            <text:p>0.557479999999998</text:p>
          </table:table-cell>
          <table:table-cell table:formula="of:=[.P91]-[.P92]" office:value-type="float" office:value="0.0675199999999876" calcext:value-type="float">
            <text:p>0.0675199999999876</text:p>
          </table:table-cell>
          <table:table-cell/>
          <table:table-cell table:formula="of:=SIGN([.R91])" office:value-type="float" office:value="1" calcext:value-type="float">
            <text:p>1</text:p>
          </table:table-cell>
          <table:table-cell table:formula="of:=SIGN([.S91])" office:value-type="float" office:value="-1" calcext:value-type="float">
            <text:p>-1</text:p>
          </table:table-cell>
          <table:table-cell table:formula="of:=SIGN([.T91])" office:value-type="float" office:value="1" calcext:value-type="float">
            <text:p>1</text:p>
          </table:table-cell>
          <table:table-cell table:formula="of:=SIGN([.U91])" office:value-type="float" office:value="1" calcext:value-type="float">
            <text:p>1</text:p>
          </table:table-cell>
          <table:table-cell table:number-columns-repeated="3"/>
          <table:table-cell office:value-type="float" office:value="12.135" calcext:value-type="float">
            <text:p>12.135</text:p>
          </table:table-cell>
          <table:table-cell office:value-type="float" office:value="1.508818" calcext:value-type="float">
            <text:p>1.508818</text:p>
          </table:table-cell>
          <table:table-cell office:value-type="float" office:value="31.42028" calcext:value-type="float">
            <text:p>31.42028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089" calcext:value-type="float">
            <text:p>5.089</text:p>
          </table:table-cell>
          <table:table-cell office:value-type="float" office:value="-20.4142" calcext:value-type="float">
            <text:p>-20.4142</text:p>
          </table:table-cell>
          <table:table-cell office:value-type="float" office:value="63.41643" calcext:value-type="float">
            <text:p>63.41643</text:p>
          </table:table-cell>
          <table:table-cell office:value-type="float" office:value="0.1352273" calcext:value-type="float">
            <text:p>0.1352273</text:p>
          </table:table-cell>
          <table:table-cell office:value-type="float" office:value="-30.10787" calcext:value-type="float">
            <text:p>-30.10787</text:p>
          </table:table-cell>
          <table:table-cell/>
          <table:table-cell table:formula="of:=SIGN([.AL91])" office:value-type="float" office:value="-1" calcext:value-type="float">
            <text:p>-1</text:p>
          </table:table-cell>
          <table:table-cell table:formula="of:=SIGN([.AM91])" office:value-type="float" office:value="1" calcext:value-type="float">
            <text:p>1</text:p>
          </table:table-cell>
          <table:table-cell table:formula="of:=SIGN([.AN91])" office:value-type="float" office:value="1" calcext:value-type="float">
            <text:p>1</text:p>
          </table:table-cell>
          <table:table-cell table:formula="of:=SIGN([.AO91])" office:value-type="float" office:value="-1" calcext:value-type="float">
            <text:p>-1</text:p>
          </table:table-cell>
          <table:table-cell table:number-columns-repeated="2"/>
          <table:table-cell office:value-type="float" office:value="6.004" calcext:value-type="float">
            <text:p>6.004</text:p>
          </table:table-cell>
          <table:table-cell office:value-type="float" office:value="-50.31239" calcext:value-type="float">
            <text:p>-50.31239</text:p>
          </table:table-cell>
          <table:table-cell office:value-type="float" office:value="-83.75546" calcext:value-type="float">
            <text:p>-83.75546</text:p>
          </table:table-cell>
          <table:table-cell office:value-type="float" office:value="5.204564" calcext:value-type="float">
            <text:p>5.204564</text:p>
          </table:table-cell>
          <table:table-cell office:value-type="float" office:value="-34.90052" calcext:value-type="float">
            <text:p>-34.90052</text:p>
          </table:table-cell>
          <table:table-cell/>
          <table:table-cell table:formula="of:=SIGN([.AX91])" office:value-type="float" office:value="-1" calcext:value-type="float">
            <text:p>-1</text:p>
          </table:table-cell>
          <table:table-cell table:formula="of:=SIGN([.AY91])" office:value-type="float" office:value="-1" calcext:value-type="float">
            <text:p>-1</text:p>
          </table:table-cell>
          <table:table-cell table:formula="of:=SIGN([.AZ91])" office:value-type="float" office:value="1" calcext:value-type="float">
            <text:p>1</text:p>
          </table:table-cell>
          <table:table-cell table:formula="of:=SIGN([.BA91])" office:value-type="float" office:value="-1" calcext:value-type="float">
            <text:p>-1</text:p>
          </table:table-cell>
          <table:table-cell table:number-columns-repeated="3"/>
          <table:table-cell office:value-type="float" office:value="4.629" calcext:value-type="float">
            <text:p>4.629</text:p>
          </table:table-cell>
          <table:table-cell office:value-type="float" office:value="-0.9499103" calcext:value-type="float">
            <text:p>-0.9499103</text:p>
          </table:table-cell>
          <table:table-cell office:value-type="float" office:value="-0.2414488" calcext:value-type="float">
            <text:p>-0.24144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139" calcext:value-type="float">
            <text:p>19.139</text:p>
          </table:table-cell>
          <table:table-cell office:value-type="float" office:value="-129.6759" calcext:value-type="float">
            <text:p>-129.6759</text:p>
          </table:table-cell>
          <table:table-cell office:value-type="float" office:value="128.269" calcext:value-type="float">
            <text:p>128.2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331" calcext:value-type="float">
            <text:p>10.331</text:p>
          </table:table-cell>
          <table:table-cell office:value-type="float" office:value="-119.0481" calcext:value-type="float">
            <text:p>-119.0481</text:p>
          </table:table-cell>
          <table:table-cell office:value-type="float" office:value="135.5222" calcext:value-type="float">
            <text:p>135.5222</text:p>
          </table:table-cell>
          <table:table-cell office:value-type="float" office:value="97.29609" calcext:value-type="float">
            <text:p>97.29609</text:p>
          </table:table-cell>
          <table:table-cell office:value-type="float" office:value="99.66876" calcext:value-type="float">
            <text:p>99.66876</text:p>
          </table:table-cell>
          <table:table-cell/>
          <table:table-cell table:formula="of:=([.M92]-[.M93])" office:value-type="float" office:value="0.198099999999997" calcext:value-type="float">
            <text:p>0.198099999999997</text:p>
          </table:table-cell>
          <table:table-cell table:formula="of:=[.N92]-[.N93]" office:value-type="float" office:value="-0.0426999999999964" calcext:value-type="float">
            <text:p>-0.0426999999999964</text:p>
          </table:table-cell>
          <table:table-cell table:formula="of:=[.O92]-[.O93]" office:value-type="float" office:value="0.574600000000004" calcext:value-type="float">
            <text:p>0.574600000000004</text:p>
          </table:table-cell>
          <table:table-cell table:formula="of:=[.P92]-[.P93]" office:value-type="float" office:value="0.0230300000000057" calcext:value-type="float">
            <text:p>0.0230300000000057</text:p>
          </table:table-cell>
          <table:table-cell/>
          <table:table-cell table:formula="of:=SIGN([.R92])" office:value-type="float" office:value="1" calcext:value-type="float">
            <text:p>1</text:p>
          </table:table-cell>
          <table:table-cell table:formula="of:=SIGN([.S92])" office:value-type="float" office:value="-1" calcext:value-type="float">
            <text:p>-1</text:p>
          </table:table-cell>
          <table:table-cell table:formula="of:=SIGN([.T92])" office:value-type="float" office:value="1" calcext:value-type="float">
            <text:p>1</text:p>
          </table:table-cell>
          <table:table-cell table:formula="of:=SIGN([.U92])" office:value-type="float" office:value="1" calcext:value-type="float">
            <text:p>1</text:p>
          </table:table-cell>
          <table:table-cell table:number-columns-repeated="3"/>
          <table:table-cell office:value-type="float" office:value="12.147" calcext:value-type="float">
            <text:p>12.147</text:p>
          </table:table-cell>
          <table:table-cell office:value-type="float" office:value="1.664386" calcext:value-type="float">
            <text:p>1.664386</text:p>
          </table:table-cell>
          <table:table-cell office:value-type="float" office:value="32.6428" calcext:value-type="float">
            <text:p>32.6428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-20.57439" calcext:value-type="float">
            <text:p>-20.57439</text:p>
          </table:table-cell>
          <table:table-cell office:value-type="float" office:value="64.01394" calcext:value-type="float">
            <text:p>64.01394</text:p>
          </table:table-cell>
          <table:table-cell office:value-type="float" office:value="0.1401501" calcext:value-type="float">
            <text:p>0.1401501</text:p>
          </table:table-cell>
          <table:table-cell office:value-type="float" office:value="-30.28121" calcext:value-type="float">
            <text:p>-30.28121</text:p>
          </table:table-cell>
          <table:table-cell/>
          <table:table-cell table:formula="of:=SIGN([.AL92])" office:value-type="float" office:value="-1" calcext:value-type="float">
            <text:p>-1</text:p>
          </table:table-cell>
          <table:table-cell table:formula="of:=SIGN([.AM92])" office:value-type="float" office:value="1" calcext:value-type="float">
            <text:p>1</text:p>
          </table:table-cell>
          <table:table-cell table:formula="of:=SIGN([.AN92])" office:value-type="float" office:value="1" calcext:value-type="float">
            <text:p>1</text:p>
          </table:table-cell>
          <table:table-cell table:formula="of:=SIGN([.AO92])" office:value-type="float" office:value="-1" calcext:value-type="float">
            <text:p>-1</text:p>
          </table:table-cell>
          <table:table-cell table:number-columns-repeated="2"/>
          <table:table-cell office:value-type="float" office:value="6.015" calcext:value-type="float">
            <text:p>6.015</text:p>
          </table:table-cell>
          <table:table-cell office:value-type="float" office:value="-49.9765" calcext:value-type="float">
            <text:p>-49.9765</text:p>
          </table:table-cell>
          <table:table-cell office:value-type="float" office:value="-83.75273" calcext:value-type="float">
            <text:p>-83.75273</text:p>
          </table:table-cell>
          <table:table-cell office:value-type="float" office:value="5.122163" calcext:value-type="float">
            <text:p>5.122163</text:p>
          </table:table-cell>
          <table:table-cell office:value-type="float" office:value="-35.9372" calcext:value-type="float">
            <text:p>-35.9372</text:p>
          </table:table-cell>
          <table:table-cell/>
          <table:table-cell table:formula="of:=SIGN([.AX92])" office:value-type="float" office:value="-1" calcext:value-type="float">
            <text:p>-1</text:p>
          </table:table-cell>
          <table:table-cell table:formula="of:=SIGN([.AY92])" office:value-type="float" office:value="-1" calcext:value-type="float">
            <text:p>-1</text:p>
          </table:table-cell>
          <table:table-cell table:formula="of:=SIGN([.AZ92])" office:value-type="float" office:value="1" calcext:value-type="float">
            <text:p>1</text:p>
          </table:table-cell>
          <table:table-cell table:formula="of:=SIGN([.BA92])" office:value-type="float" office:value="-1" calcext:value-type="float">
            <text:p>-1</text:p>
          </table:table-cell>
          <table:table-cell table:number-columns-repeated="3"/>
          <table:table-cell office:value-type="float" office:value="4.637" calcext:value-type="float">
            <text:p>4.637</text:p>
          </table:table-cell>
          <table:table-cell office:value-type="float" office:value="-0.7235479" calcext:value-type="float">
            <text:p>-0.7235479</text:p>
          </table:table-cell>
          <table:table-cell office:value-type="float" office:value="-0.1810541" calcext:value-type="float">
            <text:p>-0.18105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161" calcext:value-type="float">
            <text:p>19.161</text:p>
          </table:table-cell>
          <table:table-cell office:value-type="float" office:value="-129.584" calcext:value-type="float">
            <text:p>-129.584</text:p>
          </table:table-cell>
          <table:table-cell office:value-type="float" office:value="128.3343" calcext:value-type="float">
            <text:p>128.3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342" calcext:value-type="float">
            <text:p>10.342</text:p>
          </table:table-cell>
          <table:table-cell office:value-type="float" office:value="-119.2462" calcext:value-type="float">
            <text:p>-119.2462</text:p>
          </table:table-cell>
          <table:table-cell office:value-type="float" office:value="135.5649" calcext:value-type="float">
            <text:p>135.5649</text:p>
          </table:table-cell>
          <table:table-cell office:value-type="float" office:value="96.72149" calcext:value-type="float">
            <text:p>96.72149</text:p>
          </table:table-cell>
          <table:table-cell office:value-type="float" office:value="99.64573" calcext:value-type="float">
            <text:p>99.64573</text:p>
          </table:table-cell>
          <table:table-cell/>
          <table:table-cell table:formula="of:=([.M93]-[.M94])" office:value-type="float" office:value="0.179199999999994" calcext:value-type="float">
            <text:p>0.179199999999994</text:p>
          </table:table-cell>
          <table:table-cell table:formula="of:=[.N93]-[.N94]" office:value-type="float" office:value="-0.0383999999999958" calcext:value-type="float">
            <text:p>-0.0383999999999958</text:p>
          </table:table-cell>
          <table:table-cell table:formula="of:=[.O93]-[.O94]" office:value-type="float" office:value="0.436779999999999" calcext:value-type="float">
            <text:p>0.436779999999999</text:p>
          </table:table-cell>
          <table:table-cell table:formula="of:=[.P93]-[.P94]" office:value-type="float" office:value="-0.133349999999993" calcext:value-type="float">
            <text:p>-0.133349999999993</text:p>
          </table:table-cell>
          <table:table-cell/>
          <table:table-cell table:formula="of:=SIGN([.R93])" office:value-type="float" office:value="1" calcext:value-type="float">
            <text:p>1</text:p>
          </table:table-cell>
          <table:table-cell table:formula="of:=SIGN([.S93])" office:value-type="float" office:value="-1" calcext:value-type="float">
            <text:p>-1</text:p>
          </table:table-cell>
          <table:table-cell table:formula="of:=SIGN([.T93])" office:value-type="float" office:value="1" calcext:value-type="float">
            <text:p>1</text:p>
          </table:table-cell>
          <table:table-cell table:formula="of:=SIGN([.U93])" office:value-type="float" office:value="-1" calcext:value-type="float">
            <text:p>-1</text:p>
          </table:table-cell>
          <table:table-cell table:number-columns-repeated="3"/>
          <table:table-cell office:value-type="float" office:value="12.158" calcext:value-type="float">
            <text:p>12.158</text:p>
          </table:table-cell>
          <table:table-cell office:value-type="float" office:value="1.657009" calcext:value-type="float">
            <text:p>1.657009</text:p>
          </table:table-cell>
          <table:table-cell office:value-type="float" office:value="33.8544" calcext:value-type="float">
            <text:p>33.8544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111" calcext:value-type="float">
            <text:p>5.111</text:p>
          </table:table-cell>
          <table:table-cell office:value-type="float" office:value="-20.78172" calcext:value-type="float">
            <text:p>-20.78172</text:p>
          </table:table-cell>
          <table:table-cell office:value-type="float" office:value="64.79042" calcext:value-type="float">
            <text:p>64.79042</text:p>
          </table:table-cell>
          <table:table-cell office:value-type="float" office:value="0.137244" calcext:value-type="float">
            <text:p>0.137244</text:p>
          </table:table-cell>
          <table:table-cell office:value-type="float" office:value="-30.4808" calcext:value-type="float">
            <text:p>-30.4808</text:p>
          </table:table-cell>
          <table:table-cell/>
          <table:table-cell table:formula="of:=SIGN([.AL93])" office:value-type="float" office:value="-1" calcext:value-type="float">
            <text:p>-1</text:p>
          </table:table-cell>
          <table:table-cell table:formula="of:=SIGN([.AM93])" office:value-type="float" office:value="1" calcext:value-type="float">
            <text:p>1</text:p>
          </table:table-cell>
          <table:table-cell table:formula="of:=SIGN([.AN93])" office:value-type="float" office:value="1" calcext:value-type="float">
            <text:p>1</text:p>
          </table:table-cell>
          <table:table-cell table:formula="of:=SIGN([.AO93])" office:value-type="float" office:value="-1" calcext:value-type="float">
            <text:p>-1</text:p>
          </table:table-cell>
          <table:table-cell table:number-columns-repeated="2"/>
          <table:table-cell office:value-type="float" office:value="6.026" calcext:value-type="float">
            <text:p>6.026</text:p>
          </table:table-cell>
          <table:table-cell office:value-type="float" office:value="-49.6207" calcext:value-type="float">
            <text:p>-49.6207</text:p>
          </table:table-cell>
          <table:table-cell office:value-type="float" office:value="-83.74464" calcext:value-type="float">
            <text:p>-83.74464</text:p>
          </table:table-cell>
          <table:table-cell office:value-type="float" office:value="5.04936" calcext:value-type="float">
            <text:p>5.04936</text:p>
          </table:table-cell>
          <table:table-cell office:value-type="float" office:value="-36.9822" calcext:value-type="float">
            <text:p>-36.9822</text:p>
          </table:table-cell>
          <table:table-cell/>
          <table:table-cell table:formula="of:=SIGN([.AX93])" office:value-type="float" office:value="-1" calcext:value-type="float">
            <text:p>-1</text:p>
          </table:table-cell>
          <table:table-cell table:formula="of:=SIGN([.AY93])" office:value-type="float" office:value="-1" calcext:value-type="float">
            <text:p>-1</text:p>
          </table:table-cell>
          <table:table-cell table:formula="of:=SIGN([.AZ93])" office:value-type="float" office:value="1" calcext:value-type="float">
            <text:p>1</text:p>
          </table:table-cell>
          <table:table-cell table:formula="of:=SIGN([.BA93])" office:value-type="float" office:value="-1" calcext:value-type="float">
            <text:p>-1</text:p>
          </table:table-cell>
          <table:table-cell table:number-columns-repeated="3"/>
          <table:table-cell office:value-type="float" office:value="4.645" calcext:value-type="float">
            <text:p>4.645</text:p>
          </table:table-cell>
          <table:table-cell office:value-type="float" office:value="-0.7198176" calcext:value-type="float">
            <text:p>-0.7198176</text:p>
          </table:table-cell>
          <table:table-cell office:value-type="float" office:value="-0.1976678" calcext:value-type="float">
            <text:p>-0.19766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187" calcext:value-type="float">
            <text:p>19.187</text:p>
          </table:table-cell>
          <table:table-cell office:value-type="float" office:value="-129.5505" calcext:value-type="float">
            <text:p>-129.5505</text:p>
          </table:table-cell>
          <table:table-cell office:value-type="float" office:value="128.3557" calcext:value-type="float">
            <text:p>128.35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353" calcext:value-type="float">
            <text:p>10.353</text:p>
          </table:table-cell>
          <table:table-cell office:value-type="float" office:value="-119.4254" calcext:value-type="float">
            <text:p>-119.4254</text:p>
          </table:table-cell>
          <table:table-cell office:value-type="float" office:value="135.6033" calcext:value-type="float">
            <text:p>135.6033</text:p>
          </table:table-cell>
          <table:table-cell office:value-type="float" office:value="96.28471" calcext:value-type="float">
            <text:p>96.28471</text:p>
          </table:table-cell>
          <table:table-cell office:value-type="float" office:value="99.77908" calcext:value-type="float">
            <text:p>99.77908</text:p>
          </table:table-cell>
          <table:table-cell/>
          <table:table-cell table:formula="of:=([.M94]-[.M95])" office:value-type="float" office:value="0.16510000000001" calcext:value-type="float">
            <text:p>0.16510000000001</text:p>
          </table:table-cell>
          <table:table-cell table:formula="of:=[.N94]-[.N95]" office:value-type="float" office:value="-0.0372000000000128" calcext:value-type="float">
            <text:p>-0.0372000000000128</text:p>
          </table:table-cell>
          <table:table-cell table:formula="of:=[.O94]-[.O95]" office:value-type="float" office:value="0.701920000000001" calcext:value-type="float">
            <text:p>0.701920000000001</text:p>
          </table:table-cell>
          <table:table-cell table:formula="of:=[.P94]-[.P95]" office:value-type="float" office:value="-0.22972" calcext:value-type="float">
            <text:p>-0.22972</text:p>
          </table:table-cell>
          <table:table-cell/>
          <table:table-cell table:formula="of:=SIGN([.R94])" office:value-type="float" office:value="1" calcext:value-type="float">
            <text:p>1</text:p>
          </table:table-cell>
          <table:table-cell table:formula="of:=SIGN([.S94])" office:value-type="float" office:value="-1" calcext:value-type="float">
            <text:p>-1</text:p>
          </table:table-cell>
          <table:table-cell table:formula="of:=SIGN([.T94])" office:value-type="float" office:value="1" calcext:value-type="float">
            <text:p>1</text:p>
          </table:table-cell>
          <table:table-cell table:formula="of:=SIGN([.U94])" office:value-type="float" office:value="-1" calcext:value-type="float">
            <text:p>-1</text:p>
          </table:table-cell>
          <table:table-cell table:number-columns-repeated="3"/>
          <table:table-cell office:value-type="float" office:value="12.169" calcext:value-type="float">
            <text:p>12.169</text:p>
          </table:table-cell>
          <table:table-cell office:value-type="float" office:value="1.667182" calcext:value-type="float">
            <text:p>1.667182</text:p>
          </table:table-cell>
          <table:table-cell office:value-type="float" office:value="34.9702" calcext:value-type="float">
            <text:p>34.9702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123" calcext:value-type="float">
            <text:p>5.123</text:p>
          </table:table-cell>
          <table:table-cell office:value-type="float" office:value="-20.95696" calcext:value-type="float">
            <text:p>-20.95696</text:p>
          </table:table-cell>
          <table:table-cell office:value-type="float" office:value="65.4503" calcext:value-type="float">
            <text:p>65.4503</text:p>
          </table:table-cell>
          <table:table-cell office:value-type="float" office:value="0.1517772" calcext:value-type="float">
            <text:p>0.1517772</text:p>
          </table:table-cell>
          <table:table-cell office:value-type="float" office:value="-30.67988" calcext:value-type="float">
            <text:p>-30.67988</text:p>
          </table:table-cell>
          <table:table-cell/>
          <table:table-cell table:formula="of:=SIGN([.AL94])" office:value-type="float" office:value="-1" calcext:value-type="float">
            <text:p>-1</text:p>
          </table:table-cell>
          <table:table-cell table:formula="of:=SIGN([.AM94])" office:value-type="float" office:value="1" calcext:value-type="float">
            <text:p>1</text:p>
          </table:table-cell>
          <table:table-cell table:formula="of:=SIGN([.AN94])" office:value-type="float" office:value="1" calcext:value-type="float">
            <text:p>1</text:p>
          </table:table-cell>
          <table:table-cell table:formula="of:=SIGN([.AO94])" office:value-type="float" office:value="-1" calcext:value-type="float">
            <text:p>-1</text:p>
          </table:table-cell>
          <table:table-cell table:number-columns-repeated="2"/>
          <table:table-cell office:value-type="float" office:value="6.038" calcext:value-type="float">
            <text:p>6.038</text:p>
          </table:table-cell>
          <table:table-cell office:value-type="float" office:value="-49.2333" calcext:value-type="float">
            <text:p>-49.2333</text:p>
          </table:table-cell>
          <table:table-cell office:value-type="float" office:value="-83.73126" calcext:value-type="float">
            <text:p>-83.73126</text:p>
          </table:table-cell>
          <table:table-cell office:value-type="float" office:value="5.068128" calcext:value-type="float">
            <text:p>5.068128</text:p>
          </table:table-cell>
          <table:table-cell office:value-type="float" office:value="-37.92745" calcext:value-type="float">
            <text:p>-37.92745</text:p>
          </table:table-cell>
          <table:table-cell/>
          <table:table-cell table:formula="of:=SIGN([.AX94])" office:value-type="float" office:value="-1" calcext:value-type="float">
            <text:p>-1</text:p>
          </table:table-cell>
          <table:table-cell table:formula="of:=SIGN([.AY94])" office:value-type="float" office:value="-1" calcext:value-type="float">
            <text:p>-1</text:p>
          </table:table-cell>
          <table:table-cell table:formula="of:=SIGN([.AZ94])" office:value-type="float" office:value="1" calcext:value-type="float">
            <text:p>1</text:p>
          </table:table-cell>
          <table:table-cell table:formula="of:=SIGN([.BA94])" office:value-type="float" office:value="-1" calcext:value-type="float">
            <text:p>-1</text:p>
          </table:table-cell>
          <table:table-cell table:number-columns-repeated="3"/>
          <table:table-cell office:value-type="float" office:value="4.654" calcext:value-type="float">
            <text:p>4.654</text:p>
          </table:table-cell>
          <table:table-cell office:value-type="float" office:value="-0.8286613" calcext:value-type="float">
            <text:p>-0.8286613</text:p>
          </table:table-cell>
          <table:table-cell office:value-type="float" office:value="-0.3461299" calcext:value-type="float">
            <text:p>-0.3461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21" calcext:value-type="float">
            <text:p>19.21</text:p>
          </table:table-cell>
          <table:table-cell office:value-type="float" office:value="-129.5996" calcext:value-type="float">
            <text:p>-129.5996</text:p>
          </table:table-cell>
          <table:table-cell office:value-type="float" office:value="128.3134" calcext:value-type="float">
            <text:p>128.31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364" calcext:value-type="float">
            <text:p>10.364</text:p>
          </table:table-cell>
          <table:table-cell office:value-type="float" office:value="-119.5905" calcext:value-type="float">
            <text:p>-119.5905</text:p>
          </table:table-cell>
          <table:table-cell office:value-type="float" office:value="135.6405" calcext:value-type="float">
            <text:p>135.6405</text:p>
          </table:table-cell>
          <table:table-cell office:value-type="float" office:value="95.58279" calcext:value-type="float">
            <text:p>95.58279</text:p>
          </table:table-cell>
          <table:table-cell office:value-type="float" office:value="100.0088" calcext:value-type="float">
            <text:p>100.0088</text:p>
          </table:table-cell>
          <table:table-cell/>
          <table:table-cell table:formula="of:=([.M95]-[.M96])" office:value-type="float" office:value="0.163899999999998" calcext:value-type="float">
            <text:p>0.163899999999998</text:p>
          </table:table-cell>
          <table:table-cell table:formula="of:=[.N95]-[.N96]" office:value-type="float" office:value="-0.0352000000000032" calcext:value-type="float">
            <text:p>-0.0352000000000032</text:p>
          </table:table-cell>
          <table:table-cell table:formula="of:=[.O95]-[.O96]" office:value-type="float" office:value="0.333330000000004" calcext:value-type="float">
            <text:p>0.333330000000004</text:p>
          </table:table-cell>
          <table:table-cell table:formula="of:=[.P95]-[.P96]" office:value-type="float" office:value="-0.5505" calcext:value-type="float">
            <text:p>-0.5505</text:p>
          </table:table-cell>
          <table:table-cell/>
          <table:table-cell table:formula="of:=SIGN([.R95])" office:value-type="float" office:value="1" calcext:value-type="float">
            <text:p>1</text:p>
          </table:table-cell>
          <table:table-cell table:formula="of:=SIGN([.S95])" office:value-type="float" office:value="-1" calcext:value-type="float">
            <text:p>-1</text:p>
          </table:table-cell>
          <table:table-cell table:formula="of:=SIGN([.T95])" office:value-type="float" office:value="1" calcext:value-type="float">
            <text:p>1</text:p>
          </table:table-cell>
          <table:table-cell table:formula="of:=SIGN([.U95])" office:value-type="float" office:value="-1" calcext:value-type="float">
            <text:p>-1</text:p>
          </table:table-cell>
          <table:table-cell table:number-columns-repeated="3"/>
          <table:table-cell office:value-type="float" office:value="12.18" calcext:value-type="float">
            <text:p>12.18</text:p>
          </table:table-cell>
          <table:table-cell office:value-type="float" office:value="1.703929" calcext:value-type="float">
            <text:p>1.703929</text:p>
          </table:table-cell>
          <table:table-cell office:value-type="float" office:value="36.08413" calcext:value-type="float">
            <text:p>36.08413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284" calcext:value-type="float">
            <text:p>5.284</text:p>
          </table:table-cell>
          <table:table-cell office:value-type="float" office:value="-17.57729" calcext:value-type="float">
            <text:p>-17.57729</text:p>
          </table:table-cell>
          <table:table-cell office:value-type="float" office:value="55.21668" calcext:value-type="float">
            <text:p>55.21668</text:p>
          </table:table-cell>
          <table:table-cell office:value-type="float" office:value="0.2307626" calcext:value-type="float">
            <text:p>0.2307626</text:p>
          </table:table-cell>
          <table:table-cell office:value-type="float" office:value="-33.95661" calcext:value-type="float">
            <text:p>-33.95661</text:p>
          </table:table-cell>
          <table:table-cell/>
          <table:table-cell table:formula="of:=SIGN([.AL95])" office:value-type="float" office:value="-1" calcext:value-type="float">
            <text:p>-1</text:p>
          </table:table-cell>
          <table:table-cell table:formula="of:=SIGN([.AM95])" office:value-type="float" office:value="1" calcext:value-type="float">
            <text:p>1</text:p>
          </table:table-cell>
          <table:table-cell table:formula="of:=SIGN([.AN95])" office:value-type="float" office:value="1" calcext:value-type="float">
            <text:p>1</text:p>
          </table:table-cell>
          <table:table-cell table:formula="of:=SIGN([.AO95])" office:value-type="float" office:value="-1" calcext:value-type="float">
            <text:p>-1</text:p>
          </table:table-cell>
          <table:table-cell table:number-columns-repeated="2"/>
          <table:table-cell office:value-type="float" office:value="6.056" calcext:value-type="float">
            <text:p>6.056</text:p>
          </table:table-cell>
          <table:table-cell office:value-type="float" office:value="-48.82447" calcext:value-type="float">
            <text:p>-48.82447</text:p>
          </table:table-cell>
          <table:table-cell office:value-type="float" office:value="-83.71087" calcext:value-type="float">
            <text:p>-83.71087</text:p>
          </table:table-cell>
          <table:table-cell office:value-type="float" office:value="5.180145" calcext:value-type="float">
            <text:p>5.180145</text:p>
          </table:table-cell>
          <table:table-cell office:value-type="float" office:value="-38.97229" calcext:value-type="float">
            <text:p>-38.97229</text:p>
          </table:table-cell>
          <table:table-cell/>
          <table:table-cell table:formula="of:=SIGN([.AX95])" office:value-type="float" office:value="-1" calcext:value-type="float">
            <text:p>-1</text:p>
          </table:table-cell>
          <table:table-cell table:formula="of:=SIGN([.AY95])" office:value-type="float" office:value="-1" calcext:value-type="float">
            <text:p>-1</text:p>
          </table:table-cell>
          <table:table-cell table:formula="of:=SIGN([.AZ95])" office:value-type="float" office:value="1" calcext:value-type="float">
            <text:p>1</text:p>
          </table:table-cell>
          <table:table-cell table:formula="of:=SIGN([.BA95])" office:value-type="float" office:value="-1" calcext:value-type="float">
            <text:p>-1</text:p>
          </table:table-cell>
          <table:table-cell table:number-columns-repeated="3"/>
          <table:table-cell office:value-type="float" office:value="4.663" calcext:value-type="float">
            <text:p>4.663</text:p>
          </table:table-cell>
          <table:table-cell office:value-type="float" office:value="-0.8519059" calcext:value-type="float">
            <text:p>-0.8519059</text:p>
          </table:table-cell>
          <table:table-cell office:value-type="float" office:value="-0.08418066" calcext:value-type="float">
            <text:p>-0.08418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233" calcext:value-type="float">
            <text:p>19.233</text:p>
          </table:table-cell>
          <table:table-cell office:value-type="float" office:value="-129.7244" calcext:value-type="float">
            <text:p>-129.7244</text:p>
          </table:table-cell>
          <table:table-cell office:value-type="float" office:value="128.2336" calcext:value-type="float">
            <text:p>128.2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376" calcext:value-type="float">
            <text:p>10.376</text:p>
          </table:table-cell>
          <table:table-cell office:value-type="float" office:value="-119.7544" calcext:value-type="float">
            <text:p>-119.7544</text:p>
          </table:table-cell>
          <table:table-cell office:value-type="float" office:value="135.6757" calcext:value-type="float">
            <text:p>135.6757</text:p>
          </table:table-cell>
          <table:table-cell office:value-type="float" office:value="95.24946" calcext:value-type="float">
            <text:p>95.24946</text:p>
          </table:table-cell>
          <table:table-cell office:value-type="float" office:value="100.5593" calcext:value-type="float">
            <text:p>100.5593</text:p>
          </table:table-cell>
          <table:table-cell/>
          <table:table-cell table:formula="of:=([.M96]-[.M97])" office:value-type="float" office:value="0.180599999999998" calcext:value-type="float">
            <text:p>0.180599999999998</text:p>
          </table:table-cell>
          <table:table-cell table:formula="of:=[.N96]-[.N97]" office:value-type="float" office:value="-0.0365999999999929" calcext:value-type="float">
            <text:p>-0.0365999999999929</text:p>
          </table:table-cell>
          <table:table-cell table:formula="of:=[.O96]-[.O97]" office:value-type="float" office:value="0.190190000000001" calcext:value-type="float">
            <text:p>0.190190000000001</text:p>
          </table:table-cell>
          <table:table-cell table:formula="of:=[.P96]-[.P97]" office:value-type="float" office:value="-0.481100000000012" calcext:value-type="float">
            <text:p>-0.481100000000012</text:p>
          </table:table-cell>
          <table:table-cell/>
          <table:table-cell table:formula="of:=SIGN([.R96])" office:value-type="float" office:value="1" calcext:value-type="float">
            <text:p>1</text:p>
          </table:table-cell>
          <table:table-cell table:formula="of:=SIGN([.S96])" office:value-type="float" office:value="-1" calcext:value-type="float">
            <text:p>-1</text:p>
          </table:table-cell>
          <table:table-cell table:formula="of:=SIGN([.T96])" office:value-type="float" office:value="1" calcext:value-type="float">
            <text:p>1</text:p>
          </table:table-cell>
          <table:table-cell table:formula="of:=SIGN([.U96])" office:value-type="float" office:value="-1" calcext:value-type="float">
            <text:p>-1</text:p>
          </table:table-cell>
          <table:table-cell table:number-columns-repeated="3"/>
          <table:table-cell office:value-type="float" office:value="12.202" calcext:value-type="float">
            <text:p>12.202</text:p>
          </table:table-cell>
          <table:table-cell office:value-type="float" office:value="1.800775" calcext:value-type="float">
            <text:p>1.800775</text:p>
          </table:table-cell>
          <table:table-cell office:value-type="float" office:value="37.78304" calcext:value-type="float">
            <text:p>37.78304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295" calcext:value-type="float">
            <text:p>5.295</text:p>
          </table:table-cell>
          <table:table-cell office:value-type="float" office:value="-17.1941" calcext:value-type="float">
            <text:p>-17.1941</text:p>
          </table:table-cell>
          <table:table-cell office:value-type="float" office:value="54.01294" calcext:value-type="float">
            <text:p>54.01294</text:p>
          </table:table-cell>
          <table:table-cell office:value-type="float" office:value="0.2658421" calcext:value-type="float">
            <text:p>0.2658421</text:p>
          </table:table-cell>
          <table:table-cell office:value-type="float" office:value="-34.18952" calcext:value-type="float">
            <text:p>-34.18952</text:p>
          </table:table-cell>
          <table:table-cell/>
          <table:table-cell table:formula="of:=SIGN([.AL96])" office:value-type="float" office:value="-1" calcext:value-type="float">
            <text:p>-1</text:p>
          </table:table-cell>
          <table:table-cell table:formula="of:=SIGN([.AM96])" office:value-type="float" office:value="1" calcext:value-type="float">
            <text:p>1</text:p>
          </table:table-cell>
          <table:table-cell table:formula="of:=SIGN([.AN96])" office:value-type="float" office:value="1" calcext:value-type="float">
            <text:p>1</text:p>
          </table:table-cell>
          <table:table-cell table:formula="of:=SIGN([.AO96])" office:value-type="float" office:value="-1" calcext:value-type="float">
            <text:p>-1</text:p>
          </table:table-cell>
          <table:table-cell table:number-columns-repeated="2"/>
          <table:table-cell office:value-type="float" office:value="6.068" calcext:value-type="float">
            <text:p>6.068</text:p>
          </table:table-cell>
          <table:table-cell office:value-type="float" office:value="-48.20086" calcext:value-type="float">
            <text:p>-48.20086</text:p>
          </table:table-cell>
          <table:table-cell office:value-type="float" office:value="-83.67268" calcext:value-type="float">
            <text:p>-83.67268</text:p>
          </table:table-cell>
          <table:table-cell office:value-type="float" office:value="5.295092" calcext:value-type="float">
            <text:p>5.295092</text:p>
          </table:table-cell>
          <table:table-cell office:value-type="float" office:value="-40.89381" calcext:value-type="float">
            <text:p>-40.89381</text:p>
          </table:table-cell>
          <table:table-cell/>
          <table:table-cell table:formula="of:=SIGN([.AX96])" office:value-type="float" office:value="-1" calcext:value-type="float">
            <text:p>-1</text:p>
          </table:table-cell>
          <table:table-cell table:formula="of:=SIGN([.AY96])" office:value-type="float" office:value="-1" calcext:value-type="float">
            <text:p>-1</text:p>
          </table:table-cell>
          <table:table-cell table:formula="of:=SIGN([.AZ96])" office:value-type="float" office:value="1" calcext:value-type="float">
            <text:p>1</text:p>
          </table:table-cell>
          <table:table-cell table:formula="of:=SIGN([.BA96])" office:value-type="float" office:value="-1" calcext:value-type="float">
            <text:p>-1</text:p>
          </table:table-cell>
          <table:table-cell table:number-columns-repeated="3"/>
          <table:table-cell office:value-type="float" office:value="4.671" calcext:value-type="float">
            <text:p>4.671</text:p>
          </table:table-cell>
          <table:table-cell office:value-type="float" office:value="-0.7202549" calcext:value-type="float">
            <text:p>-0.7202549</text:p>
          </table:table-cell>
          <table:table-cell office:value-type="float" office:value="-0.1960834" calcext:value-type="float">
            <text:p>-0.19608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256" calcext:value-type="float">
            <text:p>19.256</text:p>
          </table:table-cell>
          <table:table-cell office:value-type="float" office:value="-129.6211" calcext:value-type="float">
            <text:p>-129.6211</text:p>
          </table:table-cell>
          <table:table-cell office:value-type="float" office:value="128.2931" calcext:value-type="float">
            <text:p>128.2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388" calcext:value-type="float">
            <text:p>10.388</text:p>
          </table:table-cell>
          <table:table-cell office:value-type="float" office:value="-119.935" calcext:value-type="float">
            <text:p>-119.935</text:p>
          </table:table-cell>
          <table:table-cell office:value-type="float" office:value="135.7123" calcext:value-type="float">
            <text:p>135.7123</text:p>
          </table:table-cell>
          <table:table-cell office:value-type="float" office:value="95.05927" calcext:value-type="float">
            <text:p>95.05927</text:p>
          </table:table-cell>
          <table:table-cell office:value-type="float" office:value="101.0404" calcext:value-type="float">
            <text:p>101.0404</text:p>
          </table:table-cell>
          <table:table-cell/>
          <table:table-cell table:formula="of:=([.M97]-[.M98])" office:value-type="float" office:value="0.0480999999999909" calcext:value-type="float">
            <text:p>0.0480999999999909</text:p>
          </table:table-cell>
          <table:table-cell table:formula="of:=[.N97]-[.N98]" office:value-type="float" office:value="-0.00900000000001455" calcext:value-type="float">
            <text:p>-0.00900000000001455</text:p>
          </table:table-cell>
          <table:table-cell table:formula="of:=[.O97]-[.O98]" office:value-type="float" office:value="0.0119799999999941" calcext:value-type="float">
            <text:p>0.0119799999999941</text:p>
          </table:table-cell>
          <table:table-cell table:formula="of:=[.P97]-[.P98]" office:value-type="float" office:value="-0.241599999999991" calcext:value-type="float">
            <text:p>-0.241599999999991</text:p>
          </table:table-cell>
          <table:table-cell/>
          <table:table-cell table:formula="of:=SIGN([.R97])" office:value-type="float" office:value="1" calcext:value-type="float">
            <text:p>1</text:p>
          </table:table-cell>
          <table:table-cell table:formula="of:=SIGN([.S97])" office:value-type="float" office:value="-1" calcext:value-type="float">
            <text:p>-1</text:p>
          </table:table-cell>
          <table:table-cell table:formula="of:=SIGN([.T97])" office:value-type="float" office:value="1" calcext:value-type="float">
            <text:p>1</text:p>
          </table:table-cell>
          <table:table-cell table:formula="of:=SIGN([.U97])" office:value-type="float" office:value="-1" calcext:value-type="float">
            <text:p>-1</text:p>
          </table:table-cell>
          <table:table-cell table:number-columns-repeated="3"/>
          <table:table-cell office:value-type="float" office:value="12.213" calcext:value-type="float">
            <text:p>12.213</text:p>
          </table:table-cell>
          <table:table-cell office:value-type="float" office:value="1.88493" calcext:value-type="float">
            <text:p>1.88493</text:p>
          </table:table-cell>
          <table:table-cell office:value-type="float" office:value="38.82904" calcext:value-type="float">
            <text:p>38.82904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306" calcext:value-type="float">
            <text:p>5.306</text:p>
          </table:table-cell>
          <table:table-cell office:value-type="float" office:value="-16.78553" calcext:value-type="float">
            <text:p>-16.78553</text:p>
          </table:table-cell>
          <table:table-cell office:value-type="float" office:value="52.72948" calcext:value-type="float">
            <text:p>52.72948</text:p>
          </table:table-cell>
          <table:table-cell office:value-type="float" office:value="0.2830869" calcext:value-type="float">
            <text:p>0.2830869</text:p>
          </table:table-cell>
          <table:table-cell office:value-type="float" office:value="-34.40577" calcext:value-type="float">
            <text:p>-34.40577</text:p>
          </table:table-cell>
          <table:table-cell/>
          <table:table-cell table:formula="of:=SIGN([.AL97])" office:value-type="float" office:value="-1" calcext:value-type="float">
            <text:p>-1</text:p>
          </table:table-cell>
          <table:table-cell table:formula="of:=SIGN([.AM97])" office:value-type="float" office:value="1" calcext:value-type="float">
            <text:p>1</text:p>
          </table:table-cell>
          <table:table-cell table:formula="of:=SIGN([.AN97])" office:value-type="float" office:value="1" calcext:value-type="float">
            <text:p>1</text:p>
          </table:table-cell>
          <table:table-cell table:formula="of:=SIGN([.AO97])" office:value-type="float" office:value="-1" calcext:value-type="float">
            <text:p>-1</text:p>
          </table:table-cell>
          <table:table-cell table:number-columns-repeated="2"/>
          <table:table-cell office:value-type="float" office:value="6.079" calcext:value-type="float">
            <text:p>6.079</text:p>
          </table:table-cell>
          <table:table-cell office:value-type="float" office:value="-47.73834" calcext:value-type="float">
            <text:p>-47.73834</text:p>
          </table:table-cell>
          <table:table-cell office:value-type="float" office:value="-83.64312" calcext:value-type="float">
            <text:p>-83.64312</text:p>
          </table:table-cell>
          <table:table-cell office:value-type="float" office:value="5.314263" calcext:value-type="float">
            <text:p>5.314263</text:p>
          </table:table-cell>
          <table:table-cell office:value-type="float" office:value="-41.7697" calcext:value-type="float">
            <text:p>-41.7697</text:p>
          </table:table-cell>
          <table:table-cell/>
          <table:table-cell table:formula="of:=SIGN([.AX97])" office:value-type="float" office:value="-1" calcext:value-type="float">
            <text:p>-1</text:p>
          </table:table-cell>
          <table:table-cell table:formula="of:=SIGN([.AY97])" office:value-type="float" office:value="-1" calcext:value-type="float">
            <text:p>-1</text:p>
          </table:table-cell>
          <table:table-cell table:formula="of:=SIGN([.AZ97])" office:value-type="float" office:value="1" calcext:value-type="float">
            <text:p>1</text:p>
          </table:table-cell>
          <table:table-cell table:formula="of:=SIGN([.BA97])" office:value-type="float" office:value="-1" calcext:value-type="float">
            <text:p>-1</text:p>
          </table:table-cell>
          <table:table-cell table:number-columns-repeated="3"/>
          <table:table-cell office:value-type="float" office:value="4.679" calcext:value-type="float">
            <text:p>4.679</text:p>
          </table:table-cell>
          <table:table-cell office:value-type="float" office:value="-0.9367402" calcext:value-type="float">
            <text:p>-0.9367402</text:p>
          </table:table-cell>
          <table:table-cell office:value-type="float" office:value="-0.261236" calcext:value-type="float">
            <text:p>-0.2612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278" calcext:value-type="float">
            <text:p>19.278</text:p>
          </table:table-cell>
          <table:table-cell office:value-type="float" office:value="-129.6687" calcext:value-type="float">
            <text:p>-129.6687</text:p>
          </table:table-cell>
          <table:table-cell office:value-type="float" office:value="128.2738" calcext:value-type="float">
            <text:p>128.27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399" calcext:value-type="float">
            <text:p>10.399</text:p>
          </table:table-cell>
          <table:table-cell office:value-type="float" office:value="-119.9831" calcext:value-type="float">
            <text:p>-119.9831</text:p>
          </table:table-cell>
          <table:table-cell office:value-type="float" office:value="135.7213" calcext:value-type="float">
            <text:p>135.7213</text:p>
          </table:table-cell>
          <table:table-cell office:value-type="float" office:value="95.04729" calcext:value-type="float">
            <text:p>95.04729</text:p>
          </table:table-cell>
          <table:table-cell office:value-type="float" office:value="101.282" calcext:value-type="float">
            <text:p>101.282</text:p>
          </table:table-cell>
          <table:table-cell/>
          <table:table-cell table:formula="of:=([.M98]-[.M99])" office:value-type="float" office:value="0.928500000000014" calcext:value-type="float">
            <text:p>0.928500000000014</text:p>
          </table:table-cell>
          <table:table-cell table:formula="of:=[.N98]-[.N99]" office:value-type="float" office:value="0.0429000000000031" calcext:value-type="float">
            <text:p>0.0429000000000031</text:p>
          </table:table-cell>
          <table:table-cell table:formula="of:=[.O98]-[.O99]" office:value-type="float" office:value="-4.28809" calcext:value-type="float">
            <text:p>-4.28809</text:p>
          </table:table-cell>
          <table:table-cell table:formula="of:=[.P98]-[.P99]" office:value-type="float" office:value="4.35584999999999" calcext:value-type="float">
            <text:p>4.35584999999999</text:p>
          </table:table-cell>
          <table:table-cell/>
          <table:table-cell table:formula="of:=SIGN([.R98])" office:value-type="float" office:value="1" calcext:value-type="float">
            <text:p>1</text:p>
          </table:table-cell>
          <table:table-cell table:formula="of:=SIGN([.S98])" office:value-type="float" office:value="1" calcext:value-type="float">
            <text:p>1</text:p>
          </table:table-cell>
          <table:table-cell table:formula="of:=SIGN([.T98])" office:value-type="float" office:value="-1" calcext:value-type="float">
            <text:p>-1</text:p>
          </table:table-cell>
          <table:table-cell table:formula="of:=SIGN([.U98])" office:value-type="float" office:value="1" calcext:value-type="float">
            <text:p>1</text:p>
          </table:table-cell>
          <table:table-cell table:number-columns-repeated="3"/>
          <table:table-cell office:value-type="float" office:value="12.224" calcext:value-type="float">
            <text:p>12.224</text:p>
          </table:table-cell>
          <table:table-cell office:value-type="float" office:value="1.990885" calcext:value-type="float">
            <text:p>1.990885</text:p>
          </table:table-cell>
          <table:table-cell office:value-type="float" office:value="39.82384" calcext:value-type="float">
            <text:p>39.82384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317" calcext:value-type="float">
            <text:p>5.317</text:p>
          </table:table-cell>
          <table:table-cell office:value-type="float" office:value="-16.41961" calcext:value-type="float">
            <text:p>-16.41961</text:p>
          </table:table-cell>
          <table:table-cell office:value-type="float" office:value="51.57999" calcext:value-type="float">
            <text:p>51.57999</text:p>
          </table:table-cell>
          <table:table-cell office:value-type="float" office:value="0.299857" calcext:value-type="float">
            <text:p>0.299857</text:p>
          </table:table-cell>
          <table:table-cell office:value-type="float" office:value="-34.60467" calcext:value-type="float">
            <text:p>-34.60467</text:p>
          </table:table-cell>
          <table:table-cell/>
          <table:table-cell table:formula="of:=SIGN([.AL98])" office:value-type="float" office:value="-1" calcext:value-type="float">
            <text:p>-1</text:p>
          </table:table-cell>
          <table:table-cell table:formula="of:=SIGN([.AM98])" office:value-type="float" office:value="1" calcext:value-type="float">
            <text:p>1</text:p>
          </table:table-cell>
          <table:table-cell table:formula="of:=SIGN([.AN98])" office:value-type="float" office:value="1" calcext:value-type="float">
            <text:p>1</text:p>
          </table:table-cell>
          <table:table-cell table:formula="of:=SIGN([.AO98])" office:value-type="float" office:value="-1" calcext:value-type="float">
            <text:p>-1</text:p>
          </table:table-cell>
          <table:table-cell table:number-columns-repeated="2"/>
          <table:table-cell office:value-type="float" office:value="6.09" calcext:value-type="float">
            <text:p>6.09</text:p>
          </table:table-cell>
          <table:table-cell office:value-type="float" office:value="-47.36823" calcext:value-type="float">
            <text:p>-47.36823</text:p>
          </table:table-cell>
          <table:table-cell office:value-type="float" office:value="-83.62258" calcext:value-type="float">
            <text:p>-83.62258</text:p>
          </table:table-cell>
          <table:table-cell office:value-type="float" office:value="5.229631" calcext:value-type="float">
            <text:p>5.229631</text:p>
          </table:table-cell>
          <table:table-cell office:value-type="float" office:value="-42.81593" calcext:value-type="float">
            <text:p>-42.81593</text:p>
          </table:table-cell>
          <table:table-cell/>
          <table:table-cell table:formula="of:=SIGN([.AX98])" office:value-type="float" office:value="-1" calcext:value-type="float">
            <text:p>-1</text:p>
          </table:table-cell>
          <table:table-cell table:formula="of:=SIGN([.AY98])" office:value-type="float" office:value="-1" calcext:value-type="float">
            <text:p>-1</text:p>
          </table:table-cell>
          <table:table-cell table:formula="of:=SIGN([.AZ98])" office:value-type="float" office:value="1" calcext:value-type="float">
            <text:p>1</text:p>
          </table:table-cell>
          <table:table-cell table:formula="of:=SIGN([.BA98])" office:value-type="float" office:value="-1" calcext:value-type="float">
            <text:p>-1</text:p>
          </table:table-cell>
          <table:table-cell table:number-columns-repeated="3"/>
          <table:table-cell office:value-type="float" office:value="4.688" calcext:value-type="float">
            <text:p>4.688</text:p>
          </table:table-cell>
          <table:table-cell office:value-type="float" office:value="-0.7140052" calcext:value-type="float">
            <text:p>-0.7140052</text:p>
          </table:table-cell>
          <table:table-cell office:value-type="float" office:value="-0.1844268" calcext:value-type="float">
            <text:p>-0.18442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299" calcext:value-type="float">
            <text:p>19.299</text:p>
          </table:table-cell>
          <table:table-cell office:value-type="float" office:value="-129.5343" calcext:value-type="float">
            <text:p>-129.5343</text:p>
          </table:table-cell>
          <table:table-cell office:value-type="float" office:value="128.3525" calcext:value-type="float">
            <text:p>128.3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56" calcext:value-type="float">
            <text:p>10.56</text:p>
          </table:table-cell>
          <table:table-cell office:value-type="float" office:value="-120.9116" calcext:value-type="float">
            <text:p>-120.9116</text:p>
          </table:table-cell>
          <table:table-cell office:value-type="float" office:value="135.6784" calcext:value-type="float">
            <text:p>135.6784</text:p>
          </table:table-cell>
          <table:table-cell office:value-type="float" office:value="99.33538" calcext:value-type="float">
            <text:p>99.33538</text:p>
          </table:table-cell>
          <table:table-cell office:value-type="float" office:value="96.92615" calcext:value-type="float">
            <text:p>96.92615</text:p>
          </table:table-cell>
          <table:table-cell/>
          <table:table-cell table:formula="of:=([.M99]-[.M100])" office:value-type="float" office:value="-0.0356000000000023" calcext:value-type="float">
            <text:p>-0.0356000000000023</text:p>
          </table:table-cell>
          <table:table-cell table:formula="of:=[.N99]-[.N100]" office:value-type="float" office:value="0.0326000000000022" calcext:value-type="float">
            <text:p>0.0326000000000022</text:p>
          </table:table-cell>
          <table:table-cell table:formula="of:=[.O99]-[.O100]" office:value-type="float" office:value="0.297110000000004" calcext:value-type="float">
            <text:p>0.297110000000004</text:p>
          </table:table-cell>
          <table:table-cell table:formula="of:=[.P99]-[.P100]" office:value-type="float" office:value="0.406300000000002" calcext:value-type="float">
            <text:p>0.406300000000002</text:p>
          </table:table-cell>
          <table:table-cell/>
          <table:table-cell table:formula="of:=SIGN([.R99])" office:value-type="float" office:value="-1" calcext:value-type="float">
            <text:p>-1</text:p>
          </table:table-cell>
          <table:table-cell table:formula="of:=SIGN([.S99])" office:value-type="float" office:value="1" calcext:value-type="float">
            <text:p>1</text:p>
          </table:table-cell>
          <table:table-cell table:formula="of:=SIGN([.T99])" office:value-type="float" office:value="1" calcext:value-type="float">
            <text:p>1</text:p>
          </table:table-cell>
          <table:table-cell table:formula="of:=SIGN([.U99])" office:value-type="float" office:value="1" calcext:value-type="float">
            <text:p>1</text:p>
          </table:table-cell>
          <table:table-cell table:number-columns-repeated="3"/>
          <table:table-cell office:value-type="float" office:value="12.235" calcext:value-type="float">
            <text:p>12.235</text:p>
          </table:table-cell>
          <table:table-cell office:value-type="float" office:value="1.990691" calcext:value-type="float">
            <text:p>1.990691</text:p>
          </table:table-cell>
          <table:table-cell office:value-type="float" office:value="40.49346" calcext:value-type="float">
            <text:p>40.49346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337" calcext:value-type="float">
            <text:p>5.337</text:p>
          </table:table-cell>
          <table:table-cell office:value-type="float" office:value="-16.20719" calcext:value-type="float">
            <text:p>-16.20719</text:p>
          </table:table-cell>
          <table:table-cell office:value-type="float" office:value="50.91269" calcext:value-type="float">
            <text:p>50.91269</text:p>
          </table:table-cell>
          <table:table-cell office:value-type="float" office:value="0.273098" calcext:value-type="float">
            <text:p>0.273098</text:p>
          </table:table-cell>
          <table:table-cell office:value-type="float" office:value="-34.79669" calcext:value-type="float">
            <text:p>-34.79669</text:p>
          </table:table-cell>
          <table:table-cell/>
          <table:table-cell table:formula="of:=SIGN([.AL99])" office:value-type="float" office:value="-1" calcext:value-type="float">
            <text:p>-1</text:p>
          </table:table-cell>
          <table:table-cell table:formula="of:=SIGN([.AM99])" office:value-type="float" office:value="1" calcext:value-type="float">
            <text:p>1</text:p>
          </table:table-cell>
          <table:table-cell table:formula="of:=SIGN([.AN99])" office:value-type="float" office:value="1" calcext:value-type="float">
            <text:p>1</text:p>
          </table:table-cell>
          <table:table-cell table:formula="of:=SIGN([.AO99])" office:value-type="float" office:value="-1" calcext:value-type="float">
            <text:p>-1</text:p>
          </table:table-cell>
          <table:table-cell table:number-columns-repeated="2"/>
          <table:table-cell office:value-type="float" office:value="6.101" calcext:value-type="float">
            <text:p>6.101</text:p>
          </table:table-cell>
          <table:table-cell office:value-type="float" office:value="-46.95098" calcext:value-type="float">
            <text:p>-46.95098</text:p>
          </table:table-cell>
          <table:table-cell office:value-type="float" office:value="-83.59607" calcext:value-type="float">
            <text:p>-83.59607</text:p>
          </table:table-cell>
          <table:table-cell office:value-type="float" office:value="5.146881" calcext:value-type="float">
            <text:p>5.146881</text:p>
          </table:table-cell>
          <table:table-cell office:value-type="float" office:value="-43.87965" calcext:value-type="float">
            <text:p>-43.87965</text:p>
          </table:table-cell>
          <table:table-cell/>
          <table:table-cell table:formula="of:=SIGN([.AX99])" office:value-type="float" office:value="-1" calcext:value-type="float">
            <text:p>-1</text:p>
          </table:table-cell>
          <table:table-cell table:formula="of:=SIGN([.AY99])" office:value-type="float" office:value="-1" calcext:value-type="float">
            <text:p>-1</text:p>
          </table:table-cell>
          <table:table-cell table:formula="of:=SIGN([.AZ99])" office:value-type="float" office:value="1" calcext:value-type="float">
            <text:p>1</text:p>
          </table:table-cell>
          <table:table-cell table:formula="of:=SIGN([.BA99])" office:value-type="float" office:value="-1" calcext:value-type="float">
            <text:p>-1</text:p>
          </table:table-cell>
          <table:table-cell table:number-columns-repeated="3"/>
          <table:table-cell office:value-type="float" office:value="4.697" calcext:value-type="float">
            <text:p>4.697</text:p>
          </table:table-cell>
          <table:table-cell office:value-type="float" office:value="-0.7133579" calcext:value-type="float">
            <text:p>-0.7133579</text:p>
          </table:table-cell>
          <table:table-cell office:value-type="float" office:value="-0.227914" calcext:value-type="float">
            <text:p>-0.2279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471" calcext:value-type="float">
            <text:p>19.471</text:p>
          </table:table-cell>
          <table:table-cell office:value-type="float" office:value="-129.704" calcext:value-type="float">
            <text:p>-129.704</text:p>
          </table:table-cell>
          <table:table-cell office:value-type="float" office:value="128.2349" calcext:value-type="float">
            <text:p>128.2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571" calcext:value-type="float">
            <text:p>10.571</text:p>
          </table:table-cell>
          <table:table-cell office:value-type="float" office:value="-120.876" calcext:value-type="float">
            <text:p>-120.876</text:p>
          </table:table-cell>
          <table:table-cell office:value-type="float" office:value="135.6458" calcext:value-type="float">
            <text:p>135.6458</text:p>
          </table:table-cell>
          <table:table-cell office:value-type="float" office:value="99.03827" calcext:value-type="float">
            <text:p>99.03827</text:p>
          </table:table-cell>
          <table:table-cell office:value-type="float" office:value="96.51985" calcext:value-type="float">
            <text:p>96.51985</text:p>
          </table:table-cell>
          <table:table-cell/>
          <table:table-cell table:formula="of:=([.M100]-[.M101])" office:value-type="float" office:value="-0.0529000000000082" calcext:value-type="float">
            <text:p>-0.0529000000000082</text:p>
          </table:table-cell>
          <table:table-cell table:formula="of:=[.N100]-[.N101]" office:value-type="float" office:value="0.0434999999999945" calcext:value-type="float">
            <text:p>0.0434999999999945</text:p>
          </table:table-cell>
          <table:table-cell table:formula="of:=[.O100]-[.O101]" office:value-type="float" office:value="0.678100000000001" calcext:value-type="float">
            <text:p>0.678100000000001</text:p>
          </table:table-cell>
          <table:table-cell table:formula="of:=[.P100]-[.P101]" office:value-type="float" office:value="0.565350000000009" calcext:value-type="float">
            <text:p>0.565350000000009</text:p>
          </table:table-cell>
          <table:table-cell/>
          <table:table-cell table:formula="of:=SIGN([.R100])" office:value-type="float" office:value="-1" calcext:value-type="float">
            <text:p>-1</text:p>
          </table:table-cell>
          <table:table-cell table:formula="of:=SIGN([.S100])" office:value-type="float" office:value="1" calcext:value-type="float">
            <text:p>1</text:p>
          </table:table-cell>
          <table:table-cell table:formula="of:=SIGN([.T100])" office:value-type="float" office:value="1" calcext:value-type="float">
            <text:p>1</text:p>
          </table:table-cell>
          <table:table-cell table:formula="of:=SIGN([.U100])" office:value-type="float" office:value="1" calcext:value-type="float">
            <text:p>1</text:p>
          </table:table-cell>
          <table:table-cell table:number-columns-repeated="3"/>
          <table:table-cell office:value-type="float" office:value="12.247" calcext:value-type="float">
            <text:p>12.247</text:p>
          </table:table-cell>
          <table:table-cell office:value-type="float" office:value="1.949022" calcext:value-type="float">
            <text:p>1.949022</text:p>
          </table:table-cell>
          <table:table-cell office:value-type="float" office:value="41.87989" calcext:value-type="float">
            <text:p>41.87989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358" calcext:value-type="float">
            <text:p>5.358</text:p>
          </table:table-cell>
          <table:table-cell office:value-type="float" office:value="-15.22845" calcext:value-type="float">
            <text:p>-15.22845</text:p>
          </table:table-cell>
          <table:table-cell office:value-type="float" office:value="47.83811" calcext:value-type="float">
            <text:p>47.83811</text:p>
          </table:table-cell>
          <table:table-cell office:value-type="float" office:value="0.2997439" calcext:value-type="float">
            <text:p>0.2997439</text:p>
          </table:table-cell>
          <table:table-cell office:value-type="float" office:value="-35.42042" calcext:value-type="float">
            <text:p>-35.42042</text:p>
          </table:table-cell>
          <table:table-cell/>
          <table:table-cell table:formula="of:=SIGN([.AL100])" office:value-type="float" office:value="-1" calcext:value-type="float">
            <text:p>-1</text:p>
          </table:table-cell>
          <table:table-cell table:formula="of:=SIGN([.AM100])" office:value-type="float" office:value="1" calcext:value-type="float">
            <text:p>1</text:p>
          </table:table-cell>
          <table:table-cell table:formula="of:=SIGN([.AN100])" office:value-type="float" office:value="1" calcext:value-type="float">
            <text:p>1</text:p>
          </table:table-cell>
          <table:table-cell table:formula="of:=SIGN([.AO100])" office:value-type="float" office:value="-1" calcext:value-type="float">
            <text:p>-1</text:p>
          </table:table-cell>
          <table:table-cell table:number-columns-repeated="2"/>
          <table:table-cell office:value-type="float" office:value="6.123" calcext:value-type="float">
            <text:p>6.123</text:p>
          </table:table-cell>
          <table:table-cell office:value-type="float" office:value="-46.25436" calcext:value-type="float">
            <text:p>-46.25436</text:p>
          </table:table-cell>
          <table:table-cell office:value-type="float" office:value="-83.54302" calcext:value-type="float">
            <text:p>-83.54302</text:p>
          </table:table-cell>
          <table:table-cell office:value-type="float" office:value="5.225178" calcext:value-type="float">
            <text:p>5.225178</text:p>
          </table:table-cell>
          <table:table-cell office:value-type="float" office:value="-45.79441" calcext:value-type="float">
            <text:p>-45.79441</text:p>
          </table:table-cell>
          <table:table-cell/>
          <table:table-cell table:formula="of:=SIGN([.AX100])" office:value-type="float" office:value="-1" calcext:value-type="float">
            <text:p>-1</text:p>
          </table:table-cell>
          <table:table-cell table:formula="of:=SIGN([.AY100])" office:value-type="float" office:value="-1" calcext:value-type="float">
            <text:p>-1</text:p>
          </table:table-cell>
          <table:table-cell table:formula="of:=SIGN([.AZ100])" office:value-type="float" office:value="1" calcext:value-type="float">
            <text:p>1</text:p>
          </table:table-cell>
          <table:table-cell table:formula="of:=SIGN([.BA100])" office:value-type="float" office:value="-1" calcext:value-type="float">
            <text:p>-1</text:p>
          </table:table-cell>
          <table:table-cell table:number-columns-repeated="3"/>
          <table:table-cell office:value-type="float" office:value="4.705" calcext:value-type="float">
            <text:p>4.705</text:p>
          </table:table-cell>
          <table:table-cell office:value-type="float" office:value="-0.9479047" calcext:value-type="float">
            <text:p>-0.9479047</text:p>
          </table:table-cell>
          <table:table-cell office:value-type="float" office:value="-0.2515785" calcext:value-type="float">
            <text:p>-0.25157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494" calcext:value-type="float">
            <text:p>19.494</text:p>
          </table:table-cell>
          <table:table-cell office:value-type="float" office:value="-129.6131" calcext:value-type="float">
            <text:p>-129.6131</text:p>
          </table:table-cell>
          <table:table-cell office:value-type="float" office:value="128.2884" calcext:value-type="float">
            <text:p>128.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582" calcext:value-type="float">
            <text:p>10.582</text:p>
          </table:table-cell>
          <table:table-cell office:value-type="float" office:value="-120.8231" calcext:value-type="float">
            <text:p>-120.8231</text:p>
          </table:table-cell>
          <table:table-cell office:value-type="float" office:value="135.6023" calcext:value-type="float">
            <text:p>135.6023</text:p>
          </table:table-cell>
          <table:table-cell office:value-type="float" office:value="98.36017" calcext:value-type="float">
            <text:p>98.36017</text:p>
          </table:table-cell>
          <table:table-cell office:value-type="float" office:value="95.9545" calcext:value-type="float">
            <text:p>95.9545</text:p>
          </table:table-cell>
          <table:table-cell/>
          <table:table-cell table:formula="of:=([.M101]-[.M102])" office:value-type="float" office:value="-0.0858999999999952" calcext:value-type="float">
            <text:p>-0.0858999999999952</text:p>
          </table:table-cell>
          <table:table-cell table:formula="of:=[.N101]-[.N102]" office:value-type="float" office:value="0.0552000000000135" calcext:value-type="float">
            <text:p>0.0552000000000135</text:p>
          </table:table-cell>
          <table:table-cell table:formula="of:=[.O101]-[.O102]" office:value-type="float" office:value="0.754819999999995" calcext:value-type="float">
            <text:p>0.754819999999995</text:p>
          </table:table-cell>
          <table:table-cell table:formula="of:=[.P101]-[.P102]" office:value-type="float" office:value="0.242059999999995" calcext:value-type="float">
            <text:p>0.242059999999995</text:p>
          </table:table-cell>
          <table:table-cell/>
          <table:table-cell table:formula="of:=SIGN([.R101])" office:value-type="float" office:value="-1" calcext:value-type="float">
            <text:p>-1</text:p>
          </table:table-cell>
          <table:table-cell table:formula="of:=SIGN([.S101])" office:value-type="float" office:value="1" calcext:value-type="float">
            <text:p>1</text:p>
          </table:table-cell>
          <table:table-cell table:formula="of:=SIGN([.T101])" office:value-type="float" office:value="1" calcext:value-type="float">
            <text:p>1</text:p>
          </table:table-cell>
          <table:table-cell table:formula="of:=SIGN([.U101])" office:value-type="float" office:value="1" calcext:value-type="float">
            <text:p>1</text:p>
          </table:table-cell>
          <table:table-cell table:number-columns-repeated="3"/>
          <table:table-cell office:value-type="float" office:value="12.408" calcext:value-type="float">
            <text:p>12.408</text:p>
          </table:table-cell>
          <table:table-cell office:value-type="float" office:value="1.69116" calcext:value-type="float">
            <text:p>1.69116</text:p>
          </table:table-cell>
          <table:table-cell office:value-type="float" office:value="53.65654" calcext:value-type="float">
            <text:p>53.65654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369" calcext:value-type="float">
            <text:p>5.369</text:p>
          </table:table-cell>
          <table:table-cell office:value-type="float" office:value="-14.89646" calcext:value-type="float">
            <text:p>-14.89646</text:p>
          </table:table-cell>
          <table:table-cell office:value-type="float" office:value="46.79523" calcext:value-type="float">
            <text:p>46.79523</text:p>
          </table:table-cell>
          <table:table-cell office:value-type="float" office:value="0.3036997" calcext:value-type="float">
            <text:p>0.3036997</text:p>
          </table:table-cell>
          <table:table-cell office:value-type="float" office:value="-35.70666" calcext:value-type="float">
            <text:p>-35.70666</text:p>
          </table:table-cell>
          <table:table-cell/>
          <table:table-cell table:formula="of:=SIGN([.AL101])" office:value-type="float" office:value="-1" calcext:value-type="float">
            <text:p>-1</text:p>
          </table:table-cell>
          <table:table-cell table:formula="of:=SIGN([.AM101])" office:value-type="float" office:value="1" calcext:value-type="float">
            <text:p>1</text:p>
          </table:table-cell>
          <table:table-cell table:formula="of:=SIGN([.AN101])" office:value-type="float" office:value="1" calcext:value-type="float">
            <text:p>1</text:p>
          </table:table-cell>
          <table:table-cell table:formula="of:=SIGN([.AO101])" office:value-type="float" office:value="-1" calcext:value-type="float">
            <text:p>-1</text:p>
          </table:table-cell>
          <table:table-cell table:number-columns-repeated="2"/>
          <table:table-cell office:value-type="float" office:value="6.134" calcext:value-type="float">
            <text:p>6.134</text:p>
          </table:table-cell>
          <table:table-cell office:value-type="float" office:value="-45.60189" calcext:value-type="float">
            <text:p>-45.60189</text:p>
          </table:table-cell>
          <table:table-cell office:value-type="float" office:value="-83.48527" calcext:value-type="float">
            <text:p>-83.48527</text:p>
          </table:table-cell>
          <table:table-cell office:value-type="float" office:value="5.355715" calcext:value-type="float">
            <text:p>5.355715</text:p>
          </table:table-cell>
          <table:table-cell office:value-type="float" office:value="-47.32409" calcext:value-type="float">
            <text:p>-47.32409</text:p>
          </table:table-cell>
          <table:table-cell/>
          <table:table-cell table:formula="of:=SIGN([.AX101])" office:value-type="float" office:value="-1" calcext:value-type="float">
            <text:p>-1</text:p>
          </table:table-cell>
          <table:table-cell table:formula="of:=SIGN([.AY101])" office:value-type="float" office:value="-1" calcext:value-type="float">
            <text:p>-1</text:p>
          </table:table-cell>
          <table:table-cell table:formula="of:=SIGN([.AZ101])" office:value-type="float" office:value="1" calcext:value-type="float">
            <text:p>1</text:p>
          </table:table-cell>
          <table:table-cell table:formula="of:=SIGN([.BA101])" office:value-type="float" office:value="-1" calcext:value-type="float">
            <text:p>-1</text:p>
          </table:table-cell>
          <table:table-cell table:number-columns-repeated="3"/>
          <table:table-cell office:value-type="float" office:value="4.713" calcext:value-type="float">
            <text:p>4.713</text:p>
          </table:table-cell>
          <table:table-cell office:value-type="float" office:value="-0.8169911" calcext:value-type="float">
            <text:p>-0.8169911</text:p>
          </table:table-cell>
          <table:table-cell office:value-type="float" office:value="-0.3640685" calcext:value-type="float">
            <text:p>-0.3640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517" calcext:value-type="float">
            <text:p>19.517</text:p>
          </table:table-cell>
          <table:table-cell office:value-type="float" office:value="-129.7376" calcext:value-type="float">
            <text:p>-129.7376</text:p>
          </table:table-cell>
          <table:table-cell office:value-type="float" office:value="128.2164" calcext:value-type="float">
            <text:p>128.2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595" calcext:value-type="float">
            <text:p>10.595</text:p>
          </table:table-cell>
          <table:table-cell office:value-type="float" office:value="-120.7372" calcext:value-type="float">
            <text:p>-120.7372</text:p>
          </table:table-cell>
          <table:table-cell office:value-type="float" office:value="135.5471" calcext:value-type="float">
            <text:p>135.5471</text:p>
          </table:table-cell>
          <table:table-cell office:value-type="float" office:value="97.60535" calcext:value-type="float">
            <text:p>97.60535</text:p>
          </table:table-cell>
          <table:table-cell office:value-type="float" office:value="95.71244" calcext:value-type="float">
            <text:p>95.71244</text:p>
          </table:table-cell>
          <table:table-cell/>
          <table:table-cell table:formula="of:=([.M102]-[.M103])" office:value-type="float" office:value="-0.125100000000003" calcext:value-type="float">
            <text:p>-0.125100000000003</text:p>
          </table:table-cell>
          <table:table-cell table:formula="of:=[.N102]-[.N103]" office:value-type="float" office:value="0.0748000000000104" calcext:value-type="float">
            <text:p>0.0748000000000104</text:p>
          </table:table-cell>
          <table:table-cell table:formula="of:=[.O102]-[.O103]" office:value-type="float" office:value="1.01475000000001" calcext:value-type="float">
            <text:p>1.01475000000001</text:p>
          </table:table-cell>
          <table:table-cell table:formula="of:=[.P102]-[.P103]" office:value-type="float" office:value="-0.0221599999999995" calcext:value-type="float">
            <text:p>-0.0221599999999995</text:p>
          </table:table-cell>
          <table:table-cell/>
          <table:table-cell table:formula="of:=SIGN([.R102])" office:value-type="float" office:value="-1" calcext:value-type="float">
            <text:p>-1</text:p>
          </table:table-cell>
          <table:table-cell table:formula="of:=SIGN([.S102])" office:value-type="float" office:value="1" calcext:value-type="float">
            <text:p>1</text:p>
          </table:table-cell>
          <table:table-cell table:formula="of:=SIGN([.T102])" office:value-type="float" office:value="1" calcext:value-type="float">
            <text:p>1</text:p>
          </table:table-cell>
          <table:table-cell table:formula="of:=SIGN([.U102])" office:value-type="float" office:value="-1" calcext:value-type="float">
            <text:p>-1</text:p>
          </table:table-cell>
          <table:table-cell table:number-columns-repeated="3"/>
          <table:table-cell office:value-type="float" office:value="12.42" calcext:value-type="float">
            <text:p>12.42</text:p>
          </table:table-cell>
          <table:table-cell office:value-type="float" office:value="1.728426" calcext:value-type="float">
            <text:p>1.728426</text:p>
          </table:table-cell>
          <table:table-cell office:value-type="float" office:value="54.3784" calcext:value-type="float">
            <text:p>54.3784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38" calcext:value-type="float">
            <text:p>5.38</text:p>
          </table:table-cell>
          <table:table-cell office:value-type="float" office:value="-14.5571" calcext:value-type="float">
            <text:p>-14.5571</text:p>
          </table:table-cell>
          <table:table-cell office:value-type="float" office:value="45.72917" calcext:value-type="float">
            <text:p>45.72917</text:p>
          </table:table-cell>
          <table:table-cell office:value-type="float" office:value="0.3039363" calcext:value-type="float">
            <text:p>0.3039363</text:p>
          </table:table-cell>
          <table:table-cell office:value-type="float" office:value="-35.90626" calcext:value-type="float">
            <text:p>-35.90626</text:p>
          </table:table-cell>
          <table:table-cell/>
          <table:table-cell table:formula="of:=SIGN([.AL102])" office:value-type="float" office:value="-1" calcext:value-type="float">
            <text:p>-1</text:p>
          </table:table-cell>
          <table:table-cell table:formula="of:=SIGN([.AM102])" office:value-type="float" office:value="1" calcext:value-type="float">
            <text:p>1</text:p>
          </table:table-cell>
          <table:table-cell table:formula="of:=SIGN([.AN102])" office:value-type="float" office:value="1" calcext:value-type="float">
            <text:p>1</text:p>
          </table:table-cell>
          <table:table-cell table:formula="of:=SIGN([.AO102])" office:value-type="float" office:value="-1" calcext:value-type="float">
            <text:p>-1</text:p>
          </table:table-cell>
          <table:table-cell table:number-columns-repeated="2"/>
          <table:table-cell office:value-type="float" office:value="6.145" calcext:value-type="float">
            <text:p>6.145</text:p>
          </table:table-cell>
          <table:table-cell office:value-type="float" office:value="-45.1159" calcext:value-type="float">
            <text:p>-45.1159</text:p>
          </table:table-cell>
          <table:table-cell office:value-type="float" office:value="-83.43734" calcext:value-type="float">
            <text:p>-83.43734</text:p>
          </table:table-cell>
          <table:table-cell office:value-type="float" office:value="5.485454" calcext:value-type="float">
            <text:p>5.485454</text:p>
          </table:table-cell>
          <table:table-cell office:value-type="float" office:value="-48.35866" calcext:value-type="float">
            <text:p>-48.35866</text:p>
          </table:table-cell>
          <table:table-cell/>
          <table:table-cell table:formula="of:=SIGN([.AX102])" office:value-type="float" office:value="-1" calcext:value-type="float">
            <text:p>-1</text:p>
          </table:table-cell>
          <table:table-cell table:formula="of:=SIGN([.AY102])" office:value-type="float" office:value="-1" calcext:value-type="float">
            <text:p>-1</text:p>
          </table:table-cell>
          <table:table-cell table:formula="of:=SIGN([.AZ102])" office:value-type="float" office:value="1" calcext:value-type="float">
            <text:p>1</text:p>
          </table:table-cell>
          <table:table-cell table:formula="of:=SIGN([.BA102])" office:value-type="float" office:value="-1" calcext:value-type="float">
            <text:p>-1</text:p>
          </table:table-cell>
          <table:table-cell table:number-columns-repeated="3"/>
          <table:table-cell office:value-type="float" office:value="4.721" calcext:value-type="float">
            <text:p>4.721</text:p>
          </table:table-cell>
          <table:table-cell office:value-type="float" office:value="-0.6115375" calcext:value-type="float">
            <text:p>-0.6115375</text:p>
          </table:table-cell>
          <table:table-cell office:value-type="float" office:value="-0.04368048" calcext:value-type="float">
            <text:p>-0.043680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542" calcext:value-type="float">
            <text:p>19.542</text:p>
          </table:table-cell>
          <table:table-cell office:value-type="float" office:value="-129.6472" calcext:value-type="float">
            <text:p>-129.6472</text:p>
          </table:table-cell>
          <table:table-cell office:value-type="float" office:value="128.2699" calcext:value-type="float">
            <text:p>128.26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608" calcext:value-type="float">
            <text:p>10.608</text:p>
          </table:table-cell>
          <table:table-cell office:value-type="float" office:value="-120.6121" calcext:value-type="float">
            <text:p>-120.6121</text:p>
          </table:table-cell>
          <table:table-cell office:value-type="float" office:value="135.4723" calcext:value-type="float">
            <text:p>135.4723</text:p>
          </table:table-cell>
          <table:table-cell office:value-type="float" office:value="96.5906" calcext:value-type="float">
            <text:p>96.5906</text:p>
          </table:table-cell>
          <table:table-cell office:value-type="float" office:value="95.7346" calcext:value-type="float">
            <text:p>95.7346</text:p>
          </table:table-cell>
          <table:table-cell/>
          <table:table-cell table:formula="of:=([.M103]-[.M104])" office:value-type="float" office:value="-0.128900000000002" calcext:value-type="float">
            <text:p>-0.128900000000002</text:p>
          </table:table-cell>
          <table:table-cell table:formula="of:=[.N103]-[.N104]" office:value-type="float" office:value="0.0746000000000038" calcext:value-type="float">
            <text:p>0.0746000000000038</text:p>
          </table:table-cell>
          <table:table-cell table:formula="of:=[.O103]-[.O104]" office:value-type="float" office:value="1.47766" calcext:value-type="float">
            <text:p>1.47766</text:p>
          </table:table-cell>
          <table:table-cell table:formula="of:=[.P103]-[.P104]" office:value-type="float" office:value="0.102270000000004" calcext:value-type="float">
            <text:p>0.102270000000004</text:p>
          </table:table-cell>
          <table:table-cell/>
          <table:table-cell table:formula="of:=SIGN([.R103])" office:value-type="float" office:value="-1" calcext:value-type="float">
            <text:p>-1</text:p>
          </table:table-cell>
          <table:table-cell table:formula="of:=SIGN([.S103])" office:value-type="float" office:value="1" calcext:value-type="float">
            <text:p>1</text:p>
          </table:table-cell>
          <table:table-cell table:formula="of:=SIGN([.T103])" office:value-type="float" office:value="1" calcext:value-type="float">
            <text:p>1</text:p>
          </table:table-cell>
          <table:table-cell table:formula="of:=SIGN([.U103])" office:value-type="float" office:value="1" calcext:value-type="float">
            <text:p>1</text:p>
          </table:table-cell>
          <table:table-cell table:number-columns-repeated="3"/>
          <table:table-cell office:value-type="float" office:value="12.431" calcext:value-type="float">
            <text:p>12.431</text:p>
          </table:table-cell>
          <table:table-cell office:value-type="float" office:value="1.775116" calcext:value-type="float">
            <text:p>1.775116</text:p>
          </table:table-cell>
          <table:table-cell office:value-type="float" office:value="55.04045" calcext:value-type="float">
            <text:p>55.04045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391" calcext:value-type="float">
            <text:p>5.391</text:p>
          </table:table-cell>
          <table:table-cell office:value-type="float" office:value="-14.23977" calcext:value-type="float">
            <text:p>-14.23977</text:p>
          </table:table-cell>
          <table:table-cell office:value-type="float" office:value="44.7323" calcext:value-type="float">
            <text:p>44.7323</text:p>
          </table:table-cell>
          <table:table-cell office:value-type="float" office:value="0.3050771" calcext:value-type="float">
            <text:p>0.3050771</text:p>
          </table:table-cell>
          <table:table-cell office:value-type="float" office:value="-36.12319" calcext:value-type="float">
            <text:p>-36.12319</text:p>
          </table:table-cell>
          <table:table-cell/>
          <table:table-cell table:formula="of:=SIGN([.AL103])" office:value-type="float" office:value="-1" calcext:value-type="float">
            <text:p>-1</text:p>
          </table:table-cell>
          <table:table-cell table:formula="of:=SIGN([.AM103])" office:value-type="float" office:value="1" calcext:value-type="float">
            <text:p>1</text:p>
          </table:table-cell>
          <table:table-cell table:formula="of:=SIGN([.AN103])" office:value-type="float" office:value="1" calcext:value-type="float">
            <text:p>1</text:p>
          </table:table-cell>
          <table:table-cell table:formula="of:=SIGN([.AO103])" office:value-type="float" office:value="-1" calcext:value-type="float">
            <text:p>-1</text:p>
          </table:table-cell>
          <table:table-cell table:number-columns-repeated="2"/>
          <table:table-cell office:value-type="float" office:value="6.157" calcext:value-type="float">
            <text:p>6.157</text:p>
          </table:table-cell>
          <table:table-cell office:value-type="float" office:value="-44.60142" calcext:value-type="float">
            <text:p>-44.60142</text:p>
          </table:table-cell>
          <table:table-cell office:value-type="float" office:value="-83.38401" calcext:value-type="float">
            <text:p>-83.38401</text:p>
          </table:table-cell>
          <table:table-cell office:value-type="float" office:value="5.381842" calcext:value-type="float">
            <text:p>5.381842</text:p>
          </table:table-cell>
          <table:table-cell office:value-type="float" office:value="-48.95543" calcext:value-type="float">
            <text:p>-48.95543</text:p>
          </table:table-cell>
          <table:table-cell/>
          <table:table-cell table:formula="of:=SIGN([.AX103])" office:value-type="float" office:value="-1" calcext:value-type="float">
            <text:p>-1</text:p>
          </table:table-cell>
          <table:table-cell table:formula="of:=SIGN([.AY103])" office:value-type="float" office:value="-1" calcext:value-type="float">
            <text:p>-1</text:p>
          </table:table-cell>
          <table:table-cell table:formula="of:=SIGN([.AZ103])" office:value-type="float" office:value="1" calcext:value-type="float">
            <text:p>1</text:p>
          </table:table-cell>
          <table:table-cell table:formula="of:=SIGN([.BA103])" office:value-type="float" office:value="-1" calcext:value-type="float">
            <text:p>-1</text:p>
          </table:table-cell>
          <table:table-cell table:number-columns-repeated="3"/>
          <table:table-cell office:value-type="float" office:value="4.73" calcext:value-type="float">
            <text:p>4.73</text:p>
          </table:table-cell>
          <table:table-cell office:value-type="float" office:value="-0.9552664" calcext:value-type="float">
            <text:p>-0.9552664</text:p>
          </table:table-cell>
          <table:table-cell office:value-type="float" office:value="-0.2591795" calcext:value-type="float">
            <text:p>-0.25917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565" calcext:value-type="float">
            <text:p>19.565</text:p>
          </table:table-cell>
          <table:table-cell office:value-type="float" office:value="-129.5946" calcext:value-type="float">
            <text:p>-129.5946</text:p>
          </table:table-cell>
          <table:table-cell office:value-type="float" office:value="128.3163" calcext:value-type="float">
            <text:p>128.3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619" calcext:value-type="float">
            <text:p>10.619</text:p>
          </table:table-cell>
          <table:table-cell office:value-type="float" office:value="-120.4832" calcext:value-type="float">
            <text:p>-120.4832</text:p>
          </table:table-cell>
          <table:table-cell office:value-type="float" office:value="135.3977" calcext:value-type="float">
            <text:p>135.3977</text:p>
          </table:table-cell>
          <table:table-cell office:value-type="float" office:value="95.11294" calcext:value-type="float">
            <text:p>95.11294</text:p>
          </table:table-cell>
          <table:table-cell office:value-type="float" office:value="95.63233" calcext:value-type="float">
            <text:p>95.63233</text:p>
          </table:table-cell>
          <table:table-cell/>
          <table:table-cell table:formula="of:=([.M104]-[.M105])" office:value-type="float" office:value="-0.100499999999997" calcext:value-type="float">
            <text:p>-0.100499999999997</text:p>
          </table:table-cell>
          <table:table-cell table:formula="of:=[.N104]-[.N105]" office:value-type="float" office:value="0.0617999999999768" calcext:value-type="float">
            <text:p>0.0617999999999768</text:p>
          </table:table-cell>
          <table:table-cell table:formula="of:=[.O104]-[.O105]" office:value-type="float" office:value="0.883739999999989" calcext:value-type="float">
            <text:p>0.883739999999989</text:p>
          </table:table-cell>
          <table:table-cell table:formula="of:=[.P104]-[.P105]" office:value-type="float" office:value="0.0873100000000022" calcext:value-type="float">
            <text:p>0.0873100000000022</text:p>
          </table:table-cell>
          <table:table-cell/>
          <table:table-cell table:formula="of:=SIGN([.R104])" office:value-type="float" office:value="-1" calcext:value-type="float">
            <text:p>-1</text:p>
          </table:table-cell>
          <table:table-cell table:formula="of:=SIGN([.S104])" office:value-type="float" office:value="1" calcext:value-type="float">
            <text:p>1</text:p>
          </table:table-cell>
          <table:table-cell table:formula="of:=SIGN([.T104])" office:value-type="float" office:value="1" calcext:value-type="float">
            <text:p>1</text:p>
          </table:table-cell>
          <table:table-cell table:formula="of:=SIGN([.U104])" office:value-type="float" office:value="1" calcext:value-type="float">
            <text:p>1</text:p>
          </table:table-cell>
          <table:table-cell table:number-columns-repeated="3"/>
          <table:table-cell office:value-type="float" office:value="12.442" calcext:value-type="float">
            <text:p>12.442</text:p>
          </table:table-cell>
          <table:table-cell office:value-type="float" office:value="1.838169" calcext:value-type="float">
            <text:p>1.838169</text:p>
          </table:table-cell>
          <table:table-cell office:value-type="float" office:value="55.66782" calcext:value-type="float">
            <text:p>55.66782</text:p>
          </table:table-cell>
          <table:table-cell office:value-type="float" office:value="28.47699" calcext:value-type="float">
            <text:p>28.47699</text:p>
          </table:table-cell>
          <table:table-cell office:value-type="float" office:value="106.815" calcext:value-type="float">
            <text:p>106.815</text:p>
          </table:table-cell>
          <table:table-cell table:number-columns-repeated="2"/>
          <table:table-cell office:value-type="float" office:value="5.403" calcext:value-type="float">
            <text:p>5.403</text:p>
          </table:table-cell>
          <table:table-cell office:value-type="float" office:value="-13.90096" calcext:value-type="float">
            <text:p>-13.90096</text:p>
          </table:table-cell>
          <table:table-cell office:value-type="float" office:value="43.66799" calcext:value-type="float">
            <text:p>43.66799</text:p>
          </table:table-cell>
          <table:table-cell office:value-type="float" office:value="0.3098243" calcext:value-type="float">
            <text:p>0.3098243</text:p>
          </table:table-cell>
          <table:table-cell office:value-type="float" office:value="-36.22713" calcext:value-type="float">
            <text:p>-36.22713</text:p>
          </table:table-cell>
          <table:table-cell/>
          <table:table-cell table:formula="of:=SIGN([.AL104])" office:value-type="float" office:value="-1" calcext:value-type="float">
            <text:p>-1</text:p>
          </table:table-cell>
          <table:table-cell table:formula="of:=SIGN([.AM104])" office:value-type="float" office:value="1" calcext:value-type="float">
            <text:p>1</text:p>
          </table:table-cell>
          <table:table-cell table:formula="of:=SIGN([.AN104])" office:value-type="float" office:value="1" calcext:value-type="float">
            <text:p>1</text:p>
          </table:table-cell>
          <table:table-cell table:formula="of:=SIGN([.AO104])" office:value-type="float" office:value="-1" calcext:value-type="float">
            <text:p>-1</text:p>
          </table:table-cell>
          <table:table-cell table:number-columns-repeated="2"/>
          <table:table-cell office:value-type="float" office:value="6.168" calcext:value-type="float">
            <text:p>6.168</text:p>
          </table:table-cell>
          <table:table-cell office:value-type="float" office:value="-44.09788" calcext:value-type="float">
            <text:p>-44.09788</text:p>
          </table:table-cell>
          <table:table-cell office:value-type="float" office:value="-83.33508" calcext:value-type="float">
            <text:p>-83.33508</text:p>
          </table:table-cell>
          <table:table-cell office:value-type="float" office:value="5.289776" calcext:value-type="float">
            <text:p>5.289776</text:p>
          </table:table-cell>
          <table:table-cell office:value-type="float" office:value="-50.02073" calcext:value-type="float">
            <text:p>-50.02073</text:p>
          </table:table-cell>
          <table:table-cell/>
          <table:table-cell table:formula="of:=SIGN([.AX104])" office:value-type="float" office:value="-1" calcext:value-type="float">
            <text:p>-1</text:p>
          </table:table-cell>
          <table:table-cell table:formula="of:=SIGN([.AY104])" office:value-type="float" office:value="-1" calcext:value-type="float">
            <text:p>-1</text:p>
          </table:table-cell>
          <table:table-cell table:formula="of:=SIGN([.AZ104])" office:value-type="float" office:value="1" calcext:value-type="float">
            <text:p>1</text:p>
          </table:table-cell>
          <table:table-cell table:formula="of:=SIGN([.BA104])" office:value-type="float" office:value="-1" calcext:value-type="float">
            <text:p>-1</text:p>
          </table:table-cell>
          <table:table-cell table:number-columns-repeated="3"/>
          <table:table-cell office:value-type="float" office:value="4.738" calcext:value-type="float">
            <text:p>4.738</text:p>
          </table:table-cell>
          <table:table-cell office:value-type="float" office:value="-0.825229" calcext:value-type="float">
            <text:p>-0.825229</text:p>
          </table:table-cell>
          <table:table-cell office:value-type="float" office:value="-0.3280089" calcext:value-type="float">
            <text:p>-0.32800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586" calcext:value-type="float">
            <text:p>19.586</text:p>
          </table:table-cell>
          <table:table-cell office:value-type="float" office:value="-129.5679" calcext:value-type="float">
            <text:p>-129.5679</text:p>
          </table:table-cell>
          <table:table-cell office:value-type="float" office:value="128.3334" calcext:value-type="float">
            <text:p>128.3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63" calcext:value-type="float">
            <text:p>10.63</text:p>
          </table:table-cell>
          <table:table-cell office:value-type="float" office:value="-120.3827" calcext:value-type="float">
            <text:p>-120.3827</text:p>
          </table:table-cell>
          <table:table-cell office:value-type="float" office:value="135.3359" calcext:value-type="float">
            <text:p>135.3359</text:p>
          </table:table-cell>
          <table:table-cell office:value-type="float" office:value="94.2292" calcext:value-type="float">
            <text:p>94.2292</text:p>
          </table:table-cell>
          <table:table-cell office:value-type="float" office:value="95.54502" calcext:value-type="float">
            <text:p>95.54502</text:p>
          </table:table-cell>
          <table:table-cell/>
          <table:table-cell table:formula="of:=([.M105]-[.M106])" office:value-type="float" office:value="-0.148300000000006" calcext:value-type="float">
            <text:p>-0.148300000000006</text:p>
          </table:table-cell>
          <table:table-cell table:formula="of:=[.N105]-[.N106]" office:value-type="float" office:value="0.0814000000000021" calcext:value-type="float">
            <text:p>0.0814000000000021</text:p>
          </table:table-cell>
          <table:table-cell table:formula="of:=[.O105]-[.O106]" office:value-type="float" office:value="0.917050000000003" calcext:value-type="float">
            <text:p>0.917050000000003</text:p>
          </table:table-cell>
          <table:table-cell table:formula="of:=[.P105]-[.P106]" office:value-type="float" office:value="-0.181850000000011" calcext:value-type="float">
            <text:p>-0.181850000000011</text:p>
          </table:table-cell>
          <table:table-cell/>
          <table:table-cell table:formula="of:=SIGN([.R105])" office:value-type="float" office:value="-1" calcext:value-type="float">
            <text:p>-1</text:p>
          </table:table-cell>
          <table:table-cell table:formula="of:=SIGN([.S105])" office:value-type="float" office:value="1" calcext:value-type="float">
            <text:p>1</text:p>
          </table:table-cell>
          <table:table-cell table:formula="of:=SIGN([.T105])" office:value-type="float" office:value="1" calcext:value-type="float">
            <text:p>1</text:p>
          </table:table-cell>
          <table:table-cell table:formula="of:=SIGN([.U105])" office:value-type="float" office:value="-1" calcext:value-type="float">
            <text:p>-1</text:p>
          </table:table-cell>
          <table:table-cell table:number-columns-repeated="3"/>
          <table:table-cell office:value-type="float" office:value="12.453" calcext:value-type="float">
            <text:p>12.453</text:p>
          </table:table-cell>
          <table:table-cell office:value-type="float" office:value="1.908054" calcext:value-type="float">
            <text:p>1.908054</text:p>
          </table:table-cell>
          <table:table-cell office:value-type="float" office:value="56.242" calcext:value-type="float">
            <text:p>56.242</text:p>
          </table:table-cell>
          <table:table-cell office:value-type="float" office:value="28.48126" calcext:value-type="float">
            <text:p>28.48126</text:p>
          </table:table-cell>
          <table:table-cell office:value-type="float" office:value="106.8035" calcext:value-type="float">
            <text:p>106.8035</text:p>
          </table:table-cell>
          <table:table-cell table:number-columns-repeated="2"/>
          <table:table-cell office:value-type="float" office:value="5.415" calcext:value-type="float">
            <text:p>5.415</text:p>
          </table:table-cell>
          <table:table-cell office:value-type="float" office:value="-13.58414" calcext:value-type="float">
            <text:p>-13.58414</text:p>
          </table:table-cell>
          <table:table-cell office:value-type="float" office:value="42.67274" calcext:value-type="float">
            <text:p>42.67274</text:p>
          </table:table-cell>
          <table:table-cell office:value-type="float" office:value="0.3160439" calcext:value-type="float">
            <text:p>0.3160439</text:p>
          </table:table-cell>
          <table:table-cell office:value-type="float" office:value="-36.54799" calcext:value-type="float">
            <text:p>-36.54799</text:p>
          </table:table-cell>
          <table:table-cell/>
          <table:table-cell table:formula="of:=SIGN([.AL105])" office:value-type="float" office:value="-1" calcext:value-type="float">
            <text:p>-1</text:p>
          </table:table-cell>
          <table:table-cell table:formula="of:=SIGN([.AM105])" office:value-type="float" office:value="1" calcext:value-type="float">
            <text:p>1</text:p>
          </table:table-cell>
          <table:table-cell table:formula="of:=SIGN([.AN105])" office:value-type="float" office:value="1" calcext:value-type="float">
            <text:p>1</text:p>
          </table:table-cell>
          <table:table-cell table:formula="of:=SIGN([.AO105])" office:value-type="float" office:value="-1" calcext:value-type="float">
            <text:p>-1</text:p>
          </table:table-cell>
          <table:table-cell table:number-columns-repeated="2"/>
          <table:table-cell office:value-type="float" office:value="6.329" calcext:value-type="float">
            <text:p>6.329</text:p>
          </table:table-cell>
          <table:table-cell office:value-type="float" office:value="-34.75168" calcext:value-type="float">
            <text:p>-34.75168</text:p>
          </table:table-cell>
          <table:table-cell office:value-type="float" office:value="-81.94503" calcext:value-type="float">
            <text:p>-81.94503</text:p>
          </table:table-cell>
          <table:table-cell office:value-type="float" office:value="5.956687" calcext:value-type="float">
            <text:p>5.956687</text:p>
          </table:table-cell>
          <table:table-cell office:value-type="float" office:value="-58.93368" calcext:value-type="float">
            <text:p>-58.93368</text:p>
          </table:table-cell>
          <table:table-cell/>
          <table:table-cell table:formula="of:=SIGN([.AX105])" office:value-type="float" office:value="-1" calcext:value-type="float">
            <text:p>-1</text:p>
          </table:table-cell>
          <table:table-cell table:formula="of:=SIGN([.AY105])" office:value-type="float" office:value="-1" calcext:value-type="float">
            <text:p>-1</text:p>
          </table:table-cell>
          <table:table-cell table:formula="of:=SIGN([.AZ105])" office:value-type="float" office:value="1" calcext:value-type="float">
            <text:p>1</text:p>
          </table:table-cell>
          <table:table-cell table:formula="of:=SIGN([.BA105])" office:value-type="float" office:value="-1" calcext:value-type="float">
            <text:p>-1</text:p>
          </table:table-cell>
          <table:table-cell table:number-columns-repeated="3"/>
          <table:table-cell office:value-type="float" office:value="4.746" calcext:value-type="float">
            <text:p>4.746</text:p>
          </table:table-cell>
          <table:table-cell office:value-type="float" office:value="-0.6183064" calcext:value-type="float">
            <text:p>-0.6183064</text:p>
          </table:table-cell>
          <table:table-cell office:value-type="float" office:value="-0.05253268" calcext:value-type="float">
            <text:p>-0.052532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609" calcext:value-type="float">
            <text:p>19.609</text:p>
          </table:table-cell>
          <table:table-cell office:value-type="float" office:value="-129.5439" calcext:value-type="float">
            <text:p>-129.5439</text:p>
          </table:table-cell>
          <table:table-cell office:value-type="float" office:value="128.354" calcext:value-type="float">
            <text:p>128.3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641" calcext:value-type="float">
            <text:p>10.641</text:p>
          </table:table-cell>
          <table:table-cell office:value-type="float" office:value="-120.2344" calcext:value-type="float">
            <text:p>-120.2344</text:p>
          </table:table-cell>
          <table:table-cell office:value-type="float" office:value="135.2545" calcext:value-type="float">
            <text:p>135.2545</text:p>
          </table:table-cell>
          <table:table-cell office:value-type="float" office:value="93.31215" calcext:value-type="float">
            <text:p>93.31215</text:p>
          </table:table-cell>
          <table:table-cell office:value-type="float" office:value="95.72687" calcext:value-type="float">
            <text:p>95.72687</text:p>
          </table:table-cell>
          <table:table-cell/>
          <table:table-cell table:formula="of:=([.M106]-[.M107])" office:value-type="float" office:value="-0.16579999999999" calcext:value-type="float">
            <text:p>-0.16579999999999</text:p>
          </table:table-cell>
          <table:table-cell table:formula="of:=[.N106]-[.N107]" office:value-type="float" office:value="0.0889999999999986" calcext:value-type="float">
            <text:p>0.0889999999999986</text:p>
          </table:table-cell>
          <table:table-cell table:formula="of:=[.O106]-[.O107]" office:value-type="float" office:value="0.93186" calcext:value-type="float">
            <text:p>0.93186</text:p>
          </table:table-cell>
          <table:table-cell table:formula="of:=[.P106]-[.P107]" office:value-type="float" office:value="-0.276599999999988" calcext:value-type="float">
            <text:p>-0.276599999999988</text:p>
          </table:table-cell>
          <table:table-cell/>
          <table:table-cell table:formula="of:=SIGN([.R106])" office:value-type="float" office:value="-1" calcext:value-type="float">
            <text:p>-1</text:p>
          </table:table-cell>
          <table:table-cell table:formula="of:=SIGN([.S106])" office:value-type="float" office:value="1" calcext:value-type="float">
            <text:p>1</text:p>
          </table:table-cell>
          <table:table-cell table:formula="of:=SIGN([.T106])" office:value-type="float" office:value="1" calcext:value-type="float">
            <text:p>1</text:p>
          </table:table-cell>
          <table:table-cell table:formula="of:=SIGN([.U106])" office:value-type="float" office:value="-1" calcext:value-type="float">
            <text:p>-1</text:p>
          </table:table-cell>
          <table:table-cell table:number-columns-repeated="3"/>
          <table:table-cell office:value-type="float" office:value="12.466" calcext:value-type="float">
            <text:p>12.466</text:p>
          </table:table-cell>
          <table:table-cell office:value-type="float" office:value="1.957162" calcext:value-type="float">
            <text:p>1.957162</text:p>
          </table:table-cell>
          <table:table-cell office:value-type="float" office:value="56.65764" calcext:value-type="float">
            <text:p>56.65764</text:p>
          </table:table-cell>
          <table:table-cell office:value-type="float" office:value="28.46254" calcext:value-type="float">
            <text:p>28.46254</text:p>
          </table:table-cell>
          <table:table-cell office:value-type="float" office:value="106.7834" calcext:value-type="float">
            <text:p>106.7834</text:p>
          </table:table-cell>
          <table:table-cell table:number-columns-repeated="2"/>
          <table:table-cell office:value-type="float" office:value="5.427" calcext:value-type="float">
            <text:p>5.427</text:p>
          </table:table-cell>
          <table:table-cell office:value-type="float" office:value="-13.24813" calcext:value-type="float">
            <text:p>-13.24813</text:p>
          </table:table-cell>
          <table:table-cell office:value-type="float" office:value="41.6172" calcext:value-type="float">
            <text:p>41.6172</text:p>
          </table:table-cell>
          <table:table-cell office:value-type="float" office:value="0.3316175" calcext:value-type="float">
            <text:p>0.3316175</text:p>
          </table:table-cell>
          <table:table-cell office:value-type="float" office:value="-36.87711" calcext:value-type="float">
            <text:p>-36.87711</text:p>
          </table:table-cell>
          <table:table-cell/>
          <table:table-cell table:formula="of:=SIGN([.AL106])" office:value-type="float" office:value="-1" calcext:value-type="float">
            <text:p>-1</text:p>
          </table:table-cell>
          <table:table-cell table:formula="of:=SIGN([.AM106])" office:value-type="float" office:value="1" calcext:value-type="float">
            <text:p>1</text:p>
          </table:table-cell>
          <table:table-cell table:formula="of:=SIGN([.AN106])" office:value-type="float" office:value="1" calcext:value-type="float">
            <text:p>1</text:p>
          </table:table-cell>
          <table:table-cell table:formula="of:=SIGN([.AO106])" office:value-type="float" office:value="-1" calcext:value-type="float">
            <text:p>-1</text:p>
          </table:table-cell>
          <table:table-cell table:number-columns-repeated="2"/>
          <table:table-cell office:value-type="float" office:value="6.34" calcext:value-type="float">
            <text:p>6.34</text:p>
          </table:table-cell>
          <table:table-cell office:value-type="float" office:value="-33.98985" calcext:value-type="float">
            <text:p>-33.98985</text:p>
          </table:table-cell>
          <table:table-cell office:value-type="float" office:value="-81.81051" calcext:value-type="float">
            <text:p>-81.81051</text:p>
          </table:table-cell>
          <table:table-cell office:value-type="float" office:value="5.99122" calcext:value-type="float">
            <text:p>5.99122</text:p>
          </table:table-cell>
          <table:table-cell office:value-type="float" office:value="-58.93049" calcext:value-type="float">
            <text:p>-58.93049</text:p>
          </table:table-cell>
          <table:table-cell/>
          <table:table-cell table:formula="of:=SIGN([.AX106])" office:value-type="float" office:value="-1" calcext:value-type="float">
            <text:p>-1</text:p>
          </table:table-cell>
          <table:table-cell table:formula="of:=SIGN([.AY106])" office:value-type="float" office:value="-1" calcext:value-type="float">
            <text:p>-1</text:p>
          </table:table-cell>
          <table:table-cell table:formula="of:=SIGN([.AZ106])" office:value-type="float" office:value="1" calcext:value-type="float">
            <text:p>1</text:p>
          </table:table-cell>
          <table:table-cell table:formula="of:=SIGN([.BA106])" office:value-type="float" office:value="-1" calcext:value-type="float">
            <text:p>-1</text:p>
          </table:table-cell>
          <table:table-cell table:number-columns-repeated="3"/>
          <table:table-cell office:value-type="float" office:value="4.754" calcext:value-type="float">
            <text:p>4.754</text:p>
          </table:table-cell>
          <table:table-cell office:value-type="float" office:value="-0.9220469" calcext:value-type="float">
            <text:p>-0.9220469</text:p>
          </table:table-cell>
          <table:table-cell office:value-type="float" office:value="-0.2493516" calcext:value-type="float">
            <text:p>-0.24935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631" calcext:value-type="float">
            <text:p>19.631</text:p>
          </table:table-cell>
          <table:table-cell office:value-type="float" office:value="-129.6677" calcext:value-type="float">
            <text:p>-129.6677</text:p>
          </table:table-cell>
          <table:table-cell office:value-type="float" office:value="128.2691" calcext:value-type="float">
            <text:p>128.26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652" calcext:value-type="float">
            <text:p>10.652</text:p>
          </table:table-cell>
          <table:table-cell office:value-type="float" office:value="-120.0686" calcext:value-type="float">
            <text:p>-120.0686</text:p>
          </table:table-cell>
          <table:table-cell office:value-type="float" office:value="135.1655" calcext:value-type="float">
            <text:p>135.1655</text:p>
          </table:table-cell>
          <table:table-cell office:value-type="float" office:value="92.38029" calcext:value-type="float">
            <text:p>92.38029</text:p>
          </table:table-cell>
          <table:table-cell office:value-type="float" office:value="96.00347" calcext:value-type="float">
            <text:p>96.00347</text:p>
          </table:table-cell>
          <table:table-cell/>
          <table:table-cell table:formula="of:=([.M107]-[.M108])" office:value-type="float" office:value="-0.153500000000008" calcext:value-type="float">
            <text:p>-0.153500000000008</text:p>
          </table:table-cell>
          <table:table-cell table:formula="of:=[.N107]-[.N108]" office:value-type="float" office:value="0.080900000000014" calcext:value-type="float">
            <text:p>0.080900000000014</text:p>
          </table:table-cell>
          <table:table-cell table:formula="of:=[.O107]-[.O108]" office:value-type="float" office:value="0.37406" calcext:value-type="float">
            <text:p>0.37406</text:p>
          </table:table-cell>
          <table:table-cell table:formula="of:=[.P107]-[.P108]" office:value-type="float" office:value="-0.182430000000011" calcext:value-type="float">
            <text:p>-0.182430000000011</text:p>
          </table:table-cell>
          <table:table-cell/>
          <table:table-cell table:formula="of:=SIGN([.R107])" office:value-type="float" office:value="-1" calcext:value-type="float">
            <text:p>-1</text:p>
          </table:table-cell>
          <table:table-cell table:formula="of:=SIGN([.S107])" office:value-type="float" office:value="1" calcext:value-type="float">
            <text:p>1</text:p>
          </table:table-cell>
          <table:table-cell table:formula="of:=SIGN([.T107])" office:value-type="float" office:value="1" calcext:value-type="float">
            <text:p>1</text:p>
          </table:table-cell>
          <table:table-cell table:formula="of:=SIGN([.U107])" office:value-type="float" office:value="-1" calcext:value-type="float">
            <text:p>-1</text:p>
          </table:table-cell>
          <table:table-cell table:number-columns-repeated="3"/>
          <table:table-cell office:value-type="float" office:value="12.479" calcext:value-type="float">
            <text:p>12.479</text:p>
          </table:table-cell>
          <table:table-cell office:value-type="float" office:value="2.037722" calcext:value-type="float">
            <text:p>2.037722</text:p>
          </table:table-cell>
          <table:table-cell office:value-type="float" office:value="57.63446" calcext:value-type="float">
            <text:p>57.63446</text:p>
          </table:table-cell>
          <table:table-cell office:value-type="float" office:value="28.39328" calcext:value-type="float">
            <text:p>28.39328</text:p>
          </table:table-cell>
          <table:table-cell office:value-type="float" office:value="106.653" calcext:value-type="float">
            <text:p>106.653</text:p>
          </table:table-cell>
          <table:table-cell table:number-columns-repeated="2"/>
          <table:table-cell office:value-type="float" office:value="5.438" calcext:value-type="float">
            <text:p>5.438</text:p>
          </table:table-cell>
          <table:table-cell office:value-type="float" office:value="-12.94632" calcext:value-type="float">
            <text:p>-12.94632</text:p>
          </table:table-cell>
          <table:table-cell office:value-type="float" office:value="40.66911" calcext:value-type="float">
            <text:p>40.66911</text:p>
          </table:table-cell>
          <table:table-cell office:value-type="float" office:value="0.3656208" calcext:value-type="float">
            <text:p>0.3656208</text:p>
          </table:table-cell>
          <table:table-cell office:value-type="float" office:value="-37.22269" calcext:value-type="float">
            <text:p>-37.22269</text:p>
          </table:table-cell>
          <table:table-cell/>
          <table:table-cell table:formula="of:=SIGN([.AL107])" office:value-type="float" office:value="-1" calcext:value-type="float">
            <text:p>-1</text:p>
          </table:table-cell>
          <table:table-cell table:formula="of:=SIGN([.AM107])" office:value-type="float" office:value="1" calcext:value-type="float">
            <text:p>1</text:p>
          </table:table-cell>
          <table:table-cell table:formula="of:=SIGN([.AN107])" office:value-type="float" office:value="1" calcext:value-type="float">
            <text:p>1</text:p>
          </table:table-cell>
          <table:table-cell table:formula="of:=SIGN([.AO107])" office:value-type="float" office:value="-1" calcext:value-type="float">
            <text:p>-1</text:p>
          </table:table-cell>
          <table:table-cell table:number-columns-repeated="2"/>
          <table:table-cell office:value-type="float" office:value="6.351" calcext:value-type="float">
            <text:p>6.351</text:p>
          </table:table-cell>
          <table:table-cell office:value-type="float" office:value="-33.29782" calcext:value-type="float">
            <text:p>-33.29782</text:p>
          </table:table-cell>
          <table:table-cell office:value-type="float" office:value="-81.68678" calcext:value-type="float">
            <text:p>-81.68678</text:p>
          </table:table-cell>
          <table:table-cell office:value-type="float" office:value="6.019136" calcext:value-type="float">
            <text:p>6.019136</text:p>
          </table:table-cell>
          <table:table-cell office:value-type="float" office:value="-58.85813" calcext:value-type="float">
            <text:p>-58.85813</text:p>
          </table:table-cell>
          <table:table-cell/>
          <table:table-cell table:formula="of:=SIGN([.AX107])" office:value-type="float" office:value="-1" calcext:value-type="float">
            <text:p>-1</text:p>
          </table:table-cell>
          <table:table-cell table:formula="of:=SIGN([.AY107])" office:value-type="float" office:value="-1" calcext:value-type="float">
            <text:p>-1</text:p>
          </table:table-cell>
          <table:table-cell table:formula="of:=SIGN([.AZ107])" office:value-type="float" office:value="1" calcext:value-type="float">
            <text:p>1</text:p>
          </table:table-cell>
          <table:table-cell table:formula="of:=SIGN([.BA107])" office:value-type="float" office:value="-1" calcext:value-type="float">
            <text:p>-1</text:p>
          </table:table-cell>
          <table:table-cell table:number-columns-repeated="3"/>
          <table:table-cell office:value-type="float" office:value="4.762" calcext:value-type="float">
            <text:p>4.762</text:p>
          </table:table-cell>
          <table:table-cell office:value-type="float" office:value="-0.7187936" calcext:value-type="float">
            <text:p>-0.7187936</text:p>
          </table:table-cell>
          <table:table-cell office:value-type="float" office:value="-0.2050311" calcext:value-type="float">
            <text:p>-0.20503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653" calcext:value-type="float">
            <text:p>19.653</text:p>
          </table:table-cell>
          <table:table-cell office:value-type="float" office:value="-129.5838" calcext:value-type="float">
            <text:p>-129.5838</text:p>
          </table:table-cell>
          <table:table-cell office:value-type="float" office:value="128.3223" calcext:value-type="float">
            <text:p>128.32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665" calcext:value-type="float">
            <text:p>10.665</text:p>
          </table:table-cell>
          <table:table-cell office:value-type="float" office:value="-119.9151" calcext:value-type="float">
            <text:p>-119.9151</text:p>
          </table:table-cell>
          <table:table-cell office:value-type="float" office:value="135.0846" calcext:value-type="float">
            <text:p>135.0846</text:p>
          </table:table-cell>
          <table:table-cell office:value-type="float" office:value="92.00623" calcext:value-type="float">
            <text:p>92.00623</text:p>
          </table:table-cell>
          <table:table-cell office:value-type="float" office:value="96.1859" calcext:value-type="float">
            <text:p>96.1859</text:p>
          </table:table-cell>
          <table:table-cell/>
          <table:table-cell table:formula="of:=([.M108]-[.M109])" office:value-type="float" office:value="-0.294199999999989" calcext:value-type="float">
            <text:p>-0.294199999999989</text:p>
          </table:table-cell>
          <table:table-cell table:formula="of:=[.N108]-[.N109]" office:value-type="float" office:value="0.138199999999983" calcext:value-type="float">
            <text:p>0.138199999999983</text:p>
          </table:table-cell>
          <table:table-cell table:formula="of:=[.O108]-[.O109]" office:value-type="float" office:value="0.697870000000009" calcext:value-type="float">
            <text:p>0.697870000000009</text:p>
          </table:table-cell>
          <table:table-cell table:formula="of:=[.P108]-[.P109]" office:value-type="float" office:value="-0.81326" calcext:value-type="float">
            <text:p>-0.81326</text:p>
          </table:table-cell>
          <table:table-cell/>
          <table:table-cell table:formula="of:=SIGN([.R108])" office:value-type="float" office:value="-1" calcext:value-type="float">
            <text:p>-1</text:p>
          </table:table-cell>
          <table:table-cell table:formula="of:=SIGN([.S108])" office:value-type="float" office:value="1" calcext:value-type="float">
            <text:p>1</text:p>
          </table:table-cell>
          <table:table-cell table:formula="of:=SIGN([.T108])" office:value-type="float" office:value="1" calcext:value-type="float">
            <text:p>1</text:p>
          </table:table-cell>
          <table:table-cell table:formula="of:=SIGN([.U108])" office:value-type="float" office:value="-1" calcext:value-type="float">
            <text:p>-1</text:p>
          </table:table-cell>
          <table:table-cell table:number-columns-repeated="3"/>
          <table:table-cell office:value-type="float" office:value="12.49" calcext:value-type="float">
            <text:p>12.49</text:p>
          </table:table-cell>
          <table:table-cell office:value-type="float" office:value="2.107931" calcext:value-type="float">
            <text:p>2.107931</text:p>
          </table:table-cell>
          <table:table-cell office:value-type="float" office:value="58.19024" calcext:value-type="float">
            <text:p>58.19024</text:p>
          </table:table-cell>
          <table:table-cell office:value-type="float" office:value="28.33817" calcext:value-type="float">
            <text:p>28.33817</text:p>
          </table:table-cell>
          <table:table-cell office:value-type="float" office:value="106.4494" calcext:value-type="float">
            <text:p>106.4494</text:p>
          </table:table-cell>
          <table:table-cell table:number-columns-repeated="2"/>
          <table:table-cell office:value-type="float" office:value="5.449" calcext:value-type="float">
            <text:p>5.449</text:p>
          </table:table-cell>
          <table:table-cell office:value-type="float" office:value="-12.71495" calcext:value-type="float">
            <text:p>-12.71495</text:p>
          </table:table-cell>
          <table:table-cell office:value-type="float" office:value="39.9423" calcext:value-type="float">
            <text:p>39.9423</text:p>
          </table:table-cell>
          <table:table-cell office:value-type="float" office:value="0.3715153" calcext:value-type="float">
            <text:p>0.3715153</text:p>
          </table:table-cell>
          <table:table-cell office:value-type="float" office:value="-37.34393" calcext:value-type="float">
            <text:p>-37.34393</text:p>
          </table:table-cell>
          <table:table-cell/>
          <table:table-cell table:formula="of:=SIGN([.AL108])" office:value-type="float" office:value="-1" calcext:value-type="float">
            <text:p>-1</text:p>
          </table:table-cell>
          <table:table-cell table:formula="of:=SIGN([.AM108])" office:value-type="float" office:value="1" calcext:value-type="float">
            <text:p>1</text:p>
          </table:table-cell>
          <table:table-cell table:formula="of:=SIGN([.AN108])" office:value-type="float" office:value="1" calcext:value-type="float">
            <text:p>1</text:p>
          </table:table-cell>
          <table:table-cell table:formula="of:=SIGN([.AO108])" office:value-type="float" office:value="-1" calcext:value-type="float">
            <text:p>-1</text:p>
          </table:table-cell>
          <table:table-cell table:number-columns-repeated="2"/>
          <table:table-cell office:value-type="float" office:value="6.362" calcext:value-type="float">
            <text:p>6.362</text:p>
          </table:table-cell>
          <table:table-cell office:value-type="float" office:value="-32.57195" calcext:value-type="float">
            <text:p>-32.57195</text:p>
          </table:table-cell>
          <table:table-cell office:value-type="float" office:value="-81.55576" calcext:value-type="float">
            <text:p>-81.55576</text:p>
          </table:table-cell>
          <table:table-cell office:value-type="float" office:value="6.032978" calcext:value-type="float">
            <text:p>6.032978</text:p>
          </table:table-cell>
          <table:table-cell office:value-type="float" office:value="-58.82192" calcext:value-type="float">
            <text:p>-58.82192</text:p>
          </table:table-cell>
          <table:table-cell/>
          <table:table-cell table:formula="of:=SIGN([.AX108])" office:value-type="float" office:value="-1" calcext:value-type="float">
            <text:p>-1</text:p>
          </table:table-cell>
          <table:table-cell table:formula="of:=SIGN([.AY108])" office:value-type="float" office:value="-1" calcext:value-type="float">
            <text:p>-1</text:p>
          </table:table-cell>
          <table:table-cell table:formula="of:=SIGN([.AZ108])" office:value-type="float" office:value="1" calcext:value-type="float">
            <text:p>1</text:p>
          </table:table-cell>
          <table:table-cell table:formula="of:=SIGN([.BA108])" office:value-type="float" office:value="-1" calcext:value-type="float">
            <text:p>-1</text:p>
          </table:table-cell>
          <table:table-cell table:number-columns-repeated="3"/>
          <table:table-cell office:value-type="float" office:value="4.77" calcext:value-type="float">
            <text:p>4.77</text:p>
          </table:table-cell>
          <table:table-cell office:value-type="float" office:value="-0.685154" calcext:value-type="float">
            <text:p>-0.685154</text:p>
          </table:table-cell>
          <table:table-cell office:value-type="float" office:value="-0.1968672" calcext:value-type="float">
            <text:p>-0.19686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826" calcext:value-type="float">
            <text:p>19.826</text:p>
          </table:table-cell>
          <table:table-cell office:value-type="float" office:value="-129.6833" calcext:value-type="float">
            <text:p>-129.6833</text:p>
          </table:table-cell>
          <table:table-cell office:value-type="float" office:value="128.2408" calcext:value-type="float">
            <text:p>128.24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676" calcext:value-type="float">
            <text:p>10.676</text:p>
          </table:table-cell>
          <table:table-cell office:value-type="float" office:value="-119.6209" calcext:value-type="float">
            <text:p>-119.6209</text:p>
          </table:table-cell>
          <table:table-cell office:value-type="float" office:value="134.9464" calcext:value-type="float">
            <text:p>134.9464</text:p>
          </table:table-cell>
          <table:table-cell office:value-type="float" office:value="91.30836" calcext:value-type="float">
            <text:p>91.30836</text:p>
          </table:table-cell>
          <table:table-cell office:value-type="float" office:value="96.99916" calcext:value-type="float">
            <text:p>96.99916</text:p>
          </table:table-cell>
          <table:table-cell/>
          <table:table-cell table:formula="of:=([.M109]-[.M110])" office:value-type="float" office:value="-0.20750000000001" calcext:value-type="float">
            <text:p>-0.20750000000001</text:p>
          </table:table-cell>
          <table:table-cell table:formula="of:=[.N109]-[.N110]" office:value-type="float" office:value="0.0966000000000236" calcext:value-type="float">
            <text:p>0.0966000000000236</text:p>
          </table:table-cell>
          <table:table-cell table:formula="of:=[.O109]-[.O110]" office:value-type="float" office:value="0.883749999999992" calcext:value-type="float">
            <text:p>0.883749999999992</text:p>
          </table:table-cell>
          <table:table-cell table:formula="of:=[.P109]-[.P110]" office:value-type="float" office:value="-0.735230000000001" calcext:value-type="float">
            <text:p>-0.735230000000001</text:p>
          </table:table-cell>
          <table:table-cell/>
          <table:table-cell table:formula="of:=SIGN([.R109])" office:value-type="float" office:value="-1" calcext:value-type="float">
            <text:p>-1</text:p>
          </table:table-cell>
          <table:table-cell table:formula="of:=SIGN([.S109])" office:value-type="float" office:value="1" calcext:value-type="float">
            <text:p>1</text:p>
          </table:table-cell>
          <table:table-cell table:formula="of:=SIGN([.T109])" office:value-type="float" office:value="1" calcext:value-type="float">
            <text:p>1</text:p>
          </table:table-cell>
          <table:table-cell table:formula="of:=SIGN([.U109])" office:value-type="float" office:value="-1" calcext:value-type="float">
            <text:p>-1</text:p>
          </table:table-cell>
          <table:table-cell table:number-columns-repeated="3"/>
          <table:table-cell office:value-type="float" office:value="12.501" calcext:value-type="float">
            <text:p>12.501</text:p>
          </table:table-cell>
          <table:table-cell office:value-type="float" office:value="2.187275" calcext:value-type="float">
            <text:p>2.187275</text:p>
          </table:table-cell>
          <table:table-cell office:value-type="float" office:value="58.72209" calcext:value-type="float">
            <text:p>58.72209</text:p>
          </table:table-cell>
          <table:table-cell office:value-type="float" office:value="28.22272" calcext:value-type="float">
            <text:p>28.22272</text:p>
          </table:table-cell>
          <table:table-cell office:value-type="float" office:value="106.1971" calcext:value-type="float">
            <text:p>106.1971</text:p>
          </table:table-cell>
          <table:table-cell table:number-columns-repeated="2"/>
          <table:table-cell office:value-type="float" office:value="5.471" calcext:value-type="float">
            <text:p>5.471</text:p>
          </table:table-cell>
          <table:table-cell office:value-type="float" office:value="-12.16603" calcext:value-type="float">
            <text:p>-12.16603</text:p>
          </table:table-cell>
          <table:table-cell office:value-type="float" office:value="38.21795" calcext:value-type="float">
            <text:p>38.21795</text:p>
          </table:table-cell>
          <table:table-cell office:value-type="float" office:value="0.4454493" calcext:value-type="float">
            <text:p>0.4454493</text:p>
          </table:table-cell>
          <table:table-cell office:value-type="float" office:value="-37.95662" calcext:value-type="float">
            <text:p>-37.95662</text:p>
          </table:table-cell>
          <table:table-cell/>
          <table:table-cell table:formula="of:=SIGN([.AL109])" office:value-type="float" office:value="-1" calcext:value-type="float">
            <text:p>-1</text:p>
          </table:table-cell>
          <table:table-cell table:formula="of:=SIGN([.AM109])" office:value-type="float" office:value="1" calcext:value-type="float">
            <text:p>1</text:p>
          </table:table-cell>
          <table:table-cell table:formula="of:=SIGN([.AN109])" office:value-type="float" office:value="1" calcext:value-type="float">
            <text:p>1</text:p>
          </table:table-cell>
          <table:table-cell table:formula="of:=SIGN([.AO109])" office:value-type="float" office:value="-1" calcext:value-type="float">
            <text:p>-1</text:p>
          </table:table-cell>
          <table:table-cell table:number-columns-repeated="2"/>
          <table:table-cell office:value-type="float" office:value="6.373" calcext:value-type="float">
            <text:p>6.373</text:p>
          </table:table-cell>
          <table:table-cell office:value-type="float" office:value="-31.76686" calcext:value-type="float">
            <text:p>-31.76686</text:p>
          </table:table-cell>
          <table:table-cell office:value-type="float" office:value="-81.40894" calcext:value-type="float">
            <text:p>-81.40894</text:p>
          </table:table-cell>
          <table:table-cell office:value-type="float" office:value="6.037197" calcext:value-type="float">
            <text:p>6.037197</text:p>
          </table:table-cell>
          <table:table-cell office:value-type="float" office:value="-58.77795" calcext:value-type="float">
            <text:p>-58.77795</text:p>
          </table:table-cell>
          <table:table-cell/>
          <table:table-cell table:formula="of:=SIGN([.AX109])" office:value-type="float" office:value="-1" calcext:value-type="float">
            <text:p>-1</text:p>
          </table:table-cell>
          <table:table-cell table:formula="of:=SIGN([.AY109])" office:value-type="float" office:value="-1" calcext:value-type="float">
            <text:p>-1</text:p>
          </table:table-cell>
          <table:table-cell table:formula="of:=SIGN([.AZ109])" office:value-type="float" office:value="1" calcext:value-type="float">
            <text:p>1</text:p>
          </table:table-cell>
          <table:table-cell table:formula="of:=SIGN([.BA109])" office:value-type="float" office:value="-1" calcext:value-type="float">
            <text:p>-1</text:p>
          </table:table-cell>
          <table:table-cell table:number-columns-repeated="3"/>
          <table:table-cell office:value-type="float" office:value="4.778" calcext:value-type="float">
            <text:p>4.778</text:p>
          </table:table-cell>
          <table:table-cell office:value-type="float" office:value="-0.8134254" calcext:value-type="float">
            <text:p>-0.8134254</text:p>
          </table:table-cell>
          <table:table-cell office:value-type="float" office:value="-0.3466789" calcext:value-type="float">
            <text:p>-0.34667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847" calcext:value-type="float">
            <text:p>19.847</text:p>
          </table:table-cell>
          <table:table-cell office:value-type="float" office:value="-129.7353" calcext:value-type="float">
            <text:p>-129.7353</text:p>
          </table:table-cell>
          <table:table-cell office:value-type="float" office:value="128.2071" calcext:value-type="float">
            <text:p>128.20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687" calcext:value-type="float">
            <text:p>10.687</text:p>
          </table:table-cell>
          <table:table-cell office:value-type="float" office:value="-119.4134" calcext:value-type="float">
            <text:p>-119.4134</text:p>
          </table:table-cell>
          <table:table-cell office:value-type="float" office:value="134.8498" calcext:value-type="float">
            <text:p>134.8498</text:p>
          </table:table-cell>
          <table:table-cell office:value-type="float" office:value="90.42461" calcext:value-type="float">
            <text:p>90.42461</text:p>
          </table:table-cell>
          <table:table-cell office:value-type="float" office:value="97.73439" calcext:value-type="float">
            <text:p>97.73439</text:p>
          </table:table-cell>
          <table:table-cell/>
          <table:table-cell table:formula="of:=([.M110]-[.M111])" office:value-type="float" office:value="-0.243499999999997" calcext:value-type="float">
            <text:p>-0.243499999999997</text:p>
          </table:table-cell>
          <table:table-cell table:formula="of:=[.N110]-[.N111]" office:value-type="float" office:value="0.111599999999982" calcext:value-type="float">
            <text:p>0.111599999999982</text:p>
          </table:table-cell>
          <table:table-cell table:formula="of:=[.O110]-[.O111]" office:value-type="float" office:value="0.468890000000002" calcext:value-type="float">
            <text:p>0.468890000000002</text:p>
          </table:table-cell>
          <table:table-cell table:formula="of:=[.P110]-[.P111]" office:value-type="float" office:value="-0.830819999999989" calcext:value-type="float">
            <text:p>-0.830819999999989</text:p>
          </table:table-cell>
          <table:table-cell/>
          <table:table-cell table:formula="of:=SIGN([.R110])" office:value-type="float" office:value="-1" calcext:value-type="float">
            <text:p>-1</text:p>
          </table:table-cell>
          <table:table-cell table:formula="of:=SIGN([.S110])" office:value-type="float" office:value="1" calcext:value-type="float">
            <text:p>1</text:p>
          </table:table-cell>
          <table:table-cell table:formula="of:=SIGN([.T110])" office:value-type="float" office:value="1" calcext:value-type="float">
            <text:p>1</text:p>
          </table:table-cell>
          <table:table-cell table:formula="of:=SIGN([.U110])" office:value-type="float" office:value="-1" calcext:value-type="float">
            <text:p>-1</text:p>
          </table:table-cell>
          <table:table-cell table:number-columns-repeated="3"/>
          <table:table-cell office:value-type="float" office:value="12.512" calcext:value-type="float">
            <text:p>12.512</text:p>
          </table:table-cell>
          <table:table-cell office:value-type="float" office:value="2.275258" calcext:value-type="float">
            <text:p>2.275258</text:p>
          </table:table-cell>
          <table:table-cell office:value-type="float" office:value="59.23087" calcext:value-type="float">
            <text:p>59.23087</text:p>
          </table:table-cell>
          <table:table-cell office:value-type="float" office:value="28.08143" calcext:value-type="float">
            <text:p>28.08143</text:p>
          </table:table-cell>
          <table:table-cell office:value-type="float" office:value="105.909" calcext:value-type="float">
            <text:p>105.909</text:p>
          </table:table-cell>
          <table:table-cell table:number-columns-repeated="2"/>
          <table:table-cell office:value-type="float" office:value="5.482" calcext:value-type="float">
            <text:p>5.482</text:p>
          </table:table-cell>
          <table:table-cell office:value-type="float" office:value="-11.9007" calcext:value-type="float">
            <text:p>-11.9007</text:p>
          </table:table-cell>
          <table:table-cell office:value-type="float" office:value="37.38443" calcext:value-type="float">
            <text:p>37.38443</text:p>
          </table:table-cell>
          <table:table-cell office:value-type="float" office:value="0.4669005" calcext:value-type="float">
            <text:p>0.4669005</text:p>
          </table:table-cell>
          <table:table-cell office:value-type="float" office:value="-38.20729" calcext:value-type="float">
            <text:p>-38.20729</text:p>
          </table:table-cell>
          <table:table-cell/>
          <table:table-cell table:formula="of:=SIGN([.AL110])" office:value-type="float" office:value="-1" calcext:value-type="float">
            <text:p>-1</text:p>
          </table:table-cell>
          <table:table-cell table:formula="of:=SIGN([.AM110])" office:value-type="float" office:value="1" calcext:value-type="float">
            <text:p>1</text:p>
          </table:table-cell>
          <table:table-cell table:formula="of:=SIGN([.AN110])" office:value-type="float" office:value="1" calcext:value-type="float">
            <text:p>1</text:p>
          </table:table-cell>
          <table:table-cell table:formula="of:=SIGN([.AO110])" office:value-type="float" office:value="-1" calcext:value-type="float">
            <text:p>-1</text:p>
          </table:table-cell>
          <table:table-cell table:number-columns-repeated="2"/>
          <table:table-cell office:value-type="float" office:value="6.395" calcext:value-type="float">
            <text:p>6.395</text:p>
          </table:table-cell>
          <table:table-cell office:value-type="float" office:value="-30.23943" calcext:value-type="float">
            <text:p>-30.23943</text:p>
          </table:table-cell>
          <table:table-cell office:value-type="float" office:value="-81.12976" calcext:value-type="float">
            <text:p>-81.12976</text:p>
          </table:table-cell>
          <table:table-cell office:value-type="float" office:value="6.058534" calcext:value-type="float">
            <text:p>6.058534</text:p>
          </table:table-cell>
          <table:table-cell office:value-type="float" office:value="-58.65354" calcext:value-type="float">
            <text:p>-58.65354</text:p>
          </table:table-cell>
          <table:table-cell/>
          <table:table-cell table:formula="of:=SIGN([.AX110])" office:value-type="float" office:value="-1" calcext:value-type="float">
            <text:p>-1</text:p>
          </table:table-cell>
          <table:table-cell table:formula="of:=SIGN([.AY110])" office:value-type="float" office:value="-1" calcext:value-type="float">
            <text:p>-1</text:p>
          </table:table-cell>
          <table:table-cell table:formula="of:=SIGN([.AZ110])" office:value-type="float" office:value="1" calcext:value-type="float">
            <text:p>1</text:p>
          </table:table-cell>
          <table:table-cell table:formula="of:=SIGN([.BA110])" office:value-type="float" office:value="-1" calcext:value-type="float">
            <text:p>-1</text:p>
          </table:table-cell>
          <table:table-cell table:number-columns-repeated="3"/>
          <table:table-cell office:value-type="float" office:value="4.786" calcext:value-type="float">
            <text:p>4.786</text:p>
          </table:table-cell>
          <table:table-cell office:value-type="float" office:value="-0.6288789" calcext:value-type="float">
            <text:p>-0.6288789</text:p>
          </table:table-cell>
          <table:table-cell office:value-type="float" office:value="-0.04170174" calcext:value-type="float">
            <text:p>-0.041701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869" calcext:value-type="float">
            <text:p>19.869</text:p>
          </table:table-cell>
          <table:table-cell office:value-type="float" office:value="-129.7198" calcext:value-type="float">
            <text:p>-129.7198</text:p>
          </table:table-cell>
          <table:table-cell office:value-type="float" office:value="128.2165" calcext:value-type="float">
            <text:p>128.2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698" calcext:value-type="float">
            <text:p>10.698</text:p>
          </table:table-cell>
          <table:table-cell office:value-type="float" office:value="-119.1699" calcext:value-type="float">
            <text:p>-119.1699</text:p>
          </table:table-cell>
          <table:table-cell office:value-type="float" office:value="134.7382" calcext:value-type="float">
            <text:p>134.7382</text:p>
          </table:table-cell>
          <table:table-cell office:value-type="float" office:value="89.95572" calcext:value-type="float">
            <text:p>89.95572</text:p>
          </table:table-cell>
          <table:table-cell office:value-type="float" office:value="98.56521" calcext:value-type="float">
            <text:p>98.56521</text:p>
          </table:table-cell>
          <table:table-cell/>
          <table:table-cell table:formula="of:=([.M111]-[.M112])" office:value-type="float" office:value="-0.512" calcext:value-type="float">
            <text:p>-0.512</text:p>
          </table:table-cell>
          <table:table-cell table:formula="of:=[.N111]-[.N112]" office:value-type="float" office:value="0.236000000000018" calcext:value-type="float">
            <text:p>0.236000000000018</text:p>
          </table:table-cell>
          <table:table-cell table:formula="of:=[.O111]-[.O112]" office:value-type="float" office:value="1.18978" calcext:value-type="float">
            <text:p>1.18978</text:p>
          </table:table-cell>
          <table:table-cell table:formula="of:=[.P111]-[.P112]" office:value-type="float" office:value="-1.51059000000001" calcext:value-type="float">
            <text:p>-1.51059000000001</text:p>
          </table:table-cell>
          <table:table-cell/>
          <table:table-cell table:formula="of:=SIGN([.R111])" office:value-type="float" office:value="-1" calcext:value-type="float">
            <text:p>-1</text:p>
          </table:table-cell>
          <table:table-cell table:formula="of:=SIGN([.S111])" office:value-type="float" office:value="1" calcext:value-type="float">
            <text:p>1</text:p>
          </table:table-cell>
          <table:table-cell table:formula="of:=SIGN([.T111])" office:value-type="float" office:value="1" calcext:value-type="float">
            <text:p>1</text:p>
          </table:table-cell>
          <table:table-cell table:formula="of:=SIGN([.U111])" office:value-type="float" office:value="-1" calcext:value-type="float">
            <text:p>-1</text:p>
          </table:table-cell>
          <table:table-cell table:number-columns-repeated="3"/>
          <table:table-cell office:value-type="float" office:value="12.524" calcext:value-type="float">
            <text:p>12.524</text:p>
          </table:table-cell>
          <table:table-cell office:value-type="float" office:value="2.376198" calcext:value-type="float">
            <text:p>2.376198</text:p>
          </table:table-cell>
          <table:table-cell office:value-type="float" office:value="59.73819" calcext:value-type="float">
            <text:p>59.73819</text:p>
          </table:table-cell>
          <table:table-cell office:value-type="float" office:value="28.02157" calcext:value-type="float">
            <text:p>28.02157</text:p>
          </table:table-cell>
          <table:table-cell office:value-type="float" office:value="105.5073" calcext:value-type="float">
            <text:p>105.5073</text:p>
          </table:table-cell>
          <table:table-cell table:number-columns-repeated="2"/>
          <table:table-cell office:value-type="float" office:value="5.643" calcext:value-type="float">
            <text:p>5.643</text:p>
          </table:table-cell>
          <table:table-cell office:value-type="float" office:value="-12.41383" calcext:value-type="float">
            <text:p>-12.41383</text:p>
          </table:table-cell>
          <table:table-cell office:value-type="float" office:value="37.76475" calcext:value-type="float">
            <text:p>37.76475</text:p>
          </table:table-cell>
          <table:table-cell office:value-type="float" office:value="0.6078591" calcext:value-type="float">
            <text:p>0.6078591</text:p>
          </table:table-cell>
          <table:table-cell office:value-type="float" office:value="-42.28083" calcext:value-type="float">
            <text:p>-42.28083</text:p>
          </table:table-cell>
          <table:table-cell/>
          <table:table-cell table:formula="of:=SIGN([.AL111])" office:value-type="float" office:value="-1" calcext:value-type="float">
            <text:p>-1</text:p>
          </table:table-cell>
          <table:table-cell table:formula="of:=SIGN([.AM111])" office:value-type="float" office:value="1" calcext:value-type="float">
            <text:p>1</text:p>
          </table:table-cell>
          <table:table-cell table:formula="of:=SIGN([.AN111])" office:value-type="float" office:value="1" calcext:value-type="float">
            <text:p>1</text:p>
          </table:table-cell>
          <table:table-cell table:formula="of:=SIGN([.AO111])" office:value-type="float" office:value="-1" calcext:value-type="float">
            <text:p>-1</text:p>
          </table:table-cell>
          <table:table-cell table:number-columns-repeated="2"/>
          <table:table-cell office:value-type="float" office:value="6.406" calcext:value-type="float">
            <text:p>6.406</text:p>
          </table:table-cell>
          <table:table-cell office:value-type="float" office:value="-29.4956" calcext:value-type="float">
            <text:p>-29.4956</text:p>
          </table:table-cell>
          <table:table-cell office:value-type="float" office:value="-80.99932" calcext:value-type="float">
            <text:p>-80.99932</text:p>
          </table:table-cell>
          <table:table-cell office:value-type="float" office:value="6.014869" calcext:value-type="float">
            <text:p>6.014869</text:p>
          </table:table-cell>
          <table:table-cell office:value-type="float" office:value="-58.43155" calcext:value-type="float">
            <text:p>-58.43155</text:p>
          </table:table-cell>
          <table:table-cell/>
          <table:table-cell table:formula="of:=SIGN([.AX111])" office:value-type="float" office:value="-1" calcext:value-type="float">
            <text:p>-1</text:p>
          </table:table-cell>
          <table:table-cell table:formula="of:=SIGN([.AY111])" office:value-type="float" office:value="-1" calcext:value-type="float">
            <text:p>-1</text:p>
          </table:table-cell>
          <table:table-cell table:formula="of:=SIGN([.AZ111])" office:value-type="float" office:value="1" calcext:value-type="float">
            <text:p>1</text:p>
          </table:table-cell>
          <table:table-cell table:formula="of:=SIGN([.BA111])" office:value-type="float" office:value="-1" calcext:value-type="float">
            <text:p>-1</text:p>
          </table:table-cell>
          <table:table-cell table:number-columns-repeated="3"/>
          <table:table-cell office:value-type="float" office:value="4.797" calcext:value-type="float">
            <text:p>4.797</text:p>
          </table:table-cell>
          <table:table-cell office:value-type="float" office:value="-0.9746247" calcext:value-type="float">
            <text:p>-0.9746247</text:p>
          </table:table-cell>
          <table:table-cell office:value-type="float" office:value="-0.2537662" calcext:value-type="float">
            <text:p>-0.25376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892" calcext:value-type="float">
            <text:p>19.892</text:p>
          </table:table-cell>
          <table:table-cell office:value-type="float" office:value="-129.7663" calcext:value-type="float">
            <text:p>-129.7663</text:p>
          </table:table-cell>
          <table:table-cell office:value-type="float" office:value="128.1901" calcext:value-type="float">
            <text:p>128.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719" calcext:value-type="float">
            <text:p>10.719</text:p>
          </table:table-cell>
          <table:table-cell office:value-type="float" office:value="-118.6579" calcext:value-type="float">
            <text:p>-118.6579</text:p>
          </table:table-cell>
          <table:table-cell office:value-type="float" office:value="134.5022" calcext:value-type="float">
            <text:p>134.5022</text:p>
          </table:table-cell>
          <table:table-cell office:value-type="float" office:value="88.76594" calcext:value-type="float">
            <text:p>88.76594</text:p>
          </table:table-cell>
          <table:table-cell office:value-type="float" office:value="100.0758" calcext:value-type="float">
            <text:p>100.0758</text:p>
          </table:table-cell>
          <table:table-cell/>
          <table:table-cell table:formula="of:=([.M112]-[.M113])" office:value-type="float" office:value="-0.143500000000003" calcext:value-type="float">
            <text:p>-0.143500000000003</text:p>
          </table:table-cell>
          <table:table-cell table:formula="of:=[.N112]-[.N113]" office:value-type="float" office:value="0.066299999999984" calcext:value-type="float">
            <text:p>0.066299999999984</text:p>
          </table:table-cell>
          <table:table-cell table:formula="of:=[.O112]-[.O113]" office:value-type="float" office:value="0.140649999999994" calcext:value-type="float">
            <text:p>0.140649999999994</text:p>
          </table:table-cell>
          <table:table-cell table:formula="of:=[.P112]-[.P113]" office:value-type="float" office:value="-0.537099999999995" calcext:value-type="float">
            <text:p>-0.537099999999995</text:p>
          </table:table-cell>
          <table:table-cell/>
          <table:table-cell table:formula="of:=SIGN([.R112])" office:value-type="float" office:value="-1" calcext:value-type="float">
            <text:p>-1</text:p>
          </table:table-cell>
          <table:table-cell table:formula="of:=SIGN([.S112])" office:value-type="float" office:value="1" calcext:value-type="float">
            <text:p>1</text:p>
          </table:table-cell>
          <table:table-cell table:formula="of:=SIGN([.T112])" office:value-type="float" office:value="1" calcext:value-type="float">
            <text:p>1</text:p>
          </table:table-cell>
          <table:table-cell table:formula="of:=SIGN([.U112])" office:value-type="float" office:value="-1" calcext:value-type="float">
            <text:p>-1</text:p>
          </table:table-cell>
          <table:table-cell table:number-columns-repeated="3"/>
          <table:table-cell office:value-type="float" office:value="12.536" calcext:value-type="float">
            <text:p>12.536</text:p>
          </table:table-cell>
          <table:table-cell office:value-type="float" office:value="2.474484" calcext:value-type="float">
            <text:p>2.474484</text:p>
          </table:table-cell>
          <table:table-cell office:value-type="float" office:value="60.15466" calcext:value-type="float">
            <text:p>60.15466</text:p>
          </table:table-cell>
          <table:table-cell office:value-type="float" office:value="27.91824" calcext:value-type="float">
            <text:p>27.91824</text:p>
          </table:table-cell>
          <table:table-cell office:value-type="float" office:value="105.1159" calcext:value-type="float">
            <text:p>105.1159</text:p>
          </table:table-cell>
          <table:table-cell table:number-columns-repeated="2"/>
          <table:table-cell office:value-type="float" office:value="5.654" calcext:value-type="float">
            <text:p>5.654</text:p>
          </table:table-cell>
          <table:table-cell office:value-type="float" office:value="-12.75209" calcext:value-type="float">
            <text:p>-12.75209</text:p>
          </table:table-cell>
          <table:table-cell office:value-type="float" office:value="38.67043" calcext:value-type="float">
            <text:p>38.67043</text:p>
          </table:table-cell>
          <table:table-cell office:value-type="float" office:value="0.6376859" calcext:value-type="float">
            <text:p>0.6376859</text:p>
          </table:table-cell>
          <table:table-cell office:value-type="float" office:value="-42.63517" calcext:value-type="float">
            <text:p>-42.63517</text:p>
          </table:table-cell>
          <table:table-cell/>
          <table:table-cell table:formula="of:=SIGN([.AL112])" office:value-type="float" office:value="-1" calcext:value-type="float">
            <text:p>-1</text:p>
          </table:table-cell>
          <table:table-cell table:formula="of:=SIGN([.AM112])" office:value-type="float" office:value="1" calcext:value-type="float">
            <text:p>1</text:p>
          </table:table-cell>
          <table:table-cell table:formula="of:=SIGN([.AN112])" office:value-type="float" office:value="1" calcext:value-type="float">
            <text:p>1</text:p>
          </table:table-cell>
          <table:table-cell table:formula="of:=SIGN([.AO112])" office:value-type="float" office:value="-1" calcext:value-type="float">
            <text:p>-1</text:p>
          </table:table-cell>
          <table:table-cell table:number-columns-repeated="2"/>
          <table:table-cell office:value-type="float" office:value="6.417" calcext:value-type="float">
            <text:p>6.417</text:p>
          </table:table-cell>
          <table:table-cell office:value-type="float" office:value="-28.84716" calcext:value-type="float">
            <text:p>-28.84716</text:p>
          </table:table-cell>
          <table:table-cell office:value-type="float" office:value="-80.88622" calcext:value-type="float">
            <text:p>-80.88622</text:p>
          </table:table-cell>
          <table:table-cell office:value-type="float" office:value="5.979723" calcext:value-type="float">
            <text:p>5.979723</text:p>
          </table:table-cell>
          <table:table-cell office:value-type="float" office:value="-58.2175" calcext:value-type="float">
            <text:p>-58.2175</text:p>
          </table:table-cell>
          <table:table-cell/>
          <table:table-cell table:formula="of:=SIGN([.AX112])" office:value-type="float" office:value="-1" calcext:value-type="float">
            <text:p>-1</text:p>
          </table:table-cell>
          <table:table-cell table:formula="of:=SIGN([.AY112])" office:value-type="float" office:value="-1" calcext:value-type="float">
            <text:p>-1</text:p>
          </table:table-cell>
          <table:table-cell table:formula="of:=SIGN([.AZ112])" office:value-type="float" office:value="1" calcext:value-type="float">
            <text:p>1</text:p>
          </table:table-cell>
          <table:table-cell table:formula="of:=SIGN([.BA112])" office:value-type="float" office:value="-1" calcext:value-type="float">
            <text:p>-1</text:p>
          </table:table-cell>
          <table:table-cell table:number-columns-repeated="3"/>
          <table:table-cell office:value-type="float" office:value="4.805" calcext:value-type="float">
            <text:p>4.805</text:p>
          </table:table-cell>
          <table:table-cell office:value-type="float" office:value="-0.9886526" calcext:value-type="float">
            <text:p>-0.9886526</text:p>
          </table:table-cell>
          <table:table-cell office:value-type="float" office:value="-0.2287704" calcext:value-type="float">
            <text:p>-0.22877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915" calcext:value-type="float">
            <text:p>19.915</text:p>
          </table:table-cell>
          <table:table-cell office:value-type="float" office:value="-129.8265" calcext:value-type="float">
            <text:p>-129.8265</text:p>
          </table:table-cell>
          <table:table-cell office:value-type="float" office:value="128.1532" calcext:value-type="float">
            <text:p>128.1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731" calcext:value-type="float">
            <text:p>10.731</text:p>
          </table:table-cell>
          <table:table-cell office:value-type="float" office:value="-118.5144" calcext:value-type="float">
            <text:p>-118.5144</text:p>
          </table:table-cell>
          <table:table-cell office:value-type="float" office:value="134.4359" calcext:value-type="float">
            <text:p>134.4359</text:p>
          </table:table-cell>
          <table:table-cell office:value-type="float" office:value="88.62529" calcext:value-type="float">
            <text:p>88.62529</text:p>
          </table:table-cell>
          <table:table-cell office:value-type="float" office:value="100.6129" calcext:value-type="float">
            <text:p>100.6129</text:p>
          </table:table-cell>
          <table:table-cell/>
          <table:table-cell table:formula="of:=([.M113]-[.M114])" office:value-type="float" office:value="-0.382099999999994" calcext:value-type="float">
            <text:p>-0.382099999999994</text:p>
          </table:table-cell>
          <table:table-cell table:formula="of:=[.N113]-[.N114]" office:value-type="float" office:value="0.173900000000003" calcext:value-type="float">
            <text:p>0.173900000000003</text:p>
          </table:table-cell>
          <table:table-cell table:formula="of:=[.O113]-[.O114]" office:value-type="float" office:value="0.394440000000003" calcext:value-type="float">
            <text:p>0.394440000000003</text:p>
          </table:table-cell>
          <table:table-cell table:formula="of:=[.P113]-[.P114]" office:value-type="float" office:value="-1.3792" calcext:value-type="float">
            <text:p>-1.3792</text:p>
          </table:table-cell>
          <table:table-cell/>
          <table:table-cell table:formula="of:=SIGN([.R113])" office:value-type="float" office:value="-1" calcext:value-type="float">
            <text:p>-1</text:p>
          </table:table-cell>
          <table:table-cell table:formula="of:=SIGN([.S113])" office:value-type="float" office:value="1" calcext:value-type="float">
            <text:p>1</text:p>
          </table:table-cell>
          <table:table-cell table:formula="of:=SIGN([.T113])" office:value-type="float" office:value="1" calcext:value-type="float">
            <text:p>1</text:p>
          </table:table-cell>
          <table:table-cell table:formula="of:=SIGN([.U113])" office:value-type="float" office:value="-1" calcext:value-type="float">
            <text:p>-1</text:p>
          </table:table-cell>
          <table:table-cell table:number-columns-repeated="3"/>
          <table:table-cell office:value-type="float" office:value="12.548" calcext:value-type="float">
            <text:p>12.548</text:p>
          </table:table-cell>
          <table:table-cell office:value-type="float" office:value="2.614476" calcext:value-type="float">
            <text:p>2.614476</text:p>
          </table:table-cell>
          <table:table-cell office:value-type="float" office:value="60.79364" calcext:value-type="float">
            <text:p>60.79364</text:p>
          </table:table-cell>
          <table:table-cell office:value-type="float" office:value="27.97175" calcext:value-type="float">
            <text:p>27.97175</text:p>
          </table:table-cell>
          <table:table-cell office:value-type="float" office:value="104.5085" calcext:value-type="float">
            <text:p>104.5085</text:p>
          </table:table-cell>
          <table:table-cell table:number-columns-repeated="2"/>
          <table:table-cell office:value-type="float" office:value="5.666" calcext:value-type="float">
            <text:p>5.666</text:p>
          </table:table-cell>
          <table:table-cell office:value-type="float" office:value="-12.93212" calcext:value-type="float">
            <text:p>-12.93212</text:p>
          </table:table-cell>
          <table:table-cell office:value-type="float" office:value="39.15022" calcext:value-type="float">
            <text:p>39.15022</text:p>
          </table:table-cell>
          <table:table-cell office:value-type="float" office:value="0.6622743" calcext:value-type="float">
            <text:p>0.6622743</text:p>
          </table:table-cell>
          <table:table-cell office:value-type="float" office:value="-42.7553" calcext:value-type="float">
            <text:p>-42.7553</text:p>
          </table:table-cell>
          <table:table-cell/>
          <table:table-cell table:formula="of:=SIGN([.AL113])" office:value-type="float" office:value="-1" calcext:value-type="float">
            <text:p>-1</text:p>
          </table:table-cell>
          <table:table-cell table:formula="of:=SIGN([.AM113])" office:value-type="float" office:value="1" calcext:value-type="float">
            <text:p>1</text:p>
          </table:table-cell>
          <table:table-cell table:formula="of:=SIGN([.AN113])" office:value-type="float" office:value="1" calcext:value-type="float">
            <text:p>1</text:p>
          </table:table-cell>
          <table:table-cell table:formula="of:=SIGN([.AO113])" office:value-type="float" office:value="-1" calcext:value-type="float">
            <text:p>-1</text:p>
          </table:table-cell>
          <table:table-cell table:number-columns-repeated="2"/>
          <table:table-cell office:value-type="float" office:value="6.428" calcext:value-type="float">
            <text:p>6.428</text:p>
          </table:table-cell>
          <table:table-cell office:value-type="float" office:value="-28.33593" calcext:value-type="float">
            <text:p>-28.33593</text:p>
          </table:table-cell>
          <table:table-cell office:value-type="float" office:value="-80.79741" calcext:value-type="float">
            <text:p>-80.79741</text:p>
          </table:table-cell>
          <table:table-cell office:value-type="float" office:value="5.969503" calcext:value-type="float">
            <text:p>5.969503</text:p>
          </table:table-cell>
          <table:table-cell office:value-type="float" office:value="-58.0702" calcext:value-type="float">
            <text:p>-58.0702</text:p>
          </table:table-cell>
          <table:table-cell/>
          <table:table-cell table:formula="of:=SIGN([.AX113])" office:value-type="float" office:value="-1" calcext:value-type="float">
            <text:p>-1</text:p>
          </table:table-cell>
          <table:table-cell table:formula="of:=SIGN([.AY113])" office:value-type="float" office:value="-1" calcext:value-type="float">
            <text:p>-1</text:p>
          </table:table-cell>
          <table:table-cell table:formula="of:=SIGN([.AZ113])" office:value-type="float" office:value="1" calcext:value-type="float">
            <text:p>1</text:p>
          </table:table-cell>
          <table:table-cell table:formula="of:=SIGN([.BA113])" office:value-type="float" office:value="-1" calcext:value-type="float">
            <text:p>-1</text:p>
          </table:table-cell>
          <table:table-cell table:number-columns-repeated="3"/>
          <table:table-cell office:value-type="float" office:value="4.813" calcext:value-type="float">
            <text:p>4.813</text:p>
          </table:table-cell>
          <table:table-cell office:value-type="float" office:value="-0.8149515" calcext:value-type="float">
            <text:p>-0.8149515</text:p>
          </table:table-cell>
          <table:table-cell office:value-type="float" office:value="-0.3430566" calcext:value-type="float">
            <text:p>-0.34305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941" calcext:value-type="float">
            <text:p>19.941</text:p>
          </table:table-cell>
          <table:table-cell office:value-type="float" office:value="-129.7757" calcext:value-type="float">
            <text:p>-129.7757</text:p>
          </table:table-cell>
          <table:table-cell office:value-type="float" office:value="128.1849" calcext:value-type="float">
            <text:p>128.18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742" calcext:value-type="float">
            <text:p>10.742</text:p>
          </table:table-cell>
          <table:table-cell office:value-type="float" office:value="-118.1323" calcext:value-type="float">
            <text:p>-118.1323</text:p>
          </table:table-cell>
          <table:table-cell office:value-type="float" office:value="134.262" calcext:value-type="float">
            <text:p>134.262</text:p>
          </table:table-cell>
          <table:table-cell office:value-type="float" office:value="88.23085" calcext:value-type="float">
            <text:p>88.23085</text:p>
          </table:table-cell>
          <table:table-cell office:value-type="float" office:value="101.9921" calcext:value-type="float">
            <text:p>101.9921</text:p>
          </table:table-cell>
          <table:table-cell/>
          <table:table-cell table:formula="of:=([.M114]-[.M115])" office:value-type="float" office:value="-0.364900000000006" calcext:value-type="float">
            <text:p>-0.364900000000006</text:p>
          </table:table-cell>
          <table:table-cell table:formula="of:=[.N114]-[.N115]" office:value-type="float" office:value="0.163900000000012" calcext:value-type="float">
            <text:p>0.163900000000012</text:p>
          </table:table-cell>
          <table:table-cell table:formula="of:=[.O114]-[.O115]" office:value-type="float" office:value="0.38788000000001" calcext:value-type="float">
            <text:p>0.38788000000001</text:p>
          </table:table-cell>
          <table:table-cell table:formula="of:=[.P114]-[.P115]" office:value-type="float" office:value="-0.886900000000011" calcext:value-type="float">
            <text:p>-0.886900000000011</text:p>
          </table:table-cell>
          <table:table-cell/>
          <table:table-cell table:formula="of:=SIGN([.R114])" office:value-type="float" office:value="-1" calcext:value-type="float">
            <text:p>-1</text:p>
          </table:table-cell>
          <table:table-cell table:formula="of:=SIGN([.S114])" office:value-type="float" office:value="1" calcext:value-type="float">
            <text:p>1</text:p>
          </table:table-cell>
          <table:table-cell table:formula="of:=SIGN([.T114])" office:value-type="float" office:value="1" calcext:value-type="float">
            <text:p>1</text:p>
          </table:table-cell>
          <table:table-cell table:formula="of:=SIGN([.U114])" office:value-type="float" office:value="-1" calcext:value-type="float">
            <text:p>-1</text:p>
          </table:table-cell>
          <table:table-cell table:number-columns-repeated="3"/>
          <table:table-cell office:value-type="float" office:value="12.559" calcext:value-type="float">
            <text:p>12.559</text:p>
          </table:table-cell>
          <table:table-cell office:value-type="float" office:value="2.737614" calcext:value-type="float">
            <text:p>2.737614</text:p>
          </table:table-cell>
          <table:table-cell office:value-type="float" office:value="61.31858" calcext:value-type="float">
            <text:p>61.31858</text:p>
          </table:table-cell>
          <table:table-cell office:value-type="float" office:value="27.94631" calcext:value-type="float">
            <text:p>27.94631</text:p>
          </table:table-cell>
          <table:table-cell office:value-type="float" office:value="104.0036" calcext:value-type="float">
            <text:p>104.0036</text:p>
          </table:table-cell>
          <table:table-cell table:number-columns-repeated="2"/>
          <table:table-cell office:value-type="float" office:value="5.677" calcext:value-type="float">
            <text:p>5.677</text:p>
          </table:table-cell>
          <table:table-cell office:value-type="float" office:value="-13.37064" calcext:value-type="float">
            <text:p>-13.37064</text:p>
          </table:table-cell>
          <table:table-cell office:value-type="float" office:value="40.31436" calcext:value-type="float">
            <text:p>40.31436</text:p>
          </table:table-cell>
          <table:table-cell office:value-type="float" office:value="0.6281658" calcext:value-type="float">
            <text:p>0.6281658</text:p>
          </table:table-cell>
          <table:table-cell office:value-type="float" office:value="-43.05271" calcext:value-type="float">
            <text:p>-43.05271</text:p>
          </table:table-cell>
          <table:table-cell/>
          <table:table-cell table:formula="of:=SIGN([.AL114])" office:value-type="float" office:value="-1" calcext:value-type="float">
            <text:p>-1</text:p>
          </table:table-cell>
          <table:table-cell table:formula="of:=SIGN([.AM114])" office:value-type="float" office:value="1" calcext:value-type="float">
            <text:p>1</text:p>
          </table:table-cell>
          <table:table-cell table:formula="of:=SIGN([.AN114])" office:value-type="float" office:value="1" calcext:value-type="float">
            <text:p>1</text:p>
          </table:table-cell>
          <table:table-cell table:formula="of:=SIGN([.AO114])" office:value-type="float" office:value="-1" calcext:value-type="float">
            <text:p>-1</text:p>
          </table:table-cell>
          <table:table-cell table:number-columns-repeated="2"/>
          <table:table-cell office:value-type="float" office:value="6.44" calcext:value-type="float">
            <text:p>6.44</text:p>
          </table:table-cell>
          <table:table-cell office:value-type="float" office:value="-27.17338" calcext:value-type="float">
            <text:p>-27.17338</text:p>
          </table:table-cell>
          <table:table-cell office:value-type="float" office:value="-80.59832" calcext:value-type="float">
            <text:p>-80.59832</text:p>
          </table:table-cell>
          <table:table-cell office:value-type="float" office:value="5.781461" calcext:value-type="float">
            <text:p>5.781461</text:p>
          </table:table-cell>
          <table:table-cell office:value-type="float" office:value="-57.24695" calcext:value-type="float">
            <text:p>-57.24695</text:p>
          </table:table-cell>
          <table:table-cell/>
          <table:table-cell table:formula="of:=SIGN([.AX114])" office:value-type="float" office:value="-1" calcext:value-type="float">
            <text:p>-1</text:p>
          </table:table-cell>
          <table:table-cell table:formula="of:=SIGN([.AY114])" office:value-type="float" office:value="-1" calcext:value-type="float">
            <text:p>-1</text:p>
          </table:table-cell>
          <table:table-cell table:formula="of:=SIGN([.AZ114])" office:value-type="float" office:value="1" calcext:value-type="float">
            <text:p>1</text:p>
          </table:table-cell>
          <table:table-cell table:formula="of:=SIGN([.BA114])" office:value-type="float" office:value="-1" calcext:value-type="float">
            <text:p>-1</text:p>
          </table:table-cell>
          <table:table-cell table:number-columns-repeated="3"/>
          <table:table-cell office:value-type="float" office:value="4.821" calcext:value-type="float">
            <text:p>4.821</text:p>
          </table:table-cell>
          <table:table-cell office:value-type="float" office:value="-0.6222651" calcext:value-type="float">
            <text:p>-0.6222651</text:p>
          </table:table-cell>
          <table:table-cell office:value-type="float" office:value="-0.02925794" calcext:value-type="float">
            <text:p>-0.029257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962" calcext:value-type="float">
            <text:p>19.962</text:p>
          </table:table-cell>
          <table:table-cell office:value-type="float" office:value="-129.8111" calcext:value-type="float">
            <text:p>-129.8111</text:p>
          </table:table-cell>
          <table:table-cell office:value-type="float" office:value="128.1697" calcext:value-type="float">
            <text:p>128.16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755" calcext:value-type="float">
            <text:p>10.755</text:p>
          </table:table-cell>
          <table:table-cell office:value-type="float" office:value="-117.7674" calcext:value-type="float">
            <text:p>-117.7674</text:p>
          </table:table-cell>
          <table:table-cell office:value-type="float" office:value="134.0981" calcext:value-type="float">
            <text:p>134.0981</text:p>
          </table:table-cell>
          <table:table-cell office:value-type="float" office:value="87.84297" calcext:value-type="float">
            <text:p>87.84297</text:p>
          </table:table-cell>
          <table:table-cell office:value-type="float" office:value="102.879" calcext:value-type="float">
            <text:p>102.879</text:p>
          </table:table-cell>
          <table:table-cell/>
          <table:table-cell table:formula="of:=([.M115]-[.M116])" office:value-type="float" office:value="-5.2312" calcext:value-type="float">
            <text:p>-5.2312</text:p>
          </table:table-cell>
          <table:table-cell table:formula="of:=[.N115]-[.N116]" office:value-type="float" office:value="2.54569999999998" calcext:value-type="float">
            <text:p>2.54569999999998</text:p>
          </table:table-cell>
          <table:table-cell table:formula="of:=[.O115]-[.O116]" office:value-type="float" office:value="0.62084999999999" calcext:value-type="float">
            <text:p>0.62084999999999</text:p>
          </table:table-cell>
          <table:table-cell table:formula="of:=[.P115]-[.P116]" office:value-type="float" office:value="-14.4272" calcext:value-type="float">
            <text:p>-14.4272</text:p>
          </table:table-cell>
          <table:table-cell/>
          <table:table-cell table:formula="of:=SIGN([.R115])" office:value-type="float" office:value="-1" calcext:value-type="float">
            <text:p>-1</text:p>
          </table:table-cell>
          <table:table-cell table:formula="of:=SIGN([.S115])" office:value-type="float" office:value="1" calcext:value-type="float">
            <text:p>1</text:p>
          </table:table-cell>
          <table:table-cell table:formula="of:=SIGN([.T115])" office:value-type="float" office:value="1" calcext:value-type="float">
            <text:p>1</text:p>
          </table:table-cell>
          <table:table-cell table:formula="of:=SIGN([.U115])" office:value-type="float" office:value="-1" calcext:value-type="float">
            <text:p>-1</text:p>
          </table:table-cell>
          <table:table-cell table:number-columns-repeated="3"/>
          <table:table-cell office:value-type="float" office:value="12.57" calcext:value-type="float">
            <text:p>12.57</text:p>
          </table:table-cell>
          <table:table-cell office:value-type="float" office:value="2.833514" calcext:value-type="float">
            <text:p>2.833514</text:p>
          </table:table-cell>
          <table:table-cell office:value-type="float" office:value="61.69839" calcext:value-type="float">
            <text:p>61.69839</text:p>
          </table:table-cell>
          <table:table-cell office:value-type="float" office:value="27.927" calcext:value-type="float">
            <text:p>27.927</text:p>
          </table:table-cell>
          <table:table-cell office:value-type="float" office:value="103.2545" calcext:value-type="float">
            <text:p>103.2545</text:p>
          </table:table-cell>
          <table:table-cell table:number-columns-repeated="2"/>
          <table:table-cell office:value-type="float" office:value="5.689" calcext:value-type="float">
            <text:p>5.689</text:p>
          </table:table-cell>
          <table:table-cell office:value-type="float" office:value="-13.74584" calcext:value-type="float">
            <text:p>-13.74584</text:p>
          </table:table-cell>
          <table:table-cell office:value-type="float" office:value="41.2796" calcext:value-type="float">
            <text:p>41.2796</text:p>
          </table:table-cell>
          <table:table-cell office:value-type="float" office:value="0.6839387" calcext:value-type="float">
            <text:p>0.6839387</text:p>
          </table:table-cell>
          <table:table-cell office:value-type="float" office:value="-43.39676" calcext:value-type="float">
            <text:p>-43.39676</text:p>
          </table:table-cell>
          <table:table-cell/>
          <table:table-cell table:formula="of:=SIGN([.AL115])" office:value-type="float" office:value="-1" calcext:value-type="float">
            <text:p>-1</text:p>
          </table:table-cell>
          <table:table-cell table:formula="of:=SIGN([.AM115])" office:value-type="float" office:value="1" calcext:value-type="float">
            <text:p>1</text:p>
          </table:table-cell>
          <table:table-cell table:formula="of:=SIGN([.AN115])" office:value-type="float" office:value="1" calcext:value-type="float">
            <text:p>1</text:p>
          </table:table-cell>
          <table:table-cell table:formula="of:=SIGN([.AO115])" office:value-type="float" office:value="-1" calcext:value-type="float">
            <text:p>-1</text:p>
          </table:table-cell>
          <table:table-cell table:number-columns-repeated="2"/>
          <table:table-cell office:value-type="float" office:value="6.455" calcext:value-type="float">
            <text:p>6.455</text:p>
          </table:table-cell>
          <table:table-cell office:value-type="float" office:value="-26.59543" calcext:value-type="float">
            <text:p>-26.59543</text:p>
          </table:table-cell>
          <table:table-cell office:value-type="float" office:value="-80.50057" calcext:value-type="float">
            <text:p>-80.50057</text:p>
          </table:table-cell>
          <table:table-cell office:value-type="float" office:value="5.708466" calcext:value-type="float">
            <text:p>5.708466</text:p>
          </table:table-cell>
          <table:table-cell office:value-type="float" office:value="-56.77562" calcext:value-type="float">
            <text:p>-56.77562</text:p>
          </table:table-cell>
          <table:table-cell/>
          <table:table-cell table:formula="of:=SIGN([.AX115])" office:value-type="float" office:value="-1" calcext:value-type="float">
            <text:p>-1</text:p>
          </table:table-cell>
          <table:table-cell table:formula="of:=SIGN([.AY115])" office:value-type="float" office:value="-1" calcext:value-type="float">
            <text:p>-1</text:p>
          </table:table-cell>
          <table:table-cell table:formula="of:=SIGN([.AZ115])" office:value-type="float" office:value="1" calcext:value-type="float">
            <text:p>1</text:p>
          </table:table-cell>
          <table:table-cell table:formula="of:=SIGN([.BA115])" office:value-type="float" office:value="-1" calcext:value-type="float">
            <text:p>-1</text:p>
          </table:table-cell>
          <table:table-cell table:number-columns-repeated="3"/>
          <table:table-cell office:value-type="float" office:value="4.829" calcext:value-type="float">
            <text:p>4.829</text:p>
          </table:table-cell>
          <table:table-cell office:value-type="float" office:value="-0.9346491" calcext:value-type="float">
            <text:p>-0.9346491</text:p>
          </table:table-cell>
          <table:table-cell office:value-type="float" office:value="-0.2335769" calcext:value-type="float">
            <text:p>-0.23357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.984" calcext:value-type="float">
            <text:p>19.984</text:p>
          </table:table-cell>
          <table:table-cell office:value-type="float" office:value="-129.7978" calcext:value-type="float">
            <text:p>-129.7978</text:p>
          </table:table-cell>
          <table:table-cell office:value-type="float" office:value="128.1791" calcext:value-type="float">
            <text:p>128.17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915" calcext:value-type="float">
            <text:p>10.915</text:p>
          </table:table-cell>
          <table:table-cell office:value-type="float" office:value="-112.5362" calcext:value-type="float">
            <text:p>-112.5362</text:p>
          </table:table-cell>
          <table:table-cell office:value-type="float" office:value="131.5524" calcext:value-type="float">
            <text:p>131.5524</text:p>
          </table:table-cell>
          <table:table-cell office:value-type="float" office:value="87.22212" calcext:value-type="float">
            <text:p>87.22212</text:p>
          </table:table-cell>
          <table:table-cell office:value-type="float" office:value="117.3062" calcext:value-type="float">
            <text:p>117.3062</text:p>
          </table:table-cell>
          <table:table-cell/>
          <table:table-cell table:formula="of:=([.M116]-[.M117])" office:value-type="float" office:value="-0.387199999999993" calcext:value-type="float">
            <text:p>-0.387199999999993</text:p>
          </table:table-cell>
          <table:table-cell table:formula="of:=[.N116]-[.N117]" office:value-type="float" office:value="0.188700000000011" calcext:value-type="float">
            <text:p>0.188700000000011</text:p>
          </table:table-cell>
          <table:table-cell table:formula="of:=[.O116]-[.O117]" office:value-type="float" office:value="-0.0157699999999892" calcext:value-type="float">
            <text:p>-0.0157699999999892</text:p>
          </table:table-cell>
          <table:table-cell table:formula="of:=[.P116]-[.P117]" office:value-type="float" office:value="-0.831199999999996" calcext:value-type="float">
            <text:p>-0.831199999999996</text:p>
          </table:table-cell>
          <table:table-cell/>
          <table:table-cell table:formula="of:=SIGN([.R116])" office:value-type="float" office:value="-1" calcext:value-type="float">
            <text:p>-1</text:p>
          </table:table-cell>
          <table:table-cell table:formula="of:=SIGN([.S116])" office:value-type="float" office:value="1" calcext:value-type="float">
            <text:p>1</text:p>
          </table:table-cell>
          <table:table-cell table:formula="of:=SIGN([.T116])" office:value-type="float" office:value="-1" calcext:value-type="float">
            <text:p>-1</text:p>
          </table:table-cell>
          <table:table-cell table:formula="of:=SIGN([.U116])" office:value-type="float" office:value="-1" calcext:value-type="float">
            <text:p>-1</text:p>
          </table:table-cell>
          <table:table-cell table:number-columns-repeated="3"/>
          <table:table-cell office:value-type="float" office:value="12.581" calcext:value-type="float">
            <text:p>12.581</text:p>
          </table:table-cell>
          <table:table-cell office:value-type="float" office:value="2.955403" calcext:value-type="float">
            <text:p>2.955403</text:p>
          </table:table-cell>
          <table:table-cell office:value-type="float" office:value="62.14684" calcext:value-type="float">
            <text:p>62.14684</text:p>
          </table:table-cell>
          <table:table-cell office:value-type="float" office:value="27.8626" calcext:value-type="float">
            <text:p>27.8626</text:p>
          </table:table-cell>
          <table:table-cell office:value-type="float" office:value="102.6602" calcext:value-type="float">
            <text:p>102.6602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-14.05038" calcext:value-type="float">
            <text:p>-14.05038</text:p>
          </table:table-cell>
          <table:table-cell office:value-type="float" office:value="42.03225" calcext:value-type="float">
            <text:p>42.03225</text:p>
          </table:table-cell>
          <table:table-cell office:value-type="float" office:value="0.6988699" calcext:value-type="float">
            <text:p>0.6988699</text:p>
          </table:table-cell>
          <table:table-cell office:value-type="float" office:value="-43.63908" calcext:value-type="float">
            <text:p>-43.63908</text:p>
          </table:table-cell>
          <table:table-cell/>
          <table:table-cell table:formula="of:=SIGN([.AL116])" office:value-type="float" office:value="-1" calcext:value-type="float">
            <text:p>-1</text:p>
          </table:table-cell>
          <table:table-cell table:formula="of:=SIGN([.AM116])" office:value-type="float" office:value="1" calcext:value-type="float">
            <text:p>1</text:p>
          </table:table-cell>
          <table:table-cell table:formula="of:=SIGN([.AN116])" office:value-type="float" office:value="1" calcext:value-type="float">
            <text:p>1</text:p>
          </table:table-cell>
          <table:table-cell table:formula="of:=SIGN([.AO116])" office:value-type="float" office:value="-1" calcext:value-type="float">
            <text:p>-1</text:p>
          </table:table-cell>
          <table:table-cell table:number-columns-repeated="2"/>
          <table:table-cell office:value-type="float" office:value="6.467" calcext:value-type="float">
            <text:p>6.467</text:p>
          </table:table-cell>
          <table:table-cell office:value-type="float" office:value="-25.57555" calcext:value-type="float">
            <text:p>-25.57555</text:p>
          </table:table-cell>
          <table:table-cell office:value-type="float" office:value="-80.33112" calcext:value-type="float">
            <text:p>-80.33112</text:p>
          </table:table-cell>
          <table:table-cell office:value-type="float" office:value="5.591217" calcext:value-type="float">
            <text:p>5.591217</text:p>
          </table:table-cell>
          <table:table-cell office:value-type="float" office:value="-56.24036" calcext:value-type="float">
            <text:p>-56.24036</text:p>
          </table:table-cell>
          <table:table-cell/>
          <table:table-cell table:formula="of:=SIGN([.AX116])" office:value-type="float" office:value="-1" calcext:value-type="float">
            <text:p>-1</text:p>
          </table:table-cell>
          <table:table-cell table:formula="of:=SIGN([.AY116])" office:value-type="float" office:value="-1" calcext:value-type="float">
            <text:p>-1</text:p>
          </table:table-cell>
          <table:table-cell table:formula="of:=SIGN([.AZ116])" office:value-type="float" office:value="1" calcext:value-type="float">
            <text:p>1</text:p>
          </table:table-cell>
          <table:table-cell table:formula="of:=SIGN([.BA116])" office:value-type="float" office:value="-1" calcext:value-type="float">
            <text:p>-1</text:p>
          </table:table-cell>
          <table:table-cell table:number-columns-repeated="3"/>
          <table:table-cell office:value-type="float" office:value="4.837" calcext:value-type="float">
            <text:p>4.837</text:p>
          </table:table-cell>
          <table:table-cell office:value-type="float" office:value="-0.8122768" calcext:value-type="float">
            <text:p>-0.8122768</text:p>
          </table:table-cell>
          <table:table-cell office:value-type="float" office:value="-0.3142305" calcext:value-type="float">
            <text:p>-0.31423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009" calcext:value-type="float">
            <text:p>20.009</text:p>
          </table:table-cell>
          <table:table-cell office:value-type="float" office:value="-129.8136" calcext:value-type="float">
            <text:p>-129.8136</text:p>
          </table:table-cell>
          <table:table-cell office:value-type="float" office:value="128.1764" calcext:value-type="float">
            <text:p>128.17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929" calcext:value-type="float">
            <text:p>10.929</text:p>
          </table:table-cell>
          <table:table-cell office:value-type="float" office:value="-112.149" calcext:value-type="float">
            <text:p>-112.149</text:p>
          </table:table-cell>
          <table:table-cell office:value-type="float" office:value="131.3637" calcext:value-type="float">
            <text:p>131.3637</text:p>
          </table:table-cell>
          <table:table-cell office:value-type="float" office:value="87.23789" calcext:value-type="float">
            <text:p>87.23789</text:p>
          </table:table-cell>
          <table:table-cell office:value-type="float" office:value="118.1374" calcext:value-type="float">
            <text:p>118.1374</text:p>
          </table:table-cell>
          <table:table-cell/>
          <table:table-cell table:formula="of:=([.M117]-[.M118])" office:value-type="float" office:value="-0.799899999999994" calcext:value-type="float">
            <text:p>-0.799899999999994</text:p>
          </table:table-cell>
          <table:table-cell table:formula="of:=[.N117]-[.N118]" office:value-type="float" office:value="0.385799999999989" calcext:value-type="float">
            <text:p>0.385799999999989</text:p>
          </table:table-cell>
          <table:table-cell table:formula="of:=[.O117]-[.O118]" office:value-type="float" office:value="-0.201690000000013" calcext:value-type="float">
            <text:p>-0.201690000000013</text:p>
          </table:table-cell>
          <table:table-cell table:formula="of:=[.P117]-[.P118]" office:value-type="float" office:value="-1.1795" calcext:value-type="float">
            <text:p>-1.1795</text:p>
          </table:table-cell>
          <table:table-cell/>
          <table:table-cell table:formula="of:=SIGN([.R117])" office:value-type="float" office:value="-1" calcext:value-type="float">
            <text:p>-1</text:p>
          </table:table-cell>
          <table:table-cell table:formula="of:=SIGN([.S117])" office:value-type="float" office:value="1" calcext:value-type="float">
            <text:p>1</text:p>
          </table:table-cell>
          <table:table-cell table:formula="of:=SIGN([.T117])" office:value-type="float" office:value="-1" calcext:value-type="float">
            <text:p>-1</text:p>
          </table:table-cell>
          <table:table-cell table:formula="of:=SIGN([.U117])" office:value-type="float" office:value="-1" calcext:value-type="float">
            <text:p>-1</text:p>
          </table:table-cell>
          <table:table-cell table:number-columns-repeated="3"/>
          <table:table-cell office:value-type="float" office:value="12.602" calcext:value-type="float">
            <text:p>12.602</text:p>
          </table:table-cell>
          <table:table-cell office:value-type="float" office:value="3.17111" calcext:value-type="float">
            <text:p>3.17111</text:p>
          </table:table-cell>
          <table:table-cell office:value-type="float" office:value="62.86426" calcext:value-type="float">
            <text:p>62.86426</text:p>
          </table:table-cell>
          <table:table-cell office:value-type="float" office:value="27.7893" calcext:value-type="float">
            <text:p>27.7893</text:p>
          </table:table-cell>
          <table:table-cell office:value-type="float" office:value="101.7017" calcext:value-type="float">
            <text:p>101.7017</text:p>
          </table:table-cell>
          <table:table-cell table:number-columns-repeated="2"/>
          <table:table-cell office:value-type="float" office:value="5.716" calcext:value-type="float">
            <text:p>5.716</text:p>
          </table:table-cell>
          <table:table-cell office:value-type="float" office:value="-14.42932" calcext:value-type="float">
            <text:p>-14.42932</text:p>
          </table:table-cell>
          <table:table-cell office:value-type="float" office:value="42.95881" calcext:value-type="float">
            <text:p>42.95881</text:p>
          </table:table-cell>
          <table:table-cell office:value-type="float" office:value="0.6882964" calcext:value-type="float">
            <text:p>0.6882964</text:p>
          </table:table-cell>
          <table:table-cell office:value-type="float" office:value="-44.16965" calcext:value-type="float">
            <text:p>-44.16965</text:p>
          </table:table-cell>
          <table:table-cell/>
          <table:table-cell table:formula="of:=SIGN([.AL117])" office:value-type="float" office:value="-1" calcext:value-type="float">
            <text:p>-1</text:p>
          </table:table-cell>
          <table:table-cell table:formula="of:=SIGN([.AM117])" office:value-type="float" office:value="1" calcext:value-type="float">
            <text:p>1</text:p>
          </table:table-cell>
          <table:table-cell table:formula="of:=SIGN([.AN117])" office:value-type="float" office:value="1" calcext:value-type="float">
            <text:p>1</text:p>
          </table:table-cell>
          <table:table-cell table:formula="of:=SIGN([.AO117])" office:value-type="float" office:value="-1" calcext:value-type="float">
            <text:p>-1</text:p>
          </table:table-cell>
          <table:table-cell table:number-columns-repeated="2"/>
          <table:table-cell office:value-type="float" office:value="6.478" calcext:value-type="float">
            <text:p>6.478</text:p>
          </table:table-cell>
          <table:table-cell office:value-type="float" office:value="-24.71253" calcext:value-type="float">
            <text:p>-24.71253</text:p>
          </table:table-cell>
          <table:table-cell office:value-type="float" office:value="-80.18322" calcext:value-type="float">
            <text:p>-80.18322</text:p>
          </table:table-cell>
          <table:table-cell office:value-type="float" office:value="5.599722" calcext:value-type="float">
            <text:p>5.599722</text:p>
          </table:table-cell>
          <table:table-cell office:value-type="float" office:value="-56.04667" calcext:value-type="float">
            <text:p>-56.04667</text:p>
          </table:table-cell>
          <table:table-cell/>
          <table:table-cell table:formula="of:=SIGN([.AX117])" office:value-type="float" office:value="-1" calcext:value-type="float">
            <text:p>-1</text:p>
          </table:table-cell>
          <table:table-cell table:formula="of:=SIGN([.AY117])" office:value-type="float" office:value="-1" calcext:value-type="float">
            <text:p>-1</text:p>
          </table:table-cell>
          <table:table-cell table:formula="of:=SIGN([.AZ117])" office:value-type="float" office:value="1" calcext:value-type="float">
            <text:p>1</text:p>
          </table:table-cell>
          <table:table-cell table:formula="of:=SIGN([.BA117])" office:value-type="float" office:value="-1" calcext:value-type="float">
            <text:p>-1</text:p>
          </table:table-cell>
          <table:table-cell table:number-columns-repeated="3"/>
          <table:table-cell office:value-type="float" office:value="4.845" calcext:value-type="float">
            <text:p>4.845</text:p>
          </table:table-cell>
          <table:table-cell office:value-type="float" office:value="-0.5951204" calcext:value-type="float">
            <text:p>-0.5951204</text:p>
          </table:table-cell>
          <table:table-cell office:value-type="float" office:value="-0.03097245" calcext:value-type="float">
            <text:p>-0.030972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182" calcext:value-type="float">
            <text:p>20.182</text:p>
          </table:table-cell>
          <table:table-cell office:value-type="float" office:value="-129.6929" calcext:value-type="float">
            <text:p>-129.6929</text:p>
          </table:table-cell>
          <table:table-cell office:value-type="float" office:value="128.268" calcext:value-type="float">
            <text:p>128.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942" calcext:value-type="float">
            <text:p>10.942</text:p>
          </table:table-cell>
          <table:table-cell office:value-type="float" office:value="-111.3491" calcext:value-type="float">
            <text:p>-111.3491</text:p>
          </table:table-cell>
          <table:table-cell office:value-type="float" office:value="130.9779" calcext:value-type="float">
            <text:p>130.9779</text:p>
          </table:table-cell>
          <table:table-cell office:value-type="float" office:value="87.43958" calcext:value-type="float">
            <text:p>87.43958</text:p>
          </table:table-cell>
          <table:table-cell office:value-type="float" office:value="119.3169" calcext:value-type="float">
            <text:p>119.3169</text:p>
          </table:table-cell>
          <table:table-cell/>
          <table:table-cell table:formula="of:=([.M118]-[.M119])" office:value-type="float" office:value="-0.476400000000012" calcext:value-type="float">
            <text:p>-0.476400000000012</text:p>
          </table:table-cell>
          <table:table-cell table:formula="of:=[.N118]-[.N119]" office:value-type="float" office:value="0.237899999999996" calcext:value-type="float">
            <text:p>0.237899999999996</text:p>
          </table:table-cell>
          <table:table-cell table:formula="of:=[.O118]-[.O119]" office:value-type="float" office:value="-0.283019999999993" calcext:value-type="float">
            <text:p>-0.283019999999993</text:p>
          </table:table-cell>
          <table:table-cell table:formula="of:=[.P118]-[.P119]" office:value-type="float" office:value="-1.2597" calcext:value-type="float">
            <text:p>-1.2597</text:p>
          </table:table-cell>
          <table:table-cell/>
          <table:table-cell table:formula="of:=SIGN([.R118])" office:value-type="float" office:value="-1" calcext:value-type="float">
            <text:p>-1</text:p>
          </table:table-cell>
          <table:table-cell table:formula="of:=SIGN([.S118])" office:value-type="float" office:value="1" calcext:value-type="float">
            <text:p>1</text:p>
          </table:table-cell>
          <table:table-cell table:formula="of:=SIGN([.T118])" office:value-type="float" office:value="-1" calcext:value-type="float">
            <text:p>-1</text:p>
          </table:table-cell>
          <table:table-cell table:formula="of:=SIGN([.U118])" office:value-type="float" office:value="-1" calcext:value-type="float">
            <text:p>-1</text:p>
          </table:table-cell>
          <table:table-cell table:number-columns-repeated="3"/>
          <table:table-cell office:value-type="float" office:value="12.763" calcext:value-type="float">
            <text:p>12.763</text:p>
          </table:table-cell>
          <table:table-cell office:value-type="float" office:value="3.622249" calcext:value-type="float">
            <text:p>3.622249</text:p>
          </table:table-cell>
          <table:table-cell office:value-type="float" office:value="69.1978" calcext:value-type="float">
            <text:p>69.1978</text:p>
          </table:table-cell>
          <table:table-cell office:value-type="float" office:value="23.57922" calcext:value-type="float">
            <text:p>23.57922</text:p>
          </table:table-cell>
          <table:table-cell office:value-type="float" office:value="91.34632" calcext:value-type="float">
            <text:p>91.34632</text:p>
          </table:table-cell>
          <table:table-cell table:number-columns-repeated="2"/>
          <table:table-cell office:value-type="float" office:value="5.727" calcext:value-type="float">
            <text:p>5.727</text:p>
          </table:table-cell>
          <table:table-cell office:value-type="float" office:value="-14.79609" calcext:value-type="float">
            <text:p>-14.79609</text:p>
          </table:table-cell>
          <table:table-cell office:value-type="float" office:value="43.85019" calcext:value-type="float">
            <text:p>43.85019</text:p>
          </table:table-cell>
          <table:table-cell office:value-type="float" office:value="0.6958323" calcext:value-type="float">
            <text:p>0.6958323</text:p>
          </table:table-cell>
          <table:table-cell office:value-type="float" office:value="-44.2908" calcext:value-type="float">
            <text:p>-44.2908</text:p>
          </table:table-cell>
          <table:table-cell/>
          <table:table-cell table:formula="of:=SIGN([.AL118])" office:value-type="float" office:value="-1" calcext:value-type="float">
            <text:p>-1</text:p>
          </table:table-cell>
          <table:table-cell table:formula="of:=SIGN([.AM118])" office:value-type="float" office:value="1" calcext:value-type="float">
            <text:p>1</text:p>
          </table:table-cell>
          <table:table-cell table:formula="of:=SIGN([.AN118])" office:value-type="float" office:value="1" calcext:value-type="float">
            <text:p>1</text:p>
          </table:table-cell>
          <table:table-cell table:formula="of:=SIGN([.AO118])" office:value-type="float" office:value="-1" calcext:value-type="float">
            <text:p>-1</text:p>
          </table:table-cell>
          <table:table-cell table:number-columns-repeated="2"/>
          <table:table-cell office:value-type="float" office:value="6.489" calcext:value-type="float">
            <text:p>6.489</text:p>
          </table:table-cell>
          <table:table-cell office:value-type="float" office:value="-24.03311" calcext:value-type="float">
            <text:p>-24.03311</text:p>
          </table:table-cell>
          <table:table-cell office:value-type="float" office:value="-80.05813" calcext:value-type="float">
            <text:p>-80.05813</text:p>
          </table:table-cell>
          <table:table-cell office:value-type="float" office:value="5.393047" calcext:value-type="float">
            <text:p>5.393047</text:p>
          </table:table-cell>
          <table:table-cell office:value-type="float" office:value="-55.69005" calcext:value-type="float">
            <text:p>-55.69005</text:p>
          </table:table-cell>
          <table:table-cell/>
          <table:table-cell table:formula="of:=SIGN([.AX118])" office:value-type="float" office:value="-1" calcext:value-type="float">
            <text:p>-1</text:p>
          </table:table-cell>
          <table:table-cell table:formula="of:=SIGN([.AY118])" office:value-type="float" office:value="-1" calcext:value-type="float">
            <text:p>-1</text:p>
          </table:table-cell>
          <table:table-cell table:formula="of:=SIGN([.AZ118])" office:value-type="float" office:value="1" calcext:value-type="float">
            <text:p>1</text:p>
          </table:table-cell>
          <table:table-cell table:formula="of:=SIGN([.BA118])" office:value-type="float" office:value="-1" calcext:value-type="float">
            <text:p>-1</text:p>
          </table:table-cell>
          <table:table-cell table:number-columns-repeated="3"/>
          <table:table-cell office:value-type="float" office:value="4.853" calcext:value-type="float">
            <text:p>4.853</text:p>
          </table:table-cell>
          <table:table-cell office:value-type="float" office:value="-0.8198298" calcext:value-type="float">
            <text:p>-0.8198298</text:p>
          </table:table-cell>
          <table:table-cell office:value-type="float" office:value="-0.32251" calcext:value-type="float">
            <text:p>-0.322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208" calcext:value-type="float">
            <text:p>20.208</text:p>
          </table:table-cell>
          <table:table-cell office:value-type="float" office:value="-129.6263" calcext:value-type="float">
            <text:p>-129.6263</text:p>
          </table:table-cell>
          <table:table-cell office:value-type="float" office:value="128.323" calcext:value-type="float">
            <text:p>128.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953" calcext:value-type="float">
            <text:p>10.953</text:p>
          </table:table-cell>
          <table:table-cell office:value-type="float" office:value="-110.8727" calcext:value-type="float">
            <text:p>-110.8727</text:p>
          </table:table-cell>
          <table:table-cell office:value-type="float" office:value="130.74" calcext:value-type="float">
            <text:p>130.74</text:p>
          </table:table-cell>
          <table:table-cell office:value-type="float" office:value="87.7226" calcext:value-type="float">
            <text:p>87.7226</text:p>
          </table:table-cell>
          <table:table-cell office:value-type="float" office:value="120.5766" calcext:value-type="float">
            <text:p>120.5766</text:p>
          </table:table-cell>
          <table:table-cell/>
          <table:table-cell table:formula="of:=([.M119]-[.M120])" office:value-type="float" office:value="-0.469099999999997" calcext:value-type="float">
            <text:p>-0.469099999999997</text:p>
          </table:table-cell>
          <table:table-cell table:formula="of:=[.N119]-[.N120]" office:value-type="float" office:value="0.23690000000002" calcext:value-type="float">
            <text:p>0.23690000000002</text:p>
          </table:table-cell>
          <table:table-cell table:formula="of:=[.O119]-[.O120]" office:value-type="float" office:value="-0.0126800000000031" calcext:value-type="float">
            <text:p>-0.0126800000000031</text:p>
          </table:table-cell>
          <table:table-cell table:formula="of:=[.P119]-[.P120]" office:value-type="float" office:value="-1.2974" calcext:value-type="float">
            <text:p>-1.2974</text:p>
          </table:table-cell>
          <table:table-cell/>
          <table:table-cell table:formula="of:=SIGN([.R119])" office:value-type="float" office:value="-1" calcext:value-type="float">
            <text:p>-1</text:p>
          </table:table-cell>
          <table:table-cell table:formula="of:=SIGN([.S119])" office:value-type="float" office:value="1" calcext:value-type="float">
            <text:p>1</text:p>
          </table:table-cell>
          <table:table-cell table:formula="of:=SIGN([.T119])" office:value-type="float" office:value="-1" calcext:value-type="float">
            <text:p>-1</text:p>
          </table:table-cell>
          <table:table-cell table:formula="of:=SIGN([.U119])" office:value-type="float" office:value="-1" calcext:value-type="float">
            <text:p>-1</text:p>
          </table:table-cell>
          <table:table-cell table:number-columns-repeated="3"/>
          <table:table-cell office:value-type="float" office:value="12.775" calcext:value-type="float">
            <text:p>12.775</text:p>
          </table:table-cell>
          <table:table-cell office:value-type="float" office:value="3.444257" calcext:value-type="float">
            <text:p>3.444257</text:p>
          </table:table-cell>
          <table:table-cell office:value-type="float" office:value="69.7343" calcext:value-type="float">
            <text:p>69.7343</text:p>
          </table:table-cell>
          <table:table-cell office:value-type="float" office:value="23.26517" calcext:value-type="float">
            <text:p>23.26517</text:p>
          </table:table-cell>
          <table:table-cell office:value-type="float" office:value="90.5125" calcext:value-type="float">
            <text:p>90.5125</text:p>
          </table:table-cell>
          <table:table-cell table:number-columns-repeated="2"/>
          <table:table-cell office:value-type="float" office:value="5.738" calcext:value-type="float">
            <text:p>5.738</text:p>
          </table:table-cell>
          <table:table-cell office:value-type="float" office:value="-15.07783" calcext:value-type="float">
            <text:p>-15.07783</text:p>
          </table:table-cell>
          <table:table-cell office:value-type="float" office:value="44.57584" calcext:value-type="float">
            <text:p>44.57584</text:p>
          </table:table-cell>
          <table:table-cell office:value-type="float" office:value="0.7196593" calcext:value-type="float">
            <text:p>0.7196593</text:p>
          </table:table-cell>
          <table:table-cell office:value-type="float" office:value="-44.67155" calcext:value-type="float">
            <text:p>-44.67155</text:p>
          </table:table-cell>
          <table:table-cell/>
          <table:table-cell table:formula="of:=SIGN([.AL119])" office:value-type="float" office:value="-1" calcext:value-type="float">
            <text:p>-1</text:p>
          </table:table-cell>
          <table:table-cell table:formula="of:=SIGN([.AM119])" office:value-type="float" office:value="1" calcext:value-type="float">
            <text:p>1</text:p>
          </table:table-cell>
          <table:table-cell table:formula="of:=SIGN([.AN119])" office:value-type="float" office:value="1" calcext:value-type="float">
            <text:p>1</text:p>
          </table:table-cell>
          <table:table-cell table:formula="of:=SIGN([.AO119])" office:value-type="float" office:value="-1" calcext:value-type="float">
            <text:p>-1</text:p>
          </table:table-cell>
          <table:table-cell table:number-columns-repeated="2"/>
          <table:table-cell office:value-type="float" office:value="6.51" calcext:value-type="float">
            <text:p>6.51</text:p>
          </table:table-cell>
          <table:table-cell office:value-type="float" office:value="-22.70042" calcext:value-type="float">
            <text:p>-22.70042</text:p>
          </table:table-cell>
          <table:table-cell office:value-type="float" office:value="-79.80792" calcext:value-type="float">
            <text:p>-79.80792</text:p>
          </table:table-cell>
          <table:table-cell office:value-type="float" office:value="5.174277" calcext:value-type="float">
            <text:p>5.174277</text:p>
          </table:table-cell>
          <table:table-cell office:value-type="float" office:value="-54.61746" calcext:value-type="float">
            <text:p>-54.61746</text:p>
          </table:table-cell>
          <table:table-cell/>
          <table:table-cell table:formula="of:=SIGN([.AX119])" office:value-type="float" office:value="-1" calcext:value-type="float">
            <text:p>-1</text:p>
          </table:table-cell>
          <table:table-cell table:formula="of:=SIGN([.AY119])" office:value-type="float" office:value="-1" calcext:value-type="float">
            <text:p>-1</text:p>
          </table:table-cell>
          <table:table-cell table:formula="of:=SIGN([.AZ119])" office:value-type="float" office:value="1" calcext:value-type="float">
            <text:p>1</text:p>
          </table:table-cell>
          <table:table-cell table:formula="of:=SIGN([.BA119])" office:value-type="float" office:value="-1" calcext:value-type="float">
            <text:p>-1</text:p>
          </table:table-cell>
          <table:table-cell table:number-columns-repeated="3"/>
          <table:table-cell office:value-type="float" office:value="4.863" calcext:value-type="float">
            <text:p>4.863</text:p>
          </table:table-cell>
          <table:table-cell office:value-type="float" office:value="-0.6020185" calcext:value-type="float">
            <text:p>-0.6020185</text:p>
          </table:table-cell>
          <table:table-cell office:value-type="float" office:value="-0.03970873" calcext:value-type="float">
            <text:p>-0.039708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23" calcext:value-type="float">
            <text:p>20.23</text:p>
          </table:table-cell>
          <table:table-cell office:value-type="float" office:value="-129.6006" calcext:value-type="float">
            <text:p>-129.6006</text:p>
          </table:table-cell>
          <table:table-cell office:value-type="float" office:value="128.3434" calcext:value-type="float">
            <text:p>128.34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964" calcext:value-type="float">
            <text:p>10.964</text:p>
          </table:table-cell>
          <table:table-cell office:value-type="float" office:value="-110.4036" calcext:value-type="float">
            <text:p>-110.4036</text:p>
          </table:table-cell>
          <table:table-cell office:value-type="float" office:value="130.5031" calcext:value-type="float">
            <text:p>130.5031</text:p>
          </table:table-cell>
          <table:table-cell office:value-type="float" office:value="87.73528" calcext:value-type="float">
            <text:p>87.73528</text:p>
          </table:table-cell>
          <table:table-cell office:value-type="float" office:value="121.874" calcext:value-type="float">
            <text:p>121.874</text:p>
          </table:table-cell>
          <table:table-cell/>
          <table:table-cell table:formula="of:=([.M120]-[.M121])" office:value-type="float" office:value="-0.4786" calcext:value-type="float">
            <text:p>-0.4786</text:p>
          </table:table-cell>
          <table:table-cell table:formula="of:=[.N120]-[.N121]" office:value-type="float" office:value="0.240299999999991" calcext:value-type="float">
            <text:p>0.240299999999991</text:p>
          </table:table-cell>
          <table:table-cell table:formula="of:=[.O120]-[.O121]" office:value-type="float" office:value="-0.0743799999999908" calcext:value-type="float">
            <text:p>-0.0743799999999908</text:p>
          </table:table-cell>
          <table:table-cell table:formula="of:=[.P120]-[.P121]" office:value-type="float" office:value="-0.933400000000006" calcext:value-type="float">
            <text:p>-0.933400000000006</text:p>
          </table:table-cell>
          <table:table-cell/>
          <table:table-cell table:formula="of:=SIGN([.R120])" office:value-type="float" office:value="-1" calcext:value-type="float">
            <text:p>-1</text:p>
          </table:table-cell>
          <table:table-cell table:formula="of:=SIGN([.S120])" office:value-type="float" office:value="1" calcext:value-type="float">
            <text:p>1</text:p>
          </table:table-cell>
          <table:table-cell table:formula="of:=SIGN([.T120])" office:value-type="float" office:value="-1" calcext:value-type="float">
            <text:p>-1</text:p>
          </table:table-cell>
          <table:table-cell table:formula="of:=SIGN([.U120])" office:value-type="float" office:value="-1" calcext:value-type="float">
            <text:p>-1</text:p>
          </table:table-cell>
          <table:table-cell table:number-columns-repeated="3"/>
          <table:table-cell office:value-type="float" office:value="12.786" calcext:value-type="float">
            <text:p>12.786</text:p>
          </table:table-cell>
          <table:table-cell office:value-type="float" office:value="3.262892" calcext:value-type="float">
            <text:p>3.262892</text:p>
          </table:table-cell>
          <table:table-cell office:value-type="float" office:value="70.26445" calcext:value-type="float">
            <text:p>70.26445</text:p>
          </table:table-cell>
          <table:table-cell office:value-type="float" office:value="22.7491" calcext:value-type="float">
            <text:p>22.7491</text:p>
          </table:table-cell>
          <table:table-cell office:value-type="float" office:value="89.77136" calcext:value-type="float">
            <text:p>89.77136</text:p>
          </table:table-cell>
          <table:table-cell table:number-columns-repeated="2"/>
          <table:table-cell office:value-type="float" office:value="5.749" calcext:value-type="float">
            <text:p>5.749</text:p>
          </table:table-cell>
          <table:table-cell office:value-type="float" office:value="-15.32085" calcext:value-type="float">
            <text:p>-15.32085</text:p>
          </table:table-cell>
          <table:table-cell office:value-type="float" office:value="45.3195" calcext:value-type="float">
            <text:p>45.3195</text:p>
          </table:table-cell>
          <table:table-cell office:value-type="float" office:value="0.7445768" calcext:value-type="float">
            <text:p>0.7445768</text:p>
          </table:table-cell>
          <table:table-cell office:value-type="float" office:value="-44.79161" calcext:value-type="float">
            <text:p>-44.79161</text:p>
          </table:table-cell>
          <table:table-cell/>
          <table:table-cell table:formula="of:=SIGN([.AL120])" office:value-type="float" office:value="-1" calcext:value-type="float">
            <text:p>-1</text:p>
          </table:table-cell>
          <table:table-cell table:formula="of:=SIGN([.AM120])" office:value-type="float" office:value="1" calcext:value-type="float">
            <text:p>1</text:p>
          </table:table-cell>
          <table:table-cell table:formula="of:=SIGN([.AN120])" office:value-type="float" office:value="1" calcext:value-type="float">
            <text:p>1</text:p>
          </table:table-cell>
          <table:table-cell table:formula="of:=SIGN([.AO120])" office:value-type="float" office:value="-1" calcext:value-type="float">
            <text:p>-1</text:p>
          </table:table-cell>
          <table:table-cell table:number-columns-repeated="2"/>
          <table:table-cell office:value-type="float" office:value="6.523" calcext:value-type="float">
            <text:p>6.523</text:p>
          </table:table-cell>
          <table:table-cell office:value-type="float" office:value="-22.24495" calcext:value-type="float">
            <text:p>-22.24495</text:p>
          </table:table-cell>
          <table:table-cell office:value-type="float" office:value="-79.72118" calcext:value-type="float">
            <text:p>-79.72118</text:p>
          </table:table-cell>
          <table:table-cell office:value-type="float" office:value="5.087232" calcext:value-type="float">
            <text:p>5.087232</text:p>
          </table:table-cell>
          <table:table-cell office:value-type="float" office:value="-54.30565" calcext:value-type="float">
            <text:p>-54.30565</text:p>
          </table:table-cell>
          <table:table-cell/>
          <table:table-cell table:formula="of:=SIGN([.AX120])" office:value-type="float" office:value="-1" calcext:value-type="float">
            <text:p>-1</text:p>
          </table:table-cell>
          <table:table-cell table:formula="of:=SIGN([.AY120])" office:value-type="float" office:value="-1" calcext:value-type="float">
            <text:p>-1</text:p>
          </table:table-cell>
          <table:table-cell table:formula="of:=SIGN([.AZ120])" office:value-type="float" office:value="1" calcext:value-type="float">
            <text:p>1</text:p>
          </table:table-cell>
          <table:table-cell table:formula="of:=SIGN([.BA120])" office:value-type="float" office:value="-1" calcext:value-type="float">
            <text:p>-1</text:p>
          </table:table-cell>
          <table:table-cell table:number-columns-repeated="3"/>
          <table:table-cell office:value-type="float" office:value="4.871" calcext:value-type="float">
            <text:p>4.871</text:p>
          </table:table-cell>
          <table:table-cell office:value-type="float" office:value="-0.9767309" calcext:value-type="float">
            <text:p>-0.9767309</text:p>
          </table:table-cell>
          <table:table-cell office:value-type="float" office:value="-0.2455353" calcext:value-type="float">
            <text:p>-0.24553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251" calcext:value-type="float">
            <text:p>20.251</text:p>
          </table:table-cell>
          <table:table-cell office:value-type="float" office:value="-129.6545" calcext:value-type="float">
            <text:p>-129.6545</text:p>
          </table:table-cell>
          <table:table-cell office:value-type="float" office:value="128.3076" calcext:value-type="float">
            <text:p>128.30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975" calcext:value-type="float">
            <text:p>10.975</text:p>
          </table:table-cell>
          <table:table-cell office:value-type="float" office:value="-109.925" calcext:value-type="float">
            <text:p>-109.925</text:p>
          </table:table-cell>
          <table:table-cell office:value-type="float" office:value="130.2628" calcext:value-type="float">
            <text:p>130.2628</text:p>
          </table:table-cell>
          <table:table-cell office:value-type="float" office:value="87.80966" calcext:value-type="float">
            <text:p>87.80966</text:p>
          </table:table-cell>
          <table:table-cell office:value-type="float" office:value="122.8074" calcext:value-type="float">
            <text:p>122.8074</text:p>
          </table:table-cell>
          <table:table-cell/>
          <table:table-cell table:formula="of:=([.M121]-[.M122])" office:value-type="float" office:value="-0.728700000000003" calcext:value-type="float">
            <text:p>-0.728700000000003</text:p>
          </table:table-cell>
          <table:table-cell table:formula="of:=[.N121]-[.N122]" office:value-type="float" office:value="0.361799999999988" calcext:value-type="float">
            <text:p>0.361799999999988</text:p>
          </table:table-cell>
          <table:table-cell table:formula="of:=[.O121]-[.O122]" office:value-type="float" office:value="-0.237660000000005" calcext:value-type="float">
            <text:p>-0.237660000000005</text:p>
          </table:table-cell>
          <table:table-cell table:formula="of:=[.P121]-[.P122]" office:value-type="float" office:value="-1.53919999999999" calcext:value-type="float">
            <text:p>-1.53919999999999</text:p>
          </table:table-cell>
          <table:table-cell/>
          <table:table-cell table:formula="of:=SIGN([.R121])" office:value-type="float" office:value="-1" calcext:value-type="float">
            <text:p>-1</text:p>
          </table:table-cell>
          <table:table-cell table:formula="of:=SIGN([.S121])" office:value-type="float" office:value="1" calcext:value-type="float">
            <text:p>1</text:p>
          </table:table-cell>
          <table:table-cell table:formula="of:=SIGN([.T121])" office:value-type="float" office:value="-1" calcext:value-type="float">
            <text:p>-1</text:p>
          </table:table-cell>
          <table:table-cell table:formula="of:=SIGN([.U121])" office:value-type="float" office:value="-1" calcext:value-type="float">
            <text:p>-1</text:p>
          </table:table-cell>
          <table:table-cell table:number-columns-repeated="3"/>
          <table:table-cell office:value-type="float" office:value="12.801" calcext:value-type="float">
            <text:p>12.801</text:p>
          </table:table-cell>
          <table:table-cell office:value-type="float" office:value="3.071302" calcext:value-type="float">
            <text:p>3.071302</text:p>
          </table:table-cell>
          <table:table-cell office:value-type="float" office:value="70.81122" calcext:value-type="float">
            <text:p>70.81122</text:p>
          </table:table-cell>
          <table:table-cell office:value-type="float" office:value="22.31965" calcext:value-type="float">
            <text:p>22.31965</text:p>
          </table:table-cell>
          <table:table-cell office:value-type="float" office:value="88.86444" calcext:value-type="float">
            <text:p>88.86444</text:p>
          </table:table-cell>
          <table:table-cell table:number-columns-repeated="2"/>
          <table:table-cell office:value-type="float" office:value="5.76" calcext:value-type="float">
            <text:p>5.76</text:p>
          </table:table-cell>
          <table:table-cell office:value-type="float" office:value="-15.55806" calcext:value-type="float">
            <text:p>-15.55806</text:p>
          </table:table-cell>
          <table:table-cell office:value-type="float" office:value="46.0517" calcext:value-type="float">
            <text:p>46.0517</text:p>
          </table:table-cell>
          <table:table-cell office:value-type="float" office:value="0.7918909" calcext:value-type="float">
            <text:p>0.7918909</text:p>
          </table:table-cell>
          <table:table-cell office:value-type="float" office:value="-45.12744" calcext:value-type="float">
            <text:p>-45.12744</text:p>
          </table:table-cell>
          <table:table-cell/>
          <table:table-cell table:formula="of:=SIGN([.AL121])" office:value-type="float" office:value="-1" calcext:value-type="float">
            <text:p>-1</text:p>
          </table:table-cell>
          <table:table-cell table:formula="of:=SIGN([.AM121])" office:value-type="float" office:value="1" calcext:value-type="float">
            <text:p>1</text:p>
          </table:table-cell>
          <table:table-cell table:formula="of:=SIGN([.AN121])" office:value-type="float" office:value="1" calcext:value-type="float">
            <text:p>1</text:p>
          </table:table-cell>
          <table:table-cell table:formula="of:=SIGN([.AO121])" office:value-type="float" office:value="-1" calcext:value-type="float">
            <text:p>-1</text:p>
          </table:table-cell>
          <table:table-cell table:number-columns-repeated="2"/>
          <table:table-cell office:value-type="float" office:value="6.684" calcext:value-type="float">
            <text:p>6.684</text:p>
          </table:table-cell>
          <table:table-cell office:value-type="float" office:value="-13.3323" calcext:value-type="float">
            <text:p>-13.3323</text:p>
          </table:table-cell>
          <table:table-cell office:value-type="float" office:value="-78.1988" calcext:value-type="float">
            <text:p>-78.1988</text:p>
          </table:table-cell>
          <table:table-cell office:value-type="float" office:value="2.702085" calcext:value-type="float">
            <text:p>2.702085</text:p>
          </table:table-cell>
          <table:table-cell office:value-type="float" office:value="-42.44237" calcext:value-type="float">
            <text:p>-42.44237</text:p>
          </table:table-cell>
          <table:table-cell/>
          <table:table-cell table:formula="of:=SIGN([.AX121])" office:value-type="float" office:value="-1" calcext:value-type="float">
            <text:p>-1</text:p>
          </table:table-cell>
          <table:table-cell table:formula="of:=SIGN([.AY121])" office:value-type="float" office:value="-1" calcext:value-type="float">
            <text:p>-1</text:p>
          </table:table-cell>
          <table:table-cell table:formula="of:=SIGN([.AZ121])" office:value-type="float" office:value="1" calcext:value-type="float">
            <text:p>1</text:p>
          </table:table-cell>
          <table:table-cell table:formula="of:=SIGN([.BA121])" office:value-type="float" office:value="-1" calcext:value-type="float">
            <text:p>-1</text:p>
          </table:table-cell>
          <table:table-cell table:number-columns-repeated="3"/>
          <table:table-cell office:value-type="float" office:value="4.879" calcext:value-type="float">
            <text:p>4.879</text:p>
          </table:table-cell>
          <table:table-cell office:value-type="float" office:value="-0.9600431" calcext:value-type="float">
            <text:p>-0.9600431</text:p>
          </table:table-cell>
          <table:table-cell office:value-type="float" office:value="-0.2408827" calcext:value-type="float">
            <text:p>-0.24088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277" calcext:value-type="float">
            <text:p>20.277</text:p>
          </table:table-cell>
          <table:table-cell office:value-type="float" office:value="-129.5887" calcext:value-type="float">
            <text:p>-129.5887</text:p>
          </table:table-cell>
          <table:table-cell office:value-type="float" office:value="128.3556" calcext:value-type="float">
            <text:p>128.3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0.998" calcext:value-type="float">
            <text:p>10.998</text:p>
          </table:table-cell>
          <table:table-cell office:value-type="float" office:value="-109.1963" calcext:value-type="float">
            <text:p>-109.1963</text:p>
          </table:table-cell>
          <table:table-cell office:value-type="float" office:value="129.901" calcext:value-type="float">
            <text:p>129.901</text:p>
          </table:table-cell>
          <table:table-cell office:value-type="float" office:value="88.04732" calcext:value-type="float">
            <text:p>88.04732</text:p>
          </table:table-cell>
          <table:table-cell office:value-type="float" office:value="124.3466" calcext:value-type="float">
            <text:p>124.3466</text:p>
          </table:table-cell>
          <table:table-cell/>
          <table:table-cell table:formula="of:=([.M122]-[.M123])" office:value-type="float" office:value="-0.741399999999999" calcext:value-type="float">
            <text:p>-0.741399999999999</text:p>
          </table:table-cell>
          <table:table-cell table:formula="of:=[.N122]-[.N123]" office:value-type="float" office:value="0.365600000000001" calcext:value-type="float">
            <text:p>0.365600000000001</text:p>
          </table:table-cell>
          <table:table-cell table:formula="of:=[.O122]-[.O123]" office:value-type="float" office:value="0.0149499999999989" calcext:value-type="float">
            <text:p>0.0149499999999989</text:p>
          </table:table-cell>
          <table:table-cell table:formula="of:=[.P122]-[.P123]" office:value-type="float" office:value="-1.53970000000001" calcext:value-type="float">
            <text:p>-1.53970000000001</text:p>
          </table:table-cell>
          <table:table-cell/>
          <table:table-cell table:formula="of:=SIGN([.R122])" office:value-type="float" office:value="-1" calcext:value-type="float">
            <text:p>-1</text:p>
          </table:table-cell>
          <table:table-cell table:formula="of:=SIGN([.S122])" office:value-type="float" office:value="1" calcext:value-type="float">
            <text:p>1</text:p>
          </table:table-cell>
          <table:table-cell table:formula="of:=SIGN([.T122])" office:value-type="float" office:value="1" calcext:value-type="float">
            <text:p>1</text:p>
          </table:table-cell>
          <table:table-cell table:formula="of:=SIGN([.U122])" office:value-type="float" office:value="-1" calcext:value-type="float">
            <text:p>-1</text:p>
          </table:table-cell>
          <table:table-cell table:number-columns-repeated="3"/>
          <table:table-cell office:value-type="float" office:value="12.813" calcext:value-type="float">
            <text:p>12.813</text:p>
          </table:table-cell>
          <table:table-cell office:value-type="float" office:value="2.801794" calcext:value-type="float">
            <text:p>2.801794</text:p>
          </table:table-cell>
          <table:table-cell office:value-type="float" office:value="71.56042" calcext:value-type="float">
            <text:p>71.56042</text:p>
          </table:table-cell>
          <table:table-cell office:value-type="float" office:value="21.72586" calcext:value-type="float">
            <text:p>21.72586</text:p>
          </table:table-cell>
          <table:table-cell office:value-type="float" office:value="87.83473" calcext:value-type="float">
            <text:p>87.83473</text:p>
          </table:table-cell>
          <table:table-cell table:number-columns-repeated="2"/>
          <table:table-cell office:value-type="float" office:value="5.771" calcext:value-type="float">
            <text:p>5.771</text:p>
          </table:table-cell>
          <table:table-cell office:value-type="float" office:value="-15.78641" calcext:value-type="float">
            <text:p>-15.78641</text:p>
          </table:table-cell>
          <table:table-cell office:value-type="float" office:value="46.75803" calcext:value-type="float">
            <text:p>46.75803</text:p>
          </table:table-cell>
          <table:table-cell office:value-type="float" office:value="0.784179" calcext:value-type="float">
            <text:p>0.784179</text:p>
          </table:table-cell>
          <table:table-cell office:value-type="float" office:value="-45.41464" calcext:value-type="float">
            <text:p>-45.41464</text:p>
          </table:table-cell>
          <table:table-cell/>
          <table:table-cell table:formula="of:=SIGN([.AL122])" office:value-type="float" office:value="-1" calcext:value-type="float">
            <text:p>-1</text:p>
          </table:table-cell>
          <table:table-cell table:formula="of:=SIGN([.AM122])" office:value-type="float" office:value="1" calcext:value-type="float">
            <text:p>1</text:p>
          </table:table-cell>
          <table:table-cell table:formula="of:=SIGN([.AN122])" office:value-type="float" office:value="1" calcext:value-type="float">
            <text:p>1</text:p>
          </table:table-cell>
          <table:table-cell table:formula="of:=SIGN([.AO122])" office:value-type="float" office:value="-1" calcext:value-type="float">
            <text:p>-1</text:p>
          </table:table-cell>
          <table:table-cell table:number-columns-repeated="2"/>
          <table:table-cell office:value-type="float" office:value="6.696" calcext:value-type="float">
            <text:p>6.696</text:p>
          </table:table-cell>
          <table:table-cell office:value-type="float" office:value="-12.88102" calcext:value-type="float">
            <text:p>-12.88102</text:p>
          </table:table-cell>
          <table:table-cell office:value-type="float" office:value="-78.13793" calcext:value-type="float">
            <text:p>-78.13793</text:p>
          </table:table-cell>
          <table:table-cell office:value-type="float" office:value="2.607325" calcext:value-type="float">
            <text:p>2.607325</text:p>
          </table:table-cell>
          <table:table-cell office:value-type="float" office:value="-41.70197" calcext:value-type="float">
            <text:p>-41.70197</text:p>
          </table:table-cell>
          <table:table-cell/>
          <table:table-cell table:formula="of:=SIGN([.AX122])" office:value-type="float" office:value="-1" calcext:value-type="float">
            <text:p>-1</text:p>
          </table:table-cell>
          <table:table-cell table:formula="of:=SIGN([.AY122])" office:value-type="float" office:value="-1" calcext:value-type="float">
            <text:p>-1</text:p>
          </table:table-cell>
          <table:table-cell table:formula="of:=SIGN([.AZ122])" office:value-type="float" office:value="1" calcext:value-type="float">
            <text:p>1</text:p>
          </table:table-cell>
          <table:table-cell table:formula="of:=SIGN([.BA122])" office:value-type="float" office:value="-1" calcext:value-type="float">
            <text:p>-1</text:p>
          </table:table-cell>
          <table:table-cell table:number-columns-repeated="3"/>
          <table:table-cell office:value-type="float" office:value="4.887" calcext:value-type="float">
            <text:p>4.887</text:p>
          </table:table-cell>
          <table:table-cell office:value-type="float" office:value="-0.8520464" calcext:value-type="float">
            <text:p>-0.8520464</text:p>
          </table:table-cell>
          <table:table-cell office:value-type="float" office:value="-0.3423412" calcext:value-type="float">
            <text:p>-0.34234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305" calcext:value-type="float">
            <text:p>20.305</text:p>
          </table:table-cell>
          <table:table-cell office:value-type="float" office:value="-129.5612" calcext:value-type="float">
            <text:p>-129.5612</text:p>
          </table:table-cell>
          <table:table-cell office:value-type="float" office:value="128.3767" calcext:value-type="float">
            <text:p>128.3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009" calcext:value-type="float">
            <text:p>11.009</text:p>
          </table:table-cell>
          <table:table-cell office:value-type="float" office:value="-108.4549" calcext:value-type="float">
            <text:p>-108.4549</text:p>
          </table:table-cell>
          <table:table-cell office:value-type="float" office:value="129.5354" calcext:value-type="float">
            <text:p>129.5354</text:p>
          </table:table-cell>
          <table:table-cell office:value-type="float" office:value="88.03237" calcext:value-type="float">
            <text:p>88.03237</text:p>
          </table:table-cell>
          <table:table-cell office:value-type="float" office:value="125.8863" calcext:value-type="float">
            <text:p>125.8863</text:p>
          </table:table-cell>
          <table:table-cell/>
          <table:table-cell table:formula="of:=([.M123]-[.M124])" office:value-type="float" office:value="-0.49839999999999" calcext:value-type="float">
            <text:p>-0.49839999999999</text:p>
          </table:table-cell>
          <table:table-cell table:formula="of:=[.N123]-[.N124]" office:value-type="float" office:value="0.243700000000018" calcext:value-type="float">
            <text:p>0.243700000000018</text:p>
          </table:table-cell>
          <table:table-cell table:formula="of:=[.O123]-[.O124]" office:value-type="float" office:value="-0.0546599999999984" calcext:value-type="float">
            <text:p>-0.0546599999999984</text:p>
          </table:table-cell>
          <table:table-cell table:formula="of:=[.P123]-[.P124]" office:value-type="float" office:value="-0.952199999999991" calcext:value-type="float">
            <text:p>-0.952199999999991</text:p>
          </table:table-cell>
          <table:table-cell/>
          <table:table-cell table:formula="of:=SIGN([.R123])" office:value-type="float" office:value="-1" calcext:value-type="float">
            <text:p>-1</text:p>
          </table:table-cell>
          <table:table-cell table:formula="of:=SIGN([.S123])" office:value-type="float" office:value="1" calcext:value-type="float">
            <text:p>1</text:p>
          </table:table-cell>
          <table:table-cell table:formula="of:=SIGN([.T123])" office:value-type="float" office:value="-1" calcext:value-type="float">
            <text:p>-1</text:p>
          </table:table-cell>
          <table:table-cell table:formula="of:=SIGN([.U123])" office:value-type="float" office:value="-1" calcext:value-type="float">
            <text:p>-1</text:p>
          </table:table-cell>
          <table:table-cell table:number-columns-repeated="3"/>
          <table:table-cell office:value-type="float" office:value="12.824" calcext:value-type="float">
            <text:p>12.824</text:p>
          </table:table-cell>
          <table:table-cell office:value-type="float" office:value="2.600929" calcext:value-type="float">
            <text:p>2.600929</text:p>
          </table:table-cell>
          <table:table-cell office:value-type="float" office:value="72.08482" calcext:value-type="float">
            <text:p>72.08482</text:p>
          </table:table-cell>
          <table:table-cell office:value-type="float" office:value="21.31502" calcext:value-type="float">
            <text:p>21.31502</text:p>
          </table:table-cell>
          <table:table-cell office:value-type="float" office:value="87.15075" calcext:value-type="float">
            <text:p>87.15075</text:p>
          </table:table-cell>
          <table:table-cell table:number-columns-repeated="2"/>
          <table:table-cell office:value-type="float" office:value="5.783" calcext:value-type="float">
            <text:p>5.783</text:p>
          </table:table-cell>
          <table:table-cell office:value-type="float" office:value="-16.006" calcext:value-type="float">
            <text:p>-16.006</text:p>
          </table:table-cell>
          <table:table-cell office:value-type="float" office:value="47.43906" calcext:value-type="float">
            <text:p>47.43906</text:p>
          </table:table-cell>
          <table:table-cell office:value-type="float" office:value="0.8573409" calcext:value-type="float">
            <text:p>0.8573409</text:p>
          </table:table-cell>
          <table:table-cell office:value-type="float" office:value="-45.74007" calcext:value-type="float">
            <text:p>-45.74007</text:p>
          </table:table-cell>
          <table:table-cell/>
          <table:table-cell table:formula="of:=SIGN([.AL123])" office:value-type="float" office:value="-1" calcext:value-type="float">
            <text:p>-1</text:p>
          </table:table-cell>
          <table:table-cell table:formula="of:=SIGN([.AM123])" office:value-type="float" office:value="1" calcext:value-type="float">
            <text:p>1</text:p>
          </table:table-cell>
          <table:table-cell table:formula="of:=SIGN([.AN123])" office:value-type="float" office:value="1" calcext:value-type="float">
            <text:p>1</text:p>
          </table:table-cell>
          <table:table-cell table:formula="of:=SIGN([.AO123])" office:value-type="float" office:value="-1" calcext:value-type="float">
            <text:p>-1</text:p>
          </table:table-cell>
          <table:table-cell table:number-columns-repeated="2"/>
          <table:table-cell office:value-type="float" office:value="6.707" calcext:value-type="float">
            <text:p>6.707</text:p>
          </table:table-cell>
          <table:table-cell office:value-type="float" office:value="-12.41211" calcext:value-type="float">
            <text:p>-12.41211</text:p>
          </table:table-cell>
          <table:table-cell office:value-type="float" office:value="-78.07409" calcext:value-type="float">
            <text:p>-78.07409</text:p>
          </table:table-cell>
          <table:table-cell office:value-type="float" office:value="2.541679" calcext:value-type="float">
            <text:p>2.541679</text:p>
          </table:table-cell>
          <table:table-cell office:value-type="float" office:value="-40.74174" calcext:value-type="float">
            <text:p>-40.74174</text:p>
          </table:table-cell>
          <table:table-cell/>
          <table:table-cell table:formula="of:=SIGN([.AX123])" office:value-type="float" office:value="-1" calcext:value-type="float">
            <text:p>-1</text:p>
          </table:table-cell>
          <table:table-cell table:formula="of:=SIGN([.AY123])" office:value-type="float" office:value="-1" calcext:value-type="float">
            <text:p>-1</text:p>
          </table:table-cell>
          <table:table-cell table:formula="of:=SIGN([.AZ123])" office:value-type="float" office:value="1" calcext:value-type="float">
            <text:p>1</text:p>
          </table:table-cell>
          <table:table-cell table:formula="of:=SIGN([.BA123])" office:value-type="float" office:value="-1" calcext:value-type="float">
            <text:p>-1</text:p>
          </table:table-cell>
          <table:table-cell table:number-columns-repeated="3"/>
          <table:table-cell office:value-type="float" office:value="4.895" calcext:value-type="float">
            <text:p>4.895</text:p>
          </table:table-cell>
          <table:table-cell office:value-type="float" office:value="-0.6258043" calcext:value-type="float">
            <text:p>-0.6258043</text:p>
          </table:table-cell>
          <table:table-cell office:value-type="float" office:value="-0.006183997" calcext:value-type="float">
            <text:p>-0.0061839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33" calcext:value-type="float">
            <text:p>20.33</text:p>
          </table:table-cell>
          <table:table-cell office:value-type="float" office:value="-129.6238" calcext:value-type="float">
            <text:p>-129.6238</text:p>
          </table:table-cell>
          <table:table-cell office:value-type="float" office:value="128.3287" calcext:value-type="float">
            <text:p>128.32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02" calcext:value-type="float">
            <text:p>11.02</text:p>
          </table:table-cell>
          <table:table-cell office:value-type="float" office:value="-107.9565" calcext:value-type="float">
            <text:p>-107.9565</text:p>
          </table:table-cell>
          <table:table-cell office:value-type="float" office:value="129.2917" calcext:value-type="float">
            <text:p>129.2917</text:p>
          </table:table-cell>
          <table:table-cell office:value-type="float" office:value="88.08703" calcext:value-type="float">
            <text:p>88.08703</text:p>
          </table:table-cell>
          <table:table-cell office:value-type="float" office:value="126.8385" calcext:value-type="float">
            <text:p>126.8385</text:p>
          </table:table-cell>
          <table:table-cell/>
          <table:table-cell table:formula="of:=([.M124]-[.M125])" office:value-type="float" office:value="-0.530200000000008" calcext:value-type="float">
            <text:p>-0.530200000000008</text:p>
          </table:table-cell>
          <table:table-cell table:formula="of:=[.N124]-[.N125]" office:value-type="float" office:value="0.2577" calcext:value-type="float">
            <text:p>0.2577</text:p>
          </table:table-cell>
          <table:table-cell table:formula="of:=[.O124]-[.O125]" office:value-type="float" office:value="-0.0984200000000044" calcext:value-type="float">
            <text:p>-0.0984200000000044</text:p>
          </table:table-cell>
          <table:table-cell table:formula="of:=[.P124]-[.P125]" office:value-type="float" office:value="-1.16629999999999" calcext:value-type="float">
            <text:p>-1.16629999999999</text:p>
          </table:table-cell>
          <table:table-cell/>
          <table:table-cell table:formula="of:=SIGN([.R124])" office:value-type="float" office:value="-1" calcext:value-type="float">
            <text:p>-1</text:p>
          </table:table-cell>
          <table:table-cell table:formula="of:=SIGN([.S124])" office:value-type="float" office:value="1" calcext:value-type="float">
            <text:p>1</text:p>
          </table:table-cell>
          <table:table-cell table:formula="of:=SIGN([.T124])" office:value-type="float" office:value="-1" calcext:value-type="float">
            <text:p>-1</text:p>
          </table:table-cell>
          <table:table-cell table:formula="of:=SIGN([.U124])" office:value-type="float" office:value="-1" calcext:value-type="float">
            <text:p>-1</text:p>
          </table:table-cell>
          <table:table-cell table:number-columns-repeated="3"/>
          <table:table-cell office:value-type="float" office:value="12.835" calcext:value-type="float">
            <text:p>12.835</text:p>
          </table:table-cell>
          <table:table-cell office:value-type="float" office:value="2.367205" calcext:value-type="float">
            <text:p>2.367205</text:p>
          </table:table-cell>
          <table:table-cell office:value-type="float" office:value="72.65479" calcext:value-type="float">
            <text:p>72.65479</text:p>
          </table:table-cell>
          <table:table-cell office:value-type="float" office:value="20.92556" calcext:value-type="float">
            <text:p>20.92556</text:p>
          </table:table-cell>
          <table:table-cell office:value-type="float" office:value="86.30953" calcext:value-type="float">
            <text:p>86.30953</text:p>
          </table:table-cell>
          <table:table-cell table:number-columns-repeated="2"/>
          <table:table-cell office:value-type="float" office:value="5.798" calcext:value-type="float">
            <text:p>5.798</text:p>
          </table:table-cell>
          <table:table-cell office:value-type="float" office:value="-16.18635" calcext:value-type="float">
            <text:p>-16.18635</text:p>
          </table:table-cell>
          <table:table-cell office:value-type="float" office:value="48.09498" calcext:value-type="float">
            <text:p>48.09498</text:p>
          </table:table-cell>
          <table:table-cell office:value-type="float" office:value="0.873127" calcext:value-type="float">
            <text:p>0.873127</text:p>
          </table:table-cell>
          <table:table-cell office:value-type="float" office:value="-45.98233" calcext:value-type="float">
            <text:p>-45.98233</text:p>
          </table:table-cell>
          <table:table-cell/>
          <table:table-cell table:formula="of:=SIGN([.AL124])" office:value-type="float" office:value="-1" calcext:value-type="float">
            <text:p>-1</text:p>
          </table:table-cell>
          <table:table-cell table:formula="of:=SIGN([.AM124])" office:value-type="float" office:value="1" calcext:value-type="float">
            <text:p>1</text:p>
          </table:table-cell>
          <table:table-cell table:formula="of:=SIGN([.AN124])" office:value-type="float" office:value="1" calcext:value-type="float">
            <text:p>1</text:p>
          </table:table-cell>
          <table:table-cell table:formula="of:=SIGN([.AO124])" office:value-type="float" office:value="-1" calcext:value-type="float">
            <text:p>-1</text:p>
          </table:table-cell>
          <table:table-cell table:number-columns-repeated="2"/>
          <table:table-cell office:value-type="float" office:value="6.722" calcext:value-type="float">
            <text:p>6.722</text:p>
          </table:table-cell>
          <table:table-cell office:value-type="float" office:value="-12.05425" calcext:value-type="float">
            <text:p>-12.05425</text:p>
          </table:table-cell>
          <table:table-cell office:value-type="float" office:value="-78.02889" calcext:value-type="float">
            <text:p>-78.02889</text:p>
          </table:table-cell>
          <table:table-cell office:value-type="float" office:value="2.57795" calcext:value-type="float">
            <text:p>2.57795</text:p>
          </table:table-cell>
          <table:table-cell office:value-type="float" office:value="-39.8348" calcext:value-type="float">
            <text:p>-39.8348</text:p>
          </table:table-cell>
          <table:table-cell/>
          <table:table-cell table:formula="of:=SIGN([.AX124])" office:value-type="float" office:value="-1" calcext:value-type="float">
            <text:p>-1</text:p>
          </table:table-cell>
          <table:table-cell table:formula="of:=SIGN([.AY124])" office:value-type="float" office:value="-1" calcext:value-type="float">
            <text:p>-1</text:p>
          </table:table-cell>
          <table:table-cell table:formula="of:=SIGN([.AZ124])" office:value-type="float" office:value="1" calcext:value-type="float">
            <text:p>1</text:p>
          </table:table-cell>
          <table:table-cell table:formula="of:=SIGN([.BA124])" office:value-type="float" office:value="-1" calcext:value-type="float">
            <text:p>-1</text:p>
          </table:table-cell>
          <table:table-cell table:number-columns-repeated="3"/>
          <table:table-cell office:value-type="float" office:value="4.903" calcext:value-type="float">
            <text:p>4.903</text:p>
          </table:table-cell>
          <table:table-cell office:value-type="float" office:value="-0.8388804" calcext:value-type="float">
            <text:p>-0.8388804</text:p>
          </table:table-cell>
          <table:table-cell office:value-type="float" office:value="-0.3205812" calcext:value-type="float">
            <text:p>-0.3205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354" calcext:value-type="float">
            <text:p>20.354</text:p>
          </table:table-cell>
          <table:table-cell office:value-type="float" office:value="-129.5998" calcext:value-type="float">
            <text:p>-129.5998</text:p>
          </table:table-cell>
          <table:table-cell office:value-type="float" office:value="128.3472" calcext:value-type="float">
            <text:p>128.3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031" calcext:value-type="float">
            <text:p>11.031</text:p>
          </table:table-cell>
          <table:table-cell office:value-type="float" office:value="-107.4263" calcext:value-type="float">
            <text:p>-107.4263</text:p>
          </table:table-cell>
          <table:table-cell office:value-type="float" office:value="129.034" calcext:value-type="float">
            <text:p>129.034</text:p>
          </table:table-cell>
          <table:table-cell office:value-type="float" office:value="88.18545" calcext:value-type="float">
            <text:p>88.18545</text:p>
          </table:table-cell>
          <table:table-cell office:value-type="float" office:value="128.0048" calcext:value-type="float">
            <text:p>128.0048</text:p>
          </table:table-cell>
          <table:table-cell/>
          <table:table-cell table:formula="of:=([.M125]-[.M126])" office:value-type="float" office:value="-0.580399999999997" calcext:value-type="float">
            <text:p>-0.580399999999997</text:p>
          </table:table-cell>
          <table:table-cell table:formula="of:=[.N125]-[.N126]" office:value-type="float" office:value="0.293800000000004" calcext:value-type="float">
            <text:p>0.293800000000004</text:p>
          </table:table-cell>
          <table:table-cell table:formula="of:=[.O125]-[.O126]" office:value-type="float" office:value="-0.097619999999992" calcext:value-type="float">
            <text:p>-0.097619999999992</text:p>
          </table:table-cell>
          <table:table-cell table:formula="of:=[.P125]-[.P126]" office:value-type="float" office:value="-0.931400000000025" calcext:value-type="float">
            <text:p>-0.931400000000025</text:p>
          </table:table-cell>
          <table:table-cell/>
          <table:table-cell table:formula="of:=SIGN([.R125])" office:value-type="float" office:value="-1" calcext:value-type="float">
            <text:p>-1</text:p>
          </table:table-cell>
          <table:table-cell table:formula="of:=SIGN([.S125])" office:value-type="float" office:value="1" calcext:value-type="float">
            <text:p>1</text:p>
          </table:table-cell>
          <table:table-cell table:formula="of:=SIGN([.T125])" office:value-type="float" office:value="-1" calcext:value-type="float">
            <text:p>-1</text:p>
          </table:table-cell>
          <table:table-cell table:formula="of:=SIGN([.U125])" office:value-type="float" office:value="-1" calcext:value-type="float">
            <text:p>-1</text:p>
          </table:table-cell>
          <table:table-cell table:number-columns-repeated="3"/>
          <table:table-cell office:value-type="float" office:value="12.846" calcext:value-type="float">
            <text:p>12.846</text:p>
          </table:table-cell>
          <table:table-cell office:value-type="float" office:value="2.142199" calcext:value-type="float">
            <text:p>2.142199</text:p>
          </table:table-cell>
          <table:table-cell office:value-type="float" office:value="73.19391" calcext:value-type="float">
            <text:p>73.19391</text:p>
          </table:table-cell>
          <table:table-cell office:value-type="float" office:value="20.47843" calcext:value-type="float">
            <text:p>20.47843</text:p>
          </table:table-cell>
          <table:table-cell office:value-type="float" office:value="85.60746" calcext:value-type="float">
            <text:p>85.60746</text:p>
          </table:table-cell>
          <table:table-cell table:number-columns-repeated="2"/>
          <table:table-cell office:value-type="float" office:value="5.81" calcext:value-type="float">
            <text:p>5.81</text:p>
          </table:table-cell>
          <table:table-cell office:value-type="float" office:value="-16.38596" calcext:value-type="float">
            <text:p>-16.38596</text:p>
          </table:table-cell>
          <table:table-cell office:value-type="float" office:value="48.98607" calcext:value-type="float">
            <text:p>48.98607</text:p>
          </table:table-cell>
          <table:table-cell office:value-type="float" office:value="0.9074312" calcext:value-type="float">
            <text:p>0.9074312</text:p>
          </table:table-cell>
          <table:table-cell office:value-type="float" office:value="-46.37108" calcext:value-type="float">
            <text:p>-46.37108</text:p>
          </table:table-cell>
          <table:table-cell/>
          <table:table-cell table:formula="of:=SIGN([.AL125])" office:value-type="float" office:value="-1" calcext:value-type="float">
            <text:p>-1</text:p>
          </table:table-cell>
          <table:table-cell table:formula="of:=SIGN([.AM125])" office:value-type="float" office:value="1" calcext:value-type="float">
            <text:p>1</text:p>
          </table:table-cell>
          <table:table-cell table:formula="of:=SIGN([.AN125])" office:value-type="float" office:value="1" calcext:value-type="float">
            <text:p>1</text:p>
          </table:table-cell>
          <table:table-cell table:formula="of:=SIGN([.AO125])" office:value-type="float" office:value="-1" calcext:value-type="float">
            <text:p>-1</text:p>
          </table:table-cell>
          <table:table-cell table:number-columns-repeated="2"/>
          <table:table-cell office:value-type="float" office:value="6.734" calcext:value-type="float">
            <text:p>6.734</text:p>
          </table:table-cell>
          <table:table-cell office:value-type="float" office:value="-11.64471" calcext:value-type="float">
            <text:p>-11.64471</text:p>
          </table:table-cell>
          <table:table-cell office:value-type="float" office:value="-78.00102" calcext:value-type="float">
            <text:p>-78.00102</text:p>
          </table:table-cell>
          <table:table-cell office:value-type="float" office:value="2.404585" calcext:value-type="float">
            <text:p>2.404585</text:p>
          </table:table-cell>
          <table:table-cell office:value-type="float" office:value="-38.89111" calcext:value-type="float">
            <text:p>-38.89111</text:p>
          </table:table-cell>
          <table:table-cell/>
          <table:table-cell table:formula="of:=SIGN([.AX125])" office:value-type="float" office:value="-1" calcext:value-type="float">
            <text:p>-1</text:p>
          </table:table-cell>
          <table:table-cell table:formula="of:=SIGN([.AY125])" office:value-type="float" office:value="-1" calcext:value-type="float">
            <text:p>-1</text:p>
          </table:table-cell>
          <table:table-cell table:formula="of:=SIGN([.AZ125])" office:value-type="float" office:value="1" calcext:value-type="float">
            <text:p>1</text:p>
          </table:table-cell>
          <table:table-cell table:formula="of:=SIGN([.BA125])" office:value-type="float" office:value="-1" calcext:value-type="float">
            <text:p>-1</text:p>
          </table:table-cell>
          <table:table-cell table:number-columns-repeated="3"/>
          <table:table-cell office:value-type="float" office:value="4.911" calcext:value-type="float">
            <text:p>4.911</text:p>
          </table:table-cell>
          <table:table-cell office:value-type="float" office:value="-0.6055111" calcext:value-type="float">
            <text:p>-0.6055111</text:p>
          </table:table-cell>
          <table:table-cell office:value-type="float" office:value="-0.01913416" calcext:value-type="float">
            <text:p>-0.01913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375" calcext:value-type="float">
            <text:p>20.375</text:p>
          </table:table-cell>
          <table:table-cell office:value-type="float" office:value="-129.6664" calcext:value-type="float">
            <text:p>-129.6664</text:p>
          </table:table-cell>
          <table:table-cell office:value-type="float" office:value="128.2995" calcext:value-type="float">
            <text:p>128.2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043" calcext:value-type="float">
            <text:p>11.043</text:p>
          </table:table-cell>
          <table:table-cell office:value-type="float" office:value="-106.8459" calcext:value-type="float">
            <text:p>-106.8459</text:p>
          </table:table-cell>
          <table:table-cell office:value-type="float" office:value="128.7402" calcext:value-type="float">
            <text:p>128.7402</text:p>
          </table:table-cell>
          <table:table-cell office:value-type="float" office:value="88.28307" calcext:value-type="float">
            <text:p>88.28307</text:p>
          </table:table-cell>
          <table:table-cell office:value-type="float" office:value="128.9362" calcext:value-type="float">
            <text:p>128.9362</text:p>
          </table:table-cell>
          <table:table-cell/>
          <table:table-cell table:formula="of:=([.M126]-[.M127])" office:value-type="float" office:value="-0.547200000000004" calcext:value-type="float">
            <text:p>-0.547200000000004</text:p>
          </table:table-cell>
          <table:table-cell table:formula="of:=[.N126]-[.N127]" office:value-type="float" office:value="0.274399999999986" calcext:value-type="float">
            <text:p>0.274399999999986</text:p>
          </table:table-cell>
          <table:table-cell table:formula="of:=[.O126]-[.O127]" office:value-type="float" office:value="-0.25303000000001" calcext:value-type="float">
            <text:p>-0.25303000000001</text:p>
          </table:table-cell>
          <table:table-cell table:formula="of:=[.P126]-[.P127]" office:value-type="float" office:value="-1.05399999999997" calcext:value-type="float">
            <text:p>-1.05399999999997</text:p>
          </table:table-cell>
          <table:table-cell/>
          <table:table-cell table:formula="of:=SIGN([.R126])" office:value-type="float" office:value="-1" calcext:value-type="float">
            <text:p>-1</text:p>
          </table:table-cell>
          <table:table-cell table:formula="of:=SIGN([.S126])" office:value-type="float" office:value="1" calcext:value-type="float">
            <text:p>1</text:p>
          </table:table-cell>
          <table:table-cell table:formula="of:=SIGN([.T126])" office:value-type="float" office:value="-1" calcext:value-type="float">
            <text:p>-1</text:p>
          </table:table-cell>
          <table:table-cell table:formula="of:=SIGN([.U126])" office:value-type="float" office:value="-1" calcext:value-type="float">
            <text:p>-1</text:p>
          </table:table-cell>
          <table:table-cell table:number-columns-repeated="3"/>
          <table:table-cell office:value-type="float" office:value="12.868" calcext:value-type="float">
            <text:p>12.868</text:p>
          </table:table-cell>
          <table:table-cell office:value-type="float" office:value="1.755765" calcext:value-type="float">
            <text:p>1.755765</text:p>
          </table:table-cell>
          <table:table-cell office:value-type="float" office:value="74.09154" calcext:value-type="float">
            <text:p>74.09154</text:p>
          </table:table-cell>
          <table:table-cell office:value-type="float" office:value="19.33878" calcext:value-type="float">
            <text:p>19.33878</text:p>
          </table:table-cell>
          <table:table-cell office:value-type="float" office:value="83.9383" calcext:value-type="float">
            <text:p>83.9383</text:p>
          </table:table-cell>
          <table:table-cell table:number-columns-repeated="2"/>
          <table:table-cell office:value-type="float" office:value="5.821" calcext:value-type="float">
            <text:p>5.821</text:p>
          </table:table-cell>
          <table:table-cell office:value-type="float" office:value="-16.53579" calcext:value-type="float">
            <text:p>-16.53579</text:p>
          </table:table-cell>
          <table:table-cell office:value-type="float" office:value="49.67107" calcext:value-type="float">
            <text:p>49.67107</text:p>
          </table:table-cell>
          <table:table-cell office:value-type="float" office:value="0.8900494" calcext:value-type="float">
            <text:p>0.8900494</text:p>
          </table:table-cell>
          <table:table-cell office:value-type="float" office:value="-46.63292" calcext:value-type="float">
            <text:p>-46.63292</text:p>
          </table:table-cell>
          <table:table-cell/>
          <table:table-cell table:formula="of:=SIGN([.AL126])" office:value-type="float" office:value="-1" calcext:value-type="float">
            <text:p>-1</text:p>
          </table:table-cell>
          <table:table-cell table:formula="of:=SIGN([.AM126])" office:value-type="float" office:value="1" calcext:value-type="float">
            <text:p>1</text:p>
          </table:table-cell>
          <table:table-cell table:formula="of:=SIGN([.AN126])" office:value-type="float" office:value="1" calcext:value-type="float">
            <text:p>1</text:p>
          </table:table-cell>
          <table:table-cell table:formula="of:=SIGN([.AO126])" office:value-type="float" office:value="-1" calcext:value-type="float">
            <text:p>-1</text:p>
          </table:table-cell>
          <table:table-cell table:number-columns-repeated="2"/>
          <table:table-cell office:value-type="float" office:value="6.745" calcext:value-type="float">
            <text:p>6.745</text:p>
          </table:table-cell>
          <table:table-cell office:value-type="float" office:value="-11.29533" calcext:value-type="float">
            <text:p>-11.29533</text:p>
          </table:table-cell>
          <table:table-cell office:value-type="float" office:value="-77.97798" calcext:value-type="float">
            <text:p>-77.97798</text:p>
          </table:table-cell>
          <table:table-cell office:value-type="float" office:value="2.3097" calcext:value-type="float">
            <text:p>2.3097</text:p>
          </table:table-cell>
          <table:table-cell office:value-type="float" office:value="-37.80263" calcext:value-type="float">
            <text:p>-37.80263</text:p>
          </table:table-cell>
          <table:table-cell/>
          <table:table-cell table:formula="of:=SIGN([.AX126])" office:value-type="float" office:value="-1" calcext:value-type="float">
            <text:p>-1</text:p>
          </table:table-cell>
          <table:table-cell table:formula="of:=SIGN([.AY126])" office:value-type="float" office:value="-1" calcext:value-type="float">
            <text:p>-1</text:p>
          </table:table-cell>
          <table:table-cell table:formula="of:=SIGN([.AZ126])" office:value-type="float" office:value="1" calcext:value-type="float">
            <text:p>1</text:p>
          </table:table-cell>
          <table:table-cell table:formula="of:=SIGN([.BA126])" office:value-type="float" office:value="-1" calcext:value-type="float">
            <text:p>-1</text:p>
          </table:table-cell>
          <table:table-cell table:number-columns-repeated="3"/>
          <table:table-cell office:value-type="float" office:value="4.919" calcext:value-type="float">
            <text:p>4.919</text:p>
          </table:table-cell>
          <table:table-cell office:value-type="float" office:value="-0.940424" calcext:value-type="float">
            <text:p>-0.940424</text:p>
          </table:table-cell>
          <table:table-cell office:value-type="float" office:value="-0.2062205" calcext:value-type="float">
            <text:p>-0.20622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536" calcext:value-type="float">
            <text:p>20.536</text:p>
          </table:table-cell>
          <table:table-cell office:value-type="float" office:value="-129.7993" calcext:value-type="float">
            <text:p>-129.7993</text:p>
          </table:table-cell>
          <table:table-cell office:value-type="float" office:value="128.2058" calcext:value-type="float">
            <text:p>128.2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055" calcext:value-type="float">
            <text:p>11.055</text:p>
          </table:table-cell>
          <table:table-cell office:value-type="float" office:value="-106.2987" calcext:value-type="float">
            <text:p>-106.2987</text:p>
          </table:table-cell>
          <table:table-cell office:value-type="float" office:value="128.4658" calcext:value-type="float">
            <text:p>128.4658</text:p>
          </table:table-cell>
          <table:table-cell office:value-type="float" office:value="88.5361" calcext:value-type="float">
            <text:p>88.5361</text:p>
          </table:table-cell>
          <table:table-cell office:value-type="float" office:value="129.9902" calcext:value-type="float">
            <text:p>129.9902</text:p>
          </table:table-cell>
          <table:table-cell/>
          <table:table-cell table:formula="of:=([.M127]-[.M128])" office:value-type="float" office:value="-0.605800000000002" calcext:value-type="float">
            <text:p>-0.605800000000002</text:p>
          </table:table-cell>
          <table:table-cell table:formula="of:=[.N127]-[.N128]" office:value-type="float" office:value="0.301199999999994" calcext:value-type="float">
            <text:p>0.301199999999994</text:p>
          </table:table-cell>
          <table:table-cell table:formula="of:=[.O127]-[.O128]" office:value-type="float" office:value="-0.201149999999998" calcext:value-type="float">
            <text:p>-0.201149999999998</text:p>
          </table:table-cell>
          <table:table-cell table:formula="of:=[.P127]-[.P128]" office:value-type="float" office:value="-1.66970000000001" calcext:value-type="float">
            <text:p>-1.66970000000001</text:p>
          </table:table-cell>
          <table:table-cell/>
          <table:table-cell table:formula="of:=SIGN([.R127])" office:value-type="float" office:value="-1" calcext:value-type="float">
            <text:p>-1</text:p>
          </table:table-cell>
          <table:table-cell table:formula="of:=SIGN([.S127])" office:value-type="float" office:value="1" calcext:value-type="float">
            <text:p>1</text:p>
          </table:table-cell>
          <table:table-cell table:formula="of:=SIGN([.T127])" office:value-type="float" office:value="-1" calcext:value-type="float">
            <text:p>-1</text:p>
          </table:table-cell>
          <table:table-cell table:formula="of:=SIGN([.U127])" office:value-type="float" office:value="-1" calcext:value-type="float">
            <text:p>-1</text:p>
          </table:table-cell>
          <table:table-cell table:number-columns-repeated="3"/>
          <table:table-cell office:value-type="float" office:value="12.879" calcext:value-type="float">
            <text:p>12.879</text:p>
          </table:table-cell>
          <table:table-cell office:value-type="float" office:value="1.500206" calcext:value-type="float">
            <text:p>1.500206</text:p>
          </table:table-cell>
          <table:table-cell office:value-type="float" office:value="74.66797" calcext:value-type="float">
            <text:p>74.66797</text:p>
          </table:table-cell>
          <table:table-cell office:value-type="float" office:value="19.13613" calcext:value-type="float">
            <text:p>19.13613</text:p>
          </table:table-cell>
          <table:table-cell office:value-type="float" office:value="83.42963" calcext:value-type="float">
            <text:p>83.42963</text:p>
          </table:table-cell>
          <table:table-cell table:number-columns-repeated="2"/>
          <table:table-cell office:value-type="float" office:value="5.832" calcext:value-type="float">
            <text:p>5.832</text:p>
          </table:table-cell>
          <table:table-cell office:value-type="float" office:value="-16.67036" calcext:value-type="float">
            <text:p>-16.67036</text:p>
          </table:table-cell>
          <table:table-cell office:value-type="float" office:value="50.304" calcext:value-type="float">
            <text:p>50.304</text:p>
          </table:table-cell>
          <table:table-cell office:value-type="float" office:value="0.9558133" calcext:value-type="float">
            <text:p>0.9558133</text:p>
          </table:table-cell>
          <table:table-cell office:value-type="float" office:value="-46.96743" calcext:value-type="float">
            <text:p>-46.96743</text:p>
          </table:table-cell>
          <table:table-cell/>
          <table:table-cell table:formula="of:=SIGN([.AL127])" office:value-type="float" office:value="-1" calcext:value-type="float">
            <text:p>-1</text:p>
          </table:table-cell>
          <table:table-cell table:formula="of:=SIGN([.AM127])" office:value-type="float" office:value="1" calcext:value-type="float">
            <text:p>1</text:p>
          </table:table-cell>
          <table:table-cell table:formula="of:=SIGN([.AN127])" office:value-type="float" office:value="1" calcext:value-type="float">
            <text:p>1</text:p>
          </table:table-cell>
          <table:table-cell table:formula="of:=SIGN([.AO127])" office:value-type="float" office:value="-1" calcext:value-type="float">
            <text:p>-1</text:p>
          </table:table-cell>
          <table:table-cell table:number-columns-repeated="2"/>
          <table:table-cell office:value-type="float" office:value="6.756" calcext:value-type="float">
            <text:p>6.756</text:p>
          </table:table-cell>
          <table:table-cell office:value-type="float" office:value="-11.01803" calcext:value-type="float">
            <text:p>-11.01803</text:p>
          </table:table-cell>
          <table:table-cell office:value-type="float" office:value="-77.95994" calcext:value-type="float">
            <text:p>-77.95994</text:p>
          </table:table-cell>
          <table:table-cell office:value-type="float" office:value="2.320739" calcext:value-type="float">
            <text:p>2.320739</text:p>
          </table:table-cell>
          <table:table-cell office:value-type="float" office:value="-36.81993" calcext:value-type="float">
            <text:p>-36.81993</text:p>
          </table:table-cell>
          <table:table-cell/>
          <table:table-cell table:formula="of:=SIGN([.AX127])" office:value-type="float" office:value="-1" calcext:value-type="float">
            <text:p>-1</text:p>
          </table:table-cell>
          <table:table-cell table:formula="of:=SIGN([.AY127])" office:value-type="float" office:value="-1" calcext:value-type="float">
            <text:p>-1</text:p>
          </table:table-cell>
          <table:table-cell table:formula="of:=SIGN([.AZ127])" office:value-type="float" office:value="1" calcext:value-type="float">
            <text:p>1</text:p>
          </table:table-cell>
          <table:table-cell table:formula="of:=SIGN([.BA127])" office:value-type="float" office:value="-1" calcext:value-type="float">
            <text:p>-1</text:p>
          </table:table-cell>
          <table:table-cell table:number-columns-repeated="3"/>
          <table:table-cell office:value-type="float" office:value="4.93" calcext:value-type="float">
            <text:p>4.93</text:p>
          </table:table-cell>
          <table:table-cell office:value-type="float" office:value="-0.8019084" calcext:value-type="float">
            <text:p>-0.8019084</text:p>
          </table:table-cell>
          <table:table-cell office:value-type="float" office:value="-0.2849731" calcext:value-type="float">
            <text:p>-0.28497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559" calcext:value-type="float">
            <text:p>20.559</text:p>
          </table:table-cell>
          <table:table-cell office:value-type="float" office:value="-129.7873" calcext:value-type="float">
            <text:p>-129.7873</text:p>
          </table:table-cell>
          <table:table-cell office:value-type="float" office:value="128.2157" calcext:value-type="float">
            <text:p>128.2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067" calcext:value-type="float">
            <text:p>11.067</text:p>
          </table:table-cell>
          <table:table-cell office:value-type="float" office:value="-105.6929" calcext:value-type="float">
            <text:p>-105.6929</text:p>
          </table:table-cell>
          <table:table-cell office:value-type="float" office:value="128.1646" calcext:value-type="float">
            <text:p>128.1646</text:p>
          </table:table-cell>
          <table:table-cell office:value-type="float" office:value="88.73725" calcext:value-type="float">
            <text:p>88.73725</text:p>
          </table:table-cell>
          <table:table-cell office:value-type="float" office:value="131.6599" calcext:value-type="float">
            <text:p>131.6599</text:p>
          </table:table-cell>
          <table:table-cell/>
          <table:table-cell table:formula="of:=([.M128]-[.M129])" office:value-type="float" office:value="-0.503599999999992" calcext:value-type="float">
            <text:p>-0.503599999999992</text:p>
          </table:table-cell>
          <table:table-cell table:formula="of:=[.N128]-[.N129]" office:value-type="float" office:value="0.251100000000008" calcext:value-type="float">
            <text:p>0.251100000000008</text:p>
          </table:table-cell>
          <table:table-cell table:formula="of:=[.O128]-[.O129]" office:value-type="float" office:value="0.00981000000000165" calcext:value-type="float">
            <text:p>0.00981000000000165</text:p>
          </table:table-cell>
          <table:table-cell table:formula="of:=[.P128]-[.P129]" office:value-type="float" office:value="-0.5916" calcext:value-type="float">
            <text:p>-0.5916</text:p>
          </table:table-cell>
          <table:table-cell/>
          <table:table-cell table:formula="of:=SIGN([.R128])" office:value-type="float" office:value="-1" calcext:value-type="float">
            <text:p>-1</text:p>
          </table:table-cell>
          <table:table-cell table:formula="of:=SIGN([.S128])" office:value-type="float" office:value="1" calcext:value-type="float">
            <text:p>1</text:p>
          </table:table-cell>
          <table:table-cell table:formula="of:=SIGN([.T128])" office:value-type="float" office:value="1" calcext:value-type="float">
            <text:p>1</text:p>
          </table:table-cell>
          <table:table-cell table:formula="of:=SIGN([.U128])" office:value-type="float" office:value="-1" calcext:value-type="float">
            <text:p>-1</text:p>
          </table:table-cell>
          <table:table-cell table:number-columns-repeated="3"/>
          <table:table-cell office:value-type="float" office:value="12.89" calcext:value-type="float">
            <text:p>12.89</text:p>
          </table:table-cell>
          <table:table-cell office:value-type="float" office:value="1.22893" calcext:value-type="float">
            <text:p>1.22893</text:p>
          </table:table-cell>
          <table:table-cell office:value-type="float" office:value="75.26416" calcext:value-type="float">
            <text:p>75.26416</text:p>
          </table:table-cell>
          <table:table-cell office:value-type="float" office:value="18.39409" calcext:value-type="float">
            <text:p>18.39409</text:p>
          </table:table-cell>
          <table:table-cell office:value-type="float" office:value="82.51508" calcext:value-type="float">
            <text:p>82.51508</text:p>
          </table:table-cell>
          <table:table-cell table:number-columns-repeated="2"/>
          <table:table-cell office:value-type="float" office:value="5.843" calcext:value-type="float">
            <text:p>5.843</text:p>
          </table:table-cell>
          <table:table-cell office:value-type="float" office:value="-16.76753" calcext:value-type="float">
            <text:p>-16.76753</text:p>
          </table:table-cell>
          <table:table-cell office:value-type="float" office:value="50.78068" calcext:value-type="float">
            <text:p>50.78068</text:p>
          </table:table-cell>
          <table:table-cell office:value-type="float" office:value="0.9708985" calcext:value-type="float">
            <text:p>0.9708985</text:p>
          </table:table-cell>
          <table:table-cell office:value-type="float" office:value="-47.19236" calcext:value-type="float">
            <text:p>-47.19236</text:p>
          </table:table-cell>
          <table:table-cell/>
          <table:table-cell table:formula="of:=SIGN([.AL128])" office:value-type="float" office:value="-1" calcext:value-type="float">
            <text:p>-1</text:p>
          </table:table-cell>
          <table:table-cell table:formula="of:=SIGN([.AM128])" office:value-type="float" office:value="1" calcext:value-type="float">
            <text:p>1</text:p>
          </table:table-cell>
          <table:table-cell table:formula="of:=SIGN([.AN128])" office:value-type="float" office:value="1" calcext:value-type="float">
            <text:p>1</text:p>
          </table:table-cell>
          <table:table-cell table:formula="of:=SIGN([.AO128])" office:value-type="float" office:value="-1" calcext:value-type="float">
            <text:p>-1</text:p>
          </table:table-cell>
          <table:table-cell table:number-columns-repeated="2"/>
          <table:table-cell office:value-type="float" office:value="6.767" calcext:value-type="float">
            <text:p>6.767</text:p>
          </table:table-cell>
          <table:table-cell office:value-type="float" office:value="-10.71925" calcext:value-type="float">
            <text:p>-10.71925</text:p>
          </table:table-cell>
          <table:table-cell office:value-type="float" office:value="-77.94054" calcext:value-type="float">
            <text:p>-77.94054</text:p>
          </table:table-cell>
          <table:table-cell office:value-type="float" office:value="2.229369" calcext:value-type="float">
            <text:p>2.229369</text:p>
          </table:table-cell>
          <table:table-cell office:value-type="float" office:value="-35.95701" calcext:value-type="float">
            <text:p>-35.95701</text:p>
          </table:table-cell>
          <table:table-cell/>
          <table:table-cell table:formula="of:=SIGN([.AX128])" office:value-type="float" office:value="-1" calcext:value-type="float">
            <text:p>-1</text:p>
          </table:table-cell>
          <table:table-cell table:formula="of:=SIGN([.AY128])" office:value-type="float" office:value="-1" calcext:value-type="float">
            <text:p>-1</text:p>
          </table:table-cell>
          <table:table-cell table:formula="of:=SIGN([.AZ128])" office:value-type="float" office:value="1" calcext:value-type="float">
            <text:p>1</text:p>
          </table:table-cell>
          <table:table-cell table:formula="of:=SIGN([.BA128])" office:value-type="float" office:value="-1" calcext:value-type="float">
            <text:p>-1</text:p>
          </table:table-cell>
          <table:table-cell table:number-columns-repeated="3"/>
          <table:table-cell office:value-type="float" office:value="4.938" calcext:value-type="float">
            <text:p>4.938</text:p>
          </table:table-cell>
          <table:table-cell office:value-type="float" office:value="-0.9307636" calcext:value-type="float">
            <text:p>-0.9307636</text:p>
          </table:table-cell>
          <table:table-cell office:value-type="float" office:value="-0.2110022" calcext:value-type="float">
            <text:p>-0.21100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582" calcext:value-type="float">
            <text:p>20.582</text:p>
          </table:table-cell>
          <table:table-cell office:value-type="float" office:value="-129.7667" calcext:value-type="float">
            <text:p>-129.7667</text:p>
          </table:table-cell>
          <table:table-cell office:value-type="float" office:value="128.2312" calcext:value-type="float">
            <text:p>128.2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078" calcext:value-type="float">
            <text:p>11.078</text:p>
          </table:table-cell>
          <table:table-cell office:value-type="float" office:value="-105.1893" calcext:value-type="float">
            <text:p>-105.1893</text:p>
          </table:table-cell>
          <table:table-cell office:value-type="float" office:value="127.9135" calcext:value-type="float">
            <text:p>127.9135</text:p>
          </table:table-cell>
          <table:table-cell office:value-type="float" office:value="88.72744" calcext:value-type="float">
            <text:p>88.72744</text:p>
          </table:table-cell>
          <table:table-cell office:value-type="float" office:value="132.2515" calcext:value-type="float">
            <text:p>132.2515</text:p>
          </table:table-cell>
          <table:table-cell/>
          <table:table-cell table:formula="of:=([.M129]-[.M130])" office:value-type="float" office:value="-0.667299999999997" calcext:value-type="float">
            <text:p>-0.667299999999997</text:p>
          </table:table-cell>
          <table:table-cell table:formula="of:=[.N129]-[.N130]" office:value-type="float" office:value="0.331000000000003" calcext:value-type="float">
            <text:p>0.331000000000003</text:p>
          </table:table-cell>
          <table:table-cell table:formula="of:=[.O129]-[.O130]" office:value-type="float" office:value="-0.178780000000003" calcext:value-type="float">
            <text:p>-0.178780000000003</text:p>
          </table:table-cell>
          <table:table-cell table:formula="of:=[.P129]-[.P130]" office:value-type="float" office:value="-0.94580000000002" calcext:value-type="float">
            <text:p>-0.94580000000002</text:p>
          </table:table-cell>
          <table:table-cell/>
          <table:table-cell table:formula="of:=SIGN([.R129])" office:value-type="float" office:value="-1" calcext:value-type="float">
            <text:p>-1</text:p>
          </table:table-cell>
          <table:table-cell table:formula="of:=SIGN([.S129])" office:value-type="float" office:value="1" calcext:value-type="float">
            <text:p>1</text:p>
          </table:table-cell>
          <table:table-cell table:formula="of:=SIGN([.T129])" office:value-type="float" office:value="-1" calcext:value-type="float">
            <text:p>-1</text:p>
          </table:table-cell>
          <table:table-cell table:formula="of:=SIGN([.U129])" office:value-type="float" office:value="-1" calcext:value-type="float">
            <text:p>-1</text:p>
          </table:table-cell>
          <table:table-cell table:number-columns-repeated="3"/>
          <table:table-cell office:value-type="float" office:value="12.902" calcext:value-type="float">
            <text:p>12.902</text:p>
          </table:table-cell>
          <table:table-cell office:value-type="float" office:value="0.9989951" calcext:value-type="float">
            <text:p>0.9989951</text:p>
          </table:table-cell>
          <table:table-cell office:value-type="float" office:value="75.76019" calcext:value-type="float">
            <text:p>75.76019</text:p>
          </table:table-cell>
          <table:table-cell office:value-type="float" office:value="17.9629" calcext:value-type="float">
            <text:p>17.9629</text:p>
          </table:table-cell>
          <table:table-cell office:value-type="float" office:value="81.66872" calcext:value-type="float">
            <text:p>81.66872</text:p>
          </table:table-cell>
          <table:table-cell table:number-columns-repeated="2"/>
          <table:table-cell office:value-type="float" office:value="6.004" calcext:value-type="float">
            <text:p>6.004</text:p>
          </table:table-cell>
          <table:table-cell office:value-type="float" office:value="-18.65054" calcext:value-type="float">
            <text:p>-18.65054</text:p>
          </table:table-cell>
          <table:table-cell office:value-type="float" office:value="57.05505" calcext:value-type="float">
            <text:p>57.05505</text:p>
          </table:table-cell>
          <table:table-cell office:value-type="float" office:value="1.296133" calcext:value-type="float">
            <text:p>1.296133</text:p>
          </table:table-cell>
          <table:table-cell office:value-type="float" office:value="-51.00259" calcext:value-type="float">
            <text:p>-51.00259</text:p>
          </table:table-cell>
          <table:table-cell/>
          <table:table-cell table:formula="of:=SIGN([.AL129])" office:value-type="float" office:value="-1" calcext:value-type="float">
            <text:p>-1</text:p>
          </table:table-cell>
          <table:table-cell table:formula="of:=SIGN([.AM129])" office:value-type="float" office:value="1" calcext:value-type="float">
            <text:p>1</text:p>
          </table:table-cell>
          <table:table-cell table:formula="of:=SIGN([.AN129])" office:value-type="float" office:value="1" calcext:value-type="float">
            <text:p>1</text:p>
          </table:table-cell>
          <table:table-cell table:formula="of:=SIGN([.AO129])" office:value-type="float" office:value="-1" calcext:value-type="float">
            <text:p>-1</text:p>
          </table:table-cell>
          <table:table-cell table:number-columns-repeated="2"/>
          <table:table-cell office:value-type="float" office:value="6.79" calcext:value-type="float">
            <text:p>6.79</text:p>
          </table:table-cell>
          <table:table-cell office:value-type="float" office:value="-10.28832" calcext:value-type="float">
            <text:p>-10.28832</text:p>
          </table:table-cell>
          <table:table-cell office:value-type="float" office:value="-77.91248" calcext:value-type="float">
            <text:p>-77.91248</text:p>
          </table:table-cell>
          <table:table-cell office:value-type="float" office:value="1.981608" calcext:value-type="float">
            <text:p>1.981608</text:p>
          </table:table-cell>
          <table:table-cell office:value-type="float" office:value="-34.59084" calcext:value-type="float">
            <text:p>-34.59084</text:p>
          </table:table-cell>
          <table:table-cell/>
          <table:table-cell table:formula="of:=SIGN([.AX129])" office:value-type="float" office:value="-1" calcext:value-type="float">
            <text:p>-1</text:p>
          </table:table-cell>
          <table:table-cell table:formula="of:=SIGN([.AY129])" office:value-type="float" office:value="-1" calcext:value-type="float">
            <text:p>-1</text:p>
          </table:table-cell>
          <table:table-cell table:formula="of:=SIGN([.AZ129])" office:value-type="float" office:value="1" calcext:value-type="float">
            <text:p>1</text:p>
          </table:table-cell>
          <table:table-cell table:formula="of:=SIGN([.BA129])" office:value-type="float" office:value="-1" calcext:value-type="float">
            <text:p>-1</text:p>
          </table:table-cell>
          <table:table-cell table:number-columns-repeated="3"/>
          <table:table-cell office:value-type="float" office:value="4.946" calcext:value-type="float">
            <text:p>4.946</text:p>
          </table:table-cell>
          <table:table-cell office:value-type="float" office:value="-0.612532" calcext:value-type="float">
            <text:p>-0.612532</text:p>
          </table:table-cell>
          <table:table-cell office:value-type="float" office:value="-0.02627858" calcext:value-type="float">
            <text:p>-0.02627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608" calcext:value-type="float">
            <text:p>20.608</text:p>
          </table:table-cell>
          <table:table-cell office:value-type="float" office:value="-129.8297" calcext:value-type="float">
            <text:p>-129.8297</text:p>
          </table:table-cell>
          <table:table-cell office:value-type="float" office:value="128.18" calcext:value-type="float">
            <text:p>128.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089" calcext:value-type="float">
            <text:p>11.089</text:p>
          </table:table-cell>
          <table:table-cell office:value-type="float" office:value="-104.522" calcext:value-type="float">
            <text:p>-104.522</text:p>
          </table:table-cell>
          <table:table-cell office:value-type="float" office:value="127.5825" calcext:value-type="float">
            <text:p>127.5825</text:p>
          </table:table-cell>
          <table:table-cell office:value-type="float" office:value="88.90622" calcext:value-type="float">
            <text:p>88.90622</text:p>
          </table:table-cell>
          <table:table-cell office:value-type="float" office:value="133.1973" calcext:value-type="float">
            <text:p>133.1973</text:p>
          </table:table-cell>
          <table:table-cell/>
          <table:table-cell table:formula="of:=([.M130]-[.M131])" office:value-type="float" office:value="-0.57480000000001" calcext:value-type="float">
            <text:p>-0.57480000000001</text:p>
          </table:table-cell>
          <table:table-cell table:formula="of:=[.N130]-[.N131]" office:value-type="float" office:value="0.282600000000002" calcext:value-type="float">
            <text:p>0.282600000000002</text:p>
          </table:table-cell>
          <table:table-cell table:formula="of:=[.O130]-[.O131]" office:value-type="float" office:value="-0.32817" calcext:value-type="float">
            <text:p>-0.32817</text:p>
          </table:table-cell>
          <table:table-cell table:formula="of:=[.P130]-[.P131]" office:value-type="float" office:value="-1.29849999999999" calcext:value-type="float">
            <text:p>-1.29849999999999</text:p>
          </table:table-cell>
          <table:table-cell/>
          <table:table-cell table:formula="of:=SIGN([.R130])" office:value-type="float" office:value="-1" calcext:value-type="float">
            <text:p>-1</text:p>
          </table:table-cell>
          <table:table-cell table:formula="of:=SIGN([.S130])" office:value-type="float" office:value="1" calcext:value-type="float">
            <text:p>1</text:p>
          </table:table-cell>
          <table:table-cell table:formula="of:=SIGN([.T130])" office:value-type="float" office:value="-1" calcext:value-type="float">
            <text:p>-1</text:p>
          </table:table-cell>
          <table:table-cell table:formula="of:=SIGN([.U130])" office:value-type="float" office:value="-1" calcext:value-type="float">
            <text:p>-1</text:p>
          </table:table-cell>
          <table:table-cell table:number-columns-repeated="3"/>
          <table:table-cell office:value-type="float" office:value="12.913" calcext:value-type="float">
            <text:p>12.913</text:p>
          </table:table-cell>
          <table:table-cell office:value-type="float" office:value="0.6702848" calcext:value-type="float">
            <text:p>0.6702848</text:p>
          </table:table-cell>
          <table:table-cell office:value-type="float" office:value="76.31471" calcext:value-type="float">
            <text:p>76.31471</text:p>
          </table:table-cell>
          <table:table-cell office:value-type="float" office:value="17.23176" calcext:value-type="float">
            <text:p>17.23176</text:p>
          </table:table-cell>
          <table:table-cell office:value-type="float" office:value="80.75767" calcext:value-type="float">
            <text:p>80.75767</text:p>
          </table:table-cell>
          <table:table-cell table:number-columns-repeated="2"/>
          <table:table-cell office:value-type="float" office:value="6.025" calcext:value-type="float">
            <text:p>6.025</text:p>
          </table:table-cell>
          <table:table-cell office:value-type="float" office:value="-18.45511" calcext:value-type="float">
            <text:p>-18.45511</text:p>
          </table:table-cell>
          <table:table-cell office:value-type="float" office:value="56.37865" calcext:value-type="float">
            <text:p>56.37865</text:p>
          </table:table-cell>
          <table:table-cell office:value-type="float" office:value="1.305033" calcext:value-type="float">
            <text:p>1.305033</text:p>
          </table:table-cell>
          <table:table-cell office:value-type="float" office:value="-51.7235" calcext:value-type="float">
            <text:p>-51.7235</text:p>
          </table:table-cell>
          <table:table-cell/>
          <table:table-cell table:formula="of:=SIGN([.AL130])" office:value-type="float" office:value="-1" calcext:value-type="float">
            <text:p>-1</text:p>
          </table:table-cell>
          <table:table-cell table:formula="of:=SIGN([.AM130])" office:value-type="float" office:value="1" calcext:value-type="float">
            <text:p>1</text:p>
          </table:table-cell>
          <table:table-cell table:formula="of:=SIGN([.AN130])" office:value-type="float" office:value="1" calcext:value-type="float">
            <text:p>1</text:p>
          </table:table-cell>
          <table:table-cell table:formula="of:=SIGN([.AO130])" office:value-type="float" office:value="-1" calcext:value-type="float">
            <text:p>-1</text:p>
          </table:table-cell>
          <table:table-cell table:number-columns-repeated="2"/>
          <table:table-cell office:value-type="float" office:value="6.806" calcext:value-type="float">
            <text:p>6.806</text:p>
          </table:table-cell>
          <table:table-cell office:value-type="float" office:value="-10.00793" calcext:value-type="float">
            <text:p>-10.00793</text:p>
          </table:table-cell>
          <table:table-cell office:value-type="float" office:value="-77.89914" calcext:value-type="float">
            <text:p>-77.89914</text:p>
          </table:table-cell>
          <table:table-cell office:value-type="float" office:value="1.852276" calcext:value-type="float">
            <text:p>1.852276</text:p>
          </table:table-cell>
          <table:table-cell office:value-type="float" office:value="-33.13904" calcext:value-type="float">
            <text:p>-33.13904</text:p>
          </table:table-cell>
          <table:table-cell/>
          <table:table-cell table:formula="of:=SIGN([.AX130])" office:value-type="float" office:value="-1" calcext:value-type="float">
            <text:p>-1</text:p>
          </table:table-cell>
          <table:table-cell table:formula="of:=SIGN([.AY130])" office:value-type="float" office:value="-1" calcext:value-type="float">
            <text:p>-1</text:p>
          </table:table-cell>
          <table:table-cell table:formula="of:=SIGN([.AZ130])" office:value-type="float" office:value="1" calcext:value-type="float">
            <text:p>1</text:p>
          </table:table-cell>
          <table:table-cell table:formula="of:=SIGN([.BA130])" office:value-type="float" office:value="-1" calcext:value-type="float">
            <text:p>-1</text:p>
          </table:table-cell>
          <table:table-cell table:number-columns-repeated="3"/>
          <table:table-cell office:value-type="float" office:value="4.955" calcext:value-type="float">
            <text:p>4.955</text:p>
          </table:table-cell>
          <table:table-cell office:value-type="float" office:value="-0.985778" calcext:value-type="float">
            <text:p>-0.985778</text:p>
          </table:table-cell>
          <table:table-cell office:value-type="float" office:value="-0.2002783" calcext:value-type="float">
            <text:p>-0.20027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63" calcext:value-type="float">
            <text:p>20.63</text:p>
          </table:table-cell>
          <table:table-cell office:value-type="float" office:value="-129.8184" calcext:value-type="float">
            <text:p>-129.8184</text:p>
          </table:table-cell>
          <table:table-cell office:value-type="float" office:value="128.1884" calcext:value-type="float">
            <text:p>128.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1" calcext:value-type="float">
            <text:p>11.1</text:p>
          </table:table-cell>
          <table:table-cell office:value-type="float" office:value="-103.9472" calcext:value-type="float">
            <text:p>-103.9472</text:p>
          </table:table-cell>
          <table:table-cell office:value-type="float" office:value="127.2999" calcext:value-type="float">
            <text:p>127.2999</text:p>
          </table:table-cell>
          <table:table-cell office:value-type="float" office:value="89.23439" calcext:value-type="float">
            <text:p>89.23439</text:p>
          </table:table-cell>
          <table:table-cell office:value-type="float" office:value="134.4958" calcext:value-type="float">
            <text:p>134.4958</text:p>
          </table:table-cell>
          <table:table-cell/>
          <table:table-cell table:formula="of:=([.M131]-[.M132])" office:value-type="float" office:value="-10.78196" calcext:value-type="float">
            <text:p>-10.78196</text:p>
          </table:table-cell>
          <table:table-cell table:formula="of:=[.N131]-[.N132]" office:value-type="float" office:value="5.35679999999999" calcext:value-type="float">
            <text:p>5.35679999999999</text:p>
          </table:table-cell>
          <table:table-cell table:formula="of:=[.O131]-[.O132]" office:value-type="float" office:value="-4.30749999999999" calcext:value-type="float">
            <text:p>-4.30749999999999</text:p>
          </table:table-cell>
          <table:table-cell table:formula="of:=[.P131]-[.P132]" office:value-type="float" office:value="-15.8702" calcext:value-type="float">
            <text:p>-15.8702</text:p>
          </table:table-cell>
          <table:table-cell/>
          <table:table-cell table:formula="of:=SIGN([.R131])" office:value-type="float" office:value="-1" calcext:value-type="float">
            <text:p>-1</text:p>
          </table:table-cell>
          <table:table-cell table:formula="of:=SIGN([.S131])" office:value-type="float" office:value="1" calcext:value-type="float">
            <text:p>1</text:p>
          </table:table-cell>
          <table:table-cell table:formula="of:=SIGN([.T131])" office:value-type="float" office:value="-1" calcext:value-type="float">
            <text:p>-1</text:p>
          </table:table-cell>
          <table:table-cell table:formula="of:=SIGN([.U131])" office:value-type="float" office:value="-1" calcext:value-type="float">
            <text:p>-1</text:p>
          </table:table-cell>
          <table:table-cell table:number-columns-repeated="3"/>
          <table:table-cell office:value-type="float" office:value="12.925" calcext:value-type="float">
            <text:p>12.925</text:p>
          </table:table-cell>
          <table:table-cell office:value-type="float" office:value="0.2763764" calcext:value-type="float">
            <text:p>0.2763764</text:p>
          </table:table-cell>
          <table:table-cell office:value-type="float" office:value="76.96631" calcext:value-type="float">
            <text:p>76.96631</text:p>
          </table:table-cell>
          <table:table-cell office:value-type="float" office:value="16.52615" calcext:value-type="float">
            <text:p>16.52615</text:p>
          </table:table-cell>
          <table:table-cell office:value-type="float" office:value="79.72704" calcext:value-type="float">
            <text:p>79.72704</text:p>
          </table:table-cell>
          <table:table-cell table:number-columns-repeated="2"/>
          <table:table-cell office:value-type="float" office:value="6.036" calcext:value-type="float">
            <text:p>6.036</text:p>
          </table:table-cell>
          <table:table-cell office:value-type="float" office:value="-18.07092" calcext:value-type="float">
            <text:p>-18.07092</text:p>
          </table:table-cell>
          <table:table-cell office:value-type="float" office:value="55.20498" calcext:value-type="float">
            <text:p>55.20498</text:p>
          </table:table-cell>
          <table:table-cell office:value-type="float" office:value="1.332175" calcext:value-type="float">
            <text:p>1.332175</text:p>
          </table:table-cell>
          <table:table-cell office:value-type="float" office:value="-51.97362" calcext:value-type="float">
            <text:p>-51.97362</text:p>
          </table:table-cell>
          <table:table-cell/>
          <table:table-cell table:formula="of:=SIGN([.AL131])" office:value-type="float" office:value="-1" calcext:value-type="float">
            <text:p>-1</text:p>
          </table:table-cell>
          <table:table-cell table:formula="of:=SIGN([.AM131])" office:value-type="float" office:value="1" calcext:value-type="float">
            <text:p>1</text:p>
          </table:table-cell>
          <table:table-cell table:formula="of:=SIGN([.AN131])" office:value-type="float" office:value="1" calcext:value-type="float">
            <text:p>1</text:p>
          </table:table-cell>
          <table:table-cell table:formula="of:=SIGN([.AO131])" office:value-type="float" office:value="-1" calcext:value-type="float">
            <text:p>-1</text:p>
          </table:table-cell>
          <table:table-cell table:number-columns-repeated="2"/>
          <table:table-cell office:value-type="float" office:value="6.817" calcext:value-type="float">
            <text:p>6.817</text:p>
          </table:table-cell>
          <table:table-cell office:value-type="float" office:value="-9.727539" calcext:value-type="float">
            <text:p>-9.727539</text:p>
          </table:table-cell>
          <table:table-cell office:value-type="float" office:value="-77.90576" calcext:value-type="float">
            <text:p>-77.90576</text:p>
          </table:table-cell>
          <table:table-cell office:value-type="float" office:value="1.863168" calcext:value-type="float">
            <text:p>1.863168</text:p>
          </table:table-cell>
          <table:table-cell office:value-type="float" office:value="-31.7584" calcext:value-type="float">
            <text:p>-31.7584</text:p>
          </table:table-cell>
          <table:table-cell/>
          <table:table-cell table:formula="of:=SIGN([.AX131])" office:value-type="float" office:value="-1" calcext:value-type="float">
            <text:p>-1</text:p>
          </table:table-cell>
          <table:table-cell table:formula="of:=SIGN([.AY131])" office:value-type="float" office:value="-1" calcext:value-type="float">
            <text:p>-1</text:p>
          </table:table-cell>
          <table:table-cell table:formula="of:=SIGN([.AZ131])" office:value-type="float" office:value="1" calcext:value-type="float">
            <text:p>1</text:p>
          </table:table-cell>
          <table:table-cell table:formula="of:=SIGN([.BA131])" office:value-type="float" office:value="-1" calcext:value-type="float">
            <text:p>-1</text:p>
          </table:table-cell>
          <table:table-cell table:number-columns-repeated="3"/>
          <table:table-cell office:value-type="float" office:value="4.963" calcext:value-type="float">
            <text:p>4.963</text:p>
          </table:table-cell>
          <table:table-cell office:value-type="float" office:value="-0.8586841" calcext:value-type="float">
            <text:p>-0.8586841</text:p>
          </table:table-cell>
          <table:table-cell office:value-type="float" office:value="-0.31643" calcext:value-type="float">
            <text:p>-0.316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651" calcext:value-type="float">
            <text:p>20.651</text:p>
          </table:table-cell>
          <table:table-cell office:value-type="float" office:value="-129.8346" calcext:value-type="float">
            <text:p>-129.8346</text:p>
          </table:table-cell>
          <table:table-cell office:value-type="float" office:value="128.1731" calcext:value-type="float">
            <text:p>128.1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271" calcext:value-type="float">
            <text:p>11.271</text:p>
          </table:table-cell>
          <table:table-cell office:value-type="float" office:value="-93.16524" calcext:value-type="float">
            <text:p>-93.16524</text:p>
          </table:table-cell>
          <table:table-cell office:value-type="float" office:value="121.9431" calcext:value-type="float">
            <text:p>121.9431</text:p>
          </table:table-cell>
          <table:table-cell office:value-type="float" office:value="93.54189" calcext:value-type="float">
            <text:p>93.54189</text:p>
          </table:table-cell>
          <table:table-cell office:value-type="float" office:value="150.366" calcext:value-type="float">
            <text:p>150.366</text:p>
          </table:table-cell>
          <table:table-cell/>
          <table:table-cell table:formula="of:=([.M132]-[.M133])" office:value-type="float" office:value="-0.844239999999999" calcext:value-type="float">
            <text:p>-0.844239999999999</text:p>
          </table:table-cell>
          <table:table-cell table:formula="of:=[.N132]-[.N133]" office:value-type="float" office:value="0.397500000000008" calcext:value-type="float">
            <text:p>0.397500000000008</text:p>
          </table:table-cell>
          <table:table-cell table:formula="of:=[.O132]-[.O133]" office:value-type="float" office:value="-0.440269999999998" calcext:value-type="float">
            <text:p>-0.440269999999998</text:p>
          </table:table-cell>
          <table:table-cell table:formula="of:=[.P132]-[.P133]" office:value-type="float" office:value="-1.50909999999999" calcext:value-type="float">
            <text:p>-1.50909999999999</text:p>
          </table:table-cell>
          <table:table-cell/>
          <table:table-cell table:formula="of:=SIGN([.R132])" office:value-type="float" office:value="-1" calcext:value-type="float">
            <text:p>-1</text:p>
          </table:table-cell>
          <table:table-cell table:formula="of:=SIGN([.S132])" office:value-type="float" office:value="1" calcext:value-type="float">
            <text:p>1</text:p>
          </table:table-cell>
          <table:table-cell table:formula="of:=SIGN([.T132])" office:value-type="float" office:value="-1" calcext:value-type="float">
            <text:p>-1</text:p>
          </table:table-cell>
          <table:table-cell table:formula="of:=SIGN([.U132])" office:value-type="float" office:value="-1" calcext:value-type="float">
            <text:p>-1</text:p>
          </table:table-cell>
          <table:table-cell table:number-columns-repeated="3"/>
          <table:table-cell office:value-type="float" office:value="12.936" calcext:value-type="float">
            <text:p>12.936</text:p>
          </table:table-cell>
          <table:table-cell office:value-type="float" office:value="0.01321583" calcext:value-type="float">
            <text:p>0.01321583</text:p>
          </table:table-cell>
          <table:table-cell office:value-type="float" office:value="77.39219" calcext:value-type="float">
            <text:p>77.39219</text:p>
          </table:table-cell>
          <table:table-cell office:value-type="float" office:value="16.27665" calcext:value-type="float">
            <text:p>16.27665</text:p>
          </table:table-cell>
          <table:table-cell office:value-type="float" office:value="79.3721" calcext:value-type="float">
            <text:p>79.3721</text:p>
          </table:table-cell>
          <table:table-cell table:number-columns-repeated="2"/>
          <table:table-cell office:value-type="float" office:value="6.047" calcext:value-type="float">
            <text:p>6.047</text:p>
          </table:table-cell>
          <table:table-cell office:value-type="float" office:value="-17.73017" calcext:value-type="float">
            <text:p>-17.73017</text:p>
          </table:table-cell>
          <table:table-cell office:value-type="float" office:value="54.164" calcext:value-type="float">
            <text:p>54.164</text:p>
          </table:table-cell>
          <table:table-cell office:value-type="float" office:value="1.350442" calcext:value-type="float">
            <text:p>1.350442</text:p>
          </table:table-cell>
          <table:table-cell office:value-type="float" office:value="-52.10268" calcext:value-type="float">
            <text:p>-52.10268</text:p>
          </table:table-cell>
          <table:table-cell/>
          <table:table-cell table:formula="of:=SIGN([.AL132])" office:value-type="float" office:value="-1" calcext:value-type="float">
            <text:p>-1</text:p>
          </table:table-cell>
          <table:table-cell table:formula="of:=SIGN([.AM132])" office:value-type="float" office:value="1" calcext:value-type="float">
            <text:p>1</text:p>
          </table:table-cell>
          <table:table-cell table:formula="of:=SIGN([.AN132])" office:value-type="float" office:value="1" calcext:value-type="float">
            <text:p>1</text:p>
          </table:table-cell>
          <table:table-cell table:formula="of:=SIGN([.AO132])" office:value-type="float" office:value="-1" calcext:value-type="float">
            <text:p>-1</text:p>
          </table:table-cell>
          <table:table-cell table:number-columns-repeated="2"/>
          <table:table-cell office:value-type="float" office:value="6.828" calcext:value-type="float">
            <text:p>6.828</text:p>
          </table:table-cell>
          <table:table-cell office:value-type="float" office:value="-9.593913" calcext:value-type="float">
            <text:p>-9.593913</text:p>
          </table:table-cell>
          <table:table-cell office:value-type="float" office:value="-77.90866" calcext:value-type="float">
            <text:p>-77.90866</text:p>
          </table:table-cell>
          <table:table-cell office:value-type="float" office:value="1.68615" calcext:value-type="float">
            <text:p>1.68615</text:p>
          </table:table-cell>
          <table:table-cell office:value-type="float" office:value="-30.51661" calcext:value-type="float">
            <text:p>-30.51661</text:p>
          </table:table-cell>
          <table:table-cell/>
          <table:table-cell table:formula="of:=SIGN([.AX132])" office:value-type="float" office:value="-1" calcext:value-type="float">
            <text:p>-1</text:p>
          </table:table-cell>
          <table:table-cell table:formula="of:=SIGN([.AY132])" office:value-type="float" office:value="-1" calcext:value-type="float">
            <text:p>-1</text:p>
          </table:table-cell>
          <table:table-cell table:formula="of:=SIGN([.AZ132])" office:value-type="float" office:value="1" calcext:value-type="float">
            <text:p>1</text:p>
          </table:table-cell>
          <table:table-cell table:formula="of:=SIGN([.BA132])" office:value-type="float" office:value="-1" calcext:value-type="float">
            <text:p>-1</text:p>
          </table:table-cell>
          <table:table-cell table:number-columns-repeated="3"/>
          <table:table-cell office:value-type="float" office:value="4.971" calcext:value-type="float">
            <text:p>4.971</text:p>
          </table:table-cell>
          <table:table-cell office:value-type="float" office:value="-0.7443953" calcext:value-type="float">
            <text:p>-0.7443953</text:p>
          </table:table-cell>
          <table:table-cell office:value-type="float" office:value="-0.1709874" calcext:value-type="float">
            <text:p>-0.1709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681" calcext:value-type="float">
            <text:p>20.681</text:p>
          </table:table-cell>
          <table:table-cell office:value-type="float" office:value="-129.865" calcext:value-type="float">
            <text:p>-129.865</text:p>
          </table:table-cell>
          <table:table-cell office:value-type="float" office:value="128.1543" calcext:value-type="float">
            <text:p>128.15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282" calcext:value-type="float">
            <text:p>11.282</text:p>
          </table:table-cell>
          <table:table-cell office:value-type="float" office:value="-92.321" calcext:value-type="float">
            <text:p>-92.321</text:p>
          </table:table-cell>
          <table:table-cell office:value-type="float" office:value="121.5456" calcext:value-type="float">
            <text:p>121.5456</text:p>
          </table:table-cell>
          <table:table-cell office:value-type="float" office:value="93.98216" calcext:value-type="float">
            <text:p>93.98216</text:p>
          </table:table-cell>
          <table:table-cell office:value-type="float" office:value="151.8751" calcext:value-type="float">
            <text:p>151.8751</text:p>
          </table:table-cell>
          <table:table-cell/>
          <table:table-cell table:formula="of:=([.M133]-[.M134])" office:value-type="float" office:value="-0.658259999999999" calcext:value-type="float">
            <text:p>-0.658259999999999</text:p>
          </table:table-cell>
          <table:table-cell table:formula="of:=[.N133]-[.N134]" office:value-type="float" office:value="0.309399999999997" calcext:value-type="float">
            <text:p>0.309399999999997</text:p>
          </table:table-cell>
          <table:table-cell table:formula="of:=[.O133]-[.O134]" office:value-type="float" office:value="-0.169250000000005" calcext:value-type="float">
            <text:p>-0.169250000000005</text:p>
          </table:table-cell>
          <table:table-cell table:formula="of:=[.P133]-[.P134]" office:value-type="float" office:value="-0.390600000000006" calcext:value-type="float">
            <text:p>-0.390600000000006</text:p>
          </table:table-cell>
          <table:table-cell/>
          <table:table-cell table:formula="of:=SIGN([.R133])" office:value-type="float" office:value="-1" calcext:value-type="float">
            <text:p>-1</text:p>
          </table:table-cell>
          <table:table-cell table:formula="of:=SIGN([.S133])" office:value-type="float" office:value="1" calcext:value-type="float">
            <text:p>1</text:p>
          </table:table-cell>
          <table:table-cell table:formula="of:=SIGN([.T133])" office:value-type="float" office:value="-1" calcext:value-type="float">
            <text:p>-1</text:p>
          </table:table-cell>
          <table:table-cell table:formula="of:=SIGN([.U133])" office:value-type="float" office:value="-1" calcext:value-type="float">
            <text:p>-1</text:p>
          </table:table-cell>
          <table:table-cell table:number-columns-repeated="3"/>
          <table:table-cell office:value-type="float" office:value="12.947" calcext:value-type="float">
            <text:p>12.947</text:p>
          </table:table-cell>
          <table:table-cell office:value-type="float" office:value="-0.3626009" calcext:value-type="float">
            <text:p>-0.3626009</text:p>
          </table:table-cell>
          <table:table-cell office:value-type="float" office:value="77.9902" calcext:value-type="float">
            <text:p>77.9902</text:p>
          </table:table-cell>
          <table:table-cell office:value-type="float" office:value="15.56479" calcext:value-type="float">
            <text:p>15.56479</text:p>
          </table:table-cell>
          <table:table-cell office:value-type="float" office:value="78.13924" calcext:value-type="float">
            <text:p>78.13924</text:p>
          </table:table-cell>
          <table:table-cell table:number-columns-repeated="2"/>
          <table:table-cell office:value-type="float" office:value="6.058" calcext:value-type="float">
            <text:p>6.058</text:p>
          </table:table-cell>
          <table:table-cell office:value-type="float" office:value="-17.34365" calcext:value-type="float">
            <text:p>-17.34365</text:p>
          </table:table-cell>
          <table:table-cell office:value-type="float" office:value="52.98324" calcext:value-type="float">
            <text:p>52.98324</text:p>
          </table:table-cell>
          <table:table-cell office:value-type="float" office:value="1.401499" calcext:value-type="float">
            <text:p>1.401499</text:p>
          </table:table-cell>
          <table:table-cell office:value-type="float" office:value="-52.43797" calcext:value-type="float">
            <text:p>-52.43797</text:p>
          </table:table-cell>
          <table:table-cell/>
          <table:table-cell table:formula="of:=SIGN([.AL133])" office:value-type="float" office:value="-1" calcext:value-type="float">
            <text:p>-1</text:p>
          </table:table-cell>
          <table:table-cell table:formula="of:=SIGN([.AM133])" office:value-type="float" office:value="1" calcext:value-type="float">
            <text:p>1</text:p>
          </table:table-cell>
          <table:table-cell table:formula="of:=SIGN([.AN133])" office:value-type="float" office:value="1" calcext:value-type="float">
            <text:p>1</text:p>
          </table:table-cell>
          <table:table-cell table:formula="of:=SIGN([.AO133])" office:value-type="float" office:value="-1" calcext:value-type="float">
            <text:p>-1</text:p>
          </table:table-cell>
          <table:table-cell table:number-columns-repeated="2"/>
          <table:table-cell office:value-type="float" office:value="6.839" calcext:value-type="float">
            <text:p>6.839</text:p>
          </table:table-cell>
          <table:table-cell office:value-type="float" office:value="-9.475359" calcext:value-type="float">
            <text:p>-9.475359</text:p>
          </table:table-cell>
          <table:table-cell office:value-type="float" office:value="-77.92047" calcext:value-type="float">
            <text:p>-77.92047</text:p>
          </table:table-cell>
          <table:table-cell office:value-type="float" office:value="1.63845" calcext:value-type="float">
            <text:p>1.63845</text:p>
          </table:table-cell>
          <table:table-cell office:value-type="float" office:value="-29.59006" calcext:value-type="float">
            <text:p>-29.59006</text:p>
          </table:table-cell>
          <table:table-cell/>
          <table:table-cell table:formula="of:=SIGN([.AX133])" office:value-type="float" office:value="-1" calcext:value-type="float">
            <text:p>-1</text:p>
          </table:table-cell>
          <table:table-cell table:formula="of:=SIGN([.AY133])" office:value-type="float" office:value="-1" calcext:value-type="float">
            <text:p>-1</text:p>
          </table:table-cell>
          <table:table-cell table:formula="of:=SIGN([.AZ133])" office:value-type="float" office:value="1" calcext:value-type="float">
            <text:p>1</text:p>
          </table:table-cell>
          <table:table-cell table:formula="of:=SIGN([.BA133])" office:value-type="float" office:value="-1" calcext:value-type="float">
            <text:p>-1</text:p>
          </table:table-cell>
          <table:table-cell table:number-columns-repeated="3"/>
          <table:table-cell office:value-type="float" office:value="4.979" calcext:value-type="float">
            <text:p>4.979</text:p>
          </table:table-cell>
          <table:table-cell office:value-type="float" office:value="-0.8787122" calcext:value-type="float">
            <text:p>-0.8787122</text:p>
          </table:table-cell>
          <table:table-cell office:value-type="float" office:value="-0.06209309" calcext:value-type="float">
            <text:p>-0.062093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705" calcext:value-type="float">
            <text:p>20.705</text:p>
          </table:table-cell>
          <table:table-cell office:value-type="float" office:value="-129.8559" calcext:value-type="float">
            <text:p>-129.8559</text:p>
          </table:table-cell>
          <table:table-cell office:value-type="float" office:value="128.162" calcext:value-type="float">
            <text:p>128.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299" calcext:value-type="float">
            <text:p>11.299</text:p>
          </table:table-cell>
          <table:table-cell office:value-type="float" office:value="-91.66274" calcext:value-type="float">
            <text:p>-91.66274</text:p>
          </table:table-cell>
          <table:table-cell office:value-type="float" office:value="121.2362" calcext:value-type="float">
            <text:p>121.2362</text:p>
          </table:table-cell>
          <table:table-cell office:value-type="float" office:value="94.15141" calcext:value-type="float">
            <text:p>94.15141</text:p>
          </table:table-cell>
          <table:table-cell office:value-type="float" office:value="152.2657" calcext:value-type="float">
            <text:p>152.2657</text:p>
          </table:table-cell>
          <table:table-cell/>
          <table:table-cell table:formula="of:=([.M134]-[.M135])" office:value-type="float" office:value="-1.49467" calcext:value-type="float">
            <text:p>-1.49467</text:p>
          </table:table-cell>
          <table:table-cell table:formula="of:=[.N134]-[.N135]" office:value-type="float" office:value="0.69959999999999" calcext:value-type="float">
            <text:p>0.69959999999999</text:p>
          </table:table-cell>
          <table:table-cell table:formula="of:=[.O134]-[.O135]" office:value-type="float" office:value="-0.322289999999995" calcext:value-type="float">
            <text:p>-0.322289999999995</text:p>
          </table:table-cell>
          <table:table-cell table:formula="of:=[.P134]-[.P135]" office:value-type="float" office:value="-0.722799999999978" calcext:value-type="float">
            <text:p>-0.722799999999978</text:p>
          </table:table-cell>
          <table:table-cell/>
          <table:table-cell table:formula="of:=SIGN([.R134])" office:value-type="float" office:value="-1" calcext:value-type="float">
            <text:p>-1</text:p>
          </table:table-cell>
          <table:table-cell table:formula="of:=SIGN([.S134])" office:value-type="float" office:value="1" calcext:value-type="float">
            <text:p>1</text:p>
          </table:table-cell>
          <table:table-cell table:formula="of:=SIGN([.T134])" office:value-type="float" office:value="-1" calcext:value-type="float">
            <text:p>-1</text:p>
          </table:table-cell>
          <table:table-cell table:formula="of:=SIGN([.U134])" office:value-type="float" office:value="-1" calcext:value-type="float">
            <text:p>-1</text:p>
          </table:table-cell>
          <table:table-cell table:number-columns-repeated="3"/>
          <table:table-cell office:value-type="float" office:value="12.958" calcext:value-type="float">
            <text:p>12.958</text:p>
          </table:table-cell>
          <table:table-cell office:value-type="float" office:value="-0.7612548" calcext:value-type="float">
            <text:p>-0.7612548</text:p>
          </table:table-cell>
          <table:table-cell office:value-type="float" office:value="78.61" calcext:value-type="float">
            <text:p>78.61</text:p>
          </table:table-cell>
          <table:table-cell office:value-type="float" office:value="15.06951" calcext:value-type="float">
            <text:p>15.06951</text:p>
          </table:table-cell>
          <table:table-cell office:value-type="float" office:value="77.41655" calcext:value-type="float">
            <text:p>77.41655</text:p>
          </table:table-cell>
          <table:table-cell table:number-columns-repeated="2"/>
          <table:table-cell office:value-type="float" office:value="6.069" calcext:value-type="float">
            <text:p>6.069</text:p>
          </table:table-cell>
          <table:table-cell office:value-type="float" office:value="-16.99898" calcext:value-type="float">
            <text:p>-16.99898</text:p>
          </table:table-cell>
          <table:table-cell office:value-type="float" office:value="51.93029" calcext:value-type="float">
            <text:p>51.93029</text:p>
          </table:table-cell>
          <table:table-cell office:value-type="float" office:value="1.410305" calcext:value-type="float">
            <text:p>1.410305</text:p>
          </table:table-cell>
          <table:table-cell office:value-type="float" office:value="-52.67207" calcext:value-type="float">
            <text:p>-52.67207</text:p>
          </table:table-cell>
          <table:table-cell/>
          <table:table-cell table:formula="of:=SIGN([.AL134])" office:value-type="float" office:value="-1" calcext:value-type="float">
            <text:p>-1</text:p>
          </table:table-cell>
          <table:table-cell table:formula="of:=SIGN([.AM134])" office:value-type="float" office:value="1" calcext:value-type="float">
            <text:p>1</text:p>
          </table:table-cell>
          <table:table-cell table:formula="of:=SIGN([.AN134])" office:value-type="float" office:value="1" calcext:value-type="float">
            <text:p>1</text:p>
          </table:table-cell>
          <table:table-cell table:formula="of:=SIGN([.AO134])" office:value-type="float" office:value="-1" calcext:value-type="float">
            <text:p>-1</text:p>
          </table:table-cell>
          <table:table-cell table:number-columns-repeated="2"/>
          <table:table-cell office:value-type="float" office:value="6.851" calcext:value-type="float">
            <text:p>6.851</text:p>
          </table:table-cell>
          <table:table-cell office:value-type="float" office:value="-9.438169" calcext:value-type="float">
            <text:p>-9.438169</text:p>
          </table:table-cell>
          <table:table-cell office:value-type="float" office:value="-77.94665" calcext:value-type="float">
            <text:p>-77.94665</text:p>
          </table:table-cell>
          <table:table-cell office:value-type="float" office:value="1.685806" calcext:value-type="float">
            <text:p>1.685806</text:p>
          </table:table-cell>
          <table:table-cell office:value-type="float" office:value="-28.58175" calcext:value-type="float">
            <text:p>-28.58175</text:p>
          </table:table-cell>
          <table:table-cell/>
          <table:table-cell table:formula="of:=SIGN([.AX134])" office:value-type="float" office:value="-1" calcext:value-type="float">
            <text:p>-1</text:p>
          </table:table-cell>
          <table:table-cell table:formula="of:=SIGN([.AY134])" office:value-type="float" office:value="-1" calcext:value-type="float">
            <text:p>-1</text:p>
          </table:table-cell>
          <table:table-cell table:formula="of:=SIGN([.AZ134])" office:value-type="float" office:value="1" calcext:value-type="float">
            <text:p>1</text:p>
          </table:table-cell>
          <table:table-cell table:formula="of:=SIGN([.BA134])" office:value-type="float" office:value="-1" calcext:value-type="float">
            <text:p>-1</text:p>
          </table:table-cell>
          <table:table-cell table:number-columns-repeated="3"/>
          <table:table-cell office:value-type="float" office:value="4.987" calcext:value-type="float">
            <text:p>4.987</text:p>
          </table:table-cell>
          <table:table-cell office:value-type="float" office:value="-0.8498666" calcext:value-type="float">
            <text:p>-0.8498666</text:p>
          </table:table-cell>
          <table:table-cell office:value-type="float" office:value="-0.3200091" calcext:value-type="float">
            <text:p>-0.3200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727" calcext:value-type="float">
            <text:p>20.727</text:p>
          </table:table-cell>
          <table:table-cell office:value-type="float" office:value="-129.8455" calcext:value-type="float">
            <text:p>-129.8455</text:p>
          </table:table-cell>
          <table:table-cell office:value-type="float" office:value="128.1701" calcext:value-type="float">
            <text:p>128.17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311" calcext:value-type="float">
            <text:p>11.311</text:p>
          </table:table-cell>
          <table:table-cell office:value-type="float" office:value="-90.16807" calcext:value-type="float">
            <text:p>-90.16807</text:p>
          </table:table-cell>
          <table:table-cell office:value-type="float" office:value="120.5366" calcext:value-type="float">
            <text:p>120.5366</text:p>
          </table:table-cell>
          <table:table-cell office:value-type="float" office:value="94.4737" calcext:value-type="float">
            <text:p>94.4737</text:p>
          </table:table-cell>
          <table:table-cell office:value-type="float" office:value="152.9885" calcext:value-type="float">
            <text:p>152.9885</text:p>
          </table:table-cell>
          <table:table-cell/>
          <table:table-cell table:formula="of:=([.M135]-[.M136])" office:value-type="float" office:value="-0.802700000000002" calcext:value-type="float">
            <text:p>-0.802700000000002</text:p>
          </table:table-cell>
          <table:table-cell table:formula="of:=[.N135]-[.N136]" office:value-type="float" office:value="0.350500000000011" calcext:value-type="float">
            <text:p>0.350500000000011</text:p>
          </table:table-cell>
          <table:table-cell table:formula="of:=[.O135]-[.O136]" office:value-type="float" office:value="-0.0994300000000123" calcext:value-type="float">
            <text:p>-0.0994300000000123</text:p>
          </table:table-cell>
          <table:table-cell table:formula="of:=[.P135]-[.P136]" office:value-type="float" office:value="-0.137700000000024" calcext:value-type="float">
            <text:p>-0.137700000000024</text:p>
          </table:table-cell>
          <table:table-cell/>
          <table:table-cell table:formula="of:=SIGN([.R135])" office:value-type="float" office:value="-1" calcext:value-type="float">
            <text:p>-1</text:p>
          </table:table-cell>
          <table:table-cell table:formula="of:=SIGN([.S135])" office:value-type="float" office:value="1" calcext:value-type="float">
            <text:p>1</text:p>
          </table:table-cell>
          <table:table-cell table:formula="of:=SIGN([.T135])" office:value-type="float" office:value="-1" calcext:value-type="float">
            <text:p>-1</text:p>
          </table:table-cell>
          <table:table-cell table:formula="of:=SIGN([.U135])" office:value-type="float" office:value="-1" calcext:value-type="float">
            <text:p>-1</text:p>
          </table:table-cell>
          <table:table-cell table:number-columns-repeated="3"/>
          <table:table-cell office:value-type="float" office:value="13.119" calcext:value-type="float">
            <text:p>13.119</text:p>
          </table:table-cell>
          <table:table-cell office:value-type="float" office:value="-6.71421" calcext:value-type="float">
            <text:p>-6.71421</text:p>
          </table:table-cell>
          <table:table-cell office:value-type="float" office:value="87.14011" calcext:value-type="float">
            <text:p>87.14011</text:p>
          </table:table-cell>
          <table:table-cell office:value-type="float" office:value="6.86399" calcext:value-type="float">
            <text:p>6.86399</text:p>
          </table:table-cell>
          <table:table-cell office:value-type="float" office:value="65.60979" calcext:value-type="float">
            <text:p>65.60979</text:p>
          </table:table-cell>
          <table:table-cell table:number-columns-repeated="2"/>
          <table:table-cell office:value-type="float" office:value="6.08" calcext:value-type="float">
            <text:p>6.08</text:p>
          </table:table-cell>
          <table:table-cell office:value-type="float" office:value="-16.59487" calcext:value-type="float">
            <text:p>-16.59487</text:p>
          </table:table-cell>
          <table:table-cell office:value-type="float" office:value="50.69579" calcext:value-type="float">
            <text:p>50.69579</text:p>
          </table:table-cell>
          <table:table-cell office:value-type="float" office:value="1.396512" calcext:value-type="float">
            <text:p>1.396512</text:p>
          </table:table-cell>
          <table:table-cell office:value-type="float" office:value="-52.95133" calcext:value-type="float">
            <text:p>-52.95133</text:p>
          </table:table-cell>
          <table:table-cell/>
          <table:table-cell table:formula="of:=SIGN([.AL135])" office:value-type="float" office:value="-1" calcext:value-type="float">
            <text:p>-1</text:p>
          </table:table-cell>
          <table:table-cell table:formula="of:=SIGN([.AM135])" office:value-type="float" office:value="1" calcext:value-type="float">
            <text:p>1</text:p>
          </table:table-cell>
          <table:table-cell table:formula="of:=SIGN([.AN135])" office:value-type="float" office:value="1" calcext:value-type="float">
            <text:p>1</text:p>
          </table:table-cell>
          <table:table-cell table:formula="of:=SIGN([.AO135])" office:value-type="float" office:value="-1" calcext:value-type="float">
            <text:p>-1</text:p>
          </table:table-cell>
          <table:table-cell table:number-columns-repeated="2"/>
          <table:table-cell office:value-type="float" office:value="6.862" calcext:value-type="float">
            <text:p>6.862</text:p>
          </table:table-cell>
          <table:table-cell office:value-type="float" office:value="-9.420175" calcext:value-type="float">
            <text:p>-9.420175</text:p>
          </table:table-cell>
          <table:table-cell office:value-type="float" office:value="-77.96091" calcext:value-type="float">
            <text:p>-77.96091</text:p>
          </table:table-cell>
          <table:table-cell office:value-type="float" office:value="1.660336" calcext:value-type="float">
            <text:p>1.660336</text:p>
          </table:table-cell>
          <table:table-cell office:value-type="float" office:value="-28.12284" calcext:value-type="float">
            <text:p>-28.12284</text:p>
          </table:table-cell>
          <table:table-cell/>
          <table:table-cell table:formula="of:=SIGN([.AX135])" office:value-type="float" office:value="-1" calcext:value-type="float">
            <text:p>-1</text:p>
          </table:table-cell>
          <table:table-cell table:formula="of:=SIGN([.AY135])" office:value-type="float" office:value="-1" calcext:value-type="float">
            <text:p>-1</text:p>
          </table:table-cell>
          <table:table-cell table:formula="of:=SIGN([.AZ135])" office:value-type="float" office:value="1" calcext:value-type="float">
            <text:p>1</text:p>
          </table:table-cell>
          <table:table-cell table:formula="of:=SIGN([.BA135])" office:value-type="float" office:value="-1" calcext:value-type="float">
            <text:p>-1</text:p>
          </table:table-cell>
          <table:table-cell table:number-columns-repeated="3"/>
          <table:table-cell office:value-type="float" office:value="4.997" calcext:value-type="float">
            <text:p>4.997</text:p>
          </table:table-cell>
          <table:table-cell office:value-type="float" office:value="-0.6157742" calcext:value-type="float">
            <text:p>-0.6157742</text:p>
          </table:table-cell>
          <table:table-cell office:value-type="float" office:value="-0.003963761" calcext:value-type="float">
            <text:p>-0.0039637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888" calcext:value-type="float">
            <text:p>20.888</text:p>
          </table:table-cell>
          <table:table-cell office:value-type="float" office:value="-129.8407" calcext:value-type="float">
            <text:p>-129.8407</text:p>
          </table:table-cell>
          <table:table-cell office:value-type="float" office:value="128.1624" calcext:value-type="float">
            <text:p>128.16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322" calcext:value-type="float">
            <text:p>11.322</text:p>
          </table:table-cell>
          <table:table-cell office:value-type="float" office:value="-89.36537" calcext:value-type="float">
            <text:p>-89.36537</text:p>
          </table:table-cell>
          <table:table-cell office:value-type="float" office:value="120.1861" calcext:value-type="float">
            <text:p>120.1861</text:p>
          </table:table-cell>
          <table:table-cell office:value-type="float" office:value="94.57313" calcext:value-type="float">
            <text:p>94.57313</text:p>
          </table:table-cell>
          <table:table-cell office:value-type="float" office:value="153.1262" calcext:value-type="float">
            <text:p>153.1262</text:p>
          </table:table-cell>
          <table:table-cell/>
          <table:table-cell table:formula="of:=([.M136]-[.M137])" office:value-type="float" office:value="-0.817939999999993" calcext:value-type="float">
            <text:p>-0.817939999999993</text:p>
          </table:table-cell>
          <table:table-cell table:formula="of:=[.N136]-[.N137]" office:value-type="float" office:value="0.355899999999991" calcext:value-type="float">
            <text:p>0.355899999999991</text:p>
          </table:table-cell>
          <table:table-cell table:formula="of:=[.O136]-[.O137]" office:value-type="float" office:value="-0.0412899999999894" calcext:value-type="float">
            <text:p>-0.0412899999999894</text:p>
          </table:table-cell>
          <table:table-cell table:formula="of:=[.P136]-[.P137]" office:value-type="float" office:value="-0.161699999999996" calcext:value-type="float">
            <text:p>-0.161699999999996</text:p>
          </table:table-cell>
          <table:table-cell/>
          <table:table-cell table:formula="of:=SIGN([.R136])" office:value-type="float" office:value="-1" calcext:value-type="float">
            <text:p>-1</text:p>
          </table:table-cell>
          <table:table-cell table:formula="of:=SIGN([.S136])" office:value-type="float" office:value="1" calcext:value-type="float">
            <text:p>1</text:p>
          </table:table-cell>
          <table:table-cell table:formula="of:=SIGN([.T136])" office:value-type="float" office:value="-1" calcext:value-type="float">
            <text:p>-1</text:p>
          </table:table-cell>
          <table:table-cell table:formula="of:=SIGN([.U136])" office:value-type="float" office:value="-1" calcext:value-type="float">
            <text:p>-1</text:p>
          </table:table-cell>
          <table:table-cell table:number-columns-repeated="3"/>
          <table:table-cell office:value-type="float" office:value="13.133" calcext:value-type="float">
            <text:p>13.133</text:p>
          </table:table-cell>
          <table:table-cell office:value-type="float" office:value="-7.044665" calcext:value-type="float">
            <text:p>-7.044665</text:p>
          </table:table-cell>
          <table:table-cell office:value-type="float" office:value="87.33002" calcext:value-type="float">
            <text:p>87.33002</text:p>
          </table:table-cell>
          <table:table-cell office:value-type="float" office:value="6.243597" calcext:value-type="float">
            <text:p>6.243597</text:p>
          </table:table-cell>
          <table:table-cell office:value-type="float" office:value="64.66732" calcext:value-type="float">
            <text:p>64.66732</text:p>
          </table:table-cell>
          <table:table-cell table:number-columns-repeated="2"/>
          <table:table-cell office:value-type="float" office:value="6.097" calcext:value-type="float">
            <text:p>6.097</text:p>
          </table:table-cell>
          <table:table-cell office:value-type="float" office:value="-16.11914" calcext:value-type="float">
            <text:p>-16.11914</text:p>
          </table:table-cell>
          <table:table-cell office:value-type="float" office:value="49.24245" calcext:value-type="float">
            <text:p>49.24245</text:p>
          </table:table-cell>
          <table:table-cell office:value-type="float" office:value="1.462376" calcext:value-type="float">
            <text:p>1.462376</text:p>
          </table:table-cell>
          <table:table-cell office:value-type="float" office:value="-53.47677" calcext:value-type="float">
            <text:p>-53.47677</text:p>
          </table:table-cell>
          <table:table-cell/>
          <table:table-cell table:formula="of:=SIGN([.AL136])" office:value-type="float" office:value="-1" calcext:value-type="float">
            <text:p>-1</text:p>
          </table:table-cell>
          <table:table-cell table:formula="of:=SIGN([.AM136])" office:value-type="float" office:value="1" calcext:value-type="float">
            <text:p>1</text:p>
          </table:table-cell>
          <table:table-cell table:formula="of:=SIGN([.AN136])" office:value-type="float" office:value="1" calcext:value-type="float">
            <text:p>1</text:p>
          </table:table-cell>
          <table:table-cell table:formula="of:=SIGN([.AO136])" office:value-type="float" office:value="-1" calcext:value-type="float">
            <text:p>-1</text:p>
          </table:table-cell>
          <table:table-cell table:number-columns-repeated="2"/>
          <table:table-cell office:value-type="float" office:value="6.873" calcext:value-type="float">
            <text:p>6.873</text:p>
          </table:table-cell>
          <table:table-cell office:value-type="float" office:value="-9.384502" calcext:value-type="float">
            <text:p>-9.384502</text:p>
          </table:table-cell>
          <table:table-cell office:value-type="float" office:value="-77.999" calcext:value-type="float">
            <text:p>-77.999</text:p>
          </table:table-cell>
          <table:table-cell office:value-type="float" office:value="1.598365" calcext:value-type="float">
            <text:p>1.598365</text:p>
          </table:table-cell>
          <table:table-cell office:value-type="float" office:value="-26.78911" calcext:value-type="float">
            <text:p>-26.78911</text:p>
          </table:table-cell>
          <table:table-cell/>
          <table:table-cell table:formula="of:=SIGN([.AX136])" office:value-type="float" office:value="-1" calcext:value-type="float">
            <text:p>-1</text:p>
          </table:table-cell>
          <table:table-cell table:formula="of:=SIGN([.AY136])" office:value-type="float" office:value="-1" calcext:value-type="float">
            <text:p>-1</text:p>
          </table:table-cell>
          <table:table-cell table:formula="of:=SIGN([.AZ136])" office:value-type="float" office:value="1" calcext:value-type="float">
            <text:p>1</text:p>
          </table:table-cell>
          <table:table-cell table:formula="of:=SIGN([.BA136])" office:value-type="float" office:value="-1" calcext:value-type="float">
            <text:p>-1</text:p>
          </table:table-cell>
          <table:table-cell table:number-columns-repeated="3"/>
          <table:table-cell office:value-type="float" office:value="5.005" calcext:value-type="float">
            <text:p>5.005</text:p>
          </table:table-cell>
          <table:table-cell office:value-type="float" office:value="-0.9673501" calcext:value-type="float">
            <text:p>-0.9673501</text:p>
          </table:table-cell>
          <table:table-cell office:value-type="float" office:value="-0.2060051" calcext:value-type="float">
            <text:p>-0.20600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91" calcext:value-type="float">
            <text:p>20.91</text:p>
          </table:table-cell>
          <table:table-cell office:value-type="float" office:value="-129.8971" calcext:value-type="float">
            <text:p>-129.8971</text:p>
          </table:table-cell>
          <table:table-cell office:value-type="float" office:value="128.1242" calcext:value-type="float">
            <text:p>128.12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334" calcext:value-type="float">
            <text:p>11.334</text:p>
          </table:table-cell>
          <table:table-cell office:value-type="float" office:value="-88.54743" calcext:value-type="float">
            <text:p>-88.54743</text:p>
          </table:table-cell>
          <table:table-cell office:value-type="float" office:value="119.8302" calcext:value-type="float">
            <text:p>119.8302</text:p>
          </table:table-cell>
          <table:table-cell office:value-type="float" office:value="94.61442" calcext:value-type="float">
            <text:p>94.61442</text:p>
          </table:table-cell>
          <table:table-cell office:value-type="float" office:value="153.2879" calcext:value-type="float">
            <text:p>153.2879</text:p>
          </table:table-cell>
          <table:table-cell/>
          <table:table-cell table:formula="of:=([.M137]-[.M138])" office:value-type="float" office:value="-0.886380000000003" calcext:value-type="float">
            <text:p>-0.886380000000003</text:p>
          </table:table-cell>
          <table:table-cell table:formula="of:=[.N137]-[.N138]" office:value-type="float" office:value="0.385200000000012" calcext:value-type="float">
            <text:p>0.385200000000012</text:p>
          </table:table-cell>
          <table:table-cell table:formula="of:=[.O137]-[.O138]" office:value-type="float" office:value="-0.0917100000000062" calcext:value-type="float">
            <text:p>-0.0917100000000062</text:p>
          </table:table-cell>
          <table:table-cell table:formula="of:=[.P137]-[.P138]" office:value-type="float" office:value="-0.139299999999992" calcext:value-type="float">
            <text:p>-0.139299999999992</text:p>
          </table:table-cell>
          <table:table-cell/>
          <table:table-cell table:formula="of:=SIGN([.R137])" office:value-type="float" office:value="-1" calcext:value-type="float">
            <text:p>-1</text:p>
          </table:table-cell>
          <table:table-cell table:formula="of:=SIGN([.S137])" office:value-type="float" office:value="1" calcext:value-type="float">
            <text:p>1</text:p>
          </table:table-cell>
          <table:table-cell table:formula="of:=SIGN([.T137])" office:value-type="float" office:value="-1" calcext:value-type="float">
            <text:p>-1</text:p>
          </table:table-cell>
          <table:table-cell table:formula="of:=SIGN([.U137])" office:value-type="float" office:value="-1" calcext:value-type="float">
            <text:p>-1</text:p>
          </table:table-cell>
          <table:table-cell table:number-columns-repeated="3"/>
          <table:table-cell office:value-type="float" office:value="13.146" calcext:value-type="float">
            <text:p>13.146</text:p>
          </table:table-cell>
          <table:table-cell office:value-type="float" office:value="-6.815269" calcext:value-type="float">
            <text:p>-6.815269</text:p>
          </table:table-cell>
          <table:table-cell office:value-type="float" office:value="84.48629" calcext:value-type="float">
            <text:p>84.48629</text:p>
          </table:table-cell>
          <table:table-cell office:value-type="float" office:value="5.490104" calcext:value-type="float">
            <text:p>5.490104</text:p>
          </table:table-cell>
          <table:table-cell office:value-type="float" office:value="63.51128" calcext:value-type="float">
            <text:p>63.51128</text:p>
          </table:table-cell>
          <table:table-cell table:number-columns-repeated="2"/>
          <table:table-cell office:value-type="float" office:value="6.108" calcext:value-type="float">
            <text:p>6.108</text:p>
          </table:table-cell>
          <table:table-cell office:value-type="float" office:value="-15.65692" calcext:value-type="float">
            <text:p>-15.65692</text:p>
          </table:table-cell>
          <table:table-cell office:value-type="float" office:value="47.83041" calcext:value-type="float">
            <text:p>47.83041</text:p>
          </table:table-cell>
          <table:table-cell office:value-type="float" office:value="1.476883" calcext:value-type="float">
            <text:p>1.476883</text:p>
          </table:table-cell>
          <table:table-cell office:value-type="float" office:value="-53.78001" calcext:value-type="float">
            <text:p>-53.78001</text:p>
          </table:table-cell>
          <table:table-cell/>
          <table:table-cell table:formula="of:=SIGN([.AL137])" office:value-type="float" office:value="-1" calcext:value-type="float">
            <text:p>-1</text:p>
          </table:table-cell>
          <table:table-cell table:formula="of:=SIGN([.AM137])" office:value-type="float" office:value="1" calcext:value-type="float">
            <text:p>1</text:p>
          </table:table-cell>
          <table:table-cell table:formula="of:=SIGN([.AN137])" office:value-type="float" office:value="1" calcext:value-type="float">
            <text:p>1</text:p>
          </table:table-cell>
          <table:table-cell table:formula="of:=SIGN([.AO137])" office:value-type="float" office:value="-1" calcext:value-type="float">
            <text:p>-1</text:p>
          </table:table-cell>
          <table:table-cell table:number-columns-repeated="2"/>
          <table:table-cell office:value-type="float" office:value="6.884" calcext:value-type="float">
            <text:p>6.884</text:p>
          </table:table-cell>
          <table:table-cell office:value-type="float" office:value="-9.413874" calcext:value-type="float">
            <text:p>-9.413874</text:p>
          </table:table-cell>
          <table:table-cell office:value-type="float" office:value="-78.03742" calcext:value-type="float">
            <text:p>-78.03742</text:p>
          </table:table-cell>
          <table:table-cell office:value-type="float" office:value="1.472746" calcext:value-type="float">
            <text:p>1.472746</text:p>
          </table:table-cell>
          <table:table-cell office:value-type="float" office:value="-25.7779" calcext:value-type="float">
            <text:p>-25.7779</text:p>
          </table:table-cell>
          <table:table-cell/>
          <table:table-cell table:formula="of:=SIGN([.AX137])" office:value-type="float" office:value="-1" calcext:value-type="float">
            <text:p>-1</text:p>
          </table:table-cell>
          <table:table-cell table:formula="of:=SIGN([.AY137])" office:value-type="float" office:value="-1" calcext:value-type="float">
            <text:p>-1</text:p>
          </table:table-cell>
          <table:table-cell table:formula="of:=SIGN([.AZ137])" office:value-type="float" office:value="1" calcext:value-type="float">
            <text:p>1</text:p>
          </table:table-cell>
          <table:table-cell table:formula="of:=SIGN([.BA137])" office:value-type="float" office:value="-1" calcext:value-type="float">
            <text:p>-1</text:p>
          </table:table-cell>
          <table:table-cell table:number-columns-repeated="3"/>
          <table:table-cell office:value-type="float" office:value="5.013" calcext:value-type="float">
            <text:p>5.013</text:p>
          </table:table-cell>
          <table:table-cell office:value-type="float" office:value="-0.8200958" calcext:value-type="float">
            <text:p>-0.8200958</text:p>
          </table:table-cell>
          <table:table-cell office:value-type="float" office:value="-0.2932191" calcext:value-type="float">
            <text:p>-0.29321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931" calcext:value-type="float">
            <text:p>20.931</text:p>
          </table:table-cell>
          <table:table-cell office:value-type="float" office:value="-129.8584" calcext:value-type="float">
            <text:p>-129.8584</text:p>
          </table:table-cell>
          <table:table-cell office:value-type="float" office:value="128.1492" calcext:value-type="float">
            <text:p>128.1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346" calcext:value-type="float">
            <text:p>11.346</text:p>
          </table:table-cell>
          <table:table-cell office:value-type="float" office:value="-87.66105" calcext:value-type="float">
            <text:p>-87.66105</text:p>
          </table:table-cell>
          <table:table-cell office:value-type="float" office:value="119.445" calcext:value-type="float">
            <text:p>119.445</text:p>
          </table:table-cell>
          <table:table-cell office:value-type="float" office:value="94.70613" calcext:value-type="float">
            <text:p>94.70613</text:p>
          </table:table-cell>
          <table:table-cell office:value-type="float" office:value="153.4272" calcext:value-type="float">
            <text:p>153.4272</text:p>
          </table:table-cell>
          <table:table-cell/>
          <table:table-cell table:formula="of:=([.M138]-[.M139])" office:value-type="float" office:value="-0.963070000000002" calcext:value-type="float">
            <text:p>-0.963070000000002</text:p>
          </table:table-cell>
          <table:table-cell table:formula="of:=[.N138]-[.N139]" office:value-type="float" office:value="0.3429" calcext:value-type="float">
            <text:p>0.3429</text:p>
          </table:table-cell>
          <table:table-cell table:formula="of:=[.O138]-[.O139]" office:value-type="float" office:value="-0.192679999999996" calcext:value-type="float">
            <text:p>-0.192679999999996</text:p>
          </table:table-cell>
          <table:table-cell table:formula="of:=[.P138]-[.P139]" office:value-type="float" office:value="-0.172599999999989" calcext:value-type="float">
            <text:p>-0.172599999999989</text:p>
          </table:table-cell>
          <table:table-cell/>
          <table:table-cell table:formula="of:=SIGN([.R138])" office:value-type="float" office:value="-1" calcext:value-type="float">
            <text:p>-1</text:p>
          </table:table-cell>
          <table:table-cell table:formula="of:=SIGN([.S138])" office:value-type="float" office:value="1" calcext:value-type="float">
            <text:p>1</text:p>
          </table:table-cell>
          <table:table-cell table:formula="of:=SIGN([.T138])" office:value-type="float" office:value="-1" calcext:value-type="float">
            <text:p>-1</text:p>
          </table:table-cell>
          <table:table-cell table:formula="of:=SIGN([.U138])" office:value-type="float" office:value="-1" calcext:value-type="float">
            <text:p>-1</text:p>
          </table:table-cell>
          <table:table-cell table:number-columns-repeated="3"/>
          <table:table-cell office:value-type="float" office:value="13.157" calcext:value-type="float">
            <text:p>13.157</text:p>
          </table:table-cell>
          <table:table-cell office:value-type="float" office:value="-6.659991" calcext:value-type="float">
            <text:p>-6.659991</text:p>
          </table:table-cell>
          <table:table-cell office:value-type="float" office:value="82.56137" calcext:value-type="float">
            <text:p>82.56137</text:p>
          </table:table-cell>
          <table:table-cell office:value-type="float" office:value="4.999588" calcext:value-type="float">
            <text:p>4.999588</text:p>
          </table:table-cell>
          <table:table-cell office:value-type="float" office:value="62.57261" calcext:value-type="float">
            <text:p>62.57261</text:p>
          </table:table-cell>
          <table:table-cell table:number-columns-repeated="2"/>
          <table:table-cell office:value-type="float" office:value="6.119" calcext:value-type="float">
            <text:p>6.119</text:p>
          </table:table-cell>
          <table:table-cell office:value-type="float" office:value="-15.33087" calcext:value-type="float">
            <text:p>-15.33087</text:p>
          </table:table-cell>
          <table:table-cell office:value-type="float" office:value="46.83436" calcext:value-type="float">
            <text:p>46.83436</text:p>
          </table:table-cell>
          <table:table-cell office:value-type="float" office:value="1.486184" calcext:value-type="float">
            <text:p>1.486184</text:p>
          </table:table-cell>
          <table:table-cell office:value-type="float" office:value="-53.90103" calcext:value-type="float">
            <text:p>-53.90103</text:p>
          </table:table-cell>
          <table:table-cell/>
          <table:table-cell table:formula="of:=SIGN([.AL138])" office:value-type="float" office:value="-1" calcext:value-type="float">
            <text:p>-1</text:p>
          </table:table-cell>
          <table:table-cell table:formula="of:=SIGN([.AM138])" office:value-type="float" office:value="1" calcext:value-type="float">
            <text:p>1</text:p>
          </table:table-cell>
          <table:table-cell table:formula="of:=SIGN([.AN138])" office:value-type="float" office:value="1" calcext:value-type="float">
            <text:p>1</text:p>
          </table:table-cell>
          <table:table-cell table:formula="of:=SIGN([.AO138])" office:value-type="float" office:value="-1" calcext:value-type="float">
            <text:p>-1</text:p>
          </table:table-cell>
          <table:table-cell table:number-columns-repeated="2"/>
          <table:table-cell office:value-type="float" office:value="7.045" calcext:value-type="float">
            <text:p>7.045</text:p>
          </table:table-cell>
          <table:table-cell office:value-type="float" office:value="-12.02842" calcext:value-type="float">
            <text:p>-12.02842</text:p>
          </table:table-cell>
          <table:table-cell office:value-type="float" office:value="-78.93317" calcext:value-type="float">
            <text:p>-78.93317</text:p>
          </table:table-cell>
          <table:table-cell office:value-type="float" office:value="1.660637" calcext:value-type="float">
            <text:p>1.660637</text:p>
          </table:table-cell>
          <table:table-cell office:value-type="float" office:value="-11.02944" calcext:value-type="float">
            <text:p>-11.02944</text:p>
          </table:table-cell>
          <table:table-cell/>
          <table:table-cell table:formula="of:=SIGN([.AX138])" office:value-type="float" office:value="-1" calcext:value-type="float">
            <text:p>-1</text:p>
          </table:table-cell>
          <table:table-cell table:formula="of:=SIGN([.AY138])" office:value-type="float" office:value="-1" calcext:value-type="float">
            <text:p>-1</text:p>
          </table:table-cell>
          <table:table-cell table:formula="of:=SIGN([.AZ138])" office:value-type="float" office:value="1" calcext:value-type="float">
            <text:p>1</text:p>
          </table:table-cell>
          <table:table-cell table:formula="of:=SIGN([.BA138])" office:value-type="float" office:value="-1" calcext:value-type="float">
            <text:p>-1</text:p>
          </table:table-cell>
          <table:table-cell table:number-columns-repeated="3"/>
          <table:table-cell office:value-type="float" office:value="5.021" calcext:value-type="float">
            <text:p>5.021</text:p>
          </table:table-cell>
          <table:table-cell office:value-type="float" office:value="-0.7187152" calcext:value-type="float">
            <text:p>-0.7187152</text:p>
          </table:table-cell>
          <table:table-cell office:value-type="float" office:value="-0.1687413" calcext:value-type="float">
            <text:p>-0.16874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953" calcext:value-type="float">
            <text:p>20.953</text:p>
          </table:table-cell>
          <table:table-cell office:value-type="float" office:value="-129.8115" calcext:value-type="float">
            <text:p>-129.8115</text:p>
          </table:table-cell>
          <table:table-cell office:value-type="float" office:value="128.1893" calcext:value-type="float">
            <text:p>128.1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357" calcext:value-type="float">
            <text:p>11.357</text:p>
          </table:table-cell>
          <table:table-cell office:value-type="float" office:value="-86.69798" calcext:value-type="float">
            <text:p>-86.69798</text:p>
          </table:table-cell>
          <table:table-cell office:value-type="float" office:value="119.1021" calcext:value-type="float">
            <text:p>119.1021</text:p>
          </table:table-cell>
          <table:table-cell office:value-type="float" office:value="94.89881" calcext:value-type="float">
            <text:p>94.89881</text:p>
          </table:table-cell>
          <table:table-cell office:value-type="float" office:value="153.5998" calcext:value-type="float">
            <text:p>153.5998</text:p>
          </table:table-cell>
          <table:table-cell/>
          <table:table-cell table:formula="of:=([.M139]-[.M140])" office:value-type="float" office:value="-0.946799999999996" calcext:value-type="float">
            <text:p>-0.946799999999996</text:p>
          </table:table-cell>
          <table:table-cell table:formula="of:=[.N139]-[.N140]" office:value-type="float" office:value="0.322199999999995" calcext:value-type="float">
            <text:p>0.322199999999995</text:p>
          </table:table-cell>
          <table:table-cell table:formula="of:=[.O139]-[.O140]" office:value-type="float" office:value="-0.118880000000004" calcext:value-type="float">
            <text:p>-0.118880000000004</text:p>
          </table:table-cell>
          <table:table-cell table:formula="of:=[.P139]-[.P140]" office:value-type="float" office:value="-0.160300000000007" calcext:value-type="float">
            <text:p>-0.160300000000007</text:p>
          </table:table-cell>
          <table:table-cell/>
          <table:table-cell table:formula="of:=SIGN([.R139])" office:value-type="float" office:value="-1" calcext:value-type="float">
            <text:p>-1</text:p>
          </table:table-cell>
          <table:table-cell table:formula="of:=SIGN([.S139])" office:value-type="float" office:value="1" calcext:value-type="float">
            <text:p>1</text:p>
          </table:table-cell>
          <table:table-cell table:formula="of:=SIGN([.T139])" office:value-type="float" office:value="-1" calcext:value-type="float">
            <text:p>-1</text:p>
          </table:table-cell>
          <table:table-cell table:formula="of:=SIGN([.U139])" office:value-type="float" office:value="-1" calcext:value-type="float">
            <text:p>-1</text:p>
          </table:table-cell>
          <table:table-cell table:number-columns-repeated="3"/>
          <table:table-cell office:value-type="float" office:value="13.168" calcext:value-type="float">
            <text:p>13.168</text:p>
          </table:table-cell>
          <table:table-cell office:value-type="float" office:value="-6.521338" calcext:value-type="float">
            <text:p>-6.521338</text:p>
          </table:table-cell>
          <table:table-cell office:value-type="float" office:value="80.84255" calcext:value-type="float">
            <text:p>80.84255</text:p>
          </table:table-cell>
          <table:table-cell office:value-type="float" office:value="4.223114" calcext:value-type="float">
            <text:p>4.223114</text:p>
          </table:table-cell>
          <table:table-cell office:value-type="float" office:value="61.57015" calcext:value-type="float">
            <text:p>61.57015</text:p>
          </table:table-cell>
          <table:table-cell table:number-columns-repeated="2"/>
          <table:table-cell office:value-type="float" office:value="6.132" calcext:value-type="float">
            <text:p>6.132</text:p>
          </table:table-cell>
          <table:table-cell office:value-type="float" office:value="-15.05689" calcext:value-type="float">
            <text:p>-15.05689</text:p>
          </table:table-cell>
          <table:table-cell office:value-type="float" office:value="45.99738" calcext:value-type="float">
            <text:p>45.99738</text:p>
          </table:table-cell>
          <table:table-cell office:value-type="float" office:value="1.472969" calcext:value-type="float">
            <text:p>1.472969</text:p>
          </table:table-cell>
          <table:table-cell office:value-type="float" office:value="-54.18034" calcext:value-type="float">
            <text:p>-54.18034</text:p>
          </table:table-cell>
          <table:table-cell/>
          <table:table-cell table:formula="of:=SIGN([.AL139])" office:value-type="float" office:value="-1" calcext:value-type="float">
            <text:p>-1</text:p>
          </table:table-cell>
          <table:table-cell table:formula="of:=SIGN([.AM139])" office:value-type="float" office:value="1" calcext:value-type="float">
            <text:p>1</text:p>
          </table:table-cell>
          <table:table-cell table:formula="of:=SIGN([.AN139])" office:value-type="float" office:value="1" calcext:value-type="float">
            <text:p>1</text:p>
          </table:table-cell>
          <table:table-cell table:formula="of:=SIGN([.AO139])" office:value-type="float" office:value="-1" calcext:value-type="float">
            <text:p>-1</text:p>
          </table:table-cell>
          <table:table-cell table:number-columns-repeated="2"/>
          <table:table-cell office:value-type="float" office:value="7.056" calcext:value-type="float">
            <text:p>7.056</text:p>
          </table:table-cell>
          <table:table-cell office:value-type="float" office:value="-12.36431" calcext:value-type="float">
            <text:p>-12.36431</text:p>
          </table:table-cell>
          <table:table-cell office:value-type="float" office:value="-79.03039" calcext:value-type="float">
            <text:p>-79.03039</text:p>
          </table:table-cell>
          <table:table-cell office:value-type="float" office:value="1.726214" calcext:value-type="float">
            <text:p>1.726214</text:p>
          </table:table-cell>
          <table:table-cell office:value-type="float" office:value="-10.11123" calcext:value-type="float">
            <text:p>-10.11123</text:p>
          </table:table-cell>
          <table:table-cell/>
          <table:table-cell table:formula="of:=SIGN([.AX139])" office:value-type="float" office:value="-1" calcext:value-type="float">
            <text:p>-1</text:p>
          </table:table-cell>
          <table:table-cell table:formula="of:=SIGN([.AY139])" office:value-type="float" office:value="-1" calcext:value-type="float">
            <text:p>-1</text:p>
          </table:table-cell>
          <table:table-cell table:formula="of:=SIGN([.AZ139])" office:value-type="float" office:value="1" calcext:value-type="float">
            <text:p>1</text:p>
          </table:table-cell>
          <table:table-cell table:formula="of:=SIGN([.BA139])" office:value-type="float" office:value="-1" calcext:value-type="float">
            <text:p>-1</text:p>
          </table:table-cell>
          <table:table-cell table:number-columns-repeated="3"/>
          <table:table-cell office:value-type="float" office:value="5.029" calcext:value-type="float">
            <text:p>5.029</text:p>
          </table:table-cell>
          <table:table-cell office:value-type="float" office:value="-0.8550395" calcext:value-type="float">
            <text:p>-0.8550395</text:p>
          </table:table-cell>
          <table:table-cell office:value-type="float" office:value="-0.04153143" calcext:value-type="float">
            <text:p>-0.041531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977" calcext:value-type="float">
            <text:p>20.977</text:p>
          </table:table-cell>
          <table:table-cell office:value-type="float" office:value="-129.74" calcext:value-type="float">
            <text:p>-129.74</text:p>
          </table:table-cell>
          <table:table-cell office:value-type="float" office:value="128.2417" calcext:value-type="float">
            <text:p>128.24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368" calcext:value-type="float">
            <text:p>11.368</text:p>
          </table:table-cell>
          <table:table-cell office:value-type="float" office:value="-85.75118" calcext:value-type="float">
            <text:p>-85.75118</text:p>
          </table:table-cell>
          <table:table-cell office:value-type="float" office:value="118.7799" calcext:value-type="float">
            <text:p>118.7799</text:p>
          </table:table-cell>
          <table:table-cell office:value-type="float" office:value="95.01769" calcext:value-type="float">
            <text:p>95.01769</text:p>
          </table:table-cell>
          <table:table-cell office:value-type="float" office:value="153.7601" calcext:value-type="float">
            <text:p>153.7601</text:p>
          </table:table-cell>
          <table:table-cell/>
          <table:table-cell table:formula="of:=([.M140]-[.M141])" office:value-type="float" office:value="-1.68039" calcext:value-type="float">
            <text:p>-1.68039</text:p>
          </table:table-cell>
          <table:table-cell table:formula="of:=[.N140]-[.N141]" office:value-type="float" office:value="0.567399999999992" calcext:value-type="float">
            <text:p>0.567399999999992</text:p>
          </table:table-cell>
          <table:table-cell table:formula="of:=[.O140]-[.O141]" office:value-type="float" office:value="-0.296430000000001" calcext:value-type="float">
            <text:p>-0.296430000000001</text:p>
          </table:table-cell>
          <table:table-cell table:formula="of:=[.P140]-[.P141]" office:value-type="float" office:value="-0.227100000000007" calcext:value-type="float">
            <text:p>-0.227100000000007</text:p>
          </table:table-cell>
          <table:table-cell/>
          <table:table-cell table:formula="of:=SIGN([.R140])" office:value-type="float" office:value="-1" calcext:value-type="float">
            <text:p>-1</text:p>
          </table:table-cell>
          <table:table-cell table:formula="of:=SIGN([.S140])" office:value-type="float" office:value="1" calcext:value-type="float">
            <text:p>1</text:p>
          </table:table-cell>
          <table:table-cell table:formula="of:=SIGN([.T140])" office:value-type="float" office:value="-1" calcext:value-type="float">
            <text:p>-1</text:p>
          </table:table-cell>
          <table:table-cell table:formula="of:=SIGN([.U140])" office:value-type="float" office:value="-1" calcext:value-type="float">
            <text:p>-1</text:p>
          </table:table-cell>
          <table:table-cell table:number-columns-repeated="3"/>
          <table:table-cell office:value-type="float" office:value="13.179" calcext:value-type="float">
            <text:p>13.179</text:p>
          </table:table-cell>
          <table:table-cell office:value-type="float" office:value="-6.385579" calcext:value-type="float">
            <text:p>-6.385579</text:p>
          </table:table-cell>
          <table:table-cell office:value-type="float" office:value="79.15959" calcext:value-type="float">
            <text:p>79.15959</text:p>
          </table:table-cell>
          <table:table-cell office:value-type="float" office:value="3.804417" calcext:value-type="float">
            <text:p>3.804417</text:p>
          </table:table-cell>
          <table:table-cell office:value-type="float" office:value="60.85077" calcext:value-type="float">
            <text:p>60.85077</text:p>
          </table:table-cell>
          <table:table-cell table:number-columns-repeated="2"/>
          <table:table-cell office:value-type="float" office:value="6.144" calcext:value-type="float">
            <text:p>6.144</text:p>
          </table:table-cell>
          <table:table-cell office:value-type="float" office:value="-14.809" calcext:value-type="float">
            <text:p>-14.809</text:p>
          </table:table-cell>
          <table:table-cell office:value-type="float" office:value="45.14999" calcext:value-type="float">
            <text:p>45.14999</text:p>
          </table:table-cell>
          <table:table-cell office:value-type="float" office:value="1.519865" calcext:value-type="float">
            <text:p>1.519865</text:p>
          </table:table-cell>
          <table:table-cell office:value-type="float" office:value="-54.55934" calcext:value-type="float">
            <text:p>-54.55934</text:p>
          </table:table-cell>
          <table:table-cell/>
          <table:table-cell table:formula="of:=SIGN([.AL140])" office:value-type="float" office:value="-1" calcext:value-type="float">
            <text:p>-1</text:p>
          </table:table-cell>
          <table:table-cell table:formula="of:=SIGN([.AM140])" office:value-type="float" office:value="1" calcext:value-type="float">
            <text:p>1</text:p>
          </table:table-cell>
          <table:table-cell table:formula="of:=SIGN([.AN140])" office:value-type="float" office:value="1" calcext:value-type="float">
            <text:p>1</text:p>
          </table:table-cell>
          <table:table-cell table:formula="of:=SIGN([.AO140])" office:value-type="float" office:value="-1" calcext:value-type="float">
            <text:p>-1</text:p>
          </table:table-cell>
          <table:table-cell table:number-columns-repeated="2"/>
          <table:table-cell office:value-type="float" office:value="7.067" calcext:value-type="float">
            <text:p>7.067</text:p>
          </table:table-cell>
          <table:table-cell office:value-type="float" office:value="-12.70192" calcext:value-type="float">
            <text:p>-12.70192</text:p>
          </table:table-cell>
          <table:table-cell office:value-type="float" office:value="-79.12737" calcext:value-type="float">
            <text:p>-79.12737</text:p>
          </table:table-cell>
          <table:table-cell office:value-type="float" office:value="1.775372" calcext:value-type="float">
            <text:p>1.775372</text:p>
          </table:table-cell>
          <table:table-cell office:value-type="float" office:value="-9.210177" calcext:value-type="float">
            <text:p>-9.210177</text:p>
          </table:table-cell>
          <table:table-cell/>
          <table:table-cell table:formula="of:=SIGN([.AX140])" office:value-type="float" office:value="-1" calcext:value-type="float">
            <text:p>-1</text:p>
          </table:table-cell>
          <table:table-cell table:formula="of:=SIGN([.AY140])" office:value-type="float" office:value="-1" calcext:value-type="float">
            <text:p>-1</text:p>
          </table:table-cell>
          <table:table-cell table:formula="of:=SIGN([.AZ140])" office:value-type="float" office:value="1" calcext:value-type="float">
            <text:p>1</text:p>
          </table:table-cell>
          <table:table-cell table:formula="of:=SIGN([.BA140])" office:value-type="float" office:value="-1" calcext:value-type="float">
            <text:p>-1</text:p>
          </table:table-cell>
          <table:table-cell table:number-columns-repeated="3"/>
          <table:table-cell office:value-type="float" office:value="5.037" calcext:value-type="float">
            <text:p>5.037</text:p>
          </table:table-cell>
          <table:table-cell office:value-type="float" office:value="-0.8384393" calcext:value-type="float">
            <text:p>-0.8384393</text:p>
          </table:table-cell>
          <table:table-cell office:value-type="float" office:value="-0.2926422" calcext:value-type="float">
            <text:p>-0.29264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.999" calcext:value-type="float">
            <text:p>20.999</text:p>
          </table:table-cell>
          <table:table-cell office:value-type="float" office:value="-129.7247" calcext:value-type="float">
            <text:p>-129.7247</text:p>
          </table:table-cell>
          <table:table-cell office:value-type="float" office:value="128.253" calcext:value-type="float">
            <text:p>128.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389" calcext:value-type="float">
            <text:p>11.389</text:p>
          </table:table-cell>
          <table:table-cell office:value-type="float" office:value="-84.07079" calcext:value-type="float">
            <text:p>-84.07079</text:p>
          </table:table-cell>
          <table:table-cell office:value-type="float" office:value="118.2125" calcext:value-type="float">
            <text:p>118.2125</text:p>
          </table:table-cell>
          <table:table-cell office:value-type="float" office:value="95.31412" calcext:value-type="float">
            <text:p>95.31412</text:p>
          </table:table-cell>
          <table:table-cell office:value-type="float" office:value="153.9872" calcext:value-type="float">
            <text:p>153.9872</text:p>
          </table:table-cell>
          <table:table-cell/>
          <table:table-cell table:formula="of:=([.M141]-[.M142])" office:value-type="float" office:value="-0.735210000000009" calcext:value-type="float">
            <text:p>-0.735210000000009</text:p>
          </table:table-cell>
          <table:table-cell table:formula="of:=[.N141]-[.N142]" office:value-type="float" office:value="0.24560000000001" calcext:value-type="float">
            <text:p>0.24560000000001</text:p>
          </table:table-cell>
          <table:table-cell table:formula="of:=[.O141]-[.O142]" office:value-type="float" office:value="-0.0880499999999955" calcext:value-type="float">
            <text:p>-0.0880499999999955</text:p>
          </table:table-cell>
          <table:table-cell table:formula="of:=[.P141]-[.P142]" office:value-type="float" office:value="-0.00800000000000978" calcext:value-type="float">
            <text:p>-0.00800000000000978</text:p>
          </table:table-cell>
          <table:table-cell/>
          <table:table-cell table:formula="of:=SIGN([.R141])" office:value-type="float" office:value="-1" calcext:value-type="float">
            <text:p>-1</text:p>
          </table:table-cell>
          <table:table-cell table:formula="of:=SIGN([.S141])" office:value-type="float" office:value="1" calcext:value-type="float">
            <text:p>1</text:p>
          </table:table-cell>
          <table:table-cell table:formula="of:=SIGN([.T141])" office:value-type="float" office:value="-1" calcext:value-type="float">
            <text:p>-1</text:p>
          </table:table-cell>
          <table:table-cell table:formula="of:=SIGN([.U141])" office:value-type="float" office:value="-1" calcext:value-type="float">
            <text:p>-1</text:p>
          </table:table-cell>
          <table:table-cell table:number-columns-repeated="3"/>
          <table:table-cell office:value-type="float" office:value="13.191" calcext:value-type="float">
            <text:p>13.191</text:p>
          </table:table-cell>
          <table:table-cell office:value-type="float" office:value="-6.246378" calcext:value-type="float">
            <text:p>-6.246378</text:p>
          </table:table-cell>
          <table:table-cell office:value-type="float" office:value="77.43397" calcext:value-type="float">
            <text:p>77.43397</text:p>
          </table:table-cell>
          <table:table-cell office:value-type="float" office:value="3.454969" calcext:value-type="float">
            <text:p>3.454969</text:p>
          </table:table-cell>
          <table:table-cell office:value-type="float" office:value="60.1614" calcext:value-type="float">
            <text:p>60.1614</text:p>
          </table:table-cell>
          <table:table-cell table:number-columns-repeated="2"/>
          <table:table-cell office:value-type="float" office:value="6.155" calcext:value-type="float">
            <text:p>6.155</text:p>
          </table:table-cell>
          <table:table-cell office:value-type="float" office:value="-15.03609" calcext:value-type="float">
            <text:p>-15.03609</text:p>
          </table:table-cell>
          <table:table-cell office:value-type="float" office:value="45.58184" calcext:value-type="float">
            <text:p>45.58184</text:p>
          </table:table-cell>
          <table:table-cell office:value-type="float" office:value="1.541533" calcext:value-type="float">
            <text:p>1.541533</text:p>
          </table:table-cell>
          <table:table-cell office:value-type="float" office:value="-54.83594" calcext:value-type="float">
            <text:p>-54.83594</text:p>
          </table:table-cell>
          <table:table-cell/>
          <table:table-cell table:formula="of:=SIGN([.AL141])" office:value-type="float" office:value="-1" calcext:value-type="float">
            <text:p>-1</text:p>
          </table:table-cell>
          <table:table-cell table:formula="of:=SIGN([.AM141])" office:value-type="float" office:value="1" calcext:value-type="float">
            <text:p>1</text:p>
          </table:table-cell>
          <table:table-cell table:formula="of:=SIGN([.AN141])" office:value-type="float" office:value="1" calcext:value-type="float">
            <text:p>1</text:p>
          </table:table-cell>
          <table:table-cell table:formula="of:=SIGN([.AO141])" office:value-type="float" office:value="-1" calcext:value-type="float">
            <text:p>-1</text:p>
          </table:table-cell>
          <table:table-cell table:number-columns-repeated="2"/>
          <table:table-cell office:value-type="float" office:value="7.078" calcext:value-type="float">
            <text:p>7.078</text:p>
          </table:table-cell>
          <table:table-cell office:value-type="float" office:value="-13.13707" calcext:value-type="float">
            <text:p>-13.13707</text:p>
          </table:table-cell>
          <table:table-cell office:value-type="float" office:value="-79.24996" calcext:value-type="float">
            <text:p>-79.24996</text:p>
          </table:table-cell>
          <table:table-cell office:value-type="float" office:value="1.935925" calcext:value-type="float">
            <text:p>1.935925</text:p>
          </table:table-cell>
          <table:table-cell office:value-type="float" office:value="-7.946897" calcext:value-type="float">
            <text:p>-7.946897</text:p>
          </table:table-cell>
          <table:table-cell/>
          <table:table-cell table:formula="of:=SIGN([.AX141])" office:value-type="float" office:value="-1" calcext:value-type="float">
            <text:p>-1</text:p>
          </table:table-cell>
          <table:table-cell table:formula="of:=SIGN([.AY141])" office:value-type="float" office:value="-1" calcext:value-type="float">
            <text:p>-1</text:p>
          </table:table-cell>
          <table:table-cell table:formula="of:=SIGN([.AZ141])" office:value-type="float" office:value="1" calcext:value-type="float">
            <text:p>1</text:p>
          </table:table-cell>
          <table:table-cell table:formula="of:=SIGN([.BA141])" office:value-type="float" office:value="-1" calcext:value-type="float">
            <text:p>-1</text:p>
          </table:table-cell>
          <table:table-cell table:number-columns-repeated="3"/>
          <table:table-cell office:value-type="float" office:value="5.045" calcext:value-type="float">
            <text:p>5.045</text:p>
          </table:table-cell>
          <table:table-cell office:value-type="float" office:value="-0.6228866" calcext:value-type="float">
            <text:p>-0.6228866</text:p>
          </table:table-cell>
          <table:table-cell office:value-type="float" office:value="-0.008513853" calcext:value-type="float">
            <text:p>-0.008513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021" calcext:value-type="float">
            <text:p>21.021</text:p>
          </table:table-cell>
          <table:table-cell office:value-type="float" office:value="-129.6171" calcext:value-type="float">
            <text:p>-129.6171</text:p>
          </table:table-cell>
          <table:table-cell office:value-type="float" office:value="128.3326" calcext:value-type="float">
            <text:p>128.3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4" calcext:value-type="float">
            <text:p>11.4</text:p>
          </table:table-cell>
          <table:table-cell office:value-type="float" office:value="-83.33558" calcext:value-type="float">
            <text:p>-83.33558</text:p>
          </table:table-cell>
          <table:table-cell office:value-type="float" office:value="117.9669" calcext:value-type="float">
            <text:p>117.9669</text:p>
          </table:table-cell>
          <table:table-cell office:value-type="float" office:value="95.40217" calcext:value-type="float">
            <text:p>95.40217</text:p>
          </table:table-cell>
          <table:table-cell office:value-type="float" office:value="153.9952" calcext:value-type="float">
            <text:p>153.9952</text:p>
          </table:table-cell>
          <table:table-cell/>
          <table:table-cell table:formula="of:=([.M142]-[.M143])" office:value-type="float" office:value="-1.37684999999999" calcext:value-type="float">
            <text:p>-1.37684999999999</text:p>
          </table:table-cell>
          <table:table-cell table:formula="of:=[.N142]-[.N143]" office:value-type="float" office:value="0.455399999999997" calcext:value-type="float">
            <text:p>0.455399999999997</text:p>
          </table:table-cell>
          <table:table-cell table:formula="of:=[.O142]-[.O143]" office:value-type="float" office:value="-0.243880000000004" calcext:value-type="float">
            <text:p>-0.243880000000004</text:p>
          </table:table-cell>
          <table:table-cell table:formula="of:=[.P142]-[.P143]" office:value-type="float" office:value="0.0215000000000032" calcext:value-type="float">
            <text:p>0.0215000000000032</text:p>
          </table:table-cell>
          <table:table-cell/>
          <table:table-cell table:formula="of:=SIGN([.R142])" office:value-type="float" office:value="-1" calcext:value-type="float">
            <text:p>-1</text:p>
          </table:table-cell>
          <table:table-cell table:formula="of:=SIGN([.S142])" office:value-type="float" office:value="1" calcext:value-type="float">
            <text:p>1</text:p>
          </table:table-cell>
          <table:table-cell table:formula="of:=SIGN([.T142])" office:value-type="float" office:value="-1" calcext:value-type="float">
            <text:p>-1</text:p>
          </table:table-cell>
          <table:table-cell table:formula="of:=SIGN([.U142])" office:value-type="float" office:value="1" calcext:value-type="float">
            <text:p>1</text:p>
          </table:table-cell>
          <table:table-cell table:number-columns-repeated="3"/>
          <table:table-cell office:value-type="float" office:value="13.203" calcext:value-type="float">
            <text:p>13.203</text:p>
          </table:table-cell>
          <table:table-cell office:value-type="float" office:value="-6.122319" calcext:value-type="float">
            <text:p>-6.122319</text:p>
          </table:table-cell>
          <table:table-cell office:value-type="float" office:value="75.89607" calcext:value-type="float">
            <text:p>75.89607</text:p>
          </table:table-cell>
          <table:table-cell office:value-type="float" office:value="3.311425" calcext:value-type="float">
            <text:p>3.311425</text:p>
          </table:table-cell>
          <table:table-cell office:value-type="float" office:value="59.32325" calcext:value-type="float">
            <text:p>59.32325</text:p>
          </table:table-cell>
          <table:table-cell table:number-columns-repeated="2"/>
          <table:table-cell office:value-type="float" office:value="6.166" calcext:value-type="float">
            <text:p>6.166</text:p>
          </table:table-cell>
          <table:table-cell office:value-type="float" office:value="-15.25573" calcext:value-type="float">
            <text:p>-15.25573</text:p>
          </table:table-cell>
          <table:table-cell office:value-type="float" office:value="45.9918" calcext:value-type="float">
            <text:p>45.9918</text:p>
          </table:table-cell>
          <table:table-cell office:value-type="float" office:value="1.59791" calcext:value-type="float">
            <text:p>1.59791</text:p>
          </table:table-cell>
          <table:table-cell office:value-type="float" office:value="-55.10982" calcext:value-type="float">
            <text:p>-55.10982</text:p>
          </table:table-cell>
          <table:table-cell/>
          <table:table-cell table:formula="of:=SIGN([.AL142])" office:value-type="float" office:value="-1" calcext:value-type="float">
            <text:p>-1</text:p>
          </table:table-cell>
          <table:table-cell table:formula="of:=SIGN([.AM142])" office:value-type="float" office:value="1" calcext:value-type="float">
            <text:p>1</text:p>
          </table:table-cell>
          <table:table-cell table:formula="of:=SIGN([.AN142])" office:value-type="float" office:value="1" calcext:value-type="float">
            <text:p>1</text:p>
          </table:table-cell>
          <table:table-cell table:formula="of:=SIGN([.AO142])" office:value-type="float" office:value="-1" calcext:value-type="float">
            <text:p>-1</text:p>
          </table:table-cell>
          <table:table-cell table:number-columns-repeated="2"/>
          <table:table-cell office:value-type="float" office:value="7.089" calcext:value-type="float">
            <text:p>7.089</text:p>
          </table:table-cell>
          <table:table-cell office:value-type="float" office:value="-13.52116" calcext:value-type="float">
            <text:p>-13.52116</text:p>
          </table:table-cell>
          <table:table-cell office:value-type="float" office:value="-79.35619" calcext:value-type="float">
            <text:p>-79.35619</text:p>
          </table:table-cell>
          <table:table-cell office:value-type="float" office:value="1.850471" calcext:value-type="float">
            <text:p>1.850471</text:p>
          </table:table-cell>
          <table:table-cell office:value-type="float" office:value="-6.939348" calcext:value-type="float">
            <text:p>-6.939348</text:p>
          </table:table-cell>
          <table:table-cell/>
          <table:table-cell table:formula="of:=SIGN([.AX142])" office:value-type="float" office:value="-1" calcext:value-type="float">
            <text:p>-1</text:p>
          </table:table-cell>
          <table:table-cell table:formula="of:=SIGN([.AY142])" office:value-type="float" office:value="-1" calcext:value-type="float">
            <text:p>-1</text:p>
          </table:table-cell>
          <table:table-cell table:formula="of:=SIGN([.AZ142])" office:value-type="float" office:value="1" calcext:value-type="float">
            <text:p>1</text:p>
          </table:table-cell>
          <table:table-cell table:formula="of:=SIGN([.BA142])" office:value-type="float" office:value="-1" calcext:value-type="float">
            <text:p>-1</text:p>
          </table:table-cell>
          <table:table-cell table:number-columns-repeated="3"/>
          <table:table-cell office:value-type="float" office:value="5.053" calcext:value-type="float">
            <text:p>5.053</text:p>
          </table:table-cell>
          <table:table-cell office:value-type="float" office:value="-0.8494817" calcext:value-type="float">
            <text:p>-0.8494817</text:p>
          </table:table-cell>
          <table:table-cell office:value-type="float" office:value="-0.2824442" calcext:value-type="float">
            <text:p>-0.28244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042" calcext:value-type="float">
            <text:p>21.042</text:p>
          </table:table-cell>
          <table:table-cell office:value-type="float" office:value="-129.5501" calcext:value-type="float">
            <text:p>-129.5501</text:p>
          </table:table-cell>
          <table:table-cell office:value-type="float" office:value="128.3838" calcext:value-type="float">
            <text:p>128.38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412" calcext:value-type="float">
            <text:p>11.412</text:p>
          </table:table-cell>
          <table:table-cell office:value-type="float" office:value="-81.95873" calcext:value-type="float">
            <text:p>-81.95873</text:p>
          </table:table-cell>
          <table:table-cell office:value-type="float" office:value="117.5115" calcext:value-type="float">
            <text:p>117.5115</text:p>
          </table:table-cell>
          <table:table-cell office:value-type="float" office:value="95.64605" calcext:value-type="float">
            <text:p>95.64605</text:p>
          </table:table-cell>
          <table:table-cell office:value-type="float" office:value="153.9737" calcext:value-type="float">
            <text:p>153.9737</text:p>
          </table:table-cell>
          <table:table-cell/>
          <table:table-cell table:formula="of:=([.M143]-[.M144])" office:value-type="float" office:value="-0.855879999999999" calcext:value-type="float">
            <text:p>-0.855879999999999</text:p>
          </table:table-cell>
          <table:table-cell table:formula="of:=[.N143]-[.N144]" office:value-type="float" office:value="0.279699999999991" calcext:value-type="float">
            <text:p>0.279699999999991</text:p>
          </table:table-cell>
          <table:table-cell table:formula="of:=[.O143]-[.O144]" office:value-type="float" office:value="-0.172339999999991" calcext:value-type="float">
            <text:p>-0.172339999999991</text:p>
          </table:table-cell>
          <table:table-cell table:formula="of:=[.P143]-[.P144]" office:value-type="float" office:value="0.037700000000001" calcext:value-type="float">
            <text:p>0.037700000000001</text:p>
          </table:table-cell>
          <table:table-cell/>
          <table:table-cell table:formula="of:=SIGN([.R143])" office:value-type="float" office:value="-1" calcext:value-type="float">
            <text:p>-1</text:p>
          </table:table-cell>
          <table:table-cell table:formula="of:=SIGN([.S143])" office:value-type="float" office:value="1" calcext:value-type="float">
            <text:p>1</text:p>
          </table:table-cell>
          <table:table-cell table:formula="of:=SIGN([.T143])" office:value-type="float" office:value="-1" calcext:value-type="float">
            <text:p>-1</text:p>
          </table:table-cell>
          <table:table-cell table:formula="of:=SIGN([.U143])" office:value-type="float" office:value="1" calcext:value-type="float">
            <text:p>1</text:p>
          </table:table-cell>
          <table:table-cell table:number-columns-repeated="3"/>
          <table:table-cell office:value-type="float" office:value="13.214" calcext:value-type="float">
            <text:p>13.214</text:p>
          </table:table-cell>
          <table:table-cell office:value-type="float" office:value="-5.964724" calcext:value-type="float">
            <text:p>-5.964724</text:p>
          </table:table-cell>
          <table:table-cell office:value-type="float" office:value="73.9424" calcext:value-type="float">
            <text:p>73.9424</text:p>
          </table:table-cell>
          <table:table-cell office:value-type="float" office:value="3.42366" calcext:value-type="float">
            <text:p>3.42366</text:p>
          </table:table-cell>
          <table:table-cell office:value-type="float" office:value="58.57885" calcext:value-type="float">
            <text:p>58.57885</text:p>
          </table:table-cell>
          <table:table-cell table:number-columns-repeated="2"/>
          <table:table-cell office:value-type="float" office:value="6.177" calcext:value-type="float">
            <text:p>6.177</text:p>
          </table:table-cell>
          <table:table-cell office:value-type="float" office:value="-15.45785" calcext:value-type="float">
            <text:p>-15.45785</text:p>
          </table:table-cell>
          <table:table-cell office:value-type="float" office:value="46.35787" calcext:value-type="float">
            <text:p>46.35787</text:p>
          </table:table-cell>
          <table:table-cell office:value-type="float" office:value="1.590734" calcext:value-type="float">
            <text:p>1.590734</text:p>
          </table:table-cell>
          <table:table-cell office:value-type="float" office:value="-55.4583" calcext:value-type="float">
            <text:p>-55.4583</text:p>
          </table:table-cell>
          <table:table-cell/>
          <table:table-cell table:formula="of:=SIGN([.AL143])" office:value-type="float" office:value="-1" calcext:value-type="float">
            <text:p>-1</text:p>
          </table:table-cell>
          <table:table-cell table:formula="of:=SIGN([.AM143])" office:value-type="float" office:value="1" calcext:value-type="float">
            <text:p>1</text:p>
          </table:table-cell>
          <table:table-cell table:formula="of:=SIGN([.AN143])" office:value-type="float" office:value="1" calcext:value-type="float">
            <text:p>1</text:p>
          </table:table-cell>
          <table:table-cell table:formula="of:=SIGN([.AO143])" office:value-type="float" office:value="-1" calcext:value-type="float">
            <text:p>-1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-13.87732" calcext:value-type="float">
            <text:p>-13.87732</text:p>
          </table:table-cell>
          <table:table-cell office:value-type="float" office:value="-79.4538" calcext:value-type="float">
            <text:p>-79.4538</text:p>
          </table:table-cell>
          <table:table-cell office:value-type="float" office:value="1.894605" calcext:value-type="float">
            <text:p>1.894605</text:p>
          </table:table-cell>
          <table:table-cell office:value-type="float" office:value="-6.029653" calcext:value-type="float">
            <text:p>-6.029653</text:p>
          </table:table-cell>
          <table:table-cell/>
          <table:table-cell table:formula="of:=SIGN([.AX143])" office:value-type="float" office:value="-1" calcext:value-type="float">
            <text:p>-1</text:p>
          </table:table-cell>
          <table:table-cell table:formula="of:=SIGN([.AY143])" office:value-type="float" office:value="-1" calcext:value-type="float">
            <text:p>-1</text:p>
          </table:table-cell>
          <table:table-cell table:formula="of:=SIGN([.AZ143])" office:value-type="float" office:value="1" calcext:value-type="float">
            <text:p>1</text:p>
          </table:table-cell>
          <table:table-cell table:formula="of:=SIGN([.BA143])" office:value-type="float" office:value="-1" calcext:value-type="float">
            <text:p>-1</text:p>
          </table:table-cell>
          <table:table-cell table:number-columns-repeated="3"/>
          <table:table-cell office:value-type="float" office:value="5.063" calcext:value-type="float">
            <text:p>5.063</text:p>
          </table:table-cell>
          <table:table-cell office:value-type="float" office:value="-0.8371743" calcext:value-type="float">
            <text:p>-0.8371743</text:p>
          </table:table-cell>
          <table:table-cell office:value-type="float" office:value="-0.3051748" calcext:value-type="float">
            <text:p>-0.30517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065" calcext:value-type="float">
            <text:p>21.065</text:p>
          </table:table-cell>
          <table:table-cell office:value-type="float" office:value="-129.5352" calcext:value-type="float">
            <text:p>-129.5352</text:p>
          </table:table-cell>
          <table:table-cell office:value-type="float" office:value="128.3948" calcext:value-type="float">
            <text:p>128.39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423" calcext:value-type="float">
            <text:p>11.423</text:p>
          </table:table-cell>
          <table:table-cell office:value-type="float" office:value="-81.10285" calcext:value-type="float">
            <text:p>-81.10285</text:p>
          </table:table-cell>
          <table:table-cell office:value-type="float" office:value="117.2318" calcext:value-type="float">
            <text:p>117.2318</text:p>
          </table:table-cell>
          <table:table-cell office:value-type="float" office:value="95.81839" calcext:value-type="float">
            <text:p>95.81839</text:p>
          </table:table-cell>
          <table:table-cell office:value-type="float" office:value="153.936" calcext:value-type="float">
            <text:p>153.936</text:p>
          </table:table-cell>
          <table:table-cell/>
          <table:table-cell table:formula="of:=([.M144]-[.M145])" office:value-type="float" office:value="-0.962280000000007" calcext:value-type="float">
            <text:p>-0.962280000000007</text:p>
          </table:table-cell>
          <table:table-cell table:formula="of:=[.N144]-[.N145]" office:value-type="float" office:value="0.325800000000001" calcext:value-type="float">
            <text:p>0.325800000000001</text:p>
          </table:table-cell>
          <table:table-cell table:formula="of:=[.O144]-[.O145]" office:value-type="float" office:value="-0.100010000000012" calcext:value-type="float">
            <text:p>-0.100010000000012</text:p>
          </table:table-cell>
          <table:table-cell table:formula="of:=[.P144]-[.P145]" office:value-type="float" office:value="0.0911000000000115" calcext:value-type="float">
            <text:p>0.0911000000000115</text:p>
          </table:table-cell>
          <table:table-cell/>
          <table:table-cell table:formula="of:=SIGN([.R144])" office:value-type="float" office:value="-1" calcext:value-type="float">
            <text:p>-1</text:p>
          </table:table-cell>
          <table:table-cell table:formula="of:=SIGN([.S144])" office:value-type="float" office:value="1" calcext:value-type="float">
            <text:p>1</text:p>
          </table:table-cell>
          <table:table-cell table:formula="of:=SIGN([.T144])" office:value-type="float" office:value="-1" calcext:value-type="float">
            <text:p>-1</text:p>
          </table:table-cell>
          <table:table-cell table:formula="of:=SIGN([.U144])" office:value-type="float" office:value="1" calcext:value-type="float">
            <text:p>1</text:p>
          </table:table-cell>
          <table:table-cell table:number-columns-repeated="3"/>
          <table:table-cell office:value-type="float" office:value="13.225" calcext:value-type="float">
            <text:p>13.225</text:p>
          </table:table-cell>
          <table:table-cell office:value-type="float" office:value="-5.834691" calcext:value-type="float">
            <text:p>-5.834691</text:p>
          </table:table-cell>
          <table:table-cell office:value-type="float" office:value="72.33042" calcext:value-type="float">
            <text:p>72.33042</text:p>
          </table:table-cell>
          <table:table-cell office:value-type="float" office:value="3.74188" calcext:value-type="float">
            <text:p>3.74188</text:p>
          </table:table-cell>
          <table:table-cell office:value-type="float" office:value="58.01742" calcext:value-type="float">
            <text:p>58.01742</text:p>
          </table:table-cell>
          <table:table-cell table:number-columns-repeated="2"/>
          <table:table-cell office:value-type="float" office:value="6.189" calcext:value-type="float">
            <text:p>6.189</text:p>
          </table:table-cell>
          <table:table-cell office:value-type="float" office:value="-15.65884" calcext:value-type="float">
            <text:p>-15.65884</text:p>
          </table:table-cell>
          <table:table-cell office:value-type="float" office:value="46.69702" calcext:value-type="float">
            <text:p>46.69702</text:p>
          </table:table-cell>
          <table:table-cell office:value-type="float" office:value="1.610002" calcext:value-type="float">
            <text:p>1.610002</text:p>
          </table:table-cell>
          <table:table-cell office:value-type="float" office:value="-55.70031" calcext:value-type="float">
            <text:p>-55.70031</text:p>
          </table:table-cell>
          <table:table-cell/>
          <table:table-cell table:formula="of:=SIGN([.AL144])" office:value-type="float" office:value="-1" calcext:value-type="float">
            <text:p>-1</text:p>
          </table:table-cell>
          <table:table-cell table:formula="of:=SIGN([.AM144])" office:value-type="float" office:value="1" calcext:value-type="float">
            <text:p>1</text:p>
          </table:table-cell>
          <table:table-cell table:formula="of:=SIGN([.AN144])" office:value-type="float" office:value="1" calcext:value-type="float">
            <text:p>1</text:p>
          </table:table-cell>
          <table:table-cell table:formula="of:=SIGN([.AO144])" office:value-type="float" office:value="-1" calcext:value-type="float">
            <text:p>-1</text:p>
          </table:table-cell>
          <table:table-cell table:number-columns-repeated="2"/>
          <table:table-cell office:value-type="float" office:value="7.112" calcext:value-type="float">
            <text:p>7.112</text:p>
          </table:table-cell>
          <table:table-cell office:value-type="float" office:value="-14.35098" calcext:value-type="float">
            <text:p>-14.35098</text:p>
          </table:table-cell>
          <table:table-cell office:value-type="float" office:value="-79.58245" calcext:value-type="float">
            <text:p>-79.58245</text:p>
          </table:table-cell>
          <table:table-cell office:value-type="float" office:value="2.195432" calcext:value-type="float">
            <text:p>2.195432</text:p>
          </table:table-cell>
          <table:table-cell office:value-type="float" office:value="-4.908505" calcext:value-type="float">
            <text:p>-4.908505</text:p>
          </table:table-cell>
          <table:table-cell/>
          <table:table-cell table:formula="of:=SIGN([.AX144])" office:value-type="float" office:value="-1" calcext:value-type="float">
            <text:p>-1</text:p>
          </table:table-cell>
          <table:table-cell table:formula="of:=SIGN([.AY144])" office:value-type="float" office:value="-1" calcext:value-type="float">
            <text:p>-1</text:p>
          </table:table-cell>
          <table:table-cell table:formula="of:=SIGN([.AZ144])" office:value-type="float" office:value="1" calcext:value-type="float">
            <text:p>1</text:p>
          </table:table-cell>
          <table:table-cell table:formula="of:=SIGN([.BA144])" office:value-type="float" office:value="-1" calcext:value-type="float">
            <text:p>-1</text:p>
          </table:table-cell>
          <table:table-cell table:number-columns-repeated="3"/>
          <table:table-cell office:value-type="float" office:value="5.071" calcext:value-type="float">
            <text:p>5.071</text:p>
          </table:table-cell>
          <table:table-cell office:value-type="float" office:value="-0.8696868" calcext:value-type="float">
            <text:p>-0.8696868</text:p>
          </table:table-cell>
          <table:table-cell office:value-type="float" office:value="-0.05408648" calcext:value-type="float">
            <text:p>-0.054086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088" calcext:value-type="float">
            <text:p>21.088</text:p>
          </table:table-cell>
          <table:table-cell office:value-type="float" office:value="-129.584" calcext:value-type="float">
            <text:p>-129.584</text:p>
          </table:table-cell>
          <table:table-cell office:value-type="float" office:value="128.3442" calcext:value-type="float">
            <text:p>128.34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435" calcext:value-type="float">
            <text:p>11.435</text:p>
          </table:table-cell>
          <table:table-cell office:value-type="float" office:value="-80.14057" calcext:value-type="float">
            <text:p>-80.14057</text:p>
          </table:table-cell>
          <table:table-cell office:value-type="float" office:value="116.906" calcext:value-type="float">
            <text:p>116.906</text:p>
          </table:table-cell>
          <table:table-cell office:value-type="float" office:value="95.9184" calcext:value-type="float">
            <text:p>95.9184</text:p>
          </table:table-cell>
          <table:table-cell office:value-type="float" office:value="153.8449" calcext:value-type="float">
            <text:p>153.8449</text:p>
          </table:table-cell>
          <table:table-cell/>
          <table:table-cell table:formula="of:=([.M145]-[.M146])" office:value-type="float" office:value="-1.02076" calcext:value-type="float">
            <text:p>-1.02076</text:p>
          </table:table-cell>
          <table:table-cell table:formula="of:=[.N145]-[.N146]" office:value-type="float" office:value="0.359500000000011" calcext:value-type="float">
            <text:p>0.359500000000011</text:p>
          </table:table-cell>
          <table:table-cell table:formula="of:=[.O145]-[.O146]" office:value-type="float" office:value="-0.0731699999999904" calcext:value-type="float">
            <text:p>-0.0731699999999904</text:p>
          </table:table-cell>
          <table:table-cell table:formula="of:=[.P145]-[.P146]" office:value-type="float" office:value="0.124200000000002" calcext:value-type="float">
            <text:p>0.124200000000002</text:p>
          </table:table-cell>
          <table:table-cell/>
          <table:table-cell table:formula="of:=SIGN([.R145])" office:value-type="float" office:value="-1" calcext:value-type="float">
            <text:p>-1</text:p>
          </table:table-cell>
          <table:table-cell table:formula="of:=SIGN([.S145])" office:value-type="float" office:value="1" calcext:value-type="float">
            <text:p>1</text:p>
          </table:table-cell>
          <table:table-cell table:formula="of:=SIGN([.T145])" office:value-type="float" office:value="-1" calcext:value-type="float">
            <text:p>-1</text:p>
          </table:table-cell>
          <table:table-cell table:formula="of:=SIGN([.U145])" office:value-type="float" office:value="1" calcext:value-type="float">
            <text:p>1</text:p>
          </table:table-cell>
          <table:table-cell table:number-columns-repeated="3"/>
          <table:table-cell office:value-type="float" office:value="13.236" calcext:value-type="float">
            <text:p>13.236</text:p>
          </table:table-cell>
          <table:table-cell office:value-type="float" office:value="-5.707493" calcext:value-type="float">
            <text:p>-5.707493</text:p>
          </table:table-cell>
          <table:table-cell office:value-type="float" office:value="70.75358" calcext:value-type="float">
            <text:p>70.75358</text:p>
          </table:table-cell>
          <table:table-cell office:value-type="float" office:value="4.118868" calcext:value-type="float">
            <text:p>4.118868</text:p>
          </table:table-cell>
          <table:table-cell office:value-type="float" office:value="57.29448" calcext:value-type="float">
            <text:p>57.29448</text:p>
          </table:table-cell>
          <table:table-cell table:number-columns-repeated="2"/>
          <table:table-cell office:value-type="float" office:value="6.201" calcext:value-type="float">
            <text:p>6.201</text:p>
          </table:table-cell>
          <table:table-cell office:value-type="float" office:value="-15.7873" calcext:value-type="float">
            <text:p>-15.7873</text:p>
          </table:table-cell>
          <table:table-cell office:value-type="float" office:value="46.89572" calcext:value-type="float">
            <text:p>46.89572</text:p>
          </table:table-cell>
          <table:table-cell office:value-type="float" office:value="1.668496" calcext:value-type="float">
            <text:p>1.668496</text:p>
          </table:table-cell>
          <table:table-cell office:value-type="float" office:value="-55.94232" calcext:value-type="float">
            <text:p>-55.94232</text:p>
          </table:table-cell>
          <table:table-cell/>
          <table:table-cell table:formula="of:=SIGN([.AL145])" office:value-type="float" office:value="-1" calcext:value-type="float">
            <text:p>-1</text:p>
          </table:table-cell>
          <table:table-cell table:formula="of:=SIGN([.AM145])" office:value-type="float" office:value="1" calcext:value-type="float">
            <text:p>1</text:p>
          </table:table-cell>
          <table:table-cell table:formula="of:=SIGN([.AN145])" office:value-type="float" office:value="1" calcext:value-type="float">
            <text:p>1</text:p>
          </table:table-cell>
          <table:table-cell table:formula="of:=SIGN([.AO145])" office:value-type="float" office:value="-1" calcext:value-type="float">
            <text:p>-1</text:p>
          </table:table-cell>
          <table:table-cell table:number-columns-repeated="2"/>
          <table:table-cell office:value-type="float" office:value="7.124" calcext:value-type="float">
            <text:p>7.124</text:p>
          </table:table-cell>
          <table:table-cell office:value-type="float" office:value="-14.66887" calcext:value-type="float">
            <text:p>-14.66887</text:p>
          </table:table-cell>
          <table:table-cell office:value-type="float" office:value="-79.66823" calcext:value-type="float">
            <text:p>-79.66823</text:p>
          </table:table-cell>
          <table:table-cell office:value-type="float" office:value="2.037359" calcext:value-type="float">
            <text:p>2.037359</text:p>
          </table:table-cell>
          <table:table-cell office:value-type="float" office:value="-3.786377" calcext:value-type="float">
            <text:p>-3.786377</text:p>
          </table:table-cell>
          <table:table-cell/>
          <table:table-cell table:formula="of:=SIGN([.AX145])" office:value-type="float" office:value="-1" calcext:value-type="float">
            <text:p>-1</text:p>
          </table:table-cell>
          <table:table-cell table:formula="of:=SIGN([.AY145])" office:value-type="float" office:value="-1" calcext:value-type="float">
            <text:p>-1</text:p>
          </table:table-cell>
          <table:table-cell table:formula="of:=SIGN([.AZ145])" office:value-type="float" office:value="1" calcext:value-type="float">
            <text:p>1</text:p>
          </table:table-cell>
          <table:table-cell table:formula="of:=SIGN([.BA145])" office:value-type="float" office:value="-1" calcext:value-type="float">
            <text:p>-1</text:p>
          </table:table-cell>
          <table:table-cell table:number-columns-repeated="3"/>
          <table:table-cell office:value-type="float" office:value="5.079" calcext:value-type="float">
            <text:p>5.079</text:p>
          </table:table-cell>
          <table:table-cell office:value-type="float" office:value="-0.8797293" calcext:value-type="float">
            <text:p>-0.8797293</text:p>
          </table:table-cell>
          <table:table-cell office:value-type="float" office:value="-0.04531398" calcext:value-type="float">
            <text:p>-0.045313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249" calcext:value-type="float">
            <text:p>21.249</text:p>
          </table:table-cell>
          <table:table-cell office:value-type="float" office:value="-129.7248" calcext:value-type="float">
            <text:p>-129.7248</text:p>
          </table:table-cell>
          <table:table-cell office:value-type="float" office:value="128.2503" calcext:value-type="float">
            <text:p>128.2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447" calcext:value-type="float">
            <text:p>11.447</text:p>
          </table:table-cell>
          <table:table-cell office:value-type="float" office:value="-79.11981" calcext:value-type="float">
            <text:p>-79.11981</text:p>
          </table:table-cell>
          <table:table-cell office:value-type="float" office:value="116.5465" calcext:value-type="float">
            <text:p>116.5465</text:p>
          </table:table-cell>
          <table:table-cell office:value-type="float" office:value="95.99157" calcext:value-type="float">
            <text:p>95.99157</text:p>
          </table:table-cell>
          <table:table-cell office:value-type="float" office:value="153.7207" calcext:value-type="float">
            <text:p>153.7207</text:p>
          </table:table-cell>
          <table:table-cell/>
          <table:table-cell table:formula="of:=([.M146]-[.M147])" office:value-type="float" office:value="-0.860979999999998" calcext:value-type="float">
            <text:p>-0.860979999999998</text:p>
          </table:table-cell>
          <table:table-cell table:formula="of:=[.N146]-[.N147]" office:value-type="float" office:value="0.299099999999996" calcext:value-type="float">
            <text:p>0.299099999999996</text:p>
          </table:table-cell>
          <table:table-cell table:formula="of:=[.O146]-[.O147]" office:value-type="float" office:value="-0.0272900000000078" calcext:value-type="float">
            <text:p>-0.0272900000000078</text:p>
          </table:table-cell>
          <table:table-cell table:formula="of:=[.P146]-[.P147]" office:value-type="float" office:value="0.128099999999989" calcext:value-type="float">
            <text:p>0.128099999999989</text:p>
          </table:table-cell>
          <table:table-cell/>
          <table:table-cell table:formula="of:=SIGN([.R146])" office:value-type="float" office:value="-1" calcext:value-type="float">
            <text:p>-1</text:p>
          </table:table-cell>
          <table:table-cell table:formula="of:=SIGN([.S146])" office:value-type="float" office:value="1" calcext:value-type="float">
            <text:p>1</text:p>
          </table:table-cell>
          <table:table-cell table:formula="of:=SIGN([.T146])" office:value-type="float" office:value="-1" calcext:value-type="float">
            <text:p>-1</text:p>
          </table:table-cell>
          <table:table-cell table:formula="of:=SIGN([.U146])" office:value-type="float" office:value="1" calcext:value-type="float">
            <text:p>1</text:p>
          </table:table-cell>
          <table:table-cell table:number-columns-repeated="3"/>
          <table:table-cell office:value-type="float" office:value="13.247" calcext:value-type="float">
            <text:p>13.247</text:p>
          </table:table-cell>
          <table:table-cell office:value-type="float" office:value="-5.588665" calcext:value-type="float">
            <text:p>-5.588665</text:p>
          </table:table-cell>
          <table:table-cell office:value-type="float" office:value="69.28051" calcext:value-type="float">
            <text:p>69.28051</text:p>
          </table:table-cell>
          <table:table-cell office:value-type="float" office:value="4.411607" calcext:value-type="float">
            <text:p>4.411607</text:p>
          </table:table-cell>
          <table:table-cell office:value-type="float" office:value="56.70145" calcext:value-type="float">
            <text:p>56.70145</text:p>
          </table:table-cell>
          <table:table-cell table:number-columns-repeated="2"/>
          <table:table-cell office:value-type="float" office:value="6.362" calcext:value-type="float">
            <text:p>6.362</text:p>
          </table:table-cell>
          <table:table-cell office:value-type="float" office:value="-18.16906" calcext:value-type="float">
            <text:p>-18.16906</text:p>
          </table:table-cell>
          <table:table-cell office:value-type="float" office:value="49.33298" calcext:value-type="float">
            <text:p>49.33298</text:p>
          </table:table-cell>
          <table:table-cell office:value-type="float" office:value="1.945505" calcext:value-type="float">
            <text:p>1.945505</text:p>
          </table:table-cell>
          <table:table-cell office:value-type="float" office:value="-59.99665" calcext:value-type="float">
            <text:p>-59.99665</text:p>
          </table:table-cell>
          <table:table-cell/>
          <table:table-cell table:formula="of:=SIGN([.AL146])" office:value-type="float" office:value="-1" calcext:value-type="float">
            <text:p>-1</text:p>
          </table:table-cell>
          <table:table-cell table:formula="of:=SIGN([.AM146])" office:value-type="float" office:value="1" calcext:value-type="float">
            <text:p>1</text:p>
          </table:table-cell>
          <table:table-cell table:formula="of:=SIGN([.AN146])" office:value-type="float" office:value="1" calcext:value-type="float">
            <text:p>1</text:p>
          </table:table-cell>
          <table:table-cell table:formula="of:=SIGN([.AO146])" office:value-type="float" office:value="-1" calcext:value-type="float">
            <text:p>-1</text:p>
          </table:table-cell>
          <table:table-cell table:number-columns-repeated="2"/>
          <table:table-cell office:value-type="float" office:value="7.135" calcext:value-type="float">
            <text:p>7.135</text:p>
          </table:table-cell>
          <table:table-cell office:value-type="float" office:value="-15.22759" calcext:value-type="float">
            <text:p>-15.22759</text:p>
          </table:table-cell>
          <table:table-cell office:value-type="float" office:value="-79.81697" calcext:value-type="float">
            <text:p>-79.81697</text:p>
          </table:table-cell>
          <table:table-cell office:value-type="float" office:value="2.348911" calcext:value-type="float">
            <text:p>2.348911</text:p>
          </table:table-cell>
          <table:table-cell office:value-type="float" office:value="-2.657223" calcext:value-type="float">
            <text:p>-2.657223</text:p>
          </table:table-cell>
          <table:table-cell/>
          <table:table-cell table:formula="of:=SIGN([.AX146])" office:value-type="float" office:value="-1" calcext:value-type="float">
            <text:p>-1</text:p>
          </table:table-cell>
          <table:table-cell table:formula="of:=SIGN([.AY146])" office:value-type="float" office:value="-1" calcext:value-type="float">
            <text:p>-1</text:p>
          </table:table-cell>
          <table:table-cell table:formula="of:=SIGN([.AZ146])" office:value-type="float" office:value="1" calcext:value-type="float">
            <text:p>1</text:p>
          </table:table-cell>
          <table:table-cell table:formula="of:=SIGN([.BA146])" office:value-type="float" office:value="-1" calcext:value-type="float">
            <text:p>-1</text:p>
          </table:table-cell>
          <table:table-cell table:number-columns-repeated="3"/>
          <table:table-cell office:value-type="float" office:value="5.087" calcext:value-type="float">
            <text:p>5.087</text:p>
          </table:table-cell>
          <table:table-cell office:value-type="float" office:value="-0.8387428" calcext:value-type="float">
            <text:p>-0.8387428</text:p>
          </table:table-cell>
          <table:table-cell office:value-type="float" office:value="-0.3009038" calcext:value-type="float">
            <text:p>-0.30090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275" calcext:value-type="float">
            <text:p>21.275</text:p>
          </table:table-cell>
          <table:table-cell office:value-type="float" office:value="-129.7001" calcext:value-type="float">
            <text:p>-129.7001</text:p>
          </table:table-cell>
          <table:table-cell office:value-type="float" office:value="128.2695" calcext:value-type="float">
            <text:p>128.26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458" calcext:value-type="float">
            <text:p>11.458</text:p>
          </table:table-cell>
          <table:table-cell office:value-type="float" office:value="-78.25883" calcext:value-type="float">
            <text:p>-78.25883</text:p>
          </table:table-cell>
          <table:table-cell office:value-type="float" office:value="116.2474" calcext:value-type="float">
            <text:p>116.2474</text:p>
          </table:table-cell>
          <table:table-cell office:value-type="float" office:value="96.01886" calcext:value-type="float">
            <text:p>96.01886</text:p>
          </table:table-cell>
          <table:table-cell office:value-type="float" office:value="153.5926" calcext:value-type="float">
            <text:p>153.5926</text:p>
          </table:table-cell>
          <table:table-cell/>
          <table:table-cell table:formula="of:=([.M147]-[.M148])" office:value-type="float" office:value="-0.744640000000004" calcext:value-type="float">
            <text:p>-0.744640000000004</text:p>
          </table:table-cell>
          <table:table-cell table:formula="of:=[.N147]-[.N148]" office:value-type="float" office:value="0.254899999999992" calcext:value-type="float">
            <text:p>0.254899999999992</text:p>
          </table:table-cell>
          <table:table-cell table:formula="of:=[.O147]-[.O148]" office:value-type="float" office:value="0.000939999999999941" calcext:value-type="float">
            <text:p>0.000939999999999941</text:p>
          </table:table-cell>
          <table:table-cell table:formula="of:=[.P147]-[.P148]" office:value-type="float" office:value="0.153600000000012" calcext:value-type="float">
            <text:p>0.153600000000012</text:p>
          </table:table-cell>
          <table:table-cell/>
          <table:table-cell table:formula="of:=SIGN([.R147])" office:value-type="float" office:value="-1" calcext:value-type="float">
            <text:p>-1</text:p>
          </table:table-cell>
          <table:table-cell table:formula="of:=SIGN([.S147])" office:value-type="float" office:value="1" calcext:value-type="float">
            <text:p>1</text:p>
          </table:table-cell>
          <table:table-cell table:formula="of:=SIGN([.T147])" office:value-type="float" office:value="1" calcext:value-type="float">
            <text:p>1</text:p>
          </table:table-cell>
          <table:table-cell table:formula="of:=SIGN([.U147])" office:value-type="float" office:value="1" calcext:value-type="float">
            <text:p>1</text:p>
          </table:table-cell>
          <table:table-cell table:number-columns-repeated="3"/>
          <table:table-cell office:value-type="float" office:value="13.268" calcext:value-type="float">
            <text:p>13.268</text:p>
          </table:table-cell>
          <table:table-cell office:value-type="float" office:value="-5.917766" calcext:value-type="float">
            <text:p>-5.917766</text:p>
          </table:table-cell>
          <table:table-cell office:value-type="float" office:value="68.65663" calcext:value-type="float">
            <text:p>68.65663</text:p>
          </table:table-cell>
          <table:table-cell office:value-type="float" office:value="4.804938" calcext:value-type="float">
            <text:p>4.804938</text:p>
          </table:table-cell>
          <table:table-cell office:value-type="float" office:value="55.94654" calcext:value-type="float">
            <text:p>55.94654</text:p>
          </table:table-cell>
          <table:table-cell table:number-columns-repeated="2"/>
          <table:table-cell office:value-type="float" office:value="6.373" calcext:value-type="float">
            <text:p>6.373</text:p>
          </table:table-cell>
          <table:table-cell office:value-type="float" office:value="-18.27211" calcext:value-type="float">
            <text:p>-18.27211</text:p>
          </table:table-cell>
          <table:table-cell office:value-type="float" office:value="49.28112" calcext:value-type="float">
            <text:p>49.28112</text:p>
          </table:table-cell>
          <table:table-cell office:value-type="float" office:value="2.015584" calcext:value-type="float">
            <text:p>2.015584</text:p>
          </table:table-cell>
          <table:table-cell office:value-type="float" office:value="-60.29507" calcext:value-type="float">
            <text:p>-60.29507</text:p>
          </table:table-cell>
          <table:table-cell/>
          <table:table-cell table:formula="of:=SIGN([.AL147])" office:value-type="float" office:value="-1" calcext:value-type="float">
            <text:p>-1</text:p>
          </table:table-cell>
          <table:table-cell table:formula="of:=SIGN([.AM147])" office:value-type="float" office:value="1" calcext:value-type="float">
            <text:p>1</text:p>
          </table:table-cell>
          <table:table-cell table:formula="of:=SIGN([.AN147])" office:value-type="float" office:value="1" calcext:value-type="float">
            <text:p>1</text:p>
          </table:table-cell>
          <table:table-cell table:formula="of:=SIGN([.AO147])" office:value-type="float" office:value="-1" calcext:value-type="float">
            <text:p>-1</text:p>
          </table:table-cell>
          <table:table-cell table:number-columns-repeated="2"/>
          <table:table-cell office:value-type="float" office:value="7.146" calcext:value-type="float">
            <text:p>7.146</text:p>
          </table:table-cell>
          <table:table-cell office:value-type="float" office:value="-15.7744" calcext:value-type="float">
            <text:p>-15.7744</text:p>
          </table:table-cell>
          <table:table-cell office:value-type="float" office:value="-79.96143" calcext:value-type="float">
            <text:p>-79.96143</text:p>
          </table:table-cell>
          <table:table-cell office:value-type="float" office:value="2.184563" calcext:value-type="float">
            <text:p>2.184563</text:p>
          </table:table-cell>
          <table:table-cell office:value-type="float" office:value="-1.50864" calcext:value-type="float">
            <text:p>-1.50864</text:p>
          </table:table-cell>
          <table:table-cell/>
          <table:table-cell table:formula="of:=SIGN([.AX147])" office:value-type="float" office:value="-1" calcext:value-type="float">
            <text:p>-1</text:p>
          </table:table-cell>
          <table:table-cell table:formula="of:=SIGN([.AY147])" office:value-type="float" office:value="-1" calcext:value-type="float">
            <text:p>-1</text:p>
          </table:table-cell>
          <table:table-cell table:formula="of:=SIGN([.AZ147])" office:value-type="float" office:value="1" calcext:value-type="float">
            <text:p>1</text:p>
          </table:table-cell>
          <table:table-cell table:formula="of:=SIGN([.BA147])" office:value-type="float" office:value="-1" calcext:value-type="float">
            <text:p>-1</text:p>
          </table:table-cell>
          <table:table-cell table:number-columns-repeated="3"/>
          <table:table-cell office:value-type="float" office:value="5.095" calcext:value-type="float">
            <text:p>5.095</text:p>
          </table:table-cell>
          <table:table-cell office:value-type="float" office:value="-0.6328574" calcext:value-type="float">
            <text:p>-0.6328574</text:p>
          </table:table-cell>
          <table:table-cell office:value-type="float" office:value="0.005212389" calcext:value-type="float">
            <text:p>0.0052123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297" calcext:value-type="float">
            <text:p>21.297</text:p>
          </table:table-cell>
          <table:table-cell office:value-type="float" office:value="-129.6287" calcext:value-type="float">
            <text:p>-129.6287</text:p>
          </table:table-cell>
          <table:table-cell office:value-type="float" office:value="128.3252" calcext:value-type="float">
            <text:p>128.3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469" calcext:value-type="float">
            <text:p>11.469</text:p>
          </table:table-cell>
          <table:table-cell office:value-type="float" office:value="-77.51419" calcext:value-type="float">
            <text:p>-77.51419</text:p>
          </table:table-cell>
          <table:table-cell office:value-type="float" office:value="115.9925" calcext:value-type="float">
            <text:p>115.9925</text:p>
          </table:table-cell>
          <table:table-cell office:value-type="float" office:value="96.01792" calcext:value-type="float">
            <text:p>96.01792</text:p>
          </table:table-cell>
          <table:table-cell office:value-type="float" office:value="153.439" calcext:value-type="float">
            <text:p>153.439</text:p>
          </table:table-cell>
          <table:table-cell/>
          <table:table-cell table:formula="of:=([.M148]-[.M149])" office:value-type="float" office:value="-13.20291" calcext:value-type="float">
            <text:p>-13.20291</text:p>
          </table:table-cell>
          <table:table-cell table:formula="of:=[.N148]-[.N149]" office:value-type="float" office:value="4.13950000000001" calcext:value-type="float">
            <text:p>4.13950000000001</text:p>
          </table:table-cell>
          <table:table-cell table:formula="of:=[.O148]-[.O149]" office:value-type="float" office:value="-0.18347" calcext:value-type="float">
            <text:p>-0.18347</text:p>
          </table:table-cell>
          <table:table-cell table:formula="of:=[.P148]-[.P149]" office:value-type="float" office:value="0.222199999999987" calcext:value-type="float">
            <text:p>0.222199999999987</text:p>
          </table:table-cell>
          <table:table-cell/>
          <table:table-cell table:formula="of:=SIGN([.R148])" office:value-type="float" office:value="-1" calcext:value-type="float">
            <text:p>-1</text:p>
          </table:table-cell>
          <table:table-cell table:formula="of:=SIGN([.S148])" office:value-type="float" office:value="1" calcext:value-type="float">
            <text:p>1</text:p>
          </table:table-cell>
          <table:table-cell table:formula="of:=SIGN([.T148])" office:value-type="float" office:value="-1" calcext:value-type="float">
            <text:p>-1</text:p>
          </table:table-cell>
          <table:table-cell table:formula="of:=SIGN([.U148])" office:value-type="float" office:value="1" calcext:value-type="float">
            <text:p>1</text:p>
          </table:table-cell>
          <table:table-cell table:number-columns-repeated="3"/>
          <table:table-cell office:value-type="float" office:value="13.279" calcext:value-type="float">
            <text:p>13.279</text:p>
          </table:table-cell>
          <table:table-cell office:value-type="float" office:value="-7.082392" calcext:value-type="float">
            <text:p>-7.082392</text:p>
          </table:table-cell>
          <table:table-cell office:value-type="float" office:value="70.30779" calcext:value-type="float">
            <text:p>70.30779</text:p>
          </table:table-cell>
          <table:table-cell office:value-type="float" office:value="5.299241" calcext:value-type="float">
            <text:p>5.299241</text:p>
          </table:table-cell>
          <table:table-cell office:value-type="float" office:value="55.0056" calcext:value-type="float">
            <text:p>55.0056</text:p>
          </table:table-cell>
          <table:table-cell table:number-columns-repeated="2"/>
          <table:table-cell office:value-type="float" office:value="6.384" calcext:value-type="float">
            <text:p>6.384</text:p>
          </table:table-cell>
          <table:table-cell office:value-type="float" office:value="-18.35784" calcext:value-type="float">
            <text:p>-18.35784</text:p>
          </table:table-cell>
          <table:table-cell office:value-type="float" office:value="49.22652" calcext:value-type="float">
            <text:p>49.22652</text:p>
          </table:table-cell>
          <table:table-cell office:value-type="float" office:value="2.032561" calcext:value-type="float">
            <text:p>2.032561</text:p>
          </table:table-cell>
          <table:table-cell office:value-type="float" office:value="-60.48507" calcext:value-type="float">
            <text:p>-60.48507</text:p>
          </table:table-cell>
          <table:table-cell/>
          <table:table-cell table:formula="of:=SIGN([.AL148])" office:value-type="float" office:value="-1" calcext:value-type="float">
            <text:p>-1</text:p>
          </table:table-cell>
          <table:table-cell table:formula="of:=SIGN([.AM148])" office:value-type="float" office:value="1" calcext:value-type="float">
            <text:p>1</text:p>
          </table:table-cell>
          <table:table-cell table:formula="of:=SIGN([.AN148])" office:value-type="float" office:value="1" calcext:value-type="float">
            <text:p>1</text:p>
          </table:table-cell>
          <table:table-cell table:formula="of:=SIGN([.AO148])" office:value-type="float" office:value="-1" calcext:value-type="float">
            <text:p>-1</text:p>
          </table:table-cell>
          <table:table-cell table:number-columns-repeated="2"/>
          <table:table-cell office:value-type="float" office:value="7.157" calcext:value-type="float">
            <text:p>7.157</text:p>
          </table:table-cell>
          <table:table-cell office:value-type="float" office:value="-16.18336" calcext:value-type="float">
            <text:p>-16.18336</text:p>
          </table:table-cell>
          <table:table-cell office:value-type="float" office:value="-80.06892" calcext:value-type="float">
            <text:p>-80.06892</text:p>
          </table:table-cell>
          <table:table-cell office:value-type="float" office:value="2.223789" calcext:value-type="float">
            <text:p>2.223789</text:p>
          </table:table-cell>
          <table:table-cell office:value-type="float" office:value="-0.5728923" calcext:value-type="float">
            <text:p>-0.5728923</text:p>
          </table:table-cell>
          <table:table-cell/>
          <table:table-cell table:formula="of:=SIGN([.AX148])" office:value-type="float" office:value="-1" calcext:value-type="float">
            <text:p>-1</text:p>
          </table:table-cell>
          <table:table-cell table:formula="of:=SIGN([.AY148])" office:value-type="float" office:value="-1" calcext:value-type="float">
            <text:p>-1</text:p>
          </table:table-cell>
          <table:table-cell table:formula="of:=SIGN([.AZ148])" office:value-type="float" office:value="1" calcext:value-type="float">
            <text:p>1</text:p>
          </table:table-cell>
          <table:table-cell table:formula="of:=SIGN([.BA148])" office:value-type="float" office:value="-1" calcext:value-type="float">
            <text:p>-1</text:p>
          </table:table-cell>
          <table:table-cell table:number-columns-repeated="3"/>
          <table:table-cell office:value-type="float" office:value="5.103" calcext:value-type="float">
            <text:p>5.103</text:p>
          </table:table-cell>
          <table:table-cell office:value-type="float" office:value="-0.9883045" calcext:value-type="float">
            <text:p>-0.9883045</text:p>
          </table:table-cell>
          <table:table-cell office:value-type="float" office:value="-0.1898054" calcext:value-type="float">
            <text:p>-0.18980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318" calcext:value-type="float">
            <text:p>21.318</text:p>
          </table:table-cell>
          <table:table-cell office:value-type="float" office:value="-129.7366" calcext:value-type="float">
            <text:p>-129.7366</text:p>
          </table:table-cell>
          <table:table-cell office:value-type="float" office:value="128.2452" calcext:value-type="float">
            <text:p>128.2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63" calcext:value-type="float">
            <text:p>11.63</text:p>
          </table:table-cell>
          <table:table-cell office:value-type="float" office:value="-64.31128" calcext:value-type="float">
            <text:p>-64.31128</text:p>
          </table:table-cell>
          <table:table-cell office:value-type="float" office:value="111.853" calcext:value-type="float">
            <text:p>111.853</text:p>
          </table:table-cell>
          <table:table-cell office:value-type="float" office:value="96.20139" calcext:value-type="float">
            <text:p>96.20139</text:p>
          </table:table-cell>
          <table:table-cell office:value-type="float" office:value="153.2168" calcext:value-type="float">
            <text:p>153.2168</text:p>
          </table:table-cell>
          <table:table-cell/>
          <table:table-cell table:formula="of:=([.M149]-[.M150])" office:value-type="float" office:value="-0.750139999999995" calcext:value-type="float">
            <text:p>-0.750139999999995</text:p>
          </table:table-cell>
          <table:table-cell table:formula="of:=[.N149]-[.N150]" office:value-type="float" office:value="0.215299999999999" calcext:value-type="float">
            <text:p>0.215299999999999</text:p>
          </table:table-cell>
          <table:table-cell table:formula="of:=[.O149]-[.O150]" office:value-type="float" office:value="0" calcext:value-type="float">
            <text:p>0</text:p>
          </table:table-cell>
          <table:table-cell table:formula="of:=[.P149]-[.P150]" office:value-type="float" office:value="0" calcext:value-type="float">
            <text:p>0</text:p>
          </table:table-cell>
          <table:table-cell/>
          <table:table-cell table:formula="of:=SIGN([.R149])" office:value-type="float" office:value="-1" calcext:value-type="float">
            <text:p>-1</text:p>
          </table:table-cell>
          <table:table-cell table:formula="of:=SIGN([.S149])" office:value-type="float" office:value="1" calcext:value-type="float">
            <text:p>1</text:p>
          </table:table-cell>
          <table:table-cell table:formula="of:=SIGN([.T149])" office:value-type="float" office:value="0" calcext:value-type="float">
            <text:p>0</text:p>
          </table:table-cell>
          <table:table-cell table:formula="of:=SIGN([.U149])" office:value-type="float" office:value="0" calcext:value-type="float">
            <text:p>0</text:p>
          </table:table-cell>
          <table:table-cell table:number-columns-repeated="3"/>
          <table:table-cell office:value-type="float" office:value="13.291" calcext:value-type="float">
            <text:p>13.291</text:p>
          </table:table-cell>
          <table:table-cell office:value-type="float" office:value="-8.101505" calcext:value-type="float">
            <text:p>-8.101505</text:p>
          </table:table-cell>
          <table:table-cell office:value-type="float" office:value="71.71394" calcext:value-type="float">
            <text:p>71.71394</text:p>
          </table:table-cell>
          <table:table-cell office:value-type="float" office:value="5.80567" calcext:value-type="float">
            <text:p>5.80567</text:p>
          </table:table-cell>
          <table:table-cell office:value-type="float" office:value="54.2238" calcext:value-type="float">
            <text:p>54.2238</text:p>
          </table:table-cell>
          <table:table-cell table:number-columns-repeated="2"/>
          <table:table-cell office:value-type="float" office:value="6.398" calcext:value-type="float">
            <text:p>6.398</text:p>
          </table:table-cell>
          <table:table-cell office:value-type="float" office:value="-18.46317" calcext:value-type="float">
            <text:p>-18.46317</text:p>
          </table:table-cell>
          <table:table-cell office:value-type="float" office:value="49.20429" calcext:value-type="float">
            <text:p>49.20429</text:p>
          </table:table-cell>
          <table:table-cell office:value-type="float" office:value="2.024317" calcext:value-type="float">
            <text:p>2.024317</text:p>
          </table:table-cell>
          <table:table-cell office:value-type="float" office:value="-60.78179" calcext:value-type="float">
            <text:p>-60.78179</text:p>
          </table:table-cell>
          <table:table-cell/>
          <table:table-cell table:formula="of:=SIGN([.AL149])" office:value-type="float" office:value="-1" calcext:value-type="float">
            <text:p>-1</text:p>
          </table:table-cell>
          <table:table-cell table:formula="of:=SIGN([.AM149])" office:value-type="float" office:value="1" calcext:value-type="float">
            <text:p>1</text:p>
          </table:table-cell>
          <table:table-cell table:formula="of:=SIGN([.AN149])" office:value-type="float" office:value="1" calcext:value-type="float">
            <text:p>1</text:p>
          </table:table-cell>
          <table:table-cell table:formula="of:=SIGN([.AO149])" office:value-type="float" office:value="-1" calcext:value-type="float">
            <text:p>-1</text:p>
          </table:table-cell>
          <table:table-cell table:number-columns-repeated="2"/>
          <table:table-cell office:value-type="float" office:value="7.178" calcext:value-type="float">
            <text:p>7.178</text:p>
          </table:table-cell>
          <table:table-cell office:value-type="float" office:value="-16.83959" calcext:value-type="float">
            <text:p>-16.83959</text:p>
          </table:table-cell>
          <table:table-cell office:value-type="float" office:value="-80.24039" calcext:value-type="float">
            <text:p>-80.24039</text:p>
          </table:table-cell>
          <table:table-cell office:value-type="float" office:value="2.41947" calcext:value-type="float">
            <text:p>2.41947</text:p>
          </table:table-cell>
          <table:table-cell office:value-type="float" office:value="1.443204" calcext:value-type="float">
            <text:p>1.443204</text:p>
          </table:table-cell>
          <table:table-cell/>
          <table:table-cell table:formula="of:=SIGN([.AX149])" office:value-type="float" office:value="-1" calcext:value-type="float">
            <text:p>-1</text:p>
          </table:table-cell>
          <table:table-cell table:formula="of:=SIGN([.AY149])" office:value-type="float" office:value="-1" calcext:value-type="float">
            <text:p>-1</text:p>
          </table:table-cell>
          <table:table-cell table:formula="of:=SIGN([.AZ149])" office:value-type="float" office:value="1" calcext:value-type="float">
            <text:p>1</text:p>
          </table:table-cell>
          <table:table-cell table:formula="of:=SIGN([.BA149])" office:value-type="float" office:value="1" calcext:value-type="float">
            <text:p>1</text:p>
          </table:table-cell>
          <table:table-cell table:number-columns-repeated="3"/>
          <table:table-cell office:value-type="float" office:value="5.111" calcext:value-type="float">
            <text:p>5.111</text:p>
          </table:table-cell>
          <table:table-cell office:value-type="float" office:value="-0.6028299" calcext:value-type="float">
            <text:p>-0.6028299</text:p>
          </table:table-cell>
          <table:table-cell office:value-type="float" office:value="-0.2427921" calcext:value-type="float">
            <text:p>-0.24279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342" calcext:value-type="float">
            <text:p>21.342</text:p>
          </table:table-cell>
          <table:table-cell office:value-type="float" office:value="-129.6752" calcext:value-type="float">
            <text:p>-129.6752</text:p>
          </table:table-cell>
          <table:table-cell office:value-type="float" office:value="128.2957" calcext:value-type="float">
            <text:p>128.2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641" calcext:value-type="float">
            <text:p>11.641</text:p>
          </table:table-cell>
          <table:table-cell office:value-type="float" office:value="-63.56114" calcext:value-type="float">
            <text:p>-63.56114</text:p>
          </table:table-cell>
          <table:table-cell office:value-type="float" office:value="111.6377" calcext:value-type="float">
            <text:p>111.6377</text:p>
          </table:table-cell>
          <table:table-cell office:value-type="float" office:value="96.20139" calcext:value-type="float">
            <text:p>96.20139</text:p>
          </table:table-cell>
          <table:table-cell office:value-type="float" office:value="153.2168" calcext:value-type="float">
            <text:p>153.2168</text:p>
          </table:table-cell>
          <table:table-cell/>
          <table:table-cell table:formula="of:=([.M150]-[.M151])" office:value-type="float" office:value="-1.97124" calcext:value-type="float">
            <text:p>-1.97124</text:p>
          </table:table-cell>
          <table:table-cell table:formula="of:=[.N150]-[.N151]" office:value-type="float" office:value="0.562100000000001" calcext:value-type="float">
            <text:p>0.562100000000001</text:p>
          </table:table-cell>
          <table:table-cell table:formula="of:=[.O150]-[.O151]" office:value-type="float" office:value="0" calcext:value-type="float">
            <text:p>0</text:p>
          </table:table-cell>
          <table:table-cell table:formula="of:=[.P150]-[.P151]" office:value-type="float" office:value="0" calcext:value-type="float">
            <text:p>0</text:p>
          </table:table-cell>
          <table:table-cell/>
          <table:table-cell table:formula="of:=SIGN([.R150])" office:value-type="float" office:value="-1" calcext:value-type="float">
            <text:p>-1</text:p>
          </table:table-cell>
          <table:table-cell table:formula="of:=SIGN([.S150])" office:value-type="float" office:value="1" calcext:value-type="float">
            <text:p>1</text:p>
          </table:table-cell>
          <table:table-cell table:formula="of:=SIGN([.T150])" office:value-type="float" office:value="0" calcext:value-type="float">
            <text:p>0</text:p>
          </table:table-cell>
          <table:table-cell table:formula="of:=SIGN([.U150])" office:value-type="float" office:value="0" calcext:value-type="float">
            <text:p>0</text:p>
          </table:table-cell>
          <table:table-cell table:number-columns-repeated="3"/>
          <table:table-cell office:value-type="float" office:value="13.302" calcext:value-type="float">
            <text:p>13.302</text:p>
          </table:table-cell>
          <table:table-cell office:value-type="float" office:value="-9.042718" calcext:value-type="float">
            <text:p>-9.042718</text:p>
          </table:table-cell>
          <table:table-cell office:value-type="float" office:value="72.98843" calcext:value-type="float">
            <text:p>72.98843</text:p>
          </table:table-cell>
          <table:table-cell office:value-type="float" office:value="6.47375" calcext:value-type="float">
            <text:p>6.47375</text:p>
          </table:table-cell>
          <table:table-cell office:value-type="float" office:value="53.68737" calcext:value-type="float">
            <text:p>53.68737</text:p>
          </table:table-cell>
          <table:table-cell table:number-columns-repeated="2"/>
          <table:table-cell office:value-type="float" office:value="6.41" calcext:value-type="float">
            <text:p>6.41</text:p>
          </table:table-cell>
          <table:table-cell office:value-type="float" office:value="-18.59368" calcext:value-type="float">
            <text:p>-18.59368</text:p>
          </table:table-cell>
          <table:table-cell office:value-type="float" office:value="49.21964" calcext:value-type="float">
            <text:p>49.21964</text:p>
          </table:table-cell>
          <table:table-cell office:value-type="float" office:value="2.056883" calcext:value-type="float">
            <text:p>2.056883</text:p>
          </table:table-cell>
          <table:table-cell office:value-type="float" office:value="-61.1445" calcext:value-type="float">
            <text:p>-61.1445</text:p>
          </table:table-cell>
          <table:table-cell/>
          <table:table-cell table:formula="of:=SIGN([.AL150])" office:value-type="float" office:value="-1" calcext:value-type="float">
            <text:p>-1</text:p>
          </table:table-cell>
          <table:table-cell table:formula="of:=SIGN([.AM150])" office:value-type="float" office:value="1" calcext:value-type="float">
            <text:p>1</text:p>
          </table:table-cell>
          <table:table-cell table:formula="of:=SIGN([.AN150])" office:value-type="float" office:value="1" calcext:value-type="float">
            <text:p>1</text:p>
          </table:table-cell>
          <table:table-cell table:formula="of:=SIGN([.AO150])" office:value-type="float" office:value="-1" calcext:value-type="float">
            <text:p>-1</text:p>
          </table:table-cell>
          <table:table-cell table:number-columns-repeated="2"/>
          <table:table-cell office:value-type="float" office:value="7.19" calcext:value-type="float">
            <text:p>7.19</text:p>
          </table:table-cell>
          <table:table-cell office:value-type="float" office:value="-17.49371" calcext:value-type="float">
            <text:p>-17.49371</text:p>
          </table:table-cell>
          <table:table-cell office:value-type="float" office:value="-80.41021" calcext:value-type="float">
            <text:p>-80.41021</text:p>
          </table:table-cell>
          <table:table-cell office:value-type="float" office:value="2.318403" calcext:value-type="float">
            <text:p>2.318403</text:p>
          </table:table-cell>
          <table:table-cell office:value-type="float" office:value="2.260994" calcext:value-type="float">
            <text:p>2.260994</text:p>
          </table:table-cell>
          <table:table-cell/>
          <table:table-cell table:formula="of:=SIGN([.AX150])" office:value-type="float" office:value="-1" calcext:value-type="float">
            <text:p>-1</text:p>
          </table:table-cell>
          <table:table-cell table:formula="of:=SIGN([.AY150])" office:value-type="float" office:value="-1" calcext:value-type="float">
            <text:p>-1</text:p>
          </table:table-cell>
          <table:table-cell table:formula="of:=SIGN([.AZ150])" office:value-type="float" office:value="1" calcext:value-type="float">
            <text:p>1</text:p>
          </table:table-cell>
          <table:table-cell table:formula="of:=SIGN([.BA150]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1.366" calcext:value-type="float">
            <text:p>21.366</text:p>
          </table:table-cell>
          <table:table-cell office:value-type="float" office:value="-129.7082" calcext:value-type="float">
            <text:p>-129.7082</text:p>
          </table:table-cell>
          <table:table-cell office:value-type="float" office:value="128.2594" calcext:value-type="float">
            <text:p>128.2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665" calcext:value-type="float">
            <text:p>11.665</text:p>
          </table:table-cell>
          <table:table-cell office:value-type="float" office:value="-61.5899" calcext:value-type="float">
            <text:p>-61.5899</text:p>
          </table:table-cell>
          <table:table-cell office:value-type="float" office:value="111.0756" calcext:value-type="float">
            <text:p>111.0756</text:p>
          </table:table-cell>
          <table:table-cell office:value-type="float" office:value="96.20139" calcext:value-type="float">
            <text:p>96.20139</text:p>
          </table:table-cell>
          <table:table-cell office:value-type="float" office:value="153.2168" calcext:value-type="float">
            <text:p>153.2168</text:p>
          </table:table-cell>
          <table:table-cell/>
          <table:table-cell table:formula="of:=([.M151]-[.M152])" office:value-type="float" office:value="-1.32195" calcext:value-type="float">
            <text:p>-1.32195</text:p>
          </table:table-cell>
          <table:table-cell table:formula="of:=[.N151]-[.N152]" office:value-type="float" office:value="0.35199999999999" calcext:value-type="float">
            <text:p>0.35199999999999</text:p>
          </table:table-cell>
          <table:table-cell table:formula="of:=[.O151]-[.O152]" office:value-type="float" office:value="0" calcext:value-type="float">
            <text:p>0</text:p>
          </table:table-cell>
          <table:table-cell table:formula="of:=[.P151]-[.P152]" office:value-type="float" office:value="0" calcext:value-type="float">
            <text:p>0</text:p>
          </table:table-cell>
          <table:table-cell/>
          <table:table-cell table:formula="of:=SIGN([.R151])" office:value-type="float" office:value="-1" calcext:value-type="float">
            <text:p>-1</text:p>
          </table:table-cell>
          <table:table-cell table:formula="of:=SIGN([.S151])" office:value-type="float" office:value="1" calcext:value-type="float">
            <text:p>1</text:p>
          </table:table-cell>
          <table:table-cell table:formula="of:=SIGN([.T151])" office:value-type="float" office:value="0" calcext:value-type="float">
            <text:p>0</text:p>
          </table:table-cell>
          <table:table-cell table:formula="of:=SIGN([.U151])" office:value-type="float" office:value="0" calcext:value-type="float">
            <text:p>0</text:p>
          </table:table-cell>
          <table:table-cell table:number-columns-repeated="3"/>
          <table:table-cell office:value-type="float" office:value="13.314" calcext:value-type="float">
            <text:p>13.314</text:p>
          </table:table-cell>
          <table:table-cell office:value-type="float" office:value="-9.917068" calcext:value-type="float">
            <text:p>-9.917068</text:p>
          </table:table-cell>
          <table:table-cell office:value-type="float" office:value="74.14063" calcext:value-type="float">
            <text:p>74.14063</text:p>
          </table:table-cell>
          <table:table-cell office:value-type="float" office:value="7.241327" calcext:value-type="float">
            <text:p>7.241327</text:p>
          </table:table-cell>
          <table:table-cell office:value-type="float" office:value="53.01906" calcext:value-type="float">
            <text:p>53.01906</text:p>
          </table:table-cell>
          <table:table-cell table:number-columns-repeated="2"/>
          <table:table-cell office:value-type="float" office:value="6.421" calcext:value-type="float">
            <text:p>6.421</text:p>
          </table:table-cell>
          <table:table-cell office:value-type="float" office:value="-18.70806" calcext:value-type="float">
            <text:p>-18.70806</text:p>
          </table:table-cell>
          <table:table-cell office:value-type="float" office:value="49.2162" calcext:value-type="float">
            <text:p>49.2162</text:p>
          </table:table-cell>
          <table:table-cell office:value-type="float" office:value="2.116278" calcext:value-type="float">
            <text:p>2.116278</text:p>
          </table:table-cell>
          <table:table-cell office:value-type="float" office:value="-61.41771" calcext:value-type="float">
            <text:p>-61.41771</text:p>
          </table:table-cell>
          <table:table-cell/>
          <table:table-cell table:formula="of:=SIGN([.AL151])" office:value-type="float" office:value="-1" calcext:value-type="float">
            <text:p>-1</text:p>
          </table:table-cell>
          <table:table-cell table:formula="of:=SIGN([.AM151])" office:value-type="float" office:value="1" calcext:value-type="float">
            <text:p>1</text:p>
          </table:table-cell>
          <table:table-cell table:formula="of:=SIGN([.AN151])" office:value-type="float" office:value="1" calcext:value-type="float">
            <text:p>1</text:p>
          </table:table-cell>
          <table:table-cell table:formula="of:=SIGN([.AO151])" office:value-type="float" office:value="-1" calcext:value-type="float">
            <text:p>-1</text:p>
          </table:table-cell>
          <table:table-cell table:number-columns-repeated="2"/>
          <table:table-cell office:value-type="float" office:value="7.201" calcext:value-type="float">
            <text:p>7.201</text:p>
          </table:table-cell>
          <table:table-cell office:value-type="float" office:value="-18.0259" calcext:value-type="float">
            <text:p>-18.0259</text:p>
          </table:table-cell>
          <table:table-cell office:value-type="float" office:value="-80.54827" calcext:value-type="float">
            <text:p>-80.54827</text:p>
          </table:table-cell>
          <table:table-cell office:value-type="float" office:value="2.367802" calcext:value-type="float">
            <text:p>2.367802</text:p>
          </table:table-cell>
          <table:table-cell office:value-type="float" office:value="3.187781" calcext:value-type="float">
            <text:p>3.187781</text:p>
          </table:table-cell>
          <table:table-cell/>
          <table:table-cell table:formula="of:=SIGN([.AX151])" office:value-type="float" office:value="-1" calcext:value-type="float">
            <text:p>-1</text:p>
          </table:table-cell>
          <table:table-cell table:formula="of:=SIGN([.AY151])" office:value-type="float" office:value="-1" calcext:value-type="float">
            <text:p>-1</text:p>
          </table:table-cell>
          <table:table-cell table:formula="of:=SIGN([.AZ151])" office:value-type="float" office:value="1" calcext:value-type="float">
            <text:p>1</text:p>
          </table:table-cell>
          <table:table-cell table:formula="of:=SIGN([.BA151])" office:value-type="float" office:value="1" calcext:value-type="float">
            <text:p>1</text:p>
          </table:table-cell>
          <table:table-cell table:number-columns-repeated="3"/>
          <table:table-cell office:value-type="float" office:value="5.13" calcext:value-type="float">
            <text:p>5.13</text:p>
          </table:table-cell>
          <table:table-cell office:value-type="float" office:value="-0.8433863" calcext:value-type="float">
            <text:p>-0.8433863</text:p>
          </table:table-cell>
          <table:table-cell office:value-type="float" office:value="-0.2780658" calcext:value-type="float">
            <text:p>-0.27806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388" calcext:value-type="float">
            <text:p>21.388</text:p>
          </table:table-cell>
          <table:table-cell office:value-type="float" office:value="-129.6925" calcext:value-type="float">
            <text:p>-129.6925</text:p>
          </table:table-cell>
          <table:table-cell office:value-type="float" office:value="128.2713" calcext:value-type="float">
            <text:p>128.27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684" calcext:value-type="float">
            <text:p>11.684</text:p>
          </table:table-cell>
          <table:table-cell office:value-type="float" office:value="-60.26795" calcext:value-type="float">
            <text:p>-60.26795</text:p>
          </table:table-cell>
          <table:table-cell office:value-type="float" office:value="110.7236" calcext:value-type="float">
            <text:p>110.7236</text:p>
          </table:table-cell>
          <table:table-cell office:value-type="float" office:value="96.20139" calcext:value-type="float">
            <text:p>96.20139</text:p>
          </table:table-cell>
          <table:table-cell office:value-type="float" office:value="153.2168" calcext:value-type="float">
            <text:p>153.2168</text:p>
          </table:table-cell>
          <table:table-cell/>
          <table:table-cell table:formula="of:=([.M152]-[.M153])" office:value-type="float" office:value="-1.13435" calcext:value-type="float">
            <text:p>-1.13435</text:p>
          </table:table-cell>
          <table:table-cell table:formula="of:=[.N152]-[.N153]" office:value-type="float" office:value="0.292500000000004" calcext:value-type="float">
            <text:p>0.292500000000004</text:p>
          </table:table-cell>
          <table:table-cell table:formula="of:=[.O152]-[.O153]" office:value-type="float" office:value="0" calcext:value-type="float">
            <text:p>0</text:p>
          </table:table-cell>
          <table:table-cell table:formula="of:=[.P152]-[.P153]" office:value-type="float" office:value="0" calcext:value-type="float">
            <text:p>0</text:p>
          </table:table-cell>
          <table:table-cell/>
          <table:table-cell table:formula="of:=SIGN([.R152])" office:value-type="float" office:value="-1" calcext:value-type="float">
            <text:p>-1</text:p>
          </table:table-cell>
          <table:table-cell table:formula="of:=SIGN([.S152])" office:value-type="float" office:value="1" calcext:value-type="float">
            <text:p>1</text:p>
          </table:table-cell>
          <table:table-cell table:formula="of:=SIGN([.T152])" office:value-type="float" office:value="0" calcext:value-type="float">
            <text:p>0</text:p>
          </table:table-cell>
          <table:table-cell table:formula="of:=SIGN([.U152])" office:value-type="float" office:value="0" calcext:value-type="float">
            <text:p>0</text:p>
          </table:table-cell>
          <table:table-cell table:number-columns-repeated="3"/>
          <table:table-cell office:value-type="float" office:value="13.475" calcext:value-type="float">
            <text:p>13.475</text:p>
          </table:table-cell>
          <table:table-cell office:value-type="float" office:value="-22.54826" calcext:value-type="float">
            <text:p>-22.54826</text:p>
          </table:table-cell>
          <table:table-cell office:value-type="float" office:value="89.01265" calcext:value-type="float">
            <text:p>89.01265</text:p>
          </table:table-cell>
          <table:table-cell office:value-type="float" office:value="15.46455" calcext:value-type="float">
            <text:p>15.46455</text:p>
          </table:table-cell>
          <table:table-cell office:value-type="float" office:value="45.68127" calcext:value-type="float">
            <text:p>45.68127</text:p>
          </table:table-cell>
          <table:table-cell table:number-columns-repeated="2"/>
          <table:table-cell office:value-type="float" office:value="6.432" calcext:value-type="float">
            <text:p>6.432</text:p>
          </table:table-cell>
          <table:table-cell office:value-type="float" office:value="-18.81239" calcext:value-type="float">
            <text:p>-18.81239</text:p>
          </table:table-cell>
          <table:table-cell office:value-type="float" office:value="49.15378" calcext:value-type="float">
            <text:p>49.15378</text:p>
          </table:table-cell>
          <table:table-cell office:value-type="float" office:value="2.138077" calcext:value-type="float">
            <text:p>2.138077</text:p>
          </table:table-cell>
          <table:table-cell office:value-type="float" office:value="-61.65951" calcext:value-type="float">
            <text:p>-61.65951</text:p>
          </table:table-cell>
          <table:table-cell/>
          <table:table-cell table:formula="of:=SIGN([.AL152])" office:value-type="float" office:value="-1" calcext:value-type="float">
            <text:p>-1</text:p>
          </table:table-cell>
          <table:table-cell table:formula="of:=SIGN([.AM152])" office:value-type="float" office:value="1" calcext:value-type="float">
            <text:p>1</text:p>
          </table:table-cell>
          <table:table-cell table:formula="of:=SIGN([.AN152])" office:value-type="float" office:value="1" calcext:value-type="float">
            <text:p>1</text:p>
          </table:table-cell>
          <table:table-cell table:formula="of:=SIGN([.AO152])" office:value-type="float" office:value="-1" calcext:value-type="float">
            <text:p>-1</text:p>
          </table:table-cell>
          <table:table-cell table:number-columns-repeated="2"/>
          <table:table-cell office:value-type="float" office:value="7.212" calcext:value-type="float">
            <text:p>7.212</text:p>
          </table:table-cell>
          <table:table-cell office:value-type="float" office:value="-18.7189" calcext:value-type="float">
            <text:p>-18.7189</text:p>
          </table:table-cell>
          <table:table-cell office:value-type="float" office:value="-80.71873" calcext:value-type="float">
            <text:p>-80.71873</text:p>
          </table:table-cell>
          <table:table-cell office:value-type="float" office:value="2.417451" calcext:value-type="float">
            <text:p>2.417451</text:p>
          </table:table-cell>
          <table:table-cell office:value-type="float" office:value="4.114553" calcext:value-type="float">
            <text:p>4.114553</text:p>
          </table:table-cell>
          <table:table-cell/>
          <table:table-cell table:formula="of:=SIGN([.AX152])" office:value-type="float" office:value="-1" calcext:value-type="float">
            <text:p>-1</text:p>
          </table:table-cell>
          <table:table-cell table:formula="of:=SIGN([.AY152])" office:value-type="float" office:value="-1" calcext:value-type="float">
            <text:p>-1</text:p>
          </table:table-cell>
          <table:table-cell table:formula="of:=SIGN([.AZ152])" office:value-type="float" office:value="1" calcext:value-type="float">
            <text:p>1</text:p>
          </table:table-cell>
          <table:table-cell table:formula="of:=SIGN([.BA152])" office:value-type="float" office:value="1" calcext:value-type="float">
            <text:p>1</text:p>
          </table:table-cell>
          <table:table-cell table:number-columns-repeated="3"/>
          <table:table-cell office:value-type="float" office:value="5.138" calcext:value-type="float">
            <text:p>5.138</text:p>
          </table:table-cell>
          <table:table-cell office:value-type="float" office:value="-0.9549278" calcext:value-type="float">
            <text:p>-0.9549278</text:p>
          </table:table-cell>
          <table:table-cell office:value-type="float" office:value="-0.1797796" calcext:value-type="float">
            <text:p>-0.17977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41" calcext:value-type="float">
            <text:p>21.41</text:p>
          </table:table-cell>
          <table:table-cell office:value-type="float" office:value="-130.0173" calcext:value-type="float">
            <text:p>-130.0173</text:p>
          </table:table-cell>
          <table:table-cell office:value-type="float" office:value="128.1432" calcext:value-type="float">
            <text:p>128.14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695" calcext:value-type="float">
            <text:p>11.695</text:p>
          </table:table-cell>
          <table:table-cell office:value-type="float" office:value="-59.1336" calcext:value-type="float">
            <text:p>-59.1336</text:p>
          </table:table-cell>
          <table:table-cell office:value-type="float" office:value="110.4311" calcext:value-type="float">
            <text:p>110.4311</text:p>
          </table:table-cell>
          <table:table-cell office:value-type="float" office:value="96.20139" calcext:value-type="float">
            <text:p>96.20139</text:p>
          </table:table-cell>
          <table:table-cell office:value-type="float" office:value="153.2168" calcext:value-type="float">
            <text:p>153.2168</text:p>
          </table:table-cell>
          <table:table-cell/>
          <table:table-cell table:formula="of:=([.M153]-[.M154])" office:value-type="float" office:value="-0.86356" calcext:value-type="float">
            <text:p>-0.86356</text:p>
          </table:table-cell>
          <table:table-cell table:formula="of:=[.N153]-[.N154]" office:value-type="float" office:value="0.220799999999997" calcext:value-type="float">
            <text:p>0.220799999999997</text:p>
          </table:table-cell>
          <table:table-cell table:formula="of:=[.O153]-[.O154]" office:value-type="float" office:value="0" calcext:value-type="float">
            <text:p>0</text:p>
          </table:table-cell>
          <table:table-cell table:formula="of:=[.P153]-[.P154]" office:value-type="float" office:value="0" calcext:value-type="float">
            <text:p>0</text:p>
          </table:table-cell>
          <table:table-cell/>
          <table:table-cell table:formula="of:=SIGN([.R153])" office:value-type="float" office:value="-1" calcext:value-type="float">
            <text:p>-1</text:p>
          </table:table-cell>
          <table:table-cell table:formula="of:=SIGN([.S153])" office:value-type="float" office:value="1" calcext:value-type="float">
            <text:p>1</text:p>
          </table:table-cell>
          <table:table-cell table:formula="of:=SIGN([.T153])" office:value-type="float" office:value="0" calcext:value-type="float">
            <text:p>0</text:p>
          </table:table-cell>
          <table:table-cell table:formula="of:=SIGN([.U153])" office:value-type="float" office:value="0" calcext:value-type="float">
            <text:p>0</text:p>
          </table:table-cell>
          <table:table-cell table:number-columns-repeated="3"/>
          <table:table-cell office:value-type="float" office:value="13.486" calcext:value-type="float">
            <text:p>13.486</text:p>
          </table:table-cell>
          <table:table-cell office:value-type="float" office:value="-23.55164" calcext:value-type="float">
            <text:p>-23.55164</text:p>
          </table:table-cell>
          <table:table-cell office:value-type="float" office:value="89.85448" calcext:value-type="float">
            <text:p>89.85448</text:p>
          </table:table-cell>
          <table:table-cell office:value-type="float" office:value="16.20694" calcext:value-type="float">
            <text:p>16.20694</text:p>
          </table:table-cell>
          <table:table-cell office:value-type="float" office:value="45.15754" calcext:value-type="float">
            <text:p>45.15754</text:p>
          </table:table-cell>
          <table:table-cell table:number-columns-repeated="2"/>
          <table:table-cell office:value-type="float" office:value="6.444" calcext:value-type="float">
            <text:p>6.444</text:p>
          </table:table-cell>
          <table:table-cell office:value-type="float" office:value="-18.94117" calcext:value-type="float">
            <text:p>-18.94117</text:p>
          </table:table-cell>
          <table:table-cell office:value-type="float" office:value="49.03308" calcext:value-type="float">
            <text:p>49.03308</text:p>
          </table:table-cell>
          <table:table-cell office:value-type="float" office:value="2.137889" calcext:value-type="float">
            <text:p>2.137889</text:p>
          </table:table-cell>
          <table:table-cell office:value-type="float" office:value="-62.13835" calcext:value-type="float">
            <text:p>-62.13835</text:p>
          </table:table-cell>
          <table:table-cell/>
          <table:table-cell table:formula="of:=SIGN([.AL153])" office:value-type="float" office:value="-1" calcext:value-type="float">
            <text:p>-1</text:p>
          </table:table-cell>
          <table:table-cell table:formula="of:=SIGN([.AM153])" office:value-type="float" office:value="1" calcext:value-type="float">
            <text:p>1</text:p>
          </table:table-cell>
          <table:table-cell table:formula="of:=SIGN([.AN153])" office:value-type="float" office:value="1" calcext:value-type="float">
            <text:p>1</text:p>
          </table:table-cell>
          <table:table-cell table:formula="of:=SIGN([.AO153])" office:value-type="float" office:value="-1" calcext:value-type="float">
            <text:p>-1</text:p>
          </table:table-cell>
          <table:table-cell table:number-columns-repeated="2"/>
          <table:table-cell office:value-type="float" office:value="7.224" calcext:value-type="float">
            <text:p>7.224</text:p>
          </table:table-cell>
          <table:table-cell office:value-type="float" office:value="-19.36811" calcext:value-type="float">
            <text:p>-19.36811</text:p>
          </table:table-cell>
          <table:table-cell office:value-type="float" office:value="-80.87785" calcext:value-type="float">
            <text:p>-80.87785</text:p>
          </table:table-cell>
          <table:table-cell office:value-type="float" office:value="2.598252" calcext:value-type="float">
            <text:p>2.598252</text:p>
          </table:table-cell>
          <table:table-cell office:value-type="float" office:value="5.384835" calcext:value-type="float">
            <text:p>5.384835</text:p>
          </table:table-cell>
          <table:table-cell/>
          <table:table-cell table:formula="of:=SIGN([.AX153])" office:value-type="float" office:value="-1" calcext:value-type="float">
            <text:p>-1</text:p>
          </table:table-cell>
          <table:table-cell table:formula="of:=SIGN([.AY153])" office:value-type="float" office:value="-1" calcext:value-type="float">
            <text:p>-1</text:p>
          </table:table-cell>
          <table:table-cell table:formula="of:=SIGN([.AZ153])" office:value-type="float" office:value="1" calcext:value-type="float">
            <text:p>1</text:p>
          </table:table-cell>
          <table:table-cell table:formula="of:=SIGN([.BA153])" office:value-type="float" office:value="1" calcext:value-type="float">
            <text:p>1</text:p>
          </table:table-cell>
          <table:table-cell table:number-columns-repeated="3"/>
          <table:table-cell office:value-type="float" office:value="5.146" calcext:value-type="float">
            <text:p>5.146</text:p>
          </table:table-cell>
          <table:table-cell office:value-type="float" office:value="-0.7519653" calcext:value-type="float">
            <text:p>-0.7519653</text:p>
          </table:table-cell>
          <table:table-cell office:value-type="float" office:value="-0.1304109" calcext:value-type="float">
            <text:p>-0.13041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431" calcext:value-type="float">
            <text:p>21.431</text:p>
          </table:table-cell>
          <table:table-cell office:value-type="float" office:value="-129.9947" calcext:value-type="float">
            <text:p>-129.9947</text:p>
          </table:table-cell>
          <table:table-cell office:value-type="float" office:value="128.1246" calcext:value-type="float">
            <text:p>128.1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707" calcext:value-type="float">
            <text:p>11.707</text:p>
          </table:table-cell>
          <table:table-cell office:value-type="float" office:value="-58.27004" calcext:value-type="float">
            <text:p>-58.27004</text:p>
          </table:table-cell>
          <table:table-cell office:value-type="float" office:value="110.2103" calcext:value-type="float">
            <text:p>110.2103</text:p>
          </table:table-cell>
          <table:table-cell office:value-type="float" office:value="96.20139" calcext:value-type="float">
            <text:p>96.20139</text:p>
          </table:table-cell>
          <table:table-cell office:value-type="float" office:value="153.2168" calcext:value-type="float">
            <text:p>153.2168</text:p>
          </table:table-cell>
          <table:table-cell/>
          <table:table-cell table:formula="of:=([.M154]-[.M155])" office:value-type="float" office:value="-0.86777" calcext:value-type="float">
            <text:p>-0.86777</text:p>
          </table:table-cell>
          <table:table-cell table:formula="of:=[.N154]-[.N155]" office:value-type="float" office:value="0.220300000000009" calcext:value-type="float">
            <text:p>0.220300000000009</text:p>
          </table:table-cell>
          <table:table-cell table:formula="of:=[.O154]-[.O155]" office:value-type="float" office:value="0" calcext:value-type="float">
            <text:p>0</text:p>
          </table:table-cell>
          <table:table-cell table:formula="of:=[.P154]-[.P155]" office:value-type="float" office:value="0" calcext:value-type="float">
            <text:p>0</text:p>
          </table:table-cell>
          <table:table-cell/>
          <table:table-cell table:formula="of:=SIGN([.R154])" office:value-type="float" office:value="-1" calcext:value-type="float">
            <text:p>-1</text:p>
          </table:table-cell>
          <table:table-cell table:formula="of:=SIGN([.S154])" office:value-type="float" office:value="1" calcext:value-type="float">
            <text:p>1</text:p>
          </table:table-cell>
          <table:table-cell table:formula="of:=SIGN([.T154])" office:value-type="float" office:value="0" calcext:value-type="float">
            <text:p>0</text:p>
          </table:table-cell>
          <table:table-cell table:formula="of:=SIGN([.U154])" office:value-type="float" office:value="0" calcext:value-type="float">
            <text:p>0</text:p>
          </table:table-cell>
          <table:table-cell table:number-columns-repeated="3"/>
          <table:table-cell office:value-type="float" office:value="13.497" calcext:value-type="float">
            <text:p>13.497</text:p>
          </table:table-cell>
          <table:table-cell office:value-type="float" office:value="-24.55669" calcext:value-type="float">
            <text:p>-24.55669</text:p>
          </table:table-cell>
          <table:table-cell office:value-type="float" office:value="90.67981" calcext:value-type="float">
            <text:p>90.67981</text:p>
          </table:table-cell>
          <table:table-cell office:value-type="float" office:value="16.68102" calcext:value-type="float">
            <text:p>16.68102</text:p>
          </table:table-cell>
          <table:table-cell office:value-type="float" office:value="44.80127" calcext:value-type="float">
            <text:p>44.80127</text:p>
          </table:table-cell>
          <table:table-cell table:number-columns-repeated="2"/>
          <table:table-cell office:value-type="float" office:value="6.456" calcext:value-type="float">
            <text:p>6.456</text:p>
          </table:table-cell>
          <table:table-cell office:value-type="float" office:value="-19.05461" calcext:value-type="float">
            <text:p>-19.05461</text:p>
          </table:table-cell>
          <table:table-cell office:value-type="float" office:value="48.90451" calcext:value-type="float">
            <text:p>48.90451</text:p>
          </table:table-cell>
          <table:table-cell office:value-type="float" office:value="2.159884" calcext:value-type="float">
            <text:p>2.159884</text:p>
          </table:table-cell>
          <table:table-cell office:value-type="float" office:value="-62.38013" calcext:value-type="float">
            <text:p>-62.38013</text:p>
          </table:table-cell>
          <table:table-cell/>
          <table:table-cell table:formula="of:=SIGN([.AL154])" office:value-type="float" office:value="-1" calcext:value-type="float">
            <text:p>-1</text:p>
          </table:table-cell>
          <table:table-cell table:formula="of:=SIGN([.AM154])" office:value-type="float" office:value="1" calcext:value-type="float">
            <text:p>1</text:p>
          </table:table-cell>
          <table:table-cell table:formula="of:=SIGN([.AN154])" office:value-type="float" office:value="1" calcext:value-type="float">
            <text:p>1</text:p>
          </table:table-cell>
          <table:table-cell table:formula="of:=SIGN([.AO154])" office:value-type="float" office:value="-1" calcext:value-type="float">
            <text:p>-1</text:p>
          </table:table-cell>
          <table:table-cell table:number-columns-repeated="2"/>
          <table:table-cell office:value-type="float" office:value="7.235" calcext:value-type="float">
            <text:p>7.235</text:p>
          </table:table-cell>
          <table:table-cell office:value-type="float" office:value="-19.99981" calcext:value-type="float">
            <text:p>-19.99981</text:p>
          </table:table-cell>
          <table:table-cell office:value-type="float" office:value="-81.03206" calcext:value-type="float">
            <text:p>-81.03206</text:p>
          </table:table-cell>
          <table:table-cell office:value-type="float" office:value="2.531807" calcext:value-type="float">
            <text:p>2.531807</text:p>
          </table:table-cell>
          <table:table-cell office:value-type="float" office:value="6.45352" calcext:value-type="float">
            <text:p>6.45352</text:p>
          </table:table-cell>
          <table:table-cell/>
          <table:table-cell table:formula="of:=SIGN([.AX154])" office:value-type="float" office:value="-1" calcext:value-type="float">
            <text:p>-1</text:p>
          </table:table-cell>
          <table:table-cell table:formula="of:=SIGN([.AY154])" office:value-type="float" office:value="-1" calcext:value-type="float">
            <text:p>-1</text:p>
          </table:table-cell>
          <table:table-cell table:formula="of:=SIGN([.AZ154])" office:value-type="float" office:value="1" calcext:value-type="float">
            <text:p>1</text:p>
          </table:table-cell>
          <table:table-cell table:formula="of:=SIGN([.BA154])" office:value-type="float" office:value="1" calcext:value-type="float">
            <text:p>1</text:p>
          </table:table-cell>
          <table:table-cell table:number-columns-repeated="3"/>
          <table:table-cell office:value-type="float" office:value="5.154" calcext:value-type="float">
            <text:p>5.154</text:p>
          </table:table-cell>
          <table:table-cell office:value-type="float" office:value="-0.8459307" calcext:value-type="float">
            <text:p>-0.8459307</text:p>
          </table:table-cell>
          <table:table-cell office:value-type="float" office:value="-0.02913201" calcext:value-type="float">
            <text:p>-0.029132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604" calcext:value-type="float">
            <text:p>21.604</text:p>
          </table:table-cell>
          <table:table-cell office:value-type="float" office:value="-130.1369" calcext:value-type="float">
            <text:p>-130.1369</text:p>
          </table:table-cell>
          <table:table-cell office:value-type="float" office:value="128.0881" calcext:value-type="float">
            <text:p>128.08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718" calcext:value-type="float">
            <text:p>11.718</text:p>
          </table:table-cell>
          <table:table-cell office:value-type="float" office:value="-57.40227" calcext:value-type="float">
            <text:p>-57.40227</text:p>
          </table:table-cell>
          <table:table-cell office:value-type="float" office:value="109.99" calcext:value-type="float">
            <text:p>109.99</text:p>
          </table:table-cell>
          <table:table-cell office:value-type="float" office:value="96.20139" calcext:value-type="float">
            <text:p>96.20139</text:p>
          </table:table-cell>
          <table:table-cell office:value-type="float" office:value="153.2168" calcext:value-type="float">
            <text:p>153.2168</text:p>
          </table:table-cell>
          <table:table-cell/>
          <table:table-cell table:formula="of:=([.M155]-[.M156])" office:value-type="float" office:value="-0.645380000000003" calcext:value-type="float">
            <text:p>-0.645380000000003</text:p>
          </table:table-cell>
          <table:table-cell table:formula="of:=[.N155]-[.N156]" office:value-type="float" office:value="0.161999999999992" calcext:value-type="float">
            <text:p>0.161999999999992</text:p>
          </table:table-cell>
          <table:table-cell table:formula="of:=[.O155]-[.O156]" office:value-type="float" office:value="0.00860000000000127" calcext:value-type="float">
            <text:p>0.00860000000000127</text:p>
          </table:table-cell>
          <table:table-cell table:formula="of:=[.P155]-[.P156]" office:value-type="float" office:value="-0.0150999999999897" calcext:value-type="float">
            <text:p>-0.0150999999999897</text:p>
          </table:table-cell>
          <table:table-cell/>
          <table:table-cell table:formula="of:=SIGN([.R155])" office:value-type="float" office:value="-1" calcext:value-type="float">
            <text:p>-1</text:p>
          </table:table-cell>
          <table:table-cell table:formula="of:=SIGN([.S155])" office:value-type="float" office:value="1" calcext:value-type="float">
            <text:p>1</text:p>
          </table:table-cell>
          <table:table-cell table:formula="of:=SIGN([.T155])" office:value-type="float" office:value="1" calcext:value-type="float">
            <text:p>1</text:p>
          </table:table-cell>
          <table:table-cell table:formula="of:=SIGN([.U155])" office:value-type="float" office:value="-1" calcext:value-type="float">
            <text:p>-1</text:p>
          </table:table-cell>
          <table:table-cell table:number-columns-repeated="3"/>
          <table:table-cell office:value-type="float" office:value="13.508" calcext:value-type="float">
            <text:p>13.508</text:p>
          </table:table-cell>
          <table:table-cell office:value-type="float" office:value="-25.66621" calcext:value-type="float">
            <text:p>-25.66621</text:p>
          </table:table-cell>
          <table:table-cell office:value-type="float" office:value="91.48196" calcext:value-type="float">
            <text:p>91.48196</text:p>
          </table:table-cell>
          <table:table-cell office:value-type="float" office:value="16.86766" calcext:value-type="float">
            <text:p>16.86766</text:p>
          </table:table-cell>
          <table:table-cell office:value-type="float" office:value="44.58837" calcext:value-type="float">
            <text:p>44.58837</text:p>
          </table:table-cell>
          <table:table-cell table:number-columns-repeated="2"/>
          <table:table-cell office:value-type="float" office:value="6.468" calcext:value-type="float">
            <text:p>6.468</text:p>
          </table:table-cell>
          <table:table-cell office:value-type="float" office:value="-19.13484" calcext:value-type="float">
            <text:p>-19.13484</text:p>
          </table:table-cell>
          <table:table-cell office:value-type="float" office:value="48.79341" calcext:value-type="float">
            <text:p>48.79341</text:p>
          </table:table-cell>
          <table:table-cell office:value-type="float" office:value="2.18195" calcext:value-type="float">
            <text:p>2.18195</text:p>
          </table:table-cell>
          <table:table-cell office:value-type="float" office:value="-62.62189" calcext:value-type="float">
            <text:p>-62.62189</text:p>
          </table:table-cell>
          <table:table-cell/>
          <table:table-cell table:formula="of:=SIGN([.AL155])" office:value-type="float" office:value="-1" calcext:value-type="float">
            <text:p>-1</text:p>
          </table:table-cell>
          <table:table-cell table:formula="of:=SIGN([.AM155])" office:value-type="float" office:value="1" calcext:value-type="float">
            <text:p>1</text:p>
          </table:table-cell>
          <table:table-cell table:formula="of:=SIGN([.AN155])" office:value-type="float" office:value="1" calcext:value-type="float">
            <text:p>1</text:p>
          </table:table-cell>
          <table:table-cell table:formula="of:=SIGN([.AO155])" office:value-type="float" office:value="-1" calcext:value-type="float">
            <text:p>-1</text:p>
          </table:table-cell>
          <table:table-cell table:number-columns-repeated="2"/>
          <table:table-cell office:value-type="float" office:value="7.396" calcext:value-type="float">
            <text:p>7.396</text:p>
          </table:table-cell>
          <table:table-cell office:value-type="float" office:value="-30.9666" calcext:value-type="float">
            <text:p>-30.9666</text:p>
          </table:table-cell>
          <table:table-cell office:value-type="float" office:value="-83.50427" calcext:value-type="float">
            <text:p>-83.50427</text:p>
          </table:table-cell>
          <table:table-cell office:value-type="float" office:value="3.532509" calcext:value-type="float">
            <text:p>3.532509</text:p>
          </table:table-cell>
          <table:table-cell office:value-type="float" office:value="5.569994" calcext:value-type="float">
            <text:p>5.569994</text:p>
          </table:table-cell>
          <table:table-cell/>
          <table:table-cell table:formula="of:=SIGN([.AX155])" office:value-type="float" office:value="-1" calcext:value-type="float">
            <text:p>-1</text:p>
          </table:table-cell>
          <table:table-cell table:formula="of:=SIGN([.AY155])" office:value-type="float" office:value="-1" calcext:value-type="float">
            <text:p>-1</text:p>
          </table:table-cell>
          <table:table-cell table:formula="of:=SIGN([.AZ155])" office:value-type="float" office:value="1" calcext:value-type="float">
            <text:p>1</text:p>
          </table:table-cell>
          <table:table-cell table:formula="of:=SIGN([.BA155])" office:value-type="float" office:value="1" calcext:value-type="float">
            <text:p>1</text:p>
          </table:table-cell>
          <table:table-cell table:number-columns-repeated="3"/>
          <table:table-cell office:value-type="float" office:value="5.162" calcext:value-type="float">
            <text:p>5.162</text:p>
          </table:table-cell>
          <table:table-cell office:value-type="float" office:value="-0.8376702" calcext:value-type="float">
            <text:p>-0.8376702</text:p>
          </table:table-cell>
          <table:table-cell office:value-type="float" office:value="-0.2632571" calcext:value-type="float">
            <text:p>-0.26325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627" calcext:value-type="float">
            <text:p>21.627</text:p>
          </table:table-cell>
          <table:table-cell office:value-type="float" office:value="-130.0555" calcext:value-type="float">
            <text:p>-130.0555</text:p>
          </table:table-cell>
          <table:table-cell office:value-type="float" office:value="128.1011" calcext:value-type="float">
            <text:p>128.1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731" calcext:value-type="float">
            <text:p>11.731</text:p>
          </table:table-cell>
          <table:table-cell office:value-type="float" office:value="-56.75689" calcext:value-type="float">
            <text:p>-56.75689</text:p>
          </table:table-cell>
          <table:table-cell office:value-type="float" office:value="109.828" calcext:value-type="float">
            <text:p>109.828</text:p>
          </table:table-cell>
          <table:table-cell office:value-type="float" office:value="96.19279" calcext:value-type="float">
            <text:p>96.19279</text:p>
          </table:table-cell>
          <table:table-cell office:value-type="float" office:value="153.2319" calcext:value-type="float">
            <text:p>153.2319</text:p>
          </table:table-cell>
          <table:table-cell/>
          <table:table-cell table:formula="of:=([.M156]-[.M157])" office:value-type="float" office:value="-1.21573" calcext:value-type="float">
            <text:p>-1.21573</text:p>
          </table:table-cell>
          <table:table-cell table:formula="of:=[.N156]-[.N157]" office:value-type="float" office:value="0.303300000000007" calcext:value-type="float">
            <text:p>0.303300000000007</text:p>
          </table:table-cell>
          <table:table-cell table:formula="of:=[.O156]-[.O157]" office:value-type="float" office:value="0.042500000000004" calcext:value-type="float">
            <text:p>0.042500000000004</text:p>
          </table:table-cell>
          <table:table-cell table:formula="of:=[.P156]-[.P157]" office:value-type="float" office:value="-0.0755000000000052" calcext:value-type="float">
            <text:p>-0.0755000000000052</text:p>
          </table:table-cell>
          <table:table-cell/>
          <table:table-cell table:formula="of:=SIGN([.R156])" office:value-type="float" office:value="-1" calcext:value-type="float">
            <text:p>-1</text:p>
          </table:table-cell>
          <table:table-cell table:formula="of:=SIGN([.S156])" office:value-type="float" office:value="1" calcext:value-type="float">
            <text:p>1</text:p>
          </table:table-cell>
          <table:table-cell table:formula="of:=SIGN([.T156])" office:value-type="float" office:value="1" calcext:value-type="float">
            <text:p>1</text:p>
          </table:table-cell>
          <table:table-cell table:formula="of:=SIGN([.U156])" office:value-type="float" office:value="-1" calcext:value-type="float">
            <text:p>-1</text:p>
          </table:table-cell>
          <table:table-cell table:number-columns-repeated="3"/>
          <table:table-cell office:value-type="float" office:value="13.533" calcext:value-type="float">
            <text:p>13.533</text:p>
          </table:table-cell>
          <table:table-cell office:value-type="float" office:value="-27.68921" calcext:value-type="float">
            <text:p>-27.68921</text:p>
          </table:table-cell>
          <table:table-cell office:value-type="float" office:value="92.71945" calcext:value-type="float">
            <text:p>92.71945</text:p>
          </table:table-cell>
          <table:table-cell office:value-type="float" office:value="16.92246" calcext:value-type="float">
            <text:p>16.92246</text:p>
          </table:table-cell>
          <table:table-cell office:value-type="float" office:value="44.46512" calcext:value-type="float">
            <text:p>44.46512</text:p>
          </table:table-cell>
          <table:table-cell table:number-columns-repeated="2"/>
          <table:table-cell office:value-type="float" office:value="6.48" calcext:value-type="float">
            <text:p>6.48</text:p>
          </table:table-cell>
          <table:table-cell office:value-type="float" office:value="-19.23359" calcext:value-type="float">
            <text:p>-19.23359</text:p>
          </table:table-cell>
          <table:table-cell office:value-type="float" office:value="48.62413" calcext:value-type="float">
            <text:p>48.62413</text:p>
          </table:table-cell>
          <table:table-cell office:value-type="float" office:value="2.238687" calcext:value-type="float">
            <text:p>2.238687</text:p>
          </table:table-cell>
          <table:table-cell office:value-type="float" office:value="-62.95625" calcext:value-type="float">
            <text:p>-62.95625</text:p>
          </table:table-cell>
          <table:table-cell/>
          <table:table-cell table:formula="of:=SIGN([.AL156])" office:value-type="float" office:value="-1" calcext:value-type="float">
            <text:p>-1</text:p>
          </table:table-cell>
          <table:table-cell table:formula="of:=SIGN([.AM156])" office:value-type="float" office:value="1" calcext:value-type="float">
            <text:p>1</text:p>
          </table:table-cell>
          <table:table-cell table:formula="of:=SIGN([.AN156])" office:value-type="float" office:value="1" calcext:value-type="float">
            <text:p>1</text:p>
          </table:table-cell>
          <table:table-cell table:formula="of:=SIGN([.AO156])" office:value-type="float" office:value="-1" calcext:value-type="float">
            <text:p>-1</text:p>
          </table:table-cell>
          <table:table-cell table:number-columns-repeated="2"/>
          <table:table-cell office:value-type="float" office:value="7.407" calcext:value-type="float">
            <text:p>7.407</text:p>
          </table:table-cell>
          <table:table-cell office:value-type="float" office:value="-31.78832" calcext:value-type="float">
            <text:p>-31.78832</text:p>
          </table:table-cell>
          <table:table-cell office:value-type="float" office:value="-83.67496" calcext:value-type="float">
            <text:p>-83.67496</text:p>
          </table:table-cell>
          <table:table-cell office:value-type="float" office:value="3.508284" calcext:value-type="float">
            <text:p>3.508284</text:p>
          </table:table-cell>
          <table:table-cell office:value-type="float" office:value="4.989501" calcext:value-type="float">
            <text:p>4.989501</text:p>
          </table:table-cell>
          <table:table-cell/>
          <table:table-cell table:formula="of:=SIGN([.AX156])" office:value-type="float" office:value="-1" calcext:value-type="float">
            <text:p>-1</text:p>
          </table:table-cell>
          <table:table-cell table:formula="of:=SIGN([.AY156])" office:value-type="float" office:value="-1" calcext:value-type="float">
            <text:p>-1</text:p>
          </table:table-cell>
          <table:table-cell table:formula="of:=SIGN([.AZ156])" office:value-type="float" office:value="1" calcext:value-type="float">
            <text:p>1</text:p>
          </table:table-cell>
          <table:table-cell table:formula="of:=SIGN([.BA156])" office:value-type="float" office:value="1" calcext:value-type="float">
            <text:p>1</text:p>
          </table:table-cell>
          <table:table-cell table:number-columns-repeated="3"/>
          <table:table-cell office:value-type="float" office:value="5.17" calcext:value-type="float">
            <text:p>5.17</text:p>
          </table:table-cell>
          <table:table-cell office:value-type="float" office:value="-0.6130936" calcext:value-type="float">
            <text:p>-0.6130936</text:p>
          </table:table-cell>
          <table:table-cell office:value-type="float" office:value="-0.001494162" calcext:value-type="float">
            <text:p>-0.0014941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65" calcext:value-type="float">
            <text:p>21.65</text:p>
          </table:table-cell>
          <table:table-cell office:value-type="float" office:value="-129.9695" calcext:value-type="float">
            <text:p>-129.9695</text:p>
          </table:table-cell>
          <table:table-cell office:value-type="float" office:value="128.1271" calcext:value-type="float">
            <text:p>128.12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742" calcext:value-type="float">
            <text:p>11.742</text:p>
          </table:table-cell>
          <table:table-cell office:value-type="float" office:value="-55.54116" calcext:value-type="float">
            <text:p>-55.54116</text:p>
          </table:table-cell>
          <table:table-cell office:value-type="float" office:value="109.5247" calcext:value-type="float">
            <text:p>109.5247</text:p>
          </table:table-cell>
          <table:table-cell office:value-type="float" office:value="96.15029" calcext:value-type="float">
            <text:p>96.15029</text:p>
          </table:table-cell>
          <table:table-cell office:value-type="float" office:value="153.3074" calcext:value-type="float">
            <text:p>153.3074</text:p>
          </table:table-cell>
          <table:table-cell/>
          <table:table-cell table:formula="of:=([.M157]-[.M158])" office:value-type="float" office:value="-1.00913" calcext:value-type="float">
            <text:p>-1.00913</text:p>
          </table:table-cell>
          <table:table-cell table:formula="of:=[.N157]-[.N158]" office:value-type="float" office:value="0.247299999999996" calcext:value-type="float">
            <text:p>0.247299999999996</text:p>
          </table:table-cell>
          <table:table-cell table:formula="of:=[.O157]-[.O158]" office:value-type="float" office:value="0.0828599999999966" calcext:value-type="float">
            <text:p>0.0828599999999966</text:p>
          </table:table-cell>
          <table:table-cell table:formula="of:=[.P157]-[.P158]" office:value-type="float" office:value="-0.185399999999987" calcext:value-type="float">
            <text:p>-0.185399999999987</text:p>
          </table:table-cell>
          <table:table-cell/>
          <table:table-cell table:formula="of:=SIGN([.R157])" office:value-type="float" office:value="-1" calcext:value-type="float">
            <text:p>-1</text:p>
          </table:table-cell>
          <table:table-cell table:formula="of:=SIGN([.S157])" office:value-type="float" office:value="1" calcext:value-type="float">
            <text:p>1</text:p>
          </table:table-cell>
          <table:table-cell table:formula="of:=SIGN([.T157])" office:value-type="float" office:value="1" calcext:value-type="float">
            <text:p>1</text:p>
          </table:table-cell>
          <table:table-cell table:formula="of:=SIGN([.U157])" office:value-type="float" office:value="-1" calcext:value-type="float">
            <text:p>-1</text:p>
          </table:table-cell>
          <table:table-cell table:number-columns-repeated="3"/>
          <table:table-cell office:value-type="float" office:value="13.546" calcext:value-type="float">
            <text:p>13.546</text:p>
          </table:table-cell>
          <table:table-cell office:value-type="float" office:value="-29.52178" calcext:value-type="float">
            <text:p>-29.52178</text:p>
          </table:table-cell>
          <table:table-cell office:value-type="float" office:value="93.81778" calcext:value-type="float">
            <text:p>93.81778</text:p>
          </table:table-cell>
          <table:table-cell office:value-type="float" office:value="16.95384" calcext:value-type="float">
            <text:p>16.95384</text:p>
          </table:table-cell>
          <table:table-cell office:value-type="float" office:value="44.42552" calcext:value-type="float">
            <text:p>44.42552</text:p>
          </table:table-cell>
          <table:table-cell table:number-columns-repeated="2"/>
          <table:table-cell office:value-type="float" office:value="6.491" calcext:value-type="float">
            <text:p>6.491</text:p>
          </table:table-cell>
          <table:table-cell office:value-type="float" office:value="-19.37144" calcext:value-type="float">
            <text:p>-19.37144</text:p>
          </table:table-cell>
          <table:table-cell office:value-type="float" office:value="48.3713" calcext:value-type="float">
            <text:p>48.3713</text:p>
          </table:table-cell>
          <table:table-cell office:value-type="float" office:value="2.267235" calcext:value-type="float">
            <text:p>2.267235</text:p>
          </table:table-cell>
          <table:table-cell office:value-type="float" office:value="-63.26708" calcext:value-type="float">
            <text:p>-63.26708</text:p>
          </table:table-cell>
          <table:table-cell/>
          <table:table-cell table:formula="of:=SIGN([.AL157])" office:value-type="float" office:value="-1" calcext:value-type="float">
            <text:p>-1</text:p>
          </table:table-cell>
          <table:table-cell table:formula="of:=SIGN([.AM157])" office:value-type="float" office:value="1" calcext:value-type="float">
            <text:p>1</text:p>
          </table:table-cell>
          <table:table-cell table:formula="of:=SIGN([.AN157])" office:value-type="float" office:value="1" calcext:value-type="float">
            <text:p>1</text:p>
          </table:table-cell>
          <table:table-cell table:formula="of:=SIGN([.AO157])" office:value-type="float" office:value="-1" calcext:value-type="float">
            <text:p>-1</text:p>
          </table:table-cell>
          <table:table-cell table:number-columns-repeated="2"/>
          <table:table-cell office:value-type="float" office:value="7.418" calcext:value-type="float">
            <text:p>7.418</text:p>
          </table:table-cell>
          <table:table-cell office:value-type="float" office:value="-32.64592" calcext:value-type="float">
            <text:p>-32.64592</text:p>
          </table:table-cell>
          <table:table-cell office:value-type="float" office:value="-83.8504" calcext:value-type="float">
            <text:p>-83.8504</text:p>
          </table:table-cell>
          <table:table-cell office:value-type="float" office:value="3.535599" calcext:value-type="float">
            <text:p>3.535599</text:p>
          </table:table-cell>
          <table:table-cell office:value-type="float" office:value="4.162534" calcext:value-type="float">
            <text:p>4.162534</text:p>
          </table:table-cell>
          <table:table-cell/>
          <table:table-cell table:formula="of:=SIGN([.AX157])" office:value-type="float" office:value="-1" calcext:value-type="float">
            <text:p>-1</text:p>
          </table:table-cell>
          <table:table-cell table:formula="of:=SIGN([.AY157])" office:value-type="float" office:value="-1" calcext:value-type="float">
            <text:p>-1</text:p>
          </table:table-cell>
          <table:table-cell table:formula="of:=SIGN([.AZ157])" office:value-type="float" office:value="1" calcext:value-type="float">
            <text:p>1</text:p>
          </table:table-cell>
          <table:table-cell table:formula="of:=SIGN([.BA157])" office:value-type="float" office:value="1" calcext:value-type="float">
            <text:p>1</text:p>
          </table:table-cell>
          <table:table-cell table:number-columns-repeated="3"/>
          <table:table-cell office:value-type="float" office:value="5.178" calcext:value-type="float">
            <text:p>5.178</text:p>
          </table:table-cell>
          <table:table-cell office:value-type="float" office:value="-0.9930447" calcext:value-type="float">
            <text:p>-0.9930447</text:p>
          </table:table-cell>
          <table:table-cell office:value-type="float" office:value="-0.1604117" calcext:value-type="float">
            <text:p>-0.16041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676" calcext:value-type="float">
            <text:p>21.676</text:p>
          </table:table-cell>
          <table:table-cell office:value-type="float" office:value="-129.9532" calcext:value-type="float">
            <text:p>-129.9532</text:p>
          </table:table-cell>
          <table:table-cell office:value-type="float" office:value="128.1406" calcext:value-type="float">
            <text:p>128.1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753" calcext:value-type="float">
            <text:p>11.753</text:p>
          </table:table-cell>
          <table:table-cell office:value-type="float" office:value="-54.53203" calcext:value-type="float">
            <text:p>-54.53203</text:p>
          </table:table-cell>
          <table:table-cell office:value-type="float" office:value="109.2774" calcext:value-type="float">
            <text:p>109.2774</text:p>
          </table:table-cell>
          <table:table-cell office:value-type="float" office:value="96.06743" calcext:value-type="float">
            <text:p>96.06743</text:p>
          </table:table-cell>
          <table:table-cell office:value-type="float" office:value="153.4928" calcext:value-type="float">
            <text:p>153.4928</text:p>
          </table:table-cell>
          <table:table-cell/>
          <table:table-cell table:formula="of:=([.M158]-[.M159])" office:value-type="float" office:value="-0.824109999999997" calcext:value-type="float">
            <text:p>-0.824109999999997</text:p>
          </table:table-cell>
          <table:table-cell table:formula="of:=[.N158]-[.N159]" office:value-type="float" office:value="0.197000000000003" calcext:value-type="float">
            <text:p>0.197000000000003</text:p>
          </table:table-cell>
          <table:table-cell table:formula="of:=[.O158]-[.O159]" office:value-type="float" office:value="0.0494900000000058" calcext:value-type="float">
            <text:p>0.0494900000000058</text:p>
          </table:table-cell>
          <table:table-cell table:formula="of:=[.P158]-[.P159]" office:value-type="float" office:value="-0.211100000000016" calcext:value-type="float">
            <text:p>-0.211100000000016</text:p>
          </table:table-cell>
          <table:table-cell/>
          <table:table-cell table:formula="of:=SIGN([.R158])" office:value-type="float" office:value="-1" calcext:value-type="float">
            <text:p>-1</text:p>
          </table:table-cell>
          <table:table-cell table:formula="of:=SIGN([.S158])" office:value-type="float" office:value="1" calcext:value-type="float">
            <text:p>1</text:p>
          </table:table-cell>
          <table:table-cell table:formula="of:=SIGN([.T158])" office:value-type="float" office:value="1" calcext:value-type="float">
            <text:p>1</text:p>
          </table:table-cell>
          <table:table-cell table:formula="of:=SIGN([.U158])" office:value-type="float" office:value="-1" calcext:value-type="float">
            <text:p>-1</text:p>
          </table:table-cell>
          <table:table-cell table:number-columns-repeated="3"/>
          <table:table-cell office:value-type="float" office:value="13.557" calcext:value-type="float">
            <text:p>13.557</text:p>
          </table:table-cell>
          <table:table-cell office:value-type="float" office:value="-30.41012" calcext:value-type="float">
            <text:p>-30.41012</text:p>
          </table:table-cell>
          <table:table-cell office:value-type="float" office:value="94.37925" calcext:value-type="float">
            <text:p>94.37925</text:p>
          </table:table-cell>
          <table:table-cell office:value-type="float" office:value="16.98543" calcext:value-type="float">
            <text:p>16.98543</text:p>
          </table:table-cell>
          <table:table-cell office:value-type="float" office:value="44.38604" calcext:value-type="float">
            <text:p>44.38604</text:p>
          </table:table-cell>
          <table:table-cell table:number-columns-repeated="2"/>
          <table:table-cell office:value-type="float" office:value="6.502" calcext:value-type="float">
            <text:p>6.502</text:p>
          </table:table-cell>
          <table:table-cell office:value-type="float" office:value="-19.44536" calcext:value-type="float">
            <text:p>-19.44536</text:p>
          </table:table-cell>
          <table:table-cell office:value-type="float" office:value="48.22045" calcext:value-type="float">
            <text:p>48.22045</text:p>
          </table:table-cell>
          <table:table-cell office:value-type="float" office:value="2.256423" calcext:value-type="float">
            <text:p>2.256423</text:p>
          </table:table-cell>
          <table:table-cell office:value-type="float" office:value="-63.43351" calcext:value-type="float">
            <text:p>-63.43351</text:p>
          </table:table-cell>
          <table:table-cell/>
          <table:table-cell table:formula="of:=SIGN([.AL158])" office:value-type="float" office:value="-1" calcext:value-type="float">
            <text:p>-1</text:p>
          </table:table-cell>
          <table:table-cell table:formula="of:=SIGN([.AM158])" office:value-type="float" office:value="1" calcext:value-type="float">
            <text:p>1</text:p>
          </table:table-cell>
          <table:table-cell table:formula="of:=SIGN([.AN158])" office:value-type="float" office:value="1" calcext:value-type="float">
            <text:p>1</text:p>
          </table:table-cell>
          <table:table-cell table:formula="of:=SIGN([.AO158])" office:value-type="float" office:value="-1" calcext:value-type="float">
            <text:p>-1</text:p>
          </table:table-cell>
          <table:table-cell table:number-columns-repeated="2"/>
          <table:table-cell office:value-type="float" office:value="7.429" calcext:value-type="float">
            <text:p>7.429</text:p>
          </table:table-cell>
          <table:table-cell office:value-type="float" office:value="-33.46653" calcext:value-type="float">
            <text:p>-33.46653</text:p>
          </table:table-cell>
          <table:table-cell office:value-type="float" office:value="-84.0156" calcext:value-type="float">
            <text:p>-84.0156</text:p>
          </table:table-cell>
          <table:table-cell office:value-type="float" office:value="3.661258" calcext:value-type="float">
            <text:p>3.661258</text:p>
          </table:table-cell>
          <table:table-cell office:value-type="float" office:value="3.702217" calcext:value-type="float">
            <text:p>3.702217</text:p>
          </table:table-cell>
          <table:table-cell/>
          <table:table-cell table:formula="of:=SIGN([.AX158])" office:value-type="float" office:value="-1" calcext:value-type="float">
            <text:p>-1</text:p>
          </table:table-cell>
          <table:table-cell table:formula="of:=SIGN([.AY158])" office:value-type="float" office:value="-1" calcext:value-type="float">
            <text:p>-1</text:p>
          </table:table-cell>
          <table:table-cell table:formula="of:=SIGN([.AZ158])" office:value-type="float" office:value="1" calcext:value-type="float">
            <text:p>1</text:p>
          </table:table-cell>
          <table:table-cell table:formula="of:=SIGN([.BA158])" office:value-type="float" office:value="1" calcext:value-type="float">
            <text:p>1</text:p>
          </table:table-cell>
          <table:table-cell table:number-columns-repeated="3"/>
          <table:table-cell office:value-type="float" office:value="5.186" calcext:value-type="float">
            <text:p>5.186</text:p>
          </table:table-cell>
          <table:table-cell office:value-type="float" office:value="-0.5960472" calcext:value-type="float">
            <text:p>-0.5960472</text:p>
          </table:table-cell>
          <table:table-cell office:value-type="float" office:value="-0.2424959" calcext:value-type="float">
            <text:p>-0.24249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697" calcext:value-type="float">
            <text:p>21.697</text:p>
          </table:table-cell>
          <table:table-cell office:value-type="float" office:value="-129.9407" calcext:value-type="float">
            <text:p>-129.9407</text:p>
          </table:table-cell>
          <table:table-cell office:value-type="float" office:value="128.1505" calcext:value-type="float">
            <text:p>128.15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764" calcext:value-type="float">
            <text:p>11.764</text:p>
          </table:table-cell>
          <table:table-cell office:value-type="float" office:value="-53.70792" calcext:value-type="float">
            <text:p>-53.70792</text:p>
          </table:table-cell>
          <table:table-cell office:value-type="float" office:value="109.0804" calcext:value-type="float">
            <text:p>109.0804</text:p>
          </table:table-cell>
          <table:table-cell office:value-type="float" office:value="96.01794" calcext:value-type="float">
            <text:p>96.01794</text:p>
          </table:table-cell>
          <table:table-cell office:value-type="float" office:value="153.7039" calcext:value-type="float">
            <text:p>153.7039</text:p>
          </table:table-cell>
          <table:table-cell/>
          <table:table-cell table:formula="of:=([.M159]-[.M160])" office:value-type="float" office:value="-0.613060000000004" calcext:value-type="float">
            <text:p>-0.613060000000004</text:p>
          </table:table-cell>
          <table:table-cell table:formula="of:=[.N159]-[.N160]" office:value-type="float" office:value="0.145699999999991" calcext:value-type="float">
            <text:p>0.145699999999991</text:p>
          </table:table-cell>
          <table:table-cell table:formula="of:=[.O159]-[.O160]" office:value-type="float" office:value="0.0551999999999993" calcext:value-type="float">
            <text:p>0.0551999999999993</text:p>
          </table:table-cell>
          <table:table-cell table:formula="of:=[.P159]-[.P160]" office:value-type="float" office:value="-0.263800000000003" calcext:value-type="float">
            <text:p>-0.263800000000003</text:p>
          </table:table-cell>
          <table:table-cell/>
          <table:table-cell table:formula="of:=SIGN([.R159])" office:value-type="float" office:value="-1" calcext:value-type="float">
            <text:p>-1</text:p>
          </table:table-cell>
          <table:table-cell table:formula="of:=SIGN([.S159])" office:value-type="float" office:value="1" calcext:value-type="float">
            <text:p>1</text:p>
          </table:table-cell>
          <table:table-cell table:formula="of:=SIGN([.T159])" office:value-type="float" office:value="1" calcext:value-type="float">
            <text:p>1</text:p>
          </table:table-cell>
          <table:table-cell table:formula="of:=SIGN([.U159])" office:value-type="float" office:value="-1" calcext:value-type="float">
            <text:p>-1</text:p>
          </table:table-cell>
          <table:table-cell table:number-columns-repeated="3"/>
          <table:table-cell office:value-type="float" office:value="13.568" calcext:value-type="float">
            <text:p>13.568</text:p>
          </table:table-cell>
          <table:table-cell office:value-type="float" office:value="-31.58946" calcext:value-type="float">
            <text:p>-31.58946</text:p>
          </table:table-cell>
          <table:table-cell office:value-type="float" office:value="95.10335" calcext:value-type="float">
            <text:p>95.10335</text:p>
          </table:table-cell>
          <table:table-cell office:value-type="float" office:value="17.11646" calcext:value-type="float">
            <text:p>17.11646</text:p>
          </table:table-cell>
          <table:table-cell office:value-type="float" office:value="44.36561" calcext:value-type="float">
            <text:p>44.36561</text:p>
          </table:table-cell>
          <table:table-cell table:number-columns-repeated="2"/>
          <table:table-cell office:value-type="float" office:value="6.513" calcext:value-type="float">
            <text:p>6.513</text:p>
          </table:table-cell>
          <table:table-cell office:value-type="float" office:value="-19.53514" calcext:value-type="float">
            <text:p>-19.53514</text:p>
          </table:table-cell>
          <table:table-cell office:value-type="float" office:value="48.07733" calcext:value-type="float">
            <text:p>48.07733</text:p>
          </table:table-cell>
          <table:table-cell office:value-type="float" office:value="2.325841" calcext:value-type="float">
            <text:p>2.325841</text:p>
          </table:table-cell>
          <table:table-cell office:value-type="float" office:value="-63.71446" calcext:value-type="float">
            <text:p>-63.71446</text:p>
          </table:table-cell>
          <table:table-cell/>
          <table:table-cell table:formula="of:=SIGN([.AL159])" office:value-type="float" office:value="-1" calcext:value-type="float">
            <text:p>-1</text:p>
          </table:table-cell>
          <table:table-cell table:formula="of:=SIGN([.AM159])" office:value-type="float" office:value="1" calcext:value-type="float">
            <text:p>1</text:p>
          </table:table-cell>
          <table:table-cell table:formula="of:=SIGN([.AN159])" office:value-type="float" office:value="1" calcext:value-type="float">
            <text:p>1</text:p>
          </table:table-cell>
          <table:table-cell table:formula="of:=SIGN([.AO159])" office:value-type="float" office:value="-1" calcext:value-type="float">
            <text:p>-1</text:p>
          </table:table-cell>
          <table:table-cell table:number-columns-repeated="2"/>
          <table:table-cell office:value-type="float" office:value="7.45" calcext:value-type="float">
            <text:p>7.45</text:p>
          </table:table-cell>
          <table:table-cell office:value-type="float" office:value="-35.01989" calcext:value-type="float">
            <text:p>-35.01989</text:p>
          </table:table-cell>
          <table:table-cell office:value-type="float" office:value="-84.34337" calcext:value-type="float">
            <text:p>-84.34337</text:p>
          </table:table-cell>
          <table:table-cell office:value-type="float" office:value="4.143807" calcext:value-type="float">
            <text:p>4.143807</text:p>
          </table:table-cell>
          <table:table-cell office:value-type="float" office:value="2.952585" calcext:value-type="float">
            <text:p>2.952585</text:p>
          </table:table-cell>
          <table:table-cell/>
          <table:table-cell table:formula="of:=SIGN([.AX159])" office:value-type="float" office:value="-1" calcext:value-type="float">
            <text:p>-1</text:p>
          </table:table-cell>
          <table:table-cell table:formula="of:=SIGN([.AY159])" office:value-type="float" office:value="-1" calcext:value-type="float">
            <text:p>-1</text:p>
          </table:table-cell>
          <table:table-cell table:formula="of:=SIGN([.AZ159])" office:value-type="float" office:value="1" calcext:value-type="float">
            <text:p>1</text:p>
          </table:table-cell>
          <table:table-cell table:formula="of:=SIGN([.BA159])" office:value-type="float" office:value="1" calcext:value-type="float">
            <text:p>1</text:p>
          </table:table-cell>
          <table:table-cell table:number-columns-repeated="3"/>
          <table:table-cell office:value-type="float" office:value="5.197" calcext:value-type="float">
            <text:p>5.197</text:p>
          </table:table-cell>
          <table:table-cell office:value-type="float" office:value="-0.8804583" calcext:value-type="float">
            <text:p>-0.8804583</text:p>
          </table:table-cell>
          <table:table-cell office:value-type="float" office:value="-0.02774354" calcext:value-type="float">
            <text:p>-0.027743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719" calcext:value-type="float">
            <text:p>21.719</text:p>
          </table:table-cell>
          <table:table-cell office:value-type="float" office:value="-129.9732" calcext:value-type="float">
            <text:p>-129.9732</text:p>
          </table:table-cell>
          <table:table-cell office:value-type="float" office:value="128.1132" calcext:value-type="float">
            <text:p>128.1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775" calcext:value-type="float">
            <text:p>11.775</text:p>
          </table:table-cell>
          <table:table-cell office:value-type="float" office:value="-53.09486" calcext:value-type="float">
            <text:p>-53.09486</text:p>
          </table:table-cell>
          <table:table-cell office:value-type="float" office:value="108.9347" calcext:value-type="float">
            <text:p>108.9347</text:p>
          </table:table-cell>
          <table:table-cell office:value-type="float" office:value="95.96274" calcext:value-type="float">
            <text:p>95.96274</text:p>
          </table:table-cell>
          <table:table-cell office:value-type="float" office:value="153.9677" calcext:value-type="float">
            <text:p>153.9677</text:p>
          </table:table-cell>
          <table:table-cell/>
          <table:table-cell table:formula="of:=([.M160]-[.M161])" office:value-type="float" office:value="-1.39452" calcext:value-type="float">
            <text:p>-1.39452</text:p>
          </table:table-cell>
          <table:table-cell table:formula="of:=[.N160]-[.N161]" office:value-type="float" office:value="0.327100000000001" calcext:value-type="float">
            <text:p>0.327100000000001</text:p>
          </table:table-cell>
          <table:table-cell table:formula="of:=[.O160]-[.O161]" office:value-type="float" office:value="0.0402600000000035" calcext:value-type="float">
            <text:p>0.0402600000000035</text:p>
          </table:table-cell>
          <table:table-cell table:formula="of:=[.P160]-[.P161]" office:value-type="float" office:value="-0.486099999999993" calcext:value-type="float">
            <text:p>-0.486099999999993</text:p>
          </table:table-cell>
          <table:table-cell/>
          <table:table-cell table:formula="of:=SIGN([.R160])" office:value-type="float" office:value="-1" calcext:value-type="float">
            <text:p>-1</text:p>
          </table:table-cell>
          <table:table-cell table:formula="of:=SIGN([.S160])" office:value-type="float" office:value="1" calcext:value-type="float">
            <text:p>1</text:p>
          </table:table-cell>
          <table:table-cell table:formula="of:=SIGN([.T160])" office:value-type="float" office:value="1" calcext:value-type="float">
            <text:p>1</text:p>
          </table:table-cell>
          <table:table-cell table:formula="of:=SIGN([.U160])" office:value-type="float" office:value="-1" calcext:value-type="float">
            <text:p>-1</text:p>
          </table:table-cell>
          <table:table-cell table:number-columns-repeated="3"/>
          <table:table-cell office:value-type="float" office:value="13.58" calcext:value-type="float">
            <text:p>13.58</text:p>
          </table:table-cell>
          <table:table-cell office:value-type="float" office:value="-32.63697" calcext:value-type="float">
            <text:p>-32.63697</text:p>
          </table:table-cell>
          <table:table-cell office:value-type="float" office:value="95.72864" calcext:value-type="float">
            <text:p>95.72864</text:p>
          </table:table-cell>
          <table:table-cell office:value-type="float" office:value="17.22985" calcext:value-type="float">
            <text:p>17.22985</text:p>
          </table:table-cell>
          <table:table-cell office:value-type="float" office:value="44.29677" calcext:value-type="float">
            <text:p>44.29677</text:p>
          </table:table-cell>
          <table:table-cell table:number-columns-repeated="2"/>
          <table:table-cell office:value-type="float" office:value="6.534" calcext:value-type="float">
            <text:p>6.534</text:p>
          </table:table-cell>
          <table:table-cell office:value-type="float" office:value="-19.66702" calcext:value-type="float">
            <text:p>-19.66702</text:p>
          </table:table-cell>
          <table:table-cell office:value-type="float" office:value="47.92635" calcext:value-type="float">
            <text:p>47.92635</text:p>
          </table:table-cell>
          <table:table-cell office:value-type="float" office:value="2.337367" calcext:value-type="float">
            <text:p>2.337367</text:p>
          </table:table-cell>
          <table:table-cell office:value-type="float" office:value="-64.12262" calcext:value-type="float">
            <text:p>-64.12262</text:p>
          </table:table-cell>
          <table:table-cell/>
          <table:table-cell table:formula="of:=SIGN([.AL160])" office:value-type="float" office:value="-1" calcext:value-type="float">
            <text:p>-1</text:p>
          </table:table-cell>
          <table:table-cell table:formula="of:=SIGN([.AM160])" office:value-type="float" office:value="1" calcext:value-type="float">
            <text:p>1</text:p>
          </table:table-cell>
          <table:table-cell table:formula="of:=SIGN([.AN160])" office:value-type="float" office:value="1" calcext:value-type="float">
            <text:p>1</text:p>
          </table:table-cell>
          <table:table-cell table:formula="of:=SIGN([.AO160])" office:value-type="float" office:value="-1" calcext:value-type="float">
            <text:p>-1</text:p>
          </table:table-cell>
          <table:table-cell table:number-columns-repeated="2"/>
          <table:table-cell office:value-type="float" office:value="7.462" calcext:value-type="float">
            <text:p>7.462</text:p>
          </table:table-cell>
          <table:table-cell office:value-type="float" office:value="-36.04465" calcext:value-type="float">
            <text:p>-36.04465</text:p>
          </table:table-cell>
          <table:table-cell office:value-type="float" office:value="-84.56431" calcext:value-type="float">
            <text:p>-84.56431</text:p>
          </table:table-cell>
          <table:table-cell office:value-type="float" office:value="4.558111" calcext:value-type="float">
            <text:p>4.558111</text:p>
          </table:table-cell>
          <table:table-cell office:value-type="float" office:value="2.307687" calcext:value-type="float">
            <text:p>2.307687</text:p>
          </table:table-cell>
          <table:table-cell/>
          <table:table-cell table:formula="of:=SIGN([.AX160])" office:value-type="float" office:value="-1" calcext:value-type="float">
            <text:p>-1</text:p>
          </table:table-cell>
          <table:table-cell table:formula="of:=SIGN([.AY160])" office:value-type="float" office:value="-1" calcext:value-type="float">
            <text:p>-1</text:p>
          </table:table-cell>
          <table:table-cell table:formula="of:=SIGN([.AZ160])" office:value-type="float" office:value="1" calcext:value-type="float">
            <text:p>1</text:p>
          </table:table-cell>
          <table:table-cell table:formula="of:=SIGN([.BA160])" office:value-type="float" office:value="1" calcext:value-type="float">
            <text:p>1</text:p>
          </table:table-cell>
          <table:table-cell table:number-columns-repeated="3"/>
          <table:table-cell office:value-type="float" office:value="5.206" calcext:value-type="float">
            <text:p>5.206</text:p>
          </table:table-cell>
          <table:table-cell office:value-type="float" office:value="-0.9742195" calcext:value-type="float">
            <text:p>-0.9742195</text:p>
          </table:table-cell>
          <table:table-cell office:value-type="float" office:value="-0.1705882" calcext:value-type="float">
            <text:p>-0.17058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742" calcext:value-type="float">
            <text:p>21.742</text:p>
          </table:table-cell>
          <table:table-cell office:value-type="float" office:value="-129.929" calcext:value-type="float">
            <text:p>-129.929</text:p>
          </table:table-cell>
          <table:table-cell office:value-type="float" office:value="128.1465" calcext:value-type="float">
            <text:p>128.14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798" calcext:value-type="float">
            <text:p>11.798</text:p>
          </table:table-cell>
          <table:table-cell office:value-type="float" office:value="-51.70034" calcext:value-type="float">
            <text:p>-51.70034</text:p>
          </table:table-cell>
          <table:table-cell office:value-type="float" office:value="108.6076" calcext:value-type="float">
            <text:p>108.6076</text:p>
          </table:table-cell>
          <table:table-cell office:value-type="float" office:value="95.92248" calcext:value-type="float">
            <text:p>95.92248</text:p>
          </table:table-cell>
          <table:table-cell office:value-type="float" office:value="154.4538" calcext:value-type="float">
            <text:p>154.4538</text:p>
          </table:table-cell>
          <table:table-cell/>
          <table:table-cell table:formula="of:=([.M161]-[.M162])" office:value-type="float" office:value="-1.11962999999999" calcext:value-type="float">
            <text:p>-1.11962999999999</text:p>
          </table:table-cell>
          <table:table-cell table:formula="of:=[.N161]-[.N162]" office:value-type="float" office:value="0.257900000000006" calcext:value-type="float">
            <text:p>0.257900000000006</text:p>
          </table:table-cell>
          <table:table-cell table:formula="of:=[.O161]-[.O162]" office:value-type="float" office:value="0.17358999999999" calcext:value-type="float">
            <text:p>0.17358999999999</text:p>
          </table:table-cell>
          <table:table-cell table:formula="of:=[.P161]-[.P162]" office:value-type="float" office:value="-0.656200000000013" calcext:value-type="float">
            <text:p>-0.656200000000013</text:p>
          </table:table-cell>
          <table:table-cell/>
          <table:table-cell table:formula="of:=SIGN([.R161])" office:value-type="float" office:value="-1" calcext:value-type="float">
            <text:p>-1</text:p>
          </table:table-cell>
          <table:table-cell table:formula="of:=SIGN([.S161])" office:value-type="float" office:value="1" calcext:value-type="float">
            <text:p>1</text:p>
          </table:table-cell>
          <table:table-cell table:formula="of:=SIGN([.T161])" office:value-type="float" office:value="1" calcext:value-type="float">
            <text:p>1</text:p>
          </table:table-cell>
          <table:table-cell table:formula="of:=SIGN([.U161])" office:value-type="float" office:value="-1" calcext:value-type="float">
            <text:p>-1</text:p>
          </table:table-cell>
          <table:table-cell table:number-columns-repeated="3"/>
          <table:table-cell office:value-type="float" office:value="13.592" calcext:value-type="float">
            <text:p>13.592</text:p>
          </table:table-cell>
          <table:table-cell office:value-type="float" office:value="-33.54574" calcext:value-type="float">
            <text:p>-33.54574</text:p>
          </table:table-cell>
          <table:table-cell office:value-type="float" office:value="96.33101" calcext:value-type="float">
            <text:p>96.33101</text:p>
          </table:table-cell>
          <table:table-cell office:value-type="float" office:value="17.35522" calcext:value-type="float">
            <text:p>17.35522</text:p>
          </table:table-cell>
          <table:table-cell office:value-type="float" office:value="44.26098" calcext:value-type="float">
            <text:p>44.26098</text:p>
          </table:table-cell>
          <table:table-cell table:number-columns-repeated="2"/>
          <table:table-cell office:value-type="float" office:value="6.545" calcext:value-type="float">
            <text:p>6.545</text:p>
          </table:table-cell>
          <table:table-cell office:value-type="float" office:value="-19.78594" calcext:value-type="float">
            <text:p>-19.78594</text:p>
          </table:table-cell>
          <table:table-cell office:value-type="float" office:value="47.76247" calcext:value-type="float">
            <text:p>47.76247</text:p>
          </table:table-cell>
          <table:table-cell office:value-type="float" office:value="2.36478" calcext:value-type="float">
            <text:p>2.36478</text:p>
          </table:table-cell>
          <table:table-cell office:value-type="float" office:value="-64.60771" calcext:value-type="float">
            <text:p>-64.60771</text:p>
          </table:table-cell>
          <table:table-cell/>
          <table:table-cell table:formula="of:=SIGN([.AL161])" office:value-type="float" office:value="-1" calcext:value-type="float">
            <text:p>-1</text:p>
          </table:table-cell>
          <table:table-cell table:formula="of:=SIGN([.AM161])" office:value-type="float" office:value="1" calcext:value-type="float">
            <text:p>1</text:p>
          </table:table-cell>
          <table:table-cell table:formula="of:=SIGN([.AN161])" office:value-type="float" office:value="1" calcext:value-type="float">
            <text:p>1</text:p>
          </table:table-cell>
          <table:table-cell table:formula="of:=SIGN([.AO161])" office:value-type="float" office:value="-1" calcext:value-type="float">
            <text:p>-1</text:p>
          </table:table-cell>
          <table:table-cell table:number-columns-repeated="2"/>
          <table:table-cell office:value-type="float" office:value="7.474" calcext:value-type="float">
            <text:p>7.474</text:p>
          </table:table-cell>
          <table:table-cell office:value-type="float" office:value="-36.96228" calcext:value-type="float">
            <text:p>-36.96228</text:p>
          </table:table-cell>
          <table:table-cell office:value-type="float" office:value="-84.76302" calcext:value-type="float">
            <text:p>-84.76302</text:p>
          </table:table-cell>
          <table:table-cell office:value-type="float" office:value="4.854856" calcext:value-type="float">
            <text:p>4.854856</text:p>
          </table:table-cell>
          <table:table-cell office:value-type="float" office:value="1.645218" calcext:value-type="float">
            <text:p>1.645218</text:p>
          </table:table-cell>
          <table:table-cell/>
          <table:table-cell table:formula="of:=SIGN([.AX161])" office:value-type="float" office:value="-1" calcext:value-type="float">
            <text:p>-1</text:p>
          </table:table-cell>
          <table:table-cell table:formula="of:=SIGN([.AY161])" office:value-type="float" office:value="-1" calcext:value-type="float">
            <text:p>-1</text:p>
          </table:table-cell>
          <table:table-cell table:formula="of:=SIGN([.AZ161])" office:value-type="float" office:value="1" calcext:value-type="float">
            <text:p>1</text:p>
          </table:table-cell>
          <table:table-cell table:formula="of:=SIGN([.BA161])" office:value-type="float" office:value="1" calcext:value-type="float">
            <text:p>1</text:p>
          </table:table-cell>
          <table:table-cell table:number-columns-repeated="3"/>
          <table:table-cell office:value-type="float" office:value="5.215" calcext:value-type="float">
            <text:p>5.215</text:p>
          </table:table-cell>
          <table:table-cell office:value-type="float" office:value="-0.9842798" calcext:value-type="float">
            <text:p>-0.9842798</text:p>
          </table:table-cell>
          <table:table-cell office:value-type="float" office:value="-0.1614926" calcext:value-type="float">
            <text:p>-0.16149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766" calcext:value-type="float">
            <text:p>21.766</text:p>
          </table:table-cell>
          <table:table-cell office:value-type="float" office:value="-129.8034" calcext:value-type="float">
            <text:p>-129.8034</text:p>
          </table:table-cell>
          <table:table-cell office:value-type="float" office:value="128.2303" calcext:value-type="float">
            <text:p>128.23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809" calcext:value-type="float">
            <text:p>11.809</text:p>
          </table:table-cell>
          <table:table-cell office:value-type="float" office:value="-50.58071" calcext:value-type="float">
            <text:p>-50.58071</text:p>
          </table:table-cell>
          <table:table-cell office:value-type="float" office:value="108.3497" calcext:value-type="float">
            <text:p>108.3497</text:p>
          </table:table-cell>
          <table:table-cell office:value-type="float" office:value="95.74889" calcext:value-type="float">
            <text:p>95.74889</text:p>
          </table:table-cell>
          <table:table-cell office:value-type="float" office:value="155.11" calcext:value-type="float">
            <text:p>155.11</text:p>
          </table:table-cell>
          <table:table-cell/>
          <table:table-cell table:formula="of:=([.M162]-[.M163])" office:value-type="float" office:value="-0.891380000000005" calcext:value-type="float">
            <text:p>-0.891380000000005</text:p>
          </table:table-cell>
          <table:table-cell table:formula="of:=[.N162]-[.N163]" office:value-type="float" office:value="0.202699999999993" calcext:value-type="float">
            <text:p>0.202699999999993</text:p>
          </table:table-cell>
          <table:table-cell table:formula="of:=[.O162]-[.O163]" office:value-type="float" office:value="0.0206400000000002" calcext:value-type="float">
            <text:p>0.0206400000000002</text:p>
          </table:table-cell>
          <table:table-cell table:formula="of:=[.P162]-[.P163]" office:value-type="float" office:value="-0.482599999999991" calcext:value-type="float">
            <text:p>-0.482599999999991</text:p>
          </table:table-cell>
          <table:table-cell/>
          <table:table-cell table:formula="of:=SIGN([.R162])" office:value-type="float" office:value="-1" calcext:value-type="float">
            <text:p>-1</text:p>
          </table:table-cell>
          <table:table-cell table:formula="of:=SIGN([.S162])" office:value-type="float" office:value="1" calcext:value-type="float">
            <text:p>1</text:p>
          </table:table-cell>
          <table:table-cell table:formula="of:=SIGN([.T162])" office:value-type="float" office:value="1" calcext:value-type="float">
            <text:p>1</text:p>
          </table:table-cell>
          <table:table-cell table:formula="of:=SIGN([.U162])" office:value-type="float" office:value="-1" calcext:value-type="float">
            <text:p>-1</text:p>
          </table:table-cell>
          <table:table-cell table:number-columns-repeated="3"/>
          <table:table-cell office:value-type="float" office:value="13.603" calcext:value-type="float">
            <text:p>13.603</text:p>
          </table:table-cell>
          <table:table-cell office:value-type="float" office:value="-34.16882" calcext:value-type="float">
            <text:p>-34.16882</text:p>
          </table:table-cell>
          <table:table-cell office:value-type="float" office:value="96.73797" calcext:value-type="float">
            <text:p>96.73797</text:p>
          </table:table-cell>
          <table:table-cell office:value-type="float" office:value="17.46438" calcext:value-type="float">
            <text:p>17.46438</text:p>
          </table:table-cell>
          <table:table-cell office:value-type="float" office:value="44.23156" calcext:value-type="float">
            <text:p>44.23156</text:p>
          </table:table-cell>
          <table:table-cell table:number-columns-repeated="2"/>
          <table:table-cell office:value-type="float" office:value="6.556" calcext:value-type="float">
            <text:p>6.556</text:p>
          </table:table-cell>
          <table:table-cell office:value-type="float" office:value="-19.86321" calcext:value-type="float">
            <text:p>-19.86321</text:p>
          </table:table-cell>
          <table:table-cell office:value-type="float" office:value="47.66509" calcext:value-type="float">
            <text:p>47.66509</text:p>
          </table:table-cell>
          <table:table-cell office:value-type="float" office:value="2.413907" calcext:value-type="float">
            <text:p>2.413907</text:p>
          </table:table-cell>
          <table:table-cell office:value-type="float" office:value="-64.85567" calcext:value-type="float">
            <text:p>-64.85567</text:p>
          </table:table-cell>
          <table:table-cell/>
          <table:table-cell table:formula="of:=SIGN([.AL162])" office:value-type="float" office:value="-1" calcext:value-type="float">
            <text:p>-1</text:p>
          </table:table-cell>
          <table:table-cell table:formula="of:=SIGN([.AM162])" office:value-type="float" office:value="1" calcext:value-type="float">
            <text:p>1</text:p>
          </table:table-cell>
          <table:table-cell table:formula="of:=SIGN([.AN162])" office:value-type="float" office:value="1" calcext:value-type="float">
            <text:p>1</text:p>
          </table:table-cell>
          <table:table-cell table:formula="of:=SIGN([.AO162])" office:value-type="float" office:value="-1" calcext:value-type="float">
            <text:p>-1</text:p>
          </table:table-cell>
          <table:table-cell table:number-columns-repeated="2"/>
          <table:table-cell office:value-type="float" office:value="7.486" calcext:value-type="float">
            <text:p>7.486</text:p>
          </table:table-cell>
          <table:table-cell office:value-type="float" office:value="-37.87972" calcext:value-type="float">
            <text:p>-37.87972</text:p>
          </table:table-cell>
          <table:table-cell office:value-type="float" office:value="-84.96255" calcext:value-type="float">
            <text:p>-84.96255</text:p>
          </table:table-cell>
          <table:table-cell office:value-type="float" office:value="5.002883" calcext:value-type="float">
            <text:p>5.002883</text:p>
          </table:table-cell>
          <table:table-cell office:value-type="float" office:value="1.099726" calcext:value-type="float">
            <text:p>1.099726</text:p>
          </table:table-cell>
          <table:table-cell/>
          <table:table-cell table:formula="of:=SIGN([.AX162])" office:value-type="float" office:value="-1" calcext:value-type="float">
            <text:p>-1</text:p>
          </table:table-cell>
          <table:table-cell table:formula="of:=SIGN([.AY162])" office:value-type="float" office:value="-1" calcext:value-type="float">
            <text:p>-1</text:p>
          </table:table-cell>
          <table:table-cell table:formula="of:=SIGN([.AZ162])" office:value-type="float" office:value="1" calcext:value-type="float">
            <text:p>1</text:p>
          </table:table-cell>
          <table:table-cell table:formula="of:=SIGN([.BA162])" office:value-type="float" office:value="1" calcext:value-type="float">
            <text:p>1</text:p>
          </table:table-cell>
          <table:table-cell table:number-columns-repeated="3"/>
          <table:table-cell office:value-type="float" office:value="5.224" calcext:value-type="float">
            <text:p>5.224</text:p>
          </table:table-cell>
          <table:table-cell office:value-type="float" office:value="-0.9575741" calcext:value-type="float">
            <text:p>-0.9575741</text:p>
          </table:table-cell>
          <table:table-cell office:value-type="float" office:value="-0.1651951" calcext:value-type="float">
            <text:p>-0.16519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788" calcext:value-type="float">
            <text:p>21.788</text:p>
          </table:table-cell>
          <table:table-cell office:value-type="float" office:value="-129.7812" calcext:value-type="float">
            <text:p>-129.7812</text:p>
          </table:table-cell>
          <table:table-cell office:value-type="float" office:value="128.2463" calcext:value-type="float">
            <text:p>128.2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82" calcext:value-type="float">
            <text:p>11.82</text:p>
          </table:table-cell>
          <table:table-cell office:value-type="float" office:value="-49.68933" calcext:value-type="float">
            <text:p>-49.68933</text:p>
          </table:table-cell>
          <table:table-cell office:value-type="float" office:value="108.147" calcext:value-type="float">
            <text:p>108.147</text:p>
          </table:table-cell>
          <table:table-cell office:value-type="float" office:value="95.72825" calcext:value-type="float">
            <text:p>95.72825</text:p>
          </table:table-cell>
          <table:table-cell office:value-type="float" office:value="155.5926" calcext:value-type="float">
            <text:p>155.5926</text:p>
          </table:table-cell>
          <table:table-cell/>
          <table:table-cell table:formula="of:=([.M163]-[.M164])" office:value-type="float" office:value="-7.34297" calcext:value-type="float">
            <text:p>-7.34297</text:p>
          </table:table-cell>
          <table:table-cell table:formula="of:=[.N163]-[.N164]" office:value-type="float" office:value="1.473" calcext:value-type="float">
            <text:p>1.473</text:p>
          </table:table-cell>
          <table:table-cell table:formula="of:=[.O163]-[.O164]" office:value-type="float" office:value="0.793869999999998" calcext:value-type="float">
            <text:p>0.793869999999998</text:p>
          </table:table-cell>
          <table:table-cell table:formula="of:=[.P163]-[.P164]" office:value-type="float" office:value="1.07470000000001" calcext:value-type="float">
            <text:p>1.07470000000001</text:p>
          </table:table-cell>
          <table:table-cell/>
          <table:table-cell table:formula="of:=SIGN([.R163])" office:value-type="float" office:value="-1" calcext:value-type="float">
            <text:p>-1</text:p>
          </table:table-cell>
          <table:table-cell table:formula="of:=SIGN([.S163])" office:value-type="float" office:value="1" calcext:value-type="float">
            <text:p>1</text:p>
          </table:table-cell>
          <table:table-cell table:formula="of:=SIGN([.T163])" office:value-type="float" office:value="1" calcext:value-type="float">
            <text:p>1</text:p>
          </table:table-cell>
          <table:table-cell table:formula="of:=SIGN([.U163])" office:value-type="float" office:value="1" calcext:value-type="float">
            <text:p>1</text:p>
          </table:table-cell>
          <table:table-cell table:number-columns-repeated="3"/>
          <table:table-cell office:value-type="float" office:value="13.614" calcext:value-type="float">
            <text:p>13.614</text:p>
          </table:table-cell>
          <table:table-cell office:value-type="float" office:value="-35.33368" calcext:value-type="float">
            <text:p>-35.33368</text:p>
          </table:table-cell>
          <table:table-cell office:value-type="float" office:value="97.49024" calcext:value-type="float">
            <text:p>97.49024</text:p>
          </table:table-cell>
          <table:table-cell office:value-type="float" office:value="17.54064" calcext:value-type="float">
            <text:p>17.54064</text:p>
          </table:table-cell>
          <table:table-cell office:value-type="float" office:value="44.18671" calcext:value-type="float">
            <text:p>44.18671</text:p>
          </table:table-cell>
          <table:table-cell table:number-columns-repeated="2"/>
          <table:table-cell office:value-type="float" office:value="6.717" calcext:value-type="float">
            <text:p>6.717</text:p>
          </table:table-cell>
          <table:table-cell office:value-type="float" office:value="-18.01454" calcext:value-type="float">
            <text:p>-18.01454</text:p>
          </table:table-cell>
          <table:table-cell office:value-type="float" office:value="41.24767" calcext:value-type="float">
            <text:p>41.24767</text:p>
          </table:table-cell>
          <table:table-cell office:value-type="float" office:value="2.71419" calcext:value-type="float">
            <text:p>2.71419</text:p>
          </table:table-cell>
          <table:table-cell office:value-type="float" office:value="-68.82484" calcext:value-type="float">
            <text:p>-68.82484</text:p>
          </table:table-cell>
          <table:table-cell/>
          <table:table-cell table:formula="of:=SIGN([.AL163])" office:value-type="float" office:value="-1" calcext:value-type="float">
            <text:p>-1</text:p>
          </table:table-cell>
          <table:table-cell table:formula="of:=SIGN([.AM163])" office:value-type="float" office:value="1" calcext:value-type="float">
            <text:p>1</text:p>
          </table:table-cell>
          <table:table-cell table:formula="of:=SIGN([.AN163])" office:value-type="float" office:value="1" calcext:value-type="float">
            <text:p>1</text:p>
          </table:table-cell>
          <table:table-cell table:formula="of:=SIGN([.AO163])" office:value-type="float" office:value="-1" calcext:value-type="float">
            <text:p>-1</text:p>
          </table:table-cell>
          <table:table-cell table:number-columns-repeated="2"/>
          <table:table-cell office:value-type="float" office:value="7.498" calcext:value-type="float">
            <text:p>7.498</text:p>
          </table:table-cell>
          <table:table-cell office:value-type="float" office:value="-38.91468" calcext:value-type="float">
            <text:p>-38.91468</text:p>
          </table:table-cell>
          <table:table-cell office:value-type="float" office:value="-85.18855" calcext:value-type="float">
            <text:p>-85.18855</text:p>
          </table:table-cell>
          <table:table-cell office:value-type="float" office:value="5.090333" calcext:value-type="float">
            <text:p>5.090333</text:p>
          </table:table-cell>
          <table:table-cell office:value-type="float" office:value="0.5854177" calcext:value-type="float">
            <text:p>0.5854177</text:p>
          </table:table-cell>
          <table:table-cell/>
          <table:table-cell table:formula="of:=SIGN([.AX163])" office:value-type="float" office:value="-1" calcext:value-type="float">
            <text:p>-1</text:p>
          </table:table-cell>
          <table:table-cell table:formula="of:=SIGN([.AY163])" office:value-type="float" office:value="-1" calcext:value-type="float">
            <text:p>-1</text:p>
          </table:table-cell>
          <table:table-cell table:formula="of:=SIGN([.AZ163])" office:value-type="float" office:value="1" calcext:value-type="float">
            <text:p>1</text:p>
          </table:table-cell>
          <table:table-cell table:formula="of:=SIGN([.BA163])" office:value-type="float" office:value="1" calcext:value-type="float">
            <text:p>1</text:p>
          </table:table-cell>
          <table:table-cell table:number-columns-repeated="3"/>
          <table:table-cell office:value-type="float" office:value="5.232" calcext:value-type="float">
            <text:p>5.232</text:p>
          </table:table-cell>
          <table:table-cell office:value-type="float" office:value="-0.8408879" calcext:value-type="float">
            <text:p>-0.8408879</text:p>
          </table:table-cell>
          <table:table-cell office:value-type="float" office:value="-0.2527905" calcext:value-type="float">
            <text:p>-0.25279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966" calcext:value-type="float">
            <text:p>21.966</text:p>
          </table:table-cell>
          <table:table-cell office:value-type="float" office:value="-129.7704" calcext:value-type="float">
            <text:p>-129.7704</text:p>
          </table:table-cell>
          <table:table-cell office:value-type="float" office:value="128.2131" calcext:value-type="float">
            <text:p>128.2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981" calcext:value-type="float">
            <text:p>11.981</text:p>
          </table:table-cell>
          <table:table-cell office:value-type="float" office:value="-42.34636" calcext:value-type="float">
            <text:p>-42.34636</text:p>
          </table:table-cell>
          <table:table-cell office:value-type="float" office:value="106.674" calcext:value-type="float">
            <text:p>106.674</text:p>
          </table:table-cell>
          <table:table-cell office:value-type="float" office:value="94.93438" calcext:value-type="float">
            <text:p>94.93438</text:p>
          </table:table-cell>
          <table:table-cell office:value-type="float" office:value="154.5179" calcext:value-type="float">
            <text:p>154.5179</text:p>
          </table:table-cell>
          <table:table-cell/>
          <table:table-cell table:formula="of:=([.M164]-[.M165])" office:value-type="float" office:value="-0.349439999999994" calcext:value-type="float">
            <text:p>-0.349439999999994</text:p>
          </table:table-cell>
          <table:table-cell table:formula="of:=[.N164]-[.N165]" office:value-type="float" office:value="0.0591000000000008" calcext:value-type="float">
            <text:p>0.0591000000000008</text:p>
          </table:table-cell>
          <table:table-cell table:formula="of:=[.O164]-[.O165]" office:value-type="float" office:value="0.265720000000002" calcext:value-type="float">
            <text:p>0.265720000000002</text:p>
          </table:table-cell>
          <table:table-cell table:formula="of:=[.P164]-[.P165]" office:value-type="float" office:value="-0.748899999999992" calcext:value-type="float">
            <text:p>-0.748899999999992</text:p>
          </table:table-cell>
          <table:table-cell/>
          <table:table-cell table:formula="of:=SIGN([.R164])" office:value-type="float" office:value="-1" calcext:value-type="float">
            <text:p>-1</text:p>
          </table:table-cell>
          <table:table-cell table:formula="of:=SIGN([.S164])" office:value-type="float" office:value="1" calcext:value-type="float">
            <text:p>1</text:p>
          </table:table-cell>
          <table:table-cell table:formula="of:=SIGN([.T164])" office:value-type="float" office:value="1" calcext:value-type="float">
            <text:p>1</text:p>
          </table:table-cell>
          <table:table-cell table:formula="of:=SIGN([.U164])" office:value-type="float" office:value="-1" calcext:value-type="float">
            <text:p>-1</text:p>
          </table:table-cell>
          <table:table-cell table:number-columns-repeated="3"/>
          <table:table-cell office:value-type="float" office:value="13.625" calcext:value-type="float">
            <text:p>13.625</text:p>
          </table:table-cell>
          <table:table-cell office:value-type="float" office:value="-36.31667" calcext:value-type="float">
            <text:p>-36.31667</text:p>
          </table:table-cell>
          <table:table-cell office:value-type="float" office:value="98.1477" calcext:value-type="float">
            <text:p>98.1477</text:p>
          </table:table-cell>
          <table:table-cell office:value-type="float" office:value="17.62289" calcext:value-type="float">
            <text:p>17.62289</text:p>
          </table:table-cell>
          <table:table-cell office:value-type="float" office:value="44.18605" calcext:value-type="float">
            <text:p>44.18605</text:p>
          </table:table-cell>
          <table:table-cell table:number-columns-repeated="2"/>
          <table:table-cell office:value-type="float" office:value="6.732" calcext:value-type="float">
            <text:p>6.732</text:p>
          </table:table-cell>
          <table:table-cell office:value-type="float" office:value="-17.62183" calcext:value-type="float">
            <text:p>-17.62183</text:p>
          </table:table-cell>
          <table:table-cell office:value-type="float" office:value="40.34848" calcext:value-type="float">
            <text:p>40.34848</text:p>
          </table:table-cell>
          <table:table-cell office:value-type="float" office:value="2.731919" calcext:value-type="float">
            <text:p>2.731919</text:p>
          </table:table-cell>
          <table:table-cell office:value-type="float" office:value="-69.09317" calcext:value-type="float">
            <text:p>-69.09317</text:p>
          </table:table-cell>
          <table:table-cell/>
          <table:table-cell table:formula="of:=SIGN([.AL164])" office:value-type="float" office:value="-1" calcext:value-type="float">
            <text:p>-1</text:p>
          </table:table-cell>
          <table:table-cell table:formula="of:=SIGN([.AM164])" office:value-type="float" office:value="1" calcext:value-type="float">
            <text:p>1</text:p>
          </table:table-cell>
          <table:table-cell table:formula="of:=SIGN([.AN164])" office:value-type="float" office:value="1" calcext:value-type="float">
            <text:p>1</text:p>
          </table:table-cell>
          <table:table-cell table:formula="of:=SIGN([.AO164])" office:value-type="float" office:value="-1" calcext:value-type="float">
            <text:p>-1</text:p>
          </table:table-cell>
          <table:table-cell table:number-columns-repeated="2"/>
          <table:table-cell office:value-type="float" office:value="7.51" calcext:value-type="float">
            <text:p>7.51</text:p>
          </table:table-cell>
          <table:table-cell office:value-type="float" office:value="-39.91316" calcext:value-type="float">
            <text:p>-39.91316</text:p>
          </table:table-cell>
          <table:table-cell office:value-type="float" office:value="-85.40732" calcext:value-type="float">
            <text:p>-85.40732</text:p>
          </table:table-cell>
          <table:table-cell office:value-type="float" office:value="5.242935" calcext:value-type="float">
            <text:p>5.242935</text:p>
          </table:table-cell>
          <table:table-cell office:value-type="float" office:value="-0.2680986" calcext:value-type="float">
            <text:p>-0.2680986</text:p>
          </table:table-cell>
          <table:table-cell/>
          <table:table-cell table:formula="of:=SIGN([.AX164])" office:value-type="float" office:value="-1" calcext:value-type="float">
            <text:p>-1</text:p>
          </table:table-cell>
          <table:table-cell table:formula="of:=SIGN([.AY164])" office:value-type="float" office:value="-1" calcext:value-type="float">
            <text:p>-1</text:p>
          </table:table-cell>
          <table:table-cell table:formula="of:=SIGN([.AZ164])" office:value-type="float" office:value="1" calcext:value-type="float">
            <text:p>1</text:p>
          </table:table-cell>
          <table:table-cell table:formula="of:=SIGN([.BA164])" office:value-type="float" office:value="-1" calcext:value-type="float">
            <text:p>-1</text:p>
          </table:table-cell>
          <table:table-cell table:number-columns-repeated="3"/>
          <table:table-cell office:value-type="float" office:value="5.24" calcext:value-type="float">
            <text:p>5.24</text:p>
          </table:table-cell>
          <table:table-cell office:value-type="float" office:value="-0.7271933" calcext:value-type="float">
            <text:p>-0.7271933</text:p>
          </table:table-cell>
          <table:table-cell office:value-type="float" office:value="-0.1225702" calcext:value-type="float">
            <text:p>-0.12257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.987" calcext:value-type="float">
            <text:p>21.987</text:p>
          </table:table-cell>
          <table:table-cell office:value-type="float" office:value="-129.7508" calcext:value-type="float">
            <text:p>-129.7508</text:p>
          </table:table-cell>
          <table:table-cell office:value-type="float" office:value="128.2266" calcext:value-type="float">
            <text:p>128.22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1.996" calcext:value-type="float">
            <text:p>11.996</text:p>
          </table:table-cell>
          <table:table-cell office:value-type="float" office:value="-41.99692" calcext:value-type="float">
            <text:p>-41.99692</text:p>
          </table:table-cell>
          <table:table-cell office:value-type="float" office:value="106.6149" calcext:value-type="float">
            <text:p>106.6149</text:p>
          </table:table-cell>
          <table:table-cell office:value-type="float" office:value="94.66866" calcext:value-type="float">
            <text:p>94.66866</text:p>
          </table:table-cell>
          <table:table-cell office:value-type="float" office:value="155.2668" calcext:value-type="float">
            <text:p>155.2668</text:p>
          </table:table-cell>
          <table:table-cell/>
          <table:table-cell table:formula="of:=([.M165]-[.M166])" office:value-type="float" office:value="-0.287620000000004" calcext:value-type="float">
            <text:p>-0.287620000000004</text:p>
          </table:table-cell>
          <table:table-cell table:formula="of:=[.N165]-[.N166]" office:value-type="float" office:value="0.0807000000000073" calcext:value-type="float">
            <text:p>0.0807000000000073</text:p>
          </table:table-cell>
          <table:table-cell table:formula="of:=[.O165]-[.O166]" office:value-type="float" office:value="1.10592" calcext:value-type="float">
            <text:p>1.10592</text:p>
          </table:table-cell>
          <table:table-cell table:formula="of:=[.P165]-[.P166]" office:value-type="float" office:value="-0.746499999999998" calcext:value-type="float">
            <text:p>-0.746499999999998</text:p>
          </table:table-cell>
          <table:table-cell/>
          <table:table-cell table:formula="of:=SIGN([.R165])" office:value-type="float" office:value="-1" calcext:value-type="float">
            <text:p>-1</text:p>
          </table:table-cell>
          <table:table-cell table:formula="of:=SIGN([.S165])" office:value-type="float" office:value="1" calcext:value-type="float">
            <text:p>1</text:p>
          </table:table-cell>
          <table:table-cell table:formula="of:=SIGN([.T165])" office:value-type="float" office:value="1" calcext:value-type="float">
            <text:p>1</text:p>
          </table:table-cell>
          <table:table-cell table:formula="of:=SIGN([.U165])" office:value-type="float" office:value="-1" calcext:value-type="float">
            <text:p>-1</text:p>
          </table:table-cell>
          <table:table-cell table:number-columns-repeated="3"/>
          <table:table-cell office:value-type="float" office:value="13.636" calcext:value-type="float">
            <text:p>13.636</text:p>
          </table:table-cell>
          <table:table-cell office:value-type="float" office:value="-37.10503" calcext:value-type="float">
            <text:p>-37.10503</text:p>
          </table:table-cell>
          <table:table-cell office:value-type="float" office:value="98.73374" calcext:value-type="float">
            <text:p>98.73374</text:p>
          </table:table-cell>
          <table:table-cell office:value-type="float" office:value="17.67218" calcext:value-type="float">
            <text:p>17.67218</text:p>
          </table:table-cell>
          <table:table-cell office:value-type="float" office:value="44.16948" calcext:value-type="float">
            <text:p>44.16948</text:p>
          </table:table-cell>
          <table:table-cell table:number-columns-repeated="2"/>
          <table:table-cell office:value-type="float" office:value="6.744" calcext:value-type="float">
            <text:p>6.744</text:p>
          </table:table-cell>
          <table:table-cell office:value-type="float" office:value="-17.08205" calcext:value-type="float">
            <text:p>-17.08205</text:p>
          </table:table-cell>
          <table:table-cell office:value-type="float" office:value="39.11256" calcext:value-type="float">
            <text:p>39.11256</text:p>
          </table:table-cell>
          <table:table-cell office:value-type="float" office:value="2.762618" calcext:value-type="float">
            <text:p>2.762618</text:p>
          </table:table-cell>
          <table:table-cell office:value-type="float" office:value="-69.4038" calcext:value-type="float">
            <text:p>-69.4038</text:p>
          </table:table-cell>
          <table:table-cell/>
          <table:table-cell table:formula="of:=SIGN([.AL165])" office:value-type="float" office:value="-1" calcext:value-type="float">
            <text:p>-1</text:p>
          </table:table-cell>
          <table:table-cell table:formula="of:=SIGN([.AM165])" office:value-type="float" office:value="1" calcext:value-type="float">
            <text:p>1</text:p>
          </table:table-cell>
          <table:table-cell table:formula="of:=SIGN([.AN165])" office:value-type="float" office:value="1" calcext:value-type="float">
            <text:p>1</text:p>
          </table:table-cell>
          <table:table-cell table:formula="of:=SIGN([.AO165])" office:value-type="float" office:value="-1" calcext:value-type="float">
            <text:p>-1</text:p>
          </table:table-cell>
          <table:table-cell table:number-columns-repeated="2"/>
          <table:table-cell office:value-type="float" office:value="7.523" calcext:value-type="float">
            <text:p>7.523</text:p>
          </table:table-cell>
          <table:table-cell office:value-type="float" office:value="-40.65727" calcext:value-type="float">
            <text:p>-40.65727</text:p>
          </table:table-cell>
          <table:table-cell office:value-type="float" office:value="-85.57027" calcext:value-type="float">
            <text:p>-85.57027</text:p>
          </table:table-cell>
          <table:table-cell office:value-type="float" office:value="5.199621" calcext:value-type="float">
            <text:p>5.199621</text:p>
          </table:table-cell>
          <table:table-cell office:value-type="float" office:value="-0.7256692" calcext:value-type="float">
            <text:p>-0.7256692</text:p>
          </table:table-cell>
          <table:table-cell/>
          <table:table-cell table:formula="of:=SIGN([.AX165])" office:value-type="float" office:value="-1" calcext:value-type="float">
            <text:p>-1</text:p>
          </table:table-cell>
          <table:table-cell table:formula="of:=SIGN([.AY165])" office:value-type="float" office:value="-1" calcext:value-type="float">
            <text:p>-1</text:p>
          </table:table-cell>
          <table:table-cell table:formula="of:=SIGN([.AZ165])" office:value-type="float" office:value="1" calcext:value-type="float">
            <text:p>1</text:p>
          </table:table-cell>
          <table:table-cell table:formula="of:=SIGN([.BA165])" office:value-type="float" office:value="-1" calcext:value-type="float">
            <text:p>-1</text:p>
          </table:table-cell>
          <table:table-cell table:number-columns-repeated="3"/>
          <table:table-cell office:value-type="float" office:value="5.248" calcext:value-type="float">
            <text:p>5.248</text:p>
          </table:table-cell>
          <table:table-cell office:value-type="float" office:value="-0.8709661" calcext:value-type="float">
            <text:p>-0.8709661</text:p>
          </table:table-cell>
          <table:table-cell office:value-type="float" office:value="-0.02668263" calcext:value-type="float">
            <text:p>-0.026682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009" calcext:value-type="float">
            <text:p>22.009</text:p>
          </table:table-cell>
          <table:table-cell office:value-type="float" office:value="-129.6708" calcext:value-type="float">
            <text:p>-129.6708</text:p>
          </table:table-cell>
          <table:table-cell office:value-type="float" office:value="128.2893" calcext:value-type="float">
            <text:p>128.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009" calcext:value-type="float">
            <text:p>12.009</text:p>
          </table:table-cell>
          <table:table-cell office:value-type="float" office:value="-41.7093" calcext:value-type="float">
            <text:p>-41.7093</text:p>
          </table:table-cell>
          <table:table-cell office:value-type="float" office:value="106.5342" calcext:value-type="float">
            <text:p>106.5342</text:p>
          </table:table-cell>
          <table:table-cell office:value-type="float" office:value="93.56274" calcext:value-type="float">
            <text:p>93.56274</text:p>
          </table:table-cell>
          <table:table-cell office:value-type="float" office:value="156.0133" calcext:value-type="float">
            <text:p>156.0133</text:p>
          </table:table-cell>
          <table:table-cell/>
          <table:table-cell table:formula="of:=([.M166]-[.M167])" office:value-type="float" office:value="-0.198050000000002" calcext:value-type="float">
            <text:p>-0.198050000000002</text:p>
          </table:table-cell>
          <table:table-cell table:formula="of:=[.N166]-[.N167]" office:value-type="float" office:value="0.0472999999999928" calcext:value-type="float">
            <text:p>0.0472999999999928</text:p>
          </table:table-cell>
          <table:table-cell table:formula="of:=[.O166]-[.O167]" office:value-type="float" office:value="0.568740000000005" calcext:value-type="float">
            <text:p>0.568740000000005</text:p>
          </table:table-cell>
          <table:table-cell table:formula="of:=[.P166]-[.P167]" office:value-type="float" office:value="-0.57680000000002" calcext:value-type="float">
            <text:p>-0.57680000000002</text:p>
          </table:table-cell>
          <table:table-cell/>
          <table:table-cell table:formula="of:=SIGN([.R166])" office:value-type="float" office:value="-1" calcext:value-type="float">
            <text:p>-1</text:p>
          </table:table-cell>
          <table:table-cell table:formula="of:=SIGN([.S166])" office:value-type="float" office:value="1" calcext:value-type="float">
            <text:p>1</text:p>
          </table:table-cell>
          <table:table-cell table:formula="of:=SIGN([.T166])" office:value-type="float" office:value="1" calcext:value-type="float">
            <text:p>1</text:p>
          </table:table-cell>
          <table:table-cell table:formula="of:=SIGN([.U166])" office:value-type="float" office:value="-1" calcext:value-type="float">
            <text:p>-1</text:p>
          </table:table-cell>
          <table:table-cell table:number-columns-repeated="3"/>
          <table:table-cell office:value-type="float" office:value="13.657" calcext:value-type="float">
            <text:p>13.657</text:p>
          </table:table-cell>
          <table:table-cell office:value-type="float" office:value="-38.45747" calcext:value-type="float">
            <text:p>-38.45747</text:p>
          </table:table-cell>
          <table:table-cell office:value-type="float" office:value="99.7306" calcext:value-type="float">
            <text:p>99.7306</text:p>
          </table:table-cell>
          <table:table-cell office:value-type="float" office:value="17.75441" calcext:value-type="float">
            <text:p>17.75441</text:p>
          </table:table-cell>
          <table:table-cell office:value-type="float" office:value="44.16967" calcext:value-type="float">
            <text:p>44.16967</text:p>
          </table:table-cell>
          <table:table-cell table:number-columns-repeated="2"/>
          <table:table-cell office:value-type="float" office:value="6.755" calcext:value-type="float">
            <text:p>6.755</text:p>
          </table:table-cell>
          <table:table-cell office:value-type="float" office:value="-16.69288" calcext:value-type="float">
            <text:p>-16.69288</text:p>
          </table:table-cell>
          <table:table-cell office:value-type="float" office:value="38.22148" calcext:value-type="float">
            <text:p>38.22148</text:p>
          </table:table-cell>
          <table:table-cell office:value-type="float" office:value="2.801136" calcext:value-type="float">
            <text:p>2.801136</text:p>
          </table:table-cell>
          <table:table-cell office:value-type="float" office:value="-69.70494" calcext:value-type="float">
            <text:p>-69.70494</text:p>
          </table:table-cell>
          <table:table-cell/>
          <table:table-cell table:formula="of:=SIGN([.AL166])" office:value-type="float" office:value="-1" calcext:value-type="float">
            <text:p>-1</text:p>
          </table:table-cell>
          <table:table-cell table:formula="of:=SIGN([.AM166])" office:value-type="float" office:value="1" calcext:value-type="float">
            <text:p>1</text:p>
          </table:table-cell>
          <table:table-cell table:formula="of:=SIGN([.AN166])" office:value-type="float" office:value="1" calcext:value-type="float">
            <text:p>1</text:p>
          </table:table-cell>
          <table:table-cell table:formula="of:=SIGN([.AO166])" office:value-type="float" office:value="-1" calcext:value-type="float">
            <text:p>-1</text:p>
          </table:table-cell>
          <table:table-cell table:number-columns-repeated="2"/>
          <table:table-cell office:value-type="float" office:value="7.534" calcext:value-type="float">
            <text:p>7.534</text:p>
          </table:table-cell>
          <table:table-cell office:value-type="float" office:value="-41.53049" calcext:value-type="float">
            <text:p>-41.53049</text:p>
          </table:table-cell>
          <table:table-cell office:value-type="float" office:value="-85.75961" calcext:value-type="float">
            <text:p>-85.75961</text:p>
          </table:table-cell>
          <table:table-cell office:value-type="float" office:value="5.223752" calcext:value-type="float">
            <text:p>5.223752</text:p>
          </table:table-cell>
          <table:table-cell office:value-type="float" office:value="-1.409376" calcext:value-type="float">
            <text:p>-1.409376</text:p>
          </table:table-cell>
          <table:table-cell/>
          <table:table-cell table:formula="of:=SIGN([.AX166])" office:value-type="float" office:value="-1" calcext:value-type="float">
            <text:p>-1</text:p>
          </table:table-cell>
          <table:table-cell table:formula="of:=SIGN([.AY166])" office:value-type="float" office:value="-1" calcext:value-type="float">
            <text:p>-1</text:p>
          </table:table-cell>
          <table:table-cell table:formula="of:=SIGN([.AZ166])" office:value-type="float" office:value="1" calcext:value-type="float">
            <text:p>1</text:p>
          </table:table-cell>
          <table:table-cell table:formula="of:=SIGN([.BA166])" office:value-type="float" office:value="-1" calcext:value-type="float">
            <text:p>-1</text:p>
          </table:table-cell>
          <table:table-cell table:number-columns-repeated="3"/>
          <table:table-cell office:value-type="float" office:value="5.256" calcext:value-type="float">
            <text:p>5.256</text:p>
          </table:table-cell>
          <table:table-cell office:value-type="float" office:value="-0.5915468" calcext:value-type="float">
            <text:p>-0.5915468</text:p>
          </table:table-cell>
          <table:table-cell office:value-type="float" office:value="-0.2253046" calcext:value-type="float">
            <text:p>-0.22530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032" calcext:value-type="float">
            <text:p>22.032</text:p>
          </table:table-cell>
          <table:table-cell office:value-type="float" office:value="-129.7697" calcext:value-type="float">
            <text:p>-129.7697</text:p>
          </table:table-cell>
          <table:table-cell office:value-type="float" office:value="128.219" calcext:value-type="float">
            <text:p>128.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02" calcext:value-type="float">
            <text:p>12.02</text:p>
          </table:table-cell>
          <table:table-cell office:value-type="float" office:value="-41.51125" calcext:value-type="float">
            <text:p>-41.51125</text:p>
          </table:table-cell>
          <table:table-cell office:value-type="float" office:value="106.4869" calcext:value-type="float">
            <text:p>106.4869</text:p>
          </table:table-cell>
          <table:table-cell office:value-type="float" office:value="92.994" calcext:value-type="float">
            <text:p>92.994</text:p>
          </table:table-cell>
          <table:table-cell office:value-type="float" office:value="156.5901" calcext:value-type="float">
            <text:p>156.5901</text:p>
          </table:table-cell>
          <table:table-cell/>
          <table:table-cell table:formula="of:=([.M167]-[.M168])" office:value-type="float" office:value="-0.166619999999995" calcext:value-type="float">
            <text:p>-0.166619999999995</text:p>
          </table:table-cell>
          <table:table-cell table:formula="of:=[.N167]-[.N168]" office:value-type="float" office:value="0.0352000000000032" calcext:value-type="float">
            <text:p>0.0352000000000032</text:p>
          </table:table-cell>
          <table:table-cell table:formula="of:=[.O167]-[.O168]" office:value-type="float" office:value="0.337800000000001" calcext:value-type="float">
            <text:p>0.337800000000001</text:p>
          </table:table-cell>
          <table:table-cell table:formula="of:=[.P167]-[.P168]" office:value-type="float" office:value="-0.655100000000004" calcext:value-type="float">
            <text:p>-0.655100000000004</text:p>
          </table:table-cell>
          <table:table-cell/>
          <table:table-cell table:formula="of:=SIGN([.R167])" office:value-type="float" office:value="-1" calcext:value-type="float">
            <text:p>-1</text:p>
          </table:table-cell>
          <table:table-cell table:formula="of:=SIGN([.S167])" office:value-type="float" office:value="1" calcext:value-type="float">
            <text:p>1</text:p>
          </table:table-cell>
          <table:table-cell table:formula="of:=SIGN([.T167])" office:value-type="float" office:value="1" calcext:value-type="float">
            <text:p>1</text:p>
          </table:table-cell>
          <table:table-cell table:formula="of:=SIGN([.U167])" office:value-type="float" office:value="-1" calcext:value-type="float">
            <text:p>-1</text:p>
          </table:table-cell>
          <table:table-cell table:number-columns-repeated="3"/>
          <table:table-cell office:value-type="float" office:value="13.669" calcext:value-type="float">
            <text:p>13.669</text:p>
          </table:table-cell>
          <table:table-cell office:value-type="float" office:value="-38.98037" calcext:value-type="float">
            <text:p>-38.98037</text:p>
          </table:table-cell>
          <table:table-cell office:value-type="float" office:value="100.1146" calcext:value-type="float">
            <text:p>100.1146</text:p>
          </table:table-cell>
          <table:table-cell office:value-type="float" office:value="17.79295" calcext:value-type="float">
            <text:p>17.79295</text:p>
          </table:table-cell>
          <table:table-cell office:value-type="float" office:value="44.14801" calcext:value-type="float">
            <text:p>44.14801</text:p>
          </table:table-cell>
          <table:table-cell table:number-columns-repeated="2"/>
          <table:table-cell office:value-type="float" office:value="6.766" calcext:value-type="float">
            <text:p>6.766</text:p>
          </table:table-cell>
          <table:table-cell office:value-type="float" office:value="-16.32898" calcext:value-type="float">
            <text:p>-16.32898</text:p>
          </table:table-cell>
          <table:table-cell office:value-type="float" office:value="37.38826" calcext:value-type="float">
            <text:p>37.38826</text:p>
          </table:table-cell>
          <table:table-cell office:value-type="float" office:value="2.826803" calcext:value-type="float">
            <text:p>2.826803</text:p>
          </table:table-cell>
          <table:table-cell office:value-type="float" office:value="-69.96378" calcext:value-type="float">
            <text:p>-69.96378</text:p>
          </table:table-cell>
          <table:table-cell/>
          <table:table-cell table:formula="of:=SIGN([.AL167])" office:value-type="float" office:value="-1" calcext:value-type="float">
            <text:p>-1</text:p>
          </table:table-cell>
          <table:table-cell table:formula="of:=SIGN([.AM167])" office:value-type="float" office:value="1" calcext:value-type="float">
            <text:p>1</text:p>
          </table:table-cell>
          <table:table-cell table:formula="of:=SIGN([.AN167])" office:value-type="float" office:value="1" calcext:value-type="float">
            <text:p>1</text:p>
          </table:table-cell>
          <table:table-cell table:formula="of:=SIGN([.AO167])" office:value-type="float" office:value="-1" calcext:value-type="float">
            <text:p>-1</text:p>
          </table:table-cell>
          <table:table-cell table:number-columns-repeated="2"/>
          <table:table-cell office:value-type="float" office:value="7.551" calcext:value-type="float">
            <text:p>7.551</text:p>
          </table:table-cell>
          <table:table-cell office:value-type="float" office:value="-42.80373" calcext:value-type="float">
            <text:p>-42.80373</text:p>
          </table:table-cell>
          <table:table-cell office:value-type="float" office:value="-86.03115" calcext:value-type="float">
            <text:p>-86.03115</text:p>
          </table:table-cell>
          <table:table-cell office:value-type="float" office:value="5.253755" calcext:value-type="float">
            <text:p>5.253755</text:p>
          </table:table-cell>
          <table:table-cell office:value-type="float" office:value="-2.566707" calcext:value-type="float">
            <text:p>-2.566707</text:p>
          </table:table-cell>
          <table:table-cell/>
          <table:table-cell table:formula="of:=SIGN([.AX167])" office:value-type="float" office:value="-1" calcext:value-type="float">
            <text:p>-1</text:p>
          </table:table-cell>
          <table:table-cell table:formula="of:=SIGN([.AY167])" office:value-type="float" office:value="-1" calcext:value-type="float">
            <text:p>-1</text:p>
          </table:table-cell>
          <table:table-cell table:formula="of:=SIGN([.AZ167])" office:value-type="float" office:value="1" calcext:value-type="float">
            <text:p>1</text:p>
          </table:table-cell>
          <table:table-cell table:formula="of:=SIGN([.BA167])" office:value-type="float" office:value="-1" calcext:value-type="float">
            <text:p>-1</text:p>
          </table:table-cell>
          <table:table-cell table:number-columns-repeated="3"/>
          <table:table-cell office:value-type="float" office:value="5.264" calcext:value-type="float">
            <text:p>5.264</text:p>
          </table:table-cell>
          <table:table-cell office:value-type="float" office:value="-0.8710364" calcext:value-type="float">
            <text:p>-0.8710364</text:p>
          </table:table-cell>
          <table:table-cell office:value-type="float" office:value="-0.02398795" calcext:value-type="float">
            <text:p>-0.023987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055" calcext:value-type="float">
            <text:p>22.055</text:p>
          </table:table-cell>
          <table:table-cell office:value-type="float" office:value="-129.6902" calcext:value-type="float">
            <text:p>-129.6902</text:p>
          </table:table-cell>
          <table:table-cell office:value-type="float" office:value="128.28" calcext:value-type="float">
            <text:p>128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031" calcext:value-type="float">
            <text:p>12.031</text:p>
          </table:table-cell>
          <table:table-cell office:value-type="float" office:value="-41.34463" calcext:value-type="float">
            <text:p>-41.34463</text:p>
          </table:table-cell>
          <table:table-cell office:value-type="float" office:value="106.4517" calcext:value-type="float">
            <text:p>106.4517</text:p>
          </table:table-cell>
          <table:table-cell office:value-type="float" office:value="92.6562" calcext:value-type="float">
            <text:p>92.6562</text:p>
          </table:table-cell>
          <table:table-cell office:value-type="float" office:value="157.2452" calcext:value-type="float">
            <text:p>157.2452</text:p>
          </table:table-cell>
          <table:table-cell/>
          <table:table-cell table:formula="of:=([.M168]-[.M169])" office:value-type="float" office:value="-0.183660000000003" calcext:value-type="float">
            <text:p>-0.183660000000003</text:p>
          </table:table-cell>
          <table:table-cell table:formula="of:=[.N168]-[.N169]" office:value-type="float" office:value="0.0317000000000007" calcext:value-type="float">
            <text:p>0.0317000000000007</text:p>
          </table:table-cell>
          <table:table-cell table:formula="of:=[.O168]-[.O169]" office:value-type="float" office:value="0.197680000000005" calcext:value-type="float">
            <text:p>0.197680000000005</text:p>
          </table:table-cell>
          <table:table-cell table:formula="of:=[.P168]-[.P169]" office:value-type="float" office:value="-0.92949999999999" calcext:value-type="float">
            <text:p>-0.92949999999999</text:p>
          </table:table-cell>
          <table:table-cell/>
          <table:table-cell table:formula="of:=SIGN([.R168])" office:value-type="float" office:value="-1" calcext:value-type="float">
            <text:p>-1</text:p>
          </table:table-cell>
          <table:table-cell table:formula="of:=SIGN([.S168])" office:value-type="float" office:value="1" calcext:value-type="float">
            <text:p>1</text:p>
          </table:table-cell>
          <table:table-cell table:formula="of:=SIGN([.T168])" office:value-type="float" office:value="1" calcext:value-type="float">
            <text:p>1</text:p>
          </table:table-cell>
          <table:table-cell table:formula="of:=SIGN([.U168])" office:value-type="float" office:value="-1" calcext:value-type="float">
            <text:p>-1</text:p>
          </table:table-cell>
          <table:table-cell table:number-columns-repeated="3"/>
          <table:table-cell office:value-type="float" office:value="13.829" calcext:value-type="float">
            <text:p>13.829</text:p>
          </table:table-cell>
          <table:table-cell office:value-type="float" office:value="-48.24699" calcext:value-type="float">
            <text:p>-48.24699</text:p>
          </table:table-cell>
          <table:table-cell office:value-type="float" office:value="106.8393" calcext:value-type="float">
            <text:p>106.8393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777" calcext:value-type="float">
            <text:p>6.777</text:p>
          </table:table-cell>
          <table:table-cell office:value-type="float" office:value="-15.97301" calcext:value-type="float">
            <text:p>-15.97301</text:p>
          </table:table-cell>
          <table:table-cell office:value-type="float" office:value="36.5732" calcext:value-type="float">
            <text:p>36.5732</text:p>
          </table:table-cell>
          <table:table-cell office:value-type="float" office:value="2.871522" calcext:value-type="float">
            <text:p>2.871522</text:p>
          </table:table-cell>
          <table:table-cell office:value-type="float" office:value="-70.23815" calcext:value-type="float">
            <text:p>-70.23815</text:p>
          </table:table-cell>
          <table:table-cell/>
          <table:table-cell table:formula="of:=SIGN([.AL168])" office:value-type="float" office:value="-1" calcext:value-type="float">
            <text:p>-1</text:p>
          </table:table-cell>
          <table:table-cell table:formula="of:=SIGN([.AM168])" office:value-type="float" office:value="1" calcext:value-type="float">
            <text:p>1</text:p>
          </table:table-cell>
          <table:table-cell table:formula="of:=SIGN([.AN168])" office:value-type="float" office:value="1" calcext:value-type="float">
            <text:p>1</text:p>
          </table:table-cell>
          <table:table-cell table:formula="of:=SIGN([.AO168])" office:value-type="float" office:value="-1" calcext:value-type="float">
            <text:p>-1</text:p>
          </table:table-cell>
          <table:table-cell table:number-columns-repeated="2"/>
          <table:table-cell office:value-type="float" office:value="7.562" calcext:value-type="float">
            <text:p>7.562</text:p>
          </table:table-cell>
          <table:table-cell office:value-type="float" office:value="-43.71519" calcext:value-type="float">
            <text:p>-43.71519</text:p>
          </table:table-cell>
          <table:table-cell office:value-type="float" office:value="-86.23103" calcext:value-type="float">
            <text:p>-86.23103</text:p>
          </table:table-cell>
          <table:table-cell office:value-type="float" office:value="5.254805" calcext:value-type="float">
            <text:p>5.254805</text:p>
          </table:table-cell>
          <table:table-cell office:value-type="float" office:value="-3.214172" calcext:value-type="float">
            <text:p>-3.214172</text:p>
          </table:table-cell>
          <table:table-cell/>
          <table:table-cell table:formula="of:=SIGN([.AX168])" office:value-type="float" office:value="-1" calcext:value-type="float">
            <text:p>-1</text:p>
          </table:table-cell>
          <table:table-cell table:formula="of:=SIGN([.AY168])" office:value-type="float" office:value="-1" calcext:value-type="float">
            <text:p>-1</text:p>
          </table:table-cell>
          <table:table-cell table:formula="of:=SIGN([.AZ168])" office:value-type="float" office:value="1" calcext:value-type="float">
            <text:p>1</text:p>
          </table:table-cell>
          <table:table-cell table:formula="of:=SIGN([.BA168])" office:value-type="float" office:value="-1" calcext:value-type="float">
            <text:p>-1</text:p>
          </table:table-cell>
          <table:table-cell table:number-columns-repeated="3"/>
          <table:table-cell office:value-type="float" office:value="5.272" calcext:value-type="float">
            <text:p>5.272</text:p>
          </table:table-cell>
          <table:table-cell office:value-type="float" office:value="-0.8653934" calcext:value-type="float">
            <text:p>-0.8653934</text:p>
          </table:table-cell>
          <table:table-cell office:value-type="float" office:value="-0.2752924" calcext:value-type="float">
            <text:p>-0.27529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077" calcext:value-type="float">
            <text:p>22.077</text:p>
          </table:table-cell>
          <table:table-cell office:value-type="float" office:value="-129.7834" calcext:value-type="float">
            <text:p>-129.7834</text:p>
          </table:table-cell>
          <table:table-cell office:value-type="float" office:value="128.2172" calcext:value-type="float">
            <text:p>128.2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042" calcext:value-type="float">
            <text:p>12.042</text:p>
          </table:table-cell>
          <table:table-cell office:value-type="float" office:value="-41.16097" calcext:value-type="float">
            <text:p>-41.16097</text:p>
          </table:table-cell>
          <table:table-cell office:value-type="float" office:value="106.42" calcext:value-type="float">
            <text:p>106.42</text:p>
          </table:table-cell>
          <table:table-cell office:value-type="float" office:value="92.45852" calcext:value-type="float">
            <text:p>92.45852</text:p>
          </table:table-cell>
          <table:table-cell office:value-type="float" office:value="158.1747" calcext:value-type="float">
            <text:p>158.1747</text:p>
          </table:table-cell>
          <table:table-cell/>
          <table:table-cell table:formula="of:=([.M169]-[.M170])" office:value-type="float" office:value="-0.146039999999999" calcext:value-type="float">
            <text:p>-0.146039999999999</text:p>
          </table:table-cell>
          <table:table-cell table:formula="of:=[.N169]-[.N170]" office:value-type="float" office:value="0.0208000000000084" calcext:value-type="float">
            <text:p>0.0208000000000084</text:p>
          </table:table-cell>
          <table:table-cell table:formula="of:=[.O169]-[.O170]" office:value-type="float" office:value="-0.0254700000000128" calcext:value-type="float">
            <text:p>-0.0254700000000128</text:p>
          </table:table-cell>
          <table:table-cell table:formula="of:=[.P169]-[.P170]" office:value-type="float" office:value="-0.47890000000001" calcext:value-type="float">
            <text:p>-0.47890000000001</text:p>
          </table:table-cell>
          <table:table-cell/>
          <table:table-cell table:formula="of:=SIGN([.R169])" office:value-type="float" office:value="-1" calcext:value-type="float">
            <text:p>-1</text:p>
          </table:table-cell>
          <table:table-cell table:formula="of:=SIGN([.S169])" office:value-type="float" office:value="1" calcext:value-type="float">
            <text:p>1</text:p>
          </table:table-cell>
          <table:table-cell table:formula="of:=SIGN([.T169])" office:value-type="float" office:value="-1" calcext:value-type="float">
            <text:p>-1</text:p>
          </table:table-cell>
          <table:table-cell table:formula="of:=SIGN([.U169])" office:value-type="float" office:value="-1" calcext:value-type="float">
            <text:p>-1</text:p>
          </table:table-cell>
          <table:table-cell table:number-columns-repeated="3"/>
          <table:table-cell office:value-type="float" office:value="13.84" calcext:value-type="float">
            <text:p>13.84</text:p>
          </table:table-cell>
          <table:table-cell office:value-type="float" office:value="-48.85817" calcext:value-type="float">
            <text:p>-48.85817</text:p>
          </table:table-cell>
          <table:table-cell office:value-type="float" office:value="107.194" calcext:value-type="float">
            <text:p>107.194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788" calcext:value-type="float">
            <text:p>6.788</text:p>
          </table:table-cell>
          <table:table-cell office:value-type="float" office:value="-15.62479" calcext:value-type="float">
            <text:p>-15.62479</text:p>
          </table:table-cell>
          <table:table-cell office:value-type="float" office:value="35.7759" calcext:value-type="float">
            <text:p>35.7759</text:p>
          </table:table-cell>
          <table:table-cell office:value-type="float" office:value="2.905139" calcext:value-type="float">
            <text:p>2.905139</text:p>
          </table:table-cell>
          <table:table-cell office:value-type="float" office:value="-70.48748" calcext:value-type="float">
            <text:p>-70.48748</text:p>
          </table:table-cell>
          <table:table-cell/>
          <table:table-cell table:formula="of:=SIGN([.AL169])" office:value-type="float" office:value="-1" calcext:value-type="float">
            <text:p>-1</text:p>
          </table:table-cell>
          <table:table-cell table:formula="of:=SIGN([.AM169])" office:value-type="float" office:value="1" calcext:value-type="float">
            <text:p>1</text:p>
          </table:table-cell>
          <table:table-cell table:formula="of:=SIGN([.AN169])" office:value-type="float" office:value="1" calcext:value-type="float">
            <text:p>1</text:p>
          </table:table-cell>
          <table:table-cell table:formula="of:=SIGN([.AO169])" office:value-type="float" office:value="-1" calcext:value-type="float">
            <text:p>-1</text:p>
          </table:table-cell>
          <table:table-cell table:number-columns-repeated="2"/>
          <table:table-cell office:value-type="float" office:value="7.583" calcext:value-type="float">
            <text:p>7.583</text:p>
          </table:table-cell>
          <table:table-cell office:value-type="float" office:value="-45.25474" calcext:value-type="float">
            <text:p>-45.25474</text:p>
          </table:table-cell>
          <table:table-cell office:value-type="float" office:value="-86.57731" calcext:value-type="float">
            <text:p>-86.57731</text:p>
          </table:table-cell>
          <table:table-cell office:value-type="float" office:value="5.243105" calcext:value-type="float">
            <text:p>5.243105</text:p>
          </table:table-cell>
          <table:table-cell office:value-type="float" office:value="-4.280945" calcext:value-type="float">
            <text:p>-4.280945</text:p>
          </table:table-cell>
          <table:table-cell/>
          <table:table-cell table:formula="of:=SIGN([.AX169])" office:value-type="float" office:value="-1" calcext:value-type="float">
            <text:p>-1</text:p>
          </table:table-cell>
          <table:table-cell table:formula="of:=SIGN([.AY169])" office:value-type="float" office:value="-1" calcext:value-type="float">
            <text:p>-1</text:p>
          </table:table-cell>
          <table:table-cell table:formula="of:=SIGN([.AZ169])" office:value-type="float" office:value="1" calcext:value-type="float">
            <text:p>1</text:p>
          </table:table-cell>
          <table:table-cell table:formula="of:=SIGN([.BA169])" office:value-type="float" office:value="-1" calcext:value-type="float">
            <text:p>-1</text:p>
          </table:table-cell>
          <table:table-cell table:number-columns-repeated="3"/>
          <table:table-cell office:value-type="float" office:value="5.281" calcext:value-type="float">
            <text:p>5.281</text:p>
          </table:table-cell>
          <table:table-cell office:value-type="float" office:value="-0.7356622" calcext:value-type="float">
            <text:p>-0.7356622</text:p>
          </table:table-cell>
          <table:table-cell office:value-type="float" office:value="-0.1265346" calcext:value-type="float">
            <text:p>-0.12653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098" calcext:value-type="float">
            <text:p>22.098</text:p>
          </table:table-cell>
          <table:table-cell office:value-type="float" office:value="-129.7183" calcext:value-type="float">
            <text:p>-129.7183</text:p>
          </table:table-cell>
          <table:table-cell office:value-type="float" office:value="128.272" calcext:value-type="float">
            <text:p>128.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059" calcext:value-type="float">
            <text:p>12.059</text:p>
          </table:table-cell>
          <table:table-cell office:value-type="float" office:value="-41.01493" calcext:value-type="float">
            <text:p>-41.01493</text:p>
          </table:table-cell>
          <table:table-cell office:value-type="float" office:value="106.3992" calcext:value-type="float">
            <text:p>106.3992</text:p>
          </table:table-cell>
          <table:table-cell office:value-type="float" office:value="92.48399" calcext:value-type="float">
            <text:p>92.48399</text:p>
          </table:table-cell>
          <table:table-cell office:value-type="float" office:value="158.6536" calcext:value-type="float">
            <text:p>158.6536</text:p>
          </table:table-cell>
          <table:table-cell/>
          <table:table-cell table:formula="of:=([.M170]-[.M171])" office:value-type="float" office:value="-0.260820000000002" calcext:value-type="float">
            <text:p>-0.260820000000002</text:p>
          </table:table-cell>
          <table:table-cell table:formula="of:=[.N170]-[.N171]" office:value-type="float" office:value="0.0197999999999894" calcext:value-type="float">
            <text:p>0.0197999999999894</text:p>
          </table:table-cell>
          <table:table-cell table:formula="of:=[.O170]-[.O171]" office:value-type="float" office:value="-0.0137999999999892" calcext:value-type="float">
            <text:p>-0.0137999999999892</text:p>
          </table:table-cell>
          <table:table-cell table:formula="of:=[.P170]-[.P171]" office:value-type="float" office:value="-1.04319999999998" calcext:value-type="float">
            <text:p>-1.04319999999998</text:p>
          </table:table-cell>
          <table:table-cell/>
          <table:table-cell table:formula="of:=SIGN([.R170])" office:value-type="float" office:value="-1" calcext:value-type="float">
            <text:p>-1</text:p>
          </table:table-cell>
          <table:table-cell table:formula="of:=SIGN([.S170])" office:value-type="float" office:value="1" calcext:value-type="float">
            <text:p>1</text:p>
          </table:table-cell>
          <table:table-cell table:formula="of:=SIGN([.T170])" office:value-type="float" office:value="-1" calcext:value-type="float">
            <text:p>-1</text:p>
          </table:table-cell>
          <table:table-cell table:formula="of:=SIGN([.U170])" office:value-type="float" office:value="-1" calcext:value-type="float">
            <text:p>-1</text:p>
          </table:table-cell>
          <table:table-cell table:number-columns-repeated="3"/>
          <table:table-cell office:value-type="float" office:value="13.852" calcext:value-type="float">
            <text:p>13.852</text:p>
          </table:table-cell>
          <table:table-cell office:value-type="float" office:value="-49.44374" calcext:value-type="float">
            <text:p>-49.44374</text:p>
          </table:table-cell>
          <table:table-cell office:value-type="float" office:value="107.5272" calcext:value-type="float">
            <text:p>107.527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-15.32992" calcext:value-type="float">
            <text:p>-15.32992</text:p>
          </table:table-cell>
          <table:table-cell office:value-type="float" office:value="35.10072" calcext:value-type="float">
            <text:p>35.10072</text:p>
          </table:table-cell>
          <table:table-cell office:value-type="float" office:value="2.898341" calcext:value-type="float">
            <text:p>2.898341</text:p>
          </table:table-cell>
          <table:table-cell office:value-type="float" office:value="-70.76702" calcext:value-type="float">
            <text:p>-70.76702</text:p>
          </table:table-cell>
          <table:table-cell/>
          <table:table-cell table:formula="of:=SIGN([.AL170])" office:value-type="float" office:value="-1" calcext:value-type="float">
            <text:p>-1</text:p>
          </table:table-cell>
          <table:table-cell table:formula="of:=SIGN([.AM170])" office:value-type="float" office:value="1" calcext:value-type="float">
            <text:p>1</text:p>
          </table:table-cell>
          <table:table-cell table:formula="of:=SIGN([.AN170])" office:value-type="float" office:value="1" calcext:value-type="float">
            <text:p>1</text:p>
          </table:table-cell>
          <table:table-cell table:formula="of:=SIGN([.AO170])" office:value-type="float" office:value="-1" calcext:value-type="float">
            <text:p>-1</text:p>
          </table:table-cell>
          <table:table-cell table:number-columns-repeated="2"/>
          <table:table-cell office:value-type="float" office:value="7.595" calcext:value-type="float">
            <text:p>7.595</text:p>
          </table:table-cell>
          <table:table-cell office:value-type="float" office:value="-46.08702" calcext:value-type="float">
            <text:p>-46.08702</text:p>
          </table:table-cell>
          <table:table-cell office:value-type="float" office:value="-86.76391" calcext:value-type="float">
            <text:p>-86.76391</text:p>
          </table:table-cell>
          <table:table-cell office:value-type="float" office:value="5.241664" calcext:value-type="float">
            <text:p>5.241664</text:p>
          </table:table-cell>
          <table:table-cell office:value-type="float" office:value="-5.210419" calcext:value-type="float">
            <text:p>-5.210419</text:p>
          </table:table-cell>
          <table:table-cell/>
          <table:table-cell table:formula="of:=SIGN([.AX170])" office:value-type="float" office:value="-1" calcext:value-type="float">
            <text:p>-1</text:p>
          </table:table-cell>
          <table:table-cell table:formula="of:=SIGN([.AY170])" office:value-type="float" office:value="-1" calcext:value-type="float">
            <text:p>-1</text:p>
          </table:table-cell>
          <table:table-cell table:formula="of:=SIGN([.AZ170])" office:value-type="float" office:value="1" calcext:value-type="float">
            <text:p>1</text:p>
          </table:table-cell>
          <table:table-cell table:formula="of:=SIGN([.BA170])" office:value-type="float" office:value="-1" calcext:value-type="float">
            <text:p>-1</text:p>
          </table:table-cell>
          <table:table-cell table:number-columns-repeated="3"/>
          <table:table-cell office:value-type="float" office:value="5.289" calcext:value-type="float">
            <text:p>5.289</text:p>
          </table:table-cell>
          <table:table-cell office:value-type="float" office:value="-0.8635935" calcext:value-type="float">
            <text:p>-0.8635935</text:p>
          </table:table-cell>
          <table:table-cell office:value-type="float" office:value="-0.009911716" calcext:value-type="float">
            <text:p>-0.009911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12" calcext:value-type="float">
            <text:p>22.12</text:p>
          </table:table-cell>
          <table:table-cell office:value-type="float" office:value="-129.6989" calcext:value-type="float">
            <text:p>-129.6989</text:p>
          </table:table-cell>
          <table:table-cell office:value-type="float" office:value="128.2887" calcext:value-type="float">
            <text:p>128.28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07" calcext:value-type="float">
            <text:p>12.07</text:p>
          </table:table-cell>
          <table:table-cell office:value-type="float" office:value="-40.75411" calcext:value-type="float">
            <text:p>-40.75411</text:p>
          </table:table-cell>
          <table:table-cell office:value-type="float" office:value="106.3794" calcext:value-type="float">
            <text:p>106.3794</text:p>
          </table:table-cell>
          <table:table-cell office:value-type="float" office:value="92.49779" calcext:value-type="float">
            <text:p>92.49779</text:p>
          </table:table-cell>
          <table:table-cell office:value-type="float" office:value="159.6968" calcext:value-type="float">
            <text:p>159.6968</text:p>
          </table:table-cell>
          <table:table-cell/>
          <table:table-cell table:formula="of:=([.M171]-[.M172])" office:value-type="float" office:value="-0.0541899999999984" calcext:value-type="float">
            <text:p>-0.0541899999999984</text:p>
          </table:table-cell>
          <table:table-cell table:formula="of:=[.N171]-[.N172]" office:value-type="float" office:value="-0.00979999999999848" calcext:value-type="float">
            <text:p>-0.00979999999999848</text:p>
          </table:table-cell>
          <table:table-cell table:formula="of:=[.O171]-[.O172]" office:value-type="float" office:value="0.551689999999994" calcext:value-type="float">
            <text:p>0.551689999999994</text:p>
          </table:table-cell>
          <table:table-cell table:formula="of:=[.P171]-[.P172]" office:value-type="float" office:value="-1.32760000000002" calcext:value-type="float">
            <text:p>-1.32760000000002</text:p>
          </table:table-cell>
          <table:table-cell/>
          <table:table-cell table:formula="of:=SIGN([.R171])" office:value-type="float" office:value="-1" calcext:value-type="float">
            <text:p>-1</text:p>
          </table:table-cell>
          <table:table-cell table:formula="of:=SIGN([.S171])" office:value-type="float" office:value="-1" calcext:value-type="float">
            <text:p>-1</text:p>
          </table:table-cell>
          <table:table-cell table:formula="of:=SIGN([.T171])" office:value-type="float" office:value="1" calcext:value-type="float">
            <text:p>1</text:p>
          </table:table-cell>
          <table:table-cell table:formula="of:=SIGN([.U171])" office:value-type="float" office:value="-1" calcext:value-type="float">
            <text:p>-1</text:p>
          </table:table-cell>
          <table:table-cell table:number-columns-repeated="3"/>
          <table:table-cell office:value-type="float" office:value="13.866" calcext:value-type="float">
            <text:p>13.866</text:p>
          </table:table-cell>
          <table:table-cell office:value-type="float" office:value="-49.87325" calcext:value-type="float">
            <text:p>-49.87325</text:p>
          </table:table-cell>
          <table:table-cell office:value-type="float" office:value="107.7972" calcext:value-type="float">
            <text:p>107.797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811" calcext:value-type="float">
            <text:p>6.811</text:p>
          </table:table-cell>
          <table:table-cell office:value-type="float" office:value="-14.95031" calcext:value-type="float">
            <text:p>-14.95031</text:p>
          </table:table-cell>
          <table:table-cell office:value-type="float" office:value="34.23153" calcext:value-type="float">
            <text:p>34.23153</text:p>
          </table:table-cell>
          <table:table-cell office:value-type="float" office:value="2.967669" calcext:value-type="float">
            <text:p>2.967669</text:p>
          </table:table-cell>
          <table:table-cell office:value-type="float" office:value="-71.1086" calcext:value-type="float">
            <text:p>-71.1086</text:p>
          </table:table-cell>
          <table:table-cell/>
          <table:table-cell table:formula="of:=SIGN([.AL171])" office:value-type="float" office:value="-1" calcext:value-type="float">
            <text:p>-1</text:p>
          </table:table-cell>
          <table:table-cell table:formula="of:=SIGN([.AM171])" office:value-type="float" office:value="1" calcext:value-type="float">
            <text:p>1</text:p>
          </table:table-cell>
          <table:table-cell table:formula="of:=SIGN([.AN171])" office:value-type="float" office:value="1" calcext:value-type="float">
            <text:p>1</text:p>
          </table:table-cell>
          <table:table-cell table:formula="of:=SIGN([.AO171])" office:value-type="float" office:value="-1" calcext:value-type="float">
            <text:p>-1</text:p>
          </table:table-cell>
          <table:table-cell table:number-columns-repeated="2"/>
          <table:table-cell office:value-type="float" office:value="7.756" calcext:value-type="float">
            <text:p>7.756</text:p>
          </table:table-cell>
          <table:table-cell office:value-type="float" office:value="-56.42961" calcext:value-type="float">
            <text:p>-56.42961</text:p>
          </table:table-cell>
          <table:table-cell office:value-type="float" office:value="-89.35788" calcext:value-type="float">
            <text:p>-89.35788</text:p>
          </table:table-cell>
          <table:table-cell office:value-type="float" office:value="3.00306" calcext:value-type="float">
            <text:p>3.00306</text:p>
          </table:table-cell>
          <table:table-cell office:value-type="float" office:value="-17.04705" calcext:value-type="float">
            <text:p>-17.04705</text:p>
          </table:table-cell>
          <table:table-cell/>
          <table:table-cell table:formula="of:=SIGN([.AX171])" office:value-type="float" office:value="-1" calcext:value-type="float">
            <text:p>-1</text:p>
          </table:table-cell>
          <table:table-cell table:formula="of:=SIGN([.AY171])" office:value-type="float" office:value="-1" calcext:value-type="float">
            <text:p>-1</text:p>
          </table:table-cell>
          <table:table-cell table:formula="of:=SIGN([.AZ171])" office:value-type="float" office:value="1" calcext:value-type="float">
            <text:p>1</text:p>
          </table:table-cell>
          <table:table-cell table:formula="of:=SIGN([.BA171])" office:value-type="float" office:value="-1" calcext:value-type="float">
            <text:p>-1</text:p>
          </table:table-cell>
          <table:table-cell table:number-columns-repeated="3"/>
          <table:table-cell office:value-type="float" office:value="5.297" calcext:value-type="float">
            <text:p>5.297</text:p>
          </table:table-cell>
          <table:table-cell office:value-type="float" office:value="-0.8419726" calcext:value-type="float">
            <text:p>-0.8419726</text:p>
          </table:table-cell>
          <table:table-cell office:value-type="float" office:value="-0.2592345" calcext:value-type="float">
            <text:p>-0.25923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144" calcext:value-type="float">
            <text:p>22.144</text:p>
          </table:table-cell>
          <table:table-cell office:value-type="float" office:value="-130.0309" calcext:value-type="float">
            <text:p>-130.0309</text:p>
          </table:table-cell>
          <table:table-cell office:value-type="float" office:value="128.1647" calcext:value-type="float">
            <text:p>128.1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081" calcext:value-type="float">
            <text:p>12.081</text:p>
          </table:table-cell>
          <table:table-cell office:value-type="float" office:value="-40.69992" calcext:value-type="float">
            <text:p>-40.69992</text:p>
          </table:table-cell>
          <table:table-cell office:value-type="float" office:value="106.3892" calcext:value-type="float">
            <text:p>106.3892</text:p>
          </table:table-cell>
          <table:table-cell office:value-type="float" office:value="91.9461" calcext:value-type="float">
            <text:p>91.9461</text:p>
          </table:table-cell>
          <table:table-cell office:value-type="float" office:value="161.0244" calcext:value-type="float">
            <text:p>161.0244</text:p>
          </table:table-cell>
          <table:table-cell/>
          <table:table-cell table:formula="of:=([.M172]-[.M173])" office:value-type="float" office:value="-0.0166600000000017" calcext:value-type="float">
            <text:p>-0.0166600000000017</text:p>
          </table:table-cell>
          <table:table-cell table:formula="of:=[.N172]-[.N173]" office:value-type="float" office:value="-0.0232999999999919" calcext:value-type="float">
            <text:p>-0.0232999999999919</text:p>
          </table:table-cell>
          <table:table-cell table:formula="of:=[.O172]-[.O173]" office:value-type="float" office:value="0.432690000000008" calcext:value-type="float">
            <text:p>0.432690000000008</text:p>
          </table:table-cell>
          <table:table-cell table:formula="of:=[.P172]-[.P173]" office:value-type="float" office:value="-0.770099999999985" calcext:value-type="float">
            <text:p>-0.770099999999985</text:p>
          </table:table-cell>
          <table:table-cell/>
          <table:table-cell table:formula="of:=SIGN([.R172])" office:value-type="float" office:value="-1" calcext:value-type="float">
            <text:p>-1</text:p>
          </table:table-cell>
          <table:table-cell table:formula="of:=SIGN([.S172])" office:value-type="float" office:value="-1" calcext:value-type="float">
            <text:p>-1</text:p>
          </table:table-cell>
          <table:table-cell table:formula="of:=SIGN([.T172])" office:value-type="float" office:value="1" calcext:value-type="float">
            <text:p>1</text:p>
          </table:table-cell>
          <table:table-cell table:formula="of:=SIGN([.U172])" office:value-type="float" office:value="-1" calcext:value-type="float">
            <text:p>-1</text:p>
          </table:table-cell>
          <table:table-cell table:number-columns-repeated="3"/>
          <table:table-cell office:value-type="float" office:value="13.879" calcext:value-type="float">
            <text:p>13.879</text:p>
          </table:table-cell>
          <table:table-cell office:value-type="float" office:value="-50.39499" calcext:value-type="float">
            <text:p>-50.39499</text:p>
          </table:table-cell>
          <table:table-cell office:value-type="float" office:value="108.2298" calcext:value-type="float">
            <text:p>108.2298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822" calcext:value-type="float">
            <text:p>6.822</text:p>
          </table:table-cell>
          <table:table-cell office:value-type="float" office:value="-14.60967" calcext:value-type="float">
            <text:p>-14.60967</text:p>
          </table:table-cell>
          <table:table-cell office:value-type="float" office:value="33.45158" calcext:value-type="float">
            <text:p>33.45158</text:p>
          </table:table-cell>
          <table:table-cell office:value-type="float" office:value="2.966375" calcext:value-type="float">
            <text:p>2.966375</text:p>
          </table:table-cell>
          <table:table-cell office:value-type="float" office:value="-71.4399" calcext:value-type="float">
            <text:p>-71.4399</text:p>
          </table:table-cell>
          <table:table-cell/>
          <table:table-cell table:formula="of:=SIGN([.AL172])" office:value-type="float" office:value="-1" calcext:value-type="float">
            <text:p>-1</text:p>
          </table:table-cell>
          <table:table-cell table:formula="of:=SIGN([.AM172])" office:value-type="float" office:value="1" calcext:value-type="float">
            <text:p>1</text:p>
          </table:table-cell>
          <table:table-cell table:formula="of:=SIGN([.AN172])" office:value-type="float" office:value="1" calcext:value-type="float">
            <text:p>1</text:p>
          </table:table-cell>
          <table:table-cell table:formula="of:=SIGN([.AO172])" office:value-type="float" office:value="-1" calcext:value-type="float">
            <text:p>-1</text:p>
          </table:table-cell>
          <table:table-cell table:number-columns-repeated="2"/>
          <table:table-cell office:value-type="float" office:value="7.768" calcext:value-type="float">
            <text:p>7.768</text:p>
          </table:table-cell>
          <table:table-cell office:value-type="float" office:value="-57.12513" calcext:value-type="float">
            <text:p>-57.12513</text:p>
          </table:table-cell>
          <table:table-cell office:value-type="float" office:value="-89.57217" calcext:value-type="float">
            <text:p>-89.57217</text:p>
          </table:table-cell>
          <table:table-cell office:value-type="float" office:value="2.643336" calcext:value-type="float">
            <text:p>2.643336</text:p>
          </table:table-cell>
          <table:table-cell office:value-type="float" office:value="-18.37859" calcext:value-type="float">
            <text:p>-18.37859</text:p>
          </table:table-cell>
          <table:table-cell/>
          <table:table-cell table:formula="of:=SIGN([.AX172])" office:value-type="float" office:value="-1" calcext:value-type="float">
            <text:p>-1</text:p>
          </table:table-cell>
          <table:table-cell table:formula="of:=SIGN([.AY172])" office:value-type="float" office:value="-1" calcext:value-type="float">
            <text:p>-1</text:p>
          </table:table-cell>
          <table:table-cell table:formula="of:=SIGN([.AZ172])" office:value-type="float" office:value="1" calcext:value-type="float">
            <text:p>1</text:p>
          </table:table-cell>
          <table:table-cell table:formula="of:=SIGN([.BA172])" office:value-type="float" office:value="-1" calcext:value-type="float">
            <text:p>-1</text:p>
          </table:table-cell>
          <table:table-cell table:number-columns-repeated="3"/>
          <table:table-cell office:value-type="float" office:value="5.305" calcext:value-type="float">
            <text:p>5.305</text:p>
          </table:table-cell>
          <table:table-cell office:value-type="float" office:value="-0.7362679" calcext:value-type="float">
            <text:p>-0.7362679</text:p>
          </table:table-cell>
          <table:table-cell office:value-type="float" office:value="-0.1230088" calcext:value-type="float">
            <text:p>-0.12300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166" calcext:value-type="float">
            <text:p>22.166</text:p>
          </table:table-cell>
          <table:table-cell office:value-type="float" office:value="-130.0296" calcext:value-type="float">
            <text:p>-130.0296</text:p>
          </table:table-cell>
          <table:table-cell office:value-type="float" office:value="128.1738" calcext:value-type="float">
            <text:p>128.17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092" calcext:value-type="float">
            <text:p>12.092</text:p>
          </table:table-cell>
          <table:table-cell office:value-type="float" office:value="-40.68326" calcext:value-type="float">
            <text:p>-40.68326</text:p>
          </table:table-cell>
          <table:table-cell office:value-type="float" office:value="106.4125" calcext:value-type="float">
            <text:p>106.4125</text:p>
          </table:table-cell>
          <table:table-cell office:value-type="float" office:value="91.51341" calcext:value-type="float">
            <text:p>91.51341</text:p>
          </table:table-cell>
          <table:table-cell office:value-type="float" office:value="161.7945" calcext:value-type="float">
            <text:p>161.7945</text:p>
          </table:table-cell>
          <table:table-cell/>
          <table:table-cell table:formula="of:=([.M173]-[.M174])" office:value-type="float" office:value="-0.00830999999999449" calcext:value-type="float">
            <text:p>-0.00830999999999449</text:p>
          </table:table-cell>
          <table:table-cell table:formula="of:=[.N173]-[.N174]" office:value-type="float" office:value="-0.0312000000000125" calcext:value-type="float">
            <text:p>-0.0312000000000125</text:p>
          </table:table-cell>
          <table:table-cell table:formula="of:=[.O173]-[.O174]" office:value-type="float" office:value="0.565469999999991" calcext:value-type="float">
            <text:p>0.565469999999991</text:p>
          </table:table-cell>
          <table:table-cell table:formula="of:=[.P173]-[.P174]" office:value-type="float" office:value="-0.685699999999997" calcext:value-type="float">
            <text:p>-0.685699999999997</text:p>
          </table:table-cell>
          <table:table-cell/>
          <table:table-cell table:formula="of:=SIGN([.R173])" office:value-type="float" office:value="-1" calcext:value-type="float">
            <text:p>-1</text:p>
          </table:table-cell>
          <table:table-cell table:formula="of:=SIGN([.S173])" office:value-type="float" office:value="-1" calcext:value-type="float">
            <text:p>-1</text:p>
          </table:table-cell>
          <table:table-cell table:formula="of:=SIGN([.T173])" office:value-type="float" office:value="1" calcext:value-type="float">
            <text:p>1</text:p>
          </table:table-cell>
          <table:table-cell table:formula="of:=SIGN([.U173])" office:value-type="float" office:value="-1" calcext:value-type="float">
            <text:p>-1</text:p>
          </table:table-cell>
          <table:table-cell table:number-columns-repeated="3"/>
          <table:table-cell office:value-type="float" office:value="13.89" calcext:value-type="float">
            <text:p>13.89</text:p>
          </table:table-cell>
          <table:table-cell office:value-type="float" office:value="-50.8567" calcext:value-type="float">
            <text:p>-50.8567</text:p>
          </table:table-cell>
          <table:table-cell office:value-type="float" office:value="108.609" calcext:value-type="float">
            <text:p>108.609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833" calcext:value-type="float">
            <text:p>6.833</text:p>
          </table:table-cell>
          <table:table-cell office:value-type="float" office:value="-14.29118" calcext:value-type="float">
            <text:p>-14.29118</text:p>
          </table:table-cell>
          <table:table-cell office:value-type="float" office:value="32.72233" calcext:value-type="float">
            <text:p>32.72233</text:p>
          </table:table-cell>
          <table:table-cell office:value-type="float" office:value="3.030718" calcext:value-type="float">
            <text:p>3.030718</text:p>
          </table:table-cell>
          <table:table-cell office:value-type="float" office:value="-71.72966" calcext:value-type="float">
            <text:p>-71.72966</text:p>
          </table:table-cell>
          <table:table-cell/>
          <table:table-cell table:formula="of:=SIGN([.AL173])" office:value-type="float" office:value="-1" calcext:value-type="float">
            <text:p>-1</text:p>
          </table:table-cell>
          <table:table-cell table:formula="of:=SIGN([.AM173])" office:value-type="float" office:value="1" calcext:value-type="float">
            <text:p>1</text:p>
          </table:table-cell>
          <table:table-cell table:formula="of:=SIGN([.AN173])" office:value-type="float" office:value="1" calcext:value-type="float">
            <text:p>1</text:p>
          </table:table-cell>
          <table:table-cell table:formula="of:=SIGN([.AO173])" office:value-type="float" office:value="-1" calcext:value-type="float">
            <text:p>-1</text:p>
          </table:table-cell>
          <table:table-cell table:number-columns-repeated="2"/>
          <table:table-cell office:value-type="float" office:value="7.78" calcext:value-type="float">
            <text:p>7.78</text:p>
          </table:table-cell>
          <table:table-cell office:value-type="float" office:value="-57.74801" calcext:value-type="float">
            <text:p>-57.74801</text:p>
          </table:table-cell>
          <table:table-cell office:value-type="float" office:value="-89.76293" calcext:value-type="float">
            <text:p>-89.76293</text:p>
          </table:table-cell>
          <table:table-cell office:value-type="float" office:value="2.44618" calcext:value-type="float">
            <text:p>2.44618</text:p>
          </table:table-cell>
          <table:table-cell office:value-type="float" office:value="-19.13381" calcext:value-type="float">
            <text:p>-19.13381</text:p>
          </table:table-cell>
          <table:table-cell/>
          <table:table-cell table:formula="of:=SIGN([.AX173])" office:value-type="float" office:value="-1" calcext:value-type="float">
            <text:p>-1</text:p>
          </table:table-cell>
          <table:table-cell table:formula="of:=SIGN([.AY173])" office:value-type="float" office:value="-1" calcext:value-type="float">
            <text:p>-1</text:p>
          </table:table-cell>
          <table:table-cell table:formula="of:=SIGN([.AZ173])" office:value-type="float" office:value="1" calcext:value-type="float">
            <text:p>1</text:p>
          </table:table-cell>
          <table:table-cell table:formula="of:=SIGN([.BA173])" office:value-type="float" office:value="-1" calcext:value-type="float">
            <text:p>-1</text:p>
          </table:table-cell>
          <table:table-cell table:number-columns-repeated="3"/>
          <table:table-cell office:value-type="float" office:value="5.313" calcext:value-type="float">
            <text:p>5.313</text:p>
          </table:table-cell>
          <table:table-cell office:value-type="float" office:value="-0.8560388" calcext:value-type="float">
            <text:p>-0.8560388</text:p>
          </table:table-cell>
          <table:table-cell office:value-type="float" office:value="0.003806665" calcext:value-type="float">
            <text:p>0.003806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33" calcext:value-type="float">
            <text:p>22.33</text:p>
          </table:table-cell>
          <table:table-cell office:value-type="float" office:value="-129.9679" calcext:value-type="float">
            <text:p>-129.9679</text:p>
          </table:table-cell>
          <table:table-cell office:value-type="float" office:value="128.2087" calcext:value-type="float">
            <text:p>128.20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103" calcext:value-type="float">
            <text:p>12.103</text:p>
          </table:table-cell>
          <table:table-cell office:value-type="float" office:value="-40.67495" calcext:value-type="float">
            <text:p>-40.67495</text:p>
          </table:table-cell>
          <table:table-cell office:value-type="float" office:value="106.4437" calcext:value-type="float">
            <text:p>106.4437</text:p>
          </table:table-cell>
          <table:table-cell office:value-type="float" office:value="90.94794" calcext:value-type="float">
            <text:p>90.94794</text:p>
          </table:table-cell>
          <table:table-cell office:value-type="float" office:value="162.4802" calcext:value-type="float">
            <text:p>162.4802</text:p>
          </table:table-cell>
          <table:table-cell/>
          <table:table-cell table:formula="of:=([.M174]-[.M175])" office:value-type="float" office:value="0.00140999999999991" calcext:value-type="float">
            <text:p>0.00140999999999991</text:p>
          </table:table-cell>
          <table:table-cell table:formula="of:=[.N174]-[.N175]" office:value-type="float" office:value="-0.0386999999999915" calcext:value-type="float">
            <text:p>-0.0386999999999915</text:p>
          </table:table-cell>
          <table:table-cell table:formula="of:=[.O174]-[.O175]" office:value-type="float" office:value="0.405389999999997" calcext:value-type="float">
            <text:p>0.405389999999997</text:p>
          </table:table-cell>
          <table:table-cell table:formula="of:=[.P174]-[.P175]" office:value-type="float" office:value="-0.676999999999993" calcext:value-type="float">
            <text:p>-0.676999999999993</text:p>
          </table:table-cell>
          <table:table-cell/>
          <table:table-cell table:formula="of:=SIGN([.R174])" office:value-type="float" office:value="1" calcext:value-type="float">
            <text:p>1</text:p>
          </table:table-cell>
          <table:table-cell table:formula="of:=SIGN([.S174])" office:value-type="float" office:value="-1" calcext:value-type="float">
            <text:p>-1</text:p>
          </table:table-cell>
          <table:table-cell table:formula="of:=SIGN([.T174])" office:value-type="float" office:value="1" calcext:value-type="float">
            <text:p>1</text:p>
          </table:table-cell>
          <table:table-cell table:formula="of:=SIGN([.U174])" office:value-type="float" office:value="-1" calcext:value-type="float">
            <text:p>-1</text:p>
          </table:table-cell>
          <table:table-cell table:number-columns-repeated="3"/>
          <table:table-cell office:value-type="float" office:value="13.901" calcext:value-type="float">
            <text:p>13.901</text:p>
          </table:table-cell>
          <table:table-cell office:value-type="float" office:value="-51.27134" calcext:value-type="float">
            <text:p>-51.27134</text:p>
          </table:table-cell>
          <table:table-cell office:value-type="float" office:value="108.9413" calcext:value-type="float">
            <text:p>108.9413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844" calcext:value-type="float">
            <text:p>6.844</text:p>
          </table:table-cell>
          <table:table-cell office:value-type="float" office:value="-13.97964" calcext:value-type="float">
            <text:p>-13.97964</text:p>
          </table:table-cell>
          <table:table-cell office:value-type="float" office:value="32.009" calcext:value-type="float">
            <text:p>32.009</text:p>
          </table:table-cell>
          <table:table-cell office:value-type="float" office:value="3.064912" calcext:value-type="float">
            <text:p>3.064912</text:p>
          </table:table-cell>
          <table:table-cell office:value-type="float" office:value="-71.97893" calcext:value-type="float">
            <text:p>-71.97893</text:p>
          </table:table-cell>
          <table:table-cell/>
          <table:table-cell table:formula="of:=SIGN([.AL174])" office:value-type="float" office:value="-1" calcext:value-type="float">
            <text:p>-1</text:p>
          </table:table-cell>
          <table:table-cell table:formula="of:=SIGN([.AM174])" office:value-type="float" office:value="1" calcext:value-type="float">
            <text:p>1</text:p>
          </table:table-cell>
          <table:table-cell table:formula="of:=SIGN([.AN174])" office:value-type="float" office:value="1" calcext:value-type="float">
            <text:p>1</text:p>
          </table:table-cell>
          <table:table-cell table:formula="of:=SIGN([.AO174])" office:value-type="float" office:value="-1" calcext:value-type="float">
            <text:p>-1</text:p>
          </table:table-cell>
          <table:table-cell table:number-columns-repeated="2"/>
          <table:table-cell office:value-type="float" office:value="7.792" calcext:value-type="float">
            <text:p>7.792</text:p>
          </table:table-cell>
          <table:table-cell office:value-type="float" office:value="-58.20875" calcext:value-type="float">
            <text:p>-58.20875</text:p>
          </table:table-cell>
          <table:table-cell office:value-type="float" office:value="-89.90348" calcext:value-type="float">
            <text:p>-89.90348</text:p>
          </table:table-cell>
          <table:table-cell office:value-type="float" office:value="2.418274" calcext:value-type="float">
            <text:p>2.418274</text:p>
          </table:table-cell>
          <table:table-cell office:value-type="float" office:value="-19.62625" calcext:value-type="float">
            <text:p>-19.62625</text:p>
          </table:table-cell>
          <table:table-cell/>
          <table:table-cell table:formula="of:=SIGN([.AX174])" office:value-type="float" office:value="-1" calcext:value-type="float">
            <text:p>-1</text:p>
          </table:table-cell>
          <table:table-cell table:formula="of:=SIGN([.AY174])" office:value-type="float" office:value="-1" calcext:value-type="float">
            <text:p>-1</text:p>
          </table:table-cell>
          <table:table-cell table:formula="of:=SIGN([.AZ174])" office:value-type="float" office:value="1" calcext:value-type="float">
            <text:p>1</text:p>
          </table:table-cell>
          <table:table-cell table:formula="of:=SIGN([.BA174])" office:value-type="float" office:value="-1" calcext:value-type="float">
            <text:p>-1</text:p>
          </table:table-cell>
          <table:table-cell table:number-columns-repeated="3"/>
          <table:table-cell office:value-type="float" office:value="5.321" calcext:value-type="float">
            <text:p>5.321</text:p>
          </table:table-cell>
          <table:table-cell office:value-type="float" office:value="-0.7086415" calcext:value-type="float">
            <text:p>-0.7086415</text:p>
          </table:table-cell>
          <table:table-cell office:value-type="float" office:value="-0.3616984" calcext:value-type="float">
            <text:p>-0.36169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353" calcext:value-type="float">
            <text:p>22.353</text:p>
          </table:table-cell>
          <table:table-cell office:value-type="float" office:value="-129.9565" calcext:value-type="float">
            <text:p>-129.9565</text:p>
          </table:table-cell>
          <table:table-cell office:value-type="float" office:value="128.2219" calcext:value-type="float">
            <text:p>128.2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115" calcext:value-type="float">
            <text:p>12.115</text:p>
          </table:table-cell>
          <table:table-cell office:value-type="float" office:value="-40.67636" calcext:value-type="float">
            <text:p>-40.67636</text:p>
          </table:table-cell>
          <table:table-cell office:value-type="float" office:value="106.4824" calcext:value-type="float">
            <text:p>106.4824</text:p>
          </table:table-cell>
          <table:table-cell office:value-type="float" office:value="90.54255" calcext:value-type="float">
            <text:p>90.54255</text:p>
          </table:table-cell>
          <table:table-cell office:value-type="float" office:value="163.1572" calcext:value-type="float">
            <text:p>163.1572</text:p>
          </table:table-cell>
          <table:table-cell/>
          <table:table-cell table:formula="of:=([.M175]-[.M176])" office:value-type="float" office:value="0.00689999999999458" calcext:value-type="float">
            <text:p>0.00689999999999458</text:p>
          </table:table-cell>
          <table:table-cell table:formula="of:=[.N175]-[.N176]" office:value-type="float" office:value="-0.0367999999999995" calcext:value-type="float">
            <text:p>-0.0367999999999995</text:p>
          </table:table-cell>
          <table:table-cell table:formula="of:=[.O175]-[.O176]" office:value-type="float" office:value="0.387410000000003" calcext:value-type="float">
            <text:p>0.387410000000003</text:p>
          </table:table-cell>
          <table:table-cell table:formula="of:=[.P175]-[.P176]" office:value-type="float" office:value="-0.708600000000018" calcext:value-type="float">
            <text:p>-0.708600000000018</text:p>
          </table:table-cell>
          <table:table-cell/>
          <table:table-cell table:formula="of:=SIGN([.R175])" office:value-type="float" office:value="1" calcext:value-type="float">
            <text:p>1</text:p>
          </table:table-cell>
          <table:table-cell table:formula="of:=SIGN([.S175])" office:value-type="float" office:value="-1" calcext:value-type="float">
            <text:p>-1</text:p>
          </table:table-cell>
          <table:table-cell table:formula="of:=SIGN([.T175])" office:value-type="float" office:value="1" calcext:value-type="float">
            <text:p>1</text:p>
          </table:table-cell>
          <table:table-cell table:formula="of:=SIGN([.U175])" office:value-type="float" office:value="-1" calcext:value-type="float">
            <text:p>-1</text:p>
          </table:table-cell>
          <table:table-cell table:number-columns-repeated="3"/>
          <table:table-cell office:value-type="float" office:value="13.912" calcext:value-type="float">
            <text:p>13.912</text:p>
          </table:table-cell>
          <table:table-cell office:value-type="float" office:value="-51.68862" calcext:value-type="float">
            <text:p>-51.68862</text:p>
          </table:table-cell>
          <table:table-cell office:value-type="float" office:value="109.2698" calcext:value-type="float">
            <text:p>109.2698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856" calcext:value-type="float">
            <text:p>6.856</text:p>
          </table:table-cell>
          <table:table-cell office:value-type="float" office:value="-13.99577" calcext:value-type="float">
            <text:p>-13.99577</text:p>
          </table:table-cell>
          <table:table-cell office:value-type="float" office:value="31.91456" calcext:value-type="float">
            <text:p>31.91456</text:p>
          </table:table-cell>
          <table:table-cell office:value-type="float" office:value="3.035515" calcext:value-type="float">
            <text:p>3.035515</text:p>
          </table:table-cell>
          <table:table-cell office:value-type="float" office:value="-72.287" calcext:value-type="float">
            <text:p>-72.287</text:p>
          </table:table-cell>
          <table:table-cell/>
          <table:table-cell table:formula="of:=SIGN([.AL175])" office:value-type="float" office:value="-1" calcext:value-type="float">
            <text:p>-1</text:p>
          </table:table-cell>
          <table:table-cell table:formula="of:=SIGN([.AM175])" office:value-type="float" office:value="1" calcext:value-type="float">
            <text:p>1</text:p>
          </table:table-cell>
          <table:table-cell table:formula="of:=SIGN([.AN175])" office:value-type="float" office:value="1" calcext:value-type="float">
            <text:p>1</text:p>
          </table:table-cell>
          <table:table-cell table:formula="of:=SIGN([.AO175])" office:value-type="float" office:value="-1" calcext:value-type="float">
            <text:p>-1</text:p>
          </table:table-cell>
          <table:table-cell table:number-columns-repeated="2"/>
          <table:table-cell office:value-type="float" office:value="7.803" calcext:value-type="float">
            <text:p>7.803</text:p>
          </table:table-cell>
          <table:table-cell office:value-type="float" office:value="-58.89379" calcext:value-type="float">
            <text:p>-58.89379</text:p>
          </table:table-cell>
          <table:table-cell office:value-type="float" office:value="-90.13988" calcext:value-type="float">
            <text:p>-90.13988</text:p>
          </table:table-cell>
          <table:table-cell office:value-type="float" office:value="1.995861" calcext:value-type="float">
            <text:p>1.995861</text:p>
          </table:table-cell>
          <table:table-cell office:value-type="float" office:value="-20.88053" calcext:value-type="float">
            <text:p>-20.88053</text:p>
          </table:table-cell>
          <table:table-cell/>
          <table:table-cell table:formula="of:=SIGN([.AX175])" office:value-type="float" office:value="-1" calcext:value-type="float">
            <text:p>-1</text:p>
          </table:table-cell>
          <table:table-cell table:formula="of:=SIGN([.AY175])" office:value-type="float" office:value="-1" calcext:value-type="float">
            <text:p>-1</text:p>
          </table:table-cell>
          <table:table-cell table:formula="of:=SIGN([.AZ175])" office:value-type="float" office:value="1" calcext:value-type="float">
            <text:p>1</text:p>
          </table:table-cell>
          <table:table-cell table:formula="of:=SIGN([.BA175])" office:value-type="float" office:value="-1" calcext:value-type="float">
            <text:p>-1</text:p>
          </table:table-cell>
          <table:table-cell table:number-columns-repeated="3"/>
          <table:table-cell office:value-type="float" office:value="5.33" calcext:value-type="float">
            <text:p>5.33</text:p>
          </table:table-cell>
          <table:table-cell office:value-type="float" office:value="-0.7588382" calcext:value-type="float">
            <text:p>-0.7588382</text:p>
          </table:table-cell>
          <table:table-cell office:value-type="float" office:value="0.1487101" calcext:value-type="float">
            <text:p>0.14871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374" calcext:value-type="float">
            <text:p>22.374</text:p>
          </table:table-cell>
          <table:table-cell office:value-type="float" office:value="-129.9081" calcext:value-type="float">
            <text:p>-129.9081</text:p>
          </table:table-cell>
          <table:table-cell office:value-type="float" office:value="128.2143" calcext:value-type="float">
            <text:p>128.2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129" calcext:value-type="float">
            <text:p>12.129</text:p>
          </table:table-cell>
          <table:table-cell office:value-type="float" office:value="-40.68326" calcext:value-type="float">
            <text:p>-40.68326</text:p>
          </table:table-cell>
          <table:table-cell office:value-type="float" office:value="106.5192" calcext:value-type="float">
            <text:p>106.5192</text:p>
          </table:table-cell>
          <table:table-cell office:value-type="float" office:value="90.15514" calcext:value-type="float">
            <text:p>90.15514</text:p>
          </table:table-cell>
          <table:table-cell office:value-type="float" office:value="163.8658" calcext:value-type="float">
            <text:p>163.8658</text:p>
          </table:table-cell>
          <table:table-cell/>
          <table:table-cell table:formula="of:=([.M176]-[.M177])" office:value-type="float" office:value="0.0388500000000036" calcext:value-type="float">
            <text:p>0.0388500000000036</text:p>
          </table:table-cell>
          <table:table-cell table:formula="of:=[.N176]-[.N177]" office:value-type="float" office:value="-0.0961999999999961" calcext:value-type="float">
            <text:p>-0.0961999999999961</text:p>
          </table:table-cell>
          <table:table-cell table:formula="of:=[.O176]-[.O177]" office:value-type="float" office:value="0.512050000000002" calcext:value-type="float">
            <text:p>0.512050000000002</text:p>
          </table:table-cell>
          <table:table-cell table:formula="of:=[.P176]-[.P177]" office:value-type="float" office:value="-0.865799999999979" calcext:value-type="float">
            <text:p>-0.865799999999979</text:p>
          </table:table-cell>
          <table:table-cell/>
          <table:table-cell table:formula="of:=SIGN([.R176])" office:value-type="float" office:value="1" calcext:value-type="float">
            <text:p>1</text:p>
          </table:table-cell>
          <table:table-cell table:formula="of:=SIGN([.S176])" office:value-type="float" office:value="-1" calcext:value-type="float">
            <text:p>-1</text:p>
          </table:table-cell>
          <table:table-cell table:formula="of:=SIGN([.T176])" office:value-type="float" office:value="1" calcext:value-type="float">
            <text:p>1</text:p>
          </table:table-cell>
          <table:table-cell table:formula="of:=SIGN([.U176])" office:value-type="float" office:value="-1" calcext:value-type="float">
            <text:p>-1</text:p>
          </table:table-cell>
          <table:table-cell table:number-columns-repeated="3"/>
          <table:table-cell office:value-type="float" office:value="13.935" calcext:value-type="float">
            <text:p>13.935</text:p>
          </table:table-cell>
          <table:table-cell office:value-type="float" office:value="-52.29267" calcext:value-type="float">
            <text:p>-52.29267</text:p>
          </table:table-cell>
          <table:table-cell office:value-type="float" office:value="109.735" calcext:value-type="float">
            <text:p>109.735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868" calcext:value-type="float">
            <text:p>6.868</text:p>
          </table:table-cell>
          <table:table-cell office:value-type="float" office:value="-14.2052" calcext:value-type="float">
            <text:p>-14.2052</text:p>
          </table:table-cell>
          <table:table-cell office:value-type="float" office:value="32.08688" calcext:value-type="float">
            <text:p>32.08688</text:p>
          </table:table-cell>
          <table:table-cell office:value-type="float" office:value="3.110349" calcext:value-type="float">
            <text:p>3.110349</text:p>
          </table:table-cell>
          <table:table-cell office:value-type="float" office:value="-72.50591" calcext:value-type="float">
            <text:p>-72.50591</text:p>
          </table:table-cell>
          <table:table-cell/>
          <table:table-cell table:formula="of:=SIGN([.AL176])" office:value-type="float" office:value="-1" calcext:value-type="float">
            <text:p>-1</text:p>
          </table:table-cell>
          <table:table-cell table:formula="of:=SIGN([.AM176])" office:value-type="float" office:value="1" calcext:value-type="float">
            <text:p>1</text:p>
          </table:table-cell>
          <table:table-cell table:formula="of:=SIGN([.AN176])" office:value-type="float" office:value="1" calcext:value-type="float">
            <text:p>1</text:p>
          </table:table-cell>
          <table:table-cell table:formula="of:=SIGN([.AO176])" office:value-type="float" office:value="-1" calcext:value-type="float">
            <text:p>-1</text:p>
          </table:table-cell>
          <table:table-cell table:number-columns-repeated="2"/>
          <table:table-cell office:value-type="float" office:value="7.814" calcext:value-type="float">
            <text:p>7.814</text:p>
          </table:table-cell>
          <table:table-cell office:value-type="float" office:value="-59.27112" calcext:value-type="float">
            <text:p>-59.27112</text:p>
          </table:table-cell>
          <table:table-cell office:value-type="float" office:value="-90.31551" calcext:value-type="float">
            <text:p>-90.31551</text:p>
          </table:table-cell>
          <table:table-cell office:value-type="float" office:value="1.864863" calcext:value-type="float">
            <text:p>1.864863</text:p>
          </table:table-cell>
          <table:table-cell office:value-type="float" office:value="-21.81176" calcext:value-type="float">
            <text:p>-21.81176</text:p>
          </table:table-cell>
          <table:table-cell/>
          <table:table-cell table:formula="of:=SIGN([.AX176])" office:value-type="float" office:value="-1" calcext:value-type="float">
            <text:p>-1</text:p>
          </table:table-cell>
          <table:table-cell table:formula="of:=SIGN([.AY176])" office:value-type="float" office:value="-1" calcext:value-type="float">
            <text:p>-1</text:p>
          </table:table-cell>
          <table:table-cell table:formula="of:=SIGN([.AZ176])" office:value-type="float" office:value="1" calcext:value-type="float">
            <text:p>1</text:p>
          </table:table-cell>
          <table:table-cell table:formula="of:=SIGN([.BA176])" office:value-type="float" office:value="-1" calcext:value-type="float">
            <text:p>-1</text:p>
          </table:table-cell>
          <table:table-cell table:number-columns-repeated="3"/>
          <table:table-cell office:value-type="float" office:value="5.339" calcext:value-type="float">
            <text:p>5.339</text:p>
          </table:table-cell>
          <table:table-cell office:value-type="float" office:value="-0.987892" calcext:value-type="float">
            <text:p>-0.987892</text:p>
          </table:table-cell>
          <table:table-cell office:value-type="float" office:value="-0.1376262" calcext:value-type="float">
            <text:p>-0.13762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398" calcext:value-type="float">
            <text:p>22.398</text:p>
          </table:table-cell>
          <table:table-cell office:value-type="float" office:value="-129.9291" calcext:value-type="float">
            <text:p>-129.9291</text:p>
          </table:table-cell>
          <table:table-cell office:value-type="float" office:value="128.1682" calcext:value-type="float">
            <text:p>128.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142" calcext:value-type="float">
            <text:p>12.142</text:p>
          </table:table-cell>
          <table:table-cell office:value-type="float" office:value="-40.72211" calcext:value-type="float">
            <text:p>-40.72211</text:p>
          </table:table-cell>
          <table:table-cell office:value-type="float" office:value="106.6154" calcext:value-type="float">
            <text:p>106.6154</text:p>
          </table:table-cell>
          <table:table-cell office:value-type="float" office:value="89.64309" calcext:value-type="float">
            <text:p>89.64309</text:p>
          </table:table-cell>
          <table:table-cell office:value-type="float" office:value="164.7316" calcext:value-type="float">
            <text:p>164.7316</text:p>
          </table:table-cell>
          <table:table-cell/>
          <table:table-cell table:formula="of:=([.M177]-[.M178])" office:value-type="float" office:value="0.0284300000000002" calcext:value-type="float">
            <text:p>0.0284300000000002</text:p>
          </table:table-cell>
          <table:table-cell table:formula="of:=[.N177]-[.N178]" office:value-type="float" office:value="-0.0590000000000117" calcext:value-type="float">
            <text:p>-0.0590000000000117</text:p>
          </table:table-cell>
          <table:table-cell table:formula="of:=[.O177]-[.O178]" office:value-type="float" office:value="0.490650000000002" calcext:value-type="float">
            <text:p>0.490650000000002</text:p>
          </table:table-cell>
          <table:table-cell table:formula="of:=[.P177]-[.P178]" office:value-type="float" office:value="-0.888900000000007" calcext:value-type="float">
            <text:p>-0.888900000000007</text:p>
          </table:table-cell>
          <table:table-cell/>
          <table:table-cell table:formula="of:=SIGN([.R177])" office:value-type="float" office:value="1" calcext:value-type="float">
            <text:p>1</text:p>
          </table:table-cell>
          <table:table-cell table:formula="of:=SIGN([.S177])" office:value-type="float" office:value="-1" calcext:value-type="float">
            <text:p>-1</text:p>
          </table:table-cell>
          <table:table-cell table:formula="of:=SIGN([.T177])" office:value-type="float" office:value="1" calcext:value-type="float">
            <text:p>1</text:p>
          </table:table-cell>
          <table:table-cell table:formula="of:=SIGN([.U177])" office:value-type="float" office:value="-1" calcext:value-type="float">
            <text:p>-1</text:p>
          </table:table-cell>
          <table:table-cell table:number-columns-repeated="3"/>
          <table:table-cell office:value-type="float" office:value="13.946" calcext:value-type="float">
            <text:p>13.946</text:p>
          </table:table-cell>
          <table:table-cell office:value-type="float" office:value="-52.85034" calcext:value-type="float">
            <text:p>-52.85034</text:p>
          </table:table-cell>
          <table:table-cell office:value-type="float" office:value="110.1528" calcext:value-type="float">
            <text:p>110.1528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88" calcext:value-type="float">
            <text:p>6.88</text:p>
          </table:table-cell>
          <table:table-cell office:value-type="float" office:value="-14.36404" calcext:value-type="float">
            <text:p>-14.36404</text:p>
          </table:table-cell>
          <table:table-cell office:value-type="float" office:value="32.25669" calcext:value-type="float">
            <text:p>32.25669</text:p>
          </table:table-cell>
          <table:table-cell office:value-type="float" office:value="3.132938" calcext:value-type="float">
            <text:p>3.132938</text:p>
          </table:table-cell>
          <table:table-cell office:value-type="float" office:value="-72.80866" calcext:value-type="float">
            <text:p>-72.80866</text:p>
          </table:table-cell>
          <table:table-cell/>
          <table:table-cell table:formula="of:=SIGN([.AL177])" office:value-type="float" office:value="-1" calcext:value-type="float">
            <text:p>-1</text:p>
          </table:table-cell>
          <table:table-cell table:formula="of:=SIGN([.AM177])" office:value-type="float" office:value="1" calcext:value-type="float">
            <text:p>1</text:p>
          </table:table-cell>
          <table:table-cell table:formula="of:=SIGN([.AN177])" office:value-type="float" office:value="1" calcext:value-type="float">
            <text:p>1</text:p>
          </table:table-cell>
          <table:table-cell table:formula="of:=SIGN([.AO177])" office:value-type="float" office:value="-1" calcext:value-type="float">
            <text:p>-1</text:p>
          </table:table-cell>
          <table:table-cell table:number-columns-repeated="2"/>
          <table:table-cell office:value-type="float" office:value="7.825" calcext:value-type="float">
            <text:p>7.825</text:p>
          </table:table-cell>
          <table:table-cell office:value-type="float" office:value="-59.60304" calcext:value-type="float">
            <text:p>-59.60304</text:p>
          </table:table-cell>
          <table:table-cell office:value-type="float" office:value="-90.47005" calcext:value-type="float">
            <text:p>-90.47005</text:p>
          </table:table-cell>
          <table:table-cell office:value-type="float" office:value="1.677978" calcext:value-type="float">
            <text:p>1.677978</text:p>
          </table:table-cell>
          <table:table-cell office:value-type="float" office:value="-22.60506" calcext:value-type="float">
            <text:p>-22.60506</text:p>
          </table:table-cell>
          <table:table-cell/>
          <table:table-cell table:formula="of:=SIGN([.AX177])" office:value-type="float" office:value="-1" calcext:value-type="float">
            <text:p>-1</text:p>
          </table:table-cell>
          <table:table-cell table:formula="of:=SIGN([.AY177])" office:value-type="float" office:value="-1" calcext:value-type="float">
            <text:p>-1</text:p>
          </table:table-cell>
          <table:table-cell table:formula="of:=SIGN([.AZ177])" office:value-type="float" office:value="1" calcext:value-type="float">
            <text:p>1</text:p>
          </table:table-cell>
          <table:table-cell table:formula="of:=SIGN([.BA177])" office:value-type="float" office:value="-1" calcext:value-type="float">
            <text:p>-1</text:p>
          </table:table-cell>
          <table:table-cell table:number-columns-repeated="3"/>
          <table:table-cell office:value-type="float" office:value="5.349" calcext:value-type="float">
            <text:p>5.349</text:p>
          </table:table-cell>
          <table:table-cell office:value-type="float" office:value="-0.9786495" calcext:value-type="float">
            <text:p>-0.9786495</text:p>
          </table:table-cell>
          <table:table-cell office:value-type="float" office:value="-0.143107" calcext:value-type="float">
            <text:p>-0.1431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2" calcext:value-type="float">
            <text:p>22.42</text:p>
          </table:table-cell>
          <table:table-cell office:value-type="float" office:value="-129.8678" calcext:value-type="float">
            <text:p>-129.8678</text:p>
          </table:table-cell>
          <table:table-cell office:value-type="float" office:value="128.2154" calcext:value-type="float">
            <text:p>128.2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153" calcext:value-type="float">
            <text:p>12.153</text:p>
          </table:table-cell>
          <table:table-cell office:value-type="float" office:value="-40.75054" calcext:value-type="float">
            <text:p>-40.75054</text:p>
          </table:table-cell>
          <table:table-cell office:value-type="float" office:value="106.6744" calcext:value-type="float">
            <text:p>106.6744</text:p>
          </table:table-cell>
          <table:table-cell office:value-type="float" office:value="89.15244" calcext:value-type="float">
            <text:p>89.15244</text:p>
          </table:table-cell>
          <table:table-cell office:value-type="float" office:value="165.6205" calcext:value-type="float">
            <text:p>165.6205</text:p>
          </table:table-cell>
          <table:table-cell/>
          <table:table-cell table:formula="of:=([.M178]-[.M179])" office:value-type="float" office:value="0.148849999999996" calcext:value-type="float">
            <text:p>0.148849999999996</text:p>
          </table:table-cell>
          <table:table-cell table:formula="of:=[.N178]-[.N179]" office:value-type="float" office:value="-0.0792000000000002" calcext:value-type="float">
            <text:p>-0.0792000000000002</text:p>
          </table:table-cell>
          <table:table-cell table:formula="of:=[.O178]-[.O179]" office:value-type="float" office:value="0.797609999999992" calcext:value-type="float">
            <text:p>0.797609999999992</text:p>
          </table:table-cell>
          <table:table-cell table:formula="of:=[.P178]-[.P179]" office:value-type="float" office:value="-0.708200000000005" calcext:value-type="float">
            <text:p>-0.708200000000005</text:p>
          </table:table-cell>
          <table:table-cell/>
          <table:table-cell table:formula="of:=SIGN([.R178])" office:value-type="float" office:value="1" calcext:value-type="float">
            <text:p>1</text:p>
          </table:table-cell>
          <table:table-cell table:formula="of:=SIGN([.S178])" office:value-type="float" office:value="-1" calcext:value-type="float">
            <text:p>-1</text:p>
          </table:table-cell>
          <table:table-cell table:formula="of:=SIGN([.T178])" office:value-type="float" office:value="1" calcext:value-type="float">
            <text:p>1</text:p>
          </table:table-cell>
          <table:table-cell table:formula="of:=SIGN([.U178])" office:value-type="float" office:value="-1" calcext:value-type="float">
            <text:p>-1</text:p>
          </table:table-cell>
          <table:table-cell table:number-columns-repeated="3"/>
          <table:table-cell office:value-type="float" office:value="13.958" calcext:value-type="float">
            <text:p>13.958</text:p>
          </table:table-cell>
          <table:table-cell office:value-type="float" office:value="-53.33202" calcext:value-type="float">
            <text:p>-53.33202</text:p>
          </table:table-cell>
          <table:table-cell office:value-type="float" office:value="110.508" calcext:value-type="float">
            <text:p>110.508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891" calcext:value-type="float">
            <text:p>6.891</text:p>
          </table:table-cell>
          <table:table-cell office:value-type="float" office:value="-14.51085" calcext:value-type="float">
            <text:p>-14.51085</text:p>
          </table:table-cell>
          <table:table-cell office:value-type="float" office:value="32.40906" calcext:value-type="float">
            <text:p>32.40906</text:p>
          </table:table-cell>
          <table:table-cell office:value-type="float" office:value="3.186613" calcext:value-type="float">
            <text:p>3.186613</text:p>
          </table:table-cell>
          <table:table-cell office:value-type="float" office:value="-73.07332" calcext:value-type="float">
            <text:p>-73.07332</text:p>
          </table:table-cell>
          <table:table-cell/>
          <table:table-cell table:formula="of:=SIGN([.AL178])" office:value-type="float" office:value="-1" calcext:value-type="float">
            <text:p>-1</text:p>
          </table:table-cell>
          <table:table-cell table:formula="of:=SIGN([.AM178])" office:value-type="float" office:value="1" calcext:value-type="float">
            <text:p>1</text:p>
          </table:table-cell>
          <table:table-cell table:formula="of:=SIGN([.AN178])" office:value-type="float" office:value="1" calcext:value-type="float">
            <text:p>1</text:p>
          </table:table-cell>
          <table:table-cell table:formula="of:=SIGN([.AO178])" office:value-type="float" office:value="-1" calcext:value-type="float">
            <text:p>-1</text:p>
          </table:table-cell>
          <table:table-cell table:number-columns-repeated="2"/>
          <table:table-cell office:value-type="float" office:value="7.846" calcext:value-type="float">
            <text:p>7.846</text:p>
          </table:table-cell>
          <table:table-cell office:value-type="float" office:value="-60.31929" calcext:value-type="float">
            <text:p>-60.31929</text:p>
          </table:table-cell>
          <table:table-cell office:value-type="float" office:value="-90.80302" calcext:value-type="float">
            <text:p>-90.80302</text:p>
          </table:table-cell>
          <table:table-cell office:value-type="float" office:value="1.159979" calcext:value-type="float">
            <text:p>1.159979</text:p>
          </table:table-cell>
          <table:table-cell office:value-type="float" office:value="-24.21134" calcext:value-type="float">
            <text:p>-24.21134</text:p>
          </table:table-cell>
          <table:table-cell/>
          <table:table-cell table:formula="of:=SIGN([.AX178])" office:value-type="float" office:value="-1" calcext:value-type="float">
            <text:p>-1</text:p>
          </table:table-cell>
          <table:table-cell table:formula="of:=SIGN([.AY178])" office:value-type="float" office:value="-1" calcext:value-type="float">
            <text:p>-1</text:p>
          </table:table-cell>
          <table:table-cell table:formula="of:=SIGN([.AZ178])" office:value-type="float" office:value="1" calcext:value-type="float">
            <text:p>1</text:p>
          </table:table-cell>
          <table:table-cell table:formula="of:=SIGN([.BA178])" office:value-type="float" office:value="-1" calcext:value-type="float">
            <text:p>-1</text:p>
          </table:table-cell>
          <table:table-cell table:number-columns-repeated="3"/>
          <table:table-cell office:value-type="float" office:value="5.357" calcext:value-type="float">
            <text:p>5.357</text:p>
          </table:table-cell>
          <table:table-cell office:value-type="float" office:value="-0.8623498" calcext:value-type="float">
            <text:p>-0.8623498</text:p>
          </table:table-cell>
          <table:table-cell office:value-type="float" office:value="-0.2506354" calcext:value-type="float">
            <text:p>-0.25063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43" calcext:value-type="float">
            <text:p>22.443</text:p>
          </table:table-cell>
          <table:table-cell office:value-type="float" office:value="-129.7427" calcext:value-type="float">
            <text:p>-129.7427</text:p>
          </table:table-cell>
          <table:table-cell office:value-type="float" office:value="128.286" calcext:value-type="float">
            <text:p>128.2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164" calcext:value-type="float">
            <text:p>12.164</text:p>
          </table:table-cell>
          <table:table-cell office:value-type="float" office:value="-40.89939" calcext:value-type="float">
            <text:p>-40.89939</text:p>
          </table:table-cell>
          <table:table-cell office:value-type="float" office:value="106.7536" calcext:value-type="float">
            <text:p>106.7536</text:p>
          </table:table-cell>
          <table:table-cell office:value-type="float" office:value="88.35483" calcext:value-type="float">
            <text:p>88.35483</text:p>
          </table:table-cell>
          <table:table-cell office:value-type="float" office:value="166.3287" calcext:value-type="float">
            <text:p>166.3287</text:p>
          </table:table-cell>
          <table:table-cell/>
          <table:table-cell table:formula="of:=([.M179]-[.M180])" office:value-type="float" office:value="0.176000000000002" calcext:value-type="float">
            <text:p>0.176000000000002</text:p>
          </table:table-cell>
          <table:table-cell table:formula="of:=[.N179]-[.N180]" office:value-type="float" office:value="-0.0973999999999933" calcext:value-type="float">
            <text:p>-0.0973999999999933</text:p>
          </table:table-cell>
          <table:table-cell table:formula="of:=[.O179]-[.O180]" office:value-type="float" office:value="0.659950000000009" calcext:value-type="float">
            <text:p>0.659950000000009</text:p>
          </table:table-cell>
          <table:table-cell table:formula="of:=[.P179]-[.P180]" office:value-type="float" office:value="-0.686399999999992" calcext:value-type="float">
            <text:p>-0.686399999999992</text:p>
          </table:table-cell>
          <table:table-cell/>
          <table:table-cell table:formula="of:=SIGN([.R179])" office:value-type="float" office:value="1" calcext:value-type="float">
            <text:p>1</text:p>
          </table:table-cell>
          <table:table-cell table:formula="of:=SIGN([.S179])" office:value-type="float" office:value="-1" calcext:value-type="float">
            <text:p>-1</text:p>
          </table:table-cell>
          <table:table-cell table:formula="of:=SIGN([.T179])" office:value-type="float" office:value="1" calcext:value-type="float">
            <text:p>1</text:p>
          </table:table-cell>
          <table:table-cell table:formula="of:=SIGN([.U179])" office:value-type="float" office:value="-1" calcext:value-type="float">
            <text:p>-1</text:p>
          </table:table-cell>
          <table:table-cell table:number-columns-repeated="3"/>
          <table:table-cell office:value-type="float" office:value="13.969" calcext:value-type="float">
            <text:p>13.969</text:p>
          </table:table-cell>
          <table:table-cell office:value-type="float" office:value="-53.74122" calcext:value-type="float">
            <text:p>-53.74122</text:p>
          </table:table-cell>
          <table:table-cell office:value-type="float" office:value="110.8045" calcext:value-type="float">
            <text:p>110.8045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902" calcext:value-type="float">
            <text:p>6.902</text:p>
          </table:table-cell>
          <table:table-cell office:value-type="float" office:value="-14.66502" calcext:value-type="float">
            <text:p>-14.66502</text:p>
          </table:table-cell>
          <table:table-cell office:value-type="float" office:value="32.56268" calcext:value-type="float">
            <text:p>32.56268</text:p>
          </table:table-cell>
          <table:table-cell office:value-type="float" office:value="3.149284" calcext:value-type="float">
            <text:p>3.149284</text:p>
          </table:table-cell>
          <table:table-cell office:value-type="float" office:value="-73.21671" calcext:value-type="float">
            <text:p>-73.21671</text:p>
          </table:table-cell>
          <table:table-cell/>
          <table:table-cell table:formula="of:=SIGN([.AL179])" office:value-type="float" office:value="-1" calcext:value-type="float">
            <text:p>-1</text:p>
          </table:table-cell>
          <table:table-cell table:formula="of:=SIGN([.AM179])" office:value-type="float" office:value="1" calcext:value-type="float">
            <text:p>1</text:p>
          </table:table-cell>
          <table:table-cell table:formula="of:=SIGN([.AN179])" office:value-type="float" office:value="1" calcext:value-type="float">
            <text:p>1</text:p>
          </table:table-cell>
          <table:table-cell table:formula="of:=SIGN([.AO179])" office:value-type="float" office:value="-1" calcext:value-type="float">
            <text:p>-1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 office:value-type="float" office:value="-60.54596" calcext:value-type="float">
            <text:p>-60.54596</text:p>
          </table:table-cell>
          <table:table-cell office:value-type="float" office:value="-90.90807" calcext:value-type="float">
            <text:p>-90.90807</text:p>
          </table:table-cell>
          <table:table-cell office:value-type="float" office:value="1.06995" calcext:value-type="float">
            <text:p>1.06995</text:p>
          </table:table-cell>
          <table:table-cell office:value-type="float" office:value="-24.59989" calcext:value-type="float">
            <text:p>-24.59989</text:p>
          </table:table-cell>
          <table:table-cell/>
          <table:table-cell table:formula="of:=SIGN([.AX179])" office:value-type="float" office:value="-1" calcext:value-type="float">
            <text:p>-1</text:p>
          </table:table-cell>
          <table:table-cell table:formula="of:=SIGN([.AY179])" office:value-type="float" office:value="-1" calcext:value-type="float">
            <text:p>-1</text:p>
          </table:table-cell>
          <table:table-cell table:formula="of:=SIGN([.AZ179])" office:value-type="float" office:value="1" calcext:value-type="float">
            <text:p>1</text:p>
          </table:table-cell>
          <table:table-cell table:formula="of:=SIGN([.BA179])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2.465" calcext:value-type="float">
            <text:p>22.465</text:p>
          </table:table-cell>
          <table:table-cell office:value-type="float" office:value="-129.73" calcext:value-type="float">
            <text:p>-129.73</text:p>
          </table:table-cell>
          <table:table-cell office:value-type="float" office:value="128.2949" calcext:value-type="float">
            <text:p>128.29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175" calcext:value-type="float">
            <text:p>12.175</text:p>
          </table:table-cell>
          <table:table-cell office:value-type="float" office:value="-41.07539" calcext:value-type="float">
            <text:p>-41.07539</text:p>
          </table:table-cell>
          <table:table-cell office:value-type="float" office:value="106.851" calcext:value-type="float">
            <text:p>106.851</text:p>
          </table:table-cell>
          <table:table-cell office:value-type="float" office:value="87.69488" calcext:value-type="float">
            <text:p>87.69488</text:p>
          </table:table-cell>
          <table:table-cell office:value-type="float" office:value="167.0151" calcext:value-type="float">
            <text:p>167.0151</text:p>
          </table:table-cell>
          <table:table-cell/>
          <table:table-cell table:formula="of:=([.M180]-[.M181])" office:value-type="float" office:value="5.86503" calcext:value-type="float">
            <text:p>5.86503</text:p>
          </table:table-cell>
          <table:table-cell table:formula="of:=[.N180]-[.N181]" office:value-type="float" office:value="-2.8874" calcext:value-type="float">
            <text:p>-2.8874</text:p>
          </table:table-cell>
          <table:table-cell table:formula="of:=[.O180]-[.O181]" office:value-type="float" office:value="11.55982" calcext:value-type="float">
            <text:p>11.55982</text:p>
          </table:table-cell>
          <table:table-cell table:formula="of:=[.P180]-[.P181]" office:value-type="float" office:value="-7.1867" calcext:value-type="float">
            <text:p>-7.1867</text:p>
          </table:table-cell>
          <table:table-cell/>
          <table:table-cell table:formula="of:=SIGN([.R180])" office:value-type="float" office:value="1" calcext:value-type="float">
            <text:p>1</text:p>
          </table:table-cell>
          <table:table-cell table:formula="of:=SIGN([.S180])" office:value-type="float" office:value="-1" calcext:value-type="float">
            <text:p>-1</text:p>
          </table:table-cell>
          <table:table-cell table:formula="of:=SIGN([.T180])" office:value-type="float" office:value="1" calcext:value-type="float">
            <text:p>1</text:p>
          </table:table-cell>
          <table:table-cell table:formula="of:=SIGN([.U180])" office:value-type="float" office:value="-1" calcext:value-type="float">
            <text:p>-1</text:p>
          </table:table-cell>
          <table:table-cell table:number-columns-repeated="3"/>
          <table:table-cell office:value-type="float" office:value="13.981" calcext:value-type="float">
            <text:p>13.981</text:p>
          </table:table-cell>
          <table:table-cell office:value-type="float" office:value="-54.17715" calcext:value-type="float">
            <text:p>-54.17715</text:p>
          </table:table-cell>
          <table:table-cell office:value-type="float" office:value="111.1122" calcext:value-type="float">
            <text:p>111.112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6.913" calcext:value-type="float">
            <text:p>6.913</text:p>
          </table:table-cell>
          <table:table-cell office:value-type="float" office:value="-14.77578" calcext:value-type="float">
            <text:p>-14.77578</text:p>
          </table:table-cell>
          <table:table-cell office:value-type="float" office:value="32.66649" calcext:value-type="float">
            <text:p>32.66649</text:p>
          </table:table-cell>
          <table:table-cell office:value-type="float" office:value="3.170151" calcext:value-type="float">
            <text:p>3.170151</text:p>
          </table:table-cell>
          <table:table-cell office:value-type="float" office:value="-73.24939" calcext:value-type="float">
            <text:p>-73.24939</text:p>
          </table:table-cell>
          <table:table-cell/>
          <table:table-cell table:formula="of:=SIGN([.AL180])" office:value-type="float" office:value="-1" calcext:value-type="float">
            <text:p>-1</text:p>
          </table:table-cell>
          <table:table-cell table:formula="of:=SIGN([.AM180])" office:value-type="float" office:value="1" calcext:value-type="float">
            <text:p>1</text:p>
          </table:table-cell>
          <table:table-cell table:formula="of:=SIGN([.AN180])" office:value-type="float" office:value="1" calcext:value-type="float">
            <text:p>1</text:p>
          </table:table-cell>
          <table:table-cell table:formula="of:=SIGN([.AO180])" office:value-type="float" office:value="-1" calcext:value-type="float">
            <text:p>-1</text:p>
          </table:table-cell>
          <table:table-cell table:number-columns-repeated="2"/>
          <table:table-cell office:value-type="float" office:value="7.869" calcext:value-type="float">
            <text:p>7.869</text:p>
          </table:table-cell>
          <table:table-cell office:value-type="float" office:value="-61.09881" calcext:value-type="float">
            <text:p>-61.09881</text:p>
          </table:table-cell>
          <table:table-cell office:value-type="float" office:value="-91.16381" calcext:value-type="float">
            <text:p>-91.16381</text:p>
          </table:table-cell>
          <table:table-cell office:value-type="float" office:value="0.7781394" calcext:value-type="float">
            <text:p>0.7781394</text:p>
          </table:table-cell>
          <table:table-cell office:value-type="float" office:value="-25.79615" calcext:value-type="float">
            <text:p>-25.79615</text:p>
          </table:table-cell>
          <table:table-cell/>
          <table:table-cell table:formula="of:=SIGN([.AX180])" office:value-type="float" office:value="-1" calcext:value-type="float">
            <text:p>-1</text:p>
          </table:table-cell>
          <table:table-cell table:formula="of:=SIGN([.AY180])" office:value-type="float" office:value="-1" calcext:value-type="float">
            <text:p>-1</text:p>
          </table:table-cell>
          <table:table-cell table:formula="of:=SIGN([.AZ180])" office:value-type="float" office:value="1" calcext:value-type="float">
            <text:p>1</text:p>
          </table:table-cell>
          <table:table-cell table:formula="of:=SIGN([.BA180])" office:value-type="float" office:value="-1" calcext:value-type="float">
            <text:p>-1</text:p>
          </table:table-cell>
          <table:table-cell table:number-columns-repeated="3"/>
          <table:table-cell office:value-type="float" office:value="5.424" calcext:value-type="float">
            <text:p>5.424</text:p>
          </table:table-cell>
          <table:table-cell office:value-type="float" office:value="-0.2638956" calcext:value-type="float">
            <text:p>-0.2638956</text:p>
          </table:table-cell>
          <table:table-cell office:value-type="float" office:value="0.02694242" calcext:value-type="float">
            <text:p>0.026942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486" calcext:value-type="float">
            <text:p>22.486</text:p>
          </table:table-cell>
          <table:table-cell office:value-type="float" office:value="-129.7355" calcext:value-type="float">
            <text:p>-129.7355</text:p>
          </table:table-cell>
          <table:table-cell office:value-type="float" office:value="128.2757" calcext:value-type="float">
            <text:p>128.27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336" calcext:value-type="float">
            <text:p>12.336</text:p>
          </table:table-cell>
          <table:table-cell office:value-type="float" office:value="-46.94042" calcext:value-type="float">
            <text:p>-46.94042</text:p>
          </table:table-cell>
          <table:table-cell office:value-type="float" office:value="109.7384" calcext:value-type="float">
            <text:p>109.7384</text:p>
          </table:table-cell>
          <table:table-cell office:value-type="float" office:value="76.13506" calcext:value-type="float">
            <text:p>76.13506</text:p>
          </table:table-cell>
          <table:table-cell office:value-type="float" office:value="174.2018" calcext:value-type="float">
            <text:p>174.2018</text:p>
          </table:table-cell>
          <table:table-cell/>
          <table:table-cell table:formula="of:=([.M181]-[.M182])" office:value-type="float" office:value="0.632009999999994" calcext:value-type="float">
            <text:p>0.632009999999994</text:p>
          </table:table-cell>
          <table:table-cell table:formula="of:=[.N181]-[.N182]" office:value-type="float" office:value="-0.313400000000001" calcext:value-type="float">
            <text:p>-0.313400000000001</text:p>
          </table:table-cell>
          <table:table-cell table:formula="of:=[.O181]-[.O182]" office:value-type="float" office:value="1.48568999999999" calcext:value-type="float">
            <text:p>1.48568999999999</text:p>
          </table:table-cell>
          <table:table-cell table:formula="of:=[.P181]-[.P182]" office:value-type="float" office:value="-0.798000000000002" calcext:value-type="float">
            <text:p>-0.798000000000002</text:p>
          </table:table-cell>
          <table:table-cell/>
          <table:table-cell table:formula="of:=SIGN([.R181])" office:value-type="float" office:value="1" calcext:value-type="float">
            <text:p>1</text:p>
          </table:table-cell>
          <table:table-cell table:formula="of:=SIGN([.S181])" office:value-type="float" office:value="-1" calcext:value-type="float">
            <text:p>-1</text:p>
          </table:table-cell>
          <table:table-cell table:formula="of:=SIGN([.T181])" office:value-type="float" office:value="1" calcext:value-type="float">
            <text:p>1</text:p>
          </table:table-cell>
          <table:table-cell table:formula="of:=SIGN([.U181])" office:value-type="float" office:value="-1" calcext:value-type="float">
            <text:p>-1</text:p>
          </table:table-cell>
          <table:table-cell table:number-columns-repeated="3"/>
          <table:table-cell office:value-type="float" office:value="13.992" calcext:value-type="float">
            <text:p>13.992</text:p>
          </table:table-cell>
          <table:table-cell office:value-type="float" office:value="-54.47866" calcext:value-type="float">
            <text:p>-54.47866</text:p>
          </table:table-cell>
          <table:table-cell office:value-type="float" office:value="111.3696" calcext:value-type="float">
            <text:p>111.3696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073" calcext:value-type="float">
            <text:p>7.073</text:p>
          </table:table-cell>
          <table:table-cell office:value-type="float" office:value="-16.34703" calcext:value-type="float">
            <text:p>-16.34703</text:p>
          </table:table-cell>
          <table:table-cell office:value-type="float" office:value="34.22583" calcext:value-type="float">
            <text:p>34.22583</text:p>
          </table:table-cell>
          <table:table-cell office:value-type="float" office:value="3.066913" calcext:value-type="float">
            <text:p>3.066913</text:p>
          </table:table-cell>
          <table:table-cell office:value-type="float" office:value="-73.41798" calcext:value-type="float">
            <text:p>-73.41798</text:p>
          </table:table-cell>
          <table:table-cell/>
          <table:table-cell table:formula="of:=SIGN([.AL181])" office:value-type="float" office:value="-1" calcext:value-type="float">
            <text:p>-1</text:p>
          </table:table-cell>
          <table:table-cell table:formula="of:=SIGN([.AM181])" office:value-type="float" office:value="1" calcext:value-type="float">
            <text:p>1</text:p>
          </table:table-cell>
          <table:table-cell table:formula="of:=SIGN([.AN181])" office:value-type="float" office:value="1" calcext:value-type="float">
            <text:p>1</text:p>
          </table:table-cell>
          <table:table-cell table:formula="of:=SIGN([.AO181])" office:value-type="float" office:value="-1" calcext:value-type="float">
            <text:p>-1</text:p>
          </table:table-cell>
          <table:table-cell table:number-columns-repeated="2"/>
          <table:table-cell office:value-type="float" office:value="7.881" calcext:value-type="float">
            <text:p>7.881</text:p>
          </table:table-cell>
          <table:table-cell office:value-type="float" office:value="-61.55841" calcext:value-type="float">
            <text:p>-61.55841</text:p>
          </table:table-cell>
          <table:table-cell office:value-type="float" office:value="-91.38621" calcext:value-type="float">
            <text:p>-91.38621</text:p>
          </table:table-cell>
          <table:table-cell office:value-type="float" office:value="0.4290558" calcext:value-type="float">
            <text:p>0.4290558</text:p>
          </table:table-cell>
          <table:table-cell office:value-type="float" office:value="-27.2643" calcext:value-type="float">
            <text:p>-27.2643</text:p>
          </table:table-cell>
          <table:table-cell/>
          <table:table-cell table:formula="of:=SIGN([.AX181])" office:value-type="float" office:value="-1" calcext:value-type="float">
            <text:p>-1</text:p>
          </table:table-cell>
          <table:table-cell table:formula="of:=SIGN([.AY181])" office:value-type="float" office:value="-1" calcext:value-type="float">
            <text:p>-1</text:p>
          </table:table-cell>
          <table:table-cell table:formula="of:=SIGN([.AZ181])" office:value-type="float" office:value="1" calcext:value-type="float">
            <text:p>1</text:p>
          </table:table-cell>
          <table:table-cell table:formula="of:=SIGN([.BA181])" office:value-type="float" office:value="-1" calcext:value-type="float">
            <text:p>-1</text:p>
          </table:table-cell>
          <table:table-cell table:number-columns-repeated="3"/>
          <table:table-cell office:value-type="float" office:value="5.432" calcext:value-type="float">
            <text:p>5.432</text:p>
          </table:table-cell>
          <table:table-cell office:value-type="float" office:value="-0.1521069" calcext:value-type="float">
            <text:p>-0.1521069</text:p>
          </table:table-cell>
          <table:table-cell office:value-type="float" office:value="-0.04922763" calcext:value-type="float">
            <text:p>-0.049227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509" calcext:value-type="float">
            <text:p>22.509</text:p>
          </table:table-cell>
          <table:table-cell office:value-type="float" office:value="-129.7114" calcext:value-type="float">
            <text:p>-129.7114</text:p>
          </table:table-cell>
          <table:table-cell office:value-type="float" office:value="128.2922" calcext:value-type="float">
            <text:p>128.2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347" calcext:value-type="float">
            <text:p>12.347</text:p>
          </table:table-cell>
          <table:table-cell office:value-type="float" office:value="-47.57243" calcext:value-type="float">
            <text:p>-47.57243</text:p>
          </table:table-cell>
          <table:table-cell office:value-type="float" office:value="110.0518" calcext:value-type="float">
            <text:p>110.0518</text:p>
          </table:table-cell>
          <table:table-cell office:value-type="float" office:value="74.64937" calcext:value-type="float">
            <text:p>74.64937</text:p>
          </table:table-cell>
          <table:table-cell office:value-type="float" office:value="174.9998" calcext:value-type="float">
            <text:p>174.9998</text:p>
          </table:table-cell>
          <table:table-cell/>
          <table:table-cell table:formula="of:=([.M182]-[.M183])" office:value-type="float" office:value="0.617870000000004" calcext:value-type="float">
            <text:p>0.617870000000004</text:p>
          </table:table-cell>
          <table:table-cell table:formula="of:=[.N182]-[.N183]" office:value-type="float" office:value="-0.310599999999994" calcext:value-type="float">
            <text:p>-0.310599999999994</text:p>
          </table:table-cell>
          <table:table-cell table:formula="of:=[.O182]-[.O183]" office:value-type="float" office:value="0.947340000000011" calcext:value-type="float">
            <text:p>0.947340000000011</text:p>
          </table:table-cell>
          <table:table-cell table:formula="of:=[.P182]-[.P183]" office:value-type="float" office:value="-0.353499999999997" calcext:value-type="float">
            <text:p>-0.353499999999997</text:p>
          </table:table-cell>
          <table:table-cell/>
          <table:table-cell table:formula="of:=SIGN([.R182])" office:value-type="float" office:value="1" calcext:value-type="float">
            <text:p>1</text:p>
          </table:table-cell>
          <table:table-cell table:formula="of:=SIGN([.S182])" office:value-type="float" office:value="-1" calcext:value-type="float">
            <text:p>-1</text:p>
          </table:table-cell>
          <table:table-cell table:formula="of:=SIGN([.T182])" office:value-type="float" office:value="1" calcext:value-type="float">
            <text:p>1</text:p>
          </table:table-cell>
          <table:table-cell table:formula="of:=SIGN([.U182])" office:value-type="float" office:value="-1" calcext:value-type="float">
            <text:p>-1</text:p>
          </table:table-cell>
          <table:table-cell table:number-columns-repeated="3"/>
          <table:table-cell office:value-type="float" office:value="14.003" calcext:value-type="float">
            <text:p>14.003</text:p>
          </table:table-cell>
          <table:table-cell office:value-type="float" office:value="-54.78474" calcext:value-type="float">
            <text:p>-54.78474</text:p>
          </table:table-cell>
          <table:table-cell office:value-type="float" office:value="111.5759" calcext:value-type="float">
            <text:p>111.5759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084" calcext:value-type="float">
            <text:p>7.084</text:p>
          </table:table-cell>
          <table:table-cell office:value-type="float" office:value="-16.42857" calcext:value-type="float">
            <text:p>-16.42857</text:p>
          </table:table-cell>
          <table:table-cell office:value-type="float" office:value="34.35867" calcext:value-type="float">
            <text:p>34.35867</text:p>
          </table:table-cell>
          <table:table-cell office:value-type="float" office:value="3.066913" calcext:value-type="float">
            <text:p>3.066913</text:p>
          </table:table-cell>
          <table:table-cell office:value-type="float" office:value="-73.41798" calcext:value-type="float">
            <text:p>-73.41798</text:p>
          </table:table-cell>
          <table:table-cell/>
          <table:table-cell table:formula="of:=SIGN([.AL182])" office:value-type="float" office:value="-1" calcext:value-type="float">
            <text:p>-1</text:p>
          </table:table-cell>
          <table:table-cell table:formula="of:=SIGN([.AM182])" office:value-type="float" office:value="1" calcext:value-type="float">
            <text:p>1</text:p>
          </table:table-cell>
          <table:table-cell table:formula="of:=SIGN([.AN182])" office:value-type="float" office:value="1" calcext:value-type="float">
            <text:p>1</text:p>
          </table:table-cell>
          <table:table-cell table:formula="of:=SIGN([.AO182])" office:value-type="float" office:value="-1" calcext:value-type="float">
            <text:p>-1</text:p>
          </table:table-cell>
          <table:table-cell table:number-columns-repeated="2"/>
          <table:table-cell office:value-type="float" office:value="7.893" calcext:value-type="float">
            <text:p>7.893</text:p>
          </table:table-cell>
          <table:table-cell office:value-type="float" office:value="-61.75128" calcext:value-type="float">
            <text:p>-61.75128</text:p>
          </table:table-cell>
          <table:table-cell office:value-type="float" office:value="-91.56084" calcext:value-type="float">
            <text:p>-91.56084</text:p>
          </table:table-cell>
          <table:table-cell office:value-type="float" office:value="0.2447841" calcext:value-type="float">
            <text:p>0.2447841</text:p>
          </table:table-cell>
          <table:table-cell office:value-type="float" office:value="-28.09378" calcext:value-type="float">
            <text:p>-28.09378</text:p>
          </table:table-cell>
          <table:table-cell/>
          <table:table-cell table:formula="of:=SIGN([.AX182])" office:value-type="float" office:value="-1" calcext:value-type="float">
            <text:p>-1</text:p>
          </table:table-cell>
          <table:table-cell table:formula="of:=SIGN([.AY182])" office:value-type="float" office:value="-1" calcext:value-type="float">
            <text:p>-1</text:p>
          </table:table-cell>
          <table:table-cell table:formula="of:=SIGN([.AZ182])" office:value-type="float" office:value="1" calcext:value-type="float">
            <text:p>1</text:p>
          </table:table-cell>
          <table:table-cell table:formula="of:=SIGN([.BA182])" office:value-type="float" office:value="-1" calcext:value-type="float">
            <text:p>-1</text:p>
          </table:table-cell>
          <table:table-cell table:number-columns-repeated="3"/>
          <table:table-cell office:value-type="float" office:value="5.44" calcext:value-type="float">
            <text:p>5.44</text:p>
          </table:table-cell>
          <table:table-cell office:value-type="float" office:value="-0.08472067" calcext:value-type="float">
            <text:p>-0.08472067</text:p>
          </table:table-cell>
          <table:table-cell office:value-type="float" office:value="-0.02529691" calcext:value-type="float">
            <text:p>-0.02529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681" calcext:value-type="float">
            <text:p>22.681</text:p>
          </table:table-cell>
          <table:table-cell office:value-type="float" office:value="-129.7669" calcext:value-type="float">
            <text:p>-129.7669</text:p>
          </table:table-cell>
          <table:table-cell office:value-type="float" office:value="128.219" calcext:value-type="float">
            <text:p>128.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358" calcext:value-type="float">
            <text:p>12.358</text:p>
          </table:table-cell>
          <table:table-cell office:value-type="float" office:value="-48.1903" calcext:value-type="float">
            <text:p>-48.1903</text:p>
          </table:table-cell>
          <table:table-cell office:value-type="float" office:value="110.3624" calcext:value-type="float">
            <text:p>110.3624</text:p>
          </table:table-cell>
          <table:table-cell office:value-type="float" office:value="73.70203" calcext:value-type="float">
            <text:p>73.70203</text:p>
          </table:table-cell>
          <table:table-cell office:value-type="float" office:value="175.3533" calcext:value-type="float">
            <text:p>175.3533</text:p>
          </table:table-cell>
          <table:table-cell/>
          <table:table-cell table:formula="of:=([.M183]-[.M184])" office:value-type="float" office:value="0.606389999999998" calcext:value-type="float">
            <text:p>0.606389999999998</text:p>
          </table:table-cell>
          <table:table-cell table:formula="of:=[.N183]-[.N184]" office:value-type="float" office:value="-0.306200000000004" calcext:value-type="float">
            <text:p>-0.306200000000004</text:p>
          </table:table-cell>
          <table:table-cell table:formula="of:=[.O183]-[.O184]" office:value-type="float" office:value="0.827629999999999" calcext:value-type="float">
            <text:p>0.827629999999999</text:p>
          </table:table-cell>
          <table:table-cell table:formula="of:=[.P183]-[.P184]" office:value-type="float" office:value="-0.400000000000006" calcext:value-type="float">
            <text:p>-0.400000000000006</text:p>
          </table:table-cell>
          <table:table-cell/>
          <table:table-cell table:formula="of:=SIGN([.R183])" office:value-type="float" office:value="1" calcext:value-type="float">
            <text:p>1</text:p>
          </table:table-cell>
          <table:table-cell table:formula="of:=SIGN([.S183])" office:value-type="float" office:value="-1" calcext:value-type="float">
            <text:p>-1</text:p>
          </table:table-cell>
          <table:table-cell table:formula="of:=SIGN([.T183])" office:value-type="float" office:value="1" calcext:value-type="float">
            <text:p>1</text:p>
          </table:table-cell>
          <table:table-cell table:formula="of:=SIGN([.U183])" office:value-type="float" office:value="-1" calcext:value-type="float">
            <text:p>-1</text:p>
          </table:table-cell>
          <table:table-cell table:number-columns-repeated="3"/>
          <table:table-cell office:value-type="float" office:value="14.014" calcext:value-type="float">
            <text:p>14.014</text:p>
          </table:table-cell>
          <table:table-cell office:value-type="float" office:value="-55.34267" calcext:value-type="float">
            <text:p>-55.34267</text:p>
          </table:table-cell>
          <table:table-cell office:value-type="float" office:value="111.9445" calcext:value-type="float">
            <text:p>111.9445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095" calcext:value-type="float">
            <text:p>7.095</text:p>
          </table:table-cell>
          <table:table-cell office:value-type="float" office:value="-16.50997" calcext:value-type="float">
            <text:p>-16.50997</text:p>
          </table:table-cell>
          <table:table-cell office:value-type="float" office:value="34.49331" calcext:value-type="float">
            <text:p>34.49331</text:p>
          </table:table-cell>
          <table:table-cell office:value-type="float" office:value="3.066913" calcext:value-type="float">
            <text:p>3.066913</text:p>
          </table:table-cell>
          <table:table-cell office:value-type="float" office:value="-73.41798" calcext:value-type="float">
            <text:p>-73.41798</text:p>
          </table:table-cell>
          <table:table-cell/>
          <table:table-cell table:formula="of:=SIGN([.AL183])" office:value-type="float" office:value="-1" calcext:value-type="float">
            <text:p>-1</text:p>
          </table:table-cell>
          <table:table-cell table:formula="of:=SIGN([.AM183])" office:value-type="float" office:value="1" calcext:value-type="float">
            <text:p>1</text:p>
          </table:table-cell>
          <table:table-cell table:formula="of:=SIGN([.AN183])" office:value-type="float" office:value="1" calcext:value-type="float">
            <text:p>1</text:p>
          </table:table-cell>
          <table:table-cell table:formula="of:=SIGN([.AO183])" office:value-type="float" office:value="-1" calcext:value-type="float">
            <text:p>-1</text:p>
          </table:table-cell>
          <table:table-cell table:number-columns-repeated="2"/>
          <table:table-cell office:value-type="float" office:value="7.904" calcext:value-type="float">
            <text:p>7.904</text:p>
          </table:table-cell>
          <table:table-cell office:value-type="float" office:value="-61.91733" calcext:value-type="float">
            <text:p>-61.91733</text:p>
          </table:table-cell>
          <table:table-cell office:value-type="float" office:value="-91.71241" calcext:value-type="float">
            <text:p>-91.71241</text:p>
          </table:table-cell>
          <table:table-cell office:value-type="float" office:value="0.139119" calcext:value-type="float">
            <text:p>0.139119</text:p>
          </table:table-cell>
          <table:table-cell office:value-type="float" office:value="-29.06459" calcext:value-type="float">
            <text:p>-29.06459</text:p>
          </table:table-cell>
          <table:table-cell/>
          <table:table-cell table:formula="of:=SIGN([.AX183])" office:value-type="float" office:value="-1" calcext:value-type="float">
            <text:p>-1</text:p>
          </table:table-cell>
          <table:table-cell table:formula="of:=SIGN([.AY183])" office:value-type="float" office:value="-1" calcext:value-type="float">
            <text:p>-1</text:p>
          </table:table-cell>
          <table:table-cell table:formula="of:=SIGN([.AZ183])" office:value-type="float" office:value="1" calcext:value-type="float">
            <text:p>1</text:p>
          </table:table-cell>
          <table:table-cell table:formula="of:=SIGN([.BA183])" office:value-type="float" office:value="-1" calcext:value-type="float">
            <text:p>-1</text:p>
          </table:table-cell>
          <table:table-cell table:number-columns-repeated="3"/>
          <table:table-cell office:value-type="float" office:value="5.448" calcext:value-type="float">
            <text:p>5.448</text:p>
          </table:table-cell>
          <table:table-cell office:value-type="float" office:value="-0.1020388" calcext:value-type="float">
            <text:p>-0.1020388</text:p>
          </table:table-cell>
          <table:table-cell office:value-type="float" office:value="-0.0267426" calcext:value-type="float">
            <text:p>-0.02674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704" calcext:value-type="float">
            <text:p>22.704</text:p>
          </table:table-cell>
          <table:table-cell office:value-type="float" office:value="-129.6915" calcext:value-type="float">
            <text:p>-129.6915</text:p>
          </table:table-cell>
          <table:table-cell office:value-type="float" office:value="128.2677" calcext:value-type="float">
            <text:p>128.2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369" calcext:value-type="float">
            <text:p>12.369</text:p>
          </table:table-cell>
          <table:table-cell office:value-type="float" office:value="-48.79669" calcext:value-type="float">
            <text:p>-48.79669</text:p>
          </table:table-cell>
          <table:table-cell office:value-type="float" office:value="110.6686" calcext:value-type="float">
            <text:p>110.6686</text:p>
          </table:table-cell>
          <table:table-cell office:value-type="float" office:value="72.8744" calcext:value-type="float">
            <text:p>72.8744</text:p>
          </table:table-cell>
          <table:table-cell office:value-type="float" office:value="175.7533" calcext:value-type="float">
            <text:p>175.7533</text:p>
          </table:table-cell>
          <table:table-cell/>
          <table:table-cell table:formula="of:=([.M184]-[.M185])" office:value-type="float" office:value="0.650690000000004" calcext:value-type="float">
            <text:p>0.650690000000004</text:p>
          </table:table-cell>
          <table:table-cell table:formula="of:=[.N184]-[.N185]" office:value-type="float" office:value="-0.328400000000002" calcext:value-type="float">
            <text:p>-0.328400000000002</text:p>
          </table:table-cell>
          <table:table-cell table:formula="of:=[.O184]-[.O185]" office:value-type="float" office:value="0.552179999999993" calcext:value-type="float">
            <text:p>0.552179999999993</text:p>
          </table:table-cell>
          <table:table-cell table:formula="of:=[.P184]-[.P185]" office:value-type="float" office:value="-0.147700000000015" calcext:value-type="float">
            <text:p>-0.147700000000015</text:p>
          </table:table-cell>
          <table:table-cell/>
          <table:table-cell table:formula="of:=SIGN([.R184])" office:value-type="float" office:value="1" calcext:value-type="float">
            <text:p>1</text:p>
          </table:table-cell>
          <table:table-cell table:formula="of:=SIGN([.S184])" office:value-type="float" office:value="-1" calcext:value-type="float">
            <text:p>-1</text:p>
          </table:table-cell>
          <table:table-cell table:formula="of:=SIGN([.T184])" office:value-type="float" office:value="1" calcext:value-type="float">
            <text:p>1</text:p>
          </table:table-cell>
          <table:table-cell table:formula="of:=SIGN([.U184])" office:value-type="float" office:value="-1" calcext:value-type="float">
            <text:p>-1</text:p>
          </table:table-cell>
          <table:table-cell table:number-columns-repeated="3"/>
          <table:table-cell office:value-type="float" office:value="14.025" calcext:value-type="float">
            <text:p>14.025</text:p>
          </table:table-cell>
          <table:table-cell office:value-type="float" office:value="-55.78763" calcext:value-type="float">
            <text:p>-55.78763</text:p>
          </table:table-cell>
          <table:table-cell office:value-type="float" office:value="112.2319" calcext:value-type="float">
            <text:p>112.2319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106" calcext:value-type="float">
            <text:p>7.106</text:p>
          </table:table-cell>
          <table:table-cell office:value-type="float" office:value="-16.57089" calcext:value-type="float">
            <text:p>-16.57089</text:p>
          </table:table-cell>
          <table:table-cell office:value-type="float" office:value="34.59566" calcext:value-type="float">
            <text:p>34.59566</text:p>
          </table:table-cell>
          <table:table-cell office:value-type="float" office:value="3.066913" calcext:value-type="float">
            <text:p>3.066913</text:p>
          </table:table-cell>
          <table:table-cell office:value-type="float" office:value="-73.41798" calcext:value-type="float">
            <text:p>-73.41798</text:p>
          </table:table-cell>
          <table:table-cell/>
          <table:table-cell table:formula="of:=SIGN([.AL184])" office:value-type="float" office:value="-1" calcext:value-type="float">
            <text:p>-1</text:p>
          </table:table-cell>
          <table:table-cell table:formula="of:=SIGN([.AM184])" office:value-type="float" office:value="1" calcext:value-type="float">
            <text:p>1</text:p>
          </table:table-cell>
          <table:table-cell table:formula="of:=SIGN([.AN184])" office:value-type="float" office:value="1" calcext:value-type="float">
            <text:p>1</text:p>
          </table:table-cell>
          <table:table-cell table:formula="of:=SIGN([.AO184])" office:value-type="float" office:value="-1" calcext:value-type="float">
            <text:p>-1</text:p>
          </table:table-cell>
          <table:table-cell table:number-columns-repeated="2"/>
          <table:table-cell office:value-type="float" office:value="7.921" calcext:value-type="float">
            <text:p>7.921</text:p>
          </table:table-cell>
          <table:table-cell office:value-type="float" office:value="-62.01681" calcext:value-type="float">
            <text:p>-62.01681</text:p>
          </table:table-cell>
          <table:table-cell office:value-type="float" office:value="-91.80411" calcext:value-type="float">
            <text:p>-91.80411</text:p>
          </table:table-cell>
          <table:table-cell office:value-type="float" office:value="-0.08927149" calcext:value-type="float">
            <text:p>-0.08927149</text:p>
          </table:table-cell>
          <table:table-cell office:value-type="float" office:value="-29.5475" calcext:value-type="float">
            <text:p>-29.5475</text:p>
          </table:table-cell>
          <table:table-cell/>
          <table:table-cell table:formula="of:=SIGN([.AX184])" office:value-type="float" office:value="-1" calcext:value-type="float">
            <text:p>-1</text:p>
          </table:table-cell>
          <table:table-cell table:formula="of:=SIGN([.AY184])" office:value-type="float" office:value="-1" calcext:value-type="float">
            <text:p>-1</text:p>
          </table:table-cell>
          <table:table-cell table:formula="of:=SIGN([.AZ184])" office:value-type="float" office:value="-1" calcext:value-type="float">
            <text:p>-1</text:p>
          </table:table-cell>
          <table:table-cell table:formula="of:=SIGN([.BA184])" office:value-type="float" office:value="-1" calcext:value-type="float">
            <text:p>-1</text:p>
          </table:table-cell>
          <table:table-cell table:number-columns-repeated="3"/>
          <table:table-cell office:value-type="float" office:value="5.456" calcext:value-type="float">
            <text:p>5.456</text:p>
          </table:table-cell>
          <table:table-cell office:value-type="float" office:value="-0.1114771" calcext:value-type="float">
            <text:p>-0.1114771</text:p>
          </table:table-cell>
          <table:table-cell office:value-type="float" office:value="-0.01878944" calcext:value-type="float">
            <text:p>-0.018789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729" calcext:value-type="float">
            <text:p>22.729</text:p>
          </table:table-cell>
          <table:table-cell office:value-type="float" office:value="-129.9635" calcext:value-type="float">
            <text:p>-129.9635</text:p>
          </table:table-cell>
          <table:table-cell office:value-type="float" office:value="128.1655" calcext:value-type="float">
            <text:p>128.1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38" calcext:value-type="float">
            <text:p>12.38</text:p>
          </table:table-cell>
          <table:table-cell office:value-type="float" office:value="-49.44738" calcext:value-type="float">
            <text:p>-49.44738</text:p>
          </table:table-cell>
          <table:table-cell office:value-type="float" office:value="110.997" calcext:value-type="float">
            <text:p>110.997</text:p>
          </table:table-cell>
          <table:table-cell office:value-type="float" office:value="72.32222" calcext:value-type="float">
            <text:p>72.32222</text:p>
          </table:table-cell>
          <table:table-cell office:value-type="float" office:value="175.901" calcext:value-type="float">
            <text:p>175.901</text:p>
          </table:table-cell>
          <table:table-cell/>
          <table:table-cell table:formula="of:=([.M185]-[.M186])" office:value-type="float" office:value="0.546589999999995" calcext:value-type="float">
            <text:p>0.546589999999995</text:p>
          </table:table-cell>
          <table:table-cell table:formula="of:=[.N185]-[.N186]" office:value-type="float" office:value="-0.275400000000005" calcext:value-type="float">
            <text:p>-0.275400000000005</text:p>
          </table:table-cell>
          <table:table-cell table:formula="of:=[.O185]-[.O186]" office:value-type="float" office:value="0.859949999999998" calcext:value-type="float">
            <text:p>0.859949999999998</text:p>
          </table:table-cell>
          <table:table-cell table:formula="of:=[.P185]-[.P186]" office:value-type="float" office:value="-0.813099999999992" calcext:value-type="float">
            <text:p>-0.813099999999992</text:p>
          </table:table-cell>
          <table:table-cell/>
          <table:table-cell table:formula="of:=SIGN([.R185])" office:value-type="float" office:value="1" calcext:value-type="float">
            <text:p>1</text:p>
          </table:table-cell>
          <table:table-cell table:formula="of:=SIGN([.S185])" office:value-type="float" office:value="-1" calcext:value-type="float">
            <text:p>-1</text:p>
          </table:table-cell>
          <table:table-cell table:formula="of:=SIGN([.T185])" office:value-type="float" office:value="1" calcext:value-type="float">
            <text:p>1</text:p>
          </table:table-cell>
          <table:table-cell table:formula="of:=SIGN([.U185])" office:value-type="float" office:value="-1" calcext:value-type="float">
            <text:p>-1</text:p>
          </table:table-cell>
          <table:table-cell table:number-columns-repeated="3"/>
          <table:table-cell office:value-type="float" office:value="14.19" calcext:value-type="float">
            <text:p>14.19</text:p>
          </table:table-cell>
          <table:table-cell office:value-type="float" office:value="-60.23265" calcext:value-type="float">
            <text:p>-60.23265</text:p>
          </table:table-cell>
          <table:table-cell office:value-type="float" office:value="115.4464" calcext:value-type="float">
            <text:p>115.4464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117" calcext:value-type="float">
            <text:p>7.117</text:p>
          </table:table-cell>
          <table:table-cell office:value-type="float" office:value="-16.64153" calcext:value-type="float">
            <text:p>-16.64153</text:p>
          </table:table-cell>
          <table:table-cell office:value-type="float" office:value="34.71689" calcext:value-type="float">
            <text:p>34.71689</text:p>
          </table:table-cell>
          <table:table-cell office:value-type="float" office:value="3.066913" calcext:value-type="float">
            <text:p>3.066913</text:p>
          </table:table-cell>
          <table:table-cell office:value-type="float" office:value="-73.41798" calcext:value-type="float">
            <text:p>-73.41798</text:p>
          </table:table-cell>
          <table:table-cell/>
          <table:table-cell table:formula="of:=SIGN([.AL185])" office:value-type="float" office:value="-1" calcext:value-type="float">
            <text:p>-1</text:p>
          </table:table-cell>
          <table:table-cell table:formula="of:=SIGN([.AM185])" office:value-type="float" office:value="1" calcext:value-type="float">
            <text:p>1</text:p>
          </table:table-cell>
          <table:table-cell table:formula="of:=SIGN([.AN185])" office:value-type="float" office:value="1" calcext:value-type="float">
            <text:p>1</text:p>
          </table:table-cell>
          <table:table-cell table:formula="of:=SIGN([.AO185])" office:value-type="float" office:value="-1" calcext:value-type="float">
            <text:p>-1</text:p>
          </table:table-cell>
          <table:table-cell table:number-columns-repeated="2"/>
          <table:table-cell office:value-type="float" office:value="7.934" calcext:value-type="float">
            <text:p>7.934</text:p>
          </table:table-cell>
          <table:table-cell office:value-type="float" office:value="-62.08797" calcext:value-type="float">
            <text:p>-62.08797</text:p>
          </table:table-cell>
          <table:table-cell office:value-type="float" office:value="-92.14884" calcext:value-type="float">
            <text:p>-92.14884</text:p>
          </table:table-cell>
          <table:table-cell office:value-type="float" office:value="-0.3418605" calcext:value-type="float">
            <text:p>-0.3418605</text:p>
          </table:table-cell>
          <table:table-cell office:value-type="float" office:value="-31.11572" calcext:value-type="float">
            <text:p>-31.11572</text:p>
          </table:table-cell>
          <table:table-cell/>
          <table:table-cell table:formula="of:=SIGN([.AX185])" office:value-type="float" office:value="-1" calcext:value-type="float">
            <text:p>-1</text:p>
          </table:table-cell>
          <table:table-cell table:formula="of:=SIGN([.AY185])" office:value-type="float" office:value="-1" calcext:value-type="float">
            <text:p>-1</text:p>
          </table:table-cell>
          <table:table-cell table:formula="of:=SIGN([.AZ185])" office:value-type="float" office:value="-1" calcext:value-type="float">
            <text:p>-1</text:p>
          </table:table-cell>
          <table:table-cell table:formula="of:=SIGN([.BA185])" office:value-type="float" office:value="-1" calcext:value-type="float">
            <text:p>-1</text:p>
          </table:table-cell>
          <table:table-cell table:number-columns-repeated="3"/>
          <table:table-cell office:value-type="float" office:value="5.464" calcext:value-type="float">
            <text:p>5.464</text:p>
          </table:table-cell>
          <table:table-cell office:value-type="float" office:value="-0.1082698" calcext:value-type="float">
            <text:p>-0.1082698</text:p>
          </table:table-cell>
          <table:table-cell office:value-type="float" office:value="0.04251137" calcext:value-type="float">
            <text:p>0.042511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753" calcext:value-type="float">
            <text:p>22.753</text:p>
          </table:table-cell>
          <table:table-cell office:value-type="float" office:value="-129.9677" calcext:value-type="float">
            <text:p>-129.9677</text:p>
          </table:table-cell>
          <table:table-cell office:value-type="float" office:value="128.1385" calcext:value-type="float">
            <text:p>128.1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395" calcext:value-type="float">
            <text:p>12.395</text:p>
          </table:table-cell>
          <table:table-cell office:value-type="float" office:value="-49.99397" calcext:value-type="float">
            <text:p>-49.99397</text:p>
          </table:table-cell>
          <table:table-cell office:value-type="float" office:value="111.2724" calcext:value-type="float">
            <text:p>111.2724</text:p>
          </table:table-cell>
          <table:table-cell office:value-type="float" office:value="71.46227" calcext:value-type="float">
            <text:p>71.46227</text:p>
          </table:table-cell>
          <table:table-cell office:value-type="float" office:value="176.7141" calcext:value-type="float">
            <text:p>176.7141</text:p>
          </table:table-cell>
          <table:table-cell/>
          <table:table-cell table:formula="of:=([.M186]-[.M187])" office:value-type="float" office:value="0.89537" calcext:value-type="float">
            <text:p>0.89537</text:p>
          </table:table-cell>
          <table:table-cell table:formula="of:=[.N186]-[.N187]" office:value-type="float" office:value="-0.46329999999999" calcext:value-type="float">
            <text:p>-0.46329999999999</text:p>
          </table:table-cell>
          <table:table-cell table:formula="of:=[.O186]-[.O187]" office:value-type="float" office:value="0.929980000000001" calcext:value-type="float">
            <text:p>0.929980000000001</text:p>
          </table:table-cell>
          <table:table-cell table:formula="of:=[.P186]-[.P187]" office:value-type="float" office:value="-0.478100000000012" calcext:value-type="float">
            <text:p>-0.478100000000012</text:p>
          </table:table-cell>
          <table:table-cell/>
          <table:table-cell table:formula="of:=SIGN([.R186])" office:value-type="float" office:value="1" calcext:value-type="float">
            <text:p>1</text:p>
          </table:table-cell>
          <table:table-cell table:formula="of:=SIGN([.S186])" office:value-type="float" office:value="-1" calcext:value-type="float">
            <text:p>-1</text:p>
          </table:table-cell>
          <table:table-cell table:formula="of:=SIGN([.T186])" office:value-type="float" office:value="1" calcext:value-type="float">
            <text:p>1</text:p>
          </table:table-cell>
          <table:table-cell table:formula="of:=SIGN([.U186])" office:value-type="float" office:value="-1" calcext:value-type="float">
            <text:p>-1</text:p>
          </table:table-cell>
          <table:table-cell table:number-columns-repeated="3"/>
          <table:table-cell office:value-type="float" office:value="14.202" calcext:value-type="float">
            <text:p>14.202</text:p>
          </table:table-cell>
          <table:table-cell office:value-type="float" office:value="-60.33246" calcext:value-type="float">
            <text:p>-60.33246</text:p>
          </table:table-cell>
          <table:table-cell office:value-type="float" office:value="115.5332" calcext:value-type="float">
            <text:p>115.533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131" calcext:value-type="float">
            <text:p>7.131</text:p>
          </table:table-cell>
          <table:table-cell office:value-type="float" office:value="-16.71142" calcext:value-type="float">
            <text:p>-16.71142</text:p>
          </table:table-cell>
          <table:table-cell office:value-type="float" office:value="34.83943" calcext:value-type="float">
            <text:p>34.83943</text:p>
          </table:table-cell>
          <table:table-cell office:value-type="float" office:value="3.074573" calcext:value-type="float">
            <text:p>3.074573</text:p>
          </table:table-cell>
          <table:table-cell office:value-type="float" office:value="-73.4084" calcext:value-type="float">
            <text:p>-73.4084</text:p>
          </table:table-cell>
          <table:table-cell/>
          <table:table-cell table:formula="of:=SIGN([.AL186])" office:value-type="float" office:value="-1" calcext:value-type="float">
            <text:p>-1</text:p>
          </table:table-cell>
          <table:table-cell table:formula="of:=SIGN([.AM186])" office:value-type="float" office:value="1" calcext:value-type="float">
            <text:p>1</text:p>
          </table:table-cell>
          <table:table-cell table:formula="of:=SIGN([.AN186])" office:value-type="float" office:value="1" calcext:value-type="float">
            <text:p>1</text:p>
          </table:table-cell>
          <table:table-cell table:formula="of:=SIGN([.AO186])" office:value-type="float" office:value="-1" calcext:value-type="float">
            <text:p>-1</text:p>
          </table:table-cell>
          <table:table-cell table:number-columns-repeated="2"/>
          <table:table-cell office:value-type="float" office:value="7.945" calcext:value-type="float">
            <text:p>7.945</text:p>
          </table:table-cell>
          <table:table-cell office:value-type="float" office:value="-62.12165" calcext:value-type="float">
            <text:p>-62.12165</text:p>
          </table:table-cell>
          <table:table-cell office:value-type="float" office:value="-92.32966" calcext:value-type="float">
            <text:p>-92.32966</text:p>
          </table:table-cell>
          <table:table-cell office:value-type="float" office:value="-0.7096975" calcext:value-type="float">
            <text:p>-0.7096975</text:p>
          </table:table-cell>
          <table:table-cell office:value-type="float" office:value="-32.25255" calcext:value-type="float">
            <text:p>-32.25255</text:p>
          </table:table-cell>
          <table:table-cell/>
          <table:table-cell table:formula="of:=SIGN([.AX186])" office:value-type="float" office:value="-1" calcext:value-type="float">
            <text:p>-1</text:p>
          </table:table-cell>
          <table:table-cell table:formula="of:=SIGN([.AY186])" office:value-type="float" office:value="-1" calcext:value-type="float">
            <text:p>-1</text:p>
          </table:table-cell>
          <table:table-cell table:formula="of:=SIGN([.AZ186])" office:value-type="float" office:value="-1" calcext:value-type="float">
            <text:p>-1</text:p>
          </table:table-cell>
          <table:table-cell table:formula="of:=SIGN([.BA186])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2.774" calcext:value-type="float">
            <text:p>22.774</text:p>
          </table:table-cell>
          <table:table-cell office:value-type="float" office:value="-129.9569" calcext:value-type="float">
            <text:p>-129.9569</text:p>
          </table:table-cell>
          <table:table-cell office:value-type="float" office:value="128.1567" calcext:value-type="float">
            <text:p>128.15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408" calcext:value-type="float">
            <text:p>12.408</text:p>
          </table:table-cell>
          <table:table-cell office:value-type="float" office:value="-50.88934" calcext:value-type="float">
            <text:p>-50.88934</text:p>
          </table:table-cell>
          <table:table-cell office:value-type="float" office:value="111.7357" calcext:value-type="float">
            <text:p>111.7357</text:p>
          </table:table-cell>
          <table:table-cell office:value-type="float" office:value="70.53229" calcext:value-type="float">
            <text:p>70.53229</text:p>
          </table:table-cell>
          <table:table-cell office:value-type="float" office:value="177.1922" calcext:value-type="float">
            <text:p>177.1922</text:p>
          </table:table-cell>
          <table:table-cell/>
          <table:table-cell table:formula="of:=([.M187]-[.M188])" office:value-type="float" office:value="0.802820000000004" calcext:value-type="float">
            <text:p>0.802820000000004</text:p>
          </table:table-cell>
          <table:table-cell table:formula="of:=[.N187]-[.N188]" office:value-type="float" office:value="-0.416700000000006" calcext:value-type="float">
            <text:p>-0.416700000000006</text:p>
          </table:table-cell>
          <table:table-cell table:formula="of:=[.O187]-[.O188]" office:value-type="float" office:value="1.58357000000001" calcext:value-type="float">
            <text:p>1.58357000000001</text:p>
          </table:table-cell>
          <table:table-cell table:formula="of:=[.P187]-[.P188]" office:value-type="float" office:value="-0.947899999999976" calcext:value-type="float">
            <text:p>-0.947899999999976</text:p>
          </table:table-cell>
          <table:table-cell/>
          <table:table-cell table:formula="of:=SIGN([.R187])" office:value-type="float" office:value="1" calcext:value-type="float">
            <text:p>1</text:p>
          </table:table-cell>
          <table:table-cell table:formula="of:=SIGN([.S187])" office:value-type="float" office:value="-1" calcext:value-type="float">
            <text:p>-1</text:p>
          </table:table-cell>
          <table:table-cell table:formula="of:=SIGN([.T187])" office:value-type="float" office:value="1" calcext:value-type="float">
            <text:p>1</text:p>
          </table:table-cell>
          <table:table-cell table:formula="of:=SIGN([.U187])" office:value-type="float" office:value="-1" calcext:value-type="float">
            <text:p>-1</text:p>
          </table:table-cell>
          <table:table-cell table:number-columns-repeated="3"/>
          <table:table-cell office:value-type="float" office:value="14.213" calcext:value-type="float">
            <text:p>14.213</text:p>
          </table:table-cell>
          <table:table-cell office:value-type="float" office:value="-60.62984" calcext:value-type="float">
            <text:p>-60.62984</text:p>
          </table:table-cell>
          <table:table-cell office:value-type="float" office:value="115.7828" calcext:value-type="float">
            <text:p>115.7828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144" calcext:value-type="float">
            <text:p>7.144</text:p>
          </table:table-cell>
          <table:table-cell office:value-type="float" office:value="-16.79947" calcext:value-type="float">
            <text:p>-16.79947</text:p>
          </table:table-cell>
          <table:table-cell office:value-type="float" office:value="34.99808" calcext:value-type="float">
            <text:p>34.99808</text:p>
          </table:table-cell>
          <table:table-cell office:value-type="float" office:value="3.068852" calcext:value-type="float">
            <text:p>3.068852</text:p>
          </table:table-cell>
          <table:table-cell office:value-type="float" office:value="-73.3567" calcext:value-type="float">
            <text:p>-73.3567</text:p>
          </table:table-cell>
          <table:table-cell/>
          <table:table-cell table:formula="of:=SIGN([.AL187])" office:value-type="float" office:value="-1" calcext:value-type="float">
            <text:p>-1</text:p>
          </table:table-cell>
          <table:table-cell table:formula="of:=SIGN([.AM187])" office:value-type="float" office:value="1" calcext:value-type="float">
            <text:p>1</text:p>
          </table:table-cell>
          <table:table-cell table:formula="of:=SIGN([.AN187])" office:value-type="float" office:value="1" calcext:value-type="float">
            <text:p>1</text:p>
          </table:table-cell>
          <table:table-cell table:formula="of:=SIGN([.AO187])" office:value-type="float" office:value="-1" calcext:value-type="float">
            <text:p>-1</text:p>
          </table:table-cell>
          <table:table-cell table:number-columns-repeated="2"/>
          <table:table-cell office:value-type="float" office:value="7.956" calcext:value-type="float">
            <text:p>7.956</text:p>
          </table:table-cell>
          <table:table-cell office:value-type="float" office:value="-62.14785" calcext:value-type="float">
            <text:p>-62.14785</text:p>
          </table:table-cell>
          <table:table-cell office:value-type="float" office:value="-92.4964" calcext:value-type="float">
            <text:p>-92.4964</text:p>
          </table:table-cell>
          <table:table-cell office:value-type="float" office:value="-0.9236173" calcext:value-type="float">
            <text:p>-0.9236173</text:p>
          </table:table-cell>
          <table:table-cell office:value-type="float" office:value="-33.35063" calcext:value-type="float">
            <text:p>-33.35063</text:p>
          </table:table-cell>
          <table:table-cell/>
          <table:table-cell table:formula="of:=SIGN([.AX187])" office:value-type="float" office:value="-1" calcext:value-type="float">
            <text:p>-1</text:p>
          </table:table-cell>
          <table:table-cell table:formula="of:=SIGN([.AY187])" office:value-type="float" office:value="-1" calcext:value-type="float">
            <text:p>-1</text:p>
          </table:table-cell>
          <table:table-cell table:formula="of:=SIGN([.AZ187])" office:value-type="float" office:value="-1" calcext:value-type="float">
            <text:p>-1</text:p>
          </table:table-cell>
          <table:table-cell table:formula="of:=SIGN([.BA187])" office:value-type="float" office:value="-1" calcext:value-type="float">
            <text:p>-1</text:p>
          </table:table-cell>
          <table:table-cell table:number-columns-repeated="3"/>
          <table:table-cell office:value-type="float" office:value="5.538" calcext:value-type="float">
            <text:p>5.538</text:p>
          </table:table-cell>
          <table:table-cell office:value-type="float" office:value="0.4163056" calcext:value-type="float">
            <text:p>0.4163056</text:p>
          </table:table-cell>
          <table:table-cell office:value-type="float" office:value="0.01410333" calcext:value-type="float">
            <text:p>0.01410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798" calcext:value-type="float">
            <text:p>22.798</text:p>
          </table:table-cell>
          <table:table-cell office:value-type="float" office:value="-129.9526" calcext:value-type="float">
            <text:p>-129.9526</text:p>
          </table:table-cell>
          <table:table-cell office:value-type="float" office:value="128.1634" calcext:value-type="float">
            <text:p>128.16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42" calcext:value-type="float">
            <text:p>12.42</text:p>
          </table:table-cell>
          <table:table-cell office:value-type="float" office:value="-51.69216" calcext:value-type="float">
            <text:p>-51.69216</text:p>
          </table:table-cell>
          <table:table-cell office:value-type="float" office:value="112.1524" calcext:value-type="float">
            <text:p>112.1524</text:p>
          </table:table-cell>
          <table:table-cell office:value-type="float" office:value="68.94872" calcext:value-type="float">
            <text:p>68.94872</text:p>
          </table:table-cell>
          <table:table-cell office:value-type="float" office:value="178.1401" calcext:value-type="float">
            <text:p>178.1401</text:p>
          </table:table-cell>
          <table:table-cell/>
          <table:table-cell table:formula="of:=([.M188]-[.M189])" office:value-type="float" office:value="0.689479999999996" calcext:value-type="float">
            <text:p>0.689479999999996</text:p>
          </table:table-cell>
          <table:table-cell table:formula="of:=[.N188]-[.N189]" office:value-type="float" office:value="-0.358599999999996" calcext:value-type="float">
            <text:p>-0.358599999999996</text:p>
          </table:table-cell>
          <table:table-cell table:formula="of:=[.O188]-[.O189]" office:value-type="float" office:value="1.02043999999999" calcext:value-type="float">
            <text:p>1.02043999999999</text:p>
          </table:table-cell>
          <table:table-cell table:formula="of:=[.P188]-[.P189]" office:value-type="float" office:value="-0.591200000000015" calcext:value-type="float">
            <text:p>-0.591200000000015</text:p>
          </table:table-cell>
          <table:table-cell/>
          <table:table-cell table:formula="of:=SIGN([.R188])" office:value-type="float" office:value="1" calcext:value-type="float">
            <text:p>1</text:p>
          </table:table-cell>
          <table:table-cell table:formula="of:=SIGN([.S188])" office:value-type="float" office:value="-1" calcext:value-type="float">
            <text:p>-1</text:p>
          </table:table-cell>
          <table:table-cell table:formula="of:=SIGN([.T188])" office:value-type="float" office:value="1" calcext:value-type="float">
            <text:p>1</text:p>
          </table:table-cell>
          <table:table-cell table:formula="of:=SIGN([.U188])" office:value-type="float" office:value="-1" calcext:value-type="float">
            <text:p>-1</text:p>
          </table:table-cell>
          <table:table-cell table:number-columns-repeated="3"/>
          <table:table-cell office:value-type="float" office:value="14.224" calcext:value-type="float">
            <text:p>14.224</text:p>
          </table:table-cell>
          <table:table-cell office:value-type="float" office:value="-60.83293" calcext:value-type="float">
            <text:p>-60.83293</text:p>
          </table:table-cell>
          <table:table-cell office:value-type="float" office:value="115.9547" calcext:value-type="float">
            <text:p>115.9547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155" calcext:value-type="float">
            <text:p>7.155</text:p>
          </table:table-cell>
          <table:table-cell office:value-type="float" office:value="-16.86139" calcext:value-type="float">
            <text:p>-16.86139</text:p>
          </table:table-cell>
          <table:table-cell office:value-type="float" office:value="35.10593" calcext:value-type="float">
            <text:p>35.10593</text:p>
          </table:table-cell>
          <table:table-cell office:value-type="float" office:value="3.04978" calcext:value-type="float">
            <text:p>3.04978</text:p>
          </table:table-cell>
          <table:table-cell office:value-type="float" office:value="-73.26286" calcext:value-type="float">
            <text:p>-73.26286</text:p>
          </table:table-cell>
          <table:table-cell/>
          <table:table-cell table:formula="of:=SIGN([.AL188])" office:value-type="float" office:value="-1" calcext:value-type="float">
            <text:p>-1</text:p>
          </table:table-cell>
          <table:table-cell table:formula="of:=SIGN([.AM188])" office:value-type="float" office:value="1" calcext:value-type="float">
            <text:p>1</text:p>
          </table:table-cell>
          <table:table-cell table:formula="of:=SIGN([.AN188])" office:value-type="float" office:value="1" calcext:value-type="float">
            <text:p>1</text:p>
          </table:table-cell>
          <table:table-cell table:formula="of:=SIGN([.AO188])" office:value-type="float" office:value="-1" calcext:value-type="float">
            <text:p>-1</text:p>
          </table:table-cell>
          <table:table-cell table:number-columns-repeated="2"/>
          <table:table-cell office:value-type="float" office:value="8.116" calcext:value-type="float">
            <text:p>8.116</text:p>
          </table:table-cell>
          <table:table-cell office:value-type="float" office:value="-59.20615" calcext:value-type="float">
            <text:p>-59.20615</text:p>
          </table:table-cell>
          <table:table-cell office:value-type="float" office:value="-94.54668" calcext:value-type="float">
            <text:p>-94.54668</text:p>
          </table:table-cell>
          <table:table-cell office:value-type="float" office:value="-3.837427" calcext:value-type="float">
            <text:p>-3.837427</text:p>
          </table:table-cell>
          <table:table-cell office:value-type="float" office:value="-47.46716" calcext:value-type="float">
            <text:p>-47.46716</text:p>
          </table:table-cell>
          <table:table-cell/>
          <table:table-cell table:formula="of:=SIGN([.AX188])" office:value-type="float" office:value="-1" calcext:value-type="float">
            <text:p>-1</text:p>
          </table:table-cell>
          <table:table-cell table:formula="of:=SIGN([.AY188])" office:value-type="float" office:value="-1" calcext:value-type="float">
            <text:p>-1</text:p>
          </table:table-cell>
          <table:table-cell table:formula="of:=SIGN([.AZ188])" office:value-type="float" office:value="-1" calcext:value-type="float">
            <text:p>-1</text:p>
          </table:table-cell>
          <table:table-cell table:formula="of:=SIGN([.BA188])" office:value-type="float" office:value="-1" calcext:value-type="float">
            <text:p>-1</text:p>
          </table:table-cell>
          <table:table-cell table:number-columns-repeated="3"/>
          <table:table-cell office:value-type="float" office:value="5.546" calcext:value-type="float">
            <text:p>5.546</text:p>
          </table:table-cell>
          <table:table-cell office:value-type="float" office:value="0.226113" calcext:value-type="float">
            <text:p>0.226113</text:p>
          </table:table-cell>
          <table:table-cell office:value-type="float" office:value="-0.0009059888" calcext:value-type="float">
            <text:p>-0.0009059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821" calcext:value-type="float">
            <text:p>22.821</text:p>
          </table:table-cell>
          <table:table-cell office:value-type="float" office:value="-129.7714" calcext:value-type="float">
            <text:p>-129.7714</text:p>
          </table:table-cell>
          <table:table-cell office:value-type="float" office:value="128.2636" calcext:value-type="float">
            <text:p>128.26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438" calcext:value-type="float">
            <text:p>12.438</text:p>
          </table:table-cell>
          <table:table-cell office:value-type="float" office:value="-52.38164" calcext:value-type="float">
            <text:p>-52.38164</text:p>
          </table:table-cell>
          <table:table-cell office:value-type="float" office:value="112.511" calcext:value-type="float">
            <text:p>112.511</text:p>
          </table:table-cell>
          <table:table-cell office:value-type="float" office:value="67.92828" calcext:value-type="float">
            <text:p>67.92828</text:p>
          </table:table-cell>
          <table:table-cell office:value-type="float" office:value="178.7313" calcext:value-type="float">
            <text:p>178.7313</text:p>
          </table:table-cell>
          <table:table-cell/>
          <table:table-cell table:formula="of:=([.M189]-[.M190])" office:value-type="float" office:value="1.22197000000001" calcext:value-type="float">
            <text:p>1.22197000000001</text:p>
          </table:table-cell>
          <table:table-cell table:formula="of:=[.N189]-[.N190]" office:value-type="float" office:value="-0.653199999999998" calcext:value-type="float">
            <text:p>-0.653199999999998</text:p>
          </table:table-cell>
          <table:table-cell table:formula="of:=[.O189]-[.O190]" office:value-type="float" office:value="1.15627000000001" calcext:value-type="float">
            <text:p>1.15627000000001</text:p>
          </table:table-cell>
          <table:table-cell table:formula="of:=[.P189]-[.P190]" office:value-type="float" office:value="-0.962099999999992" calcext:value-type="float">
            <text:p>-0.962099999999992</text:p>
          </table:table-cell>
          <table:table-cell/>
          <table:table-cell table:formula="of:=SIGN([.R189])" office:value-type="float" office:value="1" calcext:value-type="float">
            <text:p>1</text:p>
          </table:table-cell>
          <table:table-cell table:formula="of:=SIGN([.S189])" office:value-type="float" office:value="-1" calcext:value-type="float">
            <text:p>-1</text:p>
          </table:table-cell>
          <table:table-cell table:formula="of:=SIGN([.T189])" office:value-type="float" office:value="1" calcext:value-type="float">
            <text:p>1</text:p>
          </table:table-cell>
          <table:table-cell table:formula="of:=SIGN([.U189])" office:value-type="float" office:value="-1" calcext:value-type="float">
            <text:p>-1</text:p>
          </table:table-cell>
          <table:table-cell table:number-columns-repeated="3"/>
          <table:table-cell office:value-type="float" office:value="14.235" calcext:value-type="float">
            <text:p>14.235</text:p>
          </table:table-cell>
          <table:table-cell office:value-type="float" office:value="-60.96322" calcext:value-type="float">
            <text:p>-60.96322</text:p>
          </table:table-cell>
          <table:table-cell office:value-type="float" office:value="116.1052" calcext:value-type="float">
            <text:p>116.105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166" calcext:value-type="float">
            <text:p>7.166</text:p>
          </table:table-cell>
          <table:table-cell office:value-type="float" office:value="-16.92322" calcext:value-type="float">
            <text:p>-16.92322</text:p>
          </table:table-cell>
          <table:table-cell office:value-type="float" office:value="35.2138" calcext:value-type="float">
            <text:p>35.2138</text:p>
          </table:table-cell>
          <table:table-cell office:value-type="float" office:value="3.019265" calcext:value-type="float">
            <text:p>3.019265</text:p>
          </table:table-cell>
          <table:table-cell office:value-type="float" office:value="-73.14409" calcext:value-type="float">
            <text:p>-73.14409</text:p>
          </table:table-cell>
          <table:table-cell/>
          <table:table-cell table:formula="of:=SIGN([.AL189])" office:value-type="float" office:value="-1" calcext:value-type="float">
            <text:p>-1</text:p>
          </table:table-cell>
          <table:table-cell table:formula="of:=SIGN([.AM189])" office:value-type="float" office:value="1" calcext:value-type="float">
            <text:p>1</text:p>
          </table:table-cell>
          <table:table-cell table:formula="of:=SIGN([.AN189])" office:value-type="float" office:value="1" calcext:value-type="float">
            <text:p>1</text:p>
          </table:table-cell>
          <table:table-cell table:formula="of:=SIGN([.AO189])" office:value-type="float" office:value="-1" calcext:value-type="float">
            <text:p>-1</text:p>
          </table:table-cell>
          <table:table-cell table:number-columns-repeated="2"/>
          <table:table-cell office:value-type="float" office:value="8.128" calcext:value-type="float">
            <text:p>8.128</text:p>
          </table:table-cell>
          <table:table-cell office:value-type="float" office:value="-58.73152" calcext:value-type="float">
            <text:p>-58.73152</text:p>
          </table:table-cell>
          <table:table-cell office:value-type="float" office:value="-94.67328" calcext:value-type="float">
            <text:p>-94.67328</text:p>
          </table:table-cell>
          <table:table-cell office:value-type="float" office:value="-4.065084" calcext:value-type="float">
            <text:p>-4.065084</text:p>
          </table:table-cell>
          <table:table-cell office:value-type="float" office:value="-48.6071" calcext:value-type="float">
            <text:p>-48.6071</text:p>
          </table:table-cell>
          <table:table-cell/>
          <table:table-cell table:formula="of:=SIGN([.AX189])" office:value-type="float" office:value="-1" calcext:value-type="float">
            <text:p>-1</text:p>
          </table:table-cell>
          <table:table-cell table:formula="of:=SIGN([.AY189])" office:value-type="float" office:value="-1" calcext:value-type="float">
            <text:p>-1</text:p>
          </table:table-cell>
          <table:table-cell table:formula="of:=SIGN([.AZ189])" office:value-type="float" office:value="-1" calcext:value-type="float">
            <text:p>-1</text:p>
          </table:table-cell>
          <table:table-cell table:formula="of:=SIGN([.BA189])" office:value-type="float" office:value="-1" calcext:value-type="float">
            <text:p>-1</text:p>
          </table:table-cell>
          <table:table-cell table:number-columns-repeated="3"/>
          <table:table-cell office:value-type="float" office:value="5.554" calcext:value-type="float">
            <text:p>5.554</text:p>
          </table:table-cell>
          <table:table-cell office:value-type="float" office:value="0.4843298" calcext:value-type="float">
            <text:p>0.4843298</text:p>
          </table:table-cell>
          <table:table-cell office:value-type="float" office:value="0.03418354" calcext:value-type="float">
            <text:p>0.034183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843" calcext:value-type="float">
            <text:p>22.843</text:p>
          </table:table-cell>
          <table:table-cell office:value-type="float" office:value="-129.7822" calcext:value-type="float">
            <text:p>-129.7822</text:p>
          </table:table-cell>
          <table:table-cell office:value-type="float" office:value="128.2388" calcext:value-type="float">
            <text:p>128.2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449" calcext:value-type="float">
            <text:p>12.449</text:p>
          </table:table-cell>
          <table:table-cell office:value-type="float" office:value="-53.60361" calcext:value-type="float">
            <text:p>-53.60361</text:p>
          </table:table-cell>
          <table:table-cell office:value-type="float" office:value="113.1642" calcext:value-type="float">
            <text:p>113.1642</text:p>
          </table:table-cell>
          <table:table-cell office:value-type="float" office:value="66.77201" calcext:value-type="float">
            <text:p>66.77201</text:p>
          </table:table-cell>
          <table:table-cell office:value-type="float" office:value="179.6934" calcext:value-type="float">
            <text:p>179.6934</text:p>
          </table:table-cell>
          <table:table-cell/>
          <table:table-cell table:formula="of:=([.M190]-[.M191])" office:value-type="float" office:value="0.582499999999996" calcext:value-type="float">
            <text:p>0.582499999999996</text:p>
          </table:table-cell>
          <table:table-cell table:formula="of:=[.N190]-[.N191]" office:value-type="float" office:value="-0.311800000000005" calcext:value-type="float">
            <text:p>-0.311800000000005</text:p>
          </table:table-cell>
          <table:table-cell table:formula="of:=[.O190]-[.O191]" office:value-type="float" office:value="0.930129999999991" calcext:value-type="float">
            <text:p>0.930129999999991</text:p>
          </table:table-cell>
          <table:table-cell table:formula="of:=[.P190]-[.P191]" office:value-type="float" office:value="-0.477699999999999" calcext:value-type="float">
            <text:p>-0.477699999999999</text:p>
          </table:table-cell>
          <table:table-cell/>
          <table:table-cell table:formula="of:=SIGN([.R190])" office:value-type="float" office:value="1" calcext:value-type="float">
            <text:p>1</text:p>
          </table:table-cell>
          <table:table-cell table:formula="of:=SIGN([.S190])" office:value-type="float" office:value="-1" calcext:value-type="float">
            <text:p>-1</text:p>
          </table:table-cell>
          <table:table-cell table:formula="of:=SIGN([.T190])" office:value-type="float" office:value="1" calcext:value-type="float">
            <text:p>1</text:p>
          </table:table-cell>
          <table:table-cell table:formula="of:=SIGN([.U190])" office:value-type="float" office:value="-1" calcext:value-type="float">
            <text:p>-1</text:p>
          </table:table-cell>
          <table:table-cell table:number-columns-repeated="3"/>
          <table:table-cell office:value-type="float" office:value="14.247" calcext:value-type="float">
            <text:p>14.247</text:p>
          </table:table-cell>
          <table:table-cell office:value-type="float" office:value="-61.08939" calcext:value-type="float">
            <text:p>-61.08939</text:p>
          </table:table-cell>
          <table:table-cell office:value-type="float" office:value="116.2411" calcext:value-type="float">
            <text:p>116.2411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177" calcext:value-type="float">
            <text:p>7.177</text:p>
          </table:table-cell>
          <table:table-cell office:value-type="float" office:value="-16.9689" calcext:value-type="float">
            <text:p>-16.9689</text:p>
          </table:table-cell>
          <table:table-cell office:value-type="float" office:value="35.29486" calcext:value-type="float">
            <text:p>35.29486</text:p>
          </table:table-cell>
          <table:table-cell office:value-type="float" office:value="3.004014" calcext:value-type="float">
            <text:p>3.004014</text:p>
          </table:table-cell>
          <table:table-cell office:value-type="float" office:value="-73.08472" calcext:value-type="float">
            <text:p>-73.08472</text:p>
          </table:table-cell>
          <table:table-cell/>
          <table:table-cell table:formula="of:=SIGN([.AL190])" office:value-type="float" office:value="-1" calcext:value-type="float">
            <text:p>-1</text:p>
          </table:table-cell>
          <table:table-cell table:formula="of:=SIGN([.AM190])" office:value-type="float" office:value="1" calcext:value-type="float">
            <text:p>1</text:p>
          </table:table-cell>
          <table:table-cell table:formula="of:=SIGN([.AN190])" office:value-type="float" office:value="1" calcext:value-type="float">
            <text:p>1</text:p>
          </table:table-cell>
          <table:table-cell table:formula="of:=SIGN([.AO190])" office:value-type="float" office:value="-1" calcext:value-type="float">
            <text:p>-1</text:p>
          </table:table-cell>
          <table:table-cell table:number-columns-repeated="2"/>
          <table:table-cell office:value-type="float" office:value="8.139" calcext:value-type="float">
            <text:p>8.139</text:p>
          </table:table-cell>
          <table:table-cell office:value-type="float" office:value="-58.27559" calcext:value-type="float">
            <text:p>-58.27559</text:p>
          </table:table-cell>
          <table:table-cell office:value-type="float" office:value="-94.79327" calcext:value-type="float">
            <text:p>-94.79327</text:p>
          </table:table-cell>
          <table:table-cell office:value-type="float" office:value="-4.340382" calcext:value-type="float">
            <text:p>-4.340382</text:p>
          </table:table-cell>
          <table:table-cell office:value-type="float" office:value="-49.67756" calcext:value-type="float">
            <text:p>-49.67756</text:p>
          </table:table-cell>
          <table:table-cell/>
          <table:table-cell table:formula="of:=SIGN([.AX190])" office:value-type="float" office:value="-1" calcext:value-type="float">
            <text:p>-1</text:p>
          </table:table-cell>
          <table:table-cell table:formula="of:=SIGN([.AY190])" office:value-type="float" office:value="-1" calcext:value-type="float">
            <text:p>-1</text:p>
          </table:table-cell>
          <table:table-cell table:formula="of:=SIGN([.AZ190])" office:value-type="float" office:value="-1" calcext:value-type="float">
            <text:p>-1</text:p>
          </table:table-cell>
          <table:table-cell table:formula="of:=SIGN([.BA190])" office:value-type="float" office:value="-1" calcext:value-type="float">
            <text:p>-1</text:p>
          </table:table-cell>
          <table:table-cell table:number-columns-repeated="3"/>
          <table:table-cell office:value-type="float" office:value="5.562" calcext:value-type="float">
            <text:p>5.562</text:p>
          </table:table-cell>
          <table:table-cell office:value-type="float" office:value="0.519026" calcext:value-type="float">
            <text:p>0.519026</text:p>
          </table:table-cell>
          <table:table-cell office:value-type="float" office:value="0.0354197" calcext:value-type="float">
            <text:p>0.03541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.865" calcext:value-type="float">
            <text:p>22.865</text:p>
          </table:table-cell>
          <table:table-cell office:value-type="float" office:value="-129.7739" calcext:value-type="float">
            <text:p>-129.7739</text:p>
          </table:table-cell>
          <table:table-cell office:value-type="float" office:value="128.2451" calcext:value-type="float">
            <text:p>128.2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463" calcext:value-type="float">
            <text:p>12.463</text:p>
          </table:table-cell>
          <table:table-cell office:value-type="float" office:value="-54.18611" calcext:value-type="float">
            <text:p>-54.18611</text:p>
          </table:table-cell>
          <table:table-cell office:value-type="float" office:value="113.476" calcext:value-type="float">
            <text:p>113.476</text:p>
          </table:table-cell>
          <table:table-cell office:value-type="float" office:value="65.84188" calcext:value-type="float">
            <text:p>65.84188</text:p>
          </table:table-cell>
          <table:table-cell office:value-type="float" office:value="180.1711" calcext:value-type="float">
            <text:p>180.1711</text:p>
          </table:table-cell>
          <table:table-cell/>
          <table:table-cell table:formula="of:=([.M191]-[.M192])" office:value-type="float" office:value="0.813839999999999" calcext:value-type="float">
            <text:p>0.813839999999999</text:p>
          </table:table-cell>
          <table:table-cell table:formula="of:=[.N191]-[.N192]" office:value-type="float" office:value="-0.445899999999995" calcext:value-type="float">
            <text:p>-0.445899999999995</text:p>
          </table:table-cell>
          <table:table-cell table:formula="of:=[.O191]-[.O192]" office:value-type="float" office:value="0.937120000000007" calcext:value-type="float">
            <text:p>0.937120000000007</text:p>
          </table:table-cell>
          <table:table-cell table:formula="of:=[.P191]-[.P192]" office:value-type="float" office:value="-0.860900000000015" calcext:value-type="float">
            <text:p>-0.860900000000015</text:p>
          </table:table-cell>
          <table:table-cell/>
          <table:table-cell table:formula="of:=SIGN([.R191])" office:value-type="float" office:value="1" calcext:value-type="float">
            <text:p>1</text:p>
          </table:table-cell>
          <table:table-cell table:formula="of:=SIGN([.S191])" office:value-type="float" office:value="-1" calcext:value-type="float">
            <text:p>-1</text:p>
          </table:table-cell>
          <table:table-cell table:formula="of:=SIGN([.T191])" office:value-type="float" office:value="1" calcext:value-type="float">
            <text:p>1</text:p>
          </table:table-cell>
          <table:table-cell table:formula="of:=SIGN([.U191])" office:value-type="float" office:value="-1" calcext:value-type="float">
            <text:p>-1</text:p>
          </table:table-cell>
          <table:table-cell table:number-columns-repeated="3"/>
          <table:table-cell office:value-type="float" office:value="14.259" calcext:value-type="float">
            <text:p>14.259</text:p>
          </table:table-cell>
          <table:table-cell office:value-type="float" office:value="-61.22565" calcext:value-type="float">
            <text:p>-61.22565</text:p>
          </table:table-cell>
          <table:table-cell office:value-type="float" office:value="116.3807" calcext:value-type="float">
            <text:p>116.3807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-17.06205" calcext:value-type="float">
            <text:p>-17.06205</text:p>
          </table:table-cell>
          <table:table-cell office:value-type="float" office:value="35.46461" calcext:value-type="float">
            <text:p>35.46461</text:p>
          </table:table-cell>
          <table:table-cell office:value-type="float" office:value="2.90678" calcext:value-type="float">
            <text:p>2.90678</text:p>
          </table:table-cell>
          <table:table-cell office:value-type="float" office:value="-72.67672" calcext:value-type="float">
            <text:p>-72.67672</text:p>
          </table:table-cell>
          <table:table-cell/>
          <table:table-cell table:formula="of:=SIGN([.AL191])" office:value-type="float" office:value="-1" calcext:value-type="float">
            <text:p>-1</text:p>
          </table:table-cell>
          <table:table-cell table:formula="of:=SIGN([.AM191])" office:value-type="float" office:value="1" calcext:value-type="float">
            <text:p>1</text:p>
          </table:table-cell>
          <table:table-cell table:formula="of:=SIGN([.AN191])" office:value-type="float" office:value="1" calcext:value-type="float">
            <text:p>1</text:p>
          </table:table-cell>
          <table:table-cell table:formula="of:=SIGN([.AO191])" office:value-type="float" office:value="-1" calcext:value-type="float">
            <text:p>-1</text:p>
          </table:table-cell>
          <table:table-cell table:number-columns-repeated="2"/>
          <table:table-cell office:value-type="float" office:value="8.15" calcext:value-type="float">
            <text:p>8.15</text:p>
          </table:table-cell>
          <table:table-cell office:value-type="float" office:value="-57.76366" calcext:value-type="float">
            <text:p>-57.76366</text:p>
          </table:table-cell>
          <table:table-cell office:value-type="float" office:value="-94.92491" calcext:value-type="float">
            <text:p>-94.92491</text:p>
          </table:table-cell>
          <table:table-cell office:value-type="float" office:value="-4.420665" calcext:value-type="float">
            <text:p>-4.420665</text:p>
          </table:table-cell>
          <table:table-cell office:value-type="float" office:value="-50.21791" calcext:value-type="float">
            <text:p>-50.21791</text:p>
          </table:table-cell>
          <table:table-cell/>
          <table:table-cell table:formula="of:=SIGN([.AX191])" office:value-type="float" office:value="-1" calcext:value-type="float">
            <text:p>-1</text:p>
          </table:table-cell>
          <table:table-cell table:formula="of:=SIGN([.AY191])" office:value-type="float" office:value="-1" calcext:value-type="float">
            <text:p>-1</text:p>
          </table:table-cell>
          <table:table-cell table:formula="of:=SIGN([.AZ191])" office:value-type="float" office:value="-1" calcext:value-type="float">
            <text:p>-1</text:p>
          </table:table-cell>
          <table:table-cell table:formula="of:=SIGN([.BA191])" office:value-type="float" office:value="-1" calcext:value-type="float">
            <text:p>-1</text:p>
          </table:table-cell>
          <table:table-cell table:number-columns-repeated="3"/>
          <table:table-cell office:value-type="float" office:value="5.57" calcext:value-type="float">
            <text:p>5.57</text:p>
          </table:table-cell>
          <table:table-cell office:value-type="float" office:value="0.2595452" calcext:value-type="float">
            <text:p>0.2595452</text:p>
          </table:table-cell>
          <table:table-cell office:value-type="float" office:value="0.0172308" calcext:value-type="float">
            <text:p>0.01723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036" calcext:value-type="float">
            <text:p>23.036</text:p>
          </table:table-cell>
          <table:table-cell office:value-type="float" office:value="-129.8131" calcext:value-type="float">
            <text:p>-129.8131</text:p>
          </table:table-cell>
          <table:table-cell office:value-type="float" office:value="128.1965" calcext:value-type="float">
            <text:p>128.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475" calcext:value-type="float">
            <text:p>12.475</text:p>
          </table:table-cell>
          <table:table-cell office:value-type="float" office:value="-54.99995" calcext:value-type="float">
            <text:p>-54.99995</text:p>
          </table:table-cell>
          <table:table-cell office:value-type="float" office:value="113.9219" calcext:value-type="float">
            <text:p>113.9219</text:p>
          </table:table-cell>
          <table:table-cell office:value-type="float" office:value="64.90476" calcext:value-type="float">
            <text:p>64.90476</text:p>
          </table:table-cell>
          <table:table-cell office:value-type="float" office:value="181.032" calcext:value-type="float">
            <text:p>181.032</text:p>
          </table:table-cell>
          <table:table-cell/>
          <table:table-cell table:formula="of:=([.M192]-[.M193])" office:value-type="float" office:value="0.763870000000004" calcext:value-type="float">
            <text:p>0.763870000000004</text:p>
          </table:table-cell>
          <table:table-cell table:formula="of:=[.N192]-[.N193]" office:value-type="float" office:value="-0.421600000000012" calcext:value-type="float">
            <text:p>-0.421600000000012</text:p>
          </table:table-cell>
          <table:table-cell table:formula="of:=[.O192]-[.O193]" office:value-type="float" office:value="0.941769999999998" calcext:value-type="float">
            <text:p>0.941769999999998</text:p>
          </table:table-cell>
          <table:table-cell table:formula="of:=[.P192]-[.P193]" office:value-type="float" office:value="-0.467599999999976" calcext:value-type="float">
            <text:p>-0.467599999999976</text:p>
          </table:table-cell>
          <table:table-cell/>
          <table:table-cell table:formula="of:=SIGN([.R192])" office:value-type="float" office:value="1" calcext:value-type="float">
            <text:p>1</text:p>
          </table:table-cell>
          <table:table-cell table:formula="of:=SIGN([.S192])" office:value-type="float" office:value="-1" calcext:value-type="float">
            <text:p>-1</text:p>
          </table:table-cell>
          <table:table-cell table:formula="of:=SIGN([.T192])" office:value-type="float" office:value="1" calcext:value-type="float">
            <text:p>1</text:p>
          </table:table-cell>
          <table:table-cell table:formula="of:=SIGN([.U192])" office:value-type="float" office:value="-1" calcext:value-type="float">
            <text:p>-1</text:p>
          </table:table-cell>
          <table:table-cell table:number-columns-repeated="3"/>
          <table:table-cell office:value-type="float" office:value="14.27" calcext:value-type="float">
            <text:p>14.27</text:p>
          </table:table-cell>
          <table:table-cell office:value-type="float" office:value="-61.35331" calcext:value-type="float">
            <text:p>-61.35331</text:p>
          </table:table-cell>
          <table:table-cell office:value-type="float" office:value="116.5061" calcext:value-type="float">
            <text:p>116.5061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211" calcext:value-type="float">
            <text:p>7.211</text:p>
          </table:table-cell>
          <table:table-cell office:value-type="float" office:value="-17.11983" calcext:value-type="float">
            <text:p>-17.11983</text:p>
          </table:table-cell>
          <table:table-cell office:value-type="float" office:value="35.57484" calcext:value-type="float">
            <text:p>35.57484</text:p>
          </table:table-cell>
          <table:table-cell office:value-type="float" office:value="2.872491" calcext:value-type="float">
            <text:p>2.872491</text:p>
          </table:table-cell>
          <table:table-cell office:value-type="float" office:value="-72.52347" calcext:value-type="float">
            <text:p>-72.52347</text:p>
          </table:table-cell>
          <table:table-cell/>
          <table:table-cell table:formula="of:=SIGN([.AL192])" office:value-type="float" office:value="-1" calcext:value-type="float">
            <text:p>-1</text:p>
          </table:table-cell>
          <table:table-cell table:formula="of:=SIGN([.AM192])" office:value-type="float" office:value="1" calcext:value-type="float">
            <text:p>1</text:p>
          </table:table-cell>
          <table:table-cell table:formula="of:=SIGN([.AN192])" office:value-type="float" office:value="1" calcext:value-type="float">
            <text:p>1</text:p>
          </table:table-cell>
          <table:table-cell table:formula="of:=SIGN([.AO192])" office:value-type="float" office:value="-1" calcext:value-type="float">
            <text:p>-1</text:p>
          </table:table-cell>
          <table:table-cell table:number-columns-repeated="2"/>
          <table:table-cell office:value-type="float" office:value="8.162" calcext:value-type="float">
            <text:p>8.162</text:p>
          </table:table-cell>
          <table:table-cell office:value-type="float" office:value="-57.27447" calcext:value-type="float">
            <text:p>-57.27447</text:p>
          </table:table-cell>
          <table:table-cell office:value-type="float" office:value="-95.04003" calcext:value-type="float">
            <text:p>-95.04003</text:p>
          </table:table-cell>
          <table:table-cell office:value-type="float" office:value="-4.558046" calcext:value-type="float">
            <text:p>-4.558046</text:p>
          </table:table-cell>
          <table:table-cell office:value-type="float" office:value="-50.46784" calcext:value-type="float">
            <text:p>-50.46784</text:p>
          </table:table-cell>
          <table:table-cell/>
          <table:table-cell table:formula="of:=SIGN([.AX192])" office:value-type="float" office:value="-1" calcext:value-type="float">
            <text:p>-1</text:p>
          </table:table-cell>
          <table:table-cell table:formula="of:=SIGN([.AY192])" office:value-type="float" office:value="-1" calcext:value-type="float">
            <text:p>-1</text:p>
          </table:table-cell>
          <table:table-cell table:formula="of:=SIGN([.AZ192])" office:value-type="float" office:value="-1" calcext:value-type="float">
            <text:p>-1</text:p>
          </table:table-cell>
          <table:table-cell table:formula="of:=SIGN([.BA192])" office:value-type="float" office:value="-1" calcext:value-type="float">
            <text:p>-1</text:p>
          </table:table-cell>
          <table:table-cell table:number-columns-repeated="3"/>
          <table:table-cell office:value-type="float" office:value="5.578" calcext:value-type="float">
            <text:p>5.578</text:p>
          </table:table-cell>
          <table:table-cell office:value-type="float" office:value="0.5434255" calcext:value-type="float">
            <text:p>0.5434255</text:p>
          </table:table-cell>
          <table:table-cell office:value-type="float" office:value="0.06113157" calcext:value-type="float">
            <text:p>0.061131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058" calcext:value-type="float">
            <text:p>23.058</text:p>
          </table:table-cell>
          <table:table-cell office:value-type="float" office:value="-129.7585" calcext:value-type="float">
            <text:p>-129.7585</text:p>
          </table:table-cell>
          <table:table-cell office:value-type="float" office:value="128.2436" calcext:value-type="float">
            <text:p>128.2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486" calcext:value-type="float">
            <text:p>12.486</text:p>
          </table:table-cell>
          <table:table-cell office:value-type="float" office:value="-55.76382" calcext:value-type="float">
            <text:p>-55.76382</text:p>
          </table:table-cell>
          <table:table-cell office:value-type="float" office:value="114.3435" calcext:value-type="float">
            <text:p>114.3435</text:p>
          </table:table-cell>
          <table:table-cell office:value-type="float" office:value="63.96299" calcext:value-type="float">
            <text:p>63.96299</text:p>
          </table:table-cell>
          <table:table-cell office:value-type="float" office:value="181.4996" calcext:value-type="float">
            <text:p>181.4996</text:p>
          </table:table-cell>
          <table:table-cell/>
          <table:table-cell table:formula="of:=([.M193]-[.M194])" office:value-type="float" office:value="0.775359999999999" calcext:value-type="float">
            <text:p>0.775359999999999</text:p>
          </table:table-cell>
          <table:table-cell table:formula="of:=[.N193]-[.N194]" office:value-type="float" office:value="-0.428699999999992" calcext:value-type="float">
            <text:p>-0.428699999999992</text:p>
          </table:table-cell>
          <table:table-cell table:formula="of:=[.O193]-[.O194]" office:value-type="float" office:value="1.04748" calcext:value-type="float">
            <text:p>1.04748</text:p>
          </table:table-cell>
          <table:table-cell table:formula="of:=[.P193]-[.P194]" office:value-type="float" office:value="-0.5368" calcext:value-type="float">
            <text:p>-0.5368</text:p>
          </table:table-cell>
          <table:table-cell/>
          <table:table-cell table:formula="of:=SIGN([.R193])" office:value-type="float" office:value="1" calcext:value-type="float">
            <text:p>1</text:p>
          </table:table-cell>
          <table:table-cell table:formula="of:=SIGN([.S193])" office:value-type="float" office:value="-1" calcext:value-type="float">
            <text:p>-1</text:p>
          </table:table-cell>
          <table:table-cell table:formula="of:=SIGN([.T193])" office:value-type="float" office:value="1" calcext:value-type="float">
            <text:p>1</text:p>
          </table:table-cell>
          <table:table-cell table:formula="of:=SIGN([.U193])" office:value-type="float" office:value="-1" calcext:value-type="float">
            <text:p>-1</text:p>
          </table:table-cell>
          <table:table-cell table:number-columns-repeated="3"/>
          <table:table-cell office:value-type="float" office:value="14.281" calcext:value-type="float">
            <text:p>14.281</text:p>
          </table:table-cell>
          <table:table-cell office:value-type="float" office:value="-61.50859" calcext:value-type="float">
            <text:p>-61.50859</text:p>
          </table:table-cell>
          <table:table-cell office:value-type="float" office:value="116.6525" calcext:value-type="float">
            <text:p>116.6525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222" calcext:value-type="float">
            <text:p>7.222</text:p>
          </table:table-cell>
          <table:table-cell office:value-type="float" office:value="-17.16786" calcext:value-type="float">
            <text:p>-17.16786</text:p>
          </table:table-cell>
          <table:table-cell office:value-type="float" office:value="35.66927" calcext:value-type="float">
            <text:p>35.66927</text:p>
          </table:table-cell>
          <table:table-cell office:value-type="float" office:value="2.838393" calcext:value-type="float">
            <text:p>2.838393</text:p>
          </table:table-cell>
          <table:table-cell office:value-type="float" office:value="-72.29172" calcext:value-type="float">
            <text:p>-72.29172</text:p>
          </table:table-cell>
          <table:table-cell/>
          <table:table-cell table:formula="of:=SIGN([.AL193])" office:value-type="float" office:value="-1" calcext:value-type="float">
            <text:p>-1</text:p>
          </table:table-cell>
          <table:table-cell table:formula="of:=SIGN([.AM193])" office:value-type="float" office:value="1" calcext:value-type="float">
            <text:p>1</text:p>
          </table:table-cell>
          <table:table-cell table:formula="of:=SIGN([.AN193])" office:value-type="float" office:value="1" calcext:value-type="float">
            <text:p>1</text:p>
          </table:table-cell>
          <table:table-cell table:formula="of:=SIGN([.AO193])" office:value-type="float" office:value="-1" calcext:value-type="float">
            <text:p>-1</text:p>
          </table:table-cell>
          <table:table-cell table:number-columns-repeated="2"/>
          <table:table-cell office:value-type="float" office:value="8.173" calcext:value-type="float">
            <text:p>8.173</text:p>
          </table:table-cell>
          <table:table-cell office:value-type="float" office:value="-56.74785" calcext:value-type="float">
            <text:p>-56.74785</text:p>
          </table:table-cell>
          <table:table-cell office:value-type="float" office:value="-95.14388" calcext:value-type="float">
            <text:p>-95.14388</text:p>
          </table:table-cell>
          <table:table-cell office:value-type="float" office:value="-4.597269" calcext:value-type="float">
            <text:p>-4.597269</text:p>
          </table:table-cell>
          <table:table-cell office:value-type="float" office:value="-50.60204" calcext:value-type="float">
            <text:p>-50.60204</text:p>
          </table:table-cell>
          <table:table-cell/>
          <table:table-cell table:formula="of:=SIGN([.AX193])" office:value-type="float" office:value="-1" calcext:value-type="float">
            <text:p>-1</text:p>
          </table:table-cell>
          <table:table-cell table:formula="of:=SIGN([.AY193])" office:value-type="float" office:value="-1" calcext:value-type="float">
            <text:p>-1</text:p>
          </table:table-cell>
          <table:table-cell table:formula="of:=SIGN([.AZ193])" office:value-type="float" office:value="-1" calcext:value-type="float">
            <text:p>-1</text:p>
          </table:table-cell>
          <table:table-cell table:formula="of:=SIGN([.BA193])" office:value-type="float" office:value="-1" calcext:value-type="float">
            <text:p>-1</text:p>
          </table:table-cell>
          <table:table-cell table:number-columns-repeated="3"/>
          <table:table-cell office:value-type="float" office:value="5.586" calcext:value-type="float">
            <text:p>5.586</text:p>
          </table:table-cell>
          <table:table-cell office:value-type="float" office:value="0.2493339" calcext:value-type="float">
            <text:p>0.2493339</text:p>
          </table:table-cell>
          <table:table-cell office:value-type="float" office:value="0.04157529" calcext:value-type="float">
            <text:p>0.041575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081" calcext:value-type="float">
            <text:p>23.081</text:p>
          </table:table-cell>
          <table:table-cell office:value-type="float" office:value="-129.7425" calcext:value-type="float">
            <text:p>-129.7425</text:p>
          </table:table-cell>
          <table:table-cell office:value-type="float" office:value="128.2564" calcext:value-type="float">
            <text:p>128.2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497" calcext:value-type="float">
            <text:p>12.497</text:p>
          </table:table-cell>
          <table:table-cell office:value-type="float" office:value="-56.53918" calcext:value-type="float">
            <text:p>-56.53918</text:p>
          </table:table-cell>
          <table:table-cell office:value-type="float" office:value="114.7722" calcext:value-type="float">
            <text:p>114.7722</text:p>
          </table:table-cell>
          <table:table-cell office:value-type="float" office:value="62.91551" calcext:value-type="float">
            <text:p>62.91551</text:p>
          </table:table-cell>
          <table:table-cell office:value-type="float" office:value="182.0364" calcext:value-type="float">
            <text:p>182.0364</text:p>
          </table:table-cell>
          <table:table-cell/>
          <table:table-cell table:formula="of:=([.M194]-[.M195])" office:value-type="float" office:value="0.626109999999997" calcext:value-type="float">
            <text:p>0.626109999999997</text:p>
          </table:table-cell>
          <table:table-cell table:formula="of:=[.N194]-[.N195]" office:value-type="float" office:value="-0.346800000000002" calcext:value-type="float">
            <text:p>-0.346800000000002</text:p>
          </table:table-cell>
          <table:table-cell table:formula="of:=[.O194]-[.O195]" office:value-type="float" office:value="0.948519999999995" calcext:value-type="float">
            <text:p>0.948519999999995</text:p>
          </table:table-cell>
          <table:table-cell table:formula="of:=[.P194]-[.P195]" office:value-type="float" office:value="-0.50030000000001" calcext:value-type="float">
            <text:p>-0.50030000000001</text:p>
          </table:table-cell>
          <table:table-cell/>
          <table:table-cell table:formula="of:=SIGN([.R194])" office:value-type="float" office:value="1" calcext:value-type="float">
            <text:p>1</text:p>
          </table:table-cell>
          <table:table-cell table:formula="of:=SIGN([.S194])" office:value-type="float" office:value="-1" calcext:value-type="float">
            <text:p>-1</text:p>
          </table:table-cell>
          <table:table-cell table:formula="of:=SIGN([.T194])" office:value-type="float" office:value="1" calcext:value-type="float">
            <text:p>1</text:p>
          </table:table-cell>
          <table:table-cell table:formula="of:=SIGN([.U194])" office:value-type="float" office:value="-1" calcext:value-type="float">
            <text:p>-1</text:p>
          </table:table-cell>
          <table:table-cell table:number-columns-repeated="3"/>
          <table:table-cell office:value-type="float" office:value="14.292" calcext:value-type="float">
            <text:p>14.292</text:p>
          </table:table-cell>
          <table:table-cell office:value-type="float" office:value="-61.62303" calcext:value-type="float">
            <text:p>-61.62303</text:p>
          </table:table-cell>
          <table:table-cell office:value-type="float" office:value="116.7559" calcext:value-type="float">
            <text:p>116.7559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234" calcext:value-type="float">
            <text:p>7.234</text:p>
          </table:table-cell>
          <table:table-cell office:value-type="float" office:value="-17.18263" calcext:value-type="float">
            <text:p>-17.18263</text:p>
          </table:table-cell>
          <table:table-cell office:value-type="float" office:value="35.69884" calcext:value-type="float">
            <text:p>35.69884</text:p>
          </table:table-cell>
          <table:table-cell office:value-type="float" office:value="2.815689" calcext:value-type="float">
            <text:p>2.815689</text:p>
          </table:table-cell>
          <table:table-cell office:value-type="float" office:value="-72.16337" calcext:value-type="float">
            <text:p>-72.16337</text:p>
          </table:table-cell>
          <table:table-cell/>
          <table:table-cell table:formula="of:=SIGN([.AL194])" office:value-type="float" office:value="-1" calcext:value-type="float">
            <text:p>-1</text:p>
          </table:table-cell>
          <table:table-cell table:formula="of:=SIGN([.AM194])" office:value-type="float" office:value="1" calcext:value-type="float">
            <text:p>1</text:p>
          </table:table-cell>
          <table:table-cell table:formula="of:=SIGN([.AN194])" office:value-type="float" office:value="1" calcext:value-type="float">
            <text:p>1</text:p>
          </table:table-cell>
          <table:table-cell table:formula="of:=SIGN([.AO194])" office:value-type="float" office:value="-1" calcext:value-type="float">
            <text:p>-1</text:p>
          </table:table-cell>
          <table:table-cell table:number-columns-repeated="2"/>
          <table:table-cell office:value-type="float" office:value="8.188" calcext:value-type="float">
            <text:p>8.188</text:p>
          </table:table-cell>
          <table:table-cell office:value-type="float" office:value="-56.20989" calcext:value-type="float">
            <text:p>-56.20989</text:p>
          </table:table-cell>
          <table:table-cell office:value-type="float" office:value="-95.24876" calcext:value-type="float">
            <text:p>-95.24876</text:p>
          </table:table-cell>
          <table:table-cell office:value-type="float" office:value="-4.714651" calcext:value-type="float">
            <text:p>-4.714651</text:p>
          </table:table-cell>
          <table:table-cell office:value-type="float" office:value="-50.73258" calcext:value-type="float">
            <text:p>-50.73258</text:p>
          </table:table-cell>
          <table:table-cell/>
          <table:table-cell table:formula="of:=SIGN([.AX194])" office:value-type="float" office:value="-1" calcext:value-type="float">
            <text:p>-1</text:p>
          </table:table-cell>
          <table:table-cell table:formula="of:=SIGN([.AY194])" office:value-type="float" office:value="-1" calcext:value-type="float">
            <text:p>-1</text:p>
          </table:table-cell>
          <table:table-cell table:formula="of:=SIGN([.AZ194])" office:value-type="float" office:value="-1" calcext:value-type="float">
            <text:p>-1</text:p>
          </table:table-cell>
          <table:table-cell table:formula="of:=SIGN([.BA194])" office:value-type="float" office:value="-1" calcext:value-type="float">
            <text:p>-1</text:p>
          </table:table-cell>
          <table:table-cell table:number-columns-repeated="3"/>
          <table:table-cell office:value-type="float" office:value="5.597" calcext:value-type="float">
            <text:p>5.597</text:p>
          </table:table-cell>
          <table:table-cell office:value-type="float" office:value="0.4" calcext:value-type="float">
            <text:p>0.4</text:p>
          </table:table-cell>
          <table:table-cell office:value-type="float" office:value="0.03287533" calcext:value-type="float">
            <text:p>0.032875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104" calcext:value-type="float">
            <text:p>23.104</text:p>
          </table:table-cell>
          <table:table-cell office:value-type="float" office:value="-130.0008" calcext:value-type="float">
            <text:p>-130.0008</text:p>
          </table:table-cell>
          <table:table-cell office:value-type="float" office:value="128.1579" calcext:value-type="float">
            <text:p>128.1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508" calcext:value-type="float">
            <text:p>12.508</text:p>
          </table:table-cell>
          <table:table-cell office:value-type="float" office:value="-57.16529" calcext:value-type="float">
            <text:p>-57.16529</text:p>
          </table:table-cell>
          <table:table-cell office:value-type="float" office:value="115.119" calcext:value-type="float">
            <text:p>115.119</text:p>
          </table:table-cell>
          <table:table-cell office:value-type="float" office:value="61.96699" calcext:value-type="float">
            <text:p>61.96699</text:p>
          </table:table-cell>
          <table:table-cell office:value-type="float" office:value="182.5367" calcext:value-type="float">
            <text:p>182.5367</text:p>
          </table:table-cell>
          <table:table-cell/>
          <table:table-cell table:formula="of:=([.M195]-[.M196])" office:value-type="float" office:value="0.77375" calcext:value-type="float">
            <text:p>0.77375</text:p>
          </table:table-cell>
          <table:table-cell table:formula="of:=[.N195]-[.N196]" office:value-type="float" office:value="-0.440899999999999" calcext:value-type="float">
            <text:p>-0.440899999999999</text:p>
          </table:table-cell>
          <table:table-cell table:formula="of:=[.O195]-[.O196]" office:value-type="float" office:value="1.00414" calcext:value-type="float">
            <text:p>1.00414</text:p>
          </table:table-cell>
          <table:table-cell table:formula="of:=[.P195]-[.P196]" office:value-type="float" office:value="-0.348399999999998" calcext:value-type="float">
            <text:p>-0.348399999999998</text:p>
          </table:table-cell>
          <table:table-cell/>
          <table:table-cell table:formula="of:=SIGN([.R195])" office:value-type="float" office:value="1" calcext:value-type="float">
            <text:p>1</text:p>
          </table:table-cell>
          <table:table-cell table:formula="of:=SIGN([.S195])" office:value-type="float" office:value="-1" calcext:value-type="float">
            <text:p>-1</text:p>
          </table:table-cell>
          <table:table-cell table:formula="of:=SIGN([.T195])" office:value-type="float" office:value="1" calcext:value-type="float">
            <text:p>1</text:p>
          </table:table-cell>
          <table:table-cell table:formula="of:=SIGN([.U195])" office:value-type="float" office:value="-1" calcext:value-type="float">
            <text:p>-1</text:p>
          </table:table-cell>
          <table:table-cell table:number-columns-repeated="3"/>
          <table:table-cell office:value-type="float" office:value="14.303" calcext:value-type="float">
            <text:p>14.303</text:p>
          </table:table-cell>
          <table:table-cell office:value-type="float" office:value="-61.75679" calcext:value-type="float">
            <text:p>-61.75679</text:p>
          </table:table-cell>
          <table:table-cell office:value-type="float" office:value="116.88" calcext:value-type="float">
            <text:p>116.88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246" calcext:value-type="float">
            <text:p>7.246</text:p>
          </table:table-cell>
          <table:table-cell office:value-type="float" office:value="-17.25219" calcext:value-type="float">
            <text:p>-17.25219</text:p>
          </table:table-cell>
          <table:table-cell office:value-type="float" office:value="35.79962" calcext:value-type="float">
            <text:p>35.79962</text:p>
          </table:table-cell>
          <table:table-cell office:value-type="float" office:value="2.721495" calcext:value-type="float">
            <text:p>2.721495</text:p>
          </table:table-cell>
          <table:table-cell office:value-type="float" office:value="-71.69387" calcext:value-type="float">
            <text:p>-71.69387</text:p>
          </table:table-cell>
          <table:table-cell/>
          <table:table-cell table:formula="of:=SIGN([.AL195])" office:value-type="float" office:value="-1" calcext:value-type="float">
            <text:p>-1</text:p>
          </table:table-cell>
          <table:table-cell table:formula="of:=SIGN([.AM195])" office:value-type="float" office:value="1" calcext:value-type="float">
            <text:p>1</text:p>
          </table:table-cell>
          <table:table-cell table:formula="of:=SIGN([.AN195])" office:value-type="float" office:value="1" calcext:value-type="float">
            <text:p>1</text:p>
          </table:table-cell>
          <table:table-cell table:formula="of:=SIGN([.AO195])" office:value-type="float" office:value="-1" calcext:value-type="float">
            <text:p>-1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-55.45423" calcext:value-type="float">
            <text:p>-55.45423</text:p>
          </table:table-cell>
          <table:table-cell office:value-type="float" office:value="-95.39044" calcext:value-type="float">
            <text:p>-95.39044</text:p>
          </table:table-cell>
          <table:table-cell office:value-type="float" office:value="-4.855411" calcext:value-type="float">
            <text:p>-4.855411</text:p>
          </table:table-cell>
          <table:table-cell office:value-type="float" office:value="-51.01783" calcext:value-type="float">
            <text:p>-51.01783</text:p>
          </table:table-cell>
          <table:table-cell/>
          <table:table-cell table:formula="of:=SIGN([.AX195])" office:value-type="float" office:value="-1" calcext:value-type="float">
            <text:p>-1</text:p>
          </table:table-cell>
          <table:table-cell table:formula="of:=SIGN([.AY195])" office:value-type="float" office:value="-1" calcext:value-type="float">
            <text:p>-1</text:p>
          </table:table-cell>
          <table:table-cell table:formula="of:=SIGN([.AZ195])" office:value-type="float" office:value="-1" calcext:value-type="float">
            <text:p>-1</text:p>
          </table:table-cell>
          <table:table-cell table:formula="of:=SIGN([.BA195])" office:value-type="float" office:value="-1" calcext:value-type="float">
            <text:p>-1</text:p>
          </table:table-cell>
          <table:table-cell table:number-columns-repeated="3"/>
          <table:table-cell office:value-type="float" office:value="5.654" calcext:value-type="float">
            <text:p>5.654</text:p>
          </table:table-cell>
          <table:table-cell office:value-type="float" office:value="0.6401057" calcext:value-type="float">
            <text:p>0.6401057</text:p>
          </table:table-cell>
          <table:table-cell office:value-type="float" office:value="0.04709515" calcext:value-type="float">
            <text:p>0.04709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129" calcext:value-type="float">
            <text:p>23.129</text:p>
          </table:table-cell>
          <table:table-cell office:value-type="float" office:value="-130.0009" calcext:value-type="float">
            <text:p>-130.0009</text:p>
          </table:table-cell>
          <table:table-cell office:value-type="float" office:value="128.1654" calcext:value-type="float">
            <text:p>128.1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519" calcext:value-type="float">
            <text:p>12.519</text:p>
          </table:table-cell>
          <table:table-cell office:value-type="float" office:value="-57.93904" calcext:value-type="float">
            <text:p>-57.93904</text:p>
          </table:table-cell>
          <table:table-cell office:value-type="float" office:value="115.5599" calcext:value-type="float">
            <text:p>115.5599</text:p>
          </table:table-cell>
          <table:table-cell office:value-type="float" office:value="60.96285" calcext:value-type="float">
            <text:p>60.96285</text:p>
          </table:table-cell>
          <table:table-cell office:value-type="float" office:value="182.8851" calcext:value-type="float">
            <text:p>182.8851</text:p>
          </table:table-cell>
          <table:table-cell/>
          <table:table-cell table:formula="of:=([.M196]-[.M197])" office:value-type="float" office:value="0.642910000000001" calcext:value-type="float">
            <text:p>0.642910000000001</text:p>
          </table:table-cell>
          <table:table-cell table:formula="of:=[.N196]-[.N197]" office:value-type="float" office:value="-0.366799999999998" calcext:value-type="float">
            <text:p>-0.366799999999998</text:p>
          </table:table-cell>
          <table:table-cell table:formula="of:=[.O196]-[.O197]" office:value-type="float" office:value="0.446940000000005" calcext:value-type="float">
            <text:p>0.446940000000005</text:p>
          </table:table-cell>
          <table:table-cell table:formula="of:=[.P196]-[.P197]" office:value-type="float" office:value="-0.166500000000013" calcext:value-type="float">
            <text:p>-0.166500000000013</text:p>
          </table:table-cell>
          <table:table-cell/>
          <table:table-cell table:formula="of:=SIGN([.R196])" office:value-type="float" office:value="1" calcext:value-type="float">
            <text:p>1</text:p>
          </table:table-cell>
          <table:table-cell table:formula="of:=SIGN([.S196])" office:value-type="float" office:value="-1" calcext:value-type="float">
            <text:p>-1</text:p>
          </table:table-cell>
          <table:table-cell table:formula="of:=SIGN([.T196])" office:value-type="float" office:value="1" calcext:value-type="float">
            <text:p>1</text:p>
          </table:table-cell>
          <table:table-cell table:formula="of:=SIGN([.U196])" office:value-type="float" office:value="-1" calcext:value-type="float">
            <text:p>-1</text:p>
          </table:table-cell>
          <table:table-cell table:number-columns-repeated="3"/>
          <table:table-cell office:value-type="float" office:value="14.324" calcext:value-type="float">
            <text:p>14.324</text:p>
          </table:table-cell>
          <table:table-cell office:value-type="float" office:value="-61.89504" calcext:value-type="float">
            <text:p>-61.89504</text:p>
          </table:table-cell>
          <table:table-cell office:value-type="float" office:value="117.1067" calcext:value-type="float">
            <text:p>117.1067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257" calcext:value-type="float">
            <text:p>7.257</text:p>
          </table:table-cell>
          <table:table-cell office:value-type="float" office:value="-17.29067" calcext:value-type="float">
            <text:p>-17.29067</text:p>
          </table:table-cell>
          <table:table-cell office:value-type="float" office:value="35.86049" calcext:value-type="float">
            <text:p>35.86049</text:p>
          </table:table-cell>
          <table:table-cell office:value-type="float" office:value="2.641139" calcext:value-type="float">
            <text:p>2.641139</text:p>
          </table:table-cell>
          <table:table-cell office:value-type="float" office:value="-71.34487" calcext:value-type="float">
            <text:p>-71.34487</text:p>
          </table:table-cell>
          <table:table-cell/>
          <table:table-cell table:formula="of:=SIGN([.AL196])" office:value-type="float" office:value="-1" calcext:value-type="float">
            <text:p>-1</text:p>
          </table:table-cell>
          <table:table-cell table:formula="of:=SIGN([.AM196])" office:value-type="float" office:value="1" calcext:value-type="float">
            <text:p>1</text:p>
          </table:table-cell>
          <table:table-cell table:formula="of:=SIGN([.AN196])" office:value-type="float" office:value="1" calcext:value-type="float">
            <text:p>1</text:p>
          </table:table-cell>
          <table:table-cell table:formula="of:=SIGN([.AO196])" office:value-type="float" office:value="-1" calcext:value-type="float">
            <text:p>-1</text:p>
          </table:table-cell>
          <table:table-cell table:number-columns-repeated="2"/>
          <table:table-cell office:value-type="float" office:value="8.211" calcext:value-type="float">
            <text:p>8.211</text:p>
          </table:table-cell>
          <table:table-cell office:value-type="float" office:value="-54.75799" calcext:value-type="float">
            <text:p>-54.75799</text:p>
          </table:table-cell>
          <table:table-cell office:value-type="float" office:value="-95.49654" calcext:value-type="float">
            <text:p>-95.49654</text:p>
          </table:table-cell>
          <table:table-cell office:value-type="float" office:value="-4.872594" calcext:value-type="float">
            <text:p>-4.872594</text:p>
          </table:table-cell>
          <table:table-cell office:value-type="float" office:value="-51.30457" calcext:value-type="float">
            <text:p>-51.30457</text:p>
          </table:table-cell>
          <table:table-cell/>
          <table:table-cell table:formula="of:=SIGN([.AX196])" office:value-type="float" office:value="-1" calcext:value-type="float">
            <text:p>-1</text:p>
          </table:table-cell>
          <table:table-cell table:formula="of:=SIGN([.AY196])" office:value-type="float" office:value="-1" calcext:value-type="float">
            <text:p>-1</text:p>
          </table:table-cell>
          <table:table-cell table:formula="of:=SIGN([.AZ196])" office:value-type="float" office:value="-1" calcext:value-type="float">
            <text:p>-1</text:p>
          </table:table-cell>
          <table:table-cell table:formula="of:=SIGN([.BA196])" office:value-type="float" office:value="-1" calcext:value-type="float">
            <text:p>-1</text:p>
          </table:table-cell>
          <table:table-cell table:number-columns-repeated="3"/>
          <table:table-cell office:value-type="float" office:value="5.663" calcext:value-type="float">
            <text:p>5.663</text:p>
          </table:table-cell>
          <table:table-cell office:value-type="float" office:value="0.519675" calcext:value-type="float">
            <text:p>0.519675</text:p>
          </table:table-cell>
          <table:table-cell office:value-type="float" office:value="0.02409343" calcext:value-type="float">
            <text:p>0.024093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153" calcext:value-type="float">
            <text:p>23.153</text:p>
          </table:table-cell>
          <table:table-cell office:value-type="float" office:value="-129.9978" calcext:value-type="float">
            <text:p>-129.9978</text:p>
          </table:table-cell>
          <table:table-cell office:value-type="float" office:value="128.1717" calcext:value-type="float">
            <text:p>128.1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531" calcext:value-type="float">
            <text:p>12.531</text:p>
          </table:table-cell>
          <table:table-cell office:value-type="float" office:value="-58.58195" calcext:value-type="float">
            <text:p>-58.58195</text:p>
          </table:table-cell>
          <table:table-cell office:value-type="float" office:value="115.9267" calcext:value-type="float">
            <text:p>115.9267</text:p>
          </table:table-cell>
          <table:table-cell office:value-type="float" office:value="60.51591" calcext:value-type="float">
            <text:p>60.51591</text:p>
          </table:table-cell>
          <table:table-cell office:value-type="float" office:value="183.0516" calcext:value-type="float">
            <text:p>183.0516</text:p>
          </table:table-cell>
          <table:table-cell/>
          <table:table-cell table:formula="of:=([.M197]-[.M198])" office:value-type="float" office:value="11.27511" calcext:value-type="float">
            <text:p>11.27511</text:p>
          </table:table-cell>
          <table:table-cell table:formula="of:=[.N197]-[.N198]" office:value-type="float" office:value="-6.72160000000001" calcext:value-type="float">
            <text:p>-6.72160000000001</text:p>
          </table:table-cell>
          <table:table-cell table:formula="of:=[.O197]-[.O198]" office:value-type="float" office:value="15.37233" calcext:value-type="float">
            <text:p>15.37233</text:p>
          </table:table-cell>
          <table:table-cell table:formula="of:=[.P197]-[.P198]" office:value-type="float" office:value="0.764499999999998" calcext:value-type="float">
            <text:p>0.764499999999998</text:p>
          </table:table-cell>
          <table:table-cell/>
          <table:table-cell table:formula="of:=SIGN([.R197])" office:value-type="float" office:value="1" calcext:value-type="float">
            <text:p>1</text:p>
          </table:table-cell>
          <table:table-cell table:formula="of:=SIGN([.S197])" office:value-type="float" office:value="-1" calcext:value-type="float">
            <text:p>-1</text:p>
          </table:table-cell>
          <table:table-cell table:formula="of:=SIGN([.T197])" office:value-type="float" office:value="1" calcext:value-type="float">
            <text:p>1</text:p>
          </table:table-cell>
          <table:table-cell table:formula="of:=SIGN([.U197])" office:value-type="float" office:value="1" calcext:value-type="float">
            <text:p>1</text:p>
          </table:table-cell>
          <table:table-cell table:number-columns-repeated="3"/>
          <table:table-cell office:value-type="float" office:value="14.336" calcext:value-type="float">
            <text:p>14.336</text:p>
          </table:table-cell>
          <table:table-cell office:value-type="float" office:value="-61.97463" calcext:value-type="float">
            <text:p>-61.97463</text:p>
          </table:table-cell>
          <table:table-cell office:value-type="float" office:value="117.2227" calcext:value-type="float">
            <text:p>117.2227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268" calcext:value-type="float">
            <text:p>7.268</text:p>
          </table:table-cell>
          <table:table-cell office:value-type="float" office:value="-17.32024" calcext:value-type="float">
            <text:p>-17.32024</text:p>
          </table:table-cell>
          <table:table-cell office:value-type="float" office:value="35.911" calcext:value-type="float">
            <text:p>35.911</text:p>
          </table:table-cell>
          <table:table-cell office:value-type="float" office:value="2.571275" calcext:value-type="float">
            <text:p>2.571275</text:p>
          </table:table-cell>
          <table:table-cell office:value-type="float" office:value="-71.0034" calcext:value-type="float">
            <text:p>-71.0034</text:p>
          </table:table-cell>
          <table:table-cell/>
          <table:table-cell table:formula="of:=SIGN([.AL197])" office:value-type="float" office:value="-1" calcext:value-type="float">
            <text:p>-1</text:p>
          </table:table-cell>
          <table:table-cell table:formula="of:=SIGN([.AM197])" office:value-type="float" office:value="1" calcext:value-type="float">
            <text:p>1</text:p>
          </table:table-cell>
          <table:table-cell table:formula="of:=SIGN([.AN197])" office:value-type="float" office:value="1" calcext:value-type="float">
            <text:p>1</text:p>
          </table:table-cell>
          <table:table-cell table:formula="of:=SIGN([.AO197])" office:value-type="float" office:value="-1" calcext:value-type="float">
            <text:p>-1</text:p>
          </table:table-cell>
          <table:table-cell table:number-columns-repeated="2"/>
          <table:table-cell office:value-type="float" office:value="8.222" calcext:value-type="float">
            <text:p>8.222</text:p>
          </table:table-cell>
          <table:table-cell office:value-type="float" office:value="-54.14984" calcext:value-type="float">
            <text:p>-54.14984</text:p>
          </table:table-cell>
          <table:table-cell office:value-type="float" office:value="-95.58999" calcext:value-type="float">
            <text:p>-95.58999</text:p>
          </table:table-cell>
          <table:table-cell office:value-type="float" office:value="-4.942684" calcext:value-type="float">
            <text:p>-4.942684</text:p>
          </table:table-cell>
          <table:table-cell office:value-type="float" office:value="-51.53955" calcext:value-type="float">
            <text:p>-51.53955</text:p>
          </table:table-cell>
          <table:table-cell/>
          <table:table-cell table:formula="of:=SIGN([.AX197])" office:value-type="float" office:value="-1" calcext:value-type="float">
            <text:p>-1</text:p>
          </table:table-cell>
          <table:table-cell table:formula="of:=SIGN([.AY197])" office:value-type="float" office:value="-1" calcext:value-type="float">
            <text:p>-1</text:p>
          </table:table-cell>
          <table:table-cell table:formula="of:=SIGN([.AZ197])" office:value-type="float" office:value="-1" calcext:value-type="float">
            <text:p>-1</text:p>
          </table:table-cell>
          <table:table-cell table:formula="of:=SIGN([.BA197])" office:value-type="float" office:value="-1" calcext:value-type="float">
            <text:p>-1</text:p>
          </table:table-cell>
          <table:table-cell table:number-columns-repeated="3"/>
          <table:table-cell office:value-type="float" office:value="5.671" calcext:value-type="float">
            <text:p>5.671</text:p>
          </table:table-cell>
          <table:table-cell office:value-type="float" office:value="0.4315082" calcext:value-type="float">
            <text:p>0.4315082</text:p>
          </table:table-cell>
          <table:table-cell office:value-type="float" office:value="0.0542924" calcext:value-type="float">
            <text:p>0.05429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175" calcext:value-type="float">
            <text:p>23.175</text:p>
          </table:table-cell>
          <table:table-cell office:value-type="float" office:value="-129.8738" calcext:value-type="float">
            <text:p>-129.8738</text:p>
          </table:table-cell>
          <table:table-cell office:value-type="float" office:value="128.2246" calcext:value-type="float">
            <text:p>128.2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692" calcext:value-type="float">
            <text:p>12.692</text:p>
          </table:table-cell>
          <table:table-cell office:value-type="float" office:value="-69.85706" calcext:value-type="float">
            <text:p>-69.85706</text:p>
          </table:table-cell>
          <table:table-cell office:value-type="float" office:value="122.6483" calcext:value-type="float">
            <text:p>122.6483</text:p>
          </table:table-cell>
          <table:table-cell office:value-type="float" office:value="45.14358" calcext:value-type="float">
            <text:p>45.14358</text:p>
          </table:table-cell>
          <table:table-cell office:value-type="float" office:value="182.2871" calcext:value-type="float">
            <text:p>182.2871</text:p>
          </table:table-cell>
          <table:table-cell/>
          <table:table-cell table:formula="of:=([.M198]-[.M199])" office:value-type="float" office:value="0.636179999999996" calcext:value-type="float">
            <text:p>0.636179999999996</text:p>
          </table:table-cell>
          <table:table-cell table:formula="of:=[.N198]-[.N199]" office:value-type="float" office:value="-0.393699999999995" calcext:value-type="float">
            <text:p>-0.393699999999995</text:p>
          </table:table-cell>
          <table:table-cell table:formula="of:=[.O198]-[.O199]" office:value-type="float" office:value="1.04969" calcext:value-type="float">
            <text:p>1.04969</text:p>
          </table:table-cell>
          <table:table-cell table:formula="of:=[.P198]-[.P199]" office:value-type="float" office:value="0.178300000000007" calcext:value-type="float">
            <text:p>0.178300000000007</text:p>
          </table:table-cell>
          <table:table-cell/>
          <table:table-cell table:formula="of:=SIGN([.R198])" office:value-type="float" office:value="1" calcext:value-type="float">
            <text:p>1</text:p>
          </table:table-cell>
          <table:table-cell table:formula="of:=SIGN([.S198])" office:value-type="float" office:value="-1" calcext:value-type="float">
            <text:p>-1</text:p>
          </table:table-cell>
          <table:table-cell table:formula="of:=SIGN([.T198])" office:value-type="float" office:value="1" calcext:value-type="float">
            <text:p>1</text:p>
          </table:table-cell>
          <table:table-cell table:formula="of:=SIGN([.U198])" office:value-type="float" office:value="1" calcext:value-type="float">
            <text:p>1</text:p>
          </table:table-cell>
          <table:table-cell table:number-columns-repeated="3"/>
          <table:table-cell office:value-type="float" office:value="14.347" calcext:value-type="float">
            <text:p>14.347</text:p>
          </table:table-cell>
          <table:table-cell office:value-type="float" office:value="-61.99534" calcext:value-type="float">
            <text:p>-61.99534</text:p>
          </table:table-cell>
          <table:table-cell office:value-type="float" office:value="117.3293" calcext:value-type="float">
            <text:p>117.3293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429" calcext:value-type="float">
            <text:p>7.429</text:p>
          </table:table-cell>
          <table:table-cell office:value-type="float" office:value="-17.90734" calcext:value-type="float">
            <text:p>-17.90734</text:p>
          </table:table-cell>
          <table:table-cell office:value-type="float" office:value="37.812" calcext:value-type="float">
            <text:p>37.812</text:p>
          </table:table-cell>
          <table:table-cell office:value-type="float" office:value="1.715696" calcext:value-type="float">
            <text:p>1.715696</text:p>
          </table:table-cell>
          <table:table-cell office:value-type="float" office:value="-62.30579" calcext:value-type="float">
            <text:p>-62.30579</text:p>
          </table:table-cell>
          <table:table-cell/>
          <table:table-cell table:formula="of:=SIGN([.AL198])" office:value-type="float" office:value="-1" calcext:value-type="float">
            <text:p>-1</text:p>
          </table:table-cell>
          <table:table-cell table:formula="of:=SIGN([.AM198])" office:value-type="float" office:value="1" calcext:value-type="float">
            <text:p>1</text:p>
          </table:table-cell>
          <table:table-cell table:formula="of:=SIGN([.AN198])" office:value-type="float" office:value="1" calcext:value-type="float">
            <text:p>1</text:p>
          </table:table-cell>
          <table:table-cell table:formula="of:=SIGN([.AO198])" office:value-type="float" office:value="-1" calcext:value-type="float">
            <text:p>-1</text:p>
          </table:table-cell>
          <table:table-cell table:number-columns-repeated="2"/>
          <table:table-cell office:value-type="float" office:value="8.233" calcext:value-type="float">
            <text:p>8.233</text:p>
          </table:table-cell>
          <table:table-cell office:value-type="float" office:value="-53.48468" calcext:value-type="float">
            <text:p>-53.48468</text:p>
          </table:table-cell>
          <table:table-cell office:value-type="float" office:value="-95.69371" calcext:value-type="float">
            <text:p>-95.69371</text:p>
          </table:table-cell>
          <table:table-cell office:value-type="float" office:value="-4.965359" calcext:value-type="float">
            <text:p>-4.965359</text:p>
          </table:table-cell>
          <table:table-cell office:value-type="float" office:value="-51.69397" calcext:value-type="float">
            <text:p>-51.69397</text:p>
          </table:table-cell>
          <table:table-cell/>
          <table:table-cell table:formula="of:=SIGN([.AX198])" office:value-type="float" office:value="-1" calcext:value-type="float">
            <text:p>-1</text:p>
          </table:table-cell>
          <table:table-cell table:formula="of:=SIGN([.AY198])" office:value-type="float" office:value="-1" calcext:value-type="float">
            <text:p>-1</text:p>
          </table:table-cell>
          <table:table-cell table:formula="of:=SIGN([.AZ198])" office:value-type="float" office:value="-1" calcext:value-type="float">
            <text:p>-1</text:p>
          </table:table-cell>
          <table:table-cell table:formula="of:=SIGN([.BA198])" office:value-type="float" office:value="-1" calcext:value-type="float">
            <text:p>-1</text:p>
          </table:table-cell>
          <table:table-cell table:number-columns-repeated="3"/>
          <table:table-cell office:value-type="float" office:value="5.679" calcext:value-type="float">
            <text:p>5.679</text:p>
          </table:table-cell>
          <table:table-cell office:value-type="float" office:value="0.6033674" calcext:value-type="float">
            <text:p>0.6033674</text:p>
          </table:table-cell>
          <table:table-cell office:value-type="float" office:value="0.09558537" calcext:value-type="float">
            <text:p>0.095585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198" calcext:value-type="float">
            <text:p>23.198</text:p>
          </table:table-cell>
          <table:table-cell office:value-type="float" office:value="-129.9105" calcext:value-type="float">
            <text:p>-129.9105</text:p>
          </table:table-cell>
          <table:table-cell office:value-type="float" office:value="128.1775" calcext:value-type="float">
            <text:p>128.1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703" calcext:value-type="float">
            <text:p>12.703</text:p>
          </table:table-cell>
          <table:table-cell office:value-type="float" office:value="-70.49324" calcext:value-type="float">
            <text:p>-70.49324</text:p>
          </table:table-cell>
          <table:table-cell office:value-type="float" office:value="123.042" calcext:value-type="float">
            <text:p>123.042</text:p>
          </table:table-cell>
          <table:table-cell office:value-type="float" office:value="44.09389" calcext:value-type="float">
            <text:p>44.09389</text:p>
          </table:table-cell>
          <table:table-cell office:value-type="float" office:value="182.1088" calcext:value-type="float">
            <text:p>182.1088</text:p>
          </table:table-cell>
          <table:table-cell/>
          <table:table-cell table:formula="of:=([.M199]-[.M200])" office:value-type="float" office:value="0.8142" calcext:value-type="float">
            <text:p>0.8142</text:p>
          </table:table-cell>
          <table:table-cell table:formula="of:=[.N199]-[.N200]" office:value-type="float" office:value="-0.502399999999994" calcext:value-type="float">
            <text:p>-0.502399999999994</text:p>
          </table:table-cell>
          <table:table-cell table:formula="of:=[.O199]-[.O200]" office:value-type="float" office:value="0.882170000000002" calcext:value-type="float">
            <text:p>0.882170000000002</text:p>
          </table:table-cell>
          <table:table-cell table:formula="of:=[.P199]-[.P200]" office:value-type="float" office:value="0.551899999999989" calcext:value-type="float">
            <text:p>0.551899999999989</text:p>
          </table:table-cell>
          <table:table-cell/>
          <table:table-cell table:formula="of:=SIGN([.R199])" office:value-type="float" office:value="1" calcext:value-type="float">
            <text:p>1</text:p>
          </table:table-cell>
          <table:table-cell table:formula="of:=SIGN([.S199])" office:value-type="float" office:value="-1" calcext:value-type="float">
            <text:p>-1</text:p>
          </table:table-cell>
          <table:table-cell table:formula="of:=SIGN([.T199])" office:value-type="float" office:value="1" calcext:value-type="float">
            <text:p>1</text:p>
          </table:table-cell>
          <table:table-cell table:formula="of:=SIGN([.U199])" office:value-type="float" office:value="1" calcext:value-type="float">
            <text:p>1</text:p>
          </table:table-cell>
          <table:table-cell table:number-columns-repeated="3"/>
          <table:table-cell office:value-type="float" office:value="14.358" calcext:value-type="float">
            <text:p>14.358</text:p>
          </table:table-cell>
          <table:table-cell office:value-type="float" office:value="-61.98889" calcext:value-type="float">
            <text:p>-61.98889</text:p>
          </table:table-cell>
          <table:table-cell office:value-type="float" office:value="117.4485" calcext:value-type="float">
            <text:p>117.4485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-17.95382" calcext:value-type="float">
            <text:p>-17.95382</text:p>
          </table:table-cell>
          <table:table-cell office:value-type="float" office:value="38.01635" calcext:value-type="float">
            <text:p>38.01635</text:p>
          </table:table-cell>
          <table:table-cell office:value-type="float" office:value="1.695513" calcext:value-type="float">
            <text:p>1.695513</text:p>
          </table:table-cell>
          <table:table-cell office:value-type="float" office:value="-61.68185" calcext:value-type="float">
            <text:p>-61.68185</text:p>
          </table:table-cell>
          <table:table-cell/>
          <table:table-cell table:formula="of:=SIGN([.AL199])" office:value-type="float" office:value="-1" calcext:value-type="float">
            <text:p>-1</text:p>
          </table:table-cell>
          <table:table-cell table:formula="of:=SIGN([.AM199])" office:value-type="float" office:value="1" calcext:value-type="float">
            <text:p>1</text:p>
          </table:table-cell>
          <table:table-cell table:formula="of:=SIGN([.AN199])" office:value-type="float" office:value="1" calcext:value-type="float">
            <text:p>1</text:p>
          </table:table-cell>
          <table:table-cell table:formula="of:=SIGN([.AO199])" office:value-type="float" office:value="-1" calcext:value-type="float">
            <text:p>-1</text:p>
          </table:table-cell>
          <table:table-cell table:number-columns-repeated="2"/>
          <table:table-cell office:value-type="float" office:value="8.256" calcext:value-type="float">
            <text:p>8.256</text:p>
          </table:table-cell>
          <table:table-cell office:value-type="float" office:value="-52.41402" calcext:value-type="float">
            <text:p>-52.41402</text:p>
          </table:table-cell>
          <table:table-cell office:value-type="float" office:value="-95.83276" calcext:value-type="float">
            <text:p>-95.83276</text:p>
          </table:table-cell>
          <table:table-cell office:value-type="float" office:value="-4.97055" calcext:value-type="float">
            <text:p>-4.97055</text:p>
          </table:table-cell>
          <table:table-cell office:value-type="float" office:value="-51.91224" calcext:value-type="float">
            <text:p>-51.91224</text:p>
          </table:table-cell>
          <table:table-cell/>
          <table:table-cell table:formula="of:=SIGN([.AX199])" office:value-type="float" office:value="-1" calcext:value-type="float">
            <text:p>-1</text:p>
          </table:table-cell>
          <table:table-cell table:formula="of:=SIGN([.AY199])" office:value-type="float" office:value="-1" calcext:value-type="float">
            <text:p>-1</text:p>
          </table:table-cell>
          <table:table-cell table:formula="of:=SIGN([.AZ199])" office:value-type="float" office:value="-1" calcext:value-type="float">
            <text:p>-1</text:p>
          </table:table-cell>
          <table:table-cell table:formula="of:=SIGN([.BA199])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3.221" calcext:value-type="float">
            <text:p>23.221</text:p>
          </table:table-cell>
          <table:table-cell office:value-type="float" office:value="-129.8733" calcext:value-type="float">
            <text:p>-129.8733</text:p>
          </table:table-cell>
          <table:table-cell office:value-type="float" office:value="128.2325" calcext:value-type="float">
            <text:p>128.2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714" calcext:value-type="float">
            <text:p>12.714</text:p>
          </table:table-cell>
          <table:table-cell office:value-type="float" office:value="-71.30744" calcext:value-type="float">
            <text:p>-71.30744</text:p>
          </table:table-cell>
          <table:table-cell office:value-type="float" office:value="123.5444" calcext:value-type="float">
            <text:p>123.5444</text:p>
          </table:table-cell>
          <table:table-cell office:value-type="float" office:value="43.21172" calcext:value-type="float">
            <text:p>43.21172</text:p>
          </table:table-cell>
          <table:table-cell office:value-type="float" office:value="181.5569" calcext:value-type="float">
            <text:p>181.5569</text:p>
          </table:table-cell>
          <table:table-cell/>
          <table:table-cell table:formula="of:=([.M200]-[.M201])" office:value-type="float" office:value="0.721819999999994" calcext:value-type="float">
            <text:p>0.721819999999994</text:p>
          </table:table-cell>
          <table:table-cell table:formula="of:=[.N200]-[.N201]" office:value-type="float" office:value="-0.446600000000004" calcext:value-type="float">
            <text:p>-0.446600000000004</text:p>
          </table:table-cell>
          <table:table-cell table:formula="of:=[.O200]-[.O201]" office:value-type="float" office:value="0.334960000000002" calcext:value-type="float">
            <text:p>0.334960000000002</text:p>
          </table:table-cell>
          <table:table-cell table:formula="of:=[.P200]-[.P201]" office:value-type="float" office:value="0.215100000000007" calcext:value-type="float">
            <text:p>0.215100000000007</text:p>
          </table:table-cell>
          <table:table-cell/>
          <table:table-cell table:formula="of:=SIGN([.R200])" office:value-type="float" office:value="1" calcext:value-type="float">
            <text:p>1</text:p>
          </table:table-cell>
          <table:table-cell table:formula="of:=SIGN([.S200])" office:value-type="float" office:value="-1" calcext:value-type="float">
            <text:p>-1</text:p>
          </table:table-cell>
          <table:table-cell table:formula="of:=SIGN([.T200])" office:value-type="float" office:value="1" calcext:value-type="float">
            <text:p>1</text:p>
          </table:table-cell>
          <table:table-cell table:formula="of:=SIGN([.U200])" office:value-type="float" office:value="1" calcext:value-type="float">
            <text:p>1</text:p>
          </table:table-cell>
          <table:table-cell table:number-columns-repeated="3"/>
          <table:table-cell office:value-type="float" office:value="14.37" calcext:value-type="float">
            <text:p>14.37</text:p>
          </table:table-cell>
          <table:table-cell office:value-type="float" office:value="-61.98699" calcext:value-type="float">
            <text:p>-61.98699</text:p>
          </table:table-cell>
          <table:table-cell office:value-type="float" office:value="117.5558" calcext:value-type="float">
            <text:p>117.5558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451" calcext:value-type="float">
            <text:p>7.451</text:p>
          </table:table-cell>
          <table:table-cell office:value-type="float" office:value="-17.99735" calcext:value-type="float">
            <text:p>-17.99735</text:p>
          </table:table-cell>
          <table:table-cell office:value-type="float" office:value="38.21812" calcext:value-type="float">
            <text:p>38.21812</text:p>
          </table:table-cell>
          <table:table-cell office:value-type="float" office:value="1.605026" calcext:value-type="float">
            <text:p>1.605026</text:p>
          </table:table-cell>
          <table:table-cell office:value-type="float" office:value="-60.99064" calcext:value-type="float">
            <text:p>-60.99064</text:p>
          </table:table-cell>
          <table:table-cell/>
          <table:table-cell table:formula="of:=SIGN([.AL200])" office:value-type="float" office:value="-1" calcext:value-type="float">
            <text:p>-1</text:p>
          </table:table-cell>
          <table:table-cell table:formula="of:=SIGN([.AM200])" office:value-type="float" office:value="1" calcext:value-type="float">
            <text:p>1</text:p>
          </table:table-cell>
          <table:table-cell table:formula="of:=SIGN([.AN200])" office:value-type="float" office:value="1" calcext:value-type="float">
            <text:p>1</text:p>
          </table:table-cell>
          <table:table-cell table:formula="of:=SIGN([.AO200])" office:value-type="float" office:value="-1" calcext:value-type="float">
            <text:p>-1</text:p>
          </table:table-cell>
          <table:table-cell table:number-columns-repeated="2"/>
          <table:table-cell office:value-type="float" office:value="8.268" calcext:value-type="float">
            <text:p>8.268</text:p>
          </table:table-cell>
          <table:table-cell office:value-type="float" office:value="-51.47146" calcext:value-type="float">
            <text:p>-51.47146</text:p>
          </table:table-cell>
          <table:table-cell office:value-type="float" office:value="-95.95494" calcext:value-type="float">
            <text:p>-95.95494</text:p>
          </table:table-cell>
          <table:table-cell office:value-type="float" office:value="-4.990001" calcext:value-type="float">
            <text:p>-4.990001</text:p>
          </table:table-cell>
          <table:table-cell office:value-type="float" office:value="-52.04956" calcext:value-type="float">
            <text:p>-52.04956</text:p>
          </table:table-cell>
          <table:table-cell/>
          <table:table-cell table:formula="of:=SIGN([.AX200])" office:value-type="float" office:value="-1" calcext:value-type="float">
            <text:p>-1</text:p>
          </table:table-cell>
          <table:table-cell table:formula="of:=SIGN([.AY200])" office:value-type="float" office:value="-1" calcext:value-type="float">
            <text:p>-1</text:p>
          </table:table-cell>
          <table:table-cell table:formula="of:=SIGN([.AZ200])" office:value-type="float" office:value="-1" calcext:value-type="float">
            <text:p>-1</text:p>
          </table:table-cell>
          <table:table-cell table:formula="of:=SIGN([.BA200])" office:value-type="float" office:value="-1" calcext:value-type="float">
            <text:p>-1</text:p>
          </table:table-cell>
          <table:table-cell table:number-columns-repeated="3"/>
          <table:table-cell office:value-type="float" office:value="5.695" calcext:value-type="float">
            <text:p>5.695</text:p>
          </table:table-cell>
          <table:table-cell office:value-type="float" office:value="0.4228394" calcext:value-type="float">
            <text:p>0.4228394</text:p>
          </table:table-cell>
          <table:table-cell office:value-type="float" office:value="0.0598156" calcext:value-type="float">
            <text:p>0.05981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396" calcext:value-type="float">
            <text:p>23.396</text:p>
          </table:table-cell>
          <table:table-cell office:value-type="float" office:value="-129.6533" calcext:value-type="float">
            <text:p>-129.6533</text:p>
          </table:table-cell>
          <table:table-cell office:value-type="float" office:value="128.383" calcext:value-type="float">
            <text:p>128.3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727" calcext:value-type="float">
            <text:p>12.727</text:p>
          </table:table-cell>
          <table:table-cell office:value-type="float" office:value="-72.02926" calcext:value-type="float">
            <text:p>-72.02926</text:p>
          </table:table-cell>
          <table:table-cell office:value-type="float" office:value="123.991" calcext:value-type="float">
            <text:p>123.991</text:p>
          </table:table-cell>
          <table:table-cell office:value-type="float" office:value="42.87676" calcext:value-type="float">
            <text:p>42.87676</text:p>
          </table:table-cell>
          <table:table-cell office:value-type="float" office:value="181.3418" calcext:value-type="float">
            <text:p>181.3418</text:p>
          </table:table-cell>
          <table:table-cell/>
          <table:table-cell table:formula="of:=([.M201]-[.M202])" office:value-type="float" office:value="0.897000000000006" calcext:value-type="float">
            <text:p>0.897000000000006</text:p>
          </table:table-cell>
          <table:table-cell table:formula="of:=[.N201]-[.N202]" office:value-type="float" office:value="-0.550600000000003" calcext:value-type="float">
            <text:p>-0.550600000000003</text:p>
          </table:table-cell>
          <table:table-cell table:formula="of:=[.O201]-[.O202]" office:value-type="float" office:value="0.201899999999995" calcext:value-type="float">
            <text:p>0.201899999999995</text:p>
          </table:table-cell>
          <table:table-cell table:formula="of:=[.P201]-[.P202]" office:value-type="float" office:value="0.135199999999998" calcext:value-type="float">
            <text:p>0.135199999999998</text:p>
          </table:table-cell>
          <table:table-cell/>
          <table:table-cell table:formula="of:=SIGN([.R201])" office:value-type="float" office:value="1" calcext:value-type="float">
            <text:p>1</text:p>
          </table:table-cell>
          <table:table-cell table:formula="of:=SIGN([.S201])" office:value-type="float" office:value="-1" calcext:value-type="float">
            <text:p>-1</text:p>
          </table:table-cell>
          <table:table-cell table:formula="of:=SIGN([.T201])" office:value-type="float" office:value="1" calcext:value-type="float">
            <text:p>1</text:p>
          </table:table-cell>
          <table:table-cell table:formula="of:=SIGN([.U201])" office:value-type="float" office:value="1" calcext:value-type="float">
            <text:p>1</text:p>
          </table:table-cell>
          <table:table-cell table:number-columns-repeated="3"/>
          <table:table-cell office:value-type="float" office:value="14.382" calcext:value-type="float">
            <text:p>14.382</text:p>
          </table:table-cell>
          <table:table-cell office:value-type="float" office:value="-61.9875" calcext:value-type="float">
            <text:p>-61.9875</text:p>
          </table:table-cell>
          <table:table-cell office:value-type="float" office:value="117.6751" calcext:value-type="float">
            <text:p>117.6751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464" calcext:value-type="float">
            <text:p>7.464</text:p>
          </table:table-cell>
          <table:table-cell office:value-type="float" office:value="-18.02849" calcext:value-type="float">
            <text:p>-18.02849</text:p>
          </table:table-cell>
          <table:table-cell office:value-type="float" office:value="38.36773" calcext:value-type="float">
            <text:p>38.36773</text:p>
          </table:table-cell>
          <table:table-cell office:value-type="float" office:value="1.613058" calcext:value-type="float">
            <text:p>1.613058</text:p>
          </table:table-cell>
          <table:table-cell office:value-type="float" office:value="-60.67812" calcext:value-type="float">
            <text:p>-60.67812</text:p>
          </table:table-cell>
          <table:table-cell/>
          <table:table-cell table:formula="of:=SIGN([.AL201])" office:value-type="float" office:value="-1" calcext:value-type="float">
            <text:p>-1</text:p>
          </table:table-cell>
          <table:table-cell table:formula="of:=SIGN([.AM201])" office:value-type="float" office:value="1" calcext:value-type="float">
            <text:p>1</text:p>
          </table:table-cell>
          <table:table-cell table:formula="of:=SIGN([.AN201])" office:value-type="float" office:value="1" calcext:value-type="float">
            <text:p>1</text:p>
          </table:table-cell>
          <table:table-cell table:formula="of:=SIGN([.AO201])" office:value-type="float" office:value="-1" calcext:value-type="float">
            <text:p>-1</text:p>
          </table:table-cell>
          <table:table-cell table:number-columns-repeated="8"/>
          <table:table-cell table:formula="of:=SIGN([.AX201])" office:value-type="float" office:value="0" calcext:value-type="float">
            <text:p>0</text:p>
          </table:table-cell>
          <table:table-cell table:formula="of:=SIGN([.AY201])" office:value-type="float" office:value="0" calcext:value-type="float">
            <text:p>0</text:p>
          </table:table-cell>
          <table:table-cell table:formula="of:=SIGN([.AZ201])" office:value-type="float" office:value="0" calcext:value-type="float">
            <text:p>0</text:p>
          </table:table-cell>
          <table:table-cell table:formula="of:=SIGN([.BA201])" office:value-type="float" office:value="0" calcext:value-type="float">
            <text:p>0</text:p>
          </table:table-cell>
          <table:table-cell table:number-columns-repeated="3"/>
          <table:table-cell office:value-type="float" office:value="5.703" calcext:value-type="float">
            <text:p>5.703</text:p>
          </table:table-cell>
          <table:table-cell office:value-type="float" office:value="0.5808504" calcext:value-type="float">
            <text:p>0.5808504</text:p>
          </table:table-cell>
          <table:table-cell office:value-type="float" office:value="0.01237234" calcext:value-type="float">
            <text:p>0.012372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42" calcext:value-type="float">
            <text:p>23.42</text:p>
          </table:table-cell>
          <table:table-cell office:value-type="float" office:value="-129.698" calcext:value-type="float">
            <text:p>-129.698</text:p>
          </table:table-cell>
          <table:table-cell office:value-type="float" office:value="128.332" calcext:value-type="float">
            <text:p>128.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739" calcext:value-type="float">
            <text:p>12.739</text:p>
          </table:table-cell>
          <table:table-cell office:value-type="float" office:value="-72.92626" calcext:value-type="float">
            <text:p>-72.92626</text:p>
          </table:table-cell>
          <table:table-cell office:value-type="float" office:value="124.5416" calcext:value-type="float">
            <text:p>124.5416</text:p>
          </table:table-cell>
          <table:table-cell office:value-type="float" office:value="42.67486" calcext:value-type="float">
            <text:p>42.67486</text:p>
          </table:table-cell>
          <table:table-cell office:value-type="float" office:value="181.2066" calcext:value-type="float">
            <text:p>181.2066</text:p>
          </table:table-cell>
          <table:table-cell/>
          <table:table-cell table:formula="of:=([.M202]-[.M203])" office:value-type="float" office:value="1.40084" calcext:value-type="float">
            <text:p>1.40084</text:p>
          </table:table-cell>
          <table:table-cell table:formula="of:=[.N202]-[.N203]" office:value-type="float" office:value="-0.873800000000003" calcext:value-type="float">
            <text:p>-0.873800000000003</text:p>
          </table:table-cell>
          <table:table-cell table:formula="of:=[.O202]-[.O203]" office:value-type="float" office:value="0.0966700000000031" calcext:value-type="float">
            <text:p>0.0966700000000031</text:p>
          </table:table-cell>
          <table:table-cell table:formula="of:=[.P202]-[.P203]" office:value-type="float" office:value="0.107900000000001" calcext:value-type="float">
            <text:p>0.107900000000001</text:p>
          </table:table-cell>
          <table:table-cell/>
          <table:table-cell table:formula="of:=SIGN([.R202])" office:value-type="float" office:value="1" calcext:value-type="float">
            <text:p>1</text:p>
          </table:table-cell>
          <table:table-cell table:formula="of:=SIGN([.S202])" office:value-type="float" office:value="-1" calcext:value-type="float">
            <text:p>-1</text:p>
          </table:table-cell>
          <table:table-cell table:formula="of:=SIGN([.T202])" office:value-type="float" office:value="1" calcext:value-type="float">
            <text:p>1</text:p>
          </table:table-cell>
          <table:table-cell table:formula="of:=SIGN([.U202])" office:value-type="float" office:value="1" calcext:value-type="float">
            <text:p>1</text:p>
          </table:table-cell>
          <table:table-cell table:number-columns-repeated="3"/>
          <table:table-cell office:value-type="float" office:value="14.543" calcext:value-type="float">
            <text:p>14.543</text:p>
          </table:table-cell>
          <table:table-cell office:value-type="float" office:value="-62.35414" calcext:value-type="float">
            <text:p>-62.35414</text:p>
          </table:table-cell>
          <table:table-cell office:value-type="float" office:value="118.2607" calcext:value-type="float">
            <text:p>118.2607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477" calcext:value-type="float">
            <text:p>7.477</text:p>
          </table:table-cell>
          <table:table-cell office:value-type="float" office:value="-17.40646" calcext:value-type="float">
            <text:p>-17.40646</text:p>
          </table:table-cell>
          <table:table-cell office:value-type="float" office:value="37.04394" calcext:value-type="float">
            <text:p>37.04394</text:p>
          </table:table-cell>
          <table:table-cell office:value-type="float" office:value="1.632522" calcext:value-type="float">
            <text:p>1.632522</text:p>
          </table:table-cell>
          <table:table-cell office:value-type="float" office:value="-59.281" calcext:value-type="float">
            <text:p>-59.281</text:p>
          </table:table-cell>
          <table:table-cell/>
          <table:table-cell table:formula="of:=SIGN([.AL202])" office:value-type="float" office:value="-1" calcext:value-type="float">
            <text:p>-1</text:p>
          </table:table-cell>
          <table:table-cell table:formula="of:=SIGN([.AM202])" office:value-type="float" office:value="1" calcext:value-type="float">
            <text:p>1</text:p>
          </table:table-cell>
          <table:table-cell table:formula="of:=SIGN([.AN202])" office:value-type="float" office:value="1" calcext:value-type="float">
            <text:p>1</text:p>
          </table:table-cell>
          <table:table-cell table:formula="of:=SIGN([.AO202])" office:value-type="float" office:value="-1" calcext:value-type="float">
            <text:p>-1</text:p>
          </table:table-cell>
          <table:table-cell table:number-columns-repeated="8"/>
          <table:table-cell table:formula="of:=SIGN([.AX202])" office:value-type="float" office:value="0" calcext:value-type="float">
            <text:p>0</text:p>
          </table:table-cell>
          <table:table-cell table:formula="of:=SIGN([.AY202])" office:value-type="float" office:value="0" calcext:value-type="float">
            <text:p>0</text:p>
          </table:table-cell>
          <table:table-cell table:formula="of:=SIGN([.AZ202])" office:value-type="float" office:value="0" calcext:value-type="float">
            <text:p>0</text:p>
          </table:table-cell>
          <table:table-cell table:formula="of:=SIGN([.BA202])" office:value-type="float" office:value="0" calcext:value-type="float">
            <text:p>0</text:p>
          </table:table-cell>
          <table:table-cell table:number-columns-repeated="3"/>
          <table:table-cell office:value-type="float" office:value="5.711" calcext:value-type="float">
            <text:p>5.711</text:p>
          </table:table-cell>
          <table:table-cell office:value-type="float" office:value="0.3952056" calcext:value-type="float">
            <text:p>0.3952056</text:p>
          </table:table-cell>
          <table:table-cell office:value-type="float" office:value="0.1171545" calcext:value-type="float">
            <text:p>0.1171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441" calcext:value-type="float">
            <text:p>23.441</text:p>
          </table:table-cell>
          <table:table-cell office:value-type="float" office:value="-129.6825" calcext:value-type="float">
            <text:p>-129.6825</text:p>
          </table:table-cell>
          <table:table-cell office:value-type="float" office:value="128.3507" calcext:value-type="float">
            <text:p>128.35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76" calcext:value-type="float">
            <text:p>12.76</text:p>
          </table:table-cell>
          <table:table-cell office:value-type="float" office:value="-74.3271" calcext:value-type="float">
            <text:p>-74.3271</text:p>
          </table:table-cell>
          <table:table-cell office:value-type="float" office:value="125.4154" calcext:value-type="float">
            <text:p>125.4154</text:p>
          </table:table-cell>
          <table:table-cell office:value-type="float" office:value="42.57819" calcext:value-type="float">
            <text:p>42.57819</text:p>
          </table:table-cell>
          <table:table-cell office:value-type="float" office:value="181.0987" calcext:value-type="float">
            <text:p>181.0987</text:p>
          </table:table-cell>
          <table:table-cell/>
          <table:table-cell table:formula="of:=([.M203]-[.M204])" office:value-type="float" office:value="0.805220000000006" calcext:value-type="float">
            <text:p>0.805220000000006</text:p>
          </table:table-cell>
          <table:table-cell table:formula="of:=[.N203]-[.N204]" office:value-type="float" office:value="-0.484999999999999" calcext:value-type="float">
            <text:p>-0.484999999999999</text:p>
          </table:table-cell>
          <table:table-cell table:formula="of:=[.O203]-[.O204]" office:value-type="float" office:value="-0.0373799999999989" calcext:value-type="float">
            <text:p>-0.0373799999999989</text:p>
          </table:table-cell>
          <table:table-cell table:formula="of:=[.P203]-[.P204]" office:value-type="float" office:value="0.0855999999999995" calcext:value-type="float">
            <text:p>0.0855999999999995</text:p>
          </table:table-cell>
          <table:table-cell/>
          <table:table-cell table:formula="of:=SIGN([.R203])" office:value-type="float" office:value="1" calcext:value-type="float">
            <text:p>1</text:p>
          </table:table-cell>
          <table:table-cell table:formula="of:=SIGN([.S203])" office:value-type="float" office:value="-1" calcext:value-type="float">
            <text:p>-1</text:p>
          </table:table-cell>
          <table:table-cell table:formula="of:=SIGN([.T203])" office:value-type="float" office:value="-1" calcext:value-type="float">
            <text:p>-1</text:p>
          </table:table-cell>
          <table:table-cell table:formula="of:=SIGN([.U203])" office:value-type="float" office:value="1" calcext:value-type="float">
            <text:p>1</text:p>
          </table:table-cell>
          <table:table-cell table:number-columns-repeated="3"/>
          <table:table-cell office:value-type="float" office:value="14.554" calcext:value-type="float">
            <text:p>14.554</text:p>
          </table:table-cell>
          <table:table-cell office:value-type="float" office:value="-62.43612" calcext:value-type="float">
            <text:p>-62.43612</text:p>
          </table:table-cell>
          <table:table-cell office:value-type="float" office:value="118.2376" calcext:value-type="float">
            <text:p>118.2376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488" calcext:value-type="float">
            <text:p>7.488</text:p>
          </table:table-cell>
          <table:table-cell office:value-type="float" office:value="-17.00991" calcext:value-type="float">
            <text:p>-17.00991</text:p>
          </table:table-cell>
          <table:table-cell office:value-type="float" office:value="36.20002" calcext:value-type="float">
            <text:p>36.20002</text:p>
          </table:table-cell>
          <table:table-cell office:value-type="float" office:value="1.715666" calcext:value-type="float">
            <text:p>1.715666</text:p>
          </table:table-cell>
          <table:table-cell office:value-type="float" office:value="-58.58456" calcext:value-type="float">
            <text:p>-58.58456</text:p>
          </table:table-cell>
          <table:table-cell/>
          <table:table-cell table:formula="of:=SIGN([.AL203])" office:value-type="float" office:value="-1" calcext:value-type="float">
            <text:p>-1</text:p>
          </table:table-cell>
          <table:table-cell table:formula="of:=SIGN([.AM203])" office:value-type="float" office:value="1" calcext:value-type="float">
            <text:p>1</text:p>
          </table:table-cell>
          <table:table-cell table:formula="of:=SIGN([.AN203])" office:value-type="float" office:value="1" calcext:value-type="float">
            <text:p>1</text:p>
          </table:table-cell>
          <table:table-cell table:formula="of:=SIGN([.AO203])" office:value-type="float" office:value="-1" calcext:value-type="float">
            <text:p>-1</text:p>
          </table:table-cell>
          <table:table-cell table:number-columns-repeated="8"/>
          <table:table-cell table:formula="of:=SIGN([.AX203])" office:value-type="float" office:value="0" calcext:value-type="float">
            <text:p>0</text:p>
          </table:table-cell>
          <table:table-cell table:formula="of:=SIGN([.AY203])" office:value-type="float" office:value="0" calcext:value-type="float">
            <text:p>0</text:p>
          </table:table-cell>
          <table:table-cell table:formula="of:=SIGN([.AZ203])" office:value-type="float" office:value="0" calcext:value-type="float">
            <text:p>0</text:p>
          </table:table-cell>
          <table:table-cell table:formula="of:=SIGN([.BA203])" office:value-type="float" office:value="0" calcext:value-type="float">
            <text:p>0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-0.1200386" calcext:value-type="float">
            <text:p>-0.1200386</text:p>
          </table:table-cell>
          <table:table-cell office:value-type="float" office:value="-0.06268983" calcext:value-type="float">
            <text:p>-0.06268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465" calcext:value-type="float">
            <text:p>23.465</text:p>
          </table:table-cell>
          <table:table-cell office:value-type="float" office:value="-129.7341" calcext:value-type="float">
            <text:p>-129.7341</text:p>
          </table:table-cell>
          <table:table-cell office:value-type="float" office:value="128.2998" calcext:value-type="float">
            <text:p>128.2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771" calcext:value-type="float">
            <text:p>12.771</text:p>
          </table:table-cell>
          <table:table-cell office:value-type="float" office:value="-75.13232" calcext:value-type="float">
            <text:p>-75.13232</text:p>
          </table:table-cell>
          <table:table-cell office:value-type="float" office:value="125.9004" calcext:value-type="float">
            <text:p>125.9004</text:p>
          </table:table-cell>
          <table:table-cell office:value-type="float" office:value="42.61557" calcext:value-type="float">
            <text:p>42.61557</text:p>
          </table:table-cell>
          <table:table-cell office:value-type="float" office:value="181.0131" calcext:value-type="float">
            <text:p>181.0131</text:p>
          </table:table-cell>
          <table:table-cell/>
          <table:table-cell table:formula="of:=([.M204]-[.M205])" office:value-type="float" office:value="0.736489999999989" calcext:value-type="float">
            <text:p>0.736489999999989</text:p>
          </table:table-cell>
          <table:table-cell table:formula="of:=[.N204]-[.N205]" office:value-type="float" office:value="-0.439099999999996" calcext:value-type="float">
            <text:p>-0.439099999999996</text:p>
          </table:table-cell>
          <table:table-cell table:formula="of:=[.O204]-[.O205]" office:value-type="float" office:value="-0.0915000000000035" calcext:value-type="float">
            <text:p>-0.0915000000000035</text:p>
          </table:table-cell>
          <table:table-cell table:formula="of:=[.P204]-[.P205]" office:value-type="float" office:value="0.0511000000000195" calcext:value-type="float">
            <text:p>0.0511000000000195</text:p>
          </table:table-cell>
          <table:table-cell/>
          <table:table-cell table:formula="of:=SIGN([.R204])" office:value-type="float" office:value="1" calcext:value-type="float">
            <text:p>1</text:p>
          </table:table-cell>
          <table:table-cell table:formula="of:=SIGN([.S204])" office:value-type="float" office:value="-1" calcext:value-type="float">
            <text:p>-1</text:p>
          </table:table-cell>
          <table:table-cell table:formula="of:=SIGN([.T204])" office:value-type="float" office:value="-1" calcext:value-type="float">
            <text:p>-1</text:p>
          </table:table-cell>
          <table:table-cell table:formula="of:=SIGN([.U204])" office:value-type="float" office:value="1" calcext:value-type="float">
            <text:p>1</text:p>
          </table:table-cell>
          <table:table-cell table:number-columns-repeated="3"/>
          <table:table-cell office:value-type="float" office:value="14.565" calcext:value-type="float">
            <text:p>14.565</text:p>
          </table:table-cell>
          <table:table-cell office:value-type="float" office:value="-62.49174" calcext:value-type="float">
            <text:p>-62.49174</text:p>
          </table:table-cell>
          <table:table-cell office:value-type="float" office:value="118.2204" calcext:value-type="float">
            <text:p>118.2204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499" calcext:value-type="float">
            <text:p>7.499</text:p>
          </table:table-cell>
          <table:table-cell office:value-type="float" office:value="-16.63909" calcext:value-type="float">
            <text:p>-16.63909</text:p>
          </table:table-cell>
          <table:table-cell office:value-type="float" office:value="35.41085" calcext:value-type="float">
            <text:p>35.41085</text:p>
          </table:table-cell>
          <table:table-cell office:value-type="float" office:value="1.633552" calcext:value-type="float">
            <text:p>1.633552</text:p>
          </table:table-cell>
          <table:table-cell office:value-type="float" office:value="-57.90185" calcext:value-type="float">
            <text:p>-57.90185</text:p>
          </table:table-cell>
          <table:table-cell/>
          <table:table-cell table:formula="of:=SIGN([.AL204])" office:value-type="float" office:value="-1" calcext:value-type="float">
            <text:p>-1</text:p>
          </table:table-cell>
          <table:table-cell table:formula="of:=SIGN([.AM204])" office:value-type="float" office:value="1" calcext:value-type="float">
            <text:p>1</text:p>
          </table:table-cell>
          <table:table-cell table:formula="of:=SIGN([.AN204])" office:value-type="float" office:value="1" calcext:value-type="float">
            <text:p>1</text:p>
          </table:table-cell>
          <table:table-cell table:formula="of:=SIGN([.AO204])" office:value-type="float" office:value="-1" calcext:value-type="float">
            <text:p>-1</text:p>
          </table:table-cell>
          <table:table-cell table:number-columns-repeated="8"/>
          <table:table-cell table:formula="of:=SIGN([.AX204])" office:value-type="float" office:value="0" calcext:value-type="float">
            <text:p>0</text:p>
          </table:table-cell>
          <table:table-cell table:formula="of:=SIGN([.AY204])" office:value-type="float" office:value="0" calcext:value-type="float">
            <text:p>0</text:p>
          </table:table-cell>
          <table:table-cell table:formula="of:=SIGN([.AZ204])" office:value-type="float" office:value="0" calcext:value-type="float">
            <text:p>0</text:p>
          </table:table-cell>
          <table:table-cell table:formula="of:=SIGN([.BA204])" office:value-type="float" office:value="0" calcext:value-type="float">
            <text:p>0</text:p>
          </table:table-cell>
          <table:table-cell table:number-columns-repeated="3"/>
          <table:table-cell office:value-type="float" office:value="5.771" calcext:value-type="float">
            <text:p>5.771</text:p>
          </table:table-cell>
          <table:table-cell office:value-type="float" office:value="0.4582809" calcext:value-type="float">
            <text:p>0.4582809</text:p>
          </table:table-cell>
          <table:table-cell office:value-type="float" office:value="0.08504119" calcext:value-type="float">
            <text:p>0.085041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488" calcext:value-type="float">
            <text:p>23.488</text:p>
          </table:table-cell>
          <table:table-cell office:value-type="float" office:value="-129.794" calcext:value-type="float">
            <text:p>-129.794</text:p>
          </table:table-cell>
          <table:table-cell office:value-type="float" office:value="128.2498" calcext:value-type="float">
            <text:p>128.2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782" calcext:value-type="float">
            <text:p>12.782</text:p>
          </table:table-cell>
          <table:table-cell office:value-type="float" office:value="-75.86881" calcext:value-type="float">
            <text:p>-75.86881</text:p>
          </table:table-cell>
          <table:table-cell office:value-type="float" office:value="126.3395" calcext:value-type="float">
            <text:p>126.3395</text:p>
          </table:table-cell>
          <table:table-cell office:value-type="float" office:value="42.70707" calcext:value-type="float">
            <text:p>42.70707</text:p>
          </table:table-cell>
          <table:table-cell office:value-type="float" office:value="180.962" calcext:value-type="float">
            <text:p>180.962</text:p>
          </table:table-cell>
          <table:table-cell/>
          <table:table-cell table:formula="of:=([.M205]-[.M206])" office:value-type="float" office:value="0.566240000000008" calcext:value-type="float">
            <text:p>0.566240000000008</text:p>
          </table:table-cell>
          <table:table-cell table:formula="of:=[.N205]-[.N206]" office:value-type="float" office:value="-0.352199999999996" calcext:value-type="float">
            <text:p>-0.352199999999996</text:p>
          </table:table-cell>
          <table:table-cell table:formula="of:=[.O205]-[.O206]" office:value-type="float" office:value="-0.0080600000000004" calcext:value-type="float">
            <text:p>-0.0080600000000004</text:p>
          </table:table-cell>
          <table:table-cell table:formula="of:=[.P205]-[.P206]" office:value-type="float" office:value="0.035899999999998" calcext:value-type="float">
            <text:p>0.035899999999998</text:p>
          </table:table-cell>
          <table:table-cell/>
          <table:table-cell table:formula="of:=SIGN([.R205])" office:value-type="float" office:value="1" calcext:value-type="float">
            <text:p>1</text:p>
          </table:table-cell>
          <table:table-cell table:formula="of:=SIGN([.S205])" office:value-type="float" office:value="-1" calcext:value-type="float">
            <text:p>-1</text:p>
          </table:table-cell>
          <table:table-cell table:formula="of:=SIGN([.T205])" office:value-type="float" office:value="-1" calcext:value-type="float">
            <text:p>-1</text:p>
          </table:table-cell>
          <table:table-cell table:formula="of:=SIGN([.U205])" office:value-type="float" office:value="1" calcext:value-type="float">
            <text:p>1</text:p>
          </table:table-cell>
          <table:table-cell table:number-columns-repeated="3"/>
          <table:table-cell office:value-type="float" office:value="14.576" calcext:value-type="float">
            <text:p>14.576</text:p>
          </table:table-cell>
          <table:table-cell office:value-type="float" office:value="-62.56252" calcext:value-type="float">
            <text:p>-62.56252</text:p>
          </table:table-cell>
          <table:table-cell office:value-type="float" office:value="118.197" calcext:value-type="float">
            <text:p>118.197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51" calcext:value-type="float">
            <text:p>7.51</text:p>
          </table:table-cell>
          <table:table-cell office:value-type="float" office:value="-16.2927" calcext:value-type="float">
            <text:p>-16.2927</text:p>
          </table:table-cell>
          <table:table-cell office:value-type="float" office:value="34.67368" calcext:value-type="float">
            <text:p>34.67368</text:p>
          </table:table-cell>
          <table:table-cell office:value-type="float" office:value="1.65147" calcext:value-type="float">
            <text:p>1.65147</text:p>
          </table:table-cell>
          <table:table-cell office:value-type="float" office:value="-57.12917" calcext:value-type="float">
            <text:p>-57.12917</text:p>
          </table:table-cell>
          <table:table-cell/>
          <table:table-cell table:formula="of:=SIGN([.AL205])" office:value-type="float" office:value="-1" calcext:value-type="float">
            <text:p>-1</text:p>
          </table:table-cell>
          <table:table-cell table:formula="of:=SIGN([.AM205])" office:value-type="float" office:value="1" calcext:value-type="float">
            <text:p>1</text:p>
          </table:table-cell>
          <table:table-cell table:formula="of:=SIGN([.AN205])" office:value-type="float" office:value="1" calcext:value-type="float">
            <text:p>1</text:p>
          </table:table-cell>
          <table:table-cell table:formula="of:=SIGN([.AO205])" office:value-type="float" office:value="-1" calcext:value-type="float">
            <text:p>-1</text:p>
          </table:table-cell>
          <table:table-cell table:number-columns-repeated="8"/>
          <table:table-cell table:formula="of:=SIGN([.AX205])" office:value-type="float" office:value="0" calcext:value-type="float">
            <text:p>0</text:p>
          </table:table-cell>
          <table:table-cell table:formula="of:=SIGN([.AY205])" office:value-type="float" office:value="0" calcext:value-type="float">
            <text:p>0</text:p>
          </table:table-cell>
          <table:table-cell table:formula="of:=SIGN([.AZ205])" office:value-type="float" office:value="0" calcext:value-type="float">
            <text:p>0</text:p>
          </table:table-cell>
          <table:table-cell table:formula="of:=SIGN([.BA205])" office:value-type="float" office:value="0" calcext:value-type="float">
            <text:p>0</text:p>
          </table:table-cell>
          <table:table-cell table:number-columns-repeated="3"/>
          <table:table-cell office:value-type="float" office:value="5.779" calcext:value-type="float">
            <text:p>5.779</text:p>
          </table:table-cell>
          <table:table-cell office:value-type="float" office:value="0.7199223" calcext:value-type="float">
            <text:p>0.7199223</text:p>
          </table:table-cell>
          <table:table-cell office:value-type="float" office:value="-0.01587777" calcext:value-type="float">
            <text:p>-0.015877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511" calcext:value-type="float">
            <text:p>23.511</text:p>
          </table:table-cell>
          <table:table-cell office:value-type="float" office:value="-129.7769" calcext:value-type="float">
            <text:p>-129.7769</text:p>
          </table:table-cell>
          <table:table-cell office:value-type="float" office:value="128.2639" calcext:value-type="float">
            <text:p>128.2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797" calcext:value-type="float">
            <text:p>12.797</text:p>
          </table:table-cell>
          <table:table-cell office:value-type="float" office:value="-76.43505" calcext:value-type="float">
            <text:p>-76.43505</text:p>
          </table:table-cell>
          <table:table-cell office:value-type="float" office:value="126.6917" calcext:value-type="float">
            <text:p>126.6917</text:p>
          </table:table-cell>
          <table:table-cell office:value-type="float" office:value="42.71513" calcext:value-type="float">
            <text:p>42.71513</text:p>
          </table:table-cell>
          <table:table-cell office:value-type="float" office:value="180.9261" calcext:value-type="float">
            <text:p>180.9261</text:p>
          </table:table-cell>
          <table:table-cell/>
          <table:table-cell table:formula="of:=([.M206]-[.M207])" office:value-type="float" office:value="1.21302" calcext:value-type="float">
            <text:p>1.21302</text:p>
          </table:table-cell>
          <table:table-cell table:formula="of:=[.N206]-[.N207]" office:value-type="float" office:value="-0.7119" calcext:value-type="float">
            <text:p>-0.7119</text:p>
          </table:table-cell>
          <table:table-cell table:formula="of:=[.O206]-[.O207]" office:value-type="float" office:value="0.0398899999999998" calcext:value-type="float">
            <text:p>0.0398899999999998</text:p>
          </table:table-cell>
          <table:table-cell table:formula="of:=[.P206]-[.P207]" office:value-type="float" office:value="-0.0840000000000032" calcext:value-type="float">
            <text:p>-0.0840000000000032</text:p>
          </table:table-cell>
          <table:table-cell/>
          <table:table-cell table:formula="of:=SIGN([.R206])" office:value-type="float" office:value="1" calcext:value-type="float">
            <text:p>1</text:p>
          </table:table-cell>
          <table:table-cell table:formula="of:=SIGN([.S206])" office:value-type="float" office:value="-1" calcext:value-type="float">
            <text:p>-1</text:p>
          </table:table-cell>
          <table:table-cell table:formula="of:=SIGN([.T206])" office:value-type="float" office:value="1" calcext:value-type="float">
            <text:p>1</text:p>
          </table:table-cell>
          <table:table-cell table:formula="of:=SIGN([.U206])" office:value-type="float" office:value="-1" calcext:value-type="float">
            <text:p>-1</text:p>
          </table:table-cell>
          <table:table-cell table:number-columns-repeated="3"/>
          <table:table-cell office:value-type="float" office:value="14.6" calcext:value-type="float">
            <text:p>14.6</text:p>
          </table:table-cell>
          <table:table-cell office:value-type="float" office:value="-62.6334" calcext:value-type="float">
            <text:p>-62.6334</text:p>
          </table:table-cell>
          <table:table-cell office:value-type="float" office:value="118.1694" calcext:value-type="float">
            <text:p>118.1694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521" calcext:value-type="float">
            <text:p>7.521</text:p>
          </table:table-cell>
          <table:table-cell office:value-type="float" office:value="-15.92152" calcext:value-type="float">
            <text:p>-15.92152</text:p>
          </table:table-cell>
          <table:table-cell office:value-type="float" office:value="33.88375" calcext:value-type="float">
            <text:p>33.88375</text:p>
          </table:table-cell>
          <table:table-cell office:value-type="float" office:value="1.647217" calcext:value-type="float">
            <text:p>1.647217</text:p>
          </table:table-cell>
          <table:table-cell office:value-type="float" office:value="-56.50467" calcext:value-type="float">
            <text:p>-56.50467</text:p>
          </table:table-cell>
          <table:table-cell/>
          <table:table-cell table:formula="of:=SIGN([.AL206])" office:value-type="float" office:value="-1" calcext:value-type="float">
            <text:p>-1</text:p>
          </table:table-cell>
          <table:table-cell table:formula="of:=SIGN([.AM206])" office:value-type="float" office:value="1" calcext:value-type="float">
            <text:p>1</text:p>
          </table:table-cell>
          <table:table-cell table:formula="of:=SIGN([.AN206])" office:value-type="float" office:value="1" calcext:value-type="float">
            <text:p>1</text:p>
          </table:table-cell>
          <table:table-cell table:formula="of:=SIGN([.AO206])" office:value-type="float" office:value="-1" calcext:value-type="float">
            <text:p>-1</text:p>
          </table:table-cell>
          <table:table-cell table:number-columns-repeated="8"/>
          <table:table-cell table:formula="of:=SIGN([.AX206])" office:value-type="float" office:value="0" calcext:value-type="float">
            <text:p>0</text:p>
          </table:table-cell>
          <table:table-cell table:formula="of:=SIGN([.AY206])" office:value-type="float" office:value="0" calcext:value-type="float">
            <text:p>0</text:p>
          </table:table-cell>
          <table:table-cell table:formula="of:=SIGN([.AZ206])" office:value-type="float" office:value="0" calcext:value-type="float">
            <text:p>0</text:p>
          </table:table-cell>
          <table:table-cell table:formula="of:=SIGN([.BA206])" office:value-type="float" office:value="0" calcext:value-type="float">
            <text:p>0</text:p>
          </table:table-cell>
          <table:table-cell table:number-columns-repeated="3"/>
          <table:table-cell office:value-type="float" office:value="5.787" calcext:value-type="float">
            <text:p>5.787</text:p>
          </table:table-cell>
          <table:table-cell office:value-type="float" office:value="0.5641" calcext:value-type="float">
            <text:p>0.5641</text:p>
          </table:table-cell>
          <table:table-cell office:value-type="float" office:value="-0.03601127" calcext:value-type="float">
            <text:p>-0.036011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533" calcext:value-type="float">
            <text:p>23.533</text:p>
          </table:table-cell>
          <table:table-cell office:value-type="float" office:value="-129.7625" calcext:value-type="float">
            <text:p>-129.7625</text:p>
          </table:table-cell>
          <table:table-cell office:value-type="float" office:value="128.2748" calcext:value-type="float">
            <text:p>128.27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809" calcext:value-type="float">
            <text:p>12.809</text:p>
          </table:table-cell>
          <table:table-cell office:value-type="float" office:value="-77.64807" calcext:value-type="float">
            <text:p>-77.64807</text:p>
          </table:table-cell>
          <table:table-cell office:value-type="float" office:value="127.4036" calcext:value-type="float">
            <text:p>127.4036</text:p>
          </table:table-cell>
          <table:table-cell office:value-type="float" office:value="42.67524" calcext:value-type="float">
            <text:p>42.67524</text:p>
          </table:table-cell>
          <table:table-cell office:value-type="float" office:value="181.0101" calcext:value-type="float">
            <text:p>181.0101</text:p>
          </table:table-cell>
          <table:table-cell/>
          <table:table-cell table:formula="of:=([.M207]-[.M208])" office:value-type="float" office:value="0.5899" calcext:value-type="float">
            <text:p>0.5899</text:p>
          </table:table-cell>
          <table:table-cell table:formula="of:=[.N207]-[.N208]" office:value-type="float" office:value="-0.341700000000003" calcext:value-type="float">
            <text:p>-0.341700000000003</text:p>
          </table:table-cell>
          <table:table-cell table:formula="of:=[.O207]-[.O208]" office:value-type="float" office:value="0.011960000000002" calcext:value-type="float">
            <text:p>0.011960000000002</text:p>
          </table:table-cell>
          <table:table-cell table:formula="of:=[.P207]-[.P208]" office:value-type="float" office:value="-0.00270000000000437" calcext:value-type="float">
            <text:p>-0.00270000000000437</text:p>
          </table:table-cell>
          <table:table-cell/>
          <table:table-cell table:formula="of:=SIGN([.R207])" office:value-type="float" office:value="1" calcext:value-type="float">
            <text:p>1</text:p>
          </table:table-cell>
          <table:table-cell table:formula="of:=SIGN([.S207])" office:value-type="float" office:value="-1" calcext:value-type="float">
            <text:p>-1</text:p>
          </table:table-cell>
          <table:table-cell table:formula="of:=SIGN([.T207])" office:value-type="float" office:value="1" calcext:value-type="float">
            <text:p>1</text:p>
          </table:table-cell>
          <table:table-cell table:formula="of:=SIGN([.U207])" office:value-type="float" office:value="-1" calcext:value-type="float">
            <text:p>-1</text:p>
          </table:table-cell>
          <table:table-cell table:number-columns-repeated="3"/>
          <table:table-cell office:value-type="float" office:value="14.612" calcext:value-type="float">
            <text:p>14.612</text:p>
          </table:table-cell>
          <table:table-cell office:value-type="float" office:value="-62.66491" calcext:value-type="float">
            <text:p>-62.66491</text:p>
          </table:table-cell>
          <table:table-cell office:value-type="float" office:value="118.1532" calcext:value-type="float">
            <text:p>118.153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533" calcext:value-type="float">
            <text:p>7.533</text:p>
          </table:table-cell>
          <table:table-cell office:value-type="float" office:value="-15.73121" calcext:value-type="float">
            <text:p>-15.73121</text:p>
          </table:table-cell>
          <table:table-cell office:value-type="float" office:value="33.47873" calcext:value-type="float">
            <text:p>33.47873</text:p>
          </table:table-cell>
          <table:table-cell office:value-type="float" office:value="1.635999" calcext:value-type="float">
            <text:p>1.635999</text:p>
          </table:table-cell>
          <table:table-cell office:value-type="float" office:value="-56.19274" calcext:value-type="float">
            <text:p>-56.19274</text:p>
          </table:table-cell>
          <table:table-cell/>
          <table:table-cell table:formula="of:=SIGN([.AL207])" office:value-type="float" office:value="-1" calcext:value-type="float">
            <text:p>-1</text:p>
          </table:table-cell>
          <table:table-cell table:formula="of:=SIGN([.AM207])" office:value-type="float" office:value="1" calcext:value-type="float">
            <text:p>1</text:p>
          </table:table-cell>
          <table:table-cell table:formula="of:=SIGN([.AN207])" office:value-type="float" office:value="1" calcext:value-type="float">
            <text:p>1</text:p>
          </table:table-cell>
          <table:table-cell table:formula="of:=SIGN([.AO207])" office:value-type="float" office:value="-1" calcext:value-type="float">
            <text:p>-1</text:p>
          </table:table-cell>
          <table:table-cell table:number-columns-repeated="8"/>
          <table:table-cell table:formula="of:=SIGN([.AX207])" office:value-type="float" office:value="0" calcext:value-type="float">
            <text:p>0</text:p>
          </table:table-cell>
          <table:table-cell table:formula="of:=SIGN([.AY207])" office:value-type="float" office:value="0" calcext:value-type="float">
            <text:p>0</text:p>
          </table:table-cell>
          <table:table-cell table:formula="of:=SIGN([.AZ207])" office:value-type="float" office:value="0" calcext:value-type="float">
            <text:p>0</text:p>
          </table:table-cell>
          <table:table-cell table:formula="of:=SIGN([.BA207])" office:value-type="float" office:value="0" calcext:value-type="float">
            <text:p>0</text:p>
          </table:table-cell>
          <table:table-cell table:number-columns-repeated="3"/>
          <table:table-cell office:value-type="float" office:value="5.804" calcext:value-type="float">
            <text:p>5.804</text:p>
          </table:table-cell>
          <table:table-cell office:value-type="float" office:value="1.300705" calcext:value-type="float">
            <text:p>1.300705</text:p>
          </table:table-cell>
          <table:table-cell office:value-type="float" office:value="-0.001702299" calcext:value-type="float">
            <text:p>-0.001702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554" calcext:value-type="float">
            <text:p>23.554</text:p>
          </table:table-cell>
          <table:table-cell office:value-type="float" office:value="-129.7451" calcext:value-type="float">
            <text:p>-129.7451</text:p>
          </table:table-cell>
          <table:table-cell office:value-type="float" office:value="128.2936" calcext:value-type="float">
            <text:p>128.2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821" calcext:value-type="float">
            <text:p>12.821</text:p>
          </table:table-cell>
          <table:table-cell office:value-type="float" office:value="-78.23797" calcext:value-type="float">
            <text:p>-78.23797</text:p>
          </table:table-cell>
          <table:table-cell office:value-type="float" office:value="127.7453" calcext:value-type="float">
            <text:p>127.7453</text:p>
          </table:table-cell>
          <table:table-cell office:value-type="float" office:value="42.66328" calcext:value-type="float">
            <text:p>42.66328</text:p>
          </table:table-cell>
          <table:table-cell office:value-type="float" office:value="181.0128" calcext:value-type="float">
            <text:p>181.0128</text:p>
          </table:table-cell>
          <table:table-cell/>
          <table:table-cell table:formula="of:=([.M208]-[.M209])" office:value-type="float" office:value="0.990129999999994" calcext:value-type="float">
            <text:p>0.990129999999994</text:p>
          </table:table-cell>
          <table:table-cell table:formula="of:=[.N208]-[.N209]" office:value-type="float" office:value="-0.569100000000006" calcext:value-type="float">
            <text:p>-0.569100000000006</text:p>
          </table:table-cell>
          <table:table-cell table:formula="of:=[.O208]-[.O209]" office:value-type="float" office:value="-0.0302500000000023" calcext:value-type="float">
            <text:p>-0.0302500000000023</text:p>
          </table:table-cell>
          <table:table-cell table:formula="of:=[.P208]-[.P209]" office:value-type="float" office:value="0.0455000000000041" calcext:value-type="float">
            <text:p>0.0455000000000041</text:p>
          </table:table-cell>
          <table:table-cell/>
          <table:table-cell table:formula="of:=SIGN([.R208])" office:value-type="float" office:value="1" calcext:value-type="float">
            <text:p>1</text:p>
          </table:table-cell>
          <table:table-cell table:formula="of:=SIGN([.S208])" office:value-type="float" office:value="-1" calcext:value-type="float">
            <text:p>-1</text:p>
          </table:table-cell>
          <table:table-cell table:formula="of:=SIGN([.T208])" office:value-type="float" office:value="-1" calcext:value-type="float">
            <text:p>-1</text:p>
          </table:table-cell>
          <table:table-cell table:formula="of:=SIGN([.U208])" office:value-type="float" office:value="1" calcext:value-type="float">
            <text:p>1</text:p>
          </table:table-cell>
          <table:table-cell table:number-columns-repeated="3"/>
          <table:table-cell office:value-type="float" office:value="14.623" calcext:value-type="float">
            <text:p>14.623</text:p>
          </table:table-cell>
          <table:table-cell office:value-type="float" office:value="-62.70146" calcext:value-type="float">
            <text:p>-62.70146</text:p>
          </table:table-cell>
          <table:table-cell office:value-type="float" office:value="118.1331" calcext:value-type="float">
            <text:p>118.1331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545" calcext:value-type="float">
            <text:p>7.545</text:p>
          </table:table-cell>
          <table:table-cell office:value-type="float" office:value="-15.21894" calcext:value-type="float">
            <text:p>-15.21894</text:p>
          </table:table-cell>
          <table:table-cell office:value-type="float" office:value="32.38853" calcext:value-type="float">
            <text:p>32.38853</text:p>
          </table:table-cell>
          <table:table-cell office:value-type="float" office:value="1.604831" calcext:value-type="float">
            <text:p>1.604831</text:p>
          </table:table-cell>
          <table:table-cell office:value-type="float" office:value="-54.92713" calcext:value-type="float">
            <text:p>-54.92713</text:p>
          </table:table-cell>
          <table:table-cell/>
          <table:table-cell table:formula="of:=SIGN([.AL208])" office:value-type="float" office:value="-1" calcext:value-type="float">
            <text:p>-1</text:p>
          </table:table-cell>
          <table:table-cell table:formula="of:=SIGN([.AM208])" office:value-type="float" office:value="1" calcext:value-type="float">
            <text:p>1</text:p>
          </table:table-cell>
          <table:table-cell table:formula="of:=SIGN([.AN208])" office:value-type="float" office:value="1" calcext:value-type="float">
            <text:p>1</text:p>
          </table:table-cell>
          <table:table-cell table:formula="of:=SIGN([.AO208])" office:value-type="float" office:value="-1" calcext:value-type="float">
            <text:p>-1</text:p>
          </table:table-cell>
          <table:table-cell table:number-columns-repeated="8"/>
          <table:table-cell table:formula="of:=SIGN([.AX208])" office:value-type="float" office:value="0" calcext:value-type="float">
            <text:p>0</text:p>
          </table:table-cell>
          <table:table-cell table:formula="of:=SIGN([.AY208])" office:value-type="float" office:value="0" calcext:value-type="float">
            <text:p>0</text:p>
          </table:table-cell>
          <table:table-cell table:formula="of:=SIGN([.AZ208])" office:value-type="float" office:value="0" calcext:value-type="float">
            <text:p>0</text:p>
          </table:table-cell>
          <table:table-cell table:formula="of:=SIGN([.BA208])" office:value-type="float" office:value="0" calcext:value-type="float">
            <text:p>0</text:p>
          </table:table-cell>
          <table:table-cell table:number-columns-repeated="3"/>
          <table:table-cell office:value-type="float" office:value="5.813" calcext:value-type="float">
            <text:p>5.813</text:p>
          </table:table-cell>
          <table:table-cell office:value-type="float" office:value="0.7631316" calcext:value-type="float">
            <text:p>0.7631316</text:p>
          </table:table-cell>
          <table:table-cell office:value-type="float" office:value="-0.009421032" calcext:value-type="float">
            <text:p>-0.0094210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576" calcext:value-type="float">
            <text:p>23.576</text:p>
          </table:table-cell>
          <table:table-cell office:value-type="float" office:value="-130.1741" calcext:value-type="float">
            <text:p>-130.1741</text:p>
          </table:table-cell>
          <table:table-cell office:value-type="float" office:value="128.0673" calcext:value-type="float">
            <text:p>128.06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832" calcext:value-type="float">
            <text:p>12.832</text:p>
          </table:table-cell>
          <table:table-cell office:value-type="float" office:value="-79.2281" calcext:value-type="float">
            <text:p>-79.2281</text:p>
          </table:table-cell>
          <table:table-cell office:value-type="float" office:value="128.3144" calcext:value-type="float">
            <text:p>128.3144</text:p>
          </table:table-cell>
          <table:table-cell office:value-type="float" office:value="42.69353" calcext:value-type="float">
            <text:p>42.69353</text:p>
          </table:table-cell>
          <table:table-cell office:value-type="float" office:value="180.9673" calcext:value-type="float">
            <text:p>180.9673</text:p>
          </table:table-cell>
          <table:table-cell/>
          <table:table-cell table:formula="of:=([.M209]-[.M210])" office:value-type="float" office:value="0.72551" calcext:value-type="float">
            <text:p>0.72551</text:p>
          </table:table-cell>
          <table:table-cell table:formula="of:=[.N209]-[.N210]" office:value-type="float" office:value="-0.413399999999996" calcext:value-type="float">
            <text:p>-0.413399999999996</text:p>
          </table:table-cell>
          <table:table-cell table:formula="of:=[.O209]-[.O210]" office:value-type="float" office:value="-0.0197299999999956" calcext:value-type="float">
            <text:p>-0.0197299999999956</text:p>
          </table:table-cell>
          <table:table-cell table:formula="of:=[.P209]-[.P210]" office:value-type="float" office:value="-0.0144999999999982" calcext:value-type="float">
            <text:p>-0.0144999999999982</text:p>
          </table:table-cell>
          <table:table-cell/>
          <table:table-cell table:formula="of:=SIGN([.R209])" office:value-type="float" office:value="1" calcext:value-type="float">
            <text:p>1</text:p>
          </table:table-cell>
          <table:table-cell table:formula="of:=SIGN([.S209])" office:value-type="float" office:value="-1" calcext:value-type="float">
            <text:p>-1</text:p>
          </table:table-cell>
          <table:table-cell table:formula="of:=SIGN([.T209])" office:value-type="float" office:value="-1" calcext:value-type="float">
            <text:p>-1</text:p>
          </table:table-cell>
          <table:table-cell table:formula="of:=SIGN([.U209])" office:value-type="float" office:value="-1" calcext:value-type="float">
            <text:p>-1</text:p>
          </table:table-cell>
          <table:table-cell table:number-columns-repeated="3"/>
          <table:table-cell office:value-type="float" office:value="14.634" calcext:value-type="float">
            <text:p>14.634</text:p>
          </table:table-cell>
          <table:table-cell office:value-type="float" office:value="-62.73623" calcext:value-type="float">
            <text:p>-62.73623</text:p>
          </table:table-cell>
          <table:table-cell office:value-type="float" office:value="118.1128" calcext:value-type="float">
            <text:p>118.1128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556" calcext:value-type="float">
            <text:p>7.556</text:p>
          </table:table-cell>
          <table:table-cell office:value-type="float" office:value="-15.25746" calcext:value-type="float">
            <text:p>-15.25746</text:p>
          </table:table-cell>
          <table:table-cell office:value-type="float" office:value="32.60251" calcext:value-type="float">
            <text:p>32.60251</text:p>
          </table:table-cell>
          <table:table-cell office:value-type="float" office:value="1.59585" calcext:value-type="float">
            <text:p>1.59585</text:p>
          </table:table-cell>
          <table:table-cell office:value-type="float" office:value="-54.28536" calcext:value-type="float">
            <text:p>-54.28536</text:p>
          </table:table-cell>
          <table:table-cell/>
          <table:table-cell table:formula="of:=SIGN([.AL209])" office:value-type="float" office:value="-1" calcext:value-type="float">
            <text:p>-1</text:p>
          </table:table-cell>
          <table:table-cell table:formula="of:=SIGN([.AM209])" office:value-type="float" office:value="1" calcext:value-type="float">
            <text:p>1</text:p>
          </table:table-cell>
          <table:table-cell table:formula="of:=SIGN([.AN209])" office:value-type="float" office:value="1" calcext:value-type="float">
            <text:p>1</text:p>
          </table:table-cell>
          <table:table-cell table:formula="of:=SIGN([.AO209])" office:value-type="float" office:value="-1" calcext:value-type="float">
            <text:p>-1</text:p>
          </table:table-cell>
          <table:table-cell table:number-columns-repeated="8"/>
          <table:table-cell table:formula="of:=SIGN([.AX209])" office:value-type="float" office:value="0" calcext:value-type="float">
            <text:p>0</text:p>
          </table:table-cell>
          <table:table-cell table:formula="of:=SIGN([.AY209])" office:value-type="float" office:value="0" calcext:value-type="float">
            <text:p>0</text:p>
          </table:table-cell>
          <table:table-cell table:formula="of:=SIGN([.AZ209])" office:value-type="float" office:value="0" calcext:value-type="float">
            <text:p>0</text:p>
          </table:table-cell>
          <table:table-cell table:formula="of:=SIGN([.BA209])" office:value-type="float" office:value="0" calcext:value-type="float">
            <text:p>0</text:p>
          </table:table-cell>
          <table:table-cell table:number-columns-repeated="3"/>
          <table:table-cell office:value-type="float" office:value="5.821" calcext:value-type="float">
            <text:p>5.821</text:p>
          </table:table-cell>
          <table:table-cell office:value-type="float" office:value="0.3902238" calcext:value-type="float">
            <text:p>0.3902238</text:p>
          </table:table-cell>
          <table:table-cell office:value-type="float" office:value="-0.00501544" calcext:value-type="float">
            <text:p>-0.005015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748" calcext:value-type="float">
            <text:p>23.748</text:p>
          </table:table-cell>
          <table:table-cell office:value-type="float" office:value="-129.8882" calcext:value-type="float">
            <text:p>-129.8882</text:p>
          </table:table-cell>
          <table:table-cell office:value-type="float" office:value="128.3036" calcext:value-type="float">
            <text:p>128.3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843" calcext:value-type="float">
            <text:p>12.843</text:p>
          </table:table-cell>
          <table:table-cell office:value-type="float" office:value="-79.95361" calcext:value-type="float">
            <text:p>-79.95361</text:p>
          </table:table-cell>
          <table:table-cell office:value-type="float" office:value="128.7278" calcext:value-type="float">
            <text:p>128.7278</text:p>
          </table:table-cell>
          <table:table-cell office:value-type="float" office:value="42.71326" calcext:value-type="float">
            <text:p>42.71326</text:p>
          </table:table-cell>
          <table:table-cell office:value-type="float" office:value="180.9818" calcext:value-type="float">
            <text:p>180.9818</text:p>
          </table:table-cell>
          <table:table-cell/>
          <table:table-cell table:formula="of:=([.M210]-[.M211])" office:value-type="float" office:value="0.623730000000009" calcext:value-type="float">
            <text:p>0.623730000000009</text:p>
          </table:table-cell>
          <table:table-cell table:formula="of:=[.N210]-[.N211]" office:value-type="float" office:value="-0.35220000000001" calcext:value-type="float">
            <text:p>-0.35220000000001</text:p>
          </table:table-cell>
          <table:table-cell table:formula="of:=[.O210]-[.O211]" office:value-type="float" office:value="-0.00983000000000089" calcext:value-type="float">
            <text:p>-0.00983000000000089</text:p>
          </table:table-cell>
          <table:table-cell table:formula="of:=[.P210]-[.P211]" office:value-type="float" office:value="0.981799999999993" calcext:value-type="float">
            <text:p>0.981799999999993</text:p>
          </table:table-cell>
          <table:table-cell/>
          <table:table-cell table:formula="of:=SIGN([.R210])" office:value-type="float" office:value="1" calcext:value-type="float">
            <text:p>1</text:p>
          </table:table-cell>
          <table:table-cell table:formula="of:=SIGN([.S210])" office:value-type="float" office:value="-1" calcext:value-type="float">
            <text:p>-1</text:p>
          </table:table-cell>
          <table:table-cell table:formula="of:=SIGN([.T210])" office:value-type="float" office:value="-1" calcext:value-type="float">
            <text:p>-1</text:p>
          </table:table-cell>
          <table:table-cell table:formula="of:=SIGN([.U210])" office:value-type="float" office:value="1" calcext:value-type="float">
            <text:p>1</text:p>
          </table:table-cell>
          <table:table-cell table:number-columns-repeated="3"/>
          <table:table-cell office:value-type="float" office:value="14.645" calcext:value-type="float">
            <text:p>14.645</text:p>
          </table:table-cell>
          <table:table-cell office:value-type="float" office:value="-62.77572" calcext:value-type="float">
            <text:p>-62.77572</text:p>
          </table:table-cell>
          <table:table-cell office:value-type="float" office:value="118.089" calcext:value-type="float">
            <text:p>118.089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567" calcext:value-type="float">
            <text:p>7.567</text:p>
          </table:table-cell>
          <table:table-cell office:value-type="float" office:value="-15.37955" calcext:value-type="float">
            <text:p>-15.37955</text:p>
          </table:table-cell>
          <table:table-cell office:value-type="float" office:value="32.9897" calcext:value-type="float">
            <text:p>32.9897</text:p>
          </table:table-cell>
          <table:table-cell office:value-type="float" office:value="1.648191" calcext:value-type="float">
            <text:p>1.648191</text:p>
          </table:table-cell>
          <table:table-cell office:value-type="float" office:value="-53.88394" calcext:value-type="float">
            <text:p>-53.88394</text:p>
          </table:table-cell>
          <table:table-cell/>
          <table:table-cell table:formula="of:=SIGN([.AL210])" office:value-type="float" office:value="-1" calcext:value-type="float">
            <text:p>-1</text:p>
          </table:table-cell>
          <table:table-cell table:formula="of:=SIGN([.AM210])" office:value-type="float" office:value="1" calcext:value-type="float">
            <text:p>1</text:p>
          </table:table-cell>
          <table:table-cell table:formula="of:=SIGN([.AN210])" office:value-type="float" office:value="1" calcext:value-type="float">
            <text:p>1</text:p>
          </table:table-cell>
          <table:table-cell table:formula="of:=SIGN([.AO210])" office:value-type="float" office:value="-1" calcext:value-type="float">
            <text:p>-1</text:p>
          </table:table-cell>
          <table:table-cell table:number-columns-repeated="8"/>
          <table:table-cell table:formula="of:=SIGN([.AX210])" office:value-type="float" office:value="0" calcext:value-type="float">
            <text:p>0</text:p>
          </table:table-cell>
          <table:table-cell table:formula="of:=SIGN([.AY210])" office:value-type="float" office:value="0" calcext:value-type="float">
            <text:p>0</text:p>
          </table:table-cell>
          <table:table-cell table:formula="of:=SIGN([.AZ210])" office:value-type="float" office:value="0" calcext:value-type="float">
            <text:p>0</text:p>
          </table:table-cell>
          <table:table-cell table:formula="of:=SIGN([.BA210])" office:value-type="float" office:value="0" calcext:value-type="float">
            <text:p>0</text:p>
          </table:table-cell>
          <table:table-cell table:number-columns-repeated="3"/>
          <table:table-cell office:value-type="float" office:value="5.829" calcext:value-type="float">
            <text:p>5.829</text:p>
          </table:table-cell>
          <table:table-cell office:value-type="float" office:value="0.7718834" calcext:value-type="float">
            <text:p>0.7718834</text:p>
          </table:table-cell>
          <table:table-cell office:value-type="float" office:value="-0.01914946" calcext:value-type="float">
            <text:p>-0.019149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771" calcext:value-type="float">
            <text:p>23.771</text:p>
          </table:table-cell>
          <table:table-cell office:value-type="float" office:value="-129.8393" calcext:value-type="float">
            <text:p>-129.8393</text:p>
          </table:table-cell>
          <table:table-cell office:value-type="float" office:value="128.2963" calcext:value-type="float">
            <text:p>128.29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2.854" calcext:value-type="float">
            <text:p>12.854</text:p>
          </table:table-cell>
          <table:table-cell office:value-type="float" office:value="-80.57734" calcext:value-type="float">
            <text:p>-80.57734</text:p>
          </table:table-cell>
          <table:table-cell office:value-type="float" office:value="129.08" calcext:value-type="float">
            <text:p>129.08</text:p>
          </table:table-cell>
          <table:table-cell office:value-type="float" office:value="42.72309" calcext:value-type="float">
            <text:p>42.7230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M211]-[.M212])" office:value-type="float" office:value="-80.57734" calcext:value-type="float">
            <text:p>-80.57734</text:p>
          </table:table-cell>
          <table:table-cell table:formula="of:=[.N211]-[.N212]" office:value-type="float" office:value="129.08" calcext:value-type="float">
            <text:p>129.08</text:p>
          </table:table-cell>
          <table:table-cell table:formula="of:=[.O211]-[.O212]" office:value-type="float" office:value="42.72309" calcext:value-type="float">
            <text:p>42.72309</text:p>
          </table:table-cell>
          <table:table-cell table:formula="of:=[.P211]-[.P212]" office:value-type="float" office:value="180" calcext:value-type="float">
            <text:p>180</text:p>
          </table:table-cell>
          <table:table-cell/>
          <table:table-cell table:formula="of:=SIGN([.R211])" office:value-type="float" office:value="-1" calcext:value-type="float">
            <text:p>-1</text:p>
          </table:table-cell>
          <table:table-cell table:formula="of:=SIGN([.S211])" office:value-type="float" office:value="1" calcext:value-type="float">
            <text:p>1</text:p>
          </table:table-cell>
          <table:table-cell table:formula="of:=SIGN([.T211])" office:value-type="float" office:value="1" calcext:value-type="float">
            <text:p>1</text:p>
          </table:table-cell>
          <table:table-cell table:formula="of:=SIGN([.U211])" office:value-type="float" office:value="1" calcext:value-type="float">
            <text:p>1</text:p>
          </table:table-cell>
          <table:table-cell table:number-columns-repeated="3"/>
          <table:table-cell office:value-type="float" office:value="14.657" calcext:value-type="float">
            <text:p>14.657</text:p>
          </table:table-cell>
          <table:table-cell office:value-type="float" office:value="-62.82058" calcext:value-type="float">
            <text:p>-62.82058</text:p>
          </table:table-cell>
          <table:table-cell office:value-type="float" office:value="118.0612" calcext:value-type="float">
            <text:p>118.061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578" calcext:value-type="float">
            <text:p>7.578</text:p>
          </table:table-cell>
          <table:table-cell office:value-type="float" office:value="-15.52796" calcext:value-type="float">
            <text:p>-15.52796</text:p>
          </table:table-cell>
          <table:table-cell office:value-type="float" office:value="33.46516" calcext:value-type="float">
            <text:p>33.46516</text:p>
          </table:table-cell>
          <table:table-cell office:value-type="float" office:value="1.629089" calcext:value-type="float">
            <text:p>1.629089</text:p>
          </table:table-cell>
          <table:table-cell office:value-type="float" office:value="-53.25122" calcext:value-type="float">
            <text:p>-53.25122</text:p>
          </table:table-cell>
          <table:table-cell/>
          <table:table-cell table:formula="of:=SIGN([.AL211])" office:value-type="float" office:value="-1" calcext:value-type="float">
            <text:p>-1</text:p>
          </table:table-cell>
          <table:table-cell table:formula="of:=SIGN([.AM211])" office:value-type="float" office:value="1" calcext:value-type="float">
            <text:p>1</text:p>
          </table:table-cell>
          <table:table-cell table:formula="of:=SIGN([.AN211])" office:value-type="float" office:value="1" calcext:value-type="float">
            <text:p>1</text:p>
          </table:table-cell>
          <table:table-cell table:formula="of:=SIGN([.AO211])" office:value-type="float" office:value="-1" calcext:value-type="float">
            <text:p>-1</text:p>
          </table:table-cell>
          <table:table-cell table:number-columns-repeated="8"/>
          <table:table-cell table:formula="of:=SIGN([.AX211])" office:value-type="float" office:value="0" calcext:value-type="float">
            <text:p>0</text:p>
          </table:table-cell>
          <table:table-cell table:formula="of:=SIGN([.AY211])" office:value-type="float" office:value="0" calcext:value-type="float">
            <text:p>0</text:p>
          </table:table-cell>
          <table:table-cell table:formula="of:=SIGN([.AZ211])" office:value-type="float" office:value="0" calcext:value-type="float">
            <text:p>0</text:p>
          </table:table-cell>
          <table:table-cell table:formula="of:=SIGN([.BA211])" office:value-type="float" office:value="0" calcext:value-type="float">
            <text:p>0</text:p>
          </table:table-cell>
          <table:table-cell table:number-columns-repeated="3"/>
          <table:table-cell office:value-type="float" office:value="5.837" calcext:value-type="float">
            <text:p>5.837</text:p>
          </table:table-cell>
          <table:table-cell office:value-type="float" office:value="0.502837194" calcext:value-type="float">
            <text:p>0.502837194</text:p>
          </table:table-cell>
          <table:table-cell office:value-type="float" office:value="0.1005316" calcext:value-type="float">
            <text:p>0.10053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796" calcext:value-type="float">
            <text:p>23.796</text:p>
          </table:table-cell>
          <table:table-cell office:value-type="float" office:value="-129.8363" calcext:value-type="float">
            <text:p>-129.8363</text:p>
          </table:table-cell>
          <table:table-cell office:value-type="float" office:value="128.3119" calcext:value-type="float">
            <text:p>128.3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668" calcext:value-type="float">
            <text:p>14.668</text:p>
          </table:table-cell>
          <table:table-cell office:value-type="float" office:value="-62.82621" calcext:value-type="float">
            <text:p>-62.82621</text:p>
          </table:table-cell>
          <table:table-cell office:value-type="float" office:value="118.0529" calcext:value-type="float">
            <text:p>118.0529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-15.76213" calcext:value-type="float">
            <text:p>-15.76213</text:p>
          </table:table-cell>
          <table:table-cell office:value-type="float" office:value="34.22497" calcext:value-type="float">
            <text:p>34.22497</text:p>
          </table:table-cell>
          <table:table-cell office:value-type="float" office:value="1.497073" calcext:value-type="float">
            <text:p>1.497073</text:p>
          </table:table-cell>
          <table:table-cell office:value-type="float" office:value="-52.06802" calcext:value-type="float">
            <text:p>-52.06802</text:p>
          </table:table-cell>
          <table:table-cell/>
          <table:table-cell table:formula="of:=SIGN([.AL212])" office:value-type="float" office:value="-1" calcext:value-type="float">
            <text:p>-1</text:p>
          </table:table-cell>
          <table:table-cell table:formula="of:=SIGN([.AM212])" office:value-type="float" office:value="1" calcext:value-type="float">
            <text:p>1</text:p>
          </table:table-cell>
          <table:table-cell table:formula="of:=SIGN([.AN212])" office:value-type="float" office:value="1" calcext:value-type="float">
            <text:p>1</text:p>
          </table:table-cell>
          <table:table-cell table:formula="of:=SIGN([.AO212])" office:value-type="float" office:value="-1" calcext:value-type="float">
            <text:p>-1</text:p>
          </table:table-cell>
          <table:table-cell table:number-columns-repeated="8"/>
          <table:table-cell table:formula="of:=SIGN([.AX212])" office:value-type="float" office:value="0" calcext:value-type="float">
            <text:p>0</text:p>
          </table:table-cell>
          <table:table-cell table:formula="of:=SIGN([.AY212])" office:value-type="float" office:value="0" calcext:value-type="float">
            <text:p>0</text:p>
          </table:table-cell>
          <table:table-cell table:formula="of:=SIGN([.AZ212])" office:value-type="float" office:value="0" calcext:value-type="float">
            <text:p>0</text:p>
          </table:table-cell>
          <table:table-cell table:formula="of:=SIGN([.BA212])" office:value-type="float" office:value="0" calcext:value-type="float">
            <text:p>0</text:p>
          </table:table-cell>
          <table:table-cell table:number-columns-repeated="3"/>
          <table:table-cell office:value-type="float" office:value="5.905" calcext:value-type="float">
            <text:p>5.905</text:p>
          </table:table-cell>
          <table:table-cell office:value-type="float" office:value="0.6417618" calcext:value-type="float">
            <text:p>0.6417618</text:p>
          </table:table-cell>
          <table:table-cell office:value-type="float" office:value="-0.01070205" calcext:value-type="float">
            <text:p>-0.010702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819" calcext:value-type="float">
            <text:p>23.819</text:p>
          </table:table-cell>
          <table:table-cell office:value-type="float" office:value="-129.8768" calcext:value-type="float">
            <text:p>-129.8768</text:p>
          </table:table-cell>
          <table:table-cell office:value-type="float" office:value="128.2675" calcext:value-type="float">
            <text:p>128.2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679" calcext:value-type="float">
            <text:p>14.679</text:p>
          </table:table-cell>
          <table:table-cell office:value-type="float" office:value="-62.79495" calcext:value-type="float">
            <text:p>-62.79495</text:p>
          </table:table-cell>
          <table:table-cell office:value-type="float" office:value="118.0592" calcext:value-type="float">
            <text:p>118.059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611" calcext:value-type="float">
            <text:p>7.611</text:p>
          </table:table-cell>
          <table:table-cell office:value-type="float" office:value="-15.97315" calcext:value-type="float">
            <text:p>-15.97315</text:p>
          </table:table-cell>
          <table:table-cell office:value-type="float" office:value="34.91738" calcext:value-type="float">
            <text:p>34.91738</text:p>
          </table:table-cell>
          <table:table-cell office:value-type="float" office:value="1.44347" calcext:value-type="float">
            <text:p>1.44347</text:p>
          </table:table-cell>
          <table:table-cell office:value-type="float" office:value="-51.10705" calcext:value-type="float">
            <text:p>-51.10705</text:p>
          </table:table-cell>
          <table:table-cell/>
          <table:table-cell table:formula="of:=SIGN([.AL213])" office:value-type="float" office:value="-1" calcext:value-type="float">
            <text:p>-1</text:p>
          </table:table-cell>
          <table:table-cell table:formula="of:=SIGN([.AM213])" office:value-type="float" office:value="1" calcext:value-type="float">
            <text:p>1</text:p>
          </table:table-cell>
          <table:table-cell table:formula="of:=SIGN([.AN213])" office:value-type="float" office:value="1" calcext:value-type="float">
            <text:p>1</text:p>
          </table:table-cell>
          <table:table-cell table:formula="of:=SIGN([.AO213])" office:value-type="float" office:value="-1" calcext:value-type="float">
            <text:p>-1</text:p>
          </table:table-cell>
          <table:table-cell table:number-columns-repeated="8"/>
          <table:table-cell table:formula="of:=SIGN([.AX213])" office:value-type="float" office:value="0" calcext:value-type="float">
            <text:p>0</text:p>
          </table:table-cell>
          <table:table-cell table:formula="of:=SIGN([.AY213])" office:value-type="float" office:value="0" calcext:value-type="float">
            <text:p>0</text:p>
          </table:table-cell>
          <table:table-cell table:formula="of:=SIGN([.AZ213])" office:value-type="float" office:value="0" calcext:value-type="float">
            <text:p>0</text:p>
          </table:table-cell>
          <table:table-cell table:formula="of:=SIGN([.BA213])" office:value-type="float" office:value="0" calcext:value-type="float">
            <text:p>0</text:p>
          </table:table-cell>
          <table:table-cell table:number-columns-repeated="3"/>
          <table:table-cell office:value-type="float" office:value="5.913" calcext:value-type="float">
            <text:p>5.913</text:p>
          </table:table-cell>
          <table:table-cell office:value-type="float" office:value="0.8324984" calcext:value-type="float">
            <text:p>0.8324984</text:p>
          </table:table-cell>
          <table:table-cell office:value-type="float" office:value="-0.008317913" calcext:value-type="float">
            <text:p>-0.0083179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841" calcext:value-type="float">
            <text:p>23.841</text:p>
          </table:table-cell>
          <table:table-cell office:value-type="float" office:value="-129.8941" calcext:value-type="float">
            <text:p>-129.8941</text:p>
          </table:table-cell>
          <table:table-cell office:value-type="float" office:value="128.2018" calcext:value-type="float">
            <text:p>128.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69" calcext:value-type="float">
            <text:p>14.69</text:p>
          </table:table-cell>
          <table:table-cell office:value-type="float" office:value="-62.76245" calcext:value-type="float">
            <text:p>-62.76245</text:p>
          </table:table-cell>
          <table:table-cell office:value-type="float" office:value="118.0635" calcext:value-type="float">
            <text:p>118.0635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622" calcext:value-type="float">
            <text:p>7.622</text:p>
          </table:table-cell>
          <table:table-cell office:value-type="float" office:value="-16.08066" calcext:value-type="float">
            <text:p>-16.08066</text:p>
          </table:table-cell>
          <table:table-cell office:value-type="float" office:value="35.27831" calcext:value-type="float">
            <text:p>35.27831</text:p>
          </table:table-cell>
          <table:table-cell office:value-type="float" office:value="1.389636" calcext:value-type="float">
            <text:p>1.389636</text:p>
          </table:table-cell>
          <table:table-cell office:value-type="float" office:value="-50.1461" calcext:value-type="float">
            <text:p>-50.1461</text:p>
          </table:table-cell>
          <table:table-cell/>
          <table:table-cell table:formula="of:=SIGN([.AL214])" office:value-type="float" office:value="-1" calcext:value-type="float">
            <text:p>-1</text:p>
          </table:table-cell>
          <table:table-cell table:formula="of:=SIGN([.AM214])" office:value-type="float" office:value="1" calcext:value-type="float">
            <text:p>1</text:p>
          </table:table-cell>
          <table:table-cell table:formula="of:=SIGN([.AN214])" office:value-type="float" office:value="1" calcext:value-type="float">
            <text:p>1</text:p>
          </table:table-cell>
          <table:table-cell table:formula="of:=SIGN([.AO214])" office:value-type="float" office:value="-1" calcext:value-type="float">
            <text:p>-1</text:p>
          </table:table-cell>
          <table:table-cell table:number-columns-repeated="8"/>
          <table:table-cell table:formula="of:=SIGN([.AX214])" office:value-type="float" office:value="0" calcext:value-type="float">
            <text:p>0</text:p>
          </table:table-cell>
          <table:table-cell table:formula="of:=SIGN([.AY214])" office:value-type="float" office:value="0" calcext:value-type="float">
            <text:p>0</text:p>
          </table:table-cell>
          <table:table-cell table:formula="of:=SIGN([.AZ214])" office:value-type="float" office:value="0" calcext:value-type="float">
            <text:p>0</text:p>
          </table:table-cell>
          <table:table-cell table:formula="of:=SIGN([.BA214])" office:value-type="float" office:value="0" calcext:value-type="float">
            <text:p>0</text:p>
          </table:table-cell>
          <table:table-cell table:number-columns-repeated="3"/>
          <table:table-cell office:value-type="float" office:value="5.921" calcext:value-type="float">
            <text:p>5.921</text:p>
          </table:table-cell>
          <table:table-cell office:value-type="float" office:value="0.4335042" calcext:value-type="float">
            <text:p>0.4335042</text:p>
          </table:table-cell>
          <table:table-cell office:value-type="float" office:value="0.004971953" calcext:value-type="float">
            <text:p>0.004971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865" calcext:value-type="float">
            <text:p>23.865</text:p>
          </table:table-cell>
          <table:table-cell office:value-type="float" office:value="-129.8939" calcext:value-type="float">
            <text:p>-129.8939</text:p>
          </table:table-cell>
          <table:table-cell office:value-type="float" office:value="128.2448" calcext:value-type="float">
            <text:p>128.2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711" calcext:value-type="float">
            <text:p>14.711</text:p>
          </table:table-cell>
          <table:table-cell office:value-type="float" office:value="-62.71826" calcext:value-type="float">
            <text:p>-62.71826</text:p>
          </table:table-cell>
          <table:table-cell office:value-type="float" office:value="118.0622" calcext:value-type="float">
            <text:p>118.062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783" calcext:value-type="float">
            <text:p>7.783</text:p>
          </table:table-cell>
          <table:table-cell office:value-type="float" office:value="-18.00876" calcext:value-type="float">
            <text:p>-18.00876</text:p>
          </table:table-cell>
          <table:table-cell office:value-type="float" office:value="42.93783" calcext:value-type="float">
            <text:p>42.93783</text:p>
          </table:table-cell>
          <table:table-cell office:value-type="float" office:value="0.9490294" calcext:value-type="float">
            <text:p>0.9490294</text:p>
          </table:table-cell>
          <table:table-cell office:value-type="float" office:value="-39.89914" calcext:value-type="float">
            <text:p>-39.89914</text:p>
          </table:table-cell>
          <table:table-cell/>
          <table:table-cell table:formula="of:=SIGN([.AL215])" office:value-type="float" office:value="-1" calcext:value-type="float">
            <text:p>-1</text:p>
          </table:table-cell>
          <table:table-cell table:formula="of:=SIGN([.AM215])" office:value-type="float" office:value="1" calcext:value-type="float">
            <text:p>1</text:p>
          </table:table-cell>
          <table:table-cell table:formula="of:=SIGN([.AN215])" office:value-type="float" office:value="1" calcext:value-type="float">
            <text:p>1</text:p>
          </table:table-cell>
          <table:table-cell table:formula="of:=SIGN([.AO215])" office:value-type="float" office:value="-1" calcext:value-type="float">
            <text:p>-1</text:p>
          </table:table-cell>
          <table:table-cell table:number-columns-repeated="8"/>
          <table:table-cell table:formula="of:=SIGN([.AX215])" office:value-type="float" office:value="0" calcext:value-type="float">
            <text:p>0</text:p>
          </table:table-cell>
          <table:table-cell table:formula="of:=SIGN([.AY215])" office:value-type="float" office:value="0" calcext:value-type="float">
            <text:p>0</text:p>
          </table:table-cell>
          <table:table-cell table:formula="of:=SIGN([.AZ215])" office:value-type="float" office:value="0" calcext:value-type="float">
            <text:p>0</text:p>
          </table:table-cell>
          <table:table-cell table:formula="of:=SIGN([.BA215])" office:value-type="float" office:value="0" calcext:value-type="float">
            <text:p>0</text:p>
          </table:table-cell>
          <table:table-cell table:number-columns-repeated="3"/>
          <table:table-cell office:value-type="float" office:value="5.93" calcext:value-type="float">
            <text:p>5.93</text:p>
          </table:table-cell>
          <table:table-cell office:value-type="float" office:value="0.8500587" calcext:value-type="float">
            <text:p>0.8500587</text:p>
          </table:table-cell>
          <table:table-cell office:value-type="float" office:value="-0.02438593" calcext:value-type="float">
            <text:p>-0.024385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887" calcext:value-type="float">
            <text:p>23.887</text:p>
          </table:table-cell>
          <table:table-cell office:value-type="float" office:value="-129.8873" calcext:value-type="float">
            <text:p>-129.8873</text:p>
          </table:table-cell>
          <table:table-cell office:value-type="float" office:value="128.2217" calcext:value-type="float">
            <text:p>128.2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722" calcext:value-type="float">
            <text:p>14.722</text:p>
          </table:table-cell>
          <table:table-cell office:value-type="float" office:value="-62.69928" calcext:value-type="float">
            <text:p>-62.69928</text:p>
          </table:table-cell>
          <table:table-cell office:value-type="float" office:value="118.0583" calcext:value-type="float">
            <text:p>118.0583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798" calcext:value-type="float">
            <text:p>7.798</text:p>
          </table:table-cell>
          <table:table-cell office:value-type="float" office:value="-18.1366" calcext:value-type="float">
            <text:p>-18.1366</text:p>
          </table:table-cell>
          <table:table-cell office:value-type="float" office:value="43.47778" calcext:value-type="float">
            <text:p>43.47778</text:p>
          </table:table-cell>
          <table:table-cell office:value-type="float" office:value="0.9438828" calcext:value-type="float">
            <text:p>0.9438828</text:p>
          </table:table-cell>
          <table:table-cell office:value-type="float" office:value="-39.2573" calcext:value-type="float">
            <text:p>-39.2573</text:p>
          </table:table-cell>
          <table:table-cell/>
          <table:table-cell table:formula="of:=SIGN([.AL216])" office:value-type="float" office:value="-1" calcext:value-type="float">
            <text:p>-1</text:p>
          </table:table-cell>
          <table:table-cell table:formula="of:=SIGN([.AM216])" office:value-type="float" office:value="1" calcext:value-type="float">
            <text:p>1</text:p>
          </table:table-cell>
          <table:table-cell table:formula="of:=SIGN([.AN216])" office:value-type="float" office:value="1" calcext:value-type="float">
            <text:p>1</text:p>
          </table:table-cell>
          <table:table-cell table:formula="of:=SIGN([.AO216])" office:value-type="float" office:value="-1" calcext:value-type="float">
            <text:p>-1</text:p>
          </table:table-cell>
          <table:table-cell table:number-columns-repeated="8"/>
          <table:table-cell table:formula="of:=SIGN([.AX216])" office:value-type="float" office:value="0" calcext:value-type="float">
            <text:p>0</text:p>
          </table:table-cell>
          <table:table-cell table:formula="of:=SIGN([.AY216])" office:value-type="float" office:value="0" calcext:value-type="float">
            <text:p>0</text:p>
          </table:table-cell>
          <table:table-cell table:formula="of:=SIGN([.AZ216])" office:value-type="float" office:value="0" calcext:value-type="float">
            <text:p>0</text:p>
          </table:table-cell>
          <table:table-cell table:formula="of:=SIGN([.BA216])" office:value-type="float" office:value="0" calcext:value-type="float">
            <text:p>0</text:p>
          </table:table-cell>
          <table:table-cell table:number-columns-repeated="3"/>
          <table:table-cell office:value-type="float" office:value="5.938" calcext:value-type="float">
            <text:p>5.938</text:p>
          </table:table-cell>
          <table:table-cell office:value-type="float" office:value="0.875764" calcext:value-type="float">
            <text:p>0.875764</text:p>
          </table:table-cell>
          <table:table-cell office:value-type="float" office:value="0.002553823" calcext:value-type="float">
            <text:p>0.0025538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.909" calcext:value-type="float">
            <text:p>23.909</text:p>
          </table:table-cell>
          <table:table-cell office:value-type="float" office:value="-129.8865" calcext:value-type="float">
            <text:p>-129.8865</text:p>
          </table:table-cell>
          <table:table-cell office:value-type="float" office:value="128.234" calcext:value-type="float">
            <text:p>128.2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735" calcext:value-type="float">
            <text:p>14.735</text:p>
          </table:table-cell>
          <table:table-cell office:value-type="float" office:value="-62.68398" calcext:value-type="float">
            <text:p>-62.68398</text:p>
          </table:table-cell>
          <table:table-cell office:value-type="float" office:value="118.052" calcext:value-type="float">
            <text:p>118.05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81" calcext:value-type="float">
            <text:p>7.81</text:p>
          </table:table-cell>
          <table:table-cell office:value-type="float" office:value="-18.33341" calcext:value-type="float">
            <text:p>-18.33341</text:p>
          </table:table-cell>
          <table:table-cell office:value-type="float" office:value="44.28801" calcext:value-type="float">
            <text:p>44.28801</text:p>
          </table:table-cell>
          <table:table-cell office:value-type="float" office:value="0.7525789" calcext:value-type="float">
            <text:p>0.7525789</text:p>
          </table:table-cell>
          <table:table-cell office:value-type="float" office:value="-38.47426" calcext:value-type="float">
            <text:p>-38.47426</text:p>
          </table:table-cell>
          <table:table-cell/>
          <table:table-cell table:formula="of:=SIGN([.AL217])" office:value-type="float" office:value="-1" calcext:value-type="float">
            <text:p>-1</text:p>
          </table:table-cell>
          <table:table-cell table:formula="of:=SIGN([.AM217])" office:value-type="float" office:value="1" calcext:value-type="float">
            <text:p>1</text:p>
          </table:table-cell>
          <table:table-cell table:formula="of:=SIGN([.AN217])" office:value-type="float" office:value="1" calcext:value-type="float">
            <text:p>1</text:p>
          </table:table-cell>
          <table:table-cell table:formula="of:=SIGN([.AO217])" office:value-type="float" office:value="-1" calcext:value-type="float">
            <text:p>-1</text:p>
          </table:table-cell>
          <table:table-cell table:number-columns-repeated="8"/>
          <table:table-cell table:formula="of:=SIGN([.AX217])" office:value-type="float" office:value="0" calcext:value-type="float">
            <text:p>0</text:p>
          </table:table-cell>
          <table:table-cell table:formula="of:=SIGN([.AY217])" office:value-type="float" office:value="0" calcext:value-type="float">
            <text:p>0</text:p>
          </table:table-cell>
          <table:table-cell table:formula="of:=SIGN([.AZ217])" office:value-type="float" office:value="0" calcext:value-type="float">
            <text:p>0</text:p>
          </table:table-cell>
          <table:table-cell table:formula="of:=SIGN([.BA2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3.932" calcext:value-type="float">
            <text:p>23.932</text:p>
          </table:table-cell>
          <table:table-cell office:value-type="float" office:value="-129.885" calcext:value-type="float">
            <text:p>-129.885</text:p>
          </table:table-cell>
          <table:table-cell office:value-type="float" office:value="128.2477" calcext:value-type="float">
            <text:p>128.24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902" calcext:value-type="float">
            <text:p>14.902</text:p>
          </table:table-cell>
          <table:table-cell office:value-type="float" office:value="-54.47606" calcext:value-type="float">
            <text:p>-54.47606</text:p>
          </table:table-cell>
          <table:table-cell office:value-type="float" office:value="102.8087" calcext:value-type="float">
            <text:p>102.8087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821" calcext:value-type="float">
            <text:p>7.821</text:p>
          </table:table-cell>
          <table:table-cell office:value-type="float" office:value="-18.48482" calcext:value-type="float">
            <text:p>-18.48482</text:p>
          </table:table-cell>
          <table:table-cell office:value-type="float" office:value="44.92458" calcext:value-type="float">
            <text:p>44.92458</text:p>
          </table:table-cell>
          <table:table-cell office:value-type="float" office:value="0.8834573" calcext:value-type="float">
            <text:p>0.8834573</text:p>
          </table:table-cell>
          <table:table-cell office:value-type="float" office:value="-37.68924" calcext:value-type="float">
            <text:p>-37.68924</text:p>
          </table:table-cell>
          <table:table-cell/>
          <table:table-cell table:formula="of:=SIGN([.AL218])" office:value-type="float" office:value="-1" calcext:value-type="float">
            <text:p>-1</text:p>
          </table:table-cell>
          <table:table-cell table:formula="of:=SIGN([.AM218])" office:value-type="float" office:value="1" calcext:value-type="float">
            <text:p>1</text:p>
          </table:table-cell>
          <table:table-cell table:formula="of:=SIGN([.AN218])" office:value-type="float" office:value="1" calcext:value-type="float">
            <text:p>1</text:p>
          </table:table-cell>
          <table:table-cell table:formula="of:=SIGN([.AO218])" office:value-type="float" office:value="-1" calcext:value-type="float">
            <text:p>-1</text:p>
          </table:table-cell>
          <table:table-cell table:number-columns-repeated="8"/>
          <table:table-cell table:formula="of:=SIGN([.AX218])" office:value-type="float" office:value="0" calcext:value-type="float">
            <text:p>0</text:p>
          </table:table-cell>
          <table:table-cell table:formula="of:=SIGN([.AY218])" office:value-type="float" office:value="0" calcext:value-type="float">
            <text:p>0</text:p>
          </table:table-cell>
          <table:table-cell table:formula="of:=SIGN([.AZ218])" office:value-type="float" office:value="0" calcext:value-type="float">
            <text:p>0</text:p>
          </table:table-cell>
          <table:table-cell table:formula="of:=SIGN([.BA218])" office:value-type="float" office:value="0" calcext:value-type="float">
            <text:p>0</text:p>
          </table:table-cell>
          <table:table-cell table:number-columns-repeated="3"/>
          <table:table-cell office:value-type="float" office:value="5.954" calcext:value-type="float">
            <text:p>5.954</text:p>
          </table:table-cell>
          <table:table-cell office:value-type="float" office:value="0.8933403" calcext:value-type="float">
            <text:p>0.8933403</text:p>
          </table:table-cell>
          <table:table-cell office:value-type="float" office:value="-0.01317844" calcext:value-type="float">
            <text:p>-0.01317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103" calcext:value-type="float">
            <text:p>24.103</text:p>
          </table:table-cell>
          <table:table-cell office:value-type="float" office:value="-129.89" calcext:value-type="float">
            <text:p>-129.89</text:p>
          </table:table-cell>
          <table:table-cell office:value-type="float" office:value="128.1969" calcext:value-type="float">
            <text:p>128.19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913" calcext:value-type="float">
            <text:p>14.913</text:p>
          </table:table-cell>
          <table:table-cell office:value-type="float" office:value="-53.28841" calcext:value-type="float">
            <text:p>-53.28841</text:p>
          </table:table-cell>
          <table:table-cell office:value-type="float" office:value="100.5674" calcext:value-type="float">
            <text:p>100.5674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832" calcext:value-type="float">
            <text:p>7.832</text:p>
          </table:table-cell>
          <table:table-cell office:value-type="float" office:value="-18.62996" calcext:value-type="float">
            <text:p>-18.62996</text:p>
          </table:table-cell>
          <table:table-cell office:value-type="float" office:value="45.53175" calcext:value-type="float">
            <text:p>45.53175</text:p>
          </table:table-cell>
          <table:table-cell office:value-type="float" office:value="0.8464161" calcext:value-type="float">
            <text:p>0.8464161</text:p>
          </table:table-cell>
          <table:table-cell office:value-type="float" office:value="-37.04846" calcext:value-type="float">
            <text:p>-37.04846</text:p>
          </table:table-cell>
          <table:table-cell/>
          <table:table-cell table:formula="of:=SIGN([.AL219])" office:value-type="float" office:value="-1" calcext:value-type="float">
            <text:p>-1</text:p>
          </table:table-cell>
          <table:table-cell table:formula="of:=SIGN([.AM219])" office:value-type="float" office:value="1" calcext:value-type="float">
            <text:p>1</text:p>
          </table:table-cell>
          <table:table-cell table:formula="of:=SIGN([.AN219])" office:value-type="float" office:value="1" calcext:value-type="float">
            <text:p>1</text:p>
          </table:table-cell>
          <table:table-cell table:formula="of:=SIGN([.AO219])" office:value-type="float" office:value="-1" calcext:value-type="float">
            <text:p>-1</text:p>
          </table:table-cell>
          <table:table-cell table:number-columns-repeated="8"/>
          <table:table-cell table:formula="of:=SIGN([.AX219])" office:value-type="float" office:value="0" calcext:value-type="float">
            <text:p>0</text:p>
          </table:table-cell>
          <table:table-cell table:formula="of:=SIGN([.AY219])" office:value-type="float" office:value="0" calcext:value-type="float">
            <text:p>0</text:p>
          </table:table-cell>
          <table:table-cell table:formula="of:=SIGN([.AZ219])" office:value-type="float" office:value="0" calcext:value-type="float">
            <text:p>0</text:p>
          </table:table-cell>
          <table:table-cell table:formula="of:=SIGN([.BA219])" office:value-type="float" office:value="0" calcext:value-type="float">
            <text:p>0</text:p>
          </table:table-cell>
          <table:table-cell table:number-columns-repeated="3"/>
          <table:table-cell office:value-type="float" office:value="5.962" calcext:value-type="float">
            <text:p>5.962</text:p>
          </table:table-cell>
          <table:table-cell office:value-type="float" office:value="0.676408575514" calcext:value-type="float">
            <text:p>0.676408575514</text:p>
          </table:table-cell>
          <table:table-cell office:value-type="float" office:value="0.1458438" calcext:value-type="float">
            <text:p>0.14584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128" calcext:value-type="float">
            <text:p>24.128</text:p>
          </table:table-cell>
          <table:table-cell office:value-type="float" office:value="-129.9036" calcext:value-type="float">
            <text:p>-129.9036</text:p>
          </table:table-cell>
          <table:table-cell office:value-type="float" office:value="128.148" calcext:value-type="float">
            <text:p>128.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924" calcext:value-type="float">
            <text:p>14.924</text:p>
          </table:table-cell>
          <table:table-cell office:value-type="float" office:value="-52.12677" calcext:value-type="float">
            <text:p>-52.12677</text:p>
          </table:table-cell>
          <table:table-cell office:value-type="float" office:value="98.37507" calcext:value-type="float">
            <text:p>98.37507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843" calcext:value-type="float">
            <text:p>7.843</text:p>
          </table:table-cell>
          <table:table-cell office:value-type="float" office:value="-18.76206" calcext:value-type="float">
            <text:p>-18.76206</text:p>
          </table:table-cell>
          <table:table-cell office:value-type="float" office:value="46.07984" calcext:value-type="float">
            <text:p>46.07984</text:p>
          </table:table-cell>
          <table:table-cell office:value-type="float" office:value="0.716628" calcext:value-type="float">
            <text:p>0.716628</text:p>
          </table:table-cell>
          <table:table-cell office:value-type="float" office:value="-36.18494" calcext:value-type="float">
            <text:p>-36.18494</text:p>
          </table:table-cell>
          <table:table-cell/>
          <table:table-cell table:formula="of:=SIGN([.AL220])" office:value-type="float" office:value="-1" calcext:value-type="float">
            <text:p>-1</text:p>
          </table:table-cell>
          <table:table-cell table:formula="of:=SIGN([.AM220])" office:value-type="float" office:value="1" calcext:value-type="float">
            <text:p>1</text:p>
          </table:table-cell>
          <table:table-cell table:formula="of:=SIGN([.AN220])" office:value-type="float" office:value="1" calcext:value-type="float">
            <text:p>1</text:p>
          </table:table-cell>
          <table:table-cell table:formula="of:=SIGN([.AO220])" office:value-type="float" office:value="-1" calcext:value-type="float">
            <text:p>-1</text:p>
          </table:table-cell>
          <table:table-cell table:number-columns-repeated="8"/>
          <table:table-cell table:formula="of:=SIGN([.AX220])" office:value-type="float" office:value="0" calcext:value-type="float">
            <text:p>0</text:p>
          </table:table-cell>
          <table:table-cell table:formula="of:=SIGN([.AY220])" office:value-type="float" office:value="0" calcext:value-type="float">
            <text:p>0</text:p>
          </table:table-cell>
          <table:table-cell table:formula="of:=SIGN([.AZ220])" office:value-type="float" office:value="0" calcext:value-type="float">
            <text:p>0</text:p>
          </table:table-cell>
          <table:table-cell table:formula="of:=SIGN([.BA220])" office:value-type="float" office:value="0" calcext:value-type="float">
            <text:p>0</text:p>
          </table:table-cell>
          <table:table-cell table:number-columns-repeated="3"/>
          <table:table-cell office:value-type="float" office:value="6.005" calcext:value-type="float">
            <text:p>6.005</text:p>
          </table:table-cell>
          <table:table-cell office:value-type="float" office:value="0.9192307" calcext:value-type="float">
            <text:p>0.9192307</text:p>
          </table:table-cell>
          <table:table-cell office:value-type="float" office:value="0.0008043088" calcext:value-type="float">
            <text:p>0.00080430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153" calcext:value-type="float">
            <text:p>24.153</text:p>
          </table:table-cell>
          <table:table-cell office:value-type="float" office:value="-129.9007" calcext:value-type="float">
            <text:p>-129.9007</text:p>
          </table:table-cell>
          <table:table-cell office:value-type="float" office:value="128.1553" calcext:value-type="float">
            <text:p>128.15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935" calcext:value-type="float">
            <text:p>14.935</text:p>
          </table:table-cell>
          <table:table-cell office:value-type="float" office:value="-51.452" calcext:value-type="float">
            <text:p>-51.452</text:p>
          </table:table-cell>
          <table:table-cell office:value-type="float" office:value="97.10165" calcext:value-type="float">
            <text:p>97.10165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866" calcext:value-type="float">
            <text:p>7.866</text:p>
          </table:table-cell>
          <table:table-cell office:value-type="float" office:value="-19.05932" calcext:value-type="float">
            <text:p>-19.05932</text:p>
          </table:table-cell>
          <table:table-cell office:value-type="float" office:value="47.32137" calcext:value-type="float">
            <text:p>47.32137</text:p>
          </table:table-cell>
          <table:table-cell office:value-type="float" office:value="0.7748194" calcext:value-type="float">
            <text:p>0.7748194</text:p>
          </table:table-cell>
          <table:table-cell office:value-type="float" office:value="-34.85616" calcext:value-type="float">
            <text:p>-34.85616</text:p>
          </table:table-cell>
          <table:table-cell/>
          <table:table-cell table:formula="of:=SIGN([.AL221])" office:value-type="float" office:value="-1" calcext:value-type="float">
            <text:p>-1</text:p>
          </table:table-cell>
          <table:table-cell table:formula="of:=SIGN([.AM221])" office:value-type="float" office:value="1" calcext:value-type="float">
            <text:p>1</text:p>
          </table:table-cell>
          <table:table-cell table:formula="of:=SIGN([.AN221])" office:value-type="float" office:value="1" calcext:value-type="float">
            <text:p>1</text:p>
          </table:table-cell>
          <table:table-cell table:formula="of:=SIGN([.AO221])" office:value-type="float" office:value="-1" calcext:value-type="float">
            <text:p>-1</text:p>
          </table:table-cell>
          <table:table-cell table:number-columns-repeated="8"/>
          <table:table-cell table:formula="of:=SIGN([.AX221])" office:value-type="float" office:value="0" calcext:value-type="float">
            <text:p>0</text:p>
          </table:table-cell>
          <table:table-cell table:formula="of:=SIGN([.AY221])" office:value-type="float" office:value="0" calcext:value-type="float">
            <text:p>0</text:p>
          </table:table-cell>
          <table:table-cell table:formula="of:=SIGN([.AZ221])" office:value-type="float" office:value="0" calcext:value-type="float">
            <text:p>0</text:p>
          </table:table-cell>
          <table:table-cell table:formula="of:=SIGN([.BA221])" office:value-type="float" office:value="0" calcext:value-type="float">
            <text:p>0</text:p>
          </table:table-cell>
          <table:table-cell table:number-columns-repeated="3"/>
          <table:table-cell office:value-type="float" office:value="6.013" calcext:value-type="float">
            <text:p>6.013</text:p>
          </table:table-cell>
          <table:table-cell office:value-type="float" office:value="0.936206" calcext:value-type="float">
            <text:p>0.936206</text:p>
          </table:table-cell>
          <table:table-cell office:value-type="float" office:value="0.01949462" calcext:value-type="float">
            <text:p>0.019494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175" calcext:value-type="float">
            <text:p>24.175</text:p>
          </table:table-cell>
          <table:table-cell office:value-type="float" office:value="-129.8985" calcext:value-type="float">
            <text:p>-129.8985</text:p>
          </table:table-cell>
          <table:table-cell office:value-type="float" office:value="128.1632" calcext:value-type="float">
            <text:p>128.1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946" calcext:value-type="float">
            <text:p>14.946</text:p>
          </table:table-cell>
          <table:table-cell office:value-type="float" office:value="-49.97651" calcext:value-type="float">
            <text:p>-49.97651</text:p>
          </table:table-cell>
          <table:table-cell office:value-type="float" office:value="94.31705" calcext:value-type="float">
            <text:p>94.31705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877" calcext:value-type="float">
            <text:p>7.877</text:p>
          </table:table-cell>
          <table:table-cell office:value-type="float" office:value="-19.2119" calcext:value-type="float">
            <text:p>-19.2119</text:p>
          </table:table-cell>
          <table:table-cell office:value-type="float" office:value="47.95635" calcext:value-type="float">
            <text:p>47.95635</text:p>
          </table:table-cell>
          <table:table-cell office:value-type="float" office:value="0.7679369" calcext:value-type="float">
            <text:p>0.7679369</text:p>
          </table:table-cell>
          <table:table-cell office:value-type="float" office:value="-34.25787" calcext:value-type="float">
            <text:p>-34.25787</text:p>
          </table:table-cell>
          <table:table-cell/>
          <table:table-cell table:formula="of:=SIGN([.AL222])" office:value-type="float" office:value="-1" calcext:value-type="float">
            <text:p>-1</text:p>
          </table:table-cell>
          <table:table-cell table:formula="of:=SIGN([.AM222])" office:value-type="float" office:value="1" calcext:value-type="float">
            <text:p>1</text:p>
          </table:table-cell>
          <table:table-cell table:formula="of:=SIGN([.AN222])" office:value-type="float" office:value="1" calcext:value-type="float">
            <text:p>1</text:p>
          </table:table-cell>
          <table:table-cell table:formula="of:=SIGN([.AO222])" office:value-type="float" office:value="-1" calcext:value-type="float">
            <text:p>-1</text:p>
          </table:table-cell>
          <table:table-cell table:number-columns-repeated="8"/>
          <table:table-cell table:formula="of:=SIGN([.AX222])" office:value-type="float" office:value="0" calcext:value-type="float">
            <text:p>0</text:p>
          </table:table-cell>
          <table:table-cell table:formula="of:=SIGN([.AY222])" office:value-type="float" office:value="0" calcext:value-type="float">
            <text:p>0</text:p>
          </table:table-cell>
          <table:table-cell table:formula="of:=SIGN([.AZ222])" office:value-type="float" office:value="0" calcext:value-type="float">
            <text:p>0</text:p>
          </table:table-cell>
          <table:table-cell table:formula="of:=SIGN([.BA222])" office:value-type="float" office:value="0" calcext:value-type="float">
            <text:p>0</text:p>
          </table:table-cell>
          <table:table-cell table:number-columns-repeated="3"/>
          <table:table-cell office:value-type="float" office:value="6.021" calcext:value-type="float">
            <text:p>6.021</text:p>
          </table:table-cell>
          <table:table-cell office:value-type="float" office:value="0.4684746" calcext:value-type="float">
            <text:p>0.4684746</text:p>
          </table:table-cell>
          <table:table-cell office:value-type="float" office:value="-0.00716021" calcext:value-type="float">
            <text:p>-0.007160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198" calcext:value-type="float">
            <text:p>24.198</text:p>
          </table:table-cell>
          <table:table-cell office:value-type="float" office:value="-129.8946" calcext:value-type="float">
            <text:p>-129.8946</text:p>
          </table:table-cell>
          <table:table-cell office:value-type="float" office:value="128.1709" calcext:value-type="float">
            <text:p>128.17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957" calcext:value-type="float">
            <text:p>14.957</text:p>
          </table:table-cell>
          <table:table-cell office:value-type="float" office:value="-48.69084" calcext:value-type="float">
            <text:p>-48.69084</text:p>
          </table:table-cell>
          <table:table-cell office:value-type="float" office:value="91.89071" calcext:value-type="float">
            <text:p>91.89071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888" calcext:value-type="float">
            <text:p>7.888</text:p>
          </table:table-cell>
          <table:table-cell office:value-type="float" office:value="-19.39486" calcext:value-type="float">
            <text:p>-19.39486</text:p>
          </table:table-cell>
          <table:table-cell office:value-type="float" office:value="48.74485" calcext:value-type="float">
            <text:p>48.74485</text:p>
          </table:table-cell>
          <table:table-cell office:value-type="float" office:value="0.7434168" calcext:value-type="float">
            <text:p>0.7434168</text:p>
          </table:table-cell>
          <table:table-cell office:value-type="float" office:value="-33.62534" calcext:value-type="float">
            <text:p>-33.62534</text:p>
          </table:table-cell>
          <table:table-cell/>
          <table:table-cell table:formula="of:=SIGN([.AL223])" office:value-type="float" office:value="-1" calcext:value-type="float">
            <text:p>-1</text:p>
          </table:table-cell>
          <table:table-cell table:formula="of:=SIGN([.AM223])" office:value-type="float" office:value="1" calcext:value-type="float">
            <text:p>1</text:p>
          </table:table-cell>
          <table:table-cell table:formula="of:=SIGN([.AN223])" office:value-type="float" office:value="1" calcext:value-type="float">
            <text:p>1</text:p>
          </table:table-cell>
          <table:table-cell table:formula="of:=SIGN([.AO223])" office:value-type="float" office:value="-1" calcext:value-type="float">
            <text:p>-1</text:p>
          </table:table-cell>
          <table:table-cell table:number-columns-repeated="8"/>
          <table:table-cell table:formula="of:=SIGN([.AX223])" office:value-type="float" office:value="0" calcext:value-type="float">
            <text:p>0</text:p>
          </table:table-cell>
          <table:table-cell table:formula="of:=SIGN([.AY223])" office:value-type="float" office:value="0" calcext:value-type="float">
            <text:p>0</text:p>
          </table:table-cell>
          <table:table-cell table:formula="of:=SIGN([.AZ223])" office:value-type="float" office:value="0" calcext:value-type="float">
            <text:p>0</text:p>
          </table:table-cell>
          <table:table-cell table:formula="of:=SIGN([.BA223])" office:value-type="float" office:value="0" calcext:value-type="float">
            <text:p>0</text:p>
          </table:table-cell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0.945034" calcext:value-type="float">
            <text:p>0.945034</text:p>
          </table:table-cell>
          <table:table-cell office:value-type="float" office:value="0.01299426" calcext:value-type="float">
            <text:p>0.012994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22" calcext:value-type="float">
            <text:p>24.22</text:p>
          </table:table-cell>
          <table:table-cell office:value-type="float" office:value="-130.1211" calcext:value-type="float">
            <text:p>-130.1211</text:p>
          </table:table-cell>
          <table:table-cell office:value-type="float" office:value="128.0531" calcext:value-type="float">
            <text:p>128.05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968" calcext:value-type="float">
            <text:p>14.968</text:p>
          </table:table-cell>
          <table:table-cell office:value-type="float" office:value="-47.62941" calcext:value-type="float">
            <text:p>-47.62941</text:p>
          </table:table-cell>
          <table:table-cell office:value-type="float" office:value="89.88753" calcext:value-type="float">
            <text:p>89.88753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899" calcext:value-type="float">
            <text:p>7.899</text:p>
          </table:table-cell>
          <table:table-cell office:value-type="float" office:value="-19.55533" calcext:value-type="float">
            <text:p>-19.55533</text:p>
          </table:table-cell>
          <table:table-cell office:value-type="float" office:value="49.45375" calcext:value-type="float">
            <text:p>49.45375</text:p>
          </table:table-cell>
          <table:table-cell office:value-type="float" office:value="0.5775605" calcext:value-type="float">
            <text:p>0.5775605</text:p>
          </table:table-cell>
          <table:table-cell office:value-type="float" office:value="-32.85747" calcext:value-type="float">
            <text:p>-32.85747</text:p>
          </table:table-cell>
          <table:table-cell/>
          <table:table-cell table:formula="of:=SIGN([.AL224])" office:value-type="float" office:value="-1" calcext:value-type="float">
            <text:p>-1</text:p>
          </table:table-cell>
          <table:table-cell table:formula="of:=SIGN([.AM224])" office:value-type="float" office:value="1" calcext:value-type="float">
            <text:p>1</text:p>
          </table:table-cell>
          <table:table-cell table:formula="of:=SIGN([.AN224])" office:value-type="float" office:value="1" calcext:value-type="float">
            <text:p>1</text:p>
          </table:table-cell>
          <table:table-cell table:formula="of:=SIGN([.AO224])" office:value-type="float" office:value="-1" calcext:value-type="float">
            <text:p>-1</text:p>
          </table:table-cell>
          <table:table-cell table:number-columns-repeated="8"/>
          <table:table-cell table:formula="of:=SIGN([.AX224])" office:value-type="float" office:value="0" calcext:value-type="float">
            <text:p>0</text:p>
          </table:table-cell>
          <table:table-cell table:formula="of:=SIGN([.AY224])" office:value-type="float" office:value="0" calcext:value-type="float">
            <text:p>0</text:p>
          </table:table-cell>
          <table:table-cell table:formula="of:=SIGN([.AZ224])" office:value-type="float" office:value="0" calcext:value-type="float">
            <text:p>0</text:p>
          </table:table-cell>
          <table:table-cell table:formula="of:=SIGN([.BA224])" office:value-type="float" office:value="0" calcext:value-type="float">
            <text:p>0</text:p>
          </table:table-cell>
          <table:table-cell table:number-columns-repeated="3"/>
          <table:table-cell office:value-type="float" office:value="6.039" calcext:value-type="float">
            <text:p>6.039</text:p>
          </table:table-cell>
          <table:table-cell office:value-type="float" office:value="0.9450016" calcext:value-type="float">
            <text:p>0.9450016</text:p>
          </table:table-cell>
          <table:table-cell office:value-type="float" office:value="0.0141916" calcext:value-type="float">
            <text:p>0.01419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242" calcext:value-type="float">
            <text:p>24.242</text:p>
          </table:table-cell>
          <table:table-cell office:value-type="float" office:value="-130.1288" calcext:value-type="float">
            <text:p>-130.1288</text:p>
          </table:table-cell>
          <table:table-cell office:value-type="float" office:value="128.0542" calcext:value-type="float">
            <text:p>128.05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4.989" calcext:value-type="float">
            <text:p>14.989</text:p>
          </table:table-cell>
          <table:table-cell office:value-type="float" office:value="-47.41939" calcext:value-type="float">
            <text:p>-47.41939</text:p>
          </table:table-cell>
          <table:table-cell office:value-type="float" office:value="89.72346" calcext:value-type="float">
            <text:p>89.72346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911" calcext:value-type="float">
            <text:p>7.911</text:p>
          </table:table-cell>
          <table:table-cell office:value-type="float" office:value="-19.74471" calcext:value-type="float">
            <text:p>-19.74471</text:p>
          </table:table-cell>
          <table:table-cell office:value-type="float" office:value="50.29932" calcext:value-type="float">
            <text:p>50.29932</text:p>
          </table:table-cell>
          <table:table-cell office:value-type="float" office:value="0.7014188" calcext:value-type="float">
            <text:p>0.7014188</text:p>
          </table:table-cell>
          <table:table-cell office:value-type="float" office:value="-31.78792" calcext:value-type="float">
            <text:p>-31.78792</text:p>
          </table:table-cell>
          <table:table-cell/>
          <table:table-cell table:formula="of:=SIGN([.AL225])" office:value-type="float" office:value="-1" calcext:value-type="float">
            <text:p>-1</text:p>
          </table:table-cell>
          <table:table-cell table:formula="of:=SIGN([.AM225])" office:value-type="float" office:value="1" calcext:value-type="float">
            <text:p>1</text:p>
          </table:table-cell>
          <table:table-cell table:formula="of:=SIGN([.AN225])" office:value-type="float" office:value="1" calcext:value-type="float">
            <text:p>1</text:p>
          </table:table-cell>
          <table:table-cell table:formula="of:=SIGN([.AO225])" office:value-type="float" office:value="-1" calcext:value-type="float">
            <text:p>-1</text:p>
          </table:table-cell>
          <table:table-cell table:number-columns-repeated="15"/>
          <table:table-cell office:value-type="float" office:value="6.047" calcext:value-type="float">
            <text:p>6.047</text:p>
          </table:table-cell>
          <table:table-cell office:value-type="float" office:value="0.8379027" calcext:value-type="float">
            <text:p>0.8379027</text:p>
          </table:table-cell>
          <table:table-cell office:value-type="float" office:value="0.1340671" calcext:value-type="float">
            <text:p>0.13406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266" calcext:value-type="float">
            <text:p>24.266</text:p>
          </table:table-cell>
          <table:table-cell office:value-type="float" office:value="-130.1374" calcext:value-type="float">
            <text:p>-130.1374</text:p>
          </table:table-cell>
          <table:table-cell office:value-type="float" office:value="128.0559" calcext:value-type="float">
            <text:p>128.0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002" calcext:value-type="float">
            <text:p>15.002</text:p>
          </table:table-cell>
          <table:table-cell office:value-type="float" office:value="-47.64726" calcext:value-type="float">
            <text:p>-47.64726</text:p>
          </table:table-cell>
          <table:table-cell office:value-type="float" office:value="90.22494" calcext:value-type="float">
            <text:p>90.22494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923" calcext:value-type="float">
            <text:p>7.923</text:p>
          </table:table-cell>
          <table:table-cell office:value-type="float" office:value="-19.91023" calcext:value-type="float">
            <text:p>-19.91023</text:p>
          </table:table-cell>
          <table:table-cell office:value-type="float" office:value="51.02483" calcext:value-type="float">
            <text:p>51.02483</text:p>
          </table:table-cell>
          <table:table-cell office:value-type="float" office:value="0.6972603" calcext:value-type="float">
            <text:p>0.6972603</text:p>
          </table:table-cell>
          <table:table-cell office:value-type="float" office:value="-31.15493" calcext:value-type="float">
            <text:p>-31.15493</text:p>
          </table:table-cell>
          <table:table-cell/>
          <table:table-cell table:formula="of:=SIGN([.AL226])" office:value-type="float" office:value="-1" calcext:value-type="float">
            <text:p>-1</text:p>
          </table:table-cell>
          <table:table-cell table:formula="of:=SIGN([.AM226])" office:value-type="float" office:value="1" calcext:value-type="float">
            <text:p>1</text:p>
          </table:table-cell>
          <table:table-cell table:formula="of:=SIGN([.AN226])" office:value-type="float" office:value="1" calcext:value-type="float">
            <text:p>1</text:p>
          </table:table-cell>
          <table:table-cell table:formula="of:=SIGN([.AO226])" office:value-type="float" office:value="-1" calcext:value-type="float">
            <text:p>-1</text:p>
          </table:table-cell>
          <table:table-cell table:number-columns-repeated="15"/>
          <table:table-cell office:value-type="float" office:value="6.055" calcext:value-type="float">
            <text:p>6.055</text:p>
          </table:table-cell>
          <table:table-cell office:value-type="float" office:value="0.6014925" calcext:value-type="float">
            <text:p>0.6014925</text:p>
          </table:table-cell>
          <table:table-cell office:value-type="float" office:value="-0.1141307" calcext:value-type="float">
            <text:p>-0.11413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289" calcext:value-type="float">
            <text:p>24.289</text:p>
          </table:table-cell>
          <table:table-cell office:value-type="float" office:value="-130.3158" calcext:value-type="float">
            <text:p>-130.3158</text:p>
          </table:table-cell>
          <table:table-cell office:value-type="float" office:value="127.9887" calcext:value-type="float">
            <text:p>127.98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013" calcext:value-type="float">
            <text:p>15.013</text:p>
          </table:table-cell>
          <table:table-cell office:value-type="float" office:value="-48.06831" calcext:value-type="float">
            <text:p>-48.06831</text:p>
          </table:table-cell>
          <table:table-cell office:value-type="float" office:value="91.14638" calcext:value-type="float">
            <text:p>91.14638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934" calcext:value-type="float">
            <text:p>7.934</text:p>
          </table:table-cell>
          <table:table-cell office:value-type="float" office:value="-20.0454" calcext:value-type="float">
            <text:p>-20.0454</text:p>
          </table:table-cell>
          <table:table-cell office:value-type="float" office:value="51.6267" calcext:value-type="float">
            <text:p>51.6267</text:p>
          </table:table-cell>
          <table:table-cell office:value-type="float" office:value="0.7027308" calcext:value-type="float">
            <text:p>0.7027308</text:p>
          </table:table-cell>
          <table:table-cell office:value-type="float" office:value="-30.53045" calcext:value-type="float">
            <text:p>-30.53045</text:p>
          </table:table-cell>
          <table:table-cell/>
          <table:table-cell table:formula="of:=SIGN([.AL227])" office:value-type="float" office:value="-1" calcext:value-type="float">
            <text:p>-1</text:p>
          </table:table-cell>
          <table:table-cell table:formula="of:=SIGN([.AM227])" office:value-type="float" office:value="1" calcext:value-type="float">
            <text:p>1</text:p>
          </table:table-cell>
          <table:table-cell table:formula="of:=SIGN([.AN227])" office:value-type="float" office:value="1" calcext:value-type="float">
            <text:p>1</text:p>
          </table:table-cell>
          <table:table-cell table:formula="of:=SIGN([.AO227])" office:value-type="float" office:value="-1" calcext:value-type="float">
            <text:p>-1</text:p>
          </table:table-cell>
          <table:table-cell table:number-columns-repeated="15"/>
          <table:table-cell office:value-type="float" office:value="6.063" calcext:value-type="float">
            <text:p>6.063</text:p>
          </table:table-cell>
          <table:table-cell office:value-type="float" office:value="0.9712069" calcext:value-type="float">
            <text:p>0.9712069</text:p>
          </table:table-cell>
          <table:table-cell office:value-type="string" calcext:value-type="string">
            <text:p>0.000.14512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463" calcext:value-type="float">
            <text:p>24.463</text:p>
          </table:table-cell>
          <table:table-cell office:value-type="float" office:value="-130.131" calcext:value-type="float">
            <text:p>-130.131</text:p>
          </table:table-cell>
          <table:table-cell office:value-type="float" office:value="128.0621" calcext:value-type="float">
            <text:p>128.06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024" calcext:value-type="float">
            <text:p>15.024</text:p>
          </table:table-cell>
          <table:table-cell office:value-type="float" office:value="-48.36021" calcext:value-type="float">
            <text:p>-48.36021</text:p>
          </table:table-cell>
          <table:table-cell office:value-type="float" office:value="91.78966" calcext:value-type="float">
            <text:p>91.78966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945" calcext:value-type="float">
            <text:p>7.945</text:p>
          </table:table-cell>
          <table:table-cell office:value-type="float" office:value="-20.21726" calcext:value-type="float">
            <text:p>-20.21726</text:p>
          </table:table-cell>
          <table:table-cell office:value-type="float" office:value="52.4035" calcext:value-type="float">
            <text:p>52.4035</text:p>
          </table:table-cell>
          <table:table-cell office:value-type="float" office:value="0.5332603" calcext:value-type="float">
            <text:p>0.5332603</text:p>
          </table:table-cell>
          <table:table-cell office:value-type="float" office:value="-29.77036" calcext:value-type="float">
            <text:p>-29.77036</text:p>
          </table:table-cell>
          <table:table-cell/>
          <table:table-cell table:formula="of:=SIGN([.AL228])" office:value-type="float" office:value="-1" calcext:value-type="float">
            <text:p>-1</text:p>
          </table:table-cell>
          <table:table-cell table:formula="of:=SIGN([.AM228])" office:value-type="float" office:value="1" calcext:value-type="float">
            <text:p>1</text:p>
          </table:table-cell>
          <table:table-cell table:formula="of:=SIGN([.AN228])" office:value-type="float" office:value="1" calcext:value-type="float">
            <text:p>1</text:p>
          </table:table-cell>
          <table:table-cell table:formula="of:=SIGN([.AO228])" office:value-type="float" office:value="-1" calcext:value-type="float">
            <text:p>-1</text:p>
          </table:table-cell>
          <table:table-cell table:number-columns-repeated="15"/>
          <table:table-cell office:value-type="float" office:value="6.13" calcext:value-type="float">
            <text:p>6.13</text:p>
          </table:table-cell>
          <table:table-cell office:value-type="float" office:value="0.6029272" calcext:value-type="float">
            <text:p>0.6029272</text:p>
          </table:table-cell>
          <table:table-cell office:value-type="float" office:value="-0.1063803" calcext:value-type="float">
            <text:p>-0.10638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486" calcext:value-type="float">
            <text:p>24.486</text:p>
          </table:table-cell>
          <table:table-cell office:value-type="float" office:value="-129.9803" calcext:value-type="float">
            <text:p>-129.9803</text:p>
          </table:table-cell>
          <table:table-cell office:value-type="float" office:value="128.1207" calcext:value-type="float">
            <text:p>128.12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036" calcext:value-type="float">
            <text:p>15.036</text:p>
          </table:table-cell>
          <table:table-cell office:value-type="float" office:value="-48.61061" calcext:value-type="float">
            <text:p>-48.61061</text:p>
          </table:table-cell>
          <table:table-cell office:value-type="float" office:value="92.42934" calcext:value-type="float">
            <text:p>92.42934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956" calcext:value-type="float">
            <text:p>7.956</text:p>
          </table:table-cell>
          <table:table-cell office:value-type="float" office:value="-20.3951" calcext:value-type="float">
            <text:p>-20.3951</text:p>
          </table:table-cell>
          <table:table-cell office:value-type="float" office:value="53.22024" calcext:value-type="float">
            <text:p>53.22024</text:p>
          </table:table-cell>
          <table:table-cell office:value-type="float" office:value="0.6858327" calcext:value-type="float">
            <text:p>0.6858327</text:p>
          </table:table-cell>
          <table:table-cell office:value-type="float" office:value="-28.97897" calcext:value-type="float">
            <text:p>-28.97897</text:p>
          </table:table-cell>
          <table:table-cell/>
          <table:table-cell table:formula="of:=SIGN([.AL229])" office:value-type="float" office:value="-1" calcext:value-type="float">
            <text:p>-1</text:p>
          </table:table-cell>
          <table:table-cell table:formula="of:=SIGN([.AM229])" office:value-type="float" office:value="1" calcext:value-type="float">
            <text:p>1</text:p>
          </table:table-cell>
          <table:table-cell table:formula="of:=SIGN([.AN229])" office:value-type="float" office:value="1" calcext:value-type="float">
            <text:p>1</text:p>
          </table:table-cell>
          <table:table-cell table:formula="of:=SIGN([.AO229])" office:value-type="float" office:value="-1" calcext:value-type="float">
            <text:p>-1</text:p>
          </table:table-cell>
          <table:table-cell table:number-columns-repeated="15"/>
          <table:table-cell office:value-type="float" office:value="6.139" calcext:value-type="float">
            <text:p>6.139</text:p>
          </table:table-cell>
          <table:table-cell office:value-type="float" office:value="0.9792952" calcext:value-type="float">
            <text:p>0.9792952</text:p>
          </table:table-cell>
          <table:table-cell office:value-type="float" office:value="0.03137467" calcext:value-type="float">
            <text:p>0.031374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508" calcext:value-type="float">
            <text:p>24.508</text:p>
          </table:table-cell>
          <table:table-cell office:value-type="float" office:value="-129.9387" calcext:value-type="float">
            <text:p>-129.9387</text:p>
          </table:table-cell>
          <table:table-cell office:value-type="float" office:value="128.1648" calcext:value-type="float">
            <text:p>128.1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048" calcext:value-type="float">
            <text:p>15.048</text:p>
          </table:table-cell>
          <table:table-cell office:value-type="float" office:value="-48.85695" calcext:value-type="float">
            <text:p>-48.85695</text:p>
          </table:table-cell>
          <table:table-cell office:value-type="float" office:value="93.0534" calcext:value-type="float">
            <text:p>93.0534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7.967" calcext:value-type="float">
            <text:p>7.967</text:p>
          </table:table-cell>
          <table:table-cell office:value-type="float" office:value="-20.56395" calcext:value-type="float">
            <text:p>-20.56395</text:p>
          </table:table-cell>
          <table:table-cell office:value-type="float" office:value="54.00671" calcext:value-type="float">
            <text:p>54.00671</text:p>
          </table:table-cell>
          <table:table-cell office:value-type="float" office:value="0.6682283" calcext:value-type="float">
            <text:p>0.6682283</text:p>
          </table:table-cell>
          <table:table-cell office:value-type="float" office:value="-28.3462" calcext:value-type="float">
            <text:p>-28.3462</text:p>
          </table:table-cell>
          <table:table-cell/>
          <table:table-cell table:formula="of:=SIGN([.AL230])" office:value-type="float" office:value="-1" calcext:value-type="float">
            <text:p>-1</text:p>
          </table:table-cell>
          <table:table-cell table:formula="of:=SIGN([.AM230])" office:value-type="float" office:value="1" calcext:value-type="float">
            <text:p>1</text:p>
          </table:table-cell>
          <table:table-cell table:formula="of:=SIGN([.AN230])" office:value-type="float" office:value="1" calcext:value-type="float">
            <text:p>1</text:p>
          </table:table-cell>
          <table:table-cell table:formula="of:=SIGN([.AO230])" office:value-type="float" office:value="-1" calcext:value-type="float">
            <text:p>-1</text:p>
          </table:table-cell>
          <table:table-cell table:number-columns-repeated="15"/>
          <table:table-cell office:value-type="float" office:value="6.148" calcext:value-type="float">
            <text:p>6.148</text:p>
          </table:table-cell>
          <table:table-cell office:value-type="float" office:value="0.9792459" calcext:value-type="float">
            <text:p>0.9792459</text:p>
          </table:table-cell>
          <table:table-cell office:value-type="float" office:value="0.03287533" calcext:value-type="float">
            <text:p>0.032875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532" calcext:value-type="float">
            <text:p>24.532</text:p>
          </table:table-cell>
          <table:table-cell office:value-type="float" office:value="-129.8929" calcext:value-type="float">
            <text:p>-129.8929</text:p>
          </table:table-cell>
          <table:table-cell office:value-type="float" office:value="128.1603" calcext:value-type="float">
            <text:p>128.16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059" calcext:value-type="float">
            <text:p>15.059</text:p>
          </table:table-cell>
          <table:table-cell office:value-type="float" office:value="-49.07817" calcext:value-type="float">
            <text:p>-49.07817</text:p>
          </table:table-cell>
          <table:table-cell office:value-type="float" office:value="93.60995" calcext:value-type="float">
            <text:p>93.60995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8.139" calcext:value-type="float">
            <text:p>8.139</text:p>
          </table:table-cell>
          <table:table-cell office:value-type="float" office:value="-22.94775" calcext:value-type="float">
            <text:p>-22.94775</text:p>
          </table:table-cell>
          <table:table-cell office:value-type="float" office:value="65.64934" calcext:value-type="float">
            <text:p>65.64934</text:p>
          </table:table-cell>
          <table:table-cell office:value-type="float" office:value="0.5340465" calcext:value-type="float">
            <text:p>0.5340465</text:p>
          </table:table-cell>
          <table:table-cell office:value-type="float" office:value="-17.46541" calcext:value-type="float">
            <text:p>-17.46541</text:p>
          </table:table-cell>
          <table:table-cell/>
          <table:table-cell table:formula="of:=SIGN([.AL231])" office:value-type="float" office:value="-1" calcext:value-type="float">
            <text:p>-1</text:p>
          </table:table-cell>
          <table:table-cell table:formula="of:=SIGN([.AM231])" office:value-type="float" office:value="1" calcext:value-type="float">
            <text:p>1</text:p>
          </table:table-cell>
          <table:table-cell table:formula="of:=SIGN([.AN231])" office:value-type="float" office:value="1" calcext:value-type="float">
            <text:p>1</text:p>
          </table:table-cell>
          <table:table-cell table:formula="of:=SIGN([.AO231])" office:value-type="float" office:value="-1" calcext:value-type="float">
            <text:p>-1</text:p>
          </table:table-cell>
          <table:table-cell table:number-columns-repeated="15"/>
          <table:table-cell office:value-type="float" office:value="6.156" calcext:value-type="float">
            <text:p>6.156</text:p>
          </table:table-cell>
          <table:table-cell office:value-type="float" office:value="0.5024084" calcext:value-type="float">
            <text:p>0.5024084</text:p>
          </table:table-cell>
          <table:table-cell office:value-type="float" office:value="0.02203934" calcext:value-type="float">
            <text:p>0.022039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554" calcext:value-type="float">
            <text:p>24.554</text:p>
          </table:table-cell>
          <table:table-cell office:value-type="float" office:value="-129.8777" calcext:value-type="float">
            <text:p>-129.8777</text:p>
          </table:table-cell>
          <table:table-cell office:value-type="float" office:value="128.1708" calcext:value-type="float">
            <text:p>128.1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07" calcext:value-type="float">
            <text:p>15.07</text:p>
          </table:table-cell>
          <table:table-cell office:value-type="float" office:value="-49.26649" calcext:value-type="float">
            <text:p>-49.26649</text:p>
          </table:table-cell>
          <table:table-cell office:value-type="float" office:value="94.07722" calcext:value-type="float">
            <text:p>94.07722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8.15" calcext:value-type="float">
            <text:p>8.15</text:p>
          </table:table-cell>
          <table:table-cell office:value-type="float" office:value="-23.09653" calcext:value-type="float">
            <text:p>-23.09653</text:p>
          </table:table-cell>
          <table:table-cell office:value-type="float" office:value="66.44896" calcext:value-type="float">
            <text:p>66.44896</text:p>
          </table:table-cell>
          <table:table-cell office:value-type="float" office:value="0.6148911" calcext:value-type="float">
            <text:p>0.6148911</text:p>
          </table:table-cell>
          <table:table-cell office:value-type="float" office:value="-17.05845" calcext:value-type="float">
            <text:p>-17.05845</text:p>
          </table:table-cell>
          <table:table-cell/>
          <table:table-cell table:formula="of:=SIGN([.AL232])" office:value-type="float" office:value="-1" calcext:value-type="float">
            <text:p>-1</text:p>
          </table:table-cell>
          <table:table-cell table:formula="of:=SIGN([.AM232])" office:value-type="float" office:value="1" calcext:value-type="float">
            <text:p>1</text:p>
          </table:table-cell>
          <table:table-cell table:formula="of:=SIGN([.AN232])" office:value-type="float" office:value="1" calcext:value-type="float">
            <text:p>1</text:p>
          </table:table-cell>
          <table:table-cell table:formula="of:=SIGN([.AO232])" office:value-type="float" office:value="-1" calcext:value-type="float">
            <text:p>-1</text:p>
          </table:table-cell>
          <table:table-cell table:number-columns-repeated="15"/>
          <table:table-cell office:value-type="float" office:value="6.164" calcext:value-type="float">
            <text:p>6.164</text:p>
          </table:table-cell>
          <table:table-cell office:value-type="float" office:value="0.9964694" calcext:value-type="float">
            <text:p>0.9964694</text:p>
          </table:table-cell>
          <table:table-cell office:value-type="float" office:value="0.03631357" calcext:value-type="float">
            <text:p>0.036313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576" calcext:value-type="float">
            <text:p>24.576</text:p>
          </table:table-cell>
          <table:table-cell office:value-type="float" office:value="-129.8623" calcext:value-type="float">
            <text:p>-129.8623</text:p>
          </table:table-cell>
          <table:table-cell office:value-type="float" office:value="128.1819" calcext:value-type="float">
            <text:p>128.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081" calcext:value-type="float">
            <text:p>15.081</text:p>
          </table:table-cell>
          <table:table-cell office:value-type="float" office:value="-49.55406" calcext:value-type="float">
            <text:p>-49.55406</text:p>
          </table:table-cell>
          <table:table-cell office:value-type="float" office:value="94.78647" calcext:value-type="float">
            <text:p>94.78647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8.162" calcext:value-type="float">
            <text:p>8.162</text:p>
          </table:table-cell>
          <table:table-cell office:value-type="float" office:value="-23.24723" calcext:value-type="float">
            <text:p>-23.24723</text:p>
          </table:table-cell>
          <table:table-cell office:value-type="float" office:value="67.2238" calcext:value-type="float">
            <text:p>67.2238</text:p>
          </table:table-cell>
          <table:table-cell office:value-type="float" office:value="0.6283644" calcext:value-type="float">
            <text:p>0.6283644</text:p>
          </table:table-cell>
          <table:table-cell office:value-type="float" office:value="-16.42558" calcext:value-type="float">
            <text:p>-16.42558</text:p>
          </table:table-cell>
          <table:table-cell/>
          <table:table-cell table:formula="of:=SIGN([.AL233])" office:value-type="float" office:value="-1" calcext:value-type="float">
            <text:p>-1</text:p>
          </table:table-cell>
          <table:table-cell table:formula="of:=SIGN([.AM233])" office:value-type="float" office:value="1" calcext:value-type="float">
            <text:p>1</text:p>
          </table:table-cell>
          <table:table-cell table:formula="of:=SIGN([.AN233])" office:value-type="float" office:value="1" calcext:value-type="float">
            <text:p>1</text:p>
          </table:table-cell>
          <table:table-cell table:formula="of:=SIGN([.AO233])" office:value-type="float" office:value="-1" calcext:value-type="float">
            <text:p>-1</text:p>
          </table:table-cell>
          <table:table-cell table:number-columns-repeated="15"/>
          <table:table-cell office:value-type="float" office:value="6.172" calcext:value-type="float">
            <text:p>6.172</text:p>
          </table:table-cell>
          <table:table-cell office:value-type="float" office:value="1.004701" calcext:value-type="float">
            <text:p>1.004701</text:p>
          </table:table-cell>
          <table:table-cell office:value-type="float" office:value="0.04648154" calcext:value-type="float">
            <text:p>0.046481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599" calcext:value-type="float">
            <text:p>24.599</text:p>
          </table:table-cell>
          <table:table-cell office:value-type="float" office:value="-129.8383" calcext:value-type="float">
            <text:p>-129.8383</text:p>
          </table:table-cell>
          <table:table-cell office:value-type="float" office:value="128.2002" calcext:value-type="float">
            <text:p>128.2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092" calcext:value-type="float">
            <text:p>15.092</text:p>
          </table:table-cell>
          <table:table-cell office:value-type="float" office:value="-49.75576" calcext:value-type="float">
            <text:p>-49.75576</text:p>
          </table:table-cell>
          <table:table-cell office:value-type="float" office:value="95.27969" calcext:value-type="float">
            <text:p>95.27969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8.173" calcext:value-type="float">
            <text:p>8.173</text:p>
          </table:table-cell>
          <table:table-cell office:value-type="float" office:value="-23.39779" calcext:value-type="float">
            <text:p>-23.39779</text:p>
          </table:table-cell>
          <table:table-cell office:value-type="float" office:value="68.00632" calcext:value-type="float">
            <text:p>68.00632</text:p>
          </table:table-cell>
          <table:table-cell office:value-type="float" office:value="0.5565093" calcext:value-type="float">
            <text:p>0.5565093</text:p>
          </table:table-cell>
          <table:table-cell office:value-type="float" office:value="-15.72259" calcext:value-type="float">
            <text:p>-15.72259</text:p>
          </table:table-cell>
          <table:table-cell/>
          <table:table-cell table:formula="of:=SIGN([.AL234])" office:value-type="float" office:value="-1" calcext:value-type="float">
            <text:p>-1</text:p>
          </table:table-cell>
          <table:table-cell table:formula="of:=SIGN([.AM234])" office:value-type="float" office:value="1" calcext:value-type="float">
            <text:p>1</text:p>
          </table:table-cell>
          <table:table-cell table:formula="of:=SIGN([.AN234])" office:value-type="float" office:value="1" calcext:value-type="float">
            <text:p>1</text:p>
          </table:table-cell>
          <table:table-cell table:formula="of:=SIGN([.AO234])" office:value-type="float" office:value="-1" calcext:value-type="float">
            <text:p>-1</text:p>
          </table:table-cell>
          <table:table-cell table:number-columns-repeated="15"/>
          <table:table-cell office:value-type="float" office:value="6.18" calcext:value-type="float">
            <text:p>6.18</text:p>
          </table:table-cell>
          <table:table-cell office:value-type="float" office:value="0.502318" calcext:value-type="float">
            <text:p>0.502318</text:p>
          </table:table-cell>
          <table:table-cell office:value-type="float" office:value="0.02401154" calcext:value-type="float">
            <text:p>0.024011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62" calcext:value-type="float">
            <text:p>24.62</text:p>
          </table:table-cell>
          <table:table-cell office:value-type="float" office:value="-129.8774" calcext:value-type="float">
            <text:p>-129.8774</text:p>
          </table:table-cell>
          <table:table-cell office:value-type="float" office:value="128.1645" calcext:value-type="float">
            <text:p>128.1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252" calcext:value-type="float">
            <text:p>15.252</text:p>
          </table:table-cell>
          <table:table-cell office:value-type="float" office:value="-53.3889" calcext:value-type="float">
            <text:p>-53.3889</text:p>
          </table:table-cell>
          <table:table-cell office:value-type="float" office:value="102.0426" calcext:value-type="float">
            <text:p>102.0426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8.185" calcext:value-type="float">
            <text:p>8.185</text:p>
          </table:table-cell>
          <table:table-cell office:value-type="float" office:value="-23.57543" calcext:value-type="float">
            <text:p>-23.57543</text:p>
          </table:table-cell>
          <table:table-cell office:value-type="float" office:value="68.94105" calcext:value-type="float">
            <text:p>68.94105</text:p>
          </table:table-cell>
          <table:table-cell office:value-type="float" office:value="0.567767" calcext:value-type="float">
            <text:p>0.567767</text:p>
          </table:table-cell>
          <table:table-cell office:value-type="float" office:value="-14.59549" calcext:value-type="float">
            <text:p>-14.59549</text:p>
          </table:table-cell>
          <table:table-cell/>
          <table:table-cell table:formula="of:=SIGN([.AL235])" office:value-type="float" office:value="-1" calcext:value-type="float">
            <text:p>-1</text:p>
          </table:table-cell>
          <table:table-cell table:formula="of:=SIGN([.AM235])" office:value-type="float" office:value="1" calcext:value-type="float">
            <text:p>1</text:p>
          </table:table-cell>
          <table:table-cell table:formula="of:=SIGN([.AN235])" office:value-type="float" office:value="1" calcext:value-type="float">
            <text:p>1</text:p>
          </table:table-cell>
          <table:table-cell table:formula="of:=SIGN([.AO235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/>
          <table:table-cell office:value-type="float" office:value="24.642" calcext:value-type="float">
            <text:p>24.642</text:p>
          </table:table-cell>
          <table:table-cell office:value-type="float" office:value="-129.8626" calcext:value-type="float">
            <text:p>-129.8626</text:p>
          </table:table-cell>
          <table:table-cell office:value-type="float" office:value="128.1766" calcext:value-type="float">
            <text:p>128.17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272" calcext:value-type="float">
            <text:p>15.272</text:p>
          </table:table-cell>
          <table:table-cell office:value-type="float" office:value="-53.61173" calcext:value-type="float">
            <text:p>-53.61173</text:p>
          </table:table-cell>
          <table:table-cell office:value-type="float" office:value="102.384" calcext:value-type="float">
            <text:p>102.384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8.198" calcext:value-type="float">
            <text:p>8.198</text:p>
          </table:table-cell>
          <table:table-cell office:value-type="float" office:value="-23.70502" calcext:value-type="float">
            <text:p>-23.70502</text:p>
          </table:table-cell>
          <table:table-cell office:value-type="float" office:value="69.6315" calcext:value-type="float">
            <text:p>69.6315</text:p>
          </table:table-cell>
          <table:table-cell office:value-type="float" office:value="0.562534" calcext:value-type="float">
            <text:p>0.562534</text:p>
          </table:table-cell>
          <table:table-cell office:value-type="float" office:value="-14.27461" calcext:value-type="float">
            <text:p>-14.27461</text:p>
          </table:table-cell>
          <table:table-cell/>
          <table:table-cell table:formula="of:=SIGN([.AL236])" office:value-type="float" office:value="-1" calcext:value-type="float">
            <text:p>-1</text:p>
          </table:table-cell>
          <table:table-cell table:formula="of:=SIGN([.AM236])" office:value-type="float" office:value="1" calcext:value-type="float">
            <text:p>1</text:p>
          </table:table-cell>
          <table:table-cell table:formula="of:=SIGN([.AN236])" office:value-type="float" office:value="1" calcext:value-type="float">
            <text:p>1</text:p>
          </table:table-cell>
          <table:table-cell table:formula="of:=SIGN([.AO236])" office:value-type="float" office:value="-1" calcext:value-type="float">
            <text:p>-1</text:p>
          </table:table-cell>
          <table:table-cell table:number-columns-repeated="15"/>
          <table:table-cell office:value-type="float" office:value="6.253" calcext:value-type="float">
            <text:p>6.253</text:p>
          </table:table-cell>
          <table:table-cell office:value-type="float" office:value="1.003932" calcext:value-type="float">
            <text:p>1.003932</text:p>
          </table:table-cell>
          <table:table-cell office:value-type="float" office:value="0.06073487" calcext:value-type="float">
            <text:p>0.060734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814" calcext:value-type="float">
            <text:p>24.814</text:p>
          </table:table-cell>
          <table:table-cell office:value-type="float" office:value="-130.3497" calcext:value-type="float">
            <text:p>-130.3497</text:p>
          </table:table-cell>
          <table:table-cell office:value-type="float" office:value="127.9997" calcext:value-type="float">
            <text:p>127.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float" office:value="15.283" calcext:value-type="float">
            <text:p>15.283</text:p>
          </table:table-cell>
          <table:table-cell office:value-type="float" office:value="-54.02786" calcext:value-type="float">
            <text:p>-54.02786</text:p>
          </table:table-cell>
          <table:table-cell office:value-type="float" office:value="102.9957" calcext:value-type="float">
            <text:p>102.9957</text:p>
          </table:table-cell>
          <table:table-cell office:value-type="float" office:value="17.84277" calcext:value-type="float">
            <text:p>17.84277</text:p>
          </table:table-cell>
          <table:table-cell office:value-type="float" office:value="44.10463" calcext:value-type="float">
            <text:p>44.10463</text:p>
          </table:table-cell>
          <table:table-cell table:number-columns-repeated="2"/>
          <table:table-cell office:value-type="float" office:value="8.21" calcext:value-type="float">
            <text:p>8.21</text:p>
          </table:table-cell>
          <table:table-cell office:value-type="float" office:value="-23.89449" calcext:value-type="float">
            <text:p>-23.89449</text:p>
          </table:table-cell>
          <table:table-cell office:value-type="float" office:value="70.64924" calcext:value-type="float">
            <text:p>70.64924</text:p>
          </table:table-cell>
          <table:table-cell office:value-type="float" office:value="0.6439591" calcext:value-type="float">
            <text:p>0.6439591</text:p>
          </table:table-cell>
          <table:table-cell office:value-type="float" office:value="-13.25236" calcext:value-type="float">
            <text:p>-13.25236</text:p>
          </table:table-cell>
          <table:table-cell/>
          <table:table-cell table:formula="of:=SIGN([.AL237])" office:value-type="float" office:value="-1" calcext:value-type="float">
            <text:p>-1</text:p>
          </table:table-cell>
          <table:table-cell table:formula="of:=SIGN([.AM237])" office:value-type="float" office:value="1" calcext:value-type="float">
            <text:p>1</text:p>
          </table:table-cell>
          <table:table-cell table:formula="of:=SIGN([.AN237])" office:value-type="float" office:value="1" calcext:value-type="float">
            <text:p>1</text:p>
          </table:table-cell>
          <table:table-cell table:formula="of:=SIGN([.AO237])" office:value-type="float" office:value="-1" calcext:value-type="float">
            <text:p>-1</text:p>
          </table:table-cell>
          <table:table-cell table:number-columns-repeated="15"/>
          <table:table-cell office:value-type="float" office:value="6.263" calcext:value-type="float">
            <text:p>6.263</text:p>
          </table:table-cell>
          <table:table-cell office:value-type="float" office:value="0.6318556" calcext:value-type="float">
            <text:p>0.6318556</text:p>
          </table:table-cell>
          <table:table-cell office:value-type="float" office:value="0.1779778" calcext:value-type="float">
            <text:p>0.17797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837" calcext:value-type="float">
            <text:p>24.837</text:p>
          </table:table-cell>
          <table:table-cell office:value-type="float" office:value="-130.2431" calcext:value-type="float">
            <text:p>-130.2431</text:p>
          </table:table-cell>
          <table:table-cell office:value-type="float" office:value="128.0157" calcext:value-type="float">
            <text:p>128.0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221" calcext:value-type="float">
            <text:p>8.221</text:p>
          </table:table-cell>
          <table:table-cell office:value-type="float" office:value="-24.05115" calcext:value-type="float">
            <text:p>-24.05115</text:p>
          </table:table-cell>
          <table:table-cell office:value-type="float" office:value="71.50801" calcext:value-type="float">
            <text:p>71.50801</text:p>
          </table:table-cell>
          <table:table-cell office:value-type="float" office:value="0.6690781" calcext:value-type="float">
            <text:p>0.6690781</text:p>
          </table:table-cell>
          <table:table-cell office:value-type="float" office:value="-12.6457" calcext:value-type="float">
            <text:p>-12.6457</text:p>
          </table:table-cell>
          <table:table-cell/>
          <table:table-cell table:formula="of:=SIGN([.AL238])" office:value-type="float" office:value="-1" calcext:value-type="float">
            <text:p>-1</text:p>
          </table:table-cell>
          <table:table-cell table:formula="of:=SIGN([.AM238])" office:value-type="float" office:value="1" calcext:value-type="float">
            <text:p>1</text:p>
          </table:table-cell>
          <table:table-cell table:formula="of:=SIGN([.AN238])" office:value-type="float" office:value="1" calcext:value-type="float">
            <text:p>1</text:p>
          </table:table-cell>
          <table:table-cell table:formula="of:=SIGN([.AO238])" office:value-type="float" office:value="-1" calcext:value-type="float">
            <text:p>-1</text:p>
          </table:table-cell>
          <table:table-cell table:number-columns-repeated="15"/>
          <table:table-cell office:value-type="float" office:value="6.271" calcext:value-type="float">
            <text:p>6.271</text:p>
          </table:table-cell>
          <table:table-cell office:value-type="float" office:value="1.011867" calcext:value-type="float">
            <text:p>1.011867</text:p>
          </table:table-cell>
          <table:table-cell office:value-type="float" office:value="0.07276358" calcext:value-type="float">
            <text:p>0.072763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861" calcext:value-type="float">
            <text:p>24.861</text:p>
          </table:table-cell>
          <table:table-cell office:value-type="float" office:value="-130.2558" calcext:value-type="float">
            <text:p>-130.2558</text:p>
          </table:table-cell>
          <table:table-cell office:value-type="float" office:value="128.0266" calcext:value-type="float">
            <text:p>128.02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232" calcext:value-type="float">
            <text:p>8.232</text:p>
          </table:table-cell>
          <table:table-cell office:value-type="float" office:value="-23.55044" calcext:value-type="float">
            <text:p>-23.55044</text:p>
          </table:table-cell>
          <table:table-cell office:value-type="float" office:value="70.0193" calcext:value-type="float">
            <text:p>70.0193</text:p>
          </table:table-cell>
          <table:table-cell office:value-type="float" office:value="0.6266418" calcext:value-type="float">
            <text:p>0.6266418</text:p>
          </table:table-cell>
          <table:table-cell office:value-type="float" office:value="-11.9514" calcext:value-type="float">
            <text:p>-11.9514</text:p>
          </table:table-cell>
          <table:table-cell/>
          <table:table-cell table:formula="of:=SIGN([.AL239])" office:value-type="float" office:value="-1" calcext:value-type="float">
            <text:p>-1</text:p>
          </table:table-cell>
          <table:table-cell table:formula="of:=SIGN([.AM239])" office:value-type="float" office:value="1" calcext:value-type="float">
            <text:p>1</text:p>
          </table:table-cell>
          <table:table-cell table:formula="of:=SIGN([.AN239])" office:value-type="float" office:value="1" calcext:value-type="float">
            <text:p>1</text:p>
          </table:table-cell>
          <table:table-cell table:formula="of:=SIGN([.AO239])" office:value-type="float" office:value="-1" calcext:value-type="float">
            <text:p>-1</text:p>
          </table:table-cell>
          <table:table-cell table:number-columns-repeated="15"/>
          <table:table-cell office:value-type="float" office:value="6.279" calcext:value-type="float">
            <text:p>6.279</text:p>
          </table:table-cell>
          <table:table-cell office:value-type="float" office:value="0.9076969" calcext:value-type="float">
            <text:p>0.9076969</text:p>
          </table:table-cell>
          <table:table-cell office:value-type="float" office:value="-0.06268983" calcext:value-type="float">
            <text:p>-0.06268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883" calcext:value-type="float">
            <text:p>24.883</text:p>
          </table:table-cell>
          <table:table-cell office:value-type="float" office:value="-130.2586" calcext:value-type="float">
            <text:p>-130.2586</text:p>
          </table:table-cell>
          <table:table-cell office:value-type="float" office:value="128.0327" calcext:value-type="float">
            <text:p>128.0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243" calcext:value-type="float">
            <text:p>8.243</text:p>
          </table:table-cell>
          <table:table-cell office:value-type="float" office:value="-23.03705" calcext:value-type="float">
            <text:p>-23.03705</text:p>
          </table:table-cell>
          <table:table-cell office:value-type="float" office:value="68.49292" calcext:value-type="float">
            <text:p>68.49292</text:p>
          </table:table-cell>
          <table:table-cell office:value-type="float" office:value="0.6550512" calcext:value-type="float">
            <text:p>0.6550512</text:p>
          </table:table-cell>
          <table:table-cell office:value-type="float" office:value="-11.18874" calcext:value-type="float">
            <text:p>-11.18874</text:p>
          </table:table-cell>
          <table:table-cell/>
          <table:table-cell table:formula="of:=SIGN([.AL240])" office:value-type="float" office:value="-1" calcext:value-type="float">
            <text:p>-1</text:p>
          </table:table-cell>
          <table:table-cell table:formula="of:=SIGN([.AM240])" office:value-type="float" office:value="1" calcext:value-type="float">
            <text:p>1</text:p>
          </table:table-cell>
          <table:table-cell table:formula="of:=SIGN([.AN240])" office:value-type="float" office:value="1" calcext:value-type="float">
            <text:p>1</text:p>
          </table:table-cell>
          <table:table-cell table:formula="of:=SIGN([.AO240])" office:value-type="float" office:value="-1" calcext:value-type="float">
            <text:p>-1</text:p>
          </table:table-cell>
          <table:table-cell table:number-columns-repeated="15"/>
          <table:table-cell office:value-type="float" office:value="6.287" calcext:value-type="float">
            <text:p>6.287</text:p>
          </table:table-cell>
          <table:table-cell office:value-type="float" office:value="0.9770185" calcext:value-type="float">
            <text:p>0.9770185</text:p>
          </table:table-cell>
          <table:table-cell office:value-type="float" office:value="0.07384559" calcext:value-type="float">
            <text:p>0.073845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905" calcext:value-type="float">
            <text:p>24.905</text:p>
          </table:table-cell>
          <table:table-cell office:value-type="float" office:value="-130.0448" calcext:value-type="float">
            <text:p>-130.0448</text:p>
          </table:table-cell>
          <table:table-cell office:value-type="float" office:value="128.1496" calcext:value-type="float">
            <text:p>128.1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266" calcext:value-type="float">
            <text:p>8.266</text:p>
          </table:table-cell>
          <table:table-cell office:value-type="float" office:value="-22.13185" calcext:value-type="float">
            <text:p>-22.13185</text:p>
          </table:table-cell>
          <table:table-cell office:value-type="float" office:value="65.8016" calcext:value-type="float">
            <text:p>65.8016</text:p>
          </table:table-cell>
          <table:table-cell office:value-type="float" office:value="0.7706435" calcext:value-type="float">
            <text:p>0.7706435</text:p>
          </table:table-cell>
          <table:table-cell office:value-type="float" office:value="-9.881173" calcext:value-type="float">
            <text:p>-9.881173</text:p>
          </table:table-cell>
          <table:table-cell/>
          <table:table-cell table:formula="of:=SIGN([.AL241])" office:value-type="float" office:value="-1" calcext:value-type="float">
            <text:p>-1</text:p>
          </table:table-cell>
          <table:table-cell table:formula="of:=SIGN([.AM241])" office:value-type="float" office:value="1" calcext:value-type="float">
            <text:p>1</text:p>
          </table:table-cell>
          <table:table-cell table:formula="of:=SIGN([.AN241])" office:value-type="float" office:value="1" calcext:value-type="float">
            <text:p>1</text:p>
          </table:table-cell>
          <table:table-cell table:formula="of:=SIGN([.AO241])" office:value-type="float" office:value="-1" calcext:value-type="float">
            <text:p>-1</text:p>
          </table:table-cell>
          <table:table-cell table:number-columns-repeated="15"/>
          <table:table-cell office:value-type="float" office:value="6.296" calcext:value-type="float">
            <text:p>6.296</text:p>
          </table:table-cell>
          <table:table-cell office:value-type="float" office:value="0.4936372" calcext:value-type="float">
            <text:p>0.4936372</text:p>
          </table:table-cell>
          <table:table-cell office:value-type="float" office:value="0.02530485" calcext:value-type="float">
            <text:p>0.025304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93" calcext:value-type="float">
            <text:p>24.93</text:p>
          </table:table-cell>
          <table:table-cell office:value-type="float" office:value="-130.0386" calcext:value-type="float">
            <text:p>-130.0386</text:p>
          </table:table-cell>
          <table:table-cell office:value-type="float" office:value="128.1561" calcext:value-type="float">
            <text:p>128.1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277" calcext:value-type="float">
            <text:p>8.277</text:p>
          </table:table-cell>
          <table:table-cell office:value-type="float" office:value="-21.54034" calcext:value-type="float">
            <text:p>-21.54034</text:p>
          </table:table-cell>
          <table:table-cell office:value-type="float" office:value="64.04294" calcext:value-type="float">
            <text:p>64.04294</text:p>
          </table:table-cell>
          <table:table-cell office:value-type="float" office:value="0.706183" calcext:value-type="float">
            <text:p>0.706183</text:p>
          </table:table-cell>
          <table:table-cell office:value-type="float" office:value="-9.056315" calcext:value-type="float">
            <text:p>-9.056315</text:p>
          </table:table-cell>
          <table:table-cell/>
          <table:table-cell table:formula="of:=SIGN([.AL242])" office:value-type="float" office:value="-1" calcext:value-type="float">
            <text:p>-1</text:p>
          </table:table-cell>
          <table:table-cell table:formula="of:=SIGN([.AM242])" office:value-type="float" office:value="1" calcext:value-type="float">
            <text:p>1</text:p>
          </table:table-cell>
          <table:table-cell table:formula="of:=SIGN([.AN242])" office:value-type="float" office:value="1" calcext:value-type="float">
            <text:p>1</text:p>
          </table:table-cell>
          <table:table-cell table:formula="of:=SIGN([.AO242])" office:value-type="float" office:value="-1" calcext:value-type="float">
            <text:p>-1</text:p>
          </table:table-cell>
          <table:table-cell table:number-columns-repeated="15"/>
          <table:table-cell office:value-type="float" office:value="6.304" calcext:value-type="float">
            <text:p>6.304</text:p>
          </table:table-cell>
          <table:table-cell office:value-type="float" office:value="0.9767149" calcext:value-type="float">
            <text:p>0.9767149</text:p>
          </table:table-cell>
          <table:table-cell office:value-type="float" office:value="0.07775789" calcext:value-type="float">
            <text:p>0.077757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953" calcext:value-type="float">
            <text:p>24.953</text:p>
          </table:table-cell>
          <table:table-cell office:value-type="float" office:value="-129.9717" calcext:value-type="float">
            <text:p>-129.9717</text:p>
          </table:table-cell>
          <table:table-cell office:value-type="float" office:value="128.1653" calcext:value-type="float">
            <text:p>128.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288" calcext:value-type="float">
            <text:p>8.288</text:p>
          </table:table-cell>
          <table:table-cell office:value-type="float" office:value="-21.04957" calcext:value-type="float">
            <text:p>-21.04957</text:p>
          </table:table-cell>
          <table:table-cell office:value-type="float" office:value="62.58379" calcext:value-type="float">
            <text:p>62.58379</text:p>
          </table:table-cell>
          <table:table-cell office:value-type="float" office:value="0.797637" calcext:value-type="float">
            <text:p>0.797637</text:p>
          </table:table-cell>
          <table:table-cell office:value-type="float" office:value="-8.268742" calcext:value-type="float">
            <text:p>-8.268742</text:p>
          </table:table-cell>
          <table:table-cell/>
          <table:table-cell table:formula="of:=SIGN([.AL243])" office:value-type="float" office:value="-1" calcext:value-type="float">
            <text:p>-1</text:p>
          </table:table-cell>
          <table:table-cell table:formula="of:=SIGN([.AM243])" office:value-type="float" office:value="1" calcext:value-type="float">
            <text:p>1</text:p>
          </table:table-cell>
          <table:table-cell table:formula="of:=SIGN([.AN243])" office:value-type="float" office:value="1" calcext:value-type="float">
            <text:p>1</text:p>
          </table:table-cell>
          <table:table-cell table:formula="of:=SIGN([.AO243])" office:value-type="float" office:value="-1" calcext:value-type="float">
            <text:p>-1</text:p>
          </table:table-cell>
          <table:table-cell table:number-columns-repeated="15"/>
          <table:table-cell office:value-type="float" office:value="6.312" calcext:value-type="float">
            <text:p>6.312</text:p>
          </table:table-cell>
          <table:table-cell office:value-type="float" office:value="0.99" calcext:value-type="float">
            <text:p>0.99</text:p>
          </table:table-cell>
          <table:table-cell office:value-type="float" office:value="0.1500104" calcext:value-type="float">
            <text:p>0.15001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975" calcext:value-type="float">
            <text:p>24.975</text:p>
          </table:table-cell>
          <table:table-cell office:value-type="float" office:value="-129.9553" calcext:value-type="float">
            <text:p>-129.9553</text:p>
          </table:table-cell>
          <table:table-cell office:value-type="float" office:value="128.1792" calcext:value-type="float">
            <text:p>128.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299" calcext:value-type="float">
            <text:p>8.299</text:p>
          </table:table-cell>
          <table:table-cell office:value-type="float" office:value="-20.68574" calcext:value-type="float">
            <text:p>-20.68574</text:p>
          </table:table-cell>
          <table:table-cell office:value-type="float" office:value="61.56394" calcext:value-type="float">
            <text:p>61.56394</text:p>
          </table:table-cell>
          <table:table-cell office:value-type="float" office:value="0.7981386" calcext:value-type="float">
            <text:p>0.7981386</text:p>
          </table:table-cell>
          <table:table-cell office:value-type="float" office:value="-7.739772" calcext:value-type="float">
            <text:p>-7.739772</text:p>
          </table:table-cell>
          <table:table-cell/>
          <table:table-cell table:formula="of:=SIGN([.AL244])" office:value-type="float" office:value="-1" calcext:value-type="float">
            <text:p>-1</text:p>
          </table:table-cell>
          <table:table-cell table:formula="of:=SIGN([.AM244])" office:value-type="float" office:value="1" calcext:value-type="float">
            <text:p>1</text:p>
          </table:table-cell>
          <table:table-cell table:formula="of:=SIGN([.AN244])" office:value-type="float" office:value="1" calcext:value-type="float">
            <text:p>1</text:p>
          </table:table-cell>
          <table:table-cell table:formula="of:=SIGN([.AO244])" office:value-type="float" office:value="-1" calcext:value-type="float">
            <text:p>-1</text:p>
          </table:table-cell>
          <table:table-cell table:number-columns-repeated="15"/>
          <table:table-cell office:value-type="float" office:value="6.379" calcext:value-type="float">
            <text:p>6.379</text:p>
          </table:table-cell>
          <table:table-cell office:value-type="float" office:value="0.8727568" calcext:value-type="float">
            <text:p>0.8727568</text:p>
          </table:table-cell>
          <table:table-cell office:value-type="float" office:value="-0.02983546" calcext:value-type="float">
            <text:p>-0.029835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.998" calcext:value-type="float">
            <text:p>24.998</text:p>
          </table:table-cell>
          <table:table-cell office:value-type="float" office:value="-129.9386" calcext:value-type="float">
            <text:p>-129.9386</text:p>
          </table:table-cell>
          <table:table-cell office:value-type="float" office:value="128.1937" calcext:value-type="float">
            <text:p>128.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311" calcext:value-type="float">
            <text:p>8.311</text:p>
          </table:table-cell>
          <table:table-cell office:value-type="float" office:value="-20.92715" calcext:value-type="float">
            <text:p>-20.92715</text:p>
          </table:table-cell>
          <table:table-cell office:value-type="float" office:value="62.72578" calcext:value-type="float">
            <text:p>62.72578</text:p>
          </table:table-cell>
          <table:table-cell office:value-type="float" office:value="0.7214852" calcext:value-type="float">
            <text:p>0.7214852</text:p>
          </table:table-cell>
          <table:table-cell office:value-type="float" office:value="-7.166091" calcext:value-type="float">
            <text:p>-7.166091</text:p>
          </table:table-cell>
          <table:table-cell/>
          <table:table-cell table:formula="of:=SIGN([.AL245])" office:value-type="float" office:value="-1" calcext:value-type="float">
            <text:p>-1</text:p>
          </table:table-cell>
          <table:table-cell table:formula="of:=SIGN([.AM245])" office:value-type="float" office:value="1" calcext:value-type="float">
            <text:p>1</text:p>
          </table:table-cell>
          <table:table-cell table:formula="of:=SIGN([.AN245])" office:value-type="float" office:value="1" calcext:value-type="float">
            <text:p>1</text:p>
          </table:table-cell>
          <table:table-cell table:formula="of:=SIGN([.AO245])" office:value-type="float" office:value="-1" calcext:value-type="float">
            <text:p>-1</text:p>
          </table:table-cell>
          <table:table-cell table:number-columns-repeated="15"/>
          <table:table-cell office:value-type="float" office:value="6.387" calcext:value-type="float">
            <text:p>6.387</text:p>
          </table:table-cell>
          <table:table-cell office:value-type="float" office:value="0.9831792" calcext:value-type="float">
            <text:p>0.9831792</text:p>
          </table:table-cell>
          <table:table-cell office:value-type="float" office:value="0.1031778" calcext:value-type="float">
            <text:p>0.10317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175" calcext:value-type="float">
            <text:p>25.175</text:p>
          </table:table-cell>
          <table:table-cell office:value-type="float" office:value="-130.092" calcext:value-type="float">
            <text:p>-130.092</text:p>
          </table:table-cell>
          <table:table-cell office:value-type="float" office:value="128.108" calcext:value-type="float">
            <text:p>128.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323" calcext:value-type="float">
            <text:p>8.323</text:p>
          </table:table-cell>
          <table:table-cell office:value-type="float" office:value="-21.21784" calcext:value-type="float">
            <text:p>-21.21784</text:p>
          </table:table-cell>
          <table:table-cell office:value-type="float" office:value="64.07901" calcext:value-type="float">
            <text:p>64.07901</text:p>
          </table:table-cell>
          <table:table-cell office:value-type="float" office:value="0.7303133" calcext:value-type="float">
            <text:p>0.7303133</text:p>
          </table:table-cell>
          <table:table-cell office:value-type="float" office:value="-6.663283" calcext:value-type="float">
            <text:p>-6.663283</text:p>
          </table:table-cell>
          <table:table-cell/>
          <table:table-cell table:formula="of:=SIGN([.AL246])" office:value-type="float" office:value="-1" calcext:value-type="float">
            <text:p>-1</text:p>
          </table:table-cell>
          <table:table-cell table:formula="of:=SIGN([.AM246])" office:value-type="float" office:value="1" calcext:value-type="float">
            <text:p>1</text:p>
          </table:table-cell>
          <table:table-cell table:formula="of:=SIGN([.AN246])" office:value-type="float" office:value="1" calcext:value-type="float">
            <text:p>1</text:p>
          </table:table-cell>
          <table:table-cell table:formula="of:=SIGN([.AO246])" office:value-type="float" office:value="-1" calcext:value-type="float">
            <text:p>-1</text:p>
          </table:table-cell>
          <table:table-cell table:number-columns-repeated="15"/>
          <table:table-cell office:value-type="float" office:value="6.397" calcext:value-type="float">
            <text:p>6.397</text:p>
          </table:table-cell>
          <table:table-cell office:value-type="float" office:value="0.608015" calcext:value-type="float">
            <text:p>0.608015</text:p>
          </table:table-cell>
          <table:table-cell office:value-type="float" office:value="0.2106994" calcext:value-type="float">
            <text:p>0.21069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199" calcext:value-type="float">
            <text:p>25.199</text:p>
          </table:table-cell>
          <table:table-cell office:value-type="float" office:value="-130.0361" calcext:value-type="float">
            <text:p>-130.0361</text:p>
          </table:table-cell>
          <table:table-cell office:value-type="float" office:value="128.1524" calcext:value-type="float">
            <text:p>128.1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334" calcext:value-type="float">
            <text:p>8.334</text:p>
          </table:table-cell>
          <table:table-cell office:value-type="float" office:value="-21.31808" calcext:value-type="float">
            <text:p>-21.31808</text:p>
          </table:table-cell>
          <table:table-cell office:value-type="float" office:value="64.55014" calcext:value-type="float">
            <text:p>64.55014</text:p>
          </table:table-cell>
          <table:table-cell office:value-type="float" office:value="0.7171803" calcext:value-type="float">
            <text:p>0.7171803</text:p>
          </table:table-cell>
          <table:table-cell office:value-type="float" office:value="-6.420246" calcext:value-type="float">
            <text:p>-6.420246</text:p>
          </table:table-cell>
          <table:table-cell/>
          <table:table-cell table:formula="of:=SIGN([.AL247])" office:value-type="float" office:value="-1" calcext:value-type="float">
            <text:p>-1</text:p>
          </table:table-cell>
          <table:table-cell table:formula="of:=SIGN([.AM247])" office:value-type="float" office:value="1" calcext:value-type="float">
            <text:p>1</text:p>
          </table:table-cell>
          <table:table-cell table:formula="of:=SIGN([.AN247])" office:value-type="float" office:value="1" calcext:value-type="float">
            <text:p>1</text:p>
          </table:table-cell>
          <table:table-cell table:formula="of:=SIGN([.AO247])" office:value-type="float" office:value="-1" calcext:value-type="float">
            <text:p>-1</text:p>
          </table:table-cell>
          <table:table-cell table:number-columns-repeated="15"/>
          <table:table-cell office:value-type="float" office:value="6.405" calcext:value-type="float">
            <text:p>6.405</text:p>
          </table:table-cell>
          <table:table-cell office:value-type="float" office:value="1.009486" calcext:value-type="float">
            <text:p>1.009486</text:p>
          </table:table-cell>
          <table:table-cell office:value-type="float" office:value="0.1005316" calcext:value-type="float">
            <text:p>0.10053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222" calcext:value-type="float">
            <text:p>25.222</text:p>
          </table:table-cell>
          <table:table-cell office:value-type="float" office:value="-129.9796" calcext:value-type="float">
            <text:p>-129.9796</text:p>
          </table:table-cell>
          <table:table-cell office:value-type="float" office:value="128.1568" calcext:value-type="float">
            <text:p>128.15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495" calcext:value-type="float">
            <text:p>8.495</text:p>
          </table:table-cell>
          <table:table-cell office:value-type="float" office:value="-24.57033" calcext:value-type="float">
            <text:p>-24.57033</text:p>
          </table:table-cell>
          <table:table-cell office:value-type="float" office:value="80.11015" calcext:value-type="float">
            <text:p>80.11015</text:p>
          </table:table-cell>
          <table:table-cell office:value-type="float" office:value="0.9500065" calcext:value-type="float">
            <text:p>0.9500065</text:p>
          </table:table-cell>
          <table:table-cell office:value-type="float" office:value="-3.857152" calcext:value-type="float">
            <text:p>-3.857152</text:p>
          </table:table-cell>
          <table:table-cell/>
          <table:table-cell table:formula="of:=SIGN([.AL248])" office:value-type="float" office:value="-1" calcext:value-type="float">
            <text:p>-1</text:p>
          </table:table-cell>
          <table:table-cell table:formula="of:=SIGN([.AM248])" office:value-type="float" office:value="1" calcext:value-type="float">
            <text:p>1</text:p>
          </table:table-cell>
          <table:table-cell table:formula="of:=SIGN([.AN248])" office:value-type="float" office:value="1" calcext:value-type="float">
            <text:p>1</text:p>
          </table:table-cell>
          <table:table-cell table:formula="of:=SIGN([.AO248])" office:value-type="float" office:value="-1" calcext:value-type="float">
            <text:p>-1</text:p>
          </table:table-cell>
          <table:table-cell table:number-columns-repeated="15"/>
          <table:table-cell office:value-type="float" office:value="6.413" calcext:value-type="float">
            <text:p>6.413</text:p>
          </table:table-cell>
          <table:table-cell office:value-type="float" office:value="0.8807801" calcext:value-type="float">
            <text:p>0.8807801</text:p>
          </table:table-cell>
          <table:table-cell office:value-type="float" office:value="-0.01402894" calcext:value-type="float">
            <text:p>-0.014028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244" calcext:value-type="float">
            <text:p>25.244</text:p>
          </table:table-cell>
          <table:table-cell office:value-type="float" office:value="-129.9616" calcext:value-type="float">
            <text:p>-129.9616</text:p>
          </table:table-cell>
          <table:table-cell office:value-type="float" office:value="128.169" calcext:value-type="float">
            <text:p>128.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506" calcext:value-type="float">
            <text:p>8.506</text:p>
          </table:table-cell>
          <table:table-cell office:value-type="float" office:value="-24.73572" calcext:value-type="float">
            <text:p>-24.73572</text:p>
          </table:table-cell>
          <table:table-cell office:value-type="float" office:value="80.92834" calcext:value-type="float">
            <text:p>80.92834</text:p>
          </table:table-cell>
          <table:table-cell office:value-type="float" office:value="0.9070453" calcext:value-type="float">
            <text:p>0.9070453</text:p>
          </table:table-cell>
          <table:table-cell office:value-type="float" office:value="-3.846651" calcext:value-type="float">
            <text:p>-3.846651</text:p>
          </table:table-cell>
          <table:table-cell/>
          <table:table-cell table:formula="of:=SIGN([.AL249])" office:value-type="float" office:value="-1" calcext:value-type="float">
            <text:p>-1</text:p>
          </table:table-cell>
          <table:table-cell table:formula="of:=SIGN([.AM249])" office:value-type="float" office:value="1" calcext:value-type="float">
            <text:p>1</text:p>
          </table:table-cell>
          <table:table-cell table:formula="of:=SIGN([.AN249])" office:value-type="float" office:value="1" calcext:value-type="float">
            <text:p>1</text:p>
          </table:table-cell>
          <table:table-cell table:formula="of:=SIGN([.AO249])" office:value-type="float" office:value="-1" calcext:value-type="float">
            <text:p>-1</text:p>
          </table:table-cell>
          <table:table-cell table:number-columns-repeated="15"/>
          <table:table-cell office:value-type="float" office:value="6.421" calcext:value-type="float">
            <text:p>6.421</text:p>
          </table:table-cell>
          <table:table-cell office:value-type="float" office:value="0.6257234" calcext:value-type="float">
            <text:p>0.6257234</text:p>
          </table:table-cell>
          <table:table-cell office:value-type="float" office:value="0.1984634" calcext:value-type="float">
            <text:p>0.19846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266" calcext:value-type="float">
            <text:p>25.266</text:p>
          </table:table-cell>
          <table:table-cell office:value-type="float" office:value="-129.9431" calcext:value-type="float">
            <text:p>-129.9431</text:p>
          </table:table-cell>
          <table:table-cell office:value-type="float" office:value="128.1821" calcext:value-type="float">
            <text:p>128.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53" calcext:value-type="float">
            <text:p>8.53</text:p>
          </table:table-cell>
          <table:table-cell office:value-type="float" office:value="-25.12179" calcext:value-type="float">
            <text:p>-25.12179</text:p>
          </table:table-cell>
          <table:table-cell office:value-type="float" office:value="82.80334" calcext:value-type="float">
            <text:p>82.80334</text:p>
          </table:table-cell>
          <table:table-cell office:value-type="float" office:value="0.9020214" calcext:value-type="float">
            <text:p>0.9020214</text:p>
          </table:table-cell>
          <table:table-cell office:value-type="float" office:value="-3.768348" calcext:value-type="float">
            <text:p>-3.768348</text:p>
          </table:table-cell>
          <table:table-cell/>
          <table:table-cell table:formula="of:=SIGN([.AL250])" office:value-type="float" office:value="-1" calcext:value-type="float">
            <text:p>-1</text:p>
          </table:table-cell>
          <table:table-cell table:formula="of:=SIGN([.AM250])" office:value-type="float" office:value="1" calcext:value-type="float">
            <text:p>1</text:p>
          </table:table-cell>
          <table:table-cell table:formula="of:=SIGN([.AN250])" office:value-type="float" office:value="1" calcext:value-type="float">
            <text:p>1</text:p>
          </table:table-cell>
          <table:table-cell table:formula="of:=SIGN([.AO250])" office:value-type="float" office:value="-1" calcext:value-type="float">
            <text:p>-1</text:p>
          </table:table-cell>
          <table:table-cell table:number-columns-repeated="15"/>
          <table:table-cell office:value-type="float" office:value="6.429" calcext:value-type="float">
            <text:p>6.429</text:p>
          </table:table-cell>
          <table:table-cell office:value-type="float" office:value="0.8902843" calcext:value-type="float">
            <text:p>0.8902843</text:p>
          </table:table-cell>
          <table:table-cell office:value-type="float" office:value="-0.01901849" calcext:value-type="float">
            <text:p>-0.01901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287" calcext:value-type="float">
            <text:p>25.287</text:p>
          </table:table-cell>
          <table:table-cell office:value-type="float" office:value="-129.9241" calcext:value-type="float">
            <text:p>-129.9241</text:p>
          </table:table-cell>
          <table:table-cell office:value-type="float" office:value="128.1956" calcext:value-type="float">
            <text:p>128.19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543" calcext:value-type="float">
            <text:p>8.543</text:p>
          </table:table-cell>
          <table:table-cell office:value-type="float" office:value="-25.35503" calcext:value-type="float">
            <text:p>-25.35503</text:p>
          </table:table-cell>
          <table:table-cell office:value-type="float" office:value="83.91467" calcext:value-type="float">
            <text:p>83.91467</text:p>
          </table:table-cell>
          <table:table-cell office:value-type="float" office:value="0.9119289" calcext:value-type="float">
            <text:p>0.9119289</text:p>
          </table:table-cell>
          <table:table-cell office:value-type="float" office:value="-3.742781" calcext:value-type="float">
            <text:p>-3.742781</text:p>
          </table:table-cell>
          <table:table-cell/>
          <table:table-cell table:formula="of:=SIGN([.AL251])" office:value-type="float" office:value="-1" calcext:value-type="float">
            <text:p>-1</text:p>
          </table:table-cell>
          <table:table-cell table:formula="of:=SIGN([.AM251])" office:value-type="float" office:value="1" calcext:value-type="float">
            <text:p>1</text:p>
          </table:table-cell>
          <table:table-cell table:formula="of:=SIGN([.AN251])" office:value-type="float" office:value="1" calcext:value-type="float">
            <text:p>1</text:p>
          </table:table-cell>
          <table:table-cell table:formula="of:=SIGN([.AO251])" office:value-type="float" office:value="-1" calcext:value-type="float">
            <text:p>-1</text:p>
          </table:table-cell>
          <table:table-cell table:number-columns-repeated="15"/>
          <table:table-cell office:value-type="float" office:value="6.437" calcext:value-type="float">
            <text:p>6.437</text:p>
          </table:table-cell>
          <table:table-cell office:value-type="float" office:value="0.963059" calcext:value-type="float">
            <text:p>0.963059</text:p>
          </table:table-cell>
          <table:table-cell office:value-type="float" office:value="0.1293265" calcext:value-type="float">
            <text:p>0.12932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31" calcext:value-type="float">
            <text:p>25.31</text:p>
          </table:table-cell>
          <table:table-cell office:value-type="float" office:value="-129.9163" calcext:value-type="float">
            <text:p>-129.9163</text:p>
          </table:table-cell>
          <table:table-cell office:value-type="float" office:value="128.1788" calcext:value-type="float">
            <text:p>128.1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555" calcext:value-type="float">
            <text:p>8.555</text:p>
          </table:table-cell>
          <table:table-cell office:value-type="float" office:value="-25.60249" calcext:value-type="float">
            <text:p>-25.60249</text:p>
          </table:table-cell>
          <table:table-cell office:value-type="float" office:value="85.08726" calcext:value-type="float">
            <text:p>85.08726</text:p>
          </table:table-cell>
          <table:table-cell office:value-type="float" office:value="0.9127582" calcext:value-type="float">
            <text:p>0.9127582</text:p>
          </table:table-cell>
          <table:table-cell office:value-type="float" office:value="-3.72546" calcext:value-type="float">
            <text:p>-3.72546</text:p>
          </table:table-cell>
          <table:table-cell/>
          <table:table-cell table:formula="of:=SIGN([.AL252])" office:value-type="float" office:value="-1" calcext:value-type="float">
            <text:p>-1</text:p>
          </table:table-cell>
          <table:table-cell table:formula="of:=SIGN([.AM252])" office:value-type="float" office:value="1" calcext:value-type="float">
            <text:p>1</text:p>
          </table:table-cell>
          <table:table-cell table:formula="of:=SIGN([.AN252])" office:value-type="float" office:value="1" calcext:value-type="float">
            <text:p>1</text:p>
          </table:table-cell>
          <table:table-cell table:formula="of:=SIGN([.AO252])" office:value-type="float" office:value="-1" calcext:value-type="float">
            <text:p>-1</text:p>
          </table:table-cell>
          <table:table-cell table:number-columns-repeated="15"/>
          <table:table-cell office:value-type="float" office:value="6.4" calcext:value-type="float">
            <text:p>6.4</text:p>
          </table:table-cell>
          <table:table-cell office:value-type="float" office:value="-0.6233399" calcext:value-type="float">
            <text:p>-0.6233399</text:p>
          </table:table-cell>
          <table:table-cell office:value-type="float" office:value="-0.1671138" calcext:value-type="float">
            <text:p>-0.1671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332" calcext:value-type="float">
            <text:p>25.332</text:p>
          </table:table-cell>
          <table:table-cell office:value-type="float" office:value="-129.8961" calcext:value-type="float">
            <text:p>-129.8961</text:p>
          </table:table-cell>
          <table:table-cell office:value-type="float" office:value="128.1914" calcext:value-type="float">
            <text:p>128.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566" calcext:value-type="float">
            <text:p>8.566</text:p>
          </table:table-cell>
          <table:table-cell office:value-type="float" office:value="-25.79388" calcext:value-type="float">
            <text:p>-25.79388</text:p>
          </table:table-cell>
          <table:table-cell office:value-type="float" office:value="85.99375" calcext:value-type="float">
            <text:p>85.99375</text:p>
          </table:table-cell>
          <table:table-cell office:value-type="float" office:value="0.9127582" calcext:value-type="float">
            <text:p>0.9127582</text:p>
          </table:table-cell>
          <table:table-cell office:value-type="float" office:value="-3.72546" calcext:value-type="float">
            <text:p>-3.72546</text:p>
          </table:table-cell>
          <table:table-cell/>
          <table:table-cell table:formula="of:=SIGN([.AL253])" office:value-type="float" office:value="-1" calcext:value-type="float">
            <text:p>-1</text:p>
          </table:table-cell>
          <table:table-cell table:formula="of:=SIGN([.AM253])" office:value-type="float" office:value="1" calcext:value-type="float">
            <text:p>1</text:p>
          </table:table-cell>
          <table:table-cell table:formula="of:=SIGN([.AN253])" office:value-type="float" office:value="1" calcext:value-type="float">
            <text:p>1</text:p>
          </table:table-cell>
          <table:table-cell table:formula="of:=SIGN([.AO253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/>
          <table:table-cell office:value-type="float" office:value="25.355" calcext:value-type="float">
            <text:p>25.355</text:p>
          </table:table-cell>
          <table:table-cell office:value-type="float" office:value="-129.8752" calcext:value-type="float">
            <text:p>-129.8752</text:p>
          </table:table-cell>
          <table:table-cell office:value-type="float" office:value="128.2051" calcext:value-type="float">
            <text:p>128.2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577" calcext:value-type="float">
            <text:p>8.577</text:p>
          </table:table-cell>
          <table:table-cell office:value-type="float" office:value="-25.99111" calcext:value-type="float">
            <text:p>-25.99111</text:p>
          </table:table-cell>
          <table:table-cell office:value-type="float" office:value="86.93339" calcext:value-type="float">
            <text:p>86.93339</text:p>
          </table:table-cell>
          <table:table-cell office:value-type="float" office:value="0.9045071" calcext:value-type="float">
            <text:p>0.9045071</text:p>
          </table:table-cell>
          <table:table-cell office:value-type="float" office:value="-3.716389" calcext:value-type="float">
            <text:p>-3.716389</text:p>
          </table:table-cell>
          <table:table-cell/>
          <table:table-cell table:formula="of:=SIGN([.AL254])" office:value-type="float" office:value="-1" calcext:value-type="float">
            <text:p>-1</text:p>
          </table:table-cell>
          <table:table-cell table:formula="of:=SIGN([.AM254])" office:value-type="float" office:value="1" calcext:value-type="float">
            <text:p>1</text:p>
          </table:table-cell>
          <table:table-cell table:formula="of:=SIGN([.AN254])" office:value-type="float" office:value="1" calcext:value-type="float">
            <text:p>1</text:p>
          </table:table-cell>
          <table:table-cell table:formula="of:=SIGN([.AO254])" office:value-type="float" office:value="-1" calcext:value-type="float">
            <text:p>-1</text:p>
          </table:table-cell>
          <table:table-cell table:number-columns-repeated="15"/>
          <table:table-cell office:value-type="float" office:value="6.504" calcext:value-type="float">
            <text:p>6.504</text:p>
          </table:table-cell>
          <table:table-cell office:value-type="float" office:value="0.8808986" calcext:value-type="float">
            <text:p>0.8808986</text:p>
          </table:table-cell>
          <table:table-cell office:value-type="float" office:value="0.001271166" calcext:value-type="float">
            <text:p>0.0012711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529" calcext:value-type="float">
            <text:p>25.529</text:p>
          </table:table-cell>
          <table:table-cell office:value-type="float" office:value="-129.7023" calcext:value-type="float">
            <text:p>-129.7023</text:p>
          </table:table-cell>
          <table:table-cell office:value-type="float" office:value="128.2813" calcext:value-type="float">
            <text:p>128.2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589" calcext:value-type="float">
            <text:p>8.589</text:p>
          </table:table-cell>
          <table:table-cell office:value-type="float" office:value="-26.17622" calcext:value-type="float">
            <text:p>-26.17622</text:p>
          </table:table-cell>
          <table:table-cell office:value-type="float" office:value="87.82043" calcext:value-type="float">
            <text:p>87.82043</text:p>
          </table:table-cell>
          <table:table-cell office:value-type="float" office:value="0.8954359" calcext:value-type="float">
            <text:p>0.8954359</text:p>
          </table:table-cell>
          <table:table-cell office:value-type="float" office:value="-3.724639" calcext:value-type="float">
            <text:p>-3.724639</text:p>
          </table:table-cell>
          <table:table-cell/>
          <table:table-cell table:formula="of:=SIGN([.AL255])" office:value-type="float" office:value="-1" calcext:value-type="float">
            <text:p>-1</text:p>
          </table:table-cell>
          <table:table-cell table:formula="of:=SIGN([.AM255])" office:value-type="float" office:value="1" calcext:value-type="float">
            <text:p>1</text:p>
          </table:table-cell>
          <table:table-cell table:formula="of:=SIGN([.AN255])" office:value-type="float" office:value="1" calcext:value-type="float">
            <text:p>1</text:p>
          </table:table-cell>
          <table:table-cell table:formula="of:=SIGN([.AO255])" office:value-type="float" office:value="-1" calcext:value-type="float">
            <text:p>-1</text:p>
          </table:table-cell>
          <table:table-cell table:number-columns-repeated="15"/>
          <table:table-cell office:value-type="float" office:value="6.512" calcext:value-type="float">
            <text:p>6.512</text:p>
          </table:table-cell>
          <table:table-cell office:value-type="float" office:value="0.9957417" calcext:value-type="float">
            <text:p>0.9957417</text:p>
          </table:table-cell>
          <table:table-cell office:value-type="float" office:value="0.1458438" calcext:value-type="float">
            <text:p>0.14584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552" calcext:value-type="float">
            <text:p>25.552</text:p>
          </table:table-cell>
          <table:table-cell office:value-type="float" office:value="-129.737" calcext:value-type="float">
            <text:p>-129.737</text:p>
          </table:table-cell>
          <table:table-cell office:value-type="float" office:value="128.2481" calcext:value-type="float">
            <text:p>128.2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601" calcext:value-type="float">
            <text:p>8.601</text:p>
          </table:table-cell>
          <table:table-cell office:value-type="float" office:value="-26.31875" calcext:value-type="float">
            <text:p>-26.31875</text:p>
          </table:table-cell>
          <table:table-cell office:value-type="float" office:value="88.54177" calcext:value-type="float">
            <text:p>88.54177</text:p>
          </table:table-cell>
          <table:table-cell office:value-type="float" office:value="0.8954359" calcext:value-type="float">
            <text:p>0.8954359</text:p>
          </table:table-cell>
          <table:table-cell office:value-type="float" office:value="-3.724639" calcext:value-type="float">
            <text:p>-3.724639</text:p>
          </table:table-cell>
          <table:table-cell/>
          <table:table-cell table:formula="of:=SIGN([.AL256])" office:value-type="float" office:value="-1" calcext:value-type="float">
            <text:p>-1</text:p>
          </table:table-cell>
          <table:table-cell table:formula="of:=SIGN([.AM256])" office:value-type="float" office:value="1" calcext:value-type="float">
            <text:p>1</text:p>
          </table:table-cell>
          <table:table-cell table:formula="of:=SIGN([.AN256])" office:value-type="float" office:value="1" calcext:value-type="float">
            <text:p>1</text:p>
          </table:table-cell>
          <table:table-cell table:formula="of:=SIGN([.AO256])" office:value-type="float" office:value="-1" calcext:value-type="float">
            <text:p>-1</text:p>
          </table:table-cell>
          <table:table-cell table:number-columns-repeated="15"/>
          <table:table-cell office:value-type="float" office:value="6.52" calcext:value-type="float">
            <text:p>6.52</text:p>
          </table:table-cell>
          <table:table-cell office:value-type="float" office:value="0.5951919" calcext:value-type="float">
            <text:p>0.5951919</text:p>
          </table:table-cell>
          <table:table-cell office:value-type="float" office:value="0.2154915" calcext:value-type="float">
            <text:p>0.21549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574" calcext:value-type="float">
            <text:p>25.574</text:p>
          </table:table-cell>
          <table:table-cell office:value-type="float" office:value="-129.7132" calcext:value-type="float">
            <text:p>-129.7132</text:p>
          </table:table-cell>
          <table:table-cell office:value-type="float" office:value="128.2633" calcext:value-type="float">
            <text:p>128.26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612" calcext:value-type="float">
            <text:p>8.612</text:p>
          </table:table-cell>
          <table:table-cell office:value-type="float" office:value="-26.50987" calcext:value-type="float">
            <text:p>-26.50987</text:p>
          </table:table-cell>
          <table:table-cell office:value-type="float" office:value="89.51673" calcext:value-type="float">
            <text:p>89.51673</text:p>
          </table:table-cell>
          <table:table-cell office:value-type="float" office:value="0.8863603" calcext:value-type="float">
            <text:p>0.8863603</text:p>
          </table:table-cell>
          <table:table-cell office:value-type="float" office:value="-3.732884" calcext:value-type="float">
            <text:p>-3.732884</text:p>
          </table:table-cell>
          <table:table-cell/>
          <table:table-cell table:formula="of:=SIGN([.AL257])" office:value-type="float" office:value="-1" calcext:value-type="float">
            <text:p>-1</text:p>
          </table:table-cell>
          <table:table-cell table:formula="of:=SIGN([.AM257])" office:value-type="float" office:value="1" calcext:value-type="float">
            <text:p>1</text:p>
          </table:table-cell>
          <table:table-cell table:formula="of:=SIGN([.AN257])" office:value-type="float" office:value="1" calcext:value-type="float">
            <text:p>1</text:p>
          </table:table-cell>
          <table:table-cell table:formula="of:=SIGN([.AO257])" office:value-type="float" office:value="-1" calcext:value-type="float">
            <text:p>-1</text:p>
          </table:table-cell>
          <table:table-cell table:number-columns-repeated="15"/>
          <table:table-cell office:value-type="float" office:value="6.53" calcext:value-type="float">
            <text:p>6.53</text:p>
          </table:table-cell>
          <table:table-cell office:value-type="float" office:value="0.8560252" calcext:value-type="float">
            <text:p>0.8560252</text:p>
          </table:table-cell>
          <table:table-cell office:value-type="float" office:value="-0.006653823" calcext:value-type="float">
            <text:p>-0.0066538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598" calcext:value-type="float">
            <text:p>25.598</text:p>
          </table:table-cell>
          <table:table-cell office:value-type="float" office:value="-129.6883" calcext:value-type="float">
            <text:p>-129.6883</text:p>
          </table:table-cell>
          <table:table-cell office:value-type="float" office:value="128.2792" calcext:value-type="float">
            <text:p>128.2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623" calcext:value-type="float">
            <text:p>8.623</text:p>
          </table:table-cell>
          <table:table-cell office:value-type="float" office:value="-26.67488" calcext:value-type="float">
            <text:p>-26.67488</text:p>
          </table:table-cell>
          <table:table-cell office:value-type="float" office:value="90.37094" calcext:value-type="float">
            <text:p>90.37094</text:p>
          </table:table-cell>
          <table:table-cell office:value-type="float" office:value="0.8863603" calcext:value-type="float">
            <text:p>0.8863603</text:p>
          </table:table-cell>
          <table:table-cell office:value-type="float" office:value="-3.732884" calcext:value-type="float">
            <text:p>-3.732884</text:p>
          </table:table-cell>
          <table:table-cell/>
          <table:table-cell table:formula="of:=SIGN([.AL258])" office:value-type="float" office:value="-1" calcext:value-type="float">
            <text:p>-1</text:p>
          </table:table-cell>
          <table:table-cell table:formula="of:=SIGN([.AM258])" office:value-type="float" office:value="1" calcext:value-type="float">
            <text:p>1</text:p>
          </table:table-cell>
          <table:table-cell table:formula="of:=SIGN([.AN258])" office:value-type="float" office:value="1" calcext:value-type="float">
            <text:p>1</text:p>
          </table:table-cell>
          <table:table-cell table:formula="of:=SIGN([.AO258])" office:value-type="float" office:value="-1" calcext:value-type="float">
            <text:p>-1</text:p>
          </table:table-cell>
          <table:table-cell table:number-columns-repeated="15"/>
          <table:table-cell office:value-type="float" office:value="6.538" calcext:value-type="float">
            <text:p>6.538</text:p>
          </table:table-cell>
          <table:table-cell office:value-type="float" office:value="0.9894562" calcext:value-type="float">
            <text:p>0.9894562</text:p>
          </table:table-cell>
          <table:table-cell office:value-type="float" office:value="0.123569" calcext:value-type="float">
            <text:p>0.1235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62" calcext:value-type="float">
            <text:p>25.62</text:p>
          </table:table-cell>
          <table:table-cell office:value-type="float" office:value="-129.6516" calcext:value-type="float">
            <text:p>-129.6516</text:p>
          </table:table-cell>
          <table:table-cell office:value-type="float" office:value="128.306" calcext:value-type="float">
            <text:p>128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634" calcext:value-type="float">
            <text:p>8.634</text:p>
          </table:table-cell>
          <table:table-cell office:value-type="float" office:value="-26.8294" calcext:value-type="float">
            <text:p>-26.8294</text:p>
          </table:table-cell>
          <table:table-cell office:value-type="float" office:value="91.18432" calcext:value-type="float">
            <text:p>91.18432</text:p>
          </table:table-cell>
          <table:table-cell office:value-type="float" office:value="0.8863603" calcext:value-type="float">
            <text:p>0.8863603</text:p>
          </table:table-cell>
          <table:table-cell office:value-type="float" office:value="-3.732884" calcext:value-type="float">
            <text:p>-3.732884</text:p>
          </table:table-cell>
          <table:table-cell/>
          <table:table-cell table:formula="of:=SIGN([.AL259])" office:value-type="float" office:value="-1" calcext:value-type="float">
            <text:p>-1</text:p>
          </table:table-cell>
          <table:table-cell table:formula="of:=SIGN([.AM259])" office:value-type="float" office:value="1" calcext:value-type="float">
            <text:p>1</text:p>
          </table:table-cell>
          <table:table-cell table:formula="of:=SIGN([.AN259])" office:value-type="float" office:value="1" calcext:value-type="float">
            <text:p>1</text:p>
          </table:table-cell>
          <table:table-cell table:formula="of:=SIGN([.AO259])" office:value-type="float" office:value="-1" calcext:value-type="float">
            <text:p>-1</text:p>
          </table:table-cell>
          <table:table-cell table:number-columns-repeated="15"/>
          <table:table-cell office:value-type="float" office:value="6.546" calcext:value-type="float">
            <text:p>6.546</text:p>
          </table:table-cell>
          <table:table-cell office:value-type="float" office:value="0.5886211" calcext:value-type="float">
            <text:p>0.5886211</text:p>
          </table:table-cell>
          <table:table-cell office:value-type="float" office:value="0.1913857" calcext:value-type="float">
            <text:p>0.1913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642" calcext:value-type="float">
            <text:p>25.642</text:p>
          </table:table-cell>
          <table:table-cell office:value-type="float" office:value="-129.7669" calcext:value-type="float">
            <text:p>-129.7669</text:p>
          </table:table-cell>
          <table:table-cell office:value-type="float" office:value="128.2302" calcext:value-type="float">
            <text:p>128.2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655" calcext:value-type="float">
            <text:p>8.655</text:p>
          </table:table-cell>
          <table:table-cell office:value-type="float" office:value="-27.10825" calcext:value-type="float">
            <text:p>-27.10825</text:p>
          </table:table-cell>
          <table:table-cell office:value-type="float" office:value="92.68255" calcext:value-type="float">
            <text:p>92.68255</text:p>
          </table:table-cell>
          <table:table-cell office:value-type="float" office:value="0.8772774" calcext:value-type="float">
            <text:p>0.8772774</text:p>
          </table:table-cell>
          <table:table-cell office:value-type="float" office:value="-3.741122" calcext:value-type="float">
            <text:p>-3.741122</text:p>
          </table:table-cell>
          <table:table-cell/>
          <table:table-cell table:formula="of:=SIGN([.AL260])" office:value-type="float" office:value="-1" calcext:value-type="float">
            <text:p>-1</text:p>
          </table:table-cell>
          <table:table-cell table:formula="of:=SIGN([.AM260])" office:value-type="float" office:value="1" calcext:value-type="float">
            <text:p>1</text:p>
          </table:table-cell>
          <table:table-cell table:formula="of:=SIGN([.AN260])" office:value-type="float" office:value="1" calcext:value-type="float">
            <text:p>1</text:p>
          </table:table-cell>
          <table:table-cell table:formula="of:=SIGN([.AO260])" office:value-type="float" office:value="-1" calcext:value-type="float">
            <text:p>-1</text:p>
          </table:table-cell>
          <table:table-cell table:number-columns-repeated="15"/>
          <table:table-cell office:value-type="float" office:value="6.554" calcext:value-type="float">
            <text:p>6.554</text:p>
          </table:table-cell>
          <table:table-cell office:value-type="float" office:value="0.8580839" calcext:value-type="float">
            <text:p>0.8580839</text:p>
          </table:table-cell>
          <table:table-cell office:value-type="float" office:value="-0.02045998" calcext:value-type="float">
            <text:p>-0.020459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665" calcext:value-type="float">
            <text:p>25.665</text:p>
          </table:table-cell>
          <table:table-cell office:value-type="float" office:value="-129.6746" calcext:value-type="float">
            <text:p>-129.6746</text:p>
          </table:table-cell>
          <table:table-cell office:value-type="float" office:value="128.2882" calcext:value-type="float">
            <text:p>128.28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667" calcext:value-type="float">
            <text:p>8.667</text:p>
          </table:table-cell>
          <table:table-cell office:value-type="float" office:value="-27.23349" calcext:value-type="float">
            <text:p>-27.23349</text:p>
          </table:table-cell>
          <table:table-cell office:value-type="float" office:value="93.37001" calcext:value-type="float">
            <text:p>93.37001</text:p>
          </table:table-cell>
          <table:table-cell office:value-type="float" office:value="0.8772774" calcext:value-type="float">
            <text:p>0.8772774</text:p>
          </table:table-cell>
          <table:table-cell office:value-type="float" office:value="-3.741122" calcext:value-type="float">
            <text:p>-3.741122</text:p>
          </table:table-cell>
          <table:table-cell/>
          <table:table-cell table:formula="of:=SIGN([.AL261])" office:value-type="float" office:value="-1" calcext:value-type="float">
            <text:p>-1</text:p>
          </table:table-cell>
          <table:table-cell table:formula="of:=SIGN([.AM261])" office:value-type="float" office:value="1" calcext:value-type="float">
            <text:p>1</text:p>
          </table:table-cell>
          <table:table-cell table:formula="of:=SIGN([.AN261])" office:value-type="float" office:value="1" calcext:value-type="float">
            <text:p>1</text:p>
          </table:table-cell>
          <table:table-cell table:formula="of:=SIGN([.AO261])" office:value-type="float" office:value="-1" calcext:value-type="float">
            <text:p>-1</text:p>
          </table:table-cell>
          <table:table-cell table:number-columns-repeated="15"/>
          <table:table-cell office:value-type="float" office:value="6.589" calcext:value-type="float">
            <text:p>6.589</text:p>
          </table:table-cell>
          <table:table-cell office:value-type="float" office:value="-0.2772247" calcext:value-type="float">
            <text:p>-0.2772247</text:p>
          </table:table-cell>
          <table:table-cell office:value-type="float" office:value="0.1846865" calcext:value-type="float">
            <text:p>0.1846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687" calcext:value-type="float">
            <text:p>25.687</text:p>
          </table:table-cell>
          <table:table-cell office:value-type="float" office:value="-129.7038" calcext:value-type="float">
            <text:p>-129.7038</text:p>
          </table:table-cell>
          <table:table-cell office:value-type="float" office:value="128.2621" calcext:value-type="float">
            <text:p>128.26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679" calcext:value-type="float">
            <text:p>8.679</text:p>
          </table:table-cell>
          <table:table-cell office:value-type="float" office:value="-27.43037" calcext:value-type="float">
            <text:p>-27.43037</text:p>
          </table:table-cell>
          <table:table-cell office:value-type="float" office:value="94.37069" calcext:value-type="float">
            <text:p>94.37069</text:p>
          </table:table-cell>
          <table:table-cell office:value-type="float" office:value="0.8772774" calcext:value-type="float">
            <text:p>0.8772774</text:p>
          </table:table-cell>
          <table:table-cell office:value-type="float" office:value="-3.741122" calcext:value-type="float">
            <text:p>-3.741122</text:p>
          </table:table-cell>
          <table:table-cell/>
          <table:table-cell table:formula="of:=SIGN([.AL262])" office:value-type="float" office:value="-1" calcext:value-type="float">
            <text:p>-1</text:p>
          </table:table-cell>
          <table:table-cell table:formula="of:=SIGN([.AM262])" office:value-type="float" office:value="1" calcext:value-type="float">
            <text:p>1</text:p>
          </table:table-cell>
          <table:table-cell table:formula="of:=SIGN([.AN262])" office:value-type="float" office:value="1" calcext:value-type="float">
            <text:p>1</text:p>
          </table:table-cell>
          <table:table-cell table:formula="of:=SIGN([.AO262])" office:value-type="float" office:value="-1" calcext:value-type="float">
            <text:p>-1</text:p>
          </table:table-cell>
          <table:table-cell table:number-columns-repeated="15"/>
          <table:table-cell office:value-type="float" office:value="6.629" calcext:value-type="float">
            <text:p>6.629</text:p>
          </table:table-cell>
          <table:table-cell office:value-type="float" office:value="0.9949499" calcext:value-type="float">
            <text:p>0.9949499</text:p>
          </table:table-cell>
          <table:table-cell office:value-type="float" office:value="0.1481621" calcext:value-type="float">
            <text:p>0.14816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709" calcext:value-type="float">
            <text:p>25.709</text:p>
          </table:table-cell>
          <table:table-cell office:value-type="float" office:value="-129.6822" calcext:value-type="float">
            <text:p>-129.6822</text:p>
          </table:table-cell>
          <table:table-cell office:value-type="float" office:value="128.2755" calcext:value-type="float">
            <text:p>128.2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69" calcext:value-type="float">
            <text:p>8.69</text:p>
          </table:table-cell>
          <table:table-cell office:value-type="float" office:value="-27.55318" calcext:value-type="float">
            <text:p>-27.55318</text:p>
          </table:table-cell>
          <table:table-cell office:value-type="float" office:value="94.9738" calcext:value-type="float">
            <text:p>94.9738</text:p>
          </table:table-cell>
          <table:table-cell office:value-type="float" office:value="0.8855033" calcext:value-type="float">
            <text:p>0.8855033</text:p>
          </table:table-cell>
          <table:table-cell office:value-type="float" office:value="-3.750216" calcext:value-type="float">
            <text:p>-3.750216</text:p>
          </table:table-cell>
          <table:table-cell/>
          <table:table-cell table:formula="of:=SIGN([.AL263])" office:value-type="float" office:value="-1" calcext:value-type="float">
            <text:p>-1</text:p>
          </table:table-cell>
          <table:table-cell table:formula="of:=SIGN([.AM263])" office:value-type="float" office:value="1" calcext:value-type="float">
            <text:p>1</text:p>
          </table:table-cell>
          <table:table-cell table:formula="of:=SIGN([.AN263])" office:value-type="float" office:value="1" calcext:value-type="float">
            <text:p>1</text:p>
          </table:table-cell>
          <table:table-cell table:formula="of:=SIGN([.AO263])" office:value-type="float" office:value="-1" calcext:value-type="float">
            <text:p>-1</text:p>
          </table:table-cell>
          <table:table-cell table:number-columns-repeated="15"/>
          <table:table-cell office:value-type="float" office:value="6.637" calcext:value-type="float">
            <text:p>6.637</text:p>
          </table:table-cell>
          <table:table-cell office:value-type="float" office:value="0.8926717" calcext:value-type="float">
            <text:p>0.8926717</text:p>
          </table:table-cell>
          <table:table-cell office:value-type="float" office:value="-0.003751397" calcext:value-type="float">
            <text:p>-0.0037513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882" calcext:value-type="float">
            <text:p>25.882</text:p>
          </table:table-cell>
          <table:table-cell office:value-type="float" office:value="-130.0027" calcext:value-type="float">
            <text:p>-130.0027</text:p>
          </table:table-cell>
          <table:table-cell office:value-type="float" office:value="128.1301" calcext:value-type="float">
            <text:p>128.13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851" calcext:value-type="float">
            <text:p>8.851</text:p>
          </table:table-cell>
          <table:table-cell office:value-type="float" office:value="-29.34415" calcext:value-type="float">
            <text:p>-29.34415</text:p>
          </table:table-cell>
          <table:table-cell office:value-type="float" office:value="103.4993" calcext:value-type="float">
            <text:p>103.4993</text:p>
          </table:table-cell>
          <table:table-cell office:value-type="float" office:value="0.8015123" calcext:value-type="float">
            <text:p>0.8015123</text:p>
          </table:table-cell>
          <table:table-cell office:value-type="float" office:value="-4.206049" calcext:value-type="float">
            <text:p>-4.206049</text:p>
          </table:table-cell>
          <table:table-cell/>
          <table:table-cell table:formula="of:=SIGN([.AL264])" office:value-type="float" office:value="-1" calcext:value-type="float">
            <text:p>-1</text:p>
          </table:table-cell>
          <table:table-cell table:formula="of:=SIGN([.AM264])" office:value-type="float" office:value="1" calcext:value-type="float">
            <text:p>1</text:p>
          </table:table-cell>
          <table:table-cell table:formula="of:=SIGN([.AN264])" office:value-type="float" office:value="1" calcext:value-type="float">
            <text:p>1</text:p>
          </table:table-cell>
          <table:table-cell table:formula="of:=SIGN([.AO264])" office:value-type="float" office:value="-1" calcext:value-type="float">
            <text:p>-1</text:p>
          </table:table-cell>
          <table:table-cell table:number-columns-repeated="15"/>
          <table:table-cell office:value-type="float" office:value="6.645" calcext:value-type="float">
            <text:p>6.645</text:p>
          </table:table-cell>
          <table:table-cell office:value-type="float" office:value="0.6001723" calcext:value-type="float">
            <text:p>0.6001723</text:p>
          </table:table-cell>
          <table:table-cell office:value-type="float" office:value="0.2208015" calcext:value-type="float">
            <text:p>0.22080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904" calcext:value-type="float">
            <text:p>25.904</text:p>
          </table:table-cell>
          <table:table-cell office:value-type="float" office:value="-129.9993" calcext:value-type="float">
            <text:p>-129.9993</text:p>
          </table:table-cell>
          <table:table-cell office:value-type="float" office:value="128.1486" calcext:value-type="float">
            <text:p>128.14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865" calcext:value-type="float">
            <text:p>8.865</text:p>
          </table:table-cell>
          <table:table-cell office:value-type="float" office:value="-29.45176" calcext:value-type="float">
            <text:p>-29.45176</text:p>
          </table:table-cell>
          <table:table-cell office:value-type="float" office:value="103.9487" calcext:value-type="float">
            <text:p>103.9487</text:p>
          </table:table-cell>
          <table:table-cell office:value-type="float" office:value="0.807921" calcext:value-type="float">
            <text:p>0.807921</text:p>
          </table:table-cell>
          <table:table-cell office:value-type="float" office:value="-4.249792" calcext:value-type="float">
            <text:p>-4.249792</text:p>
          </table:table-cell>
          <table:table-cell/>
          <table:table-cell table:formula="of:=SIGN([.AL265])" office:value-type="float" office:value="-1" calcext:value-type="float">
            <text:p>-1</text:p>
          </table:table-cell>
          <table:table-cell table:formula="of:=SIGN([.AM265])" office:value-type="float" office:value="1" calcext:value-type="float">
            <text:p>1</text:p>
          </table:table-cell>
          <table:table-cell table:formula="of:=SIGN([.AN265])" office:value-type="float" office:value="1" calcext:value-type="float">
            <text:p>1</text:p>
          </table:table-cell>
          <table:table-cell table:formula="of:=SIGN([.AO265])" office:value-type="float" office:value="-1" calcext:value-type="float">
            <text:p>-1</text:p>
          </table:table-cell>
          <table:table-cell table:number-columns-repeated="15"/>
          <table:table-cell office:value-type="float" office:value="6.653" calcext:value-type="float">
            <text:p>6.653</text:p>
          </table:table-cell>
          <table:table-cell office:value-type="float" office:value="0.9000953" calcext:value-type="float">
            <text:p>0.9000953</text:p>
          </table:table-cell>
          <table:table-cell office:value-type="float" office:value="0.008971579" calcext:value-type="float">
            <text:p>0.0089715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929" calcext:value-type="float">
            <text:p>25.929</text:p>
          </table:table-cell>
          <table:table-cell office:value-type="float" office:value="-129.9974" calcext:value-type="float">
            <text:p>-129.9974</text:p>
          </table:table-cell>
          <table:table-cell office:value-type="float" office:value="128.1548" calcext:value-type="float">
            <text:p>128.1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877" calcext:value-type="float">
            <text:p>8.877</text:p>
          </table:table-cell>
          <table:table-cell office:value-type="float" office:value="-29.57244" calcext:value-type="float">
            <text:p>-29.57244</text:p>
          </table:table-cell>
          <table:table-cell office:value-type="float" office:value="104.441" calcext:value-type="float">
            <text:p>104.441</text:p>
          </table:table-cell>
          <table:table-cell office:value-type="float" office:value="0.7969968" calcext:value-type="float">
            <text:p>0.7969968</text:p>
          </table:table-cell>
          <table:table-cell office:value-type="float" office:value="-4.292633" calcext:value-type="float">
            <text:p>-4.292633</text:p>
          </table:table-cell>
          <table:table-cell/>
          <table:table-cell table:formula="of:=SIGN([.AL266])" office:value-type="float" office:value="-1" calcext:value-type="float">
            <text:p>-1</text:p>
          </table:table-cell>
          <table:table-cell table:formula="of:=SIGN([.AM266])" office:value-type="float" office:value="1" calcext:value-type="float">
            <text:p>1</text:p>
          </table:table-cell>
          <table:table-cell table:formula="of:=SIGN([.AN266])" office:value-type="float" office:value="1" calcext:value-type="float">
            <text:p>1</text:p>
          </table:table-cell>
          <table:table-cell table:formula="of:=SIGN([.AO266])" office:value-type="float" office:value="-1" calcext:value-type="float">
            <text:p>-1</text:p>
          </table:table-cell>
          <table:table-cell table:number-columns-repeated="15"/>
          <table:table-cell office:value-type="float" office:value="6.663" calcext:value-type="float">
            <text:p>6.663</text:p>
          </table:table-cell>
          <table:table-cell office:value-type="float" office:value="0.7460294" calcext:value-type="float">
            <text:p>0.7460294</text:p>
          </table:table-cell>
          <table:table-cell office:value-type="float" office:value="0.1119315" calcext:value-type="float">
            <text:p>0.11193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951" calcext:value-type="float">
            <text:p>25.951</text:p>
          </table:table-cell>
          <table:table-cell office:value-type="float" office:value="-130.2446" calcext:value-type="float">
            <text:p>-130.2446</text:p>
          </table:table-cell>
          <table:table-cell office:value-type="float" office:value="128.0736" calcext:value-type="float">
            <text:p>128.07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888" calcext:value-type="float">
            <text:p>8.888</text:p>
          </table:table-cell>
          <table:table-cell office:value-type="float" office:value="-29.69418" calcext:value-type="float">
            <text:p>-29.69418</text:p>
          </table:table-cell>
          <table:table-cell office:value-type="float" office:value="104.8854" calcext:value-type="float">
            <text:p>104.8854</text:p>
          </table:table-cell>
          <table:table-cell office:value-type="float" office:value="0.7851561" calcext:value-type="float">
            <text:p>0.7851561</text:p>
          </table:table-cell>
          <table:table-cell office:value-type="float" office:value="-4.352789" calcext:value-type="float">
            <text:p>-4.352789</text:p>
          </table:table-cell>
          <table:table-cell/>
          <table:table-cell table:formula="of:=SIGN([.AL267])" office:value-type="float" office:value="-1" calcext:value-type="float">
            <text:p>-1</text:p>
          </table:table-cell>
          <table:table-cell table:formula="of:=SIGN([.AM267])" office:value-type="float" office:value="1" calcext:value-type="float">
            <text:p>1</text:p>
          </table:table-cell>
          <table:table-cell table:formula="of:=SIGN([.AN267])" office:value-type="float" office:value="1" calcext:value-type="float">
            <text:p>1</text:p>
          </table:table-cell>
          <table:table-cell table:formula="of:=SIGN([.AO267])" office:value-type="float" office:value="-1" calcext:value-type="float">
            <text:p>-1</text:p>
          </table:table-cell>
          <table:table-cell table:number-columns-repeated="15"/>
          <table:table-cell office:value-type="float" office:value="6.671" calcext:value-type="float">
            <text:p>6.671</text:p>
          </table:table-cell>
          <table:table-cell office:value-type="float" office:value="0.9936017" calcext:value-type="float">
            <text:p>0.9936017</text:p>
          </table:table-cell>
          <table:table-cell office:value-type="float" office:value="0.156949" calcext:value-type="float">
            <text:p>0.156949</text:p>
          </table:table-cell>
          <table:table-cell table:number-columns-repeated="16"/>
          <table:table-cell office:value-type="float" office:value="7.248" calcext:value-type="float">
            <text:p>7.248</text:p>
          </table:table-cell>
          <table:table-cell office:value-type="float" office:value="-0.5407133" calcext:value-type="float">
            <text:p>-0.5407133</text:p>
          </table:table-cell>
          <table:table-cell office:value-type="float" office:value="-0.08879532" calcext:value-type="float">
            <text:p>-0.08879532</text:p>
          </table:table-cell>
        </table:table-row>
        <table:table-row table:style-name="ro1">
          <table:table-cell/>
          <table:table-cell office:value-type="float" office:value="25.973" calcext:value-type="float">
            <text:p>25.973</text:p>
          </table:table-cell>
          <table:table-cell office:value-type="float" office:value="-130.176" calcext:value-type="float">
            <text:p>-130.176</text:p>
          </table:table-cell>
          <table:table-cell office:value-type="float" office:value="128.0879" calcext:value-type="float">
            <text:p>128.0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899" calcext:value-type="float">
            <text:p>8.899</text:p>
          </table:table-cell>
          <table:table-cell office:value-type="float" office:value="-29.80382" calcext:value-type="float">
            <text:p>-29.80382</text:p>
          </table:table-cell>
          <table:table-cell office:value-type="float" office:value="105.2877" calcext:value-type="float">
            <text:p>105.2877</text:p>
          </table:table-cell>
          <table:table-cell office:value-type="float" office:value="0.7760411" calcext:value-type="float">
            <text:p>0.7760411</text:p>
          </table:table-cell>
          <table:table-cell office:value-type="float" office:value="-4.360991" calcext:value-type="float">
            <text:p>-4.360991</text:p>
          </table:table-cell>
          <table:table-cell/>
          <table:table-cell table:formula="of:=SIGN([.AL268])" office:value-type="float" office:value="-1" calcext:value-type="float">
            <text:p>-1</text:p>
          </table:table-cell>
          <table:table-cell table:formula="of:=SIGN([.AM268])" office:value-type="float" office:value="1" calcext:value-type="float">
            <text:p>1</text:p>
          </table:table-cell>
          <table:table-cell table:formula="of:=SIGN([.AN268])" office:value-type="float" office:value="1" calcext:value-type="float">
            <text:p>1</text:p>
          </table:table-cell>
          <table:table-cell table:formula="of:=SIGN([.AO268])" office:value-type="float" office:value="-1" calcext:value-type="float">
            <text:p>-1</text:p>
          </table:table-cell>
          <table:table-cell table:number-columns-repeated="15"/>
          <table:table-cell office:value-type="float" office:value="6.679" calcext:value-type="float">
            <text:p>6.679</text:p>
          </table:table-cell>
          <table:table-cell office:value-type="float" office:value="0.8462399" calcext:value-type="float">
            <text:p>0.8462399</text:p>
          </table:table-cell>
          <table:table-cell office:value-type="float" office:value="0.2692293" calcext:value-type="float">
            <text:p>0.26922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.998" calcext:value-type="float">
            <text:p>25.998</text:p>
          </table:table-cell>
          <table:table-cell office:value-type="float" office:value="-130.1821" calcext:value-type="float">
            <text:p>-130.1821</text:p>
          </table:table-cell>
          <table:table-cell office:value-type="float" office:value="128.0911" calcext:value-type="float">
            <text:p>128.0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91" calcext:value-type="float">
            <text:p>8.91</text:p>
          </table:table-cell>
          <table:table-cell office:value-type="float" office:value="-29.91113" calcext:value-type="float">
            <text:p>-29.91113</text:p>
          </table:table-cell>
          <table:table-cell office:value-type="float" office:value="105.6836" calcext:value-type="float">
            <text:p>105.6836</text:p>
          </table:table-cell>
          <table:table-cell office:value-type="float" office:value="0.7650953" calcext:value-type="float">
            <text:p>0.7650953</text:p>
          </table:table-cell>
          <table:table-cell office:value-type="float" office:value="-4.403825" calcext:value-type="float">
            <text:p>-4.403825</text:p>
          </table:table-cell>
          <table:table-cell/>
          <table:table-cell table:formula="of:=SIGN([.AL269])" office:value-type="float" office:value="-1" calcext:value-type="float">
            <text:p>-1</text:p>
          </table:table-cell>
          <table:table-cell table:formula="of:=SIGN([.AM269])" office:value-type="float" office:value="1" calcext:value-type="float">
            <text:p>1</text:p>
          </table:table-cell>
          <table:table-cell table:formula="of:=SIGN([.AN269])" office:value-type="float" office:value="1" calcext:value-type="float">
            <text:p>1</text:p>
          </table:table-cell>
          <table:table-cell table:formula="of:=SIGN([.AO269])" office:value-type="float" office:value="-1" calcext:value-type="float">
            <text:p>-1</text:p>
          </table:table-cell>
          <table:table-cell table:number-columns-repeated="15"/>
          <table:table-cell office:value-type="float" office:value="6.687" calcext:value-type="float">
            <text:p>6.687</text:p>
          </table:table-cell>
          <table:table-cell office:value-type="float" office:value="0.8853093" calcext:value-type="float">
            <text:p>0.8853093</text:p>
          </table:table-cell>
          <table:table-cell office:value-type="float" office:value="-0.00396532512" calcext:value-type="float">
            <text:p>-0.003965325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02" calcext:value-type="float">
            <text:p>26.02</text:p>
          </table:table-cell>
          <table:table-cell office:value-type="float" office:value="-130.1902" calcext:value-type="float">
            <text:p>-130.1902</text:p>
          </table:table-cell>
          <table:table-cell office:value-type="float" office:value="128.097" calcext:value-type="float">
            <text:p>128.0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933" calcext:value-type="float">
            <text:p>8.933</text:p>
          </table:table-cell>
          <table:table-cell office:value-type="float" office:value="-30.09297" calcext:value-type="float">
            <text:p>-30.09297</text:p>
          </table:table-cell>
          <table:table-cell office:value-type="float" office:value="106.3322" calcext:value-type="float">
            <text:p>106.3322</text:p>
          </table:table-cell>
          <table:table-cell office:value-type="float" office:value="0.7522962" calcext:value-type="float">
            <text:p>0.7522962</text:p>
          </table:table-cell>
          <table:table-cell office:value-type="float" office:value="-4.481291" calcext:value-type="float">
            <text:p>-4.481291</text:p>
          </table:table-cell>
          <table:table-cell/>
          <table:table-cell table:formula="of:=SIGN([.AL270])" office:value-type="float" office:value="-1" calcext:value-type="float">
            <text:p>-1</text:p>
          </table:table-cell>
          <table:table-cell table:formula="of:=SIGN([.AM270])" office:value-type="float" office:value="1" calcext:value-type="float">
            <text:p>1</text:p>
          </table:table-cell>
          <table:table-cell table:formula="of:=SIGN([.AN270])" office:value-type="float" office:value="1" calcext:value-type="float">
            <text:p>1</text:p>
          </table:table-cell>
          <table:table-cell table:formula="of:=SIGN([.AO270])" office:value-type="float" office:value="-1" calcext:value-type="float">
            <text:p>-1</text:p>
          </table:table-cell>
          <table:table-cell table:number-columns-repeated="15"/>
          <table:table-cell office:value-type="float" office:value="6.764" calcext:value-type="float">
            <text:p>6.764</text:p>
          </table:table-cell>
          <table:table-cell office:value-type="float" office:value="0.8459085" calcext:value-type="float">
            <text:p>0.8459085</text:p>
          </table:table-cell>
          <table:table-cell office:value-type="float" office:value="0.2530232" calcext:value-type="float">
            <text:p>0.25302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042" calcext:value-type="float">
            <text:p>26.042</text:p>
          </table:table-cell>
          <table:table-cell office:value-type="float" office:value="-130.1149" calcext:value-type="float">
            <text:p>-130.1149</text:p>
          </table:table-cell>
          <table:table-cell office:value-type="float" office:value="128.0927" calcext:value-type="float">
            <text:p>128.09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944" calcext:value-type="float">
            <text:p>8.944</text:p>
          </table:table-cell>
          <table:table-cell office:value-type="float" office:value="-30.19576" calcext:value-type="float">
            <text:p>-30.19576</text:p>
          </table:table-cell>
          <table:table-cell office:value-type="float" office:value="106.6975" calcext:value-type="float">
            <text:p>106.6975</text:p>
          </table:table-cell>
          <table:table-cell office:value-type="float" office:value="0.7303706" calcext:value-type="float">
            <text:p>0.7303706</text:p>
          </table:table-cell>
          <table:table-cell office:value-type="float" office:value="-4.566951" calcext:value-type="float">
            <text:p>-4.566951</text:p>
          </table:table-cell>
          <table:table-cell/>
          <table:table-cell table:formula="of:=SIGN([.AL271])" office:value-type="float" office:value="-1" calcext:value-type="float">
            <text:p>-1</text:p>
          </table:table-cell>
          <table:table-cell table:formula="of:=SIGN([.AM271])" office:value-type="float" office:value="1" calcext:value-type="float">
            <text:p>1</text:p>
          </table:table-cell>
          <table:table-cell table:formula="of:=SIGN([.AN271])" office:value-type="float" office:value="1" calcext:value-type="float">
            <text:p>1</text:p>
          </table:table-cell>
          <table:table-cell table:formula="of:=SIGN([.AO271])" office:value-type="float" office:value="-1" calcext:value-type="float">
            <text:p>-1</text:p>
          </table:table-cell>
          <table:table-cell table:number-columns-repeated="15"/>
          <table:table-cell office:value-type="float" office:value="6.772" calcext:value-type="float">
            <text:p>6.772</text:p>
          </table:table-cell>
          <table:table-cell office:value-type="float" office:value="0.8680857" calcext:value-type="float">
            <text:p>0.8680857</text:p>
          </table:table-cell>
          <table:table-cell office:value-type="float" office:value="0.0124092" calcext:value-type="float">
            <text:p>0.01240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065" calcext:value-type="float">
            <text:p>26.065</text:p>
          </table:table-cell>
          <table:table-cell office:value-type="float" office:value="-130.1203" calcext:value-type="float">
            <text:p>-130.1203</text:p>
          </table:table-cell>
          <table:table-cell office:value-type="float" office:value="128.1101" calcext:value-type="float">
            <text:p>128.1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955" calcext:value-type="float">
            <text:p>8.955</text:p>
          </table:table-cell>
          <table:table-cell office:value-type="float" office:value="-30.29626" calcext:value-type="float">
            <text:p>-30.29626</text:p>
          </table:table-cell>
          <table:table-cell office:value-type="float" office:value="107.0385" calcext:value-type="float">
            <text:p>107.0385</text:p>
          </table:table-cell>
          <table:table-cell office:value-type="float" office:value="0.718492" calcext:value-type="float">
            <text:p>0.718492</text:p>
          </table:table-cell>
          <table:table-cell office:value-type="float" office:value="-4.627099" calcext:value-type="float">
            <text:p>-4.627099</text:p>
          </table:table-cell>
          <table:table-cell/>
          <table:table-cell table:formula="of:=SIGN([.AL272])" office:value-type="float" office:value="-1" calcext:value-type="float">
            <text:p>-1</text:p>
          </table:table-cell>
          <table:table-cell table:formula="of:=SIGN([.AM272])" office:value-type="float" office:value="1" calcext:value-type="float">
            <text:p>1</text:p>
          </table:table-cell>
          <table:table-cell table:formula="of:=SIGN([.AN272])" office:value-type="float" office:value="1" calcext:value-type="float">
            <text:p>1</text:p>
          </table:table-cell>
          <table:table-cell table:formula="of:=SIGN([.AO272])" office:value-type="float" office:value="-1" calcext:value-type="float">
            <text:p>-1</text:p>
          </table:table-cell>
          <table:table-cell table:number-columns-repeated="15"/>
          <table:table-cell office:value-type="float" office:value="6.78" calcext:value-type="float">
            <text:p>6.78</text:p>
          </table:table-cell>
          <table:table-cell office:value-type="float" office:value="0.5955296" calcext:value-type="float">
            <text:p>0.5955296</text:p>
          </table:table-cell>
          <table:table-cell office:value-type="float" office:value="0.2231462" calcext:value-type="float">
            <text:p>0.22314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237" calcext:value-type="float">
            <text:p>26.237</text:p>
          </table:table-cell>
          <table:table-cell office:value-type="float" office:value="-130.1436" calcext:value-type="float">
            <text:p>-130.1436</text:p>
          </table:table-cell>
          <table:table-cell office:value-type="float" office:value="128.0792" calcext:value-type="float">
            <text:p>128.0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966" calcext:value-type="float">
            <text:p>8.966</text:p>
          </table:table-cell>
          <table:table-cell office:value-type="float" office:value="-30.38659" calcext:value-type="float">
            <text:p>-30.38659</text:p>
          </table:table-cell>
          <table:table-cell office:value-type="float" office:value="107.3353" calcext:value-type="float">
            <text:p>107.3353</text:p>
          </table:table-cell>
          <table:table-cell office:value-type="float" office:value="0.7129921" calcext:value-type="float">
            <text:p>0.7129921</text:p>
          </table:table-cell>
          <table:table-cell office:value-type="float" office:value="-4.730997" calcext:value-type="float">
            <text:p>-4.730997</text:p>
          </table:table-cell>
          <table:table-cell/>
          <table:table-cell table:formula="of:=SIGN([.AL273])" office:value-type="float" office:value="-1" calcext:value-type="float">
            <text:p>-1</text:p>
          </table:table-cell>
          <table:table-cell table:formula="of:=SIGN([.AM273])" office:value-type="float" office:value="1" calcext:value-type="float">
            <text:p>1</text:p>
          </table:table-cell>
          <table:table-cell table:formula="of:=SIGN([.AN273])" office:value-type="float" office:value="1" calcext:value-type="float">
            <text:p>1</text:p>
          </table:table-cell>
          <table:table-cell table:formula="of:=SIGN([.AO273])" office:value-type="float" office:value="-1" calcext:value-type="float">
            <text:p>-1</text:p>
          </table:table-cell>
          <table:table-cell table:number-columns-repeated="15"/>
          <table:table-cell office:value-type="float" office:value="6.788" calcext:value-type="float">
            <text:p>6.788</text:p>
          </table:table-cell>
          <table:table-cell office:value-type="float" office:value="0.9022202" calcext:value-type="float">
            <text:p>0.9022202</text:p>
          </table:table-cell>
          <table:table-cell office:value-type="float" office:value="0.02146703" calcext:value-type="float">
            <text:p>0.021467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262" calcext:value-type="float">
            <text:p>26.262</text:p>
          </table:table-cell>
          <table:table-cell office:value-type="float" office:value="-130.1384" calcext:value-type="float">
            <text:p>-130.1384</text:p>
          </table:table-cell>
          <table:table-cell office:value-type="float" office:value="128.0879" calcext:value-type="float">
            <text:p>128.0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977" calcext:value-type="float">
            <text:p>8.977</text:p>
          </table:table-cell>
          <table:table-cell office:value-type="float" office:value="-30.47868" calcext:value-type="float">
            <text:p>-30.47868</text:p>
          </table:table-cell>
          <table:table-cell office:value-type="float" office:value="107.6402" calcext:value-type="float">
            <text:p>107.6402</text:p>
          </table:table-cell>
          <table:table-cell office:value-type="float" office:value="0.7257643" calcext:value-type="float">
            <text:p>0.7257643</text:p>
          </table:table-cell>
          <table:table-cell office:value-type="float" office:value="-4.818491" calcext:value-type="float">
            <text:p>-4.818491</text:p>
          </table:table-cell>
          <table:table-cell/>
          <table:table-cell table:formula="of:=SIGN([.AL274])" office:value-type="float" office:value="-1" calcext:value-type="float">
            <text:p>-1</text:p>
          </table:table-cell>
          <table:table-cell table:formula="of:=SIGN([.AM274])" office:value-type="float" office:value="1" calcext:value-type="float">
            <text:p>1</text:p>
          </table:table-cell>
          <table:table-cell table:formula="of:=SIGN([.AN274])" office:value-type="float" office:value="1" calcext:value-type="float">
            <text:p>1</text:p>
          </table:table-cell>
          <table:table-cell table:formula="of:=SIGN([.AO274])" office:value-type="float" office:value="-1" calcext:value-type="float">
            <text:p>-1</text:p>
          </table:table-cell>
          <table:table-cell table:number-columns-repeated="15"/>
          <table:table-cell office:value-type="float" office:value="6.797" calcext:value-type="float">
            <text:p>6.797</text:p>
          </table:table-cell>
          <table:table-cell office:value-type="float" office:value="0.7277866" calcext:value-type="float">
            <text:p>0.7277866</text:p>
          </table:table-cell>
          <table:table-cell office:value-type="float" office:value="0.1164185" calcext:value-type="float">
            <text:p>0.11641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286" calcext:value-type="float">
            <text:p>26.286</text:p>
          </table:table-cell>
          <table:table-cell office:value-type="float" office:value="-130.1343" calcext:value-type="float">
            <text:p>-130.1343</text:p>
          </table:table-cell>
          <table:table-cell office:value-type="float" office:value="128.0944" calcext:value-type="float">
            <text:p>128.0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8.989" calcext:value-type="float">
            <text:p>8.989</text:p>
          </table:table-cell>
          <table:table-cell office:value-type="float" office:value="-30.56042" calcext:value-type="float">
            <text:p>-30.56042</text:p>
          </table:table-cell>
          <table:table-cell office:value-type="float" office:value="107.9137" calcext:value-type="float">
            <text:p>107.9137</text:p>
          </table:table-cell>
          <table:table-cell office:value-type="float" office:value="0.7021558" calcext:value-type="float">
            <text:p>0.7021558</text:p>
          </table:table-cell>
          <table:table-cell office:value-type="float" office:value="-4.938818" calcext:value-type="float">
            <text:p>-4.938818</text:p>
          </table:table-cell>
          <table:table-cell/>
          <table:table-cell table:formula="of:=SIGN([.AL275])" office:value-type="float" office:value="-1" calcext:value-type="float">
            <text:p>-1</text:p>
          </table:table-cell>
          <table:table-cell table:formula="of:=SIGN([.AM275])" office:value-type="float" office:value="1" calcext:value-type="float">
            <text:p>1</text:p>
          </table:table-cell>
          <table:table-cell table:formula="of:=SIGN([.AN275])" office:value-type="float" office:value="1" calcext:value-type="float">
            <text:p>1</text:p>
          </table:table-cell>
          <table:table-cell table:formula="of:=SIGN([.AO275])" office:value-type="float" office:value="-1" calcext:value-type="float">
            <text:p>-1</text:p>
          </table:table-cell>
          <table:table-cell table:number-columns-repeated="15"/>
          <table:table-cell office:value-type="float" office:value="6.806" calcext:value-type="float">
            <text:p>6.806</text:p>
          </table:table-cell>
          <table:table-cell office:value-type="float" office:value="0.8403652" calcext:value-type="float">
            <text:p>0.8403652</text:p>
          </table:table-cell>
          <table:table-cell office:value-type="float" office:value="0.2785345" calcext:value-type="float">
            <text:p>0.27853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314" calcext:value-type="float">
            <text:p>26.314</text:p>
          </table:table-cell>
          <table:table-cell office:value-type="float" office:value="-130.3752" calcext:value-type="float">
            <text:p>-130.3752</text:p>
          </table:table-cell>
          <table:table-cell office:value-type="float" office:value="128.0129" calcext:value-type="float">
            <text:p>128.0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001" calcext:value-type="float">
            <text:p>9.001</text:p>
          </table:table-cell>
          <table:table-cell office:value-type="float" office:value="-30.63065" calcext:value-type="float">
            <text:p>-30.63065</text:p>
          </table:table-cell>
          <table:table-cell office:value-type="float" office:value="108.1435" calcext:value-type="float">
            <text:p>108.1435</text:p>
          </table:table-cell>
          <table:table-cell office:value-type="float" office:value="0.7305807" calcext:value-type="float">
            <text:p>0.7305807</text:p>
          </table:table-cell>
          <table:table-cell office:value-type="float" office:value="-5.061819" calcext:value-type="float">
            <text:p>-5.061819</text:p>
          </table:table-cell>
          <table:table-cell/>
          <table:table-cell table:formula="of:=SIGN([.AL276])" office:value-type="float" office:value="-1" calcext:value-type="float">
            <text:p>-1</text:p>
          </table:table-cell>
          <table:table-cell table:formula="of:=SIGN([.AM276])" office:value-type="float" office:value="1" calcext:value-type="float">
            <text:p>1</text:p>
          </table:table-cell>
          <table:table-cell table:formula="of:=SIGN([.AN276])" office:value-type="float" office:value="1" calcext:value-type="float">
            <text:p>1</text:p>
          </table:table-cell>
          <table:table-cell table:formula="of:=SIGN([.AO276])" office:value-type="float" office:value="-1" calcext:value-type="float">
            <text:p>-1</text:p>
          </table:table-cell>
          <table:table-cell table:number-columns-repeated="15"/>
          <table:table-cell office:value-type="float" office:value="6.815" calcext:value-type="float">
            <text:p>6.815</text:p>
          </table:table-cell>
          <table:table-cell office:value-type="float" office:value="0.9833668" calcext:value-type="float">
            <text:p>0.9833668</text:p>
          </table:table-cell>
          <table:table-cell office:value-type="float" office:value="0.1651632" calcext:value-type="float">
            <text:p>0.16516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336" calcext:value-type="float">
            <text:p>26.336</text:p>
          </table:table-cell>
          <table:table-cell office:value-type="float" office:value="-130.3849" calcext:value-type="float">
            <text:p>-130.3849</text:p>
          </table:table-cell>
          <table:table-cell office:value-type="float" office:value="128.0148" calcext:value-type="float">
            <text:p>128.0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012" calcext:value-type="float">
            <text:p>9.012</text:p>
          </table:table-cell>
          <table:table-cell office:value-type="float" office:value="-30.72069" calcext:value-type="float">
            <text:p>-30.72069</text:p>
          </table:table-cell>
          <table:table-cell office:value-type="float" office:value="108.439" calcext:value-type="float">
            <text:p>108.439</text:p>
          </table:table-cell>
          <table:table-cell office:value-type="float" office:value="0.7620055" calcext:value-type="float">
            <text:p>0.7620055</text:p>
          </table:table-cell>
          <table:table-cell office:value-type="float" office:value="-5.297819" calcext:value-type="float">
            <text:p>-5.297819</text:p>
          </table:table-cell>
          <table:table-cell/>
          <table:table-cell table:formula="of:=SIGN([.AL277])" office:value-type="float" office:value="-1" calcext:value-type="float">
            <text:p>-1</text:p>
          </table:table-cell>
          <table:table-cell table:formula="of:=SIGN([.AM277])" office:value-type="float" office:value="1" calcext:value-type="float">
            <text:p>1</text:p>
          </table:table-cell>
          <table:table-cell table:formula="of:=SIGN([.AN277])" office:value-type="float" office:value="1" calcext:value-type="float">
            <text:p>1</text:p>
          </table:table-cell>
          <table:table-cell table:formula="of:=SIGN([.AO277])" office:value-type="float" office:value="-1" calcext:value-type="float">
            <text:p>-1</text:p>
          </table:table-cell>
          <table:table-cell table:number-columns-repeated="15"/>
          <table:table-cell office:value-type="float" office:value="6.823" calcext:value-type="float">
            <text:p>6.823</text:p>
          </table:table-cell>
          <table:table-cell office:value-type="float" office:value="0.9628667" calcext:value-type="float">
            <text:p>0.9628667</text:p>
          </table:table-cell>
          <table:table-cell office:value-type="float" office:value="0.1813587" calcext:value-type="float">
            <text:p>0.18135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358" calcext:value-type="float">
            <text:p>26.358</text:p>
          </table:table-cell>
          <table:table-cell office:value-type="float" office:value="-130.3943" calcext:value-type="float">
            <text:p>-130.3943</text:p>
          </table:table-cell>
          <table:table-cell office:value-type="float" office:value="128.0172" calcext:value-type="float">
            <text:p>128.0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023" calcext:value-type="float">
            <text:p>9.023</text:p>
          </table:table-cell>
          <table:table-cell office:value-type="float" office:value="-30.80502" calcext:value-type="float">
            <text:p>-30.80502</text:p>
          </table:table-cell>
          <table:table-cell office:value-type="float" office:value="108.7149" calcext:value-type="float">
            <text:p>108.7149</text:p>
          </table:table-cell>
          <table:table-cell office:value-type="float" office:value="0.7787672" calcext:value-type="float">
            <text:p>0.7787672</text:p>
          </table:table-cell>
          <table:table-cell office:value-type="float" office:value="-5.480981" calcext:value-type="float">
            <text:p>-5.480981</text:p>
          </table:table-cell>
          <table:table-cell/>
          <table:table-cell table:formula="of:=SIGN([.AL278])" office:value-type="float" office:value="-1" calcext:value-type="float">
            <text:p>-1</text:p>
          </table:table-cell>
          <table:table-cell table:formula="of:=SIGN([.AM278])" office:value-type="float" office:value="1" calcext:value-type="float">
            <text:p>1</text:p>
          </table:table-cell>
          <table:table-cell table:formula="of:=SIGN([.AN278])" office:value-type="float" office:value="1" calcext:value-type="float">
            <text:p>1</text:p>
          </table:table-cell>
          <table:table-cell table:formula="of:=SIGN([.AO278])" office:value-type="float" office:value="-1" calcext:value-type="float">
            <text:p>-1</text:p>
          </table:table-cell>
          <table:table-cell table:number-columns-repeated="15"/>
          <table:table-cell office:value-type="float" office:value="6.84" calcext:value-type="float">
            <text:p>6.84</text:p>
          </table:table-cell>
          <table:table-cell office:value-type="float" office:value="-0.6105568" calcext:value-type="float">
            <text:p>-0.6105568</text:p>
          </table:table-cell>
          <table:table-cell office:value-type="float" office:value="-0.07908792" calcext:value-type="float">
            <text:p>-0.07908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38" calcext:value-type="float">
            <text:p>26.38</text:p>
          </table:table-cell>
          <table:table-cell office:value-type="float" office:value="-130.2365" calcext:value-type="float">
            <text:p>-130.2365</text:p>
          </table:table-cell>
          <table:table-cell office:value-type="float" office:value="128.0527" calcext:value-type="float">
            <text:p>128.0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044" calcext:value-type="float">
            <text:p>9.044</text:p>
          </table:table-cell>
          <table:table-cell office:value-type="float" office:value="-30.93886" calcext:value-type="float">
            <text:p>-30.93886</text:p>
          </table:table-cell>
          <table:table-cell office:value-type="float" office:value="109.1406" calcext:value-type="float">
            <text:p>109.1406</text:p>
          </table:table-cell>
          <table:table-cell office:value-type="float" office:value="0.8149647" calcext:value-type="float">
            <text:p>0.8149647</text:p>
          </table:table-cell>
          <table:table-cell office:value-type="float" office:value="-5.96033" calcext:value-type="float">
            <text:p>-5.96033</text:p>
          </table:table-cell>
          <table:table-cell/>
          <table:table-cell table:formula="of:=SIGN([.AL279])" office:value-type="float" office:value="-1" calcext:value-type="float">
            <text:p>-1</text:p>
          </table:table-cell>
          <table:table-cell table:formula="of:=SIGN([.AM279])" office:value-type="float" office:value="1" calcext:value-type="float">
            <text:p>1</text:p>
          </table:table-cell>
          <table:table-cell table:formula="of:=SIGN([.AN279])" office:value-type="float" office:value="1" calcext:value-type="float">
            <text:p>1</text:p>
          </table:table-cell>
          <table:table-cell table:formula="of:=SIGN([.AO279])" office:value-type="float" office:value="-1" calcext:value-type="float">
            <text:p>-1</text:p>
          </table:table-cell>
          <table:table-cell table:number-columns-repeated="15"/>
          <table:table-cell office:value-type="float" office:value="6.898" calcext:value-type="float">
            <text:p>6.898</text:p>
          </table:table-cell>
          <table:table-cell office:value-type="float" office:value="0.8099647" calcext:value-type="float">
            <text:p>0.8099647</text:p>
          </table:table-cell>
          <table:table-cell office:value-type="float" office:value="0.1500104" calcext:value-type="float">
            <text:p>0.15001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408" calcext:value-type="float">
            <text:p>26.408</text:p>
          </table:table-cell>
          <table:table-cell office:value-type="float" office:value="-130.1642" calcext:value-type="float">
            <text:p>-130.1642</text:p>
          </table:table-cell>
          <table:table-cell office:value-type="float" office:value="128.0618" calcext:value-type="float">
            <text:p>128.06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205" calcext:value-type="float">
            <text:p>9.205</text:p>
          </table:table-cell>
          <table:table-cell office:value-type="float" office:value="-31.91782" calcext:value-type="float">
            <text:p>-31.91782</text:p>
          </table:table-cell>
          <table:table-cell office:value-type="float" office:value="110.7329" calcext:value-type="float">
            <text:p>110.7329</text:p>
          </table:table-cell>
          <table:table-cell office:value-type="float" office:value="0.3067101" calcext:value-type="float">
            <text:p>0.3067101</text:p>
          </table:table-cell>
          <table:table-cell office:value-type="float" office:value="-10.04769" calcext:value-type="float">
            <text:p>-10.04769</text:p>
          </table:table-cell>
          <table:table-cell/>
          <table:table-cell table:formula="of:=SIGN([.AL280])" office:value-type="float" office:value="-1" calcext:value-type="float">
            <text:p>-1</text:p>
          </table:table-cell>
          <table:table-cell table:formula="of:=SIGN([.AM280])" office:value-type="float" office:value="1" calcext:value-type="float">
            <text:p>1</text:p>
          </table:table-cell>
          <table:table-cell table:formula="of:=SIGN([.AN280])" office:value-type="float" office:value="1" calcext:value-type="float">
            <text:p>1</text:p>
          </table:table-cell>
          <table:table-cell table:formula="of:=SIGN([.AO280])" office:value-type="float" office:value="-1" calcext:value-type="float">
            <text:p>-1</text:p>
          </table:table-cell>
          <table:table-cell table:number-columns-repeated="15"/>
          <table:table-cell office:value-type="float" office:value="6.906" calcext:value-type="float">
            <text:p>6.906</text:p>
          </table:table-cell>
          <table:table-cell office:value-type="float" office:value="0.4896784" calcext:value-type="float">
            <text:p>0.4896784</text:p>
          </table:table-cell>
          <table:table-cell office:value-type="float" office:value="-0.01811692" calcext:value-type="float">
            <text:p>-0.018116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431" calcext:value-type="float">
            <text:p>26.431</text:p>
          </table:table-cell>
          <table:table-cell office:value-type="float" office:value="-130.1394" calcext:value-type="float">
            <text:p>-130.1394</text:p>
          </table:table-cell>
          <table:table-cell office:value-type="float" office:value="128.0905" calcext:value-type="float">
            <text:p>128.09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216" calcext:value-type="float">
            <text:p>9.216</text:p>
          </table:table-cell>
          <table:table-cell office:value-type="float" office:value="-31.98663" calcext:value-type="float">
            <text:p>-31.98663</text:p>
          </table:table-cell>
          <table:table-cell office:value-type="float" office:value="110.7378" calcext:value-type="float">
            <text:p>110.7378</text:p>
          </table:table-cell>
          <table:table-cell office:value-type="float" office:value="0.2887939" calcext:value-type="float">
            <text:p>0.2887939</text:p>
          </table:table-cell>
          <table:table-cell office:value-type="float" office:value="-10.37669" calcext:value-type="float">
            <text:p>-10.37669</text:p>
          </table:table-cell>
          <table:table-cell/>
          <table:table-cell table:formula="of:=SIGN([.AL281])" office:value-type="float" office:value="-1" calcext:value-type="float">
            <text:p>-1</text:p>
          </table:table-cell>
          <table:table-cell table:formula="of:=SIGN([.AM281])" office:value-type="float" office:value="1" calcext:value-type="float">
            <text:p>1</text:p>
          </table:table-cell>
          <table:table-cell table:formula="of:=SIGN([.AN281])" office:value-type="float" office:value="1" calcext:value-type="float">
            <text:p>1</text:p>
          </table:table-cell>
          <table:table-cell table:formula="of:=SIGN([.AO281])" office:value-type="float" office:value="-1" calcext:value-type="float">
            <text:p>-1</text:p>
          </table:table-cell>
          <table:table-cell table:number-columns-repeated="15"/>
          <table:table-cell office:value-type="float" office:value="6.914" calcext:value-type="float">
            <text:p>6.914</text:p>
          </table:table-cell>
          <table:table-cell office:value-type="float" office:value="0.4796518" calcext:value-type="float">
            <text:p>0.4796518</text:p>
          </table:table-cell>
          <table:table-cell office:value-type="float" office:value="0.1662545" calcext:value-type="float">
            <text:p>0.1662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594" calcext:value-type="float">
            <text:p>26.594</text:p>
          </table:table-cell>
          <table:table-cell office:value-type="float" office:value="-129.8102" calcext:value-type="float">
            <text:p>-129.8102</text:p>
          </table:table-cell>
          <table:table-cell office:value-type="float" office:value="128.2399" calcext:value-type="float">
            <text:p>128.2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227" calcext:value-type="float">
            <text:p>9.227</text:p>
          </table:table-cell>
          <table:table-cell office:value-type="float" office:value="-32.04219" calcext:value-type="float">
            <text:p>-32.04219</text:p>
          </table:table-cell>
          <table:table-cell office:value-type="float" office:value="110.7319" calcext:value-type="float">
            <text:p>110.7319</text:p>
          </table:table-cell>
          <table:table-cell office:value-type="float" office:value="0.2564818" calcext:value-type="float">
            <text:p>0.2564818</text:p>
          </table:table-cell>
          <table:table-cell office:value-type="float" office:value="-10.65279" calcext:value-type="float">
            <text:p>-10.65279</text:p>
          </table:table-cell>
          <table:table-cell/>
          <table:table-cell table:formula="of:=SIGN([.AL282])" office:value-type="float" office:value="-1" calcext:value-type="float">
            <text:p>-1</text:p>
          </table:table-cell>
          <table:table-cell table:formula="of:=SIGN([.AM282])" office:value-type="float" office:value="1" calcext:value-type="float">
            <text:p>1</text:p>
          </table:table-cell>
          <table:table-cell table:formula="of:=SIGN([.AN282])" office:value-type="float" office:value="1" calcext:value-type="float">
            <text:p>1</text:p>
          </table:table-cell>
          <table:table-cell table:formula="of:=SIGN([.AO282])" office:value-type="float" office:value="-1" calcext:value-type="float">
            <text:p>-1</text:p>
          </table:table-cell>
          <table:table-cell table:number-columns-repeated="15"/>
          <table:table-cell office:value-type="float" office:value="6.922" calcext:value-type="float">
            <text:p>6.922</text:p>
          </table:table-cell>
          <table:table-cell office:value-type="float" office:value="0.2040507" calcext:value-type="float">
            <text:p>0.2040507</text:p>
          </table:table-cell>
          <table:table-cell office:value-type="float" office:value="-0.003322188" calcext:value-type="float">
            <text:p>-0.0033221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616" calcext:value-type="float">
            <text:p>26.616</text:p>
          </table:table-cell>
          <table:table-cell office:value-type="float" office:value="-129.6574" calcext:value-type="float">
            <text:p>-129.6574</text:p>
          </table:table-cell>
          <table:table-cell office:value-type="float" office:value="128.3249" calcext:value-type="float">
            <text:p>128.32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238" calcext:value-type="float">
            <text:p>9.238</text:p>
          </table:table-cell>
          <table:table-cell office:value-type="float" office:value="-32.10358" calcext:value-type="float">
            <text:p>-32.10358</text:p>
          </table:table-cell>
          <table:table-cell office:value-type="float" office:value="110.7404" calcext:value-type="float">
            <text:p>110.7404</text:p>
          </table:table-cell>
          <table:table-cell office:value-type="float" office:value="0.235222" calcext:value-type="float">
            <text:p>0.235222</text:p>
          </table:table-cell>
          <table:table-cell office:value-type="float" office:value="-10.88609" calcext:value-type="float">
            <text:p>-10.88609</text:p>
          </table:table-cell>
          <table:table-cell/>
          <table:table-cell table:formula="of:=SIGN([.AL283])" office:value-type="float" office:value="-1" calcext:value-type="float">
            <text:p>-1</text:p>
          </table:table-cell>
          <table:table-cell table:formula="of:=SIGN([.AM283])" office:value-type="float" office:value="1" calcext:value-type="float">
            <text:p>1</text:p>
          </table:table-cell>
          <table:table-cell table:formula="of:=SIGN([.AN283])" office:value-type="float" office:value="1" calcext:value-type="float">
            <text:p>1</text:p>
          </table:table-cell>
          <table:table-cell table:formula="of:=SIGN([.AO283])" office:value-type="float" office:value="-1" calcext:value-type="float">
            <text:p>-1</text:p>
          </table:table-cell>
          <table:table-cell table:number-columns-repeated="15"/>
          <table:table-cell office:value-type="float" office:value="6.93" calcext:value-type="float">
            <text:p>6.93</text:p>
          </table:table-cell>
          <table:table-cell office:value-type="float" office:value="-0.02720609" calcext:value-type="float">
            <text:p>-0.02720609</text:p>
          </table:table-cell>
          <table:table-cell office:value-type="float" office:value="0.00339778" calcext:value-type="float">
            <text:p>0.003397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638" calcext:value-type="float">
            <text:p>26.638</text:p>
          </table:table-cell>
          <table:table-cell office:value-type="float" office:value="-129.6116" calcext:value-type="float">
            <text:p>-129.6116</text:p>
          </table:table-cell>
          <table:table-cell office:value-type="float" office:value="128.3551" calcext:value-type="float">
            <text:p>128.3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25" calcext:value-type="float">
            <text:p>9.25</text:p>
          </table:table-cell>
          <table:table-cell office:value-type="float" office:value="-32.17358" calcext:value-type="float">
            <text:p>-32.17358</text:p>
          </table:table-cell>
          <table:table-cell office:value-type="float" office:value="110.7452" calcext:value-type="float">
            <text:p>110.7452</text:p>
          </table:table-cell>
          <table:table-cell office:value-type="float" office:value="0.2794981" calcext:value-type="float">
            <text:p>0.2794981</text:p>
          </table:table-cell>
          <table:table-cell office:value-type="float" office:value="-11.19238" calcext:value-type="float">
            <text:p>-11.19238</text:p>
          </table:table-cell>
          <table:table-cell/>
          <table:table-cell table:formula="of:=SIGN([.AL284])" office:value-type="float" office:value="-1" calcext:value-type="float">
            <text:p>-1</text:p>
          </table:table-cell>
          <table:table-cell table:formula="of:=SIGN([.AM284])" office:value-type="float" office:value="1" calcext:value-type="float">
            <text:p>1</text:p>
          </table:table-cell>
          <table:table-cell table:formula="of:=SIGN([.AN284])" office:value-type="float" office:value="1" calcext:value-type="float">
            <text:p>1</text:p>
          </table:table-cell>
          <table:table-cell table:formula="of:=SIGN([.AO284])" office:value-type="float" office:value="-1" calcext:value-type="float">
            <text:p>-1</text:p>
          </table:table-cell>
          <table:table-cell table:number-columns-repeated="15"/>
          <table:table-cell office:value-type="float" office:value="6.938" calcext:value-type="float">
            <text:p>6.938</text:p>
          </table:table-cell>
          <table:table-cell office:value-type="float" office:value="-0.2686743" calcext:value-type="float">
            <text:p>-0.2686743</text:p>
          </table:table-cell>
          <table:table-cell office:value-type="float" office:value="0.0168715" calcext:value-type="float">
            <text:p>0.01687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665" calcext:value-type="float">
            <text:p>26.665</text:p>
          </table:table-cell>
          <table:table-cell office:value-type="float" office:value="-129.6425" calcext:value-type="float">
            <text:p>-129.6425</text:p>
          </table:table-cell>
          <table:table-cell office:value-type="float" office:value="128.3132" calcext:value-type="float">
            <text:p>128.3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264" calcext:value-type="float">
            <text:p>9.264</text:p>
          </table:table-cell>
          <table:table-cell office:value-type="float" office:value="-32.22574" calcext:value-type="float">
            <text:p>-32.22574</text:p>
          </table:table-cell>
          <table:table-cell office:value-type="float" office:value="110.7422" calcext:value-type="float">
            <text:p>110.7422</text:p>
          </table:table-cell>
          <table:table-cell office:value-type="float" office:value="0.231775" calcext:value-type="float">
            <text:p>0.231775</text:p>
          </table:table-cell>
          <table:table-cell office:value-type="float" office:value="-11.43293" calcext:value-type="float">
            <text:p>-11.43293</text:p>
          </table:table-cell>
          <table:table-cell/>
          <table:table-cell table:formula="of:=SIGN([.AL285])" office:value-type="float" office:value="-1" calcext:value-type="float">
            <text:p>-1</text:p>
          </table:table-cell>
          <table:table-cell table:formula="of:=SIGN([.AM285])" office:value-type="float" office:value="1" calcext:value-type="float">
            <text:p>1</text:p>
          </table:table-cell>
          <table:table-cell table:formula="of:=SIGN([.AN285])" office:value-type="float" office:value="1" calcext:value-type="float">
            <text:p>1</text:p>
          </table:table-cell>
          <table:table-cell table:formula="of:=SIGN([.AO285])" office:value-type="float" office:value="-1" calcext:value-type="float">
            <text:p>-1</text:p>
          </table:table-cell>
          <table:table-cell table:number-columns-repeated="15"/>
          <table:table-cell office:value-type="float" office:value="6.946" calcext:value-type="float">
            <text:p>6.946</text:p>
          </table:table-cell>
          <table:table-cell office:value-type="float" office:value="-0.2515236" calcext:value-type="float">
            <text:p>-0.2515236</text:p>
          </table:table-cell>
          <table:table-cell office:value-type="float" office:value="0.06515379" calcext:value-type="float">
            <text:p>0.065153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69" calcext:value-type="float">
            <text:p>26.69</text:p>
          </table:table-cell>
          <table:table-cell office:value-type="float" office:value="-129.6141" calcext:value-type="float">
            <text:p>-129.6141</text:p>
          </table:table-cell>
          <table:table-cell office:value-type="float" office:value="128.3314" calcext:value-type="float">
            <text:p>128.3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277" calcext:value-type="float">
            <text:p>9.277</text:p>
          </table:table-cell>
          <table:table-cell office:value-type="float" office:value="-32.30098" calcext:value-type="float">
            <text:p>-32.30098</text:p>
          </table:table-cell>
          <table:table-cell office:value-type="float" office:value="110.7255" calcext:value-type="float">
            <text:p>110.7255</text:p>
          </table:table-cell>
          <table:table-cell office:value-type="float" office:value="0.196528" calcext:value-type="float">
            <text:p>0.196528</text:p>
          </table:table-cell>
          <table:table-cell office:value-type="float" office:value="-11.76098" calcext:value-type="float">
            <text:p>-11.76098</text:p>
          </table:table-cell>
          <table:table-cell/>
          <table:table-cell table:formula="of:=SIGN([.AL286])" office:value-type="float" office:value="-1" calcext:value-type="float">
            <text:p>-1</text:p>
          </table:table-cell>
          <table:table-cell table:formula="of:=SIGN([.AM286])" office:value-type="float" office:value="1" calcext:value-type="float">
            <text:p>1</text:p>
          </table:table-cell>
          <table:table-cell table:formula="of:=SIGN([.AN286])" office:value-type="float" office:value="1" calcext:value-type="float">
            <text:p>1</text:p>
          </table:table-cell>
          <table:table-cell table:formula="of:=SIGN([.AO286])" office:value-type="float" office:value="-1" calcext:value-type="float">
            <text:p>-1</text:p>
          </table:table-cell>
          <table:table-cell table:number-columns-repeated="15"/>
          <table:table-cell office:value-type="float" office:value="6.954" calcext:value-type="float">
            <text:p>6.954</text:p>
          </table:table-cell>
          <table:table-cell office:value-type="float" office:value="-0.2860226" calcext:value-type="float">
            <text:p>-0.2860226</text:p>
          </table:table-cell>
          <table:table-cell office:value-type="float" office:value="-0.07" calcext:value-type="float">
            <text:p>-0.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712" calcext:value-type="float">
            <text:p>26.712</text:p>
          </table:table-cell>
          <table:table-cell office:value-type="float" office:value="-129.5702" calcext:value-type="float">
            <text:p>-129.5702</text:p>
          </table:table-cell>
          <table:table-cell office:value-type="float" office:value="128.3601" calcext:value-type="float">
            <text:p>128.36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288" calcext:value-type="float">
            <text:p>9.288</text:p>
          </table:table-cell>
          <table:table-cell office:value-type="float" office:value="-32.36326" calcext:value-type="float">
            <text:p>-32.36326</text:p>
          </table:table-cell>
          <table:table-cell office:value-type="float" office:value="110.7024" calcext:value-type="float">
            <text:p>110.7024</text:p>
          </table:table-cell>
          <table:table-cell office:value-type="float" office:value="0.1658565" calcext:value-type="float">
            <text:p>0.1658565</text:p>
          </table:table-cell>
          <table:table-cell office:value-type="float" office:value="-12.00243" calcext:value-type="float">
            <text:p>-12.00243</text:p>
          </table:table-cell>
          <table:table-cell/>
          <table:table-cell table:formula="of:=SIGN([.AL287])" office:value-type="float" office:value="-1" calcext:value-type="float">
            <text:p>-1</text:p>
          </table:table-cell>
          <table:table-cell table:formula="of:=SIGN([.AM287])" office:value-type="float" office:value="1" calcext:value-type="float">
            <text:p>1</text:p>
          </table:table-cell>
          <table:table-cell table:formula="of:=SIGN([.AN287])" office:value-type="float" office:value="1" calcext:value-type="float">
            <text:p>1</text:p>
          </table:table-cell>
          <table:table-cell table:formula="of:=SIGN([.AO287])" office:value-type="float" office:value="-1" calcext:value-type="float">
            <text:p>-1</text:p>
          </table:table-cell>
          <table:table-cell table:number-columns-repeated="15"/>
          <table:table-cell office:value-type="float" office:value="7.005" calcext:value-type="float">
            <text:p>7.005</text:p>
          </table:table-cell>
          <table:table-cell office:value-type="float" office:value="-0.5836668" calcext:value-type="float">
            <text:p>-0.5836668</text:p>
          </table:table-cell>
          <table:table-cell office:value-type="float" office:value="-0.1383059" calcext:value-type="float">
            <text:p>-0.13830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734" calcext:value-type="float">
            <text:p>26.734</text:p>
          </table:table-cell>
          <table:table-cell office:value-type="float" office:value="-129.555" calcext:value-type="float">
            <text:p>-129.555</text:p>
          </table:table-cell>
          <table:table-cell office:value-type="float" office:value="128.3699" calcext:value-type="float">
            <text:p>128.36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299" calcext:value-type="float">
            <text:p>9.299</text:p>
          </table:table-cell>
          <table:table-cell office:value-type="float" office:value="-32.41311" calcext:value-type="float">
            <text:p>-32.41311</text:p>
          </table:table-cell>
          <table:table-cell office:value-type="float" office:value="110.6725" calcext:value-type="float">
            <text:p>110.6725</text:p>
          </table:table-cell>
          <table:table-cell office:value-type="float" office:value="0.1532656" calcext:value-type="float">
            <text:p>0.1532656</text:p>
          </table:table-cell>
          <table:table-cell office:value-type="float" office:value="-12.2275" calcext:value-type="float">
            <text:p>-12.2275</text:p>
          </table:table-cell>
          <table:table-cell/>
          <table:table-cell table:formula="of:=SIGN([.AL288])" office:value-type="float" office:value="-1" calcext:value-type="float">
            <text:p>-1</text:p>
          </table:table-cell>
          <table:table-cell table:formula="of:=SIGN([.AM288])" office:value-type="float" office:value="1" calcext:value-type="float">
            <text:p>1</text:p>
          </table:table-cell>
          <table:table-cell table:formula="of:=SIGN([.AN288])" office:value-type="float" office:value="1" calcext:value-type="float">
            <text:p>1</text:p>
          </table:table-cell>
          <table:table-cell table:formula="of:=SIGN([.AO288])" office:value-type="float" office:value="-1" calcext:value-type="float">
            <text:p>-1</text:p>
          </table:table-cell>
          <table:table-cell table:number-columns-repeated="15"/>
          <table:table-cell office:value-type="float" office:value="7.013" calcext:value-type="float">
            <text:p>7.013</text:p>
          </table:table-cell>
          <table:table-cell office:value-type="float" office:value="-0.6233399" calcext:value-type="float">
            <text:p>-0.6233399</text:p>
          </table:table-cell>
          <table:table-cell office:value-type="float" office:value="-0.1671138" calcext:value-type="float">
            <text:p>-0.1671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756" calcext:value-type="float">
            <text:p>26.756</text:p>
          </table:table-cell>
          <table:table-cell office:value-type="float" office:value="-129.6715" calcext:value-type="float">
            <text:p>-129.6715</text:p>
          </table:table-cell>
          <table:table-cell office:value-type="float" office:value="128.2903" calcext:value-type="float">
            <text:p>128.2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32" calcext:value-type="float">
            <text:p>9.32</text:p>
          </table:table-cell>
          <table:table-cell office:value-type="float" office:value="-32.50736" calcext:value-type="float">
            <text:p>-32.50736</text:p>
          </table:table-cell>
          <table:table-cell office:value-type="float" office:value="110.6109" calcext:value-type="float">
            <text:p>110.6109</text:p>
          </table:table-cell>
          <table:table-cell office:value-type="float" office:value="0.1481623" calcext:value-type="float">
            <text:p>0.1481623</text:p>
          </table:table-cell>
          <table:table-cell office:value-type="float" office:value="-12.7743" calcext:value-type="float">
            <text:p>-12.7743</text:p>
          </table:table-cell>
          <table:table-cell/>
          <table:table-cell table:formula="of:=SIGN([.AL289])" office:value-type="float" office:value="-1" calcext:value-type="float">
            <text:p>-1</text:p>
          </table:table-cell>
          <table:table-cell table:formula="of:=SIGN([.AM289])" office:value-type="float" office:value="1" calcext:value-type="float">
            <text:p>1</text:p>
          </table:table-cell>
          <table:table-cell table:formula="of:=SIGN([.AN289])" office:value-type="float" office:value="1" calcext:value-type="float">
            <text:p>1</text:p>
          </table:table-cell>
          <table:table-cell table:formula="of:=SIGN([.AO289])" office:value-type="float" office:value="-1" calcext:value-type="float">
            <text:p>-1</text:p>
          </table:table-cell>
          <table:table-cell table:number-columns-repeated="15"/>
          <table:table-cell office:value-type="float" office:value="7.021" calcext:value-type="float">
            <text:p>7.021</text:p>
          </table:table-cell>
          <table:table-cell office:value-type="float" office:value="-0.5054884" calcext:value-type="float">
            <text:p>-0.5054884</text:p>
          </table:table-cell>
          <table:table-cell office:value-type="float" office:value="0.03787508" calcext:value-type="float">
            <text:p>0.037875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778" calcext:value-type="float">
            <text:p>26.778</text:p>
          </table:table-cell>
          <table:table-cell office:value-type="float" office:value="-129.6465" calcext:value-type="float">
            <text:p>-129.6465</text:p>
          </table:table-cell>
          <table:table-cell office:value-type="float" office:value="128.3055" calcext:value-type="float">
            <text:p>128.3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333" calcext:value-type="float">
            <text:p>9.333</text:p>
          </table:table-cell>
          <table:table-cell office:value-type="float" office:value="-32.54586" calcext:value-type="float">
            <text:p>-32.54586</text:p>
          </table:table-cell>
          <table:table-cell office:value-type="float" office:value="110.5831" calcext:value-type="float">
            <text:p>110.5831</text:p>
          </table:table-cell>
          <table:table-cell office:value-type="float" office:value="0.1351345" calcext:value-type="float">
            <text:p>0.1351345</text:p>
          </table:table-cell>
          <table:table-cell office:value-type="float" office:value="-12.99935" calcext:value-type="float">
            <text:p>-12.99935</text:p>
          </table:table-cell>
          <table:table-cell/>
          <table:table-cell table:formula="of:=SIGN([.AL290])" office:value-type="float" office:value="-1" calcext:value-type="float">
            <text:p>-1</text:p>
          </table:table-cell>
          <table:table-cell table:formula="of:=SIGN([.AM290])" office:value-type="float" office:value="1" calcext:value-type="float">
            <text:p>1</text:p>
          </table:table-cell>
          <table:table-cell table:formula="of:=SIGN([.AN290])" office:value-type="float" office:value="1" calcext:value-type="float">
            <text:p>1</text:p>
          </table:table-cell>
          <table:table-cell table:formula="of:=SIGN([.AO290])" office:value-type="float" office:value="-1" calcext:value-type="float">
            <text:p>-1</text:p>
          </table:table-cell>
          <table:table-cell table:number-columns-repeated="15"/>
          <table:table-cell office:value-type="float" office:value="7.029" calcext:value-type="float">
            <text:p>7.029</text:p>
          </table:table-cell>
          <table:table-cell office:value-type="float" office:value="-0.5533185" calcext:value-type="float">
            <text:p>-0.5533185</text:p>
          </table:table-cell>
          <table:table-cell office:value-type="float" office:value="-0.2911304" calcext:value-type="float">
            <text:p>-0.29113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951" calcext:value-type="float">
            <text:p>26.951</text:p>
          </table:table-cell>
          <table:table-cell office:value-type="float" office:value="-129.9695" calcext:value-type="float">
            <text:p>-129.9695</text:p>
          </table:table-cell>
          <table:table-cell office:value-type="float" office:value="128.1911" calcext:value-type="float">
            <text:p>128.1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344" calcext:value-type="float">
            <text:p>9.344</text:p>
          </table:table-cell>
          <table:table-cell office:value-type="float" office:value="-32.61086" calcext:value-type="float">
            <text:p>-32.61086</text:p>
          </table:table-cell>
          <table:table-cell office:value-type="float" office:value="110.5244" calcext:value-type="float">
            <text:p>110.5244</text:p>
          </table:table-cell>
          <table:table-cell office:value-type="float" office:value="0.1332554" calcext:value-type="float">
            <text:p>0.1332554</text:p>
          </table:table-cell>
          <table:table-cell office:value-type="float" office:value="-13.32928" calcext:value-type="float">
            <text:p>-13.32928</text:p>
          </table:table-cell>
          <table:table-cell/>
          <table:table-cell table:formula="of:=SIGN([.AL291])" office:value-type="float" office:value="-1" calcext:value-type="float">
            <text:p>-1</text:p>
          </table:table-cell>
          <table:table-cell table:formula="of:=SIGN([.AM291])" office:value-type="float" office:value="1" calcext:value-type="float">
            <text:p>1</text:p>
          </table:table-cell>
          <table:table-cell table:formula="of:=SIGN([.AN291])" office:value-type="float" office:value="1" calcext:value-type="float">
            <text:p>1</text:p>
          </table:table-cell>
          <table:table-cell table:formula="of:=SIGN([.AO291])" office:value-type="float" office:value="-1" calcext:value-type="float">
            <text:p>-1</text:p>
          </table:table-cell>
          <table:table-cell table:number-columns-repeated="15"/>
          <table:table-cell office:value-type="float" office:value="7.037" calcext:value-type="float">
            <text:p>7.037</text:p>
          </table:table-cell>
          <table:table-cell office:value-type="float" office:value="-0.7776514" calcext:value-type="float">
            <text:p>-0.7776514</text:p>
          </table:table-cell>
          <table:table-cell office:value-type="float" office:value="-0.1359275" calcext:value-type="float">
            <text:p>-0.1359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973" calcext:value-type="float">
            <text:p>26.973</text:p>
          </table:table-cell>
          <table:table-cell office:value-type="float" office:value="-129.9566" calcext:value-type="float">
            <text:p>-129.9566</text:p>
          </table:table-cell>
          <table:table-cell office:value-type="float" office:value="128.1618" calcext:value-type="float">
            <text:p>128.16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355" calcext:value-type="float">
            <text:p>9.355</text:p>
          </table:table-cell>
          <table:table-cell office:value-type="float" office:value="-32.655" calcext:value-type="float">
            <text:p>-32.655</text:p>
          </table:table-cell>
          <table:table-cell office:value-type="float" office:value="110.4678" calcext:value-type="float">
            <text:p>110.4678</text:p>
          </table:table-cell>
          <table:table-cell office:value-type="float" office:value="0.1098699" calcext:value-type="float">
            <text:p>0.1098699</text:p>
          </table:table-cell>
          <table:table-cell office:value-type="float" office:value="-13.43213" calcext:value-type="float">
            <text:p>-13.43213</text:p>
          </table:table-cell>
          <table:table-cell/>
          <table:table-cell table:formula="of:=SIGN([.AL292])" office:value-type="float" office:value="-1" calcext:value-type="float">
            <text:p>-1</text:p>
          </table:table-cell>
          <table:table-cell table:formula="of:=SIGN([.AM292])" office:value-type="float" office:value="1" calcext:value-type="float">
            <text:p>1</text:p>
          </table:table-cell>
          <table:table-cell table:formula="of:=SIGN([.AN292])" office:value-type="float" office:value="1" calcext:value-type="float">
            <text:p>1</text:p>
          </table:table-cell>
          <table:table-cell table:formula="of:=SIGN([.AO292])" office:value-type="float" office:value="-1" calcext:value-type="float">
            <text:p>-1</text:p>
          </table:table-cell>
          <table:table-cell table:number-columns-repeated="15"/>
          <table:table-cell office:value-type="float" office:value="7.045" calcext:value-type="float">
            <text:p>7.045</text:p>
          </table:table-cell>
          <table:table-cell office:value-type="float" office:value="-0.3952062" calcext:value-type="float">
            <text:p>-0.3952062</text:p>
          </table:table-cell>
          <table:table-cell office:value-type="float" office:value="-0.05372949" calcext:value-type="float">
            <text:p>-0.053729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.998" calcext:value-type="float">
            <text:p>26.998</text:p>
          </table:table-cell>
          <table:table-cell office:value-type="float" office:value="-129.952" calcext:value-type="float">
            <text:p>-129.952</text:p>
          </table:table-cell>
          <table:table-cell office:value-type="float" office:value="128.1695" calcext:value-type="float">
            <text:p>128.16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367" calcext:value-type="float">
            <text:p>9.367</text:p>
          </table:table-cell>
          <table:table-cell office:value-type="float" office:value="-32.70776" calcext:value-type="float">
            <text:p>-32.70776</text:p>
          </table:table-cell>
          <table:table-cell office:value-type="float" office:value="110.3886" calcext:value-type="float">
            <text:p>110.3886</text:p>
          </table:table-cell>
          <table:table-cell office:value-type="float" office:value="0.111123" calcext:value-type="float">
            <text:p>0.111123</text:p>
          </table:table-cell>
          <table:table-cell office:value-type="float" office:value="-13.85779" calcext:value-type="float">
            <text:p>-13.85779</text:p>
          </table:table-cell>
          <table:table-cell/>
          <table:table-cell table:formula="of:=SIGN([.AL293])" office:value-type="float" office:value="-1" calcext:value-type="float">
            <text:p>-1</text:p>
          </table:table-cell>
          <table:table-cell table:formula="of:=SIGN([.AM293])" office:value-type="float" office:value="1" calcext:value-type="float">
            <text:p>1</text:p>
          </table:table-cell>
          <table:table-cell table:formula="of:=SIGN([.AN293])" office:value-type="float" office:value="1" calcext:value-type="float">
            <text:p>1</text:p>
          </table:table-cell>
          <table:table-cell table:formula="of:=SIGN([.AO293])" office:value-type="float" office:value="-1" calcext:value-type="float">
            <text:p>-1</text:p>
          </table:table-cell>
          <table:table-cell table:number-columns-repeated="15"/>
          <table:table-cell office:value-type="float" office:value="7.053" calcext:value-type="float">
            <text:p>7.053</text:p>
          </table:table-cell>
          <table:table-cell office:value-type="float" office:value="-0.7678102" calcext:value-type="float">
            <text:p>-0.7678102</text:p>
          </table:table-cell>
          <table:table-cell office:value-type="float" office:value="-0.01232774" calcext:value-type="float">
            <text:p>-0.012327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02" calcext:value-type="float">
            <text:p>27.02</text:p>
          </table:table-cell>
          <table:table-cell office:value-type="float" office:value="-130.1994" calcext:value-type="float">
            <text:p>-130.1994</text:p>
          </table:table-cell>
          <table:table-cell office:value-type="float" office:value="128.0814" calcext:value-type="float">
            <text:p>128.08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379" calcext:value-type="float">
            <text:p>9.379</text:p>
          </table:table-cell>
          <table:table-cell office:value-type="float" office:value="-32.75165" calcext:value-type="float">
            <text:p>-32.75165</text:p>
          </table:table-cell>
          <table:table-cell office:value-type="float" office:value="110.3109" calcext:value-type="float">
            <text:p>110.3109</text:p>
          </table:table-cell>
          <table:table-cell office:value-type="float" office:value="0.08085002" calcext:value-type="float">
            <text:p>0.08085002</text:p>
          </table:table-cell>
          <table:table-cell office:value-type="float" office:value="-14.08185" calcext:value-type="float">
            <text:p>-14.08185</text:p>
          </table:table-cell>
          <table:table-cell/>
          <table:table-cell table:formula="of:=SIGN([.AL294])" office:value-type="float" office:value="-1" calcext:value-type="float">
            <text:p>-1</text:p>
          </table:table-cell>
          <table:table-cell table:formula="of:=SIGN([.AM294])" office:value-type="float" office:value="1" calcext:value-type="float">
            <text:p>1</text:p>
          </table:table-cell>
          <table:table-cell table:formula="of:=SIGN([.AN294])" office:value-type="float" office:value="1" calcext:value-type="float">
            <text:p>1</text:p>
          </table:table-cell>
          <table:table-cell table:formula="of:=SIGN([.AO294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/>
          <table:table-cell office:value-type="float" office:value="27.049" calcext:value-type="float">
            <text:p>27.049</text:p>
          </table:table-cell>
          <table:table-cell office:value-type="float" office:value="-130.1369" calcext:value-type="float">
            <text:p>-130.1369</text:p>
          </table:table-cell>
          <table:table-cell office:value-type="float" office:value="128.0802" calcext:value-type="float">
            <text:p>128.08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391" calcext:value-type="float">
            <text:p>9.391</text:p>
          </table:table-cell>
          <table:table-cell office:value-type="float" office:value="-32.79866" calcext:value-type="float">
            <text:p>-32.79866</text:p>
          </table:table-cell>
          <table:table-cell office:value-type="float" office:value="110.261" calcext:value-type="float">
            <text:p>110.261</text:p>
          </table:table-cell>
          <table:table-cell office:value-type="float" office:value="0.0772052" calcext:value-type="float">
            <text:p>0.0772052</text:p>
          </table:table-cell>
          <table:table-cell office:value-type="float" office:value="-14.29876" calcext:value-type="float">
            <text:p>-14.29876</text:p>
          </table:table-cell>
          <table:table-cell/>
          <table:table-cell table:formula="of:=SIGN([.AL295])" office:value-type="float" office:value="-1" calcext:value-type="float">
            <text:p>-1</text:p>
          </table:table-cell>
          <table:table-cell table:formula="of:=SIGN([.AM295])" office:value-type="float" office:value="1" calcext:value-type="float">
            <text:p>1</text:p>
          </table:table-cell>
          <table:table-cell table:formula="of:=SIGN([.AN295])" office:value-type="float" office:value="1" calcext:value-type="float">
            <text:p>1</text:p>
          </table:table-cell>
          <table:table-cell table:formula="of:=SIGN([.AO295])" office:value-type="float" office:value="-1" calcext:value-type="float">
            <text:p>-1</text:p>
          </table:table-cell>
          <table:table-cell table:number-columns-repeated="15"/>
          <table:table-cell office:value-type="float" office:value="7.121" calcext:value-type="float">
            <text:p>7.121</text:p>
          </table:table-cell>
          <table:table-cell office:value-type="float" office:value="-0.4078679" calcext:value-type="float">
            <text:p>-0.4078679</text:p>
          </table:table-cell>
          <table:table-cell office:value-type="float" office:value="0.08632341" calcext:value-type="float">
            <text:p>0.086323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076" calcext:value-type="float">
            <text:p>27.076</text:p>
          </table:table-cell>
          <table:table-cell office:value-type="float" office:value="-130.1635" calcext:value-type="float">
            <text:p>-130.1635</text:p>
          </table:table-cell>
          <table:table-cell office:value-type="float" office:value="128.0942" calcext:value-type="float">
            <text:p>128.0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402" calcext:value-type="float">
            <text:p>9.402</text:p>
          </table:table-cell>
          <table:table-cell office:value-type="float" office:value="-32.82842" calcext:value-type="float">
            <text:p>-32.82842</text:p>
          </table:table-cell>
          <table:table-cell office:value-type="float" office:value="110.2039" calcext:value-type="float">
            <text:p>110.2039</text:p>
          </table:table-cell>
          <table:table-cell office:value-type="float" office:value="0.06466496" calcext:value-type="float">
            <text:p>0.06466496</text:p>
          </table:table-cell>
          <table:table-cell office:value-type="float" office:value="-14.52384" calcext:value-type="float">
            <text:p>-14.52384</text:p>
          </table:table-cell>
          <table:table-cell/>
          <table:table-cell table:formula="of:=SIGN([.AL296])" office:value-type="float" office:value="-1" calcext:value-type="float">
            <text:p>-1</text:p>
          </table:table-cell>
          <table:table-cell table:formula="of:=SIGN([.AM296])" office:value-type="float" office:value="1" calcext:value-type="float">
            <text:p>1</text:p>
          </table:table-cell>
          <table:table-cell table:formula="of:=SIGN([.AN296])" office:value-type="float" office:value="1" calcext:value-type="float">
            <text:p>1</text:p>
          </table:table-cell>
          <table:table-cell table:formula="of:=SIGN([.AO296])" office:value-type="float" office:value="-1" calcext:value-type="float">
            <text:p>-1</text:p>
          </table:table-cell>
          <table:table-cell table:number-columns-repeated="15"/>
          <table:table-cell office:value-type="float" office:value="7.13" calcext:value-type="float">
            <text:p>7.13</text:p>
          </table:table-cell>
          <table:table-cell office:value-type="float" office:value="-0.2670605" calcext:value-type="float">
            <text:p>-0.2670605</text:p>
          </table:table-cell>
          <table:table-cell office:value-type="float" office:value="-0.03161476" calcext:value-type="float">
            <text:p>-0.031614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098" calcext:value-type="float">
            <text:p>27.098</text:p>
          </table:table-cell>
          <table:table-cell office:value-type="float" office:value="-130.0645" calcext:value-type="float">
            <text:p>-130.0645</text:p>
          </table:table-cell>
          <table:table-cell office:value-type="float" office:value="128.1237" calcext:value-type="float">
            <text:p>128.1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564" calcext:value-type="float">
            <text:p>9.564</text:p>
          </table:table-cell>
          <table:table-cell office:value-type="float" office:value="-33.19754" calcext:value-type="float">
            <text:p>-33.19754</text:p>
          </table:table-cell>
          <table:table-cell office:value-type="float" office:value="108.5949" calcext:value-type="float">
            <text:p>108.5949</text:p>
          </table:table-cell>
          <table:table-cell office:value-type="float" office:value="0.1354048" calcext:value-type="float">
            <text:p>0.1354048</text:p>
          </table:table-cell>
          <table:table-cell office:value-type="float" office:value="-18.18869" calcext:value-type="float">
            <text:p>-18.18869</text:p>
          </table:table-cell>
          <table:table-cell/>
          <table:table-cell table:formula="of:=SIGN([.AL297])" office:value-type="float" office:value="-1" calcext:value-type="float">
            <text:p>-1</text:p>
          </table:table-cell>
          <table:table-cell table:formula="of:=SIGN([.AM297])" office:value-type="float" office:value="1" calcext:value-type="float">
            <text:p>1</text:p>
          </table:table-cell>
          <table:table-cell table:formula="of:=SIGN([.AN297])" office:value-type="float" office:value="1" calcext:value-type="float">
            <text:p>1</text:p>
          </table:table-cell>
          <table:table-cell table:formula="of:=SIGN([.AO297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/>
          <table:table-cell office:value-type="float" office:value="27.121" calcext:value-type="float">
            <text:p>27.121</text:p>
          </table:table-cell>
          <table:table-cell office:value-type="float" office:value="-130.0391" calcext:value-type="float">
            <text:p>-130.0391</text:p>
          </table:table-cell>
          <table:table-cell office:value-type="float" office:value="128.1104" calcext:value-type="float">
            <text:p>128.1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575" calcext:value-type="float">
            <text:p>9.575</text:p>
          </table:table-cell>
          <table:table-cell office:value-type="float" office:value="-33.20514" calcext:value-type="float">
            <text:p>-33.20514</text:p>
          </table:table-cell>
          <table:table-cell office:value-type="float" office:value="108.4849" calcext:value-type="float">
            <text:p>108.4849</text:p>
          </table:table-cell>
          <table:table-cell office:value-type="float" office:value="0.08212036" calcext:value-type="float">
            <text:p>0.08212036</text:p>
          </table:table-cell>
          <table:table-cell office:value-type="float" office:value="-18.47313" calcext:value-type="float">
            <text:p>-18.47313</text:p>
          </table:table-cell>
          <table:table-cell/>
          <table:table-cell table:formula="of:=SIGN([.AL298])" office:value-type="float" office:value="-1" calcext:value-type="float">
            <text:p>-1</text:p>
          </table:table-cell>
          <table:table-cell table:formula="of:=SIGN([.AM298])" office:value-type="float" office:value="1" calcext:value-type="float">
            <text:p>1</text:p>
          </table:table-cell>
          <table:table-cell table:formula="of:=SIGN([.AN298])" office:value-type="float" office:value="1" calcext:value-type="float">
            <text:p>1</text:p>
          </table:table-cell>
          <table:table-cell table:formula="of:=SIGN([.AO298])" office:value-type="float" office:value="-1" calcext:value-type="float">
            <text:p>-1</text:p>
          </table:table-cell>
          <table:table-cell table:number-columns-repeated="15"/>
          <table:table-cell office:value-type="float" office:value="7.149" calcext:value-type="float">
            <text:p>7.149</text:p>
          </table:table-cell>
          <table:table-cell office:value-type="float" office:value="-0.2618046" calcext:value-type="float">
            <text:p>-0.2618046</text:p>
          </table:table-cell>
          <table:table-cell office:value-type="float" office:value="0.1076809" calcext:value-type="float">
            <text:p>0.10768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145" calcext:value-type="float">
            <text:p>27.145</text:p>
          </table:table-cell>
          <table:table-cell office:value-type="float" office:value="-130.0225" calcext:value-type="float">
            <text:p>-130.0225</text:p>
          </table:table-cell>
          <table:table-cell office:value-type="float" office:value="128.1386" calcext:value-type="float">
            <text:p>128.13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599" calcext:value-type="float">
            <text:p>9.599</text:p>
          </table:table-cell>
          <table:table-cell office:value-type="float" office:value="-33.21594" calcext:value-type="float">
            <text:p>-33.21594</text:p>
          </table:table-cell>
          <table:table-cell office:value-type="float" office:value="108.277" calcext:value-type="float">
            <text:p>108.277</text:p>
          </table:table-cell>
          <table:table-cell office:value-type="float" office:value="0.06117369" calcext:value-type="float">
            <text:p>0.06117369</text:p>
          </table:table-cell>
          <table:table-cell office:value-type="float" office:value="-18.82811" calcext:value-type="float">
            <text:p>-18.82811</text:p>
          </table:table-cell>
          <table:table-cell/>
          <table:table-cell table:formula="of:=SIGN([.AL299])" office:value-type="float" office:value="-1" calcext:value-type="float">
            <text:p>-1</text:p>
          </table:table-cell>
          <table:table-cell table:formula="of:=SIGN([.AM299])" office:value-type="float" office:value="1" calcext:value-type="float">
            <text:p>1</text:p>
          </table:table-cell>
          <table:table-cell table:formula="of:=SIGN([.AN299])" office:value-type="float" office:value="1" calcext:value-type="float">
            <text:p>1</text:p>
          </table:table-cell>
          <table:table-cell table:formula="of:=SIGN([.AO299])" office:value-type="float" office:value="-1" calcext:value-type="float">
            <text:p>-1</text:p>
          </table:table-cell>
          <table:table-cell table:number-columns-repeated="15"/>
          <table:table-cell office:value-type="float" office:value="7.157" calcext:value-type="float">
            <text:p>7.157</text:p>
          </table:table-cell>
          <table:table-cell office:value-type="float" office:value="-0.395483" calcext:value-type="float">
            <text:p>-0.395483</text:p>
          </table:table-cell>
          <table:table-cell office:value-type="float" office:value="0.04375318" calcext:value-type="float">
            <text:p>0.043753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306" calcext:value-type="float">
            <text:p>27.306</text:p>
          </table:table-cell>
          <table:table-cell office:value-type="float" office:value="-130.0009" calcext:value-type="float">
            <text:p>-130.0009</text:p>
          </table:table-cell>
          <table:table-cell office:value-type="float" office:value="127.616" calcext:value-type="float">
            <text:p>127.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61" calcext:value-type="float">
            <text:p>9.61</text:p>
          </table:table-cell>
          <table:table-cell office:value-type="float" office:value="-33.22191" calcext:value-type="float">
            <text:p>-33.22191</text:p>
          </table:table-cell>
          <table:table-cell office:value-type="float" office:value="108.1015" calcext:value-type="float">
            <text:p>108.1015</text:p>
          </table:table-cell>
          <table:table-cell office:value-type="float" office:value="0.07800318" calcext:value-type="float">
            <text:p>0.07800318</text:p>
          </table:table-cell>
          <table:table-cell office:value-type="float" office:value="-19.34922" calcext:value-type="float">
            <text:p>-19.34922</text:p>
          </table:table-cell>
          <table:table-cell/>
          <table:table-cell table:formula="of:=SIGN([.AL300])" office:value-type="float" office:value="-1" calcext:value-type="float">
            <text:p>-1</text:p>
          </table:table-cell>
          <table:table-cell table:formula="of:=SIGN([.AM300])" office:value-type="float" office:value="1" calcext:value-type="float">
            <text:p>1</text:p>
          </table:table-cell>
          <table:table-cell table:formula="of:=SIGN([.AN300])" office:value-type="float" office:value="1" calcext:value-type="float">
            <text:p>1</text:p>
          </table:table-cell>
          <table:table-cell table:formula="of:=SIGN([.AO300])" office:value-type="float" office:value="-1" calcext:value-type="float">
            <text:p>-1</text:p>
          </table:table-cell>
          <table:table-cell table:number-columns-repeated="15"/>
          <table:table-cell office:value-type="float" office:value="7.165" calcext:value-type="float">
            <text:p>7.165</text:p>
          </table:table-cell>
          <table:table-cell office:value-type="float" office:value="-0.3451859" calcext:value-type="float">
            <text:p>-0.3451859</text:p>
          </table:table-cell>
          <table:table-cell office:value-type="float" office:value="0.06547894" calcext:value-type="float">
            <text:p>0.065478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331" calcext:value-type="float">
            <text:p>27.331</text:p>
          </table:table-cell>
          <table:table-cell office:value-type="float" office:value="-130.2257" calcext:value-type="float">
            <text:p>-130.2257</text:p>
          </table:table-cell>
          <table:table-cell office:value-type="float" office:value="127.28" calcext:value-type="float">
            <text:p>127.28</text:p>
          </table:table-cell>
          <table:table-cell office:value-type="float" office:value="0.006941342" calcext:value-type="float">
            <text:p>0.006941342</text:p>
          </table:table-cell>
          <table:table-cell office:value-type="float" office:value="0.01010694" calcext:value-type="float">
            <text:p>0.01010694</text:p>
          </table:table-cell>
          <table:table-cell table:number-columns-repeated="30"/>
          <table:table-cell office:value-type="float" office:value="9.621" calcext:value-type="float">
            <text:p>9.621</text:p>
          </table:table-cell>
          <table:table-cell office:value-type="float" office:value="-33.22442" calcext:value-type="float">
            <text:p>-33.22442</text:p>
          </table:table-cell>
          <table:table-cell office:value-type="float" office:value="107.9722" calcext:value-type="float">
            <text:p>107.9722</text:p>
          </table:table-cell>
          <table:table-cell office:value-type="float" office:value="0.0194917" calcext:value-type="float">
            <text:p>0.0194917</text:p>
          </table:table-cell>
          <table:table-cell office:value-type="float" office:value="-19.53808" calcext:value-type="float">
            <text:p>-19.53808</text:p>
          </table:table-cell>
          <table:table-cell/>
          <table:table-cell table:formula="of:=SIGN([.AL301])" office:value-type="float" office:value="-1" calcext:value-type="float">
            <text:p>-1</text:p>
          </table:table-cell>
          <table:table-cell table:formula="of:=SIGN([.AM301])" office:value-type="float" office:value="1" calcext:value-type="float">
            <text:p>1</text:p>
          </table:table-cell>
          <table:table-cell table:formula="of:=SIGN([.AN301])" office:value-type="float" office:value="1" calcext:value-type="float">
            <text:p>1</text:p>
          </table:table-cell>
          <table:table-cell table:formula="of:=SIGN([.AO301])" office:value-type="float" office:value="-1" calcext:value-type="float">
            <text:p>-1</text:p>
          </table:table-cell>
          <table:table-cell table:number-columns-repeated="15"/>
          <table:table-cell office:value-type="float" office:value="7.173" calcext:value-type="float">
            <text:p>7.173</text:p>
          </table:table-cell>
          <table:table-cell office:value-type="float" office:value="-0.6061144" calcext:value-type="float">
            <text:p>-0.6061144</text:p>
          </table:table-cell>
          <table:table-cell office:value-type="float" office:value="-0.03591383" calcext:value-type="float">
            <text:p>-0.035913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354" calcext:value-type="float">
            <text:p>27.354</text:p>
          </table:table-cell>
          <table:table-cell office:value-type="float" office:value="-130.3053" calcext:value-type="float">
            <text:p>-130.3053</text:p>
          </table:table-cell>
          <table:table-cell office:value-type="float" office:value="127.1044" calcext:value-type="float">
            <text:p>127.1044</text:p>
          </table:table-cell>
          <table:table-cell office:value-type="float" office:value="-0.009539978" calcext:value-type="float">
            <text:p>-0.009539978</text:p>
          </table:table-cell>
          <table:table-cell office:value-type="float" office:value="0.007702047" calcext:value-type="float">
            <text:p>0.007702047</text:p>
          </table:table-cell>
          <table:table-cell table:number-columns-repeated="30"/>
          <table:table-cell office:value-type="float" office:value="9.632" calcext:value-type="float">
            <text:p>9.632</text:p>
          </table:table-cell>
          <table:table-cell office:value-type="float" office:value="-33.22593" calcext:value-type="float">
            <text:p>-33.22593</text:p>
          </table:table-cell>
          <table:table-cell office:value-type="float" office:value="107.8263" calcext:value-type="float">
            <text:p>107.8263</text:p>
          </table:table-cell>
          <table:table-cell office:value-type="float" office:value="0.002837094" calcext:value-type="float">
            <text:p>0.002837094</text:p>
          </table:table-cell>
          <table:table-cell office:value-type="float" office:value="-19.77175" calcext:value-type="float">
            <text:p>-19.77175</text:p>
          </table:table-cell>
          <table:table-cell/>
          <table:table-cell table:formula="of:=SIGN([.AL302])" office:value-type="float" office:value="-1" calcext:value-type="float">
            <text:p>-1</text:p>
          </table:table-cell>
          <table:table-cell table:formula="of:=SIGN([.AM302])" office:value-type="float" office:value="1" calcext:value-type="float">
            <text:p>1</text:p>
          </table:table-cell>
          <table:table-cell table:formula="of:=SIGN([.AN302])" office:value-type="float" office:value="1" calcext:value-type="float">
            <text:p>1</text:p>
          </table:table-cell>
          <table:table-cell table:formula="of:=SIGN([.AO302])" office:value-type="float" office:value="-1" calcext:value-type="float">
            <text:p>-1</text:p>
          </table:table-cell>
          <table:table-cell table:number-columns-repeated="15"/>
          <table:table-cell office:value-type="float" office:value="7.181" calcext:value-type="float">
            <text:p>7.181</text:p>
          </table:table-cell>
          <table:table-cell office:value-type="float" office:value="-0.4942122" calcext:value-type="float">
            <text:p>-0.4942122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379" calcext:value-type="float">
            <text:p>27.379</text:p>
          </table:table-cell>
          <table:table-cell office:value-type="float" office:value="-130.3016" calcext:value-type="float">
            <text:p>-130.3016</text:p>
          </table:table-cell>
          <table:table-cell office:value-type="float" office:value="126.9678" calcext:value-type="float">
            <text:p>126.9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644" calcext:value-type="float">
            <text:p>9.644</text:p>
          </table:table-cell>
          <table:table-cell office:value-type="float" office:value="-33.22604" calcext:value-type="float">
            <text:p>-33.22604</text:p>
          </table:table-cell>
          <table:table-cell office:value-type="float" office:value="107.6821" calcext:value-type="float">
            <text:p>107.6821</text:p>
          </table:table-cell>
          <table:table-cell office:value-type="float" office:value="0.04362854" calcext:value-type="float">
            <text:p>0.04362854</text:p>
          </table:table-cell>
          <table:table-cell office:value-type="float" office:value="-20.1028" calcext:value-type="float">
            <text:p>-20.1028</text:p>
          </table:table-cell>
          <table:table-cell/>
          <table:table-cell table:formula="of:=SIGN([.AL303])" office:value-type="float" office:value="-1" calcext:value-type="float">
            <text:p>-1</text:p>
          </table:table-cell>
          <table:table-cell table:formula="of:=SIGN([.AM303])" office:value-type="float" office:value="1" calcext:value-type="float">
            <text:p>1</text:p>
          </table:table-cell>
          <table:table-cell table:formula="of:=SIGN([.AN303])" office:value-type="float" office:value="1" calcext:value-type="float">
            <text:p>1</text:p>
          </table:table-cell>
          <table:table-cell table:formula="of:=SIGN([.AO303])" office:value-type="float" office:value="-1" calcext:value-type="float">
            <text:p>-1</text:p>
          </table:table-cell>
          <table:table-cell table:number-columns-repeated="15"/>
          <table:table-cell office:value-type="float" office:value="7.746" calcext:value-type="float">
            <text:p>7.746</text:p>
          </table:table-cell>
          <table:table-cell office:value-type="float" office:value="-0.7231848" calcext:value-type="float">
            <text:p>-0.7231848</text:p>
          </table:table-cell>
          <table:table-cell office:value-type="float" office:value="-0.08810064" calcext:value-type="float">
            <text:p>-0.08810064</text:p>
          </table:table-cell>
          <table:table-cell table:number-columns-repeated="16"/>
          <table:table-cell office:value-type="float" office:value="7.248" calcext:value-type="float">
            <text:p>7.248</text:p>
          </table:table-cell>
          <table:table-cell office:value-type="float" office:value="-0.5407133" calcext:value-type="float">
            <text:p>-0.5407133</text:p>
          </table:table-cell>
          <table:table-cell office:value-type="float" office:value="-0.08879532" calcext:value-type="float">
            <text:p>-0.08879532</text:p>
          </table:table-cell>
        </table:table-row>
        <table:table-row table:style-name="ro1">
          <table:table-cell table:number-columns-repeated="36"/>
          <table:table-cell office:value-type="float" office:value="9.655" calcext:value-type="float">
            <text:p>9.655</text:p>
          </table:table-cell>
          <table:table-cell office:value-type="float" office:value="-33.22477" calcext:value-type="float">
            <text:p>-33.22477</text:p>
          </table:table-cell>
          <table:table-cell office:value-type="float" office:value="107.5262" calcext:value-type="float">
            <text:p>107.5262</text:p>
          </table:table-cell>
          <table:table-cell office:value-type="float" office:value="-0.03684248" calcext:value-type="float">
            <text:p>-0.03684248</text:p>
          </table:table-cell>
          <table:table-cell office:value-type="float" office:value="-20.42974" calcext:value-type="float">
            <text:p>-20.42974</text:p>
          </table:table-cell>
          <table:table-cell/>
          <table:table-cell table:formula="of:=SIGN([.AL304])" office:value-type="float" office:value="-1" calcext:value-type="float">
            <text:p>-1</text:p>
          </table:table-cell>
          <table:table-cell table:formula="of:=SIGN([.AM304])" office:value-type="float" office:value="1" calcext:value-type="float">
            <text:p>1</text:p>
          </table:table-cell>
          <table:table-cell table:formula="of:=SIGN([.AN304])" office:value-type="float" office:value="-1" calcext:value-type="float">
            <text:p>-1</text:p>
          </table:table-cell>
          <table:table-cell table:formula="of:=SIGN([.AO304])" office:value-type="float" office:value="-1" calcext:value-type="float">
            <text:p>-1</text:p>
          </table:table-cell>
          <table:table-cell table:number-columns-repeated="15"/>
          <table:table-cell office:value-type="float" office:value="7.256" calcext:value-type="float">
            <text:p>7.256</text:p>
          </table:table-cell>
          <table:table-cell office:value-type="float" office:value="-0.5746045" calcext:value-type="float">
            <text:p>-0.5746045</text:p>
          </table:table-cell>
          <table:table-cell office:value-type="float" office:value="0.002566278" calcext:value-type="float">
            <text:p>0.002566278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9.666" calcext:value-type="float">
            <text:p>9.666</text:p>
          </table:table-cell>
          <table:table-cell office:value-type="float" office:value="-33.22364" calcext:value-type="float">
            <text:p>-33.22364</text:p>
          </table:table-cell>
          <table:table-cell office:value-type="float" office:value="107.4495" calcext:value-type="float">
            <text:p>107.4495</text:p>
          </table:table-cell>
          <table:table-cell office:value-type="float" office:value="-0.05885887" calcext:value-type="float">
            <text:p>-0.05885887</text:p>
          </table:table-cell>
          <table:table-cell office:value-type="float" office:value="-20.5678" calcext:value-type="float">
            <text:p>-20.5678</text:p>
          </table:table-cell>
          <table:table-cell/>
          <table:table-cell table:formula="of:=SIGN([.AL305])" office:value-type="float" office:value="-1" calcext:value-type="float">
            <text:p>-1</text:p>
          </table:table-cell>
          <table:table-cell table:formula="of:=SIGN([.AM305])" office:value-type="float" office:value="1" calcext:value-type="float">
            <text:p>1</text:p>
          </table:table-cell>
          <table:table-cell table:formula="of:=SIGN([.AN305])" office:value-type="float" office:value="-1" calcext:value-type="float">
            <text:p>-1</text:p>
          </table:table-cell>
          <table:table-cell table:formula="of:=SIGN([.AO305])" office:value-type="float" office:value="-1" calcext:value-type="float">
            <text:p>-1</text:p>
          </table:table-cell>
          <table:table-cell table:number-columns-repeated="15"/>
          <table:table-cell office:value-type="float" office:value="7.264" calcext:value-type="float">
            <text:p>7.264</text:p>
          </table:table-cell>
          <table:table-cell office:value-type="float" office:value="-0.5416289" calcext:value-type="float">
            <text:p>-0.5416289</text:p>
          </table:table-cell>
          <table:table-cell office:value-type="float" office:value="0.02073544" calcext:value-type="float">
            <text:p>0.02073544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9.677" calcext:value-type="float">
            <text:p>9.677</text:p>
          </table:table-cell>
          <table:table-cell office:value-type="float" office:value="-33.22037" calcext:value-type="float">
            <text:p>-33.22037</text:p>
          </table:table-cell>
          <table:table-cell office:value-type="float" office:value="107.2436" calcext:value-type="float">
            <text:p>107.2436</text:p>
          </table:table-cell>
          <table:table-cell office:value-type="float" office:value="-0.08123594" calcext:value-type="float">
            <text:p>-0.08123594</text:p>
          </table:table-cell>
          <table:table-cell office:value-type="float" office:value="-20.97479" calcext:value-type="float">
            <text:p>-20.97479</text:p>
          </table:table-cell>
          <table:table-cell/>
          <table:table-cell table:formula="of:=SIGN([.AL306])" office:value-type="float" office:value="-1" calcext:value-type="float">
            <text:p>-1</text:p>
          </table:table-cell>
          <table:table-cell table:formula="of:=SIGN([.AM306])" office:value-type="float" office:value="1" calcext:value-type="float">
            <text:p>1</text:p>
          </table:table-cell>
          <table:table-cell table:formula="of:=SIGN([.AN306])" office:value-type="float" office:value="-1" calcext:value-type="float">
            <text:p>-1</text:p>
          </table:table-cell>
          <table:table-cell table:formula="of:=SIGN([.AO306])" office:value-type="float" office:value="-1" calcext:value-type="float">
            <text:p>-1</text:p>
          </table:table-cell>
          <table:table-cell table:number-columns-repeated="15"/>
          <table:table-cell office:value-type="float" office:value="7.272" calcext:value-type="float">
            <text:p>7.272</text:p>
          </table:table-cell>
          <table:table-cell office:value-type="float" office:value="-0.7928477" calcext:value-type="float">
            <text:p>-0.7928477</text:p>
          </table:table-cell>
          <table:table-cell office:value-type="float" office:value="0.004140839" calcext:value-type="float">
            <text:p>0.00414083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9.688" calcext:value-type="float">
            <text:p>9.688</text:p>
          </table:table-cell>
          <table:table-cell office:value-type="float" office:value="-33.21843" calcext:value-type="float">
            <text:p>-33.21843</text:p>
          </table:table-cell>
          <table:table-cell office:value-type="float" office:value="107.0998" calcext:value-type="float">
            <text:p>107.0998</text:p>
          </table:table-cell>
          <table:table-cell office:value-type="float" office:value="-0.0994948" calcext:value-type="float">
            <text:p>-0.0994948</text:p>
          </table:table-cell>
          <table:table-cell office:value-type="float" office:value="-21.26047" calcext:value-type="float">
            <text:p>-21.26047</text:p>
          </table:table-cell>
          <table:table-cell/>
          <table:table-cell table:formula="of:=SIGN([.AL307])" office:value-type="float" office:value="-1" calcext:value-type="float">
            <text:p>-1</text:p>
          </table:table-cell>
          <table:table-cell table:formula="of:=SIGN([.AM307])" office:value-type="float" office:value="1" calcext:value-type="float">
            <text:p>1</text:p>
          </table:table-cell>
          <table:table-cell table:formula="of:=SIGN([.AN307])" office:value-type="float" office:value="-1" calcext:value-type="float">
            <text:p>-1</text:p>
          </table:table-cell>
          <table:table-cell table:formula="of:=SIGN([.AO307])" office:value-type="float" office:value="-1" calcext:value-type="float">
            <text:p>-1</text:p>
          </table:table-cell>
          <table:table-cell table:number-columns-repeated="15"/>
          <table:table-cell office:value-type="float" office:value="7.281" calcext:value-type="float">
            <text:p>7.281</text:p>
          </table:table-cell>
          <table:table-cell office:value-type="float" office:value="-0.5980342" calcext:value-type="float">
            <text:p>-0.5980342</text:p>
          </table:table-cell>
          <table:table-cell office:value-type="float" office:value="-0.0307469" calcext:value-type="float">
            <text:p>-0.030746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9.709" calcext:value-type="float">
            <text:p>9.709</text:p>
          </table:table-cell>
          <table:table-cell office:value-type="float" office:value="-33.21072" calcext:value-type="float">
            <text:p>-33.21072</text:p>
          </table:table-cell>
          <table:table-cell office:value-type="float" office:value="106.8428" calcext:value-type="float">
            <text:p>106.8428</text:p>
          </table:table-cell>
          <table:table-cell office:value-type="float" office:value="-0.1062139" calcext:value-type="float">
            <text:p>-0.1062139</text:p>
          </table:table-cell>
          <table:table-cell office:value-type="float" office:value="-21.98897" calcext:value-type="float">
            <text:p>-21.98897</text:p>
          </table:table-cell>
          <table:table-cell/>
          <table:table-cell table:formula="of:=SIGN([.AL308])" office:value-type="float" office:value="-1" calcext:value-type="float">
            <text:p>-1</text:p>
          </table:table-cell>
          <table:table-cell table:formula="of:=SIGN([.AM308])" office:value-type="float" office:value="1" calcext:value-type="float">
            <text:p>1</text:p>
          </table:table-cell>
          <table:table-cell table:formula="of:=SIGN([.AN308])" office:value-type="float" office:value="-1" calcext:value-type="float">
            <text:p>-1</text:p>
          </table:table-cell>
          <table:table-cell table:formula="of:=SIGN([.AO308])" office:value-type="float" office:value="-1" calcext:value-type="float">
            <text:p>-1</text:p>
          </table:table-cell>
          <table:table-cell table:number-columns-repeated="15"/>
          <table:table-cell office:value-type="float" office:value="7.289" calcext:value-type="float">
            <text:p>7.289</text:p>
          </table:table-cell>
          <table:table-cell office:value-type="float" office:value="-0.6013216" calcext:value-type="float">
            <text:p>-0.6013216</text:p>
          </table:table-cell>
          <table:table-cell office:value-type="float" office:value="0.003780294" calcext:value-type="float">
            <text:p>0.003780294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9.72" calcext:value-type="float">
            <text:p>9.72</text:p>
          </table:table-cell>
          <table:table-cell office:value-type="float" office:value="-33.20479" calcext:value-type="float">
            <text:p>-33.20479</text:p>
          </table:table-cell>
          <table:table-cell office:value-type="float" office:value="106.6963" calcext:value-type="float">
            <text:p>106.6963</text:p>
          </table:table-cell>
          <table:table-cell office:value-type="float" office:value="-0.09888616" calcext:value-type="float">
            <text:p>-0.09888616</text:p>
          </table:table-cell>
          <table:table-cell office:value-type="float" office:value="-22.3015" calcext:value-type="float">
            <text:p>-22.3015</text:p>
          </table:table-cell>
          <table:table-cell/>
          <table:table-cell table:formula="of:=SIGN([.AL309])" office:value-type="float" office:value="-1" calcext:value-type="float">
            <text:p>-1</text:p>
          </table:table-cell>
          <table:table-cell table:formula="of:=SIGN([.AM309])" office:value-type="float" office:value="1" calcext:value-type="float">
            <text:p>1</text:p>
          </table:table-cell>
          <table:table-cell table:formula="of:=SIGN([.AN309])" office:value-type="float" office:value="-1" calcext:value-type="float">
            <text:p>-1</text:p>
          </table:table-cell>
          <table:table-cell table:formula="of:=SIGN([.AO309])" office:value-type="float" office:value="-1" calcext:value-type="float">
            <text:p>-1</text:p>
          </table:table-cell>
          <table:table-cell table:number-columns-repeated="15"/>
          <table:table-cell office:value-type="float" office:value="7.297" calcext:value-type="float">
            <text:p>7.297</text:p>
          </table:table-cell>
          <table:table-cell office:value-type="float" office:value="-0.7846443" calcext:value-type="float">
            <text:p>-0.7846443</text:p>
          </table:table-cell>
          <table:table-cell office:value-type="float" office:value="-0.08332912" calcext:value-type="float">
            <text:p>-0.08332912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9.733" calcext:value-type="float">
            <text:p>9.733</text:p>
          </table:table-cell>
          <table:table-cell office:value-type="float" office:value="-33.19932" calcext:value-type="float">
            <text:p>-33.19932</text:p>
          </table:table-cell>
          <table:table-cell office:value-type="float" office:value="106.5858" calcext:value-type="float">
            <text:p>106.5858</text:p>
          </table:table-cell>
          <table:table-cell office:value-type="float" office:value="-0.1127424" calcext:value-type="float">
            <text:p>-0.1127424</text:p>
          </table:table-cell>
          <table:table-cell office:value-type="float" office:value="-22.46588" calcext:value-type="float">
            <text:p>-22.46588</text:p>
          </table:table-cell>
          <table:table-cell/>
          <table:table-cell table:formula="of:=SIGN([.AL310])" office:value-type="float" office:value="-1" calcext:value-type="float">
            <text:p>-1</text:p>
          </table:table-cell>
          <table:table-cell table:formula="of:=SIGN([.AM310])" office:value-type="float" office:value="1" calcext:value-type="float">
            <text:p>1</text:p>
          </table:table-cell>
          <table:table-cell table:formula="of:=SIGN([.AN310])" office:value-type="float" office:value="-1" calcext:value-type="float">
            <text:p>-1</text:p>
          </table:table-cell>
          <table:table-cell table:formula="of:=SIGN([.AO310])" office:value-type="float" office:value="-1" calcext:value-type="float">
            <text:p>-1</text:p>
          </table:table-cell>
          <table:table-cell table:number-columns-repeated="15"/>
          <table:table-cell office:value-type="float" office:value="7.305" calcext:value-type="float">
            <text:p>7.305</text:p>
          </table:table-cell>
          <table:table-cell office:value-type="float" office:value="-0.47268588879" calcext:value-type="float">
            <text:p>-0.47268588879</text:p>
          </table:table-cell>
          <table:table-cell office:value-type="float" office:value="-0.03592808" calcext:value-type="float">
            <text:p>-0.03592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71" calcext:value-type="float">
            <text:p>27.71</text:p>
          </table:table-cell>
          <table:table-cell office:value-type="float" office:value="-128.7157" calcext:value-type="float">
            <text:p>-128.7157</text:p>
          </table:table-cell>
          <table:table-cell office:value-type="float" office:value="127.3889" calcext:value-type="float">
            <text:p>127.3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745" calcext:value-type="float">
            <text:p>9.745</text:p>
          </table:table-cell>
          <table:table-cell office:value-type="float" office:value="-33.18356" calcext:value-type="float">
            <text:p>-33.18356</text:p>
          </table:table-cell>
          <table:table-cell office:value-type="float" office:value="106.326" calcext:value-type="float">
            <text:p>106.326</text:p>
          </table:table-cell>
          <table:table-cell office:value-type="float" office:value="-0.1324467" calcext:value-type="float">
            <text:p>-0.1324467</text:p>
          </table:table-cell>
          <table:table-cell office:value-type="float" office:value="-23.12454" calcext:value-type="float">
            <text:p>-23.12454</text:p>
          </table:table-cell>
          <table:table-cell/>
          <table:table-cell table:formula="of:=SIGN([.AL311])" office:value-type="float" office:value="-1" calcext:value-type="float">
            <text:p>-1</text:p>
          </table:table-cell>
          <table:table-cell table:formula="of:=SIGN([.AM311])" office:value-type="float" office:value="1" calcext:value-type="float">
            <text:p>1</text:p>
          </table:table-cell>
          <table:table-cell table:formula="of:=SIGN([.AN311])" office:value-type="float" office:value="-1" calcext:value-type="float">
            <text:p>-1</text:p>
          </table:table-cell>
          <table:table-cell table:formula="of:=SIGN([.AO311])" office:value-type="float" office:value="-1" calcext:value-type="float">
            <text:p>-1</text:p>
          </table:table-cell>
          <table:table-cell table:number-columns-repeated="15"/>
          <table:table-cell office:value-type="float" office:value="7.364" calcext:value-type="float">
            <text:p>7.364</text:p>
          </table:table-cell>
          <table:table-cell office:value-type="float" office:value="-0.5975012" calcext:value-type="float">
            <text:p>-0.5975012</text:p>
          </table:table-cell>
          <table:table-cell office:value-type="float" office:value="-0.0398397" calcext:value-type="float">
            <text:p>-0.03983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732" calcext:value-type="float">
            <text:p>27.732</text:p>
          </table:table-cell>
          <table:table-cell office:value-type="float" office:value="-128.7086" calcext:value-type="float">
            <text:p>-128.7086</text:p>
          </table:table-cell>
          <table:table-cell office:value-type="float" office:value="127.4829" calcext:value-type="float">
            <text:p>127.48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756" calcext:value-type="float">
            <text:p>9.756</text:p>
          </table:table-cell>
          <table:table-cell office:value-type="float" office:value="-33.1764" calcext:value-type="float">
            <text:p>-33.1764</text:p>
          </table:table-cell>
          <table:table-cell office:value-type="float" office:value="106.1813" calcext:value-type="float">
            <text:p>106.1813</text:p>
          </table:table-cell>
          <table:table-cell office:value-type="float" office:value="-0.1146341" calcext:value-type="float">
            <text:p>-0.1146341</text:p>
          </table:table-cell>
          <table:table-cell office:value-type="float" office:value="-23.41129" calcext:value-type="float">
            <text:p>-23.41129</text:p>
          </table:table-cell>
          <table:table-cell/>
          <table:table-cell table:formula="of:=SIGN([.AL312])" office:value-type="float" office:value="-1" calcext:value-type="float">
            <text:p>-1</text:p>
          </table:table-cell>
          <table:table-cell table:formula="of:=SIGN([.AM312])" office:value-type="float" office:value="1" calcext:value-type="float">
            <text:p>1</text:p>
          </table:table-cell>
          <table:table-cell table:formula="of:=SIGN([.AN312])" office:value-type="float" office:value="-1" calcext:value-type="float">
            <text:p>-1</text:p>
          </table:table-cell>
          <table:table-cell table:formula="of:=SIGN([.AO312])" office:value-type="float" office:value="-1" calcext:value-type="float">
            <text:p>-1</text:p>
          </table:table-cell>
          <table:table-cell table:number-columns-repeated="15"/>
          <table:table-cell office:value-type="float" office:value="7.373" calcext:value-type="float">
            <text:p>7.373</text:p>
          </table:table-cell>
          <table:table-cell office:value-type="float" office:value="-0.8405885" calcext:value-type="float">
            <text:p>-0.8405885</text:p>
          </table:table-cell>
          <table:table-cell office:value-type="float" office:value="-0.05120558" calcext:value-type="float">
            <text:p>-0.051205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756" calcext:value-type="float">
            <text:p>27.756</text:p>
          </table:table-cell>
          <table:table-cell office:value-type="float" office:value="-128.6987" calcext:value-type="float">
            <text:p>-128.6987</text:p>
          </table:table-cell>
          <table:table-cell office:value-type="float" office:value="127.5113" calcext:value-type="float">
            <text:p>127.51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917" calcext:value-type="float">
            <text:p>9.917</text:p>
          </table:table-cell>
          <table:table-cell office:value-type="float" office:value="-32.94697" calcext:value-type="float">
            <text:p>-32.94697</text:p>
          </table:table-cell>
          <table:table-cell office:value-type="float" office:value="103.5676" calcext:value-type="float">
            <text:p>103.5676</text:p>
          </table:table-cell>
          <table:table-cell office:value-type="float" office:value="-0.3281455" calcext:value-type="float">
            <text:p>-0.3281455</text:p>
          </table:table-cell>
          <table:table-cell office:value-type="float" office:value="-29.1911" calcext:value-type="float">
            <text:p>-29.1911</text:p>
          </table:table-cell>
          <table:table-cell/>
          <table:table-cell table:formula="of:=SIGN([.AL313])" office:value-type="float" office:value="-1" calcext:value-type="float">
            <text:p>-1</text:p>
          </table:table-cell>
          <table:table-cell table:formula="of:=SIGN([.AM313])" office:value-type="float" office:value="1" calcext:value-type="float">
            <text:p>1</text:p>
          </table:table-cell>
          <table:table-cell table:formula="of:=SIGN([.AN313])" office:value-type="float" office:value="-1" calcext:value-type="float">
            <text:p>-1</text:p>
          </table:table-cell>
          <table:table-cell table:formula="of:=SIGN([.AO313])" office:value-type="float" office:value="-1" calcext:value-type="float">
            <text:p>-1</text:p>
          </table:table-cell>
          <table:table-cell table:number-columns-repeated="15"/>
          <table:table-cell office:value-type="float" office:value="7.381" calcext:value-type="float">
            <text:p>7.381</text:p>
          </table:table-cell>
          <table:table-cell office:value-type="float" office:value="-0.6298547" calcext:value-type="float">
            <text:p>-0.6298547</text:p>
          </table:table-cell>
          <table:table-cell office:value-type="float" office:value="-0.06311735" calcext:value-type="float">
            <text:p>-0.063117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778" calcext:value-type="float">
            <text:p>27.778</text:p>
          </table:table-cell>
          <table:table-cell office:value-type="float" office:value="-128.5438" calcext:value-type="float">
            <text:p>-128.5438</text:p>
          </table:table-cell>
          <table:table-cell office:value-type="float" office:value="126.8034" calcext:value-type="float">
            <text:p>126.8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928" calcext:value-type="float">
            <text:p>9.928</text:p>
          </table:table-cell>
          <table:table-cell office:value-type="float" office:value="-32.9231" calcext:value-type="float">
            <text:p>-32.9231</text:p>
          </table:table-cell>
          <table:table-cell office:value-type="float" office:value="103.3232" calcext:value-type="float">
            <text:p>103.3232</text:p>
          </table:table-cell>
          <table:table-cell office:value-type="float" office:value="-0.3162383" calcext:value-type="float">
            <text:p>-0.3162383</text:p>
          </table:table-cell>
          <table:table-cell office:value-type="float" office:value="-29.59013" calcext:value-type="float">
            <text:p>-29.59013</text:p>
          </table:table-cell>
          <table:table-cell/>
          <table:table-cell table:formula="of:=SIGN([.AL314])" office:value-type="float" office:value="-1" calcext:value-type="float">
            <text:p>-1</text:p>
          </table:table-cell>
          <table:table-cell table:formula="of:=SIGN([.AM314])" office:value-type="float" office:value="1" calcext:value-type="float">
            <text:p>1</text:p>
          </table:table-cell>
          <table:table-cell table:formula="of:=SIGN([.AN314])" office:value-type="float" office:value="-1" calcext:value-type="float">
            <text:p>-1</text:p>
          </table:table-cell>
          <table:table-cell table:formula="of:=SIGN([.AO314])" office:value-type="float" office:value="-1" calcext:value-type="float">
            <text:p>-1</text:p>
          </table:table-cell>
          <table:table-cell table:number-columns-repeated="15"/>
          <table:table-cell office:value-type="float" office:value="7.389" calcext:value-type="float">
            <text:p>7.389</text:p>
          </table:table-cell>
          <table:table-cell office:value-type="float" office:value="-0.6105568" calcext:value-type="float">
            <text:p>-0.6105568</text:p>
          </table:table-cell>
          <table:table-cell office:value-type="float" office:value="-0.07908792" calcext:value-type="float">
            <text:p>-0.07908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807" calcext:value-type="float">
            <text:p>27.807</text:p>
          </table:table-cell>
          <table:table-cell office:value-type="float" office:value="-128.4555" calcext:value-type="float">
            <text:p>-128.4555</text:p>
          </table:table-cell>
          <table:table-cell office:value-type="float" office:value="126.7132" calcext:value-type="float">
            <text:p>126.7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939" calcext:value-type="float">
            <text:p>9.939</text:p>
          </table:table-cell>
          <table:table-cell office:value-type="float" office:value="-32.91056" calcext:value-type="float">
            <text:p>-32.91056</text:p>
          </table:table-cell>
          <table:table-cell office:value-type="float" office:value="103.1997" calcext:value-type="float">
            <text:p>103.1997</text:p>
          </table:table-cell>
          <table:table-cell office:value-type="float" office:value="-0.3711594" calcext:value-type="float">
            <text:p>-0.3711594</text:p>
          </table:table-cell>
          <table:table-cell office:value-type="float" office:value="-29.81487" calcext:value-type="float">
            <text:p>-29.81487</text:p>
          </table:table-cell>
          <table:table-cell/>
          <table:table-cell table:formula="of:=SIGN([.AL315])" office:value-type="float" office:value="-1" calcext:value-type="float">
            <text:p>-1</text:p>
          </table:table-cell>
          <table:table-cell table:formula="of:=SIGN([.AM315])" office:value-type="float" office:value="1" calcext:value-type="float">
            <text:p>1</text:p>
          </table:table-cell>
          <table:table-cell table:formula="of:=SIGN([.AN315])" office:value-type="float" office:value="-1" calcext:value-type="float">
            <text:p>-1</text:p>
          </table:table-cell>
          <table:table-cell table:formula="of:=SIGN([.AO315])" office:value-type="float" office:value="-1" calcext:value-type="float">
            <text:p>-1</text:p>
          </table:table-cell>
          <table:table-cell table:number-columns-repeated="15"/>
          <table:table-cell office:value-type="float" office:value="7.397" calcext:value-type="float">
            <text:p>7.397</text:p>
          </table:table-cell>
          <table:table-cell office:value-type="float" office:value="-0.7960027" calcext:value-type="float">
            <text:p>-0.7960027</text:p>
          </table:table-cell>
          <table:table-cell office:value-type="float" office:value="-0.1358704" calcext:value-type="float">
            <text:p>-0.13587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83" calcext:value-type="float">
            <text:p>27.83</text:p>
          </table:table-cell>
          <table:table-cell office:value-type="float" office:value="-128.3472" calcext:value-type="float">
            <text:p>-128.3472</text:p>
          </table:table-cell>
          <table:table-cell office:value-type="float" office:value="126.5046" calcext:value-type="float">
            <text:p>126.50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95" calcext:value-type="float">
            <text:p>9.95</text:p>
          </table:table-cell>
          <table:table-cell office:value-type="float" office:value="-32.87895" calcext:value-type="float">
            <text:p>-32.87895</text:p>
          </table:table-cell>
          <table:table-cell office:value-type="float" office:value="102.906" calcext:value-type="float">
            <text:p>102.906</text:p>
          </table:table-cell>
          <table:table-cell office:value-type="float" office:value="-0.3865456" calcext:value-type="float">
            <text:p>-0.3865456</text:p>
          </table:table-cell>
          <table:table-cell office:value-type="float" office:value="-30.36097" calcext:value-type="float">
            <text:p>-30.36097</text:p>
          </table:table-cell>
          <table:table-cell/>
          <table:table-cell table:formula="of:=SIGN([.AL316])" office:value-type="float" office:value="-1" calcext:value-type="float">
            <text:p>-1</text:p>
          </table:table-cell>
          <table:table-cell table:formula="of:=SIGN([.AM316])" office:value-type="float" office:value="1" calcext:value-type="float">
            <text:p>1</text:p>
          </table:table-cell>
          <table:table-cell table:formula="of:=SIGN([.AN316])" office:value-type="float" office:value="-1" calcext:value-type="float">
            <text:p>-1</text:p>
          </table:table-cell>
          <table:table-cell table:formula="of:=SIGN([.AO316])" office:value-type="float" office:value="-1" calcext:value-type="float">
            <text:p>-1</text:p>
          </table:table-cell>
          <table:table-cell table:number-columns-repeated="15"/>
          <table:table-cell office:value-type="float" office:value="7.406" calcext:value-type="float">
            <text:p>7.406</text:p>
          </table:table-cell>
          <table:table-cell office:value-type="float" office:value="-0.6044785" calcext:value-type="float">
            <text:p>-0.6044785</text:p>
          </table:table-cell>
          <table:table-cell office:value-type="float" office:value="-0.131388" calcext:value-type="float">
            <text:p>-0.1313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.852" calcext:value-type="float">
            <text:p>27.852</text:p>
          </table:table-cell>
          <table:table-cell office:value-type="float" office:value="-128.3947" calcext:value-type="float">
            <text:p>-128.3947</text:p>
          </table:table-cell>
          <table:table-cell office:value-type="float" office:value="126.4003" calcext:value-type="float">
            <text:p>126.4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961" calcext:value-type="float">
            <text:p>9.961</text:p>
          </table:table-cell>
          <table:table-cell office:value-type="float" office:value="-32.86152" calcext:value-type="float">
            <text:p>-32.86152</text:p>
          </table:table-cell>
          <table:table-cell office:value-type="float" office:value="102.7145" calcext:value-type="float">
            <text:p>102.7145</text:p>
          </table:table-cell>
          <table:table-cell office:value-type="float" office:value="-0.3819763" calcext:value-type="float">
            <text:p>-0.3819763</text:p>
          </table:table-cell>
          <table:table-cell office:value-type="float" office:value="-30.71653" calcext:value-type="float">
            <text:p>-30.71653</text:p>
          </table:table-cell>
          <table:table-cell/>
          <table:table-cell table:formula="of:=SIGN([.AL317])" office:value-type="float" office:value="-1" calcext:value-type="float">
            <text:p>-1</text:p>
          </table:table-cell>
          <table:table-cell table:formula="of:=SIGN([.AM317])" office:value-type="float" office:value="1" calcext:value-type="float">
            <text:p>1</text:p>
          </table:table-cell>
          <table:table-cell table:formula="of:=SIGN([.AN317])" office:value-type="float" office:value="-1" calcext:value-type="float">
            <text:p>-1</text:p>
          </table:table-cell>
          <table:table-cell table:formula="of:=SIGN([.AO317])" office:value-type="float" office:value="-1" calcext:value-type="float">
            <text:p>-1</text:p>
          </table:table-cell>
          <table:table-cell table:number-columns-repeated="15"/>
          <table:table-cell office:value-type="float" office:value="7.416" calcext:value-type="float">
            <text:p>7.416</text:p>
          </table:table-cell>
          <table:table-cell office:value-type="float" office:value="-0.8110858" calcext:value-type="float">
            <text:p>-0.8110858</text:p>
          </table:table-cell>
          <table:table-cell office:value-type="float" office:value="-0.1558605" calcext:value-type="float">
            <text:p>-0.15586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014" calcext:value-type="float">
            <text:p>28.014</text:p>
          </table:table-cell>
          <table:table-cell office:value-type="float" office:value="-128.3782" calcext:value-type="float">
            <text:p>-128.3782</text:p>
          </table:table-cell>
          <table:table-cell office:value-type="float" office:value="126.2323" calcext:value-type="float">
            <text:p>126.2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982" calcext:value-type="float">
            <text:p>9.982</text:p>
          </table:table-cell>
          <table:table-cell office:value-type="float" office:value="-32.82483" calcext:value-type="float">
            <text:p>-32.82483</text:p>
          </table:table-cell>
          <table:table-cell office:value-type="float" office:value="102.3319" calcext:value-type="float">
            <text:p>102.3319</text:p>
          </table:table-cell>
          <table:table-cell office:value-type="float" office:value="-0.3475014" calcext:value-type="float">
            <text:p>-0.3475014</text:p>
          </table:table-cell>
          <table:table-cell office:value-type="float" office:value="-31.55796" calcext:value-type="float">
            <text:p>-31.55796</text:p>
          </table:table-cell>
          <table:table-cell/>
          <table:table-cell table:formula="of:=SIGN([.AL318])" office:value-type="float" office:value="-1" calcext:value-type="float">
            <text:p>-1</text:p>
          </table:table-cell>
          <table:table-cell table:formula="of:=SIGN([.AM318])" office:value-type="float" office:value="1" calcext:value-type="float">
            <text:p>1</text:p>
          </table:table-cell>
          <table:table-cell table:formula="of:=SIGN([.AN318])" office:value-type="float" office:value="-1" calcext:value-type="float">
            <text:p>-1</text:p>
          </table:table-cell>
          <table:table-cell table:formula="of:=SIGN([.AO318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/>
          <table:table-cell office:value-type="float" office:value="28.036" calcext:value-type="float">
            <text:p>28.036</text:p>
          </table:table-cell>
          <table:table-cell office:value-type="float" office:value="-128.3444" calcext:value-type="float">
            <text:p>-128.3444</text:p>
          </table:table-cell>
          <table:table-cell office:value-type="float" office:value="126.1736" calcext:value-type="float">
            <text:p>126.17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9.993" calcext:value-type="float">
            <text:p>9.993</text:p>
          </table:table-cell>
          <table:table-cell office:value-type="float" office:value="-32.80255" calcext:value-type="float">
            <text:p>-32.80255</text:p>
          </table:table-cell>
          <table:table-cell office:value-type="float" office:value="102.1233" calcext:value-type="float">
            <text:p>102.1233</text:p>
          </table:table-cell>
          <table:table-cell office:value-type="float" office:value="-0.4032094" calcext:value-type="float">
            <text:p>-0.4032094</text:p>
          </table:table-cell>
          <table:table-cell office:value-type="float" office:value="-31.93893" calcext:value-type="float">
            <text:p>-31.93893</text:p>
          </table:table-cell>
          <table:table-cell/>
          <table:table-cell table:formula="of:=SIGN([.AL319])" office:value-type="float" office:value="-1" calcext:value-type="float">
            <text:p>-1</text:p>
          </table:table-cell>
          <table:table-cell table:formula="of:=SIGN([.AM319])" office:value-type="float" office:value="1" calcext:value-type="float">
            <text:p>1</text:p>
          </table:table-cell>
          <table:table-cell table:formula="of:=SIGN([.AN319])" office:value-type="float" office:value="-1" calcext:value-type="float">
            <text:p>-1</text:p>
          </table:table-cell>
          <table:table-cell table:formula="of:=SIGN([.AO319])" office:value-type="float" office:value="-1" calcext:value-type="float">
            <text:p>-1</text:p>
          </table:table-cell>
          <table:table-cell table:number-columns-repeated="15"/>
          <table:table-cell office:value-type="float" office:value="7.469" calcext:value-type="float">
            <text:p>7.469</text:p>
          </table:table-cell>
          <table:table-cell office:value-type="float" office:value="-0.86836" calcext:value-type="float">
            <text:p>-0.86836</text:p>
          </table:table-cell>
          <table:table-cell office:value-type="float" office:value="-0.1135777" calcext:value-type="float">
            <text:p>-0.11357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058" calcext:value-type="float">
            <text:p>28.058</text:p>
          </table:table-cell>
          <table:table-cell office:value-type="float" office:value="-128.383" calcext:value-type="float">
            <text:p>-128.383</text:p>
          </table:table-cell>
          <table:table-cell office:value-type="float" office:value="126.2981" calcext:value-type="float">
            <text:p>126.29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005" calcext:value-type="float">
            <text:p>10.005</text:p>
          </table:table-cell>
          <table:table-cell office:value-type="float" office:value="-32.773" calcext:value-type="float">
            <text:p>-32.773</text:p>
          </table:table-cell>
          <table:table-cell office:value-type="float" office:value="101.862" calcext:value-type="float">
            <text:p>101.862</text:p>
          </table:table-cell>
          <table:table-cell office:value-type="float" office:value="-0.3728365" calcext:value-type="float">
            <text:p>-0.3728365</text:p>
          </table:table-cell>
          <table:table-cell office:value-type="float" office:value="-32.40744" calcext:value-type="float">
            <text:p>-32.40744</text:p>
          </table:table-cell>
          <table:table-cell/>
          <table:table-cell table:formula="of:=SIGN([.AL320])" office:value-type="float" office:value="-1" calcext:value-type="float">
            <text:p>-1</text:p>
          </table:table-cell>
          <table:table-cell table:formula="of:=SIGN([.AM320])" office:value-type="float" office:value="1" calcext:value-type="float">
            <text:p>1</text:p>
          </table:table-cell>
          <table:table-cell table:formula="of:=SIGN([.AN320])" office:value-type="float" office:value="-1" calcext:value-type="float">
            <text:p>-1</text:p>
          </table:table-cell>
          <table:table-cell table:formula="of:=SIGN([.AO320])" office:value-type="float" office:value="-1" calcext:value-type="float">
            <text:p>-1</text:p>
          </table:table-cell>
          <table:table-cell table:number-columns-repeated="15"/>
          <table:table-cell office:value-type="float" office:value="7.477" calcext:value-type="float">
            <text:p>7.477</text:p>
          </table:table-cell>
          <table:table-cell office:value-type="float" office:value="-0.8662931" calcext:value-type="float">
            <text:p>-0.8662931</text:p>
          </table:table-cell>
          <table:table-cell office:value-type="float" office:value="-0.1307155" calcext:value-type="float">
            <text:p>-0.13071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08" calcext:value-type="float">
            <text:p>28.08</text:p>
          </table:table-cell>
          <table:table-cell office:value-type="float" office:value="-128.3288" calcext:value-type="float">
            <text:p>-128.3288</text:p>
          </table:table-cell>
          <table:table-cell office:value-type="float" office:value="126.2326" calcext:value-type="float">
            <text:p>126.2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016" calcext:value-type="float">
            <text:p>10.016</text:p>
          </table:table-cell>
          <table:table-cell office:value-type="float" office:value="-32.7446" calcext:value-type="float">
            <text:p>-32.7446</text:p>
          </table:table-cell>
          <table:table-cell office:value-type="float" office:value="101.6312" calcext:value-type="float">
            <text:p>101.6312</text:p>
          </table:table-cell>
          <table:table-cell office:value-type="float" office:value="-0.3673046" calcext:value-type="float">
            <text:p>-0.3673046</text:p>
          </table:table-cell>
          <table:table-cell office:value-type="float" office:value="-32.76299" calcext:value-type="float">
            <text:p>-32.76299</text:p>
          </table:table-cell>
          <table:table-cell/>
          <table:table-cell table:formula="of:=SIGN([.AL321])" office:value-type="float" office:value="-1" calcext:value-type="float">
            <text:p>-1</text:p>
          </table:table-cell>
          <table:table-cell table:formula="of:=SIGN([.AM321])" office:value-type="float" office:value="1" calcext:value-type="float">
            <text:p>1</text:p>
          </table:table-cell>
          <table:table-cell table:formula="of:=SIGN([.AN321])" office:value-type="float" office:value="-1" calcext:value-type="float">
            <text:p>-1</text:p>
          </table:table-cell>
          <table:table-cell table:formula="of:=SIGN([.AO321])" office:value-type="float" office:value="-1" calcext:value-type="float">
            <text:p>-1</text:p>
          </table:table-cell>
          <table:table-cell table:number-columns-repeated="15"/>
          <table:table-cell office:value-type="float" office:value="7.485" calcext:value-type="float">
            <text:p>7.485</text:p>
          </table:table-cell>
          <table:table-cell office:value-type="float" office:value="-0.6328766" calcext:value-type="float">
            <text:p>-0.6328766</text:p>
          </table:table-cell>
          <table:table-cell office:value-type="float" office:value="-0.1110734" calcext:value-type="float">
            <text:p>-0.11107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101" calcext:value-type="float">
            <text:p>28.101</text:p>
          </table:table-cell>
          <table:table-cell office:value-type="float" office:value="-128.5312" calcext:value-type="float">
            <text:p>-128.5312</text:p>
          </table:table-cell>
          <table:table-cell office:value-type="float" office:value="126.3254" calcext:value-type="float">
            <text:p>126.3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028" calcext:value-type="float">
            <text:p>10.028</text:p>
          </table:table-cell>
          <table:table-cell office:value-type="float" office:value="-32.71549" calcext:value-type="float">
            <text:p>-32.71549</text:p>
          </table:table-cell>
          <table:table-cell office:value-type="float" office:value="101.4068" calcext:value-type="float">
            <text:p>101.4068</text:p>
          </table:table-cell>
          <table:table-cell office:value-type="float" office:value="-0.3703905" calcext:value-type="float">
            <text:p>-0.3703905</text:p>
          </table:table-cell>
          <table:table-cell office:value-type="float" office:value="-33.12714" calcext:value-type="float">
            <text:p>-33.12714</text:p>
          </table:table-cell>
          <table:table-cell/>
          <table:table-cell table:formula="of:=SIGN([.AL322])" office:value-type="float" office:value="-1" calcext:value-type="float">
            <text:p>-1</text:p>
          </table:table-cell>
          <table:table-cell table:formula="of:=SIGN([.AM322])" office:value-type="float" office:value="1" calcext:value-type="float">
            <text:p>1</text:p>
          </table:table-cell>
          <table:table-cell table:formula="of:=SIGN([.AN322])" office:value-type="float" office:value="-1" calcext:value-type="float">
            <text:p>-1</text:p>
          </table:table-cell>
          <table:table-cell table:formula="of:=SIGN([.AO322])" office:value-type="float" office:value="-1" calcext:value-type="float">
            <text:p>-1</text:p>
          </table:table-cell>
          <table:table-cell table:number-columns-repeated="15"/>
          <table:table-cell office:value-type="float" office:value="7.494" calcext:value-type="float">
            <text:p>7.494</text:p>
          </table:table-cell>
          <table:table-cell office:value-type="float" office:value="-0.6597732" calcext:value-type="float">
            <text:p>-0.6597732</text:p>
          </table:table-cell>
          <table:table-cell office:value-type="float" office:value="-0.1053313" calcext:value-type="float">
            <text:p>-0.10533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123" calcext:value-type="float">
            <text:p>28.123</text:p>
          </table:table-cell>
          <table:table-cell office:value-type="float" office:value="-128.4809" calcext:value-type="float">
            <text:p>-128.4809</text:p>
          </table:table-cell>
          <table:table-cell office:value-type="float" office:value="126.2519" calcext:value-type="float">
            <text:p>126.2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039" calcext:value-type="float">
            <text:p>10.039</text:p>
          </table:table-cell>
          <table:table-cell office:value-type="float" office:value="-32.69733" calcext:value-type="float">
            <text:p>-32.69733</text:p>
          </table:table-cell>
          <table:table-cell office:value-type="float" office:value="101.1624" calcext:value-type="float">
            <text:p>101.1624</text:p>
          </table:table-cell>
          <table:table-cell office:value-type="float" office:value="-0.4255023" calcext:value-type="float">
            <text:p>-0.4255023</text:p>
          </table:table-cell>
          <table:table-cell office:value-type="float" office:value="-33.50821" calcext:value-type="float">
            <text:p>-33.50821</text:p>
          </table:table-cell>
          <table:table-cell/>
          <table:table-cell table:formula="of:=SIGN([.AL323])" office:value-type="float" office:value="-1" calcext:value-type="float">
            <text:p>-1</text:p>
          </table:table-cell>
          <table:table-cell table:formula="of:=SIGN([.AM323])" office:value-type="float" office:value="1" calcext:value-type="float">
            <text:p>1</text:p>
          </table:table-cell>
          <table:table-cell table:formula="of:=SIGN([.AN323])" office:value-type="float" office:value="-1" calcext:value-type="float">
            <text:p>-1</text:p>
          </table:table-cell>
          <table:table-cell table:formula="of:=SIGN([.AO323])" office:value-type="float" office:value="-1" calcext:value-type="float">
            <text:p>-1</text:p>
          </table:table-cell>
          <table:table-cell table:number-columns-repeated="15"/>
          <table:table-cell office:value-type="float" office:value="7.502" calcext:value-type="float">
            <text:p>7.502</text:p>
          </table:table-cell>
          <table:table-cell office:value-type="float" office:value="-0.8602737" calcext:value-type="float">
            <text:p>-0.8602737</text:p>
          </table:table-cell>
          <table:table-cell office:value-type="float" office:value="-0.1813805" calcext:value-type="float">
            <text:p>-0.18138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147" calcext:value-type="float">
            <text:p>28.147</text:p>
          </table:table-cell>
          <table:table-cell office:value-type="float" office:value="-128.5674" calcext:value-type="float">
            <text:p>-128.5674</text:p>
          </table:table-cell>
          <table:table-cell office:value-type="float" office:value="126.3929" calcext:value-type="float">
            <text:p>126.39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05" calcext:value-type="float">
            <text:p>10.05</text:p>
          </table:table-cell>
          <table:table-cell office:value-type="float" office:value="-32.68267" calcext:value-type="float">
            <text:p>-32.68267</text:p>
          </table:table-cell>
          <table:table-cell office:value-type="float" office:value="100.9772" calcext:value-type="float">
            <text:p>100.9772</text:p>
          </table:table-cell>
          <table:table-cell office:value-type="float" office:value="-0.4281939" calcext:value-type="float">
            <text:p>-0.4281939</text:p>
          </table:table-cell>
          <table:table-cell office:value-type="float" office:value="-33.85501" calcext:value-type="float">
            <text:p>-33.85501</text:p>
          </table:table-cell>
          <table:table-cell/>
          <table:table-cell table:formula="of:=SIGN([.AL324])" office:value-type="float" office:value="-1" calcext:value-type="float">
            <text:p>-1</text:p>
          </table:table-cell>
          <table:table-cell table:formula="of:=SIGN([.AM324])" office:value-type="float" office:value="1" calcext:value-type="float">
            <text:p>1</text:p>
          </table:table-cell>
          <table:table-cell table:formula="of:=SIGN([.AN324])" office:value-type="float" office:value="-1" calcext:value-type="float">
            <text:p>-1</text:p>
          </table:table-cell>
          <table:table-cell table:formula="of:=SIGN([.AO324])" office:value-type="float" office:value="-1" calcext:value-type="float">
            <text:p>-1</text:p>
          </table:table-cell>
          <table:table-cell table:number-columns-repeated="15"/>
          <table:table-cell office:value-type="float" office:value="7.51" calcext:value-type="float">
            <text:p>7.51</text:p>
          </table:table-cell>
          <table:table-cell office:value-type="float" office:value="-0.6654023" calcext:value-type="float">
            <text:p>-0.6654023</text:p>
          </table:table-cell>
          <table:table-cell office:value-type="float" office:value="-0.131616" calcext:value-type="float">
            <text:p>-0.1316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17" calcext:value-type="float">
            <text:p>28.17</text:p>
          </table:table-cell>
          <table:table-cell office:value-type="float" office:value="-128.5316" calcext:value-type="float">
            <text:p>-128.5316</text:p>
          </table:table-cell>
          <table:table-cell office:value-type="float" office:value="126.3308" calcext:value-type="float">
            <text:p>126.3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064" calcext:value-type="float">
            <text:p>10.064</text:p>
          </table:table-cell>
          <table:table-cell office:value-type="float" office:value="-32.66326" calcext:value-type="float">
            <text:p>-32.66326</text:p>
          </table:table-cell>
          <table:table-cell office:value-type="float" office:value="100.7477" calcext:value-type="float">
            <text:p>100.7477</text:p>
          </table:table-cell>
          <table:table-cell office:value-type="float" office:value="-0.4487571" calcext:value-type="float">
            <text:p>-0.4487571</text:p>
          </table:table-cell>
          <table:table-cell office:value-type="float" office:value="-34.28839" calcext:value-type="float">
            <text:p>-34.28839</text:p>
          </table:table-cell>
          <table:table-cell/>
          <table:table-cell table:formula="of:=SIGN([.AL325])" office:value-type="float" office:value="-1" calcext:value-type="float">
            <text:p>-1</text:p>
          </table:table-cell>
          <table:table-cell table:formula="of:=SIGN([.AM325])" office:value-type="float" office:value="1" calcext:value-type="float">
            <text:p>1</text:p>
          </table:table-cell>
          <table:table-cell table:formula="of:=SIGN([.AN325])" office:value-type="float" office:value="-1" calcext:value-type="float">
            <text:p>-1</text:p>
          </table:table-cell>
          <table:table-cell table:formula="of:=SIGN([.AO325])" office:value-type="float" office:value="-1" calcext:value-type="float">
            <text:p>-1</text:p>
          </table:table-cell>
          <table:table-cell table:number-columns-repeated="15"/>
          <table:table-cell office:value-type="float" office:value="7.518" calcext:value-type="float">
            <text:p>7.518</text:p>
          </table:table-cell>
          <table:table-cell office:value-type="float" office:value="-0.6578889" calcext:value-type="float">
            <text:p>-0.6578889</text:p>
          </table:table-cell>
          <table:table-cell office:value-type="float" office:value="-0.1215943" calcext:value-type="float">
            <text:p>-0.12159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196" calcext:value-type="float">
            <text:p>28.196</text:p>
          </table:table-cell>
          <table:table-cell office:value-type="float" office:value="-128.5207" calcext:value-type="float">
            <text:p>-128.5207</text:p>
          </table:table-cell>
          <table:table-cell office:value-type="float" office:value="126.31" calcext:value-type="float">
            <text:p>126.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076" calcext:value-type="float">
            <text:p>10.076</text:p>
          </table:table-cell>
          <table:table-cell office:value-type="float" office:value="-32.63681" calcext:value-type="float">
            <text:p>-32.63681</text:p>
          </table:table-cell>
          <table:table-cell office:value-type="float" office:value="100.4271" calcext:value-type="float">
            <text:p>100.4271</text:p>
          </table:table-cell>
          <table:table-cell office:value-type="float" office:value="-0.4690779" calcext:value-type="float">
            <text:p>-0.4690779</text:p>
          </table:table-cell>
          <table:table-cell office:value-type="float" office:value="-34.70444" calcext:value-type="float">
            <text:p>-34.70444</text:p>
          </table:table-cell>
          <table:table-cell/>
          <table:table-cell table:formula="of:=SIGN([.AL326])" office:value-type="float" office:value="-1" calcext:value-type="float">
            <text:p>-1</text:p>
          </table:table-cell>
          <table:table-cell table:formula="of:=SIGN([.AM326])" office:value-type="float" office:value="1" calcext:value-type="float">
            <text:p>1</text:p>
          </table:table-cell>
          <table:table-cell table:formula="of:=SIGN([.AN326])" office:value-type="float" office:value="-1" calcext:value-type="float">
            <text:p>-1</text:p>
          </table:table-cell>
          <table:table-cell table:formula="of:=SIGN([.AO326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/>
          <table:table-cell office:value-type="float" office:value="28.369" calcext:value-type="float">
            <text:p>28.369</text:p>
          </table:table-cell>
          <table:table-cell office:value-type="float" office:value="-128.987" calcext:value-type="float">
            <text:p>-128.987</text:p>
          </table:table-cell>
          <table:table-cell office:value-type="float" office:value="126.7169" calcext:value-type="float">
            <text:p>126.7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087" calcext:value-type="float">
            <text:p>10.087</text:p>
          </table:table-cell>
          <table:table-cell office:value-type="float" office:value="-32.616" calcext:value-type="float">
            <text:p>-32.616</text:p>
          </table:table-cell>
          <table:table-cell office:value-type="float" office:value="100.1007" calcext:value-type="float">
            <text:p>100.1007</text:p>
          </table:table-cell>
          <table:table-cell office:value-type="float" office:value="-0.4714828" calcext:value-type="float">
            <text:p>-0.4714828</text:p>
          </table:table-cell>
          <table:table-cell office:value-type="float" office:value="-35.05125" calcext:value-type="float">
            <text:p>-35.05125</text:p>
          </table:table-cell>
          <table:table-cell/>
          <table:table-cell table:formula="of:=SIGN([.AL327])" office:value-type="float" office:value="-1" calcext:value-type="float">
            <text:p>-1</text:p>
          </table:table-cell>
          <table:table-cell table:formula="of:=SIGN([.AM327])" office:value-type="float" office:value="1" calcext:value-type="float">
            <text:p>1</text:p>
          </table:table-cell>
          <table:table-cell table:formula="of:=SIGN([.AN327])" office:value-type="float" office:value="-1" calcext:value-type="float">
            <text:p>-1</text:p>
          </table:table-cell>
          <table:table-cell table:formula="of:=SIGN([.AO327])" office:value-type="float" office:value="-1" calcext:value-type="float">
            <text:p>-1</text:p>
          </table:table-cell>
          <table:table-cell table:number-columns-repeated="15"/>
          <table:table-cell office:value-type="float" office:value="7.597" calcext:value-type="float">
            <text:p>7.597</text:p>
          </table:table-cell>
          <table:table-cell office:value-type="float" office:value="-0.6852944" calcext:value-type="float">
            <text:p>-0.6852944</text:p>
          </table:table-cell>
          <table:table-cell office:value-type="float" office:value="-0.1127292" calcext:value-type="float">
            <text:p>-0.11272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391" calcext:value-type="float">
            <text:p>28.391</text:p>
          </table:table-cell>
          <table:table-cell office:value-type="float" office:value="-129.0057" calcext:value-type="float">
            <text:p>-129.0057</text:p>
          </table:table-cell>
          <table:table-cell office:value-type="float" office:value="126.7177" calcext:value-type="float">
            <text:p>126.7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108" calcext:value-type="float">
            <text:p>10.108</text:p>
          </table:table-cell>
          <table:table-cell office:value-type="float" office:value="-32.57615" calcext:value-type="float">
            <text:p>-32.57615</text:p>
          </table:table-cell>
          <table:table-cell office:value-type="float" office:value="99.54244" calcext:value-type="float">
            <text:p>99.54244</text:p>
          </table:table-cell>
          <table:table-cell office:value-type="float" office:value="-0.4850434" calcext:value-type="float">
            <text:p>-0.4850434</text:p>
          </table:table-cell>
          <table:table-cell office:value-type="float" office:value="-35.80549" calcext:value-type="float">
            <text:p>-35.80549</text:p>
          </table:table-cell>
          <table:table-cell/>
          <table:table-cell table:formula="of:=SIGN([.AL328])" office:value-type="float" office:value="-1" calcext:value-type="float">
            <text:p>-1</text:p>
          </table:table-cell>
          <table:table-cell table:formula="of:=SIGN([.AM328])" office:value-type="float" office:value="1" calcext:value-type="float">
            <text:p>1</text:p>
          </table:table-cell>
          <table:table-cell table:formula="of:=SIGN([.AN328])" office:value-type="float" office:value="-1" calcext:value-type="float">
            <text:p>-1</text:p>
          </table:table-cell>
          <table:table-cell table:formula="of:=SIGN([.AO328])" office:value-type="float" office:value="-1" calcext:value-type="float">
            <text:p>-1</text:p>
          </table:table-cell>
          <table:table-cell table:number-columns-repeated="15"/>
          <table:table-cell office:value-type="float" office:value="7.605" calcext:value-type="float">
            <text:p>7.605</text:p>
          </table:table-cell>
          <table:table-cell office:value-type="float" office:value="-0.9074431" calcext:value-type="float">
            <text:p>-0.9074431</text:p>
          </table:table-cell>
          <table:table-cell office:value-type="float" office:value="-0.1547416" calcext:value-type="float">
            <text:p>-0.1547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414" calcext:value-type="float">
            <text:p>28.414</text:p>
          </table:table-cell>
          <table:table-cell office:value-type="float" office:value="-129.0084" calcext:value-type="float">
            <text:p>-129.0084</text:p>
          </table:table-cell>
          <table:table-cell office:value-type="float" office:value="126.8107" calcext:value-type="float">
            <text:p>126.8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20"/>
          <table:table-cell office:value-type="float" office:value="10.27" calcext:value-type="float">
            <text:p>10.27</text:p>
          </table:table-cell>
          <table:table-cell office:value-type="float" office:value="-32.13948" calcext:value-type="float">
            <text:p>-32.13948</text:p>
          </table:table-cell>
          <table:table-cell office:value-type="float" office:value="94.88148" calcext:value-type="float">
            <text:p>94.88148</text:p>
          </table:table-cell>
          <table:table-cell office:value-type="float" office:value="-0.3475869" calcext:value-type="float">
            <text:p>-0.3475869</text:p>
          </table:table-cell>
          <table:table-cell office:value-type="float" office:value="-41.61388" calcext:value-type="float">
            <text:p>-41.61388</text:p>
          </table:table-cell>
          <table:table-cell/>
          <table:table-cell table:formula="of:=SIGN([.AL329])" office:value-type="float" office:value="-1" calcext:value-type="float">
            <text:p>-1</text:p>
          </table:table-cell>
          <table:table-cell table:formula="of:=SIGN([.AM329])" office:value-type="float" office:value="1" calcext:value-type="float">
            <text:p>1</text:p>
          </table:table-cell>
          <table:table-cell table:formula="of:=SIGN([.AN329])" office:value-type="float" office:value="-1" calcext:value-type="float">
            <text:p>-1</text:p>
          </table:table-cell>
          <table:table-cell table:formula="of:=SIGN([.AO329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/>
          <table:table-cell office:value-type="float" office:value="28.436" calcext:value-type="float">
            <text:p>28.436</text:p>
          </table:table-cell>
          <table:table-cell office:value-type="float" office:value="-129.0874" calcext:value-type="float">
            <text:p>-129.0874</text:p>
          </table:table-cell>
          <table:table-cell office:value-type="float" office:value="126.8263" calcext:value-type="float">
            <text:p>126.8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281" calcext:value-type="float">
            <text:p>10.281</text:p>
          </table:table-cell>
          <table:table-cell office:value-type="float" office:value="-32.10527" calcext:value-type="float">
            <text:p>-32.10527</text:p>
          </table:table-cell>
          <table:table-cell office:value-type="float" office:value="94.52163" calcext:value-type="float">
            <text:p>94.52163</text:p>
          </table:table-cell>
          <table:table-cell office:value-type="float" office:value="-0.354074" calcext:value-type="float">
            <text:p>-0.354074</text:p>
          </table:table-cell>
          <table:table-cell office:value-type="float" office:value="-41.77871" calcext:value-type="float">
            <text:p>-41.77871</text:p>
          </table:table-cell>
          <table:table-cell/>
          <table:table-cell table:formula="of:=SIGN([.AL330])" office:value-type="float" office:value="-1" calcext:value-type="float">
            <text:p>-1</text:p>
          </table:table-cell>
          <table:table-cell table:formula="of:=SIGN([.AM330])" office:value-type="float" office:value="1" calcext:value-type="float">
            <text:p>1</text:p>
          </table:table-cell>
          <table:table-cell table:formula="of:=SIGN([.AN330])" office:value-type="float" office:value="-1" calcext:value-type="float">
            <text:p>-1</text:p>
          </table:table-cell>
          <table:table-cell table:formula="of:=SIGN([.AO330])" office:value-type="float" office:value="-1" calcext:value-type="float">
            <text:p>-1</text:p>
          </table:table-cell>
          <table:table-cell table:number-columns-repeated="15"/>
          <table:table-cell office:value-type="float" office:value="7.621" calcext:value-type="float">
            <text:p>7.621</text:p>
          </table:table-cell>
          <table:table-cell office:value-type="float" office:value="-0.6855126" calcext:value-type="float">
            <text:p>-0.6855126</text:p>
          </table:table-cell>
          <table:table-cell office:value-type="float" office:value="-0.1113465" calcext:value-type="float">
            <text:p>-0.11134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458" calcext:value-type="float">
            <text:p>28.458</text:p>
          </table:table-cell>
          <table:table-cell office:value-type="float" office:value="-129.1378" calcext:value-type="float">
            <text:p>-129.1378</text:p>
          </table:table-cell>
          <table:table-cell office:value-type="float" office:value="126.913" calcext:value-type="float">
            <text:p>126.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292" calcext:value-type="float">
            <text:p>10.292</text:p>
          </table:table-cell>
          <table:table-cell office:value-type="float" office:value="-32.07099" calcext:value-type="float">
            <text:p>-32.07099</text:p>
          </table:table-cell>
          <table:table-cell office:value-type="float" office:value="94.1738" calcext:value-type="float">
            <text:p>94.1738</text:p>
          </table:table-cell>
          <table:table-cell office:value-type="float" office:value="-0.4430486" calcext:value-type="float">
            <text:p>-0.4430486</text:p>
          </table:table-cell>
          <table:table-cell office:value-type="float" office:value="-42.23953" calcext:value-type="float">
            <text:p>-42.23953</text:p>
          </table:table-cell>
          <table:table-cell/>
          <table:table-cell table:formula="of:=SIGN([.AL331])" office:value-type="float" office:value="-1" calcext:value-type="float">
            <text:p>-1</text:p>
          </table:table-cell>
          <table:table-cell table:formula="of:=SIGN([.AM331])" office:value-type="float" office:value="1" calcext:value-type="float">
            <text:p>1</text:p>
          </table:table-cell>
          <table:table-cell table:formula="of:=SIGN([.AN331])" office:value-type="float" office:value="-1" calcext:value-type="float">
            <text:p>-1</text:p>
          </table:table-cell>
          <table:table-cell table:formula="of:=SIGN([.AO331])" office:value-type="float" office:value="-1" calcext:value-type="float">
            <text:p>-1</text:p>
          </table:table-cell>
          <table:table-cell table:number-columns-repeated="15"/>
          <table:table-cell office:value-type="float" office:value="7.629" calcext:value-type="float">
            <text:p>7.629</text:p>
          </table:table-cell>
          <table:table-cell office:value-type="float" office:value="-0.7851651" calcext:value-type="float">
            <text:p>-0.7851651</text:p>
          </table:table-cell>
          <table:table-cell office:value-type="float" office:value="-0.2354652" calcext:value-type="float">
            <text:p>-0.23546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48" calcext:value-type="float">
            <text:p>28.48</text:p>
          </table:table-cell>
          <table:table-cell office:value-type="float" office:value="-129.1684" calcext:value-type="float">
            <text:p>-129.1684</text:p>
          </table:table-cell>
          <table:table-cell office:value-type="float" office:value="126.9271" calcext:value-type="float">
            <text:p>126.92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304" calcext:value-type="float">
            <text:p>10.304</text:p>
          </table:table-cell>
          <table:table-cell office:value-type="float" office:value="-32.03623" calcext:value-type="float">
            <text:p>-32.03623</text:p>
          </table:table-cell>
          <table:table-cell office:value-type="float" office:value="93.83605" calcext:value-type="float">
            <text:p>93.83605</text:p>
          </table:table-cell>
          <table:table-cell office:value-type="float" office:value="-0.3323708" calcext:value-type="float">
            <text:p>-0.3323708</text:p>
          </table:table-cell>
          <table:table-cell office:value-type="float" office:value="-42.6888" calcext:value-type="float">
            <text:p>-42.6888</text:p>
          </table:table-cell>
          <table:table-cell/>
          <table:table-cell table:formula="of:=SIGN([.AL332])" office:value-type="float" office:value="-1" calcext:value-type="float">
            <text:p>-1</text:p>
          </table:table-cell>
          <table:table-cell table:formula="of:=SIGN([.AM332])" office:value-type="float" office:value="1" calcext:value-type="float">
            <text:p>1</text:p>
          </table:table-cell>
          <table:table-cell table:formula="of:=SIGN([.AN332])" office:value-type="float" office:value="-1" calcext:value-type="float">
            <text:p>-1</text:p>
          </table:table-cell>
          <table:table-cell table:formula="of:=SIGN([.AO332])" office:value-type="float" office:value="-1" calcext:value-type="float">
            <text:p>-1</text:p>
          </table:table-cell>
          <table:table-cell table:number-columns-repeated="15"/>
          <table:table-cell office:value-type="float" office:value="7.637" calcext:value-type="float">
            <text:p>7.637</text:p>
          </table:table-cell>
          <table:table-cell office:value-type="float" office:value="-0.8196177" calcext:value-type="float">
            <text:p>-0.8196177</text:p>
          </table:table-cell>
          <table:table-cell office:value-type="float" office:value="-0.003297076" calcext:value-type="float">
            <text:p>-0.0032970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.501" calcext:value-type="float">
            <text:p>28.501</text:p>
          </table:table-cell>
          <table:table-cell office:value-type="float" office:value="-129.2622" calcext:value-type="float">
            <text:p>-129.2622</text:p>
          </table:table-cell>
          <table:table-cell office:value-type="float" office:value="126.9938" calcext:value-type="float">
            <text:p>126.99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316" calcext:value-type="float">
            <text:p>10.316</text:p>
          </table:table-cell>
          <table:table-cell office:value-type="float" office:value="-32.00243" calcext:value-type="float">
            <text:p>-32.00243</text:p>
          </table:table-cell>
          <table:table-cell office:value-type="float" office:value="93.49434" calcext:value-type="float">
            <text:p>93.49434</text:p>
          </table:table-cell>
          <table:table-cell office:value-type="float" office:value="-0.3355711" calcext:value-type="float">
            <text:p>-0.3355711</text:p>
          </table:table-cell>
          <table:table-cell office:value-type="float" office:value="-43.04439" calcext:value-type="float">
            <text:p>-43.04439</text:p>
          </table:table-cell>
          <table:table-cell/>
          <table:table-cell table:formula="of:=SIGN([.AL333])" office:value-type="float" office:value="-1" calcext:value-type="float">
            <text:p>-1</text:p>
          </table:table-cell>
          <table:table-cell table:formula="of:=SIGN([.AM333])" office:value-type="float" office:value="1" calcext:value-type="float">
            <text:p>1</text:p>
          </table:table-cell>
          <table:table-cell table:formula="of:=SIGN([.AN333])" office:value-type="float" office:value="-1" calcext:value-type="float">
            <text:p>-1</text:p>
          </table:table-cell>
          <table:table-cell table:formula="of:=SIGN([.AO333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/>
          <table:table-cell office:value-type="float" office:value="28.523" calcext:value-type="float">
            <text:p>28.523</text:p>
          </table:table-cell>
          <table:table-cell office:value-type="float" office:value="-129.2967" calcext:value-type="float">
            <text:p>-129.2967</text:p>
          </table:table-cell>
          <table:table-cell office:value-type="float" office:value="127.0105" calcext:value-type="float">
            <text:p>127.0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0"/>
          <table:table-cell office:value-type="float" office:value="10.33" calcext:value-type="float">
            <text:p>10.33</text:p>
          </table:table-cell>
          <table:table-cell office:value-type="float" office:value="-31.97293" calcext:value-type="float">
            <text:p>-31.97293</text:p>
          </table:table-cell>
          <table:table-cell office:value-type="float" office:value="93.1712" calcext:value-type="float">
            <text:p>93.1712</text:p>
          </table:table-cell>
          <table:table-cell office:value-type="float" office:value="-0.3809774" calcext:value-type="float">
            <text:p>-0.3809774</text:p>
          </table:table-cell>
          <table:table-cell office:value-type="float" office:value="-43.46136" calcext:value-type="float">
            <text:p>-43.46136</text:p>
          </table:table-cell>
          <table:table-cell/>
          <table:table-cell table:formula="of:=SIGN([.AL334])" office:value-type="float" office:value="-1" calcext:value-type="float">
            <text:p>-1</text:p>
          </table:table-cell>
          <table:table-cell table:formula="of:=SIGN([.AM334])" office:value-type="float" office:value="1" calcext:value-type="float">
            <text:p>1</text:p>
          </table:table-cell>
          <table:table-cell table:formula="of:=SIGN([.AN334])" office:value-type="float" office:value="-1" calcext:value-type="float">
            <text:p>-1</text:p>
          </table:table-cell>
          <table:table-cell table:formula="of:=SIGN([.AO334])" office:value-type="float" office:value="-1" calcext:value-type="float">
            <text:p>-1</text:p>
          </table:table-cell>
          <table:table-cell table:number-columns-repeated="15"/>
          <table:table-cell office:value-type="float" office:value="7.703" calcext:value-type="float">
            <text:p>7.703</text:p>
          </table:table-cell>
          <table:table-cell office:value-type="float" office:value="-0.6864552" calcext:value-type="float">
            <text:p>-0.6864552</text:p>
          </table:table-cell>
          <table:table-cell office:value-type="float" office:value="-0.1054562" calcext:value-type="float">
            <text:p>-0.1054562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342" calcext:value-type="float">
            <text:p>10.342</text:p>
          </table:table-cell>
          <table:table-cell office:value-type="float" office:value="-31.93675" calcext:value-type="float">
            <text:p>-31.93675</text:p>
          </table:table-cell>
          <table:table-cell office:value-type="float" office:value="92.78983" calcext:value-type="float">
            <text:p>92.78983</text:p>
          </table:table-cell>
          <table:table-cell office:value-type="float" office:value="-0.4148361" calcext:value-type="float">
            <text:p>-0.4148361</text:p>
          </table:table-cell>
          <table:table-cell office:value-type="float" office:value="-44.0429" calcext:value-type="float">
            <text:p>-44.0429</text:p>
          </table:table-cell>
          <table:table-cell/>
          <table:table-cell table:formula="of:=SIGN([.AL335])" office:value-type="float" office:value="-1" calcext:value-type="float">
            <text:p>-1</text:p>
          </table:table-cell>
          <table:table-cell table:formula="of:=SIGN([.AM335])" office:value-type="float" office:value="1" calcext:value-type="float">
            <text:p>1</text:p>
          </table:table-cell>
          <table:table-cell table:formula="of:=SIGN([.AN335])" office:value-type="float" office:value="-1" calcext:value-type="float">
            <text:p>-1</text:p>
          </table:table-cell>
          <table:table-cell table:formula="of:=SIGN([.AO335])" office:value-type="float" office:value="-1" calcext:value-type="float">
            <text:p>-1</text:p>
          </table:table-cell>
          <table:table-cell table:number-columns-repeated="15"/>
          <table:table-cell office:value-type="float" office:value="7.711" calcext:value-type="float">
            <text:p>7.711</text:p>
          </table:table-cell>
          <table:table-cell office:value-type="float" office:value="-0.7133092" calcext:value-type="float">
            <text:p>-0.7133092</text:p>
          </table:table-cell>
          <table:table-cell office:value-type="float" office:value="-0.09875289" calcext:value-type="float">
            <text:p>-0.0987528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352" calcext:value-type="float">
            <text:p>10.352</text:p>
          </table:table-cell>
          <table:table-cell office:value-type="float" office:value="-31.90413" calcext:value-type="float">
            <text:p>-31.90413</text:p>
          </table:table-cell>
          <table:table-cell office:value-type="float" office:value="92.46898" calcext:value-type="float">
            <text:p>92.46898</text:p>
          </table:table-cell>
          <table:table-cell office:value-type="float" office:value="-0.3737597" calcext:value-type="float">
            <text:p>-0.3737597</text:p>
          </table:table-cell>
          <table:table-cell office:value-type="float" office:value="-44.42376" calcext:value-type="float">
            <text:p>-44.42376</text:p>
          </table:table-cell>
          <table:table-cell/>
          <table:table-cell table:formula="of:=SIGN([.AL336])" office:value-type="float" office:value="-1" calcext:value-type="float">
            <text:p>-1</text:p>
          </table:table-cell>
          <table:table-cell table:formula="of:=SIGN([.AM336])" office:value-type="float" office:value="1" calcext:value-type="float">
            <text:p>1</text:p>
          </table:table-cell>
          <table:table-cell table:formula="of:=SIGN([.AN336])" office:value-type="float" office:value="-1" calcext:value-type="float">
            <text:p>-1</text:p>
          </table:table-cell>
          <table:table-cell table:formula="of:=SIGN([.AO336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 table:number-columns-repeated="36"/>
          <table:table-cell office:value-type="float" office:value="10.373" calcext:value-type="float">
            <text:p>10.373</text:p>
          </table:table-cell>
          <table:table-cell office:value-type="float" office:value="-31.83273" calcext:value-type="float">
            <text:p>-31.83273</text:p>
          </table:table-cell>
          <table:table-cell office:value-type="float" office:value="91.80262" calcext:value-type="float">
            <text:p>91.80262</text:p>
          </table:table-cell>
          <table:table-cell office:value-type="float" office:value="-0.4025934" calcext:value-type="float">
            <text:p>-0.4025934</text:p>
          </table:table-cell>
          <table:table-cell office:value-type="float" office:value="-45.26543" calcext:value-type="float">
            <text:p>-45.26543</text:p>
          </table:table-cell>
          <table:table-cell/>
          <table:table-cell table:formula="of:=SIGN([.AL337])" office:value-type="float" office:value="-1" calcext:value-type="float">
            <text:p>-1</text:p>
          </table:table-cell>
          <table:table-cell table:formula="of:=SIGN([.AM337])" office:value-type="float" office:value="1" calcext:value-type="float">
            <text:p>1</text:p>
          </table:table-cell>
          <table:table-cell table:formula="of:=SIGN([.AN337])" office:value-type="float" office:value="-1" calcext:value-type="float">
            <text:p>-1</text:p>
          </table:table-cell>
          <table:table-cell table:formula="of:=SIGN([.AO337])" office:value-type="float" office:value="-1" calcext:value-type="float">
            <text:p>-1</text:p>
          </table:table-cell>
          <table:table-cell table:number-columns-repeated="15"/>
          <table:table-cell office:value-type="float" office:value="7.73" calcext:value-type="float">
            <text:p>7.73</text:p>
          </table:table-cell>
          <table:table-cell office:value-type="float" office:value="-0.7324583" calcext:value-type="float">
            <text:p>-0.7324583</text:p>
          </table:table-cell>
          <table:table-cell office:value-type="float" office:value="-0.08207874" calcext:value-type="float">
            <text:p>-0.08207874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384" calcext:value-type="float">
            <text:p>10.384</text:p>
          </table:table-cell>
          <table:table-cell office:value-type="float" office:value="-31.80207" calcext:value-type="float">
            <text:p>-31.80207</text:p>
          </table:table-cell>
          <table:table-cell office:value-type="float" office:value="91.53094" calcext:value-type="float">
            <text:p>91.53094</text:p>
          </table:table-cell>
          <table:table-cell office:value-type="float" office:value="-0.399524" calcext:value-type="float">
            <text:p>-0.399524</text:p>
          </table:table-cell>
          <table:table-cell office:value-type="float" office:value="-45.43881" calcext:value-type="float">
            <text:p>-45.43881</text:p>
          </table:table-cell>
          <table:table-cell/>
          <table:table-cell table:formula="of:=SIGN([.AL338])" office:value-type="float" office:value="-1" calcext:value-type="float">
            <text:p>-1</text:p>
          </table:table-cell>
          <table:table-cell table:formula="of:=SIGN([.AM338])" office:value-type="float" office:value="1" calcext:value-type="float">
            <text:p>1</text:p>
          </table:table-cell>
          <table:table-cell table:formula="of:=SIGN([.AN338])" office:value-type="float" office:value="-1" calcext:value-type="float">
            <text:p>-1</text:p>
          </table:table-cell>
          <table:table-cell table:formula="of:=SIGN([.AO338])" office:value-type="float" office:value="-1" calcext:value-type="float">
            <text:p>-1</text:p>
          </table:table-cell>
          <table:table-cell table:number-columns-repeated="15"/>
          <table:table-cell office:value-type="float" office:value="7.738" calcext:value-type="float">
            <text:p>7.738</text:p>
          </table:table-cell>
          <table:table-cell office:value-type="float" office:value="-0.9629201" calcext:value-type="float">
            <text:p>-0.9629201</text:p>
          </table:table-cell>
          <table:table-cell office:value-type="float" office:value="-0.1303575" calcext:value-type="float">
            <text:p>-0.1303575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398" calcext:value-type="float">
            <text:p>10.398</text:p>
          </table:table-cell>
          <table:table-cell office:value-type="float" office:value="-31.76274" calcext:value-type="float">
            <text:p>-31.76274</text:p>
          </table:table-cell>
          <table:table-cell office:value-type="float" office:value="91.19472" calcext:value-type="float">
            <text:p>91.19472</text:p>
          </table:table-cell>
          <table:table-cell office:value-type="float" office:value="-0.3490922" calcext:value-type="float">
            <text:p>-0.3490922</text:p>
          </table:table-cell>
          <table:table-cell office:value-type="float" office:value="-45.82814" calcext:value-type="float">
            <text:p>-45.82814</text:p>
          </table:table-cell>
          <table:table-cell/>
          <table:table-cell table:formula="of:=SIGN([.AL339])" office:value-type="float" office:value="-1" calcext:value-type="float">
            <text:p>-1</text:p>
          </table:table-cell>
          <table:table-cell table:formula="of:=SIGN([.AM339])" office:value-type="float" office:value="1" calcext:value-type="float">
            <text:p>1</text:p>
          </table:table-cell>
          <table:table-cell table:formula="of:=SIGN([.AN339])" office:value-type="float" office:value="-1" calcext:value-type="float">
            <text:p>-1</text:p>
          </table:table-cell>
          <table:table-cell table:formula="of:=SIGN([.AO339])" office:value-type="float" office:value="-1" calcext:value-type="float">
            <text:p>-1</text:p>
          </table:table-cell>
          <table:table-cell table:number-columns-repeated="15"/>
          <table:table-cell office:value-type="float" office:value="7.746" calcext:value-type="float">
            <text:p>7.746</text:p>
          </table:table-cell>
          <table:table-cell office:value-type="float" office:value="-0.7231848" calcext:value-type="float">
            <text:p>-0.7231848</text:p>
          </table:table-cell>
          <table:table-cell office:value-type="float" office:value="-0.08810064" calcext:value-type="float">
            <text:p>-0.08810064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41" calcext:value-type="float">
            <text:p>10.41</text:p>
          </table:table-cell>
          <table:table-cell office:value-type="float" office:value="-31.72047" calcext:value-type="float">
            <text:p>-31.72047</text:p>
          </table:table-cell>
          <table:table-cell office:value-type="float" office:value="90.81725" calcext:value-type="float">
            <text:p>90.81725</text:p>
          </table:table-cell>
          <table:table-cell office:value-type="float" office:value="-0.3040421" calcext:value-type="float">
            <text:p>-0.3040421</text:p>
          </table:table-cell>
          <table:table-cell office:value-type="float" office:value="-46.38231" calcext:value-type="float">
            <text:p>-46.38231</text:p>
          </table:table-cell>
          <table:table-cell/>
          <table:table-cell table:formula="of:=SIGN([.AL340])" office:value-type="float" office:value="-1" calcext:value-type="float">
            <text:p>-1</text:p>
          </table:table-cell>
          <table:table-cell table:formula="of:=SIGN([.AM340])" office:value-type="float" office:value="1" calcext:value-type="float">
            <text:p>1</text:p>
          </table:table-cell>
          <table:table-cell table:formula="of:=SIGN([.AN340])" office:value-type="float" office:value="-1" calcext:value-type="float">
            <text:p>-1</text:p>
          </table:table-cell>
          <table:table-cell table:formula="of:=SIGN([.AO340])" office:value-type="float" office:value="-1" calcext:value-type="float">
            <text:p>-1</text:p>
          </table:table-cell>
          <table:table-cell table:number-columns-repeated="15"/>
          <table:table-cell office:value-type="float" office:value="7.754" calcext:value-type="float">
            <text:p>7.754</text:p>
          </table:table-cell>
          <table:table-cell office:value-type="float" office:value="-0.9632399" calcext:value-type="float">
            <text:p>-0.9632399</text:p>
          </table:table-cell>
          <table:table-cell office:value-type="float" office:value="-0.1279732" calcext:value-type="float">
            <text:p>-0.1279732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421" calcext:value-type="float">
            <text:p>10.421</text:p>
          </table:table-cell>
          <table:table-cell office:value-type="float" office:value="-31.67702" calcext:value-type="float">
            <text:p>-31.67702</text:p>
          </table:table-cell>
          <table:table-cell office:value-type="float" office:value="90.4566" calcext:value-type="float">
            <text:p>90.4566</text:p>
          </table:table-cell>
          <table:table-cell office:value-type="float" office:value="-0.3909448" calcext:value-type="float">
            <text:p>-0.3909448</text:p>
          </table:table-cell>
          <table:table-cell office:value-type="float" office:value="-46.82624" calcext:value-type="float">
            <text:p>-46.82624</text:p>
          </table:table-cell>
          <table:table-cell/>
          <table:table-cell table:formula="of:=SIGN([.AL341])" office:value-type="float" office:value="-1" calcext:value-type="float">
            <text:p>-1</text:p>
          </table:table-cell>
          <table:table-cell table:formula="of:=SIGN([.AM341])" office:value-type="float" office:value="1" calcext:value-type="float">
            <text:p>1</text:p>
          </table:table-cell>
          <table:table-cell table:formula="of:=SIGN([.AN341])" office:value-type="float" office:value="-1" calcext:value-type="float">
            <text:p>-1</text:p>
          </table:table-cell>
          <table:table-cell table:formula="of:=SIGN([.AO341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 table:number-columns-repeated="36"/>
          <table:table-cell office:value-type="float" office:value="10.433" calcext:value-type="float">
            <text:p>10.433</text:p>
          </table:table-cell>
          <table:table-cell office:value-type="float" office:value="-31.62888" calcext:value-type="float">
            <text:p>-31.62888</text:p>
          </table:table-cell>
          <table:table-cell office:value-type="float" office:value="90.0628" calcext:value-type="float">
            <text:p>90.0628</text:p>
          </table:table-cell>
          <table:table-cell office:value-type="float" office:value="-0.3899579" calcext:value-type="float">
            <text:p>-0.3899579</text:p>
          </table:table-cell>
          <table:table-cell office:value-type="float" office:value="-47.32052" calcext:value-type="float">
            <text:p>-47.32052</text:p>
          </table:table-cell>
          <table:table-cell/>
          <table:table-cell table:formula="of:=SIGN([.AL342])" office:value-type="float" office:value="-1" calcext:value-type="float">
            <text:p>-1</text:p>
          </table:table-cell>
          <table:table-cell table:formula="of:=SIGN([.AM342])" office:value-type="float" office:value="1" calcext:value-type="float">
            <text:p>1</text:p>
          </table:table-cell>
          <table:table-cell table:formula="of:=SIGN([.AN342])" office:value-type="float" office:value="-1" calcext:value-type="float">
            <text:p>-1</text:p>
          </table:table-cell>
          <table:table-cell table:formula="of:=SIGN([.AO342])" office:value-type="float" office:value="-1" calcext:value-type="float">
            <text:p>-1</text:p>
          </table:table-cell>
          <table:table-cell table:number-columns-repeated="15"/>
          <table:table-cell office:value-type="float" office:value="7.821" calcext:value-type="float">
            <text:p>7.821</text:p>
          </table:table-cell>
          <table:table-cell office:value-type="float" office:value="-0.6481745" calcext:value-type="float">
            <text:p>-0.6481745</text:p>
          </table:table-cell>
          <table:table-cell office:value-type="float" office:value="0.04855437" calcext:value-type="float">
            <text:p>0.04855437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444" calcext:value-type="float">
            <text:p>10.444</text:p>
          </table:table-cell>
          <table:table-cell office:value-type="float" office:value="-31.60133" calcext:value-type="float">
            <text:p>-31.60133</text:p>
          </table:table-cell>
          <table:table-cell office:value-type="float" office:value="89.80018" calcext:value-type="float">
            <text:p>89.80018</text:p>
          </table:table-cell>
          <table:table-cell office:value-type="float" office:value="-0.3830605" calcext:value-type="float">
            <text:p>-0.3830605</text:p>
          </table:table-cell>
          <table:table-cell office:value-type="float" office:value="-47.66728" calcext:value-type="float">
            <text:p>-47.66728</text:p>
          </table:table-cell>
          <table:table-cell/>
          <table:table-cell table:formula="of:=SIGN([.AL343])" office:value-type="float" office:value="-1" calcext:value-type="float">
            <text:p>-1</text:p>
          </table:table-cell>
          <table:table-cell table:formula="of:=SIGN([.AM343])" office:value-type="float" office:value="1" calcext:value-type="float">
            <text:p>1</text:p>
          </table:table-cell>
          <table:table-cell table:formula="of:=SIGN([.AN343])" office:value-type="float" office:value="-1" calcext:value-type="float">
            <text:p>-1</text:p>
          </table:table-cell>
          <table:table-cell table:formula="of:=SIGN([.AO343])" office:value-type="float" office:value="-1" calcext:value-type="float">
            <text:p>-1</text:p>
          </table:table-cell>
          <table:table-cell table:number-columns-repeated="15"/>
          <table:table-cell office:value-type="float" office:value="7.83" calcext:value-type="float">
            <text:p>7.83</text:p>
          </table:table-cell>
          <table:table-cell office:value-type="float" office:value="-0.9991686" calcext:value-type="float">
            <text:p>-0.9991686</text:p>
          </table:table-cell>
          <table:table-cell office:value-type="float" office:value="-0.1202049" calcext:value-type="float">
            <text:p>-0.120204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455" calcext:value-type="float">
            <text:p>10.455</text:p>
          </table:table-cell>
          <table:table-cell office:value-type="float" office:value="-31.56423" calcext:value-type="float">
            <text:p>-31.56423</text:p>
          </table:table-cell>
          <table:table-cell office:value-type="float" office:value="89.461" calcext:value-type="float">
            <text:p>89.461</text:p>
          </table:table-cell>
          <table:table-cell office:value-type="float" office:value="-0.3233777" calcext:value-type="float">
            <text:p>-0.3233777</text:p>
          </table:table-cell>
          <table:table-cell office:value-type="float" office:value="-48.04766" calcext:value-type="float">
            <text:p>-48.04766</text:p>
          </table:table-cell>
          <table:table-cell/>
          <table:table-cell table:formula="of:=SIGN([.AL344])" office:value-type="float" office:value="-1" calcext:value-type="float">
            <text:p>-1</text:p>
          </table:table-cell>
          <table:table-cell table:formula="of:=SIGN([.AM344])" office:value-type="float" office:value="1" calcext:value-type="float">
            <text:p>1</text:p>
          </table:table-cell>
          <table:table-cell table:formula="of:=SIGN([.AN344])" office:value-type="float" office:value="-1" calcext:value-type="float">
            <text:p>-1</text:p>
          </table:table-cell>
          <table:table-cell table:formula="of:=SIGN([.AO344])" office:value-type="float" office:value="-1" calcext:value-type="float">
            <text:p>-1</text:p>
          </table:table-cell>
          <table:table-cell table:number-columns-repeated="15"/>
          <table:table-cell office:value-type="float" office:value="7.838" calcext:value-type="float">
            <text:p>7.838</text:p>
          </table:table-cell>
          <table:table-cell office:value-type="float" office:value="-0.8523211" calcext:value-type="float">
            <text:p>-0.8523211</text:p>
          </table:table-cell>
          <table:table-cell office:value-type="float" office:value="-0.2111168" calcext:value-type="float">
            <text:p>-0.2111168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466" calcext:value-type="float">
            <text:p>10.466</text:p>
          </table:table-cell>
          <table:table-cell office:value-type="float" office:value="-31.54563" calcext:value-type="float">
            <text:p>-31.54563</text:p>
          </table:table-cell>
          <table:table-cell office:value-type="float" office:value="89.29712" calcext:value-type="float">
            <text:p>89.29712</text:p>
          </table:table-cell>
          <table:table-cell office:value-type="float" office:value="-0.3198731" calcext:value-type="float">
            <text:p>-0.3198731</text:p>
          </table:table-cell>
          <table:table-cell office:value-type="float" office:value="-48.22103" calcext:value-type="float">
            <text:p>-48.22103</text:p>
          </table:table-cell>
          <table:table-cell/>
          <table:table-cell table:formula="of:=SIGN([.AL345])" office:value-type="float" office:value="-1" calcext:value-type="float">
            <text:p>-1</text:p>
          </table:table-cell>
          <table:table-cell table:formula="of:=SIGN([.AM345])" office:value-type="float" office:value="1" calcext:value-type="float">
            <text:p>1</text:p>
          </table:table-cell>
          <table:table-cell table:formula="of:=SIGN([.AN345])" office:value-type="float" office:value="-1" calcext:value-type="float">
            <text:p>-1</text:p>
          </table:table-cell>
          <table:table-cell table:formula="of:=SIGN([.AO345])" office:value-type="float" office:value="-1" calcext:value-type="float">
            <text:p>-1</text:p>
          </table:table-cell>
          <table:table-cell table:number-columns-repeated="15"/>
          <table:table-cell office:value-type="float" office:value="7.846" calcext:value-type="float">
            <text:p>7.846</text:p>
          </table:table-cell>
          <table:table-cell office:value-type="float" office:value="-0.6041248" calcext:value-type="float">
            <text:p>-0.6041248</text:p>
          </table:table-cell>
          <table:table-cell office:value-type="float" office:value="0.04520857" calcext:value-type="float">
            <text:p>0.04520857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634" calcext:value-type="float">
            <text:p>10.634</text:p>
          </table:table-cell>
          <table:table-cell office:value-type="float" office:value="-31.0277" calcext:value-type="float">
            <text:p>-31.0277</text:p>
          </table:table-cell>
          <table:table-cell office:value-type="float" office:value="84.57398" calcext:value-type="float">
            <text:p>84.57398</text:p>
          </table:table-cell>
          <table:table-cell office:value-type="float" office:value="-0.08897892" calcext:value-type="float">
            <text:p>-0.08897892</text:p>
          </table:table-cell>
          <table:table-cell office:value-type="float" office:value="-54.18231" calcext:value-type="float">
            <text:p>-54.18231</text:p>
          </table:table-cell>
          <table:table-cell/>
          <table:table-cell table:formula="of:=SIGN([.AL346])" office:value-type="float" office:value="-1" calcext:value-type="float">
            <text:p>-1</text:p>
          </table:table-cell>
          <table:table-cell table:formula="of:=SIGN([.AM346])" office:value-type="float" office:value="1" calcext:value-type="float">
            <text:p>1</text:p>
          </table:table-cell>
          <table:table-cell table:formula="of:=SIGN([.AN346])" office:value-type="float" office:value="-1" calcext:value-type="float">
            <text:p>-1</text:p>
          </table:table-cell>
          <table:table-cell table:formula="of:=SIGN([.AO346])" office:value-type="float" office:value="-1" calcext:value-type="float">
            <text:p>-1</text:p>
          </table:table-cell>
          <table:table-cell table:number-columns-repeated="15"/>
          <table:table-cell office:value-type="float" office:value="7.854" calcext:value-type="float">
            <text:p>7.854</text:p>
          </table:table-cell>
          <table:table-cell office:value-type="float" office:value="-0.9317599" calcext:value-type="float">
            <text:p>-0.9317599</text:p>
          </table:table-cell>
          <table:table-cell office:value-type="float" office:value="-0.09471976" calcext:value-type="float">
            <text:p>-0.09471976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655" calcext:value-type="float">
            <text:p>10.655</text:p>
          </table:table-cell>
          <table:table-cell office:value-type="float" office:value="-30.93029" calcext:value-type="float">
            <text:p>-30.93029</text:p>
          </table:table-cell>
          <table:table-cell office:value-type="float" office:value="83.7691" calcext:value-type="float">
            <text:p>83.7691</text:p>
          </table:table-cell>
          <table:table-cell office:value-type="float" office:value="-0.1121188" calcext:value-type="float">
            <text:p>-0.1121188</text:p>
          </table:table-cell>
          <table:table-cell office:value-type="float" office:value="-54.81636" calcext:value-type="float">
            <text:p>-54.81636</text:p>
          </table:table-cell>
          <table:table-cell/>
          <table:table-cell table:formula="of:=SIGN([.AL347])" office:value-type="float" office:value="-1" calcext:value-type="float">
            <text:p>-1</text:p>
          </table:table-cell>
          <table:table-cell table:formula="of:=SIGN([.AM347])" office:value-type="float" office:value="1" calcext:value-type="float">
            <text:p>1</text:p>
          </table:table-cell>
          <table:table-cell table:formula="of:=SIGN([.AN347])" office:value-type="float" office:value="-1" calcext:value-type="float">
            <text:p>-1</text:p>
          </table:table-cell>
          <table:table-cell table:formula="of:=SIGN([.AO347])" office:value-type="float" office:value="-1" calcext:value-type="float">
            <text:p>-1</text:p>
          </table:table-cell>
          <table:table-cell table:number-columns-repeated="15"/>
          <table:table-cell office:value-type="float" office:value="7.863" calcext:value-type="float">
            <text:p>7.863</text:p>
          </table:table-cell>
          <table:table-cell office:value-type="float" office:value="-0.8354611" calcext:value-type="float">
            <text:p>-0.8354611</text:p>
          </table:table-cell>
          <table:table-cell office:value-type="float" office:value="-0.2079758" calcext:value-type="float">
            <text:p>-0.2079758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667" calcext:value-type="float">
            <text:p>10.667</text:p>
          </table:table-cell>
          <table:table-cell office:value-type="float" office:value="-30.88314" calcext:value-type="float">
            <text:p>-30.88314</text:p>
          </table:table-cell>
          <table:table-cell office:value-type="float" office:value="83.40055" calcext:value-type="float">
            <text:p>83.40055</text:p>
          </table:table-cell>
          <table:table-cell office:value-type="float" office:value="-0.08388527" calcext:value-type="float">
            <text:p>-0.08388527</text:p>
          </table:table-cell>
          <table:table-cell office:value-type="float" office:value="-55.14509" calcext:value-type="float">
            <text:p>-55.14509</text:p>
          </table:table-cell>
          <table:table-cell/>
          <table:table-cell table:formula="of:=SIGN([.AL348])" office:value-type="float" office:value="-1" calcext:value-type="float">
            <text:p>-1</text:p>
          </table:table-cell>
          <table:table-cell table:formula="of:=SIGN([.AM348])" office:value-type="float" office:value="1" calcext:value-type="float">
            <text:p>1</text:p>
          </table:table-cell>
          <table:table-cell table:formula="of:=SIGN([.AN348])" office:value-type="float" office:value="-1" calcext:value-type="float">
            <text:p>-1</text:p>
          </table:table-cell>
          <table:table-cell table:formula="of:=SIGN([.AO348])" office:value-type="float" office:value="-1" calcext:value-type="float">
            <text:p>-1</text:p>
          </table:table-cell>
          <table:table-cell table:number-columns-repeated="15"/>
          <table:table-cell office:value-type="float" office:value="7.871" calcext:value-type="float">
            <text:p>7.871</text:p>
          </table:table-cell>
          <table:table-cell office:value-type="float" office:value="-0.5867486" calcext:value-type="float">
            <text:p>-0.5867486</text:p>
          </table:table-cell>
          <table:table-cell office:value-type="float" office:value="0.04782433" calcext:value-type="float">
            <text:p>0.04782433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678" calcext:value-type="float">
            <text:p>10.678</text:p>
          </table:table-cell>
          <table:table-cell office:value-type="float" office:value="-30.81933" calcext:value-type="float">
            <text:p>-30.81933</text:p>
          </table:table-cell>
          <table:table-cell office:value-type="float" office:value="82.91903" calcext:value-type="float">
            <text:p>82.91903</text:p>
          </table:table-cell>
          <table:table-cell office:value-type="float" office:value="-0.07576906" calcext:value-type="float">
            <text:p>-0.07576906</text:p>
          </table:table-cell>
          <table:table-cell office:value-type="float" office:value="-55.63931" calcext:value-type="float">
            <text:p>-55.63931</text:p>
          </table:table-cell>
          <table:table-cell/>
          <table:table-cell table:formula="of:=SIGN([.AL349])" office:value-type="float" office:value="-1" calcext:value-type="float">
            <text:p>-1</text:p>
          </table:table-cell>
          <table:table-cell table:formula="of:=SIGN([.AM349])" office:value-type="float" office:value="1" calcext:value-type="float">
            <text:p>1</text:p>
          </table:table-cell>
          <table:table-cell table:formula="of:=SIGN([.AN349])" office:value-type="float" office:value="-1" calcext:value-type="float">
            <text:p>-1</text:p>
          </table:table-cell>
          <table:table-cell table:formula="of:=SIGN([.AO349])" office:value-type="float" office:value="-1" calcext:value-type="float">
            <text:p>-1</text:p>
          </table:table-cell>
          <table:table-cell table:number-columns-repeated="15"/>
          <table:table-cell office:value-type="float" office:value="7.879" calcext:value-type="float">
            <text:p>7.879</text:p>
          </table:table-cell>
          <table:table-cell office:value-type="float" office:value="-0.9918584128" calcext:value-type="float">
            <text:p>-0.9918584128</text:p>
          </table:table-cell>
          <table:table-cell office:value-type="float" office:value="-0.09045809" calcext:value-type="float">
            <text:p>-0.0904580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69" calcext:value-type="float">
            <text:p>10.69</text:p>
          </table:table-cell>
          <table:table-cell office:value-type="float" office:value="-30.76037" calcext:value-type="float">
            <text:p>-30.76037</text:p>
          </table:table-cell>
          <table:table-cell office:value-type="float" office:value="82.48744" calcext:value-type="float">
            <text:p>82.48744</text:p>
          </table:table-cell>
          <table:table-cell office:value-type="float" office:value="-0.05663218" calcext:value-type="float">
            <text:p>-0.05663218</text:p>
          </table:table-cell>
          <table:table-cell office:value-type="float" office:value="-55.94229" calcext:value-type="float">
            <text:p>-55.94229</text:p>
          </table:table-cell>
          <table:table-cell/>
          <table:table-cell table:formula="of:=SIGN([.AL350])" office:value-type="float" office:value="-1" calcext:value-type="float">
            <text:p>-1</text:p>
          </table:table-cell>
          <table:table-cell table:formula="of:=SIGN([.AM350])" office:value-type="float" office:value="1" calcext:value-type="float">
            <text:p>1</text:p>
          </table:table-cell>
          <table:table-cell table:formula="of:=SIGN([.AN350])" office:value-type="float" office:value="-1" calcext:value-type="float">
            <text:p>-1</text:p>
          </table:table-cell>
          <table:table-cell table:formula="of:=SIGN([.AO350])" office:value-type="float" office:value="-1" calcext:value-type="float">
            <text:p>-1</text:p>
          </table:table-cell>
          <table:table-cell table:number-columns-repeated="15"/>
          <table:table-cell office:value-type="float" office:value="7.93" calcext:value-type="float">
            <text:p>7.93</text:p>
          </table:table-cell>
          <table:table-cell office:value-type="float" office:value="-1.000587" calcext:value-type="float">
            <text:p>-1.000587</text:p>
          </table:table-cell>
          <table:table-cell office:value-type="float" office:value="-0.1076959" calcext:value-type="float">
            <text:p>-0.107695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701" calcext:value-type="float">
            <text:p>10.701</text:p>
          </table:table-cell>
          <table:table-cell office:value-type="float" office:value="-30.70107" calcext:value-type="float">
            <text:p>-30.70107</text:p>
          </table:table-cell>
          <table:table-cell office:value-type="float" office:value="82.06714" calcext:value-type="float">
            <text:p>82.06714</text:p>
          </table:table-cell>
          <table:table-cell office:value-type="float" office:value="0.01935257" calcext:value-type="float">
            <text:p>0.01935257</text:p>
          </table:table-cell>
          <table:table-cell office:value-type="float" office:value="-56.1305" calcext:value-type="float">
            <text:p>-56.1305</text:p>
          </table:table-cell>
          <table:table-cell/>
          <table:table-cell table:formula="of:=SIGN([.AL351])" office:value-type="float" office:value="-1" calcext:value-type="float">
            <text:p>-1</text:p>
          </table:table-cell>
          <table:table-cell table:formula="of:=SIGN([.AM351])" office:value-type="float" office:value="1" calcext:value-type="float">
            <text:p>1</text:p>
          </table:table-cell>
          <table:table-cell table:formula="of:=SIGN([.AN351])" office:value-type="float" office:value="1" calcext:value-type="float">
            <text:p>1</text:p>
          </table:table-cell>
          <table:table-cell table:formula="of:=SIGN([.AO351])" office:value-type="float" office:value="-1" calcext:value-type="float">
            <text:p>-1</text:p>
          </table:table-cell>
          <table:table-cell table:number-columns-repeated="15"/>
          <table:table-cell office:value-type="float" office:value="7.939" calcext:value-type="float">
            <text:p>7.939</text:p>
          </table:table-cell>
          <table:table-cell office:value-type="float" office:value="-0.8560615" calcext:value-type="float">
            <text:p>-0.8560615</text:p>
          </table:table-cell>
          <table:table-cell office:value-type="float" office:value="-0.1834918" calcext:value-type="float">
            <text:p>-0.1834918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713" calcext:value-type="float">
            <text:p>10.713</text:p>
          </table:table-cell>
          <table:table-cell office:value-type="float" office:value="-30.63865" calcext:value-type="float">
            <text:p>-30.63865</text:p>
          </table:table-cell>
          <table:table-cell office:value-type="float" office:value="81.62701" calcext:value-type="float">
            <text:p>81.62701</text:p>
          </table:table-cell>
          <table:table-cell office:value-type="float" office:value="0.05584359" calcext:value-type="float">
            <text:p>0.05584359</text:p>
          </table:table-cell>
          <table:table-cell office:value-type="float" office:value="-56.18127" calcext:value-type="float">
            <text:p>-56.18127</text:p>
          </table:table-cell>
          <table:table-cell/>
          <table:table-cell table:formula="of:=SIGN([.AL352])" office:value-type="float" office:value="-1" calcext:value-type="float">
            <text:p>-1</text:p>
          </table:table-cell>
          <table:table-cell table:formula="of:=SIGN([.AM352])" office:value-type="float" office:value="1" calcext:value-type="float">
            <text:p>1</text:p>
          </table:table-cell>
          <table:table-cell table:formula="of:=SIGN([.AN352])" office:value-type="float" office:value="1" calcext:value-type="float">
            <text:p>1</text:p>
          </table:table-cell>
          <table:table-cell table:formula="of:=SIGN([.AO352])" office:value-type="float" office:value="-1" calcext:value-type="float">
            <text:p>-1</text:p>
          </table:table-cell>
          <table:table-cell table:number-columns-repeated="15"/>
          <table:table-cell office:value-type="float" office:value="7.948" calcext:value-type="float">
            <text:p>7.948</text:p>
          </table:table-cell>
          <table:table-cell office:value-type="float" office:value="-0.9766277" calcext:value-type="float">
            <text:p>-0.9766277</text:p>
          </table:table-cell>
          <table:table-cell office:value-type="float" office:value="-0.07875001" calcext:value-type="float">
            <text:p>-0.07875001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725" calcext:value-type="float">
            <text:p>10.725</text:p>
          </table:table-cell>
          <table:table-cell office:value-type="float" office:value="-30.5852" calcext:value-type="float">
            <text:p>-30.5852</text:p>
          </table:table-cell>
          <table:table-cell office:value-type="float" office:value="81.22144" calcext:value-type="float">
            <text:p>81.22144</text:p>
          </table:table-cell>
          <table:table-cell office:value-type="float" office:value="0.06481623" calcext:value-type="float">
            <text:p>0.06481623</text:p>
          </table:table-cell>
          <table:table-cell office:value-type="float" office:value="-56.18963" calcext:value-type="float">
            <text:p>-56.18963</text:p>
          </table:table-cell>
          <table:table-cell/>
          <table:table-cell table:formula="of:=SIGN([.AL353])" office:value-type="float" office:value="-1" calcext:value-type="float">
            <text:p>-1</text:p>
          </table:table-cell>
          <table:table-cell table:formula="of:=SIGN([.AM353])" office:value-type="float" office:value="1" calcext:value-type="float">
            <text:p>1</text:p>
          </table:table-cell>
          <table:table-cell table:formula="of:=SIGN([.AN353])" office:value-type="float" office:value="1" calcext:value-type="float">
            <text:p>1</text:p>
          </table:table-cell>
          <table:table-cell table:formula="of:=SIGN([.AO353])" office:value-type="float" office:value="-1" calcext:value-type="float">
            <text:p>-1</text:p>
          </table:table-cell>
          <table:table-cell table:number-columns-repeated="15"/>
          <table:table-cell office:value-type="float" office:value="7.956" calcext:value-type="float">
            <text:p>7.956</text:p>
          </table:table-cell>
          <table:table-cell office:value-type="float" office:value="-0.6300773" calcext:value-type="float">
            <text:p>-0.6300773</text:p>
          </table:table-cell>
          <table:table-cell office:value-type="float" office:value="0.05948298" calcext:value-type="float">
            <text:p>0.05948298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736" calcext:value-type="float">
            <text:p>10.736</text:p>
          </table:table-cell>
          <table:table-cell office:value-type="float" office:value="-30.52948" calcext:value-type="float">
            <text:p>-30.52948</text:p>
          </table:table-cell>
          <table:table-cell office:value-type="float" office:value="80.818" calcext:value-type="float">
            <text:p>80.818</text:p>
          </table:table-cell>
          <table:table-cell office:value-type="float" office:value="0.05646224" calcext:value-type="float">
            <text:p>0.05646224</text:p>
          </table:table-cell>
          <table:table-cell office:value-type="float" office:value="-56.19861" calcext:value-type="float">
            <text:p>-56.19861</text:p>
          </table:table-cell>
          <table:table-cell/>
          <table:table-cell table:formula="of:=SIGN([.AL354])" office:value-type="float" office:value="-1" calcext:value-type="float">
            <text:p>-1</text:p>
          </table:table-cell>
          <table:table-cell table:formula="of:=SIGN([.AM354])" office:value-type="float" office:value="1" calcext:value-type="float">
            <text:p>1</text:p>
          </table:table-cell>
          <table:table-cell table:formula="of:=SIGN([.AN354])" office:value-type="float" office:value="1" calcext:value-type="float">
            <text:p>1</text:p>
          </table:table-cell>
          <table:table-cell table:formula="of:=SIGN([.AO354])" office:value-type="float" office:value="-1" calcext:value-type="float">
            <text:p>-1</text:p>
          </table:table-cell>
          <table:table-cell table:number-columns-repeated="15"/>
          <table:table-cell office:value-type="float" office:value="7.964" calcext:value-type="float">
            <text:p>7.964</text:p>
          </table:table-cell>
          <table:table-cell office:value-type="float" office:value="-0.9940226" calcext:value-type="float">
            <text:p>-0.9940226</text:p>
          </table:table-cell>
          <table:table-cell office:value-type="float" office:value="-0.07886382" calcext:value-type="float">
            <text:p>-0.07886382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747" calcext:value-type="float">
            <text:p>10.747</text:p>
          </table:table-cell>
          <table:table-cell office:value-type="float" office:value="-30.46841" calcext:value-type="float">
            <text:p>-30.46841</text:p>
          </table:table-cell>
          <table:table-cell office:value-type="float" office:value="80.38107" calcext:value-type="float">
            <text:p>80.38107</text:p>
          </table:table-cell>
          <table:table-cell office:value-type="float" office:value="0.04811061" calcext:value-type="float">
            <text:p>0.04811061</text:p>
          </table:table-cell>
          <table:table-cell office:value-type="float" office:value="-56.20758" calcext:value-type="float">
            <text:p>-56.20758</text:p>
          </table:table-cell>
          <table:table-cell/>
          <table:table-cell table:formula="of:=SIGN([.AL355])" office:value-type="float" office:value="-1" calcext:value-type="float">
            <text:p>-1</text:p>
          </table:table-cell>
          <table:table-cell table:formula="of:=SIGN([.AM355])" office:value-type="float" office:value="1" calcext:value-type="float">
            <text:p>1</text:p>
          </table:table-cell>
          <table:table-cell table:formula="of:=SIGN([.AN355])" office:value-type="float" office:value="1" calcext:value-type="float">
            <text:p>1</text:p>
          </table:table-cell>
          <table:table-cell table:formula="of:=SIGN([.AO355])" office:value-type="float" office:value="-1" calcext:value-type="float">
            <text:p>-1</text:p>
          </table:table-cell>
          <table:table-cell table:number-columns-repeated="15"/>
          <table:table-cell office:value-type="float" office:value="7.972" calcext:value-type="float">
            <text:p>7.972</text:p>
          </table:table-cell>
          <table:table-cell office:value-type="float" office:value="-0.7611511" calcext:value-type="float">
            <text:p>-0.7611511</text:p>
          </table:table-cell>
          <table:table-cell office:value-type="float" office:value="-0.05309227" calcext:value-type="float">
            <text:p>-0.05309227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758" calcext:value-type="float">
            <text:p>10.758</text:p>
          </table:table-cell>
          <table:table-cell office:value-type="float" office:value="-30.42155" calcext:value-type="float">
            <text:p>-30.42155</text:p>
          </table:table-cell>
          <table:table-cell office:value-type="float" office:value="80.0497" calcext:value-type="float">
            <text:p>80.0497</text:p>
          </table:table-cell>
          <table:table-cell office:value-type="float" office:value="0.02371807" calcext:value-type="float">
            <text:p>0.02371807</text:p>
          </table:table-cell>
          <table:table-cell office:value-type="float" office:value="-56.25186" calcext:value-type="float">
            <text:p>-56.25186</text:p>
          </table:table-cell>
          <table:table-cell/>
          <table:table-cell table:formula="of:=SIGN([.AL356])" office:value-type="float" office:value="-1" calcext:value-type="float">
            <text:p>-1</text:p>
          </table:table-cell>
          <table:table-cell table:formula="of:=SIGN([.AM356])" office:value-type="float" office:value="1" calcext:value-type="float">
            <text:p>1</text:p>
          </table:table-cell>
          <table:table-cell table:formula="of:=SIGN([.AN356])" office:value-type="float" office:value="1" calcext:value-type="float">
            <text:p>1</text:p>
          </table:table-cell>
          <table:table-cell table:formula="of:=SIGN([.AO356])" office:value-type="float" office:value="-1" calcext:value-type="float">
            <text:p>-1</text:p>
          </table:table-cell>
          <table:table-cell table:number-columns-repeated="15"/>
          <table:table-cell office:value-type="float" office:value="7.98" calcext:value-type="float">
            <text:p>7.98</text:p>
          </table:table-cell>
          <table:table-cell office:value-type="float" office:value="-0.7242056" calcext:value-type="float">
            <text:p>-0.7242056</text:p>
          </table:table-cell>
          <table:table-cell office:value-type="float" office:value="-0.08470705" calcext:value-type="float">
            <text:p>-0.08470705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779" calcext:value-type="float">
            <text:p>10.779</text:p>
          </table:table-cell>
          <table:table-cell office:value-type="float" office:value="-30.2929" calcext:value-type="float">
            <text:p>-30.2929</text:p>
          </table:table-cell>
          <table:table-cell office:value-type="float" office:value="79.16013" calcext:value-type="float">
            <text:p>79.16013</text:p>
          </table:table-cell>
          <table:table-cell office:value-type="float" office:value="-0.04855365" calcext:value-type="float">
            <text:p>-0.04855365</text:p>
          </table:table-cell>
          <table:table-cell office:value-type="float" office:value="-56.40215" calcext:value-type="float">
            <text:p>-56.40215</text:p>
          </table:table-cell>
          <table:table-cell/>
          <table:table-cell table:formula="of:=SIGN([.AL357])" office:value-type="float" office:value="-1" calcext:value-type="float">
            <text:p>-1</text:p>
          </table:table-cell>
          <table:table-cell table:formula="of:=SIGN([.AM357])" office:value-type="float" office:value="1" calcext:value-type="float">
            <text:p>1</text:p>
          </table:table-cell>
          <table:table-cell table:formula="of:=SIGN([.AN357])" office:value-type="float" office:value="-1" calcext:value-type="float">
            <text:p>-1</text:p>
          </table:table-cell>
          <table:table-cell table:formula="of:=SIGN([.AO357])" office:value-type="float" office:value="-1" calcext:value-type="float">
            <text:p>-1</text:p>
          </table:table-cell>
          <table:table-cell table:number-columns-repeated="15"/>
          <table:table-cell office:value-type="float" office:value="8.539" calcext:value-type="float">
            <text:p>8.539</text:p>
          </table:table-cell>
          <table:table-cell office:value-type="float" office:value="-0.7929554" calcext:value-type="float">
            <text:p>-0.7929554</text:p>
          </table:table-cell>
          <table:table-cell office:value-type="float" office:value="0.1636069" calcext:value-type="float">
            <text:p>0.163606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79" calcext:value-type="float">
            <text:p>10.79</text:p>
          </table:table-cell>
          <table:table-cell office:value-type="float" office:value="-30.23545" calcext:value-type="float">
            <text:p>-30.23545</text:p>
          </table:table-cell>
          <table:table-cell office:value-type="float" office:value="78.77291" calcext:value-type="float">
            <text:p>78.77291</text:p>
          </table:table-cell>
          <table:table-cell office:value-type="float" office:value="-0.03679667" calcext:value-type="float">
            <text:p>-0.03679667</text:p>
          </table:table-cell>
          <table:table-cell office:value-type="float" office:value="-56.47978" calcext:value-type="float">
            <text:p>-56.47978</text:p>
          </table:table-cell>
          <table:table-cell/>
          <table:table-cell table:formula="of:=SIGN([.AL358])" office:value-type="float" office:value="-1" calcext:value-type="float">
            <text:p>-1</text:p>
          </table:table-cell>
          <table:table-cell table:formula="of:=SIGN([.AM358])" office:value-type="float" office:value="1" calcext:value-type="float">
            <text:p>1</text:p>
          </table:table-cell>
          <table:table-cell table:formula="of:=SIGN([.AN358])" office:value-type="float" office:value="-1" calcext:value-type="float">
            <text:p>-1</text:p>
          </table:table-cell>
          <table:table-cell table:formula="of:=SIGN([.AO358])" office:value-type="float" office:value="-1" calcext:value-type="float">
            <text:p>-1</text:p>
          </table:table-cell>
          <table:table-cell table:number-columns-repeated="15"/>
          <table:table-cell office:value-type="float" office:value="8.037" calcext:value-type="float">
            <text:p>8.037</text:p>
          </table:table-cell>
          <table:table-cell office:value-type="float" office:value="-0.8823549" calcext:value-type="float">
            <text:p>-0.8823549</text:p>
          </table:table-cell>
          <table:table-cell office:value-type="float" office:value="-0.201817" calcext:value-type="float">
            <text:p>-0.201817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801" calcext:value-type="float">
            <text:p>10.801</text:p>
          </table:table-cell>
          <table:table-cell office:value-type="float" office:value="-30.19078" calcext:value-type="float">
            <text:p>-30.19078</text:p>
          </table:table-cell>
          <table:table-cell office:value-type="float" office:value="78.46294" calcext:value-type="float">
            <text:p>78.46294</text:p>
          </table:table-cell>
          <table:table-cell office:value-type="float" office:value="-0.06801619" calcext:value-type="float">
            <text:p>-0.06801619</text:p>
          </table:table-cell>
          <table:table-cell office:value-type="float" office:value="-56.56779" calcext:value-type="float">
            <text:p>-56.56779</text:p>
          </table:table-cell>
          <table:table-cell/>
          <table:table-cell table:formula="of:=SIGN([.AL359])" office:value-type="float" office:value="-1" calcext:value-type="float">
            <text:p>-1</text:p>
          </table:table-cell>
          <table:table-cell table:formula="of:=SIGN([.AM359])" office:value-type="float" office:value="1" calcext:value-type="float">
            <text:p>1</text:p>
          </table:table-cell>
          <table:table-cell table:formula="of:=SIGN([.AN359])" office:value-type="float" office:value="-1" calcext:value-type="float">
            <text:p>-1</text:p>
          </table:table-cell>
          <table:table-cell table:formula="of:=SIGN([.AO359])" office:value-type="float" office:value="-1" calcext:value-type="float">
            <text:p>-1</text:p>
          </table:table-cell>
          <table:table-cell table:number-columns-repeated="15"/>
          <table:table-cell office:value-type="float" office:value="8.045" calcext:value-type="float">
            <text:p>8.045</text:p>
          </table:table-cell>
          <table:table-cell office:value-type="float" office:value="-0.6110459" calcext:value-type="float">
            <text:p>-0.6110459</text:p>
          </table:table-cell>
          <table:table-cell office:value-type="float" office:value="0.05008917" calcext:value-type="float">
            <text:p>0.05008917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813" calcext:value-type="float">
            <text:p>10.813</text:p>
          </table:table-cell>
          <table:table-cell office:value-type="float" office:value="-30.11663" calcext:value-type="float">
            <text:p>-30.11663</text:p>
          </table:table-cell>
          <table:table-cell office:value-type="float" office:value="77.93889" calcext:value-type="float">
            <text:p>77.93889</text:p>
          </table:table-cell>
          <table:table-cell office:value-type="float" office:value="-0.08262057" calcext:value-type="float">
            <text:p>-0.08262057</text:p>
          </table:table-cell>
          <table:table-cell office:value-type="float" office:value="-56.63778" calcext:value-type="float">
            <text:p>-56.63778</text:p>
          </table:table-cell>
          <table:table-cell/>
          <table:table-cell table:formula="of:=SIGN([.AL360])" office:value-type="float" office:value="-1" calcext:value-type="float">
            <text:p>-1</text:p>
          </table:table-cell>
          <table:table-cell table:formula="of:=SIGN([.AM360])" office:value-type="float" office:value="1" calcext:value-type="float">
            <text:p>1</text:p>
          </table:table-cell>
          <table:table-cell table:formula="of:=SIGN([.AN360])" office:value-type="float" office:value="-1" calcext:value-type="float">
            <text:p>-1</text:p>
          </table:table-cell>
          <table:table-cell table:formula="of:=SIGN([.AO360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 table:number-columns-repeated="36"/>
          <table:table-cell office:value-type="float" office:value="10.825" calcext:value-type="float">
            <text:p>10.825</text:p>
          </table:table-cell>
          <table:table-cell office:value-type="float" office:value="-30.04302" calcext:value-type="float">
            <text:p>-30.04302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-0.09795714" calcext:value-type="float">
            <text:p>-0.09795714</text:p>
          </table:table-cell>
          <table:table-cell office:value-type="float" office:value="-56.69043" calcext:value-type="float">
            <text:p>-56.69043</text:p>
          </table:table-cell>
          <table:table-cell/>
          <table:table-cell table:formula="of:=SIGN([.AL361])" office:value-type="float" office:value="-1" calcext:value-type="float">
            <text:p>-1</text:p>
          </table:table-cell>
          <table:table-cell table:formula="of:=SIGN([.AM361])" office:value-type="float" office:value="1" calcext:value-type="float">
            <text:p>1</text:p>
          </table:table-cell>
          <table:table-cell table:formula="of:=SIGN([.AN361])" office:value-type="float" office:value="-1" calcext:value-type="float">
            <text:p>-1</text:p>
          </table:table-cell>
          <table:table-cell table:formula="of:=SIGN([.AO361])" office:value-type="float" office:value="-1" calcext:value-type="float">
            <text:p>-1</text:p>
          </table:table-cell>
          <table:table-cell table:number-columns-repeated="15"/>
          <table:table-cell office:value-type="float" office:value="8.063" calcext:value-type="float">
            <text:p>8.063</text:p>
          </table:table-cell>
          <table:table-cell office:value-type="float" office:value="-0.6282497" calcext:value-type="float">
            <text:p>-0.6282497</text:p>
          </table:table-cell>
          <table:table-cell office:value-type="float" office:value="0.05029396" calcext:value-type="float">
            <text:p>0.05029396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0.986" calcext:value-type="float">
            <text:p>10.986</text:p>
          </table:table-cell>
          <table:table-cell office:value-type="float" office:value="-29.23665" calcext:value-type="float">
            <text:p>-29.23665</text:p>
          </table:table-cell>
          <table:table-cell office:value-type="float" office:value="72.21555" calcext:value-type="float">
            <text:p>72.21555</text:p>
          </table:table-cell>
          <table:table-cell office:value-type="float" office:value="-0.1320565" calcext:value-type="float">
            <text:p>-0.1320565</text:p>
          </table:table-cell>
          <table:table-cell office:value-type="float" office:value="-56.47479" calcext:value-type="float">
            <text:p>-56.47479</text:p>
          </table:table-cell>
          <table:table-cell/>
          <table:table-cell table:formula="of:=SIGN([.AL362])" office:value-type="float" office:value="-1" calcext:value-type="float">
            <text:p>-1</text:p>
          </table:table-cell>
          <table:table-cell table:formula="of:=SIGN([.AM362])" office:value-type="float" office:value="1" calcext:value-type="float">
            <text:p>1</text:p>
          </table:table-cell>
          <table:table-cell table:formula="of:=SIGN([.AN362])" office:value-type="float" office:value="-1" calcext:value-type="float">
            <text:p>-1</text:p>
          </table:table-cell>
          <table:table-cell table:formula="of:=SIGN([.AO362])" office:value-type="float" office:value="-1" calcext:value-type="float">
            <text:p>-1</text:p>
          </table:table-cell>
          <table:table-cell table:number-columns-repeated="15"/>
          <table:table-cell office:value-type="float" office:value="8.071" calcext:value-type="float">
            <text:p>8.071</text:p>
          </table:table-cell>
          <table:table-cell office:value-type="float" office:value="-0.9839338" calcext:value-type="float">
            <text:p>-0.9839338</text:p>
          </table:table-cell>
          <table:table-cell office:value-type="float" office:value="-0.1077597" calcext:value-type="float">
            <text:p>-0.1077597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" calcext:value-type="float">
            <text:p>11</text:p>
          </table:table-cell>
          <table:table-cell office:value-type="float" office:value="-29.19865" calcext:value-type="float">
            <text:p>-29.19865</text:p>
          </table:table-cell>
          <table:table-cell office:value-type="float" office:value="71.98462" calcext:value-type="float">
            <text:p>71.98462</text:p>
          </table:table-cell>
          <table:table-cell office:value-type="float" office:value="-0.1076821" calcext:value-type="float">
            <text:p>-0.1076821</text:p>
          </table:table-cell>
          <table:table-cell office:value-type="float" office:value="-56.4305" calcext:value-type="float">
            <text:p>-56.4305</text:p>
          </table:table-cell>
          <table:table-cell/>
          <table:table-cell table:formula="of:=SIGN([.AL363])" office:value-type="float" office:value="-1" calcext:value-type="float">
            <text:p>-1</text:p>
          </table:table-cell>
          <table:table-cell table:formula="of:=SIGN([.AM363])" office:value-type="float" office:value="1" calcext:value-type="float">
            <text:p>1</text:p>
          </table:table-cell>
          <table:table-cell table:formula="of:=SIGN([.AN363])" office:value-type="float" office:value="-1" calcext:value-type="float">
            <text:p>-1</text:p>
          </table:table-cell>
          <table:table-cell table:formula="of:=SIGN([.AO363])" office:value-type="float" office:value="-1" calcext:value-type="float">
            <text:p>-1</text:p>
          </table:table-cell>
          <table:table-cell table:number-columns-repeated="15"/>
          <table:table-cell office:value-type="float" office:value="8.079" calcext:value-type="float">
            <text:p>8.079</text:p>
          </table:table-cell>
          <table:table-cell office:value-type="float" office:value="-0.9667631" calcext:value-type="float">
            <text:p>-0.9667631</text:p>
          </table:table-cell>
          <table:table-cell office:value-type="float" office:value="-0.1051228" calcext:value-type="float">
            <text:p>-0.1051228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018" calcext:value-type="float">
            <text:p>11.018</text:p>
          </table:table-cell>
          <table:table-cell office:value-type="float" office:value="-29.13027" calcext:value-type="float">
            <text:p>-29.13027</text:p>
          </table:table-cell>
          <table:table-cell office:value-type="float" office:value="71.52153" calcext:value-type="float">
            <text:p>71.52153</text:p>
          </table:table-cell>
          <table:table-cell office:value-type="float" office:value="-0.1006296" calcext:value-type="float">
            <text:p>-0.1006296</text:p>
          </table:table-cell>
          <table:table-cell office:value-type="float" office:value="-56.38685" calcext:value-type="float">
            <text:p>-56.38685</text:p>
          </table:table-cell>
          <table:table-cell/>
          <table:table-cell table:formula="of:=SIGN([.AL364])" office:value-type="float" office:value="-1" calcext:value-type="float">
            <text:p>-1</text:p>
          </table:table-cell>
          <table:table-cell table:formula="of:=SIGN([.AM364])" office:value-type="float" office:value="1" calcext:value-type="float">
            <text:p>1</text:p>
          </table:table-cell>
          <table:table-cell table:formula="of:=SIGN([.AN364])" office:value-type="float" office:value="-1" calcext:value-type="float">
            <text:p>-1</text:p>
          </table:table-cell>
          <table:table-cell table:formula="of:=SIGN([.AO364])" office:value-type="float" office:value="-1" calcext:value-type="float">
            <text:p>-1</text:p>
          </table:table-cell>
          <table:table-cell table:number-columns-repeated="15"/>
          <table:table-cell office:value-type="float" office:value="8.087" calcext:value-type="float">
            <text:p>8.087</text:p>
          </table:table-cell>
          <table:table-cell office:value-type="float" office:value="-0.8828909" calcext:value-type="float">
            <text:p>-0.8828909</text:p>
          </table:table-cell>
          <table:table-cell office:value-type="float" office:value="-0.2126253" calcext:value-type="float">
            <text:p>-0.2126253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029" calcext:value-type="float">
            <text:p>11.029</text:p>
          </table:table-cell>
          <table:table-cell office:value-type="float" office:value="-29.05837" calcext:value-type="float">
            <text:p>-29.05837</text:p>
          </table:table-cell>
          <table:table-cell office:value-type="float" office:value="71.04646" calcext:value-type="float">
            <text:p>71.04646</text:p>
          </table:table-cell>
          <table:table-cell office:value-type="float" office:value="-0.1006296" calcext:value-type="float">
            <text:p>-0.1006296</text:p>
          </table:table-cell>
          <table:table-cell office:value-type="float" office:value="-56.38685" calcext:value-type="float">
            <text:p>-56.38685</text:p>
          </table:table-cell>
          <table:table-cell/>
          <table:table-cell table:formula="of:=SIGN([.AL365])" office:value-type="float" office:value="-1" calcext:value-type="float">
            <text:p>-1</text:p>
          </table:table-cell>
          <table:table-cell table:formula="of:=SIGN([.AM365])" office:value-type="float" office:value="1" calcext:value-type="float">
            <text:p>1</text:p>
          </table:table-cell>
          <table:table-cell table:formula="of:=SIGN([.AN365])" office:value-type="float" office:value="-1" calcext:value-type="float">
            <text:p>-1</text:p>
          </table:table-cell>
          <table:table-cell table:formula="of:=SIGN([.AO365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 table:number-columns-repeated="36"/>
          <table:table-cell office:value-type="float" office:value="11.05" calcext:value-type="float">
            <text:p>11.05</text:p>
          </table:table-cell>
          <table:table-cell office:value-type="float" office:value="-28.96962" calcext:value-type="float">
            <text:p>-28.96962</text:p>
          </table:table-cell>
          <table:table-cell office:value-type="float" office:value="70.44624" calcext:value-type="float">
            <text:p>70.44624</text:p>
          </table:table-cell>
          <table:table-cell office:value-type="float" office:value="-0.1199022" calcext:value-type="float">
            <text:p>-0.1199022</text:p>
          </table:table-cell>
          <table:table-cell office:value-type="float" office:value="-56.3355" calcext:value-type="float">
            <text:p>-56.3355</text:p>
          </table:table-cell>
          <table:table-cell/>
          <table:table-cell table:formula="of:=SIGN([.AL366])" office:value-type="float" office:value="-1" calcext:value-type="float">
            <text:p>-1</text:p>
          </table:table-cell>
          <table:table-cell table:formula="of:=SIGN([.AM366])" office:value-type="float" office:value="1" calcext:value-type="float">
            <text:p>1</text:p>
          </table:table-cell>
          <table:table-cell table:formula="of:=SIGN([.AN366])" office:value-type="float" office:value="-1" calcext:value-type="float">
            <text:p>-1</text:p>
          </table:table-cell>
          <table:table-cell table:formula="of:=SIGN([.AO366])" office:value-type="float" office:value="-1" calcext:value-type="float">
            <text:p>-1</text:p>
          </table:table-cell>
          <table:table-cell table:number-columns-repeated="15"/>
          <table:table-cell office:value-type="float" office:value="8.156" calcext:value-type="float">
            <text:p>8.156</text:p>
          </table:table-cell>
          <table:table-cell office:value-type="float" office:value="-0.6107853" calcext:value-type="float">
            <text:p>-0.6107853</text:p>
          </table:table-cell>
          <table:table-cell office:value-type="float" office:value="0.0783285" calcext:value-type="float">
            <text:p>0.0783285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064" calcext:value-type="float">
            <text:p>11.064</text:p>
          </table:table-cell>
          <table:table-cell office:value-type="float" office:value="-28.92812" calcext:value-type="float">
            <text:p>-28.92812</text:p>
          </table:table-cell>
          <table:table-cell office:value-type="float" office:value="70.16604" calcext:value-type="float">
            <text:p>70.16604</text:p>
          </table:table-cell>
          <table:table-cell office:value-type="float" office:value="-0.1058136" calcext:value-type="float">
            <text:p>-0.1058136</text:p>
          </table:table-cell>
          <table:table-cell office:value-type="float" office:value="-56.24822" calcext:value-type="float">
            <text:p>-56.24822</text:p>
          </table:table-cell>
          <table:table-cell/>
          <table:table-cell table:formula="of:=SIGN([.AL367])" office:value-type="float" office:value="-1" calcext:value-type="float">
            <text:p>-1</text:p>
          </table:table-cell>
          <table:table-cell table:formula="of:=SIGN([.AM367])" office:value-type="float" office:value="1" calcext:value-type="float">
            <text:p>1</text:p>
          </table:table-cell>
          <table:table-cell table:formula="of:=SIGN([.AN367])" office:value-type="float" office:value="-1" calcext:value-type="float">
            <text:p>-1</text:p>
          </table:table-cell>
          <table:table-cell table:formula="of:=SIGN([.AO367])" office:value-type="float" office:value="-1" calcext:value-type="float">
            <text:p>-1</text:p>
          </table:table-cell>
          <table:table-cell table:number-columns-repeated="15"/>
          <table:table-cell office:value-type="float" office:value="8.164" calcext:value-type="float">
            <text:p>8.164</text:p>
          </table:table-cell>
          <table:table-cell office:value-type="float" office:value="-0.9757958" calcext:value-type="float">
            <text:p>-0.9757958</text:p>
          </table:table-cell>
          <table:table-cell office:value-type="float" office:value="-0.1176461" calcext:value-type="float">
            <text:p>-0.1176461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077" calcext:value-type="float">
            <text:p>11.077</text:p>
          </table:table-cell>
          <table:table-cell office:value-type="float" office:value="-28.86111" calcext:value-type="float">
            <text:p>-28.86111</text:p>
          </table:table-cell>
          <table:table-cell office:value-type="float" office:value="69.74978" calcext:value-type="float">
            <text:p>69.74978</text:p>
          </table:table-cell>
          <table:table-cell office:value-type="float" office:value="-0.1013428" calcext:value-type="float">
            <text:p>-0.1013428</text:p>
          </table:table-cell>
          <table:table-cell office:value-type="float" office:value="-56.13526" calcext:value-type="float">
            <text:p>-56.13526</text:p>
          </table:table-cell>
          <table:table-cell/>
          <table:table-cell table:formula="of:=SIGN([.AL368])" office:value-type="float" office:value="-1" calcext:value-type="float">
            <text:p>-1</text:p>
          </table:table-cell>
          <table:table-cell table:formula="of:=SIGN([.AM368])" office:value-type="float" office:value="1" calcext:value-type="float">
            <text:p>1</text:p>
          </table:table-cell>
          <table:table-cell table:formula="of:=SIGN([.AN368])" office:value-type="float" office:value="-1" calcext:value-type="float">
            <text:p>-1</text:p>
          </table:table-cell>
          <table:table-cell table:formula="of:=SIGN([.AO368])" office:value-type="float" office:value="-1" calcext:value-type="float">
            <text:p>-1</text:p>
          </table:table-cell>
          <table:table-cell table:number-columns-repeated="15"/>
          <table:table-cell office:value-type="float" office:value="8.172" calcext:value-type="float">
            <text:p>8.172</text:p>
          </table:table-cell>
          <table:table-cell office:value-type="float" office:value="-0.8430017" calcext:value-type="float">
            <text:p>-0.8430017</text:p>
          </table:table-cell>
          <table:table-cell office:value-type="float" office:value="-0.1889332" calcext:value-type="float">
            <text:p>-0.1889332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088" calcext:value-type="float">
            <text:p>11.088</text:p>
          </table:table-cell>
          <table:table-cell office:value-type="float" office:value="-28.80745" calcext:value-type="float">
            <text:p>-28.80745</text:p>
          </table:table-cell>
          <table:table-cell office:value-type="float" office:value="69.45267" calcext:value-type="float">
            <text:p>69.45267</text:p>
          </table:table-cell>
          <table:table-cell office:value-type="float" office:value="-0.1058253" calcext:value-type="float">
            <text:p>-0.1058253</text:p>
          </table:table-cell>
          <table:table-cell office:value-type="float" office:value="-56.01396" calcext:value-type="float">
            <text:p>-56.01396</text:p>
          </table:table-cell>
          <table:table-cell/>
          <table:table-cell table:formula="of:=SIGN([.AL369])" office:value-type="float" office:value="-1" calcext:value-type="float">
            <text:p>-1</text:p>
          </table:table-cell>
          <table:table-cell table:formula="of:=SIGN([.AM369])" office:value-type="float" office:value="1" calcext:value-type="float">
            <text:p>1</text:p>
          </table:table-cell>
          <table:table-cell table:formula="of:=SIGN([.AN369])" office:value-type="float" office:value="-1" calcext:value-type="float">
            <text:p>-1</text:p>
          </table:table-cell>
          <table:table-cell table:formula="of:=SIGN([.AO369])" office:value-type="float" office:value="-1" calcext:value-type="float">
            <text:p>-1</text:p>
          </table:table-cell>
          <table:table-cell table:number-columns-repeated="15"/>
          <table:table-cell office:value-type="float" office:value="8.181" calcext:value-type="float">
            <text:p>8.181</text:p>
          </table:table-cell>
          <table:table-cell office:value-type="float" office:value="-0.609725" calcext:value-type="float">
            <text:p>-0.609725</text:p>
          </table:table-cell>
          <table:table-cell office:value-type="float" office:value="0.06419867" calcext:value-type="float">
            <text:p>0.06419867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1" calcext:value-type="float">
            <text:p>11.1</text:p>
          </table:table-cell>
          <table:table-cell office:value-type="float" office:value="-28.75595" calcext:value-type="float">
            <text:p>-28.75595</text:p>
          </table:table-cell>
          <table:table-cell office:value-type="float" office:value="69.17217" calcext:value-type="float">
            <text:p>69.17217</text:p>
          </table:table-cell>
          <table:table-cell office:value-type="float" office:value="-0.1462023" calcext:value-type="float">
            <text:p>-0.1462023</text:p>
          </table:table-cell>
          <table:table-cell office:value-type="float" office:value="-55.85926" calcext:value-type="float">
            <text:p>-55.85926</text:p>
          </table:table-cell>
          <table:table-cell/>
          <table:table-cell table:formula="of:=SIGN([.AL370])" office:value-type="float" office:value="-1" calcext:value-type="float">
            <text:p>-1</text:p>
          </table:table-cell>
          <table:table-cell table:formula="of:=SIGN([.AM370])" office:value-type="float" office:value="1" calcext:value-type="float">
            <text:p>1</text:p>
          </table:table-cell>
          <table:table-cell table:formula="of:=SIGN([.AN370])" office:value-type="float" office:value="-1" calcext:value-type="float">
            <text:p>-1</text:p>
          </table:table-cell>
          <table:table-cell table:formula="of:=SIGN([.AO370])" office:value-type="float" office:value="-1" calcext:value-type="float">
            <text:p>-1</text:p>
          </table:table-cell>
          <table:table-cell table:number-columns-repeated="15"/>
          <table:table-cell office:value-type="float" office:value="8.189" calcext:value-type="float">
            <text:p>8.189</text:p>
          </table:table-cell>
          <table:table-cell office:value-type="float" office:value="-0.9692616" calcext:value-type="float">
            <text:p>-0.9692616</text:p>
          </table:table-cell>
          <table:table-cell office:value-type="float" office:value="-0.06895626" calcext:value-type="float">
            <text:p>-0.06895626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112" calcext:value-type="float">
            <text:p>11.112</text:p>
          </table:table-cell>
          <table:table-cell office:value-type="float" office:value="-28.70673" calcext:value-type="float">
            <text:p>-28.70673</text:p>
          </table:table-cell>
          <table:table-cell office:value-type="float" office:value="68.90821" calcext:value-type="float">
            <text:p>68.90821</text:p>
          </table:table-cell>
          <table:table-cell office:value-type="float" office:value="-0.1787791" calcext:value-type="float">
            <text:p>-0.1787791</text:p>
          </table:table-cell>
          <table:table-cell office:value-type="float" office:value="-55.67824" calcext:value-type="float">
            <text:p>-55.67824</text:p>
          </table:table-cell>
          <table:table-cell/>
          <table:table-cell table:formula="of:=SIGN([.AL371])" office:value-type="float" office:value="-1" calcext:value-type="float">
            <text:p>-1</text:p>
          </table:table-cell>
          <table:table-cell table:formula="of:=SIGN([.AM371])" office:value-type="float" office:value="1" calcext:value-type="float">
            <text:p>1</text:p>
          </table:table-cell>
          <table:table-cell table:formula="of:=SIGN([.AN371])" office:value-type="float" office:value="-1" calcext:value-type="float">
            <text:p>-1</text:p>
          </table:table-cell>
          <table:table-cell table:formula="of:=SIGN([.AO371])" office:value-type="float" office:value="-1" calcext:value-type="float">
            <text:p>-1</text:p>
          </table:table-cell>
          <table:table-cell table:number-columns-repeated="15"/>
          <table:table-cell office:value-type="float" office:value="8.197" calcext:value-type="float">
            <text:p>8.197</text:p>
          </table:table-cell>
          <table:table-cell office:value-type="float" office:value="-0.8786655" calcext:value-type="float">
            <text:p>-0.8786655</text:p>
          </table:table-cell>
          <table:table-cell office:value-type="float" office:value="-0.1855778" calcext:value-type="float">
            <text:p>-0.1855778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123" calcext:value-type="float">
            <text:p>11.123</text:p>
          </table:table-cell>
          <table:table-cell office:value-type="float" office:value="-28.65463" calcext:value-type="float">
            <text:p>-28.65463</text:p>
          </table:table-cell>
          <table:table-cell office:value-type="float" office:value="68.63675" calcext:value-type="float">
            <text:p>68.63675</text:p>
          </table:table-cell>
          <table:table-cell office:value-type="float" office:value="-0.2124396" calcext:value-type="float">
            <text:p>-0.2124396</text:p>
          </table:table-cell>
          <table:table-cell office:value-type="float" office:value="-55.46253" calcext:value-type="float">
            <text:p>-55.46253</text:p>
          </table:table-cell>
          <table:table-cell/>
          <table:table-cell table:formula="of:=SIGN([.AL372])" office:value-type="float" office:value="-1" calcext:value-type="float">
            <text:p>-1</text:p>
          </table:table-cell>
          <table:table-cell table:formula="of:=SIGN([.AM372])" office:value-type="float" office:value="1" calcext:value-type="float">
            <text:p>1</text:p>
          </table:table-cell>
          <table:table-cell table:formula="of:=SIGN([.AN372])" office:value-type="float" office:value="-1" calcext:value-type="float">
            <text:p>-1</text:p>
          </table:table-cell>
          <table:table-cell table:formula="of:=SIGN([.AO372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 table:number-columns-repeated="36"/>
          <table:table-cell office:value-type="float" office:value="11.134" calcext:value-type="float">
            <text:p>11.134</text:p>
          </table:table-cell>
          <table:table-cell office:value-type="float" office:value="-28.61367" calcext:value-type="float">
            <text:p>-28.61367</text:p>
          </table:table-cell>
          <table:table-cell office:value-type="float" office:value="68.42824" calcext:value-type="float">
            <text:p>68.42824</text:p>
          </table:table-cell>
          <table:table-cell office:value-type="float" office:value="-0.2571393" calcext:value-type="float">
            <text:p>-0.2571393</text:p>
          </table:table-cell>
          <table:table-cell office:value-type="float" office:value="-55.16909" calcext:value-type="float">
            <text:p>-55.16909</text:p>
          </table:table-cell>
          <table:table-cell/>
          <table:table-cell table:formula="of:=SIGN([.AL373])" office:value-type="float" office:value="-1" calcext:value-type="float">
            <text:p>-1</text:p>
          </table:table-cell>
          <table:table-cell table:formula="of:=SIGN([.AM373])" office:value-type="float" office:value="1" calcext:value-type="float">
            <text:p>1</text:p>
          </table:table-cell>
          <table:table-cell table:formula="of:=SIGN([.AN373])" office:value-type="float" office:value="-1" calcext:value-type="float">
            <text:p>-1</text:p>
          </table:table-cell>
          <table:table-cell table:formula="of:=SIGN([.AO373])" office:value-type="float" office:value="-1" calcext:value-type="float">
            <text:p>-1</text:p>
          </table:table-cell>
          <table:table-cell table:number-columns-repeated="15"/>
          <table:table-cell office:value-type="float" office:value="8.275" calcext:value-type="float">
            <text:p>8.275</text:p>
          </table:table-cell>
          <table:table-cell office:value-type="float" office:value="-0.9615672" calcext:value-type="float">
            <text:p>-0.9615672</text:p>
          </table:table-cell>
          <table:table-cell office:value-type="float" office:value="-0.05929627" calcext:value-type="float">
            <text:p>-0.05929627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145" calcext:value-type="float">
            <text:p>11.145</text:p>
          </table:table-cell>
          <table:table-cell office:value-type="float" office:value="-28.56329" calcext:value-type="float">
            <text:p>-28.56329</text:p>
          </table:table-cell>
          <table:table-cell office:value-type="float" office:value="68.16349" calcext:value-type="float">
            <text:p>68.16349</text:p>
          </table:table-cell>
          <table:table-cell office:value-type="float" office:value="-0.3314079" calcext:value-type="float">
            <text:p>-0.3314079</text:p>
          </table:table-cell>
          <table:table-cell office:value-type="float" office:value="-54.7464" calcext:value-type="float">
            <text:p>-54.7464</text:p>
          </table:table-cell>
          <table:table-cell/>
          <table:table-cell table:formula="of:=SIGN([.AL374])" office:value-type="float" office:value="-1" calcext:value-type="float">
            <text:p>-1</text:p>
          </table:table-cell>
          <table:table-cell table:formula="of:=SIGN([.AM374])" office:value-type="float" office:value="1" calcext:value-type="float">
            <text:p>1</text:p>
          </table:table-cell>
          <table:table-cell table:formula="of:=SIGN([.AN374])" office:value-type="float" office:value="-1" calcext:value-type="float">
            <text:p>-1</text:p>
          </table:table-cell>
          <table:table-cell table:formula="of:=SIGN([.AO374])" office:value-type="float" office:value="-1" calcext:value-type="float">
            <text:p>-1</text:p>
          </table:table-cell>
          <table:table-cell table:number-columns-repeated="15"/>
          <table:table-cell office:value-type="float" office:value="8.283" calcext:value-type="float">
            <text:p>8.283</text:p>
          </table:table-cell>
          <table:table-cell office:value-type="float" office:value="-0.9878168" calcext:value-type="float">
            <text:p>-0.9878168</text:p>
          </table:table-cell>
          <table:table-cell office:value-type="float" office:value="-0.04951987" calcext:value-type="float">
            <text:p>-0.04951987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156" calcext:value-type="float">
            <text:p>11.156</text:p>
          </table:table-cell>
          <table:table-cell office:value-type="float" office:value="-28.52738" calcext:value-type="float">
            <text:p>-28.52738</text:p>
          </table:table-cell>
          <table:table-cell office:value-type="float" office:value="67.93308" calcext:value-type="float">
            <text:p>67.93308</text:p>
          </table:table-cell>
          <table:table-cell office:value-type="float" office:value="-0.393188" calcext:value-type="float">
            <text:p>-0.393188</text:p>
          </table:table-cell>
          <table:table-cell office:value-type="float" office:value="-54.41862" calcext:value-type="float">
            <text:p>-54.41862</text:p>
          </table:table-cell>
          <table:table-cell/>
          <table:table-cell table:formula="of:=SIGN([.AL375])" office:value-type="float" office:value="-1" calcext:value-type="float">
            <text:p>-1</text:p>
          </table:table-cell>
          <table:table-cell table:formula="of:=SIGN([.AM375])" office:value-type="float" office:value="1" calcext:value-type="float">
            <text:p>1</text:p>
          </table:table-cell>
          <table:table-cell table:formula="of:=SIGN([.AN375])" office:value-type="float" office:value="-1" calcext:value-type="float">
            <text:p>-1</text:p>
          </table:table-cell>
          <table:table-cell table:formula="of:=SIGN([.AO375])" office:value-type="float" office:value="-1" calcext:value-type="float">
            <text:p>-1</text:p>
          </table:table-cell>
          <table:table-cell table:number-columns-repeated="15"/>
          <table:table-cell office:value-type="float" office:value="8.291" calcext:value-type="float">
            <text:p>8.291</text:p>
          </table:table-cell>
          <table:table-cell office:value-type="float" office:value="-0.6135869" calcext:value-type="float">
            <text:p>-0.6135869</text:p>
          </table:table-cell>
          <table:table-cell office:value-type="float" office:value="-0.1555688" calcext:value-type="float">
            <text:p>-0.1555688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177" calcext:value-type="float">
            <text:p>11.177</text:p>
          </table:table-cell>
          <table:table-cell office:value-type="float" office:value="-28.45679" calcext:value-type="float">
            <text:p>-28.45679</text:p>
          </table:table-cell>
          <table:table-cell office:value-type="float" office:value="67.56965" calcext:value-type="float">
            <text:p>67.56965</text:p>
          </table:table-cell>
          <table:table-cell office:value-type="float" office:value="-0.5518422" calcext:value-type="float">
            <text:p>-0.5518422</text:p>
          </table:table-cell>
          <table:table-cell office:value-type="float" office:value="-53.64199" calcext:value-type="float">
            <text:p>-53.64199</text:p>
          </table:table-cell>
          <table:table-cell/>
          <table:table-cell table:formula="of:=SIGN([.AL376])" office:value-type="float" office:value="-1" calcext:value-type="float">
            <text:p>-1</text:p>
          </table:table-cell>
          <table:table-cell table:formula="of:=SIGN([.AM376])" office:value-type="float" office:value="1" calcext:value-type="float">
            <text:p>1</text:p>
          </table:table-cell>
          <table:table-cell table:formula="of:=SIGN([.AN376])" office:value-type="float" office:value="-1" calcext:value-type="float">
            <text:p>-1</text:p>
          </table:table-cell>
          <table:table-cell table:formula="of:=SIGN([.AO376])" office:value-type="float" office:value="-1" calcext:value-type="float">
            <text:p>-1</text:p>
          </table:table-cell>
          <table:table-cell table:number-columns-repeated="15"/>
          <table:table-cell office:value-type="float" office:value="8.299" calcext:value-type="float">
            <text:p>8.299</text:p>
          </table:table-cell>
          <table:table-cell office:value-type="float" office:value="-0.850843" calcext:value-type="float">
            <text:p>-0.850843</text:p>
          </table:table-cell>
          <table:table-cell office:value-type="float" office:value="0.09425198" calcext:value-type="float">
            <text:p>0.09425198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338" calcext:value-type="float">
            <text:p>11.338</text:p>
          </table:table-cell>
          <table:table-cell office:value-type="float" office:value="-24.85552" calcext:value-type="float">
            <text:p>-24.85552</text:p>
          </table:table-cell>
          <table:table-cell office:value-type="float" office:value="58.31221" calcext:value-type="float">
            <text:p>58.31221</text:p>
          </table:table-cell>
          <table:table-cell office:value-type="float" office:value="-0.6298926" calcext:value-type="float">
            <text:p>-0.6298926</text:p>
          </table:table-cell>
          <table:table-cell office:value-type="float" office:value="-45.7285" calcext:value-type="float">
            <text:p>-45.7285</text:p>
          </table:table-cell>
          <table:table-cell/>
          <table:table-cell table:formula="of:=SIGN([.AL377])" office:value-type="float" office:value="-1" calcext:value-type="float">
            <text:p>-1</text:p>
          </table:table-cell>
          <table:table-cell table:formula="of:=SIGN([.AM377])" office:value-type="float" office:value="1" calcext:value-type="float">
            <text:p>1</text:p>
          </table:table-cell>
          <table:table-cell table:formula="of:=SIGN([.AN377])" office:value-type="float" office:value="-1" calcext:value-type="float">
            <text:p>-1</text:p>
          </table:table-cell>
          <table:table-cell table:formula="of:=SIGN([.AO377])" office:value-type="float" office:value="-1" calcext:value-type="float">
            <text:p>-1</text:p>
          </table:table-cell>
          <table:table-cell table:number-columns-repeated="15"/>
          <table:table-cell office:value-type="float" office:value="8.307" calcext:value-type="float">
            <text:p>8.307</text:p>
          </table:table-cell>
          <table:table-cell office:value-type="float" office:value="-0.8740702" calcext:value-type="float">
            <text:p>-0.8740702</text:p>
          </table:table-cell>
          <table:table-cell office:value-type="float" office:value="-0.1732642" calcext:value-type="float">
            <text:p>-0.1732642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349" calcext:value-type="float">
            <text:p>11.349</text:p>
          </table:table-cell>
          <table:table-cell office:value-type="float" office:value="-24.31344" calcext:value-type="float">
            <text:p>-24.31344</text:p>
          </table:table-cell>
          <table:table-cell office:value-type="float" office:value="57.04047" calcext:value-type="float">
            <text:p>57.04047</text:p>
          </table:table-cell>
          <table:table-cell office:value-type="float" office:value="-0.6579288" calcext:value-type="float">
            <text:p>-0.6579288</text:p>
          </table:table-cell>
          <table:table-cell office:value-type="float" office:value="-44.90303" calcext:value-type="float">
            <text:p>-44.90303</text:p>
          </table:table-cell>
          <table:table-cell/>
          <table:table-cell table:formula="of:=SIGN([.AL378])" office:value-type="float" office:value="-1" calcext:value-type="float">
            <text:p>-1</text:p>
          </table:table-cell>
          <table:table-cell table:formula="of:=SIGN([.AM378])" office:value-type="float" office:value="1" calcext:value-type="float">
            <text:p>1</text:p>
          </table:table-cell>
          <table:table-cell table:formula="of:=SIGN([.AN378])" office:value-type="float" office:value="-1" calcext:value-type="float">
            <text:p>-1</text:p>
          </table:table-cell>
          <table:table-cell table:formula="of:=SIGN([.AO378])" office:value-type="float" office:value="-1" calcext:value-type="float">
            <text:p>-1</text:p>
          </table:table-cell>
          <table:table-cell table:number-columns-repeated="15"/>
          <table:table-cell office:value-type="float" office:value="8.315" calcext:value-type="float">
            <text:p>8.315</text:p>
          </table:table-cell>
          <table:table-cell office:value-type="float" office:value="-0.5902757" calcext:value-type="float">
            <text:p>-0.5902757</text:p>
          </table:table-cell>
          <table:table-cell office:value-type="float" office:value="0.08186592" calcext:value-type="float">
            <text:p>0.08186592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36" calcext:value-type="float">
            <text:p>11.36</text:p>
          </table:table-cell>
          <table:table-cell office:value-type="float" office:value="-23.78342" calcext:value-type="float">
            <text:p>-23.78342</text:p>
          </table:table-cell>
          <table:table-cell office:value-type="float" office:value="55.79702" calcext:value-type="float">
            <text:p>55.79702</text:p>
          </table:table-cell>
          <table:table-cell office:value-type="float" office:value="-0.4363427" calcext:value-type="float">
            <text:p>-0.4363427</text:p>
          </table:table-cell>
          <table:table-cell office:value-type="float" office:value="-44.1484" calcext:value-type="float">
            <text:p>-44.1484</text:p>
          </table:table-cell>
          <table:table-cell/>
          <table:table-cell table:formula="of:=SIGN([.AL379])" office:value-type="float" office:value="-1" calcext:value-type="float">
            <text:p>-1</text:p>
          </table:table-cell>
          <table:table-cell table:formula="of:=SIGN([.AM379])" office:value-type="float" office:value="1" calcext:value-type="float">
            <text:p>1</text:p>
          </table:table-cell>
          <table:table-cell table:formula="of:=SIGN([.AN379])" office:value-type="float" office:value="-1" calcext:value-type="float">
            <text:p>-1</text:p>
          </table:table-cell>
          <table:table-cell table:formula="of:=SIGN([.AO379])" office:value-type="float" office:value="-1" calcext:value-type="float">
            <text:p>-1</text:p>
          </table:table-cell>
          <table:table-cell table:number-columns-repeated="15"/>
          <table:table-cell office:value-type="float" office:value="8.323" calcext:value-type="float">
            <text:p>8.323</text:p>
          </table:table-cell>
          <table:table-cell office:value-type="float" office:value="-0.9793341" calcext:value-type="float">
            <text:p>-0.9793341</text:p>
          </table:table-cell>
          <table:table-cell office:value-type="float" office:value="-0.06731473" calcext:value-type="float">
            <text:p>-0.06731473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372" calcext:value-type="float">
            <text:p>11.372</text:p>
          </table:table-cell>
          <table:table-cell office:value-type="float" office:value="-23.26492" calcext:value-type="float">
            <text:p>-23.26492</text:p>
          </table:table-cell>
          <table:table-cell office:value-type="float" office:value="54.58058" calcext:value-type="float">
            <text:p>54.58058</text:p>
          </table:table-cell>
          <table:table-cell office:value-type="float" office:value="-0.4434187" calcext:value-type="float">
            <text:p>-0.4434187</text:p>
          </table:table-cell>
          <table:table-cell office:value-type="float" office:value="-43.47126" calcext:value-type="float">
            <text:p>-43.47126</text:p>
          </table:table-cell>
          <table:table-cell/>
          <table:table-cell table:formula="of:=SIGN([.AL380])" office:value-type="float" office:value="-1" calcext:value-type="float">
            <text:p>-1</text:p>
          </table:table-cell>
          <table:table-cell table:formula="of:=SIGN([.AM380])" office:value-type="float" office:value="1" calcext:value-type="float">
            <text:p>1</text:p>
          </table:table-cell>
          <table:table-cell table:formula="of:=SIGN([.AN380])" office:value-type="float" office:value="-1" calcext:value-type="float">
            <text:p>-1</text:p>
          </table:table-cell>
          <table:table-cell table:formula="of:=SIGN([.AO380])" office:value-type="float" office:value="-1" calcext:value-type="float">
            <text:p>-1</text:p>
          </table:table-cell>
          <table:table-cell table:number-columns-repeated="37"/>
        </table:table-row>
        <table:table-row table:style-name="ro1">
          <table:table-cell table:number-columns-repeated="36"/>
          <table:table-cell office:value-type="float" office:value="11.383" calcext:value-type="float">
            <text:p>11.383</text:p>
          </table:table-cell>
          <table:table-cell office:value-type="float" office:value="-22.75776" calcext:value-type="float">
            <text:p>-22.75776</text:p>
          </table:table-cell>
          <table:table-cell office:value-type="float" office:value="53.39076" calcext:value-type="float">
            <text:p>53.39076</text:p>
          </table:table-cell>
          <table:table-cell office:value-type="float" office:value="-0.3841404" calcext:value-type="float">
            <text:p>-0.3841404</text:p>
          </table:table-cell>
          <table:table-cell office:value-type="float" office:value="-42.86623" calcext:value-type="float">
            <text:p>-42.86623</text:p>
          </table:table-cell>
          <table:table-cell/>
          <table:table-cell table:formula="of:=SIGN([.AL381])" office:value-type="float" office:value="-1" calcext:value-type="float">
            <text:p>-1</text:p>
          </table:table-cell>
          <table:table-cell table:formula="of:=SIGN([.AM381])" office:value-type="float" office:value="1" calcext:value-type="float">
            <text:p>1</text:p>
          </table:table-cell>
          <table:table-cell table:formula="of:=SIGN([.AN381])" office:value-type="float" office:value="-1" calcext:value-type="float">
            <text:p>-1</text:p>
          </table:table-cell>
          <table:table-cell table:formula="of:=SIGN([.AO381])" office:value-type="float" office:value="-1" calcext:value-type="float">
            <text:p>-1</text:p>
          </table:table-cell>
          <table:table-cell table:number-columns-repeated="15"/>
          <table:table-cell office:value-type="float" office:value="8.388" calcext:value-type="float">
            <text:p>8.388</text:p>
          </table:table-cell>
          <table:table-cell office:value-type="float" office:value="-0.9626694" calcext:value-type="float">
            <text:p>-0.9626694</text:p>
          </table:table-cell>
          <table:table-cell office:value-type="float" office:value="-0.03734783" calcext:value-type="float">
            <text:p>-0.03734783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401" calcext:value-type="float">
            <text:p>11.401</text:p>
          </table:table-cell>
          <table:table-cell office:value-type="float" office:value="-22.39577" calcext:value-type="float">
            <text:p>-22.39577</text:p>
          </table:table-cell>
          <table:table-cell office:value-type="float" office:value="52.54153" calcext:value-type="float">
            <text:p>52.54153</text:p>
          </table:table-cell>
          <table:table-cell office:value-type="float" office:value="-0.345954" calcext:value-type="float">
            <text:p>-0.345954</text:p>
          </table:table-cell>
          <table:table-cell office:value-type="float" office:value="-42.56406" calcext:value-type="float">
            <text:p>-42.56406</text:p>
          </table:table-cell>
          <table:table-cell/>
          <table:table-cell table:formula="of:=SIGN([.AL382])" office:value-type="float" office:value="-1" calcext:value-type="float">
            <text:p>-1</text:p>
          </table:table-cell>
          <table:table-cell table:formula="of:=SIGN([.AM382])" office:value-type="float" office:value="1" calcext:value-type="float">
            <text:p>1</text:p>
          </table:table-cell>
          <table:table-cell table:formula="of:=SIGN([.AN382])" office:value-type="float" office:value="-1" calcext:value-type="float">
            <text:p>-1</text:p>
          </table:table-cell>
          <table:table-cell table:formula="of:=SIGN([.AO382])" office:value-type="float" office:value="-1" calcext:value-type="float">
            <text:p>-1</text:p>
          </table:table-cell>
          <table:table-cell table:number-columns-repeated="15"/>
          <table:table-cell office:value-type="float" office:value="8.397" calcext:value-type="float">
            <text:p>8.397</text:p>
          </table:table-cell>
          <table:table-cell office:value-type="float" office:value="-0.6340913" calcext:value-type="float">
            <text:p>-0.6340913</text:p>
          </table:table-cell>
          <table:table-cell office:value-type="float" office:value="-0.1424053" calcext:value-type="float">
            <text:p>-0.1424053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412" calcext:value-type="float">
            <text:p>11.412</text:p>
          </table:table-cell>
          <table:table-cell office:value-type="float" office:value="-21.49012" calcext:value-type="float">
            <text:p>-21.49012</text:p>
          </table:table-cell>
          <table:table-cell office:value-type="float" office:value="50.41684" calcext:value-type="float">
            <text:p>50.41684</text:p>
          </table:table-cell>
          <table:table-cell office:value-type="float" office:value="-0.2138685" calcext:value-type="float">
            <text:p>-0.2138685</text:p>
          </table:table-cell>
          <table:table-cell office:value-type="float" office:value="-41.18964" calcext:value-type="float">
            <text:p>-41.18964</text:p>
          </table:table-cell>
          <table:table-cell/>
          <table:table-cell table:formula="of:=SIGN([.AL383])" office:value-type="float" office:value="-1" calcext:value-type="float">
            <text:p>-1</text:p>
          </table:table-cell>
          <table:table-cell table:formula="of:=SIGN([.AM383])" office:value-type="float" office:value="1" calcext:value-type="float">
            <text:p>1</text:p>
          </table:table-cell>
          <table:table-cell table:formula="of:=SIGN([.AN383])" office:value-type="float" office:value="-1" calcext:value-type="float">
            <text:p>-1</text:p>
          </table:table-cell>
          <table:table-cell table:formula="of:=SIGN([.AO383])" office:value-type="float" office:value="-1" calcext:value-type="float">
            <text:p>-1</text:p>
          </table:table-cell>
          <table:table-cell table:number-columns-repeated="15"/>
          <table:table-cell office:value-type="float" office:value="8.405" calcext:value-type="float">
            <text:p>8.405</text:p>
          </table:table-cell>
          <table:table-cell office:value-type="float" office:value="-0.9887044" calcext:value-type="float">
            <text:p>-0.9887044</text:p>
          </table:table-cell>
          <table:table-cell office:value-type="float" office:value="-0.02525713" calcext:value-type="float">
            <text:p>-0.02525713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423" calcext:value-type="float">
            <text:p>11.423</text:p>
          </table:table-cell>
          <table:table-cell office:value-type="float" office:value="-20.97942" calcext:value-type="float">
            <text:p>-20.97942</text:p>
          </table:table-cell>
          <table:table-cell office:value-type="float" office:value="49.21871" calcext:value-type="float">
            <text:p>49.21871</text:p>
          </table:table-cell>
          <table:table-cell office:value-type="float" office:value="-0.1586325" calcext:value-type="float">
            <text:p>-0.1586325</text:p>
          </table:table-cell>
          <table:table-cell office:value-type="float" office:value="-40.41957" calcext:value-type="float">
            <text:p>-40.41957</text:p>
          </table:table-cell>
          <table:table-cell/>
          <table:table-cell table:formula="of:=SIGN([.AL384])" office:value-type="float" office:value="-1" calcext:value-type="float">
            <text:p>-1</text:p>
          </table:table-cell>
          <table:table-cell table:formula="of:=SIGN([.AM384])" office:value-type="float" office:value="1" calcext:value-type="float">
            <text:p>1</text:p>
          </table:table-cell>
          <table:table-cell table:formula="of:=SIGN([.AN384])" office:value-type="float" office:value="-1" calcext:value-type="float">
            <text:p>-1</text:p>
          </table:table-cell>
          <table:table-cell table:formula="of:=SIGN([.AO384])" office:value-type="float" office:value="-1" calcext:value-type="float">
            <text:p>-1</text:p>
          </table:table-cell>
          <table:table-cell table:number-columns-repeated="15"/>
          <table:table-cell office:value-type="float" office:value="8.413" calcext:value-type="float">
            <text:p>8.413</text:p>
          </table:table-cell>
          <table:table-cell office:value-type="float" office:value="-0.8487137" calcext:value-type="float">
            <text:p>-0.8487137</text:p>
          </table:table-cell>
          <table:table-cell office:value-type="float" office:value="0.09602469" calcext:value-type="float">
            <text:p>0.0960246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434" calcext:value-type="float">
            <text:p>11.434</text:p>
          </table:table-cell>
          <table:table-cell office:value-type="float" office:value="-20.52209" calcext:value-type="float">
            <text:p>-20.52209</text:p>
          </table:table-cell>
          <table:table-cell office:value-type="float" office:value="48.14578" calcext:value-type="float">
            <text:p>48.14578</text:p>
          </table:table-cell>
          <table:table-cell office:value-type="float" office:value="-0.1095225" calcext:value-type="float">
            <text:p>-0.1095225</text:p>
          </table:table-cell>
          <table:table-cell office:value-type="float" office:value="-39.788" calcext:value-type="float">
            <text:p>-39.788</text:p>
          </table:table-cell>
          <table:table-cell/>
          <table:table-cell table:formula="of:=SIGN([.AL385])" office:value-type="float" office:value="-1" calcext:value-type="float">
            <text:p>-1</text:p>
          </table:table-cell>
          <table:table-cell table:formula="of:=SIGN([.AM385])" office:value-type="float" office:value="1" calcext:value-type="float">
            <text:p>1</text:p>
          </table:table-cell>
          <table:table-cell table:formula="of:=SIGN([.AN385])" office:value-type="float" office:value="-1" calcext:value-type="float">
            <text:p>-1</text:p>
          </table:table-cell>
          <table:table-cell table:formula="of:=SIGN([.AO385])" office:value-type="float" office:value="-1" calcext:value-type="float">
            <text:p>-1</text:p>
          </table:table-cell>
          <table:table-cell table:number-columns-repeated="15"/>
          <table:table-cell office:value-type="float" office:value="8.421" calcext:value-type="float">
            <text:p>8.421</text:p>
          </table:table-cell>
          <table:table-cell office:value-type="float" office:value="-0.6171732" calcext:value-type="float">
            <text:p>-0.6171732</text:p>
          </table:table-cell>
          <table:table-cell office:value-type="float" office:value="-0.1223792" calcext:value-type="float">
            <text:p>-0.1223792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455" calcext:value-type="float">
            <text:p>11.455</text:p>
          </table:table-cell>
          <table:table-cell office:value-type="float" office:value="-20.82758" calcext:value-type="float">
            <text:p>-20.82758</text:p>
          </table:table-cell>
          <table:table-cell office:value-type="float" office:value="48.97484" calcext:value-type="float">
            <text:p>48.97484</text:p>
          </table:table-cell>
          <table:table-cell office:value-type="float" office:value="-0.008037395" calcext:value-type="float">
            <text:p>-0.008037395</text:p>
          </table:table-cell>
          <table:table-cell office:value-type="float" office:value="-38.35124" calcext:value-type="float">
            <text:p>-38.35124</text:p>
          </table:table-cell>
          <table:table-cell/>
          <table:table-cell table:formula="of:=SIGN([.AL386])" office:value-type="float" office:value="-1" calcext:value-type="float">
            <text:p>-1</text:p>
          </table:table-cell>
          <table:table-cell table:formula="of:=SIGN([.AM386])" office:value-type="float" office:value="1" calcext:value-type="float">
            <text:p>1</text:p>
          </table:table-cell>
          <table:table-cell table:formula="of:=SIGN([.AN386])" office:value-type="float" office:value="-1" calcext:value-type="float">
            <text:p>-1</text:p>
          </table:table-cell>
          <table:table-cell table:formula="of:=SIGN([.AO386])" office:value-type="float" office:value="-1" calcext:value-type="float">
            <text:p>-1</text:p>
          </table:table-cell>
          <table:table-cell table:number-columns-repeated="15"/>
          <table:table-cell office:value-type="float" office:value="8.429" calcext:value-type="float">
            <text:p>8.429</text:p>
          </table:table-cell>
          <table:table-cell office:value-type="float" office:value="-0.848641" calcext:value-type="float">
            <text:p>-0.848641</text:p>
          </table:table-cell>
          <table:table-cell office:value-type="float" office:value="0.08131365" calcext:value-type="float">
            <text:p>0.08131365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466" calcext:value-type="float">
            <text:p>11.466</text:p>
          </table:table-cell>
          <table:table-cell office:value-type="float" office:value="-20.92456" calcext:value-type="float">
            <text:p>-20.92456</text:p>
          </table:table-cell>
          <table:table-cell office:value-type="float" office:value="49.25037" calcext:value-type="float">
            <text:p>49.25037</text:p>
          </table:table-cell>
          <table:table-cell office:value-type="float" office:value="0.1005534" calcext:value-type="float">
            <text:p>0.1005534</text:p>
          </table:table-cell>
          <table:table-cell office:value-type="float" office:value="-37.94705" calcext:value-type="float">
            <text:p>-37.94705</text:p>
          </table:table-cell>
          <table:table-cell/>
          <table:table-cell table:formula="of:=SIGN([.AL387])" office:value-type="float" office:value="-1" calcext:value-type="float">
            <text:p>-1</text:p>
          </table:table-cell>
          <table:table-cell table:formula="of:=SIGN([.AM387])" office:value-type="float" office:value="1" calcext:value-type="float">
            <text:p>1</text:p>
          </table:table-cell>
          <table:table-cell table:formula="of:=SIGN([.AN387])" office:value-type="float" office:value="1" calcext:value-type="float">
            <text:p>1</text:p>
          </table:table-cell>
          <table:table-cell table:formula="of:=SIGN([.AO387])" office:value-type="float" office:value="-1" calcext:value-type="float">
            <text:p>-1</text:p>
          </table:table-cell>
          <table:table-cell table:number-columns-repeated="15"/>
          <table:table-cell office:value-type="float" office:value="8.437" calcext:value-type="float">
            <text:p>8.437</text:p>
          </table:table-cell>
          <table:table-cell office:value-type="float" office:value="-0.8691029" calcext:value-type="float">
            <text:p>-0.8691029</text:p>
          </table:table-cell>
          <table:table-cell office:value-type="float" office:value="-0.1251259" calcext:value-type="float">
            <text:p>-0.125125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478" calcext:value-type="float">
            <text:p>11.478</text:p>
          </table:table-cell>
          <table:table-cell office:value-type="float" office:value="-21.15882" calcext:value-type="float">
            <text:p>-21.15882</text:p>
          </table:table-cell>
          <table:table-cell office:value-type="float" office:value="49.9291" calcext:value-type="float">
            <text:p>49.9291</text:p>
          </table:table-cell>
          <table:table-cell office:value-type="float" office:value="0.1563891" calcext:value-type="float">
            <text:p>0.1563891</text:p>
          </table:table-cell>
          <table:table-cell office:value-type="float" office:value="-36.9859" calcext:value-type="float">
            <text:p>-36.9859</text:p>
          </table:table-cell>
          <table:table-cell/>
          <table:table-cell table:formula="of:=SIGN([.AL388])" office:value-type="float" office:value="-1" calcext:value-type="float">
            <text:p>-1</text:p>
          </table:table-cell>
          <table:table-cell table:formula="of:=SIGN([.AM388])" office:value-type="float" office:value="1" calcext:value-type="float">
            <text:p>1</text:p>
          </table:table-cell>
          <table:table-cell table:formula="of:=SIGN([.AN388])" office:value-type="float" office:value="1" calcext:value-type="float">
            <text:p>1</text:p>
          </table:table-cell>
          <table:table-cell table:formula="of:=SIGN([.AO388])" office:value-type="float" office:value="-1" calcext:value-type="float">
            <text:p>-1</text:p>
          </table:table-cell>
          <table:table-cell table:number-columns-repeated="15"/>
          <table:table-cell office:value-type="float" office:value="8.446" calcext:value-type="float">
            <text:p>8.446</text:p>
          </table:table-cell>
          <table:table-cell office:value-type="float" office:value="-0.728829" calcext:value-type="float">
            <text:p>-0.728829</text:p>
          </table:table-cell>
          <table:table-cell office:value-type="float" office:value="0.099999" calcext:value-type="float">
            <text:p>0.09999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49" calcext:value-type="float">
            <text:p>11.49</text:p>
          </table:table-cell>
          <table:table-cell office:value-type="float" office:value="-21.35123" calcext:value-type="float">
            <text:p>-21.35123</text:p>
          </table:table-cell>
          <table:table-cell office:value-type="float" office:value="50.50159" calcext:value-type="float">
            <text:p>50.50159</text:p>
          </table:table-cell>
          <table:table-cell office:value-type="float" office:value="0.1183033" calcext:value-type="float">
            <text:p>0.1183033</text:p>
          </table:table-cell>
          <table:table-cell office:value-type="float" office:value="-35.94381" calcext:value-type="float">
            <text:p>-35.94381</text:p>
          </table:table-cell>
          <table:table-cell/>
          <table:table-cell table:formula="of:=SIGN([.AL389])" office:value-type="float" office:value="-1" calcext:value-type="float">
            <text:p>-1</text:p>
          </table:table-cell>
          <table:table-cell table:formula="of:=SIGN([.AM389])" office:value-type="float" office:value="1" calcext:value-type="float">
            <text:p>1</text:p>
          </table:table-cell>
          <table:table-cell table:formula="of:=SIGN([.AN389])" office:value-type="float" office:value="1" calcext:value-type="float">
            <text:p>1</text:p>
          </table:table-cell>
          <table:table-cell table:formula="of:=SIGN([.AO389])" office:value-type="float" office:value="-1" calcext:value-type="float">
            <text:p>-1</text:p>
          </table:table-cell>
          <table:table-cell table:number-columns-repeated="15"/>
          <table:table-cell office:value-type="float" office:value="8.506" calcext:value-type="float">
            <text:p>8.506</text:p>
          </table:table-cell>
          <table:table-cell office:value-type="float" office:value="-0.6277394" calcext:value-type="float">
            <text:p>-0.6277394</text:p>
          </table:table-cell>
          <table:table-cell office:value-type="float" office:value="-0.122057" calcext:value-type="float">
            <text:p>-0.122057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502" calcext:value-type="float">
            <text:p>11.502</text:p>
          </table:table-cell>
          <table:table-cell office:value-type="float" office:value="-21.51186" calcext:value-type="float">
            <text:p>-21.51186</text:p>
          </table:table-cell>
          <table:table-cell office:value-type="float" office:value="50.99341" calcext:value-type="float">
            <text:p>50.99341</text:p>
          </table:table-cell>
          <table:table-cell office:value-type="float" office:value="0.05319378" calcext:value-type="float">
            <text:p>0.05319378</text:p>
          </table:table-cell>
          <table:table-cell office:value-type="float" office:value="-35.21326" calcext:value-type="float">
            <text:p>-35.21326</text:p>
          </table:table-cell>
          <table:table-cell/>
          <table:table-cell table:formula="of:=SIGN([.AL390])" office:value-type="float" office:value="-1" calcext:value-type="float">
            <text:p>-1</text:p>
          </table:table-cell>
          <table:table-cell table:formula="of:=SIGN([.AM390])" office:value-type="float" office:value="1" calcext:value-type="float">
            <text:p>1</text:p>
          </table:table-cell>
          <table:table-cell table:formula="of:=SIGN([.AN390])" office:value-type="float" office:value="1" calcext:value-type="float">
            <text:p>1</text:p>
          </table:table-cell>
          <table:table-cell table:formula="of:=SIGN([.AO390])" office:value-type="float" office:value="-1" calcext:value-type="float">
            <text:p>-1</text:p>
          </table:table-cell>
          <table:table-cell table:number-columns-repeated="15"/>
          <table:table-cell office:value-type="float" office:value="8.514" calcext:value-type="float">
            <text:p>8.514</text:p>
          </table:table-cell>
          <table:table-cell office:value-type="float" office:value="-0.855387" calcext:value-type="float">
            <text:p>-0.855387</text:p>
          </table:table-cell>
          <table:table-cell office:value-type="float" office:value="0.1191848" calcext:value-type="float">
            <text:p>0.1191848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514" calcext:value-type="float">
            <text:p>11.514</text:p>
          </table:table-cell>
          <table:table-cell office:value-type="float" office:value="-21.66245" calcext:value-type="float">
            <text:p>-21.66245</text:p>
          </table:table-cell>
          <table:table-cell office:value-type="float" office:value="51.46294" calcext:value-type="float">
            <text:p>51.46294</text:p>
          </table:table-cell>
          <table:table-cell office:value-type="float" office:value="0.241478" calcext:value-type="float">
            <text:p>0.241478</text:p>
          </table:table-cell>
          <table:table-cell office:value-type="float" office:value="-34.41208" calcext:value-type="float">
            <text:p>-34.41208</text:p>
          </table:table-cell>
          <table:table-cell/>
          <table:table-cell table:formula="of:=SIGN([.AL391])" office:value-type="float" office:value="-1" calcext:value-type="float">
            <text:p>-1</text:p>
          </table:table-cell>
          <table:table-cell table:formula="of:=SIGN([.AM391])" office:value-type="float" office:value="1" calcext:value-type="float">
            <text:p>1</text:p>
          </table:table-cell>
          <table:table-cell table:formula="of:=SIGN([.AN391])" office:value-type="float" office:value="1" calcext:value-type="float">
            <text:p>1</text:p>
          </table:table-cell>
          <table:table-cell table:formula="of:=SIGN([.AO391])" office:value-type="float" office:value="-1" calcext:value-type="float">
            <text:p>-1</text:p>
          </table:table-cell>
          <table:table-cell table:number-columns-repeated="15"/>
          <table:table-cell office:value-type="float" office:value="8.522" calcext:value-type="float">
            <text:p>8.522</text:p>
          </table:table-cell>
          <table:table-cell office:value-type="float" office:value="-0.8617822" calcext:value-type="float">
            <text:p>-0.8617822</text:p>
          </table:table-cell>
          <table:table-cell office:value-type="float" office:value="-0.1052076" calcext:value-type="float">
            <text:p>-0.1052076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525" calcext:value-type="float">
            <text:p>11.525</text:p>
          </table:table-cell>
          <table:table-cell office:value-type="float" office:value="-21.81225" calcext:value-type="float">
            <text:p>-21.81225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1761845" calcext:value-type="float">
            <text:p>0.1761845</text:p>
          </table:table-cell>
          <table:table-cell office:value-type="float" office:value="-33.68154" calcext:value-type="float">
            <text:p>-33.68154</text:p>
          </table:table-cell>
          <table:table-cell/>
          <table:table-cell table:formula="of:=SIGN([.AL392])" office:value-type="float" office:value="-1" calcext:value-type="float">
            <text:p>-1</text:p>
          </table:table-cell>
          <table:table-cell table:formula="of:=SIGN([.AM392])" office:value-type="float" office:value="1" calcext:value-type="float">
            <text:p>1</text:p>
          </table:table-cell>
          <table:table-cell table:formula="of:=SIGN([.AN392])" office:value-type="float" office:value="1" calcext:value-type="float">
            <text:p>1</text:p>
          </table:table-cell>
          <table:table-cell table:formula="of:=SIGN([.AO392])" office:value-type="float" office:value="-1" calcext:value-type="float">
            <text:p>-1</text:p>
          </table:table-cell>
          <table:table-cell table:number-columns-repeated="15"/>
          <table:table-cell office:value-type="float" office:value="8.53" calcext:value-type="float">
            <text:p>8.53</text:p>
          </table:table-cell>
          <table:table-cell office:value-type="float" office:value="-0.7274675" calcext:value-type="float">
            <text:p>-0.7274675</text:p>
          </table:table-cell>
          <table:table-cell office:value-type="float" office:value="0.03921535" calcext:value-type="float">
            <text:p>0.03921535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536" calcext:value-type="float">
            <text:p>11.536</text:p>
          </table:table-cell>
          <table:table-cell office:value-type="float" office:value="-21.96769" calcext:value-type="float">
            <text:p>-21.96769</text:p>
          </table:table-cell>
          <table:table-cell office:value-type="float" office:value="52.52164" calcext:value-type="float">
            <text:p>52.52164</text:p>
          </table:table-cell>
          <table:table-cell office:value-type="float" office:value="0.1938781" calcext:value-type="float">
            <text:p>0.1938781</text:p>
          </table:table-cell>
          <table:table-cell office:value-type="float" office:value="-33.37847" calcext:value-type="float">
            <text:p>-33.37847</text:p>
          </table:table-cell>
          <table:table-cell/>
          <table:table-cell table:formula="of:=SIGN([.AL393])" office:value-type="float" office:value="-1" calcext:value-type="float">
            <text:p>-1</text:p>
          </table:table-cell>
          <table:table-cell table:formula="of:=SIGN([.AM393])" office:value-type="float" office:value="1" calcext:value-type="float">
            <text:p>1</text:p>
          </table:table-cell>
          <table:table-cell table:formula="of:=SIGN([.AN393])" office:value-type="float" office:value="1" calcext:value-type="float">
            <text:p>1</text:p>
          </table:table-cell>
          <table:table-cell table:formula="of:=SIGN([.AO393])" office:value-type="float" office:value="-1" calcext:value-type="float">
            <text:p>-1</text:p>
          </table:table-cell>
          <table:table-cell table:number-columns-repeated="15"/>
          <table:table-cell office:value-type="float" office:value="8.539" calcext:value-type="float">
            <text:p>8.539</text:p>
          </table:table-cell>
          <table:table-cell office:value-type="float" office:value="-0.7929554" calcext:value-type="float">
            <text:p>-0.7929554</text:p>
          </table:table-cell>
          <table:table-cell office:value-type="float" office:value="0.1636069" calcext:value-type="float">
            <text:p>0.1636069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697" calcext:value-type="float">
            <text:p>11.697</text:p>
          </table:table-cell>
          <table:table-cell office:value-type="float" office:value="-24.09405" calcext:value-type="float">
            <text:p>-24.09405</text:p>
          </table:table-cell>
          <table:table-cell office:value-type="float" office:value="60.21988" calcext:value-type="float">
            <text:p>60.21988</text:p>
          </table:table-cell>
          <table:table-cell office:value-type="float" office:value="0.4648143" calcext:value-type="float">
            <text:p>0.4648143</text:p>
          </table:table-cell>
          <table:table-cell office:value-type="float" office:value="-23.07214" calcext:value-type="float">
            <text:p>-23.07214</text:p>
          </table:table-cell>
          <table:table-cell/>
          <table:table-cell table:formula="of:=SIGN([.AL394])" office:value-type="float" office:value="-1" calcext:value-type="float">
            <text:p>-1</text:p>
          </table:table-cell>
          <table:table-cell table:formula="of:=SIGN([.AM394])" office:value-type="float" office:value="1" calcext:value-type="float">
            <text:p>1</text:p>
          </table:table-cell>
          <table:table-cell table:formula="of:=SIGN([.AN394])" office:value-type="float" office:value="1" calcext:value-type="float">
            <text:p>1</text:p>
          </table:table-cell>
          <table:table-cell table:formula="of:=SIGN([.AO394])" office:value-type="float" office:value="-1" calcext:value-type="float">
            <text:p>-1</text:p>
          </table:table-cell>
          <table:table-cell table:number-columns-repeated="15"/>
          <table:table-cell office:value-type="float" office:value="8.549" calcext:value-type="float">
            <text:p>8.549</text:p>
          </table:table-cell>
          <table:table-cell office:value-type="float" office:value="-0.8397346" calcext:value-type="float">
            <text:p>-0.8397346</text:p>
          </table:table-cell>
          <table:table-cell office:value-type="float" office:value="0.05348361" calcext:value-type="float">
            <text:p>0.05348361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718" calcext:value-type="float">
            <text:p>11.718</text:p>
          </table:table-cell>
          <table:table-cell office:value-type="float" office:value="-24.35291" calcext:value-type="float">
            <text:p>-24.35291</text:p>
          </table:table-cell>
          <table:table-cell office:value-type="float" office:value="61.28953" calcext:value-type="float">
            <text:p>61.28953</text:p>
          </table:table-cell>
          <table:table-cell office:value-type="float" office:value="0.4883118" calcext:value-type="float">
            <text:p>0.4883118</text:p>
          </table:table-cell>
          <table:table-cell office:value-type="float" office:value="-21.80598" calcext:value-type="float">
            <text:p>-21.80598</text:p>
          </table:table-cell>
          <table:table-cell/>
          <table:table-cell table:formula="of:=SIGN([.AL395])" office:value-type="float" office:value="-1" calcext:value-type="float">
            <text:p>-1</text:p>
          </table:table-cell>
          <table:table-cell table:formula="of:=SIGN([.AM395])" office:value-type="float" office:value="1" calcext:value-type="float">
            <text:p>1</text:p>
          </table:table-cell>
          <table:table-cell table:formula="of:=SIGN([.AN395])" office:value-type="float" office:value="1" calcext:value-type="float">
            <text:p>1</text:p>
          </table:table-cell>
          <table:table-cell table:formula="of:=SIGN([.AO395])" office:value-type="float" office:value="-1" calcext:value-type="float">
            <text:p>-1</text:p>
          </table:table-cell>
          <table:table-cell table:number-columns-repeated="15"/>
          <table:table-cell office:value-type="float" office:value="8.557" calcext:value-type="float">
            <text:p>8.557</text:p>
          </table:table-cell>
          <table:table-cell office:value-type="float" office:value="-0.6256834" calcext:value-type="float">
            <text:p>-0.6256834</text:p>
          </table:table-cell>
          <table:table-cell office:value-type="float" office:value="-0.03092541" calcext:value-type="float">
            <text:p>-0.03092541</text:p>
          </table:table-cell>
          <table:table-cell table:number-columns-repeated="19"/>
        </table:table-row>
        <table:table-row table:style-name="ro1">
          <table:table-cell table:number-columns-repeated="36"/>
          <table:table-cell office:value-type="float" office:value="11.732" calcext:value-type="float">
            <text:p>11.732</text:p>
          </table:table-cell>
          <table:table-cell office:value-type="float" office:value="-24.47158" calcext:value-type="float">
            <text:p>-24.47158</text:p>
          </table:table-cell>
          <table:table-cell office:value-type="float" office:value="61.78909" calcext:value-type="float">
            <text:p>61.78909</text:p>
          </table:table-cell>
          <table:table-cell office:value-type="float" office:value="0.5816082" calcext:value-type="float">
            <text:p>0.5816082</text:p>
          </table:table-cell>
          <table:table-cell office:value-type="float" office:value="-20.94242" calcext:value-type="float">
            <text:p>-20.94242</text:p>
          </table:table-cell>
          <table:table-cell/>
          <table:table-cell table:formula="of:=SIGN([.AL396])" office:value-type="float" office:value="-1" calcext:value-type="float">
            <text:p>-1</text:p>
          </table:table-cell>
          <table:table-cell table:formula="of:=SIGN([.AM396])" office:value-type="float" office:value="1" calcext:value-type="float">
            <text:p>1</text:p>
          </table:table-cell>
          <table:table-cell table:formula="of:=SIGN([.AN396])" office:value-type="float" office:value="1" calcext:value-type="float">
            <text:p>1</text:p>
          </table:table-cell>
          <table:table-cell table:formula="of:=SIGN([.AO396])" office:value-type="float" office:value="-1" calcext:value-type="float">
            <text:p>-1</text:p>
          </table:table-cell>
          <table:table-cell table:number-columns-repeated="15"/>
          <table:table-cell office:value-type="float" office:value="8.565" calcext:value-type="float">
            <text:p>8.565</text:p>
          </table:table-cell>
          <table:table-cell office:value-type="float" office:value="-0.40321" calcext:value-type="float">
            <text:p>-0.40321</text:p>
          </table:table-cell>
          <table:table-cell office:value-type="float" office:value="0.1716562" calcext:value-type="float">
            <text:p>0.1716562</text:p>
          </table:table-cell>
          <table:table-cell office:value-type="float" office:value="-0.04254726" calcext:value-type="float">
            <text:p>-0.04254726</text:p>
          </table:table-cell>
          <table:table-cell table:number-columns-repeated="18"/>
        </table:table-row>
        <table:table-row table:style-name="ro1">
          <table:table-cell table:number-columns-repeated="36"/>
          <table:table-cell office:value-type="float" office:value="11.744" calcext:value-type="float">
            <text:p>11.744</text:p>
          </table:table-cell>
          <table:table-cell office:value-type="float" office:value="-24.67002" calcext:value-type="float">
            <text:p>-24.67002</text:p>
          </table:table-cell>
          <table:table-cell office:value-type="float" office:value="62.63922" calcext:value-type="float">
            <text:p>62.63922</text:p>
          </table:table-cell>
          <table:table-cell office:value-type="float" office:value="0.5204521" calcext:value-type="float">
            <text:p>0.5204521</text:p>
          </table:table-cell>
          <table:table-cell office:value-type="float" office:value="-20.23628" calcext:value-type="float">
            <text:p>-20.23628</text:p>
          </table:table-cell>
          <table:table-cell/>
          <table:table-cell table:formula="of:=SIGN([.AL397])" office:value-type="float" office:value="-1" calcext:value-type="float">
            <text:p>-1</text:p>
          </table:table-cell>
          <table:table-cell table:formula="of:=SIGN([.AM397])" office:value-type="float" office:value="1" calcext:value-type="float">
            <text:p>1</text:p>
          </table:table-cell>
          <table:table-cell table:formula="of:=SIGN([.AN397])" office:value-type="float" office:value="1" calcext:value-type="float">
            <text:p>1</text:p>
          </table:table-cell>
          <table:table-cell table:formula="of:=SIGN([.AO397])" office:value-type="float" office:value="-1" calcext:value-type="float">
            <text:p>-1</text:p>
          </table:table-cell>
          <table:table-cell table:number-columns-repeated="15"/>
          <table:table-cell office:value-type="float" office:value="8.63" calcext:value-type="float">
            <text:p>8.63</text:p>
          </table:table-cell>
          <table:table-cell office:value-type="float" office:value="0.3967719" calcext:value-type="float">
            <text:p>0.3967719</text:p>
          </table:table-cell>
          <table:table-cell office:value-type="float" office:value="-0.05332558" calcext:value-type="float">
            <text:p>-0.05332558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398])" office:value-type="float" office:value="0" calcext:value-type="float">
            <text:p>0</text:p>
          </table:table-cell>
          <table:table-cell table:formula="of:=SIGN([.AM398])" office:value-type="float" office:value="0" calcext:value-type="float">
            <text:p>0</text:p>
          </table:table-cell>
          <table:table-cell table:formula="of:=SIGN([.AN398])" office:value-type="float" office:value="0" calcext:value-type="float">
            <text:p>0</text:p>
          </table:table-cell>
          <table:table-cell table:formula="of:=SIGN([.AO398])" office:value-type="float" office:value="0" calcext:value-type="float">
            <text:p>0</text:p>
          </table:table-cell>
          <table:table-cell table:number-columns-repeated="15"/>
          <table:table-cell office:value-type="float" office:value="8.638" calcext:value-type="float">
            <text:p>8.638</text:p>
          </table:table-cell>
          <table:table-cell office:value-type="float" office:value="0.4577275" calcext:value-type="float">
            <text:p>0.4577275</text:p>
          </table:table-cell>
          <table:table-cell office:value-type="float" office:value="-0.04830369" calcext:value-type="float">
            <text:p>-0.04830369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399])" office:value-type="float" office:value="0" calcext:value-type="float">
            <text:p>0</text:p>
          </table:table-cell>
          <table:table-cell table:formula="of:=SIGN([.AM399])" office:value-type="float" office:value="0" calcext:value-type="float">
            <text:p>0</text:p>
          </table:table-cell>
          <table:table-cell table:formula="of:=SIGN([.AN399])" office:value-type="float" office:value="0" calcext:value-type="float">
            <text:p>0</text:p>
          </table:table-cell>
          <table:table-cell table:formula="of:=SIGN([.AO399])" office:value-type="float" office:value="0" calcext:value-type="float">
            <text:p>0</text:p>
          </table:table-cell>
          <table:table-cell table:number-columns-repeated="15"/>
          <table:table-cell office:value-type="float" office:value="8.646" calcext:value-type="float">
            <text:p>8.646</text:p>
          </table:table-cell>
          <table:table-cell office:value-type="float" office:value="0.3780165" calcext:value-type="float">
            <text:p>0.3780165</text:p>
          </table:table-cell>
          <table:table-cell office:value-type="float" office:value="0.09387648" calcext:value-type="float">
            <text:p>0.09387648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00])" office:value-type="float" office:value="0" calcext:value-type="float">
            <text:p>0</text:p>
          </table:table-cell>
          <table:table-cell table:formula="of:=SIGN([.AM400])" office:value-type="float" office:value="0" calcext:value-type="float">
            <text:p>0</text:p>
          </table:table-cell>
          <table:table-cell table:formula="of:=SIGN([.AN400])" office:value-type="float" office:value="0" calcext:value-type="float">
            <text:p>0</text:p>
          </table:table-cell>
          <table:table-cell table:formula="of:=SIGN([.AO400])" office:value-type="float" office:value="0" calcext:value-type="float">
            <text:p>0</text:p>
          </table:table-cell>
          <table:table-cell table:number-columns-repeated="15"/>
          <table:table-cell office:value-type="float" office:value="8.654" calcext:value-type="float">
            <text:p>8.654</text:p>
          </table:table-cell>
          <table:table-cell office:value-type="float" office:value="0.382952" calcext:value-type="float">
            <text:p>0.382952</text:p>
          </table:table-cell>
          <table:table-cell office:value-type="float" office:value="-0.1499767" calcext:value-type="float">
            <text:p>-0.1499767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01])" office:value-type="float" office:value="0" calcext:value-type="float">
            <text:p>0</text:p>
          </table:table-cell>
          <table:table-cell table:formula="of:=SIGN([.AM401])" office:value-type="float" office:value="0" calcext:value-type="float">
            <text:p>0</text:p>
          </table:table-cell>
          <table:table-cell table:formula="of:=SIGN([.AN401])" office:value-type="float" office:value="0" calcext:value-type="float">
            <text:p>0</text:p>
          </table:table-cell>
          <table:table-cell table:formula="of:=SIGN([.AO401])" office:value-type="float" office:value="0" calcext:value-type="float">
            <text:p>0</text:p>
          </table:table-cell>
          <table:table-cell table:number-columns-repeated="15"/>
          <table:table-cell office:value-type="float" office:value="8.663" calcext:value-type="float">
            <text:p>8.663</text:p>
          </table:table-cell>
          <table:table-cell office:value-type="float" office:value="0.5449878" calcext:value-type="float">
            <text:p>0.5449878</text:p>
          </table:table-cell>
          <table:table-cell office:value-type="float" office:value="-0.03810322" calcext:value-type="float">
            <text:p>-0.03810322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02])" office:value-type="float" office:value="0" calcext:value-type="float">
            <text:p>0</text:p>
          </table:table-cell>
          <table:table-cell table:formula="of:=SIGN([.AM402])" office:value-type="float" office:value="0" calcext:value-type="float">
            <text:p>0</text:p>
          </table:table-cell>
          <table:table-cell table:formula="of:=SIGN([.AN402])" office:value-type="float" office:value="0" calcext:value-type="float">
            <text:p>0</text:p>
          </table:table-cell>
          <table:table-cell table:formula="of:=SIGN([.AO402])" office:value-type="float" office:value="0" calcext:value-type="float">
            <text:p>0</text:p>
          </table:table-cell>
          <table:table-cell table:number-columns-repeated="15"/>
          <table:table-cell office:value-type="float" office:value="8.671" calcext:value-type="float">
            <text:p>8.671</text:p>
          </table:table-cell>
          <table:table-cell office:value-type="float" office:value="0.4326316" calcext:value-type="float">
            <text:p>0.4326316</text:p>
          </table:table-cell>
          <table:table-cell office:value-type="float" office:value="0.1226428" calcext:value-type="float">
            <text:p>0.1226428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03])" office:value-type="float" office:value="0" calcext:value-type="float">
            <text:p>0</text:p>
          </table:table-cell>
          <table:table-cell table:formula="of:=SIGN([.AM403])" office:value-type="float" office:value="0" calcext:value-type="float">
            <text:p>0</text:p>
          </table:table-cell>
          <table:table-cell table:formula="of:=SIGN([.AN403])" office:value-type="float" office:value="0" calcext:value-type="float">
            <text:p>0</text:p>
          </table:table-cell>
          <table:table-cell table:formula="of:=SIGN([.AO403])" office:value-type="float" office:value="0" calcext:value-type="float">
            <text:p>0</text:p>
          </table:table-cell>
          <table:table-cell table:number-columns-repeated="15"/>
          <table:table-cell office:value-type="float" office:value="8.679" calcext:value-type="float">
            <text:p>8.679</text:p>
          </table:table-cell>
          <table:table-cell office:value-type="float" office:value="0.415038" calcext:value-type="float">
            <text:p>0.415038</text:p>
          </table:table-cell>
          <table:table-cell office:value-type="float" office:value="-0.1731493" calcext:value-type="float">
            <text:p>-0.1731493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04])" office:value-type="float" office:value="0" calcext:value-type="float">
            <text:p>0</text:p>
          </table:table-cell>
          <table:table-cell table:formula="of:=SIGN([.AM404])" office:value-type="float" office:value="0" calcext:value-type="float">
            <text:p>0</text:p>
          </table:table-cell>
          <table:table-cell table:formula="of:=SIGN([.AN404])" office:value-type="float" office:value="0" calcext:value-type="float">
            <text:p>0</text:p>
          </table:table-cell>
          <table:table-cell table:formula="of:=SIGN([.AO404])" office:value-type="float" office:value="0" calcext:value-type="float">
            <text:p>0</text:p>
          </table:table-cell>
          <table:table-cell table:number-columns-repeated="15"/>
          <table:table-cell office:value-type="float" office:value="8.687" calcext:value-type="float">
            <text:p>8.687</text:p>
          </table:table-cell>
          <table:table-cell office:value-type="float" office:value="0.5617915" calcext:value-type="float">
            <text:p>0.5617915</text:p>
          </table:table-cell>
          <table:table-cell office:value-type="float" office:value="-0.04554564" calcext:value-type="float">
            <text:p>-0.04554564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05])" office:value-type="float" office:value="0" calcext:value-type="float">
            <text:p>0</text:p>
          </table:table-cell>
          <table:table-cell table:formula="of:=SIGN([.AM405])" office:value-type="float" office:value="0" calcext:value-type="float">
            <text:p>0</text:p>
          </table:table-cell>
          <table:table-cell table:formula="of:=SIGN([.AN405])" office:value-type="float" office:value="0" calcext:value-type="float">
            <text:p>0</text:p>
          </table:table-cell>
          <table:table-cell table:formula="of:=SIGN([.AO405])" office:value-type="float" office:value="0" calcext:value-type="float">
            <text:p>0</text:p>
          </table:table-cell>
          <table:table-cell table:number-columns-repeated="15"/>
          <table:table-cell office:value-type="float" office:value="8.695" calcext:value-type="float">
            <text:p>8.695</text:p>
          </table:table-cell>
          <table:table-cell office:value-type="float" office:value="0.2848386" calcext:value-type="float">
            <text:p>0.2848386</text:p>
          </table:table-cell>
          <table:table-cell office:value-type="float" office:value="-0.02853311" calcext:value-type="float">
            <text:p>-0.02853311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06])" office:value-type="float" office:value="0" calcext:value-type="float">
            <text:p>0</text:p>
          </table:table-cell>
          <table:table-cell table:formula="of:=SIGN([.AM406])" office:value-type="float" office:value="0" calcext:value-type="float">
            <text:p>0</text:p>
          </table:table-cell>
          <table:table-cell table:formula="of:=SIGN([.AN406])" office:value-type="float" office:value="0" calcext:value-type="float">
            <text:p>0</text:p>
          </table:table-cell>
          <table:table-cell table:formula="of:=SIGN([.AO406])" office:value-type="float" office:value="0" calcext:value-type="float">
            <text:p>0</text:p>
          </table:table-cell>
          <table:table-cell table:number-columns-repeated="15"/>
          <table:table-cell office:value-type="float" office:value="8.703" calcext:value-type="float">
            <text:p>8.703</text:p>
          </table:table-cell>
          <table:table-cell office:value-type="float" office:value="0.5614214" calcext:value-type="float">
            <text:p>0.5614214</text:p>
          </table:table-cell>
          <table:table-cell office:value-type="float" office:value="-0.04990176" calcext:value-type="float">
            <text:p>-0.04990176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07])" office:value-type="float" office:value="0" calcext:value-type="float">
            <text:p>0</text:p>
          </table:table-cell>
          <table:table-cell table:formula="of:=SIGN([.AM407])" office:value-type="float" office:value="0" calcext:value-type="float">
            <text:p>0</text:p>
          </table:table-cell>
          <table:table-cell table:formula="of:=SIGN([.AN407])" office:value-type="float" office:value="0" calcext:value-type="float">
            <text:p>0</text:p>
          </table:table-cell>
          <table:table-cell table:formula="of:=SIGN([.AO407])" office:value-type="float" office:value="0" calcext:value-type="float">
            <text:p>0</text:p>
          </table:table-cell>
          <table:table-cell table:number-columns-repeated="15"/>
          <table:table-cell office:value-type="float" office:value="8.711" calcext:value-type="float">
            <text:p>8.711</text:p>
          </table:table-cell>
          <table:table-cell office:value-type="float" office:value="0.4256359" calcext:value-type="float">
            <text:p>0.4256359</text:p>
          </table:table-cell>
          <table:table-cell office:value-type="float" office:value="0.1063059" calcext:value-type="float">
            <text:p>0.1063059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08])" office:value-type="float" office:value="0" calcext:value-type="float">
            <text:p>0</text:p>
          </table:table-cell>
          <table:table-cell table:formula="of:=SIGN([.AM408])" office:value-type="float" office:value="0" calcext:value-type="float">
            <text:p>0</text:p>
          </table:table-cell>
          <table:table-cell table:formula="of:=SIGN([.AN408])" office:value-type="float" office:value="0" calcext:value-type="float">
            <text:p>0</text:p>
          </table:table-cell>
          <table:table-cell table:formula="of:=SIGN([.AO408])" office:value-type="float" office:value="0" calcext:value-type="float">
            <text:p>0</text:p>
          </table:table-cell>
          <table:table-cell table:number-columns-repeated="15"/>
          <table:table-cell office:value-type="float" office:value="8.72" calcext:value-type="float">
            <text:p>8.72</text:p>
          </table:table-cell>
          <table:table-cell office:value-type="float" office:value="0.419527" calcext:value-type="float">
            <text:p>0.419527</text:p>
          </table:table-cell>
          <table:table-cell office:value-type="float" office:value="-0.1904685" calcext:value-type="float">
            <text:p>-0.1904685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09])" office:value-type="float" office:value="0" calcext:value-type="float">
            <text:p>0</text:p>
          </table:table-cell>
          <table:table-cell table:formula="of:=SIGN([.AM409])" office:value-type="float" office:value="0" calcext:value-type="float">
            <text:p>0</text:p>
          </table:table-cell>
          <table:table-cell table:formula="of:=SIGN([.AN409])" office:value-type="float" office:value="0" calcext:value-type="float">
            <text:p>0</text:p>
          </table:table-cell>
          <table:table-cell table:formula="of:=SIGN([.AO409])" office:value-type="float" office:value="0" calcext:value-type="float">
            <text:p>0</text:p>
          </table:table-cell>
          <table:table-cell table:number-columns-repeated="15"/>
          <table:table-cell office:value-type="float" office:value="8.73" calcext:value-type="float">
            <text:p>8.73</text:p>
          </table:table-cell>
          <table:table-cell office:value-type="float" office:value="0.5075956" calcext:value-type="float">
            <text:p>0.5075956</text:p>
          </table:table-cell>
          <table:table-cell office:value-type="float" office:value="-0.06883979" calcext:value-type="float">
            <text:p>-0.06883979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10])" office:value-type="float" office:value="0" calcext:value-type="float">
            <text:p>0</text:p>
          </table:table-cell>
          <table:table-cell table:formula="of:=SIGN([.AM410])" office:value-type="float" office:value="0" calcext:value-type="float">
            <text:p>0</text:p>
          </table:table-cell>
          <table:table-cell table:formula="of:=SIGN([.AN410])" office:value-type="float" office:value="0" calcext:value-type="float">
            <text:p>0</text:p>
          </table:table-cell>
          <table:table-cell table:formula="of:=SIGN([.AO410])" office:value-type="float" office:value="0" calcext:value-type="float">
            <text:p>0</text:p>
          </table:table-cell>
          <table:table-cell table:number-columns-repeated="15"/>
          <table:table-cell office:value-type="float" office:value="8.738" calcext:value-type="float">
            <text:p>8.738</text:p>
          </table:table-cell>
          <table:table-cell office:value-type="float" office:value="0.3691611" calcext:value-type="float">
            <text:p>0.3691611</text:p>
          </table:table-cell>
          <table:table-cell office:value-type="float" office:value="-0.05822382" calcext:value-type="float">
            <text:p>-0.05822382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11])" office:value-type="float" office:value="0" calcext:value-type="float">
            <text:p>0</text:p>
          </table:table-cell>
          <table:table-cell table:formula="of:=SIGN([.AM411])" office:value-type="float" office:value="0" calcext:value-type="float">
            <text:p>0</text:p>
          </table:table-cell>
          <table:table-cell table:formula="of:=SIGN([.AN411])" office:value-type="float" office:value="0" calcext:value-type="float">
            <text:p>0</text:p>
          </table:table-cell>
          <table:table-cell table:formula="of:=SIGN([.AO411])" office:value-type="float" office:value="0" calcext:value-type="float">
            <text:p>0</text:p>
          </table:table-cell>
          <table:table-cell table:number-columns-repeated="15"/>
          <table:table-cell office:value-type="float" office:value="8.746" calcext:value-type="float">
            <text:p>8.746</text:p>
          </table:table-cell>
          <table:table-cell office:value-type="float" office:value="0.2291479" calcext:value-type="float">
            <text:p>0.2291479</text:p>
          </table:table-cell>
          <table:table-cell office:value-type="float" office:value="0.03190804" calcext:value-type="float">
            <text:p>0.03190804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12])" office:value-type="float" office:value="0" calcext:value-type="float">
            <text:p>0</text:p>
          </table:table-cell>
          <table:table-cell table:formula="of:=SIGN([.AM412])" office:value-type="float" office:value="0" calcext:value-type="float">
            <text:p>0</text:p>
          </table:table-cell>
          <table:table-cell table:formula="of:=SIGN([.AN412])" office:value-type="float" office:value="0" calcext:value-type="float">
            <text:p>0</text:p>
          </table:table-cell>
          <table:table-cell table:formula="of:=SIGN([.AO412])" office:value-type="float" office:value="0" calcext:value-type="float">
            <text:p>0</text:p>
          </table:table-cell>
          <table:table-cell table:number-columns-repeated="15"/>
          <table:table-cell office:value-type="float" office:value="8.754" calcext:value-type="float">
            <text:p>8.754</text:p>
          </table:table-cell>
          <table:table-cell office:value-type="float" office:value="0.2450233" calcext:value-type="float">
            <text:p>0.2450233</text:p>
          </table:table-cell>
          <table:table-cell office:value-type="float" office:value="-0.08286304" calcext:value-type="float">
            <text:p>-0.08286304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13])" office:value-type="float" office:value="0" calcext:value-type="float">
            <text:p>0</text:p>
          </table:table-cell>
          <table:table-cell table:formula="of:=SIGN([.AM413])" office:value-type="float" office:value="0" calcext:value-type="float">
            <text:p>0</text:p>
          </table:table-cell>
          <table:table-cell table:formula="of:=SIGN([.AN413])" office:value-type="float" office:value="0" calcext:value-type="float">
            <text:p>0</text:p>
          </table:table-cell>
          <table:table-cell table:formula="of:=SIGN([.AO413])" office:value-type="float" office:value="0" calcext:value-type="float">
            <text:p>0</text:p>
          </table:table-cell>
          <table:table-cell table:number-columns-repeated="15"/>
          <table:table-cell office:value-type="float" office:value="8.762" calcext:value-type="float">
            <text:p>8.762</text:p>
          </table:table-cell>
          <table:table-cell office:value-type="float" office:value="0.3628094" calcext:value-type="float">
            <text:p>0.3628094</text:p>
          </table:table-cell>
          <table:table-cell office:value-type="float" office:value="-0.1283373" calcext:value-type="float">
            <text:p>-0.1283373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14])" office:value-type="float" office:value="0" calcext:value-type="float">
            <text:p>0</text:p>
          </table:table-cell>
          <table:table-cell table:formula="of:=SIGN([.AM414])" office:value-type="float" office:value="0" calcext:value-type="float">
            <text:p>0</text:p>
          </table:table-cell>
          <table:table-cell table:formula="of:=SIGN([.AN414])" office:value-type="float" office:value="0" calcext:value-type="float">
            <text:p>0</text:p>
          </table:table-cell>
          <table:table-cell table:formula="of:=SIGN([.AO414])" office:value-type="float" office:value="0" calcext:value-type="float">
            <text:p>0</text:p>
          </table:table-cell>
          <table:table-cell table:number-columns-repeated="15"/>
          <table:table-cell office:value-type="float" office:value="8.77" calcext:value-type="float">
            <text:p>8.77</text:p>
          </table:table-cell>
          <table:table-cell office:value-type="float" office:value="0.2763464" calcext:value-type="float">
            <text:p>0.2763464</text:p>
          </table:table-cell>
          <table:table-cell office:value-type="float" office:value="-0.02489874" calcext:value-type="float">
            <text:p>-0.02489874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15])" office:value-type="float" office:value="0" calcext:value-type="float">
            <text:p>0</text:p>
          </table:table-cell>
          <table:table-cell table:formula="of:=SIGN([.AM415])" office:value-type="float" office:value="0" calcext:value-type="float">
            <text:p>0</text:p>
          </table:table-cell>
          <table:table-cell table:formula="of:=SIGN([.AN415])" office:value-type="float" office:value="0" calcext:value-type="float">
            <text:p>0</text:p>
          </table:table-cell>
          <table:table-cell table:formula="of:=SIGN([.AO415])" office:value-type="float" office:value="0" calcext:value-type="float">
            <text:p>0</text:p>
          </table:table-cell>
          <table:table-cell table:number-columns-repeated="15"/>
          <table:table-cell office:value-type="float" office:value="8.778" calcext:value-type="float">
            <text:p>8.778</text:p>
          </table:table-cell>
          <table:table-cell office:value-type="float" office:value="0.4507997" calcext:value-type="float">
            <text:p>0.4507997</text:p>
          </table:table-cell>
          <table:table-cell office:value-type="float" office:value="-0.2146191" calcext:value-type="float">
            <text:p>-0.2146191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16])" office:value-type="float" office:value="0" calcext:value-type="float">
            <text:p>0</text:p>
          </table:table-cell>
          <table:table-cell table:formula="of:=SIGN([.AM416])" office:value-type="float" office:value="0" calcext:value-type="float">
            <text:p>0</text:p>
          </table:table-cell>
          <table:table-cell table:formula="of:=SIGN([.AN416])" office:value-type="float" office:value="0" calcext:value-type="float">
            <text:p>0</text:p>
          </table:table-cell>
          <table:table-cell table:formula="of:=SIGN([.AO416])" office:value-type="float" office:value="0" calcext:value-type="float">
            <text:p>0</text:p>
          </table:table-cell>
          <table:table-cell table:number-columns-repeated="15"/>
          <table:table-cell office:value-type="float" office:value="8.786" calcext:value-type="float">
            <text:p>8.786</text:p>
          </table:table-cell>
          <table:table-cell office:value-type="float" office:value="0.3469915" calcext:value-type="float">
            <text:p>0.3469915</text:p>
          </table:table-cell>
          <table:table-cell office:value-type="float" office:value="-0.01340101" calcext:value-type="float">
            <text:p>-0.01340101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17])" office:value-type="float" office:value="0" calcext:value-type="float">
            <text:p>0</text:p>
          </table:table-cell>
          <table:table-cell table:formula="of:=SIGN([.AM417])" office:value-type="float" office:value="0" calcext:value-type="float">
            <text:p>0</text:p>
          </table:table-cell>
          <table:table-cell table:formula="of:=SIGN([.AN417])" office:value-type="float" office:value="0" calcext:value-type="float">
            <text:p>0</text:p>
          </table:table-cell>
          <table:table-cell table:formula="of:=SIGN([.AO417])" office:value-type="float" office:value="0" calcext:value-type="float">
            <text:p>0</text:p>
          </table:table-cell>
          <table:table-cell table:number-columns-repeated="15"/>
          <table:table-cell office:value-type="float" office:value="8.797" calcext:value-type="float">
            <text:p>8.797</text:p>
          </table:table-cell>
          <table:table-cell office:value-type="float" office:value="0.5626584" calcext:value-type="float">
            <text:p>0.5626584</text:p>
          </table:table-cell>
          <table:table-cell office:value-type="float" office:value="-0.135594" calcext:value-type="float">
            <text:p>-0.135594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18])" office:value-type="float" office:value="0" calcext:value-type="float">
            <text:p>0</text:p>
          </table:table-cell>
          <table:table-cell table:formula="of:=SIGN([.AM418])" office:value-type="float" office:value="0" calcext:value-type="float">
            <text:p>0</text:p>
          </table:table-cell>
          <table:table-cell table:formula="of:=SIGN([.AN418])" office:value-type="float" office:value="0" calcext:value-type="float">
            <text:p>0</text:p>
          </table:table-cell>
          <table:table-cell table:formula="of:=SIGN([.AO418])" office:value-type="float" office:value="0" calcext:value-type="float">
            <text:p>0</text:p>
          </table:table-cell>
          <table:table-cell table:number-columns-repeated="15"/>
          <table:table-cell office:value-type="float" office:value="8.805" calcext:value-type="float">
            <text:p>8.805</text:p>
          </table:table-cell>
          <table:table-cell office:value-type="float" office:value="0.5884367" calcext:value-type="float">
            <text:p>0.5884367</text:p>
          </table:table-cell>
          <table:table-cell office:value-type="float" office:value="-0.1440891" calcext:value-type="float">
            <text:p>-0.1440891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19])" office:value-type="float" office:value="0" calcext:value-type="float">
            <text:p>0</text:p>
          </table:table-cell>
          <table:table-cell table:formula="of:=SIGN([.AM419])" office:value-type="float" office:value="0" calcext:value-type="float">
            <text:p>0</text:p>
          </table:table-cell>
          <table:table-cell table:formula="of:=SIGN([.AN419])" office:value-type="float" office:value="0" calcext:value-type="float">
            <text:p>0</text:p>
          </table:table-cell>
          <table:table-cell table:formula="of:=SIGN([.AO419])" office:value-type="float" office:value="0" calcext:value-type="float">
            <text:p>0</text:p>
          </table:table-cell>
          <table:table-cell table:number-columns-repeated="15"/>
          <table:table-cell office:value-type="float" office:value="8.815" calcext:value-type="float">
            <text:p>8.815</text:p>
          </table:table-cell>
          <table:table-cell office:value-type="float" office:value="0.5969995" calcext:value-type="float">
            <text:p>0.5969995</text:p>
          </table:table-cell>
          <table:table-cell office:value-type="float" office:value="-0.1509475" calcext:value-type="float">
            <text:p>-0.1509475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20])" office:value-type="float" office:value="0" calcext:value-type="float">
            <text:p>0</text:p>
          </table:table-cell>
          <table:table-cell table:formula="of:=SIGN([.AM420])" office:value-type="float" office:value="0" calcext:value-type="float">
            <text:p>0</text:p>
          </table:table-cell>
          <table:table-cell table:formula="of:=SIGN([.AN420])" office:value-type="float" office:value="0" calcext:value-type="float">
            <text:p>0</text:p>
          </table:table-cell>
          <table:table-cell table:formula="of:=SIGN([.AO420])" office:value-type="float" office:value="0" calcext:value-type="float">
            <text:p>0</text:p>
          </table:table-cell>
          <table:table-cell table:number-columns-repeated="15"/>
          <table:table-cell office:value-type="float" office:value="8.824" calcext:value-type="float">
            <text:p>8.824</text:p>
          </table:table-cell>
          <table:table-cell office:value-type="float" office:value="0.5987578" calcext:value-type="float">
            <text:p>0.5987578</text:p>
          </table:table-cell>
          <table:table-cell office:value-type="float" office:value="-0.1317444" calcext:value-type="float">
            <text:p>-0.1317444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21])" office:value-type="float" office:value="0" calcext:value-type="float">
            <text:p>0</text:p>
          </table:table-cell>
          <table:table-cell table:formula="of:=SIGN([.AM421])" office:value-type="float" office:value="0" calcext:value-type="float">
            <text:p>0</text:p>
          </table:table-cell>
          <table:table-cell table:formula="of:=SIGN([.AN421])" office:value-type="float" office:value="0" calcext:value-type="float">
            <text:p>0</text:p>
          </table:table-cell>
          <table:table-cell table:formula="of:=SIGN([.AO421])" office:value-type="float" office:value="0" calcext:value-type="float">
            <text:p>0</text:p>
          </table:table-cell>
          <table:table-cell table:number-columns-repeated="15"/>
          <table:table-cell office:value-type="float" office:value="8.832" calcext:value-type="float">
            <text:p>8.832</text:p>
          </table:table-cell>
          <table:table-cell office:value-type="float" office:value="0.519464" calcext:value-type="float">
            <text:p>0.519464</text:p>
          </table:table-cell>
          <table:table-cell office:value-type="float" office:value="-0.1503814" calcext:value-type="float">
            <text:p>-0.1503814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22])" office:value-type="float" office:value="0" calcext:value-type="float">
            <text:p>0</text:p>
          </table:table-cell>
          <table:table-cell table:formula="of:=SIGN([.AM422])" office:value-type="float" office:value="0" calcext:value-type="float">
            <text:p>0</text:p>
          </table:table-cell>
          <table:table-cell table:formula="of:=SIGN([.AN422])" office:value-type="float" office:value="0" calcext:value-type="float">
            <text:p>0</text:p>
          </table:table-cell>
          <table:table-cell table:formula="of:=SIGN([.AO422])" office:value-type="float" office:value="0" calcext:value-type="float">
            <text:p>0</text:p>
          </table:table-cell>
          <table:table-cell table:number-columns-repeated="15"/>
          <table:table-cell office:value-type="float" office:value="8.84" calcext:value-type="float">
            <text:p>8.84</text:p>
          </table:table-cell>
          <table:table-cell office:value-type="float" office:value="0.357633" calcext:value-type="float">
            <text:p>0.357633</text:p>
          </table:table-cell>
          <table:table-cell office:value-type="float" office:value="0.01861971" calcext:value-type="float">
            <text:p>0.01861971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23])" office:value-type="float" office:value="0" calcext:value-type="float">
            <text:p>0</text:p>
          </table:table-cell>
          <table:table-cell table:formula="of:=SIGN([.AM423])" office:value-type="float" office:value="0" calcext:value-type="float">
            <text:p>0</text:p>
          </table:table-cell>
          <table:table-cell table:formula="of:=SIGN([.AN423])" office:value-type="float" office:value="0" calcext:value-type="float">
            <text:p>0</text:p>
          </table:table-cell>
          <table:table-cell table:formula="of:=SIGN([.AO423])" office:value-type="float" office:value="0" calcext:value-type="float">
            <text:p>0</text:p>
          </table:table-cell>
          <table:table-cell table:number-columns-repeated="15"/>
          <table:table-cell office:value-type="float" office:value="8.848" calcext:value-type="float">
            <text:p>8.848</text:p>
          </table:table-cell>
          <table:table-cell office:value-type="float" office:value="0.5951734" calcext:value-type="float">
            <text:p>0.5951734</text:p>
          </table:table-cell>
          <table:table-cell office:value-type="float" office:value="-0.06609049" calcext:value-type="float">
            <text:p>-0.06609049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24])" office:value-type="float" office:value="0" calcext:value-type="float">
            <text:p>0</text:p>
          </table:table-cell>
          <table:table-cell table:formula="of:=SIGN([.AM424])" office:value-type="float" office:value="0" calcext:value-type="float">
            <text:p>0</text:p>
          </table:table-cell>
          <table:table-cell table:formula="of:=SIGN([.AN424])" office:value-type="float" office:value="0" calcext:value-type="float">
            <text:p>0</text:p>
          </table:table-cell>
          <table:table-cell table:formula="of:=SIGN([.AO424])" office:value-type="float" office:value="0" calcext:value-type="float">
            <text:p>0</text:p>
          </table:table-cell>
          <table:table-cell table:number-columns-repeated="15"/>
          <table:table-cell office:value-type="float" office:value="8.856" calcext:value-type="float">
            <text:p>8.856</text:p>
          </table:table-cell>
          <table:table-cell office:value-type="float" office:value="0.3944393" calcext:value-type="float">
            <text:p>0.3944393</text:p>
          </table:table-cell>
          <table:table-cell office:value-type="float" office:value="0.05231964" calcext:value-type="float">
            <text:p>0.05231964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25])" office:value-type="float" office:value="0" calcext:value-type="float">
            <text:p>0</text:p>
          </table:table-cell>
          <table:table-cell table:formula="of:=SIGN([.AM425])" office:value-type="float" office:value="0" calcext:value-type="float">
            <text:p>0</text:p>
          </table:table-cell>
          <table:table-cell table:formula="of:=SIGN([.AN425])" office:value-type="float" office:value="0" calcext:value-type="float">
            <text:p>0</text:p>
          </table:table-cell>
          <table:table-cell table:formula="of:=SIGN([.AO425])" office:value-type="float" office:value="0" calcext:value-type="float">
            <text:p>0</text:p>
          </table:table-cell>
          <table:table-cell table:number-columns-repeated="15"/>
          <table:table-cell office:value-type="float" office:value="8.864" calcext:value-type="float">
            <text:p>8.864</text:p>
          </table:table-cell>
          <table:table-cell office:value-type="float" office:value="0.5551877" calcext:value-type="float">
            <text:p>0.5551877</text:p>
          </table:table-cell>
          <table:table-cell office:value-type="float" office:value="-0.1486519" calcext:value-type="float">
            <text:p>-0.1486519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26])" office:value-type="float" office:value="0" calcext:value-type="float">
            <text:p>0</text:p>
          </table:table-cell>
          <table:table-cell table:formula="of:=SIGN([.AM426])" office:value-type="float" office:value="0" calcext:value-type="float">
            <text:p>0</text:p>
          </table:table-cell>
          <table:table-cell table:formula="of:=SIGN([.AN426])" office:value-type="float" office:value="0" calcext:value-type="float">
            <text:p>0</text:p>
          </table:table-cell>
          <table:table-cell table:formula="of:=SIGN([.AO426])" office:value-type="float" office:value="0" calcext:value-type="float">
            <text:p>0</text:p>
          </table:table-cell>
          <table:table-cell table:number-columns-repeated="15"/>
          <table:table-cell office:value-type="float" office:value="8.872" calcext:value-type="float">
            <text:p>8.872</text:p>
          </table:table-cell>
          <table:table-cell office:value-type="float" office:value="0.5770419" calcext:value-type="float">
            <text:p>0.5770419</text:p>
          </table:table-cell>
          <table:table-cell office:value-type="float" office:value="-0.07979203" calcext:value-type="float">
            <text:p>-0.07979203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27])" office:value-type="float" office:value="0" calcext:value-type="float">
            <text:p>0</text:p>
          </table:table-cell>
          <table:table-cell table:formula="of:=SIGN([.AM427])" office:value-type="float" office:value="0" calcext:value-type="float">
            <text:p>0</text:p>
          </table:table-cell>
          <table:table-cell table:formula="of:=SIGN([.AN427])" office:value-type="float" office:value="0" calcext:value-type="float">
            <text:p>0</text:p>
          </table:table-cell>
          <table:table-cell table:formula="of:=SIGN([.AO427])" office:value-type="float" office:value="0" calcext:value-type="float">
            <text:p>0</text:p>
          </table:table-cell>
          <table:table-cell table:number-columns-repeated="15"/>
          <table:table-cell office:value-type="float" office:value="8.882" calcext:value-type="float">
            <text:p>8.882</text:p>
          </table:table-cell>
          <table:table-cell office:value-type="float" office:value="0.6658211" calcext:value-type="float">
            <text:p>0.6658211</text:p>
          </table:table-cell>
          <table:table-cell office:value-type="float" office:value="-0.04970997" calcext:value-type="float">
            <text:p>-0.04970997</text:p>
          </table:table-cell>
          <table:table-cell table:number-columns-repeated="19"/>
        </table:table-row>
        <table:table-row table:style-name="ro1">
          <table:table-cell table:number-columns-repeated="42"/>
          <table:table-cell table:formula="of:=SIGN([.AL428])" office:value-type="float" office:value="0" calcext:value-type="float">
            <text:p>0</text:p>
          </table:table-cell>
          <table:table-cell table:formula="of:=SIGN([.AM428])" office:value-type="float" office:value="0" calcext:value-type="float">
            <text:p>0</text:p>
          </table:table-cell>
          <table:table-cell table:formula="of:=SIGN([.AN428])" office:value-type="float" office:value="0" calcext:value-type="float">
            <text:p>0</text:p>
          </table:table-cell>
          <table:table-cell table:formula="of:=SIGN([.AO428])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42"/>
          <table:table-cell table:formula="of:=SIGN([.AL429])" office:value-type="float" office:value="0" calcext:value-type="float">
            <text:p>0</text:p>
          </table:table-cell>
          <table:table-cell table:formula="of:=SIGN([.AM429])" office:value-type="float" office:value="0" calcext:value-type="float">
            <text:p>0</text:p>
          </table:table-cell>
          <table:table-cell table:formula="of:=SIGN([.AN429])" office:value-type="float" office:value="0" calcext:value-type="float">
            <text:p>0</text:p>
          </table:table-cell>
          <table:table-cell table:formula="of:=SIGN([.AO429])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42"/>
          <table:table-cell table:formula="of:=SIGN([.AL430])" office:value-type="float" office:value="0" calcext:value-type="float">
            <text:p>0</text:p>
          </table:table-cell>
          <table:table-cell table:formula="of:=SIGN([.AM430])" office:value-type="float" office:value="0" calcext:value-type="float">
            <text:p>0</text:p>
          </table:table-cell>
          <table:table-cell table:formula="of:=SIGN([.AN430])" office:value-type="float" office:value="0" calcext:value-type="float">
            <text:p>0</text:p>
          </table:table-cell>
          <table:table-cell table:formula="of:=SIGN([.AO430])" office:value-type="float" office:value="0" calcext:value-type="float">
            <text:p>0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5:29:35.627514080</meta:creation-date>
    <dc:date>2023-02-27T21:31:53.741031446</dc:date>
    <meta:editing-duration>PT19M22S</meta:editing-duration>
    <meta:editing-cycles>2</meta:editing-cycles>
    <meta:generator>LibreOffice/7.3.7.2$Linux_X86_64 LibreOffice_project/30$Build-2</meta:generator>
    <meta:document-statistic meta:table-count="1" meta:cell-count="123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14cm" svg:height="16.071cm" xlink:href=".." xlink:type="simple" chart:class="chart:scatter" chart:style-name="ch1">
        <chart:legend chart:legend-position="end" svg:x="24.197cm" svg:y="6.989cm" style:legend-expansion="high" chart:style-name="ch2"/>
        <chart:plot-area chart:style-name="ch3" table:cell-range-address="Sheet1.AD4:Sheet1.AH237" svg:x="0.546cm" svg:y="0.321cm" svg:width="23.105cm" svg:height="15.429cm">
          <chart:coordinate-region svg:x="1.458cm" svg:y="0.521cm" svg:width="22.006cm" svg:height="15.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E4:Sheet1.AE237" chart:class="chart:scatter">
            <chart:domain table:cell-range-address="Sheet1.AD4:Sheet1.AD237"/>
            <chart:data-point chart:repeated="234"/>
          </chart:series>
          <chart:series chart:style-name="ch8" chart:values-cell-range-address="Sheet1.AF4:Sheet1.AF237" chart:class="chart:scatter">
            <chart:data-point chart:repeated="234"/>
          </chart:series>
          <chart:series chart:style-name="ch9" chart:values-cell-range-address="Sheet1.AG4:Sheet1.AG237" chart:class="chart:scatter">
            <chart:data-point chart:repeated="234"/>
          </chart:series>
          <chart:series chart:style-name="ch10" chart:values-cell-range-address="Sheet1.AH4:Sheet1.AH237" chart:class="chart:scatter">
            <chart:data-point chart:repeated="2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325">
                <text:p>10.325</text:p>
                <draw:g>
                  <svg:desc>Sheet1.AD4:Sheet1.AD237</svg:desc>
                </draw:g>
              </table:table-cell>
              <table:table-cell office:value-type="float" office:value="-5.651771">
                <text:p>-5.651771</text:p>
                <draw:g>
                  <svg:desc>Sheet1.AE4:Sheet1.AE237</svg:desc>
                </draw:g>
              </table:table-cell>
              <table:table-cell office:value-type="float" office:value="5.6784">
                <text:p>5.6784</text:p>
                <draw:g>
                  <svg:desc>Sheet1.AF4:Sheet1.AF237</svg:desc>
                </draw:g>
              </table:table-cell>
              <table:table-cell office:value-type="float" office:value="-0.02601135">
                <text:p>-0.02601135</text:p>
                <draw:g>
                  <svg:desc>Sheet1.AG4:Sheet1.AG237</svg:desc>
                </draw:g>
              </table:table-cell>
              <table:table-cell office:value-type="float" office:value="0.02601135">
                <text:p>0.02601135</text:p>
                <draw:g>
                  <svg:desc>Sheet1.AH4:Sheet1.AH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346">
                <text:p>10.346</text:p>
              </table:table-cell>
              <table:table-cell office:value-type="float" office:value="-5.429463">
                <text:p>-5.429463</text:p>
              </table:table-cell>
              <table:table-cell office:value-type="float" office:value="5.455045">
                <text:p>5.455045</text:p>
              </table:table-cell>
              <table:table-cell office:value-type="float" office:value="-0.02598737">
                <text:p>-0.02598737</text:p>
              </table:table-cell>
              <table:table-cell office:value-type="float" office:value="0.407514">
                <text:p>0.407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57">
                <text:p>10.357</text:p>
              </table:table-cell>
              <table:table-cell office:value-type="float" office:value="-5.305755">
                <text:p>-5.305755</text:p>
              </table:table-cell>
              <table:table-cell office:value-type="float" office:value="5.330754">
                <text:p>5.330754</text:p>
              </table:table-cell>
              <table:table-cell office:value-type="float" office:value="0.03477056">
                <text:p>0.03477056</text:p>
              </table:table-cell>
              <table:table-cell office:value-type="float" office:value="0.6069147">
                <text:p>0.6069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68">
                <text:p>10.368</text:p>
              </table:table-cell>
              <table:table-cell office:value-type="float" office:value="-5.190093">
                <text:p>-5.190093</text:p>
              </table:table-cell>
              <table:table-cell office:value-type="float" office:value="5.214547">
                <text:p>5.214547</text:p>
              </table:table-cell>
              <table:table-cell office:value-type="float" office:value="0.0003598723">
                <text:p>0.0003598723</text:p>
              </table:table-cell>
              <table:table-cell office:value-type="float" office:value="0.8670587">
                <text:p>0.8670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79">
                <text:p>10.379</text:p>
              </table:table-cell>
              <table:table-cell office:value-type="float" office:value="-5.082037">
                <text:p>-5.082037</text:p>
              </table:table-cell>
              <table:table-cell office:value-type="float" office:value="5.105982">
                <text:p>5.105982</text:p>
              </table:table-cell>
              <table:table-cell office:value-type="float" office:value="-0.1635078">
                <text:p>-0.1635078</text:p>
              </table:table-cell>
              <table:table-cell office:value-type="float" office:value="1.205598">
                <text:p>1.205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9">
                <text:p>10.39</text:p>
              </table:table-cell>
              <table:table-cell office:value-type="float" office:value="-4.971247">
                <text:p>-4.971247</text:p>
              </table:table-cell>
              <table:table-cell office:value-type="float" office:value="4.99467">
                <text:p>4.99467</text:p>
              </table:table-cell>
              <table:table-cell office:value-type="float" office:value="-0.2225003">
                <text:p>-0.2225003</text:p>
              </table:table-cell>
              <table:table-cell office:value-type="float" office:value="1.578728">
                <text:p>1.578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402">
                <text:p>10.402</text:p>
              </table:table-cell>
              <table:table-cell office:value-type="float" office:value="-4.916764">
                <text:p>-4.916764</text:p>
              </table:table-cell>
              <table:table-cell office:value-type="float" office:value="4.93993">
                <text:p>4.93993</text:p>
              </table:table-cell>
              <table:table-cell office:value-type="float" office:value="-0.2993719">
                <text:p>-0.2993719</text:p>
              </table:table-cell>
              <table:table-cell office:value-type="float" office:value="1.744013">
                <text:p>1.744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413">
                <text:p>10.413</text:p>
              </table:table-cell>
              <table:table-cell office:value-type="float" office:value="-4.756563">
                <text:p>-4.756563</text:p>
              </table:table-cell>
              <table:table-cell office:value-type="float" office:value="4.778974">
                <text:p>4.778974</text:p>
              </table:table-cell>
              <table:table-cell office:value-type="float" office:value="-0.634234">
                <text:p>-0.634234</text:p>
              </table:table-cell>
              <table:table-cell office:value-type="float" office:value="2.598467">
                <text:p>2.598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424">
                <text:p>10.424</text:p>
              </table:table-cell>
              <table:table-cell office:value-type="float" office:value="-4.64353">
                <text:p>-4.64353</text:p>
              </table:table-cell>
              <table:table-cell office:value-type="float" office:value="4.665409">
                <text:p>4.665409</text:p>
              </table:table-cell>
              <table:table-cell office:value-type="float" office:value="-0.8220762">
                <text:p>-0.8220762</text:p>
              </table:table-cell>
              <table:table-cell office:value-type="float" office:value="3.114373">
                <text:p>3.114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435">
                <text:p>10.435</text:p>
              </table:table-cell>
              <table:table-cell office:value-type="float" office:value="-4.5423">
                <text:p>-4.5423</text:p>
              </table:table-cell>
              <table:table-cell office:value-type="float" office:value="4.563703">
                <text:p>4.563703</text:p>
              </table:table-cell>
              <table:table-cell office:value-type="float" office:value="-1.190762">
                <text:p>-1.190762</text:p>
              </table:table-cell>
              <table:table-cell office:value-type="float" office:value="3.828031">
                <text:p>3.828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46">
                <text:p>10.446</text:p>
              </table:table-cell>
              <table:table-cell office:value-type="float" office:value="-4.443277">
                <text:p>-4.443277</text:p>
              </table:table-cell>
              <table:table-cell office:value-type="float" office:value="4.464213">
                <text:p>4.464213</text:p>
              </table:table-cell>
              <table:table-cell office:value-type="float" office:value="-1.262123">
                <text:p>-1.262123</text:p>
              </table:table-cell>
              <table:table-cell office:value-type="float" office:value="4.447058">
                <text:p>4.447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17">
                <text:p>10.617</text:p>
              </table:table-cell>
              <table:table-cell office:value-type="float" office:value="-7.671074">
                <text:p>-7.671074</text:p>
              </table:table-cell>
              <table:table-cell office:value-type="float" office:value="14.41533">
                <text:p>14.41533</text:p>
              </table:table-cell>
              <table:table-cell office:value-type="float" office:value="-1.448627">
                <text:p>-1.448627</text:p>
              </table:table-cell>
              <table:table-cell office:value-type="float" office:value="16.067">
                <text:p>16.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628">
                <text:p>10.628</text:p>
              </table:table-cell>
              <table:table-cell office:value-type="float" office:value="-7.503842">
                <text:p>-7.503842</text:p>
              </table:table-cell>
              <table:table-cell office:value-type="float" office:value="14.10107">
                <text:p>14.10107</text:p>
              </table:table-cell>
              <table:table-cell office:value-type="float" office:value="-1.34356">
                <text:p>-1.34356</text:p>
              </table:table-cell>
              <table:table-cell office:value-type="float" office:value="17.05334">
                <text:p>17.05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639">
                <text:p>10.639</text:p>
              </table:table-cell>
              <table:table-cell office:value-type="float" office:value="-7.34763">
                <text:p>-7.34763</text:p>
              </table:table-cell>
              <table:table-cell office:value-type="float" office:value="13.80752">
                <text:p>13.80752</text:p>
              </table:table-cell>
              <table:table-cell office:value-type="float" office:value="-1.208512">
                <text:p>-1.208512</text:p>
              </table:table-cell>
              <table:table-cell office:value-type="float" office:value="17.84871">
                <text:p>17.84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65">
                <text:p>10.65</text:p>
              </table:table-cell>
              <table:table-cell office:value-type="float" office:value="-7.194669">
                <text:p>-7.194669</text:p>
              </table:table-cell>
              <table:table-cell office:value-type="float" office:value="13.52008">
                <text:p>13.52008</text:p>
              </table:table-cell>
              <table:table-cell office:value-type="float" office:value="-0.9281094">
                <text:p>-0.9281094</text:p>
              </table:table-cell>
              <table:table-cell office:value-type="float" office:value="18.7199">
                <text:p>18.7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661">
                <text:p>10.661</text:p>
              </table:table-cell>
              <table:table-cell office:value-type="float" office:value="-7.051968">
                <text:p>-7.051968</text:p>
              </table:table-cell>
              <table:table-cell office:value-type="float" office:value="13.25191">
                <text:p>13.25191</text:p>
              </table:table-cell>
              <table:table-cell office:value-type="float" office:value="-0.8194165">
                <text:p>-0.8194165</text:p>
              </table:table-cell>
              <table:table-cell office:value-type="float" office:value="19.59244">
                <text:p>19.59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673">
                <text:p>10.673</text:p>
              </table:table-cell>
              <table:table-cell office:value-type="float" office:value="-6.897857">
                <text:p>-6.897857</text:p>
              </table:table-cell>
              <table:table-cell office:value-type="float" office:value="12.96231">
                <text:p>12.96231</text:p>
              </table:table-cell>
              <table:table-cell office:value-type="float" office:value="-0.4864296">
                <text:p>-0.4864296</text:p>
              </table:table-cell>
              <table:table-cell office:value-type="float" office:value="19.9819">
                <text:p>19.9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691">
                <text:p>10.691</text:p>
              </table:table-cell>
              <table:table-cell office:value-type="float" office:value="-6.740657">
                <text:p>-6.740657</text:p>
              </table:table-cell>
              <table:table-cell office:value-type="float" office:value="12.66691">
                <text:p>12.66691</text:p>
              </table:table-cell>
              <table:table-cell office:value-type="float" office:value="-0.4559237">
                <text:p>-0.4559237</text:p>
              </table:table-cell>
              <table:table-cell office:value-type="float" office:value="21.17274">
                <text:p>21.17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702">
                <text:p>10.702</text:p>
              </table:table-cell>
              <table:table-cell office:value-type="float" office:value="-6.501358">
                <text:p>-6.501358</text:p>
              </table:table-cell>
              <table:table-cell office:value-type="float" office:value="12.21722">
                <text:p>12.21722</text:p>
              </table:table-cell>
              <table:table-cell office:value-type="float" office:value="-0.1419818">
                <text:p>-0.1419818</text:p>
              </table:table-cell>
              <table:table-cell office:value-type="float" office:value="22.59478">
                <text:p>22.59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13">
                <text:p>10.713</text:p>
              </table:table-cell>
              <table:table-cell office:value-type="float" office:value="-6.359627">
                <text:p>-6.359627</text:p>
              </table:table-cell>
              <table:table-cell office:value-type="float" office:value="11.95088">
                <text:p>11.95088</text:p>
              </table:table-cell>
              <table:table-cell office:value-type="float" office:value="0.05250879">
                <text:p>0.05250879</text:p>
              </table:table-cell>
              <table:table-cell office:value-type="float" office:value="23.40408">
                <text:p>23.40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724">
                <text:p>10.724</text:p>
              </table:table-cell>
              <table:table-cell office:value-type="float" office:value="-6.220991">
                <text:p>-6.220991</text:p>
              </table:table-cell>
              <table:table-cell office:value-type="float" office:value="11.69036">
                <text:p>11.69036</text:p>
              </table:table-cell>
              <table:table-cell office:value-type="float" office:value="0.3911637">
                <text:p>0.3911637</text:p>
              </table:table-cell>
              <table:table-cell office:value-type="float" office:value="24.31211">
                <text:p>24.31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735">
                <text:p>10.735</text:p>
              </table:table-cell>
              <table:table-cell office:value-type="float" office:value="-6.152811">
                <text:p>-6.152811</text:p>
              </table:table-cell>
              <table:table-cell office:value-type="float" office:value="11.56224">
                <text:p>11.56224</text:p>
              </table:table-cell>
              <table:table-cell office:value-type="float" office:value="0.4327014">
                <text:p>0.4327014</text:p>
              </table:table-cell>
              <table:table-cell office:value-type="float" office:value="24.83788">
                <text:p>24.83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746">
                <text:p>10.746</text:p>
              </table:table-cell>
              <table:table-cell office:value-type="float" office:value="-5.97636">
                <text:p>-5.97636</text:p>
              </table:table-cell>
              <table:table-cell office:value-type="float" office:value="11.23065">
                <text:p>11.23065</text:p>
              </table:table-cell>
              <table:table-cell office:value-type="float" office:value="0.6845392">
                <text:p>0.6845392</text:p>
              </table:table-cell>
              <table:table-cell office:value-type="float" office:value="26.21399">
                <text:p>26.21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758">
                <text:p>10.758</text:p>
              </table:table-cell>
              <table:table-cell office:value-type="float" office:value="-5.816761">
                <text:p>-5.816761</text:p>
              </table:table-cell>
              <table:table-cell office:value-type="float" office:value="10.93074">
                <text:p>10.93074</text:p>
              </table:table-cell>
              <table:table-cell office:value-type="float" office:value="1.041574">
                <text:p>1.041574</text:p>
              </table:table-cell>
              <table:table-cell office:value-type="float" office:value="27.1068">
                <text:p>27.1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769">
                <text:p>10.769</text:p>
              </table:table-cell>
              <table:table-cell office:value-type="float" office:value="-5.68996">
                <text:p>-5.68996</text:p>
              </table:table-cell>
              <table:table-cell office:value-type="float" office:value="10.69245">
                <text:p>10.69245</text:p>
              </table:table-cell>
              <table:table-cell office:value-type="float" office:value="1.423356">
                <text:p>1.423356</text:p>
              </table:table-cell>
              <table:table-cell office:value-type="float" office:value="28.01048">
                <text:p>28.01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781">
                <text:p>10.781</text:p>
              </table:table-cell>
              <table:table-cell office:value-type="float" office:value="-5.554797">
                <text:p>-5.554797</text:p>
              </table:table-cell>
              <table:table-cell office:value-type="float" office:value="10.43846">
                <text:p>10.43846</text:p>
              </table:table-cell>
              <table:table-cell office:value-type="float" office:value="1.647465">
                <text:p>1.647465</text:p>
              </table:table-cell>
              <table:table-cell office:value-type="float" office:value="29.48508">
                <text:p>29.48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792">
                <text:p>10.792</text:p>
              </table:table-cell>
              <table:table-cell office:value-type="float" office:value="-5.439154">
                <text:p>-5.439154</text:p>
              </table:table-cell>
              <table:table-cell office:value-type="float" office:value="10.22115">
                <text:p>10.22115</text:p>
              </table:table-cell>
              <table:table-cell office:value-type="float" office:value="2.046693">
                <text:p>2.046693</text:p>
              </table:table-cell>
              <table:table-cell office:value-type="float" office:value="30.3918">
                <text:p>30.3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803">
                <text:p>10.803</text:p>
              </table:table-cell>
              <table:table-cell office:value-type="float" office:value="-5.352562">
                <text:p>-5.352562</text:p>
              </table:table-cell>
              <table:table-cell office:value-type="float" office:value="10.05843">
                <text:p>10.05843</text:p>
              </table:table-cell>
              <table:table-cell office:value-type="float" office:value="2.178144">
                <text:p>2.178144</text:p>
              </table:table-cell>
              <table:table-cell office:value-type="float" office:value="30.80527">
                <text:p>30.80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14">
                <text:p>10.814</text:p>
              </table:table-cell>
              <table:table-cell office:value-type="float" office:value="-5.240992">
                <text:p>-5.240992</text:p>
              </table:table-cell>
              <table:table-cell office:value-type="float" office:value="9.848763">
                <text:p>9.848763</text:p>
              </table:table-cell>
              <table:table-cell office:value-type="float" office:value="2.580422">
                <text:p>2.580422</text:p>
              </table:table-cell>
              <table:table-cell office:value-type="float" office:value="32.03445">
                <text:p>32.034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975">
                <text:p>10.975</text:p>
              </table:table-cell>
              <table:table-cell office:value-type="float" office:value="-3.803178">
                <text:p>-3.803178</text:p>
              </table:table-cell>
              <table:table-cell office:value-type="float" office:value="7.146852">
                <text:p>7.146852</text:p>
              </table:table-cell>
              <table:table-cell office:value-type="float" office:value="6.985568">
                <text:p>6.985568</text:p>
              </table:table-cell>
              <table:table-cell office:value-type="float" office:value="45.87911">
                <text:p>45.87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986">
                <text:p>10.986</text:p>
              </table:table-cell>
              <table:table-cell office:value-type="float" office:value="-3.720268">
                <text:p>-3.720268</text:p>
              </table:table-cell>
              <table:table-cell office:value-type="float" office:value="6.991049">
                <text:p>6.991049</text:p>
              </table:table-cell>
              <table:table-cell office:value-type="float" office:value="7.411359">
                <text:p>7.411359</text:p>
              </table:table-cell>
              <table:table-cell office:value-type="float" office:value="46.8738">
                <text:p>46.8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-3.64282">
                <text:p>-3.64282</text:p>
              </table:table-cell>
              <table:table-cell office:value-type="float" office:value="6.84551">
                <text:p>6.84551</text:p>
              </table:table-cell>
              <table:table-cell office:value-type="float" office:value="7.623396">
                <text:p>7.623396</text:p>
              </table:table-cell>
              <table:table-cell office:value-type="float" office:value="47.90566">
                <text:p>47.90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012">
                <text:p>11.012</text:p>
              </table:table-cell>
              <table:table-cell office:value-type="float" office:value="-3.548941">
                <text:p>-3.548941</text:p>
              </table:table-cell>
              <table:table-cell office:value-type="float" office:value="6.669096">
                <text:p>6.669096</text:p>
              </table:table-cell>
              <table:table-cell office:value-type="float" office:value="8.05392">
                <text:p>8.05392</text:p>
              </table:table-cell>
              <table:table-cell office:value-type="float" office:value="49.2338">
                <text:p>49.2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023">
                <text:p>11.023</text:p>
              </table:table-cell>
              <table:table-cell office:value-type="float" office:value="-3.457643">
                <text:p>-3.457643</text:p>
              </table:table-cell>
              <table:table-cell office:value-type="float" office:value="6.49753">
                <text:p>6.49753</text:p>
              </table:table-cell>
              <table:table-cell office:value-type="float" office:value="8.268722">
                <text:p>8.268722</text:p>
              </table:table-cell>
              <table:table-cell office:value-type="float" office:value="50.26513">
                <text:p>50.26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034">
                <text:p>11.034</text:p>
              </table:table-cell>
              <table:table-cell office:value-type="float" office:value="-3.382269">
                <text:p>-3.382269</text:p>
              </table:table-cell>
              <table:table-cell office:value-type="float" office:value="6.355888">
                <text:p>6.355888</text:p>
              </table:table-cell>
              <table:table-cell office:value-type="float" office:value="8.722482">
                <text:p>8.722482</text:p>
              </table:table-cell>
              <table:table-cell office:value-type="float" office:value="51.21431">
                <text:p>51.21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045">
                <text:p>11.045</text:p>
              </table:table-cell>
              <table:table-cell office:value-type="float" office:value="-3.308538">
                <text:p>-3.308538</text:p>
              </table:table-cell>
              <table:table-cell office:value-type="float" office:value="6.217335">
                <text:p>6.217335</text:p>
              </table:table-cell>
              <table:table-cell office:value-type="float" office:value="9.18718">
                <text:p>9.18718</text:p>
              </table:table-cell>
              <table:table-cell office:value-type="float" office:value="52.19631">
                <text:p>52.196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57">
                <text:p>11.057</text:p>
              </table:table-cell>
              <table:table-cell office:value-type="float" office:value="-3.226701">
                <text:p>-3.226701</text:p>
              </table:table-cell>
              <table:table-cell office:value-type="float" office:value="6.063548">
                <text:p>6.063548</text:p>
              </table:table-cell>
              <table:table-cell office:value-type="float" office:value="9.426293">
                <text:p>9.426293</text:p>
              </table:table-cell>
              <table:table-cell office:value-type="float" office:value="53.23856">
                <text:p>53.23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076">
                <text:p>11.076</text:p>
              </table:table-cell>
              <table:table-cell office:value-type="float" office:value="-3.175332">
                <text:p>-3.175332</text:p>
              </table:table-cell>
              <table:table-cell office:value-type="float" office:value="5.967017">
                <text:p>5.967017</text:p>
              </table:table-cell>
              <table:table-cell office:value-type="float" office:value="9.671649">
                <text:p>9.671649</text:p>
              </table:table-cell>
              <table:table-cell office:value-type="float" office:value="54.29716">
                <text:p>54.297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088">
                <text:p>11.088</text:p>
              </table:table-cell>
              <table:table-cell office:value-type="float" office:value="-3.037868">
                <text:p>-3.037868</text:p>
              </table:table-cell>
              <table:table-cell office:value-type="float" office:value="5.708698">
                <text:p>5.708698</text:p>
              </table:table-cell>
              <table:table-cell office:value-type="float" office:value="10.60208">
                <text:p>10.60208</text:p>
              </table:table-cell>
              <table:table-cell office:value-type="float" office:value="56.24178">
                <text:p>56.24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099">
                <text:p>11.099</text:p>
              </table:table-cell>
              <table:table-cell office:value-type="float" office:value="-2.971644">
                <text:p>-2.971644</text:p>
              </table:table-cell>
              <table:table-cell office:value-type="float" office:value="5.584251">
                <text:p>5.584251</text:p>
              </table:table-cell>
              <table:table-cell office:value-type="float" office:value="10.85114">
                <text:p>10.85114</text:p>
              </table:table-cell>
              <table:table-cell office:value-type="float" office:value="57.2722">
                <text:p>57.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11">
                <text:p>11.11</text:p>
              </table:table-cell>
              <table:table-cell office:value-type="float" office:value="-2.906859">
                <text:p>-2.906859</text:p>
              </table:table-cell>
              <table:table-cell office:value-type="float" office:value="5.462507">
                <text:p>5.462507</text:p>
              </table:table-cell>
              <table:table-cell office:value-type="float" office:value="11.17487">
                <text:p>11.17487</text:p>
              </table:table-cell>
              <table:table-cell office:value-type="float" office:value="58.16116">
                <text:p>58.16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121">
                <text:p>11.121</text:p>
              </table:table-cell>
              <table:table-cell office:value-type="float" office:value="-2.843492">
                <text:p>-2.843492</text:p>
              </table:table-cell>
              <table:table-cell office:value-type="float" office:value="5.343428">
                <text:p>5.343428</text:p>
              </table:table-cell>
              <table:table-cell office:value-type="float" office:value="11.40394">
                <text:p>11.40394</text:p>
              </table:table-cell>
              <table:table-cell office:value-type="float" office:value="59.1798">
                <text:p>59.17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134">
                <text:p>11.134</text:p>
              </table:table-cell>
              <table:table-cell office:value-type="float" office:value="-2.801077">
                <text:p>-2.801077</text:p>
              </table:table-cell>
              <table:table-cell office:value-type="float" office:value="5.263722">
                <text:p>5.263722</text:p>
              </table:table-cell>
              <table:table-cell office:value-type="float" office:value="11.57754">
                <text:p>11.57754</text:p>
              </table:table-cell>
              <table:table-cell office:value-type="float" office:value="59.61601">
                <text:p>59.61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146">
                <text:p>11.146</text:p>
              </table:table-cell>
              <table:table-cell office:value-type="float" office:value="-2.715279">
                <text:p>-2.715279</text:p>
              </table:table-cell>
              <table:table-cell office:value-type="float" office:value="5.102493">
                <text:p>5.102493</text:p>
              </table:table-cell>
              <table:table-cell office:value-type="float" office:value="12.03152">
                <text:p>12.03152</text:p>
              </table:table-cell>
              <table:table-cell office:value-type="float" office:value="61.00024">
                <text:p>61.00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157">
                <text:p>11.157</text:p>
              </table:table-cell>
              <table:table-cell office:value-type="float" office:value="-2.650752">
                <text:p>-2.650752</text:p>
              </table:table-cell>
              <table:table-cell office:value-type="float" office:value="4.981236">
                <text:p>4.981236</text:p>
              </table:table-cell>
              <table:table-cell office:value-type="float" office:value="12.65057">
                <text:p>12.65057</text:p>
              </table:table-cell>
              <table:table-cell office:value-type="float" office:value="62.06872">
                <text:p>62.06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168">
                <text:p>11.168</text:p>
              </table:table-cell>
              <table:table-cell office:value-type="float" office:value="-2.592967">
                <text:p>-2.592967</text:p>
              </table:table-cell>
              <table:table-cell office:value-type="float" office:value="4.872648">
                <text:p>4.872648</text:p>
              </table:table-cell>
              <table:table-cell office:value-type="float" office:value="12.87072">
                <text:p>12.87072</text:p>
              </table:table-cell>
              <table:table-cell office:value-type="float" office:value="63.13592">
                <text:p>63.135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332">
                <text:p>11.332</text:p>
              </table:table-cell>
              <table:table-cell office:value-type="float" office:value="-1.892965">
                <text:p>-1.892965</text:p>
              </table:table-cell>
              <table:table-cell office:value-type="float" office:value="3.557221">
                <text:p>3.557221</text:p>
              </table:table-cell>
              <table:table-cell office:value-type="float" office:value="18.00781">
                <text:p>18.00781</text:p>
              </table:table-cell>
              <table:table-cell office:value-type="float" office:value="77.82075">
                <text:p>77.82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346">
                <text:p>11.346</text:p>
              </table:table-cell>
              <table:table-cell office:value-type="float" office:value="-1.827647">
                <text:p>-1.827647</text:p>
              </table:table-cell>
              <table:table-cell office:value-type="float" office:value="3.434477">
                <text:p>3.434477</text:p>
              </table:table-cell>
              <table:table-cell office:value-type="float" office:value="18.40252">
                <text:p>18.40252</text:p>
              </table:table-cell>
              <table:table-cell office:value-type="float" office:value="79.34396">
                <text:p>79.34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357">
                <text:p>11.357</text:p>
              </table:table-cell>
              <table:table-cell office:value-type="float" office:value="-1.786005">
                <text:p>-1.786005</text:p>
              </table:table-cell>
              <table:table-cell office:value-type="float" office:value="3.356223">
                <text:p>3.356223</text:p>
              </table:table-cell>
              <table:table-cell office:value-type="float" office:value="18.81974">
                <text:p>18.81974</text:p>
              </table:table-cell>
              <table:table-cell office:value-type="float" office:value="80.46592">
                <text:p>80.46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368">
                <text:p>11.368</text:p>
              </table:table-cell>
              <table:table-cell office:value-type="float" office:value="-1.747071">
                <text:p>-1.747071</text:p>
              </table:table-cell>
              <table:table-cell office:value-type="float" office:value="3.28306">
                <text:p>3.28306</text:p>
              </table:table-cell>
              <table:table-cell office:value-type="float" office:value="19.29278">
                <text:p>19.29278</text:p>
              </table:table-cell>
              <table:table-cell office:value-type="float" office:value="81.44961">
                <text:p>81.44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379">
                <text:p>11.379</text:p>
              </table:table-cell>
              <table:table-cell office:value-type="float" office:value="-1.710701">
                <text:p>-1.710701</text:p>
              </table:table-cell>
              <table:table-cell office:value-type="float" office:value="3.214714">
                <text:p>3.214714</text:p>
              </table:table-cell>
              <table:table-cell office:value-type="float" office:value="19.55973">
                <text:p>19.55973</text:p>
              </table:table-cell>
              <table:table-cell office:value-type="float" office:value="82.49462">
                <text:p>82.49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39">
                <text:p>11.39</text:p>
              </table:table-cell>
              <table:table-cell office:value-type="float" office:value="-1.673406">
                <text:p>-1.673406</text:p>
              </table:table-cell>
              <table:table-cell office:value-type="float" office:value="3.144629">
                <text:p>3.144629</text:p>
              </table:table-cell>
              <table:table-cell office:value-type="float" office:value="19.88188">
                <text:p>19.88188</text:p>
              </table:table-cell>
              <table:table-cell office:value-type="float" office:value="83.37403">
                <text:p>83.37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402">
                <text:p>11.402</text:p>
              </table:table-cell>
              <table:table-cell office:value-type="float" office:value="-1.655068">
                <text:p>-1.655068</text:p>
              </table:table-cell>
              <table:table-cell office:value-type="float" office:value="3.110168">
                <text:p>3.110168</text:p>
              </table:table-cell>
              <table:table-cell office:value-type="float" office:value="20.13139">
                <text:p>20.13139</text:p>
              </table:table-cell>
              <table:table-cell office:value-type="float" office:value="84.04002">
                <text:p>84.04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423">
                <text:p>11.423</text:p>
              </table:table-cell>
              <table:table-cell office:value-type="float" office:value="-1.572527">
                <text:p>-1.572527</text:p>
              </table:table-cell>
              <table:table-cell office:value-type="float" office:value="2.955059">
                <text:p>2.955059</text:p>
              </table:table-cell>
              <table:table-cell office:value-type="float" office:value="20.84575">
                <text:p>20.84575</text:p>
              </table:table-cell>
              <table:table-cell office:value-type="float" office:value="86.05897">
                <text:p>86.05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34">
                <text:p>11.434</text:p>
              </table:table-cell>
              <table:table-cell office:value-type="float" office:value="-1.539789">
                <text:p>-1.539789</text:p>
              </table:table-cell>
              <table:table-cell office:value-type="float" office:value="2.893538">
                <text:p>2.893538</text:p>
              </table:table-cell>
              <table:table-cell office:value-type="float" office:value="21.27061">
                <text:p>21.27061</text:p>
              </table:table-cell>
              <table:table-cell office:value-type="float" office:value="87.18709">
                <text:p>87.187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45">
                <text:p>11.445</text:p>
              </table:table-cell>
              <table:table-cell office:value-type="float" office:value="-1.506223">
                <text:p>-1.506223</text:p>
              </table:table-cell>
              <table:table-cell office:value-type="float" office:value="2.830461">
                <text:p>2.830461</text:p>
              </table:table-cell>
              <table:table-cell office:value-type="float" office:value="21.57222">
                <text:p>21.57222</text:p>
              </table:table-cell>
              <table:table-cell office:value-type="float" office:value="88.09205">
                <text:p>88.09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6">
                <text:p>11.46</text:p>
              </table:table-cell>
              <table:table-cell office:value-type="float" office:value="-1.479305">
                <text:p>-1.479305</text:p>
              </table:table-cell>
              <table:table-cell office:value-type="float" office:value="2.779878">
                <text:p>2.779878</text:p>
              </table:table-cell>
              <table:table-cell office:value-type="float" office:value="22.21714">
                <text:p>22.21714</text:p>
              </table:table-cell>
              <table:table-cell office:value-type="float" office:value="89.87803">
                <text:p>89.878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72">
                <text:p>11.472</text:p>
              </table:table-cell>
              <table:table-cell office:value-type="float" office:value="-1.439716">
                <text:p>-1.439716</text:p>
              </table:table-cell>
              <table:table-cell office:value-type="float" office:value="2.705482">
                <text:p>2.705482</text:p>
              </table:table-cell>
              <table:table-cell office:value-type="float" office:value="22.46791">
                <text:p>22.46791</text:p>
              </table:table-cell>
              <table:table-cell office:value-type="float" office:value="90.55263">
                <text:p>90.55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484">
                <text:p>11.484</text:p>
              </table:table-cell>
              <table:table-cell office:value-type="float" office:value="-1.405487">
                <text:p>-1.405487</text:p>
              </table:table-cell>
              <table:table-cell office:value-type="float" office:value="2.641161">
                <text:p>2.641161</text:p>
              </table:table-cell>
              <table:table-cell office:value-type="float" office:value="22.77982">
                <text:p>22.77982</text:p>
              </table:table-cell>
              <table:table-cell office:value-type="float" office:value="91.44481">
                <text:p>91.44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495">
                <text:p>11.495</text:p>
              </table:table-cell>
              <table:table-cell office:value-type="float" office:value="-1.374849">
                <text:p>-1.374849</text:p>
              </table:table-cell>
              <table:table-cell office:value-type="float" office:value="2.583586">
                <text:p>2.583586</text:p>
              </table:table-cell>
              <table:table-cell office:value-type="float" office:value="23.23791">
                <text:p>23.23791</text:p>
              </table:table-cell>
              <table:table-cell office:value-type="float" office:value="92.40398">
                <text:p>92.403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506">
                <text:p>11.506</text:p>
              </table:table-cell>
              <table:table-cell office:value-type="float" office:value="-1.346229">
                <text:p>-1.346229</text:p>
              </table:table-cell>
              <table:table-cell office:value-type="float" office:value="2.529804">
                <text:p>2.529804</text:p>
              </table:table-cell>
              <table:table-cell office:value-type="float" office:value="23.50718">
                <text:p>23.50718</text:p>
              </table:table-cell>
              <table:table-cell office:value-type="float" office:value="93.42239">
                <text:p>93.422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517">
                <text:p>11.517</text:p>
              </table:table-cell>
              <table:table-cell office:value-type="float" office:value="-1.318201">
                <text:p>-1.318201</text:p>
              </table:table-cell>
              <table:table-cell office:value-type="float" office:value="2.477134">
                <text:p>2.477134</text:p>
              </table:table-cell>
              <table:table-cell office:value-type="float" office:value="23.82902">
                <text:p>23.82902</text:p>
              </table:table-cell>
              <table:table-cell office:value-type="float" office:value="94.30177">
                <text:p>94.30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688">
                <text:p>11.688</text:p>
              </table:table-cell>
              <table:table-cell office:value-type="float" office:value="-0.9403662">
                <text:p>-0.9403662</text:p>
              </table:table-cell>
              <table:table-cell office:value-type="float" office:value="1.767115">
                <text:p>1.767115</text:p>
              </table:table-cell>
              <table:table-cell office:value-type="float" office:value="27.80299">
                <text:p>27.80299</text:p>
              </table:table-cell>
              <table:table-cell office:value-type="float" office:value="105.274">
                <text:p>105.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699">
                <text:p>11.699</text:p>
              </table:table-cell>
              <table:table-cell office:value-type="float" office:value="-0.919866">
                <text:p>-0.919866</text:p>
              </table:table-cell>
              <table:table-cell office:value-type="float" office:value="1.728592">
                <text:p>1.728592</text:p>
              </table:table-cell>
              <table:table-cell office:value-type="float" office:value="27.81341">
                <text:p>27.81341</text:p>
              </table:table-cell>
              <table:table-cell office:value-type="float" office:value="105.4656">
                <text:p>105.4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71">
                <text:p>11.71</text:p>
              </table:table-cell>
              <table:table-cell office:value-type="float" office:value="-0.8998126">
                <text:p>-0.8998126</text:p>
              </table:table-cell>
              <table:table-cell office:value-type="float" office:value="1.690908">
                <text:p>1.690908</text:p>
              </table:table-cell>
              <table:table-cell office:value-type="float" office:value="27.85992">
                <text:p>27.85992</text:p>
              </table:table-cell>
              <table:table-cell office:value-type="float" office:value="105.6057">
                <text:p>105.60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721">
                <text:p>11.721</text:p>
              </table:table-cell>
              <table:table-cell office:value-type="float" office:value="-0.8810805">
                <text:p>-0.8810805</text:p>
              </table:table-cell>
              <table:table-cell office:value-type="float" office:value="1.655707">
                <text:p>1.655707</text:p>
              </table:table-cell>
              <table:table-cell office:value-type="float" office:value="27.9071">
                <text:p>27.9071</text:p>
              </table:table-cell>
              <table:table-cell office:value-type="float" office:value="105.7456">
                <text:p>105.7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734">
                <text:p>11.734</text:p>
              </table:table-cell>
              <table:table-cell office:value-type="float" office:value="-0.8644663">
                <text:p>-0.8644663</text:p>
              </table:table-cell>
              <table:table-cell office:value-type="float" office:value="1.624486">
                <text:p>1.624486</text:p>
              </table:table-cell>
              <table:table-cell office:value-type="float" office:value="27.99847">
                <text:p>27.99847</text:p>
              </table:table-cell>
              <table:table-cell office:value-type="float" office:value="105.8768">
                <text:p>105.87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746">
                <text:p>11.746</text:p>
              </table:table-cell>
              <table:table-cell office:value-type="float" office:value="-0.8405135">
                <text:p>-0.8405135</text:p>
              </table:table-cell>
              <table:table-cell office:value-type="float" office:value="1.579475">
                <text:p>1.579475</text:p>
              </table:table-cell>
              <table:table-cell office:value-type="float" office:value="28.05188">
                <text:p>28.05188</text:p>
              </table:table-cell>
              <table:table-cell office:value-type="float" office:value="106.0049">
                <text:p>106.0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758">
                <text:p>11.758</text:p>
              </table:table-cell>
              <table:table-cell office:value-type="float" office:value="-0.8164348">
                <text:p>-0.8164348</text:p>
              </table:table-cell>
              <table:table-cell office:value-type="float" office:value="1.534226">
                <text:p>1.534226</text:p>
              </table:table-cell>
              <table:table-cell office:value-type="float" office:value="28.15185">
                <text:p>28.15185</text:p>
              </table:table-cell>
              <table:table-cell office:value-type="float" office:value="106.1508">
                <text:p>106.15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769">
                <text:p>11.769</text:p>
              </table:table-cell>
              <table:table-cell office:value-type="float" office:value="-0.7994391">
                <text:p>-0.7994391</text:p>
              </table:table-cell>
              <table:table-cell office:value-type="float" office:value="1.502289">
                <text:p>1.502289</text:p>
              </table:table-cell>
              <table:table-cell office:value-type="float" office:value="28.27072">
                <text:p>28.27072</text:p>
              </table:table-cell>
              <table:table-cell office:value-type="float" office:value="106.2504">
                <text:p>106.25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78">
                <text:p>11.78</text:p>
              </table:table-cell>
              <table:table-cell office:value-type="float" office:value="-0.7827966">
                <text:p>-0.7827966</text:p>
              </table:table-cell>
              <table:table-cell office:value-type="float" office:value="1.471014">
                <text:p>1.471014</text:p>
              </table:table-cell>
              <table:table-cell office:value-type="float" office:value="28.33544">
                <text:p>28.33544</text:p>
              </table:table-cell>
              <table:table-cell office:value-type="float" office:value="106.3546">
                <text:p>106.3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791">
                <text:p>11.791</text:p>
              </table:table-cell>
              <table:table-cell office:value-type="float" office:value="-0.7664998">
                <text:p>-0.7664998</text:p>
              </table:table-cell>
              <table:table-cell office:value-type="float" office:value="1.44039">
                <text:p>1.44039</text:p>
              </table:table-cell>
              <table:table-cell office:value-type="float" office:value="28.4165">
                <text:p>28.4165</text:p>
              </table:table-cell>
              <table:table-cell office:value-type="float" office:value="106.4514">
                <text:p>106.45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802">
                <text:p>11.802</text:p>
              </table:table-cell>
              <table:table-cell office:value-type="float" office:value="-0.7596174">
                <text:p>-0.7596174</text:p>
              </table:table-cell>
              <table:table-cell office:value-type="float" office:value="1.427457">
                <text:p>1.427457</text:p>
              </table:table-cell>
              <table:table-cell office:value-type="float" office:value="28.45362">
                <text:p>28.45362</text:p>
              </table:table-cell>
              <table:table-cell office:value-type="float" office:value="106.4917">
                <text:p>106.49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13">
                <text:p>11.813</text:p>
              </table:table-cell>
              <table:table-cell office:value-type="float" office:value="-0.7378331">
                <text:p>-0.7378331</text:p>
              </table:table-cell>
              <table:table-cell office:value-type="float" office:value="1.38652">
                <text:p>1.38652</text:p>
              </table:table-cell>
              <table:table-cell office:value-type="float" office:value="28.50078">
                <text:p>28.50078</text:p>
              </table:table-cell>
              <table:table-cell office:value-type="float" office:value="106.5751">
                <text:p>106.57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25">
                <text:p>11.825</text:p>
              </table:table-cell>
              <table:table-cell office:value-type="float" office:value="-0.7174165">
                <text:p>-0.7174165</text:p>
              </table:table-cell>
              <table:table-cell office:value-type="float" office:value="1.348154">
                <text:p>1.348154</text:p>
              </table:table-cell>
              <table:table-cell office:value-type="float" office:value="28.51662">
                <text:p>28.51662</text:p>
              </table:table-cell>
              <table:table-cell office:value-type="float" office:value="106.6727">
                <text:p>106.6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836">
                <text:p>11.836</text:p>
              </table:table-cell>
              <table:table-cell office:value-type="float" office:value="-0.7017773">
                <text:p>-0.7017773</text:p>
              </table:table-cell>
              <table:table-cell office:value-type="float" office:value="1.318765">
                <text:p>1.318765</text:p>
              </table:table-cell>
              <table:table-cell office:value-type="float" office:value="28.50677">
                <text:p>28.50677</text:p>
              </table:table-cell>
              <table:table-cell office:value-type="float" office:value="106.7345">
                <text:p>106.7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849">
                <text:p>11.849</text:p>
              </table:table-cell>
              <table:table-cell office:value-type="float" office:value="-0.694086">
                <text:p>-0.694086</text:p>
              </table:table-cell>
              <table:table-cell office:value-type="float" office:value="1.304312">
                <text:p>1.304312</text:p>
              </table:table-cell>
              <table:table-cell office:value-type="float" office:value="28.48973">
                <text:p>28.48973</text:p>
              </table:table-cell>
              <table:table-cell office:value-type="float" office:value="106.7805">
                <text:p>106.7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861">
                <text:p>11.861</text:p>
              </table:table-cell>
              <table:table-cell office:value-type="float" office:value="-0.6748588">
                <text:p>-0.6748588</text:p>
              </table:table-cell>
              <table:table-cell office:value-type="float" office:value="1.26818">
                <text:p>1.26818</text:p>
              </table:table-cell>
              <table:table-cell office:value-type="float" office:value="28.48123">
                <text:p>28.48123</text:p>
              </table:table-cell>
              <table:table-cell office:value-type="float" office:value="106.8035">
                <text:p>106.8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873">
                <text:p>11.873</text:p>
              </table:table-cell>
              <table:table-cell office:value-type="float" office:value="-0.6568147">
                <text:p>-0.6568147</text:p>
              </table:table-cell>
              <table:table-cell office:value-type="float" office:value="1.234272">
                <text:p>1.234272</text:p>
              </table:table-cell>
              <table:table-cell office:value-type="float" office:value="28.47273">
                <text:p>28.47273</text:p>
              </table:table-cell>
              <table:table-cell office:value-type="float" office:value="106.8265">
                <text:p>106.8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885">
                <text:p>11.885</text:p>
              </table:table-cell>
              <table:table-cell office:value-type="float" office:value="-0.6424901">
                <text:p>-0.6424901</text:p>
              </table:table-cell>
              <table:table-cell office:value-type="float" office:value="1.207354">
                <text:p>1.207354</text:p>
              </table:table-cell>
              <table:table-cell office:value-type="float" office:value="28.47273">
                <text:p>28.47273</text:p>
              </table:table-cell>
              <table:table-cell office:value-type="float" office:value="106.8265">
                <text:p>106.8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046">
                <text:p>12.046</text:p>
              </table:table-cell>
              <table:table-cell office:value-type="float" office:value="0.5523176">
                <text:p>0.5523176</text:p>
              </table:table-cell>
              <table:table-cell office:value-type="float" office:value="21.65573">
                <text:p>21.65573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057">
                <text:p>12.057</text:p>
              </table:table-cell>
              <table:table-cell office:value-type="float" office:value="0.7499957">
                <text:p>0.7499957</text:p>
              </table:table-cell>
              <table:table-cell office:value-type="float" office:value="23.03149">
                <text:p>23.03149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069">
                <text:p>12.069</text:p>
              </table:table-cell>
              <table:table-cell office:value-type="float" office:value="0.9598406">
                <text:p>0.9598406</text:p>
              </table:table-cell>
              <table:table-cell office:value-type="float" office:value="24.23274">
                <text:p>24.23274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09">
                <text:p>12.09</text:p>
              </table:table-cell>
              <table:table-cell office:value-type="float" office:value="1.103609">
                <text:p>1.103609</text:p>
              </table:table-cell>
              <table:table-cell office:value-type="float" office:value="26.98859">
                <text:p>26.98859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101">
                <text:p>12.101</text:p>
              </table:table-cell>
              <table:table-cell office:value-type="float" office:value="1.17144">
                <text:p>1.17144</text:p>
              </table:table-cell>
              <table:table-cell office:value-type="float" office:value="28.06247">
                <text:p>28.06247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112">
                <text:p>12.112</text:p>
              </table:table-cell>
              <table:table-cell office:value-type="float" office:value="1.266719">
                <text:p>1.266719</text:p>
              </table:table-cell>
              <table:table-cell office:value-type="float" office:value="29.26292">
                <text:p>29.26292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123">
                <text:p>12.123</text:p>
              </table:table-cell>
              <table:table-cell office:value-type="float" office:value="1.386037">
                <text:p>1.386037</text:p>
              </table:table-cell>
              <table:table-cell office:value-type="float" office:value="30.46909">
                <text:p>30.46909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135">
                <text:p>12.135</text:p>
              </table:table-cell>
              <table:table-cell office:value-type="float" office:value="1.508818">
                <text:p>1.508818</text:p>
              </table:table-cell>
              <table:table-cell office:value-type="float" office:value="31.42028">
                <text:p>31.42028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147">
                <text:p>12.147</text:p>
              </table:table-cell>
              <table:table-cell office:value-type="float" office:value="1.664386">
                <text:p>1.664386</text:p>
              </table:table-cell>
              <table:table-cell office:value-type="float" office:value="32.6428">
                <text:p>32.6428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158">
                <text:p>12.158</text:p>
              </table:table-cell>
              <table:table-cell office:value-type="float" office:value="1.657009">
                <text:p>1.657009</text:p>
              </table:table-cell>
              <table:table-cell office:value-type="float" office:value="33.8544">
                <text:p>33.8544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169">
                <text:p>12.169</text:p>
              </table:table-cell>
              <table:table-cell office:value-type="float" office:value="1.667182">
                <text:p>1.667182</text:p>
              </table:table-cell>
              <table:table-cell office:value-type="float" office:value="34.9702">
                <text:p>34.9702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18">
                <text:p>12.18</text:p>
              </table:table-cell>
              <table:table-cell office:value-type="float" office:value="1.703929">
                <text:p>1.703929</text:p>
              </table:table-cell>
              <table:table-cell office:value-type="float" office:value="36.08413">
                <text:p>36.08413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202">
                <text:p>12.202</text:p>
              </table:table-cell>
              <table:table-cell office:value-type="float" office:value="1.800775">
                <text:p>1.800775</text:p>
              </table:table-cell>
              <table:table-cell office:value-type="float" office:value="37.78304">
                <text:p>37.78304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213">
                <text:p>12.213</text:p>
              </table:table-cell>
              <table:table-cell office:value-type="float" office:value="1.88493">
                <text:p>1.88493</text:p>
              </table:table-cell>
              <table:table-cell office:value-type="float" office:value="38.82904">
                <text:p>38.82904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224">
                <text:p>12.224</text:p>
              </table:table-cell>
              <table:table-cell office:value-type="float" office:value="1.990885">
                <text:p>1.990885</text:p>
              </table:table-cell>
              <table:table-cell office:value-type="float" office:value="39.82384">
                <text:p>39.82384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235">
                <text:p>12.235</text:p>
              </table:table-cell>
              <table:table-cell office:value-type="float" office:value="1.990691">
                <text:p>1.990691</text:p>
              </table:table-cell>
              <table:table-cell office:value-type="float" office:value="40.49346">
                <text:p>40.49346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247">
                <text:p>12.247</text:p>
              </table:table-cell>
              <table:table-cell office:value-type="float" office:value="1.949022">
                <text:p>1.949022</text:p>
              </table:table-cell>
              <table:table-cell office:value-type="float" office:value="41.87989">
                <text:p>41.87989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408">
                <text:p>12.408</text:p>
              </table:table-cell>
              <table:table-cell office:value-type="float" office:value="1.69116">
                <text:p>1.69116</text:p>
              </table:table-cell>
              <table:table-cell office:value-type="float" office:value="53.65654">
                <text:p>53.65654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42">
                <text:p>12.42</text:p>
              </table:table-cell>
              <table:table-cell office:value-type="float" office:value="1.728426">
                <text:p>1.728426</text:p>
              </table:table-cell>
              <table:table-cell office:value-type="float" office:value="54.3784">
                <text:p>54.3784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31">
                <text:p>12.431</text:p>
              </table:table-cell>
              <table:table-cell office:value-type="float" office:value="1.775116">
                <text:p>1.775116</text:p>
              </table:table-cell>
              <table:table-cell office:value-type="float" office:value="55.04045">
                <text:p>55.04045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42">
                <text:p>12.442</text:p>
              </table:table-cell>
              <table:table-cell office:value-type="float" office:value="1.838169">
                <text:p>1.838169</text:p>
              </table:table-cell>
              <table:table-cell office:value-type="float" office:value="55.66782">
                <text:p>55.66782</text:p>
              </table:table-cell>
              <table:table-cell office:value-type="float" office:value="28.47699">
                <text:p>28.47699</text:p>
              </table:table-cell>
              <table:table-cell office:value-type="float" office:value="106.815">
                <text:p>106.8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453">
                <text:p>12.453</text:p>
              </table:table-cell>
              <table:table-cell office:value-type="float" office:value="1.908054">
                <text:p>1.908054</text:p>
              </table:table-cell>
              <table:table-cell office:value-type="float" office:value="56.242">
                <text:p>56.242</text:p>
              </table:table-cell>
              <table:table-cell office:value-type="float" office:value="28.48126">
                <text:p>28.48126</text:p>
              </table:table-cell>
              <table:table-cell office:value-type="float" office:value="106.8035">
                <text:p>106.8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466">
                <text:p>12.466</text:p>
              </table:table-cell>
              <table:table-cell office:value-type="float" office:value="1.957162">
                <text:p>1.957162</text:p>
              </table:table-cell>
              <table:table-cell office:value-type="float" office:value="56.65764">
                <text:p>56.65764</text:p>
              </table:table-cell>
              <table:table-cell office:value-type="float" office:value="28.46254">
                <text:p>28.46254</text:p>
              </table:table-cell>
              <table:table-cell office:value-type="float" office:value="106.7834">
                <text:p>106.78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479">
                <text:p>12.479</text:p>
              </table:table-cell>
              <table:table-cell office:value-type="float" office:value="2.037722">
                <text:p>2.037722</text:p>
              </table:table-cell>
              <table:table-cell office:value-type="float" office:value="57.63446">
                <text:p>57.63446</text:p>
              </table:table-cell>
              <table:table-cell office:value-type="float" office:value="28.39328">
                <text:p>28.39328</text:p>
              </table:table-cell>
              <table:table-cell office:value-type="float" office:value="106.653">
                <text:p>106.6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49">
                <text:p>12.49</text:p>
              </table:table-cell>
              <table:table-cell office:value-type="float" office:value="2.107931">
                <text:p>2.107931</text:p>
              </table:table-cell>
              <table:table-cell office:value-type="float" office:value="58.19024">
                <text:p>58.19024</text:p>
              </table:table-cell>
              <table:table-cell office:value-type="float" office:value="28.33817">
                <text:p>28.33817</text:p>
              </table:table-cell>
              <table:table-cell office:value-type="float" office:value="106.4494">
                <text:p>106.44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501">
                <text:p>12.501</text:p>
              </table:table-cell>
              <table:table-cell office:value-type="float" office:value="2.187275">
                <text:p>2.187275</text:p>
              </table:table-cell>
              <table:table-cell office:value-type="float" office:value="58.72209">
                <text:p>58.72209</text:p>
              </table:table-cell>
              <table:table-cell office:value-type="float" office:value="28.22272">
                <text:p>28.22272</text:p>
              </table:table-cell>
              <table:table-cell office:value-type="float" office:value="106.1971">
                <text:p>106.19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512">
                <text:p>12.512</text:p>
              </table:table-cell>
              <table:table-cell office:value-type="float" office:value="2.275258">
                <text:p>2.275258</text:p>
              </table:table-cell>
              <table:table-cell office:value-type="float" office:value="59.23087">
                <text:p>59.23087</text:p>
              </table:table-cell>
              <table:table-cell office:value-type="float" office:value="28.08143">
                <text:p>28.08143</text:p>
              </table:table-cell>
              <table:table-cell office:value-type="float" office:value="105.909">
                <text:p>105.9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524">
                <text:p>12.524</text:p>
              </table:table-cell>
              <table:table-cell office:value-type="float" office:value="2.376198">
                <text:p>2.376198</text:p>
              </table:table-cell>
              <table:table-cell office:value-type="float" office:value="59.73819">
                <text:p>59.73819</text:p>
              </table:table-cell>
              <table:table-cell office:value-type="float" office:value="28.02157">
                <text:p>28.02157</text:p>
              </table:table-cell>
              <table:table-cell office:value-type="float" office:value="105.5073">
                <text:p>105.50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536">
                <text:p>12.536</text:p>
              </table:table-cell>
              <table:table-cell office:value-type="float" office:value="2.474484">
                <text:p>2.474484</text:p>
              </table:table-cell>
              <table:table-cell office:value-type="float" office:value="60.15466">
                <text:p>60.15466</text:p>
              </table:table-cell>
              <table:table-cell office:value-type="float" office:value="27.91824">
                <text:p>27.91824</text:p>
              </table:table-cell>
              <table:table-cell office:value-type="float" office:value="105.1159">
                <text:p>105.1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548">
                <text:p>12.548</text:p>
              </table:table-cell>
              <table:table-cell office:value-type="float" office:value="2.614476">
                <text:p>2.614476</text:p>
              </table:table-cell>
              <table:table-cell office:value-type="float" office:value="60.79364">
                <text:p>60.79364</text:p>
              </table:table-cell>
              <table:table-cell office:value-type="float" office:value="27.97175">
                <text:p>27.97175</text:p>
              </table:table-cell>
              <table:table-cell office:value-type="float" office:value="104.5085">
                <text:p>104.50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559">
                <text:p>12.559</text:p>
              </table:table-cell>
              <table:table-cell office:value-type="float" office:value="2.737614">
                <text:p>2.737614</text:p>
              </table:table-cell>
              <table:table-cell office:value-type="float" office:value="61.31858">
                <text:p>61.31858</text:p>
              </table:table-cell>
              <table:table-cell office:value-type="float" office:value="27.94631">
                <text:p>27.94631</text:p>
              </table:table-cell>
              <table:table-cell office:value-type="float" office:value="104.0036">
                <text:p>104.0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57">
                <text:p>12.57</text:p>
              </table:table-cell>
              <table:table-cell office:value-type="float" office:value="2.833514">
                <text:p>2.833514</text:p>
              </table:table-cell>
              <table:table-cell office:value-type="float" office:value="61.69839">
                <text:p>61.69839</text:p>
              </table:table-cell>
              <table:table-cell office:value-type="float" office:value="27.927">
                <text:p>27.927</text:p>
              </table:table-cell>
              <table:table-cell office:value-type="float" office:value="103.2545">
                <text:p>103.25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581">
                <text:p>12.581</text:p>
              </table:table-cell>
              <table:table-cell office:value-type="float" office:value="2.955403">
                <text:p>2.955403</text:p>
              </table:table-cell>
              <table:table-cell office:value-type="float" office:value="62.14684">
                <text:p>62.14684</text:p>
              </table:table-cell>
              <table:table-cell office:value-type="float" office:value="27.8626">
                <text:p>27.8626</text:p>
              </table:table-cell>
              <table:table-cell office:value-type="float" office:value="102.6602">
                <text:p>102.66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602">
                <text:p>12.602</text:p>
              </table:table-cell>
              <table:table-cell office:value-type="float" office:value="3.17111">
                <text:p>3.17111</text:p>
              </table:table-cell>
              <table:table-cell office:value-type="float" office:value="62.86426">
                <text:p>62.86426</text:p>
              </table:table-cell>
              <table:table-cell office:value-type="float" office:value="27.7893">
                <text:p>27.7893</text:p>
              </table:table-cell>
              <table:table-cell office:value-type="float" office:value="101.7017">
                <text:p>101.70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763">
                <text:p>12.763</text:p>
              </table:table-cell>
              <table:table-cell office:value-type="float" office:value="3.622249">
                <text:p>3.622249</text:p>
              </table:table-cell>
              <table:table-cell office:value-type="float" office:value="69.1978">
                <text:p>69.1978</text:p>
              </table:table-cell>
              <table:table-cell office:value-type="float" office:value="23.57922">
                <text:p>23.57922</text:p>
              </table:table-cell>
              <table:table-cell office:value-type="float" office:value="91.34632">
                <text:p>91.346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775">
                <text:p>12.775</text:p>
              </table:table-cell>
              <table:table-cell office:value-type="float" office:value="3.444257">
                <text:p>3.444257</text:p>
              </table:table-cell>
              <table:table-cell office:value-type="float" office:value="69.7343">
                <text:p>69.7343</text:p>
              </table:table-cell>
              <table:table-cell office:value-type="float" office:value="23.26517">
                <text:p>23.26517</text:p>
              </table:table-cell>
              <table:table-cell office:value-type="float" office:value="90.5125">
                <text:p>90.5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786">
                <text:p>12.786</text:p>
              </table:table-cell>
              <table:table-cell office:value-type="float" office:value="3.262892">
                <text:p>3.262892</text:p>
              </table:table-cell>
              <table:table-cell office:value-type="float" office:value="70.26445">
                <text:p>70.26445</text:p>
              </table:table-cell>
              <table:table-cell office:value-type="float" office:value="22.7491">
                <text:p>22.7491</text:p>
              </table:table-cell>
              <table:table-cell office:value-type="float" office:value="89.77136">
                <text:p>89.771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801">
                <text:p>12.801</text:p>
              </table:table-cell>
              <table:table-cell office:value-type="float" office:value="3.071302">
                <text:p>3.071302</text:p>
              </table:table-cell>
              <table:table-cell office:value-type="float" office:value="70.81122">
                <text:p>70.81122</text:p>
              </table:table-cell>
              <table:table-cell office:value-type="float" office:value="22.31965">
                <text:p>22.31965</text:p>
              </table:table-cell>
              <table:table-cell office:value-type="float" office:value="88.86444">
                <text:p>88.864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813">
                <text:p>12.813</text:p>
              </table:table-cell>
              <table:table-cell office:value-type="float" office:value="2.801794">
                <text:p>2.801794</text:p>
              </table:table-cell>
              <table:table-cell office:value-type="float" office:value="71.56042">
                <text:p>71.56042</text:p>
              </table:table-cell>
              <table:table-cell office:value-type="float" office:value="21.72586">
                <text:p>21.72586</text:p>
              </table:table-cell>
              <table:table-cell office:value-type="float" office:value="87.83473">
                <text:p>87.834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824">
                <text:p>12.824</text:p>
              </table:table-cell>
              <table:table-cell office:value-type="float" office:value="2.600929">
                <text:p>2.600929</text:p>
              </table:table-cell>
              <table:table-cell office:value-type="float" office:value="72.08482">
                <text:p>72.08482</text:p>
              </table:table-cell>
              <table:table-cell office:value-type="float" office:value="21.31502">
                <text:p>21.31502</text:p>
              </table:table-cell>
              <table:table-cell office:value-type="float" office:value="87.15075">
                <text:p>87.150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835">
                <text:p>12.835</text:p>
              </table:table-cell>
              <table:table-cell office:value-type="float" office:value="2.367205">
                <text:p>2.367205</text:p>
              </table:table-cell>
              <table:table-cell office:value-type="float" office:value="72.65479">
                <text:p>72.65479</text:p>
              </table:table-cell>
              <table:table-cell office:value-type="float" office:value="20.92556">
                <text:p>20.92556</text:p>
              </table:table-cell>
              <table:table-cell office:value-type="float" office:value="86.30953">
                <text:p>86.309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846">
                <text:p>12.846</text:p>
              </table:table-cell>
              <table:table-cell office:value-type="float" office:value="2.142199">
                <text:p>2.142199</text:p>
              </table:table-cell>
              <table:table-cell office:value-type="float" office:value="73.19391">
                <text:p>73.19391</text:p>
              </table:table-cell>
              <table:table-cell office:value-type="float" office:value="20.47843">
                <text:p>20.47843</text:p>
              </table:table-cell>
              <table:table-cell office:value-type="float" office:value="85.60746">
                <text:p>85.607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868">
                <text:p>12.868</text:p>
              </table:table-cell>
              <table:table-cell office:value-type="float" office:value="1.755765">
                <text:p>1.755765</text:p>
              </table:table-cell>
              <table:table-cell office:value-type="float" office:value="74.09154">
                <text:p>74.09154</text:p>
              </table:table-cell>
              <table:table-cell office:value-type="float" office:value="19.33878">
                <text:p>19.33878</text:p>
              </table:table-cell>
              <table:table-cell office:value-type="float" office:value="83.9383">
                <text:p>83.93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879">
                <text:p>12.879</text:p>
              </table:table-cell>
              <table:table-cell office:value-type="float" office:value="1.500206">
                <text:p>1.500206</text:p>
              </table:table-cell>
              <table:table-cell office:value-type="float" office:value="74.66797">
                <text:p>74.66797</text:p>
              </table:table-cell>
              <table:table-cell office:value-type="float" office:value="19.13613">
                <text:p>19.13613</text:p>
              </table:table-cell>
              <table:table-cell office:value-type="float" office:value="83.42963">
                <text:p>83.429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89">
                <text:p>12.89</text:p>
              </table:table-cell>
              <table:table-cell office:value-type="float" office:value="1.22893">
                <text:p>1.22893</text:p>
              </table:table-cell>
              <table:table-cell office:value-type="float" office:value="75.26416">
                <text:p>75.26416</text:p>
              </table:table-cell>
              <table:table-cell office:value-type="float" office:value="18.39409">
                <text:p>18.39409</text:p>
              </table:table-cell>
              <table:table-cell office:value-type="float" office:value="82.51508">
                <text:p>82.515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902">
                <text:p>12.902</text:p>
              </table:table-cell>
              <table:table-cell office:value-type="float" office:value="0.9989951">
                <text:p>0.9989951</text:p>
              </table:table-cell>
              <table:table-cell office:value-type="float" office:value="75.76019">
                <text:p>75.76019</text:p>
              </table:table-cell>
              <table:table-cell office:value-type="float" office:value="17.9629">
                <text:p>17.9629</text:p>
              </table:table-cell>
              <table:table-cell office:value-type="float" office:value="81.66872">
                <text:p>81.668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913">
                <text:p>12.913</text:p>
              </table:table-cell>
              <table:table-cell office:value-type="float" office:value="0.6702848">
                <text:p>0.6702848</text:p>
              </table:table-cell>
              <table:table-cell office:value-type="float" office:value="76.31471">
                <text:p>76.31471</text:p>
              </table:table-cell>
              <table:table-cell office:value-type="float" office:value="17.23176">
                <text:p>17.23176</text:p>
              </table:table-cell>
              <table:table-cell office:value-type="float" office:value="80.75767">
                <text:p>80.757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925">
                <text:p>12.925</text:p>
              </table:table-cell>
              <table:table-cell office:value-type="float" office:value="0.2763764">
                <text:p>0.2763764</text:p>
              </table:table-cell>
              <table:table-cell office:value-type="float" office:value="76.96631">
                <text:p>76.96631</text:p>
              </table:table-cell>
              <table:table-cell office:value-type="float" office:value="16.52615">
                <text:p>16.52615</text:p>
              </table:table-cell>
              <table:table-cell office:value-type="float" office:value="79.72704">
                <text:p>79.727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36">
                <text:p>12.936</text:p>
              </table:table-cell>
              <table:table-cell office:value-type="float" office:value="0.01321583">
                <text:p>0.01321583</text:p>
              </table:table-cell>
              <table:table-cell office:value-type="float" office:value="77.39219">
                <text:p>77.39219</text:p>
              </table:table-cell>
              <table:table-cell office:value-type="float" office:value="16.27665">
                <text:p>16.27665</text:p>
              </table:table-cell>
              <table:table-cell office:value-type="float" office:value="79.3721">
                <text:p>79.37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47">
                <text:p>12.947</text:p>
              </table:table-cell>
              <table:table-cell office:value-type="float" office:value="-0.3626009">
                <text:p>-0.3626009</text:p>
              </table:table-cell>
              <table:table-cell office:value-type="float" office:value="77.9902">
                <text:p>77.9902</text:p>
              </table:table-cell>
              <table:table-cell office:value-type="float" office:value="15.56479">
                <text:p>15.56479</text:p>
              </table:table-cell>
              <table:table-cell office:value-type="float" office:value="78.13924">
                <text:p>78.139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958">
                <text:p>12.958</text:p>
              </table:table-cell>
              <table:table-cell office:value-type="float" office:value="-0.7612548">
                <text:p>-0.7612548</text:p>
              </table:table-cell>
              <table:table-cell office:value-type="float" office:value="78.61">
                <text:p>78.61</text:p>
              </table:table-cell>
              <table:table-cell office:value-type="float" office:value="15.06951">
                <text:p>15.06951</text:p>
              </table:table-cell>
              <table:table-cell office:value-type="float" office:value="77.41655">
                <text:p>77.41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19">
                <text:p>13.119</text:p>
              </table:table-cell>
              <table:table-cell office:value-type="float" office:value="-6.71421">
                <text:p>-6.71421</text:p>
              </table:table-cell>
              <table:table-cell office:value-type="float" office:value="87.14011">
                <text:p>87.14011</text:p>
              </table:table-cell>
              <table:table-cell office:value-type="float" office:value="6.86399">
                <text:p>6.86399</text:p>
              </table:table-cell>
              <table:table-cell office:value-type="float" office:value="65.60979">
                <text:p>65.609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133">
                <text:p>13.133</text:p>
              </table:table-cell>
              <table:table-cell office:value-type="float" office:value="-7.044665">
                <text:p>-7.044665</text:p>
              </table:table-cell>
              <table:table-cell office:value-type="float" office:value="87.33002">
                <text:p>87.33002</text:p>
              </table:table-cell>
              <table:table-cell office:value-type="float" office:value="6.243597">
                <text:p>6.243597</text:p>
              </table:table-cell>
              <table:table-cell office:value-type="float" office:value="64.66732">
                <text:p>64.667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146">
                <text:p>13.146</text:p>
              </table:table-cell>
              <table:table-cell office:value-type="float" office:value="-6.815269">
                <text:p>-6.815269</text:p>
              </table:table-cell>
              <table:table-cell office:value-type="float" office:value="84.48629">
                <text:p>84.48629</text:p>
              </table:table-cell>
              <table:table-cell office:value-type="float" office:value="5.490104">
                <text:p>5.490104</text:p>
              </table:table-cell>
              <table:table-cell office:value-type="float" office:value="63.51128">
                <text:p>63.51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157">
                <text:p>13.157</text:p>
              </table:table-cell>
              <table:table-cell office:value-type="float" office:value="-6.659991">
                <text:p>-6.659991</text:p>
              </table:table-cell>
              <table:table-cell office:value-type="float" office:value="82.56137">
                <text:p>82.56137</text:p>
              </table:table-cell>
              <table:table-cell office:value-type="float" office:value="4.999588">
                <text:p>4.999588</text:p>
              </table:table-cell>
              <table:table-cell office:value-type="float" office:value="62.57261">
                <text:p>62.572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168">
                <text:p>13.168</text:p>
              </table:table-cell>
              <table:table-cell office:value-type="float" office:value="-6.521338">
                <text:p>-6.521338</text:p>
              </table:table-cell>
              <table:table-cell office:value-type="float" office:value="80.84255">
                <text:p>80.84255</text:p>
              </table:table-cell>
              <table:table-cell office:value-type="float" office:value="4.223114">
                <text:p>4.223114</text:p>
              </table:table-cell>
              <table:table-cell office:value-type="float" office:value="61.57015">
                <text:p>61.570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179">
                <text:p>13.179</text:p>
              </table:table-cell>
              <table:table-cell office:value-type="float" office:value="-6.385579">
                <text:p>-6.385579</text:p>
              </table:table-cell>
              <table:table-cell office:value-type="float" office:value="79.15959">
                <text:p>79.15959</text:p>
              </table:table-cell>
              <table:table-cell office:value-type="float" office:value="3.804417">
                <text:p>3.804417</text:p>
              </table:table-cell>
              <table:table-cell office:value-type="float" office:value="60.85077">
                <text:p>60.85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191">
                <text:p>13.191</text:p>
              </table:table-cell>
              <table:table-cell office:value-type="float" office:value="-6.246378">
                <text:p>-6.246378</text:p>
              </table:table-cell>
              <table:table-cell office:value-type="float" office:value="77.43397">
                <text:p>77.43397</text:p>
              </table:table-cell>
              <table:table-cell office:value-type="float" office:value="3.454969">
                <text:p>3.454969</text:p>
              </table:table-cell>
              <table:table-cell office:value-type="float" office:value="60.1614">
                <text:p>60.16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203">
                <text:p>13.203</text:p>
              </table:table-cell>
              <table:table-cell office:value-type="float" office:value="-6.122319">
                <text:p>-6.122319</text:p>
              </table:table-cell>
              <table:table-cell office:value-type="float" office:value="75.89607">
                <text:p>75.89607</text:p>
              </table:table-cell>
              <table:table-cell office:value-type="float" office:value="3.311425">
                <text:p>3.311425</text:p>
              </table:table-cell>
              <table:table-cell office:value-type="float" office:value="59.32325">
                <text:p>59.323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214">
                <text:p>13.214</text:p>
              </table:table-cell>
              <table:table-cell office:value-type="float" office:value="-5.964724">
                <text:p>-5.964724</text:p>
              </table:table-cell>
              <table:table-cell office:value-type="float" office:value="73.9424">
                <text:p>73.9424</text:p>
              </table:table-cell>
              <table:table-cell office:value-type="float" office:value="3.42366">
                <text:p>3.42366</text:p>
              </table:table-cell>
              <table:table-cell office:value-type="float" office:value="58.57885">
                <text:p>58.578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225">
                <text:p>13.225</text:p>
              </table:table-cell>
              <table:table-cell office:value-type="float" office:value="-5.834691">
                <text:p>-5.834691</text:p>
              </table:table-cell>
              <table:table-cell office:value-type="float" office:value="72.33042">
                <text:p>72.33042</text:p>
              </table:table-cell>
              <table:table-cell office:value-type="float" office:value="3.74188">
                <text:p>3.74188</text:p>
              </table:table-cell>
              <table:table-cell office:value-type="float" office:value="58.01742">
                <text:p>58.01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236">
                <text:p>13.236</text:p>
              </table:table-cell>
              <table:table-cell office:value-type="float" office:value="-5.707493">
                <text:p>-5.707493</text:p>
              </table:table-cell>
              <table:table-cell office:value-type="float" office:value="70.75358">
                <text:p>70.75358</text:p>
              </table:table-cell>
              <table:table-cell office:value-type="float" office:value="4.118868">
                <text:p>4.118868</text:p>
              </table:table-cell>
              <table:table-cell office:value-type="float" office:value="57.29448">
                <text:p>57.294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47">
                <text:p>13.247</text:p>
              </table:table-cell>
              <table:table-cell office:value-type="float" office:value="-5.588665">
                <text:p>-5.588665</text:p>
              </table:table-cell>
              <table:table-cell office:value-type="float" office:value="69.28051">
                <text:p>69.28051</text:p>
              </table:table-cell>
              <table:table-cell office:value-type="float" office:value="4.411607">
                <text:p>4.411607</text:p>
              </table:table-cell>
              <table:table-cell office:value-type="float" office:value="56.70145">
                <text:p>56.701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268">
                <text:p>13.268</text:p>
              </table:table-cell>
              <table:table-cell office:value-type="float" office:value="-5.917766">
                <text:p>-5.917766</text:p>
              </table:table-cell>
              <table:table-cell office:value-type="float" office:value="68.65663">
                <text:p>68.65663</text:p>
              </table:table-cell>
              <table:table-cell office:value-type="float" office:value="4.804938">
                <text:p>4.804938</text:p>
              </table:table-cell>
              <table:table-cell office:value-type="float" office:value="55.94654">
                <text:p>55.946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279">
                <text:p>13.279</text:p>
              </table:table-cell>
              <table:table-cell office:value-type="float" office:value="-7.082392">
                <text:p>-7.082392</text:p>
              </table:table-cell>
              <table:table-cell office:value-type="float" office:value="70.30779">
                <text:p>70.30779</text:p>
              </table:table-cell>
              <table:table-cell office:value-type="float" office:value="5.299241">
                <text:p>5.299241</text:p>
              </table:table-cell>
              <table:table-cell office:value-type="float" office:value="55.0056">
                <text:p>55.00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291">
                <text:p>13.291</text:p>
              </table:table-cell>
              <table:table-cell office:value-type="float" office:value="-8.101505">
                <text:p>-8.101505</text:p>
              </table:table-cell>
              <table:table-cell office:value-type="float" office:value="71.71394">
                <text:p>71.71394</text:p>
              </table:table-cell>
              <table:table-cell office:value-type="float" office:value="5.80567">
                <text:p>5.80567</text:p>
              </table:table-cell>
              <table:table-cell office:value-type="float" office:value="54.2238">
                <text:p>54.22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302">
                <text:p>13.302</text:p>
              </table:table-cell>
              <table:table-cell office:value-type="float" office:value="-9.042718">
                <text:p>-9.042718</text:p>
              </table:table-cell>
              <table:table-cell office:value-type="float" office:value="72.98843">
                <text:p>72.98843</text:p>
              </table:table-cell>
              <table:table-cell office:value-type="float" office:value="6.47375">
                <text:p>6.47375</text:p>
              </table:table-cell>
              <table:table-cell office:value-type="float" office:value="53.68737">
                <text:p>53.687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314">
                <text:p>13.314</text:p>
              </table:table-cell>
              <table:table-cell office:value-type="float" office:value="-9.917068">
                <text:p>-9.917068</text:p>
              </table:table-cell>
              <table:table-cell office:value-type="float" office:value="74.14063">
                <text:p>74.14063</text:p>
              </table:table-cell>
              <table:table-cell office:value-type="float" office:value="7.241327">
                <text:p>7.241327</text:p>
              </table:table-cell>
              <table:table-cell office:value-type="float" office:value="53.01906">
                <text:p>53.019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475">
                <text:p>13.475</text:p>
              </table:table-cell>
              <table:table-cell office:value-type="float" office:value="-22.54826">
                <text:p>-22.54826</text:p>
              </table:table-cell>
              <table:table-cell office:value-type="float" office:value="89.01265">
                <text:p>89.01265</text:p>
              </table:table-cell>
              <table:table-cell office:value-type="float" office:value="15.46455">
                <text:p>15.46455</text:p>
              </table:table-cell>
              <table:table-cell office:value-type="float" office:value="45.68127">
                <text:p>45.681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486">
                <text:p>13.486</text:p>
              </table:table-cell>
              <table:table-cell office:value-type="float" office:value="-23.55164">
                <text:p>-23.55164</text:p>
              </table:table-cell>
              <table:table-cell office:value-type="float" office:value="89.85448">
                <text:p>89.85448</text:p>
              </table:table-cell>
              <table:table-cell office:value-type="float" office:value="16.20694">
                <text:p>16.20694</text:p>
              </table:table-cell>
              <table:table-cell office:value-type="float" office:value="45.15754">
                <text:p>45.157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497">
                <text:p>13.497</text:p>
              </table:table-cell>
              <table:table-cell office:value-type="float" office:value="-24.55669">
                <text:p>-24.55669</text:p>
              </table:table-cell>
              <table:table-cell office:value-type="float" office:value="90.67981">
                <text:p>90.67981</text:p>
              </table:table-cell>
              <table:table-cell office:value-type="float" office:value="16.68102">
                <text:p>16.68102</text:p>
              </table:table-cell>
              <table:table-cell office:value-type="float" office:value="44.80127">
                <text:p>44.80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508">
                <text:p>13.508</text:p>
              </table:table-cell>
              <table:table-cell office:value-type="float" office:value="-25.66621">
                <text:p>-25.66621</text:p>
              </table:table-cell>
              <table:table-cell office:value-type="float" office:value="91.48196">
                <text:p>91.48196</text:p>
              </table:table-cell>
              <table:table-cell office:value-type="float" office:value="16.86766">
                <text:p>16.86766</text:p>
              </table:table-cell>
              <table:table-cell office:value-type="float" office:value="44.58837">
                <text:p>44.588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533">
                <text:p>13.533</text:p>
              </table:table-cell>
              <table:table-cell office:value-type="float" office:value="-27.68921">
                <text:p>-27.68921</text:p>
              </table:table-cell>
              <table:table-cell office:value-type="float" office:value="92.71945">
                <text:p>92.71945</text:p>
              </table:table-cell>
              <table:table-cell office:value-type="float" office:value="16.92246">
                <text:p>16.92246</text:p>
              </table:table-cell>
              <table:table-cell office:value-type="float" office:value="44.46512">
                <text:p>44.465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546">
                <text:p>13.546</text:p>
              </table:table-cell>
              <table:table-cell office:value-type="float" office:value="-29.52178">
                <text:p>-29.52178</text:p>
              </table:table-cell>
              <table:table-cell office:value-type="float" office:value="93.81778">
                <text:p>93.81778</text:p>
              </table:table-cell>
              <table:table-cell office:value-type="float" office:value="16.95384">
                <text:p>16.95384</text:p>
              </table:table-cell>
              <table:table-cell office:value-type="float" office:value="44.42552">
                <text:p>44.425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557">
                <text:p>13.557</text:p>
              </table:table-cell>
              <table:table-cell office:value-type="float" office:value="-30.41012">
                <text:p>-30.41012</text:p>
              </table:table-cell>
              <table:table-cell office:value-type="float" office:value="94.37925">
                <text:p>94.37925</text:p>
              </table:table-cell>
              <table:table-cell office:value-type="float" office:value="16.98543">
                <text:p>16.98543</text:p>
              </table:table-cell>
              <table:table-cell office:value-type="float" office:value="44.38604">
                <text:p>44.386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.568">
                <text:p>13.568</text:p>
              </table:table-cell>
              <table:table-cell office:value-type="float" office:value="-31.58946">
                <text:p>-31.58946</text:p>
              </table:table-cell>
              <table:table-cell office:value-type="float" office:value="95.10335">
                <text:p>95.10335</text:p>
              </table:table-cell>
              <table:table-cell office:value-type="float" office:value="17.11646">
                <text:p>17.11646</text:p>
              </table:table-cell>
              <table:table-cell office:value-type="float" office:value="44.36561">
                <text:p>44.365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58">
                <text:p>13.58</text:p>
              </table:table-cell>
              <table:table-cell office:value-type="float" office:value="-32.63697">
                <text:p>-32.63697</text:p>
              </table:table-cell>
              <table:table-cell office:value-type="float" office:value="95.72864">
                <text:p>95.72864</text:p>
              </table:table-cell>
              <table:table-cell office:value-type="float" office:value="17.22985">
                <text:p>17.22985</text:p>
              </table:table-cell>
              <table:table-cell office:value-type="float" office:value="44.29677">
                <text:p>44.296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592">
                <text:p>13.592</text:p>
              </table:table-cell>
              <table:table-cell office:value-type="float" office:value="-33.54574">
                <text:p>-33.54574</text:p>
              </table:table-cell>
              <table:table-cell office:value-type="float" office:value="96.33101">
                <text:p>96.33101</text:p>
              </table:table-cell>
              <table:table-cell office:value-type="float" office:value="17.35522">
                <text:p>17.35522</text:p>
              </table:table-cell>
              <table:table-cell office:value-type="float" office:value="44.26098">
                <text:p>44.260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603">
                <text:p>13.603</text:p>
              </table:table-cell>
              <table:table-cell office:value-type="float" office:value="-34.16882">
                <text:p>-34.16882</text:p>
              </table:table-cell>
              <table:table-cell office:value-type="float" office:value="96.73797">
                <text:p>96.73797</text:p>
              </table:table-cell>
              <table:table-cell office:value-type="float" office:value="17.46438">
                <text:p>17.46438</text:p>
              </table:table-cell>
              <table:table-cell office:value-type="float" office:value="44.23156">
                <text:p>44.231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614">
                <text:p>13.614</text:p>
              </table:table-cell>
              <table:table-cell office:value-type="float" office:value="-35.33368">
                <text:p>-35.33368</text:p>
              </table:table-cell>
              <table:table-cell office:value-type="float" office:value="97.49024">
                <text:p>97.49024</text:p>
              </table:table-cell>
              <table:table-cell office:value-type="float" office:value="17.54064">
                <text:p>17.54064</text:p>
              </table:table-cell>
              <table:table-cell office:value-type="float" office:value="44.18671">
                <text:p>44.186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625">
                <text:p>13.625</text:p>
              </table:table-cell>
              <table:table-cell office:value-type="float" office:value="-36.31667">
                <text:p>-36.31667</text:p>
              </table:table-cell>
              <table:table-cell office:value-type="float" office:value="98.1477">
                <text:p>98.1477</text:p>
              </table:table-cell>
              <table:table-cell office:value-type="float" office:value="17.62289">
                <text:p>17.62289</text:p>
              </table:table-cell>
              <table:table-cell office:value-type="float" office:value="44.18605">
                <text:p>44.186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636">
                <text:p>13.636</text:p>
              </table:table-cell>
              <table:table-cell office:value-type="float" office:value="-37.10503">
                <text:p>-37.10503</text:p>
              </table:table-cell>
              <table:table-cell office:value-type="float" office:value="98.73374">
                <text:p>98.73374</text:p>
              </table:table-cell>
              <table:table-cell office:value-type="float" office:value="17.67218">
                <text:p>17.67218</text:p>
              </table:table-cell>
              <table:table-cell office:value-type="float" office:value="44.16948">
                <text:p>44.169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657">
                <text:p>13.657</text:p>
              </table:table-cell>
              <table:table-cell office:value-type="float" office:value="-38.45747">
                <text:p>-38.45747</text:p>
              </table:table-cell>
              <table:table-cell office:value-type="float" office:value="99.7306">
                <text:p>99.7306</text:p>
              </table:table-cell>
              <table:table-cell office:value-type="float" office:value="17.75441">
                <text:p>17.75441</text:p>
              </table:table-cell>
              <table:table-cell office:value-type="float" office:value="44.16967">
                <text:p>44.169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669">
                <text:p>13.669</text:p>
              </table:table-cell>
              <table:table-cell office:value-type="float" office:value="-38.98037">
                <text:p>-38.98037</text:p>
              </table:table-cell>
              <table:table-cell office:value-type="float" office:value="100.1146">
                <text:p>100.1146</text:p>
              </table:table-cell>
              <table:table-cell office:value-type="float" office:value="17.79295">
                <text:p>17.79295</text:p>
              </table:table-cell>
              <table:table-cell office:value-type="float" office:value="44.14801">
                <text:p>44.148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829">
                <text:p>13.829</text:p>
              </table:table-cell>
              <table:table-cell office:value-type="float" office:value="-48.24699">
                <text:p>-48.24699</text:p>
              </table:table-cell>
              <table:table-cell office:value-type="float" office:value="106.8393">
                <text:p>106.8393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84">
                <text:p>13.84</text:p>
              </table:table-cell>
              <table:table-cell office:value-type="float" office:value="-48.85817">
                <text:p>-48.85817</text:p>
              </table:table-cell>
              <table:table-cell office:value-type="float" office:value="107.194">
                <text:p>107.194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852">
                <text:p>13.852</text:p>
              </table:table-cell>
              <table:table-cell office:value-type="float" office:value="-49.44374">
                <text:p>-49.44374</text:p>
              </table:table-cell>
              <table:table-cell office:value-type="float" office:value="107.5272">
                <text:p>107.527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866">
                <text:p>13.866</text:p>
              </table:table-cell>
              <table:table-cell office:value-type="float" office:value="-49.87325">
                <text:p>-49.87325</text:p>
              </table:table-cell>
              <table:table-cell office:value-type="float" office:value="107.7972">
                <text:p>107.797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879">
                <text:p>13.879</text:p>
              </table:table-cell>
              <table:table-cell office:value-type="float" office:value="-50.39499">
                <text:p>-50.39499</text:p>
              </table:table-cell>
              <table:table-cell office:value-type="float" office:value="108.2298">
                <text:p>108.2298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89">
                <text:p>13.89</text:p>
              </table:table-cell>
              <table:table-cell office:value-type="float" office:value="-50.8567">
                <text:p>-50.8567</text:p>
              </table:table-cell>
              <table:table-cell office:value-type="float" office:value="108.609">
                <text:p>108.609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901">
                <text:p>13.901</text:p>
              </table:table-cell>
              <table:table-cell office:value-type="float" office:value="-51.27134">
                <text:p>-51.27134</text:p>
              </table:table-cell>
              <table:table-cell office:value-type="float" office:value="108.9413">
                <text:p>108.9413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912">
                <text:p>13.912</text:p>
              </table:table-cell>
              <table:table-cell office:value-type="float" office:value="-51.68862">
                <text:p>-51.68862</text:p>
              </table:table-cell>
              <table:table-cell office:value-type="float" office:value="109.2698">
                <text:p>109.2698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935">
                <text:p>13.935</text:p>
              </table:table-cell>
              <table:table-cell office:value-type="float" office:value="-52.29267">
                <text:p>-52.29267</text:p>
              </table:table-cell>
              <table:table-cell office:value-type="float" office:value="109.735">
                <text:p>109.735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946">
                <text:p>13.946</text:p>
              </table:table-cell>
              <table:table-cell office:value-type="float" office:value="-52.85034">
                <text:p>-52.85034</text:p>
              </table:table-cell>
              <table:table-cell office:value-type="float" office:value="110.1528">
                <text:p>110.1528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958">
                <text:p>13.958</text:p>
              </table:table-cell>
              <table:table-cell office:value-type="float" office:value="-53.33202">
                <text:p>-53.33202</text:p>
              </table:table-cell>
              <table:table-cell office:value-type="float" office:value="110.508">
                <text:p>110.508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969">
                <text:p>13.969</text:p>
              </table:table-cell>
              <table:table-cell office:value-type="float" office:value="-53.74122">
                <text:p>-53.74122</text:p>
              </table:table-cell>
              <table:table-cell office:value-type="float" office:value="110.8045">
                <text:p>110.8045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.981">
                <text:p>13.981</text:p>
              </table:table-cell>
              <table:table-cell office:value-type="float" office:value="-54.17715">
                <text:p>-54.17715</text:p>
              </table:table-cell>
              <table:table-cell office:value-type="float" office:value="111.1122">
                <text:p>111.112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992">
                <text:p>13.992</text:p>
              </table:table-cell>
              <table:table-cell office:value-type="float" office:value="-54.47866">
                <text:p>-54.47866</text:p>
              </table:table-cell>
              <table:table-cell office:value-type="float" office:value="111.3696">
                <text:p>111.3696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003">
                <text:p>14.003</text:p>
              </table:table-cell>
              <table:table-cell office:value-type="float" office:value="-54.78474">
                <text:p>-54.78474</text:p>
              </table:table-cell>
              <table:table-cell office:value-type="float" office:value="111.5759">
                <text:p>111.5759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014">
                <text:p>14.014</text:p>
              </table:table-cell>
              <table:table-cell office:value-type="float" office:value="-55.34267">
                <text:p>-55.34267</text:p>
              </table:table-cell>
              <table:table-cell office:value-type="float" office:value="111.9445">
                <text:p>111.9445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025">
                <text:p>14.025</text:p>
              </table:table-cell>
              <table:table-cell office:value-type="float" office:value="-55.78763">
                <text:p>-55.78763</text:p>
              </table:table-cell>
              <table:table-cell office:value-type="float" office:value="112.2319">
                <text:p>112.2319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.19">
                <text:p>14.19</text:p>
              </table:table-cell>
              <table:table-cell office:value-type="float" office:value="-60.23265">
                <text:p>-60.23265</text:p>
              </table:table-cell>
              <table:table-cell office:value-type="float" office:value="115.4464">
                <text:p>115.4464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.202">
                <text:p>14.202</text:p>
              </table:table-cell>
              <table:table-cell office:value-type="float" office:value="-60.33246">
                <text:p>-60.33246</text:p>
              </table:table-cell>
              <table:table-cell office:value-type="float" office:value="115.5332">
                <text:p>115.533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13">
                <text:p>14.213</text:p>
              </table:table-cell>
              <table:table-cell office:value-type="float" office:value="-60.62984">
                <text:p>-60.62984</text:p>
              </table:table-cell>
              <table:table-cell office:value-type="float" office:value="115.7828">
                <text:p>115.7828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224">
                <text:p>14.224</text:p>
              </table:table-cell>
              <table:table-cell office:value-type="float" office:value="-60.83293">
                <text:p>-60.83293</text:p>
              </table:table-cell>
              <table:table-cell office:value-type="float" office:value="115.9547">
                <text:p>115.9547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235">
                <text:p>14.235</text:p>
              </table:table-cell>
              <table:table-cell office:value-type="float" office:value="-60.96322">
                <text:p>-60.96322</text:p>
              </table:table-cell>
              <table:table-cell office:value-type="float" office:value="116.1052">
                <text:p>116.105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247">
                <text:p>14.247</text:p>
              </table:table-cell>
              <table:table-cell office:value-type="float" office:value="-61.08939">
                <text:p>-61.08939</text:p>
              </table:table-cell>
              <table:table-cell office:value-type="float" office:value="116.2411">
                <text:p>116.2411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.259">
                <text:p>14.259</text:p>
              </table:table-cell>
              <table:table-cell office:value-type="float" office:value="-61.22565">
                <text:p>-61.22565</text:p>
              </table:table-cell>
              <table:table-cell office:value-type="float" office:value="116.3807">
                <text:p>116.3807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.27">
                <text:p>14.27</text:p>
              </table:table-cell>
              <table:table-cell office:value-type="float" office:value="-61.35331">
                <text:p>-61.35331</text:p>
              </table:table-cell>
              <table:table-cell office:value-type="float" office:value="116.5061">
                <text:p>116.5061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281">
                <text:p>14.281</text:p>
              </table:table-cell>
              <table:table-cell office:value-type="float" office:value="-61.50859">
                <text:p>-61.50859</text:p>
              </table:table-cell>
              <table:table-cell office:value-type="float" office:value="116.6525">
                <text:p>116.6525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292">
                <text:p>14.292</text:p>
              </table:table-cell>
              <table:table-cell office:value-type="float" office:value="-61.62303">
                <text:p>-61.62303</text:p>
              </table:table-cell>
              <table:table-cell office:value-type="float" office:value="116.7559">
                <text:p>116.7559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303">
                <text:p>14.303</text:p>
              </table:table-cell>
              <table:table-cell office:value-type="float" office:value="-61.75679">
                <text:p>-61.75679</text:p>
              </table:table-cell>
              <table:table-cell office:value-type="float" office:value="116.88">
                <text:p>116.88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324">
                <text:p>14.324</text:p>
              </table:table-cell>
              <table:table-cell office:value-type="float" office:value="-61.89504">
                <text:p>-61.89504</text:p>
              </table:table-cell>
              <table:table-cell office:value-type="float" office:value="117.1067">
                <text:p>117.1067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.336">
                <text:p>14.336</text:p>
              </table:table-cell>
              <table:table-cell office:value-type="float" office:value="-61.97463">
                <text:p>-61.97463</text:p>
              </table:table-cell>
              <table:table-cell office:value-type="float" office:value="117.2227">
                <text:p>117.2227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347">
                <text:p>14.347</text:p>
              </table:table-cell>
              <table:table-cell office:value-type="float" office:value="-61.99534">
                <text:p>-61.99534</text:p>
              </table:table-cell>
              <table:table-cell office:value-type="float" office:value="117.3293">
                <text:p>117.3293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.358">
                <text:p>14.358</text:p>
              </table:table-cell>
              <table:table-cell office:value-type="float" office:value="-61.98889">
                <text:p>-61.98889</text:p>
              </table:table-cell>
              <table:table-cell office:value-type="float" office:value="117.4485">
                <text:p>117.4485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.37">
                <text:p>14.37</text:p>
              </table:table-cell>
              <table:table-cell office:value-type="float" office:value="-61.98699">
                <text:p>-61.98699</text:p>
              </table:table-cell>
              <table:table-cell office:value-type="float" office:value="117.5558">
                <text:p>117.5558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.382">
                <text:p>14.382</text:p>
              </table:table-cell>
              <table:table-cell office:value-type="float" office:value="-61.9875">
                <text:p>-61.9875</text:p>
              </table:table-cell>
              <table:table-cell office:value-type="float" office:value="117.6751">
                <text:p>117.6751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.543">
                <text:p>14.543</text:p>
              </table:table-cell>
              <table:table-cell office:value-type="float" office:value="-62.35414">
                <text:p>-62.35414</text:p>
              </table:table-cell>
              <table:table-cell office:value-type="float" office:value="118.2607">
                <text:p>118.2607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554">
                <text:p>14.554</text:p>
              </table:table-cell>
              <table:table-cell office:value-type="float" office:value="-62.43612">
                <text:p>-62.43612</text:p>
              </table:table-cell>
              <table:table-cell office:value-type="float" office:value="118.2376">
                <text:p>118.2376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565">
                <text:p>14.565</text:p>
              </table:table-cell>
              <table:table-cell office:value-type="float" office:value="-62.49174">
                <text:p>-62.49174</text:p>
              </table:table-cell>
              <table:table-cell office:value-type="float" office:value="118.2204">
                <text:p>118.2204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576">
                <text:p>14.576</text:p>
              </table:table-cell>
              <table:table-cell office:value-type="float" office:value="-62.56252">
                <text:p>-62.56252</text:p>
              </table:table-cell>
              <table:table-cell office:value-type="float" office:value="118.197">
                <text:p>118.197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6">
                <text:p>14.6</text:p>
              </table:table-cell>
              <table:table-cell office:value-type="float" office:value="-62.6334">
                <text:p>-62.6334</text:p>
              </table:table-cell>
              <table:table-cell office:value-type="float" office:value="118.1694">
                <text:p>118.1694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612">
                <text:p>14.612</text:p>
              </table:table-cell>
              <table:table-cell office:value-type="float" office:value="-62.66491">
                <text:p>-62.66491</text:p>
              </table:table-cell>
              <table:table-cell office:value-type="float" office:value="118.1532">
                <text:p>118.153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623">
                <text:p>14.623</text:p>
              </table:table-cell>
              <table:table-cell office:value-type="float" office:value="-62.70146">
                <text:p>-62.70146</text:p>
              </table:table-cell>
              <table:table-cell office:value-type="float" office:value="118.1331">
                <text:p>118.1331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634">
                <text:p>14.634</text:p>
              </table:table-cell>
              <table:table-cell office:value-type="float" office:value="-62.73623">
                <text:p>-62.73623</text:p>
              </table:table-cell>
              <table:table-cell office:value-type="float" office:value="118.1128">
                <text:p>118.1128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645">
                <text:p>14.645</text:p>
              </table:table-cell>
              <table:table-cell office:value-type="float" office:value="-62.77572">
                <text:p>-62.77572</text:p>
              </table:table-cell>
              <table:table-cell office:value-type="float" office:value="118.089">
                <text:p>118.089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657">
                <text:p>14.657</text:p>
              </table:table-cell>
              <table:table-cell office:value-type="float" office:value="-62.82058">
                <text:p>-62.82058</text:p>
              </table:table-cell>
              <table:table-cell office:value-type="float" office:value="118.0612">
                <text:p>118.061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668">
                <text:p>14.668</text:p>
              </table:table-cell>
              <table:table-cell office:value-type="float" office:value="-62.82621">
                <text:p>-62.82621</text:p>
              </table:table-cell>
              <table:table-cell office:value-type="float" office:value="118.0529">
                <text:p>118.0529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679">
                <text:p>14.679</text:p>
              </table:table-cell>
              <table:table-cell office:value-type="float" office:value="-62.79495">
                <text:p>-62.79495</text:p>
              </table:table-cell>
              <table:table-cell office:value-type="float" office:value="118.0592">
                <text:p>118.059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69">
                <text:p>14.69</text:p>
              </table:table-cell>
              <table:table-cell office:value-type="float" office:value="-62.76245">
                <text:p>-62.76245</text:p>
              </table:table-cell>
              <table:table-cell office:value-type="float" office:value="118.0635">
                <text:p>118.0635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711">
                <text:p>14.711</text:p>
              </table:table-cell>
              <table:table-cell office:value-type="float" office:value="-62.71826">
                <text:p>-62.71826</text:p>
              </table:table-cell>
              <table:table-cell office:value-type="float" office:value="118.0622">
                <text:p>118.062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722">
                <text:p>14.722</text:p>
              </table:table-cell>
              <table:table-cell office:value-type="float" office:value="-62.69928">
                <text:p>-62.69928</text:p>
              </table:table-cell>
              <table:table-cell office:value-type="float" office:value="118.0583">
                <text:p>118.0583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735">
                <text:p>14.735</text:p>
              </table:table-cell>
              <table:table-cell office:value-type="float" office:value="-62.68398">
                <text:p>-62.68398</text:p>
              </table:table-cell>
              <table:table-cell office:value-type="float" office:value="118.052">
                <text:p>118.05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902">
                <text:p>14.902</text:p>
              </table:table-cell>
              <table:table-cell office:value-type="float" office:value="-54.47606">
                <text:p>-54.47606</text:p>
              </table:table-cell>
              <table:table-cell office:value-type="float" office:value="102.8087">
                <text:p>102.8087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913">
                <text:p>14.913</text:p>
              </table:table-cell>
              <table:table-cell office:value-type="float" office:value="-53.28841">
                <text:p>-53.28841</text:p>
              </table:table-cell>
              <table:table-cell office:value-type="float" office:value="100.5674">
                <text:p>100.5674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924">
                <text:p>14.924</text:p>
              </table:table-cell>
              <table:table-cell office:value-type="float" office:value="-52.12677">
                <text:p>-52.12677</text:p>
              </table:table-cell>
              <table:table-cell office:value-type="float" office:value="98.37507">
                <text:p>98.37507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935">
                <text:p>14.935</text:p>
              </table:table-cell>
              <table:table-cell office:value-type="float" office:value="-51.452">
                <text:p>-51.452</text:p>
              </table:table-cell>
              <table:table-cell office:value-type="float" office:value="97.10165">
                <text:p>97.10165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946">
                <text:p>14.946</text:p>
              </table:table-cell>
              <table:table-cell office:value-type="float" office:value="-49.97651">
                <text:p>-49.97651</text:p>
              </table:table-cell>
              <table:table-cell office:value-type="float" office:value="94.31705">
                <text:p>94.31705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957">
                <text:p>14.957</text:p>
              </table:table-cell>
              <table:table-cell office:value-type="float" office:value="-48.69084">
                <text:p>-48.69084</text:p>
              </table:table-cell>
              <table:table-cell office:value-type="float" office:value="91.89071">
                <text:p>91.89071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968">
                <text:p>14.968</text:p>
              </table:table-cell>
              <table:table-cell office:value-type="float" office:value="-47.62941">
                <text:p>-47.62941</text:p>
              </table:table-cell>
              <table:table-cell office:value-type="float" office:value="89.88753">
                <text:p>89.88753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989">
                <text:p>14.989</text:p>
              </table:table-cell>
              <table:table-cell office:value-type="float" office:value="-47.41939">
                <text:p>-47.41939</text:p>
              </table:table-cell>
              <table:table-cell office:value-type="float" office:value="89.72346">
                <text:p>89.72346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002">
                <text:p>15.002</text:p>
              </table:table-cell>
              <table:table-cell office:value-type="float" office:value="-47.64726">
                <text:p>-47.64726</text:p>
              </table:table-cell>
              <table:table-cell office:value-type="float" office:value="90.22494">
                <text:p>90.22494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013">
                <text:p>15.013</text:p>
              </table:table-cell>
              <table:table-cell office:value-type="float" office:value="-48.06831">
                <text:p>-48.06831</text:p>
              </table:table-cell>
              <table:table-cell office:value-type="float" office:value="91.14638">
                <text:p>91.14638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024">
                <text:p>15.024</text:p>
              </table:table-cell>
              <table:table-cell office:value-type="float" office:value="-48.36021">
                <text:p>-48.36021</text:p>
              </table:table-cell>
              <table:table-cell office:value-type="float" office:value="91.78966">
                <text:p>91.78966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036">
                <text:p>15.036</text:p>
              </table:table-cell>
              <table:table-cell office:value-type="float" office:value="-48.61061">
                <text:p>-48.61061</text:p>
              </table:table-cell>
              <table:table-cell office:value-type="float" office:value="92.42934">
                <text:p>92.42934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048">
                <text:p>15.048</text:p>
              </table:table-cell>
              <table:table-cell office:value-type="float" office:value="-48.85695">
                <text:p>-48.85695</text:p>
              </table:table-cell>
              <table:table-cell office:value-type="float" office:value="93.0534">
                <text:p>93.0534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.059">
                <text:p>15.059</text:p>
              </table:table-cell>
              <table:table-cell office:value-type="float" office:value="-49.07817">
                <text:p>-49.07817</text:p>
              </table:table-cell>
              <table:table-cell office:value-type="float" office:value="93.60995">
                <text:p>93.60995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07">
                <text:p>15.07</text:p>
              </table:table-cell>
              <table:table-cell office:value-type="float" office:value="-49.26649">
                <text:p>-49.26649</text:p>
              </table:table-cell>
              <table:table-cell office:value-type="float" office:value="94.07722">
                <text:p>94.07722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081">
                <text:p>15.081</text:p>
              </table:table-cell>
              <table:table-cell office:value-type="float" office:value="-49.55406">
                <text:p>-49.55406</text:p>
              </table:table-cell>
              <table:table-cell office:value-type="float" office:value="94.78647">
                <text:p>94.78647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092">
                <text:p>15.092</text:p>
              </table:table-cell>
              <table:table-cell office:value-type="float" office:value="-49.75576">
                <text:p>-49.75576</text:p>
              </table:table-cell>
              <table:table-cell office:value-type="float" office:value="95.27969">
                <text:p>95.27969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252">
                <text:p>15.252</text:p>
              </table:table-cell>
              <table:table-cell office:value-type="float" office:value="-53.3889">
                <text:p>-53.3889</text:p>
              </table:table-cell>
              <table:table-cell office:value-type="float" office:value="102.0426">
                <text:p>102.0426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272">
                <text:p>15.272</text:p>
              </table:table-cell>
              <table:table-cell office:value-type="float" office:value="-53.61173">
                <text:p>-53.61173</text:p>
              </table:table-cell>
              <table:table-cell office:value-type="float" office:value="102.384">
                <text:p>102.384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283">
                <text:p>15.283</text:p>
              </table:table-cell>
              <table:table-cell office:value-type="float" office:value="-54.02786">
                <text:p>-54.02786</text:p>
              </table:table-cell>
              <table:table-cell office:value-type="float" office:value="102.9957">
                <text:p>102.9957</text:p>
              </table:table-cell>
              <table:table-cell office:value-type="float" office:value="17.84277">
                <text:p>17.84277</text:p>
              </table:table-cell>
              <table:table-cell office:value-type="float" office:value="44.10463">
                <text:p>44.10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952cm" style:legend-expansion="high" chart:style-name="ch2"/>
        <chart:plot-area chart:style-name="ch3" table:cell-range-address="Sheet1.BJ3:Sheet1.BL427" svg:x="0.32cm" svg:y="0.18cm" svg:width="12.27cm" svg:height="8.64cm">
          <chart:coordinate-region svg:x="1.153cm" svg:y="0.379cm" svg:width="11.2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K3:Sheet1.BK427" chart:class="chart:scatter">
            <chart:domain table:cell-range-address="Sheet1.BJ3:Sheet1.BJ427"/>
            <chart:data-point chart:repeated="425"/>
          </chart:series>
          <chart:series chart:style-name="ch8" chart:values-cell-range-address="Sheet1.BL3:Sheet1.BL427" chart:class="chart:scatter">
            <chart:data-point chart:repeated="4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82">
                <text:p>3.882</text:p>
                <draw:g>
                  <svg:desc>Sheet1.BJ3:Sheet1.BJ427</svg:desc>
                </draw:g>
              </table:table-cell>
              <table:table-cell office:value-type="float" office:value="-0.00867045">
                <text:p>-0.00867045</text:p>
                <draw:g>
                  <svg:desc>Sheet1.BK3:Sheet1.BK427</svg:desc>
                </draw:g>
              </table:table-cell>
              <table:table-cell office:value-type="float" office:value="-0.00867045">
                <text:p>-0.00867045</text:p>
                <draw:g>
                  <svg:desc>Sheet1.BL3:Sheet1.BL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9">
                <text:p>3.89</text:p>
              </table:table-cell>
              <table:table-cell office:value-type="float" office:value="-0.04335225">
                <text:p>-0.04335225</text:p>
              </table:table-cell>
              <table:table-cell office:value-type="float" office:value="0.00867045">
                <text:p>0.00867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98">
                <text:p>3.898</text:p>
              </table:table-cell>
              <table:table-cell office:value-type="float" office:value="-0.0693636">
                <text:p>-0.0693636</text:p>
              </table:table-cell>
              <table:table-cell office:value-type="float" office:value="0.0173409">
                <text:p>0.0173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06">
                <text:p>3.906</text:p>
              </table:table-cell>
              <table:table-cell office:value-type="float" office:value="-0.1040454">
                <text:p>-0.1040454</text:p>
              </table:table-cell>
              <table:table-cell office:value-type="float" office:value="0.0173409">
                <text:p>0.0173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14">
                <text:p>3.914</text:p>
              </table:table-cell>
              <table:table-cell office:value-type="float" office:value="-0.1820769">
                <text:p>-0.1820769</text:p>
              </table:table-cell>
              <table:table-cell office:value-type="float" office:value="-0.0260292">
                <text:p>-0.0260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22">
                <text:p>3.922</text:p>
              </table:table-cell>
              <table:table-cell office:value-type="float" office:value="-0.2774329">
                <text:p>-0.2774329</text:p>
              </table:table-cell>
              <table:table-cell office:value-type="float" office:value="-0.03485334">
                <text:p>-0.03485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31">
                <text:p>3.931</text:p>
              </table:table-cell>
              <table:table-cell office:value-type="float" office:value="-0.1387272">
                <text:p>-0.1387272</text:p>
              </table:table-cell>
              <table:table-cell office:value-type="float" office:value="-0.0001253967">
                <text:p>-0.0001253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39">
                <text:p>3.939</text:p>
              </table:table-cell>
              <table:table-cell office:value-type="float" office:value="-0.2774752">
                <text:p>-0.2774752</text:p>
              </table:table-cell>
              <table:table-cell office:value-type="float" office:value="0.01700582">
                <text:p>0.01700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49">
                <text:p>3.949</text:p>
              </table:table-cell>
              <table:table-cell office:value-type="float" office:value="-0.3295671">
                <text:p>-0.3295671</text:p>
              </table:table-cell>
              <table:table-cell office:value-type="float" office:value="0.05144953">
                <text:p>0.05144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57">
                <text:p>3.957</text:p>
              </table:table-cell>
              <table:table-cell office:value-type="float" office:value="-0.3732407">
                <text:p>-0.3732407</text:p>
              </table:table-cell>
              <table:table-cell office:value-type="float" office:value="0.1288711">
                <text:p>0.128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65">
                <text:p>3.965</text:p>
              </table:table-cell>
              <table:table-cell office:value-type="float" office:value="-0.1911474">
                <text:p>-0.1911474</text:p>
              </table:table-cell>
              <table:table-cell office:value-type="float" office:value="0.06826095">
                <text:p>0.06826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73">
                <text:p>3.973</text:p>
              </table:table-cell>
              <table:table-cell office:value-type="float" office:value="-0.4179897">
                <text:p>-0.4179897</text:p>
              </table:table-cell>
              <table:table-cell office:value-type="float" office:value="0.1867549">
                <text:p>0.1867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81">
                <text:p>3.981</text:p>
              </table:table-cell>
              <table:table-cell office:value-type="float" office:value="-0.4098104">
                <text:p>-0.4098104</text:p>
              </table:table-cell>
              <table:table-cell office:value-type="float" office:value="0.1589322">
                <text:p>0.1589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89">
                <text:p>3.989</text:p>
              </table:table-cell>
              <table:table-cell office:value-type="float" office:value="-0.3228731">
                <text:p>-0.3228731</text:p>
              </table:table-cell>
              <table:table-cell office:value-type="float" office:value="0.1066527">
                <text:p>0.1066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97">
                <text:p>3.997</text:p>
              </table:table-cell>
              <table:table-cell office:value-type="float" office:value="-0.5425088">
                <text:p>-0.5425088</text:p>
              </table:table-cell>
              <table:table-cell office:value-type="float" office:value="0.1948472">
                <text:p>0.1948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06">
                <text:p>4.006</text:p>
              </table:table-cell>
              <table:table-cell office:value-type="float" office:value="-0.5075167">
                <text:p>-0.5075167</text:p>
              </table:table-cell>
              <table:table-cell office:value-type="float" office:value="0.1402799">
                <text:p>0.1402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16">
                <text:p>4.016</text:p>
              </table:table-cell>
              <table:table-cell office:value-type="float" office:value="-0.5888858">
                <text:p>-0.5888858</text:p>
              </table:table-cell>
              <table:table-cell office:value-type="float" office:value="0.1940803">
                <text:p>0.1940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24">
                <text:p>4.024</text:p>
              </table:table-cell>
              <table:table-cell office:value-type="float" office:value="-0.3709139">
                <text:p>-0.3709139</text:p>
              </table:table-cell>
              <table:table-cell office:value-type="float" office:value="0.1392551">
                <text:p>0.1392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32">
                <text:p>4.032</text:p>
              </table:table-cell>
              <table:table-cell office:value-type="float" office:value="-0.5713835">
                <text:p>-0.5713835</text:p>
              </table:table-cell>
              <table:table-cell office:value-type="float" office:value="0.1352056">
                <text:p>0.1352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4">
                <text:p>4.04</text:p>
              </table:table-cell>
              <table:table-cell office:value-type="float" office:value="-0.3736475">
                <text:p>-0.3736475</text:p>
              </table:table-cell>
              <table:table-cell office:value-type="float" office:value="0.1518872">
                <text:p>0.1518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48">
                <text:p>4.048</text:p>
              </table:table-cell>
              <table:table-cell office:value-type="float" office:value="-0.4856518">
                <text:p>-0.4856518</text:p>
              </table:table-cell>
              <table:table-cell office:value-type="float" office:value="-0.01407461">
                <text:p>-0.01407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56">
                <text:p>4.056</text:p>
              </table:table-cell>
              <table:table-cell office:value-type="float" office:value="-0.5133438">
                <text:p>-0.5133438</text:p>
              </table:table-cell>
              <table:table-cell office:value-type="float" office:value="0.006907039">
                <text:p>0.006907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64">
                <text:p>4.064</text:p>
              </table:table-cell>
              <table:table-cell office:value-type="float" office:value="-0.4921278">
                <text:p>-0.4921278</text:p>
              </table:table-cell>
              <table:table-cell office:value-type="float" office:value="0.06625578">
                <text:p>0.06625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72">
                <text:p>4.072</text:p>
              </table:table-cell>
              <table:table-cell office:value-type="float" office:value="-0.7078109">
                <text:p>-0.7078109</text:p>
              </table:table-cell>
              <table:table-cell office:value-type="float" office:value="0.03652846">
                <text:p>0.03652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81">
                <text:p>4.081</text:p>
              </table:table-cell>
              <table:table-cell office:value-type="float" office:value="-0.5840237">
                <text:p>-0.5840237</text:p>
              </table:table-cell>
              <table:table-cell office:value-type="float" office:value="0.008265488">
                <text:p>0.008265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89">
                <text:p>4.089</text:p>
              </table:table-cell>
              <table:table-cell office:value-type="float" office:value="-0.4994476">
                <text:p>-0.4994476</text:p>
              </table:table-cell>
              <table:table-cell office:value-type="float" office:value="0.02984571">
                <text:p>0.02984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097">
                <text:p>4.097</text:p>
              </table:table-cell>
              <table:table-cell office:value-type="float" office:value="-0.7256535">
                <text:p>-0.7256535</text:p>
              </table:table-cell>
              <table:table-cell office:value-type="float" office:value="0.02035798">
                <text:p>0.020357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05">
                <text:p>4.105</text:p>
              </table:table-cell>
              <table:table-cell office:value-type="float" office:value="-0.5036034">
                <text:p>-0.5036034</text:p>
              </table:table-cell>
              <table:table-cell office:value-type="float" office:value="0.1361037">
                <text:p>0.1361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13">
                <text:p>4.113</text:p>
              </table:table-cell>
              <table:table-cell office:value-type="float" office:value="-0.5835432">
                <text:p>-0.5835432</text:p>
              </table:table-cell>
              <table:table-cell office:value-type="float" office:value="-0.08599792">
                <text:p>-0.08599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21">
                <text:p>4.121</text:p>
              </table:table-cell>
              <table:table-cell office:value-type="float" office:value="-0.610853">
                <text:p>-0.610853</text:p>
              </table:table-cell>
              <table:table-cell office:value-type="float" office:value="-0.005900711">
                <text:p>-0.005900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3">
                <text:p>4.13</text:p>
              </table:table-cell>
              <table:table-cell office:value-type="float" office:value="-0.509886">
                <text:p>-0.509886</text:p>
              </table:table-cell>
              <table:table-cell office:value-type="float" office:value="0.02069007">
                <text:p>0.02069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39">
                <text:p>4.139</text:p>
              </table:table-cell>
              <table:table-cell office:value-type="float" office:value="-0.7505033">
                <text:p>-0.7505033</text:p>
              </table:table-cell>
              <table:table-cell office:value-type="float" office:value="-0.01641636">
                <text:p>-0.016416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48">
                <text:p>4.148</text:p>
              </table:table-cell>
              <table:table-cell office:value-type="float" office:value="-0.7748385">
                <text:p>-0.7748385</text:p>
              </table:table-cell>
              <table:table-cell office:value-type="float" office:value="-0.03447008">
                <text:p>-0.03447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56">
                <text:p>4.156</text:p>
              </table:table-cell>
              <table:table-cell office:value-type="float" office:value="-0.5854531">
                <text:p>-0.5854531</text:p>
              </table:table-cell>
              <table:table-cell office:value-type="float" office:value="-0.07186849">
                <text:p>-0.07186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64">
                <text:p>4.164</text:p>
              </table:table-cell>
              <table:table-cell office:value-type="float" office:value="-0.5390913">
                <text:p>-0.5390913</text:p>
              </table:table-cell>
              <table:table-cell office:value-type="float" office:value="-0.03262395">
                <text:p>-0.03262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72">
                <text:p>4.172</text:p>
              </table:table-cell>
              <table:table-cell office:value-type="float" office:value="-0.7729261">
                <text:p>-0.7729261</text:p>
              </table:table-cell>
              <table:table-cell office:value-type="float" office:value="-0.1087119">
                <text:p>-0.1087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8">
                <text:p>4.18</text:p>
              </table:table-cell>
              <table:table-cell office:value-type="float" office:value="-0.588496">
                <text:p>-0.588496</text:p>
              </table:table-cell>
              <table:table-cell office:value-type="float" office:value="-0.1079885">
                <text:p>-0.10798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88">
                <text:p>4.188</text:p>
              </table:table-cell>
              <table:table-cell office:value-type="float" office:value="-0.5667891">
                <text:p>-0.5667891</text:p>
              </table:table-cell>
              <table:table-cell office:value-type="float" office:value="-0.08076882">
                <text:p>-0.08076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97">
                <text:p>4.197</text:p>
              </table:table-cell>
              <table:table-cell office:value-type="float" office:value="-0.6215687">
                <text:p>-0.6215687</text:p>
              </table:table-cell>
              <table:table-cell office:value-type="float" office:value="-0.1197638">
                <text:p>-0.1197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05">
                <text:p>4.205</text:p>
              </table:table-cell>
              <table:table-cell office:value-type="float" office:value="-0.8047818">
                <text:p>-0.8047818</text:p>
              </table:table-cell>
              <table:table-cell office:value-type="float" office:value="-0.1299618">
                <text:p>-0.1299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215">
                <text:p>4.215</text:p>
              </table:table-cell>
              <table:table-cell office:value-type="float" office:value="-0.7971454">
                <text:p>-0.7971454</text:p>
              </table:table-cell>
              <table:table-cell office:value-type="float" office:value="-0.1242466">
                <text:p>-0.1242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23">
                <text:p>4.223</text:p>
              </table:table-cell>
              <table:table-cell office:value-type="float" office:value="-0.5820758">
                <text:p>-0.5820758</text:p>
              </table:table-cell>
              <table:table-cell office:value-type="float" office:value="-0.09541999">
                <text:p>-0.09541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31">
                <text:p>4.231</text:p>
              </table:table-cell>
              <table:table-cell office:value-type="float" office:value="-0.6259012">
                <text:p>-0.6259012</text:p>
              </table:table-cell>
              <table:table-cell office:value-type="float" office:value="-0.142182">
                <text:p>-0.142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39">
                <text:p>4.239</text:p>
              </table:table-cell>
              <table:table-cell office:value-type="float" office:value="-0.5847091">
                <text:p>-0.5847091</text:p>
              </table:table-cell>
              <table:table-cell office:value-type="float" office:value="-0.08327439">
                <text:p>-0.08327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47">
                <text:p>4.247</text:p>
              </table:table-cell>
              <table:table-cell office:value-type="float" office:value="-0.804941">
                <text:p>-0.804941</text:p>
              </table:table-cell>
              <table:table-cell office:value-type="float" office:value="-0.1749782">
                <text:p>-0.1749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55">
                <text:p>4.255</text:p>
              </table:table-cell>
              <table:table-cell office:value-type="float" office:value="-0.5936556">
                <text:p>-0.5936556</text:p>
              </table:table-cell>
              <table:table-cell office:value-type="float" office:value="-0.1685791">
                <text:p>-0.16857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64">
                <text:p>4.264</text:p>
              </table:table-cell>
              <table:table-cell office:value-type="float" office:value="-0.5834629">
                <text:p>-0.5834629</text:p>
              </table:table-cell>
              <table:table-cell office:value-type="float" office:value="-0.132514">
                <text:p>-0.132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74">
                <text:p>4.274</text:p>
              </table:table-cell>
              <table:table-cell office:value-type="float" office:value="-0.7962164">
                <text:p>-0.7962164</text:p>
              </table:table-cell>
              <table:table-cell office:value-type="float" office:value="-0.215386">
                <text:p>-0.215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83">
                <text:p>4.283</text:p>
              </table:table-cell>
              <table:table-cell office:value-type="float" office:value="-0.8162683">
                <text:p>-0.8162683</text:p>
              </table:table-cell>
              <table:table-cell office:value-type="float" office:value="-0.2042566">
                <text:p>-0.2042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91">
                <text:p>4.291</text:p>
              </table:table-cell>
              <table:table-cell office:value-type="float" office:value="-0.6361296">
                <text:p>-0.6361296</text:p>
              </table:table-cell>
              <table:table-cell office:value-type="float" office:value="-0.1753945">
                <text:p>-0.17539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99">
                <text:p>4.299</text:p>
              </table:table-cell>
              <table:table-cell office:value-type="float" office:value="-0.6263815">
                <text:p>-0.6263815</text:p>
              </table:table-cell>
              <table:table-cell office:value-type="float" office:value="-0.1389641">
                <text:p>-0.1389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307">
                <text:p>4.307</text:p>
              </table:table-cell>
              <table:table-cell office:value-type="float" office:value="-0.8357978">
                <text:p>-0.8357978</text:p>
              </table:table-cell>
              <table:table-cell office:value-type="float" office:value="-0.1957698">
                <text:p>-0.1957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16">
                <text:p>4.316</text:p>
              </table:table-cell>
              <table:table-cell office:value-type="float" office:value="-0.6389928">
                <text:p>-0.6389928</text:p>
              </table:table-cell>
              <table:table-cell office:value-type="float" office:value="-0.1618878">
                <text:p>-0.1618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324">
                <text:p>4.324</text:p>
              </table:table-cell>
              <table:table-cell office:value-type="float" office:value="-0.6256471">
                <text:p>-0.6256471</text:p>
              </table:table-cell>
              <table:table-cell office:value-type="float" office:value="-0.1422513">
                <text:p>-0.14225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36">
                <text:p>4.336</text:p>
              </table:table-cell>
              <table:table-cell office:value-type="float" office:value="-0.8620909">
                <text:p>-0.8620909</text:p>
              </table:table-cell>
              <table:table-cell office:value-type="float" office:value="-0.1973356">
                <text:p>-0.19733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44">
                <text:p>4.344</text:p>
              </table:table-cell>
              <table:table-cell office:value-type="float" office:value="-0.8618077">
                <text:p>-0.8618077</text:p>
              </table:table-cell>
              <table:table-cell office:value-type="float" office:value="-0.1985519">
                <text:p>-0.1985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352">
                <text:p>4.352</text:p>
              </table:table-cell>
              <table:table-cell office:value-type="float" office:value="-0.8680738">
                <text:p>-0.8680738</text:p>
              </table:table-cell>
              <table:table-cell office:value-type="float" office:value="-0.209929">
                <text:p>-0.2099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361">
                <text:p>4.361</text:p>
              </table:table-cell>
              <table:table-cell office:value-type="float" office:value="-0.6548168">
                <text:p>-0.6548168</text:p>
              </table:table-cell>
              <table:table-cell office:value-type="float" office:value="-0.1699774">
                <text:p>-0.16997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69">
                <text:p>4.369</text:p>
              </table:table-cell>
              <table:table-cell office:value-type="float" office:value="-0.6690868">
                <text:p>-0.6690868</text:p>
              </table:table-cell>
              <table:table-cell office:value-type="float" office:value="-0.1468851">
                <text:p>-0.14688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77">
                <text:p>4.377</text:p>
              </table:table-cell>
              <table:table-cell office:value-type="float" office:value="-0.8806591">
                <text:p>-0.8806591</text:p>
              </table:table-cell>
              <table:table-cell office:value-type="float" office:value="-0.2322457">
                <text:p>-0.2322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86">
                <text:p>4.386</text:p>
              </table:table-cell>
              <table:table-cell office:value-type="float" office:value="-0.6506825">
                <text:p>-0.6506825</text:p>
              </table:table-cell>
              <table:table-cell office:value-type="float" office:value="-0.1875944">
                <text:p>-0.1875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97">
                <text:p>4.397</text:p>
              </table:table-cell>
              <table:table-cell office:value-type="float" office:value="-0.7555679">
                <text:p>-0.7555679</text:p>
              </table:table-cell>
              <table:table-cell office:value-type="float" office:value="-0.3102153">
                <text:p>-0.31021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405">
                <text:p>4.405</text:p>
              </table:table-cell>
              <table:table-cell office:value-type="float" office:value="-0.8700445">
                <text:p>-0.8700445</text:p>
              </table:table-cell>
              <table:table-cell office:value-type="float" office:value="-0.239461">
                <text:p>-0.239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14">
                <text:p>4.414</text:p>
              </table:table-cell>
              <table:table-cell office:value-type="float" office:value="-0.7899226">
                <text:p>-0.7899226</text:p>
              </table:table-cell>
              <table:table-cell office:value-type="float" office:value="-0.08748719">
                <text:p>-0.087487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3">
                <text:p>4.43</text:p>
              </table:table-cell>
              <table:table-cell office:value-type="float" office:value="-1.575005">
                <text:p>-1.575005</text:p>
              </table:table-cell>
              <table:table-cell office:value-type="float" office:value="-0.4232111">
                <text:p>-0.4232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38">
                <text:p>4.438</text:p>
              </table:table-cell>
              <table:table-cell office:value-type="float" office:value="-0.6544147">
                <text:p>-0.6544147</text:p>
              </table:table-cell>
              <table:table-cell office:value-type="float" office:value="-0.1715339">
                <text:p>-0.17153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446">
                <text:p>4.446</text:p>
              </table:table-cell>
              <table:table-cell office:value-type="float" office:value="-0.7050617">
                <text:p>-0.7050617</text:p>
              </table:table-cell>
              <table:table-cell office:value-type="float" office:value="-0.183398">
                <text:p>-0.183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454">
                <text:p>4.454</text:p>
              </table:table-cell>
              <table:table-cell office:value-type="float" office:value="-0.7721534">
                <text:p>-0.7721534</text:p>
              </table:table-cell>
              <table:table-cell office:value-type="float" office:value="-0.3149014">
                <text:p>-0.31490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63">
                <text:p>4.463</text:p>
              </table:table-cell>
              <table:table-cell office:value-type="float" office:value="-0.8237142">
                <text:p>-0.8237142</text:p>
              </table:table-cell>
              <table:table-cell office:value-type="float" office:value="-0.09518624">
                <text:p>-0.09518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71">
                <text:p>4.471</text:p>
              </table:table-cell>
              <table:table-cell office:value-type="float" office:value="-0.6779053">
                <text:p>-0.6779053</text:p>
              </table:table-cell>
              <table:table-cell office:value-type="float" office:value="-0.1853459">
                <text:p>-0.1853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479">
                <text:p>4.479</text:p>
              </table:table-cell>
              <table:table-cell office:value-type="float" office:value="-0.7685854">
                <text:p>-0.7685854</text:p>
              </table:table-cell>
              <table:table-cell office:value-type="float" office:value="-0.3308644">
                <text:p>-0.3308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87">
                <text:p>4.487</text:p>
              </table:table-cell>
              <table:table-cell office:value-type="float" office:value="-0.8173391">
                <text:p>-0.8173391</text:p>
              </table:table-cell>
              <table:table-cell office:value-type="float" office:value="-0.08395568">
                <text:p>-0.083955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95">
                <text:p>4.495</text:p>
              </table:table-cell>
              <table:table-cell office:value-type="float" office:value="-0.7014043">
                <text:p>-0.7014043</text:p>
              </table:table-cell>
              <table:table-cell office:value-type="float" office:value="-0.1992008">
                <text:p>-0.19920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03">
                <text:p>4.503</text:p>
              </table:table-cell>
              <table:table-cell office:value-type="float" office:value="-0.6780783">
                <text:p>-0.6780783</text:p>
              </table:table-cell>
              <table:table-cell office:value-type="float" office:value="-0.1847122">
                <text:p>-0.1847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11">
                <text:p>4.511</text:p>
              </table:table-cell>
              <table:table-cell office:value-type="float" office:value="-0.6950271">
                <text:p>-0.6950271</text:p>
              </table:table-cell>
              <table:table-cell office:value-type="float" office:value="-0.1884272">
                <text:p>-0.1884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19">
                <text:p>4.519</text:p>
              </table:table-cell>
              <table:table-cell office:value-type="float" office:value="-0.7858059">
                <text:p>-0.7858059</text:p>
              </table:table-cell>
              <table:table-cell office:value-type="float" office:value="-0.3340264">
                <text:p>-0.33402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3">
                <text:p>4.53</text:p>
              </table:table-cell>
              <table:table-cell office:value-type="float" office:value="-0.8278472">
                <text:p>-0.8278472</text:p>
              </table:table-cell>
              <table:table-cell office:value-type="float" office:value="-0.07643891">
                <text:p>-0.076438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38">
                <text:p>4.538</text:p>
              </table:table-cell>
              <table:table-cell office:value-type="float" office:value="-0.9317197">
                <text:p>-0.9317197</text:p>
              </table:table-cell>
              <table:table-cell office:value-type="float" office:value="-0.2425487">
                <text:p>-0.24254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47">
                <text:p>4.547</text:p>
              </table:table-cell>
              <table:table-cell office:value-type="float" office:value="-0.7160513">
                <text:p>-0.7160513</text:p>
              </table:table-cell>
              <table:table-cell office:value-type="float" office:value="-0.1746342">
                <text:p>-0.1746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55">
                <text:p>4.555</text:p>
              </table:table-cell>
              <table:table-cell office:value-type="float" office:value="-0.942208">
                <text:p>-0.942208</text:p>
              </table:table-cell>
              <table:table-cell office:value-type="float" office:value="-0.2357066">
                <text:p>-0.23570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63">
                <text:p>4.563</text:p>
              </table:table-cell>
              <table:table-cell office:value-type="float" office:value="-0.7057264">
                <text:p>-0.7057264</text:p>
              </table:table-cell>
              <table:table-cell office:value-type="float" office:value="-0.1808231">
                <text:p>-0.18082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71">
                <text:p>4.571</text:p>
              </table:table-cell>
              <table:table-cell office:value-type="float" office:value="-0.7084046">
                <text:p>-0.7084046</text:p>
              </table:table-cell>
              <table:table-cell office:value-type="float" office:value="-0.2078445">
                <text:p>-0.20784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79">
                <text:p>4.579</text:p>
              </table:table-cell>
              <table:table-cell office:value-type="float" office:value="-0.9386066">
                <text:p>-0.9386066</text:p>
              </table:table-cell>
              <table:table-cell office:value-type="float" office:value="-0.251477">
                <text:p>-0.251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88">
                <text:p>4.588</text:p>
              </table:table-cell>
              <table:table-cell office:value-type="float" office:value="-0.7060271">
                <text:p>-0.7060271</text:p>
              </table:table-cell>
              <table:table-cell office:value-type="float" office:value="-0.1796297">
                <text:p>-0.17962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97">
                <text:p>4.597</text:p>
              </table:table-cell>
              <table:table-cell office:value-type="float" office:value="-0.7087982">
                <text:p>-0.7087982</text:p>
              </table:table-cell>
              <table:table-cell office:value-type="float" office:value="-0.2064844">
                <text:p>-0.20648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05">
                <text:p>4.605</text:p>
              </table:table-cell>
              <table:table-cell office:value-type="float" office:value="-0.9494863">
                <text:p>-0.9494863</text:p>
              </table:table-cell>
              <table:table-cell office:value-type="float" office:value="-0.2430959">
                <text:p>-0.2430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13">
                <text:p>4.613</text:p>
              </table:table-cell>
              <table:table-cell office:value-type="float" office:value="-0.8044346">
                <text:p>-0.8044346</text:p>
              </table:table-cell>
              <table:table-cell office:value-type="float" office:value="-0.3337857">
                <text:p>-0.3337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21">
                <text:p>4.621</text:p>
              </table:table-cell>
              <table:table-cell office:value-type="float" office:value="-0.6110925">
                <text:p>-0.6110925</text:p>
              </table:table-cell>
              <table:table-cell office:value-type="float" office:value="-0.0494243">
                <text:p>-0.04942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29">
                <text:p>4.629</text:p>
              </table:table-cell>
              <table:table-cell office:value-type="float" office:value="-0.9499103">
                <text:p>-0.9499103</text:p>
              </table:table-cell>
              <table:table-cell office:value-type="float" office:value="-0.2414488">
                <text:p>-0.24144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37">
                <text:p>4.637</text:p>
              </table:table-cell>
              <table:table-cell office:value-type="float" office:value="-0.7235479">
                <text:p>-0.7235479</text:p>
              </table:table-cell>
              <table:table-cell office:value-type="float" office:value="-0.1810541">
                <text:p>-0.18105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45">
                <text:p>4.645</text:p>
              </table:table-cell>
              <table:table-cell office:value-type="float" office:value="-0.7198176">
                <text:p>-0.7198176</text:p>
              </table:table-cell>
              <table:table-cell office:value-type="float" office:value="-0.1976678">
                <text:p>-0.1976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654">
                <text:p>4.654</text:p>
              </table:table-cell>
              <table:table-cell office:value-type="float" office:value="-0.8286613">
                <text:p>-0.8286613</text:p>
              </table:table-cell>
              <table:table-cell office:value-type="float" office:value="-0.3461299">
                <text:p>-0.3461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63">
                <text:p>4.663</text:p>
              </table:table-cell>
              <table:table-cell office:value-type="float" office:value="-0.8519059">
                <text:p>-0.8519059</text:p>
              </table:table-cell>
              <table:table-cell office:value-type="float" office:value="-0.08418066">
                <text:p>-0.084180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71">
                <text:p>4.671</text:p>
              </table:table-cell>
              <table:table-cell office:value-type="float" office:value="-0.7202549">
                <text:p>-0.7202549</text:p>
              </table:table-cell>
              <table:table-cell office:value-type="float" office:value="-0.1960834">
                <text:p>-0.19608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79">
                <text:p>4.679</text:p>
              </table:table-cell>
              <table:table-cell office:value-type="float" office:value="-0.9367402">
                <text:p>-0.9367402</text:p>
              </table:table-cell>
              <table:table-cell office:value-type="float" office:value="-0.261236">
                <text:p>-0.2612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688">
                <text:p>4.688</text:p>
              </table:table-cell>
              <table:table-cell office:value-type="float" office:value="-0.7140052">
                <text:p>-0.7140052</text:p>
              </table:table-cell>
              <table:table-cell office:value-type="float" office:value="-0.1844268">
                <text:p>-0.18442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97">
                <text:p>4.697</text:p>
              </table:table-cell>
              <table:table-cell office:value-type="float" office:value="-0.7133579">
                <text:p>-0.7133579</text:p>
              </table:table-cell>
              <table:table-cell office:value-type="float" office:value="-0.227914">
                <text:p>-0.227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05">
                <text:p>4.705</text:p>
              </table:table-cell>
              <table:table-cell office:value-type="float" office:value="-0.9479047">
                <text:p>-0.9479047</text:p>
              </table:table-cell>
              <table:table-cell office:value-type="float" office:value="-0.2515785">
                <text:p>-0.25157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13">
                <text:p>4.713</text:p>
              </table:table-cell>
              <table:table-cell office:value-type="float" office:value="-0.8169911">
                <text:p>-0.8169911</text:p>
              </table:table-cell>
              <table:table-cell office:value-type="float" office:value="-0.3640685">
                <text:p>-0.36406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721">
                <text:p>4.721</text:p>
              </table:table-cell>
              <table:table-cell office:value-type="float" office:value="-0.6115375">
                <text:p>-0.6115375</text:p>
              </table:table-cell>
              <table:table-cell office:value-type="float" office:value="-0.04368048">
                <text:p>-0.043680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73">
                <text:p>4.73</text:p>
              </table:table-cell>
              <table:table-cell office:value-type="float" office:value="-0.9552664">
                <text:p>-0.9552664</text:p>
              </table:table-cell>
              <table:table-cell office:value-type="float" office:value="-0.2591795">
                <text:p>-0.25917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738">
                <text:p>4.738</text:p>
              </table:table-cell>
              <table:table-cell office:value-type="float" office:value="-0.825229">
                <text:p>-0.825229</text:p>
              </table:table-cell>
              <table:table-cell office:value-type="float" office:value="-0.3280089">
                <text:p>-0.3280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46">
                <text:p>4.746</text:p>
              </table:table-cell>
              <table:table-cell office:value-type="float" office:value="-0.6183064">
                <text:p>-0.6183064</text:p>
              </table:table-cell>
              <table:table-cell office:value-type="float" office:value="-0.05253268">
                <text:p>-0.052532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754">
                <text:p>4.754</text:p>
              </table:table-cell>
              <table:table-cell office:value-type="float" office:value="-0.9220469">
                <text:p>-0.9220469</text:p>
              </table:table-cell>
              <table:table-cell office:value-type="float" office:value="-0.2493516">
                <text:p>-0.24935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62">
                <text:p>4.762</text:p>
              </table:table-cell>
              <table:table-cell office:value-type="float" office:value="-0.7187936">
                <text:p>-0.7187936</text:p>
              </table:table-cell>
              <table:table-cell office:value-type="float" office:value="-0.2050311">
                <text:p>-0.20503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77">
                <text:p>4.77</text:p>
              </table:table-cell>
              <table:table-cell office:value-type="float" office:value="-0.685154">
                <text:p>-0.685154</text:p>
              </table:table-cell>
              <table:table-cell office:value-type="float" office:value="-0.1968672">
                <text:p>-0.19686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778">
                <text:p>4.778</text:p>
              </table:table-cell>
              <table:table-cell office:value-type="float" office:value="-0.8134254">
                <text:p>-0.8134254</text:p>
              </table:table-cell>
              <table:table-cell office:value-type="float" office:value="-0.3466789">
                <text:p>-0.34667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786">
                <text:p>4.786</text:p>
              </table:table-cell>
              <table:table-cell office:value-type="float" office:value="-0.6288789">
                <text:p>-0.6288789</text:p>
              </table:table-cell>
              <table:table-cell office:value-type="float" office:value="-0.04170174">
                <text:p>-0.041701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797">
                <text:p>4.797</text:p>
              </table:table-cell>
              <table:table-cell office:value-type="float" office:value="-0.9746247">
                <text:p>-0.9746247</text:p>
              </table:table-cell>
              <table:table-cell office:value-type="float" office:value="-0.2537662">
                <text:p>-0.25376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805">
                <text:p>4.805</text:p>
              </table:table-cell>
              <table:table-cell office:value-type="float" office:value="-0.9886526">
                <text:p>-0.9886526</text:p>
              </table:table-cell>
              <table:table-cell office:value-type="float" office:value="-0.2287704">
                <text:p>-0.22877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813">
                <text:p>4.813</text:p>
              </table:table-cell>
              <table:table-cell office:value-type="float" office:value="-0.8149515">
                <text:p>-0.8149515</text:p>
              </table:table-cell>
              <table:table-cell office:value-type="float" office:value="-0.3430566">
                <text:p>-0.34305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821">
                <text:p>4.821</text:p>
              </table:table-cell>
              <table:table-cell office:value-type="float" office:value="-0.6222651">
                <text:p>-0.6222651</text:p>
              </table:table-cell>
              <table:table-cell office:value-type="float" office:value="-0.02925794">
                <text:p>-0.029257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829">
                <text:p>4.829</text:p>
              </table:table-cell>
              <table:table-cell office:value-type="float" office:value="-0.9346491">
                <text:p>-0.9346491</text:p>
              </table:table-cell>
              <table:table-cell office:value-type="float" office:value="-0.2335769">
                <text:p>-0.23357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837">
                <text:p>4.837</text:p>
              </table:table-cell>
              <table:table-cell office:value-type="float" office:value="-0.8122768">
                <text:p>-0.8122768</text:p>
              </table:table-cell>
              <table:table-cell office:value-type="float" office:value="-0.3142305">
                <text:p>-0.31423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845">
                <text:p>4.845</text:p>
              </table:table-cell>
              <table:table-cell office:value-type="float" office:value="-0.5951204">
                <text:p>-0.5951204</text:p>
              </table:table-cell>
              <table:table-cell office:value-type="float" office:value="-0.03097245">
                <text:p>-0.030972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853">
                <text:p>4.853</text:p>
              </table:table-cell>
              <table:table-cell office:value-type="float" office:value="-0.8198298">
                <text:p>-0.8198298</text:p>
              </table:table-cell>
              <table:table-cell office:value-type="float" office:value="-0.32251">
                <text:p>-0.32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863">
                <text:p>4.863</text:p>
              </table:table-cell>
              <table:table-cell office:value-type="float" office:value="-0.6020185">
                <text:p>-0.6020185</text:p>
              </table:table-cell>
              <table:table-cell office:value-type="float" office:value="-0.03970873">
                <text:p>-0.039708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871">
                <text:p>4.871</text:p>
              </table:table-cell>
              <table:table-cell office:value-type="float" office:value="-0.9767309">
                <text:p>-0.9767309</text:p>
              </table:table-cell>
              <table:table-cell office:value-type="float" office:value="-0.2455353">
                <text:p>-0.24553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879">
                <text:p>4.879</text:p>
              </table:table-cell>
              <table:table-cell office:value-type="float" office:value="-0.9600431">
                <text:p>-0.9600431</text:p>
              </table:table-cell>
              <table:table-cell office:value-type="float" office:value="-0.2408827">
                <text:p>-0.24088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87">
                <text:p>4.887</text:p>
              </table:table-cell>
              <table:table-cell office:value-type="float" office:value="-0.8520464">
                <text:p>-0.8520464</text:p>
              </table:table-cell>
              <table:table-cell office:value-type="float" office:value="-0.3423412">
                <text:p>-0.3423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95">
                <text:p>4.895</text:p>
              </table:table-cell>
              <table:table-cell office:value-type="float" office:value="-0.6258043">
                <text:p>-0.6258043</text:p>
              </table:table-cell>
              <table:table-cell office:value-type="float" office:value="-0.006183997">
                <text:p>-0.0061839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903">
                <text:p>4.903</text:p>
              </table:table-cell>
              <table:table-cell office:value-type="float" office:value="-0.8388804">
                <text:p>-0.8388804</text:p>
              </table:table-cell>
              <table:table-cell office:value-type="float" office:value="-0.3205812">
                <text:p>-0.32058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11">
                <text:p>4.911</text:p>
              </table:table-cell>
              <table:table-cell office:value-type="float" office:value="-0.6055111">
                <text:p>-0.6055111</text:p>
              </table:table-cell>
              <table:table-cell office:value-type="float" office:value="-0.01913416">
                <text:p>-0.019134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19">
                <text:p>4.919</text:p>
              </table:table-cell>
              <table:table-cell office:value-type="float" office:value="-0.940424">
                <text:p>-0.940424</text:p>
              </table:table-cell>
              <table:table-cell office:value-type="float" office:value="-0.2062205">
                <text:p>-0.20622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3">
                <text:p>4.93</text:p>
              </table:table-cell>
              <table:table-cell office:value-type="float" office:value="-0.8019084">
                <text:p>-0.8019084</text:p>
              </table:table-cell>
              <table:table-cell office:value-type="float" office:value="-0.2849731">
                <text:p>-0.28497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938">
                <text:p>4.938</text:p>
              </table:table-cell>
              <table:table-cell office:value-type="float" office:value="-0.9307636">
                <text:p>-0.9307636</text:p>
              </table:table-cell>
              <table:table-cell office:value-type="float" office:value="-0.2110022">
                <text:p>-0.21100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46">
                <text:p>4.946</text:p>
              </table:table-cell>
              <table:table-cell office:value-type="float" office:value="-0.612532">
                <text:p>-0.612532</text:p>
              </table:table-cell>
              <table:table-cell office:value-type="float" office:value="-0.02627858">
                <text:p>-0.026278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955">
                <text:p>4.955</text:p>
              </table:table-cell>
              <table:table-cell office:value-type="float" office:value="-0.985778">
                <text:p>-0.985778</text:p>
              </table:table-cell>
              <table:table-cell office:value-type="float" office:value="-0.2002783">
                <text:p>-0.20027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963">
                <text:p>4.963</text:p>
              </table:table-cell>
              <table:table-cell office:value-type="float" office:value="-0.8586841">
                <text:p>-0.8586841</text:p>
              </table:table-cell>
              <table:table-cell office:value-type="float" office:value="-0.31643">
                <text:p>-0.316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971">
                <text:p>4.971</text:p>
              </table:table-cell>
              <table:table-cell office:value-type="float" office:value="-0.7443953">
                <text:p>-0.7443953</text:p>
              </table:table-cell>
              <table:table-cell office:value-type="float" office:value="-0.1709874">
                <text:p>-0.17098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79">
                <text:p>4.979</text:p>
              </table:table-cell>
              <table:table-cell office:value-type="float" office:value="-0.8787122">
                <text:p>-0.8787122</text:p>
              </table:table-cell>
              <table:table-cell office:value-type="float" office:value="-0.06209309">
                <text:p>-0.062093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987">
                <text:p>4.987</text:p>
              </table:table-cell>
              <table:table-cell office:value-type="float" office:value="-0.8498666">
                <text:p>-0.8498666</text:p>
              </table:table-cell>
              <table:table-cell office:value-type="float" office:value="-0.3200091">
                <text:p>-0.32000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997">
                <text:p>4.997</text:p>
              </table:table-cell>
              <table:table-cell office:value-type="float" office:value="-0.6157742">
                <text:p>-0.6157742</text:p>
              </table:table-cell>
              <table:table-cell office:value-type="float" office:value="-0.003963761">
                <text:p>-0.0039637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005">
                <text:p>5.005</text:p>
              </table:table-cell>
              <table:table-cell office:value-type="float" office:value="-0.9673501">
                <text:p>-0.9673501</text:p>
              </table:table-cell>
              <table:table-cell office:value-type="float" office:value="-0.2060051">
                <text:p>-0.20600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013">
                <text:p>5.013</text:p>
              </table:table-cell>
              <table:table-cell office:value-type="float" office:value="-0.8200958">
                <text:p>-0.8200958</text:p>
              </table:table-cell>
              <table:table-cell office:value-type="float" office:value="-0.2932191">
                <text:p>-0.2932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021">
                <text:p>5.021</text:p>
              </table:table-cell>
              <table:table-cell office:value-type="float" office:value="-0.7187152">
                <text:p>-0.7187152</text:p>
              </table:table-cell>
              <table:table-cell office:value-type="float" office:value="-0.1687413">
                <text:p>-0.1687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029">
                <text:p>5.029</text:p>
              </table:table-cell>
              <table:table-cell office:value-type="float" office:value="-0.8550395">
                <text:p>-0.8550395</text:p>
              </table:table-cell>
              <table:table-cell office:value-type="float" office:value="-0.04153143">
                <text:p>-0.04153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037">
                <text:p>5.037</text:p>
              </table:table-cell>
              <table:table-cell office:value-type="float" office:value="-0.8384393">
                <text:p>-0.8384393</text:p>
              </table:table-cell>
              <table:table-cell office:value-type="float" office:value="-0.2926422">
                <text:p>-0.29264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045">
                <text:p>5.045</text:p>
              </table:table-cell>
              <table:table-cell office:value-type="float" office:value="-0.6228866">
                <text:p>-0.6228866</text:p>
              </table:table-cell>
              <table:table-cell office:value-type="float" office:value="-0.008513853">
                <text:p>-0.0085138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053">
                <text:p>5.053</text:p>
              </table:table-cell>
              <table:table-cell office:value-type="float" office:value="-0.8494817">
                <text:p>-0.8494817</text:p>
              </table:table-cell>
              <table:table-cell office:value-type="float" office:value="-0.2824442">
                <text:p>-0.2824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063">
                <text:p>5.063</text:p>
              </table:table-cell>
              <table:table-cell office:value-type="float" office:value="-0.8371743">
                <text:p>-0.8371743</text:p>
              </table:table-cell>
              <table:table-cell office:value-type="float" office:value="-0.3051748">
                <text:p>-0.30517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071">
                <text:p>5.071</text:p>
              </table:table-cell>
              <table:table-cell office:value-type="float" office:value="-0.8696868">
                <text:p>-0.8696868</text:p>
              </table:table-cell>
              <table:table-cell office:value-type="float" office:value="-0.05408648">
                <text:p>-0.054086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079">
                <text:p>5.079</text:p>
              </table:table-cell>
              <table:table-cell office:value-type="float" office:value="-0.8797293">
                <text:p>-0.8797293</text:p>
              </table:table-cell>
              <table:table-cell office:value-type="float" office:value="-0.04531398">
                <text:p>-0.04531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087">
                <text:p>5.087</text:p>
              </table:table-cell>
              <table:table-cell office:value-type="float" office:value="-0.8387428">
                <text:p>-0.8387428</text:p>
              </table:table-cell>
              <table:table-cell office:value-type="float" office:value="-0.3009038">
                <text:p>-0.30090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095">
                <text:p>5.095</text:p>
              </table:table-cell>
              <table:table-cell office:value-type="float" office:value="-0.6328574">
                <text:p>-0.6328574</text:p>
              </table:table-cell>
              <table:table-cell office:value-type="float" office:value="0.005212389">
                <text:p>0.0052123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103">
                <text:p>5.103</text:p>
              </table:table-cell>
              <table:table-cell office:value-type="float" office:value="-0.9883045">
                <text:p>-0.9883045</text:p>
              </table:table-cell>
              <table:table-cell office:value-type="float" office:value="-0.1898054">
                <text:p>-0.1898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111">
                <text:p>5.111</text:p>
              </table:table-cell>
              <table:table-cell office:value-type="float" office:value="-0.6028299">
                <text:p>-0.6028299</text:p>
              </table:table-cell>
              <table:table-cell office:value-type="float" office:value="-0.2427921">
                <text:p>-0.24279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13">
                <text:p>5.13</text:p>
              </table:table-cell>
              <table:table-cell office:value-type="float" office:value="-0.8433863">
                <text:p>-0.8433863</text:p>
              </table:table-cell>
              <table:table-cell office:value-type="float" office:value="-0.2780658">
                <text:p>-0.27806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138">
                <text:p>5.138</text:p>
              </table:table-cell>
              <table:table-cell office:value-type="float" office:value="-0.9549278">
                <text:p>-0.9549278</text:p>
              </table:table-cell>
              <table:table-cell office:value-type="float" office:value="-0.1797796">
                <text:p>-0.1797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146">
                <text:p>5.146</text:p>
              </table:table-cell>
              <table:table-cell office:value-type="float" office:value="-0.7519653">
                <text:p>-0.7519653</text:p>
              </table:table-cell>
              <table:table-cell office:value-type="float" office:value="-0.1304109">
                <text:p>-0.13041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154">
                <text:p>5.154</text:p>
              </table:table-cell>
              <table:table-cell office:value-type="float" office:value="-0.8459307">
                <text:p>-0.8459307</text:p>
              </table:table-cell>
              <table:table-cell office:value-type="float" office:value="-0.02913201">
                <text:p>-0.029132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62">
                <text:p>5.162</text:p>
              </table:table-cell>
              <table:table-cell office:value-type="float" office:value="-0.8376702">
                <text:p>-0.8376702</text:p>
              </table:table-cell>
              <table:table-cell office:value-type="float" office:value="-0.2632571">
                <text:p>-0.26325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7">
                <text:p>5.17</text:p>
              </table:table-cell>
              <table:table-cell office:value-type="float" office:value="-0.6130936">
                <text:p>-0.6130936</text:p>
              </table:table-cell>
              <table:table-cell office:value-type="float" office:value="-0.001494162">
                <text:p>-0.0014941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78">
                <text:p>5.178</text:p>
              </table:table-cell>
              <table:table-cell office:value-type="float" office:value="-0.9930447">
                <text:p>-0.9930447</text:p>
              </table:table-cell>
              <table:table-cell office:value-type="float" office:value="-0.1604117">
                <text:p>-0.16041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186">
                <text:p>5.186</text:p>
              </table:table-cell>
              <table:table-cell office:value-type="float" office:value="-0.5960472">
                <text:p>-0.5960472</text:p>
              </table:table-cell>
              <table:table-cell office:value-type="float" office:value="-0.2424959">
                <text:p>-0.24249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197">
                <text:p>5.197</text:p>
              </table:table-cell>
              <table:table-cell office:value-type="float" office:value="-0.8804583">
                <text:p>-0.8804583</text:p>
              </table:table-cell>
              <table:table-cell office:value-type="float" office:value="-0.02774354">
                <text:p>-0.02774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06">
                <text:p>5.206</text:p>
              </table:table-cell>
              <table:table-cell office:value-type="float" office:value="-0.9742195">
                <text:p>-0.9742195</text:p>
              </table:table-cell>
              <table:table-cell office:value-type="float" office:value="-0.1705882">
                <text:p>-0.1705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215">
                <text:p>5.215</text:p>
              </table:table-cell>
              <table:table-cell office:value-type="float" office:value="-0.9842798">
                <text:p>-0.9842798</text:p>
              </table:table-cell>
              <table:table-cell office:value-type="float" office:value="-0.1614926">
                <text:p>-0.16149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224">
                <text:p>5.224</text:p>
              </table:table-cell>
              <table:table-cell office:value-type="float" office:value="-0.9575741">
                <text:p>-0.9575741</text:p>
              </table:table-cell>
              <table:table-cell office:value-type="float" office:value="-0.1651951">
                <text:p>-0.16519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232">
                <text:p>5.232</text:p>
              </table:table-cell>
              <table:table-cell office:value-type="float" office:value="-0.8408879">
                <text:p>-0.8408879</text:p>
              </table:table-cell>
              <table:table-cell office:value-type="float" office:value="-0.2527905">
                <text:p>-0.25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24">
                <text:p>5.24</text:p>
              </table:table-cell>
              <table:table-cell office:value-type="float" office:value="-0.7271933">
                <text:p>-0.7271933</text:p>
              </table:table-cell>
              <table:table-cell office:value-type="float" office:value="-0.1225702">
                <text:p>-0.12257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248">
                <text:p>5.248</text:p>
              </table:table-cell>
              <table:table-cell office:value-type="float" office:value="-0.8709661">
                <text:p>-0.8709661</text:p>
              </table:table-cell>
              <table:table-cell office:value-type="float" office:value="-0.02668263">
                <text:p>-0.026682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256">
                <text:p>5.256</text:p>
              </table:table-cell>
              <table:table-cell office:value-type="float" office:value="-0.5915468">
                <text:p>-0.5915468</text:p>
              </table:table-cell>
              <table:table-cell office:value-type="float" office:value="-0.2253046">
                <text:p>-0.22530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264">
                <text:p>5.264</text:p>
              </table:table-cell>
              <table:table-cell office:value-type="float" office:value="-0.8710364">
                <text:p>-0.8710364</text:p>
              </table:table-cell>
              <table:table-cell office:value-type="float" office:value="-0.02398795">
                <text:p>-0.023987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272">
                <text:p>5.272</text:p>
              </table:table-cell>
              <table:table-cell office:value-type="float" office:value="-0.8653934">
                <text:p>-0.8653934</text:p>
              </table:table-cell>
              <table:table-cell office:value-type="float" office:value="-0.2752924">
                <text:p>-0.27529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281">
                <text:p>5.281</text:p>
              </table:table-cell>
              <table:table-cell office:value-type="float" office:value="-0.7356622">
                <text:p>-0.7356622</text:p>
              </table:table-cell>
              <table:table-cell office:value-type="float" office:value="-0.1265346">
                <text:p>-0.12653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89">
                <text:p>5.289</text:p>
              </table:table-cell>
              <table:table-cell office:value-type="float" office:value="-0.8635935">
                <text:p>-0.8635935</text:p>
              </table:table-cell>
              <table:table-cell office:value-type="float" office:value="-0.009911716">
                <text:p>-0.0099117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297">
                <text:p>5.297</text:p>
              </table:table-cell>
              <table:table-cell office:value-type="float" office:value="-0.8419726">
                <text:p>-0.8419726</text:p>
              </table:table-cell>
              <table:table-cell office:value-type="float" office:value="-0.2592345">
                <text:p>-0.25923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305">
                <text:p>5.305</text:p>
              </table:table-cell>
              <table:table-cell office:value-type="float" office:value="-0.7362679">
                <text:p>-0.7362679</text:p>
              </table:table-cell>
              <table:table-cell office:value-type="float" office:value="-0.1230088">
                <text:p>-0.12300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313">
                <text:p>5.313</text:p>
              </table:table-cell>
              <table:table-cell office:value-type="float" office:value="-0.8560388">
                <text:p>-0.8560388</text:p>
              </table:table-cell>
              <table:table-cell office:value-type="float" office:value="0.003806665">
                <text:p>0.0038066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321">
                <text:p>5.321</text:p>
              </table:table-cell>
              <table:table-cell office:value-type="float" office:value="-0.7086415">
                <text:p>-0.7086415</text:p>
              </table:table-cell>
              <table:table-cell office:value-type="float" office:value="-0.3616984">
                <text:p>-0.36169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33">
                <text:p>5.33</text:p>
              </table:table-cell>
              <table:table-cell office:value-type="float" office:value="-0.7588382">
                <text:p>-0.7588382</text:p>
              </table:table-cell>
              <table:table-cell office:value-type="float" office:value="0.1487101">
                <text:p>0.14871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339">
                <text:p>5.339</text:p>
              </table:table-cell>
              <table:table-cell office:value-type="float" office:value="-0.987892">
                <text:p>-0.987892</text:p>
              </table:table-cell>
              <table:table-cell office:value-type="float" office:value="-0.1376262">
                <text:p>-0.13762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349">
                <text:p>5.349</text:p>
              </table:table-cell>
              <table:table-cell office:value-type="float" office:value="-0.9786495">
                <text:p>-0.9786495</text:p>
              </table:table-cell>
              <table:table-cell office:value-type="float" office:value="-0.143107">
                <text:p>-0.1431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357">
                <text:p>5.357</text:p>
              </table:table-cell>
              <table:table-cell office:value-type="float" office:value="-0.8623498">
                <text:p>-0.8623498</text:p>
              </table:table-cell>
              <table:table-cell office:value-type="float" office:value="-0.2506354">
                <text:p>-0.25063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424">
                <text:p>5.424</text:p>
              </table:table-cell>
              <table:table-cell office:value-type="float" office:value="-0.2638956">
                <text:p>-0.2638956</text:p>
              </table:table-cell>
              <table:table-cell office:value-type="float" office:value="0.02694242">
                <text:p>0.026942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432">
                <text:p>5.432</text:p>
              </table:table-cell>
              <table:table-cell office:value-type="float" office:value="-0.1521069">
                <text:p>-0.1521069</text:p>
              </table:table-cell>
              <table:table-cell office:value-type="float" office:value="-0.04922763">
                <text:p>-0.049227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44">
                <text:p>5.44</text:p>
              </table:table-cell>
              <table:table-cell office:value-type="float" office:value="-0.08472067">
                <text:p>-0.08472067</text:p>
              </table:table-cell>
              <table:table-cell office:value-type="float" office:value="-0.02529691">
                <text:p>-0.025296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448">
                <text:p>5.448</text:p>
              </table:table-cell>
              <table:table-cell office:value-type="float" office:value="-0.1020388">
                <text:p>-0.1020388</text:p>
              </table:table-cell>
              <table:table-cell office:value-type="float" office:value="-0.0267426">
                <text:p>-0.02674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456">
                <text:p>5.456</text:p>
              </table:table-cell>
              <table:table-cell office:value-type="float" office:value="-0.1114771">
                <text:p>-0.1114771</text:p>
              </table:table-cell>
              <table:table-cell office:value-type="float" office:value="-0.01878944">
                <text:p>-0.018789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464">
                <text:p>5.464</text:p>
              </table:table-cell>
              <table:table-cell office:value-type="float" office:value="-0.1082698">
                <text:p>-0.1082698</text:p>
              </table:table-cell>
              <table:table-cell office:value-type="float" office:value="0.04251137">
                <text:p>0.042511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538">
                <text:p>5.538</text:p>
              </table:table-cell>
              <table:table-cell office:value-type="float" office:value="0.4163056">
                <text:p>0.4163056</text:p>
              </table:table-cell>
              <table:table-cell office:value-type="float" office:value="0.01410333">
                <text:p>0.01410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46">
                <text:p>5.546</text:p>
              </table:table-cell>
              <table:table-cell office:value-type="float" office:value="0.226113">
                <text:p>0.226113</text:p>
              </table:table-cell>
              <table:table-cell office:value-type="float" office:value="-0.0009059888">
                <text:p>-0.00090598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54">
                <text:p>5.554</text:p>
              </table:table-cell>
              <table:table-cell office:value-type="float" office:value="0.4843298">
                <text:p>0.4843298</text:p>
              </table:table-cell>
              <table:table-cell office:value-type="float" office:value="0.03418354">
                <text:p>0.034183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562">
                <text:p>5.562</text:p>
              </table:table-cell>
              <table:table-cell office:value-type="float" office:value="0.519026">
                <text:p>0.519026</text:p>
              </table:table-cell>
              <table:table-cell office:value-type="float" office:value="0.0354197">
                <text:p>0.03541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57">
                <text:p>5.57</text:p>
              </table:table-cell>
              <table:table-cell office:value-type="float" office:value="0.2595452">
                <text:p>0.2595452</text:p>
              </table:table-cell>
              <table:table-cell office:value-type="float" office:value="0.0172308">
                <text:p>0.01723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578">
                <text:p>5.578</text:p>
              </table:table-cell>
              <table:table-cell office:value-type="float" office:value="0.5434255">
                <text:p>0.5434255</text:p>
              </table:table-cell>
              <table:table-cell office:value-type="float" office:value="0.06113157">
                <text:p>0.061131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586">
                <text:p>5.586</text:p>
              </table:table-cell>
              <table:table-cell office:value-type="float" office:value="0.2493339">
                <text:p>0.2493339</text:p>
              </table:table-cell>
              <table:table-cell office:value-type="float" office:value="0.04157529">
                <text:p>0.041575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597">
                <text:p>5.597</text:p>
              </table:table-cell>
              <table:table-cell office:value-type="float" office:value="0.4">
                <text:p>0.4</text:p>
              </table:table-cell>
              <table:table-cell office:value-type="float" office:value="0.03287533">
                <text:p>0.032875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654">
                <text:p>5.654</text:p>
              </table:table-cell>
              <table:table-cell office:value-type="float" office:value="0.6401057">
                <text:p>0.6401057</text:p>
              </table:table-cell>
              <table:table-cell office:value-type="float" office:value="0.04709515">
                <text:p>0.047095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663">
                <text:p>5.663</text:p>
              </table:table-cell>
              <table:table-cell office:value-type="float" office:value="0.519675">
                <text:p>0.519675</text:p>
              </table:table-cell>
              <table:table-cell office:value-type="float" office:value="0.02409343">
                <text:p>0.02409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671">
                <text:p>5.671</text:p>
              </table:table-cell>
              <table:table-cell office:value-type="float" office:value="0.4315082">
                <text:p>0.4315082</text:p>
              </table:table-cell>
              <table:table-cell office:value-type="float" office:value="0.0542924">
                <text:p>0.0542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679">
                <text:p>5.679</text:p>
              </table:table-cell>
              <table:table-cell office:value-type="float" office:value="0.6033674">
                <text:p>0.6033674</text:p>
              </table:table-cell>
              <table:table-cell office:value-type="float" office:value="0.09558537">
                <text:p>0.095585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695">
                <text:p>5.695</text:p>
              </table:table-cell>
              <table:table-cell office:value-type="float" office:value="0.4228394">
                <text:p>0.4228394</text:p>
              </table:table-cell>
              <table:table-cell office:value-type="float" office:value="0.0598156">
                <text:p>0.05981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703">
                <text:p>5.703</text:p>
              </table:table-cell>
              <table:table-cell office:value-type="float" office:value="0.5808504">
                <text:p>0.5808504</text:p>
              </table:table-cell>
              <table:table-cell office:value-type="float" office:value="0.01237234">
                <text:p>0.012372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711">
                <text:p>5.711</text:p>
              </table:table-cell>
              <table:table-cell office:value-type="float" office:value="0.3952056">
                <text:p>0.3952056</text:p>
              </table:table-cell>
              <table:table-cell office:value-type="float" office:value="0.1171545">
                <text:p>0.11715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75">
                <text:p>5.75</text:p>
              </table:table-cell>
              <table:table-cell office:value-type="float" office:value="-0.1200386">
                <text:p>-0.1200386</text:p>
              </table:table-cell>
              <table:table-cell office:value-type="float" office:value="-0.06268983">
                <text:p>-0.062689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771">
                <text:p>5.771</text:p>
              </table:table-cell>
              <table:table-cell office:value-type="float" office:value="0.4582809">
                <text:p>0.4582809</text:p>
              </table:table-cell>
              <table:table-cell office:value-type="float" office:value="0.08504119">
                <text:p>0.08504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779">
                <text:p>5.779</text:p>
              </table:table-cell>
              <table:table-cell office:value-type="float" office:value="0.7199223">
                <text:p>0.7199223</text:p>
              </table:table-cell>
              <table:table-cell office:value-type="float" office:value="-0.01587777">
                <text:p>-0.015877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787">
                <text:p>5.787</text:p>
              </table:table-cell>
              <table:table-cell office:value-type="float" office:value="0.5641">
                <text:p>0.5641</text:p>
              </table:table-cell>
              <table:table-cell office:value-type="float" office:value="-0.03601127">
                <text:p>-0.036011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804">
                <text:p>5.804</text:p>
              </table:table-cell>
              <table:table-cell office:value-type="float" office:value="1.300705">
                <text:p>1.300705</text:p>
              </table:table-cell>
              <table:table-cell office:value-type="float" office:value="-0.001702299">
                <text:p>-0.0017022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813">
                <text:p>5.813</text:p>
              </table:table-cell>
              <table:table-cell office:value-type="float" office:value="0.7631316">
                <text:p>0.7631316</text:p>
              </table:table-cell>
              <table:table-cell office:value-type="float" office:value="-0.009421032">
                <text:p>-0.0094210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821">
                <text:p>5.821</text:p>
              </table:table-cell>
              <table:table-cell office:value-type="float" office:value="0.3902238">
                <text:p>0.3902238</text:p>
              </table:table-cell>
              <table:table-cell office:value-type="float" office:value="-0.00501544">
                <text:p>-0.005015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829">
                <text:p>5.829</text:p>
              </table:table-cell>
              <table:table-cell office:value-type="float" office:value="0.7718834">
                <text:p>0.7718834</text:p>
              </table:table-cell>
              <table:table-cell office:value-type="float" office:value="-0.01914946">
                <text:p>-0.019149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837">
                <text:p>5.837</text:p>
              </table:table-cell>
              <table:table-cell office:value-type="float" office:value="0.502837194">
                <text:p>0.502837194</text:p>
              </table:table-cell>
              <table:table-cell office:value-type="float" office:value="0.1005316">
                <text:p>0.10053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905">
                <text:p>5.905</text:p>
              </table:table-cell>
              <table:table-cell office:value-type="float" office:value="0.6417618">
                <text:p>0.6417618</text:p>
              </table:table-cell>
              <table:table-cell office:value-type="float" office:value="-0.01070205">
                <text:p>-0.010702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913">
                <text:p>5.913</text:p>
              </table:table-cell>
              <table:table-cell office:value-type="float" office:value="0.8324984">
                <text:p>0.8324984</text:p>
              </table:table-cell>
              <table:table-cell office:value-type="float" office:value="-0.008317913">
                <text:p>-0.008317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921">
                <text:p>5.921</text:p>
              </table:table-cell>
              <table:table-cell office:value-type="float" office:value="0.4335042">
                <text:p>0.4335042</text:p>
              </table:table-cell>
              <table:table-cell office:value-type="float" office:value="0.004971953">
                <text:p>0.0049719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93">
                <text:p>5.93</text:p>
              </table:table-cell>
              <table:table-cell office:value-type="float" office:value="0.8500587">
                <text:p>0.8500587</text:p>
              </table:table-cell>
              <table:table-cell office:value-type="float" office:value="-0.02438593">
                <text:p>-0.024385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938">
                <text:p>5.938</text:p>
              </table:table-cell>
              <table:table-cell office:value-type="float" office:value="0.875764">
                <text:p>0.875764</text:p>
              </table:table-cell>
              <table:table-cell office:value-type="float" office:value="0.002553823">
                <text:p>0.0025538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954">
                <text:p>5.954</text:p>
              </table:table-cell>
              <table:table-cell office:value-type="float" office:value="0.8933403">
                <text:p>0.8933403</text:p>
              </table:table-cell>
              <table:table-cell office:value-type="float" office:value="-0.01317844">
                <text:p>-0.013178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962">
                <text:p>5.962</text:p>
              </table:table-cell>
              <table:table-cell office:value-type="float" office:value="0.676408575514">
                <text:p>0.676408575514</text:p>
              </table:table-cell>
              <table:table-cell office:value-type="float" office:value="0.1458438">
                <text:p>0.14584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005">
                <text:p>6.005</text:p>
              </table:table-cell>
              <table:table-cell office:value-type="float" office:value="0.9192307">
                <text:p>0.9192307</text:p>
              </table:table-cell>
              <table:table-cell office:value-type="float" office:value="0.0008043088">
                <text:p>0.00080430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013">
                <text:p>6.013</text:p>
              </table:table-cell>
              <table:table-cell office:value-type="float" office:value="0.936206">
                <text:p>0.936206</text:p>
              </table:table-cell>
              <table:table-cell office:value-type="float" office:value="0.01949462">
                <text:p>0.019494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021">
                <text:p>6.021</text:p>
              </table:table-cell>
              <table:table-cell office:value-type="float" office:value="0.4684746">
                <text:p>0.4684746</text:p>
              </table:table-cell>
              <table:table-cell office:value-type="float" office:value="-0.00716021">
                <text:p>-0.007160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03">
                <text:p>6.03</text:p>
              </table:table-cell>
              <table:table-cell office:value-type="float" office:value="0.945034">
                <text:p>0.945034</text:p>
              </table:table-cell>
              <table:table-cell office:value-type="float" office:value="0.01299426">
                <text:p>0.012994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039">
                <text:p>6.039</text:p>
              </table:table-cell>
              <table:table-cell office:value-type="float" office:value="0.9450016">
                <text:p>0.9450016</text:p>
              </table:table-cell>
              <table:table-cell office:value-type="float" office:value="0.0141916">
                <text:p>0.01419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047">
                <text:p>6.047</text:p>
              </table:table-cell>
              <table:table-cell office:value-type="float" office:value="0.8379027">
                <text:p>0.8379027</text:p>
              </table:table-cell>
              <table:table-cell office:value-type="float" office:value="0.1340671">
                <text:p>0.13406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055">
                <text:p>6.055</text:p>
              </table:table-cell>
              <table:table-cell office:value-type="float" office:value="0.6014925">
                <text:p>0.6014925</text:p>
              </table:table-cell>
              <table:table-cell office:value-type="float" office:value="-0.1141307">
                <text:p>-0.11413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063">
                <text:p>6.063</text:p>
              </table:table-cell>
              <table:table-cell office:value-type="float" office:value="0.9712069">
                <text:p>0.9712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13">
                <text:p>6.13</text:p>
              </table:table-cell>
              <table:table-cell office:value-type="float" office:value="0.6029272">
                <text:p>0.6029272</text:p>
              </table:table-cell>
              <table:table-cell office:value-type="float" office:value="-0.1063803">
                <text:p>-0.10638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139">
                <text:p>6.139</text:p>
              </table:table-cell>
              <table:table-cell office:value-type="float" office:value="0.9792952">
                <text:p>0.9792952</text:p>
              </table:table-cell>
              <table:table-cell office:value-type="float" office:value="0.03137467">
                <text:p>0.031374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148">
                <text:p>6.148</text:p>
              </table:table-cell>
              <table:table-cell office:value-type="float" office:value="0.9792459">
                <text:p>0.9792459</text:p>
              </table:table-cell>
              <table:table-cell office:value-type="float" office:value="0.03287533">
                <text:p>0.032875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156">
                <text:p>6.156</text:p>
              </table:table-cell>
              <table:table-cell office:value-type="float" office:value="0.5024084">
                <text:p>0.5024084</text:p>
              </table:table-cell>
              <table:table-cell office:value-type="float" office:value="0.02203934">
                <text:p>0.022039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164">
                <text:p>6.164</text:p>
              </table:table-cell>
              <table:table-cell office:value-type="float" office:value="0.9964694">
                <text:p>0.9964694</text:p>
              </table:table-cell>
              <table:table-cell office:value-type="float" office:value="0.03631357">
                <text:p>0.036313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172">
                <text:p>6.172</text:p>
              </table:table-cell>
              <table:table-cell office:value-type="float" office:value="1.004701">
                <text:p>1.004701</text:p>
              </table:table-cell>
              <table:table-cell office:value-type="float" office:value="0.04648154">
                <text:p>0.046481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18">
                <text:p>6.18</text:p>
              </table:table-cell>
              <table:table-cell office:value-type="float" office:value="0.502318">
                <text:p>0.502318</text:p>
              </table:table-cell>
              <table:table-cell office:value-type="float" office:value="0.02401154">
                <text:p>0.02401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253">
                <text:p>6.253</text:p>
              </table:table-cell>
              <table:table-cell office:value-type="float" office:value="1.003932">
                <text:p>1.003932</text:p>
              </table:table-cell>
              <table:table-cell office:value-type="float" office:value="0.06073487">
                <text:p>0.060734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263">
                <text:p>6.263</text:p>
              </table:table-cell>
              <table:table-cell office:value-type="float" office:value="0.6318556">
                <text:p>0.6318556</text:p>
              </table:table-cell>
              <table:table-cell office:value-type="float" office:value="0.1779778">
                <text:p>0.17797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271">
                <text:p>6.271</text:p>
              </table:table-cell>
              <table:table-cell office:value-type="float" office:value="1.011867">
                <text:p>1.011867</text:p>
              </table:table-cell>
              <table:table-cell office:value-type="float" office:value="0.07276358">
                <text:p>0.072763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279">
                <text:p>6.279</text:p>
              </table:table-cell>
              <table:table-cell office:value-type="float" office:value="0.9076969">
                <text:p>0.9076969</text:p>
              </table:table-cell>
              <table:table-cell office:value-type="float" office:value="-0.06268983">
                <text:p>-0.062689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287">
                <text:p>6.287</text:p>
              </table:table-cell>
              <table:table-cell office:value-type="float" office:value="0.9770185">
                <text:p>0.9770185</text:p>
              </table:table-cell>
              <table:table-cell office:value-type="float" office:value="0.07384559">
                <text:p>0.073845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296">
                <text:p>6.296</text:p>
              </table:table-cell>
              <table:table-cell office:value-type="float" office:value="0.4936372">
                <text:p>0.4936372</text:p>
              </table:table-cell>
              <table:table-cell office:value-type="float" office:value="0.02530485">
                <text:p>0.025304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304">
                <text:p>6.304</text:p>
              </table:table-cell>
              <table:table-cell office:value-type="float" office:value="0.9767149">
                <text:p>0.9767149</text:p>
              </table:table-cell>
              <table:table-cell office:value-type="float" office:value="0.07775789">
                <text:p>0.077757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312">
                <text:p>6.312</text:p>
              </table:table-cell>
              <table:table-cell office:value-type="float" office:value="0.99">
                <text:p>0.99</text:p>
              </table:table-cell>
              <table:table-cell office:value-type="float" office:value="0.1500104">
                <text:p>0.15001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379">
                <text:p>6.379</text:p>
              </table:table-cell>
              <table:table-cell office:value-type="float" office:value="0.8727568">
                <text:p>0.8727568</text:p>
              </table:table-cell>
              <table:table-cell office:value-type="float" office:value="-0.02983546">
                <text:p>-0.029835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387">
                <text:p>6.387</text:p>
              </table:table-cell>
              <table:table-cell office:value-type="float" office:value="0.9831792">
                <text:p>0.9831792</text:p>
              </table:table-cell>
              <table:table-cell office:value-type="float" office:value="0.1031778">
                <text:p>0.10317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397">
                <text:p>6.397</text:p>
              </table:table-cell>
              <table:table-cell office:value-type="float" office:value="0.608015">
                <text:p>0.608015</text:p>
              </table:table-cell>
              <table:table-cell office:value-type="float" office:value="0.2106994">
                <text:p>0.21069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405">
                <text:p>6.405</text:p>
              </table:table-cell>
              <table:table-cell office:value-type="float" office:value="1.009486">
                <text:p>1.009486</text:p>
              </table:table-cell>
              <table:table-cell office:value-type="float" office:value="0.1005316">
                <text:p>0.10053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413">
                <text:p>6.413</text:p>
              </table:table-cell>
              <table:table-cell office:value-type="float" office:value="0.8807801">
                <text:p>0.8807801</text:p>
              </table:table-cell>
              <table:table-cell office:value-type="float" office:value="-0.01402894">
                <text:p>-0.014028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421">
                <text:p>6.421</text:p>
              </table:table-cell>
              <table:table-cell office:value-type="float" office:value="0.6257234">
                <text:p>0.6257234</text:p>
              </table:table-cell>
              <table:table-cell office:value-type="float" office:value="0.1984634">
                <text:p>0.19846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429">
                <text:p>6.429</text:p>
              </table:table-cell>
              <table:table-cell office:value-type="float" office:value="0.8902843">
                <text:p>0.8902843</text:p>
              </table:table-cell>
              <table:table-cell office:value-type="float" office:value="-0.01901849">
                <text:p>-0.019018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437">
                <text:p>6.437</text:p>
              </table:table-cell>
              <table:table-cell office:value-type="float" office:value="0.963059">
                <text:p>0.963059</text:p>
              </table:table-cell>
              <table:table-cell office:value-type="float" office:value="0.1293265">
                <text:p>0.12932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4">
                <text:p>6.4</text:p>
              </table:table-cell>
              <table:table-cell office:value-type="float" office:value="-0.6233399">
                <text:p>-0.6233399</text:p>
              </table:table-cell>
              <table:table-cell office:value-type="float" office:value="-0.1671138">
                <text:p>-0.16711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504">
                <text:p>6.504</text:p>
              </table:table-cell>
              <table:table-cell office:value-type="float" office:value="0.8808986">
                <text:p>0.8808986</text:p>
              </table:table-cell>
              <table:table-cell office:value-type="float" office:value="0.001271166">
                <text:p>0.0012711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512">
                <text:p>6.512</text:p>
              </table:table-cell>
              <table:table-cell office:value-type="float" office:value="0.9957417">
                <text:p>0.9957417</text:p>
              </table:table-cell>
              <table:table-cell office:value-type="float" office:value="0.1458438">
                <text:p>0.14584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52">
                <text:p>6.52</text:p>
              </table:table-cell>
              <table:table-cell office:value-type="float" office:value="0.5951919">
                <text:p>0.5951919</text:p>
              </table:table-cell>
              <table:table-cell office:value-type="float" office:value="0.2154915">
                <text:p>0.21549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53">
                <text:p>6.53</text:p>
              </table:table-cell>
              <table:table-cell office:value-type="float" office:value="0.8560252">
                <text:p>0.8560252</text:p>
              </table:table-cell>
              <table:table-cell office:value-type="float" office:value="-0.006653823">
                <text:p>-0.0066538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538">
                <text:p>6.538</text:p>
              </table:table-cell>
              <table:table-cell office:value-type="float" office:value="0.9894562">
                <text:p>0.9894562</text:p>
              </table:table-cell>
              <table:table-cell office:value-type="float" office:value="0.123569">
                <text:p>0.1235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546">
                <text:p>6.546</text:p>
              </table:table-cell>
              <table:table-cell office:value-type="float" office:value="0.5886211">
                <text:p>0.5886211</text:p>
              </table:table-cell>
              <table:table-cell office:value-type="float" office:value="0.1913857">
                <text:p>0.19138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554">
                <text:p>6.554</text:p>
              </table:table-cell>
              <table:table-cell office:value-type="float" office:value="0.8580839">
                <text:p>0.8580839</text:p>
              </table:table-cell>
              <table:table-cell office:value-type="float" office:value="-0.02045998">
                <text:p>-0.020459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589">
                <text:p>6.589</text:p>
              </table:table-cell>
              <table:table-cell office:value-type="float" office:value="-0.2772247">
                <text:p>-0.2772247</text:p>
              </table:table-cell>
              <table:table-cell office:value-type="float" office:value="0.1846865">
                <text:p>0.18468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629">
                <text:p>6.629</text:p>
              </table:table-cell>
              <table:table-cell office:value-type="float" office:value="0.9949499">
                <text:p>0.9949499</text:p>
              </table:table-cell>
              <table:table-cell office:value-type="float" office:value="0.1481621">
                <text:p>0.14816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637">
                <text:p>6.637</text:p>
              </table:table-cell>
              <table:table-cell office:value-type="float" office:value="0.8926717">
                <text:p>0.8926717</text:p>
              </table:table-cell>
              <table:table-cell office:value-type="float" office:value="-0.003751397">
                <text:p>-0.0037513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645">
                <text:p>6.645</text:p>
              </table:table-cell>
              <table:table-cell office:value-type="float" office:value="0.6001723">
                <text:p>0.6001723</text:p>
              </table:table-cell>
              <table:table-cell office:value-type="float" office:value="0.2208015">
                <text:p>0.22080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53">
                <text:p>6.653</text:p>
              </table:table-cell>
              <table:table-cell office:value-type="float" office:value="0.9000953">
                <text:p>0.9000953</text:p>
              </table:table-cell>
              <table:table-cell office:value-type="float" office:value="0.008971579">
                <text:p>0.0089715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663">
                <text:p>6.663</text:p>
              </table:table-cell>
              <table:table-cell office:value-type="float" office:value="0.7460294">
                <text:p>0.7460294</text:p>
              </table:table-cell>
              <table:table-cell office:value-type="float" office:value="0.1119315">
                <text:p>0.11193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671">
                <text:p>6.671</text:p>
              </table:table-cell>
              <table:table-cell office:value-type="float" office:value="0.9936017">
                <text:p>0.9936017</text:p>
              </table:table-cell>
              <table:table-cell office:value-type="float" office:value="0.156949">
                <text:p>0.1569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679">
                <text:p>6.679</text:p>
              </table:table-cell>
              <table:table-cell office:value-type="float" office:value="0.8462399">
                <text:p>0.8462399</text:p>
              </table:table-cell>
              <table:table-cell office:value-type="float" office:value="0.2692293">
                <text:p>0.26922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87">
                <text:p>6.687</text:p>
              </table:table-cell>
              <table:table-cell office:value-type="float" office:value="0.8853093">
                <text:p>0.8853093</text:p>
              </table:table-cell>
              <table:table-cell office:value-type="float" office:value="-0.00396532512">
                <text:p>-0.003965325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764">
                <text:p>6.764</text:p>
              </table:table-cell>
              <table:table-cell office:value-type="float" office:value="0.8459085">
                <text:p>0.8459085</text:p>
              </table:table-cell>
              <table:table-cell office:value-type="float" office:value="0.2530232">
                <text:p>0.25302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772">
                <text:p>6.772</text:p>
              </table:table-cell>
              <table:table-cell office:value-type="float" office:value="0.8680857">
                <text:p>0.8680857</text:p>
              </table:table-cell>
              <table:table-cell office:value-type="float" office:value="0.0124092">
                <text:p>0.01240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78">
                <text:p>6.78</text:p>
              </table:table-cell>
              <table:table-cell office:value-type="float" office:value="0.5955296">
                <text:p>0.5955296</text:p>
              </table:table-cell>
              <table:table-cell office:value-type="float" office:value="0.2231462">
                <text:p>0.22314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88">
                <text:p>6.788</text:p>
              </table:table-cell>
              <table:table-cell office:value-type="float" office:value="0.9022202">
                <text:p>0.9022202</text:p>
              </table:table-cell>
              <table:table-cell office:value-type="float" office:value="0.02146703">
                <text:p>0.021467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797">
                <text:p>6.797</text:p>
              </table:table-cell>
              <table:table-cell office:value-type="float" office:value="0.7277866">
                <text:p>0.7277866</text:p>
              </table:table-cell>
              <table:table-cell office:value-type="float" office:value="0.1164185">
                <text:p>0.11641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806">
                <text:p>6.806</text:p>
              </table:table-cell>
              <table:table-cell office:value-type="float" office:value="0.8403652">
                <text:p>0.8403652</text:p>
              </table:table-cell>
              <table:table-cell office:value-type="float" office:value="0.2785345">
                <text:p>0.27853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815">
                <text:p>6.815</text:p>
              </table:table-cell>
              <table:table-cell office:value-type="float" office:value="0.9833668">
                <text:p>0.9833668</text:p>
              </table:table-cell>
              <table:table-cell office:value-type="float" office:value="0.1651632">
                <text:p>0.16516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823">
                <text:p>6.823</text:p>
              </table:table-cell>
              <table:table-cell office:value-type="float" office:value="0.9628667">
                <text:p>0.9628667</text:p>
              </table:table-cell>
              <table:table-cell office:value-type="float" office:value="0.1813587">
                <text:p>0.18135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84">
                <text:p>6.84</text:p>
              </table:table-cell>
              <table:table-cell office:value-type="float" office:value="-0.6105568">
                <text:p>-0.6105568</text:p>
              </table:table-cell>
              <table:table-cell office:value-type="float" office:value="-0.07908792">
                <text:p>-0.079087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98">
                <text:p>6.898</text:p>
              </table:table-cell>
              <table:table-cell office:value-type="float" office:value="0.8099647">
                <text:p>0.8099647</text:p>
              </table:table-cell>
              <table:table-cell office:value-type="float" office:value="0.1500104">
                <text:p>0.15001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06">
                <text:p>6.906</text:p>
              </table:table-cell>
              <table:table-cell office:value-type="float" office:value="0.4896784">
                <text:p>0.4896784</text:p>
              </table:table-cell>
              <table:table-cell office:value-type="float" office:value="-0.01811692">
                <text:p>-0.018116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14">
                <text:p>6.914</text:p>
              </table:table-cell>
              <table:table-cell office:value-type="float" office:value="0.4796518">
                <text:p>0.4796518</text:p>
              </table:table-cell>
              <table:table-cell office:value-type="float" office:value="0.1662545">
                <text:p>0.16625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22">
                <text:p>6.922</text:p>
              </table:table-cell>
              <table:table-cell office:value-type="float" office:value="0.2040507">
                <text:p>0.2040507</text:p>
              </table:table-cell>
              <table:table-cell office:value-type="float" office:value="-0.003322188">
                <text:p>-0.0033221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93">
                <text:p>6.93</text:p>
              </table:table-cell>
              <table:table-cell office:value-type="float" office:value="-0.02720609">
                <text:p>-0.02720609</text:p>
              </table:table-cell>
              <table:table-cell office:value-type="float" office:value="0.00339778">
                <text:p>0.003397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938">
                <text:p>6.938</text:p>
              </table:table-cell>
              <table:table-cell office:value-type="float" office:value="-0.2686743">
                <text:p>-0.2686743</text:p>
              </table:table-cell>
              <table:table-cell office:value-type="float" office:value="0.0168715">
                <text:p>0.01687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946">
                <text:p>6.946</text:p>
              </table:table-cell>
              <table:table-cell office:value-type="float" office:value="-0.2515236">
                <text:p>-0.2515236</text:p>
              </table:table-cell>
              <table:table-cell office:value-type="float" office:value="0.06515379">
                <text:p>0.065153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954">
                <text:p>6.954</text:p>
              </table:table-cell>
              <table:table-cell office:value-type="float" office:value="-0.2860226">
                <text:p>-0.286022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05">
                <text:p>7.005</text:p>
              </table:table-cell>
              <table:table-cell office:value-type="float" office:value="-0.5836668">
                <text:p>-0.5836668</text:p>
              </table:table-cell>
              <table:table-cell office:value-type="float" office:value="-0.1383059">
                <text:p>-0.13830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013">
                <text:p>7.013</text:p>
              </table:table-cell>
              <table:table-cell office:value-type="float" office:value="-0.6233399">
                <text:p>-0.6233399</text:p>
              </table:table-cell>
              <table:table-cell office:value-type="float" office:value="-0.1671138">
                <text:p>-0.16711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021">
                <text:p>7.021</text:p>
              </table:table-cell>
              <table:table-cell office:value-type="float" office:value="-0.5054884">
                <text:p>-0.5054884</text:p>
              </table:table-cell>
              <table:table-cell office:value-type="float" office:value="0.03787508">
                <text:p>0.037875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029">
                <text:p>7.029</text:p>
              </table:table-cell>
              <table:table-cell office:value-type="float" office:value="-0.5533185">
                <text:p>-0.5533185</text:p>
              </table:table-cell>
              <table:table-cell office:value-type="float" office:value="-0.2911304">
                <text:p>-0.29113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037">
                <text:p>7.037</text:p>
              </table:table-cell>
              <table:table-cell office:value-type="float" office:value="-0.7776514">
                <text:p>-0.7776514</text:p>
              </table:table-cell>
              <table:table-cell office:value-type="float" office:value="-0.1359275">
                <text:p>-0.13592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045">
                <text:p>7.045</text:p>
              </table:table-cell>
              <table:table-cell office:value-type="float" office:value="-0.3952062">
                <text:p>-0.3952062</text:p>
              </table:table-cell>
              <table:table-cell office:value-type="float" office:value="-0.05372949">
                <text:p>-0.053729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053">
                <text:p>7.053</text:p>
              </table:table-cell>
              <table:table-cell office:value-type="float" office:value="-0.7678102">
                <text:p>-0.7678102</text:p>
              </table:table-cell>
              <table:table-cell office:value-type="float" office:value="-0.01232774">
                <text:p>-0.012327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21">
                <text:p>7.121</text:p>
              </table:table-cell>
              <table:table-cell office:value-type="float" office:value="-0.4078679">
                <text:p>-0.4078679</text:p>
              </table:table-cell>
              <table:table-cell office:value-type="float" office:value="0.08632341">
                <text:p>0.08632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13">
                <text:p>7.13</text:p>
              </table:table-cell>
              <table:table-cell office:value-type="float" office:value="-0.2670605">
                <text:p>-0.2670605</text:p>
              </table:table-cell>
              <table:table-cell office:value-type="float" office:value="-0.03161476">
                <text:p>-0.031614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149">
                <text:p>7.149</text:p>
              </table:table-cell>
              <table:table-cell office:value-type="float" office:value="-0.2618046">
                <text:p>-0.2618046</text:p>
              </table:table-cell>
              <table:table-cell office:value-type="float" office:value="0.1076809">
                <text:p>0.10768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57">
                <text:p>7.157</text:p>
              </table:table-cell>
              <table:table-cell office:value-type="float" office:value="-0.395483">
                <text:p>-0.395483</text:p>
              </table:table-cell>
              <table:table-cell office:value-type="float" office:value="0.04375318">
                <text:p>0.043753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165">
                <text:p>7.165</text:p>
              </table:table-cell>
              <table:table-cell office:value-type="float" office:value="-0.3451859">
                <text:p>-0.3451859</text:p>
              </table:table-cell>
              <table:table-cell office:value-type="float" office:value="0.06547894">
                <text:p>0.065478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73">
                <text:p>7.173</text:p>
              </table:table-cell>
              <table:table-cell office:value-type="float" office:value="-0.6061144">
                <text:p>-0.6061144</text:p>
              </table:table-cell>
              <table:table-cell office:value-type="float" office:value="-0.03591383">
                <text:p>-0.035913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181">
                <text:p>7.181</text:p>
              </table:table-cell>
              <table:table-cell office:value-type="float" office:value="-0.4942122">
                <text:p>-0.494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746">
                <text:p>7.746</text:p>
              </table:table-cell>
              <table:table-cell office:value-type="float" office:value="-0.7231848">
                <text:p>-0.7231848</text:p>
              </table:table-cell>
              <table:table-cell office:value-type="float" office:value="-0.08810064">
                <text:p>-0.088100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256">
                <text:p>7.256</text:p>
              </table:table-cell>
              <table:table-cell office:value-type="float" office:value="-0.5746045">
                <text:p>-0.5746045</text:p>
              </table:table-cell>
              <table:table-cell office:value-type="float" office:value="0.002566278">
                <text:p>0.0025662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264">
                <text:p>7.264</text:p>
              </table:table-cell>
              <table:table-cell office:value-type="float" office:value="-0.5416289">
                <text:p>-0.5416289</text:p>
              </table:table-cell>
              <table:table-cell office:value-type="float" office:value="0.02073544">
                <text:p>0.020735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272">
                <text:p>7.272</text:p>
              </table:table-cell>
              <table:table-cell office:value-type="float" office:value="-0.7928477">
                <text:p>-0.7928477</text:p>
              </table:table-cell>
              <table:table-cell office:value-type="float" office:value="0.004140839">
                <text:p>0.0041408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81">
                <text:p>7.281</text:p>
              </table:table-cell>
              <table:table-cell office:value-type="float" office:value="-0.5980342">
                <text:p>-0.5980342</text:p>
              </table:table-cell>
              <table:table-cell office:value-type="float" office:value="-0.0307469">
                <text:p>-0.03074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289">
                <text:p>7.289</text:p>
              </table:table-cell>
              <table:table-cell office:value-type="float" office:value="-0.6013216">
                <text:p>-0.6013216</text:p>
              </table:table-cell>
              <table:table-cell office:value-type="float" office:value="0.003780294">
                <text:p>0.0037802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297">
                <text:p>7.297</text:p>
              </table:table-cell>
              <table:table-cell office:value-type="float" office:value="-0.7846443">
                <text:p>-0.7846443</text:p>
              </table:table-cell>
              <table:table-cell office:value-type="float" office:value="-0.08332912">
                <text:p>-0.083329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305">
                <text:p>7.305</text:p>
              </table:table-cell>
              <table:table-cell office:value-type="float" office:value="-0.47268588879">
                <text:p>-0.47268588879</text:p>
              </table:table-cell>
              <table:table-cell office:value-type="float" office:value="-0.03592808">
                <text:p>-0.035928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364">
                <text:p>7.364</text:p>
              </table:table-cell>
              <table:table-cell office:value-type="float" office:value="-0.5975012">
                <text:p>-0.5975012</text:p>
              </table:table-cell>
              <table:table-cell office:value-type="float" office:value="-0.0398397">
                <text:p>-0.03983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373">
                <text:p>7.373</text:p>
              </table:table-cell>
              <table:table-cell office:value-type="float" office:value="-0.8405885">
                <text:p>-0.8405885</text:p>
              </table:table-cell>
              <table:table-cell office:value-type="float" office:value="-0.05120558">
                <text:p>-0.051205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381">
                <text:p>7.381</text:p>
              </table:table-cell>
              <table:table-cell office:value-type="float" office:value="-0.6298547">
                <text:p>-0.6298547</text:p>
              </table:table-cell>
              <table:table-cell office:value-type="float" office:value="-0.06311735">
                <text:p>-0.063117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389">
                <text:p>7.389</text:p>
              </table:table-cell>
              <table:table-cell office:value-type="float" office:value="-0.6105568">
                <text:p>-0.6105568</text:p>
              </table:table-cell>
              <table:table-cell office:value-type="float" office:value="-0.07908792">
                <text:p>-0.079087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397">
                <text:p>7.397</text:p>
              </table:table-cell>
              <table:table-cell office:value-type="float" office:value="-0.7960027">
                <text:p>-0.7960027</text:p>
              </table:table-cell>
              <table:table-cell office:value-type="float" office:value="-0.1358704">
                <text:p>-0.1358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406">
                <text:p>7.406</text:p>
              </table:table-cell>
              <table:table-cell office:value-type="float" office:value="-0.6044785">
                <text:p>-0.6044785</text:p>
              </table:table-cell>
              <table:table-cell office:value-type="float" office:value="-0.131388">
                <text:p>-0.1313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416">
                <text:p>7.416</text:p>
              </table:table-cell>
              <table:table-cell office:value-type="float" office:value="-0.8110858">
                <text:p>-0.8110858</text:p>
              </table:table-cell>
              <table:table-cell office:value-type="float" office:value="-0.1558605">
                <text:p>-0.15586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469">
                <text:p>7.469</text:p>
              </table:table-cell>
              <table:table-cell office:value-type="float" office:value="-0.86836">
                <text:p>-0.86836</text:p>
              </table:table-cell>
              <table:table-cell office:value-type="float" office:value="-0.1135777">
                <text:p>-0.11357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477">
                <text:p>7.477</text:p>
              </table:table-cell>
              <table:table-cell office:value-type="float" office:value="-0.8662931">
                <text:p>-0.8662931</text:p>
              </table:table-cell>
              <table:table-cell office:value-type="float" office:value="-0.1307155">
                <text:p>-0.13071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485">
                <text:p>7.485</text:p>
              </table:table-cell>
              <table:table-cell office:value-type="float" office:value="-0.6328766">
                <text:p>-0.6328766</text:p>
              </table:table-cell>
              <table:table-cell office:value-type="float" office:value="-0.1110734">
                <text:p>-0.11107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494">
                <text:p>7.494</text:p>
              </table:table-cell>
              <table:table-cell office:value-type="float" office:value="-0.6597732">
                <text:p>-0.6597732</text:p>
              </table:table-cell>
              <table:table-cell office:value-type="float" office:value="-0.1053313">
                <text:p>-0.10533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502">
                <text:p>7.502</text:p>
              </table:table-cell>
              <table:table-cell office:value-type="float" office:value="-0.8602737">
                <text:p>-0.8602737</text:p>
              </table:table-cell>
              <table:table-cell office:value-type="float" office:value="-0.1813805">
                <text:p>-0.18138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51">
                <text:p>7.51</text:p>
              </table:table-cell>
              <table:table-cell office:value-type="float" office:value="-0.6654023">
                <text:p>-0.6654023</text:p>
              </table:table-cell>
              <table:table-cell office:value-type="float" office:value="-0.131616">
                <text:p>-0.1316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518">
                <text:p>7.518</text:p>
              </table:table-cell>
              <table:table-cell office:value-type="float" office:value="-0.6578889">
                <text:p>-0.6578889</text:p>
              </table:table-cell>
              <table:table-cell office:value-type="float" office:value="-0.1215943">
                <text:p>-0.12159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597">
                <text:p>7.597</text:p>
              </table:table-cell>
              <table:table-cell office:value-type="float" office:value="-0.6852944">
                <text:p>-0.6852944</text:p>
              </table:table-cell>
              <table:table-cell office:value-type="float" office:value="-0.1127292">
                <text:p>-0.11272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605">
                <text:p>7.605</text:p>
              </table:table-cell>
              <table:table-cell office:value-type="float" office:value="-0.9074431">
                <text:p>-0.9074431</text:p>
              </table:table-cell>
              <table:table-cell office:value-type="float" office:value="-0.1547416">
                <text:p>-0.15474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621">
                <text:p>7.621</text:p>
              </table:table-cell>
              <table:table-cell office:value-type="float" office:value="-0.6855126">
                <text:p>-0.6855126</text:p>
              </table:table-cell>
              <table:table-cell office:value-type="float" office:value="-0.1113465">
                <text:p>-0.11134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629">
                <text:p>7.629</text:p>
              </table:table-cell>
              <table:table-cell office:value-type="float" office:value="-0.7851651">
                <text:p>-0.7851651</text:p>
              </table:table-cell>
              <table:table-cell office:value-type="float" office:value="-0.2354652">
                <text:p>-0.23546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637">
                <text:p>7.637</text:p>
              </table:table-cell>
              <table:table-cell office:value-type="float" office:value="-0.8196177">
                <text:p>-0.8196177</text:p>
              </table:table-cell>
              <table:table-cell office:value-type="float" office:value="-0.003297076">
                <text:p>-0.0032970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703">
                <text:p>7.703</text:p>
              </table:table-cell>
              <table:table-cell office:value-type="float" office:value="-0.6864552">
                <text:p>-0.6864552</text:p>
              </table:table-cell>
              <table:table-cell office:value-type="float" office:value="-0.1054562">
                <text:p>-0.10545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711">
                <text:p>7.711</text:p>
              </table:table-cell>
              <table:table-cell office:value-type="float" office:value="-0.7133092">
                <text:p>-0.7133092</text:p>
              </table:table-cell>
              <table:table-cell office:value-type="float" office:value="-0.09875289">
                <text:p>-0.098752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73">
                <text:p>7.73</text:p>
              </table:table-cell>
              <table:table-cell office:value-type="float" office:value="-0.7324583">
                <text:p>-0.7324583</text:p>
              </table:table-cell>
              <table:table-cell office:value-type="float" office:value="-0.08207874">
                <text:p>-0.082078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738">
                <text:p>7.738</text:p>
              </table:table-cell>
              <table:table-cell office:value-type="float" office:value="-0.9629201">
                <text:p>-0.9629201</text:p>
              </table:table-cell>
              <table:table-cell office:value-type="float" office:value="-0.1303575">
                <text:p>-0.13035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746">
                <text:p>7.746</text:p>
              </table:table-cell>
              <table:table-cell office:value-type="float" office:value="-0.7231848">
                <text:p>-0.7231848</text:p>
              </table:table-cell>
              <table:table-cell office:value-type="float" office:value="-0.08810064">
                <text:p>-0.088100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754">
                <text:p>7.754</text:p>
              </table:table-cell>
              <table:table-cell office:value-type="float" office:value="-0.9632399">
                <text:p>-0.9632399</text:p>
              </table:table-cell>
              <table:table-cell office:value-type="float" office:value="-0.1279732">
                <text:p>-0.1279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821">
                <text:p>7.821</text:p>
              </table:table-cell>
              <table:table-cell office:value-type="float" office:value="-0.6481745">
                <text:p>-0.6481745</text:p>
              </table:table-cell>
              <table:table-cell office:value-type="float" office:value="0.04855437">
                <text:p>0.048554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83">
                <text:p>7.83</text:p>
              </table:table-cell>
              <table:table-cell office:value-type="float" office:value="-0.9991686">
                <text:p>-0.9991686</text:p>
              </table:table-cell>
              <table:table-cell office:value-type="float" office:value="-0.1202049">
                <text:p>-0.12020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838">
                <text:p>7.838</text:p>
              </table:table-cell>
              <table:table-cell office:value-type="float" office:value="-0.8523211">
                <text:p>-0.8523211</text:p>
              </table:table-cell>
              <table:table-cell office:value-type="float" office:value="-0.2111168">
                <text:p>-0.21111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846">
                <text:p>7.846</text:p>
              </table:table-cell>
              <table:table-cell office:value-type="float" office:value="-0.6041248">
                <text:p>-0.6041248</text:p>
              </table:table-cell>
              <table:table-cell office:value-type="float" office:value="0.04520857">
                <text:p>0.045208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854">
                <text:p>7.854</text:p>
              </table:table-cell>
              <table:table-cell office:value-type="float" office:value="-0.9317599">
                <text:p>-0.9317599</text:p>
              </table:table-cell>
              <table:table-cell office:value-type="float" office:value="-0.09471976">
                <text:p>-0.094719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863">
                <text:p>7.863</text:p>
              </table:table-cell>
              <table:table-cell office:value-type="float" office:value="-0.8354611">
                <text:p>-0.8354611</text:p>
              </table:table-cell>
              <table:table-cell office:value-type="float" office:value="-0.2079758">
                <text:p>-0.20797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871">
                <text:p>7.871</text:p>
              </table:table-cell>
              <table:table-cell office:value-type="float" office:value="-0.5867486">
                <text:p>-0.5867486</text:p>
              </table:table-cell>
              <table:table-cell office:value-type="float" office:value="0.04782433">
                <text:p>0.047824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879">
                <text:p>7.879</text:p>
              </table:table-cell>
              <table:table-cell office:value-type="float" office:value="-0.9918584128">
                <text:p>-0.9918584128</text:p>
              </table:table-cell>
              <table:table-cell office:value-type="float" office:value="-0.09045809">
                <text:p>-0.090458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93">
                <text:p>7.93</text:p>
              </table:table-cell>
              <table:table-cell office:value-type="float" office:value="-1.000587">
                <text:p>-1.000587</text:p>
              </table:table-cell>
              <table:table-cell office:value-type="float" office:value="-0.1076959">
                <text:p>-0.10769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939">
                <text:p>7.939</text:p>
              </table:table-cell>
              <table:table-cell office:value-type="float" office:value="-0.8560615">
                <text:p>-0.8560615</text:p>
              </table:table-cell>
              <table:table-cell office:value-type="float" office:value="-0.1834918">
                <text:p>-0.18349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948">
                <text:p>7.948</text:p>
              </table:table-cell>
              <table:table-cell office:value-type="float" office:value="-0.9766277">
                <text:p>-0.9766277</text:p>
              </table:table-cell>
              <table:table-cell office:value-type="float" office:value="-0.07875001">
                <text:p>-0.07875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956">
                <text:p>7.956</text:p>
              </table:table-cell>
              <table:table-cell office:value-type="float" office:value="-0.6300773">
                <text:p>-0.6300773</text:p>
              </table:table-cell>
              <table:table-cell office:value-type="float" office:value="0.05948298">
                <text:p>0.059482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964">
                <text:p>7.964</text:p>
              </table:table-cell>
              <table:table-cell office:value-type="float" office:value="-0.9940226">
                <text:p>-0.9940226</text:p>
              </table:table-cell>
              <table:table-cell office:value-type="float" office:value="-0.07886382">
                <text:p>-0.078863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972">
                <text:p>7.972</text:p>
              </table:table-cell>
              <table:table-cell office:value-type="float" office:value="-0.7611511">
                <text:p>-0.7611511</text:p>
              </table:table-cell>
              <table:table-cell office:value-type="float" office:value="-0.05309227">
                <text:p>-0.053092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98">
                <text:p>7.98</text:p>
              </table:table-cell>
              <table:table-cell office:value-type="float" office:value="-0.7242056">
                <text:p>-0.7242056</text:p>
              </table:table-cell>
              <table:table-cell office:value-type="float" office:value="-0.08470705">
                <text:p>-0.084707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539">
                <text:p>8.539</text:p>
              </table:table-cell>
              <table:table-cell office:value-type="float" office:value="-0.7929554">
                <text:p>-0.7929554</text:p>
              </table:table-cell>
              <table:table-cell office:value-type="float" office:value="0.1636069">
                <text:p>0.16360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037">
                <text:p>8.037</text:p>
              </table:table-cell>
              <table:table-cell office:value-type="float" office:value="-0.8823549">
                <text:p>-0.8823549</text:p>
              </table:table-cell>
              <table:table-cell office:value-type="float" office:value="-0.201817">
                <text:p>-0.2018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045">
                <text:p>8.045</text:p>
              </table:table-cell>
              <table:table-cell office:value-type="float" office:value="-0.6110459">
                <text:p>-0.6110459</text:p>
              </table:table-cell>
              <table:table-cell office:value-type="float" office:value="0.05008917">
                <text:p>0.050089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063">
                <text:p>8.063</text:p>
              </table:table-cell>
              <table:table-cell office:value-type="float" office:value="-0.6282497">
                <text:p>-0.6282497</text:p>
              </table:table-cell>
              <table:table-cell office:value-type="float" office:value="0.05029396">
                <text:p>0.050293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071">
                <text:p>8.071</text:p>
              </table:table-cell>
              <table:table-cell office:value-type="float" office:value="-0.9839338">
                <text:p>-0.9839338</text:p>
              </table:table-cell>
              <table:table-cell office:value-type="float" office:value="-0.1077597">
                <text:p>-0.10775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079">
                <text:p>8.079</text:p>
              </table:table-cell>
              <table:table-cell office:value-type="float" office:value="-0.9667631">
                <text:p>-0.9667631</text:p>
              </table:table-cell>
              <table:table-cell office:value-type="float" office:value="-0.1051228">
                <text:p>-0.10512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087">
                <text:p>8.087</text:p>
              </table:table-cell>
              <table:table-cell office:value-type="float" office:value="-0.8828909">
                <text:p>-0.8828909</text:p>
              </table:table-cell>
              <table:table-cell office:value-type="float" office:value="-0.2126253">
                <text:p>-0.21262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156">
                <text:p>8.156</text:p>
              </table:table-cell>
              <table:table-cell office:value-type="float" office:value="-0.6107853">
                <text:p>-0.6107853</text:p>
              </table:table-cell>
              <table:table-cell office:value-type="float" office:value="0.0783285">
                <text:p>0.07832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164">
                <text:p>8.164</text:p>
              </table:table-cell>
              <table:table-cell office:value-type="float" office:value="-0.9757958">
                <text:p>-0.9757958</text:p>
              </table:table-cell>
              <table:table-cell office:value-type="float" office:value="-0.1176461">
                <text:p>-0.11764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172">
                <text:p>8.172</text:p>
              </table:table-cell>
              <table:table-cell office:value-type="float" office:value="-0.8430017">
                <text:p>-0.8430017</text:p>
              </table:table-cell>
              <table:table-cell office:value-type="float" office:value="-0.1889332">
                <text:p>-0.18893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181">
                <text:p>8.181</text:p>
              </table:table-cell>
              <table:table-cell office:value-type="float" office:value="-0.609725">
                <text:p>-0.609725</text:p>
              </table:table-cell>
              <table:table-cell office:value-type="float" office:value="0.06419867">
                <text:p>0.064198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189">
                <text:p>8.189</text:p>
              </table:table-cell>
              <table:table-cell office:value-type="float" office:value="-0.9692616">
                <text:p>-0.9692616</text:p>
              </table:table-cell>
              <table:table-cell office:value-type="float" office:value="-0.06895626">
                <text:p>-0.068956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197">
                <text:p>8.197</text:p>
              </table:table-cell>
              <table:table-cell office:value-type="float" office:value="-0.8786655">
                <text:p>-0.8786655</text:p>
              </table:table-cell>
              <table:table-cell office:value-type="float" office:value="-0.1855778">
                <text:p>-0.18557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275">
                <text:p>8.275</text:p>
              </table:table-cell>
              <table:table-cell office:value-type="float" office:value="-0.9615672">
                <text:p>-0.9615672</text:p>
              </table:table-cell>
              <table:table-cell office:value-type="float" office:value="-0.05929627">
                <text:p>-0.059296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283">
                <text:p>8.283</text:p>
              </table:table-cell>
              <table:table-cell office:value-type="float" office:value="-0.9878168">
                <text:p>-0.9878168</text:p>
              </table:table-cell>
              <table:table-cell office:value-type="float" office:value="-0.04951987">
                <text:p>-0.049519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291">
                <text:p>8.291</text:p>
              </table:table-cell>
              <table:table-cell office:value-type="float" office:value="-0.6135869">
                <text:p>-0.6135869</text:p>
              </table:table-cell>
              <table:table-cell office:value-type="float" office:value="-0.1555688">
                <text:p>-0.15556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299">
                <text:p>8.299</text:p>
              </table:table-cell>
              <table:table-cell office:value-type="float" office:value="-0.850843">
                <text:p>-0.850843</text:p>
              </table:table-cell>
              <table:table-cell office:value-type="float" office:value="0.09425198">
                <text:p>0.094251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307">
                <text:p>8.307</text:p>
              </table:table-cell>
              <table:table-cell office:value-type="float" office:value="-0.8740702">
                <text:p>-0.8740702</text:p>
              </table:table-cell>
              <table:table-cell office:value-type="float" office:value="-0.1732642">
                <text:p>-0.17326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315">
                <text:p>8.315</text:p>
              </table:table-cell>
              <table:table-cell office:value-type="float" office:value="-0.5902757">
                <text:p>-0.5902757</text:p>
              </table:table-cell>
              <table:table-cell office:value-type="float" office:value="0.08186592">
                <text:p>0.081865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323">
                <text:p>8.323</text:p>
              </table:table-cell>
              <table:table-cell office:value-type="float" office:value="-0.9793341">
                <text:p>-0.9793341</text:p>
              </table:table-cell>
              <table:table-cell office:value-type="float" office:value="-0.06731473">
                <text:p>-0.067314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388">
                <text:p>8.388</text:p>
              </table:table-cell>
              <table:table-cell office:value-type="float" office:value="-0.9626694">
                <text:p>-0.9626694</text:p>
              </table:table-cell>
              <table:table-cell office:value-type="float" office:value="-0.03734783">
                <text:p>-0.037347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397">
                <text:p>8.397</text:p>
              </table:table-cell>
              <table:table-cell office:value-type="float" office:value="-0.6340913">
                <text:p>-0.6340913</text:p>
              </table:table-cell>
              <table:table-cell office:value-type="float" office:value="-0.1424053">
                <text:p>-0.14240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405">
                <text:p>8.405</text:p>
              </table:table-cell>
              <table:table-cell office:value-type="float" office:value="-0.9887044">
                <text:p>-0.9887044</text:p>
              </table:table-cell>
              <table:table-cell office:value-type="float" office:value="-0.02525713">
                <text:p>-0.025257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413">
                <text:p>8.413</text:p>
              </table:table-cell>
              <table:table-cell office:value-type="float" office:value="-0.8487137">
                <text:p>-0.8487137</text:p>
              </table:table-cell>
              <table:table-cell office:value-type="float" office:value="0.09602469">
                <text:p>0.096024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421">
                <text:p>8.421</text:p>
              </table:table-cell>
              <table:table-cell office:value-type="float" office:value="-0.6171732">
                <text:p>-0.6171732</text:p>
              </table:table-cell>
              <table:table-cell office:value-type="float" office:value="-0.1223792">
                <text:p>-0.12237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429">
                <text:p>8.429</text:p>
              </table:table-cell>
              <table:table-cell office:value-type="float" office:value="-0.848641">
                <text:p>-0.848641</text:p>
              </table:table-cell>
              <table:table-cell office:value-type="float" office:value="0.08131365">
                <text:p>0.081313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437">
                <text:p>8.437</text:p>
              </table:table-cell>
              <table:table-cell office:value-type="float" office:value="-0.8691029">
                <text:p>-0.8691029</text:p>
              </table:table-cell>
              <table:table-cell office:value-type="float" office:value="-0.1251259">
                <text:p>-0.12512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446">
                <text:p>8.446</text:p>
              </table:table-cell>
              <table:table-cell office:value-type="float" office:value="-0.728829">
                <text:p>-0.728829</text:p>
              </table:table-cell>
              <table:table-cell office:value-type="float" office:value="0.099999">
                <text:p>0.0999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506">
                <text:p>8.506</text:p>
              </table:table-cell>
              <table:table-cell office:value-type="float" office:value="-0.6277394">
                <text:p>-0.6277394</text:p>
              </table:table-cell>
              <table:table-cell office:value-type="float" office:value="-0.122057">
                <text:p>-0.1220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514">
                <text:p>8.514</text:p>
              </table:table-cell>
              <table:table-cell office:value-type="float" office:value="-0.855387">
                <text:p>-0.855387</text:p>
              </table:table-cell>
              <table:table-cell office:value-type="float" office:value="0.1191848">
                <text:p>0.11918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522">
                <text:p>8.522</text:p>
              </table:table-cell>
              <table:table-cell office:value-type="float" office:value="-0.8617822">
                <text:p>-0.8617822</text:p>
              </table:table-cell>
              <table:table-cell office:value-type="float" office:value="-0.1052076">
                <text:p>-0.10520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53">
                <text:p>8.53</text:p>
              </table:table-cell>
              <table:table-cell office:value-type="float" office:value="-0.7274675">
                <text:p>-0.7274675</text:p>
              </table:table-cell>
              <table:table-cell office:value-type="float" office:value="0.03921535">
                <text:p>0.039215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539">
                <text:p>8.539</text:p>
              </table:table-cell>
              <table:table-cell office:value-type="float" office:value="-0.7929554">
                <text:p>-0.7929554</text:p>
              </table:table-cell>
              <table:table-cell office:value-type="float" office:value="0.1636069">
                <text:p>0.16360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549">
                <text:p>8.549</text:p>
              </table:table-cell>
              <table:table-cell office:value-type="float" office:value="-0.8397346">
                <text:p>-0.8397346</text:p>
              </table:table-cell>
              <table:table-cell office:value-type="float" office:value="0.05348361">
                <text:p>0.053483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557">
                <text:p>8.557</text:p>
              </table:table-cell>
              <table:table-cell office:value-type="float" office:value="-0.6256834">
                <text:p>-0.6256834</text:p>
              </table:table-cell>
              <table:table-cell office:value-type="float" office:value="-0.03092541">
                <text:p>-0.030925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565">
                <text:p>8.565</text:p>
              </table:table-cell>
              <table:table-cell office:value-type="float" office:value="-0.40321">
                <text:p>-0.40321</text:p>
              </table:table-cell>
              <table:table-cell office:value-type="float" office:value="0.1716562">
                <text:p>0.17165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63">
                <text:p>8.63</text:p>
              </table:table-cell>
              <table:table-cell office:value-type="float" office:value="0.3967719">
                <text:p>0.3967719</text:p>
              </table:table-cell>
              <table:table-cell office:value-type="float" office:value="-0.05332558">
                <text:p>-0.053325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638">
                <text:p>8.638</text:p>
              </table:table-cell>
              <table:table-cell office:value-type="float" office:value="0.4577275">
                <text:p>0.4577275</text:p>
              </table:table-cell>
              <table:table-cell office:value-type="float" office:value="-0.04830369">
                <text:p>-0.048303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646">
                <text:p>8.646</text:p>
              </table:table-cell>
              <table:table-cell office:value-type="float" office:value="0.3780165">
                <text:p>0.3780165</text:p>
              </table:table-cell>
              <table:table-cell office:value-type="float" office:value="0.09387648">
                <text:p>0.093876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654">
                <text:p>8.654</text:p>
              </table:table-cell>
              <table:table-cell office:value-type="float" office:value="0.382952">
                <text:p>0.382952</text:p>
              </table:table-cell>
              <table:table-cell office:value-type="float" office:value="-0.1499767">
                <text:p>-0.14997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663">
                <text:p>8.663</text:p>
              </table:table-cell>
              <table:table-cell office:value-type="float" office:value="0.5449878">
                <text:p>0.5449878</text:p>
              </table:table-cell>
              <table:table-cell office:value-type="float" office:value="-0.03810322">
                <text:p>-0.038103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671">
                <text:p>8.671</text:p>
              </table:table-cell>
              <table:table-cell office:value-type="float" office:value="0.4326316">
                <text:p>0.4326316</text:p>
              </table:table-cell>
              <table:table-cell office:value-type="float" office:value="0.1226428">
                <text:p>0.12264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679">
                <text:p>8.679</text:p>
              </table:table-cell>
              <table:table-cell office:value-type="float" office:value="0.415038">
                <text:p>0.415038</text:p>
              </table:table-cell>
              <table:table-cell office:value-type="float" office:value="-0.1731493">
                <text:p>-0.17314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687">
                <text:p>8.687</text:p>
              </table:table-cell>
              <table:table-cell office:value-type="float" office:value="0.5617915">
                <text:p>0.5617915</text:p>
              </table:table-cell>
              <table:table-cell office:value-type="float" office:value="-0.04554564">
                <text:p>-0.045545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695">
                <text:p>8.695</text:p>
              </table:table-cell>
              <table:table-cell office:value-type="float" office:value="0.2848386">
                <text:p>0.2848386</text:p>
              </table:table-cell>
              <table:table-cell office:value-type="float" office:value="-0.02853311">
                <text:p>-0.028533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703">
                <text:p>8.703</text:p>
              </table:table-cell>
              <table:table-cell office:value-type="float" office:value="0.5614214">
                <text:p>0.5614214</text:p>
              </table:table-cell>
              <table:table-cell office:value-type="float" office:value="-0.04990176">
                <text:p>-0.049901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711">
                <text:p>8.711</text:p>
              </table:table-cell>
              <table:table-cell office:value-type="float" office:value="0.4256359">
                <text:p>0.4256359</text:p>
              </table:table-cell>
              <table:table-cell office:value-type="float" office:value="0.1063059">
                <text:p>0.10630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72">
                <text:p>8.72</text:p>
              </table:table-cell>
              <table:table-cell office:value-type="float" office:value="0.419527">
                <text:p>0.419527</text:p>
              </table:table-cell>
              <table:table-cell office:value-type="float" office:value="-0.1904685">
                <text:p>-0.19046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73">
                <text:p>8.73</text:p>
              </table:table-cell>
              <table:table-cell office:value-type="float" office:value="0.5075956">
                <text:p>0.5075956</text:p>
              </table:table-cell>
              <table:table-cell office:value-type="float" office:value="-0.06883979">
                <text:p>-0.068839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738">
                <text:p>8.738</text:p>
              </table:table-cell>
              <table:table-cell office:value-type="float" office:value="0.3691611">
                <text:p>0.3691611</text:p>
              </table:table-cell>
              <table:table-cell office:value-type="float" office:value="-0.05822382">
                <text:p>-0.058223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746">
                <text:p>8.746</text:p>
              </table:table-cell>
              <table:table-cell office:value-type="float" office:value="0.2291479">
                <text:p>0.2291479</text:p>
              </table:table-cell>
              <table:table-cell office:value-type="float" office:value="0.03190804">
                <text:p>0.031908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754">
                <text:p>8.754</text:p>
              </table:table-cell>
              <table:table-cell office:value-type="float" office:value="0.2450233">
                <text:p>0.2450233</text:p>
              </table:table-cell>
              <table:table-cell office:value-type="float" office:value="-0.08286304">
                <text:p>-0.082863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762">
                <text:p>8.762</text:p>
              </table:table-cell>
              <table:table-cell office:value-type="float" office:value="0.3628094">
                <text:p>0.3628094</text:p>
              </table:table-cell>
              <table:table-cell office:value-type="float" office:value="-0.1283373">
                <text:p>-0.12833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77">
                <text:p>8.77</text:p>
              </table:table-cell>
              <table:table-cell office:value-type="float" office:value="0.2763464">
                <text:p>0.2763464</text:p>
              </table:table-cell>
              <table:table-cell office:value-type="float" office:value="-0.02489874">
                <text:p>-0.024898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778">
                <text:p>8.778</text:p>
              </table:table-cell>
              <table:table-cell office:value-type="float" office:value="0.4507997">
                <text:p>0.4507997</text:p>
              </table:table-cell>
              <table:table-cell office:value-type="float" office:value="-0.2146191">
                <text:p>-0.21461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786">
                <text:p>8.786</text:p>
              </table:table-cell>
              <table:table-cell office:value-type="float" office:value="0.3469915">
                <text:p>0.3469915</text:p>
              </table:table-cell>
              <table:table-cell office:value-type="float" office:value="-0.01340101">
                <text:p>-0.013401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797">
                <text:p>8.797</text:p>
              </table:table-cell>
              <table:table-cell office:value-type="float" office:value="0.5626584">
                <text:p>0.5626584</text:p>
              </table:table-cell>
              <table:table-cell office:value-type="float" office:value="-0.135594">
                <text:p>-0.1355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805">
                <text:p>8.805</text:p>
              </table:table-cell>
              <table:table-cell office:value-type="float" office:value="0.5884367">
                <text:p>0.5884367</text:p>
              </table:table-cell>
              <table:table-cell office:value-type="float" office:value="-0.1440891">
                <text:p>-0.14408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815">
                <text:p>8.815</text:p>
              </table:table-cell>
              <table:table-cell office:value-type="float" office:value="0.5969995">
                <text:p>0.5969995</text:p>
              </table:table-cell>
              <table:table-cell office:value-type="float" office:value="-0.1509475">
                <text:p>-0.15094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824">
                <text:p>8.824</text:p>
              </table:table-cell>
              <table:table-cell office:value-type="float" office:value="0.5987578">
                <text:p>0.5987578</text:p>
              </table:table-cell>
              <table:table-cell office:value-type="float" office:value="-0.1317444">
                <text:p>-0.13174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832">
                <text:p>8.832</text:p>
              </table:table-cell>
              <table:table-cell office:value-type="float" office:value="0.519464">
                <text:p>0.519464</text:p>
              </table:table-cell>
              <table:table-cell office:value-type="float" office:value="-0.1503814">
                <text:p>-0.15038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84">
                <text:p>8.84</text:p>
              </table:table-cell>
              <table:table-cell office:value-type="float" office:value="0.357633">
                <text:p>0.357633</text:p>
              </table:table-cell>
              <table:table-cell office:value-type="float" office:value="0.01861971">
                <text:p>0.018619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848">
                <text:p>8.848</text:p>
              </table:table-cell>
              <table:table-cell office:value-type="float" office:value="0.5951734">
                <text:p>0.5951734</text:p>
              </table:table-cell>
              <table:table-cell office:value-type="float" office:value="-0.06609049">
                <text:p>-0.066090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856">
                <text:p>8.856</text:p>
              </table:table-cell>
              <table:table-cell office:value-type="float" office:value="0.3944393">
                <text:p>0.3944393</text:p>
              </table:table-cell>
              <table:table-cell office:value-type="float" office:value="0.05231964">
                <text:p>0.052319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864">
                <text:p>8.864</text:p>
              </table:table-cell>
              <table:table-cell office:value-type="float" office:value="0.5551877">
                <text:p>0.5551877</text:p>
              </table:table-cell>
              <table:table-cell office:value-type="float" office:value="-0.1486519">
                <text:p>-0.14865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872">
                <text:p>8.872</text:p>
              </table:table-cell>
              <table:table-cell office:value-type="float" office:value="0.5770419">
                <text:p>0.5770419</text:p>
              </table:table-cell>
              <table:table-cell office:value-type="float" office:value="-0.07979203">
                <text:p>-0.079792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882">
                <text:p>8.882</text:p>
              </table:table-cell>
              <table:table-cell office:value-type="float" office:value="0.6658211">
                <text:p>0.6658211</text:p>
              </table:table-cell>
              <table:table-cell office:value-type="float" office:value="-0.04970997">
                <text:p>-0.04970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